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B0000008DF1352E71997A7ABE.png" manifest:media-type="image/png"/>
  <manifest:file-entry manifest:full-path="Pictures/10000000000000A200000049D4052BFFF14025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svg:font-family="Arial" style:font-pitch="variable"/>
    <style:font-face style:name="Bitstream Charter" svg:font-family="'Bitstream Charter'" style:font-pitch="variable"/>
    <style:font-face style:name="DejaVu Math TeX Gyre" svg:font-family="'DejaVu Math TeX Gyre'" style:font-pitch="variable"/>
    <style:font-face style:name="Liberation Sans1" svg:font-family="'Liberation Sans'" style:font-pitch="variable"/>
    <style:font-face style:name="Liberation Serif" svg:font-family="'Liberation Serif'" style:font-pitch="variable"/>
    <style:font-face style:name="Stafford" svg:font-family="Staffor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Long_20_Dot" svg:stroke-width="0.051cm" svg:stroke-color="#1c1c1c" draw:marker-start-width="0.276cm" draw:marker-end-width="0.276cm" draw:fill-color="#dddddd" draw:textarea-horizontal-align="justify" draw:textarea-vertical-align="middle" draw:auto-grow-height="false" fo:min-height="4.939cm" fo:min-width="17.865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85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893cm"/>
      <style:paragraph-properties style:writing-mode="lr-tb"/>
    </style:style>
    <style:style style:name="gr5" style:family="graphic" style:parent-style-name="standard">
      <style:graphic-properties draw:textarea-horizontal-align="justify" draw:textarea-vertical-align="middle" draw:auto-grow-height="false" fo:min-height="6.893cm" fo:min-width="4.104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56cm"/>
      <style:paragraph-properties style:writing-mode="lr-tb"/>
    </style:style>
    <style:style style:name="gr7" style:family="graphic" style:parent-style-name="objectwithoutfill">
      <style:graphic-properties draw:stroke="dash" draw:stroke-dash="Dash" svg:stroke-color="#ea7500" draw:fill="none" draw:textarea-vertical-align="middle"/>
    </style:style>
    <style:style style:name="gr8" style:family="graphic" style:parent-style-name="standard">
      <style:graphic-properties svg:stroke-color="#ea7500" draw:fill-color="#ff972f" draw:textarea-horizontal-align="justify" draw:textarea-vertical-align="middle" draw:auto-grow-height="false" fo:min-height="5.624cm" fo:min-width="0cm"/>
    </style:style>
    <style:style style:name="gr9" style:family="graphic" style:parent-style-name="objectwithoutfill">
      <style:graphic-properties draw:stroke="dash" draw:stroke-dash="Dash" svg:stroke-color="#168253" draw:fill="none" draw:textarea-vertical-align="middle"/>
    </style:style>
    <style:style style:name="gr10" style:family="graphic" style:parent-style-name="standard">
      <style:graphic-properties svg:stroke-color="#168253" draw:fill-color="#77bc65" draw:textarea-horizontal-align="justify" draw:textarea-vertical-align="middle" draw:auto-grow-height="false" fo:min-height="5.624cm" fo:min-width="0cm"/>
    </style:style>
    <style:style style:name="gr11" style:family="graphic" style:parent-style-name="objectwithoutfill">
      <style:graphic-properties draw:marker-end="Arrowheads_20_5" draw:fill="none" draw:textarea-vertical-align="middle"/>
    </style:style>
    <style:style style:name="gr12" style:family="graphic" style:parent-style-name="standard">
      <style:graphic-properties svg:stroke-color="#333333" draw:fill-color="#ffe994" draw:textarea-horizontal-align="justify" draw:textarea-vertical-align="middle" draw:auto-grow-height="false" fo:min-height="0.861cm" fo:min-width="1.405cm"/>
    </style:style>
    <style:style style:name="gr13" style:family="graphic" style:parent-style-name="standard">
      <style:graphic-properties svg:stroke-color="#333333" draw:fill-color="#ffe994" draw:textarea-horizontal-align="justify" draw:textarea-vertical-align="middle" draw:auto-grow-height="false" fo:min-height="0cm" fo:min-width="0.453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1.42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1.73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987cm"/>
      <style:paragraph-properties style:writing-mode="lr-tb"/>
    </style:style>
    <style:style style:name="gr17" style:family="graphic" style:parent-style-name="objectwithoutfill">
      <style:graphic-properties svg:stroke-width="0.152cm" svg:stroke-color="#1c1c1c" draw:marker-start-width="0.427cm" draw:marker-end="Arrowheads_20_6" draw:marker-end-width="0.427cm" draw:fill="none" draw:textarea-vertical-align="middle" fo:padding-top="0.2cm" fo:padding-bottom="0.2cm" fo:padding-left="0.325cm" fo:padding-right="0.325cm"/>
    </style:style>
    <style:style style:name="gr18" style:family="graphic" style:parent-style-name="standard">
      <style:graphic-properties draw:stroke="none" svg:stroke-color="#000000" draw:fill="none" draw:fill-color="#ffffff" draw:textarea-horizontal-align="left" draw:auto-grow-height="true" draw:auto-grow-width="true" fo:min-height="3.886cm" fo:min-width="5.082cm"/>
      <style:paragraph-properties style:writing-mode="lr-tb"/>
    </style:style>
    <style:style style:name="gr19" style:family="graphic" style:parent-style-name="standard" style:list-style-name="L3">
      <style:graphic-properties draw:stroke="none" svg:stroke-color="#000000" draw:fill-color="#e6fffb" draw:textarea-horizontal-align="left" draw:textarea-vertical-align="middle" draw:auto-grow-height="false" fo:min-height="7.161cm" fo:min-width="11.776cm" text:animation-delay="P0D"/>
      <style:paragraph-properties style:writing-mode="lr-tb"/>
    </style:style>
    <style:style style:name="gr20" style:family="graphic" style:parent-style-name="standard" style:list-style-name="L1">
      <style:graphic-properties draw:stroke="none" svg:stroke-color="#000000" draw:fill-color="#008877" draw:textarea-horizontal-align="left" draw:textarea-vertical-align="middle" draw:auto-grow-height="false" fo:min-height="1.655cm" fo:min-width="11.782cm"/>
      <style:paragraph-properties style:writing-mode="lr-tb"/>
    </style:style>
    <style:style style:name="gr21" style:family="graphic" style:parent-style-name="standard" style:list-style-name="L3">
      <style:graphic-properties draw:stroke="none" svg:stroke-color="#000000" draw:fill-color="#feeaeb" draw:textarea-horizontal-align="left" draw:textarea-vertical-align="middle" draw:auto-grow-height="false" fo:min-height="7.118cm" fo:min-width="11.247cm" text:animation-delay="P0D"/>
      <style:paragraph-properties style:writing-mode="lr-tb"/>
    </style:style>
    <style:style style:name="gr22" style:family="graphic" style:parent-style-name="standard" style:list-style-name="L1">
      <style:graphic-properties draw:stroke="none" svg:stroke-color="#000000" draw:fill-color="#9c1c26" draw:textarea-horizontal-align="left" draw:textarea-vertical-align="middle" draw:auto-grow-height="false" fo:min-height="1.654cm" fo:min-width="11.247cm"/>
      <style:paragraph-properties style:writing-mode="lr-tb"/>
    </style:style>
    <style:style style:name="gr23" style:family="graphic" style:parent-style-name="standard">
      <style:graphic-properties draw:stroke="dash" draw:stroke-dash="Long_20_Dash" svg:stroke-width="0.076cm" svg:stroke-color="#000000" draw:marker-start-width="0.313cm" draw:marker-end-width="0.313cm" draw:fill="none" draw:textarea-horizontal-align="justify" draw:textarea-vertical-align="middle" draw:auto-grow-height="false" fo:min-height="1.326cm" fo:min-width="7.902cm" fo:padding-top="0.162cm" fo:padding-bottom="0.162cm" fo:padding-left="0.287cm" fo:padding-right="0.287cm"/>
    </style:style>
    <style:style style:name="gr24" style:family="graphic" style:parent-style-name="objectwithoutfill">
      <style:graphic-properties svg:stroke-width="1.27cm" svg:stroke-color="#333333" draw:marker-start-width="2.095cm" draw:marker-end="Arrowheads_20_5" draw:marker-end-width="2.095cm" draw:fill="none" draw:textarea-vertical-align="middle" fo:padding-top="0.75cm" fo:padding-bottom="0.75cm" fo:padding-left="0.875cm" fo:padding-right="0.875cm"/>
    </style:style>
    <style:style style:name="gr25"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26" style:family="graphic" style:parent-style-name="standard">
      <style:graphic-properties draw:stroke="none" draw:fill-color="#333333" draw:textarea-horizontal-align="justify" draw:textarea-vertical-align="middle" draw:auto-grow-height="false" fo:min-height="7.856cm" fo:min-width="1.088cm"/>
    </style:style>
    <style:style style:name="gr27" style:family="graphic" style:parent-style-name="objectwithoutfill">
      <style:graphic-properties draw:stroke="dash" draw:stroke-dash="Long_20_Dash" svg:stroke-width="0.051cm" svg:stroke-color="#ffffff" draw:marker-start-width="0.276cm" draw:marker-end-width="0.276cm" draw:fill="none"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2.921cm" fo:min-width="10.799cm"/>
      <style:paragraph-properties style:writing-mode="lr-tb"/>
    </style:style>
    <style:style style:name="gr29" style:family="graphic" style:parent-style-name="standard">
      <style:graphic-properties draw:textarea-horizontal-align="justify" draw:textarea-vertical-align="middle" draw:auto-grow-height="false" fo:min-height="0.085cm" fo:min-width="0.43cm"/>
    </style:style>
    <style:style style:name="gr30" style:family="graphic" style:parent-style-name="standard">
      <style:graphic-properties draw:textarea-horizontal-align="justify" draw:textarea-vertical-align="middle" draw:auto-grow-height="false" fo:min-height="0.152cm" fo:min-width="1.681cm"/>
    </style:style>
    <style:style style:name="gr31" style:family="graphic" style:parent-style-name="standard">
      <style:graphic-properties draw:stroke="none" draw:fill-color="#666666" draw:textarea-horizontal-align="justify" draw:textarea-vertical-align="middle" draw:auto-grow-height="false" fo:min-height="0.065cm" fo:min-width="0cm"/>
    </style:style>
    <style:style style:name="gr32" style:family="graphic" style:parent-style-name="standard">
      <style:graphic-properties draw:stroke="none" draw:fill-color="#b2b2b2" draw:textarea-horizontal-align="justify" draw:textarea-vertical-align="middle" draw:auto-grow-height="false" fo:min-height="0cm" fo:min-width="0cm"/>
    </style:style>
    <style:style style:name="gr33" style:family="graphic" style:parent-style-name="standard">
      <style:graphic-properties svg:stroke-color="#f10d0c" draw:fill-color="#ff6d6d" draw:textarea-horizontal-align="justify" draw:textarea-vertical-align="middle" draw:auto-grow-height="false" fo:min-height="0.085cm" fo:min-width="0.43cm"/>
    </style:style>
    <style:style style:name="gr34" style:family="graphic" style:parent-style-name="standard">
      <style:graphic-properties svg:stroke-color="#f10d0c" draw:fill-color="#ff6d6d" draw:textarea-horizontal-align="justify" draw:textarea-vertical-align="middle" draw:auto-grow-height="false" fo:min-height="0.152cm" fo:min-width="1.681cm"/>
    </style:style>
    <style:style style:name="gr35" style:family="graphic" style:parent-style-name="standard">
      <style:graphic-properties draw:stroke="none" draw:fill-color="#b2b2b2" draw:textarea-horizontal-align="justify" draw:textarea-vertical-align="middle" draw:auto-grow-height="false" fo:min-height="0.96cm" fo:min-width="0.056cm"/>
    </style:style>
    <style:style style:name="gr36" style:family="graphic" style:parent-style-name="standard">
      <style:graphic-properties draw:stroke="none" draw:fill-color="#ff3838" draw:textarea-horizontal-align="justify" draw:textarea-vertical-align="middle" draw:auto-grow-height="false" fo:min-height="0.062cm" fo:min-width="0cm"/>
    </style:style>
    <style:style style:name="gr37" style:family="graphic" style:parent-style-name="standard">
      <style:graphic-properties draw:stroke="none" draw:fill-color="#3faf46" draw:textarea-horizontal-align="justify" draw:textarea-vertical-align="middle" draw:auto-grow-height="false" fo:min-height="0.062cm" fo:min-width="0cm"/>
    </style:style>
    <style:style style:name="gr38" style:family="graphic" style:parent-style-name="standard">
      <style:graphic-properties draw:stroke="dash" draw:stroke-dash="Long_20_Dash" svg:stroke-width="0.102cm" svg:stroke-color="#999999" draw:marker-start-width="0.352cm" draw:marker-end-width="0.352cm" draw:fill="solid" draw:fill-color="#dddddd" draw:opacity="50%" draw:textarea-horizontal-align="justify" draw:textarea-vertical-align="middle" draw:auto-grow-height="false" fo:min-height="4.365cm" fo:min-width="4.115cm" fo:padding-top="0.175cm" fo:padding-bottom="0.175cm" fo:padding-left="0.3cm" fo:padding-right="0.3cm" draw:shadow-opacity="50%"/>
    </style:style>
    <style:style style:name="gr39" style:family="graphic" style:parent-style-name="standard">
      <style:graphic-properties draw:stroke="solid" svg:stroke-width="0.102cm" svg:stroke-color="#999999" draw:marker-start-width="0.356cm" draw:marker-end-width="0.356cm" draw:fill="none" draw:fill-color="#ffffff" draw:textarea-horizontal-align="left" draw:auto-grow-height="true" draw:auto-grow-width="false" fo:min-height="1.575cm" fo:min-width="0cm" fo:padding-top="0.176cm" fo:padding-bottom="0.176cm" fo:padding-left="0.301cm" fo:padding-right="0.301cm"/>
      <style:paragraph-properties style:writing-mode="lr-tb"/>
    </style:style>
    <style:style style:name="gr40" style:family="graphic" style:parent-style-name="objectwithoutfill">
      <style:graphic-properties svg:stroke-width="0.102cm" svg:stroke-color="#999999" draw:marker-start-width="0.352cm" draw:marker-end="Arrowheads_20_3" draw:marker-end-width="0.352cm" draw:fill="none" draw:textarea-vertical-align="middle" fo:padding-top="0.175cm" fo:padding-bottom="0.175cm" fo:padding-left="0.3cm" fo:padding-right="0.3cm"/>
    </style:style>
    <style:style style:name="gr41" style:family="graphic" style:parent-style-name="standard" style:list-style-name="L1">
      <style:graphic-properties draw:stroke="none" svg:stroke-color="#000000" draw:fill-color="#feeaeb" draw:textarea-horizontal-align="left" draw:textarea-vertical-align="middle" draw:auto-grow-height="false" fo:min-height="2.004cm" fo:min-width="13.5cm" text:animation-delay="P0D"/>
      <style:paragraph-properties style:writing-mode="lr-tb"/>
    </style:style>
    <style:style style:name="gr42" style:family="graphic" style:parent-style-name="standard">
      <style:graphic-properties draw:stroke="none" svg:stroke-color="#000000" draw:fill-color="#9c1c26" draw:textarea-horizontal-align="left" draw:textarea-vertical-align="middle" draw:auto-grow-height="false" fo:min-height="0.85cm" fo:min-width="13.5cm"/>
      <style:paragraph-properties style:writing-mode="lr-tb"/>
    </style:style>
    <style:style style:name="gr43" style:family="graphic" style:parent-style-name="standard">
      <style:graphic-properties draw:stroke="none" svg:stroke-color="#000000" draw:fill-color="#008877" draw:textarea-horizontal-align="left" draw:textarea-vertical-align="middle" draw:auto-grow-height="false" fo:min-height="0.85cm" fo:min-width="13.5cm"/>
      <style:paragraph-properties style:writing-mode="lr-tb"/>
    </style:style>
    <style:style style:name="gr44"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4.155cm" fo:padding-top="0.15cm" fo:padding-bottom="0.15cm" fo:padding-left="0.275cm" fo:padding-right="0.275cm"/>
    </style:style>
    <style:style style:name="gr45" style:family="graphic" style:parent-style-name="standard">
      <style:graphic-properties draw:textarea-horizontal-align="justify" draw:textarea-vertical-align="middle" draw:auto-grow-height="false" fo:min-height="0.069cm" fo:min-width="0.385cm"/>
    </style:style>
    <style:style style:name="gr46" style:family="graphic" style:parent-style-name="standard">
      <style:graphic-properties draw:textarea-horizontal-align="justify" draw:textarea-vertical-align="middle" draw:auto-grow-height="false" fo:min-height="0.133cm" fo:min-width="1.576cm"/>
    </style:style>
    <style:style style:name="gr47" style:family="graphic" style:parent-style-name="standard">
      <style:graphic-properties draw:stroke="none" draw:fill-color="#666666" draw:textarea-horizontal-align="justify" draw:textarea-vertical-align="middle" draw:auto-grow-height="false" fo:min-height="0.05cm" fo:min-width="0cm"/>
    </style:style>
    <style:style style:name="gr48" style:family="graphic" style:parent-style-name="standard">
      <style:graphic-properties draw:stroke="none" draw:fill-color="#b2b2b2" draw:textarea-horizontal-align="justify" draw:textarea-vertical-align="middle" draw:auto-grow-height="false" fo:min-height="1.531cm" fo:min-width="0.319cm"/>
    </style:style>
    <style:style style:name="gr49" style:family="graphic" style:parent-style-name="standard">
      <style:graphic-properties draw:stroke="none" draw:fill-color="#666666" draw:textarea-horizontal-align="justify" draw:textarea-vertical-align="middle" draw:auto-grow-height="false" fo:min-height="0.209cm" fo:min-width="0cm"/>
    </style:style>
    <style:style style:name="gr50" style:family="graphic" style:parent-style-name="standard">
      <style:graphic-properties draw:stroke="none" draw:fill-color="#3faf46" draw:textarea-horizontal-align="justify" draw:textarea-vertical-align="middle" draw:auto-grow-height="false" fo:min-height="0.208cm" fo:min-width="0cm"/>
    </style:style>
    <style:style style:name="gr51" style:family="graphic" style:parent-style-name="objectwithoutfill">
      <style:graphic-properties draw:stroke="dash" draw:stroke-dash="Ultrafine_20_2_20_Dots_20_3_20_Dashes" svg:stroke-width="0.203cm" draw:marker-start-width="0.503cm" draw:marker-end="Arrowheads_20_7" draw:marker-end-width="0.503cm" draw:fill="none" draw:textarea-vertical-align="middle" fo:padding-top="0.225cm" fo:padding-bottom="0.225cm" fo:padding-left="0.35cm" fo:padding-right="0.35cm"/>
    </style:style>
    <style:style style:name="gr52" style:family="graphic" style:parent-style-name="standard">
      <style:graphic-properties draw:stroke="none" draw:fill-color="#ff3838" draw:textarea-horizontal-align="justify" draw:textarea-vertical-align="middle" draw:auto-grow-height="false" fo:min-height="0.209cm" fo:min-width="0cm"/>
    </style:style>
    <style:style style:name="gr53" style:family="graphic" style:parent-style-name="standard">
      <style:graphic-properties draw:stroke="none" draw:fill-color="#666666" draw:textarea-horizontal-align="justify" draw:textarea-vertical-align="middle" draw:auto-grow-height="false" fo:min-height="0.208cm" fo:min-width="0cm"/>
    </style:style>
    <style:style style:name="gr54" style:family="graphic" style:parent-style-name="objectwithoutfill">
      <style:graphic-properties svg:stroke-width="0.051cm" svg:stroke-color="#333333" draw:marker-start-width="0.276cm" draw:marker-end="Arrowheads_20_8" draw:marker-end-width="0.289cm" draw:fill="none" draw:textarea-vertical-align="middle" fo:padding-top="0.15cm" fo:padding-bottom="0.15cm" fo:padding-left="0.275cm" fo:padding-right="0.275cm"/>
    </style:style>
    <style:style style:name="gr55" style:family="graphic" style:parent-style-name="objectwithoutfill">
      <style:graphic-properties svg:stroke-width="0.051cm" svg:stroke-color="#333333" draw:marker-start-width="0.276cm" draw:marker-end="Arrowheads_20_9" draw:marker-end-width="0.289cm" draw:fill="none" draw:textarea-vertical-align="middle" fo:padding-top="0.15cm" fo:padding-bottom="0.15cm" fo:padding-left="0.275cm" fo:padding-right="0.275cm"/>
    </style:style>
    <style:style style:name="gr56"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57" style:family="graphic" style:parent-style-name="standard">
      <style:graphic-properties draw:stroke="none" draw:fill-color="#ff3838" draw:textarea-horizontal-align="justify" draw:textarea-vertical-align="middle" draw:auto-grow-height="false" fo:min-height="0.535cm" fo:min-width="0.286cm"/>
    </style:style>
    <style:style style:name="gr58" style:family="graphic" style:parent-style-name="standard">
      <style:graphic-properties draw:stroke="none" svg:stroke-color="#000000" draw:fill="none" draw:fill-color="#ffffff" draw:textarea-horizontal-align="left" draw:textarea-vertical-align="middle" draw:auto-grow-height="false" draw:auto-grow-width="false" draw:fit-to-size="false" style:shrink-to-fit="true" fo:min-height="0cm" fo:min-width="0cm"/>
      <style:paragraph-properties style:writing-mode="lr-tb"/>
    </style:style>
    <style:style style:name="gr59" style:family="graphic" style:parent-style-name="objectwithoutfill">
      <style:graphic-properties svg:stroke-width="0.051cm" svg:stroke-color="#333333" draw:marker-start-width="0.276cm" draw:marker-end="Arrowheads_20_10" draw:marker-end-width="0.289cm" draw:fill="none" draw:textarea-vertical-align="middle" fo:padding-top="0.15cm" fo:padding-bottom="0.15cm" fo:padding-left="0.275cm" fo:padding-right="0.275cm"/>
    </style:style>
    <style:style style:name="gr60" style:family="graphic" style:parent-style-name="objectwithoutfill">
      <style:graphic-properties svg:stroke-width="0.051cm" svg:stroke-color="#333333" draw:marker-start-width="0.276cm" draw:marker-end="Arrowheads_20_11" draw:marker-end-width="0.289cm" draw:fill="none" draw:textarea-vertical-align="middle" fo:padding-top="0.15cm" fo:padding-bottom="0.15cm" fo:padding-left="0.275cm" fo:padding-right="0.275cm"/>
    </style:style>
    <style:style style:name="gr61" style:family="graphic" style:parent-style-name="objectwithoutfill">
      <style:graphic-properties svg:stroke-width="0.051cm" svg:stroke-color="#333333" draw:marker-start-width="0.276cm" draw:marker-end="Arrowheads_20_12" draw:marker-end-width="0.289cm" draw:fill="none" draw:textarea-vertical-align="middle" fo:padding-top="0.15cm" fo:padding-bottom="0.15cm" fo:padding-left="0.275cm" fo:padding-right="0.275cm"/>
    </style:style>
    <style:style style:name="gr62" style:family="graphic" style:parent-style-name="objectwithoutfill">
      <style:graphic-properties svg:stroke-width="0.051cm" svg:stroke-color="#333333" draw:marker-start-width="0.276cm" draw:marker-end="Arrowheads_20_19" draw:marker-end-width="0.289cm" draw:fill="none" draw:textarea-vertical-align="middle" fo:padding-top="0.15cm" fo:padding-bottom="0.15cm" fo:padding-left="0.275cm" fo:padding-right="0.275cm"/>
    </style:style>
    <style:style style:name="gr63" style:family="graphic" style:parent-style-name="standard">
      <style:graphic-properties draw:textarea-horizontal-align="justify" draw:textarea-vertical-align="middle" draw:auto-grow-height="false" fo:min-height="1.039cm" fo:min-width="0.932cm"/>
    </style:style>
    <style:style style:name="gr64" style:family="graphic" style:parent-style-name="standard">
      <style:graphic-properties draw:textarea-horizontal-align="justify" draw:textarea-vertical-align="middle" draw:auto-grow-height="false" fo:min-height="1.039cm" fo:min-width="2.03cm"/>
    </style:style>
    <style:style style:name="gr65" style:family="graphic" style:parent-style-name="standard">
      <style:graphic-properties draw:stroke="none" svg:stroke-color="#000000" draw:fill="none" draw:fill-color="#ffffff" draw:textarea-horizontal-align="left" draw:auto-grow-height="true" draw:auto-grow-width="false" fo:min-height="1.254cm" fo:min-width="1.99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1.202cm" fo:min-width="5.339cm"/>
      <style:paragraph-properties style:writing-mode="lr-tb"/>
    </style:style>
    <style:style style:name="gr67" style:family="graphic" style:parent-style-name="standard">
      <style:graphic-properties svg:stroke-color="#bf0041" draw:fill-color="#e16173" draw:textarea-horizontal-align="justify" draw:textarea-vertical-align="middle" draw:auto-grow-height="false" fo:min-height="1.04cm" fo:min-width="3.073cm"/>
      <style:paragraph-properties style:writing-mode="lr-tb"/>
    </style:style>
    <style:style style:name="gr68" style:family="graphic" style:parent-style-name="standard">
      <style:graphic-properties svg:stroke-color="#bf0041" draw:fill-color="#ec9ba4" draw:textarea-horizontal-align="justify" draw:textarea-vertical-align="middle" draw:auto-grow-height="false" fo:min-height="0.782cm" fo:min-width="0.817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615cm" fo:min-width="5.017cm"/>
      <style:paragraph-properties style:writing-mode="lr-tb"/>
    </style:style>
    <style:style style:name="gr70" style:family="graphic" style:parent-style-name="standard">
      <style:graphic-properties svg:stroke-color="#bf0041" draw:fill-color="#e16173" draw:textarea-horizontal-align="justify" draw:textarea-vertical-align="middle" draw:auto-grow-height="false" fo:min-height="1.039cm" fo:min-width="3.073cm"/>
      <style:paragraph-properties style:writing-mode="lr-tb"/>
    </style:style>
    <style:style style:name="gr71" style:family="graphic" style:parent-style-name="standard">
      <style:graphic-properties svg:stroke-color="#bf0041" draw:fill-color="#ec9ba4" draw:textarea-horizontal-align="justify" draw:textarea-vertical-align="middle" draw:auto-grow-height="false" fo:min-height="0.781cm" fo:min-width="0.619cm"/>
      <style:paragraph-properties style:writing-mode="lr-tb"/>
    </style:style>
    <style:style style:name="gr72" style:family="graphic" style:parent-style-name="standard">
      <style:graphic-properties svg:stroke-color="#bf0041" draw:fill-color="#ec9ba4" draw:textarea-horizontal-align="justify" draw:textarea-vertical-align="middle" draw:auto-grow-height="false" fo:min-height="0.781cm" fo:min-width="0.65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615cm" fo:min-width="1.61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0.614cm" fo:min-width="5.784cm"/>
      <style:paragraph-properties style:writing-mode="lr-tb"/>
    </style:style>
    <style:style style:name="gr75" style:family="graphic" style:parent-style-name="standard">
      <style:graphic-properties svg:stroke-color="#ff8000" draw:fill-color="#ffb66c" draw:textarea-horizontal-align="justify" draw:textarea-vertical-align="middle" draw:auto-grow-height="false" fo:min-height="1.04cm" fo:min-width="4.601cm"/>
      <style:paragraph-properties style:writing-mode="lr-tb"/>
    </style:style>
    <style:style style:name="gr76" style:family="graphic" style:parent-style-name="standard">
      <style:graphic-properties svg:stroke-color="#ff8000" draw:fill-color="#ffdbb6" draw:textarea-horizontal-align="justify" draw:textarea-vertical-align="middle" draw:auto-grow-height="false" fo:min-height="0.753cm" fo:min-width="0.98cm"/>
      <style:paragraph-properties style:writing-mode="lr-tb"/>
    </style:style>
    <style:style style:name="gr77" style:family="graphic" style:parent-style-name="standard">
      <style:graphic-properties svg:stroke-color="#ff8000" draw:fill-color="#ffb66c" draw:textarea-horizontal-align="justify" draw:textarea-vertical-align="middle" draw:auto-grow-height="false" fo:min-height="1.04cm" fo:min-width="2.219cm"/>
      <style:paragraph-properties style:writing-mode="lr-tb"/>
    </style:style>
    <style:style style:name="gr78" style:family="graphic" style:parent-style-name="standard">
      <style:graphic-properties svg:stroke-color="#ff8000" draw:fill-color="#ffb66c" draw:textarea-horizontal-align="justify" draw:textarea-vertical-align="middle" draw:auto-grow-height="false" fo:min-height="1.9cm" fo:min-width="9.296cm"/>
      <style:paragraph-properties style:writing-mode="lr-tb"/>
    </style:style>
    <style:style style:name="gr79" style:family="graphic" style:parent-style-name="standard">
      <style:graphic-properties svg:stroke-color="#bf0041" draw:fill-color="#e16173" draw:textarea-horizontal-align="justify" draw:textarea-vertical-align="middle" draw:auto-grow-height="false" fo:min-height="1.326cm" fo:min-width="6.184cm"/>
      <style:paragraph-properties style:writing-mode="lr-tb"/>
    </style:style>
    <style:style style:name="gr80" style:family="graphic" style:parent-style-name="standard">
      <style:graphic-properties svg:stroke-color="#bf0041" draw:fill-color="#e16173" draw:textarea-horizontal-align="justify" draw:textarea-vertical-align="middle" draw:auto-grow-height="false" fo:min-height="1.04cm" fo:min-width="3.993cm"/>
      <style:paragraph-properties style:writing-mode="lr-tb"/>
    </style:style>
    <style:style style:name="gr81" style:family="graphic" style:parent-style-name="standard">
      <style:graphic-properties svg:stroke-color="#ff8000" draw:fill-color="#ffb66c" draw:textarea-horizontal-align="justify" draw:textarea-vertical-align="middle" draw:auto-grow-height="false" fo:min-height="0.754cm" fo:min-width="0.662cm"/>
      <style:paragraph-properties style:writing-mode="lr-tb"/>
    </style:style>
    <style:style style:name="gr82" style:family="graphic" style:parent-style-name="standard">
      <style:graphic-properties draw:textarea-horizontal-align="justify" draw:textarea-vertical-align="middle" draw:auto-grow-height="false" fo:min-height="0.754cm" fo:min-width="1.959cm"/>
    </style:style>
    <style:style style:name="gr83" style:family="graphic" style:parent-style-name="standard">
      <style:graphic-properties draw:textarea-horizontal-align="justify" draw:textarea-vertical-align="middle" draw:auto-grow-height="false" fo:min-height="0.754cm" fo:min-width="0.488cm"/>
    </style:style>
    <style:style style:name="gr84" style:family="graphic" style:parent-style-name="standard">
      <style:graphic-properties svg:stroke-color="#bf0041" draw:fill-color="#e16173" draw:textarea-horizontal-align="justify" draw:textarea-vertical-align="middle" draw:auto-grow-height="false" fo:min-height="1.039cm" fo:min-width="5.223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false" fo:min-height="1.177cm" fo:min-width="1.61cm"/>
      <style:paragraph-properties style:writing-mode="lr-tb"/>
    </style:style>
    <style:style style:name="gr86" style:family="graphic" style:parent-style-name="objectwithoutfill">
      <style:graphic-properties svg:stroke-width="0.051cm" svg:stroke-color="#333333" draw:marker-start-width="0.276cm" draw:marker-end="Arrowheads_20_20" draw:marker-end-width="0.289cm" draw:fill="none" draw:textarea-vertical-align="middle" fo:padding-top="0.15cm" fo:padding-bottom="0.15cm" fo:padding-left="0.275cm" fo:padding-right="0.275cm"/>
    </style:style>
    <style:style style:name="gr87"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1.097cm" fo:min-width="0.847cm" fo:padding-top="0.15cm" fo:padding-bottom="0.15cm" fo:padding-left="0.275cm" fo:padding-right="0.275cm"/>
    </style:style>
    <style:style style:name="gr88"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1.047cm" fo:min-width="0.797cm" fo:padding-top="0.15cm" fo:padding-bottom="0.15cm" fo:padding-left="0.275cm" fo:padding-right="0.275cm"/>
    </style:style>
    <style:style style:name="gr89" style:family="graphic" style:parent-style-name="objectwithoutfill">
      <style:graphic-properties svg:stroke-width="0.051cm" svg:stroke-color="#333333" draw:marker-start-width="0.276cm" draw:marker-end="Arrowheads_20_21" draw:marker-end-width="0.289cm" draw:fill="none" draw:textarea-vertical-align="middle" fo:padding-top="0.15cm" fo:padding-bottom="0.15cm" fo:padding-left="0.275cm" fo:padding-right="0.275cm"/>
    </style:style>
    <style:style style:name="gr90"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685cm" fo:min-width="0.434cm" fo:padding-top="0.15cm" fo:padding-bottom="0.15cm" fo:padding-left="0.275cm" fo:padding-right="0.275cm"/>
    </style:style>
    <style:style style:name="gr91"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685cm" fo:min-width="0.435cm" fo:padding-top="0.15cm" fo:padding-bottom="0.15cm" fo:padding-left="0.275cm" fo:padding-right="0.275cm"/>
    </style:style>
    <style:style style:name="gr92" style:family="graphic" style:parent-style-name="standard" style:list-style-name="L1">
      <style:graphic-properties draw:stroke="none" svg:stroke-color="#000000" draw:fill-color="#dbf2ff" draw:textarea-horizontal-align="left" draw:textarea-vertical-align="middle" draw:auto-grow-height="false" fo:min-height="2.639cm" fo:min-width="23.947cm" text:animation-delay="P0D"/>
      <style:paragraph-properties style:writing-mode="lr-tb"/>
    </style:style>
    <style:style style:name="gr93" style:family="graphic" style:parent-style-name="standard" style:list-style-name="L1">
      <style:graphic-properties draw:stroke="none" svg:stroke-color="#000000" draw:fill-color="#ffdbb6" draw:textarea-horizontal-align="left" draw:textarea-vertical-align="middle" draw:auto-grow-height="false" fo:min-height="2.29cm" fo:min-width="23.947cm" text:animation-delay="P0D"/>
      <style:paragraph-properties style:writing-mode="lr-tb"/>
    </style:style>
    <style:style style:name="gr94" style:family="graphic" style:parent-style-name="objectwithoutfill">
      <style:graphic-properties svg:stroke-width="0.051cm" svg:stroke-color="#333333" draw:marker-start-width="0.276cm" draw:marker-end="Arrowheads_20_22" draw:marker-end-width="0.289cm" draw:fill="none" draw:textarea-vertical-align="middle" fo:padding-top="0.15cm" fo:padding-bottom="0.15cm" fo:padding-left="0.275cm" fo:padding-right="0.275cm"/>
    </style:style>
    <style:style style:name="gr95" style:family="graphic" style:parent-style-name="objectwithoutfill">
      <style:graphic-properties svg:stroke-width="0.051cm" svg:stroke-color="#333333" draw:marker-start-width="0.276cm" draw:marker-end="Arrowheads_20_23" draw:marker-end-width="0.289cm" draw:fill="none" draw:textarea-vertical-align="middle" fo:padding-top="0.15cm" fo:padding-bottom="0.15cm" fo:padding-left="0.275cm" fo:padding-right="0.275cm"/>
    </style:style>
    <style:style style:name="gr96"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97"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98" style:family="graphic" style:parent-style-name="standard">
      <style:graphic-properties draw:stroke="none" draw:fill-color="#069a2e" draw:textarea-vertical-align="middle"/>
    </style:style>
    <style:style style:name="gr99"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00" style:family="graphic" style:parent-style-name="objectwithoutfill">
      <style:graphic-properties svg:stroke-width="0.152cm" svg:stroke-color="#c9211e" draw:marker-start-width="0.427cm" draw:marker-end="Arrowheads_20_13" draw:marker-end-width="0.427cm" draw:fill="none" draw:textarea-vertical-align="middle" fo:padding-top="0.2cm" fo:padding-bottom="0.2cm" fo:padding-left="0.325cm" fo:padding-right="0.325cm"/>
    </style:style>
    <style:style style:name="gr101" style:family="graphic" style:parent-style-name="standard">
      <style:graphic-properties draw:stroke="none" svg:stroke-color="#000000" draw:fill="none" draw:fill-color="#ffffff" draw:textarea-horizontal-align="left" draw:auto-grow-height="true" draw:auto-grow-width="true" fo:min-height="0.869cm" fo:min-width="18.35cm"/>
      <style:paragraph-properties style:writing-mode="lr-tb"/>
    </style:style>
    <style:style style:name="gr10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10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1.423cm" fo:min-width="7.783cm"/>
      <style:paragraph-properties style:writing-mode="lr-tb"/>
    </style:style>
    <style:style style:name="gr105" style:family="graphic" style:parent-style-name="objectwithoutfill">
      <style:graphic-properties svg:stroke-width="0.051cm" svg:stroke-color="#168253" draw:marker-start-width="0.276cm" draw:marker-end-width="0.276cm" draw:fill="none" draw:textarea-vertical-align="middle" fo:padding-top="0.15cm" fo:padding-bottom="0.15cm" fo:padding-left="0.275cm" fo:padding-right="0.275cm"/>
    </style:style>
    <style:style style:name="gr106" style:family="graphic" style:parent-style-name="standard">
      <style:graphic-properties draw:stroke="none" svg:stroke-color="#000000" draw:fill="none" draw:fill-color="#ffffff" draw:textarea-horizontal-align="left" draw:auto-grow-height="true" draw:auto-grow-width="true" fo:min-height="1.423cm" fo:min-width="12.461cm"/>
      <style:paragraph-properties style:writing-mode="lr-tb"/>
    </style:style>
    <style:style style:name="gr107" style:family="graphic" style:parent-style-name="objectwithoutfill">
      <style:graphic-properties svg:stroke-width="0.051cm" svg:stroke-color="#333333" draw:marker-start-width="0.276cm" draw:marker-end="Arrowheads_20_14" draw:marker-end-width="0.289cm" draw:fill="none" draw:textarea-vertical-align="middle" fo:padding-top="0.15cm" fo:padding-bottom="0.15cm" fo:padding-left="0.275cm" fo:padding-right="0.275cm"/>
    </style:style>
    <style:style style:name="gr108" style:family="graphic" style:parent-style-name="objectwithoutfill">
      <style:graphic-properties svg:stroke-width="0.051cm" svg:stroke-color="#333333" draw:marker-start-width="0.276cm" draw:marker-end="Arrowheads_20_15" draw:marker-end-width="0.289cm" draw:fill="none" draw:textarea-vertical-align="middle" fo:padding-top="0.15cm" fo:padding-bottom="0.15cm" fo:padding-left="0.275cm" fo:padding-right="0.275cm"/>
    </style:style>
    <style:style style:name="gr109" style:family="graphic" style:parent-style-name="objectwithoutfill">
      <style:graphic-properties svg:stroke-width="0.051cm" svg:stroke-color="#333333" draw:marker-start-width="0.276cm" draw:marker-end="Arrowheads_20_17" draw:marker-end-width="0.289cm" draw:fill="none" draw:textarea-vertical-align="middle" fo:padding-top="0.15cm" fo:padding-bottom="0.15cm" fo:padding-left="0.275cm" fo:padding-right="0.275cm"/>
    </style:style>
    <style:style style:name="gr110" style:family="graphic" style:parent-style-name="objectwithoutfill">
      <style:graphic-properties svg:stroke-width="0.051cm" svg:stroke-color="#333333" draw:marker-start-width="0.276cm" draw:marker-end="Arrowheads_20_18" draw:marker-end-width="0.289cm" draw:fill="none" draw:textarea-vertical-align="middle" fo:padding-top="0.15cm" fo:padding-bottom="0.15cm" fo:padding-left="0.275cm" fo:padding-right="0.275cm"/>
    </style:style>
    <style:style style:name="gr111" style:family="graphic" style:parent-style-name="standard">
      <style:graphic-properties draw:stroke="none" draw:stroke-dash="Dashed_20__28_var_29__20_2" svg:stroke-width="0cm" draw:stroke-linejoin="none" svg:stroke-linecap="butt" draw:fill="solid" draw:fill-color="#3465a4" draw:textarea-horizontal-align="center" draw:textarea-vertical-align="middle"/>
    </style:style>
    <style:style style:name="gr112" style:family="graphic" style:parent-style-name="standard">
      <style:graphic-properties draw:stroke="dash" draw:stroke-dash="Long_20_Dash" svg:stroke-width="0.051cm" svg:stroke-color="#f10d0c" draw:marker-start-width="0.276cm" draw:marker-end-width="0.276cm" draw:fill="none" draw:textarea-horizontal-align="justify" draw:textarea-vertical-align="middle" draw:auto-grow-height="false" fo:min-height="2.875cm" fo:min-width="23.739cm" fo:padding-top="0.15cm" fo:padding-bottom="0.15cm" fo:padding-left="0.275cm" fo:padding-right="0.275cm"/>
    </style:style>
    <style:style style:name="gr113" style:family="graphic" style:parent-style-name="standard">
      <style:graphic-properties draw:stroke="none" draw:fill-color="#f10d0c" draw:textarea-horizontal-align="justify" draw:textarea-vertical-align="middle" draw:auto-grow-height="false" fo:min-height="1.096cm" fo:min-width="1.174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1.907cm"/>
      <style:paragraph-properties style:writing-mode="lr-tb"/>
    </style:style>
    <style:style style:name="gr115" style:family="graphic" style:parent-style-name="standard" style:list-style-name="L1">
      <style:graphic-properties draw:stroke="none" svg:stroke-color="#000000" draw:fill-color="#feeaeb" draw:textarea-horizontal-align="left" draw:textarea-vertical-align="middle" draw:auto-grow-height="false" fo:min-height="5.02cm" fo:min-width="11.765cm" text:animation-delay="P0D"/>
      <style:paragraph-properties style:writing-mode="lr-tb"/>
    </style:style>
    <style:style style:name="gr116" style:family="graphic" style:parent-style-name="standard" style:list-style-name="L1">
      <style:graphic-properties draw:stroke="none" svg:stroke-color="#000000" draw:fill-color="#e6fffb" draw:textarea-horizontal-align="left" draw:textarea-vertical-align="middle" draw:auto-grow-height="false" fo:min-height="5.02cm" fo:min-width="12.071cm" text:animation-delay="P0D"/>
      <style:paragraph-properties style:writing-mode="lr-tb"/>
    </style:style>
    <style:style style:name="gr117" style:family="graphic" style:parent-style-name="standard">
      <style:graphic-properties svg:stroke-width="0.051cm" svg:stroke-color="#b2b2b2" draw:marker-start-width="0.276cm" draw:marker-end-width="0.276cm" draw:fill="none" draw:textarea-horizontal-align="justify" draw:textarea-vertical-align="middle" draw:auto-grow-height="false" fo:min-height="4.621cm" fo:min-width="5.958cm" fo:padding-top="0.15cm" fo:padding-bottom="0.15cm" fo:padding-left="0.275cm" fo:padding-right="0.275cm"/>
    </style:style>
    <style:style style:name="gr118" style:family="graphic" style:parent-style-name="objectwithoutfill">
      <style:graphic-properties svg:stroke-width="0.051cm" svg:stroke-color="#333333" draw:marker-start-width="0.276cm" draw:marker-end="Arrowheads_20_24" draw:marker-end-width="0.289cm" draw:fill="none" draw:textarea-vertical-align="middle" fo:padding-top="0.15cm" fo:padding-bottom="0.15cm" fo:padding-left="0.275cm" fo:padding-right="0.275cm"/>
    </style:style>
    <style:style style:name="gr119" style:family="graphic" style:parent-style-name="standard">
      <style:graphic-properties svg:stroke-width="0.051cm" svg:stroke-color="#b2b2b2" draw:marker-start-width="0.276cm" draw:marker-end-width="0.276cm" draw:fill="none" draw:textarea-horizontal-align="justify" draw:textarea-vertical-align="middle" draw:auto-grow-height="false" fo:min-height="4.621cm" fo:min-width="5.6cm" fo:padding-top="0.15cm" fo:padding-bottom="0.15cm" fo:padding-left="0.275cm" fo:padding-right="0.275cm"/>
    </style:style>
    <style:style style:name="gr120" style:family="graphic" style:parent-style-name="standard">
      <style:graphic-properties draw:stroke="none" svg:stroke-color="#000000" draw:fill="none" draw:fill-color="#ffffff" draw:textarea-horizontal-align="left" draw:auto-grow-height="true" draw:auto-grow-width="false" fo:min-height="4.668cm" fo:min-width="0cm"/>
      <style:paragraph-properties style:writing-mode="lr-tb"/>
    </style:style>
    <style:style style:name="gr121" style:family="graphic" style:parent-style-name="objectwithoutfill">
      <style:graphic-properties svg:stroke-width="0.152cm" draw:marker-start-width="0.427cm" draw:marker-end="Arrowheads_20_25" draw:marker-end-width="0.427cm" draw:fill="none" draw:textarea-vertical-align="middle" fo:padding-top="0.2cm" fo:padding-bottom="0.2cm" fo:padding-left="0.325cm" fo:padding-right="0.325cm"/>
    </style:style>
    <style:style style:name="gr122" style:family="graphic" style:parent-style-name="standard">
      <style:graphic-properties draw:stroke="none" svg:stroke-color="#000000" draw:fill="none" draw:fill-color="#ffffff" draw:textarea-horizontal-align="left" draw:auto-grow-height="true" draw:auto-grow-width="true" fo:min-height="0.869cm" fo:min-width="10.492cm"/>
      <style:paragraph-properties style:writing-mode="lr-tb"/>
    </style:style>
    <style:style style:name="gr123" style:family="graphic" style:parent-style-name="objectwithoutfill">
      <style:graphic-properties svg:stroke-width="0.152cm" svg:stroke-color="#c9211e" draw:marker-start-width="0.427cm" draw:marker-end="Arrowheads_20_25" draw:marker-end-width="0.427cm" draw:fill="none" draw:textarea-vertical-align="middle" fo:padding-top="0.2cm" fo:padding-bottom="0.2cm" fo:padding-left="0.325cm" fo:padding-right="0.325cm"/>
    </style:style>
    <style:style style:name="gr124" style:family="graphic" style:parent-style-name="standard">
      <style:graphic-properties draw:stroke="none" svg:stroke-color="#000000" draw:fill="none" draw:fill-color="#ffffff" draw:textarea-horizontal-align="left" draw:auto-grow-height="true" draw:auto-grow-width="true" fo:min-height="0.869cm" fo:min-width="9.273cm"/>
      <style:paragraph-properties style:writing-mode="lr-tb"/>
    </style:style>
    <style:style style:name="gr125" style:family="graphic" style:parent-style-name="standard">
      <style:graphic-properties draw:stroke="none" draw:stroke-dash="Dashed_20__28_var_29__20_2" svg:stroke-width="0cm" draw:stroke-linejoin="none" svg:stroke-linecap="butt" draw:fill="solid" draw:fill-color="#c9211e" draw:textarea-horizontal-align="center" draw:textarea-vertical-align="middle"/>
    </style:style>
    <style:style style:name="gr126" style:family="graphic" style:parent-style-name="standard">
      <style:graphic-properties draw:stroke="none" svg:stroke-color="#000000" draw:fill="none" draw:fill-color="#ffffff" draw:textarea-horizontal-align="left" draw:auto-grow-height="true" draw:auto-grow-width="true" fo:min-height="0.869cm" fo:min-width="13.777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869cm" fo:min-width="16.913cm"/>
      <style:paragraph-properties style:writing-mode="lr-tb"/>
    </style:style>
    <style:style style:name="gr128"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29"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2.533cm" fo:min-width="17.441cm"/>
      <style:paragraph-properties style:writing-mode="lr-tb"/>
    </style:style>
    <style:style style:name="gr131" style:family="graphic" style:parent-style-name="standard">
      <style:graphic-properties draw:stroke="none" draw:fill-color="#b4c7dc" draw:textarea-horizontal-align="justify" draw:textarea-vertical-align="middle" draw:auto-grow-height="false" fo:min-height="1.192cm" fo:min-width="2.074cm"/>
    </style:style>
    <style:style style:name="gr132" style:family="graphic" style:parent-style-name="standard">
      <style:graphic-properties draw:stroke="none" draw:stroke-dash="Dashed_20__28_var_29__20_2" svg:stroke-width="0cm" svg:stroke-color="#3465a4" draw:stroke-linejoin="none" svg:stroke-linecap="butt" draw:fill="solid" draw:fill-color="#355269" draw:textarea-horizontal-align="center"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true" fo:min-height="0.712cm" fo:min-width="20.212cm"/>
      <style:paragraph-properties style:writing-mode="lr-tb"/>
    </style:style>
    <style:style style:name="gr134" style:family="graphic" style:parent-style-name="standard" style:list-style-name="L1">
      <style:graphic-properties draw:stroke="none" svg:stroke-color="#000000" draw:fill-color="#feeaeb" draw:textarea-horizontal-align="left" draw:textarea-vertical-align="middle" draw:auto-grow-height="false" fo:min-height="4.83cm" fo:min-width="4.58cm" text:animation-delay="P0D"/>
      <style:paragraph-properties style:writing-mode="lr-tb"/>
    </style:style>
    <style:style style:name="gr135" style:family="graphic" style:parent-style-name="standard" style:list-style-name="L1">
      <style:graphic-properties draw:stroke="none" svg:stroke-color="#000000" draw:fill-color="#e6fffb" draw:textarea-horizontal-align="left" draw:textarea-vertical-align="middle" draw:auto-grow-height="false" fo:min-height="4.83cm" fo:min-width="8.231cm" text:animation-delay="P0D"/>
      <style:paragraph-properties style:writing-mode="lr-tb"/>
    </style:style>
    <style:style style:name="gr136" style:family="graphic" style:parent-style-name="objectwithoutfill">
      <style:graphic-properties svg:stroke-width="0.102cm" svg:stroke-color="#f10d0c" draw:marker-start-width="0.352cm" draw:marker-end-width="0.352cm" draw:fill="none" draw:textarea-vertical-align="middle" fo:padding-top="0.175cm" fo:padding-bottom="0.175cm" fo:padding-left="0.3cm" fo:padding-right="0.3cm"/>
    </style:style>
    <style:style style:name="gr137" style:family="graphic" style:parent-style-name="standard">
      <style:graphic-properties draw:stroke="none" draw:stroke-dash="Dashed_20__28_var_29__20_2" svg:stroke-width="0cm" svg:stroke-color="#f10d0c" draw:stroke-linejoin="none" svg:stroke-linecap="butt" draw:fill="solid" draw:fill-color="#8d281e" draw:textarea-horizontal-align="center" draw:textarea-vertical-align="middle"/>
    </style:style>
    <style:style style:name="gr138" style:family="graphic" style:parent-style-name="objectwithoutfill">
      <style:graphic-properties svg:stroke-width="0.102cm" draw:marker-start-width="0.352cm" draw:marker-end="Arrowheads_20_13" draw:marker-end-width="0.352cm" draw:fill="none" draw:textarea-vertical-align="middle" fo:padding-top="0.175cm" fo:padding-bottom="0.175cm" fo:padding-left="0.3cm" fo:padding-right="0.3cm"/>
    </style:style>
    <style:style style:name="gr139" style:family="graphic" style:parent-style-name="standard">
      <style:graphic-properties draw:stroke="none" svg:stroke-color="#000000" draw:fill="none" draw:fill-color="#ffffff" draw:textarea-horizontal-align="left" draw:auto-grow-height="true" draw:auto-grow-width="true" fo:min-height="0.712cm" fo:min-width="5.213cm"/>
      <style:paragraph-properties style:writing-mode="lr-tb"/>
    </style:style>
    <style:style style:name="gr140" style:family="graphic" style:parent-style-name="objectwithoutfill">
      <style:graphic-properties svg:stroke-width="0.051cm" svg:stroke-color="#f10d0c" draw:marker-start-width="0.276cm" draw:marker-end="Arrowheads_20_13" draw:marker-end-width="0.276cm" draw:fill="none" draw:textarea-vertical-align="middle" fo:padding-top="0.15cm" fo:padding-bottom="0.15cm" fo:padding-left="0.275cm" fo:padding-right="0.275cm"/>
    </style:style>
    <style:style style:name="gr141" style:family="graphic" style:parent-style-name="standard">
      <style:graphic-properties draw:stroke="none" svg:stroke-color="#000000" draw:fill="none" draw:fill-color="#ffffff" draw:auto-grow-height="true" draw:auto-grow-width="false" fo:max-height="0cm" fo:min-height="0.937cm"/>
    </style:style>
    <style:style style:name="gr142" style:family="graphic" style:parent-style-name="standard">
      <style:graphic-properties draw:stroke="none" svg:stroke-color="#000000" draw:fill="none" draw:fill-color="#ffffff" draw:textarea-horizontal-align="left" draw:auto-grow-height="true" draw:auto-grow-width="true" fo:min-height="1.423cm" fo:min-width="4.028cm"/>
      <style:paragraph-properties style:writing-mode="lr-tb"/>
    </style:style>
    <style:style style:name="gr143"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44"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145" style:family="graphic" style:parent-style-name="objectwithoutfill">
      <style:graphic-properties svg:stroke-width="0.102cm" draw:marker-start-width="0.352cm" draw:marker-end="Arrowheads_20_26" draw:marker-end-width="0.352cm" draw:fill="none" draw:textarea-vertical-align="middle" fo:padding-top="0.175cm" fo:padding-bottom="0.175cm" fo:padding-left="0.3cm" fo:padding-right="0.3cm"/>
    </style:style>
    <style:style style:name="gr14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7" style:family="graphic" style:parent-style-name="objectwithoutfill">
      <style:graphic-properties svg:stroke-width="0.102cm" svg:stroke-color="#c9211e" draw:marker-start-width="0.352cm" draw:marker-end="Arrowheads_20_26" draw:marker-end-width="0.352cm" draw:fill="none" draw:textarea-vertical-align="middle" fo:padding-top="0.175cm" fo:padding-bottom="0.175cm" fo:padding-left="0.3cm" fo:padding-right="0.3cm"/>
    </style:style>
    <style:style style:name="gr148" style:family="graphic" style:parent-style-name="standard" style:list-style-name="L1">
      <style:graphic-properties draw:stroke="none" svg:stroke-color="#000000" draw:fill-color="#dbf2ff" draw:textarea-horizontal-align="left" draw:textarea-vertical-align="middle" draw:auto-grow-height="false" fo:min-height="6.766cm" fo:min-width="10.613cm" text:animation-delay="P0D"/>
      <style:paragraph-properties style:writing-mode="lr-tb"/>
    </style:style>
    <style:style style:name="gr149" style:family="graphic" style:parent-style-name="standard">
      <style:graphic-properties draw:stroke="none" svg:stroke-color="#000000" draw:fill-color="#00689d" draw:textarea-horizontal-align="left" draw:textarea-vertical-align="middle" draw:auto-grow-height="false" fo:min-height="0.85cm" fo:min-width="10.613cm"/>
      <style:paragraph-properties style:writing-mode="lr-tb"/>
    </style:style>
    <style:style style:name="gr150" style:family="graphic" style:parent-style-name="standard" style:list-style-name="L1">
      <style:graphic-properties draw:stroke="none" svg:stroke-color="#000000" draw:fill-color="#e6fffb" draw:textarea-horizontal-align="left" draw:textarea-vertical-align="middle" draw:auto-grow-height="false" fo:min-height="6.682cm" fo:min-width="10.612cm" text:animation-delay="P0D"/>
      <style:paragraph-properties style:writing-mode="lr-tb"/>
    </style:style>
    <style:style style:name="gr151" style:family="graphic" style:parent-style-name="standard">
      <style:graphic-properties draw:stroke="none" svg:stroke-color="#000000" draw:fill-color="#008877" draw:textarea-horizontal-align="left" draw:textarea-vertical-align="middle" draw:auto-grow-height="false" fo:min-height="0.85cm" fo:min-width="10.612cm"/>
      <style:paragraph-properties style:writing-mode="lr-tb"/>
    </style:style>
    <style:style style:name="gr152" style:family="graphic" style:parent-style-name="objectwithoutfill">
      <style:graphic-properties svg:stroke-width="0.051cm" svg:stroke-color="#333333" draw:marker-start-width="0.276cm" draw:marker-end="Arrowheads_20_27" draw:marker-end-width="0.289cm" draw:fill="none" draw:textarea-vertical-align="middle" fo:padding-top="0.15cm" fo:padding-bottom="0.15cm" fo:padding-left="0.275cm" fo:padding-right="0.275cm"/>
    </style:style>
    <style:style style:name="gr153" style:family="graphic" style:parent-style-name="standard">
      <style:graphic-properties draw:stroke="none" svg:stroke-color="#000000" draw:fill="none" draw:fill-color="#ffffff" draw:textarea-horizontal-align="left" draw:auto-grow-height="true" draw:auto-grow-width="false" fo:min-height="1.258cm" fo:min-width="0cm"/>
      <style:paragraph-properties style:writing-mode="lr-tb"/>
    </style:style>
    <style:style style:name="gr154" style:family="graphic" style:parent-style-name="objectwithoutfill">
      <style:graphic-properties svg:stroke-width="0.051cm" svg:stroke-color="#333333" draw:marker-start-width="0.276cm" draw:marker-end="Arrowheads_20_26" draw:marker-end-width="0.276cm" draw:fill="none" draw:textarea-vertical-align="middle" fo:padding-top="0.15cm" fo:padding-bottom="0.15cm" fo:padding-left="0.275cm" fo:padding-right="0.275cm"/>
    </style:style>
    <style:style style:name="gr155" style:family="graphic" style:parent-style-name="objectwithoutfill">
      <style:graphic-properties svg:stroke-width="0.102cm" draw:marker-start-width="0.352cm" draw:marker-end="Arrowheads_20_29" draw:marker-end-width="0.365cm" draw:fill="none" draw:textarea-vertical-align="middle" fo:padding-top="0.175cm" fo:padding-bottom="0.175cm" fo:padding-left="0.3cm" fo:padding-right="0.3cm"/>
    </style:style>
    <style:style style:name="gr156" style:family="graphic" style:parent-style-name="objectwithoutfill">
      <style:graphic-properties svg:stroke-width="0.102cm" draw:marker-start-width="0.352cm" draw:marker-end="Arrowheads_20_30" draw:marker-end-width="0.365cm" draw:fill="none" draw:textarea-vertical-align="middle" fo:padding-top="0.175cm" fo:padding-bottom="0.175cm" fo:padding-left="0.3cm" fo:padding-right="0.3cm"/>
    </style:style>
    <style:style style:name="gr157" style:family="graphic" style:parent-style-name="objectwithoutfill">
      <style:graphic-properties svg:stroke-width="0.102cm" draw:marker-start-width="0.352cm" draw:marker-end="Arrowheads_20_31" draw:marker-end-width="0.365cm" draw:fill="none" draw:textarea-vertical-align="middle" fo:padding-top="0.175cm" fo:padding-bottom="0.175cm" fo:padding-left="0.3cm" fo:padding-right="0.3cm"/>
    </style:style>
    <style:style style:name="gr158" style:family="graphic" style:parent-style-name="objectwithoutfill">
      <style:graphic-properties svg:stroke-width="0.051cm" svg:stroke-color="#808080" draw:marker-start-width="0.276cm" draw:marker-end="Arrowheads_20_32" draw:marker-end-width="0.276cm" draw:fill="none" draw:textarea-vertical-align="middle" fo:padding-top="0.15cm" fo:padding-bottom="0.15cm" fo:padding-left="0.275cm" fo:padding-right="0.275cm"/>
    </style:style>
    <style:style style:name="gr159" style:family="graphic" style:parent-style-name="standard" style:list-style-name="L1">
      <style:graphic-properties draw:stroke="none" svg:stroke-color="#000000" draw:fill-color="#dbf2ff" draw:textarea-horizontal-align="left" draw:textarea-vertical-align="middle" draw:auto-grow-height="false" fo:min-height="2.255cm" fo:min-width="19.979cm" text:animation-delay="P0D"/>
      <style:paragraph-properties style:writing-mode="lr-tb"/>
    </style:style>
    <style:style style:name="gr160" style:family="graphic" style:parent-style-name="standard" style:list-style-name="L1">
      <style:graphic-properties draw:stroke="none" svg:stroke-color="#000000" draw:fill-color="#e6fffb" draw:textarea-horizontal-align="left" draw:textarea-vertical-align="middle" draw:auto-grow-height="false" fo:min-height="2.608cm" fo:min-width="19.979cm" text:animation-delay="P0D"/>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62"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63"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6.594cm" fo:padding-top="0.15cm" fo:padding-bottom="0.15cm" fo:padding-left="0.275cm" fo:padding-right="0.275cm"/>
    </style:style>
    <style:style style:name="gr164"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3.425cm" fo:padding-top="0.15cm" fo:padding-bottom="0.15cm" fo:padding-left="0.275cm" fo:padding-right="0.275cm"/>
    </style:style>
    <style:style style:name="gr165" style:family="graphic" style:parent-style-name="objectwithoutfill">
      <style:graphic-properties svg:stroke-width="0.051cm" svg:stroke-color="#333333" draw:marker-start-width="0.276cm" draw:marker-end="Arrowheads_20_45" draw:marker-end-width="0.289cm" draw:fill="none" draw:textarea-vertical-align="middle" fo:padding-top="0.15cm" fo:padding-bottom="0.15cm" fo:padding-left="0.275cm" fo:padding-right="0.275cm"/>
    </style:style>
    <style:style style:name="gr166"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32cm" fo:min-width="6.688cm" fo:padding-top="0.15cm" fo:padding-bottom="0.15cm" fo:padding-left="0.275cm" fo:padding-right="0.275cm"/>
    </style:style>
    <style:style style:name="gr167"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76cm" fo:min-width="0.328cm" fo:padding-top="0.15cm" fo:padding-bottom="0.15cm" fo:padding-left="0.275cm" fo:padding-right="0.275cm"/>
    </style:style>
    <style:style style:name="gr168" style:family="graphic" style:parent-style-name="standard">
      <style:graphic-properties draw:stroke="none" svg:stroke-color="#000000" draw:fill-color="#9c1c26" draw:textarea-horizontal-align="left" draw:textarea-vertical-align="middle" draw:auto-grow-height="false" fo:min-height="0.85cm" fo:min-width="4.011cm"/>
      <style:paragraph-properties style:writing-mode="lr-tb"/>
    </style:style>
    <style:style style:name="gr169" style:family="graphic" style:parent-style-name="standard">
      <style:graphic-properties draw:stroke="none" svg:stroke-color="#000000" draw:fill-color="#008877" draw:textarea-horizontal-align="left" draw:textarea-vertical-align="middle" draw:auto-grow-height="false" fo:min-height="2.629cm" fo:min-width="3.233cm"/>
      <style:paragraph-properties style:writing-mode="lr-tb"/>
    </style:style>
    <style:style style:name="gr170" style:family="graphic" style:parent-style-name="standard">
      <style:graphic-properties draw:stroke="none" svg:stroke-color="#000000" draw:fill-color="#00689d" draw:textarea-horizontal-align="left" draw:textarea-vertical-align="middle" draw:auto-grow-height="false" fo:min-height="2.278cm" fo:min-width="3.234cm"/>
      <style:paragraph-properties style:writing-mode="lr-tb"/>
    </style:style>
    <style:style style:name="gr171" style:family="graphic" style:parent-style-name="standard" style:list-style-name="L1">
      <style:graphic-properties draw:stroke="none" svg:stroke-color="#000000" draw:fill-color="#dbf2ff" draw:textarea-horizontal-align="left" draw:textarea-vertical-align="middle" draw:auto-grow-height="false" fo:min-height="2.255cm" fo:min-width="19.979cm" text:animation-delay="P0D"/>
      <style:paragraph-properties style:writing-mode="lr-tb"/>
    </style:style>
    <style:style style:name="gr172" style:family="graphic" style:parent-style-name="standard" style:list-style-name="L1">
      <style:graphic-properties draw:stroke="none" svg:stroke-color="#000000" draw:fill-color="#e6fffb" draw:textarea-horizontal-align="left" draw:textarea-vertical-align="middle" draw:auto-grow-height="false" fo:min-height="2.608cm" fo:min-width="19.979cm" text:animation-delay="P0D"/>
      <style:paragraph-properties style:writing-mode="lr-tb"/>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4"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7.966cm" fo:padding-top="0.15cm" fo:padding-bottom="0.15cm" fo:padding-left="0.275cm" fo:padding-right="0.275cm"/>
    </style:style>
    <style:style style:name="gr175"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2.654cm" fo:padding-top="0.15cm" fo:padding-bottom="0.15cm" fo:padding-left="0.275cm" fo:padding-right="0.275cm"/>
    </style:style>
    <style:style style:name="gr176"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32cm" fo:min-width="9.33cm" fo:padding-top="0.15cm" fo:padding-bottom="0.15cm" fo:padding-left="0.275cm" fo:padding-right="0.275cm"/>
    </style:style>
    <style:style style:name="gr177" style:family="graphic" style:parent-style-name="objectwithoutfill">
      <style:graphic-properties svg:stroke-width="0.051cm" svg:stroke-color="#81aca6" draw:marker-start-width="0.276cm" draw:marker-end="Arrowheads_20_34" draw:marker-end-width="0.289cm" draw:fill="none" draw:textarea-vertical-align="middle" fo:padding-top="0.15cm" fo:padding-bottom="0.15cm" fo:padding-left="0.275cm" fo:padding-right="0.275cm"/>
    </style:style>
    <style:style style:name="gr178" style:family="graphic" style:parent-style-name="objectwithoutfill">
      <style:graphic-properties svg:stroke-width="0.051cm" svg:stroke-color="#168253" draw:marker-start-width="0.276cm" draw:marker-end="Arrowheads_20_33" draw:marker-end-width="0.289cm" draw:fill="none" draw:textarea-vertical-align="middle" fo:padding-top="0.15cm" fo:padding-bottom="0.15cm" fo:padding-left="0.275cm" fo:padding-right="0.275cm"/>
    </style:style>
    <style:style style:name="gr179" style:family="graphic" style:parent-style-name="standard">
      <style:graphic-properties draw:stroke="none" draw:stroke-dash="Dashed_20__28_var_29__20_2" svg:stroke-width="0cm" draw:stroke-linejoin="none" svg:stroke-linecap="butt" draw:fill="solid" draw:fill-color="#168253" draw:textarea-horizontal-align="center" draw:textarea-vertical-align="middle"/>
    </style:style>
    <style:style style:name="gr180" style:family="graphic" style:parent-style-name="objectwithoutfill">
      <style:graphic-properties svg:stroke-width="0.051cm" draw:marker-start-width="0.276cm" draw:marker-end="Arrowheads_20_35" draw:marker-end-width="0.289cm" draw:fill="none" draw:textarea-vertical-align="middle" fo:padding-top="0.15cm" fo:padding-bottom="0.15cm" fo:padding-left="0.275cm" fo:padding-right="0.275cm"/>
    </style:style>
    <style:style style:name="gr181"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1cm" fo:min-width="0.301cm" fo:padding-top="0.15cm" fo:padding-bottom="0.15cm" fo:padding-left="0.275cm" fo:padding-right="0.275cm"/>
    </style:style>
    <style:style style:name="gr182" style:family="graphic" style:parent-style-name="objectwithoutfill">
      <style:graphic-properties svg:stroke-color="#c9211e" draw:marker-end="Arrowheads_20_37" draw:marker-end-width="0.213cm" draw:fill="none" draw:textarea-vertical-align="middle"/>
    </style:style>
    <style:style style:name="gr183" style:family="graphic" style:parent-style-name="objectwithoutfill">
      <style:graphic-properties svg:stroke-color="#c9211e" draw:marker-end="Arrowheads_20_41" draw:marker-end-width="0.213cm" draw:fill="none" draw:textarea-vertical-align="middle"/>
    </style:style>
    <style:style style:name="gr184" style:family="graphic" style:parent-style-name="objectwithoutfill">
      <style:graphic-properties svg:stroke-color="#c9211e" draw:marker-end="Arrowheads_20_42" draw:marker-end-width="0.213cm" draw:fill="none" draw:textarea-vertical-align="middle"/>
    </style:style>
    <style:style style:name="gr185"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2cm" fo:min-width="0.301cm" fo:padding-top="0.15cm" fo:padding-bottom="0.15cm" fo:padding-left="0.275cm" fo:padding-right="0.275cm"/>
    </style:style>
    <style:style style:name="gr186" style:family="graphic" style:parent-style-name="standard">
      <style:graphic-properties draw:stroke="none" svg:stroke-color="#000000" draw:fill="none" draw:fill-color="#ffffff" draw:textarea-horizontal-align="left" draw:auto-grow-height="true" draw:auto-grow-width="false" fo:min-height="0.945cm" fo:min-width="0.843cm"/>
      <style:paragraph-properties style:writing-mode="lr-tb"/>
    </style:style>
    <style:style style:name="gr187" style:family="graphic" style:parent-style-name="objectwithoutfill">
      <style:graphic-properties svg:stroke-color="#c9211e" draw:marker-end="Arrowheads_20_43" draw:marker-end-width="0.213cm" draw:fill="none" draw:textarea-vertical-align="middle"/>
    </style:style>
    <style:style style:name="gr188" style:family="graphic" style:parent-style-name="objectwithoutfill">
      <style:graphic-properties svg:stroke-color="#c9211e" draw:marker-end="Arrowheads_20_44" draw:marker-end-width="0.213cm" draw:fill="none" draw:textarea-vertical-align="middle"/>
    </style:style>
    <style:style style:name="gr189" style:family="graphic" style:parent-style-name="standard">
      <style:graphic-properties draw:stroke="none" svg:stroke-color="#000000" draw:fill="none" draw:fill-color="#ffffff" draw:textarea-horizontal-align="left" draw:auto-grow-height="true" draw:auto-grow-width="false" fo:min-height="0.945cm" fo:min-width="0.844cm"/>
      <style:paragraph-properties style:writing-mode="lr-tb"/>
    </style:style>
    <style:style style:name="gr190" style:family="graphic" style:parent-style-name="standard">
      <style:graphic-properties svg:stroke-color="#1e6a39" draw:fill="none" draw:fill-color="#ffffff" draw:textarea-horizontal-align="justify" draw:auto-grow-height="true" draw:auto-grow-width="true" fo:min-height="0.847cm" fo:min-width="0.847cm" fo:padding-top="0.1cm" fo:padding-bottom="0.1cm" fo:padding-left="0.1cm" fo:padding-right="0.1cm"/>
      <style:paragraph-properties style:writing-mode="lr-tb"/>
    </style:style>
    <style:style style:name="gr191" style:family="graphic" style:parent-style-name="standard">
      <style:graphic-properties draw:fill="none" draw:fill-color="#ffffff" draw:textarea-horizontal-align="justify" draw:auto-grow-height="true" draw:auto-grow-width="true" fo:min-height="0.847cm" fo:min-width="0.847cm" fo:padding-top="0.1cm" fo:padding-bottom="0.1cm" fo:padding-left="0.1cm" fo:padding-right="0.1cm"/>
      <style:paragraph-properties style:writing-mode="lr-tb"/>
    </style:style>
    <style:style style:name="gr192" style:family="graphic" style:parent-style-name="standard">
      <style:graphic-properties svg:stroke-color="#c9211e" draw:fill="none" draw:fill-color="#ffffff" draw:textarea-horizontal-align="justify" draw:auto-grow-height="true" draw:auto-grow-width="true" fo:min-height="0.847cm" fo:min-width="0.847cm" fo:padding-top="0.1cm" fo:padding-bottom="0.1cm" fo:padding-left="0.1cm" fo:padding-right="0.1cm"/>
      <style:paragraph-properties style:writing-mode="lr-tb"/>
    </style:style>
    <style:style style:name="gr193"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8cm" fo:min-width="0.308cm" fo:padding-top="0.15cm" fo:padding-bottom="0.15cm" fo:padding-left="0.275cm" fo:padding-right="0.275cm"/>
    </style:style>
    <style:style style:name="gr194" style:family="graphic" style:parent-style-name="objectwithoutfill">
      <style:graphic-properties draw:fill="none" draw:textarea-vertical-align="middle"/>
    </style:style>
    <style:style style:name="gr195" style:family="graphic" style:parent-style-name="standard">
      <style:graphic-properties draw:stroke="none" svg:stroke-color="#000000" draw:fill-color="#00689d" draw:textarea-horizontal-align="left" draw:textarea-vertical-align="middle" draw:auto-grow-height="false" fo:min-height="0.85cm" fo:min-width="11.088cm"/>
      <style:paragraph-properties style:writing-mode="lr-tb"/>
    </style:style>
    <style:style style:name="gr196" style:family="graphic" style:parent-style-name="objectwithoutfill">
      <style:graphic-properties svg:stroke-width="0.051cm" draw:marker-start-width="0.276cm" draw:marker-end="Arrowheads_20_46" draw:marker-end-width="0.289cm" draw:fill="none" draw:textarea-vertical-align="middle" fo:padding-top="0.15cm" fo:padding-bottom="0.15cm" fo:padding-left="0.275cm" fo:padding-right="0.275cm"/>
    </style:style>
    <style:style style:name="gr197" style:family="graphic" style:parent-style-name="objectwithoutfill">
      <style:graphic-properties svg:stroke-width="0.051cm" draw:marker-start-width="0.276cm" draw:marker-end="Arrowheads_20_47" draw:marker-end-width="0.289cm" draw:fill="none" draw:textarea-vertical-align="middle" fo:padding-top="0.15cm" fo:padding-bottom="0.15cm" fo:padding-left="0.275cm" fo:padding-right="0.275cm"/>
    </style:style>
    <style:style style:name="gr198"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99"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8.264cm" fo:min-width="22.618cm"/>
      <style:paragraph-properties style:writing-mode="lr-tb"/>
    </style:style>
    <style:style style:name="gr201" style:family="graphic" style:parent-style-name="standard">
      <style:graphic-properties svg:stroke-width="0.051cm" svg:stroke-color="#333333" draw:marker-start-width="0.276cm" draw:marker-end-width="0.276cm" draw:fill-color="#ffffff" draw:textarea-horizontal-align="justify" draw:textarea-vertical-align="middle" draw:auto-grow-height="false" fo:min-height="0.239cm" fo:min-width="0cm" fo:padding-top="0.15cm" fo:padding-bottom="0.15cm" fo:padding-left="0.275cm" fo:padding-right="0.275cm"/>
    </style:style>
    <style:style style:name="gr202" style:family="graphic" style:parent-style-name="standard">
      <style:graphic-properties svg:stroke-width="0.051cm" svg:stroke-color="#333333" draw:marker-start-width="0.276cm" draw:marker-end-width="0.276cm" draw:fill-color="#ffffff" draw:textarea-horizontal-align="justify" draw:textarea-vertical-align="middle" draw:auto-grow-height="false" fo:min-height="0.24cm" fo:min-width="0cm" fo:padding-top="0.15cm" fo:padding-bottom="0.15cm" fo:padding-left="0.275cm" fo:padding-right="0.275cm"/>
    </style:style>
    <style:style style:name="gr203" style:family="graphic" style:parent-style-name="standard">
      <style:graphic-properties svg:stroke-width="0.051cm" svg:stroke-color="#333333" draw:marker-start-width="0.276cm" draw:marker-end-width="0.276cm" draw:fill-color="#ffffff" draw:textarea-horizontal-align="justify" draw:textarea-vertical-align="middle" draw:auto-grow-height="false" fo:min-height="0.238cm" fo:min-width="0cm" fo:padding-top="0.15cm" fo:padding-bottom="0.15cm" fo:padding-left="0.275cm" fo:padding-right="0.275cm"/>
    </style:style>
    <style:style style:name="gr204" style:family="graphic" style:parent-style-name="objectwithoutfill">
      <style:graphic-properties svg:stroke-width="0.051cm" svg:stroke-color="#333333" draw:marker-start-width="0.276cm" draw:marker-end="Arrowheads_20_2" draw:marker-end-width="0.276cm" draw:fill="none" draw:textarea-vertical-align="middle" fo:padding-top="0.15cm" fo:padding-bottom="0.15cm" fo:padding-left="0.275cm" fo:padding-right="0.275cm"/>
    </style:style>
    <style:style style:name="gr205" style:family="graphic" style:parent-style-name="standard">
      <style:graphic-properties draw:stroke="none" svg:stroke-color="#000000" draw:fill="none" draw:fill-color="#ffffff" draw:textarea-horizontal-align="left" draw:auto-grow-height="false" draw:auto-grow-width="false" draw:fit-to-size="true" style:shrink-to-fit="false" fo:min-height="0.894cm" fo:min-width="0cm"/>
      <style:paragraph-properties style:writing-mode="lr-tb"/>
    </style:style>
    <style:style style:name="gr206" style:family="graphic" style:parent-style-name="standard" style:list-style-name="L1">
      <style:graphic-properties draw:stroke="none" svg:stroke-color="#000000" draw:fill-color="#feeaeb" draw:textarea-horizontal-align="left" draw:textarea-vertical-align="middle" draw:auto-grow-height="false" fo:min-height="3.75cm" fo:min-width="13.5cm" text:animation-delay="P0D"/>
      <style:paragraph-properties style:writing-mode="lr-tb"/>
    </style:style>
    <style:style style:name="gr207" style:family="graphic" style:parent-style-name="standard" style:list-style-name="L1">
      <style:graphic-properties draw:stroke="none" svg:stroke-color="#000000" draw:fill-color="#e6fffb" draw:textarea-horizontal-align="left" draw:textarea-vertical-align="middle" draw:auto-grow-height="false" fo:min-height="3.75cm" fo:min-width="13.5cm" text:animation-delay="P0D"/>
      <style:paragraph-properties style:writing-mode="lr-tb"/>
    </style:style>
    <style:style style:name="gr208" style:family="graphic" style:parent-style-name="standard" style:list-style-name="L1">
      <style:graphic-properties draw:stroke="none" svg:stroke-color="#000000" draw:fill-color="#dbf2ff" draw:textarea-horizontal-align="left" draw:textarea-vertical-align="middle" draw:auto-grow-height="false" fo:min-height="3.75cm" fo:min-width="13.5cm" text:animation-delay="P0D"/>
      <style:paragraph-properties style:writing-mode="lr-tb"/>
    </style:style>
    <style:style style:name="gr209" style:family="graphic" style:parent-style-name="standard">
      <style:graphic-properties draw:stroke="none" svg:stroke-color="#000000" draw:fill-color="#00689d" draw:textarea-horizontal-align="left" draw:textarea-vertical-align="middle" draw:auto-grow-height="false" fo:min-height="0.85cm" fo:min-width="13.5cm"/>
      <style:paragraph-properties style:writing-mode="lr-tb"/>
    </style:style>
    <style:style style:name="pr1" style:family="presentation" style:parent-style-name="Master1-Layout1-cust-Titelfolie-title">
      <style:graphic-properties draw:auto-grow-height="true" fo:min-height="2.845cm"/>
      <style:paragraph-properties style:writing-mode="lr-tb"/>
    </style:style>
    <style:style style:name="pr2" style:family="presentation" style:parent-style-name="Master1-Layout1-cust-Titelfolie-subtitle">
      <style:graphic-properties draw:fill-color="#ffffff" draw:auto-grow-height="true" fo:min-height="1.968cm"/>
      <style:paragraph-properties style:writing-mode="lr-tb"/>
    </style:style>
    <style:style style:name="pr3" style:family="presentation" style:parent-style-name="Master1-Layout1-cust-Titelfolie-notes">
      <style:graphic-properties draw:fill-color="#ffffff" fo:min-height="12.129cm"/>
      <style:paragraph-properties style:writing-mode="lr-tb"/>
    </style:style>
    <style:style style:name="pr4" style:family="presentation" style:parent-style-name="Master1-Präsentationsvorlage_5f_BWL9-title">
      <style:graphic-properties fo:min-height="1.746cm"/>
      <style:paragraph-properties style:writing-mode="lr-tb"/>
    </style:style>
    <style:style style:name="pr5" style:family="presentation" style:parent-style-name="Master1-Präsentationsvorlage_5f_BWL9-outline1">
      <style:graphic-properties fo:min-height="1.718cm"/>
      <style:paragraph-properties style:writing-mode="lr-tb"/>
    </style:style>
    <style:style style:name="pr6" style:family="presentation" style:parent-style-name="Master1-Präsentationsvorlage_5f_BWL9-notes">
      <style:graphic-properties draw:fill-color="#ffffff" draw:auto-grow-height="true" fo:min-height="11.897cm"/>
      <style:paragraph-properties style:writing-mode="lr-tb"/>
    </style:style>
    <style:style style:name="pr7" style:family="presentation" style:parent-style-name="Master1-Präsentationsvorlage_5f_BWL9-notes">
      <style:graphic-properties draw:fill-color="#ffffff" fo:min-height="11.897cm"/>
      <style:paragraph-properties style:writing-mode="lr-tb"/>
    </style:style>
    <style:style style:name="pr8" style:family="presentation" style:parent-style-name="Master1-Präsentationsvorlage_5f_BWL9-title">
      <style:graphic-properties draw:auto-grow-height="true" fo:min-height="1.746cm"/>
      <style:paragraph-properties style:writing-mode="lr-tb"/>
    </style:style>
    <style:style style:name="pr9" style:family="presentation" style:parent-style-name="Master1-Präsentationsvorlage_5f_BWL9_5f_-title">
      <style:graphic-properties draw:auto-grow-height="true" fo:min-height="1.746cm"/>
      <style:paragraph-properties style:writing-mode="lr-tb"/>
    </style:style>
    <style:style style:name="pr10" style:family="presentation" style:parent-style-name="Master1-Präsentationsvorlage_5f_BWL9_5f_-notes">
      <style:graphic-properties draw:fill-color="#ffffff" fo:min-height="11.897cm"/>
      <style:paragraph-properties style:writing-mode="lr-tb"/>
    </style:style>
    <style:style style:name="pr11" style:family="presentation" style:parent-style-name="Master1-Präsentationsvorlage_5f_BWL9_5f_-title">
      <style:graphic-properties fo:min-height="1.746cm"/>
      <style:paragraph-properties style:writing-mode="lr-tb"/>
    </style:style>
    <style:style style:name="pr12" style:family="presentation" style:parent-style-name="Master1-Präsentationsvorlage_5f_BWL9_5f_-outline1">
      <style:graphic-properties fo:min-height="9.275cm"/>
      <style:paragraph-properties style:writing-mode="lr-tb"/>
    </style:style>
    <style:style style:name="pr13" style:family="presentation" style:parent-style-name="Default-title">
      <style:graphic-properties draw:auto-grow-height="true" fo:min-height="2.384cm"/>
      <style:paragraph-properties style:writing-mode="lr-tb"/>
    </style:style>
    <style:style style:name="pr14" style:family="presentation" style:parent-style-name="Default-outline1">
      <style:graphic-properties fo:min-height="9.275cm"/>
      <style:paragraph-properties style:writing-mode="lr-tb"/>
    </style:style>
    <style:style style:name="pr15" style:family="presentation" style:parent-style-name="Default-notes">
      <style:graphic-properties draw:fill-color="#ffffff" draw:auto-grow-height="true" fo:min-height="11.429cm"/>
      <style:paragraph-properties style:writing-mode="lr-tb"/>
    </style:style>
    <style:style style:name="pr16" style:family="presentation" style:parent-style-name="Master1-Präsentationsvorlage_5f_BWL9_5f_-outline1">
      <style:graphic-properties draw:textarea-vertical-align="middle" fo:min-height="9.275cm"/>
      <style:paragraph-properties style:writing-mode="lr-tb"/>
    </style:style>
    <style:style style:name="P1" style:family="paragraph">
      <style:paragraph-properties style:writing-mode="lr-tb"/>
      <style:text-properties fo:font-size="31pt" style:font-size-asian="32pt" style:font-size-complex="32pt"/>
    </style:style>
    <style:style style:name="P2" style:family="paragraph">
      <loext:graphic-properties draw:fill-color="#ffffff"/>
      <style:paragraph-properties style:writing-mode="lr-tb"/>
      <style:text-properties fo:color="#ffffff" loext:opacity="100%"/>
    </style:style>
    <style:style style:name="P3" style:family="paragraph">
      <loext:graphic-properties draw:fill-color="#ffffff"/>
      <style:paragraph-properties style:writing-mode="lr-tb"/>
    </style:style>
    <style:style style:name="P4" style:family="paragraph">
      <loext:graphic-properties draw:fill-color="#dddddd"/>
      <style:paragraph-properties fo:text-align="center"/>
    </style:style>
    <style:style style:name="P5" style:family="paragraph">
      <style:paragraph-properties style:writing-mode="lr-tb"/>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color="#ff972f"/>
      <style:paragraph-properties fo:text-align="center"/>
    </style:style>
    <style:style style:name="P10" style:family="paragraph">
      <loext:graphic-properties draw:fill-color="#77bc65"/>
      <style:paragraph-properties fo:text-align="center"/>
    </style:style>
    <style:style style:name="P11" style:family="paragraph">
      <loext:graphic-properties draw:fill-color="#ffe994"/>
      <style:paragraph-properties fo:text-align="center"/>
    </style:style>
    <style:style style:name="P12" style:family="paragraph">
      <loext:graphic-properties draw:fill="none" draw:fill-color="#ffffff"/>
      <style:paragraph-properties style:writing-mode="lr-tb"/>
      <style:text-properties fo:color="#333333" loext:opacity="100%" fo:font-style="italic" style:font-style-asian="italic" style:font-style-complex="italic"/>
    </style:style>
    <style:style style:name="P13" style:family="paragraph">
      <style:paragraph-properties fo:margin-top="0cm" fo:margin-bottom="0.254cm" fo:text-align="center"/>
    </style:style>
    <style:style style:name="P14" style:family="paragraph">
      <style:paragraph-properties fo:margin-top="0.254cm" fo:margin-bottom="0.508cm" fo:text-align="center"/>
    </style:style>
    <style:style style:name="P15" style:family="paragraph">
      <loext:graphic-properties draw:fill="none" draw:fill-color="#ffffff"/>
      <style:paragraph-properties fo:text-align="center" style:writing-mode="lr-tb"/>
    </style:style>
    <style:style style:name="P16" style:family="paragraph">
      <style:paragraph-properties fo:margin-left="0cm" fo:margin-right="0cm" fo:margin-top="0.5cm" fo:margin-bottom="0cm" fo:line-height="100%" fo:text-align="start" fo:text-indent="0cm" style:writing-mode="lr-tb"/>
    </style:style>
    <style:style style:name="P17" style:family="paragraph">
      <loext:graphic-properties draw:fill-color="#e6fffb"/>
      <style:paragraph-properties fo:margin-left="0cm" fo:margin-right="0cm" fo:margin-top="0.5cm" fo:margin-bottom="0cm" fo:line-height="100%" fo:text-align="start" fo:text-indent="0cm" style:writing-mode="lr-tb"/>
    </style:style>
    <style:style style:name="P18" style:family="paragraph">
      <style:paragraph-properties fo:margin-left="0cm" fo:margin-right="0cm" fo:margin-top="0.5cm" fo:margin-bottom="0cm" fo:line-height="100%" fo:text-align="center" fo:text-indent="0cm" style:writing-mode="lr-tb"/>
      <style:text-properties fo:color="#ffffff" loext:opacity="100%"/>
    </style:style>
    <style:style style:name="P19" style:family="paragraph">
      <loext:graphic-properties draw:fill-color="#008877"/>
      <style:paragraph-properties fo:margin-left="0cm" fo:margin-right="0cm" fo:margin-top="0.5cm" fo:margin-bottom="0cm" fo:line-height="100%" fo:text-align="center" fo:text-indent="0cm" style:writing-mode="lr-tb"/>
      <style:text-properties fo:color="#ffffff" loext:opacity="100%"/>
    </style:style>
    <style:style style:name="P20" style:family="paragraph">
      <loext:graphic-properties draw:fill-color="#feeaeb"/>
      <style:paragraph-properties fo:margin-left="0cm" fo:margin-right="0cm" fo:margin-top="0.5cm" fo:margin-bottom="0cm" fo:line-height="100%" fo:text-align="start" fo:text-indent="0cm" style:writing-mode="lr-tb"/>
    </style:style>
    <style:style style:name="P21" style:family="paragraph">
      <loext:graphic-properties draw:fill-color="#9c1c26"/>
      <style:paragraph-properties fo:margin-left="0cm" fo:margin-right="0cm" fo:margin-top="0.5cm" fo:margin-bottom="0cm" fo:line-height="100%" fo:text-align="center" fo:text-indent="0cm" style:writing-mode="lr-tb"/>
      <style:text-properties fo:color="#ffffff" loext:opacity="100%"/>
    </style:style>
    <style:style style:name="P22" style:family="paragraph">
      <loext:graphic-properties draw:fill="none" draw:fill-color="#ffffff"/>
      <style:paragraph-properties style:writing-mode="lr-tb"/>
      <style:text-properties fo:color="#ffffff" loext:opacity="100%"/>
    </style:style>
    <style:style style:name="P23" style:family="paragraph">
      <loext:graphic-properties draw:fill-color="#333333"/>
      <style:paragraph-properties fo:text-align="center"/>
    </style:style>
    <style:style style:name="P24" style:family="paragraph">
      <loext:graphic-properties draw:fill-color="#666666"/>
      <style:paragraph-properties fo:text-align="center"/>
    </style:style>
    <style:style style:name="P25" style:family="paragraph">
      <loext:graphic-properties draw:fill-color="#b2b2b2"/>
      <style:paragraph-properties fo:text-align="center"/>
    </style:style>
    <style:style style:name="P26" style:family="paragraph">
      <loext:graphic-properties draw:fill-color="#ff6d6d"/>
      <style:paragraph-properties fo:text-align="center"/>
    </style:style>
    <style:style style:name="P27" style:family="paragraph">
      <loext:graphic-properties draw:fill-color="#ff3838"/>
      <style:paragraph-properties fo:text-align="center"/>
    </style:style>
    <style:style style:name="P28" style:family="paragraph">
      <loext:graphic-properties draw:fill-color="#3faf46"/>
      <style:paragraph-properties fo:text-align="cente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loext:graphic-properties draw:fill="solid" draw:fill-color="#dddddd" draw:opacity="50%"/>
      <style:paragraph-properties fo:text-align="center"/>
    </style:style>
    <style:style style:name="P31" style:family="paragraph">
      <style:paragraph-properties fo:margin-left="0cm" fo:margin-right="0cm" fo:margin-top="0.4cm" fo:margin-bottom="0cm" fo:line-height="100%" fo:text-align="start" fo:text-indent="0cm" style:writing-mode="lr-tb"/>
      <style:text-properties fo:font-size="18pt"/>
    </style:style>
    <style:style style:name="P32" style:family="paragraph">
      <loext:graphic-properties draw:fill-color="#feeaeb"/>
      <style:paragraph-properties fo:margin-left="0cm" fo:margin-right="0cm" fo:margin-top="0.4cm" fo:margin-bottom="0cm" fo:line-height="100%" fo:text-align="start" fo:text-indent="0cm" style:writing-mode="lr-tb"/>
      <style:text-properties fo:font-size="18pt"/>
    </style:style>
    <style:style style:name="P33" style:family="paragraph">
      <style:paragraph-properties fo:text-align="center" style:writing-mode="lr-tb"/>
      <style:text-properties fo:color="#ffffff" loext:opacity="100%" fo:font-size="18pt"/>
    </style:style>
    <style:style style:name="P34" style:family="paragraph">
      <loext:graphic-properties draw:fill-color="#9c1c26"/>
      <style:paragraph-properties fo:text-align="center" style:writing-mode="lr-tb"/>
      <style:text-properties fo:color="#ffffff" loext:opacity="100%" fo:font-size="18pt"/>
    </style:style>
    <style:style style:name="P35" style:family="paragraph">
      <loext:graphic-properties draw:fill-color="#008877"/>
      <style:paragraph-properties fo:text-align="center" style:writing-mode="lr-tb"/>
      <style:text-properties fo:color="#ffffff" loext:opacity="100%" fo:font-size="18pt"/>
    </style:style>
    <style:style style:name="P36" style:family="paragraph">
      <loext:graphic-properties draw:fill-color="#ffffff"/>
      <style:paragraph-properties style:writing-mode="lr-tb"/>
      <style:text-properties fo:font-size="20pt"/>
    </style:style>
    <style:style style:name="P37" style:family="paragraph">
      <loext:graphic-properties draw:fill="none" draw:fill-color="#ffffff"/>
      <style:paragraph-properties fo:text-align="center"/>
    </style:style>
    <style:style style:name="P38" style:family="paragraph">
      <loext:graphic-properties draw:fill="solid" draw:fill-color="#000000"/>
      <style:paragraph-properties fo:text-align="center"/>
    </style:style>
    <style:style style:name="P39"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40" style:family="paragraph">
      <loext:graphic-properties draw:fill="none"/>
      <style:paragraph-properties fo:text-align="end"/>
      <style:text-properties fo:color="#168253" loext:opacity="100%"/>
    </style:style>
    <style:style style:name="P41" style:family="paragraph">
      <loext:graphic-properties draw:fill="none" draw:fill-color="#ffffff"/>
      <style:paragraph-properties fo:text-align="center" style:writing-mode="lr-tb"/>
      <style:text-properties fo:font-size="18pt"/>
    </style:style>
    <style:style style:name="P42" style:family="paragraph">
      <loext:graphic-properties draw:fill-color="#e16173"/>
      <style:paragraph-properties fo:text-align="center" style:writing-mode="lr-tb"/>
    </style:style>
    <style:style style:name="P43" style:family="paragraph">
      <loext:graphic-properties draw:fill-color="#ec9ba4"/>
      <style:paragraph-properties fo:text-align="center" style:writing-mode="lr-tb"/>
    </style:style>
    <style:style style:name="P44" style:family="paragraph">
      <loext:graphic-properties draw:fill="none" draw:fill-color="#ffffff"/>
      <style:paragraph-properties style:writing-mode="lr-tb"/>
      <style:text-properties fo:font-size="18pt"/>
    </style:style>
    <style:style style:name="P45" style:family="paragraph">
      <style:paragraph-properties style:writing-mode="lr-tb"/>
      <style:text-properties fo:font-weight="bold" style:font-weight-asian="bold" style:font-weight-complex="bold"/>
    </style:style>
    <style:style style:name="P46" style:family="paragraph">
      <loext:graphic-properties draw:fill-color="#ffb66c"/>
      <style:paragraph-properties fo:text-align="center" style:writing-mode="lr-tb"/>
    </style:style>
    <style:style style:name="P47" style:family="paragraph">
      <loext:graphic-properties draw:fill-color="#ffdbb6"/>
      <style:paragraph-properties fo:text-align="center" style:writing-mode="lr-tb"/>
    </style:style>
    <style:style style:name="P48" style:family="paragraph">
      <style:paragraph-properties fo:text-align="center" style:writing-mode="lr-tb"/>
    </style:style>
    <style:style style:name="P49" style:family="paragraph">
      <loext:graphic-properties draw:fill-color="#dbf2ff"/>
      <style:paragraph-properties fo:margin-left="0cm" fo:margin-right="0cm" fo:margin-top="0.4cm" fo:margin-bottom="0cm" fo:line-height="100%" fo:text-align="start" fo:text-indent="0cm" style:writing-mode="lr-tb"/>
    </style:style>
    <style:style style:name="P50" style:family="paragraph">
      <loext:graphic-properties draw:fill-color="#ffdbb6"/>
      <style:paragraph-properties fo:margin-left="0cm" fo:margin-right="0cm" fo:margin-top="0.4cm" fo:margin-bottom="0cm" fo:line-height="100%" fo:text-align="start" fo:text-indent="0cm" style:writing-mode="lr-tb"/>
    </style:style>
    <style:style style:name="P51" style:family="paragraph">
      <loext:graphic-properties draw:fill-color="#069a2e"/>
      <style:paragraph-properties fo:text-align="end"/>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color="#168253" loext:opacity="100%" fo:font-size="18pt" fo:font-weight="bold" style:font-size-asian="18pt" style:font-weight-asian="bold" style:font-size-complex="18pt" style:font-weight-complex="bold"/>
    </style:style>
    <style:style style:name="P54" style:family="paragraph">
      <loext:graphic-properties draw:fill="none" draw:fill-color="#ffffff"/>
      <style:paragraph-properties fo:text-align="end" style:writing-mode="lr-tb"/>
      <style:text-properties fo:color="#c9211e" loext:opacity="100%" fo:font-size="18pt" fo:font-weight="bold" style:font-size-asian="18pt" style:font-weight-asian="bold" style:font-size-complex="18pt" style:font-weight-complex="bold"/>
    </style:style>
    <style:style style:name="P55" style:family="paragraph">
      <style:paragraph-properties fo:margin-top="0.5cm" fo:margin-bottom="0cm"/>
    </style:style>
    <style:style style:name="P56" style:family="paragraph">
      <loext:graphic-properties draw:fill="none" draw:fill-color="#ffffff"/>
      <style:paragraph-properties fo:text-align="end" style:writing-mode="lr-tb"/>
      <style:text-properties fo:color="#000000" loext:opacity="100%" fo:font-size="22pt" style:font-size-asian="22pt" style:font-size-complex="22pt"/>
    </style:style>
    <style:style style:name="P57" style:family="paragraph">
      <loext:graphic-properties draw:fill="solid" draw:fill-color="#ffffff"/>
      <style:paragraph-properties fo:text-align="center"/>
    </style:style>
    <style:style style:name="P58" style:family="paragraph">
      <loext:graphic-properties draw:fill="none" draw:fill-color="#ffffff"/>
      <style:paragraph-properties fo:text-align="end" style:writing-mode="lr-tb"/>
      <style:text-properties fo:color="#3465a4" loext:opacity="100%"/>
    </style:style>
    <style:style style:name="P59" style:family="paragraph">
      <style:paragraph-properties fo:text-align="start"/>
    </style:style>
    <style:style style:name="P60" style:family="paragraph">
      <loext:graphic-properties draw:fill="none" draw:fill-color="#ffffff"/>
      <style:paragraph-properties fo:text-align="start" style:writing-mode="lr-tb"/>
      <style:text-properties fo:color="#168253" loext:opacity="100%"/>
    </style:style>
    <style:style style:name="P61" style:family="paragraph">
      <loext:graphic-properties draw:fill="solid" draw:fill-color="#3465a4"/>
      <style:paragraph-properties fo:text-align="center"/>
    </style:style>
    <style:style style:name="P62" style:family="paragraph">
      <loext:graphic-properties draw:fill="none"/>
      <style:paragraph-properties fo:text-align="center"/>
      <style:text-properties fo:color="#168253" loext:opacity="100%"/>
    </style:style>
    <style:style style:name="P63" style:family="paragraph">
      <loext:graphic-properties draw:fill-color="#f10d0c"/>
      <style:paragraph-properties fo:text-align="center" style:writing-mode="lr-tb"/>
      <style:text-properties fo:color="#168253" loext:opacity="100%"/>
    </style:style>
    <style:style style:name="P64" style:family="paragraph">
      <loext:graphic-properties draw:fill="none" draw:fill-color="#ffffff"/>
      <style:paragraph-properties fo:text-align="end" style:writing-mode="lr-tb"/>
      <style:text-properties fo:color="#ffff38" loext:opacity="100%" fo:font-weight="bold" fo:background-color="#ffff00" style:font-weight-asian="bold" style:font-weight-complex="bold"/>
    </style:style>
    <style:style style:name="P65" style:family="paragraph">
      <loext:graphic-properties draw:fill-color="#feeaeb"/>
      <style:paragraph-properties fo:margin-left="0cm" fo:margin-right="0cm" fo:margin-top="0.4cm" fo:margin-bottom="0cm" fo:line-height="100%" fo:text-align="start" fo:text-indent="0cm" style:writing-mode="lr-tb"/>
    </style:style>
    <style:style style:name="P66" style:family="paragraph">
      <loext:graphic-properties draw:fill-color="#e6fffb"/>
      <style:paragraph-properties fo:margin-left="0cm" fo:margin-right="0cm" fo:margin-top="0.4cm" fo:margin-bottom="0cm" fo:line-height="100%" fo:text-align="start" fo:text-indent="0cm" style:writing-mode="lr-tb"/>
    </style:style>
    <style:style style:name="P67" style:family="paragraph">
      <loext:graphic-properties draw:fill="none" draw:fill-color="#ffffff"/>
      <style:paragraph-properties fo:text-align="start" style:writing-mode="lr-tb"/>
      <style:text-properties fo:color="#000000" loext:opacity="100%" fo:font-size="24pt" style:font-size-asian="24pt" style:font-size-complex="24pt"/>
    </style:style>
    <style:style style:name="P68" style:family="paragraph">
      <loext:graphic-properties draw:fill="none" draw:fill-color="#ffffff"/>
      <style:paragraph-properties fo:text-align="end" style:writing-mode="lr-tb"/>
      <style:text-properties fo:color="#3465a4" loext:opacity="100%" fo:font-weight="bold" style:font-weight-asian="bold" style:font-weight-complex="bold"/>
    </style:style>
    <style:style style:name="P69" style:family="paragraph">
      <loext:graphic-properties draw:fill="none" draw:fill-color="#ffffff"/>
      <style:paragraph-properties fo:text-align="end" style:writing-mode="lr-tb"/>
      <style:text-properties fo:color="#c9211e" loext:opacity="100%" fo:font-weight="bold" style:font-weight-asian="bold" style:font-weight-complex="bold"/>
    </style:style>
    <style:style style:name="P70" style:family="paragraph">
      <loext:graphic-properties draw:fill="solid" draw:fill-color="#c9211e"/>
      <style:paragraph-properties fo:text-align="center"/>
    </style:style>
    <style:style style:name="P71" style:family="paragraph">
      <loext:graphic-properties draw:fill="none" draw:fill-color="#ffffff"/>
      <style:paragraph-properties fo:text-align="end" style:writing-mode="lr-tb"/>
      <style:text-properties fo:color="#168253" loext:opacity="100%"/>
    </style:style>
    <style:style style:name="P72" style:family="paragraph">
      <style:paragraph-properties fo:margin-left="0cm" fo:margin-right="0cm" fo:margin-top="0.5cm" fo:margin-bottom="0cm" fo:line-height="100%" fo:text-align="center" fo:text-indent="0cm"/>
    </style:style>
    <style:style style:name="P73" style:family="paragraph">
      <loext:graphic-properties draw:fill="none" draw:fill-color="#ffffff"/>
      <style:paragraph-properties fo:text-align="center" style:writing-mode="lr-tb"/>
      <style:text-properties fo:color="#c9211e" loext:opacity="100%"/>
    </style:style>
    <style:style style:name="P74" style:family="paragraph">
      <loext:graphic-properties draw:fill-color="#b4c7dc"/>
      <style:paragraph-properties fo:text-align="center"/>
      <style:text-properties fo:color="#168253" loext:opacity="100%"/>
    </style:style>
    <style:style style:name="P75" style:family="paragraph">
      <style:paragraph-properties style:writing-mode="lr-tb"/>
      <style:text-properties fo:color="#c9211e" loext:opacity="100%"/>
    </style:style>
    <style:style style:name="P76" style:family="paragraph">
      <loext:graphic-properties draw:fill="solid" draw:fill-color="#355269"/>
      <style:paragraph-properties fo:text-align="center"/>
    </style:style>
    <style:style style:name="P77" style:family="paragraph">
      <loext:graphic-properties draw:fill="solid" draw:fill-color="#8d281e"/>
      <style:paragraph-properties fo:text-align="center"/>
    </style:style>
    <style:style style:name="P78" style:family="paragraph">
      <loext:graphic-properties draw:fill="none" draw:fill-color="#ffffff"/>
      <style:paragraph-properties fo:text-align="end" style:writing-mode="lr-tb"/>
      <style:text-properties fo:color="#c9211e" loext:opacity="100%"/>
    </style:style>
    <style:style style:name="P79" style:family="paragraph">
      <style:paragraph-properties fo:margin-top="0.5cm" fo:margin-bottom="0cm" style:writing-mode="lr-tb"/>
    </style:style>
    <style:style style:name="P80" style:family="paragraph">
      <style:text-properties fo:color="#3465a4" loext:opacity="100%"/>
    </style:style>
    <style:style style:name="P81" style:family="paragraph">
      <loext:graphic-properties draw:fill="none" draw:fill-color="#ffffff"/>
      <style:text-properties fo:color="#3465a4" loext:opacity="100%"/>
    </style:style>
    <style:style style:name="P82" style:family="paragraph">
      <loext:graphic-properties draw:fill="none"/>
      <style:paragraph-properties fo:text-align="center"/>
      <style:text-properties fo:color="#c9211e" loext:opacity="100%"/>
    </style:style>
    <style:style style:name="P83" style:family="paragraph">
      <style:text-properties fo:color="#c9211e" loext:opacity="100%"/>
    </style:style>
    <style:style style:name="P84" style:family="paragraph">
      <loext:graphic-properties draw:fill="none" draw:fill-color="#ffffff"/>
      <style:text-properties fo:color="#c9211e" loext:opacity="100%"/>
    </style:style>
    <style:style style:name="P85" style:family="paragraph">
      <style:paragraph-properties fo:text-align="center" style:writing-mode="lr-tb"/>
      <style:text-properties fo:color="#ffffff" loext:opacity="100%"/>
    </style:style>
    <style:style style:name="P86" style:family="paragraph">
      <loext:graphic-properties draw:fill-color="#00689d"/>
      <style:paragraph-properties fo:text-align="center" style:writing-mode="lr-tb"/>
      <style:text-properties fo:color="#ffffff" loext:opacity="100%"/>
    </style:style>
    <style:style style:name="P87" style:family="paragraph">
      <loext:graphic-properties draw:fill-color="#008877"/>
      <style:paragraph-properties fo:text-align="center" style:writing-mode="lr-tb"/>
      <style:text-properties fo:color="#ffffff" loext:opacity="100%"/>
    </style:style>
    <style:style style:name="P88" style:family="paragraph">
      <loext:graphic-properties draw:fill="none" draw:fill-color="#ffffff"/>
    </style:style>
    <style:style style:name="P89" style:family="paragraph">
      <loext:graphic-properties draw:fill="none" draw:fill-color="#ffffff"/>
      <style:text-properties fo:color="#333333" loext:opacity="100%" fo:font-size="16pt" style:font-size-asian="16pt" style:font-size-complex="16pt"/>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style>
    <style:style style:name="P92" style:family="paragraph">
      <loext:graphic-properties draw:fill-color="#9c1c26"/>
      <style:paragraph-properties fo:text-align="center" style:writing-mode="lr-tb"/>
      <style:text-properties fo:color="#ffffff" loext:opacity="100%"/>
    </style:style>
    <style:style style:name="P93" style:family="paragraph">
      <style:paragraph-properties fo:text-align="center" style:writing-mode="lr-tb"/>
      <style:text-properties fo:color="#ffffff" loext:opacity="100%" fo:font-weight="normal" style:font-weight-asian="normal" style:font-weight-complex="normal"/>
    </style:style>
    <style:style style:name="P94" style:family="paragraph">
      <loext:graphic-properties draw:fill-color="#008877"/>
      <style:paragraph-properties fo:text-align="center" style:writing-mode="lr-tb"/>
      <style:text-properties fo:color="#ffffff" loext:opacity="100%" fo:font-weight="normal" style:font-weight-asian="normal" style:font-weight-complex="normal"/>
    </style:style>
    <style:style style:name="P95" style:family="paragraph">
      <loext:graphic-properties draw:fill-color="#ffffff"/>
      <style:text-properties fo:font-size="20pt"/>
    </style:style>
    <style:style style:name="P96" style:family="paragraph">
      <loext:graphic-properties draw:fill="solid" draw:fill-color="#168253"/>
      <style:paragraph-properties fo:text-align="center"/>
    </style:style>
    <style:style style:name="P97" style:family="paragraph">
      <loext:graphic-properties draw:fill-color="#ffffff"/>
    </style:style>
    <style:style style:name="P98" style:family="paragraph">
      <style:text-properties fo:font-weight="normal" style:font-weight-asian="normal" style:font-weight-complex="normal"/>
    </style:style>
    <style:style style:name="P99" style:family="paragraph">
      <style:paragraph-properties style:writing-mode="lr-tb"/>
      <style:text-properties fo:color="#1e6a39" loext:opacity="100%" fo:font-size="20pt" style:font-size-asian="20pt" style:font-size-complex="20pt"/>
    </style:style>
    <style:style style:name="P100" style:family="paragraph">
      <style:paragraph-properties fo:margin-left="0cm" fo:margin-right="0cm" fo:margin-top="0.5cm" fo:margin-bottom="0cm" fo:line-height="100%" fo:text-indent="0cm"/>
    </style:style>
    <style:style style:name="P101" style:family="paragraph">
      <loext:graphic-properties draw:fill="none" draw:fill-color="#ffffff"/>
      <style:paragraph-properties fo:margin-left="0cm" fo:margin-right="0cm" fo:margin-top="0.5cm" fo:margin-bottom="0cm" fo:line-height="100%" fo:text-indent="0cm" style:writing-mode="lr-tb"/>
    </style:style>
    <style:style style:name="P102" style:family="paragraph">
      <loext:graphic-properties draw:fill-color="#ffffff"/>
      <style:paragraph-properties fo:text-align="center"/>
    </style:style>
    <style:style style:name="P103" style:family="paragraph">
      <style:paragraph-properties fo:margin-left="0cm" fo:margin-right="0cm" fo:margin-top="0.4cm" fo:margin-bottom="0cm" fo:line-height="100%" fo:text-align="start" fo:text-indent="0cm" style:writing-mode="lr-tb"/>
    </style:style>
    <style:style style:name="T1" style:family="text">
      <style:text-properties fo:font-size="28pt" fo:font-weight="bold" style:font-size-asian="32pt" style:font-weight-asian="bold" style:font-size-complex="32pt" style:font-weight-complex="bold"/>
    </style:style>
    <style:style style:name="T2" style:family="text">
      <style:text-properties fo:font-size="28pt" style:font-size-asian="32pt" style:font-size-complex="32pt"/>
    </style:style>
    <style:style style:name="T3" style:family="text">
      <style:text-properties fo:font-size="22pt" style:font-size-asian="24pt" style:font-size-complex="24pt"/>
    </style:style>
    <style:style style:name="T4" style:family="text">
      <style:text-properties fo:font-size="20pt" style:font-size-asian="22pt" style:font-size-complex="22pt"/>
    </style:style>
    <style:style style:name="T5" style:family="text">
      <style:text-properties fo:color="#ffffff" loext:opacity="100%" fo:font-size="22pt" style:font-size-asian="22pt" style:font-size-complex="22pt"/>
    </style:style>
    <style:style style:name="T6" style:family="text">
      <style:text-properties fo:font-size="28pt" style:font-size-asian="28pt" style:font-size-complex="2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color="#333333" loext:opacity="100%" fo:font-size="14pt" fo:font-style="italic" style:font-size-asian="14pt" style:font-style-asian="italic" style:font-size-complex="14pt" style:font-style-complex="italic"/>
    </style:style>
    <style:style style:name="T11" style:family="text">
      <style:text-properties fo:font-weight="bold" style:font-weight-asian="bold" style:font-weight-complex="bold"/>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32pt" style:font-size-asian="32pt" style:font-size-complex="32pt"/>
    </style:style>
    <style:style style:name="T14" style:family="text">
      <style:text-properties fo:font-size="18pt" fo:language="en" fo:country="US" style:font-size-asian="18pt" style:font-size-complex="18pt"/>
    </style:style>
    <style:style style:name="T15" style:family="text">
      <style:text-properties fo:font-size="18pt" fo:language="en" fo:country="US" fo:font-weight="bold" style:font-size-asian="18pt" style:font-weight-asian="bold" style:font-size-complex="18pt" style:font-weight-complex="bold"/>
    </style:style>
    <style:style style:name="T16" style:family="text">
      <style:text-properties fo:color="#666666" loext:opacity="100%" fo:font-size="15pt" fo:language="en" fo:country="US" style:font-size-asian="15pt" style:font-size-complex="15pt"/>
    </style:style>
    <style:style style:name="T17" style:family="text">
      <style:text-properties fo:color="#ffffff" loext:opacity="100%" fo:language="en" fo:country="US"/>
    </style:style>
    <style:style style:name="T18" style:family="text">
      <style:text-properties fo:color="#ffffff" loext:opacity="100%" fo:language="en" fo:country="US" fo:font-weight="bold" style:font-weight-asian="bold" style:font-weight-complex="bold"/>
    </style:style>
    <style:style style:name="T19" style:family="text">
      <style:text-properties fo:language="en" fo:country="US"/>
    </style:style>
    <style:style style:name="T20" style:family="text">
      <style:text-properties fo:language="en" fo:country="US" fo:font-weight="bold" style:font-weight-asian="bold" style:font-weight-complex="bold"/>
    </style:style>
    <style:style style:name="T21" style:family="text">
      <style:text-properties fo:color="#ffffff" loext:opacity="100%" fo:font-size="20pt" style:font-size-asian="20pt" style:font-size-complex="20pt"/>
    </style:style>
    <style:style style:name="T22" style:family="text">
      <style:text-properties fo:color="#ffffff" loext:opacity="100%" fo:font-size="20pt" fo:font-weight="bold" style:font-size-asian="20pt" style:font-weight-asian="bold" style:font-size-complex="20pt" style:font-weight-complex="bold"/>
    </style:style>
    <style:style style:name="T23" style:family="text">
      <style:text-properties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18pt" fo:language="en" fo:country="US"/>
    </style:style>
    <style:style style:name="T26" style:family="text">
      <style:text-properties fo:color="#ffffff" loext:opacity="100%" fo:font-size="18pt" fo:language="en" fo:country="US"/>
    </style:style>
    <style:style style:name="T27" style:family="text">
      <style:text-properties fo:color="#ffffff" loext:opacity="100%" fo:font-size="18pt" fo:language="en" fo:country="US" fo:font-weight="bold" style:font-weight-asian="bold" style:font-weight-complex="bold"/>
    </style:style>
    <style:style style:name="T28" style:family="text">
      <style:text-properties fo:color="#ffffff" loext:opacity="100%" fo:font-weight="bold" style:font-weight-asian="bold" style:font-weight-complex="bold"/>
    </style:style>
    <style:style style:name="T29" style:family="text">
      <style:text-properties fo:font-size="36pt" style:font-size-asian="36pt" style:font-size-complex="36pt"/>
    </style:style>
    <style:style style:name="T30" style:family="text">
      <style:text-properties fo:font-size="24pt" style:font-size-asian="24pt" style:font-size-complex="24pt"/>
    </style:style>
    <style:style style:name="T31" style:family="text">
      <style:text-properties fo:font-size="15pt" style:font-size-asian="15pt" style:font-size-complex="15pt"/>
    </style:style>
    <style:style style:name="T32" style:family="text">
      <style:text-properties fo:font-size="88pt" style:font-size-asian="88pt" style:font-size-complex="88pt"/>
    </style:style>
    <style:style style:name="T33" style:family="text">
      <style:text-properties fo:font-size="26pt" style:font-size-asian="26pt" style:font-size-complex="26pt"/>
    </style:style>
    <style:style style:name="T34" style:family="text">
      <style:text-properties fo:font-size="24pt" fo:language="en" fo:country="US" style:font-size-asian="24pt" style:font-size-complex="24pt"/>
    </style:style>
    <style:style style:name="T35" style:family="text">
      <style:text-properties fo:color="#ffffff" loext:opacity="100%" fo:font-size="26pt" fo:language="en" fo:country="US" style:font-size-asian="26pt" style:font-size-complex="26pt"/>
    </style:style>
    <style:style style:name="T36" style:family="text">
      <style:text-properties fo:color="#168253" loext:opacity="100%" fo:font-size="22pt" fo:font-weight="bold" style:font-size-asian="22pt" style:font-weight-asian="bold" style:font-size-complex="22pt" style:font-weight-complex="bold"/>
    </style:style>
    <style:style style:name="T37" style:family="text">
      <style:text-properties fo:color="#c9211e" loext:opacity="100%" fo:font-size="22pt" fo:font-weight="bold" style:font-size-asian="22pt" style:font-weight-asian="bold" style:font-size-complex="22pt" style:font-weight-complex="bold"/>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9" style:family="text">
      <style:text-properties fo:color="#000000" loext:opacity="100%" fo:font-size="22pt" style:font-size-asian="22pt" style:font-size-complex="22pt"/>
    </style:style>
    <style:style style:name="T40" style:family="text">
      <style:text-properties fo:color="#000000" loext:opacity="100%" fo:font-size="22pt" fo:font-style="italic" style:font-size-asian="22pt" style:font-style-asian="italic" style:font-size-complex="22pt" style:font-style-complex="italic"/>
    </style:style>
    <style:style style:name="T41" style:family="text">
      <style:text-properties fo:color="#3465a4" loext:opacity="100%"/>
    </style:style>
    <style:style style:name="T42" style:family="text">
      <style:text-properties fo:color="#3465a4" loext:opacity="100%" style:font-name="DejaVu Math TeX Gyre" fo:font-style="italic" style:font-style-asian="italic" style:font-style-complex="italic"/>
    </style:style>
    <style:style style:name="T43" style:family="text">
      <style:text-properties fo:font-variant="normal" fo:text-transform="none" fo:color="#168253" loext:opacity="100%" style:text-outline="false" style:text-line-through-style="none" style:text-line-through-type="none" fo:font-size="18pt" fo:text-shadow="none" style:text-underline-style="none" fo:font-weight="normal" style:letter-kerning="true" style:font-name-asian="DejaVu Sans" style:font-size-asian="18pt" style:font-weight-asian="normal" style:font-name-complex="FreeSans" style:font-size-complex="18pt" style:font-weight-complex="normal" style:text-emphasize="none" style:font-relief="none" style:text-overline-style="none" style:text-overline-color="font-color"/>
    </style:style>
    <style:style style:name="T44" style:family="text">
      <style:text-properties fo:font-variant="normal" fo:text-transform="none" fo:color="#168253" loext:opacity="100%" style:text-outline="false" style:text-line-through-style="none" style:text-line-through-type="none" style:font-name="DejaVu Math TeX Gyre" fo:font-size="18pt" fo:font-style="italic" fo:text-shadow="none" style:text-underline-style="none" fo:font-weight="normal" style:letter-kerning="true" style:font-name-asian="DejaVu Sans"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168253" loext:opacity="1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6" style:family="text">
      <style:text-properties fo:color="#168253" loext:opacity="100%" style:font-name="DejaVu Math TeX Gyre" fo:font-style="italic" style:font-style-asian="italic" style:font-style-complex="italic"/>
    </style:style>
    <style:style style:name="T47" style:family="text">
      <style:text-properties fo:color="#168253" loext:opacity="100%"/>
    </style:style>
    <style:style style:name="T48" style:family="text">
      <style:text-properties fo:color="#ffff38" loext:opacity="100%" fo:font-weight="bold" style:font-weight-asian="bold" style:font-weight-complex="bold"/>
    </style:style>
    <style:style style:name="T49" style:family="text">
      <style:text-properties fo:color="#000000" loext:opacity="100%" fo:font-size="22pt" fo:font-weight="bold" style:font-size-asian="22pt" style:font-weight-asian="bold" style:font-size-complex="22pt" style:font-weight-complex="bold"/>
    </style:style>
    <style:style style:name="T50" style:family="text">
      <style:text-properties fo:color="#000000" loext:opacity="100%"/>
    </style:style>
    <style:style style:name="T51" style:family="text">
      <style:text-properties fo:color="#3465a4" loext:opacity="100%" fo:font-size="22pt" fo:font-weight="bold" style:font-size-asian="22pt" style:font-weight-asian="bold" style:font-size-complex="22pt" style:font-weight-complex="bold"/>
    </style:style>
    <style:style style:name="T52" style:family="text">
      <style:text-properties fo:color="#3465a4" loext:opacity="100%" fo:font-size="22pt" style:font-size-asian="22pt" style:font-size-complex="22pt"/>
    </style:style>
    <style:style style:name="T53" style:family="text">
      <style:text-properties fo:color="#3465a4" loext:opacity="100%" fo:font-size="22pt" fo:font-style="italic" style:font-size-asian="22pt" style:font-style-asian="italic" style:font-size-complex="22pt" style:font-style-complex="italic"/>
    </style:style>
    <style:style style:name="T54" style:family="text">
      <style:text-properties fo:color="#168253" loext:opacity="100%" fo:font-size="22pt" style:font-size-asian="22pt" style:font-size-complex="22pt"/>
    </style:style>
    <style:style style:name="T55" style:family="text">
      <style:text-properties fo:color="#168253" loext:opacity="100%" fo:font-size="22pt" fo:font-style="italic" style:font-size-asian="22pt" style:font-style-asian="italic" style:font-size-complex="22pt" style:font-style-complex="italic"/>
    </style:style>
    <style:style style:name="T56" style:family="text">
      <style:text-properties fo:color="#c9211e" loext:opacity="100%" fo:font-size="32pt" fo:font-style="italic" style:font-size-asian="32pt" style:font-style-asian="italic" style:font-size-complex="32pt" style:font-style-complex="italic"/>
    </style:style>
    <style:style style:name="T57" style:family="text">
      <style:text-properties fo:color="#c9211e" loext:opacity="100%" fo:font-size="32pt" fo:font-style="italic" fo:font-weight="bold" style:font-size-asian="32pt" style:font-style-asian="italic" style:font-weight-asian="bold" style:font-size-complex="32pt" style:font-style-complex="italic" style:font-weight-complex="bold"/>
    </style:style>
    <style:style style:name="T58" style:family="text">
      <style:text-properties fo:color="#c9211e" loext:opacity="100%"/>
    </style:style>
    <style:style style:name="T59" style:family="text">
      <style:text-properties fo:color="#c9211e" loext:opacity="100%" fo:font-weight="bold" style:font-weight-asian="bold" style:font-weight-complex="bold"/>
    </style:style>
    <style:style style:name="T60" style:family="text">
      <style:text-properties fo:color="#3465a4" loext:opacity="100%" fo:font-style="italic" style:font-style-asian="italic" style:font-style-complex="italic"/>
    </style:style>
    <style:style style:name="T61" style:family="text">
      <style:text-properties fo:font-weight="normal"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color="#999999" loext:opacity="100%" fo:font-size="24pt" style:font-size-asian="24pt" style:font-size-complex="24pt"/>
    </style:style>
    <style:style style:name="T65" style:family="text">
      <style:text-properties fo:color="#333333" loext:opacity="100%" fo:font-size="15pt" style:font-size-asian="15pt" style:font-size-complex="15pt"/>
    </style:style>
    <style:style style:name="T66" style:family="text">
      <style:text-properties fo:color="#ffffff" loext:opacity="100%" fo:language="en" fo:country="US" fo:font-weight="normal" style:font-weight-asian="normal" style:font-weight-complex="normal"/>
    </style:style>
    <style:style style:name="T67" style:family="text">
      <style:text-properties fo:color="#1e6a39" loext:opacity="100%" fo:font-size="20pt" style:font-size-asian="20pt" style:font-size-complex="20pt"/>
    </style:style>
    <style:style style:name="T68" style:family="text">
      <style:text-properties fo:color="#8d281e" loext:opacity="100%" fo:font-size="20pt" style:font-size-asian="20pt" style:font-size-complex="20pt"/>
    </style:style>
    <style:style style:name="T69" style:family="text">
      <style:text-properties fo:color="#8d281e" loext:opacity="100%" fo:font-size="16pt" style:font-size-asian="16pt" style:font-size-complex="16pt"/>
    </style:style>
    <style:style style:name="T70" style:family="text">
      <style:text-properties fo:color="#8d281e" loext:opacity="100%" fo:font-size="20pt" fo:font-style="italic" style:font-size-asian="20pt" style:font-style-asian="italic" style:font-size-complex="20pt" style:font-style-complex="italic"/>
    </style:style>
    <style:style style:name="T71" style:family="text">
      <style:text-properties fo:color="#8d281e" loext:opacity="100%"/>
    </style:style>
    <style:style style:name="T7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elfolie" presentation:presentation-page-layout-name="AL1T0">
        <office:forms form:automatic-focus="false" form:apply-design-mode="false"/>
        <draw:frame presentation:style-name="pr1" draw:text-style-name="P1" draw:layer="layout" svg:width="20.796cm" svg:height="2.845cm" svg:x="0.476cm" svg:y="0.619cm" presentation:class="title" presentation:user-transformed="true">
          <draw:text-box>
            <text:p><text:span text:style-name="T1">A process algebra with global variables</text:span><text:span text:style-name="T2"><text:line-break/></text:span><text:span text:style-name="T3">(</text:span><text:span text:style-name="T4">M.S. Bouwman, et al.)</text:span></text:p>
          </draw:text-box>
        </draw:frame>
        <draw:frame presentation:style-name="pr2" draw:text-style-name="P2" draw:layer="layout" svg:width="19.002cm" svg:height="1.968cm" svg:x="0.699cm" svg:y="3.143cm" presentation:class="subtitle" presentation:user-transformed="true">
          <draw:text-box>
            <text:p><text:span text:style-name="T5">CTCT Seminar: Paper Presentation</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6.256cm" svg:height="12.129cm" svg:x="2.159cm" svg:y="13.271cm" presentation:class="notes" presentation:user-transformed="true">
            <draw:text-box>
              <text:p>Requirements for the Short Talk</text:p>
              <text:p>* 5min max!</text:p>
              <text:p>* introduce modeling formalism of paper</text:p>
              <text:p><text:s text:c="2"/>* the formalisms used to reason about CT</text:p>
              <text:p>* no need to fully “explain” it</text:p>
              <text:p><text:s text:c="2"/>* instead: Brief advertisement</text:p>
              <text:p><text:s text:c="4"/>* Name</text:p>
              <text:p><text:s text:c="4"/>* Example</text:p>
              <text:p><text:s text:c="4"/>* Graphical / Non-Graphical?</text:p>
              <text:p><text:s text:c="4"/>* Main Idea</text:p>
              <text:p><text:s text:c="4"/>* What is it supposed to solve? (practical problems)</text:p>
              <text:p><text:s text:c="4"/>* What do you like about this formalism? What not?</text:p>
              <text:p><text:s/></text:p>
            </draw:text-box>
          </draw:frame>
        </presentation:notes>
      </draw:page>
      <draw:page draw:name="page2" draw:style-name="dp3" draw:master-page-name="Master1-Präsentationsvorlage_5f_BWL9" presentation:presentation-page-layout-name="AL2T1">
        <office:forms form:automatic-focus="false" form:apply-design-mode="false"/>
        <draw:custom-shape draw:style-name="gr2" draw:text-style-name="P4" xml:id="id64" draw:id="id64" draw:layer="layout" svg:width="18.415cm" svg:height="5.239cm" svg:x="1.275cm" svg:y="7.143cm">
          <text:p/>
          <draw:enhanced-geometry svg:viewBox="0 0 21600 21600" draw:type="rectangle" draw:enhanced-path="M 0 0 L 21600 0 21600 21600 0 21600 0 0 Z N"/>
        </draw:custom-shape>
        <draw:frame presentation:style-name="pr4" draw:text-style-name="P5" draw:layer="layout" svg:width="18.948cm" svg:height="1.746cm" svg:x="0.753cm" svg:y="1.04cm" presentation:class="title" presentation:user-transformed="true">
          <draw:text-box>
            <text:p><text:span text:style-name="T6">Message Passing VS Shared Memory</text:span></text:p>
          </draw:text-box>
        </draw:frame>
        <draw:frame presentation:style-name="pr5" draw:text-style-name="P5" draw:layer="layout" svg:width="24.408cm" svg:height="2.054cm" svg:x="0.498cm" svg:y="3.343cm" presentation:class="outline" presentation:user-transformed="true">
          <draw:text-box>
            <text:list text:style-name="L3">
              <text:list-item>
                <text:p>Many formalisms model communication via some form of <text:span text:style-name="T7">Message Passing</text:span></text:p>
              </text:list-item>
              <text:list-item>
                <text:p><text:span text:style-name="T8">For example, via channels:</text:span></text:p>
              </text:list-item>
            </text:list>
          </draw:text-box>
        </draw:frame>
        <draw:frame draw:style-name="gr3" draw:text-style-name="P6" xml:id="id66" draw:id="id66" draw:layer="layout" svg:width="3.355cm" svg:height="0.962cm" svg:x="2.047cm" svg:y="5.373cm">
          <draw:text-box>
            <text:p>Process A</text:p>
          </draw:text-box>
        </draw:frame>
        <draw:frame draw:style-name="gr4" draw:text-style-name="P6" xml:id="id67" draw:id="id67" draw:layer="layout" svg:width="3.393cm" svg:height="0.962cm" svg:x="15.88cm" svg:y="5.373cm">
          <draw:text-box>
            <text:p>Process B</text:p>
          </draw:text-box>
        </draw:frame>
        <draw:custom-shape draw:style-name="gr5" draw:text-style-name="P7" xml:id="id68" draw:id="id68" draw:layer="layout" svg:width="4.604cm" svg:height="7.143cm" svg:x="8.101cm" svg:y="5.715cm">
          <text:p/>
          <draw:enhanced-geometry svg:viewBox="0 0 21600 21600" draw:type="rectangle" draw:enhanced-path="M 0 0 L 21600 0 21600 21600 0 21600 0 0 Z N"/>
        </draw:custom-shape>
        <draw:frame draw:style-name="gr6" draw:text-style-name="P6" draw:layer="layout" svg:width="2.856cm" svg:height="0.962cm" svg:x="8.955cm" svg:y="5.715cm">
          <draw:text-box>
            <text:p xml:id="id65" text:id="id65">Channel</text:p>
          </draw:text-box>
        </draw:frame>
        <draw:polyline draw:style-name="gr7" draw:text-style-name="P8" xml:id="id69" draw:id="id69" draw:layer="layout" svg:width="0cm" svg:height="6.581cm" svg:x="3.497cm" svg:y="6.435cm" svg:viewBox="0 0 0 6582" draw:points="0,0 0,6582">
          <text:p/>
        </draw:polyline>
        <draw:custom-shape draw:style-name="gr8" draw:text-style-name="P9" xml:id="id70" draw:id="id70" draw:layer="layout" svg:width="0.318cm" svg:height="5.874cm" svg:x="3.338cm" svg:y="6.826cm">
          <text:p/>
          <draw:enhanced-geometry svg:viewBox="0 0 21600 21600" draw:type="rectangle" draw:enhanced-path="M 0 0 L 21600 0 21600 21600 0 21600 0 0 Z N"/>
        </draw:custom-shape>
        <draw:polyline draw:style-name="gr9" draw:text-style-name="P8" xml:id="id71" draw:id="id71" draw:layer="layout" svg:width="0cm" svg:height="6.581cm" svg:x="17.467cm" svg:y="6.435cm" svg:viewBox="0 0 0 6582" draw:points="0,0 0,6582">
          <text:p/>
        </draw:polyline>
        <draw:custom-shape draw:style-name="gr10" draw:text-style-name="P10" xml:id="id72" draw:id="id72" draw:layer="layout" svg:width="0.318cm" svg:height="5.874cm" svg:x="17.308cm" svg:y="6.826cm">
          <text:p/>
          <draw:enhanced-geometry svg:viewBox="0 0 21600 21600" draw:type="rectangle" draw:enhanced-path="M 0 0 L 21600 0 21600 21600 0 21600 0 0 Z N"/>
        </draw:custom-shape>
        <draw:polyline draw:style-name="gr11" draw:text-style-name="P8" xml:id="id73" draw:id="id73" draw:layer="layout" svg:width="4.444cm" svg:height="0cm" svg:x="3.656cm" svg:y="8.02cm" svg:viewBox="0 0 4445 0" draw:points="0,0 4445,0">
          <text:p/>
        </draw:polyline>
        <draw:g xml:id="id74" draw:id="id74">
          <draw:custom-shape draw:style-name="gr12" draw:text-style-name="P11" draw:layer="layout" svg:width="1.905cm" svg:height="1.111cm" svg:x="4.767cm" svg:y="7.543cm">
            <text:p/>
            <draw:enhanced-geometry svg:viewBox="0 0 21600 21600" draw:type="rectangle" draw:enhanced-path="M 0 0 L 21600 0 21600 21600 0 21600 0 0 Z N"/>
          </draw:custom-shape>
          <draw:custom-shape draw:style-name="gr13" draw:text-style-name="P11" draw:layer="layout" svg:width="1.905cm" svg:height="0.635cm" svg:x="4.767cm" svg:y="7.5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 draw:text-style-name="P6" xml:id="id75" draw:id="id75" draw:layer="layout" svg:width="1.929cm" svg:height="0.645cm" svg:x="4.743cm" svg:y="8.019cm">
          <draw:text-box>
            <text:p><text:span text:style-name="T9">message</text:span></text:p>
          </draw:text-box>
        </draw:frame>
        <draw:polyline draw:style-name="gr11" draw:text-style-name="P8" xml:id="id79" draw:id="id79" draw:layer="layout" svg:width="4.602cm" svg:height="0cm" svg:x="12.705cm" svg:y="10.93cm" svg:viewBox="0 0 4603 0" draw:points="0,0 4603,0">
          <text:p/>
        </draw:polyline>
        <draw:g xml:id="id77" draw:id="id77">
          <draw:custom-shape draw:style-name="gr12" draw:text-style-name="P11" draw:layer="layout" svg:width="1.905cm" svg:height="1.111cm" svg:x="9.529cm" svg:y="8.89cm">
            <text:p/>
            <draw:enhanced-geometry svg:viewBox="0 0 21600 21600" draw:type="rectangle" draw:enhanced-path="M 0 0 L 21600 0 21600 21600 0 21600 0 0 Z N"/>
          </draw:custom-shape>
          <draw:custom-shape draw:style-name="gr13" draw:text-style-name="P11" draw:layer="layout" svg:width="1.905cm" svg:height="0.635cm" svg:x="9.529cm" svg:y="8.87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 draw:text-style-name="P6" xml:id="id78" draw:id="id78" draw:layer="layout" svg:width="1.929cm" svg:height="0.645cm" svg:x="9.505cm" svg:y="9.366cm">
          <draw:text-box>
            <text:p><text:span text:style-name="T9">message</text:span></text:p>
          </draw:text-box>
        </draw:frame>
        <draw:g xml:id="id80" draw:id="id80">
          <draw:custom-shape draw:style-name="gr12" draw:text-style-name="P11" draw:layer="layout" svg:width="1.905cm" svg:height="1.111cm" svg:x="14.133cm" svg:y="10.444cm">
            <text:p/>
            <draw:enhanced-geometry svg:viewBox="0 0 21600 21600" draw:type="rectangle" draw:enhanced-path="M 0 0 L 21600 0 21600 21600 0 21600 0 0 Z N"/>
          </draw:custom-shape>
          <draw:custom-shape draw:style-name="gr13" draw:text-style-name="P11" draw:layer="layout" svg:width="1.905cm" svg:height="0.635cm" svg:x="14.133cm" svg:y="10.43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 draw:text-style-name="P6" xml:id="id81" draw:id="id81" draw:layer="layout" svg:width="1.929cm" svg:height="0.645cm" svg:x="14.109cm" svg:y="10.92cm">
          <draw:text-box>
            <text:p><text:span text:style-name="T9">message</text:span></text:p>
          </draw:text-box>
        </draw:frame>
        <draw:frame draw:style-name="gr15" draw:text-style-name="P12" xml:id="id76" draw:id="id76" draw:layer="layout" svg:width="2.238cm" svg:height="0.806cm" svg:x="4.55cm" svg:y="8.655cm">
          <draw:text-box>
            <text:p><text:span text:style-name="T10">sending</text:span></text:p>
          </draw:text-box>
        </draw:frame>
        <draw:frame draw:style-name="gr16" draw:text-style-name="P12" xml:id="id82" draw:id="id82" draw:layer="layout" svg:width="2.487cm" svg:height="0.806cm" svg:x="13.775cm" svg:y="11.506cm">
          <draw:text-box>
            <text:p><text:span text:style-name="T10">receiving</text:span></text:p>
          </draw:text-box>
        </draw:frame>
        <draw:polyline draw:style-name="gr17" draw:text-style-name="P8" xml:id="id83" draw:id="id83" draw:layer="layout" svg:width="1.587cm" svg:height="0.634cm" svg:x="19.208cm" svg:y="7.778cm" svg:viewBox="0 0 1588 635" draw:points="1588,0 0,635">
          <text:p/>
        </draw:polyline>
        <draw:frame draw:style-name="gr18" draw:text-style-name="P15" xml:id="id84" draw:id="id84" draw:layer="layout" svg:width="5.582cm" svg:height="4.136cm" svg:x="19.744cm" svg:y="6.508cm">
          <draw:text-box>
            <text:p text:style-name="P13">May <text:span text:style-name="T11">synchronize</text:span><text:line-break/>A and B</text:p>
            <text:p text:style-name="P14"><text:span text:style-name="T12">or</text:span><text:line-break/>may be<text:line-break/><text:span text:style-name="T11">asynchrono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7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7" smil:attributeName="visibility" smil:to="hidden"/>
                </anim:par>
                <anim:par smil:begin="0s" smil:fill="hold" presentation:node-type="with-previous" presentation:preset-class="exit" presentation:preset-id="ooo-exit-disappear">
                  <anim:set smil:begin="0s" smil:dur="0.001s" smil:fill="hold" smil:targetElement="id78" smil:attributeName="visibility" smil:to="hidden"/>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5.169cm" svg:height="8.533cm" svg:x="1.914cm" svg:y="2.566cm" draw:page-number="2" presentation:class="page"/>
          <draw:frame presentation:style-name="pr6" draw:text-style-name="P3" draw:layer="layout" svg:width="17.992cm" svg:height="11.897cm" svg:x="0.529cm" svg:y="11.902cm" presentation:class="notes" presentation:placeholder="true">
            <draw:text-box/>
          </draw:frame>
        </presentation:notes>
      </draw:page>
      <draw:page draw:name="page3" draw:style-name="dp3" draw:master-page-name="Master1-Präsentationsvorlage_5f_BWL9" presentation:presentation-page-layout-name="AL2T1">
        <office:forms form:automatic-focus="false" form:apply-design-mode="false"/>
        <draw:frame presentation:style-name="pr4" draw:text-style-name="P5" draw:layer="layout" svg:width="19.808cm" svg:height="1.746cm" svg:x="0.494cm" svg:y="1.071cm" presentation:class="title" presentation:user-transformed="true">
          <draw:text-box>
            <text:p><text:span text:style-name="T13">Mess</text:span><text:span text:style-name="T13">age </text:span><text:span text:style-name="T13">Passi</text:span><text:span text:style-name="T13">ng </text:span><text:span text:style-name="T13">VS </text:span><text:span text:style-name="T13">Shar</text:span><text:span text:style-name="T13">ed </text:span><text:span text:style-name="T13">Mem</text:span><text:span text:style-name="T13">ory</text:span></text:p>
          </draw:text-box>
        </draw:frame>
        <draw:custom-shape draw:style-name="gr19" draw:text-style-name="P17" xml:id="id92" draw:id="id92" draw:layer="layout" svg:width="12.276cm" svg:height="7.411cm" svg:x="12.683cm" svg:y="5.447cm">
          <text:list text:style-name="L3">
            <text:list-item>
              <text:p xml:id="id94" text:id="id94" text:style-name="P16"><text:span text:style-name="T14">Message passing between threads is </text:span><text:span text:style-name="T15">implemented in shared memory</text:span><text:span text:style-name="T14"><text:line-break/></text:span><text:span text:style-name="T14">by OS</text:span></text:p>
            </text:list-item>
            <text:list-item>
              <text:p xml:id="id95" text:id="id95" text:style-name="P16"><text:span text:style-name="T14">Shared memory often </text:span><text:span text:style-name="T15">faster</text:span><text:span text:style-name="T14"><text:line-break/></text:span><text:span text:style-name="T16">(if not distributed across network)</text:span></text:p>
            </text:list-item>
            <text:list-item>
              <text:p xml:id="id96" text:id="id96" text:style-name="P16"><text:span text:style-name="T14">Some information should be </text:span><text:span text:style-name="T15">available at all times</text:span></text:p>
            </text:list-item>
            <text:list-item>
              <text:p xml:id="id97" text:id="id97" text:style-name="P16"><text:span text:style-name="T14">…</text:span></text:p>
            </text:list-item>
          </text:list>
          <draw:enhanced-geometry svg:viewBox="0 0 21600 21600" draw:type="rectangle" draw:enhanced-path="M 0 0 L 21600 0 21600 21600 0 21600 0 0 Z N"/>
        </draw:custom-shape>
        <draw:custom-shape draw:style-name="gr20" draw:text-style-name="P19" xml:id="id93" draw:id="id93" draw:layer="layout" svg:width="12.282cm" svg:height="1.905cm" svg:x="12.683cm" svg:y="3.546cm">
          <text:p text:style-name="P18"><text:span text:style-name="T17">But sometimes </text:span><text:span text:style-name="T18">Shared Memory / Global Variables</text:span><text:span text:style-name="T17"> are the right model</text:span></text:p>
          <draw:enhanced-geometry svg:viewBox="0 0 21600 21600" draw:type="rectangle" draw:enhanced-path="M 0 0 L 21600 0 21600 21600 0 21600 0 0 Z N"/>
        </draw:custom-shape>
        <draw:custom-shape draw:style-name="gr21" draw:text-style-name="P20" xml:id="id85" draw:id="id85" draw:layer="layout" svg:width="11.747cm" svg:height="7.368cm" svg:x="0.435cm" svg:y="5.451cm">
          <text:list text:style-name="L3">
            <text:list-item>
              <text:p xml:id="id87" text:id="id87" text:style-name="P16"><text:span text:style-name="T19">Fits well if modeled processes are </text:span><text:span text:style-name="T20">distributed across network</text:span><text:span text:style-name="T19"> etc.</text:span></text:p>
            </text:list-item>
            <text:list-item>
              <text:p xml:id="id88" text:id="id88" text:style-name="P16"><text:span text:style-name="T19">Makes receiver of communication </text:span><text:span text:style-name="T20">explicit</text:span></text:p>
            </text:list-item>
            <text:list-item>
              <text:p xml:id="id89" text:id="id89" text:style-name="P16"><text:span text:style-name="T20">Avoids data races</text:span></text:p>
            </text:list-item>
            <text:list-item>
              <text:p xml:id="id90" text:id="id90" text:style-name="P16"><text:span text:style-name="T19">Provides </text:span><text:span text:style-name="T20">synchronization</text:span><text:span text:style-name="T19"> point</text:span></text:p>
            </text:list-item>
            <text:list-item>
              <text:p xml:id="id91" text:id="id91" text:style-name="P16"><text:span text:style-name="T19">…</text:span></text:p>
            </text:list-item>
          </text:list>
          <draw:enhanced-geometry svg:viewBox="0 0 21600 21600" draw:type="rectangle" draw:enhanced-path="M 0 0 L 21600 0 21600 21600 0 21600 0 0 Z N"/>
        </draw:custom-shape>
        <draw:custom-shape draw:style-name="gr22" draw:text-style-name="P21" xml:id="id86" draw:id="id86" draw:layer="layout" svg:width="11.747cm" svg:height="1.904cm" svg:x="0.435cm" svg:y="3.547cm">
          <text:p text:style-name="P18"><text:span text:style-name="T18">Message passing</text:span><text:span text:style-name="T17"> has its benefits</text:span></text:p>
          <draw:enhanced-geometry svg:viewBox="0 0 21600 21600" draw:type="rectangle" draw:enhanced-path="M 0 0 L 21600 0 21600 21600 0 21600 0 0 Z N"/>
        </draw:custom-shape>
        <draw:custom-shape draw:style-name="gr23" draw:text-style-name="P8" xml:id="id98" draw:id="id98" draw:layer="layout" svg:width="8.572cm" svg:height="1.746cm" svg:x="13.752cm" svg:y="9.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4" draw:text-style-name="P8" xml:id="id99" draw:id="id99" draw:layer="layout" svg:width="12.223cm" svg:height="0cm" svg:x="1.746cm" svg:y="10.318cm" svg:viewBox="0 0 12224 0" draw:points="0,0 12224,0">
          <text:p/>
        </draw:polyline>
        <draw:frame draw:style-name="gr25" draw:text-style-name="P22" xml:id="id100" draw:id="id100" draw:layer="layout" svg:width="11.271cm" svg:height="1.825cm" svg:x="1.905cm" svg:y="9.842cm">
          <draw:text-box>
            <text:p><text:span text:style-name="T21">We’ll look at an </text:span><text:span text:style-name="T22">example</text:span><text:span text:style-name="T21"> for th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1" draw:layer="layout" svg:width="15.169cm" svg:height="8.533cm" svg:x="1.914cm" svg:y="2.566cm" draw:page-number="3" presentation:class="page"/>
          <draw:frame presentation:style-name="pr7" draw:text-style-name="P3" draw:layer="layout" svg:width="17.992cm" svg:height="11.897cm" svg:x="0.529cm" svg:y="11.902cm" presentation:class="notes" presentation:placeholder="true">
            <draw:text-box/>
          </draw:frame>
        </presentation:notes>
      </draw:page>
      <draw:page draw:name="page4" draw:style-name="dp3" draw:master-page-name="Master1-Präsentationsvorlage_5f_BWL9" presentation:presentation-page-layout-name="AL2T1">
        <office:forms form:automatic-focus="false" form:apply-design-mode="false"/>
        <draw:frame presentation:style-name="pr8" draw:text-style-name="P5" draw:layer="layout" svg:width="19.808cm" svg:height="1.746cm" svg:x="0.494cm" svg:y="1.072cm" presentation:class="title">
          <draw:text-box>
            <text:p>Example: Crossing</text:p>
          </draw:text-box>
        </draw:frame>
        <draw:custom-shape draw:style-name="gr26" draw:text-style-name="P23" draw:layer="layout" svg:width="1.588cm" svg:height="8.106cm" svg:x="18.56cm" svg:y="4.186cm">
          <text:p/>
          <draw:enhanced-geometry svg:viewBox="0 0 21600 21600" draw:type="rectangle" draw:enhanced-path="M 0 0 L 21600 0 21600 21600 0 21600 0 0 Z N"/>
        </draw:custom-shape>
        <draw:custom-shape draw:style-name="gr26" draw:text-style-name="P23" draw:layer="layout" svg:width="1.588cm" svg:height="8.106cm" draw:transform="rotate (-1.5707963267949) translate (23.407cm 7.445cm)">
          <text:p/>
          <draw:enhanced-geometry svg:viewBox="0 0 21600 21600" draw:type="rectangle" draw:enhanced-path="M 0 0 L 21600 0 21600 21600 0 21600 0 0 Z N"/>
        </draw:custom-shape>
        <draw:line draw:style-name="gr27" draw:text-style-name="P8" draw:layer="layout" svg:x1="19.354cm" svg:y1="4.186cm" svg:x2="19.354cm" svg:y2="12.292cm">
          <text:p/>
        </draw:line>
        <draw:line draw:style-name="gr27" draw:text-style-name="P8" draw:layer="layout" svg:x1="23.407cm" svg:y1="8.239cm" svg:x2="15.301cm" svg:y2="8.239cm">
          <text:p/>
        </draw:line>
        <draw:frame draw:style-name="gr28" draw:text-style-name="P6" draw:layer="layout" svg:width="11.299cm" svg:height="3.171cm" svg:x="0.579cm" svg:y="3.41cm">
          <draw:text-box>
            <text:p xml:id="id101" text:id="id101"><text:span text:style-name="T23">We want to model a crossing…</text:span></text:p>
            <text:list text:style-name="L1">
              <text:list-item>
                <text:p xml:id="id102" text:id="id102">...a <text:span text:style-name="T11">car</text:span> is a <text:span text:style-name="T11">process</text:span></text:p>
              </text:list-item>
              <text:list-item>
                <text:p xml:id="id104" text:id="id104">...and there can be <text:span text:style-name="T11">multiple</text:span> of them</text:p>
              </text:list-item>
              <text:list-item>
                <text:p xml:id="id111" text:id="id111">...the <text:span text:style-name="T11">traffic light</text:span> is also a <text:span text:style-name="T11">process</text:span></text:p>
              </text:list-item>
            </text:list>
          </draw:text-box>
        </draw:frame>
        <draw:g xml:id="id103" draw:id="id103">
          <draw:custom-shape draw:style-name="gr29" draw:text-style-name="P7" draw:layer="layout" svg:width="1.556cm" svg:height="0.334cm" svg:x="16.102cm" svg:y="7.837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30" draw:text-style-name="P7" draw:layer="layout" svg:width="2.223cm" svg:height="0.444cm" svg:x="15.797cm" svg:y="8.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0.445cm" svg:height="0.445cm" svg:x="15.99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2cm" svg:height="0.223cm" svg:x="16.102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445cm" svg:height="0.445cm" svg:x="17.324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3cm" svg:height="0.223cm" svg:x="17.435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 draw:text-style-name="P26" xml:id="id105" draw:id="id105" draw:layer="layout" svg:width="1.556cm" svg:height="0.334cm" draw:transform="rotate (1.5707963267949) translate (19.519cm 6.364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34" draw:text-style-name="P26" xml:id="id106" draw:id="id106" draw:layer="layout" svg:width="2.223cm" svg:height="0.444cm" draw:transform="rotate (-1.5707963267949) translate (19.519cm 4.5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xml:id="id107" draw:id="id107" draw:layer="layout" svg:width="0.445cm" svg:height="0.445cm" draw:transform="rotate (-1.5707963267949) translate (19.297cm 4.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108" draw:id="id108" draw:layer="layout" svg:width="0.222cm" svg:height="0.223cm" draw:transform="rotate (-1.5707963267949) translate (19.186cm 4.8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24" xml:id="id109" draw:id="id109" draw:layer="layout" svg:width="0.445cm" svg:height="0.445cm" draw:transform="rotate (-1.5707963267949) translate (19.297cm 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5" xml:id="id110" draw:id="id110" draw:layer="layout" svg:width="0.223cm" svg:height="0.223cm" draw:transform="rotate (-1.5707963267949) translate (19.186cm 6.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5" xml:id="id113" draw:id="id113" draw:layer="layout" svg:width="0.616cm" svg:height="1.27cm" svg:x="19.062cm" svg:y="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7" xml:id="id114" draw:id="id114" draw:layer="layout" svg:width="0.44cm" svg:height="0.44cm" svg:x="19.15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xml:id="id115" draw:id="id115" draw:layer="layout" svg:width="0.44cm" svg:height="0.44cm" svg:x="19.15cm" svg:y="8.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9" draw:layer="layout" svg:width="10.478cm" svg:height="1.825cm" svg:x="0.693cm" svg:y="7.02cm">
          <draw:text-box>
            <text:p xml:id="id112" text:id="id112"><text:span text:style-name="T23">Traffic light </text:span><text:span text:style-name="T24">switches anytime</text:span><text:span text:style-name="T23"> between red/gre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1" draw:layer="layout" svg:width="15.169cm" svg:height="8.533cm" svg:x="1.914cm" svg:y="2.566cm" draw:page-number="4" presentation:class="page"/>
          <draw:frame presentation:style-name="pr7" draw:text-style-name="P3" draw:layer="layout" svg:width="17.992cm" svg:height="11.897cm" svg:x="0.529cm" svg:y="11.902cm" presentation:class="notes" presentation:placeholder="true">
            <draw:text-box/>
          </draw:frame>
        </presentation:notes>
      </draw:page>
      <draw:page draw:name="page5"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Example: Crossing</text:p>
          </draw:text-box>
        </draw:frame>
        <draw:custom-shape draw:style-name="gr26" draw:text-style-name="P23" draw:layer="layout" svg:width="1.588cm" svg:height="8.106cm" svg:x="18.56cm" svg:y="4.186cm">
          <text:p/>
          <draw:enhanced-geometry svg:viewBox="0 0 21600 21600" draw:type="rectangle" draw:enhanced-path="M 0 0 L 21600 0 21600 21600 0 21600 0 0 Z N"/>
        </draw:custom-shape>
        <draw:custom-shape draw:style-name="gr26" draw:text-style-name="P23" draw:layer="layout" svg:width="1.588cm" svg:height="8.106cm" draw:transform="rotate (-1.5707963267949) translate (23.407cm 7.445cm)">
          <text:p/>
          <draw:enhanced-geometry svg:viewBox="0 0 21600 21600" draw:type="rectangle" draw:enhanced-path="M 0 0 L 21600 0 21600 21600 0 21600 0 0 Z N"/>
        </draw:custom-shape>
        <draw:line draw:style-name="gr27" draw:text-style-name="P8" draw:layer="layout" svg:x1="19.354cm" svg:y1="4.186cm" svg:x2="19.354cm" svg:y2="12.292cm">
          <text:p/>
        </draw:line>
        <draw:line draw:style-name="gr27" draw:text-style-name="P8" draw:layer="layout" svg:x1="23.407cm" svg:y1="8.239cm" svg:x2="15.301cm" svg:y2="8.239cm">
          <text:p/>
        </draw:line>
        <draw:g>
          <draw:custom-shape draw:style-name="gr29" draw:text-style-name="P7" draw:layer="layout" svg:width="1.556cm" svg:height="0.334cm" svg:x="16.102cm" svg:y="7.837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30" draw:text-style-name="P7" draw:layer="layout" svg:width="2.223cm" svg:height="0.444cm" svg:x="15.797cm" svg:y="8.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0.445cm" svg:height="0.445cm" svg:x="15.99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2cm" svg:height="0.223cm" svg:x="16.102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445cm" svg:height="0.445cm" svg:x="17.324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3cm" svg:height="0.223cm" svg:x="17.435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1.556cm" svg:height="0.334cm" draw:transform="rotate (1.5707963267949) translate (19.519cm 6.364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34" draw:text-style-name="P26" draw:layer="layout" svg:width="2.223cm" svg:height="0.444cm" draw:transform="rotate (-1.5707963267949) translate (19.519cm 4.5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4" draw:layer="layout" svg:width="0.445cm" svg:height="0.445cm" draw:transform="rotate (-1.5707963267949) translate (19.297cm 4.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2cm" svg:height="0.223cm" draw:transform="rotate (-1.5707963267949) translate (19.186cm 4.8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24" draw:layer="layout" svg:width="0.445cm" svg:height="0.445cm" draw:transform="rotate (-1.5707963267949) translate (19.297cm 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0" draw:layer="layout" svg:width="6.667cm" svg:height="6.667cm" svg:x="16.027cm" svg:y="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23cm" svg:height="0.223cm" draw:transform="rotate (-1.5707963267949) translate (19.186cm 6.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0.616cm" svg:height="1.27cm" svg:x="19.062cm" svg:y="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7" draw:layer="layout" svg:width="0.44cm" svg:height="0.44cm" svg:x="19.15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8" draw:layer="layout" svg:width="0.44cm" svg:height="0.44cm" svg:x="19.15cm" svg:y="8.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9" draw:layer="layout" svg:width="10.478cm" svg:height="1.927cm" svg:x="5.397cm" svg:y="3.946cm">
          <draw:text-box>
            <text:p><text:span text:style-name="T23">Light status is </text:span><text:span text:style-name="T24">always globally available</text:span><text:span text:style-name="T23"> to </text:span><text:span text:style-name="T24">all cars</text:span></text:p>
          </draw:text-box>
        </draw:frame>
        <draw:line draw:style-name="gr40" draw:text-style-name="P8" draw:layer="layout" svg:x1="15.875cm" svg:y1="5.238cm" svg:x2="17.462cm" svg:y2="6.508cm">
          <text:p/>
        </draw:line>
        <draw:custom-shape draw:style-name="gr41" draw:text-style-name="P32" xml:id="id116" draw:id="id116" draw:layer="layout" svg:width="14cm" svg:height="2.254cm" svg:x="0.605cm" svg:y="8.064cm">
          <text:list text:style-name="L1">
            <text:list-item>
              <text:p text:style-name="P31"><text:span text:style-name="T25">Cars don’t synchronously request light status</text:span></text:p>
            </text:list-item>
            <text:list-item>
              <text:p text:style-name="P31"><text:span text:style-name="T25">Light does not spam status messages to cars</text:span></text:p>
            </text:list-item>
          </text:list>
          <draw:enhanced-geometry svg:viewBox="0 0 21600 21600" draw:type="rectangle" draw:enhanced-path="M 0 0 L 21600 0 21600 21600 0 21600 0 0 Z N"/>
        </draw:custom-shape>
        <draw:custom-shape draw:style-name="gr42" draw:text-style-name="P34" xml:id="id117" draw:id="id117" draw:layer="layout" svg:width="14cm" svg:height="1.1cm" svg:x="0.605cm" svg:y="6.964cm">
          <text:p text:style-name="P33"><text:span text:style-name="T26">Message Passing is Poor Fit </text:span></text:p>
          <draw:enhanced-geometry svg:viewBox="0 0 21600 21600" draw:type="rectangle" draw:enhanced-path="M 0 0 L 21600 0 21600 21600 0 21600 0 0 Z N"/>
        </draw:custom-shape>
        <draw:custom-shape draw:style-name="gr43" draw:text-style-name="P35" xml:id="id118" draw:id="id118" draw:layer="layout" svg:width="14cm" svg:height="1.1cm" svg:x="0.57cm" svg:y="10.965cm">
          <text:p text:style-name="P33"><text:span text:style-name="T26">⇒ </text:span><text:span text:style-name="T26">Model Light as </text:span><text:span text:style-name="T27">Global Variabl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seq>
        </anim:par>
        <presentation:notes draw:style-name="dp2">
          <draw:page-thumbnail draw:style-name="gr1" draw:layer="layout" svg:width="15.169cm" svg:height="8.533cm" svg:x="1.914cm" svg:y="2.566cm" draw:page-number="5" presentation:class="page"/>
          <draw:frame presentation:style-name="pr10" draw:text-style-name="P36" draw:layer="layout" svg:width="17.992cm" svg:height="11.897cm" svg:x="0.529cm" svg:y="11.902cm" presentation:class="notes" presentation:placeholder="true">
            <draw:text-box/>
          </draw:frame>
        </presentation:notes>
      </draw:page>
      <draw:page draw:name="page6"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1-Car Transition System</text:p>
          </draw:text-box>
        </draw:frame>
        <draw:custom-shape draw:style-name="gr44" draw:text-style-name="P37" xml:id="id1" draw:id="id1"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3.0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777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96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3.0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4.2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4.336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25" draw:layer="layout" svg:width="0.907cm" svg:height="1.869cm" svg:x="6.321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6.45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6.45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51" draw:text-style-name="P8" draw:layer="layout" svg:x1="5.11cm" svg:y1="6.791cm" svg:x2="6.221cm" svg:y2="6.791cm">
          <text:p/>
        </draw:line>
        <draw:custom-shape draw:style-name="gr44" draw:text-style-name="P37" xml:id="id2" draw:id="id2"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3.0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777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96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3.0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4.2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4.336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6.321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6.4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6.45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5.11cm" svg:y1="11.236cm" svg:x2="6.221cm" svg:y2="11.236cm">
          <text:p/>
        </draw:line>
        <draw:connector draw:style-name="gr54" draw:text-style-name="P8" draw:layer="layout" draw:type="curve" svg:x1="5.726cm" svg:y1="7.902cm" svg:x2="5.726cm" svg:y2="10.125cm" draw:start-shape="id1" draw:start-glue-point="5" draw:end-shape="id2" draw:end-glue-point="7" svg:d="M5726 7902v2223" svg:viewBox="0 0 1 2224">
          <text:p/>
        </draw:connector>
        <draw:connector draw:style-name="gr55" draw:text-style-name="P8" draw:layer="layout" draw:type="curve" svg:x1="3.982cm" svg:y1="10.125cm" svg:x2="3.982cm" svg:y2="7.902cm" draw:start-shape="id2" draw:start-glue-point="6" draw:end-shape="id1" draw:end-glue-point="4" svg:d="M3982 10125v-2223" svg:viewBox="0 0 1 2224">
          <text:p/>
        </draw:connector>
        <draw:g>
          <svg:title>TexMaths</svg:title>
          <svg:desc>28§inline§\tored§svg§600§TRUE§</svg:desc>
          <draw:g>
            <draw:path draw:style-name="gr56" draw:text-style-name="P38"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57" draw:text-style-name="P27" draw:layer="layout" svg:width="1.11cm" svg:height="1.109cm" svg:x="13.648cm" svg:y="6.2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8" draw:text-style-name="P39" draw:layer="layout" svg:width="1.547cm" svg:height="0.734cm" svg:x="13.43cm" svg:y="6.43cm">
            <draw:text-box>
              <text:p text:style-name="P7"><text:span text:style-name="T28">STOP</text:span></text:p>
            </draw:text-box>
          </draw:frame>
        </draw:g>
        <draw:custom-shape draw:style-name="gr44" draw:text-style-name="P37" xml:id="id3" draw:id="id3" draw:layer="layout" svg:width="4.921cm" svg:height="2.222cm" svg:x="11.1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11.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11.38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11.56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11.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12.83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12.939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25" draw:layer="layout" svg:width="0.907cm" svg:height="1.869cm" svg:x="14.924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15.053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15.053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4" draw:text-style-name="P37" xml:id="id4" draw:id="id4" draw:layer="layout" svg:width="4.921cm" svg:height="2.222cm" svg:x="11.1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11.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11.38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11.56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11.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12.83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12.939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4.924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15.053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15.05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8" draw:layer="layout" draw:type="curve" svg:x1="14.329cm" svg:y1="7.902cm" svg:x2="14.329cm" svg:y2="10.125cm" draw:start-shape="id3" draw:start-glue-point="5" draw:end-shape="id4" draw:end-glue-point="7" svg:d="M14329 7902v2223" svg:viewBox="0 0 1 2224">
          <text:p/>
        </draw:connector>
        <draw:connector draw:style-name="gr55" draw:text-style-name="P8" draw:layer="layout" draw:type="curve" svg:x1="12.585cm" svg:y1="10.125cm" svg:x2="12.585cm" svg:y2="7.902cm" draw:start-shape="id4" draw:start-glue-point="6" draw:end-shape="id3" draw:end-glue-point="4" svg:d="M12585 10125v-2223" svg:viewBox="0 0 1 2224">
          <text:p/>
        </draw:connector>
        <draw:g>
          <svg:title>TexMaths</svg:title>
          <svg:desc>28§inline§\tored§svg§600§TRUE§</svg:desc>
          <draw:g>
            <draw:path draw:style-name="gr56" draw:text-style-name="P38"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57" draw:text-style-name="P27" draw:layer="layout" svg:width="1.11cm" svg:height="1.109cm" svg:x="13.649cm" svg:y="10.7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8" draw:text-style-name="P39" draw:layer="layout" svg:width="1.547cm" svg:height="0.734cm" svg:x="13.431cm" svg:y="10.93cm">
            <draw:text-box>
              <text:p text:style-name="P7"><text:span text:style-name="T28">STOP</text:span></text:p>
            </draw:text-box>
          </draw:frame>
        </draw:g>
        <draw:custom-shape draw:style-name="gr44" draw:text-style-name="P37" xml:id="id5" draw:id="id5"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22.481cm" svg:y="6.31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2.191cm" svg:y="6.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2.37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22.481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23.64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23.75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9.735cm" svg:y="5.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19.864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19.864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20.924cm" svg:y1="6.792cm" svg:x2="22.035cm" svg:y2="6.792cm">
          <text:p/>
        </draw:line>
        <draw:custom-shape draw:style-name="gr44" draw:text-style-name="P37" xml:id="id6" draw:id="id6"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22.481cm" svg:y="10.76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2.191cm" svg:y="11.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2.37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22.481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23.64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23.75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9.735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19.864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19.864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20.924cm" svg:y1="11.237cm" svg:x2="22.035cm" svg:y2="11.237cm">
          <text:p/>
        </draw:line>
        <draw:connector draw:style-name="gr54" draw:text-style-name="P8" draw:layer="layout" draw:type="curve" svg:x1="22.74cm" svg:y1="7.903cm" svg:x2="22.74cm" svg:y2="10.126cm" draw:start-shape="id5" draw:start-glue-point="5" draw:end-shape="id6" draw:end-glue-point="7" svg:d="M22740 7903v2223" svg:viewBox="0 0 1 2224">
          <text:p/>
        </draw:connector>
        <draw:connector draw:style-name="gr55" draw:text-style-name="P8" draw:layer="layout" draw:type="curve" svg:x1="20.996cm" svg:y1="10.126cm" svg:x2="20.996cm" svg:y2="7.903cm" draw:start-shape="id6" draw:start-glue-point="6" draw:end-shape="id5" draw:end-glue-point="4" svg:d="M20996 10126v-2223" svg:viewBox="0 0 1 2224">
          <text:p/>
        </draw:connector>
        <draw:g>
          <svg:title>TexMaths</svg:title>
          <svg:desc>28§inline§\tored§svg§600§TRUE§</svg:desc>
          <draw:g>
            <draw:path draw:style-name="gr56" draw:text-style-name="P38" draw:layer="layout" svg:width="0.192cm" svg:height="0.434cm" svg:x="22.8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23.091cm" svg:y="9.024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23.4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23.6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23.9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59" draw:text-style-name="P8" draw:layer="layout" draw:type="curve" svg:x1="7.473cm" svg:y1="11.236cm" svg:x2="11.155cm" svg:y2="11.236cm" draw:start-shape="id2" draw:start-glue-point="1" draw:end-shape="id4" draw:end-glue-point="3" svg:d="M7473 11236h3682" svg:viewBox="0 0 3683 1">
          <text:p/>
        </draw:connector>
        <draw:connector draw:style-name="gr60" draw:text-style-name="P8" draw:layer="layout" draw:type="curve" draw:line-skew="-0.484cm" svg:x1="5.726cm" svg:y1="5.68cm" svg:x2="20.996cm" svg:y2="5.681cm" draw:start-shape="id1" draw:start-glue-point="7" draw:end-shape="id5" draw:end-glue-point="6" svg:d="M5726 5680c0-1515 15270-1515 15270 1" svg:viewBox="0 0 15271 1138">
          <text:p/>
        </draw:connector>
        <draw:g>
          <svg:title>TexMaths</svg:title>
          <svg:desc>28§inline§\brake§svg§600§TRUE§</svg:desc>
          <draw:g>
            <draw:path draw:style-name="gr56" draw:text-style-name="P38"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56" draw:text-style-name="P38"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56" draw:text-style-name="P38"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56" draw:text-style-name="P38"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56" draw:text-style-name="P38"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56" draw:text-style-name="P38"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61" draw:text-style-name="P8" draw:layer="layout" draw:type="curve" svg:x1="0.986cm" svg:y1="6.789cm" svg:x2="2.552cm" svg:y2="6.791cm" draw:end-shape="id1" draw:end-glue-point="3" svg:d="M986 6789c780 0-3 2 1566 2" svg:viewBox="0 0 1567 3">
          <text:p/>
        </draw:connector>
        <draw:connector draw:style-name="gr62" draw:text-style-name="P40" draw:layer="layout" draw:type="curve" svg:x1="16.076cm" svg:y1="6.791cm" svg:x2="19.566cm" svg:y2="6.792cm" draw:start-shape="id3" draw:start-glue-point="1" draw:end-shape="id5" draw:end-glue-point="3" svg:d="M16076 6791c2617 0 873 1 3490 1" svg:viewBox="0 0 3491 2">
          <text:p/>
        </draw:connector>
        <draw:g>
          <svg:title>TexMaths</svg:title>
          <svg:desc>28§inline§\drive§svg§600§TRUE§</svg:desc>
          <draw:g>
            <draw:path draw:style-name="gr56" draw:text-style-name="P38" draw:layer="layout" svg:width="0.367cm" svg:height="0.57cm" svg:x="16.898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7.294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7.637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7.885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8.286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presentation:notes draw:style-name="dp2">
          <draw:page-thumbnail draw:style-name="gr1" draw:layer="layout" svg:width="15.169cm" svg:height="8.533cm" svg:x="1.914cm" svg:y="2.566cm" draw:page-number="6" presentation:class="page"/>
          <draw:frame presentation:style-name="pr10" draw:text-style-name="P3" draw:layer="layout" svg:width="17.992cm" svg:height="11.897cm" svg:x="0.529cm" svg:y="11.902cm" presentation:class="notes" presentation:placeholder="true">
            <draw:text-box/>
          </draw:frame>
        </presentation:notes>
      </draw:page>
      <draw:page draw:name="page7" draw:style-name="dp3" draw:master-page-name="Master1-Präsentationsvorlage_5f_BWL9_5f_" presentation:presentation-page-layout-name="AL3T3">
        <office:forms form:automatic-focus="false" form:apply-design-mode="false"/>
        <draw:frame presentation:style-name="pr11" draw:text-style-name="P5" draw:layer="layout" svg:width="19.808cm" svg:height="1.746cm" svg:x="0.494cm" svg:y="1.07cm" presentation:class="title" presentation:user-transformed="true">
          <draw:text-box>
            <text:p><text:span text:style-name="T29">Process </text:span><text:span text:style-name="T29">Algebra </text:span><text:span text:style-name="T29">Expressions</text:span></text:p>
          </draw:text-box>
        </draw:frame>
        <draw:frame presentation:style-name="pr12" draw:text-style-name="P5" draw:layer="layout" svg:width="11.911cm" svg:height="1.102cm" svg:x="0.498cm" svg:y="3.343cm" presentation:class="outline" presentation:user-transformed="true">
          <draw:text-box>
            <text:p><text:span text:style-name="T30">Primitives</text:span></text:p>
          </draw:text-box>
        </draw:frame>
        <draw:frame presentation:style-name="pr12" draw:text-style-name="P5" xml:id="id119" draw:id="id119" draw:layer="layout" svg:width="5.091cm" svg:height="1.26cm" svg:x="7.106cm" svg:y="3.343cm" presentation:class="outline" presentation:user-transformed="true">
          <draw:text-box>
            <text:p><text:span text:style-name="T30">Operators</text:span></text:p>
          </draw:text-box>
        </draw:frame>
        <draw:custom-shape draw:style-name="gr63" draw:text-style-name="P7" draw:layer="layout" svg:width="1.57cm" svg:height="1.427cm" svg:x="0.898cm" svg:y="5.2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lambda§svg§600§TRUE§</svg:desc>
          <draw:g>
            <draw:path draw:style-name="gr56" draw:text-style-name="P38" draw:layer="layout" svg:width="0.433cm" svg:height="0.618cm" svg:x="1.466cm" svg:y="5.621cm" svg:viewBox="0 0 434 619" svg:d="M266 351c35 93 77 228 92 248 13 18 23 18 45 18 7 0 14 0 21 0 10 0 10-5 10-8 0-2-3-5-5-7-8-10-13-23-20-40-60-167-119-333-178-499-20-50-68-63-108-63-5 0-15 0-15 10 0 8 5 8 7 8 28 5 35 12 58 70 28 79 57 159 85 238-81 80-162 160-243 241-10 10-15 15-15 27 0 15 10 25 25 25s23-10 30-17c70-84 140-167 211-251z">
              <text:p/>
            </draw:path>
          </draw:g>
        </draw:g>
        <draw:custom-shape draw:style-name="gr64" draw:text-style-name="P7" draw:layer="layout" svg:width="2.668cm" svg:height="1.427cm" svg:x="3.682cm" svg:y="5.2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v \assign d§svg§600§TRUE§</svg:desc>
          <draw:g>
            <draw:path draw:style-name="gr56" draw:text-style-name="P38" draw:layer="layout" svg:width="0.43cm" svg:height="0.443cm" svg:x="3.883cm" svg:y="5.745cm" svg:viewBox="0 0 431 444" svg:d="M431 70c0-53-26-70-42-70-26 0-48 25-48 47 0 14 3 20 14 31 22 20 34 45 34 78 0 42-59 265-174 265-50 0-72-33-72-83 0-56 25-126 55-207 6-17 12-31 12-50 0-45-31-81-81-81-90 0-129 142-129 151 0 11 7 7 11 11 11 0 11-3 17-17 28-100 70-123 98-123 8 0 25 0 25 31 0 25-8 53-17 70-42 114-56 159-56 201 0 106 87 120 132 120 165 0 221-324 221-374z">
              <text:p/>
            </draw:path>
            <draw:path draw:style-name="gr56" draw:text-style-name="P38" draw:layer="layout" svg:width="0.457cm" svg:height="0.867cm" svg:x="4.655cm" svg:y="5.499cm" svg:viewBox="0 0 458 868" svg:d="M249 36c0-19 0-36-20-36-19 0-19 17-19 36 0 233 0 465 0 698-25-39-51-67-76-84-61-44-120-56-123-56-11 0-11 12-11 20 0 14 0 17 22 22 67 20 107 56 129 79 50 55 61 114 67 142 0 5 3 11 11 11 9 0 9-6 11-17 23-109 93-187 202-215 14-5 16-5 16-22 0-8 0-20-13-20-3 0-59 12-115 51-34 25-59 56-81 89 0-233 0-465 0-698z">
              <text:p/>
            </draw:path>
            <draw:path draw:style-name="gr56" draw:text-style-name="P38" draw:layer="layout" svg:width="0.466cm" svg:height="0.688cm" svg:x="5.44cm" svg:y="5.499cm" svg:viewBox="0 0 467 689" svg:d="M467 11c-5-4 0-11-14-11s-106 8-123 11c-9 0-14 6-14 20 0 11 8 11 22 11 48 0 51 5 51 17-1 6-2 13-3 19-20 77-39 155-59 232-17-36-47-64-89-64-115 0-238 145-238 287 0 92 53 156 131 156 20 0 67-2 126-72 9 42 42 72 90 72 33 0 58-22 72-53 17-36 31-95 31-97 0-9-8-9-14-9-8 0-8 3-11 17-17 64-36 120-76 120-28 0-30-25-30-45 0-22 2-30 5-44 48-189 95-378 143-567zM263 564c-6 17-6 19-20 36-42 53-84 67-112 67-47 0-61-53-61-89 0-50 31-171 53-215 31-59 75-95 115-95 64 0 78 81 78 86 0 6-3 12-3 17-17 64-33 129-50 193z">
              <text:p/>
            </draw:path>
          </draw:g>
        </draw:g>
        <draw:frame draw:style-name="gr65" draw:text-style-name="P41" draw:layer="layout" svg:width="2.479cm" svg:height="1.504cm" svg:x="0.417cm" svg:y="6.644cm">
          <draw:text-box>
            <text:p text:style-name="P7"><text:span text:style-name="T31">a</text:span><text:span text:style-name="T31">b</text:span><text:span text:style-name="T31">s</text:span><text:span text:style-name="T31">t</text:span><text:span text:style-name="T31">r</text:span><text:span text:style-name="T31">a</text:span><text:span text:style-name="T31">c</text:span><text:span text:style-name="T31">t</text:span><text:span text:style-name="T31"><text:line-break/></text:span><text:span text:style-name="T31">a</text:span><text:span text:style-name="T31">c</text:span><text:span text:style-name="T31">ti</text:span><text:span text:style-name="T31">o</text:span><text:span text:style-name="T31">n</text:span><text:span text:style-name="T31">s</text:span></text:p>
          </draw:text-box>
        </draw:frame>
        <draw:frame draw:style-name="gr66" draw:text-style-name="P41" draw:layer="layout" svg:width="3.553cm" svg:height="1.452cm" svg:x="3.232cm" svg:y="6.644cm">
          <draw:text-box>
            <text:p text:style-name="P7"><text:span text:style-name="T31">v</text:span><text:span text:style-name="T31">a</text:span><text:span text:style-name="T31">ri</text:span><text:span text:style-name="T31">a</text:span><text:span text:style-name="T31">b</text:span><text:span text:style-name="T31">l</text:span><text:span text:style-name="T31">e </text:span><text:span text:style-name="T31">a</text:span><text:span text:style-name="T31">s</text:span><text:span text:style-name="T31">s</text:span><text:span text:style-name="T31">i</text:span><text:span text:style-name="T31">g</text:span><text:span text:style-name="T31">n</text:span><text:span text:style-name="T31">m</text:span><text:span text:style-name="T31">e</text:span><text:span text:style-name="T31">n</text:span><text:span text:style-name="T31">t</text:span><text:span text:style-name="T31">s</text:span></text:p>
          </draw:text-box>
        </draw:frame>
        <draw:custom-shape draw:style-name="gr67" draw:text-style-name="P42" xml:id="id120" draw:id="id120" draw:layer="layout" svg:width="3.711cm" svg:height="1.428cm" svg:x="8.291cm" svg:y="4.445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21" draw:id="id121">
          <svg:title>TexMaths</svg:title>
          <svg:desc>28§display§\parallel§svg§600§TRUE§</svg:desc>
          <draw:g>
            <draw:path draw:style-name="gr56" draw:text-style-name="P38" draw:layer="layout" svg:width="0.204cm" svg:height="0.88cm" svg:x="10.044cm" svg:y="4.719cm" svg:viewBox="0 0 205 881" svg:d="M35 30c0-12 0-30-17-30-18 0-18 20-18 33 0 272 0 544 0 816 0 12 0 32 18 32 17 0 17-17 17-30 0-274 0-547 0-821zM205 33c0-13 0-33-17-33-18 0-18 18-18 30 0 274 0 547 0 821 0 13 0 30 18 30 17 0 17-20 17-32 0-272 0-544 0-816z">
              <text:p/>
            </draw:path>
          </draw:g>
        </draw:g>
        <draw:custom-shape draw:style-name="gr68" draw:text-style-name="P43" xml:id="id122" draw:id="id122" draw:layer="layout" svg:width="1.427cm" svg:height="1.142cm" svg:x="8.434cm" svg:y="4.588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43" xml:id="id123" draw:id="id123" draw:layer="layout" svg:width="1.427cm" svg:height="1.142cm" svg:x="10.432cm" svg:y="4.588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44" xml:id="id124" draw:id="id124" draw:layer="layout" svg:width="5.478cm" svg:height="0.865cm" svg:x="7.38cm" svg:y="5.82cm">
          <draw:text-box>
            <text:p><text:span text:style-name="T31">parallel composition</text:span></text:p>
          </draw:text-box>
        </draw:frame>
        <draw:custom-shape draw:style-name="gr70" draw:text-style-name="P42" xml:id="id125" draw:id="id125" draw:layer="layout" svg:width="3.711cm" svg:height="1.427cm" svg:x="7.56cm" svg:y="6.826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3" xml:id="id126" draw:id="id126" draw:layer="layout" svg:width="1.229cm" svg:height="1.141cm" svg:x="7.703cm" svg:y="6.969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3" xml:id="id127" draw:id="id127" draw:layer="layout" svg:width="1.266cm" svg:height="1.141cm" svg:x="9.861cm" svg:y="6.969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3" draw:text-style-name="P44" xml:id="id128" draw:id="id128" draw:layer="layout" svg:width="2.095cm" svg:height="0.865cm" svg:x="8.406cm" svg:y="8.2cm">
          <draw:text-box>
            <text:p><text:span text:style-name="T31">choice</text:span></text:p>
          </draw:text-box>
        </draw:frame>
        <draw:g xml:id="id129" draw:id="id129">
          <svg:title>TexMaths</svg:title>
          <svg:desc>28§display§+§svg§600§TRUE§</svg:desc>
          <draw:g>
            <draw:path draw:style-name="gr56" draw:text-style-name="P38" draw:layer="layout" svg:width="0.581cm" svg:height="0.583cm" svg:x="9.125cm" svg:y="7.247cm" svg:viewBox="0 0 582 584" svg:d="M308 308c82 0 163 0 244 0 12 0 30 2 30-15 0-16-18-17-30-17-81 0-162 0-244 0 0-82 0-164 0-246 0-12 0-30-17-30-18 0-18 18-18 30 0 82 0 164 0 246-82 0-163 0-245 0-13 0-28 1-28 17 0 17 15 15 28 15 82 0 163 0 245 0 0 82 0 164 0 246 0 13 0 30 18 30 17 0 17-17 17-30 0-82 0-164 0-246z">
              <text:p/>
            </draw:path>
          </draw:g>
        </draw:g>
        <draw:custom-shape draw:style-name="gr67" draw:text-style-name="P42" xml:id="id130" draw:id="id130" draw:layer="layout" svg:width="3.711cm" svg:height="1.428cm" svg:x="13.542cm" svg:y="4.398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43" xml:id="id131" draw:id="id131" draw:layer="layout" svg:width="1.427cm" svg:height="1.142cm" svg:x="13.685cm" svg:y="4.541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43" xml:id="id132" draw:id="id132" draw:layer="layout" svg:width="1.427cm" svg:height="1.142cm" svg:x="15.683cm" svg:y="4.541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44" xml:id="id133" draw:id="id133" draw:layer="layout" svg:width="6.24cm" svg:height="0.864cm" svg:x="12.961cm" svg:y="5.773cm">
          <draw:text-box>
            <text:p><text:span text:style-name="T31">sequential composition</text:span></text:p>
          </draw:text-box>
        </draw:frame>
        <draw:g xml:id="id134" draw:id="id134">
          <svg:title>TexMaths</svg:title>
          <svg:desc>28§display§.§svg§600§TRUE§</svg:desc>
          <draw:g>
            <draw:path draw:style-name="gr56" draw:text-style-name="P38" draw:layer="layout" svg:width="0.091cm" svg:height="0.091cm" svg:x="15.352cm" svg:y="5.423cm" svg:viewBox="0 0 92 92" svg:d="M92 47c0-27-21-47-47-47s-45 21-45 47 19 45 45 45 47-20 47-45z">
              <text:p/>
            </draw:path>
          </draw:g>
        </draw:g>
        <draw:frame presentation:style-name="pr12" draw:text-style-name="P45" xml:id="id135" draw:id="id135" draw:layer="layout" svg:width="5.873cm" svg:height="1.747cm" svg:x="19.05cm" svg:y="3.333cm" presentation:class="outline" presentation:user-transformed="true">
          <draw:text-box>
            <text:p><text:span text:style-name="T32">Recursive </text:span><text:span text:style-name="T32"><text:line-break/></text:span><text:span text:style-name="T32">Definitions / “Calls”</text:span></text:p>
          </draw:text-box>
        </draw:frame>
        <draw:custom-shape draw:style-name="gr75" draw:text-style-name="P46" xml:id="id136" draw:id="id136" draw:layer="layout" svg:width="5.239cm" svg:height="1.428cm" svg:x="19.526cm" svg:y="5.333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7" draw:id="id137">
          <svg:title>TexMaths</svg:title>
          <svg:desc>28§display§\langle\mathrm{name}\rangle \mathrel{\overset{\mathrm{def}}{=}}§svg§600§TRUE§</svg:desc>
          <draw:g>
            <draw:path draw:style-name="gr56" draw:text-style-name="P38" draw:layer="layout" svg:width="0.153cm" svg:height="0.69cm" svg:x="19.686cm" svg:y="5.865cm" svg:viewBox="0 0 154 691" svg:d="M150 26c4-8 4-8 4-12 0-8-6-14-14-14-6 0-10 4-16 16-40 105-80 211-120 317-2 3-4 7-4 11 0 2 0 4 4 12 40 106 80 211 120 317 4 8 6 18 16 18 8 0 14-6 14-14 0-2 0-4-4-12-41-107-82-214-122-321 40-106 81-212 122-318z">
              <text:p/>
            </draw:path>
            <draw:path draw:style-name="gr56" draw:text-style-name="P38" draw:layer="layout" svg:width="0.348cm" svg:height="0.304cm" svg:x="19.901cm" svg:y="6.078cm" svg:viewBox="0 0 349 305" svg:d="M53 67c0 62 0 123 0 185 0 31-6 31-53 31 0 8 0 15 0 22 24 0 59-2 79-2 18 0 53 2 77 2 0-7 0-14 0-22-46 0-54 0-54-31 0-42 0-84 0-126 0-73 50-110 93-110s51 37 51 76c0 54 0 107 0 160 0 31-8 31-53 31 0 8 0 15 0 22 24 0 59-2 77-2 20 0 55 2 79 2 0-7 0-14 0-22-36 0-53 0-55-19 0-44 0-88 0-132 0-61 0-81-20-106-10-12-34-26-73-26-51 0-85 30-102 73 0-24 0-49 0-73-33 3-66 5-99 8 0 7 0 14 0 22 49 0 53 3 53 37z">
              <text:p/>
            </draw:path>
            <draw:path draw:style-name="gr56" draw:text-style-name="P38" draw:layer="layout" svg:width="0.31cm" svg:height="0.316cm" svg:x="20.293cm" svg:y="6.074cm" svg:viewBox="0 0 311 317" svg:d="M201 256c2 27 22 57 53 57 16 0 57-10 57-65 0-13 0-26 0-39-6 0-11 0-17 0 0 13 0 26 0 39 0 39-16 43-24 43-24 0-26-31-26-33 0-46 0-92 0-138 0-29 0-57-25-83-28-27-61-37-95-37-57 0-104 31-104 79 0 19 14 31 31 31 20 0 32-14 32-31 0-8-2-32-36-32 20-25 54-31 75-31 36 0 75 25 75 86 0 9 0 17 0 26-35 4-85 6-128 25-51 24-69 60-69 91 0 55 67 73 110 73 46 0 77-28 91-61zM197 144c0 23 0 46 0 69 0 64-51 88-83 88-33 0-61-24-61-59 0-37 30-94 144-98z">
              <text:p/>
            </draw:path>
            <draw:path draw:style-name="gr56" draw:text-style-name="P38" draw:layer="layout" svg:width="0.539cm" svg:height="0.304cm" svg:x="20.632cm" svg:y="6.078cm" svg:viewBox="0 0 540 305" svg:d="M53 67c0 62 0 123 0 185 0 31-8 31-53 31 0 8 0 15 0 22 24 0 59-2 79-2 18 0 53 2 77 2 0-7 0-14 0-22-48 0-54 0-54-31 0-42 0-84 0-126 0-73 50-110 93-110s51 37 51 76c0 54 0 107 0 160 0 31-8 31-53 31 0 8 0 15 0 22 24 0 59-2 77-2s55 2 79 2c0-7 0-14 0-22-47 0-55 0-55-31 0-42 0-84 0-126 0-73 49-110 94-110 44 0 51 37 51 76 0 54 0 107 0 160 0 31-7 31-55 31 0 8 0 15 0 22 26 0 59-2 79-2 18 0 53 2 77 2 0-7 0-14 0-22-36 0-53 0-53-19 0-44 0-88 0-132 0-61 0-81-22-106-10-12-31-26-73-26-57 0-89 41-100 67-10-59-61-67-93-67-49 0-83 30-102 73 0-24 0-49 0-73-33 3-65 5-97 8 0 7 0 14 0 22 49 0 53 3 53 37z">
              <text:p/>
            </draw:path>
            <draw:path draw:style-name="gr56" draw:text-style-name="P38" draw:layer="layout" svg:width="0.267cm" svg:height="0.316cm" svg:x="21.205cm" svg:y="6.074cm" svg:viewBox="0 0 268 317" svg:d="M59 136c4-105 61-120 85-120 73 0 79 92 79 120-55 0-109 0-164 0zM57 150c65 0 129 0 193 0 16 0 18 0 18-14 0-69-37-136-124-136-79 0-144 71-144 157 0 93 73 160 154 160 82 0 114-77 114-91 0-6-6-8-8-8-6 0-8 4-10 10-23 71-86 71-92 71-36 0-63-20-79-45-22-34-22-79-22-104z">
              <text:p/>
            </draw:path>
            <draw:path draw:style-name="gr56" draw:text-style-name="P38" draw:layer="layout" svg:width="0.153cm" svg:height="0.69cm" svg:x="21.532cm" svg:y="5.865cm" svg:viewBox="0 0 154 691" svg:d="M152 356c2-8 2-10 2-12s0-2-2-11c-41-106-82-212-122-317-4-12-8-16-16-16s-14 6-14 14c0 2 0 4 4 12 41 106 81 212 122 318-41 107-81 213-122 319-4 8-4 10-4 14 0 8 6 14 14 14 10 0 12-8 14-14 41-107 82-214 124-321z">
              <text:p/>
            </draw:path>
            <draw:path draw:style-name="gr56" draw:text-style-name="P38" draw:layer="layout" svg:width="0.259cm" svg:height="0.339cm" svg:x="21.978cm" svg:y="5.657cm" svg:viewBox="0 0 260 340" svg:d="M150 4c0 6 0 12 0 18 33 0 37 4 37 27 0 34 0 67 0 101-18-18-41-28-69-28-63 0-118 47-118 108s51 110 112 110c42 0 65-21 73-31 0 10 0 21 0 31 25-2 50-4 75-6 0-5 0-11 0-17-33 0-37-2-37-26 0-97 0-194 0-291-25 1-49 3-73 4zM185 283c-14 24-37 44-69 44-27 0-47-16-57-32-10-14-14-33-14-63 0-12 0-49 20-71 18-21 41-25 57-25 22 0 44 10 57 27 6 8 6 8 6 18 0 34 0 68 0 102z">
              <text:p/>
            </draw:path>
            <draw:path draw:style-name="gr56" draw:text-style-name="P38" draw:layer="layout" svg:width="0.206cm" svg:height="0.219cm" svg:x="22.281cm" svg:y="5.777cm" svg:viewBox="0 0 207 220" svg:d="M193 104c10 0 14 0 14-10 0-43-24-94-97-94-63 0-110 49-110 108 0 63 53 112 118 112s89-53 89-63c0-2 0-7-8-7-6 0-8 3-10 7-14 40-51 48-69 48-21 0-43-10-59-30-18-22-18-51-18-71 50 0 100 0 150 0zM43 92c6-68 50-80 67-80 61 0 63 69 63 80-43 0-86 0-130 0z">
              <text:p/>
            </draw:path>
            <draw:path draw:style-name="gr56" draw:text-style-name="P38" draw:layer="layout" svg:width="0.17cm" svg:height="0.339cm" svg:x="22.53cm" svg:y="5.651cm" svg:viewBox="0 0 171 340" svg:d="M79 150c20 0 39 0 59 0 0-6 0-12 0-18-20 0-41 0-61 0 0-18 0-36 0-53 0-46 25-65 45-65 6 0 10 2 16 2-8 4-12 12-12 19 0 14 9 22 22 22s23-8 23-22c0-19-21-35-47-35-39 0-83 28-83 79 0 17 0 35 0 53-13 0-27 0-41 0 0 6 0 12 0 18 14 0 28 0 41 0 0 51 0 102 0 153 0 20-4 20-35 20 0 6 0 11 0 17 2 0 35-2 55-2s41 2 63 2c0-6 0-11 0-17-3 0-6 0-10 0-35 0-35-4-35-22 0-50 0-101 0-151z">
              <text:p/>
            </draw:path>
            <draw:path draw:style-name="gr56" draw:text-style-name="P38" draw:layer="layout" svg:width="0.46cm" svg:height="0.16cm" svg:x="22.106cm" svg:y="6.129cm" svg:viewBox="0 0 461 161" svg:d="M437 28c10 0 24 0 24-14s-14-14-24-14c-137 0-275 0-413 0-10 0-24 0-24 14s14 14 24 14c138 0 276 0 413 0zM437 161c10 0 24 0 24-13 0-14-14-14-24-14-137 0-275 0-413 0-10 0-24 0-24 14 0 13 14 13 24 13 138 0 276 0 413 0z">
              <text:p/>
            </draw:path>
          </draw:g>
        </draw:g>
        <draw:custom-shape draw:style-name="gr76" draw:text-style-name="P47" xml:id="id138" draw:id="id138" draw:layer="layout" svg:width="1.588cm" svg:height="1.111cm" svg:x="23.018cm" svg:y="5.491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6" xml:id="id139" draw:id="id139" draw:layer="layout" svg:width="2.857cm" svg:height="1.428cm" svg:x="20.796cm" svg:y="7.396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0" draw:id="id140">
          <svg:title>TexMaths</svg:title>
          <svg:desc>28§display§\langle\mathrm{name}\rangle§svg§600§TRUE§</svg:desc>
          <draw:g>
            <draw:path draw:style-name="gr56" draw:text-style-name="P38" draw:layer="layout" svg:width="0.17cm" svg:height="0.765cm" svg:x="21.113cm" svg:y="7.739cm" svg:viewBox="0 0 171 766" svg:d="M166 31c5-9 5-11 5-16 0-8-7-15-16-15-6 0-11 4-17 17-45 118-89 235-134 352-2 4-4 9-4 15 0 3 0 3 4 11 45 117 89 235 134 352 2 9 6 19 17 19 9 0 16-6 16-15 0-2 0-4-5-13-45-118-90-236-135-354 45-118 90-236 135-353z">
              <text:p/>
            </draw:path>
            <draw:path draw:style-name="gr56" draw:text-style-name="P38" draw:layer="layout" svg:width="0.386cm" svg:height="0.337cm" svg:x="21.351cm" svg:y="7.975cm" svg:viewBox="0 0 387 338" svg:d="M59 76c0 69 0 137 0 206 0 32-7 32-59 32 0 8 0 16 0 24 26 0 66-2 87-2 20 0 60 2 86 2 0-8 0-16 0-24-51 0-59 0-59-32 0-48 0-95 0-142 0-79 54-123 103-123 48 0 56 42 56 86 0 59 0 119 0 179 0 32-8 32-59 32 0 8 0 16 0 24 27 0 66-2 86-2 19 0 61 2 87 2 0-8 0-16 0-24-41 0-59 0-61-21 0-49 0-98 0-147 0-65 0-89-24-118-11-13-35-28-79-28-57 0-94 33-114 81 0-27 0-54 0-81-36 3-73 6-109 9 0 8 0 16 0 24 55 0 59 4 59 43z">
              <text:p/>
            </draw:path>
            <draw:path draw:style-name="gr56" draw:text-style-name="P38" draw:layer="layout" svg:width="0.345cm" svg:height="0.351cm" svg:x="21.787cm" svg:y="7.971cm" svg:viewBox="0 0 346 352" svg:d="M223 286c2 31 24 61 59 61 18 0 64-11 64-72 0-14 0-29 0-44-7 0-14 0-20 0 0 15 0 30 0 44 0 44-20 48-26 48-27 0-29-33-29-37 0-51 0-102 0-153 0-33 0-63-28-92-31-28-68-41-105-41-64 0-116 37-116 87 0 22 15 35 35 35 22 0 35-15 35-35 0-8-5-35-40-35 22-26 60-35 84-35 37 0 81 29 81 99 0 9 0 19 0 28-40 2-92 4-140 26-60 27-77 66-77 101 0 61 74 81 122 81 51 0 86-31 101-66zM217 159c0 26 0 51 0 77 0 72-55 98-90 98-37 0-68-26-68-65 0-42 31-105 158-110z">
              <text:p/>
            </draw:path>
            <draw:path draw:style-name="gr56" draw:text-style-name="P38" draw:layer="layout" svg:width="0.598cm" svg:height="0.337cm" svg:x="22.163cm" svg:y="7.975cm" svg:viewBox="0 0 599 338" svg:d="M59 76c0 69 0 137 0 206 0 32-9 32-59 32 0 8 0 16 0 24 26 0 66-2 85-2 22 0 62 2 88 2 0-8 0-16 0-24-53 0-61 0-61-32 0-48 0-95 0-142 0-79 54-123 105-123 48 0 56 42 56 86 0 59 0 119 0 179 0 32-8 32-61 32 0 8 0 16 0 24 29 0 68-2 88-2 19 0 59 2 85 2 0-8 0-16 0-24-50 0-59 0-59-32 0-48 0-95 0-142 0-79 55-123 103-123s57 42 57 86c0 59 0 119 0 179 0 32-9 32-59 32 0 8 0 16 0 24 26 0 65-2 87-2 20 0 59 2 85 2 0-8 0-16 0-24-39 0-59 0-59-21 0-49 0-98 0-147 0-65 0-89-24-118-11-13-37-28-81-28-65 0-98 46-111 76-11-67-68-76-103-76-55 0-92 33-114 81 0-27 0-54 0-81-36 3-71 6-107 9 0 8 0 16 0 24 52 0 59 4 59 43z">
              <text:p/>
            </draw:path>
            <draw:path draw:style-name="gr56" draw:text-style-name="P38" draw:layer="layout" svg:width="0.296cm" svg:height="0.351cm" svg:x="22.799cm" svg:y="7.971cm" svg:viewBox="0 0 297 352" svg:d="M63 151c7-114 70-134 97-134 78 0 87 103 87 134-61 0-122 0-184 0zM63 166c72 0 143 0 215 0 17 0 19 0 19-15 0-77-41-151-137-151-90 0-160 79-160 175 0 102 81 177 168 177 94 0 129-86 129-101 0-6-6-9-10-9-7 0-9 5-9 11-29 79-96 79-105 79-37 0-68-22-86-50-24-37-24-88-24-116z">
              <text:p/>
            </draw:path>
            <draw:path draw:style-name="gr56" draw:text-style-name="P38" draw:layer="layout" svg:width="0.172cm" svg:height="0.765cm" svg:x="23.16cm" svg:y="7.739cm" svg:viewBox="0 0 173 766" svg:d="M168 395c5-8 5-7 5-11 0-3 0-4-5-13-44-118-89-236-133-354-7-13-12-17-20-17-7 0-15 7-15 15 0 2 0 5 4 13 46 119 91 238 136 356-45 118-90 235-136 352-4 9-4 11-4 15 0 9 9 15 15 15 11 0 13-8 18-15 45-118 90-237 135-356z">
              <text:p/>
            </draw:path>
          </draw:g>
        </draw:g>
        <draw:custom-shape draw:style-name="gr78" draw:text-style-name="P46" xml:id="id145" draw:id="id145" draw:layer="layout" svg:width="10.028cm" svg:height="2.382cm" svg:x="0.925cm" svg:y="10.518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6" draw:id="id146">
          <svg:title>TexMaths</svg:title>
          <svg:desc>28§display§P \mathrel{\overset{\mathrm{def}}{=}}§svg§600§TRUE§</svg:desc>
          <draw:g>
            <draw:path draw:style-name="gr56" draw:text-style-name="P38" draw:layer="layout" svg:width="0.701cm" svg:height="0.669cm" svg:x="1.243cm" svg:y="11.583cm" svg:viewBox="0 0 702 670" svg:d="M260 360c55 0 110 0 165 0 140 0 277-100 277-212 0-75-64-148-193-148-106 0-213 0-319 0-19 0-28 0-28 20 0 11 9 11 28 11 11 0 31 3 42 3 14 2 22 5 22 13 0 6-2 9-5 20-44 175-88 350-132 525-8 39-11 48-89 48-17 0-28 0-28 19 0 11 11 11 17 11 25 0 95-2 123-2 22 0 42 0 64 0 20 0 42 2 62 2 8 0 19 0 19-19 0-11-8-11-25-11-36 0-64 0-64-17 0-6 0-11 3-17 20-82 41-164 61-246zM330 67c8-33 11-36 53-36 32 0 63 0 95 0 81 0 132 28 132 95 0 39-20 123-56 156-51 45-109 53-151 53-47 0-94 0-140 0 22-89 45-179 67-268z">
              <text:p/>
            </draw:path>
            <draw:path draw:style-name="gr56" draw:text-style-name="P38" draw:layer="layout" svg:width="0.368cm" svg:height="0.479cm" svg:x="2.275cm" svg:y="11.222cm" svg:viewBox="0 0 369 480" svg:d="M213 6c0 8 0 16 0 25 47 0 53 5 53 39 0 47 0 95 0 142-26-25-59-39-95-39-93 0-171 67-171 154 0 86 73 153 162 153 56 0 90-27 101-41 0 14 0 28 0 41 35-1 71-3 106-5 0-8 0-17 0-25-47 0-53-6-53-39 0-137 0-274 0-411-34 2-69 4-103 6zM263 402c-17 34-53 62-98 62-39 0-67-25-78-45-14-20-23-47-23-92 0-14 0-67 28-98s62-36 81-36c34 0 62 14 81 39 9 11 9 11 9 25 0 48 0 97 0 145z">
              <text:p/>
            </draw:path>
            <draw:path draw:style-name="gr56" draw:text-style-name="P38" draw:layer="layout" svg:width="0.293cm" svg:height="0.309cm" svg:x="2.705cm" svg:y="11.393cm" svg:viewBox="0 0 294 310" svg:d="M274 148c14 0 20 0 20-14 0-61-34-134-137-134-90 0-157 70-157 154 0 86 76 156 168 156s126-73 126-87c0-2 0-11-12-11-8 0-11 6-11 11-22 56-75 68-100 68-31 0-62-17-84-42-25-31-25-73-25-101 70 0 141 0 212 0zM62 131c8-97 69-114 95-114 86 0 89 98 89 114-61 0-123 0-184 0z">
              <text:p/>
            </draw:path>
            <draw:path draw:style-name="gr56" draw:text-style-name="P38" draw:layer="layout" svg:width="0.242cm" svg:height="0.482cm" svg:x="3.058cm" svg:y="11.214cm" svg:viewBox="0 0 243 483" svg:d="M112 212c28 0 56 0 84 0 0-8 0-16 0-25-29 0-58 0-87 0 0-25 0-50 0-75 0-65 36-92 64-92 9 0 14 2 23 2-11 6-17 17-17 28 0 20 13 31 31 31s33-11 33-31c0-28-30-50-67-50-56 0-117 39-117 112 0 25 0 50 0 75-20 0-39 0-59 0 0 9 0 17 0 25 20 0 39 0 59 0 0 73 0 146 0 218 0 28-6 28-51 28 0 9 0 17 0 25 3 0 51-3 79-3s58 3 89 3c0-8 0-16 0-25-4 0-9 0-14 0-50 0-50-8-50-31 0-71 0-143 0-215z">
              <text:p/>
            </draw:path>
            <draw:path draw:style-name="gr56" draw:text-style-name="P38" draw:layer="layout" svg:width="0.653cm" svg:height="0.228cm" svg:x="2.457cm" svg:y="11.893cm" svg:viewBox="0 0 654 229" svg:d="M621 39c14 0 33 0 33-19 0-20-19-20-33-20-196 0-392 0-587 0-14 0-34 0-34 20 0 19 20 19 34 19 195 0 391 0 587 0zM621 229c14 0 33 0 33-19 0-20-19-20-33-20-196 0-392 0-587 0-14 0-34 0-34 20 0 19 20 19 34 19 195 0 391 0 587 0z">
              <text:p/>
            </draw:path>
          </draw:g>
        </draw:g>
        <draw:custom-shape draw:style-name="gr79" draw:text-style-name="P42" xml:id="id147" draw:id="id147" draw:layer="layout" svg:width="6.854cm" svg:height="1.746cm" svg:x="3.782cm" svg:y="10.836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8" draw:id="id148">
          <svg:title>TexMaths</svg:title>
          <svg:desc>28§display§.§svg§600§TRUE§</svg:desc>
          <draw:g>
            <draw:path draw:style-name="gr56" draw:text-style-name="P38" draw:layer="layout" svg:width="0.091cm" svg:height="0.091cm" svg:x="8.792cm" svg:y="12.02cm" svg:viewBox="0 0 92 92" svg:d="M92 47c0-27-21-47-47-47s-45 21-45 47 19 45 45 45 47-20 47-45z">
              <text:p/>
            </draw:path>
          </draw:g>
        </draw:g>
        <draw:custom-shape draw:style-name="gr80" draw:text-style-name="P42" xml:id="id149" draw:id="id149" draw:layer="layout" svg:width="4.631cm" svg:height="1.428cm" svg:x="3.941cm" svg:y="10.995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0" draw:id="id150">
          <svg:title>TexMaths</svg:title>
          <svg:desc>28§display§\parallel§svg§600§TRUE§</svg:desc>
          <draw:g>
            <draw:path draw:style-name="gr56" draw:text-style-name="P38" draw:layer="layout" svg:width="0.204cm" svg:height="0.88cm" svg:x="5.493cm" svg:y="11.328cm" svg:viewBox="0 0 205 881" svg:d="M35 30c0-12 0-30-17-30-18 0-18 20-18 33 0 272 0 544 0 816 0 12 0 32 18 32 17 0 17-17 17-30 0-274 0-547 0-821zM205 33c0-13 0-33-17-33-18 0-18 18-18 30 0 274 0 547 0 821 0 13 0 30 18 30 17 0 17-20 17-32 0-272 0-544 0-816z">
              <text:p/>
            </draw:path>
          </draw:g>
        </draw:g>
        <draw:custom-shape draw:style-name="gr81" draw:text-style-name="P46" xml:id="id151" draw:id="id151" draw:layer="layout" svg:width="1.27cm" svg:height="1.112cm" svg:x="9.046cm" svg:y="11.153cm">
          <text:p text:style-name="P4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2" draw:id="id152">
          <svg:title>TexMaths</svg:title>
          <svg:desc>28§display§P§svg§600§TRUE§</svg:desc>
          <draw:g>
            <draw:path draw:style-name="gr56" draw:text-style-name="P38" draw:layer="layout" svg:width="0.699cm" svg:height="0.668cm" svg:x="9.363cm" svg:y="11.339cm" svg:viewBox="0 0 700 669" svg:d="M258 358c56 0 112 0 168 0 137 0 274-100 274-210 0-75-64-148-193-148-106 0-211 0-317 0-19 0-30 0-30 20 0 11 8 11 28 11 14 0 30 0 42 3 16 0 22 2 22 14 0 5 0 8-3 19-44 176-88 351-131 526-12 37-14 45-90 45-17 0-28 0-28 20 0 11 11 11 14 11 28 0 98-3 126-3 20 0 42 0 62 0 22 0 44 3 64 3 6 0 20 0 20-20 0-11-9-11-28-11-37 0-65 0-65-17 0-5 3-11 3-16 21-82 41-165 62-247zM328 67c8-33 11-36 53-36 32 0 63 0 95 0 81 0 132 25 132 92 0 39-20 123-56 160-51 45-110 50-152 50-46 0-93 0-140 0 23-89 45-177 68-266z">
              <text:p/>
            </draw:path>
          </draw:g>
        </draw:g>
        <draw:custom-shape draw:style-name="gr82" draw:text-style-name="P7" xml:id="id153" draw:id="id153" draw:layer="layout" svg:width="2.567cm" svg:height="1.112cm" svg:x="5.846cm" svg:y="11.1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4" draw:id="id154">
          <svg:title>TexMaths</svg:title>
          <svg:desc>28§display§v \assign 42§svg§600§TRUE§</svg:desc>
          <draw:g>
            <draw:path draw:style-name="gr56" draw:text-style-name="P38" draw:layer="layout" svg:width="0.363cm" svg:height="0.372cm" svg:x="6.004cm" svg:y="11.572cm" svg:viewBox="0 0 364 373" svg:d="M364 59c0-45-23-59-37-59-21 0-40 23-40 40 0 12 4 16 11 26 19 16 29 37 29 65 0 36-50 223-146 223-42 0-61-28-61-70 0-47 21-106 47-174 7-14 12-26 12-42 0-38-29-68-69-68-77 0-110 120-110 127 0 9 9 9 12 9 7 0 7-2 12-14 23-84 61-103 84-103 5 0 19 0 19 26 0 21-7 44-14 58-35 94-47 134-47 169 0 87 73 101 113 101 138 0 185-272 185-314z">
              <text:p/>
            </draw:path>
            <draw:path draw:style-name="gr56" draw:text-style-name="P38" draw:layer="layout" svg:width="0.384cm" svg:height="0.728cm" svg:x="6.653cm" svg:y="11.366cm" svg:viewBox="0 0 385 729" svg:d="M209 30c0-16 0-30-16-30-17 0-17 14-17 30 0 195 0 390 0 585-19-31-42-54-63-68-50-38-68-32-101-47-12 0-12 9-12 16 0 12 2 14 21 19 54 16 87 44 106 65 42 45 52 94 56 120 3 5 5 9 10 9 7 0 9-7 11-14 17-91 78-157 167-183 12-2 14-2 14-16 0-7 0-16-9-16-2 0-52 9-99 42-26 21-49 47-68 73 0-195 0-390 0-585z">
              <text:p/>
            </draw:path>
            <draw:path draw:style-name="gr56" draw:text-style-name="P38" draw:layer="layout" svg:width="0.366cm" svg:height="0.555cm" svg:x="7.304cm" svg:y="11.38cm" svg:viewBox="0 0 367 556" svg:d="M221 420c0 24 0 48 0 73 0 30-2 37-64 37-5 0-11 0-16 0 0 9 0 17 0 26 33-2 75-2 110-2 36 0 80 0 113 2 0-9 0-17 0-26-5 0-11 0-16 0-61 0-64-7-64-37 0-25 0-49 0-73 28 0 55 0 83 0 0-8 0-16 0-24-28 0-55 0-83 0 0-125 0-250 0-375 0-16 0-21-14-21-7 0-9 0-16 9-85 129-169 258-254 387 0 8 0 16 0 24 74 0 147 0 221 0zM226 396c-68 0-135 0-202 0 67-102 134-204 202-307 0 103 0 205 0 307z">
              <text:p/>
            </draw:path>
            <draw:path draw:style-name="gr56" draw:text-style-name="P38" draw:layer="layout" svg:width="0.328cm" svg:height="0.546cm" svg:x="7.736cm" svg:y="11.389cm" svg:viewBox="0 0 329 547" svg:d="M63 483c29-28 58-56 87-84 130-113 179-157 179-240 0-93-75-159-176-159-92 0-153 75-153 148 0 47 40 47 42 47 14 0 45-10 45-45 0-21-16-42-45-42-7 0-9 0-11 2 18-54 63-84 112-84 76 0 111 65 111 133 0 66-42 132-87 181-53 59-105 117-158 176-9 9-9 12-9 31 102 0 204 0 306 0 7-48 15-96 23-144-7 0-14 0-21 0-5 26-10 61-19 73-5 7-59 7-77 7-50 0-99 0-149 0z">
              <text:p/>
            </draw:path>
          </draw:g>
        </draw:g>
        <draw:custom-shape draw:style-name="gr83" draw:text-style-name="P7" xml:id="id155" draw:id="id155" draw:layer="layout" svg:width="1.094cm" svg:height="1.11cm" svg:x="4.117cm" svg:y="11.1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6" draw:id="id156">
          <svg:title>TexMaths</svg:title>
          <svg:desc>28§display§a§svg§600§TRUE§</svg:desc>
          <draw:g>
            <draw:path draw:style-name="gr56" draw:text-style-name="P38" draw:layer="layout" svg:width="0.444cm" svg:height="0.439cm" svg:x="4.414cm" svg:y="11.57cm" svg:viewBox="0 0 445 440" svg:d="M323 61c-17-36-45-61-89-61-114 0-234 142-234 284 0 92 53 156 128 156 19 0 70-3 128-72 8 39 42 72 89 72 33 0 56-22 72-53 14-36 28-95 28-97 0-9-8-9-11-9-11 0-11 3-14 17-17 64-33 120-75 120-25 0-28-25-28-45 0-19 3-28 11-72 11-39 14-50 23-87 12-45 24-91 36-136 5-28 5-28 5-33 0-17-11-26-27-26-23 0-39 23-42 42zM262 315c-6 16-6 19-20 36-44 53-83 67-111 67-48 0-61-53-61-89 0-51 30-170 52-215 31-56 76-92 115-92 61 0 75 78 75 84 0 5-3 14-3 17-16 64-32 128-47 192z">
              <text:p/>
            </draw:path>
          </draw:g>
        </draw:g>
        <draw:g xml:id="id157" draw:id="id157">
          <svg:title>TexMaths</svg:title>
          <svg:desc>28§latex§"Assign $42$ to $v$ and perform\\action $a$ in parallel, then repeat."§svg§600§TRUE§</svg:desc>
          <draw:g>
            <draw:path draw:style-name="gr56" draw:text-style-name="P38" draw:layer="layout" svg:width="0.254cm" svg:height="0.242cm" svg:x="13.089cm" svg:y="10.917cm" svg:viewBox="0 0 255 243" svg:d="M97 86c0-49-18-86-53-86-30 0-44 22-44 44s14 42 44 42c16 0 28-7 32-12 0-2 0-4 3-4 0 5 0 11 0 16 0 25-5 83-56 134-9 9-9 12-9 14 0 5 2 9 7 9 9 0 76-62 76-157zM255 86c0-49-19-86-53-86-31 0-44 22-44 44s13 42 44 42c16 0 27-7 32-12 0-2 2-3 2-4 3 0 3 11 3 16 0 25-7 83-58 134-10 9-10 12-10 14 0 5 3 9 7 9 10 0 77-62 77-157z">
              <text:p/>
            </draw:path>
            <draw:path draw:style-name="gr56" draw:text-style-name="P38" draw:layer="layout" svg:width="0.557cm" svg:height="0.583cm" svg:x="13.495cm" svg:y="10.898cm" svg:viewBox="0 0 558 584" svg:d="M299 16c-5-9-6-16-19-16-12 0-16 5-20 16-56 162-112 325-167 487-17 42-49 53-93 56 0 8 0 17 0 25 19-2 53-5 83-5 26 0 68 3 95 5 0-8 0-17 0-25-41 0-62-21-62-42 0-3 2-12 2-14 13-36 25-71 37-107 67 0 135 0 202 0 14 42 28 84 42 125 2 5 4 10 4 12 0 26-46 26-69 26 0 8 0 17 0 25 30-5 88-5 118-5 35 0 72 3 106 5 0-8 0-17 0-25-4 0-9 0-13 0-49 0-61-7-70-33-59-170-117-340-176-510zM255 109c31 88 62 176 93 264-61 0-122 0-183 0 30-88 60-176 90-264z">
              <text:p/>
            </draw:path>
            <draw:path draw:style-name="gr56" draw:text-style-name="P38" draw:layer="layout" svg:width="0.265cm" svg:height="0.372cm" svg:x="14.106cm" svg:y="11.116cm" svg:viewBox="0 0 266 373" svg:d="M144 206c16 5 83 16 83 77 0 41-28 74-90 74-70 0-100-46-114-116-2-12-4-14-11-14-12 0-12 5-12 21 0 36 0 71 0 107 0 13 0 18 9 18 5 0 4-1 21-16 2-2 2-2 16-19 35 35 72 35 91 35 92 0 129-53 129-111 0-44-23-70-34-79-26-25-58-32-93-39-44-7-100-19-100-65 0-30 21-63 91-63 90 0 95 74 97 98 0 9 7 9 9 9 10 0 10-5 10-21 0-27 0-54 0-81 0-14 0-21-10-21-2 0-4 0-16 9-2 5-9 12-14 14-30-23-62-23-76-23-98 0-130 56-130 100 0 30 14 53 35 69 28 21 48 28 109 37z">
              <text:p/>
            </draw:path>
            <draw:path draw:style-name="gr56" draw:text-style-name="P38" draw:layer="layout" svg:width="0.265cm" svg:height="0.372cm" svg:x="14.429cm" svg:y="11.116cm" svg:viewBox="0 0 266 373" svg:d="M141 206c19 5 86 16 86 77 0 41-28 74-93 74-67 0-97-46-113-116-2-12-2-14-12-14-9 0-9 5-9 21 0 36 0 71 0 107 0 13 0 18 9 18 3 0 4-1 19-16 1-2 2-2 18-19 35 35 72 35 88 35 95 0 132-53 132-111 0-44-25-70-34-79-28-25-58-32-93-39-46-7-100-19-100-65 0-30 21-63 91-63 90 0 92 74 95 98 2 9 6 6 9 9 12 0 12-5 12-21 0-27 0-54 0-81 0-14 0-21-10-21-4 0-4 0-16 9-2 5-11 12-14 14-30-23-65-23-76-23-100 0-130 56-130 100 0 30 12 53 35 69 25 21 48 28 106 37z">
              <text:p/>
            </draw:path>
            <draw:path draw:style-name="gr56" draw:text-style-name="P38" draw:layer="layout" svg:width="0.175cm" svg:height="0.544cm" svg:x="14.748cm" svg:y="10.937cm" svg:viewBox="0 0 176 545" svg:d="M118 183c-38 3-76 6-113 9 0 9 0 17 0 26 53 0 60 4 60 44 0 73 0 147 0 220 0 37-9 37-65 37 0 9 0 17 0 26 28-3 72-5 90-5 28 0 58 2 86 5 0-9 0-17 0-26-56 0-58-5-58-37 0-100 0-199 0-299zM120 42c0-26-18-42-41-42-26 0-44 21-44 42 0 23 18 44 44 44 23 0 41-16 41-44z">
              <text:p/>
            </draw:path>
            <draw:path draw:style-name="gr56" draw:text-style-name="P38" draw:layer="layout" svg:width="0.372cm" svg:height="0.534cm" svg:x="14.971cm" svg:y="11.114cm" svg:viewBox="0 0 373 535" svg:d="M158 227c-70 0-70-81-70-100 0-23 0-48 14-69 5-9 23-33 56-33 71 0 71 84 71 102 0 21 0 47-13 68-5 9-24 32-58 32zM65 260c0-5 0-24 14-40 30 23 65 26 79 26 76 0 132-56 132-119 0-30-12-60-33-78 30-28 58-33 74-33 3 1 5 0 7 3-9 2-11 11-11 20 0 14 9 24 23 24 7 0 23-5 23-24 0-14-9-39-42-39-16 0-53 5-85 37-35-28-70-30-88-30-75 0-130 58-130 120 0 35 16 65 37 84-12 11-26 39-26 67 0 26 12 56 37 72-48 14-76 49-76 81 0 60 81 104 181 104 95 0 180-41 180-104 0-30-11-72-53-93-42-23-90-23-139-23-21 0-55 0-62-2-26-2-42-28-42-53zM181 517c-81 0-137-42-137-86 0-37 30-67 65-69 16 0 32 0 49 0 69 0 162 0 162 69 0 44-58 86-139 86z">
              <text:p/>
            </draw:path>
            <draw:path draw:style-name="gr56" draw:text-style-name="P38" draw:layer="layout" svg:width="0.409cm" svg:height="0.361cm" svg:x="15.381cm" svg:y="11.12cm" svg:viewBox="0 0 410 362" svg:d="M65 81c0 73 0 145 0 218 0 37-9 37-65 37 0 9 0 17 0 26 30-3 72-5 93-5s65 2 90 5c0-9 0-17 0-26-53 0-63 0-63-37 0-50 0-100 0-151 0-83 58-129 112-129 51 0 60 44 60 90 0 63 0 127 0 190 0 37-9 37-65 37 0 9 0 17 0 26 28-3 70-5 93-5 21 0 62 2 90 5 0-9 0-17 0-26-42 0-62 0-62-25 0-52 0-104 0-156 0-69 0-95-26-125-11-14-39-30-86-30-60 0-97 35-120 86 0-29 0-57 0-86-39 3-77 6-116 9 0 9 0 17 0 26 58 0 65 7 65 46z">
              <text:p/>
            </draw:path>
            <draw:path draw:style-name="gr56" draw:text-style-name="P38" draw:layer="layout" svg:width="0.36cm" svg:height="0.551cm" svg:x="16.102cm" svg:y="10.93cm" svg:viewBox="0 0 361 552" svg:d="M218 417c0 23 0 47 0 70 0 30-2 39-63 39-5 0-11 0-16 0 0 9 0 17 0 26 32-5 74-5 109-5s79 0 111 5c0-9 0-17 0-26-5 0-11 0-16 0-60 0-63-9-63-39 0-23 0-47 0-70 27 0 54 0 81 0 0-8 0-17 0-25-27 0-54 0-81 0 0-124 0-248 0-371 0-16 0-21-14-21-6 0-9 0-16 9-83 128-167 255-250 383 0 8 0 17 0 25 73 0 145 0 218 0zM222 392c-66 0-132 0-199 0 67-102 133-203 199-304 0 101 0 202 0 304z">
              <text:p/>
            </draw:path>
            <draw:path draw:style-name="gr56" draw:text-style-name="P38" draw:layer="layout" svg:width="0.323cm" svg:height="0.541cm" svg:x="16.528cm" svg:y="10.94cm" svg:viewBox="0 0 324 542" svg:d="M63 477c28-27 57-55 85-83 128-111 176-155 176-236 0-93-74-158-171-158-93 0-153 74-153 146 0 46 39 46 42 46 14 0 44-9 44-44 0-21-16-41-44-41-7 0-7 0-10 0 19-51 63-82 109-82 75 0 109 65 109 133 0 64-41 129-85 178-52 59-104 117-156 176-9 7-9 9-9 30 100 0 201 0 301 0 8-48 16-95 23-143-7 0-13 0-20 0-5 25-10 60-17 74-7 4-60 4-78 4-49 0-98 0-146 0z">
              <text:p/>
            </draw:path>
            <draw:path draw:style-name="gr56" draw:text-style-name="P38" draw:layer="layout" svg:width="0.254cm" svg:height="0.507cm" svg:x="17.181cm" svg:y="10.981cm" svg:viewBox="0 0 255 508" svg:d="M125 174c39 0 77 0 116 0 0-9 0-17 0-26-39 0-77 0-116 0 0-49 0-99 0-148-7 0-14 0-21 0 0 65-25 153-104 155 0 6 0 13 0 19 23 0 46 0 70 0 0 75 0 150 0 225 0 99 74 109 104 109 58 0 81-58 81-109 0-16 0-31 0-47-7 0-14 0-21 0 0 15 0 30 0 44 0 61-25 93-56 93-53 0-53-74-53-88 0-76 0-151 0-227z">
              <text:p/>
            </draw:path>
            <draw:path draw:style-name="gr56" draw:text-style-name="P38" draw:layer="layout" svg:width="0.358cm" svg:height="0.372cm" svg:x="17.506cm" svg:y="11.116cm" svg:viewBox="0 0 359 373" svg:d="M359 190c0-104-81-190-178-190-102 0-181 90-181 190 0 107 83 183 178 183 100 0 181-79 181-183zM181 355c-37 0-72-19-93-56-21-35-21-86-21-114 0-32 0-76 19-111 23-39 60-55 92-55 38 0 72 18 93 53s21 81 21 113c0 28 0 72-19 109-16 35-53 61-92 61z">
              <text:p/>
            </draw:path>
            <draw:path draw:style-name="gr56" draw:text-style-name="P38" draw:layer="layout" svg:width="0.356cm" svg:height="0.367cm" svg:x="18.185cm" svg:y="11.12cm" svg:viewBox="0 0 357 368" svg:d="M357 58c0-44-21-58-35-58-21 0-42 23-42 39 0 12 5 17 14 26 17 16 28 37 28 67 0 33-49 220-146 220-42 0-60-30-60-72 0-46 23-104 49-171 4-14 9-26 9-42 0-37-26-67-67-67-77 0-107 118-107 125 0 9 7 9 9 9 10 0 10-2 14-13 23-84 58-102 81-102 7 0 21 0 21 25 0 21-9 44-14 58-37 95-46 132-46 167 0 88 72 99 109 99 137 0 183-268 183-310z">
              <text:p/>
            </draw:path>
            <draw:path draw:style-name="gr56" draw:text-style-name="P38" draw:layer="layout" svg:width="0.367cm" svg:height="0.372cm" svg:x="18.889cm" svg:y="11.116cm" svg:viewBox="0 0 368 373" svg:d="M239 304c2 32 25 67 62 67 16 0 67-12 67-79 0-15 0-29 0-44-7 0-13 0-20 0 0 15 0 29 0 44 0 49-21 53-31 53-25 0-30-37-30-41 0-54 0-109 0-163 0-34 0-65-27-95-33-32-72-46-112-46-67 0-123 39-123 93 0 23 17 37 38 37 23 0 37-16 37-37 0-10-5-37-42-37 23-28 62-37 88-37 39 0 86 32 86 104 0 10 0 20 0 30-42 2-98 5-149 30-62 26-83 70-83 104 0 68 81 86 132 86 53 0 90-32 107-69zM232 169c0 27 0 54 0 81 0 79-58 107-95 107-40 0-74-30-74-70 0-44 34-113 169-118z">
              <text:p/>
            </draw:path>
            <draw:path draw:style-name="gr56" draw:text-style-name="P38" draw:layer="layout" svg:width="0.407cm" svg:height="0.361cm" svg:x="19.29cm" svg:y="11.12cm" svg:viewBox="0 0 408 362" svg:d="M63 81c0 73 0 145 0 218 0 37-10 37-63 37 0 9 0 17 0 26 28-3 70-5 90-5 21 0 65 2 93 5 0-9 0-17 0-26-56 0-65 0-65-37 0-50 0-100 0-151 0-83 58-129 111-129 51 0 61 44 61 90 0 63 0 127 0 190 0 37-10 37-65 37 0 9 0 17 0 26 30-3 72-5 92-5 21 0 63 2 91 5 0-9 0-17 0-26-42 0-63 0-63-25 0-52 0-104 0-156 0-69 0-95-25-125-12-14-37-30-86-30-58 0-97 35-120 86 0-29 0-57 0-86-38 3-76 6-114 9 0 9 0 17 0 26 56 0 63 7 63 46z">
              <text:p/>
            </draw:path>
            <draw:path draw:style-name="gr56" draw:text-style-name="P38" draw:layer="layout" svg:width="0.4cm" svg:height="0.571cm" svg:x="19.744cm" svg:y="10.917cm" svg:viewBox="0 0 401 572" svg:d="M280 519c0 18 0 36 0 53 41-2 81-4 121-7 0-8 0-17 0-25-58 0-65-7-65-46 0-165 0-329 0-494-39 3-77 6-116 9 0 9 0 17 0 26 56 0 63 4 63 44 0 59 0 117 0 176-23-28-58-51-102-51-98 0-181 81-181 185 0 105 79 183 171 183 54 0 89-27 109-53zM280 301c0 56 0 112 0 167 0 14 0 16-9 30-23 40-60 58-95 58-37 0-67-21-86-53-20-33-23-79-23-114 0-30 0-78 26-113 16-26 46-54 90-54 30 0 63 12 88 49 9 14 9 16 9 30z">
              <text:p/>
            </draw:path>
            <draw:path draw:style-name="gr56" draw:text-style-name="P38" draw:layer="layout" svg:width="0.4cm" svg:height="0.518cm" svg:x="20.463cm" svg:y="11.12cm" svg:viewBox="0 0 401 519" svg:d="M116 56c0-19 0-37 0-56-39 3-77 6-116 9 0 9 0 17 0 26 58 0 63 4 63 41 0 127 0 254 0 381 0 37-10 37-63 37 0 8 0 17 0 25 28-2 70-2 90-2 24 0 65 0 93 2 0-8 0-17 0-25-56 0-65 0-65-37 0-46 0-92 0-137 0-3 0-5 0-7 5 11 40 55 102 55 97 0 181-78 181-183 0-104-79-185-169-185-65 0-100 37-116 56zM118 269c0-61 0-122 0-183 26-42 65-65 107-65 58 0 109 72 109 164 0 98-58 167-118 167-33 0-63-16-86-51-12-16-12-16-12-32z">
              <text:p/>
            </draw:path>
            <draw:path draw:style-name="gr56" draw:text-style-name="P38" draw:layer="layout" svg:width="0.314cm" svg:height="0.372cm" svg:x="20.938cm" svg:y="11.116cm" svg:viewBox="0 0 315 373" svg:d="M67 160c5-121 74-141 102-141 84 0 93 108 93 141-65 0-130 0-195 0zM67 176c76 0 152 0 227 0 19 0 21 0 21-16 0-81-44-160-146-160-95 0-169 83-169 185 0 109 86 188 178 188 100 0 137-90 137-104 0-9-7-9-11-9-7 0-10 4-10 9-30 86-102 86-111 86-39 0-72-26-90-56-26-39-26-93-26-123z">
              <text:p/>
            </draw:path>
            <draw:path draw:style-name="gr56" draw:text-style-name="P38" draw:layer="layout" svg:width="0.272cm" svg:height="0.361cm" svg:x="21.299cm" svg:y="11.12cm" svg:viewBox="0 0 273 362" svg:d="M114 90c0-30 0-60 0-90-38 3-76 6-114 9 0 9 0 17 0 26 58 0 63 7 63 46 0 73 0 145 0 218 0 37-7 37-63 37 0 9 0 17 0 26 32-3 70-5 93-5 32 0 72 0 104 5 0-9 0-17 0-26-6 0-12 0-19 0-60 0-60-9-60-39 0-42 0-84 0-126 0-81 33-152 95-152 7 0 7 0 9 0-2 2-18 11-18 32 0 23 16 35 35 35 14 0 34-10 34-35 0-26-25-51-60-51-60 0-88 56-99 90z">
              <text:p/>
            </draw:path>
            <draw:path draw:style-name="gr56" draw:text-style-name="P38" draw:layer="layout" svg:width="0.263cm" svg:height="0.574cm" svg:x="21.621cm" svg:y="10.907cm" svg:viewBox="0 0 264 575" svg:d="M116 222c0-30 0-61 0-92 0-72 39-111 76-111 3 0 14 0 26 4-9 5-23 14-23 35 0 18 11 35 34 35 24 0 35-17 35-35 0-30-30-58-72-58-58 0-127 44-127 130 0 31 0 62 0 92-22 0-43 0-65 0 0 9 0 17 0 26 22 0 43 0 65 0 0 88 0 176 0 264 0 37-9 37-63 37 0 9 0 17 0 26 30-3 70-5 93-5 32 0 70 0 102 5 0-9 0-17 0-26-5 0-11 0-16 0-61 0-63-9-63-39 0-87 0-175 0-262 31 0 62 0 93 0 0-9 0-17 0-26-32 0-63 0-95 0z">
              <text:p/>
            </draw:path>
            <draw:path draw:style-name="gr56" draw:text-style-name="P38" draw:layer="layout" svg:width="0.36cm" svg:height="0.372cm" svg:x="21.867cm" svg:y="11.116cm" svg:viewBox="0 0 361 373" svg:d="M361 190c0-104-81-190-180-190-102 0-181 90-181 190 0 107 86 183 181 183 97 0 180-79 180-183zM181 355c-35 0-72-19-93-56-21-35-21-86-21-114 0-32 0-76 21-111 21-39 60-55 93-55 35 0 68 18 90 53s23 81 23 113c0 28 0 72-18 109-19 35-54 61-95 61z">
              <text:p/>
            </draw:path>
            <draw:path draw:style-name="gr56" draw:text-style-name="P38" draw:layer="layout" svg:width="0.272cm" svg:height="0.361cm" svg:x="22.275cm" svg:y="11.12cm" svg:viewBox="0 0 273 362" svg:d="M114 90c0-30 0-60 0-90-38 3-76 6-114 9 0 9 0 17 0 26 56 0 63 7 63 46 0 73 0 145 0 218 0 37-10 37-63 37 0 9 0 17 0 26 30-3 70-5 93-5 32 0 69 0 102 5 0-9 0-17 0-26-6 0-11 0-17 0-60 0-62-9-62-39 0-42 0-84 0-126 0-81 35-152 97-152 5 0 7 0 9 0-2 2-18 11-18 32 0 23 16 35 35 35 14 0 34-10 34-35 0-26-25-51-60-51-60 0-90 56-99 90z">
              <text:p/>
            </draw:path>
            <draw:path draw:style-name="gr56" draw:text-style-name="P38" draw:layer="layout" svg:width="0.634cm" svg:height="0.361cm" svg:x="22.597cm" svg:y="11.12cm" svg:viewBox="0 0 635 362" svg:d="M63 81c0 73 0 145 0 218 0 37-10 37-63 37 0 9 0 17 0 26 28-3 70-5 90-5 24 0 65 2 93 5 0-9 0-17 0-26-56 0-65 0-65-37 0-50 0-100 0-151 0-83 58-129 111-129 51 0 61 44 61 90 0 63 0 127 0 190 0 37-10 37-65 37 0 9 0 17 0 26 30-3 72-5 92-5 21 0 65 2 93 5 0-9 0-17 0-26-55 0-65 0-65-37 0-50 0-100 0-151 0-83 58-129 111-129 51 0 61 44 61 90 0 63 0 127 0 190 0 37-10 37-65 37 0 9 0 17 0 26 28-3 69-5 93-5 20 0 62 2 90 5 0-9 0-17 0-26-42 0-63 0-63-25 0-52 0-104 0-156 0-69 0-95-25-125-12-14-40-30-86-30-69 0-104 49-118 81-12-72-72-81-109-81-58 0-97 35-120 86 0-29 0-57 0-86-38 3-76 6-114 9 0 9 0 17 0 26 56 0 63 7 63 46z">
              <text:p/>
            </draw:path>
            <draw:path draw:style-name="gr56" draw:text-style-name="P38" draw:layer="layout" svg:width="0.365cm" svg:height="0.374cm" svg:x="11.875cm" svg:y="12.092cm" svg:viewBox="0 0 366 375" svg:d="M236 304c5 32 26 67 65 67 16 0 65-12 65-79 0-15 0-29 0-44-6 0-12 0-18 0 0 15 0 29 0 44 0 49-21 53-31 53-27 0-30-37-30-41 0-54 0-109 0-163 0-34 0-65-30-95-30-32-72-46-111-46-67 0-123 39-123 93 0 25 16 39 37 39 23 0 40-16 40-39 0-10-5-35-42-37 21-28 60-37 88-37 39 0 86 32 86 104 0 10 0 20 0 30-42 2-100 5-151 30-60 28-81 70-81 104 0 68 79 88 130 88 53 0 92-32 106-71zM232 169c0 28 0 56 0 84 0 76-61 104-95 104-42 0-74-28-74-70 0-44 34-111 169-118z">
              <text:p/>
            </draw:path>
            <draw:path draw:style-name="gr56" draw:text-style-name="P38" draw:layer="layout" svg:width="0.31cm" svg:height="0.374cm" svg:x="12.276cm" svg:y="12.092cm" svg:viewBox="0 0 311 375" svg:d="M67 188c0-132 67-167 109-167 9 0 60 2 88 30-32 2-37 28-37 37 0 21 14 39 37 39 21 0 37-13 37-39 0-56-62-88-125-88-102 0-176 88-176 190 0 104 81 185 174 185 111 0 137-98 137-106s-10-9-12-9c-7 0-9 4-9 9-26 76-77 86-107 86-44 0-116-35-116-167z">
              <text:p/>
            </draw:path>
            <draw:path draw:style-name="gr56" draw:text-style-name="P38" draw:layer="layout" svg:width="0.254cm" svg:height="0.509cm" svg:x="12.626cm" svg:y="11.957cm" svg:viewBox="0 0 255 510" svg:d="M125 174c39 0 77 0 116 0 0-9 0-17 0-26-39 0-77 0-116 0 0-49 0-99 0-148-7 0-14 0-21 0 0 67-25 153-104 158 0 5 0 10 0 16 23 0 46 0 70 0 0 75 0 150 0 225 0 99 74 111 104 111 58 0 81-58 81-111 0-16 0-31 0-47-7 0-14 0-21 0 0 15 0 30 0 44 0 61-25 93-56 93-53 0-53-74-53-88 0-76 0-151 0-227z">
              <text:p/>
            </draw:path>
            <draw:path draw:style-name="gr56" draw:text-style-name="P38" draw:layer="layout" svg:width="0.175cm" svg:height="0.544cm" svg:x="12.953cm" svg:y="11.913cm" svg:viewBox="0 0 176 545" svg:d="M118 185c-38 3-76 5-113 7 0 9 0 17 0 26 53 0 60 4 60 46 0 73 0 145 0 218 0 37-9 37-65 37 0 9 0 17 0 26 28-3 72-3 90-3 28 0 58 0 86 3 0-9 0-17 0-26-56 0-58-5-58-37 0-99 0-198 0-297zM120 42c0-26-18-42-41-42-26 0-44 21-44 42 0 23 18 44 44 44 23 0 41-16 41-44z">
              <text:p/>
            </draw:path>
            <draw:path draw:style-name="gr56" draw:text-style-name="P38" draw:layer="layout" svg:width="0.36cm" svg:height="0.374cm" svg:x="13.175cm" svg:y="12.092cm" svg:viewBox="0 0 361 375" svg:d="M361 192c0-104-81-192-180-192-102 0-181 90-181 192 0 105 86 183 181 183 97 0 180-81 180-183zM181 355c-35 0-70-19-93-56-21-35-21-86-21-114 0-32 0-76 21-111 21-37 60-55 93-55 35 0 70 18 92 53s21 81 21 113c0 28 0 72-18 109-19 37-54 61-95 61z">
              <text:p/>
            </draw:path>
            <draw:path draw:style-name="gr56" draw:text-style-name="P38" draw:layer="layout" svg:width="0.409cm" svg:height="0.358cm" svg:x="13.585cm" svg:y="12.098cm" svg:viewBox="0 0 410 359" svg:d="M65 79c0 72 0 145 0 218 0 37-9 37-65 37 0 8 0 17 0 25 30-2 72-2 93-2s62 0 90 2c0-8 0-17 0-25-53 0-63 0-63-37 0-51 0-101 0-151 0-83 58-130 109-130 54 0 61 44 61 91 0 63 0 126 0 190 0 37-7 37-63 37 0 8 0 17 0 25 28-2 70-2 93-2 21 0 62 0 90 2 0-8 0-17 0-25-42 0-62 0-62-26 0-52 0-103 0-155 0-70 0-95-26-123-11-14-39-30-86-30-60 0-97 35-120 83 0-27 0-55 0-83-39 2-77 5-116 7 0 8 0 17 0 25 58 0 65 7 65 47z">
              <text:p/>
            </draw:path>
            <draw:path draw:style-name="gr56" draw:text-style-name="P38" draw:layer="layout" svg:width="0.37cm" svg:height="0.367cm" svg:x="14.317cm" svg:y="12.098cm" svg:viewBox="0 0 371 368" svg:d="M271 51c-16-30-39-51-76-51-95 0-195 118-195 236 0 77 44 132 107 132 16 0 58-4 106-62 7 35 35 62 74 62 28 0 47-20 61-46 13-28 15-52 23-79 0-9-7-9-10-9-6 0-9 2-11 14-14 53-28 102-60 102-24 0-26-21-26-37 0-19 2-26 12-60 9-35 9-44 16-75 10-37 20-75 30-113 5-23 5-26 5-28 0-14-10-21-23-21-19 0-31 16-33 35zM218 262c-5 14-5 16-16 30-37 44-70 58-93 58-42 0-53-44-53-77 0-41 27-141 46-178 25-49 63-79 95-79 51 0 63 67 63 72s0 9-3 14c-13 53-26 107-39 160z">
              <text:p/>
            </draw:path>
            <draw:path draw:style-name="gr56" draw:text-style-name="P38" draw:layer="layout" svg:width="0.173cm" svg:height="0.544cm" svg:x="15.013cm" svg:y="11.913cm" svg:viewBox="0 0 174 545" svg:d="M118 185c-38 3-77 5-116 7 0 9 0 17 0 26 54 0 61 4 61 46 0 73 0 145 0 218 0 37-7 37-63 37 0 9 0 17 0 26 25-3 70-3 90-3 28 0 56 0 84 3 0-9 0-17 0-26-54 0-56-5-56-37 0-99 0-198 0-297zM120 42c0-26-20-42-44-42-25 0-41 21-41 42 0 23 16 44 41 44 24 0 44-16 44-44z">
              <text:p/>
            </draw:path>
            <draw:path draw:style-name="gr56" draw:text-style-name="P38" draw:layer="layout" svg:width="0.409cm" svg:height="0.358cm" svg:x="15.237cm" svg:y="12.098cm" svg:viewBox="0 0 410 359" svg:d="M65 79c0 72 0 145 0 218 0 37-9 37-65 37 0 8 0 17 0 25 30-2 70-2 93-2 21 0 62 0 90 2 0-8 0-17 0-25-53 0-63 0-63-37 0-51 0-101 0-151 0-83 58-130 109-130s61 44 61 91c0 63 0 126 0 190 0 37-10 37-63 37 0 8 0 17 0 25 28-2 70-2 93-2 21 0 62 0 90 2 0-8 0-17 0-25-42 0-62 0-62-26 0-52 0-103 0-155 0-70 0-95-26-123-11-14-39-30-86-30-60 0-97 35-120 83 0-27 0-55 0-83-39 2-77 5-116 7 0 8 0 17 0 25 58 0 65 7 65 47z">
              <text:p/>
            </draw:path>
            <draw:path draw:style-name="gr56" draw:text-style-name="P38" draw:layer="layout" svg:width="0.4cm" svg:height="0.516cm" svg:x="15.958cm" svg:y="12.098cm" svg:viewBox="0 0 401 517" svg:d="M118 53c0-17 0-35 0-53-39 2-79 5-118 7 0 8 0 17 0 25 58 0 65 5 65 42 0 127 0 254 0 380 0 37-9 37-65 37 0 9 0 17 0 26 28-3 70-3 93-3 21 0 62 0 90 3 0-9 0-17 0-26-53 0-63 0-63-37 0-45 0-91 0-137 0-2 0-4 0-6 5 13 38 57 100 57 97 0 181-81 181-185s-79-183-169-183c-63 0-98 35-114 53zM120 267c0-62 0-123 0-184 24-39 63-64 105-64 60 0 109 71 109 164 0 97-56 167-116 167-33 0-65-16-86-51-12-16-12-16-12-32z">
              <text:p/>
            </draw:path>
            <draw:path draw:style-name="gr56" draw:text-style-name="P38" draw:layer="layout" svg:width="0.367cm" svg:height="0.374cm" svg:x="16.421cm" svg:y="12.092cm" svg:viewBox="0 0 368 375" svg:d="M239 304c2 32 23 67 62 67 16 0 67-12 67-79 0-15 0-29 0-44-7 0-13 0-20 0 0 15 0 29 0 44 0 49-21 53-31 53-25 0-30-37-30-41 0-54 0-109 0-163 0-34 0-65-27-95-33-32-75-46-112-46-67 0-123 39-123 93 0 25 17 39 38 39 23 0 37-16 37-39 0-10-5-35-42-37 21-28 62-37 88-37 39 0 86 32 86 104 0 10 0 20 0 30-42 2-98 5-151 30-60 28-81 70-81 104 0 68 79 88 132 88s90-32 107-71zM232 169c0 28 0 56 0 84 0 76-58 104-95 104-40 0-74-28-74-70 0-44 34-111 169-118z">
              <text:p/>
            </draw:path>
            <draw:path draw:style-name="gr56" draw:text-style-name="P38" draw:layer="layout" svg:width="0.272cm" svg:height="0.358cm" svg:x="16.818cm" svg:y="12.098cm" svg:viewBox="0 0 273 359" svg:d="M114 88c0-29 0-59 0-88-38 2-76 5-114 7 0 8 0 17 0 25 58 0 65 7 65 47 0 72 0 145 0 218 0 37-9 37-65 37 0 8 0 17 0 25 32-2 70-2 93-2 32 0 72 0 104 2 0-8 0-17 0-25-6 0-12 0-19 0-60 0-60-10-60-40 0-41 0-83 0-125 0-79 33-153 95-153 7 0 7 0 9 3-2 0-18 9-18 30 0 23 16 34 35 34 14 0 34-9 34-34 0-26-25-49-60-49-58 0-88 53-99 88z">
              <text:p/>
            </draw:path>
            <draw:path draw:style-name="gr56" draw:text-style-name="P38" draw:layer="layout" svg:width="0.365cm" svg:height="0.374cm" svg:x="17.149cm" svg:y="12.092cm" svg:viewBox="0 0 366 375" svg:d="M236 304c3 32 26 67 63 67 18 0 67-12 67-79 0-15 0-29 0-44-7 0-14 0-21 0 0 15 0 29 0 44 0 49-18 53-28 53-27 0-30-37-30-41 0-54 0-109 0-163 0-34 0-65-30-95-32-32-72-46-111-46-67 0-123 39-123 93 0 25 16 39 37 39 23 0 37-16 37-39 0-10-4-35-41-37 23-28 62-37 88-37 39 0 85 32 85 104 0 10 0 20 0 30-39 2-97 5-148 30-62 28-81 70-81 104 0 68 79 88 130 88 53 0 90-32 106-71zM229 169c0 28 0 56 0 84 0 76-58 104-95 104-39 0-71-28-71-70 0-44 32-111 166-118z">
              <text:p/>
            </draw:path>
            <draw:path draw:style-name="gr56" draw:text-style-name="P38" draw:layer="layout" svg:width="0.18cm" svg:height="0.564cm" svg:x="17.548cm" svg:y="11.892cm" svg:viewBox="0 0 181 565" svg:d="M118 0c-39 3-79 6-118 9 0 9 0 17 0 26 58 0 65 4 65 46 0 141 0 281 0 422 0 37-9 37-65 37 0 8 0 17 0 25 28-2 70-2 90-2 21 0 61 0 91 2 0-8 0-17 0-25-54 0-63 0-63-37 0-168 0-335 0-503z">
              <text:p/>
            </draw:path>
            <draw:path draw:style-name="gr56" draw:text-style-name="P38" draw:layer="layout" svg:width="0.18cm" svg:height="0.564cm" svg:x="17.775cm" svg:y="11.892cm" svg:viewBox="0 0 181 565" svg:d="M116 0c-39 3-77 6-116 9 0 9 0 17 0 26 56 0 63 4 63 46 0 141 0 281 0 422 0 37-10 37-63 37 0 8 0 17 0 25 25-2 70-2 90-2 21 0 61 0 91 2 0-8 0-17 0-25-56 0-65 0-65-37 0-168 0-335 0-503z">
              <text:p/>
            </draw:path>
            <draw:path draw:style-name="gr56" draw:text-style-name="P38" draw:layer="layout" svg:width="0.314cm" svg:height="0.374cm" svg:x="17.997cm" svg:y="12.092cm" svg:viewBox="0 0 315 375" svg:d="M67 160c5-121 74-141 102-141 84 0 91 111 91 141-65 0-129 0-193 0zM67 178c76 0 152 0 227 0 19 0 21 0 21-18 0-79-44-160-146-160-95 0-169 86-169 185 0 112 86 190 178 190 100 0 137-90 137-106 0-9-7-9-11-9-7 0-10 4-10 11-30 84-102 84-111 84-39 0-74-26-93-56-23-39-23-93-23-121z">
              <text:p/>
            </draw:path>
            <draw:path draw:style-name="gr56" draw:text-style-name="P38" draw:layer="layout" svg:width="0.18cm" svg:height="0.564cm" svg:x="18.363cm" svg:y="11.892cm" svg:viewBox="0 0 181 565" svg:d="M116 0c-39 3-77 6-116 9 0 9 0 17 0 26 56 0 63 4 63 46 0 141 0 281 0 422 0 37-10 37-63 37 0 8 0 17 0 25 25-2 71-2 90-2 20 0 61 0 91 2 0-8 0-17 0-25-56 0-65 0-65-37 0-168 0-335 0-503z">
              <text:p/>
            </draw:path>
            <draw:path draw:style-name="gr56" draw:text-style-name="P38" draw:layer="layout" svg:width="0.094cm" svg:height="0.242cm" svg:x="18.632cm" svg:y="12.37cm" svg:viewBox="0 0 95 243" svg:d="M95 86c0-51-19-86-51-86-30 0-44 23-44 44s14 44 44 44c12 0 21-5 30-12 1 0 2-1 2-2 0 4 0 0 0 12 0 53-23 102-57 141-5 5-7 5-7 9 0 5 4 7 9 7 9 0 74-62 74-157z">
              <text:p/>
            </draw:path>
            <draw:path draw:style-name="gr56" draw:text-style-name="P38" draw:layer="layout" svg:width="0.254cm" svg:height="0.509cm" svg:x="19.075cm" svg:y="11.957cm" svg:viewBox="0 0 255 510" svg:d="M125 174c39 0 77 0 116 0 0-9 0-17 0-26-39 0-77 0-116 0 0-49 0-99 0-148-7 0-14 0-21 0 0 67-23 153-104 158 0 5 0 10 0 16 23 0 46 0 70 0 0 75 0 150 0 225 0 99 76 111 104 111 58 0 81-58 81-111 0-16 0-31 0-47-7 0-14 0-21 0 0 15 0 30 0 44 0 61-23 93-53 93-56 0-56-74-56-88 0-76 0-151 0-227z">
              <text:p/>
            </draw:path>
            <draw:path draw:style-name="gr56" draw:text-style-name="P38" draw:layer="layout" svg:width="0.409cm" svg:height="0.564cm" svg:x="19.401cm" svg:y="11.892cm" svg:viewBox="0 0 410 565" svg:d="M65 503c0 37-9 37-65 37 0 8 0 17 0 25 30-2 72-2 93-2s62 0 90 2c0-8 0-17 0-25-53 0-63 0-63-37 0-50 0-101 0-151 0-83 58-130 109-130 54 0 61 45 61 91 0 63 0 127 0 190 0 37-7 37-63 37 0 8 0 17 0 25 28-2 70-2 93-2 21 0 62 0 90 2 0-8 0-17 0-25-42 0-62 0-62-26 0-51 0-103 0-155 0-69 0-95-26-123-11-14-39-30-86-30-69 0-104 49-118 79 0-95 0-190 0-285-39 3-79 6-118 9 0 9 0 17 0 26 58 0 65 4 65 46 0 141 0 281 0 422z">
              <text:p/>
            </draw:path>
            <draw:path draw:style-name="gr56" draw:text-style-name="P38" draw:layer="layout" svg:width="0.314cm" svg:height="0.374cm" svg:x="19.851cm" svg:y="12.092cm" svg:viewBox="0 0 315 375" svg:d="M70 160c4-121 71-141 99-141 84 0 93 111 93 141-64 0-128 0-192 0zM67 178c76 0 152 0 227 0 19 0 21 0 21-18 0-79-44-160-146-160-95 0-169 86-169 185 0 112 86 190 178 190 100 0 137-90 137-106 0-9-7-9-9-9-9 0-9 4-12 11-28 84-102 84-109 84-41 0-74-26-92-56-26-39-26-93-26-121z">
              <text:p/>
            </draw:path>
            <draw:path draw:style-name="gr56" draw:text-style-name="P38" draw:layer="layout" svg:width="0.407cm" svg:height="0.358cm" svg:x="20.217cm" svg:y="12.098cm" svg:viewBox="0 0 408 359" svg:d="M63 79c0 72 0 145 0 218 0 37-10 37-63 37 0 8 0 17 0 25 28-2 70-2 90-2 24 0 65 0 93 2 0-8 0-17 0-25-56 0-65 0-65-37 0-51 0-101 0-151 0-83 58-130 111-130 51 0 61 44 61 91 0 63 0 126 0 190 0 37-10 37-65 37 0 8 0 17 0 25 30-2 72-2 92-2 21 0 65 0 91 2 0-8 0-17 0-25-42 0-63 0-63-26 0-52 0-103 0-155 0-70 0-95-25-123-12-14-37-30-86-30-58 0-97 35-120 83 0-27 0-55 0-83-38 2-76 5-114 7 0 8 0 17 0 25 56 0 63 7 63 47z">
              <text:p/>
            </draw:path>
            <draw:path draw:style-name="gr56" draw:text-style-name="P38" draw:layer="layout" svg:width="0.272cm" svg:height="0.358cm" svg:x="20.938cm" svg:y="12.098cm" svg:viewBox="0 0 273 359" svg:d="M114 88c0-29 0-59 0-88-38 2-76 5-114 7 0 8 0 17 0 25 56 0 63 7 63 47 0 72 0 145 0 218 0 37-10 37-63 37 0 8 0 17 0 25 30-2 70-2 93-2 32 0 69 0 102 2 0-8 0-17 0-25-6 0-11 0-17 0-60 0-62-10-62-40 0-41 0-83 0-125 0-79 35-153 97-153 5 0 7 0 9 3-2 0-18 9-18 30 0 23 16 34 35 34 14 0 34-9 34-34 0-26-25-49-60-49-60 0-90 53-99 88z">
              <text:p/>
            </draw:path>
            <draw:path draw:style-name="gr56" draw:text-style-name="P38" draw:layer="layout" svg:width="0.314cm" svg:height="0.374cm" svg:x="21.255cm" svg:y="12.092cm" svg:viewBox="0 0 315 375" svg:d="M70 160c4-121 71-141 99-141 86 0 93 111 93 141-64 0-128 0-192 0zM67 178c77 0 153 0 230 0 16 0 18 0 18-18 0-79-44-160-146-160-93 0-169 86-169 185 0 112 86 190 181 190 99 0 134-90 134-106 0-9-4-9-9-9-7 0-9 4-12 11-28 84-102 84-109 84-41 0-74-26-92-56-26-39-26-93-26-121z">
              <text:p/>
            </draw:path>
            <draw:path draw:style-name="gr56" draw:text-style-name="P38" draw:layer="layout" svg:width="0.4cm" svg:height="0.516cm" svg:x="21.619cm" svg:y="12.098cm" svg:viewBox="0 0 401 517" svg:d="M116 53c0-17 0-35 0-53-39 2-77 5-116 7 0 8 0 17 0 25 56 0 63 5 63 42 0 127 0 254 0 380 0 37-10 37-63 37 0 9 0 17 0 26 25-3 70-3 90-3 21 0 63 0 93 3 0-9 0-17 0-26-56 0-65 0-65-37 0-45 0-91 0-137 0-2 0-4 0-6 5 13 40 57 100 57 97 0 183-81 183-185s-79-183-172-183c-62 0-97 35-113 53zM118 267c0-62 0-123 0-184 23-39 65-64 107-64 58 0 109 71 109 164 0 97-58 167-118 167-33 0-63-16-86-51-12-16-12-16-12-32z">
              <text:p/>
            </draw:path>
            <draw:path draw:style-name="gr56" draw:text-style-name="P38" draw:layer="layout" svg:width="0.314cm" svg:height="0.374cm" svg:x="22.094cm" svg:y="12.092cm" svg:viewBox="0 0 315 375" svg:d="M67 160c5-121 74-141 102-141 84 0 91 111 91 141-65 0-129 0-193 0zM67 178c76 0 152 0 227 0 17 0 21 0 21-18 0-79-44-160-146-160-95 0-169 86-169 185 0 112 83 190 178 190 100 0 137-90 137-106 0-9-7-9-11-9-7 0-10 4-12 11-28 84-102 84-109 84-42 0-74-26-93-56-23-39-23-93-23-121z">
              <text:p/>
            </draw:path>
            <draw:path draw:style-name="gr56" draw:text-style-name="P38" draw:layer="layout" svg:width="0.365cm" svg:height="0.374cm" svg:x="22.467cm" svg:y="12.092cm" svg:viewBox="0 0 366 375" svg:d="M236 304c3 32 26 67 63 67 18 0 67-12 67-79 0-15 0-29 0-44-7 0-14 0-21 0 0 15 0 29 0 44 0 49-18 53-28 53-27 0-30-37-30-41 0-54 0-109 0-163 0-34 0-65-30-95-32-32-72-46-111-46-67 0-123 39-123 93 0 25 16 39 37 39 23 0 37-16 37-39 0-10-4-35-41-37 23-28 62-37 88-37 39 0 85 32 85 104 0 10 0 20 0 30-41 2-97 5-148 30-62 28-81 70-81 104 0 68 79 88 130 88 53 0 90-32 106-71zM229 169c0 28 0 56 0 84 0 76-58 104-95 104-39 0-71-28-71-70 0-44 32-111 166-118z">
              <text:p/>
            </draw:path>
            <draw:path draw:style-name="gr56" draw:text-style-name="P38" draw:layer="layout" svg:width="0.254cm" svg:height="0.509cm" svg:x="22.854cm" svg:y="11.957cm" svg:viewBox="0 0 255 510" svg:d="M125 174c40 0 79 0 118 0 0-9 0-17 0-26-39 0-78 0-118 0 0-49 0-99 0-148-6 0-12 0-18 0-3 67-26 153-107 158 0 5 0 10 0 16 23 0 46 0 70 0 0 75 0 150 0 225 0 99 76 111 104 111 58 0 81-58 81-111 0-16 0-31 0-47-7 0-14 0-21 0 0 15 0 30 0 44 0 61-23 93-53 93-56 0-56-74-56-88 0-76 0-151 0-227z">
              <text:p/>
            </draw:path>
            <draw:path draw:style-name="gr56" draw:text-style-name="P38" draw:layer="layout" svg:width="0.087cm" svg:height="0.087cm" svg:x="23.225cm" svg:y="12.37cm" svg:viewBox="0 0 88 88" svg:d="M88 44c0-23-21-44-44-44s-44 21-44 44 21 44 44 44 44-21 44-44z">
              <text:p/>
            </draw:path>
            <draw:path draw:style-name="gr56" draw:text-style-name="P38" draw:layer="layout" svg:width="0.256cm" svg:height="0.242cm" svg:x="23.408cm" svg:y="11.892cm" svg:viewBox="0 0 257 243" svg:d="M100 86c0-49-21-86-56-86-28 0-44 23-44 44s14 42 44 42c16 0 28-7 32-12 0-2 2-1 3-2 2 0 2 11 2 14 0 25-7 83-58 134-9 9-9 12-9 14 0 7 5 9 9 9 7 0 77-62 77-157zM257 86c0-49-21-86-55-86-28 0-42 23-42 44s14 42 42 42c16 0 27-7 32-12 2-2 2-1 2-2 3 0 3 11 3 14 0 25-5 83-58 134-10 9-10 12-10 14 0 7 5 9 10 9 9 0 76-62 76-157z">
              <text:p/>
            </draw:path>
          </draw:g>
        </draw:g>
        <draw:custom-shape draw:style-name="gr84" draw:text-style-name="P42" xml:id="id141" draw:id="id141" draw:layer="layout" svg:width="5.861cm" svg:height="1.427cm" svg:x="12.66cm" svg:y="6.8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3" xml:id="id142" draw:id="id142" draw:layer="layout" svg:width="1.266cm" svg:height="1.141cm" svg:x="17.061cm" svg:y="6.96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44" xml:id="id143" draw:id="id143" draw:layer="layout" svg:width="3.115cm" svg:height="1.427cm" svg:x="14.006cm" svg:y="8.2cm">
          <draw:text-box>
            <text:p><text:span text:style-name="T31">conditional</text:span></text:p>
          </draw:text-box>
        </draw:frame>
        <draw:g xml:id="id144" draw:id="id144">
          <svg:title>TexMaths</svg:title>
          <svg:desc>28§display§(v = d) \to§svg§600§TRUE§</svg:desc>
          <draw:g>
            <draw:path draw:style-name="gr56" draw:text-style-name="P38" draw:layer="layout" svg:width="0.21cm" svg:height="0.911cm" svg:x="12.925cm" svg:y="7.083cm" svg:viewBox="0 0 211 912" svg:d="M211 902c0-3 0-3-16-19-112-116-143-288-143-428 0-159 37-317 148-429 11-13 11-13 11-16 0-7-3-10-8-10-10 0-91 62-146 179-47 99-57 200-57 276 0 72 10 182 60 286 55 111 133 171 143 171 5 0 8-3 8-10z">
              <text:p/>
            </draw:path>
            <draw:path draw:style-name="gr56" draw:text-style-name="P38" draw:layer="layout" svg:width="0.4cm" svg:height="0.412cm" svg:x="13.217cm" svg:y="7.364cm" svg:viewBox="0 0 401 413" svg:d="M401 65c0-49-23-65-39-65-24 0-47 23-47 44 0 13 5 18 16 29 18 18 31 41 31 73 0 38-55 246-162 246-46 0-67-31-67-78 0-52 23-117 52-194 5-13 10-26 10-45 0-41-28-75-75-75-86 0-120 133-120 140 0 11 8 11 10 11 11 0 11-3 16-18 26-91 65-112 91-112 8 0 24 0 24 28 0 24-8 47-16 65-39 104-52 146-52 187 0 97 81 112 122 112 154 0 206-301 206-348z">
              <text:p/>
            </draw:path>
            <draw:path draw:style-name="gr56" draw:text-style-name="P38" draw:layer="layout" svg:width="0.606cm" svg:height="0.215cm" svg:x="13.972cm" svg:y="7.431cm" svg:viewBox="0 0 607 216" svg:d="M575 39c16 0 32-1 32-21 0-19-16-18-29-18-183 0-366 0-549 0-13 0-29-1-29 18 0 20 16 21 31 21 182 0 363 0 544 0zM578 216c13 0 29 1 29-19 0-19-16-20-32-20-181 0-362 0-544 0-15 0-31 1-31 20 0 20 16 19 29 19 183 0 366 0 549 0z">
              <text:p/>
            </draw:path>
            <draw:path draw:style-name="gr56" draw:text-style-name="P38" draw:layer="layout" svg:width="0.434cm" svg:height="0.641cm" svg:x="14.922cm" svg:y="7.135cm" svg:viewBox="0 0 435 642" svg:d="M435 10c0-2 0-10-13-10s-99 8-115 10c-8 0-13 6-13 16 0 13 8 13 21 13 44 0 47 5 47 16-1 6-2 12-3 18-18 72-36 144-54 215-19-33-45-59-86-59-107 0-219 135-219 267 0 86 49 146 122 146 19 0 63-3 118-68 7 37 39 68 83 68 31 0 55-21 68-50 15-33 28-88 28-91 0-7-10-7-13-7-8 0-8 2-10 15-16 60-34 112-71 112-26 0-28-23-28-42 0-20 2-28 5-44 44-175 89-350 133-525zM245 522c-5 18-5 18-18 34-42 52-79 65-105 65-44 0-57-49-57-86 0-44 29-156 50-197 28-55 70-89 106-89 60 0 73 76 73 81s-2 10-5 16c-15 58-30 117-44 176z">
              <text:p/>
            </draw:path>
            <draw:path draw:style-name="gr56" draw:text-style-name="P38" draw:layer="layout" svg:width="0.21cm" svg:height="0.911cm" svg:x="15.414cm" svg:y="7.083cm" svg:viewBox="0 0 211 912" svg:d="M211 455c0-70-11-180-60-284-55-111-133-171-143-171-5 0-8 5-8 10 0 3 0 3 16 21 91 89 143 234 143 424 0 156-34 317-149 431-10 13-10 13-10 16 0 5 3 10 8 10 10 0 91-62 146-179 46-99 57-200 57-278z">
              <text:p/>
            </draw:path>
            <draw:path draw:style-name="gr56" draw:text-style-name="P38" draw:layer="layout" svg:width="0.811cm" svg:height="0.475cm" svg:x="16.021cm" svg:y="7.301cm" svg:viewBox="0 0 812 476" svg:d="M713 257c-52 37-75 76-83 86-42 62-49 120-49 122 0 11 13 11 18 11 15 0 18-3 21-19 21-88 75-166 179-208 11-2 13-6 13-13 0-6-5-7-7-7-40-16-151-63-185-216-3-10-6-13-21-13-5 0-18 0-18 10 0 3 7 60 46 120 19 29 45 60 86 88-226 0-453 0-679 0-18 0-34-1-34 18 0 20 16 21 34 21 226 0 453 0 679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1" draw:layer="layout" svg:width="15.169cm" svg:height="8.533cm" svg:x="1.914cm" svg:y="2.566cm" draw:page-number="7" presentation:class="page"/>
          <draw:frame presentation:style-name="pr10" draw:text-style-name="P36" draw:layer="layout" svg:width="17.992cm" svg:height="11.897cm" svg:x="0.529cm" svg:y="11.902cm" presentation:class="notes" presentation:placeholder="true">
            <draw:text-box/>
          </draw:frame>
        </presentation:notes>
      </draw:page>
      <draw:page draw:name="page8"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69cm" presentation:class="title" presentation:user-transformed="true">
          <draw:text-box>
            <text:p><text:span text:style-name="T6">Transition System from Algebra Expression</text:span></text:p>
          </draw:text-box>
        </draw:frame>
        <draw:custom-shape draw:style-name="gr44" draw:text-style-name="P37" xml:id="id7" draw:id="id7"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3.0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777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96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3.0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4.2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4.336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25" draw:layer="layout" svg:width="0.907cm" svg:height="1.869cm" svg:x="6.321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6.45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6.45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51" draw:text-style-name="P8" draw:layer="layout" svg:x1="5.11cm" svg:y1="6.791cm" svg:x2="6.221cm" svg:y2="6.791cm">
          <text:p/>
        </draw:line>
        <draw:custom-shape draw:style-name="gr44" draw:text-style-name="P37" xml:id="id8" draw:id="id8"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3.0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777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96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3.0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4.2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4.336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6.321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6.4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6.45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5.11cm" svg:y1="11.236cm" svg:x2="6.221cm" svg:y2="11.236cm">
          <text:p/>
        </draw:line>
        <draw:connector draw:style-name="gr54" draw:text-style-name="P8" draw:layer="layout" draw:type="curve" svg:x1="5.726cm" svg:y1="7.902cm" svg:x2="5.726cm" svg:y2="10.125cm" draw:start-shape="id7" draw:start-glue-point="5" draw:end-shape="id8" draw:end-glue-point="7" svg:d="M5726 7902v2223" svg:viewBox="0 0 1 2224">
          <text:p/>
        </draw:connector>
        <draw:connector draw:style-name="gr55" draw:text-style-name="P8" draw:layer="layout" draw:type="curve" svg:x1="3.982cm" svg:y1="10.125cm" svg:x2="3.982cm" svg:y2="7.902cm" draw:start-shape="id8" draw:start-glue-point="6" draw:end-shape="id7" draw:end-glue-point="4" svg:d="M3982 10125v-2223" svg:viewBox="0 0 1 2224">
          <text:p/>
        </draw:connector>
        <draw:g>
          <svg:title>TexMaths</svg:title>
          <svg:desc>28§inline§\tored§svg§600§TRUE§</svg:desc>
          <draw:g>
            <draw:path draw:style-name="gr56" draw:text-style-name="P38"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57" draw:text-style-name="P27" draw:layer="layout" svg:width="1.11cm" svg:height="1.109cm" svg:x="13.648cm" svg:y="6.2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8" draw:text-style-name="P39" draw:layer="layout" svg:width="1.547cm" svg:height="0.734cm" svg:x="13.43cm" svg:y="6.43cm">
            <draw:text-box>
              <text:p text:style-name="P7"><text:span text:style-name="T28">STOP</text:span></text:p>
            </draw:text-box>
          </draw:frame>
        </draw:g>
        <draw:custom-shape draw:style-name="gr44" draw:text-style-name="P37" xml:id="id9" draw:id="id9" draw:layer="layout" svg:width="4.921cm" svg:height="2.222cm" svg:x="11.1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11.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11.38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11.56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11.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12.83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12.939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25" draw:layer="layout" svg:width="0.907cm" svg:height="1.869cm" svg:x="14.924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15.053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15.053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4" draw:text-style-name="P37" xml:id="id10" draw:id="id10" draw:layer="layout" svg:width="4.921cm" svg:height="2.222cm" svg:x="11.1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11.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11.38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11.56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11.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12.83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12.939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4.924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15.053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15.05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8" draw:layer="layout" draw:type="curve" svg:x1="14.329cm" svg:y1="7.902cm" svg:x2="14.329cm" svg:y2="10.125cm" draw:start-shape="id9" draw:start-glue-point="5" draw:end-shape="id10" draw:end-glue-point="7" svg:d="M14329 7902v2223" svg:viewBox="0 0 1 2224">
          <text:p/>
        </draw:connector>
        <draw:connector draw:style-name="gr55" draw:text-style-name="P8" draw:layer="layout" draw:type="curve" svg:x1="12.585cm" svg:y1="10.125cm" svg:x2="12.585cm" svg:y2="7.902cm" draw:start-shape="id10" draw:start-glue-point="6" draw:end-shape="id9" draw:end-glue-point="4" svg:d="M12585 10125v-2223" svg:viewBox="0 0 1 2224">
          <text:p/>
        </draw:connector>
        <draw:g>
          <svg:title>TexMaths</svg:title>
          <svg:desc>28§inline§\tored§svg§600§TRUE§</svg:desc>
          <draw:g>
            <draw:path draw:style-name="gr56" draw:text-style-name="P38"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57" draw:text-style-name="P27" draw:layer="layout" svg:width="1.11cm" svg:height="1.109cm" svg:x="13.649cm" svg:y="10.7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58" draw:text-style-name="P39" draw:layer="layout" svg:width="1.547cm" svg:height="0.734cm" svg:x="13.431cm" svg:y="10.93cm">
            <draw:text-box>
              <text:p text:style-name="P7"><text:span text:style-name="T28">STOP</text:span></text:p>
            </draw:text-box>
          </draw:frame>
        </draw:g>
        <draw:custom-shape draw:style-name="gr44" draw:text-style-name="P37" xml:id="id11" draw:id="id11"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22.481cm" svg:y="6.31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2.191cm" svg:y="6.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2.37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22.481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23.64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23.75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9.735cm" svg:y="5.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0.649cm" svg:height="0.647cm" svg:x="19.864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draw:layer="layout" svg:width="0.649cm" svg:height="0.648cm" svg:x="19.864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20.924cm" svg:y1="6.792cm" svg:x2="22.035cm" svg:y2="6.792cm">
          <text:p/>
        </draw:line>
        <draw:custom-shape draw:style-name="gr44" draw:text-style-name="P37" xml:id="id12" draw:id="id12"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7" draw:layer="layout" svg:width="1.481cm" svg:height="0.318cm" svg:x="22.481cm" svg:y="10.76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6" draw:text-style-name="P7" draw:layer="layout" svg:width="2.116cm" svg:height="0.423cm" svg:x="22.191cm" svg:y="11.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4" draw:layer="layout" svg:width="0.424cm" svg:height="0.424cm" svg:x="22.37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1cm" svg:height="0.212cm" svg:x="22.481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0.424cm" svg:height="0.424cm" svg:x="23.64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12cm" svg:height="0.212cm" svg:x="23.75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 draw:text-style-name="P25" draw:layer="layout" svg:width="0.907cm" svg:height="1.869cm" svg:x="19.735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7" draw:layer="layout" svg:width="0.649cm" svg:height="0.647cm" svg:x="19.864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4" draw:layer="layout" svg:width="0.649cm" svg:height="0.648cm" svg:x="19.864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8" draw:layer="layout" svg:x1="20.924cm" svg:y1="11.237cm" svg:x2="22.035cm" svg:y2="11.237cm">
          <text:p/>
        </draw:line>
        <draw:connector draw:style-name="gr54" draw:text-style-name="P8" draw:layer="layout" draw:type="curve" svg:x1="22.74cm" svg:y1="7.903cm" svg:x2="22.74cm" svg:y2="10.126cm" draw:start-shape="id11" draw:start-glue-point="5" draw:end-shape="id12" draw:end-glue-point="7" svg:d="M22740 7903v2223" svg:viewBox="0 0 1 2224">
          <text:p/>
        </draw:connector>
        <draw:connector draw:style-name="gr55" draw:text-style-name="P8" draw:layer="layout" draw:type="curve" svg:x1="20.996cm" svg:y1="10.126cm" svg:x2="20.996cm" svg:y2="7.903cm" draw:start-shape="id12" draw:start-glue-point="6" draw:end-shape="id11" draw:end-glue-point="4" svg:d="M20996 10126v-2223" svg:viewBox="0 0 1 2224">
          <text:p/>
        </draw:connector>
        <draw:g>
          <svg:title>TexMaths</svg:title>
          <svg:desc>28§inline§\tored§svg§600§TRUE§</svg:desc>
          <draw:g>
            <draw:path draw:style-name="gr56" draw:text-style-name="P38" draw:layer="layout" svg:width="0.192cm" svg:height="0.434cm" svg:x="22.8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23.091cm" svg:y="9.024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23.4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23.6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23.9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59" draw:text-style-name="P8" draw:layer="layout" draw:type="curve" svg:x1="7.473cm" svg:y1="11.236cm" svg:x2="11.155cm" svg:y2="11.236cm" draw:start-shape="id8" draw:start-glue-point="1" draw:end-shape="id10" draw:end-glue-point="3" svg:d="M7473 11236h3682" svg:viewBox="0 0 3683 1">
          <text:p/>
        </draw:connector>
        <draw:connector draw:style-name="gr60" draw:text-style-name="P8" draw:layer="layout" draw:type="curve" draw:line-skew="-0.484cm" svg:x1="5.726cm" svg:y1="5.68cm" svg:x2="20.996cm" svg:y2="5.681cm" draw:start-shape="id7" draw:start-glue-point="7" draw:end-shape="id11" draw:end-glue-point="6" svg:d="M5726 5680c0-1515 15270-1515 15270 1" svg:viewBox="0 0 15271 1138">
          <text:p/>
        </draw:connector>
        <draw:g>
          <svg:title>TexMaths</svg:title>
          <svg:desc>28§inline§\brake§svg§600§TRUE§</svg:desc>
          <draw:g>
            <draw:path draw:style-name="gr56" draw:text-style-name="P38"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56" draw:text-style-name="P38"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56" draw:text-style-name="P38"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56" draw:text-style-name="P38"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56" draw:text-style-name="P38"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56" draw:text-style-name="P38"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61" draw:text-style-name="P8" draw:layer="layout" draw:type="curve" svg:x1="0.986cm" svg:y1="6.789cm" svg:x2="2.552cm" svg:y2="6.791cm" draw:end-shape="id7" draw:end-glue-point="3" svg:d="M986 6789c780 0-3 2 1566 2" svg:viewBox="0 0 1567 3">
          <text:p/>
        </draw:connector>
        <draw:connector draw:style-name="gr86" draw:text-style-name="P40" draw:layer="layout" draw:type="curve" svg:x1="16.076cm" svg:y1="6.791cm" svg:x2="19.566cm" svg:y2="6.792cm" draw:start-shape="id9" draw:start-glue-point="1" draw:end-shape="id11" draw:end-glue-point="3" svg:d="M16076 6791c2617 0 873 1 3490 1" svg:viewBox="0 0 3491 2">
          <text:p/>
        </draw:connector>
        <draw:g>
          <svg:title>TexMaths</svg:title>
          <svg:desc>28§inline§\drive§svg§600§TRUE§</svg:desc>
          <draw:g>
            <draw:path draw:style-name="gr56" draw:text-style-name="P38" draw:layer="layout" svg:width="0.367cm" svg:height="0.57cm" svg:x="16.899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7.295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7.638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7.886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8.287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presentation:notes draw:style-name="dp2">
          <draw:page-thumbnail draw:style-name="gr1" draw:layer="layout" svg:width="15.169cm" svg:height="8.533cm" svg:x="1.914cm" svg:y="2.566cm" draw:page-number="8" presentation:class="page"/>
          <draw:frame presentation:style-name="pr10" draw:text-style-name="P36" draw:layer="layout" svg:width="17.992cm" svg:height="11.897cm" svg:x="0.529cm" svg:y="11.902cm" presentation:class="notes" presentation:placeholder="true">
            <draw:text-box/>
          </draw:frame>
        </presentation:notes>
      </draw:page>
      <draw:page draw:name="page9" draw:style-name="dp3" draw:master-page-name="Master1-Präsentationsvorlage_5f_BWL9_5f_" presentation:presentation-page-layout-name="AL2T1">
        <office:forms form:automatic-focus="false" form:apply-design-mode="false"/>
        <draw:frame presentation:style-name="pr9" draw:text-style-name="P48" draw:layer="layout" svg:width="19.808cm" svg:height="1.746cm" svg:x="0.494cm" svg:y="1.072cm" presentation:class="title">
          <draw:text-box>
            <text:p text:style-name="P7"><text:span text:style-name="T6">Transition System from Algebra Expression</text:span></text:p>
          </draw:text-box>
        </draw:frame>
        <draw:connector draw:style-name="gr54" draw:text-style-name="P8" draw:layer="layout" draw:type="curve" svg:x1="5.594cm" svg:y1="7.341cm" svg:x2="5.594cm" svg:y2="10.594cm" draw:start-shape="id13" draw:start-glue-point="9" draw:end-shape="id14" draw:end-glue-point="11" svg:d="M5594 7341v3253" svg:viewBox="0 0 1 3254">
          <text:p/>
        </draw:connector>
        <draw:connector draw:style-name="gr55" draw:text-style-name="P8" draw:layer="layout" draw:type="curve" svg:x1="4.247cm" svg:y1="10.594cm" svg:x2="4.247cm" svg:y2="7.341cm" draw:start-shape="id14" draw:start-glue-point="5" draw:end-shape="id13" draw:end-glue-point="7" svg:d="M4247 10594v-3253" svg:viewBox="0 0 1 3254">
          <text:p/>
        </draw:connector>
        <draw:g>
          <svg:title>TexMaths</svg:title>
          <svg:desc>28§inline§\tored§svg§600§TRUE§</svg:desc>
          <draw:g>
            <draw:path draw:style-name="gr56" draw:text-style-name="P38"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54" draw:text-style-name="P8" draw:layer="layout" draw:type="curve" svg:x1="14.094cm" svg:y1="7.341cm" svg:x2="14.094cm" svg:y2="10.594cm" draw:start-shape="id15" draw:start-glue-point="9" draw:end-shape="id16" draw:end-glue-point="11" svg:d="M14094 7341v3253" svg:viewBox="0 0 1 3254">
          <text:p/>
        </draw:connector>
        <draw:connector draw:style-name="gr55" draw:text-style-name="P8" draw:layer="layout" draw:type="curve" svg:x1="12.747cm" svg:y1="10.594cm" svg:x2="12.747cm" svg:y2="7.341cm" draw:start-shape="id16" draw:start-glue-point="5" draw:end-shape="id15" draw:end-glue-point="7" svg:d="M12747 10594v-3253" svg:viewBox="0 0 1 3254">
          <text:p/>
        </draw:connector>
        <draw:g>
          <svg:title>TexMaths</svg:title>
          <svg:desc>28§inline§\tored§svg§600§TRUE§</svg:desc>
          <draw:g>
            <draw:path draw:style-name="gr56" draw:text-style-name="P38"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54" draw:text-style-name="P8" draw:layer="layout" draw:type="curve" svg:x1="22.494cm" svg:y1="7.341cm" svg:x2="22.494cm" svg:y2="10.594cm" draw:start-shape="id17" draw:start-glue-point="9" draw:end-shape="id18" draw:end-glue-point="11" svg:d="M22494 7341v3253" svg:viewBox="0 0 1 3254">
          <text:p/>
        </draw:connector>
        <draw:connector draw:style-name="gr55" draw:text-style-name="P8" draw:layer="layout" draw:type="curve" svg:x1="21.147cm" svg:y1="10.594cm" svg:x2="21.147cm" svg:y2="7.341cm" draw:start-shape="id18" draw:start-glue-point="5" draw:end-shape="id17" draw:end-glue-point="7" svg:d="M21147 10594v-3253" svg:viewBox="0 0 1 3254">
          <text:p/>
        </draw:connector>
        <draw:g>
          <svg:title>TexMaths</svg:title>
          <svg:desc>28§inline§\tored§svg§600§TRUE§</svg:desc>
          <draw:g>
            <draw:path draw:style-name="gr56" draw:text-style-name="P38" draw:layer="layout" svg:width="0.192cm" svg:height="0.434cm" svg:x="22.6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56" draw:text-style-name="P38" draw:layer="layout" svg:width="0.274cm" svg:height="0.308cm" svg:x="22.891cm" svg:y="9.024cm" svg:viewBox="0 0 275 309" svg:d="M275 111c0-64-41-111-102-111-83 0-173 97-173 196 0 70 45 113 101 113 84 0 174-97 174-198zM101 293c-27 0-52-21-52-70 0-35 17-110 39-147 25-41 58-62 85-62 33 0 53 31 53 71 0 30-16 100-37 140-20 37-55 68-88 68z">
              <text:p/>
            </draw:path>
            <draw:path draw:style-name="gr56" draw:text-style-name="P38" draw:layer="layout" svg:width="0.225cm" svg:height="0.215cm" svg:x="23.2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56" draw:text-style-name="P38" draw:layer="layout" svg:width="0.194cm" svg:height="0.215cm" svg:x="23.4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56" draw:text-style-name="P38" draw:layer="layout" svg:width="0.237cm" svg:height="0.335cm" svg:x="23.7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56" draw:text-style-name="P38"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56" draw:text-style-name="P38"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56" draw:text-style-name="P38"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56" draw:text-style-name="P38"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56" draw:text-style-name="P38"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56" draw:text-style-name="P38"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56" draw:text-style-name="P38"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59" draw:text-style-name="P8" draw:layer="layout" draw:type="curve" svg:x1="5.873cm" svg:y1="11.268cm" svg:x2="12.468cm" svg:y2="11.268cm" draw:start-shape="id14" draw:start-glue-point="10" draw:end-shape="id16" draw:end-glue-point="6" svg:d="M5873 11268h6595" svg:viewBox="0 0 6596 1">
          <text:p/>
        </draw:connector>
        <draw:connector draw:style-name="gr60" draw:text-style-name="P8" draw:layer="layout" draw:type="curve" draw:line-skew="-0.326cm" svg:x1="4.921cm" svg:y1="5.715cm" svg:x2="21.147cm" svg:y2="5.994cm" draw:start-shape="id13" draw:start-glue-point="4" draw:end-shape="id17" draw:end-glue-point="5" svg:d="M4921 5715c0-1279 16226-1419 16226 279" svg:viewBox="0 0 16227 1257">
          <text:p/>
        </draw:connector>
        <draw:g>
          <svg:title>TexMaths</svg:title>
          <svg:desc>28§inline§\brake§svg§600§TRUE§</svg:desc>
          <draw:g>
            <draw:path draw:style-name="gr56" draw:text-style-name="P38"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56" draw:text-style-name="P38"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56" draw:text-style-name="P38"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56" draw:text-style-name="P38"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56" draw:text-style-name="P38"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56" draw:text-style-name="P38"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61" draw:text-style-name="P8" draw:layer="layout" draw:type="curve" svg:x1="1.085cm" svg:y1="6.676cm" svg:x2="3.968cm" svg:y2="6.668cm" draw:end-shape="id13" draw:end-glue-point="6" svg:d="M1085 6676c1767 0 326-8 2883-8" svg:viewBox="0 0 2884 9">
          <text:p/>
        </draw:connector>
        <draw:custom-shape draw:style-name="gr87" draw:text-style-name="P8" xml:id="id13" draw:id="id13" draw:layer="layout" svg:width="1.905cm" svg:height="1.905cm" svg:x="3.9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14" draw:id="id14" draw:layer="layout" svg:width="1.905cm" svg:height="1.905cm" svg:x="3.9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16" draw:id="id16" draw:layer="layout" svg:width="1.905cm" svg:height="1.905cm" svg:x="12.4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15" draw:id="id15" draw:layer="layout" svg:width="1.905cm" svg:height="1.905cm" svg:x="12.4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17" draw:id="id17" draw:layer="layout" svg:width="1.905cm" svg:height="1.905cm" svg:x="20.8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18" draw:id="id18" draw:layer="layout" svg:width="1.905cm" svg:height="1.905cm" svg:x="20.8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inline§\drive§svg§600§TRUE§</svg:desc>
          <draw:g>
            <draw:path draw:style-name="gr56" draw:text-style-name="P38" draw:layer="layout" svg:width="0.367cm" svg:height="0.57cm" svg:x="16.899cm" svg:y="5.9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7.295cm" svg:y="6.1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7.638cm" svg:y="5.9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7.886cm" svg:y="6.1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8.287cm" svg:y="6.1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89" draw:text-style-name="P40" draw:layer="layout" draw:type="curve" svg:x1="14.373cm" svg:y1="6.668cm" svg:x2="20.868cm" svg:y2="6.668cm" draw:start-shape="id15" draw:start-glue-point="10" draw:end-shape="id17" draw:end-glue-point="6" svg:d="M14373 6668h6495" svg:viewBox="0 0 6496 1">
          <text:p/>
        </draw:connector>
        <presentation:notes draw:style-name="dp2">
          <draw:page-thumbnail draw:style-name="gr1" draw:layer="layout" svg:width="15.169cm" svg:height="8.533cm" svg:x="1.914cm" svg:y="2.566cm" draw:page-number="9" presentation:class="page"/>
          <draw:frame presentation:style-name="pr10" draw:text-style-name="P3" draw:layer="layout" svg:width="17.992cm" svg:height="11.897cm" svg:x="0.529cm" svg:y="11.902cm" presentation:class="notes" presentation:placeholder="true">
            <draw:text-box/>
          </draw:frame>
        </presentation:notes>
      </draw:page>
      <draw:page draw:name="page10" draw:style-name="dp3" draw:master-page-name="Master1-Präsentationsvorlage_5f_BWL9_5f_" presentation:presentation-page-layout-name="AL2T1">
        <office:forms form:automatic-focus="false" form:apply-design-mode="false"/>
        <draw:frame presentation:style-name="pr9" draw:text-style-name="P48" draw:layer="layout" svg:width="19.808cm" svg:height="1.746cm" svg:x="0.494cm" svg:y="1.072cm" presentation:class="title">
          <draw:text-box>
            <text:p text:style-name="P7"><text:span text:style-name="T6">Transition System from Algebra Expression</text:span></text:p>
          </draw:text-box>
        </draw:frame>
        <draw:connector draw:style-name="gr54" draw:text-style-name="P8" draw:layer="layout" draw:type="curve" svg:x1="7.277cm" svg:y1="5.243cm" svg:x2="7.277cm" svg:y2="5.837cm" draw:start-shape="id19" draw:start-glue-point="9" draw:end-shape="id20" draw:end-glue-point="11" svg:d="M7277 5243c1095 0 1095 594 0 594" svg:viewBox="0 0 822 595">
          <text:p/>
        </draw:connector>
        <draw:connector draw:style-name="gr55" draw:text-style-name="P8" draw:layer="layout" draw:type="curve" svg:x1="6.293cm" svg:y1="5.837cm" svg:x2="6.293cm" svg:y2="5.243cm" draw:start-shape="id20" draw:start-glue-point="5" draw:end-shape="id19" draw:end-glue-point="7" svg:d="M6293 5837c-1093 0-1093-594 0-594" svg:viewBox="0 0 821 595">
          <text:p/>
        </draw:connector>
        <draw:g>
          <svg:title>TexMaths</svg:title>
          <svg:desc>28§inline§L \assign \red§svg§600§TRUE§</svg:desc>
          <draw:g>
            <draw:path draw:style-name="gr56" draw:text-style-name="P38" draw:layer="layout" svg:width="0.3cm" svg:height="0.338cm" svg:x="7.9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56" draw:text-style-name="P38" draw:layer="layout" svg:width="0.231cm" svg:height="0.44cm" svg:x="8.4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56" draw:text-style-name="P38" draw:layer="layout" svg:width="0.201cm" svg:height="0.225cm" svg:x="8.8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56" draw:text-style-name="P38" draw:layer="layout" svg:width="0.175cm" svg:height="0.225cm" svg:x="9.0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56" draw:text-style-name="P38" draw:layer="layout" svg:width="0.225cm" svg:height="0.349cm" svg:x="9.2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56" draw:text-style-name="P38" draw:layer="layout" svg:width="0.273cm" svg:height="0.307cm" svg:x="3.9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56" draw:text-style-name="P38" draw:layer="layout" svg:width="0.211cm" svg:height="0.4cm" svg:x="4.3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56" draw:text-style-name="P38" draw:layer="layout" svg:width="0.197cm" svg:height="0.292cm" svg:x="4.7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56" draw:text-style-name="P38" draw:layer="layout" svg:width="0.184cm" svg:height="0.204cm" svg:x="4.9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56" draw:text-style-name="P38" draw:layer="layout" svg:width="0.159cm" svg:height="0.204cm" svg:x="5.1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56" draw:text-style-name="P38" draw:layer="layout" svg:width="0.159cm" svg:height="0.204cm" svg:x="5.2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56" draw:text-style-name="P38" draw:layer="layout" svg:width="0.228cm" svg:height="0.204cm" svg:x="5.4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connector draw:style-name="gr54" draw:text-style-name="P8" draw:layer="layout" draw:type="curve" svg:x1="13.483cm" svg:y1="5.243cm" svg:x2="13.483cm" svg:y2="5.837cm" draw:start-shape="id21" draw:start-glue-point="9" draw:end-shape="id22" draw:end-glue-point="11" svg:d="M13483 5243c1093 0 1093 594 0 594" svg:viewBox="0 0 821 595">
          <text:p/>
        </draw:connector>
        <draw:connector draw:style-name="gr55" draw:text-style-name="P8" draw:layer="layout" draw:type="curve" svg:x1="12.498cm" svg:y1="5.837cm" svg:x2="12.498cm" svg:y2="5.243cm" draw:start-shape="id22" draw:start-glue-point="5" draw:end-shape="id21" draw:end-glue-point="7" svg:d="M12498 5837c-1095 0-1095-594 0-594" svg:viewBox="0 0 822 595">
          <text:p/>
        </draw:connector>
        <draw:connector draw:style-name="gr54" draw:text-style-name="P8" draw:layer="layout" draw:type="curve" svg:x1="19.616cm" svg:y1="5.243cm" svg:x2="19.616cm" svg:y2="5.837cm" draw:start-shape="id23" draw:start-glue-point="9" draw:end-shape="id24" draw:end-glue-point="11" svg:d="M19616 5243c1093 0 1093 594 0 594" svg:viewBox="0 0 821 595">
          <text:p/>
        </draw:connector>
        <draw:connector draw:style-name="gr55" draw:text-style-name="P8" draw:layer="layout" draw:type="curve" svg:x1="18.631cm" svg:y1="5.837cm" svg:x2="18.631cm" svg:y2="5.243cm" draw:start-shape="id24" draw:start-glue-point="5" draw:end-shape="id23" draw:end-glue-point="7" svg:d="M18631 5837c-1095 0-1095-594 0-594" svg:viewBox="0 0 822 595">
          <text:p/>
        </draw:connector>
        <draw:connector draw:style-name="gr59" draw:text-style-name="P8" draw:layer="layout" draw:type="curve" svg:x1="7.48cm" svg:y1="6.33cm" svg:x2="12.295cm" svg:y2="6.33cm" draw:start-shape="id20" draw:start-glue-point="10" draw:end-shape="id22" draw:end-glue-point="6" svg:d="M7480 6330h4815" svg:viewBox="0 0 4816 1">
          <text:p/>
        </draw:connector>
        <draw:connector draw:style-name="gr60" draw:text-style-name="P8" draw:layer="layout" draw:type="curve" draw:line-skew="0.261cm" svg:x1="6.785cm" svg:y1="4.055cm" svg:x2="18.631cm" svg:y2="4.258cm" draw:start-shape="id19" draw:start-glue-point="4" draw:end-shape="id23" draw:end-glue-point="5" svg:d="M6785 4055c0-399 11846-500 11846 203" svg:viewBox="0 0 11847 517">
          <text:p/>
        </draw:connector>
        <draw:g>
          <svg:title>TexMaths</svg:title>
          <svg:desc>28§inline§\brake§svg§600§TRUE§</svg:desc>
          <draw:g>
            <draw:path draw:style-name="gr56" draw:text-style-name="P38" draw:layer="layout" svg:width="0.189cm" svg:height="0.386cm" svg:x="9.165cm" svg:y="6.426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56" draw:text-style-name="P38" draw:layer="layout" svg:width="0.222cm" svg:height="0.248cm" svg:x="9.402cm" svg:y="6.564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56" draw:text-style-name="P38" draw:layer="layout" svg:width="0.235cm" svg:height="0.248cm" svg:x="9.62cm" svg:y="6.564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56" draw:text-style-name="P38" draw:layer="layout" svg:width="0.235cm" svg:height="0.386cm" svg:x="9.883cm" svg:y="6.426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56" draw:text-style-name="P38" draw:layer="layout" svg:width="0.194cm" svg:height="0.248cm" svg:x="10.159cm" svg:y="6.564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g>
          <svg:title>TexMaths</svg:title>
          <svg:desc>28§inline§\drive§svg§600§TRUE§</svg:desc>
          <draw:g>
            <draw:path draw:style-name="gr56" draw:text-style-name="P38" draw:layer="layout" svg:width="0.268cm" svg:height="0.416cm" svg:x="12.426cm" svg:y="3.181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56" draw:text-style-name="P38" draw:layer="layout" svg:width="0.239cm" svg:height="0.267cm" svg:x="12.715cm" svg:y="3.329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56" draw:text-style-name="P38" draw:layer="layout" svg:width="0.146cm" svg:height="0.394cm" svg:x="12.965cm" svg:y="3.203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56" draw:text-style-name="P38" draw:layer="layout" svg:width="0.243cm" svg:height="0.267cm" svg:x="13.146cm" svg:y="3.329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56" draw:text-style-name="P38" draw:layer="layout" svg:width="0.209cm" svg:height="0.267cm" svg:x="13.439cm" svg:y="3.329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draw:connector draw:style-name="gr61" draw:text-style-name="P8" draw:layer="layout" draw:type="curve" svg:x1="3.985cm" svg:y1="4.756cm" svg:x2="6.09cm" svg:y2="4.751cm" draw:end-shape="id19" draw:end-glue-point="6" svg:d="M3985 4756c1185 0 133-5 2105-5" svg:viewBox="0 0 2106 6">
          <text:p/>
        </draw:connector>
        <draw:custom-shape draw:style-name="gr90" draw:text-style-name="P8" xml:id="id19" draw:id="id19" draw:layer="layout" svg:width="1.39cm" svg:height="1.391cm" svg:x="6.09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xml:id="id20" draw:id="id20" draw:layer="layout" svg:width="1.39cm" svg:height="1.391cm" svg:x="6.09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22" draw:id="id22" draw:layer="layout" svg:width="1.391cm" svg:height="1.391cm" svg:x="12.295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21" draw:id="id21" draw:layer="layout" svg:width="1.391cm" svg:height="1.391cm" svg:x="12.295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23" draw:id="id23" draw:layer="layout" svg:width="1.391cm" svg:height="1.391cm" svg:x="18.428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24" draw:id="id24" draw:layer="layout" svg:width="1.391cm" svg:height="1.391cm" svg:x="18.428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9" xml:id="id158" draw:id="id158" draw:layer="layout" svg:width="24.447cm" svg:height="2.889cm" svg:x="0.476cm" svg:y="7.271cm">
          <text:p text:style-name="P103"><text:span text:style-name="T19"/></text:p>
          <draw:enhanced-geometry svg:viewBox="0 0 21600 21600" draw:type="rectangle" draw:enhanced-path="M 0 0 L 21600 0 21600 21600 0 21600 0 0 Z N"/>
        </draw:custom-shape>
        <draw:g xml:id="id159" draw:id="id159">
          <svg:title>TexMaths</svg:title>
          <svg:desc>28§latex§\[
\CAR \defeq
\begin{multlined}
  ((L = \green) \to \drive.\delta) +\\
  ((L = \red)  \to \brake.((L = \green) \to \drive.\delta))
\end{multlined}
\]§svg§600§TRUE§</svg:desc>
          <draw:g>
            <draw:path draw:style-name="gr56" draw:text-style-name="P38" draw:layer="layout" svg:width="0.613cm" svg:height="0.676cm" svg:x="1.667cm" svg:y="8.342cm" svg:viewBox="0 0 614 677" svg:d="M614 24c0-5 0-11 0-13 0-3 0-11-11-11-4 4-5 0-13 11-19 22-39 45-58 68-40-63-95-79-140-79-194 0-392 209-392 428 0 151 98 249 228 249 179 0 283-201 283-243 0-11-11-11-16-11-6 0-11 0-13 8-48 156-164 217-241 217-80 0-162-53-162-185 0-59 24-204 98-304 64-88 148-130 220-130 100 0 132 90 132 169 0 24-2 56-2 58 0 8 7 8 13 8 10 0 13 0 16-16 19-74 38-149 58-224z">
              <text:p/>
            </draw:path>
            <draw:path draw:style-name="gr56" draw:text-style-name="P38" draw:layer="layout" svg:width="0.589cm" svg:height="0.665cm" svg:x="2.246cm" svg:y="8.331cm" svg:viewBox="0 0 590 666" svg:d="M124 560c-39 72-79 74-113 77-8 0-11 16-11 19 0 2 3 10 11 10 23 0 50-2 76-2 27 0 59 2 85 2 5 0 19 0 19-18 0-11-8-11-16-11-6 0-40-3-40-32 0-8 5-18 13-34 22-40 44-79 66-119 71 0 141 0 212 0 4 52 7 104 11 156 0 19-22 29-61 29-11 0-21 0-21 19 0 10 10 10 13 10 34 0 71-2 106-2 34 0 66 2 98 2 5 0 18 0 18-16 0-13-8-13-24-13-47 0-50-8-53-32-13-193-26-387-39-581 0-21-2-24-16-24-15 0-19 8-24 19-103 180-206 361-310 541zM405 122c7 101 14 202 21 304-65 0-131 0-196 0 58-102 117-203 175-304z">
              <text:p/>
            </draw:path>
            <draw:path draw:style-name="gr56" draw:text-style-name="P38" draw:layer="layout" svg:width="0.613cm" svg:height="0.655cm" svg:x="2.942cm" svg:y="8.363cm" svg:viewBox="0 0 614 656" svg:d="M299 61c8-27 16-28 21-29 6-2 37-3 53-3 61 0 151 0 151 87 0 6-3 93-53 143-29 27-74 48-138 48-31 0-63 0-95 0 20-82 41-164 61-246zM413 320c132-34 196-114 196-183 0-74-72-137-188-137-81 0-163 0-244 0-16 0-26 0-26 19 0 10 8 10 26 10 27 0 53 0 53 16 0 3 0 5-2 16-43 168-85 336-127 505-8 31-14 39-77 39-13 0-24 0-24 19 0 10 11 10 13 10 35 0 72-2 106-2 37 0 77 2 111 2 8 0 19 0 19-15 0-14-6-14-27-14-53 0-53-8-53-15 0-3 0-6 6-19 19-81 38-162 58-243 33 0 67 0 100 0 40 0 88 13 88 79 0 13-3 24-16 74-11 45-13 58-13 74 0 69 58 101 116 101 77 0 106-101 106-106 0-8-4-13-16-13s-11 5-16 15c-13 53-42 82-71 82-27 0-32-26-32-55 0-24 5-45 8-71 2-22 5-61 5-82 0-51-32-90-79-106z">
              <text:p/>
            </draw:path>
            <draw:path draw:style-name="gr56" draw:text-style-name="P38" draw:layer="layout" svg:width="0.322cm" svg:height="0.458cm" svg:x="3.94cm" svg:y="7.975cm" svg:viewBox="0 0 323 459" svg:d="M320 20c0-3 3-8 3-11 0-10-11-10-19-8-24 2-47 4-71 6-8 0-16 0-16 16 0 8 8 8 16 8 32 0 32 5 32 10 0 3 0 3-3 13-12 49-23 97-34 146-16-21-40-35-67-35-79 0-161 90-161 185 0 72 45 109 93 109 42 0 76-32 90-45 8 32 37 45 60 45 22 0 37-11 53-35 14-26 24-63 24-66 0-8-8-8-13-8-13 0-13 0-16 16-11 35-21 74-45 74-18 0-21-21-21-31 0-11 3-24 5-27 30-121 60-241 90-362zM185 364c-5 18-18 34-34 50-27 21-48 26-56 26-31 0-45-29-45-63 0-27 16-98 35-132 21-40 50-61 76-61 45 0 53 55 53 61 0 2 0 5-2 10-9 36-18 73-27 109z">
              <text:p/>
            </draw:path>
            <draw:path draw:style-name="gr56" draw:text-style-name="P38" draw:layer="layout" svg:width="0.264cm" svg:height="0.292cm" svg:x="4.337cm" svg:y="8.141cm" svg:viewBox="0 0 265 293" svg:d="M98 137c29 0 156 0 156-81 0-35-32-56-79-56-72 0-175 58-175 172 0 69 40 121 111 121 103 0 154-63 154-71 0-5-11-16-16-16-3 0-6 3-11 8-40 48-95 61-127 61-42 0-61-37-61-77 0-21 3-42 8-61 13 0 27 0 40 0zM64 119c29-100 103-100 111-100 29 0 47 13 47 37 0 63-103 63-129 63-10 0-20 0-29 0z">
              <text:p/>
            </draw:path>
            <draw:path draw:style-name="gr56" draw:text-style-name="P38" draw:layer="layout" svg:width="0.338cm" svg:height="0.589cm" svg:x="4.591cm" svg:y="7.969cm" svg:viewBox="0 0 339 590" svg:d="M212 201c21 0 42 0 63 0 11 0 19 0 19-13 0-11-8-11-19-11-19 0-39 0-58 0 8-42 16-82 18-95 8-32 14-63 40-63 11 0 21 2 29 7-13 6-21 19-21 32 0 19 16 21 21 21 21 0 35-16 35-34 0-29-29-45-64-45-71 0-87 77-90 98-5 26-10 53-16 79-16 0-33 0-50 0-11 0-18 0-18 16 0 8 7 8 18 8 15 0 30 0 45 0-14 77-28 153-42 230-27 140-45 140-58 140-3 0-16 0-27-8 19-8 19-26 19-29 0-19-14-24-22-24-18 0-34 16-34 37 0 29 32 43 64 43 60 0 87-82 95-114 5-21 13-45 16-66 12-70 24-139 37-209z">
              <text:p/>
            </draw:path>
            <draw:path draw:style-name="gr56" draw:text-style-name="P38" draw:layer="layout" svg:width="0.618cm" svg:height="0.216cm" svg:x="4.109cm" svg:y="8.656cm" svg:viewBox="0 0 619 217" svg:d="M587 37c14 0 32 0 32-18 0-19-18-19-29-19-186 0-372 0-558 0-13 0-32 0-32 19 0 18 19 18 32 18 185 0 370 0 555 0zM590 217c11 0 29 0 29-19 0-18-18-18-32-18-185 0-370 0-555 0-13 0-32 0-32 18 0 19 19 19 32 19 186 0 372 0 558 0z">
              <text:p/>
            </draw:path>
            <draw:path draw:style-name="gr56" draw:text-style-name="P38" draw:layer="layout" svg:width="0.216cm" svg:height="0.927cm" svg:x="5.334cm" svg:y="7.641cm" svg:viewBox="0 0 217 928" svg:d="M217 920c0-3 0-5-16-21-116-117-148-294-148-434 0-161 37-325 151-441 13-11 13-11 13-13 0-8-5-11-11-11-8 0-92 63-148 180-47 103-58 206-58 285 0 72 11 185 61 288 55 114 137 175 145 175 6 0 11-3 11-8z">
              <text:p/>
            </draw:path>
            <draw:path draw:style-name="gr56" draw:text-style-name="P38" draw:layer="layout" svg:width="0.213cm" svg:height="0.927cm" svg:x="5.697cm" svg:y="7.641cm" svg:viewBox="0 0 214 928" svg:d="M214 920c0-3 0-5-16-21-116-117-145-294-145-434 0-161 34-325 151-441 10-11 10-11 10-13 0-8-2-11-8-11-10 0-92 63-148 180-47 103-58 206-58 285 0 72 11 185 61 288 55 114 135 175 145 175 6 0 8-3 8-8z">
              <text:p/>
            </draw:path>
            <draw:path draw:style-name="gr56" draw:text-style-name="P38" draw:layer="layout" svg:width="0.56cm" svg:height="0.631cm" svg:x="6.001cm" svg:y="7.704cm" svg:viewBox="0 0 561 632" svg:d="M312 71c8-34 11-45 98-45 29 0 37 0 37-15 0-11-10-11-16-11-31 0-106 3-137 3-29 0-96-3-125-3-5 0-16 0-16 19 0 7 8 7 24 7 3 0 21 0 37 3s24 3 24 16c0 3 0 5-3 16-41 166-82 333-124 499-10 37-13 45-85 45-15 0-26 0-26 19 0 8 8 8 26 8 143 0 286 0 429 0 24 0 24 0 29-16 25-66 50-132 74-198 3-11 2-9 3-14 0-5-3-10-11-10s-8 5-16 18c-31 88-71 193-232 193-29 0-59 0-88 0-13 0-16 0-21-2-8 0-10-3-10-8 0-3 0-5 5-21 41-168 83-335 124-503z">
              <text:p/>
            </draw:path>
            <draw:path draw:style-name="gr56" draw:text-style-name="P38" draw:layer="layout" svg:width="0.618cm" svg:height="0.216cm" svg:x="6.909cm" svg:y="7.998cm" svg:viewBox="0 0 619 217" svg:d="M587 37c14 0 32 0 32-18 0-19-18-19-32-19-185 0-370 0-555 0-13 0-32 0-32 19 0 18 19 18 32 18 185 0 370 0 555 0zM587 217c14 0 32 0 32-19 0-18-18-18-32-18-185 0-370 0-555 0-13 0-32 0-32 18 0 19 19 19 32 19 185 0 370 0 555 0z">
              <text:p/>
            </draw:path>
            <draw:path draw:style-name="gr56" draw:text-style-name="P38" draw:layer="layout" svg:width="0.401cm" svg:height="0.599cm" svg:x="7.888cm" svg:y="7.927cm" svg:viewBox="0 0 402 600" svg:d="M265 362c-7 26-13 51-19 77-13 47-18 66-45 98-37 45-74 45-87 45s-40 0-66-11c18-8 29-26 29-42 0-14-8-32-32-32-16 0-45 13-45 50s34 53 111 53c98 0 169-61 188-129 34-136 67-272 101-408 2-15 2-15 2-21 0-18-16-23-24-23-10 0-31 7-37 34-13-27-37-53-76-53-106 0-212 137-212 270 0 79 42 140 114 140 47 0 87-37 98-48zM325 119c-14 56-28 113-42 169-8 29-63 103-116 103-51 0-51-71-51-82 0-45 27-153 48-195 21-51 64-93 101-93 55 0 63 77 63 85-1 4-2 9-3 13z">
              <text:p/>
            </draw:path>
            <draw:path draw:style-name="gr56" draw:text-style-name="P38" draw:layer="layout" svg:width="0.377cm" svg:height="0.419cm" svg:x="8.343cm" svg:y="7.927cm" svg:viewBox="0 0 378 420" svg:d="M164 143c0-3 42-122 122-122 5 0 32 0 50 13-34 11-37 40-37 45 0 11 8 29 32 29 18 0 47-13 47-50 0-47-60-58-92-58-64 0-98 48-111 66-11-47-48-66-77-66-34 0-53 21-69 50-16 37-19 62-29 93 0 10 11 10 13 10 13 0 13-2 19-21 16-66 34-111 63-111 24 0 24 27 24 37 0 16-3 32-5 48-24 92-48 185-72 277-2 6-2 11-2 14 0 10 8 23 26 23 29 0 35-26 37-34 20-81 41-162 61-243z">
              <text:p/>
            </draw:path>
            <draw:path draw:style-name="gr56" draw:text-style-name="P38" draw:layer="layout" svg:width="0.33cm" svg:height="0.419cm" svg:x="8.716cm" svg:y="7.927cm" svg:viewBox="0 0 331 420" svg:d="M116 196c30 0 90-3 135-19 74-32 74-92 74-98 0-42-34-79-95-79-98 0-230 95-230 259 0 82 45 161 132 161 119 0 199-92 199-105 0-6-8-16-16-16-3 0-5 2-13 10-69 88-151 93-167 93-61 0-71-66-71-103 0-35 10-77 15-103 13 0 25 0 37 0zM85 177c42-153 137-156 145-156 37 0 58 24 58 56 0 100-153 100-182 100-7 0-14 0-21 0z">
              <text:p/>
            </draw:path>
            <draw:path draw:style-name="gr56" draw:text-style-name="P38" draw:layer="layout" svg:width="0.327cm" svg:height="0.419cm" svg:x="9.097cm" svg:y="7.927cm" svg:viewBox="0 0 328 420" svg:d="M116 196c27 0 90-3 135-19 72-32 72-92 72-98 0-42-35-79-93-79-98 0-230 95-230 259 0 82 45 161 132 161 119 0 196-92 196-105 0-6-8-16-13-16s-5 2-13 10c-69 88-151 93-167 93-61 0-71-66-71-103 0-35 10-77 15-103 13 0 25 0 37 0zM85 177c39-153 135-156 145-156 37 0 58 24 58 56 0 100-153 100-182 100-7 0-14 0-21 0z">
              <text:p/>
            </draw:path>
            <draw:path draw:style-name="gr56" draw:text-style-name="P38" draw:layer="layout" svg:width="0.465cm" svg:height="0.419cm" svg:x="9.496cm" svg:y="7.927cm" svg:viewBox="0 0 466 420" svg:d="M135 248c5-21 11-39 16-60 10-48 10-48 26-74 14-24 56-93 127-93 40 0 43 42 43 61 0 58-40 169-53 206-14 32-16 40-16 58 0 43 26 74 71 74 85 0 117-137 117-142 0-8-6-8-14-8-13 0-13 0-15 16-8 23-32 116-88 116-18 0-18-16-18-29 0-21 8-48 16-69 18-50 55-153 55-206 0-77-50-98-95-98-77 0-122 56-132 74-8-45-40-74-80-74-34 0-53 21-66 50-18 37-19 62-29 93 0 10 8 10 13 10 11 0 13-2 19-21 16-66 34-111 61-111 26 0 26 27 26 37 0 16-5 32-8 48-23 92-46 185-69 277-2 6-2 11-2 14 0 10 5 23 26 23 11 0 27-5 32-23 12-50 25-99 37-149z">
              <text:p/>
            </draw:path>
            <draw:path draw:style-name="gr56" draw:text-style-name="P38" draw:layer="layout" svg:width="0.213cm" svg:height="0.927cm" svg:x="10.065cm" svg:y="7.641cm" svg:viewBox="0 0 214 928" svg:d="M214 465c0-74-8-185-61-291-55-113-134-174-145-174-5 0-8 3-8 11 0 2 0 2 19 21 89 90 142 238 142 433 0 159-34 323-148 439-13 11-13 13-13 16 0 5 3 8 8 8 11 0 95-64 148-180 48-103 58-206 58-283z">
              <text:p/>
            </draw:path>
            <draw:path draw:style-name="gr56" draw:text-style-name="P38" draw:layer="layout" svg:width="0.825cm" svg:height="0.483cm" svg:x="10.684cm" svg:y="7.863cm" svg:viewBox="0 0 826 484" svg:d="M722 262c-50 37-76 76-82 87-42 66-33 83-50 124 0 11 11 11 19 11 15 0 15 0 21-19 21-90 76-169 180-211 13-3 16-4 16-11 0-6-6-7-8-10-43-16-154-64-191-220-3-10-3-13-18-13-8 0-19 0-19 11 0 2 8 60 48 124 18 26 45 58 84 90-230 0-460 0-690 0-16 0-32 0-32 18 0 19 16 19 32 19 230 0 460 0 690 0z">
              <text:p/>
            </draw:path>
            <draw:path draw:style-name="gr56" draw:text-style-name="P38" draw:layer="layout" svg:width="0.42cm" svg:height="0.652cm" svg:x="11.92cm" svg:y="7.694cm" svg:viewBox="0 0 421 653" svg:d="M418 21c0-2 3-8 3-10 0-8-6-11-14-11-2 0-13 0-15 0-30 3-60 5-90 8-14 3-22 3-22 21 0 8 8 8 22 8 45 0 47 8 47 16 0 3-2 10-2 16-19 73-37 146-56 219-13-29-40-55-77-55-103 0-214 142-214 277 0 80 42 143 114 143 32 0 74-19 111-63 10 44 45 63 77 63 34 0 53-21 68-50 16-37 27-90 27-93 0-8-8-8-13-8-11 0-14 0-19 21-13 51-29 111-61 111-24 0-24-26-24-39 0-5 0-21 6-43 44-177 88-354 132-531zM230 531c-8 27-63 103-116 103-43 0-50-55-50-84 0-45 29-153 44-193 24-58 67-103 106-103 6 0 29 0 45 26 8 16 19 43 19 61 0 3 0 5-3 11-15 60-30 119-45 179z">
              <text:p/>
            </draw:path>
            <draw:path draw:style-name="gr56" draw:text-style-name="P38" draw:layer="layout" svg:width="0.377cm" svg:height="0.419cm" svg:x="12.372cm" svg:y="7.927cm" svg:viewBox="0 0 378 420" svg:d="M161 143c3-3 45-122 125-122 5 0 29 0 47 13-31 11-34 40-34 45 0 11 8 29 32 29 18 0 47-13 47-50 0-47-60-58-92-58-64 0-98 48-111 66-11-47-48-66-77-66-34 0-53 21-69 50-16 37-19 62-29 93 0 10 8 10 13 10 13 0 13-2 19-21 16-66 34-111 63-111 24 0 24 27 24 37 0 16-3 32-8 48-23 92-46 185-69 277-2 6-2 11-2 14 0 10 8 23 26 23 27 0 35-26 37-34 20-81 39-162 58-243z">
              <text:p/>
            </draw:path>
            <draw:path draw:style-name="gr56" draw:text-style-name="P38" draw:layer="layout" svg:width="0.229cm" svg:height="0.618cm" svg:x="12.764cm" svg:y="7.728cm" svg:viewBox="0 0 230 619" svg:d="M230 476c0-8-8-8-13-8-13 0-13 0-16 16-8 26-32 116-87 116-6 0-19-3-19-26 0-24 11-56 24-90 19-53 39-106 58-159 11-26 11-34 11-53 0-50-35-74-69-74-87 0-119 140-119 143 0 11 11 11 13 11 13 0 13-3 19-16 8-29 32-117 84-117 11 0 22 6 22 27s-11 47-16 66c-10 25-20 51-29 77-11 31-22 60-35 92-13 34-16 45-16 64 0 37 22 74 72 74 87 0 116-138 116-143zM228 32c0-24-19-32-32-32-21 0-45 19-45 45 0 24 18 29 32 29 18 0 45-16 45-42z">
              <text:p/>
            </draw:path>
            <draw:path draw:style-name="gr56" draw:text-style-name="P38" draw:layer="layout" svg:width="0.38cm" svg:height="0.419cm" svg:x="13.05cm" svg:y="7.927cm" svg:viewBox="0 0 381 420" svg:d="M381 61c0-32-11-61-37-61-24 0-45 21-45 42 0 14 5 19 11 27 23 24 26 53 26 74 0 24-45 259-151 259-50 0-61-48-61-79 0-53 29-135 56-201 3-14 11-29 11-45 0-48-32-77-72-77-87 0-119 137-119 143 0 10 8 10 13 10 13 0 13-2 19-16 5-29 32-116 84-116 11 0 22 3 22 27 0 23-11 47-24 84-27 79-45 135-45 177 0 85 58 111 114 111 156 0 198-335 198-359z">
              <text:p/>
            </draw:path>
            <draw:path draw:style-name="gr56" draw:text-style-name="P38" draw:layer="layout" svg:width="0.33cm" svg:height="0.419cm" svg:x="13.505cm" svg:y="7.927cm" svg:viewBox="0 0 331 420" svg:d="M116 196c30 0 90-3 135-19 74-32 74-92 74-98 0-42-34-79-92-79-98 0-233 95-233 259 0 82 45 161 135 161 119 0 196-92 196-105 0-6-8-16-16-16-3 0-5 2-11 10-69 88-153 93-169 93-58 0-69-66-69-103 0-35 8-77 16-103 11 0 23 0 34 0zM87 177c40-153 135-156 146-156 37 0 58 24 58 56 0 100-153 100-185 100-6 0-13 0-19 0z">
              <text:p/>
            </draw:path>
            <draw:path draw:style-name="gr56" draw:text-style-name="P38" draw:layer="layout" svg:width="0.097cm" svg:height="0.097cm" svg:x="13.979cm" svg:y="8.238cm" svg:viewBox="0 0 98 98" svg:d="M98 50c0-26-24-50-50-50-27 0-48 24-48 50 0 27 21 48 48 48 26 0 50-21 50-48z">
              <text:p/>
            </draw:path>
            <draw:path draw:style-name="gr56" draw:text-style-name="P38" draw:layer="layout" svg:width="0.38cm" svg:height="0.67cm" svg:x="14.195cm" svg:y="7.678cm" svg:viewBox="0 0 381 671" svg:d="M206 254c-116 26-206 148-206 261 0 88 58 156 146 156 108 0 187-145 187-274 0-85-37-130-68-172-35-43-90-111-90-154 0-21 18-42 53-42 26 0 45 13 63 24 21 13 40 24 53 24 24 0 37-21 37-37 0-21-16-24-48-29-50-11-63-11-76-11-74 0-106 40-106 95 0 50 26 103 55 159zM217 275c24 42 50 92 50 159 0 60-34 216-121 216-51 0-88-39-88-111 0-58 35-232 159-264z">
              <text:p/>
            </draw:path>
            <draw:path draw:style-name="gr56" draw:text-style-name="P38" draw:layer="layout" svg:width="0.213cm" svg:height="0.927cm" svg:x="14.659cm" svg:y="7.641cm" svg:viewBox="0 0 214 928" svg:d="M214 465c0-74-10-185-61-291-55-113-134-174-145-174-5 0-8 3-8 11 0 2 0 2 16 21 92 90 145 238 145 433 0 159-34 323-150 439-11 11-11 13-11 16 0 5 3 8 8 8 11 0 93-64 148-180 48-103 58-206 58-283z">
              <text:p/>
            </draw:path>
            <draw:path draw:style-name="gr56" draw:text-style-name="P38" draw:layer="layout" svg:width="0.618cm" svg:height="0.618cm" svg:x="15.018cm" svg:y="7.797cm" svg:viewBox="0 0 619 619" svg:d="M328 328c87 0 173 0 259 0 14 0 32 0 32-19 0-18-18-18-32-18-86 0-172 0-259 0 0-87 0-175 0-262 0-13 0-29-18-29-19 0-19 16-19 29 0 87 0 175 0 262-87 0-175 0-262 0-10 0-29 0-29 18 0 19 19 19 29 19 87 0 175 0 262 0 0 86 0 173 0 259 0 13 0 32 19 32 18 0 18-19 18-32 0-86 0-173 0-259z">
              <text:p/>
            </draw:path>
            <draw:path draw:style-name="gr56" draw:text-style-name="P38" draw:layer="layout" svg:width="0.216cm" svg:height="0.927cm" svg:x="6.263cm" svg:y="8.942cm" svg:viewBox="0 0 217 928" svg:d="M217 917c0-2 0-2-16-18-116-117-145-294-145-436 0-162 34-323 148-439 13-11 13-13 13-16 0-5-3-8-11-8s-92 63-145 180c-48 103-61 206-61 283 0 74 11 185 64 290 55 114 134 175 142 175s11-3 11-11z">
              <text:p/>
            </draw:path>
            <draw:path draw:style-name="gr56" draw:text-style-name="P38" draw:layer="layout" svg:width="0.216cm" svg:height="0.927cm" svg:x="6.625cm" svg:y="8.942cm" svg:viewBox="0 0 217 928" svg:d="M217 917c0-2 0-2-16-18-116-117-148-294-148-436 0-162 37-323 151-439 13-11 13-13 13-16 0-5-5-8-11-8-8 0-92 63-148 180-47 103-58 206-58 283 0 74 11 185 61 290 55 114 137 175 145 175 6 0 11-3 11-11z">
              <text:p/>
            </draw:path>
            <draw:path draw:style-name="gr56" draw:text-style-name="P38" draw:layer="layout" svg:width="0.56cm" svg:height="0.633cm" svg:x="6.932cm" svg:y="9.002cm" svg:viewBox="0 0 561 634" svg:d="M310 74c10-34 13-45 100-45 27 0 35 0 35-18 0-11-11-11-16-11-29 0-106 3-138 3-26 0-95-3-122-3-8 0-18 0-18 19 0 10 8 10 26 10 12 1 19 0 35 3 16 2 26 2 26 13 0 5-3 8-5 18-42 167-83 334-125 500-7 34-10 42-84 42-16 0-24 0-24 19 0 10 8 10 24 10 144 0 287 0 431 0 21 0 24 0 29-15 24-67 48-134 72-201 5-11 5-11 5-14 0-2-3-7-11-7s-10 2-16 18c-31 85-74 190-235 190-29 0-58 0-87 0-11 0-14 0-19 0-10 0-13-2-13-10 0-3 0-3 5-21 42-167 83-333 125-500z">
              <text:p/>
            </draw:path>
            <draw:path draw:style-name="gr56" draw:text-style-name="P38" draw:layer="layout" svg:width="0.618cm" svg:height="0.216cm" svg:x="7.837cm" svg:y="9.296cm" svg:viewBox="0 0 619 217" svg:d="M587 37c14 0 32 0 32-18 0-19-18-19-32-19-185 0-370 0-555 0-13 0-32 0-32 19 0 18 19 18 32 18 185 0 370 0 555 0zM587 217c14 0 32 0 32-19 0-18-18-18-32-18-185 0-370 0-555 0-13 0-32 0-32 18 0 19 19 19 32 19 185 0 370 0 555 0z">
              <text:p/>
            </draw:path>
            <draw:path draw:style-name="gr56" draw:text-style-name="P38" draw:layer="layout" svg:width="0.375cm" svg:height="0.419cm" svg:x="8.845cm" svg:y="9.227cm" svg:viewBox="0 0 376 420" svg:d="M161 143c3-3 43-122 125-122 2 0 29 0 47 13-31 8-34 40-34 43 0 13 8 31 32 31 18 0 45-13 45-50 0-47-58-58-90-58-64 0-98 45-114 66-8-47-45-66-77-66-31 0-50 21-66 50-18 37-29 90-29 93 0 10 8 10 13 10 13 0 13-2 19-23 16-64 34-109 63-109 24 0 24 27 24 37 0 13-3 32-8 48-23 92-46 185-69 277-2 6-2 11-2 14 0 10 8 23 26 23 27 0 35-26 35-34 20-81 40-162 60-243z">
              <text:p/>
            </draw:path>
            <draw:path draw:style-name="gr56" draw:text-style-name="P38" draw:layer="layout" svg:width="0.327cm" svg:height="0.419cm" svg:x="9.218cm" svg:y="9.227cm" svg:viewBox="0 0 328 420" svg:d="M116 196c27 0 90-3 135-22 74-29 74-89 74-95 0-42-34-79-95-79-98 0-230 93-230 259 0 82 45 161 132 161 119 0 196-92 196-105 0-6-8-16-13-16s-5 0-13 10c-69 88-151 90-167 90-61 0-71-66-71-100 0-37 10-77 15-103 13 0 25 0 37 0zM85 174c39-150 137-153 145-153 37 0 58 24 58 56 0 97-153 97-182 97-7 0-14 0-21 0z">
              <text:p/>
            </draw:path>
            <draw:path draw:style-name="gr56" draw:text-style-name="P38" draw:layer="layout" svg:width="0.42cm" svg:height="0.655cm" svg:x="9.592cm" svg:y="8.992cm" svg:viewBox="0 0 421 656" svg:d="M418 24c3-3 2-7 3-11 0-10-6-13-14-13-2 0-10 3-13 3-31 2-61 5-92 8-11 0-22 2-22 18 0 11 8 11 22 11 45 0 47 8 47 16 0 2-2 10-2 15-19 73-37 145-56 217-13-29-37-53-77-53-103 0-214 140-214 278 0 77 45 143 114 143 34 0 74-19 111-66 10 47 45 66 77 66 34 0 55-24 68-53 16-35 30-88 30-90 0-11-8-11-16-11-11 0-11 3-16 24-13 50-32 108-64 108-24 0-24-23-24-37 0-7 0-21 6-42 44-177 88-354 132-531zM230 531c-8 29-63 103-114 103-45 0-52-52-52-82 0-44 29-155 47-192 21-59 66-104 103-104 8 0 29 0 45 27 11 13 19 42 19 58 0 3 0 8-3 13-15 59-30 118-45 177z">
              <text:p/>
            </draw:path>
            <draw:path draw:style-name="gr56" draw:text-style-name="P38" draw:layer="layout" svg:width="0.216cm" svg:height="0.927cm" svg:x="10.115cm" svg:y="8.942cm" svg:viewBox="0 0 217 928" svg:d="M217 463c0-72-11-185-61-289-55-113-137-174-145-174-6 0-11 3-11 8 0 3 0 5 19 21 92 93 145 241 145 434 0 158-34 322-151 441-13 11-13 11-13 13 0 8 5 11 11 11 8 0 92-64 148-180 47-103 58-206 58-285z">
              <text:p/>
            </draw:path>
            <draw:path draw:style-name="gr56" draw:text-style-name="P38" draw:layer="layout" svg:width="0.825cm" svg:height="0.483cm" svg:x="10.735cm" svg:y="9.164cm" svg:viewBox="0 0 826 484" svg:d="M725 259c-53 40-77 79-85 90-42 63-47 122-47 124 0 11 10 11 18 11 16 0 16-3 19-19 21-90 76-169 182-211 11-3 14-7 14-13 0-7-6-8-8-8-40-16-154-64-188-220-3-10-3-13-19-13-8 0-18 0-18 11 0 2 8 60 45 121 18 29 47 61 87 90-230 0-460 0-691 0-18 0-34 0-34 19 0 18 16 18 34 18 231 0 461 0 691 0z">
              <text:p/>
            </draw:path>
            <draw:path draw:style-name="gr56" draw:text-style-name="P38" draw:layer="layout" svg:width="0.319cm" svg:height="0.655cm" svg:x="11.978cm" svg:y="8.992cm" svg:viewBox="0 0 320 656" svg:d="M175 24c2-3 1-7 2-11 0-10-5-13-13-13-3 0-11 3-13 3-31 2-62 5-93 8-10 0-21 2-21 18 0 11 8 11 21 11 45 0 48 8 48 16 0 2-2 10-3 15-31 123-62 245-92 368 0 2-11 39-11 76 0 77 40 141 108 141 104 0 212-141 212-275 0-101-55-146-111-146-37 0-66 19-98 51 21-88 42-175 64-262zM108 634c-23 0-55-18-55-87 0-42 8-74 37-180 5-23 5-23 18-42 27-37 64-69 98-69 43 0 51 53 51 82 0 40-24 148-51 209-10 24-53 87-98 87z">
              <text:p/>
            </draw:path>
            <draw:path draw:style-name="gr56" draw:text-style-name="P38" draw:layer="layout" svg:width="0.375cm" svg:height="0.419cm" svg:x="12.378cm" svg:y="9.227cm" svg:viewBox="0 0 376 420" svg:d="M161 143c0-3 43-122 122-122 5 0 32 0 50 13-31 8-34 40-34 43 0 13 8 31 32 31 16 0 45-13 45-50 0-47-61-58-90-58-64 0-98 45-114 66-11-47-45-66-77-66-34 0-53 21-66 50-18 37-29 90-29 93 0 10 8 10 13 10 11 0 13-2 16-23 19-64 35-109 64-109 26 0 26 27 26 37 0 13-5 32-8 48-23 92-46 185-69 277-2 6-2 11-2 14 0 10 5 23 24 23 29 0 34-26 37-34 20-81 40-162 60-243z">
              <text:p/>
            </draw:path>
            <draw:path draw:style-name="gr56" draw:text-style-name="P38" draw:layer="layout" svg:width="0.396cm" svg:height="0.419cm" svg:x="12.746cm" svg:y="9.227cm" svg:viewBox="0 0 397 420" svg:d="M222 354c11 48 45 66 77 66 34 0 56-23 69-53 16-34 29-87 29-89 0-11-8-11-16-11-11 0-11 3-16 24-13 50-32 108-63 108-24 0-24-24-24-37 0-8 0-21 5-47 21-85 42-170 64-254 5-11 5-13 5-19 0-18-16-23-27-23-29 0-34 31-37 37-18-40-47-56-76-56-104 0-212 140-212 278 0 76 42 142 111 142 35 0 74-18 111-66zM273 119c-15 59-29 118-43 177-8 29-66 103-116 103-45 0-53-53-53-82 0-45 29-156 47-193 22-58 67-103 104-103 39 0 63 48 63 87-1 4 0 6-2 11z">
              <text:p/>
            </draw:path>
            <draw:path draw:style-name="gr56" draw:text-style-name="P38" draw:layer="layout" svg:width="0.396cm" svg:height="0.655cm" svg:x="13.19cm" svg:y="8.992cm" svg:viewBox="0 0 397 656" svg:d="M212 24c0-3 1-7 2-11 0-10-5-13-13-13-3 0-13 3-16 3-31 2-62 5-92 8-11 0-22 2-22 18 0 11 11 11 24 11 45 0 45 8 45 16 0 2-2 10-2 15-46 183-92 365-138 548 0 2 0 10 0 13 0 10 8 24 24 24 29 0 34-27 37-35 16-62 32-125 47-187 35 5 93 23 93 76 0 8 0 11-3 24-2 16-2 21-2 32 0 66 45 90 79 90 40 0 61-32 72-48 18-37 31-93 31-95 0-11-8-11-13-11-10 0-13 3-18 24-11 45-29 108-69 108-27 0-29-21-29-39 0-21 8-48 8-50 5-22 5-22 5-35 0-63-66-87-124-95 21-13 42-34 66-61 47-55 84-98 132-98 16 0 16 7 24 11-40 5-42 40-42 45 0 13 7 32 31 32 21 0 48-19 48-53 0-24-19-56-61-56-48 0-87 40-119 77-53 61-69 77-101 92 32-126 64-253 96-380z">
              <text:p/>
            </draw:path>
            <draw:path draw:style-name="gr56" draw:text-style-name="P38" draw:layer="layout" svg:width="0.327cm" svg:height="0.419cm" svg:x="13.653cm" svg:y="9.227cm" svg:viewBox="0 0 328 420" svg:d="M116 196c27 0 90-3 135-22 74-29 74-89 74-95 0-42-34-79-95-79-98 0-230 93-230 259 0 82 45 161 132 161 119 0 196-92 196-105 0-6-8-16-13-16s-5 0-13 10c-69 88-151 90-167 90-61 0-71-66-71-100 0-37 10-77 15-103 13 0 25 0 37 0zM85 174c39-150 137-153 145-153 37 0 58 24 58 56 0 97-153 97-182 97-7 0-14 0-21 0z">
              <text:p/>
            </draw:path>
            <draw:path draw:style-name="gr56" draw:text-style-name="P38" draw:layer="layout" svg:width="0.097cm" svg:height="0.097cm" svg:x="14.124cm" svg:y="9.539cm" svg:viewBox="0 0 98 98" svg:d="M98 50c0-29-21-50-48-50-26 0-50 22-50 50s24 48 50 48c27 0 48-21 48-48z">
              <text:p/>
            </draw:path>
            <draw:path draw:style-name="gr56" draw:text-style-name="P38" draw:layer="layout" svg:width="0.216cm" svg:height="0.927cm" svg:x="14.394cm" svg:y="8.942cm" svg:viewBox="0 0 217 928" svg:d="M217 917c0-2 0-2-16-18-116-117-145-294-145-436 0-162 34-323 148-439 13-11 13-13 13-16 0-5-5-8-11-8-8 0-92 63-148 180-47 103-58 206-58 283 0 74 11 185 61 290 58 114 137 175 145 175 6 0 11-3 11-11z">
              <text:p/>
            </draw:path>
            <draw:path draw:style-name="gr56" draw:text-style-name="P38" draw:layer="layout" svg:width="0.213cm" svg:height="0.927cm" svg:x="14.756cm" svg:y="8.942cm" svg:viewBox="0 0 214 928" svg:d="M214 917c0-2 0-2-16-18-113-117-145-294-145-436 0-162 37-323 151-439 10-11 10-13 10-16 0-5-2-8-8-8-10 0-92 63-148 180-47 103-58 206-58 283 0 74 11 185 61 290 55 114 135 175 145 175 6 0 8-3 8-11z">
              <text:p/>
            </draw:path>
            <draw:path draw:style-name="gr56" draw:text-style-name="P38" draw:layer="layout" svg:width="0.563cm" svg:height="0.633cm" svg:x="15.061cm" svg:y="9.002cm" svg:viewBox="0 0 564 634" svg:d="M312 74c8-34 11-45 98-45 29 0 37 0 37-18 0-11-10-11-16-11-29 0-106 3-137 3-27 0-96-3-125-3-5 0-16 0-16 19 0 10 8 10 27 10 11 1 18 0 34 3 16 2 24 2 24 13 0 5 0 8-3 18-41 167-82 334-124 500-10 34-10 42-85 42-15 0-26 0-26 19 0 10 11 10 26 10 144 0 288 0 432 0 21 0 21 0 29-15 24-67 47-134 71-201 6-11 6-11 6-14 0-2-2-7-11-7s-11 2-16 18c-32 85-74 190-235 190-29 0-59 0-88 0-13 0-13 0-18 0-11 0-13-2-13-10 0-3 0-3 5-21 41-167 83-333 124-500z">
              <text:p/>
            </draw:path>
            <draw:path draw:style-name="gr56" draw:text-style-name="P38" draw:layer="layout" svg:width="0.618cm" svg:height="0.216cm" svg:x="15.968cm" svg:y="9.296cm" svg:viewBox="0 0 619 217" svg:d="M587 37c14 0 32 0 32-18 0-19-18-19-32-19-185 0-370 0-555 0-13 0-32 0-32 19 0 18 19 18 32 18 185 0 370 0 555 0zM587 217c14 0 32 0 32-19 0-18-18-18-32-18-185 0-370 0-555 0-13 0-32 0-32 18 0 19 19 19 32 19 185 0 370 0 555 0z">
              <text:p/>
            </draw:path>
            <draw:path draw:style-name="gr56" draw:text-style-name="P38" draw:layer="layout" svg:width="0.404cm" svg:height="0.599cm" svg:x="16.947cm" svg:y="9.227cm" svg:viewBox="0 0 405 600" svg:d="M265 362c-7 26-13 51-19 77-11 47-16 66-42 98-37 42-74 42-90 42-11 0-40 0-66-8 18-8 31-29 31-45 0-11-10-29-34-29-16 0-45 13-45 50s34 53 114 53c98 0 166-61 185-132 34-136 67-271 101-407 5-13 5-16 5-19 0-18-16-23-27-23-10 0-31 7-37 34-13-27-37-53-76-53-104 0-212 137-212 267 0 79 45 143 114 143 47 0 87-37 98-48zM325 119c-14 56-28 113-42 169-8 29-63 101-114 101-50 0-53-69-53-80 0-45 30-153 48-198 24-50 64-90 101-90 55 0 63 77 63 85-1 4-2 9-3 13z">
              <text:p/>
            </draw:path>
            <draw:path draw:style-name="gr56" draw:text-style-name="P38" draw:layer="layout" svg:width="0.377cm" svg:height="0.419cm" svg:x="17.402cm" svg:y="9.227cm" svg:viewBox="0 0 378 420" svg:d="M164 143c0-3 42-122 122-122 5 0 32 0 50 13-34 8-37 40-37 43 0 13 11 31 34 31 16 0 45-13 45-50 0-47-60-58-90-58-66 0-97 45-113 66-11-47-48-66-77-66-34 0-53 21-66 50-19 37-32 90-32 93 0 10 11 10 16 10 10 0 10-2 16-23 18-64 34-109 63-109 24 0 24 27 24 37 0 13-3 32-5 48-24 92-48 185-72 277 0 6-2 11-2 14 0 10 8 23 26 23 29 0 35-26 37-34 20-81 41-162 61-243z">
              <text:p/>
            </draw:path>
            <draw:path draw:style-name="gr56" draw:text-style-name="P38" draw:layer="layout" svg:width="0.33cm" svg:height="0.419cm" svg:x="17.775cm" svg:y="9.227cm" svg:viewBox="0 0 331 420" svg:d="M116 196c30 0 90-3 135-22 74-29 74-89 74-95 0-42-34-79-92-79-98 0-233 93-233 259 0 82 45 161 135 161 119 0 196-92 196-105 0-6-8-16-16-16-3 0-5 0-11 10-69 88-153 90-169 90-58 0-69-66-69-100 0-37 8-77 16-103 11 0 23 0 34 0zM87 174c40-150 135-153 146-153 37 0 58 24 58 56 0 97-153 97-185 97-6 0-13 0-19 0z">
              <text:p/>
            </draw:path>
            <draw:path draw:style-name="gr56" draw:text-style-name="P38" draw:layer="layout" svg:width="0.327cm" svg:height="0.419cm" svg:x="18.156cm" svg:y="9.227cm" svg:viewBox="0 0 328 420" svg:d="M116 196c30 0 90-3 135-22 74-29 74-89 74-95 0-42-34-79-95-79-98 0-230 93-230 259 0 82 45 161 132 161 119 0 196-92 196-105 0-6-5-16-13-16-5 0-5 0-13 10-69 88-151 90-167 90-61 0-71-66-71-100 0-37 10-77 15-103 13 0 25 0 37 0zM85 174c42-150 137-153 145-153 37 0 58 24 58 56 0 97-153 97-182 97-7 0-14 0-21 0z">
              <text:p/>
            </draw:path>
            <draw:path draw:style-name="gr56" draw:text-style-name="P38" draw:layer="layout" svg:width="0.467cm" svg:height="0.419cm" svg:x="18.556cm" svg:y="9.227cm" svg:viewBox="0 0 468 420" svg:d="M135 248c5-21 11-39 16-60 13-48 13-48 29-77 13-21 53-90 124-90 43 0 43 40 43 61 0 58-40 166-53 204-14 31-16 42-16 60 0 40 26 74 71 74 88 0 119-137 119-142 0-11-8-11-16-11-10 0-10 3-15 16-6 26-32 116-85 116-21 0-21-13-21-26 0-24 8-48 16-69 18-50 58-153 58-209 0-74-53-95-98-95-77 0-122 56-132 74-8-48-40-74-80-74-31 0-50 21-66 50-18 37-29 90-29 93 0 10 8 10 13 10 13 0 13-2 19-23 16-64 34-109 63-109 24 0 24 27 24 37 0 13-3 32-8 48-23 92-46 185-69 277-2 6-2 11-2 14 0 10 8 23 26 23 11 0 27-5 32-23 12-50 25-99 37-149z">
              <text:p/>
            </draw:path>
            <draw:path draw:style-name="gr56" draw:text-style-name="P38" draw:layer="layout" svg:width="0.216cm" svg:height="0.927cm" svg:x="19.125cm" svg:y="8.942cm" svg:viewBox="0 0 217 928" svg:d="M217 463c0-72-11-185-61-289-58-113-137-174-145-174-6 0-11 3-11 8 0 3 0 5 19 21 89 93 142 241 142 434 0 158-34 322-148 441-13 11-13 11-13 13 0 8 5 11 11 11 8 0 92-64 148-180 47-103 58-206 58-285z">
              <text:p/>
            </draw:path>
            <draw:path draw:style-name="gr56" draw:text-style-name="P38" draw:layer="layout" svg:width="0.825cm" svg:height="0.483cm" svg:x="19.744cm" svg:y="9.164cm" svg:viewBox="0 0 826 484" svg:d="M725 259c-53 40-77 79-85 90-42 63-50 122-50 124 0 11 11 11 19 11 15 0 18-3 21-19 21-90 76-169 182-211 11-3 14-7 14-13 0-7-6-8-8-8-40-16-154-64-188-220-3-10-6-13-21-13-8 0-19 0-19 11 0 2 8 60 48 121 18 29 45 61 87 90-231 0-462 0-693 0-16 0-32 0-32 19 0 18 16 18 32 18 231 0 462 0 693 0z">
              <text:p/>
            </draw:path>
            <draw:path draw:style-name="gr56" draw:text-style-name="P38" draw:layer="layout" svg:width="0.42cm" svg:height="0.655cm" svg:x="20.98cm" svg:y="8.992cm" svg:viewBox="0 0 421 656" svg:d="M418 24c3-3 2-7 3-11 0-10-6-13-14-13-2 0-10 3-13 3-31 2-61 5-92 8-11 0-22 2-22 18 0 11 8 11 22 11 45 0 47 8 47 16 0 2-2 10-2 15-19 73-37 145-56 217-13-29-37-53-77-53-103 0-214 140-214 278 0 77 45 143 114 143 34 0 74-19 111-66 10 47 45 66 77 66 34 0 55-24 68-53 16-35 27-88 27-90 0-11-5-11-13-11-11 0-11 3-16 24-13 50-32 108-64 108-24 0-24-23-24-37 0-7 0-21 6-42 44-177 88-354 132-531zM230 531c-8 29-63 103-114 103-45 0-52-52-52-82 0-44 29-155 47-192 21-59 64-104 103-104 8 0 29 0 45 27 11 13 19 42 19 58 0 3 0 8-3 13-15 59-30 118-45 177z">
              <text:p/>
            </draw:path>
            <draw:path draw:style-name="gr56" draw:text-style-name="P38" draw:layer="layout" svg:width="0.377cm" svg:height="0.419cm" svg:x="21.432cm" svg:y="9.227cm" svg:viewBox="0 0 378 420" svg:d="M164 143c0-3 42-122 122-122 5 0 32 0 50 13-34 8-37 40-37 43 0 13 11 31 34 31 16 0 45-13 45-50 0-47-60-58-92-58-64 0-95 45-111 66-11-47-48-66-77-66-34 0-53 21-69 50-16 37-29 90-29 93 0 10 11 10 16 10 10 0 10-2 16-23 18-64 34-109 63-109 24 0 24 27 24 37 0 13-3 32-5 48-24 92-48 185-72 277 0 6-2 11-2 14 0 10 8 23 26 23 29 0 35-26 37-34 20-81 41-162 61-243z">
              <text:p/>
            </draw:path>
            <draw:path draw:style-name="gr56" draw:text-style-name="P38" draw:layer="layout" svg:width="0.232cm" svg:height="0.618cm" svg:x="21.824cm" svg:y="9.029cm" svg:viewBox="0 0 233 619" svg:d="M233 476c0-11-8-11-16-11-11 0-11 3-16 16-8 29-32 116-85 116-8 0-21 0-21-26 0-24 11-53 24-87 20-53 41-106 61-159 8-26 11-34 11-53 0-50-38-74-72-74-87 0-119 138-119 143 0 11 11 11 16 11 10 0 13-3 16-16 8-32 32-117 87-117 11 0 19 3 19 24 0 24-8 50-16 69-9 25-18 51-27 77-13 31-24 60-34 92-13 34-19 45-19 64 0 37 24 74 72 74 87 0 119-141 119-143zM228 29c0-21-19-29-32-29-21 0-45 19-45 45 0 21 18 29 32 29 18 0 45-16 45-45z">
              <text:p/>
            </draw:path>
            <draw:path draw:style-name="gr56" draw:text-style-name="P38" draw:layer="layout" svg:width="0.38cm" svg:height="0.419cm" svg:x="22.109cm" svg:y="9.227cm" svg:viewBox="0 0 381 420" svg:d="M381 61c0-32-11-61-37-61-21 0-45 21-45 42 0 14 5 19 13 27 21 24 24 53 24 71 0 27-42 259-151 259-50 0-61-45-61-76 0-53 32-135 56-201 5-16 11-29 11-48 0-45-32-74-72-74-87 0-119 137-119 143 0 10 11 10 13 10 13 0 13-2 19-16 8-29 32-116 84-116 11 0 22 3 22 27 0 21-8 47-22 82-29 79-47 134-47 179 0 85 58 111 114 111 156 0 198-335 198-359z">
              <text:p/>
            </draw:path>
            <draw:path draw:style-name="gr56" draw:text-style-name="P38" draw:layer="layout" svg:width="0.327cm" svg:height="0.419cm" svg:x="22.567cm" svg:y="9.227cm" svg:viewBox="0 0 328 420" svg:d="M116 196c27 0 90-3 135-22 72-29 72-89 72-95 0-42-35-79-93-79-98 0-230 93-230 259 0 82 45 161 132 161 119 0 196-92 196-105 0-6-8-16-16-16-2 0-2 0-10 10-69 88-151 90-167 90-61 0-71-66-71-100 0-37 7-77 15-103 13 0 25 0 37 0zM85 174c39-150 135-153 145-153 37 0 58 24 58 56 0 97-153 97-185 97-6 0-12 0-18 0z">
              <text:p/>
            </draw:path>
            <draw:path draw:style-name="gr56" draw:text-style-name="P38" draw:layer="layout" svg:width="0.097cm" svg:height="0.097cm" svg:x="23.038cm" svg:y="9.539cm" svg:viewBox="0 0 98 98" svg:d="M98 50c0-29-20-50-48-50s-50 22-50 50 22 48 50 48 48-21 48-48z">
              <text:p/>
            </draw:path>
            <draw:path draw:style-name="gr56" draw:text-style-name="P38" draw:layer="layout" svg:width="0.38cm" svg:height="0.67cm" svg:x="23.255cm" svg:y="8.976cm" svg:viewBox="0 0 381 671" svg:d="M206 256c-116 27-206 148-206 259 0 90 61 156 148 156 109 0 185-145 185-272 0-84-37-132-68-174-35-40-90-111-90-151 0-21 21-42 53-42 26 0 45 10 66 24 18 10 37 23 50 23 24 0 37-21 37-37 0-21-13-23-48-31-47-11-60-11-76-11-72 0-106 42-106 98 0 50 26 100 55 158zM217 275c24 45 53 95 53 161 0 61-37 217-122 217-53 0-90-40-90-111 0-58 35-233 159-267z">
              <text:p/>
            </draw:path>
            <draw:path draw:style-name="gr56" draw:text-style-name="P38" draw:layer="layout" svg:width="0.213cm" svg:height="0.927cm" svg:x="23.718cm" svg:y="8.942cm" svg:viewBox="0 0 214 928" svg:d="M214 463c0-72-10-185-61-289-55-113-134-174-145-174-5 0-8 3-8 8 0 3 0 5 16 21 92 93 145 241 145 434 0 158-34 322-150 441-11 11-11 11-11 13 0 8 3 11 8 11 11 0 93-64 148-180 48-103 58-206 58-285z">
              <text:p/>
            </draw:path>
            <draw:path draw:style-name="gr56" draw:text-style-name="P38" draw:layer="layout" svg:width="0.216cm" svg:height="0.927cm" svg:x="24.078cm" svg:y="8.942cm" svg:viewBox="0 0 217 928" svg:d="M217 463c0-72-11-185-61-289-55-113-135-174-145-174-6 0-11 3-11 8 0 3 0 5 19 21 92 93 145 241 145 434 0 158-34 322-151 441-13 11-13 11-13 13 0 8 5 11 11 11 10 0 92-64 148-180 47-103 58-206 58-285z">
              <text:p/>
            </draw:path>
          </draw:g>
        </draw:g>
        <draw:custom-shape draw:style-name="gr93" draw:text-style-name="P50" xml:id="id160" draw:id="id160" draw:layer="layout" svg:width="24.447cm" svg:height="2.54cm" svg:x="0.476cm" svg:y="10.477cm">
          <text:p text:style-name="P103"><text:span text:style-name="T19"/></text:p>
          <draw:enhanced-geometry svg:viewBox="0 0 21600 21600" draw:type="rectangle" draw:enhanced-path="M 0 0 L 21600 0 21600 21600 0 21600 0 0 Z N"/>
        </draw:custom-shape>
        <draw:g xml:id="id161" draw:id="id161">
          <svg:title>TexMaths</svg:title>
          <svg:desc>28§display§\TL \defeq
\begin{multlined}
  ((L = \green) \to L \assign \red.\TL) +\\
  ((L = \red) \to L \assign \green.\TL)
\end{multlined}§svg§600§TRUE§</svg:desc>
          <draw:g>
            <draw:path draw:style-name="gr56" draw:text-style-name="P38" draw:layer="layout" svg:width="0.553cm" svg:height="0.593cm" svg:x="4.752cm" svg:y="11.363cm" svg:viewBox="0 0 554 594" svg:d="M332 57c5-25 13-27 20-27 7-3 30-3 45-3 92 0 112 13 112 68 0 10 0 27-10 77 0 10 0 8 0 13 0 12 8 12 13 12 12 0 12-2 15-17 9-53 18-105 27-158 0-5 0-7 0-12 0-10-7-10-22-10-150 0-300 0-450 0-17 0-20 0-25 15-17 52-35 105-52 157-5 13-5 13-5 15 0 10 12 10 15 10 2 0 7 0 10-2 0-3 2-3 10-25 42-125 67-143 180-143 10 0 20 0 30 0 20 0 20 4 20 10 0 7-3 13-3 20-40 157-80 313-120 469-7 30-15 40-92 40-4 0-8 0-13 0-15 0-25 0-25 18 0 10 10 10 15 10 45 0 90-3 135-3s93 3 138 3c7 0 20 0 20-18 0-10-10-10-23-10-4 0-8 0-12 0-15 0-43-2-45-2-25-3-30-5-30-18 0-2 0-5 5-17 39-157 78-314 117-472z">
              <text:p/>
            </draw:path>
            <draw:path draw:style-name="gr56" draw:text-style-name="P38" draw:layer="layout" svg:width="0.493cm" svg:height="0.598cm" svg:x="5.281cm" svg:y="11.358cm" svg:viewBox="0 0 494 599" svg:d="M285 67c7-32 12-40 84-40 3 0 5 0 8 0 15 0 25 0 25-17 0-10-10-10-13-10-39 0-79 2-122 2-35 0-72-2-107-2-5 0-15 0-15 17 0 10 5 10 22 10 28 0 50 0 50 15 0 3 0 5-2 15-39 159-79 318-118 477-7 30-12 37-72 37-15 0-25 0-25 18 0 10 7 10 22 10 125 0 250 0 375 0 20 0 20-3 27-15 22-64 44-127 65-190 2-4 5-10 5-12 0-10-12-10-15-10-10 0-10 2-17 20-28 77-65 179-202 179-24 0-47 0-70 0-28 0-28-2-28-10 0-5 3-12 3-17 40-159 80-318 120-477z">
              <text:p/>
            </draw:path>
            <draw:path draw:style-name="gr56" draw:text-style-name="P38" draw:layer="layout" svg:width="0.304cm" svg:height="0.432cm" svg:x="6.1cm" svg:y="10.992cm" svg:viewBox="0 0 305 433" svg:d="M302 19c0-3 3-8 3-10 0-10-10-10-18-8-22 2-43 4-65 5-7 0-17 0-17 15 0 8 10 8 17 8 30 0 30 5 30 10 0 2 0 2-2 12-12 46-24 92-35 137-15-19-35-32-63-32-75 0-152 85-152 175 0 67 42 102 87 102 40 0 73-30 85-42 8 29 38 42 58 42s35-10 50-33c15-24 22-59 22-62 0-7-7-7-12-7-10 0-13 0-15 15-10 32-20 69-43 69-17 0-20-19-20-29s5-23 5-25c28-114 57-228 85-342zM175 343c-5 18-18 33-33 48-25 19-42 24-52 24-28 0-43-27-43-59 0-25 15-93 33-125 20-38 50-58 72-58 43 0 50 53 50 58 0 2 0 5 0 10-9 34-18 68-27 102z">
              <text:p/>
            </draw:path>
            <draw:path draw:style-name="gr56" draw:text-style-name="P38" draw:layer="layout" svg:width="0.249cm" svg:height="0.276cm" svg:x="6.475cm" svg:y="11.148cm" svg:viewBox="0 0 250 277" svg:d="M92 130c28 0 148 0 148-78 0-32-30-52-73-52-70 0-167 55-167 162 0 65 37 115 105 115 97 0 145-60 145-67 0-5-10-15-15-15-3 0-5 2-8 7-37 45-92 57-122 57-40 0-58-35-58-72 0-20 3-40 8-57 12 0 25 0 37 0zM60 112c27-95 100-95 107-95 25 0 45 13 45 35 0 60-100 60-122 60-10 0-20 0-30 0z">
              <text:p/>
            </draw:path>
            <draw:path draw:style-name="gr56" draw:text-style-name="P38" draw:layer="layout" svg:width="0.316cm" svg:height="0.555cm" svg:x="6.717cm" svg:y="10.986cm" svg:viewBox="0 0 317 556" svg:d="M200 190c19 0 38 0 57 0 10 0 18 0 18-13 0-10-8-10-18-10-18 0-36 0-55 0 8-40 15-77 18-90 7-30 12-60 37-60 10 0 20 3 28 8-13 5-20 17-20 30 0 17 15 20 22 20 18 0 30-15 30-33 0-27-27-42-60-42-67 0-80 72-85 92-5 25-10 50-15 75-15 0-30 0-45 0-12 0-20 0-20 15 0 8 8 8 18 8 15 0 30 0 45 0-14 72-27 144-40 217-25 132-43 132-58 132-2 0-15 0-25-8 20-7 20-25 20-27 0-18-15-23-22-23-18 0-30 15-30 35 0 28 30 40 57 40 60 0 83-77 90-107 8-20 13-42 15-62 13-66 25-132 38-197z">
              <text:p/>
            </draw:path>
            <draw:path draw:style-name="gr56" draw:text-style-name="P38" draw:layer="layout" svg:width="0.581cm" svg:height="0.204cm" svg:x="6.262cm" svg:y="11.635cm" svg:viewBox="0 0 582 205" svg:d="M552 35c15 0 30 0 30-18 0-17-15-17-28-17-175 0-351 0-527 0-12 0-27 0-27 17 0 18 15 18 30 18 174 0 348 0 522 0zM554 205c13 0 28 0 28-18 0-17-15-17-30-17-174 0-348 0-522 0-15 0-30 0-30 17 0 18 15 18 27 18 176 0 352 0 527 0z">
              <text:p/>
            </draw:path>
            <draw:path draw:style-name="gr56" draw:text-style-name="P38" draw:layer="layout" svg:width="0.204cm" svg:height="0.875cm" svg:x="7.416cm" svg:y="10.677cm" svg:viewBox="0 0 205 876" svg:d="M205 868c0-2 0-5-15-20-110-110-138-277-138-409 0-152 33-307 140-417 13-10 13-10 13-12 0-8-5-10-10-10-8 0-88 60-140 170-45 97-55 194-55 269 0 67 10 175 57 272 55 107 130 165 138 165 5 0 10-3 10-8z">
              <text:p/>
            </draw:path>
            <draw:path draw:style-name="gr56" draw:text-style-name="P38" draw:layer="layout" svg:width="0.201cm" svg:height="0.875cm" svg:x="7.758cm" svg:y="10.677cm" svg:viewBox="0 0 202 876" svg:d="M202 868c0-2 0-5-15-20-107-110-137-277-137-409 0-152 35-307 142-417 10-10 10-10 10-12 0-8-2-10-7-10-10 0-88 60-140 170-45 97-55 194-55 269 0 67 10 175 57 272 53 107 128 165 138 165 5 0 7-3 7-8z">
              <text:p/>
            </draw:path>
            <draw:path draw:style-name="gr56" draw:text-style-name="P38" draw:layer="layout" svg:width="0.531cm" svg:height="0.595cm" svg:x="8.045cm" svg:y="10.737cm" svg:viewBox="0 0 532 596" svg:d="M295 67c7-32 10-42 92-42 27 0 35 0 35-15 0-10-10-10-15-10-28 0-100 2-130 2-25 0-90-2-117-2-5 0-15 0-15 17 0 8 7 8 25 8 11 1 17 0 32 2 15 3 23 3 23 15 0 3 0 5-3 15-39 158-78 315-117 472-10 35-10 42-80 42-15 0-25 0-25 18 0 7 10 7 25 7 136 0 271 0 407 0 20 0 20 0 27-15 23-62 45-125 68-187 5-10 3-8 5-12 0-5-2-10-10-10-9 0-10 5-15 17-30 82-70 182-222 182-28 0-55 0-83 0-12 0-12 0-17-2-10 0-13-3-13-8 0-2 0-5 5-20 39-158 78-316 118-474z">
              <text:p/>
            </draw:path>
            <draw:path draw:style-name="gr56" draw:text-style-name="P38" draw:layer="layout" svg:width="0.583cm" svg:height="0.204cm" svg:x="8.901cm" svg:y="11.014cm" svg:viewBox="0 0 584 205" svg:d="M554 35c13 0 30 0 30-18 0-17-17-17-30-17-175 0-349 0-524 0-13 0-30 0-30 17 0 18 17 18 30 18 175 0 349 0 524 0zM554 205c13 0 30 0 30-18 0-17-17-17-30-17-175 0-349 0-524 0-13 0-30 0-30 17 0 18 17 18 30 18 175 0 349 0 524 0z">
              <text:p/>
            </draw:path>
            <draw:path draw:style-name="gr56" draw:text-style-name="P38" draw:layer="layout" svg:width="0.381cm" svg:height="0.565cm" svg:x="9.825cm" svg:y="10.946cm" svg:viewBox="0 0 382 566" svg:d="M250 342c-6 24-12 48-18 72-10 45-15 62-40 92-35 43-70 43-85 43-10 0-37 0-62-10 17-8 30-25 30-40 0-13-10-30-33-30-15 0-42 12-42 47s32 50 107 50c90 0 158-57 175-122 32-128 63-256 95-384 5-15 5-15 5-20 0-18-15-23-25-23s-30 8-35 33c-12-25-35-50-72-50-98 0-200 130-200 254 0 75 42 133 107 133 45 0 83-35 93-45zM307 112c-13 53-27 107-40 160-7 27-60 97-107 97-48 0-50-67-50-77 0-43 27-145 45-185 22-47 60-87 95-87 52 0 60 72 60 80-1 4-2 8-3 12z">
              <text:p/>
            </draw:path>
            <draw:path draw:style-name="gr56" draw:text-style-name="P38" draw:layer="layout" svg:width="0.356cm" svg:height="0.396cm" svg:x="10.254cm" svg:y="10.946cm" svg:viewBox="0 0 357 397" svg:d="M155 135c0-3 40-115 115-115 5 0 30 0 47 12-32 10-35 38-35 43 0 10 10 27 33 27 15 0 42-12 42-47 0-45-57-55-87-55-60 0-90 45-105 62-10-45-45-62-73-62-32 0-50 20-62 47-18 35-20 59-30 88 0 10 10 10 15 10 10 0 10-3 15-20 17-63 32-105 60-105 22 0 22 25 22 35 0 15-2 30-5 45-22 87-45 174-67 262 0 5-3 10-3 12 0 10 8 23 25 23 28 0 33-25 35-33 20-76 39-153 58-229z">
              <text:p/>
            </draw:path>
            <draw:path draw:style-name="gr56" draw:text-style-name="P38" draw:layer="layout" svg:width="0.311cm" svg:height="0.396cm" svg:x="10.606cm" svg:y="10.946cm" svg:viewBox="0 0 312 397" svg:d="M110 185c27 0 85-3 127-18 70-30 70-87 70-92 0-40-32-75-87-75-93 0-220 90-220 244 0 78 42 153 127 153 113 0 185-88 185-100 0-5-7-15-15-15-2 0-5 2-10 10-65 82-145 87-160 87-57 0-65-62-65-97 0-33 8-72 15-97 11 0 22 0 33 0zM82 167c38-145 128-147 138-147 35 0 55 22 55 52 0 95-145 95-175 95-6 0-12 0-18 0z">
              <text:p/>
            </draw:path>
            <draw:path draw:style-name="gr56" draw:text-style-name="P38" draw:layer="layout" svg:width="0.309cm" svg:height="0.396cm" svg:x="10.966cm" svg:y="10.946cm" svg:viewBox="0 0 310 397" svg:d="M110 185c27 0 85-3 127-18 70-30 70-87 70-92 0-40-32-75-90-75-92 0-217 90-217 244 0 78 42 153 125 153 112 0 185-88 185-100 0-5-5-15-13-15-5 0-5 2-12 10-65 82-143 87-158 87-57 0-67-62-67-97 0-33 10-72 15-97 12 0 23 0 35 0zM80 167c37-145 130-147 137-147 35 0 55 22 55 52 0 95-145 95-172 95-7 0-13 0-20 0z">
              <text:p/>
            </draw:path>
            <draw:path draw:style-name="gr56" draw:text-style-name="P38" draw:layer="layout" svg:width="0.441cm" svg:height="0.396cm" svg:x="11.343cm" svg:y="10.946cm" svg:viewBox="0 0 442 397" svg:d="M127 234c5-19 10-37 15-57 13-45 13-45 28-70 12-22 50-87 117-87 40 0 40 40 40 57 0 55-37 160-50 195-12 30-15 37-15 55 0 40 25 70 68 70 82 0 112-130 112-135 0-8-8-8-15-8-10 0-10 0-15 15-8 23-30 110-80 110-20 0-20-15-20-27 0-20 8-45 15-65 18-48 55-145 55-195 0-72-50-92-92-92-73 0-115 52-125 70-8-43-38-70-75-70-30 0-48 20-63 47-17 35-18 59-27 88 0 10 7 10 12 10 13 0 13-3 18-20 15-63 32-105 60-105 22 0 22 25 22 35 0 15-2 30-7 45-22 87-43 174-65 262-3 5-3 10-3 12 0 10 8 23 25 23 10 0 25-5 30-23 12-46 24-93 35-140z">
              <text:p/>
            </draw:path>
            <draw:path draw:style-name="gr56" draw:text-style-name="P38" draw:layer="layout" svg:width="0.204cm" svg:height="0.875cm" svg:x="11.879cm" svg:y="10.677cm" svg:viewBox="0 0 205 876" svg:d="M205 439c0-70-10-175-58-274-55-108-130-165-137-165-5 0-10 2-10 10 0 2 0 2 17 20 85 85 135 224 135 409 0 150-32 304-140 414-12 10-12 13-12 15 0 5 5 8 10 8 7 0 87-60 140-170 42-97 55-195 55-267z">
              <text:p/>
            </draw:path>
            <draw:path draw:style-name="gr56" draw:text-style-name="P38" draw:layer="layout" svg:width="0.778cm" svg:height="0.455cm" svg:x="12.464cm" svg:y="10.887cm" svg:viewBox="0 0 779 456" svg:d="M682 247c-48 35-70 72-78 82-40 63-31 78-47 117 0 10 10 10 17 10 15 0 18 0 20-17 20-85 73-160 172-200 10-2 13-3 13-10 0-6-5-9-8-9-37-15-144-60-177-208-2-10-5-12-20-12-7 0-17 0-17 10 0 2 7 57 45 117 17 25 42 55 80 85-218 0-435 0-652 0-15 0-30 0-30 17 0 18 15 18 30 18 217 0 434 0 652 0z">
              <text:p/>
            </draw:path>
            <draw:path draw:style-name="gr56" draw:text-style-name="P38" draw:layer="layout" svg:width="0.528cm" svg:height="0.595cm" svg:x="13.569cm" svg:y="10.737cm" svg:viewBox="0 0 529 596" svg:d="M295 67c7-32 10-42 92-42 27 0 32 0 32-15 0-10-7-10-12-10-30 0-102 2-130 2-27 0-90-2-117-2-5 0-18 0-18 17 0 8 10 8 25 8 3 0 20 0 35 2 15 3 23 3 23 15 0 3 0 5-3 15-39 158-78 315-117 472-10 35-13 42-80 42-15 0-25 0-25 18 0 7 7 7 25 7 135 0 270 0 404 0 23 0 23 0 28-15 23-62 46-125 70-187 2-10 1-8 2-12 0-5-2-10-10-10-7 0-7 5-15 17-30 82-67 182-219 182-28 0-55 0-83 0-12 0-15 0-20-2-7 0-10-3-10-8 0-2 0-5 3-20 40-158 80-316 120-474z">
              <text:p/>
            </draw:path>
            <draw:path draw:style-name="gr56" draw:text-style-name="P38" draw:layer="layout" svg:width="0.408cm" svg:height="0.775cm" svg:x="14.391cm" svg:y="10.727cm" svg:viewBox="0 0 409 776" svg:d="M222 30c0-15 0-30-17-30-18 0-18 15-18 30 0 209 0 417 0 626-20-35-45-57-67-75-53-40-108-50-110-50-10 0-10 10-10 18 0 15 0 15 20 20 60 17 95 50 115 70 45 49 55 102 60 129 2 3 5 8 10 8 7 0 10-5 10-13 20-99 82-167 179-194 13-5 15-5 15-20 0-8 0-18-10-18-2 0-54 10-104 45-30 23-53 50-73 80 0-209 0-417 0-626z">
              <text:p/>
            </draw:path>
            <draw:path draw:style-name="gr56" draw:text-style-name="P38" draw:layer="layout" svg:width="0.353cm" svg:height="0.396cm" svg:x="15.132cm" svg:y="10.946cm" svg:viewBox="0 0 354 397" svg:d="M152 135c0-3 40-115 118-115 2 0 27 0 45 12-30 10-33 38-33 43 0 10 8 27 30 27 15 0 42-12 42-47 0-45-57-55-84-55-60 0-93 45-108 62-10-45-42-62-72-62s-48 20-63 47c-17 35-18 59-27 88 0 10 7 10 12 10 10 0 13-3 18-20 15-63 32-105 57-105s25 25 25 35c0 15-2 30-7 45-22 87-43 174-65 262-3 5-3 10-3 12 0 10 8 23 25 23 25 0 33-25 33-33 19-76 38-153 57-229z">
              <text:p/>
            </draw:path>
            <draw:path draw:style-name="gr56" draw:text-style-name="P38" draw:layer="layout" svg:width="0.309cm" svg:height="0.396cm" svg:x="15.484cm" svg:y="10.946cm" svg:viewBox="0 0 310 397" svg:d="M110 185c25 0 85-3 127-18 68-30 68-87 68-92 0-40-33-75-88-75-92 0-217 90-217 244 0 78 42 153 125 153 112 0 185-88 185-100 0-5-8-15-13-15s-5 2-12 10c-65 82-143 87-158 87-57 0-67-62-67-97 0-33 10-72 15-97 12 0 23 0 35 0zM80 167c37-145 127-147 137-147 35 0 55 22 55 52 0 95-145 95-175 95-5 0-11 0-17 0z">
              <text:p/>
            </draw:path>
            <draw:path draw:style-name="gr56" draw:text-style-name="P38" draw:layer="layout" svg:width="0.396cm" svg:height="0.615cm" svg:x="15.836cm" svg:y="10.727cm" svg:viewBox="0 0 397 616" svg:d="M394 20c0-3 3-8 3-10 0-8-5-10-13-10-2 0-10 0-12 0-29 2-58 5-87 7-10 3-20 3-20 20 0 8 7 8 20 8 42 0 45 7 45 15 0 2-2 10-3 15-17 69-35 138-52 207-13-28-35-52-73-52-97 0-202 134-202 261 0 75 40 135 107 135 30 0 70-17 105-60 10 43 43 60 73 60 32 0 52-20 65-47 14-35 24-85 24-88 0-7-5-7-12-7-10 0-10 0-17 20-10 47-28 105-58 105-22 0-22-25-22-38 0-5 0-20 5-40 41-167 83-334 124-501zM217 501c-7 25-60 98-107 98-43 0-50-53-50-80 0-43 27-145 42-182 23-55 63-98 100-98 8 0 28 0 43 25 10 15 17 40 17 58 0 2 0 5-2 10-15 56-29 113-43 169z">
              <text:p/>
            </draw:path>
            <draw:path draw:style-name="gr56" draw:text-style-name="P38" draw:layer="layout" svg:width="0.091cm" svg:height="0.091cm" svg:x="16.358cm" svg:y="11.241cm" svg:viewBox="0 0 92 92" svg:d="M92 47c0-25-22-47-47-47s-45 22-45 47 20 45 45 45 47-20 47-45z">
              <text:p/>
            </draw:path>
            <draw:path draw:style-name="gr56" draw:text-style-name="P38" draw:layer="layout" svg:width="0.553cm" svg:height="0.59cm" svg:x="16.678cm" svg:y="10.742cm" svg:viewBox="0 0 554 591" svg:d="M332 57c5-27 13-27 20-30 7 0 30 0 45 0 92 0 112 10 112 65 0 10 0 28-10 80 0 10 0 10 0 13 0 12 8 12 13 12 10 0 12-2 15-20 9-52 18-105 27-157 0-3 0-8 0-10 0-10-7-10-22-10-150 0-300 0-450 0-17 0-20 0-25 15-17 52-35 105-52 157-5 10-5 13-5 15 0 10 12 10 15 10 2 0 6 2 10-2 2-2 2-3 10-28 42-122 65-140 180-140 10 0 20 0 30 0 20 0 20 2 20 8s-3 15-5 20c-39 157-79 314-118 471-7 30-15 40-92 40-5 0-10 0-15 0-15 0-23 0-23 15 0 10 10 10 15 10 45 0 90-2 135-2s93 2 138 2c7 0 20 0 20-17 0-8-10-8-23-8-4 0-8 0-12 0-15 0-43-2-45-2-25-3-30-8-30-20 0-3 0-3 5-15 39-157 78-314 117-472z">
              <text:p/>
            </draw:path>
            <draw:path draw:style-name="gr56" draw:text-style-name="P38" draw:layer="layout" svg:width="0.493cm" svg:height="0.595cm" svg:x="17.207cm" svg:y="10.737cm" svg:viewBox="0 0 494 596" svg:d="M285 65c7-30 12-40 84-40 3 0 5 0 8 0 15 0 25 0 25-15 0-10-10-10-13-10-39 0-82 2-122 2-35 0-72-2-107-2-5 0-18 0-18 15 0 10 8 10 25 10 28 0 50 0 50 15 0 2 0 5-2 17-40 159-80 318-120 477-5 30-10 37-70 37-15 0-25 0-25 15 0 10 7 10 22 10 125 0 250 0 375 0 20 0 20 0 25-15 22-62 45-125 67-187 0-2 4-8 5-12 0-10-12-10-15-10-10 0-10 2-17 20-28 77-65 179-202 179-24 0-47 0-70 0-28 0-28-5-28-10s3-15 3-20c40-159 80-317 120-476z">
              <text:p/>
            </draw:path>
            <draw:path draw:style-name="gr56" draw:text-style-name="P38" draw:layer="layout" svg:width="0.201cm" svg:height="0.875cm" svg:x="17.754cm" svg:y="10.677cm" svg:viewBox="0 0 202 876" svg:d="M202 439c0-70-10-175-57-274-53-108-128-165-138-165-5 0-7 2-7 10 0 2 0 2 15 20 87 85 137 224 137 409 0 150-32 304-142 414-10 10-10 13-10 15 0 5 2 8 7 8 10 0 88-60 140-170 45-97 55-195 55-267z">
              <text:p/>
            </draw:path>
            <draw:path draw:style-name="gr56" draw:text-style-name="P38" draw:layer="layout" svg:width="0.583cm" svg:height="0.583cm" svg:x="18.093cm" svg:y="10.824cm" svg:viewBox="0 0 584 584" svg:d="M310 309c81 0 163 0 244 0 13 0 30 0 30-17 0-18-17-18-30-18-81 0-163 0-244 0 0-82 0-164 0-247 0-12 0-27-18-27-17 0-17 15-17 27 0 83 0 165 0 247-82 0-163 0-245 0-13 0-30 0-30 18 0 17 17 17 30 17 82 0 163 0 245 0 0 82 0 163 0 245 0 12 0 30 17 30 18 0 18-18 18-30 0-82 0-163 0-245z">
              <text:p/>
            </draw:path>
            <draw:path draw:style-name="gr56" draw:text-style-name="P38" draw:layer="layout" svg:width="0.201cm" svg:height="0.875cm" svg:x="8.976cm" svg:y="11.904cm" svg:viewBox="0 0 202 876" svg:d="M202 866c0-3 0-3-12-18-110-110-140-277-140-411 0-153 35-305 142-415 10-10 10-12 10-15 0-5-2-7-7-7-10 0-88 60-140 170-45 97-55 194-55 267 0 69 10 174 57 274 53 107 128 165 138 165 5 0 7-3 7-10z">
              <text:p/>
            </draw:path>
            <draw:path draw:style-name="gr56" draw:text-style-name="P38" draw:layer="layout" svg:width="0.201cm" svg:height="0.875cm" svg:x="9.318cm" svg:y="11.904cm" svg:viewBox="0 0 202 876" svg:d="M202 866c0-3 0-3-15-18-110-110-137-277-137-411 0-153 32-305 142-415 10-10 10-12 10-15 0-5-2-7-7-7-10 0-90 60-140 170-45 97-55 194-55 267 0 69 7 174 57 274 53 107 128 165 138 165 5 0 7-3 7-10z">
              <text:p/>
            </draw:path>
            <draw:path draw:style-name="gr56" draw:text-style-name="P38" draw:layer="layout" svg:width="0.528cm" svg:height="0.598cm" svg:x="9.605cm" svg:y="11.962cm" svg:viewBox="0 0 529 599" svg:d="M295 70c7-33 10-43 92-43 27 0 35 0 35-17 0-10-10-10-15-10-30 0-102 2-130 2-27 0-90-2-117-2-5 0-18 0-18 17 0 10 10 10 25 10 3 0 20 0 35 3 15 2 23 2 23 12 0 5 0 8-3 18-39 157-78 314-117 471-10 33-13 40-80 40-15 0-25 0-25 18 0 10 7 10 25 10 135 0 270 0 404 0 23 0 23 0 28-15 23-64 46-127 70-190 2-10 2-10 2-12 0-3-2-8-10-8-7 0-7 3-15 18-30 79-67 179-219 179-28 0-55 0-83 0-12 0-15 0-20 0-7 0-10-2-10-10 0-2 0-2 3-20 40-157 80-314 120-471z">
              <text:p/>
            </draw:path>
            <draw:path draw:style-name="gr56" draw:text-style-name="P38" draw:layer="layout" svg:width="0.583cm" svg:height="0.204cm" svg:x="10.461cm" svg:y="12.238cm" svg:viewBox="0 0 584 205" svg:d="M554 35c13 0 30 0 30-18 0-17-17-17-30-17-175 0-349 0-524 0-13 0-30 0-30 17 0 18 17 18 30 18 175 0 349 0 524 0zM554 205c13 0 30 0 30-18 0-17-17-17-30-17-175 0-349 0-524 0-13 0-30 0-30 17 0 18 17 18 30 18 175 0 349 0 524 0z">
              <text:p/>
            </draw:path>
            <draw:path draw:style-name="gr56" draw:text-style-name="P38" draw:layer="layout" svg:width="0.356cm" svg:height="0.396cm" svg:x="11.41cm" svg:y="12.174cm" svg:viewBox="0 0 357 397" svg:d="M155 135c0-3 40-115 115-115 5 0 30 0 47 12-30 8-35 38-35 40 0 13 10 30 33 30 15 0 42-12 42-47 0-45-57-55-85-55-62 0-92 42-107 62-10-45-45-62-73-62-32 0-50 20-62 47-18 35-30 85-30 88 0 10 10 10 15 10 10 0 12-3 15-23 17-60 32-102 60-102 22 0 22 25 22 35 0 12-2 30-5 45-22 87-45 174-67 262 0 5-3 10-3 12 0 10 8 23 25 23 28 0 33-25 35-33 20-76 39-153 58-229z">
              <text:p/>
            </draw:path>
            <draw:path draw:style-name="gr56" draw:text-style-name="P38" draw:layer="layout" svg:width="0.311cm" svg:height="0.396cm" svg:x="11.762cm" svg:y="12.174cm" svg:viewBox="0 0 312 397" svg:d="M110 185c27 0 85-3 127-20 70-28 70-85 70-90 0-40-32-75-87-75-93 0-220 87-220 244 0 78 42 153 127 153 113 0 185-88 185-100 0-5-7-15-15-15-2 0-5 0-10 10-65 82-145 85-160 85-55 0-65-63-65-95 0-35 8-72 15-97 11 0 22 0 33 0zM82 165c38-143 128-145 138-145 35 0 55 22 55 52 0 93-145 93-175 93-6 0-12 0-18 0z">
              <text:p/>
            </draw:path>
            <draw:path draw:style-name="gr56" draw:text-style-name="P38" draw:layer="layout" svg:width="0.396cm" svg:height="0.618cm" svg:x="12.117cm" svg:y="11.952cm" svg:viewBox="0 0 397 619" svg:d="M394 22c0-2 2-6 3-10 0-10-5-12-13-12-2 0-12 2-15 2-28 3-56 5-84 8-13 0-23 2-23 17 0 10 10 10 23 10 42 0 42 8 42 15 0 3-2 10-2 15-17 69-34 137-50 205-13-28-38-50-75-50-98 0-200 132-200 262 0 72 40 135 107 135 30 0 70-18 105-63 10 45 43 63 73 63 32 0 50-23 65-50 14-33 24-83 24-85 0-10-7-10-12-10-10 0-12 2-17 22-13 48-28 103-58 103-25 0-25-23-25-35 0-8 0-20 8-40 41-167 83-334 124-502zM217 501c-7 28-60 98-110 98-40 0-47-50-47-78 0-45 27-147 42-182 23-55 63-97 98-97 7 0 27 0 45 25 7 12 17 40 17 55 0 2-2 7-2 12-15 56-29 112-43 167z">
              <text:p/>
            </draw:path>
            <draw:path draw:style-name="gr56" draw:text-style-name="P38" draw:layer="layout" svg:width="0.204cm" svg:height="0.875cm" svg:x="12.611cm" svg:y="11.904cm" svg:viewBox="0 0 205 876" svg:d="M205 437c0-68-10-175-60-272-53-108-128-165-135-165-8 0-10 2-10 7 0 3 0 5 17 20 85 88 135 227 135 410 0 149-32 304-140 416-12 10-12 10-12 13 0 7 2 10 10 10 7 0 87-60 137-170 45-97 58-195 58-269z">
              <text:p/>
            </draw:path>
            <draw:path draw:style-name="gr56" draw:text-style-name="P38" draw:layer="layout" svg:width="0.778cm" svg:height="0.455cm" svg:x="13.195cm" svg:y="12.114cm" svg:viewBox="0 0 779 456" svg:d="M682 244c-48 38-73 75-78 85-40 60-47 115-47 117 0 10 10 10 17 10 15 0 15-2 20-17 20-85 73-160 170-200 12-2 15-6 15-12s-5-5-8-7c-40-15-144-60-179-208-3-10-3-12-18-12-7 0-17 0-17 10 0 2 7 57 45 115 17 27 42 57 80 85-218 0-435 0-652 0-15 0-30 0-30 17s15 17 30 17c217 0 434 0 652 0z">
              <text:p/>
            </draw:path>
            <draw:path draw:style-name="gr56" draw:text-style-name="P38" draw:layer="layout" svg:width="0.528cm" svg:height="0.598cm" svg:x="14.301cm" svg:y="11.962cm" svg:viewBox="0 0 529 599" svg:d="M295 70c7-33 10-43 92-43 25 0 32 0 32-17 0-10-10-10-12-10-30 0-102 2-130 2-27 0-92-2-117-2-8 0-18 0-18 17 0 10 8 10 25 10 3 0 18 0 33 3 17 2 25 2 25 12 0 5 0 8-5 18-39 157-79 314-118 471-7 33-10 40-80 40-15 0-22 0-22 18 0 10 7 10 22 10 136 0 272 0 407 0 23 0 23 0 28-15 23-64 46-127 70-190 2-10 2-10 2-12 0-3-2-8-10-8-7 0-10 3-15 18-30 79-67 179-219 179-28 0-55 0-83 0-12 0-15 0-20 0-7 0-12-2-12-10 0-2 0-2 5-20 40-157 80-314 120-471z">
              <text:p/>
            </draw:path>
            <draw:path draw:style-name="gr56" draw:text-style-name="P38" draw:layer="layout" svg:width="0.408cm" svg:height="0.777cm" svg:x="15.122cm" svg:y="11.952cm" svg:viewBox="0 0 409 778" svg:d="M222 32c0-15 0-32-17-32-18 0-18 17-18 32 0 209 0 418 0 627-22-35-45-60-67-75-55-43-108-50-110-50-10 0-10 10-10 17 0 13 0 15 20 20 60 18 95 48 115 70 45 50 55 102 60 127 0 5 2 10 10 10 7 0 7-5 10-15 20-97 82-167 179-194 13-3 15-3 15-18 0-7 0-17-12-17-3 0-52 10-102 45-30 22-53 50-73 80 0-209 0-418 0-627z">
              <text:p/>
            </draw:path>
            <draw:path draw:style-name="gr56" draw:text-style-name="P38" draw:layer="layout" svg:width="0.378cm" svg:height="0.565cm" svg:x="15.836cm" svg:y="12.174cm" svg:viewBox="0 0 379 566" svg:d="M250 342c-6 24-12 48-18 72-12 45-17 62-40 92-37 40-72 40-85 40-10 0-37 0-62-7 17-8 27-28 27-43 0-10-7-27-30-27-15 0-42 12-42 47s32 50 105 50c92 0 160-57 177-124 32-129 63-257 95-385 2-12 2-15 2-17 0-18-15-23-22-23-10 0-30 8-35 33-12-25-35-50-72-50-100 0-200 130-200 252 0 75 40 135 107 135 45 0 83-35 93-45zM307 112c-13 53-27 107-40 160-7 27-60 95-107 95-48 0-50-65-50-75 0-43 25-145 45-187 22-48 60-85 95-85 52 0 60 72 60 80-1 4-2 8-3 12z">
              <text:p/>
            </draw:path>
            <draw:path draw:style-name="gr56" draw:text-style-name="P38" draw:layer="layout" svg:width="0.356cm" svg:height="0.396cm" svg:x="16.266cm" svg:y="12.174cm" svg:viewBox="0 0 357 397" svg:d="M155 135c0-3 40-115 115-115 5 0 30 0 47 12-32 8-35 38-35 40 0 13 8 30 33 30 15 0 42-12 42-47 0-45-57-55-87-55-60 0-93 42-105 62-10-45-45-62-73-62-32 0-50 20-65 47-15 35-27 85-27 88 0 10 10 10 12 10 13 0 13-3 18-23 15-60 32-102 60-102 22 0 22 25 22 35 0 12-2 30-5 45-22 87-45 174-67 262 0 5-3 10-3 12 0 10 8 23 25 23 28 0 33-25 35-33 20-76 39-153 58-229z">
              <text:p/>
            </draw:path>
            <draw:path draw:style-name="gr56" draw:text-style-name="P38" draw:layer="layout" svg:width="0.311cm" svg:height="0.396cm" svg:x="16.618cm" svg:y="12.174cm" svg:viewBox="0 0 312 397" svg:d="M110 185c27 0 85-3 127-20 70-28 70-85 70-90 0-40-32-75-90-75-92 0-217 87-217 244 0 78 42 153 125 153 112 0 187-88 187-100 0-5-7-15-15-15-2 0-5 0-12 10-65 82-143 85-158 85-57 0-67-63-67-95 0-35 10-72 15-97 12 0 23 0 35 0zM82 165c38-143 128-145 135-145 35 0 55 22 55 52 0 93-142 93-172 93-6 0-12 0-18 0z">
              <text:p/>
            </draw:path>
            <draw:path draw:style-name="gr56" draw:text-style-name="P38" draw:layer="layout" svg:width="0.309cm" svg:height="0.396cm" svg:x="16.977cm" svg:y="12.174cm" svg:viewBox="0 0 310 397" svg:d="M110 185c25 0 85-3 127-20 70-28 70-85 70-90 0-40-32-75-90-75-92 0-217 87-217 244 0 78 42 153 125 153 112 0 185-88 185-100 0-5-8-15-13-15s-5 0-12 10c-65 82-143 85-158 85-57 0-67-63-67-95 0-35 10-72 15-97 12 0 23 0 35 0zM80 165c37-143 130-145 137-145 35 0 55 22 55 52 0 93-145 93-172 93-7 0-13 0-20 0z">
              <text:p/>
            </draw:path>
            <draw:path draw:style-name="gr56" draw:text-style-name="P38" draw:layer="layout" svg:width="0.438cm" svg:height="0.396cm" svg:x="17.354cm" svg:y="12.174cm" svg:viewBox="0 0 439 397" svg:d="M127 234c5-19 10-37 15-57 10-45 10-45 25-72 13-20 53-85 120-85 38 0 40 37 40 57 0 55-37 157-50 192-12 30-15 40-15 58 0 37 25 70 68 70 79 0 109-130 109-135 0-10-5-10-12-10-10 0-10 2-15 15-8 25-30 110-82 110-18 0-18-13-18-25 0-23 8-45 15-65 18-48 52-145 52-197 0-70-47-90-89-90-73 0-115 52-125 70-8-45-38-70-75-70-30 0-48 20-63 47-17 35-27 85-27 88 0 10 7 10 12 10 10 0 13-3 18-23 15-60 32-102 57-102s25 25 25 35c0 12-2 30-7 45-22 87-43 174-65 262-3 5-3 10-3 12 0 10 8 23 25 23 10 0 25-5 30-23 12-46 24-93 35-140z">
              <text:p/>
            </draw:path>
            <draw:path draw:style-name="gr56" draw:text-style-name="P38" draw:layer="layout" svg:width="0.091cm" svg:height="0.091cm" svg:x="17.916cm" svg:y="12.468cm" svg:viewBox="0 0 92 92" svg:d="M92 47c0-27-20-47-45-47s-47 21-47 47c0 27 22 45 47 45s45-20 45-45z">
              <text:p/>
            </draw:path>
            <draw:path draw:style-name="gr56" draw:text-style-name="P38" draw:layer="layout" svg:width="0.553cm" svg:height="0.593cm" svg:x="18.238cm" svg:y="11.967cm" svg:viewBox="0 0 554 594" svg:d="M332 60c5-28 13-30 20-30 5-3 30-3 45-3 90 0 112 13 112 68 0 10 0 27-10 80-2 7-2 10-2 12 0 10 10 10 15 10 10 0 12-2 15-17 8-53 16-105 25-158 2-2 2-7 2-10 0-12-7-12-22-12-150 0-300 0-450 0-17 0-20 0-25 17-17 53-35 105-52 158-5 10-5 12-5 15 0 7 10 7 12 7 5 0 8 0 10-2 3 0 3-3 13-25 40-123 65-143 177-143 10 0 20 0 30 0 23 0 23 4 23 10 0 7-3 15-5 20-39 157-79 313-118 469-7 33-15 40-92 40-5 0-10 0-15 0-15 0-25 0-25 18 0 10 12 10 15 10 45 0 92-3 137-3s93 3 138 3c7 0 17 0 17-18 0-10-7-10-20-10-5 0-10 0-15 0-12 0-40 0-42 0-25-2-30-7-30-20 0-2 0-5 2-15 40-157 80-314 120-471z">
              <text:p/>
            </draw:path>
            <draw:path draw:style-name="gr56" draw:text-style-name="P38" draw:layer="layout" svg:width="0.491cm" svg:height="0.598cm" svg:x="18.767cm" svg:y="11.962cm" svg:viewBox="0 0 492 599" svg:d="M285 67c7-30 12-40 82-40 3 0 7 0 10 0 15 0 25 0 25-17 0-10-10-10-15-10-37 0-80 2-120 2-35 0-72-2-107-2-5 0-18 0-18 17 0 10 8 10 25 10 25 0 50 0 50 15 0 3 0 5-2 18-40 159-80 317-120 476-8 28-13 35-73 35-12 0-22 0-22 18 0 10 7 10 22 10 125 0 250 0 375 0 20 0 20 0 25-15 22-64 45-127 67-190 1-3 2-7 3-10 0-10-10-10-13-10-10 0-12 3-17 18-28 79-65 179-202 179-25 0-49 0-73 0-27 0-27-2-27-7s5-15 5-20c40-159 80-318 120-477z">
              <text:p/>
            </draw:path>
            <draw:path draw:style-name="gr56" draw:text-style-name="P38" draw:layer="layout" svg:width="0.204cm" svg:height="0.875cm" svg:x="19.311cm" svg:y="11.904cm" svg:viewBox="0 0 205 876" svg:d="M205 437c0-68-10-175-58-272-52-108-127-165-137-165-5 0-10 2-10 7 0 3 0 5 17 20 88 88 138 227 138 410 0 149-33 304-143 416-12 10-12 10-12 13 0 7 5 10 10 10 10 0 87-60 140-170 45-97 55-195 55-269z">
              <text:p/>
            </draw:path>
          </draw:g>
        </draw:g>
        <draw:g>
          <svg:title>TexMaths</svg:title>
          <svg:desc>28§inline§L \assign \red§svg§600§TRUE§</svg:desc>
          <draw:g>
            <draw:path draw:style-name="gr56" draw:text-style-name="P38" draw:layer="layout" svg:width="0.3cm" svg:height="0.338cm" svg:x="14.1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56" draw:text-style-name="P38" draw:layer="layout" svg:width="0.231cm" svg:height="0.44cm" svg:x="14.6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56" draw:text-style-name="P38" draw:layer="layout" svg:width="0.201cm" svg:height="0.225cm" svg:x="15.0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56" draw:text-style-name="P38" draw:layer="layout" svg:width="0.175cm" svg:height="0.225cm" svg:x="15.2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56" draw:text-style-name="P38" draw:layer="layout" svg:width="0.225cm" svg:height="0.349cm" svg:x="15.4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56" draw:text-style-name="P38" draw:layer="layout" svg:width="0.273cm" svg:height="0.307cm" svg:x="10.1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56" draw:text-style-name="P38" draw:layer="layout" svg:width="0.211cm" svg:height="0.4cm" svg:x="10.5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56" draw:text-style-name="P38" draw:layer="layout" svg:width="0.197cm" svg:height="0.292cm" svg:x="10.9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56" draw:text-style-name="P38" draw:layer="layout" svg:width="0.184cm" svg:height="0.204cm" svg:x="11.1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56" draw:text-style-name="P38" draw:layer="layout" svg:width="0.159cm" svg:height="0.204cm" svg:x="11.3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56" draw:text-style-name="P38" draw:layer="layout" svg:width="0.159cm" svg:height="0.204cm" svg:x="11.4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56" draw:text-style-name="P38" draw:layer="layout" svg:width="0.228cm" svg:height="0.204cm" svg:x="11.6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g>
          <svg:title>TexMaths</svg:title>
          <svg:desc>28§inline§L \assign \red§svg§600§TRUE§</svg:desc>
          <draw:g>
            <draw:path draw:style-name="gr56" draw:text-style-name="P38" draw:layer="layout" svg:width="0.3cm" svg:height="0.338cm" svg:x="20.3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56" draw:text-style-name="P38" draw:layer="layout" svg:width="0.231cm" svg:height="0.44cm" svg:x="20.8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56" draw:text-style-name="P38" draw:layer="layout" svg:width="0.201cm" svg:height="0.225cm" svg:x="21.2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56" draw:text-style-name="P38" draw:layer="layout" svg:width="0.175cm" svg:height="0.225cm" svg:x="21.4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56" draw:text-style-name="P38" draw:layer="layout" svg:width="0.225cm" svg:height="0.349cm" svg:x="21.6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56" draw:text-style-name="P38" draw:layer="layout" svg:width="0.273cm" svg:height="0.307cm" svg:x="16.3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56" draw:text-style-name="P38" draw:layer="layout" svg:width="0.211cm" svg:height="0.4cm" svg:x="16.7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56" draw:text-style-name="P38" draw:layer="layout" svg:width="0.197cm" svg:height="0.292cm" svg:x="17.1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56" draw:text-style-name="P38" draw:layer="layout" svg:width="0.184cm" svg:height="0.204cm" svg:x="17.3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56" draw:text-style-name="P38" draw:layer="layout" svg:width="0.159cm" svg:height="0.204cm" svg:x="17.5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56" draw:text-style-name="P38" draw:layer="layout" svg:width="0.159cm" svg:height="0.204cm" svg:x="17.6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56" draw:text-style-name="P38" draw:layer="layout" svg:width="0.228cm" svg:height="0.204cm" svg:x="17.8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connector draw:style-name="gr94" draw:text-style-name="P40" draw:layer="layout" draw:type="curve" svg:x1="13.686cm" svg:y1="4.751cm" svg:x2="18.428cm" svg:y2="4.751cm" draw:start-shape="id21" draw:start-glue-point="10" draw:end-shape="id23" draw:end-glue-point="6" svg:d="M13686 4751h4742" svg:viewBox="0 0 4743 1">
          <text:p/>
        </draw:connector>
        <draw:g>
          <svg:title>TexMaths</svg:title>
          <svg:desc>28§inline§\drive§svg§600§TRUE§</svg:desc>
          <draw:g>
            <draw:path draw:style-name="gr56" draw:text-style-name="P38" draw:layer="layout" svg:width="0.268cm" svg:height="0.416cm" svg:x="15.557cm" svg:y="4.258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56" draw:text-style-name="P38" draw:layer="layout" svg:width="0.239cm" svg:height="0.267cm" svg:x="15.846cm" svg:y="4.406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56" draw:text-style-name="P38" draw:layer="layout" svg:width="0.146cm" svg:height="0.394cm" svg:x="16.096cm" svg:y="4.28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56" draw:text-style-name="P38" draw:layer="layout" svg:width="0.243cm" svg:height="0.267cm" svg:x="16.277cm" svg:y="4.406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56" draw:text-style-name="P38" draw:layer="layout" svg:width="0.209cm" svg:height="0.267cm" svg:x="16.57cm" svg:y="4.406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anim:par>
          </anim:seq>
        </anim:par>
        <presentation:notes draw:style-name="dp2">
          <draw:page-thumbnail draw:style-name="gr1" draw:layer="layout" svg:width="15.169cm" svg:height="8.533cm" svg:x="1.914cm" svg:y="2.566cm" draw:page-number="10" presentation:class="page"/>
          <draw:frame presentation:style-name="pr10" draw:text-style-name="P3" draw:layer="layout" svg:width="17.992cm" svg:height="11.897cm" svg:x="0.529cm" svg:y="11.902cm" presentation:class="notes" presentation:placeholder="true">
            <draw:text-box/>
          </draw:frame>
        </presentation:notes>
      </draw:page>
      <draw:page draw:name="page11"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69cm" presentation:class="title" presentation:user-transformed="true">
          <draw:text-box>
            <text:p><text:span text:style-name="T6">Transition System from Algebra Expression</text:span></text:p>
          </draw:text-box>
        </draw:frame>
        <draw:custom-shape draw:style-name="gr44" draw:text-style-name="P37" xml:id="id25" draw:id="id25"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7" xml:id="id26" draw:id="id26"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draw:type="curve" svg:x1="5.726cm" svg:y1="7.902cm" svg:x2="5.726cm" svg:y2="10.125cm" draw:start-shape="id25" draw:start-glue-point="5" draw:end-shape="id26" draw:end-glue-point="7" svg:d="M5726 7902v2223" svg:viewBox="0 0 1 2224">
          <text:p/>
        </draw:connector>
        <draw:connector draw:style-name="gr55" draw:text-style-name="P8" draw:layer="layout" draw:type="curve" svg:x1="3.982cm" svg:y1="10.125cm" svg:x2="3.982cm" svg:y2="7.902cm" draw:start-shape="id26" draw:start-glue-point="6" draw:end-shape="id25" draw:end-glue-point="4" svg:d="M3982 10125v-2223" svg:viewBox="0 0 1 2224">
          <text:p/>
        </draw:connector>
        <draw:custom-shape draw:style-name="gr44" draw:text-style-name="P37" xml:id="id27" draw:id="id27" draw:layer="layout" svg:width="4.921cm" svg:height="2.222cm" svg:x="11.0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7" xml:id="id28" draw:id="id28" draw:layer="layout" svg:width="4.921cm" svg:height="2.222cm" svg:x="11.0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draw:type="curve" svg:x1="14.229cm" svg:y1="7.902cm" svg:x2="14.229cm" svg:y2="10.125cm" draw:start-shape="id27" draw:start-glue-point="5" draw:end-shape="id28" draw:end-glue-point="7" svg:d="M14229 7902v2223" svg:viewBox="0 0 1 2224">
          <text:p/>
        </draw:connector>
        <draw:connector draw:style-name="gr55" draw:text-style-name="P8" draw:layer="layout" draw:type="curve" svg:x1="12.485cm" svg:y1="10.125cm" svg:x2="12.485cm" svg:y2="7.902cm" draw:start-shape="id28" draw:start-glue-point="6" draw:end-shape="id27" draw:end-glue-point="4" svg:d="M12485 10125v-2223" svg:viewBox="0 0 1 2224">
          <text:p/>
        </draw:connector>
        <draw:custom-shape draw:style-name="gr44" draw:text-style-name="P37" xml:id="id29" draw:id="id29"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7" xml:id="id30" draw:id="id30"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4" draw:text-style-name="P8" draw:layer="layout" draw:type="curve" svg:x1="22.74cm" svg:y1="7.903cm" svg:x2="22.74cm" svg:y2="10.126cm" draw:start-shape="id29" draw:start-glue-point="5" draw:end-shape="id30" draw:end-glue-point="7" svg:d="M22740 7903v2223" svg:viewBox="0 0 1 2224">
          <text:p/>
        </draw:connector>
        <draw:connector draw:style-name="gr55" draw:text-style-name="P8" draw:layer="layout" draw:type="curve" svg:x1="20.996cm" svg:y1="10.126cm" svg:x2="20.996cm" svg:y2="7.903cm" draw:start-shape="id30" draw:start-glue-point="6" draw:end-shape="id29" draw:end-glue-point="4" svg:d="M20996 10126v-2223" svg:viewBox="0 0 1 2224">
          <text:p/>
        </draw:connector>
        <draw:connector draw:style-name="gr59" draw:text-style-name="P8" draw:layer="layout" draw:type="curve" svg:x1="7.473cm" svg:y1="11.236cm" svg:x2="11.055cm" svg:y2="11.236cm" draw:start-shape="id26" draw:start-glue-point="1" draw:end-shape="id28" draw:end-glue-point="3" svg:d="M7473 11236h3582" svg:viewBox="0 0 3583 1">
          <text:p/>
        </draw:connector>
        <draw:connector draw:style-name="gr60" draw:text-style-name="P8" draw:layer="layout" draw:type="curve" draw:line-skew="-0.484cm" svg:x1="5.726cm" svg:y1="5.68cm" svg:x2="20.996cm" svg:y2="5.681cm" draw:start-shape="id25" draw:start-glue-point="7" draw:end-shape="id29" draw:end-glue-point="6" svg:d="M5726 5680c0-1515 15270-1515 15270 1" svg:viewBox="0 0 15271 1138">
          <text:p/>
        </draw:connector>
        <draw:g>
          <svg:title>TexMaths</svg:title>
          <svg:desc>28§inline§\brake§svg§600§TRUE§</svg:desc>
          <draw:g>
            <draw:path draw:style-name="gr56" draw:text-style-name="P38" draw:layer="layout" svg:width="0.259cm" svg:height="0.529cm" svg:x="8.4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56" draw:text-style-name="P38" draw:layer="layout" svg:width="0.304cm" svg:height="0.34cm" svg:x="8.8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56" draw:text-style-name="P38" draw:layer="layout" svg:width="0.322cm" svg:height="0.34cm" svg:x="9.1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56" draw:text-style-name="P38" draw:layer="layout" svg:width="0.322cm" svg:height="0.529cm" svg:x="9.4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56" draw:text-style-name="P38" draw:layer="layout" svg:width="0.266cm" svg:height="0.34cm" svg:x="9.8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56" draw:text-style-name="P38"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61" draw:text-style-name="P8" draw:layer="layout" draw:type="curve" svg:x1="0.986cm" svg:y1="6.789cm" svg:x2="2.552cm" svg:y2="6.791cm" draw:end-shape="id25" draw:end-glue-point="3" svg:d="M986 6789c780 0-3 2 1566 2" svg:viewBox="0 0 1567 3">
          <text:p/>
        </draw:connector>
        <draw:g>
          <svg:title>TexMaths</svg:title>
          <svg:desc>28§latex§\begin{aligned}
  &amp;\CAR \parallel \TL,\\
  &amp;[L \mapsto \green]
\end{aligned} §svg§600§TRUE§</svg:desc>
          <draw:g>
            <draw:path draw:style-name="gr56" draw:text-style-name="P38" draw:layer="layout" svg:width="0.412cm" svg:height="0.453cm" svg:x="3.43cm" svg:y="6.06cm" svg:viewBox="0 0 413 454" svg:d="M413 14c0-2 0-5 0-7s0-7-5-7c-2 0-5 0-11 7-13 16-26 31-39 46-27-42-64-53-94-53-130 0-264 141-264 287 0 103 68 167 153 167 123 0 191-133 191-164 0-5-7-5-9-5-5 0-9 0-11 5-32 105-110 145-162 145-53 0-109-34-109-123 0-39 16-137 66-207 43-57 102-85 150-85 66 0 89 60 89 114 0 16-3 35-3 39 0 5 5 5 9 5 7 0 8 0 10-11 13-51 26-102 39-153z">
              <text:p/>
            </draw:path>
            <draw:path draw:style-name="gr56" draw:text-style-name="P38" draw:layer="layout" svg:width="0.396cm" svg:height="0.446cm" svg:x="3.82cm" svg:y="6.053cm" svg:viewBox="0 0 397 447" svg:d="M84 378c-27 46-54 50-75 51-7 0-6 7-9 11 0 2 2 7 9 7 14 0 34-2 50-2 19 0 39 2 57 2 3 0 12 0 12-11 0-7-5-7-10-7-4-1-27-1-27-21 0-5 3-14 9-25 15-26 29-52 44-78 48 0 97 0 145 0 1 34 3 68 5 103 0 12-14 21-41 21-7 0-14 0-14 11 0 7 7 7 9 7 23 0 48-2 73-2 21 0 43 2 64 2 5 0 12 0 12-11 0-7-5-7-16-7-32 0-34-5-35-21-9-131-18-261-27-392 0-14-1-16-11-16s-12 5-16 11c-69 122-139 244-208 367zM273 80c4 68 9 137 14 205-44 0-88 0-132 0 39-68 78-137 118-205z">
              <text:p/>
            </draw:path>
            <draw:path draw:style-name="gr56" draw:text-style-name="P38" draw:layer="layout" svg:width="0.412cm" svg:height="0.439cm" svg:x="4.288cm" svg:y="6.075cm" svg:viewBox="0 0 413 440" svg:d="M201 41c6-18 10-20 15-21 4-1 25 0 35 0 41 0 102 0 102 58 0 4-2 61-36 95-19 18-50 34-92 34-21 0-42 0-63 0 13-56 26-111 39-166zM278 214c89-22 132-77 132-121 0-50-48-93-127-93-54 0-109 0-164 0-10 0-17 0-17 11 0 9 5 9 17 9 20 0 36 0 36 10 0 2 0 2-2 11-28 113-57 227-85 340-6 22-9 27-52 27-9 0-16 0-16 11 0 7 7 7 9 7 23 0 48-2 73-2 23 0 50 2 73 2 5 0 12 0 12-11 0-7-3-7-16-7-37 0-37-5-37-11 0-3 0-3 4-12 13-55 26-111 39-166 22 0 45 0 68 0 26 0 58 11 58 55 0 9-1 15-10 50-6 29-9 38-9 50 0 46 39 66 78 66 52 0 71-66 71-71 0-4-2-7-10-7s-7 1-9 10c-11 34-30 54-50 54-18 0-20-16-20-36 0-16 2-32 4-48 2-14 3-41 3-55 0-34-21-61-53-73z">
              <text:p/>
            </draw:path>
            <draw:path draw:style-name="gr56" draw:text-style-name="P38" draw:layer="layout" svg:width="0.145cm" svg:height="0.624cm" svg:x="4.987cm" svg:y="6.032cm" svg:viewBox="0 0 146 625" svg:d="M25 21c0-9 0-21-13-21-12 0-12 14-12 23 0 193 0 386 0 579 0 11 0 23 12 23 13 0 13-10 13-21 0-194 0-388 0-583zM146 23c0-9 0-23-12-23-13 0-13 12-13 21 0 195 0 389 0 583 0 11 0 21 13 21 12 0 12-12 12-23 0-193 0-386 0-579z">
              <text:p/>
            </draw:path>
            <draw:path draw:style-name="gr56" draw:text-style-name="P38" draw:layer="layout" svg:width="0.395cm" svg:height="0.421cm" svg:x="5.5cm" svg:y="6.078cm" svg:viewBox="0 0 396 422" svg:d="M235 41c6-20 11-20 14-21 6 0 24 0 34 0 64 0 79 9 79 46 0 9 0 20-6 57-1 7-1 6-1 9 0 9 7 9 9 9 8 0 10-2 12-15 6-36 12-73 18-110 2-4 2-7 2-9 0-7-8-7-16-7-107 0-214 0-321 0-13 0-14 0-20 11-12 37-24 75-35 112-4 9-4 9-4 11 0 7 7 7 9 7 3 0 5 0 7-2s2-2 9-18c28-89 46-101 126-101 8 0 15 0 22 0 14 0 14 2 14 7 0 4 0 9-2 12-28 112-56 225-83 337-6 21-11 28-66 28-4 0-7 0-11 0-11 0-18 0-18 11 0 7 7 7 11 7 32 0 66-2 98-2s66 2 98 2c5 0 12 0 12-12 0-6-5-6-16-6-3 0-6 0-9 0-10 0-28-1-32-1-16-2-19-6-19-13 0-3 0-3 1-12 28-113 56-225 84-337z">
              <text:p/>
            </draw:path>
            <draw:path draw:style-name="gr56" draw:text-style-name="P38" draw:layer="layout" svg:width="0.35cm" svg:height="0.425cm" svg:x="5.878cm" svg:y="6.075cm" svg:viewBox="0 0 351 426" svg:d="M201 46c7-21 11-26 61-26 2 0 5 0 7 0 11 0 18 0 18-13 0-7-7-7-11-7-28 0-57 2-85 2-27 0-52-2-77-2-5 0-12 0-12 11 0 9 5 9 16 9 19 0 37 0 37 10 0 2 0 2-4 11-27 113-55 227-83 340-6 22-9 27-52 27-11 0-16 0-16 11 0 7 5 7 14 7 90 0 180 0 269 0 13 0 15 0 18-11 16-44 32-89 48-134 0-1 1-5 2-8 0-8-7-8-9-8-7 0-9 2-12 15-20 55-48 128-145 128-17 0-34 0-51 0-20 0-20-2-20-7 0-4 2-11 4-14 28-114 55-227 83-341z">
              <text:p/>
            </draw:path>
            <draw:path draw:style-name="gr56" draw:text-style-name="P38" draw:layer="layout" svg:width="0.074cm" svg:height="0.186cm" svg:x="6.284cm" svg:y="6.435cm" svg:viewBox="0 0 75 187" svg:d="M75 66c0-41-16-66-41-66-22 0-34 16-34 34 0 16 12 32 34 32 7 0 16-2 21-7 2-2 3-1 4-2 0 3 2 0 2 9 0 46-24 84-43 105-7 7-7 7-7 9 0 5 3 7 7 7 5 0 57-48 57-121z">
              <text:p/>
            </draw:path>
            <draw:path draw:style-name="gr56" draw:text-style-name="P38" draw:layer="layout" svg:width="0.085cm" svg:height="0.624cm" svg:x="3.41cm" svg:y="6.971cm" svg:viewBox="0 0 86 625" svg:d="M86 625c0-8 0-16 0-25-21 0-41 0-61 0 0-191 0-383 0-575 20 0 40 0 61 0 0-8 0-17 0-25-29 0-57 0-86 0 0 208 0 417 0 625 29 0 57 0 86 0z">
              <text:p/>
            </draw:path>
            <draw:path draw:style-name="gr56" draw:text-style-name="P38" draw:layer="layout" svg:width="0.377cm" svg:height="0.427cm" svg:x="3.535cm" svg:y="7.012cm" svg:viewBox="0 0 378 428" svg:d="M208 50c6-23 8-30 66-30 20 0 25 0 25-13 0-7-7-7-10-7-20 0-72 2-93 2-18 0-64-2-84-2-3 0-10 0-10 12 0 8 5 8 17 8 8 0 13 0 24 1 10 2 16 2 16 9 0 4 0 6-2 13-28 112-56 224-84 336-7 24-7 29-57 29-11 0-16 0-16 12 0 8 5 8 16 8 97 0 194 0 290 0 15 0 15 0 20-11 16-45 32-90 48-136 4-7 4-7 4-8 0-2-3-8-9-8s-5 4-9 15c-21 57-50 128-159 128-19 0-39 0-58 0-9 0-9 0-13 0-7-2-9-2-9-7 0-2 0-2 4-14 28-113 56-225 83-337z">
              <text:p/>
            </draw:path>
            <draw:path draw:style-name="gr56" draw:text-style-name="P38" draw:layer="layout" svg:width="0.042cm" svg:height="0.232cm" svg:x="4.144cm" svg:y="7.167cm" svg:viewBox="0 0 43 233" svg:d="M25 128c4 0 18 0 18-12 0-13-14-13-18-13 0-27 0-54 0-82 0-9 0-21-13-21-12 0-12 12-12 21 0 63 0 126 0 189 0 11 0 23 12 23 13 0 13-12 13-23 0-27 0-54 0-82z">
              <text:p/>
            </draw:path>
            <draw:path draw:style-name="gr56" draw:text-style-name="P38" draw:layer="layout" svg:width="0.555cm" svg:height="0.325cm" svg:x="4.144cm" svg:y="7.12cm" svg:viewBox="0 0 556 326" svg:d="M486 175c-33 26-49 51-55 60-28 43-34 82-34 84 0 7 7 7 13 7 11 0 12-2 14-12 14-63 52-114 123-143 7-4 9-4 9-9 0-4-4-5-5-7-27-11-104-41-127-146-2-7-3-9-14-9-6 0-13 0-13 7 0 2 6 41 32 82 13 20 31 41 57 61-155 0-310 0-465 0-10 0-21 0-21 12 0 13 11 13 21 13 155 0 310 0 465 0z">
              <text:p/>
            </draw:path>
            <draw:path draw:style-name="gr56" draw:text-style-name="P38" draw:layer="layout" svg:width="0.27cm" svg:height="0.403cm" svg:x="4.942cm" svg:y="7.163cm" svg:viewBox="0 0 271 404" svg:d="M178 242c-4 18-8 36-12 54-7 30-13 44-29 66-25 28-50 28-60 28-8 0-27 0-45-7 13-4 21-18 21-29 0-7-7-19-23-19-10 0-30 9-30 34s23 35 77 35c64 0 112-41 124-89 23-91 45-183 68-274 2-9 2-11 2-12 0-13-9-17-16-17s-22 6-25 24c-9-18-25-36-52-36-71 0-142 93-142 180 0 53 30 96 76 96 32 0 59-25 66-34zM219 80c-9 38-19 76-28 114-6 20-43 68-77 68s-36-46-36-54c0-30 18-103 32-133 17-34 43-61 68-61 38 0 43 52 43 57-1 3-1 6-2 9z">
              <text:p/>
            </draw:path>
            <draw:path draw:style-name="gr56" draw:text-style-name="P38" draw:layer="layout" svg:width="0.254cm" svg:height="0.282cm" svg:x="5.249cm" svg:y="7.163cm" svg:viewBox="0 0 255 283" svg:d="M110 96c0-2 29-82 82-82 4 0 22 0 34 9-23 6-25 27-25 29 0 9 6 21 24 21 10 0 30-9 30-34 0-32-41-39-63-39-42 0-65 30-74 45-8-33-32-45-52-45-23 0-36 14-46 32-11 27-20 62-20 64 0 6 7 6 9 6 9 0 9 0 12-15 11-42 24-73 43-73 16 0 16 18 16 25 0 9-2 22-3 32-16 63-32 125-48 187 0 4-2 7-2 9 0 7 5 16 18 16 19 0 23-18 24-23 14-55 28-109 41-164z">
              <text:p/>
            </draw:path>
            <draw:path draw:style-name="gr56" draw:text-style-name="P38" draw:layer="layout" svg:width="0.222cm" svg:height="0.282cm" svg:x="5.5cm" svg:y="7.163cm" svg:viewBox="0 0 223 283" svg:d="M78 132c20 0 61-2 91-14 50-20 50-61 50-65 0-28-23-53-64-53-66 0-155 62-155 173 0 57 30 110 89 110 80 0 134-62 134-71 0-4-6-11-11-11-2 0-4 0-9 7-46 59-101 61-112 61-41 0-48-45-48-68 0-25 7-53 10-69 9 0 17 0 25 0zM59 118c27-102 91-104 96-104 25 0 41 16 41 38 0 66-103 66-125 66-4 0-8 0-12 0z">
              <text:p/>
            </draw:path>
            <draw:path draw:style-name="gr56" draw:text-style-name="P38" draw:layer="layout" svg:width="0.22cm" svg:height="0.282cm" svg:x="5.757cm" svg:y="7.163cm" svg:viewBox="0 0 221 283" svg:d="M78 132c18 0 61-2 91-14 50-20 50-61 50-65 0-28-23-53-64-53-66 0-155 62-155 173 0 57 30 110 89 110 80 0 132-62 132-71 0-4-5-11-9-11s-4 0-9 7c-46 59-101 61-112 61-41 0-48-45-48-68 0-25 7-53 10-69 9 0 17 0 25 0zM57 118c27-102 93-104 98-104 25 0 39 16 39 38 0 66-103 66-123 66-4 0-9 0-14 0z">
              <text:p/>
            </draw:path>
            <draw:path draw:style-name="gr56" draw:text-style-name="P38" draw:layer="layout" svg:width="0.313cm" svg:height="0.282cm" svg:x="6.026cm" svg:y="7.163cm" svg:viewBox="0 0 314 283" svg:d="M91 167c3-14 7-26 11-41 7-32 7-32 17-51 9-14 38-61 86-61 27 0 28 27 28 41 0 39-26 112-35 137-9 22-11 27-11 41 0 27 18 50 48 50 57 0 79-92 79-96 0-7-4-7-9-7-9 0-9 2-11 11-5 17-21 78-59 78-12 0-12-9-12-18 0-16 5-32 10-46 13-34 38-103 38-141 0-50-34-64-64-64-52 0-82 37-89 50-6-32-27-50-54-50-23 0-35 14-44 32-13 27-20 62-20 64 0 6 5 6 9 6 7 0 9 0 12-15 11-42 24-73 41-73 18 0 18 18 18 25 0 9-2 22-5 32-16 63-31 125-46 187-2 4-2 7-2 9 0 7 5 16 18 16 7 0 17-5 21-16 8-33 17-66 25-100z">
              <text:p/>
            </draw:path>
            <draw:path draw:style-name="gr56" draw:text-style-name="P38" draw:layer="layout" svg:width="0.085cm" svg:height="0.624cm" svg:x="6.387cm" svg:y="6.971cm" svg:viewBox="0 0 86 625" svg:d="M86 0c-29 0-57 0-86 0 0 8 0 17 0 25 20 0 40 0 61 0 0 192 0 384 0 575-21 0-41 0-61 0 0 9 0 17 0 25 29 0 57 0 86 0 0-208 0-417 0-625z">
              <text:p/>
            </draw:path>
          </draw:g>
        </draw:g>
        <draw:g>
          <svg:title>TexMaths</svg:title>
          <svg:desc>28§latex§\begin{aligned}
  &amp;\CAR \parallel \TL,\\
  &amp;[L \mapsto \red]
\end{aligned} §svg§600§TRUE§</svg:desc>
          <draw:g>
            <draw:path draw:style-name="gr56" draw:text-style-name="P38" draw:layer="layout" svg:width="0.433cm" svg:height="0.476cm" svg:x="3.432cm" svg:y="10.562cm" svg:viewBox="0 0 434 477" svg:d="M434 15c0-2 0-6 0-8 0-1 0-7-5-7-2 0-6 0-11 7-14 17-28 33-42 49-28-45-67-56-99-56-137 0-277 148-277 301 0 109 69 176 161 176 127 0 200-140 200-172 0-5-7-5-11-5s-7 0-9 5c-34 111-116 152-171 152-56 0-114-36-114-129 0-42 17-145 69-218 45-59 107-89 158-89 69 0 91 63 91 119 0 17-1 38-1 42 0 5 5 5 9 5 7 0 9 0 11-11 14-54 28-107 41-161z">
              <text:p/>
            </draw:path>
            <draw:path draw:style-name="gr56" draw:text-style-name="P38" draw:layer="layout" svg:width="0.417cm" svg:height="0.469cm" svg:x="3.842cm" svg:y="10.554cm" svg:viewBox="0 0 418 470" svg:d="M88 397c-28 49-56 52-81 54-5 0-5 8-7 11 0 2 2 8 7 8 17 0 36-2 55-2s41 2 60 2c3 0 13 0 13-11 0-8-6-8-11-8-4-2-29-2-29-22 0-6 4-15 10-27 15-27 31-54 47-82 50 0 100 0 149 0 3 36 5 72 8 109 0 13-15 22-43 22-8 0-15 0-15 11 0 8 7 8 9 8 25 0 51-2 75-2 25 0 47 2 69 2 4 0 14 0 14-11 0-8-6-8-17-8-34 0-36-5-38-22-9-138-18-275-28-412 0-15-1-17-11-17s-13 6-17 11c-73 129-146 257-219 386zM286 84c5 72 10 144 15 216-46 0-92 0-138 0 41-72 82-144 123-216z">
              <text:p/>
            </draw:path>
            <draw:path draw:style-name="gr56" draw:text-style-name="P38" draw:layer="layout" svg:width="0.432cm" svg:height="0.461cm" svg:x="4.334cm" svg:y="10.577cm" svg:viewBox="0 0 433 462" svg:d="M212 43c5-19 10-21 15-22 4-1 26 0 37 0 43 0 107 0 107 61 0 4-2 64-38 100-20 18-52 35-97 35-23 0-45 0-67 0 14-58 28-116 43-174zM292 225c94-23 139-81 139-128 0-52-51-97-133-97-58 0-116 0-174 0-10 0-17 0-17 11 0 10 5 10 17 10 20 0 39 0 39 11 0 2 0 2-4 11-29 119-59 238-88 358-5 22-9 28-54 28-10 0-17 0-17 11 0 7 7 7 9 7 25 0 51-1 75-1 26 0 53 1 79 1 6 0 13 0 13-11 0-7-6-7-19-7-37 0-37-6-37-12 0-3 0-3 2-13 14-58 28-116 43-174 23 0 47 0 71 0 28 0 62 11 62 58 0 10-2 15-12 53-7 30-9 39-9 52 0 49 39 69 81 69 56 0 75-69 75-75 0-3-1-7-10-7-8 0-9 2-11 11-11 36-30 56-51 56-20 0-22-16-22-37 0-17 2-34 4-51 2-15 5-43 5-58 0-35-22-63-56-76z">
              <text:p/>
            </draw:path>
            <draw:path draw:style-name="gr56" draw:text-style-name="P38" draw:layer="layout" svg:width="0.154cm" svg:height="0.656cm" svg:x="5.066cm" svg:y="10.532cm" svg:viewBox="0 0 155 657" svg:d="M26 22c0-9 0-22-13-22s-13 15-13 24c0 203 0 406 0 609 0 11 0 24 13 24s13-11 13-22c0-204 0-408 0-613zM155 24c0-9 0-24-13-24s-13 13-13 22c0 205 0 409 0 613 0 11 0 22 13 22s13-13 13-24c0-203 0-406 0-609z">
              <text:p/>
            </draw:path>
            <draw:path draw:style-name="gr56" draw:text-style-name="P38" draw:layer="layout" svg:width="0.415cm" svg:height="0.443cm" svg:x="5.605cm" svg:y="10.581cm" svg:viewBox="0 0 416 444" svg:d="M249 43c4-21 9-21 15-22 6 0 22 0 34 0 69 0 84 9 84 48 0 10 0 21-8 60 0 8 0 6 0 10 0 9 6 9 10 9 7 0 9-2 11-15 7-39 14-77 21-116 0-4 0-8 0-10 0-7-6-7-17-7-113 0-225 0-337 0-13 0-15 0-19 11-13 40-26 79-39 118-4 10-4 10-4 11 0 8 9 8 11 8s4 0 8-2c0-2 2-2 7-19 32-93 49-106 135-106 8 0 15 0 23 0 14 0 14 2 14 7s-1 9-3 13c-30 118-59 236-88 354-6 22-12 30-70 30-3 0-7 0-11 0-11 0-17 0-17 11 0 8 8 8 12 8 33 0 67-2 101-2 33 0 69 2 103 2 5 0 15 0 15-13 0-6-8-6-17-6-4 0-8 0-11 0-10 0-30-2-32-2-19-2-23-6-23-13 0-4 0-4 4-13 29-118 59-236 88-354z">
              <text:p/>
            </draw:path>
            <draw:path draw:style-name="gr56" draw:text-style-name="P38" draw:layer="layout" svg:width="0.368cm" svg:height="0.446cm" svg:x="6.002cm" svg:y="10.577cm" svg:viewBox="0 0 369 447" svg:d="M213 49c6-23 10-28 62-28 3 0 5 0 8 0 11 0 18 0 18-14 0-7-7-7-9-7-30 0-62 2-92 2-26 0-54-2-80-2-4 0-13 0-13 11 0 10 5 10 18 10 21 0 38 0 38 11 0 2 0 2-2 11-30 119-60 238-90 358-5 22-9 28-54 28-10 0-17 0-17 11 0 7 6 7 17 7 93 0 187 0 281 0 15 0 15 0 18-11 17-47 34-93 51-140 0-2 1-6 2-10 0-7-8-7-9-7-8 0-8 2-14 15-20 58-48 135-151 135-18 0-35 0-53 0-20 0-20-2-20-8 0-4 2-11 2-15 30-119 60-238 89-357z">
              <text:p/>
            </draw:path>
            <draw:path draw:style-name="gr56" draw:text-style-name="P38" draw:layer="layout" svg:width="0.076cm" svg:height="0.196cm" svg:x="6.431cm" svg:y="10.955cm" svg:viewBox="0 0 77 197" svg:d="M77 69c0-43-17-69-43-69-21 0-34 17-34 36 0 16 13 33 34 33 9 0 17-2 24-7 2-2 1-1 2-2 2 0 2 0 2 9 0 49-23 88-45 111-8 7-8 7-8 9 0 6 4 8 8 8 7 0 60-51 60-128z">
              <text:p/>
            </draw:path>
            <draw:path draw:style-name="gr56" draw:text-style-name="P38" draw:layer="layout" svg:width="0.089cm" svg:height="0.656cm" svg:x="3.411cm" svg:y="11.518cm" svg:viewBox="0 0 90 657" svg:d="M90 657c0-9 0-17 0-26-21 0-43 0-64 0 0-202 0-403 0-605 21 0 43 0 64 0 0-9 0-17 0-26-30 0-60 0-90 0 0 219 0 438 0 657 30 0 60 0 90 0z">
              <text:p/>
            </draw:path>
            <draw:path draw:style-name="gr56" draw:text-style-name="P38" draw:layer="layout" svg:width="0.398cm" svg:height="0.448cm" svg:x="3.54cm" svg:y="11.562cm" svg:viewBox="0 0 399 449" svg:d="M221 52c6-24 7-31 69-31 21 0 26 0 26-14 0-7-7-7-11-7-22 0-75 2-97 2-19 0-68-2-88-2-4 0-11 0-11 13 0 8 5 8 18 8 8 0 13 0 25 1 11 2 17 2 17 10 0 4 0 5-2 13-30 118-59 236-88 354-8 24-8 30-60 30-12 0-19 0-19 13 0 7 7 7 19 7 101 0 203 0 305 0 15 0 15 0 19-11 17-47 35-95 52-142 4-8 4-8 4-10 0-1-3-7-10-7-6 0-5 4-11 15-22 60-50 135-165 135-20 0-41 0-61 0-10 0-10 0-13 0-8-2-10-2-10-8 0-2 0-2 4-15 29-118 59-236 88-354z">
              <text:p/>
            </draw:path>
            <draw:path draw:style-name="gr56" draw:text-style-name="P38" draw:layer="layout" svg:width="0.042cm" svg:height="0.244cm" svg:x="4.182cm" svg:y="11.724cm" svg:viewBox="0 0 43 245" svg:d="M26 135c4 0 17 0 17-13s-13-13-17-13c0-29 0-58 0-87 0-9 0-22-13-22s-13 13-13 22c0 67 0 133 0 199 0 11 0 24 13 24s13-13 13-24c0-29 0-58 0-86z">
              <text:p/>
            </draw:path>
            <draw:path draw:style-name="gr56" draw:text-style-name="P38" draw:layer="layout" svg:width="0.581cm" svg:height="0.342cm" svg:x="4.182cm" svg:y="11.676cm" svg:viewBox="0 0 582 343" svg:d="M511 183c-35 29-54 55-58 64-30 45-35 86-35 88 0 8 7 8 13 8 11 0 11-2 15-14 15-65 54-119 127-149 7-4 9-5 9-10 0-4-3-5-3-7-30-11-109-43-135-154-2-7-2-9-13-9-6 0-13 0-13 7 0 2 5 44 33 87 13 20 32 43 60 63-163 0-326 0-489 0-11 0-22 0-22 13s11 13 22 13c163 0 326 0 489 0z">
              <text:p/>
            </draw:path>
            <draw:path draw:style-name="gr56" draw:text-style-name="P38" draw:layer="layout" svg:width="0.267cm" svg:height="0.297cm" svg:x="5.04cm" svg:y="11.721cm" svg:viewBox="0 0 268 298" svg:d="M116 101c0-2 30-86 86-86 4 0 23 0 36 9-25 6-26 28-26 30 0 10 5 23 24 23 11 0 32-10 32-36 0-34-43-41-66-41-45 0-69 32-78 47-8-34-34-47-55-47-24 0-37 15-48 34-12 28-21 65-21 67 0 6 7 6 9 6 10 0 10 0 13-15 12-45 25-77 45-77 17 0 17 19 17 26 0 10-2 23-3 34-17 65-34 131-51 196 0 4-2 8-2 10 0 7 6 17 19 17 20 0 24-19 26-25 14-57 29-115 43-172z">
              <text:p/>
            </draw:path>
            <draw:path draw:style-name="gr56" draw:text-style-name="P38" draw:layer="layout" svg:width="0.231cm" svg:height="0.297cm" svg:x="5.304cm" svg:y="11.721cm" svg:viewBox="0 0 232 298" svg:d="M82 139c21 0 64-2 96-15 52-21 52-64 52-68 0-30-24-56-67-56-69 0-163 66-163 182 0 59 32 116 94 116 84 0 138-66 138-75 0-4-4-11-9-11-4 0-4 0-10 7-48 62-106 64-118 64-43 0-50-47-50-71 0-27 7-57 11-73 9 0 18 0 26 0zM60 124c30-107 97-109 103-109 26 0 41 17 41 39 0 70-109 70-129 70-5 0-10 0-15 0z">
              <text:p/>
            </draw:path>
            <draw:path draw:style-name="gr56" draw:text-style-name="P38" draw:layer="layout" svg:width="0.295cm" svg:height="0.463cm" svg:x="5.57cm" svg:y="11.554cm" svg:viewBox="0 0 296 464" svg:d="M294 17c2-2 1-5 2-8 0-7-4-9-10-9-1 0-7 2-9 2-22 2-44 4-65 5-8 0-15 2-15 14 0 7 7 7 15 7 31 0 33 6 33 11 0 2-1 8-2 12-12 51-25 102-37 153-11-21-28-37-56-37-73 0-150 99-150 194 0 56 30 103 79 103 24 0 52-13 78-47 8 34 32 47 55 47 24 0 39-17 48-37 12-25 21-62 21-64 0-7-6-7-11-7-8 0-8 2-12 15-9 37-22 78-45 78-16 0-16-17-16-26 0-6 0-15 3-30 32-125 63-251 94-376zM161 376c-4 21-45 73-80 73-32 0-36-39-36-58 0-33 19-110 32-136 17-42 47-73 73-73 5 0 20 0 32 18 7 10 13 30 13 41 0 2 0 6-2 10-11 42-21 83-32 125z">
              <text:p/>
            </draw:path>
            <draw:path draw:style-name="gr56" draw:text-style-name="P38" draw:layer="layout" svg:width="0.089cm" svg:height="0.656cm" svg:x="5.916cm" svg:y="11.518cm" svg:viewBox="0 0 90 657" svg:d="M90 0c-30 0-60 0-90 0 0 9 0 17 0 26 21 0 42 0 64 0 0 202 0 403 0 605-22 0-43 0-64 0 0 9 0 17 0 26 30 0 60 0 90 0 0-219 0-438 0-657z">
              <text:p/>
            </draw:path>
          </draw:g>
        </draw:g>
        <draw:g>
          <svg:title>TexMaths</svg:title>
          <svg:desc>28§latex§\begin{aligned}
  &amp;\begin{multlined}
    (L = \green) \\
      \to \drive.\delta
  \end{multlined}
    \Big\Vert \TL,\\[-1ex]
  &amp;%
   [L \mapsto \green]
\end{aligned} §svg§600§TRUE§</svg:desc>
          <draw:g>
            <draw:path draw:style-name="gr56" draw:text-style-name="P38" draw:layer="layout" svg:width="0.124cm" svg:height="0.54cm" svg:x="11.369cm" svg:y="5.917cm" svg:viewBox="0 0 125 541" svg:d="M125 536c0-1 0-3-9-12-68-68-85-171-85-253 0-94 21-189 88-257 6-6 6-6 6-8 0-4-2-6-5-6-6 0-54 37-86 106-28 59-34 119-34 165 0 42 6 108 35 168 33 67 79 102 85 102 3 0 5-2 5-5z">
              <text:p/>
            </draw:path>
            <draw:path draw:style-name="gr56" draw:text-style-name="P38" draw:layer="layout" svg:width="0.327cm" svg:height="0.367cm" svg:x="11.546cm" svg:y="5.954cm" svg:viewBox="0 0 328 368" svg:d="M182 42c5-20 6-27 57-27 17 0 22 0 22-9 0-6-7-6-10-6-18 0-61 2-80 2-17 0-55-2-72-2-3 0-10 0-10 11 0 4 5 4 14 4 2 0 13 0 22 2 9 1 14 1 14 9 0 2 0 3-2 9-24 98-48 195-72 292-6 21-6 26-50 26-9 0-15 0-15 11 0 4 5 4 15 4 84 0 167 0 250 0 14 0 14 0 17-7 15-39 29-78 43-117 3-7 2-6 3-8 0-3-3-6-7-6-5 0-5 3-9 10-19 51-42 113-136 113-17 0-34 0-51 0-8 0-8 0-12-2-5 0-7 0-7-4 0-2 0-3 3-13 25-97 49-195 73-292z">
              <text:p/>
            </draw:path>
            <draw:path draw:style-name="gr56" draw:text-style-name="P38" draw:layer="layout" svg:width="0.36cm" svg:height="0.125cm" svg:x="12.075cm" svg:y="6.125cm" svg:viewBox="0 0 361 126" svg:d="M342 22c8 0 19 0 19-11s-11-11-19-11c-108 0-216 0-323 0-8 0-19 0-19 11s11 11 19 11c107 0 215 0 323 0zM342 126c8 0 19 0 19-10 0-11-11-11-19-11-108 0-216 0-323 0-8 0-19 0-19 11 0 10 11 10 19 10 107 0 215 0 323 0z">
              <text:p/>
            </draw:path>
            <draw:path draw:style-name="gr56" draw:text-style-name="P38" draw:layer="layout" svg:width="0.233cm" svg:height="0.35cm" svg:x="12.646cm" svg:y="6.083cm" svg:viewBox="0 0 234 351" svg:d="M154 211c-3 15-7 30-11 45-7 28-10 38-26 57-21 26-43 26-51 26-7 0-23 0-38-6 11-5 17-15 17-25 0-7-5-17-19-17-9 0-26 6-26 28s20 32 65 32c57 0 98-37 109-77 20-79 39-158 59-237 1-9 1-9 1-12 0-11-9-14-13-14-7 0-19 4-22 20-8-16-22-31-45-31-61 0-123 80-123 157 0 46 25 82 66 82 28 0 51-22 57-28zM190 69c-9 33-17 66-25 99-5 17-37 60-68 60-29 0-29-42-29-48 0-26 15-89 28-114 12-29 37-54 58-54 33 0 37 45 37 50 0 2-1 5-1 7z">
              <text:p/>
            </draw:path>
            <draw:path draw:style-name="gr56" draw:text-style-name="P38" draw:layer="layout" svg:width="0.22cm" svg:height="0.244cm" svg:x="12.911cm" svg:y="6.083cm" svg:viewBox="0 0 221 245" svg:d="M94 83c2-1 26-71 73-71 3 0 17 0 27 8-18 6-20 23-20 26 0 6 5 17 19 17 11 0 28-8 28-29 0-28-36-34-54-34-37 0-58 28-65 39-6-28-28-39-45-39-20 0-31 12-40 29-9 22-11 36-17 54 0 6 5 6 8 6 7 0 7-1 11-12 9-38 20-65 37-65 13 0 13 16 13 22 0 9-1 18-4 28-14 54-27 108-40 161-2 4-2 7-2 8 0 6 5 14 16 14 15 0 20-15 21-20 11-47 23-95 34-142z">
              <text:p/>
            </draw:path>
            <draw:path draw:style-name="gr56" draw:text-style-name="P38" draw:layer="layout" svg:width="0.19cm" svg:height="0.244cm" svg:x="13.129cm" svg:y="6.083cm" svg:viewBox="0 0 191 245" svg:d="M68 114c17 0 52-1 79-11 43-18 43-52 43-57 0-24-20-46-56-46-57 0-134 55-134 151 0 48 26 94 77 94 70 0 114-54 114-62 0-3-3-9-7-9s-4 2-8 6c-40 51-88 54-97 54-36 0-42-38-42-60 0-20 6-45 9-60 7 0 15 0 22 0zM49 103c23-89 81-91 85-91 22 0 34 14 34 33 0 58-89 58-106 58-4 0-9 0-13 0z">
              <text:p/>
            </draw:path>
            <draw:path draw:style-name="gr56" draw:text-style-name="P38" draw:layer="layout" svg:width="0.19cm" svg:height="0.244cm" svg:x="13.351cm" svg:y="6.083cm" svg:viewBox="0 0 191 245" svg:d="M68 114c15 0 52-1 79-11 41-18 41-52 41-57 0-24-20-46-54-46-57 0-134 55-134 151 0 48 26 94 77 94 70 0 114-54 114-62 0-3-4-9-9-9-2 0-2 2-6 6-40 51-88 54-97 54-36 0-42-38-42-60 0-20 5-45 9-60 7 0 15 0 22 0zM49 103c23-89 79-91 85-91 22 0 34 14 34 33 0 58-89 58-108 58-3 0-7 0-11 0z">
              <text:p/>
            </draw:path>
            <draw:path draw:style-name="gr56" draw:text-style-name="P38" draw:layer="layout" svg:width="0.272cm" svg:height="0.244cm" svg:x="13.582cm" svg:y="6.083cm" svg:viewBox="0 0 273 245" svg:d="M80 145c3-12 6-23 9-36 7-27 7-27 16-43 8-14 32-54 74-54 23 0 25 25 25 36 0 34-25 98-33 120-6 18-8 23-8 34 0 25 16 43 42 43 49 0 68-80 68-83 0-5-5-5-8-5-7 0-7 0-9 9-5 14-19 68-51 68-11 0-11-9-11-17 0-12 5-26 10-40 10-29 32-89 32-120 0-45-29-57-56-57-44 0-71 32-78 43-3-26-22-43-45-43-20 0-31 12-38 29-11 22-13 36-19 54 0 6 6 6 9 6 6 0 8-1 10-12 10-38 20-65 37-65 13 0 13 16 13 22 0 9-1 18-3 28-13 54-26 108-40 161-1 4-1 7-1 8 0 6 3 14 14 14 7 0 17-3 20-14 7-29 14-57 21-86z">
              <text:p/>
            </draw:path>
            <draw:path draw:style-name="gr56" draw:text-style-name="P38" draw:layer="layout" svg:width="0.124cm" svg:height="0.54cm" svg:x="13.915cm" svg:y="5.917cm" svg:viewBox="0 0 125 541" svg:d="M125 271c0-43-6-108-36-169-32-67-78-102-84-102-3 0-5 2-5 6 0 2 0 2 9 12 54 53 85 139 85 253 0 93-20 188-88 256-6 6-6 8-6 9 0 3 2 5 5 5 6 0 54-37 86-105 28-60 34-120 34-165z">
              <text:p/>
            </draw:path>
            <draw:path draw:style-name="gr56" draw:text-style-name="P38" draw:layer="layout" svg:width="0.48cm" svg:height="0.281cm" svg:x="12.351cm" svg:y="6.805cm" svg:viewBox="0 0 481 282" svg:d="M423 153c-31 21-45 44-50 50-24 37-19 49-29 73 0 6 8 6 11 6 9 0 10-1 12-11 12-52 45-98 106-123 7-2 8-4 8-8s-3-4-4-4c-24-10-90-37-110-128-2-6-3-8-12-8-3 0-11 0-11 6 0 2 6 36 28 71 10 17 27 36 51 52-135 0-269 0-403 0-11 0-20 0-20 11 0 12 9 13 20 13 134 0 268 0 403 0z">
              <text:p/>
            </draw:path>
            <draw:path draw:style-name="gr56" draw:text-style-name="P38" draw:layer="layout" svg:width="0.243cm" svg:height="0.38cm" svg:x="13.073cm" svg:y="6.706cm" svg:viewBox="0 0 244 381" svg:d="M242 12c2-1 1-4 2-6 0-4-3-6-8-6-2 0-6 0-8 0-18 2-36 3-54 5-6 0-12 1-12 10 0 7 5 7 12 7 26 0 28 4 28 9 0 1-1 6-2 9-10 42-21 84-32 126-8-15-21-30-45-30-60 0-123 81-123 161 0 47 25 84 65 84 20 0 43-11 65-37 6 26 26 37 44 37 20 0 33-14 40-30 10-21 17-52 17-54 0-4-4-4-9-4-6 0-6 0-9 12-8 29-19 63-37 63-14 0-14-14-14-21 0-3 0-13 3-25 26-103 51-206 77-310zM133 308c-3 17-37 60-67 60-26 0-31-30-31-47 0-27 17-90 28-113 13-34 39-60 60-60 5 0 17 0 27 15 6 10 10 25 10 34 0 3 0 5-1 8-9 34-18 69-26 103z">
              <text:p/>
            </draw:path>
            <draw:path draw:style-name="gr56" draw:text-style-name="P38" draw:layer="layout" svg:width="0.22cm" svg:height="0.244cm" svg:x="13.335cm" svg:y="6.842cm" svg:viewBox="0 0 221 245" svg:d="M96 83c0-1 24-71 71-71 3 0 18 0 29 8-19 6-22 23-22 26 0 6 6 17 20 17 10 0 27-8 27-29 0-28-36-34-53-34-38 0-57 28-66 39-6-28-28-39-45-39-20 0-31 12-38 29-11 22-19 53-19 54 0 6 6 6 9 6 6 0 8-1 10-12 10-38 20-65 37-65 13 0 13 16 13 22 0 8-1 18-3 28-14 54-27 108-41 161 0 4-2 7-2 8 0 6 5 14 16 14 17 0 20-15 21-20 12-47 24-95 36-142z">
              <text:p/>
            </draw:path>
            <draw:path draw:style-name="gr56" draw:text-style-name="P38" draw:layer="layout" svg:width="0.135cm" svg:height="0.36cm" svg:x="13.564cm" svg:y="6.726cm" svg:viewBox="0 0 136 361" svg:d="M136 277c0-4-5-4-10-4-6 0-6 0-9 9-3 15-18 66-49 66-5 0-12 0-12-14 0-15 7-32 13-52 12-31 24-62 36-92 4-16 6-20 6-31 0-30-22-43-42-43-50 0-69 80-69 83 0 6 6 6 9 6 6 0 8-2 10-9 4-19 18-68 50-68 7 0 11 3 11 15 0 13-4 28-9 39-5 15-10 30-15 45-8 18-14 35-21 54-7 20-10 26-10 37 0 21 14 43 41 43 51 0 70-82 70-84zM133 17c0-12-11-17-19-17-11 0-26 11-26 26 0 14 11 17 18 17 11 0 27-9 27-26z">
              <text:p/>
            </draw:path>
            <draw:path draw:style-name="gr56" draw:text-style-name="P38" draw:layer="layout" svg:width="0.221cm" svg:height="0.244cm" svg:x="13.73cm" svg:y="6.842cm" svg:viewBox="0 0 222 245" svg:d="M222 35c0-18-6-35-22-35-12 0-26 12-26 25 0 7 3 10 8 15 12 14 14 31 14 42 0 15-25 151-88 151-29 0-36-26-36-45 0-31 19-79 33-117 3-9 6-17 6-26 0-28-18-45-42-45-49 0-69 80-69 83 0 6 6 6 8 6 7 0 7-1 11-9 4-17 18-68 49-68 6 0 12 2 12 16 0 12-4 27-12 49-17 45-28 79-28 103 0 50 34 65 66 65 91 0 116-196 116-210z">
              <text:p/>
            </draw:path>
            <draw:path draw:style-name="gr56" draw:text-style-name="P38" draw:layer="layout" svg:width="0.19cm" svg:height="0.244cm" svg:x="13.997cm" svg:y="6.842cm" svg:viewBox="0 0 191 245" svg:d="M68 114c15 0 52-1 79-12 41-17 41-53 41-56 0-24-20-46-54-46-57 0-134 55-134 151 0 48 26 94 77 94 70 0 114-54 114-62 0-3-4-9-9-9-2 0-2 2-6 6-40 51-88 53-97 53-36 0-42-37-42-59 0-21 5-45 9-60 7 0 15 0 22 0zM49 102c23-88 79-90 85-90 22 0 34 14 34 33 0 57-89 57-108 57-3 0-7 0-11 0z">
              <text:p/>
            </draw:path>
            <draw:path draw:style-name="gr56" draw:text-style-name="P38" draw:layer="layout" svg:width="0.056cm" svg:height="0.056cm" svg:x="14.271cm" svg:y="7.024cm" svg:viewBox="0 0 57 57" svg:d="M57 29c0-15-12-29-28-29s-29 14-29 29c0 16 13 28 29 28s28-12 28-28z">
              <text:p/>
            </draw:path>
            <draw:path draw:style-name="gr56" draw:text-style-name="P38" draw:layer="layout" svg:width="0.221cm" svg:height="0.39cm" svg:x="14.398cm" svg:y="6.697cm" svg:viewBox="0 0 222 391" svg:d="M120 148c-68 15-120 86-120 153 0 50 35 90 86 90 64 0 108-86 108-160 0-49-21-77-40-100-20-25-52-66-52-89 0-13 11-25 31-25 15 0 26 6 38 14 11 6 22 14 29 14 14 0 22-13 22-22 0-12-9-14-28-18-27-5-35-5-44-5-42 0-62 23-62 55 0 30 15 59 32 93zM126 160c14 25 31 54 31 93 0 35-21 126-71 126-30 0-52-23-52-65 0-33 20-135 92-154z">
              <text:p/>
            </draw:path>
            <draw:path draw:style-name="gr56" draw:text-style-name="P38" draw:layer="layout" svg:width="0.142cm" svg:height="0.346cm" svg:x="14.716cm" svg:y="6.074cm" svg:viewBox="0 0 143 347" svg:d="M0 327c0 9 0 20 11 20 12 0 12-11 12-20 0-102 0-205 0-307 0-9 0-20-12-20-11 0-11 11-11 20 0 102 0 205 0 307zM120 327c0 9 0 20 11 20 12 0 12-11 12-20 0-102 0-205 0-307 0-9 0-20-12-20-11 0-11 11-11 20 0 102 0 205 0 307z">
              <text:p/>
            </draw:path>
            <draw:path draw:style-name="gr56" draw:text-style-name="P38" draw:layer="layout" svg:width="0.142cm" svg:height="0.347cm" svg:x="14.716cm" svg:y="6.398cm" svg:viewBox="0 0 143 348" svg:d="M0 328c0 8 0 20 11 20 12 0 12-10 12-20 0-102 0-205 0-308 0-8 0-20-12-20-11 0-11 11-11 20 0 103 0 206 0 308zM120 328c0 8 0 20 11 20 12 0 12-10 12-20 0-102 0-205 0-308 0-8 0-20-12-20-11 0-11 11-11 20 0 103 0 206 0 308z">
              <text:p/>
            </draw:path>
            <draw:path draw:style-name="gr56" draw:text-style-name="P38" draw:layer="layout" svg:width="0.142cm" svg:height="0.347cm" svg:x="14.716cm" svg:y="6.723cm" svg:viewBox="0 0 143 348" svg:d="M0 328c0 8 0 20 11 20 12 0 12-10 12-20 0-102 0-205 0-308 0-9 0-20-12-20-11 0-11 11-11 20 0 103 0 206 0 308zM120 328c0 8 0 20 11 20 12 0 12-10 12-20 0-102 0-205 0-308 0-9 0-20-12-20-11 0-11 11-11 20 0 103 0 206 0 308z">
              <text:p/>
            </draw:path>
            <draw:path draw:style-name="gr56" draw:text-style-name="P38" draw:layer="layout" svg:width="0.341cm" svg:height="0.366cm" svg:x="15.032cm" svg:y="6.341cm" svg:viewBox="0 0 342 367" svg:d="M205 35c3-15 8-17 12-17 5-1 19-1 28-1 57 0 70 8 70 42 0 6 0 17-7 47 0 7 0 8 0 10 0 6 5 6 8 6 6 0 8-2 9-11 6-32 12-65 17-97 0-3 0-5 0-8 0-6-4-6-14-6-92 0-185 0-277 0-11 0-12 0-16 9-10 33-21 65-32 97-3 8-2 7-3 10 0 6 8 6 9 6 2 0 3 0 6-2 0-1 2-1 7-15 26-77 40-88 111-88 6 0 12 0 18 0 12 0 12 2 12 6s-1 8-3 12c-24 97-48 194-72 290-5 20-9 25-57 25-3 0-6 0-9 0-10 0-14 0-14 11 0 6 6 6 9 6 28 0 55-2 83-2s57 2 85 2c5 0 12 0 12-11 0-6-6-6-13-6-3 0-6 0-8 0-9 0-26-2-28-2-15-1-18-3-18-10 0-2 0-4 3-11 24-97 48-194 72-292z">
              <text:p/>
            </draw:path>
            <draw:path draw:style-name="gr56" draw:text-style-name="P38" draw:layer="layout" svg:width="0.304cm" svg:height="0.369cm" svg:x="15.359cm" svg:y="6.338cm" svg:viewBox="0 0 305 370" svg:d="M176 42c4-20 8-25 52-25 2 0 3 0 5 0 9 0 15 0 15-11 0-6-6-6-7-6-25 0-51 2-76 2-22 0-45-2-66-2-3 0-11 0-11 11 0 6 5 6 15 6 17 0 31 0 31 9 0 2 0 3-1 11-25 98-50 195-74 293-3 18-8 23-44 23-9 0-15 0-15 11 0 6 5 6 14 6 77 0 154 0 231 0 13 0 13 0 16-9 14-39 27-78 41-117 1-3 3-7 3-8 0-6-7-6-9-6-6 0-6 1-11 12-17 48-40 111-125 111-14 0-28 0-43 0-17 0-17-2-17-5 0-4 2-9 2-12 24-98 49-196 74-294z">
              <text:p/>
            </draw:path>
            <draw:path draw:style-name="gr56" draw:text-style-name="P38" draw:layer="layout" svg:width="0.062cm" svg:height="0.161cm" svg:x="15.712cm" svg:y="6.651cm" svg:viewBox="0 0 63 162" svg:d="M63 57c0-37-14-57-34-57-18 0-29 12-29 28 0 15 11 29 29 29 6 0 13-2 19-8 1 0 1-1 3-1 0 3 0 1 0 9 0 40-19 72-37 89-6 6-5 8-5 10 0 3 2 6 5 6 6 0 49-42 49-105z">
              <text:p/>
            </draw:path>
            <draw:path draw:style-name="gr56" draw:text-style-name="P38" draw:layer="layout" svg:width="0.075cm" svg:height="0.54cm" svg:x="11.378cm" svg:y="7.309cm" svg:viewBox="0 0 76 541" svg:d="M76 541c0-7 0-14 0-22-18 0-35 0-53 0 0-166 0-331 0-497 18 0 35 0 53 0 0-8 0-15 0-22-26 0-51 0-76 0 0 180 0 361 0 541 25 0 50 0 76 0z">
              <text:p/>
            </draw:path>
            <draw:path draw:style-name="gr56" draw:text-style-name="P38" draw:layer="layout" svg:width="0.327cm" svg:height="0.369cm" svg:x="11.486cm" svg:y="7.344cm" svg:viewBox="0 0 328 370" svg:d="M182 43c5-20 6-26 57-26 17 0 22 0 22-11 0-6-7-6-10-6-18 0-61 2-80 2-17 0-55-2-72-2-3 0-10 0-10 11 0 6 5 6 14 6 2 0 13 0 22 1 9 2 14 2 14 8 0 3 0 5-2 11-24 97-48 194-72 291-6 20-6 25-50 25-9 0-15 0-15 11 0 6 5 6 15 6 84 0 167 0 250 0 14 0 14 0 17-9 15-39 29-78 43-117 3-7 3-7 3-8 0-2-3-5-7-5-5 0-5 2-9 11-19 49-42 111-136 111-17 0-34 0-51 0-8 0-9 0-12 0-5 0-7-2-7-6 0-2 0-2 3-13 25-97 49-194 73-291z">
              <text:p/>
            </draw:path>
            <draw:path draw:style-name="gr56" draw:text-style-name="P38" draw:layer="layout" svg:width="0.036cm" svg:height="0.201cm" svg:x="12.015cm" svg:y="7.478cm" svg:viewBox="0 0 37 202" svg:d="M22 111c3 0 15 0 15-11s-12-11-15-11c0-23 0-47 0-71 0-7 0-18-11-18s-11 11-11 18c0 55 0 109 0 164 0 9 0 20 11 20s11-11 11-20c0-24 0-47 0-71z">
              <text:p/>
            </draw:path>
            <draw:path draw:style-name="gr56" draw:text-style-name="P38" draw:layer="layout" svg:width="0.48cm" svg:height="0.281cm" svg:x="12.015cm" svg:y="7.438cm" svg:viewBox="0 0 481 282" svg:d="M421 151c-29 23-43 46-48 52-24 37-29 71-29 73 0 6 6 6 11 6 9 0 9-1 12-11 12-52 45-98 105-123 8-2 9-4 9-8s-4-4-4-6c-25-8-90-35-112-126-1-6-1-8-10-8-5 0-11 0-11 6 0 2 5 36 28 71 10 17 26 36 49 52-134 0-268 0-402 0-10 0-19 0-19 11s9 11 19 11c134 0 268 0 402 0z">
              <text:p/>
            </draw:path>
            <draw:path draw:style-name="gr56" draw:text-style-name="P38" draw:layer="layout" svg:width="0.233cm" svg:height="0.349cm" svg:x="12.706cm" svg:y="7.475cm" svg:viewBox="0 0 234 350" svg:d="M154 211c-3 15-7 30-11 45-7 28-10 38-26 57-21 25-43 25-51 25-7 0-23 0-38-5 11-5 17-17 17-26 0-6-5-17-19-17-9 0-26 7-26 29s20 31 65 31c57 0 98-36 109-77 20-79 39-158 59-238 1-7 1-9 1-10 0-11-9-14-13-14-7 0-19 4-22 20-8-16-22-31-45-31-61 0-123 80-123 156 0 46 25 83 66 83 28 0 51-22 57-28zM190 69c-9 33-17 66-25 99-5 17-37 59-68 59-29 0-29-41-29-47 0-26 15-89 28-115 12-30 37-53 58-53 33 0 37 45 37 50 0 2-1 5-1 7z">
              <text:p/>
            </draw:path>
            <draw:path draw:style-name="gr56" draw:text-style-name="P38" draw:layer="layout" svg:width="0.22cm" svg:height="0.244cm" svg:x="12.971cm" svg:y="7.475cm" svg:viewBox="0 0 221 245" svg:d="M94 83c2-1 26-71 73-71 3 0 17 0 27 8-18 5-20 23-20 25 0 7 5 18 19 18 11 0 28-8 28-29 0-28-36-34-54-34-37 0-58 26-65 39-6-28-28-39-45-39-20 0-31 12-40 29-9 22-17 53-17 54 0 6 6 6 8 6 7 0 7-1 11-13 9-37 20-64 37-64 13 0 13 16 13 22 0 8-1 18-3 28-14 54-27 108-41 161-2 4-2 7-2 8 0 6 5 14 16 14 15 0 20-15 21-20 11-47 23-95 34-142z">
              <text:p/>
            </draw:path>
            <draw:path draw:style-name="gr56" draw:text-style-name="P38" draw:layer="layout" svg:width="0.19cm" svg:height="0.244cm" svg:x="13.189cm" svg:y="7.475cm" svg:viewBox="0 0 191 245" svg:d="M68 114c17 0 52-1 79-12 43-17 43-53 43-56 0-24-20-46-56-46-57 0-134 54-134 151 0 48 26 94 77 94 70 0 114-54 114-62 0-3-3-9-7-9s-4 0-8 6c-40 51-88 53-97 53-36 0-42-39-42-59 0-21 6-45 9-60 7 0 15 0 22 0zM49 102c25-88 81-90 85-90 22 0 34 14 34 33 0 57-89 57-106 57-4 0-9 0-13 0z">
              <text:p/>
            </draw:path>
            <draw:path draw:style-name="gr56" draw:text-style-name="P38" draw:layer="layout" svg:width="0.19cm" svg:height="0.244cm" svg:x="13.411cm" svg:y="7.475cm" svg:viewBox="0 0 191 245" svg:d="M68 114c15 0 52-1 79-12 41-17 41-53 41-56 0-24-20-46-54-46-57 0-134 54-134 151 0 48 26 94 77 94 70 0 114-54 114-62 0-3-4-9-9-9-2 0-2 0-6 6-40 51-88 53-97 53-36 0-42-39-42-59 0-21 5-45 9-60 7 0 15 0 22 0zM49 102c23-88 79-90 85-90 22 0 34 14 34 33 0 57-89 57-108 57-3 0-7 0-11 0z">
              <text:p/>
            </draw:path>
            <draw:path draw:style-name="gr56" draw:text-style-name="P38" draw:layer="layout" svg:width="0.272cm" svg:height="0.244cm" svg:x="13.642cm" svg:y="7.475cm" svg:viewBox="0 0 273 245" svg:d="M80 145c3-12 6-23 9-36 7-27 7-27 16-44 8-13 32-53 74-53 23 0 25 23 25 36 0 34-25 97-33 118-6 19-8 25-8 36 0 23 16 43 42 43 49 0 68-80 68-83 0-6-5-6-8-6-7 0-7 1-9 9-5 15-19 68-51 68-11 0-11-8-11-16 0-14 5-27 10-40 10-29 32-89 32-122 0-43-29-55-56-55-44 0-71 32-77 43-4-28-23-43-46-43-20 0-31 12-38 29-11 22-19 53-19 54 0 6 6 6 9 6 6 0 8-1 10-13 10-37 20-64 37-64 13 0 13 16 13 22 0 8-1 18-3 28-13 54-26 108-40 161-1 4-1 7-1 8 0 6 3 14 14 14 7 0 17-3 20-14 7-29 14-57 21-86z">
              <text:p/>
            </draw:path>
            <draw:path draw:style-name="gr56" draw:text-style-name="P38" draw:layer="layout" svg:width="0.073cm" svg:height="0.54cm" svg:x="13.957cm" svg:y="7.309cm" svg:viewBox="0 0 74 541" svg:d="M74 0c-25 0-49 0-74 0 0 7 0 14 0 22 17 0 35 0 52 0 0 166 0 331 0 497-17 0-35 0-52 0 0 8 0 15 0 22 25 0 49 0 74 0 0-180 0-361 0-541z">
              <text:p/>
            </draw:path>
          </draw:g>
        </draw:g>
        <draw:g>
          <svg:title>TexMaths</svg:title>
          <svg:desc>28§latex§\begin{aligned}
  &amp;\begin{multlined}
    (L = \green) \\
      \to \drive.\delta
  \end{multlined}
    \Big\Vert \TL,\\[-1ex]
  &amp;%
   [L \mapsto \red]
\end{aligned} §svg§600§TRUE§</svg:desc>
          <draw:g>
            <draw:path draw:style-name="gr56" draw:text-style-name="P38" draw:layer="layout" svg:width="0.119cm" svg:height="0.52cm" svg:x="11.37cm" svg:y="10.319cm" svg:viewBox="0 0 120 521" svg:d="M120 517c0-2 0-3-9-12-65-65-81-165-81-244 0-90 21-182 84-248 6-6 6-6 6-7 0-5-1-6-4-6-6 0-52 36-83 102-27 57-33 115-33 159 0 41 6 104 34 162 31 64 76 98 82 98 3 0 4-1 4-4z">
              <text:p/>
            </draw:path>
            <draw:path draw:style-name="gr56" draw:text-style-name="P38" draw:layer="layout" svg:width="0.316cm" svg:height="0.354cm" svg:x="11.541cm" svg:y="10.355cm" svg:viewBox="0 0 317 355" svg:d="M175 40c5-19 6-25 55-25 17 0 21 0 21-9 0-6-6-6-9-6-18 0-59 1-77 1-16 0-54-1-70-1-3 0-9 0-9 10 0 5 5 5 14 5 1 0 11 0 20 1 9 2 14 2 14 9 0 2 0 3-2 9-23 94-46 187-70 281-6 21-6 25-47 25-9 0-15 0-15 11 0 4 4 4 15 4 80 0 160 0 241 0 13 0 13 0 16-7 14-38 28-76 42-113 3-6 2-5 3-8 0-3-3-6-8-6-4 0-4 3-9 11-18 49-40 108-131 108-16 0-32 0-49 0-7 0-7 0-12-1-4 0-5 0-5-5 0-1 0-3 3-12 23-94 46-188 69-282z">
              <text:p/>
            </draw:path>
            <draw:path draw:style-name="gr56" draw:text-style-name="P38" draw:layer="layout" svg:width="0.347cm" svg:height="0.121cm" svg:x="12.051cm" svg:y="10.52cm" svg:viewBox="0 0 348 122" svg:d="M330 21c7 0 18 0 18-11 0-10-11-10-18-10-104 0-208 0-312 0-8 0-18 0-18 10 0 11 10 11 18 11 104 0 208 0 312 0zM330 122c7 0 18 0 18-11 0-10-11-10-18-10-104 0-208 0-312 0-8 0-18 0-18 10 0 11 10 11 18 11 104 0 208 0 312 0z">
              <text:p/>
            </draw:path>
            <draw:path draw:style-name="gr56" draw:text-style-name="P38" draw:layer="layout" svg:width="0.225cm" svg:height="0.338cm" svg:x="12.601cm" svg:y="10.479cm" svg:viewBox="0 0 226 339" svg:d="M149 203c-4 15-7 29-11 44-7 26-10 37-25 55-21 25-42 25-49 25-8 0-22 0-37-6 10-5 16-15 16-24 0-7-4-16-18-16-9 0-25 6-25 26 0 21 19 32 62 32 55 0 96-36 106-75 19-76 38-152 56-228 2-9 2-9 2-12 0-11-9-14-13-14-6 0-18 5-21 20-8-15-21-30-43-30-60 0-119 77-119 152 0 44 24 78 64 78 26 0 49-21 55-27zM183 67c-8 32-16 63-24 95-4 16-36 58-65 58s-29-40-29-46c0-25 15-86 27-110 12-28 36-52 57-52 31 0 35 43 35 47 0 3-1 5-1 8z">
              <text:p/>
            </draw:path>
            <draw:path draw:style-name="gr56" draw:text-style-name="P38" draw:layer="layout" svg:width="0.212cm" svg:height="0.235cm" svg:x="12.856cm" svg:y="10.479cm" svg:viewBox="0 0 213 236" svg:d="M91 80c1-1 25-68 70-68 2 0 16 0 26 7-18 6-19 23-19 26 0 6 4 16 18 16 10 0 27-8 27-28 0-27-35-33-52-33-36 0-55 27-63 37-6-27-27-37-43-37-19 0-30 12-39 28-9 21-11 35-16 52 0 6 4 6 7 6 8 0 8-1 11-12 9-37 19-62 36-62 13 0 13 15 13 21 0 9-2 18-5 26-12 52-25 104-38 156-2 3-2 6-2 8 0 6 5 13 15 13 15 0 19-15 21-19 11-46 22-91 33-137z">
              <text:p/>
            </draw:path>
            <draw:path draw:style-name="gr56" draw:text-style-name="P38" draw:layer="layout" svg:width="0.183cm" svg:height="0.235cm" svg:x="13.066cm" svg:y="10.479cm" svg:viewBox="0 0 184 236" svg:d="M65 110c17 0 51-2 76-10 42-18 42-51 42-55 0-24-20-45-54-45-55 0-129 53-129 146 0 46 25 90 74 90 67 0 110-52 110-59 0-3-3-9-7-9-3 0-3 1-8 6-38 49-84 52-93 52-34 0-40-37-40-58 0-19 6-43 9-58 7 0 13 0 20 0zM48 100c22-87 77-88 81-88 21 0 33 13 33 31 0 57-86 57-103 57-4 0-7 0-11 0z">
              <text:p/>
            </draw:path>
            <draw:path draw:style-name="gr56" draw:text-style-name="P38" draw:layer="layout" svg:width="0.183cm" svg:height="0.235cm" svg:x="13.28cm" svg:y="10.479cm" svg:viewBox="0 0 184 236" svg:d="M65 110c15 0 51-2 76-10 40-18 40-51 40-55 0-24-19-45-52-45-55 0-129 53-129 146 0 46 25 90 74 90 67 0 110-52 110-59 0-3-4-9-9-9-1 0-1 1-6 6-38 49-84 52-93 52-34 0-40-37-40-58 0-19 4-43 9-58 7 0 13 0 20 0zM48 100c22-87 75-88 81-88 21 0 33 13 33 31 0 57-86 57-104 57-4 0-7 0-10 0z">
              <text:p/>
            </draw:path>
            <draw:path draw:style-name="gr56" draw:text-style-name="P38" draw:layer="layout" svg:width="0.262cm" svg:height="0.235cm" svg:x="13.503cm" svg:y="10.479cm" svg:viewBox="0 0 263 236" svg:d="M77 140c3-12 6-23 9-35 6-26 6-26 15-41 7-13 31-52 71-52 23 0 24 24 24 34 0 33-24 95-31 116-6 18-7 22-7 33 0 23 14 41 40 41 47 0 65-77 65-80 0-4-4-4-7-4-8 0-8 0-9 8-5 14-18 66-49 66-11 0-11-9-11-17 0-11 5-25 9-38 11-28 31-86 31-116 0-43-28-55-53-55-43 0-68 31-76 42-3-26-21-42-43-42-19 0-30 12-37 28-11 21-12 35-18 52 0 6 6 6 9 6 6 0 7-1 9-12 10-37 19-62 36-62 13 0 13 15 13 21 0 9-2 18-3 26-13 52-26 104-39 156-1 3-1 6-1 8 0 6 3 13 13 13 8 0 17-3 19-13 7-28 14-56 21-83z">
              <text:p/>
            </draw:path>
            <draw:path draw:style-name="gr56" draw:text-style-name="P38" draw:layer="layout" svg:width="0.119cm" svg:height="0.52cm" svg:x="13.824cm" svg:y="10.319cm" svg:viewBox="0 0 120 521" svg:d="M120 261c0-41-6-104-34-163-31-64-76-98-82-98-3 0-4 1-4 6 0 1 0 1 9 12 52 50 82 134 82 243 0 90-20 182-85 247-6 6-6 7-6 9 0 3 1 4 4 4 6 0 52-35 84-101 26-58 32-116 32-159z">
              <text:p/>
            </draw:path>
            <draw:path draw:style-name="gr56" draw:text-style-name="P38" draw:layer="layout" svg:width="0.463cm" svg:height="0.271cm" svg:x="12.317cm" svg:y="11.175cm" svg:viewBox="0 0 464 272" svg:d="M407 147c-30 21-43 43-47 49-24 36-19 47-29 70 0 6 8 6 11 6 9 0 10-2 12-11 12-50 43-95 102-118 6-2 8-4 8-8s-3-4-5-4c-22-9-86-36-105-124-2-6-3-7-12-7-3 0-11 0-11 6 0 1 6 34 27 68 11 17 27 34 49 51-129 0-258 0-388 0-10 0-19-1-19 10s9 12 19 12c130 0 259 0 388 0z">
              <text:p/>
            </draw:path>
            <draw:path draw:style-name="gr56" draw:text-style-name="P38" draw:layer="layout" svg:width="0.234cm" svg:height="0.366cm" svg:x="13.012cm" svg:y="11.079cm" svg:viewBox="0 0 235 367" svg:d="M233 12c2-2 1-4 2-6 0-5-3-6-8-6-1 0-6 0-7 0-17 1-35 3-52 4-6 0-12 2-12 11 0 6 5 6 12 6 25 0 27 4 27 9 0 1-1 6-2 9-10 40-21 81-31 121-7-14-21-29-43-29-58 0-119 78-119 156 0 44 24 80 62 80 20 0 42-11 63-36 6 25 25 36 43 36 19 0 31-13 39-28 8-21 16-51 16-52 0-5-5-5-9-5-6 0-6 0-9 12-7 28-18 61-36 61-13 0-13-13-13-21 0-3 0-12 3-24 25-99 50-199 74-298zM128 297c-3 16-36 58-64 58-25 0-30-30-30-46 0-25 17-86 27-108 12-33 37-58 58-58 4 0 16 0 25 14 6 9 11 24 11 33 0 3 0 5-2 8-8 33-17 66-25 99z">
              <text:p/>
            </draw:path>
            <draw:path draw:style-name="gr56" draw:text-style-name="P38" draw:layer="layout" svg:width="0.212cm" svg:height="0.235cm" svg:x="13.265cm" svg:y="11.21cm" svg:viewBox="0 0 213 236" svg:d="M92 80c0-1 24-68 69-68 2 0 17 0 28 7-18 6-21 23-21 26 0 6 6 16 19 16 9 0 26-8 26-28 0-27-35-33-51-33-37 0-55 27-64 37-6-27-27-37-43-37-19 0-30 12-37 28-11 21-18 51-18 52 0 6 6 6 9 6 6 0 7-1 9-12 10-37 19-62 36-62 13 0 13 15 13 21 0 7-2 18-3 26-13 52-27 104-40 156 0 3-2 6-2 8 0 6 5 13 15 13 17 0 19-15 21-19 11-46 23-91 34-137z">
              <text:p/>
            </draw:path>
            <draw:path draw:style-name="gr56" draw:text-style-name="P38" draw:layer="layout" svg:width="0.13cm" svg:height="0.347cm" svg:x="13.485cm" svg:y="11.099cm" svg:viewBox="0 0 131 348" svg:d="M131 267c0-4-5-4-9-4-6 0-6 0-9 9-3 15-18 64-48 64-4 0-11 0-11-14 0-15 7-31 13-50 11-30 23-60 34-89 5-15 6-20 6-30 0-28-21-42-40-42-49 0-67 78-67 81 0 6 6 6 9 6 6 0 7-2 9-9 4-18 18-66 49-66 6 0 10 3 10 15s-4 27-9 37c-5 15-10 29-14 43-8 18-14 35-20 52-7 20-10 26-10 36 0 21 13 42 40 42 49 0 67-79 67-81zM128 16c0-12-11-16-18-16-10 0-25 10-25 25 0 14 10 17 18 17 10 0 25-9 25-26z">
              <text:p/>
            </draw:path>
            <draw:path draw:style-name="gr56" draw:text-style-name="P38" draw:layer="layout" svg:width="0.213cm" svg:height="0.235cm" svg:x="13.645cm" svg:y="11.21cm" svg:viewBox="0 0 214 236" svg:d="M214 34c0-18-6-34-21-34-12 0-25 12-25 24 0 7 3 10 7 15 12 13 14 29 14 40 0 15-24 145-85 145-28 0-34-25-34-43 0-29 18-76 31-113 3-9 6-16 6-25 0-27-18-43-40-43-48 0-67 77-67 80 0 6 6 6 7 6 8 0 8-1 11-9 4-16 18-65 47-65 6 0 12 1 12 15 0 12-4 26-12 47-16 43-26 76-26 100 0 47 32 62 64 62 87 0 111-188 111-202z">
              <text:p/>
            </draw:path>
            <draw:path draw:style-name="gr56" draw:text-style-name="P38" draw:layer="layout" svg:width="0.183cm" svg:height="0.235cm" svg:x="13.902cm" svg:y="11.21cm" svg:viewBox="0 0 184 236" svg:d="M65 110c15 0 51-2 76-12 40-16 40-50 40-53 0-24-19-45-52-45-55 0-129 53-129 146 0 46 25 90 74 90 67 0 110-52 110-59 0-3-4-9-9-9-1 0-1 1-6 6-38 49-84 50-93 50-34 0-40-35-40-56s4-43 9-58c7 0 13 0 20 0zM48 98c22-85 75-86 81-86 21 0 33 13 33 31 0 55-86 55-104 55-4 0-7 0-10 0z">
              <text:p/>
            </draw:path>
            <draw:path draw:style-name="gr56" draw:text-style-name="P38" draw:layer="layout" svg:width="0.054cm" svg:height="0.054cm" svg:x="14.167cm" svg:y="11.385cm" svg:viewBox="0 0 55 55" svg:d="M55 28c0-15-11-28-27-28-15 0-28 13-28 28s13 27 28 27c16 0 27-12 27-27z">
              <text:p/>
            </draw:path>
            <draw:path draw:style-name="gr56" draw:text-style-name="P38" draw:layer="layout" svg:width="0.213cm" svg:height="0.376cm" svg:x="14.289cm" svg:y="11.071cm" svg:viewBox="0 0 214 377" svg:d="M116 143c-65 14-116 83-116 147 0 49 34 87 83 87 61 0 104-83 104-154 0-48-21-74-38-97-20-24-51-64-51-86 0-12 10-24 30-24 15 0 25 6 37 14 10 6 21 13 28 13 14 0 21-12 21-21 0-12-9-13-27-18-26-4-34-4-43-4-40 0-59 22-59 53 0 29 15 57 31 90zM122 154c13 24 30 52 30 90 0 34-21 121-69 121-29 0-50-22-50-62 0-33 19-131 89-149z">
              <text:p/>
            </draw:path>
            <draw:path draw:style-name="gr56" draw:text-style-name="P38" draw:layer="layout" svg:width="0.137cm" svg:height="0.333cm" svg:x="14.595cm" svg:y="10.471cm" svg:viewBox="0 0 138 334" svg:d="M0 315c0 9 0 19 10 19 12 0 12-10 12-19 0-99 0-197 0-296 0-9 0-19-12-19-10 0-10 10-10 19 0 99 0 197 0 296zM116 315c0 9 0 19 10 19 12 0 12-10 12-19 0-99 0-197 0-296 0-9 0-19-12-19-10 0-10 10-10 19 0 99 0 197 0 296z">
              <text:p/>
            </draw:path>
            <draw:path draw:style-name="gr56" draw:text-style-name="P38" draw:layer="layout" svg:width="0.137cm" svg:height="0.335cm" svg:x="14.595cm" svg:y="10.782cm" svg:viewBox="0 0 138 336" svg:d="M0 316c0 8 0 20 10 20 12 0 12-11 12-20 0-99 0-198 0-297 0-7 0-19-12-19-10 0-10 10-10 19 0 99 0 198 0 297zM116 316c0 8 0 20 10 20 12 0 12-11 12-20 0-99 0-198 0-297 0-7 0-19-12-19-10 0-10 10-10 19 0 99 0 198 0 297z">
              <text:p/>
            </draw:path>
            <draw:path draw:style-name="gr56" draw:text-style-name="P38" draw:layer="layout" svg:width="0.137cm" svg:height="0.335cm" svg:x="14.595cm" svg:y="11.096cm" svg:viewBox="0 0 138 336" svg:d="M0 316c0 8 0 20 10 20 12 0 12-11 12-20 0-99 0-198 0-297 0-9 0-19-12-19-10 0-10 10-10 19 0 99 0 198 0 297zM116 316c0 8 0 20 10 20 12 0 12-11 12-20 0-99 0-198 0-297 0-9 0-19-12-19-10 0-10 10-10 19 0 99 0 198 0 297z">
              <text:p/>
            </draw:path>
            <draw:path draw:style-name="gr56" draw:text-style-name="P38" draw:layer="layout" svg:width="0.329cm" svg:height="0.353cm" svg:x="14.9cm" svg:y="10.727cm" svg:viewBox="0 0 330 354" svg:d="M198 34c3-15 7-16 12-16 4-2 17-2 26-2 55 0 67 8 67 40 0 6 0 17-6 46 0 6 0 8 0 9 0 6 5 6 8 6 6 0 7-1 9-10 5-31 10-62 16-94 0-3 0-4 0-7 0-6-5-6-13-6-90 0-179 0-268 0-10 0-12 0-15 9-10 31-21 62-31 93-3 8-2 6-3 9 0 6 7 6 9 6 1 0 3 0 6-1 0-2 1-2 6-15 25-74 38-85 107-85 6 0 12 0 18 0 12 0 12 3 12 6 0 4-2 8-3 12-24 93-47 186-70 279-5 20-9 24-55 24-3 0-6 0-9 0-9 0-14 0-14 11 0 6 6 6 9 6 27 0 54-2 81-2 26 0 55 2 81 2 5 0 12 0 12-11 0-6-6-6-13-6-3 0-5 0-8 0-8 0-25-1-26-1-15-2-18-3-18-11 0-1 0-3 3-10 23-94 46-187 70-281z">
              <text:p/>
            </draw:path>
            <draw:path draw:style-name="gr56" draw:text-style-name="P38" draw:layer="layout" svg:width="0.293cm" svg:height="0.355cm" svg:x="15.215cm" svg:y="10.724cm" svg:viewBox="0 0 294 356" svg:d="M169 40c5-19 8-24 51-24 1 0 3 0 4 0 9 0 15 0 15-10 0-6-6-6-7-6-24 0-49 1-73 1-21 0-43-1-64-1-3 0-10 0-10 10 0 6 4 6 15 6 16 0 29 0 29 9 0 2 0 3-1 11-24 94-48 188-72 282-2 18-7 22-41 22-9 0-15 0-15 11 0 5 4 5 13 5 75 0 149 0 223 0 12 0 12 0 15-8 14-38 27-76 40-113 1-3 3-6 3-8 0-6-7-6-9-6-6 0-6 2-10 12-16 46-39 107-120 107-14 0-28 0-42 0-16 0-16-1-16-4 0-5 1-9 1-12 24-95 48-189 71-284z">
              <text:p/>
            </draw:path>
            <draw:path draw:style-name="gr56" draw:text-style-name="P38" draw:layer="layout" svg:width="0.06cm" svg:height="0.155cm" svg:x="15.555cm" svg:y="11.026cm" svg:viewBox="0 0 61 156" svg:d="M61 55c0-36-13-55-33-55-18 0-28 12-28 27s10 28 28 28c6 0 12-2 18-7 2 0 2-2 3-2 0 3 0 2 0 9 0 39-19 69-36 86-5 5-4 8-4 9 0 3 1 6 4 6 6 0 48-40 48-101z">
              <text:p/>
            </draw:path>
            <draw:path draw:style-name="gr56" draw:text-style-name="P38" draw:layer="layout" svg:width="0.072cm" svg:height="0.52cm" svg:x="11.379cm" svg:y="11.66cm" svg:viewBox="0 0 73 521" svg:d="M73 521c0-7 0-14 0-20-17 0-34 0-51 0 0-160 0-320 0-480 17 0 34 0 51 0 0-7 0-14 0-21-24 0-49 0-73 0 0 174 0 348 0 521 24 0 49 0 73 0z">
              <text:p/>
            </draw:path>
            <draw:path draw:style-name="gr56" draw:text-style-name="P38" draw:layer="layout" svg:width="0.316cm" svg:height="0.355cm" svg:x="11.483cm" svg:y="11.694cm" svg:viewBox="0 0 317 356" svg:d="M175 42c5-20 6-26 55-26 17 0 21 0 21-10 0-6-6-6-9-6-18 0-59 1-77 1-16 0-54-1-70-1-3 0-9 0-9 10 0 6 5 6 14 6 1 0 11 0 20 2 9 1 14 1 14 7 0 3 0 5-2 11-23 93-46 187-70 280-6 20-6 24-47 24-9 0-15 0-15 11 0 5 4 5 15 5 80 0 160 0 241 0 13 0 13 0 16-8 14-38 28-76 42-113 3-6 3-6 3-8 0-1-3-4-8-4-4 0-4 1-9 10-18 48-40 107-131 107-16 0-32 0-49 0-7 0-9 0-12 0-4 0-5-1-5-6 0-1 0-1 3-12 23-93 46-187 69-280z">
              <text:p/>
            </draw:path>
            <draw:path draw:style-name="gr56" draw:text-style-name="P38" draw:layer="layout" svg:width="0.035cm" svg:height="0.194cm" svg:x="11.993cm" svg:y="11.824cm" svg:viewBox="0 0 36 195" svg:d="M21 107c3 0 15 0 15-10 0-11-12-11-15-11 0-23 0-45 0-68 0-8 0-18-11-18-10 0-10 10-10 18 0 52 0 105 0 157 0 9 0 20 10 20 11 0 11-11 11-20 0-23 0-45 0-68z">
              <text:p/>
            </draw:path>
            <draw:path draw:style-name="gr56" draw:text-style-name="P38" draw:layer="layout" svg:width="0.463cm" svg:height="0.271cm" svg:x="11.993cm" svg:y="11.785cm" svg:viewBox="0 0 464 272" svg:d="M406 146c-29 22-42 44-46 50-24 36-29 68-29 70 0 6 6 6 11 6 9 0 9-2 12-11 12-50 43-95 101-118 7-2 9-4 9-8s-5-4-5-6c-24-7-86-34-107-122-1-6-1-7-10-7-5 0-11 0-11 6 0 1 5 34 27 68 11 17 25 34 48 51-130 0-259 0-388 0-9 0-18 0-18 10 0 11 9 11 18 11 129 0 258 0 388 0z">
              <text:p/>
            </draw:path>
            <draw:path draw:style-name="gr56" draw:text-style-name="P38" draw:layer="layout" svg:width="0.212cm" svg:height="0.235cm" svg:x="12.673cm" svg:y="11.821cm" svg:viewBox="0 0 213 236" svg:d="M92 80c0-1 24-68 69-68 2 0 17 0 28 7-18 5-20 23-20 24 0 8 5 18 18 18 9 0 26-8 26-28 0-27-35-33-51-33-37 0-55 25-64 37-6-27-25-37-43-37-19 0-30 12-37 28-11 21-18 51-18 52 0 6 6 6 9 6 6 0 7-1 9-13 10-36 19-61 36-61 13 0 13 15 13 21 0 7-2 18-3 26-13 52-26 104-39 156-1 3-3 6-3 8 0 6 5 13 15 13 17 0 19-15 21-19 11-46 23-91 34-137z">
              <text:p/>
            </draw:path>
            <draw:path draw:style-name="gr56" draw:text-style-name="P38" draw:layer="layout" svg:width="0.185cm" svg:height="0.235cm" svg:x="12.883cm" svg:y="11.821cm" svg:viewBox="0 0 186 236" svg:d="M65 110c17 0 51-2 76-12 42-16 42-50 42-53 0-24-20-45-52-45-55 0-131 52-131 146 0 46 25 90 76 90 67 0 110-52 110-59 0-3-5-9-9-9-2 0-3 0-6 6-39 49-86 50-95 50-33 0-39-37-39-56 0-21 5-43 9-58 7 0 13 0 19 0zM49 98c22-85 76-86 82-86 21 0 32 13 32 31 0 55-86 55-104 55-3 0-6 0-10 0z">
              <text:p/>
            </draw:path>
            <draw:path draw:style-name="gr56" draw:text-style-name="P38" draw:layer="layout" svg:width="0.235cm" svg:height="0.367cm" svg:x="13.094cm" svg:y="11.688cm" svg:viewBox="0 0 236 368" svg:d="M235 13c0-1 1-4 1-6 0-6-3-7-7-7-2 0-8 1-9 1-17 2-34 3-51 5-7 0-13 1-13 10 0 6 6 6 13 6 26 0 26 5 26 9 0 2-1 6-2 9-10 41-20 81-30 122-7-16-22-30-44-30-58 0-119 79-119 156 0 43 24 80 64 80 18 0 42-10 62-37 6 27 26 37 43 37 20 0 30-13 39-29 9-20 15-49 15-51 0-6-5-6-8-6-5 0-7 2-10 14-7 28-16 60-34 60-15 0-15-13-15-20 0-5 0-12 5-24 24-100 49-199 74-299zM129 299c-4 16-35 57-65 57-24 0-28-29-28-46 0-26 16-87 25-108 13-33 37-58 58-58 4 0 16 0 27 15 4 7 10 24 10 33 0 1-1 4-1 7-9 33-17 66-26 100z">
              <text:p/>
            </draw:path>
            <draw:path draw:style-name="gr56" draw:text-style-name="P38" draw:layer="layout" svg:width="0.07cm" svg:height="0.52cm" svg:x="13.37cm" svg:y="11.66cm" svg:viewBox="0 0 71 521" svg:d="M71 0c-23 0-47 0-71 0 0 7 0 14 0 21 17 0 34 0 51 0 0 160 0 320 0 480-17 0-34 0-51 0 0 6 0 13 0 20 24 0 48 0 71 0 0-173 0-347 0-521z">
              <text:p/>
            </draw:path>
          </draw:g>
        </draw:g>
        <draw:connector draw:style-name="gr95" draw:text-style-name="P40" draw:layer="layout" draw:type="curve" svg:x1="15.976cm" svg:y1="6.791cm" svg:x2="19.566cm" svg:y2="6.792cm" draw:start-shape="id27" draw:start-glue-point="1" draw:end-shape="id29" draw:end-glue-point="3" svg:d="M15976 6791c2692 0 898 1 3590 1" svg:viewBox="0 0 3591 2">
          <text:p/>
        </draw:connector>
        <draw:g>
          <svg:title>TexMaths</svg:title>
          <svg:desc>28§inline§\drive§svg§600§TRUE§</svg:desc>
          <draw:g>
            <draw:path draw:style-name="gr56" draw:text-style-name="P38" draw:layer="layout" svg:width="0.367cm" svg:height="0.57cm" svg:x="16.898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56" draw:text-style-name="P38" draw:layer="layout" svg:width="0.328cm" svg:height="0.366cm" svg:x="17.294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56" draw:text-style-name="P38" draw:layer="layout" svg:width="0.201cm" svg:height="0.54cm" svg:x="17.637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56" draw:text-style-name="P38" draw:layer="layout" svg:width="0.333cm" svg:height="0.366cm" svg:x="17.885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56" draw:text-style-name="P38" draw:layer="layout" svg:width="0.286cm" svg:height="0.366cm" svg:x="18.286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g>
          <svg:title>TexMaths</svg:title>
          <svg:desc>28§latex§\begin{aligned}
  &amp;\delta \parallel \TL,\\
  &amp;[L \mapsto \green]
\end{aligned}§svg§600§TRUE§</svg:desc>
          <draw:g>
            <draw:path draw:style-name="gr56" draw:text-style-name="P38" draw:layer="layout" svg:width="0.268cm" svg:height="0.473cm" svg:x="20.602cm" svg:y="6.083cm" svg:viewBox="0 0 269 474" svg:d="M146 179c-82 21-146 105-146 185 0 62 41 110 103 110 78 0 132-102 132-194 0-60-26-91-48-121-24-30-64-79-64-109 0-13 13-29 38-29 18 0 31 9 46 18 13 8 27 15 36 15 17 0 26-15 26-26 0-13-11-15-34-21-35-7-43-7-54-7-50 0-75 28-75 67 0 36 19 73 40 112zM153 194c17 30 38 66 38 112 0 43-27 153-88 153-36 0-62-28-62-76 0-43 24-166 112-189z">
              <text:p/>
            </draw:path>
            <draw:path draw:style-name="gr56" draw:text-style-name="P38" draw:layer="layout" svg:width="0.152cm" svg:height="0.655cm" svg:x="21.161cm" svg:y="6.057cm" svg:viewBox="0 0 153 656" svg:d="M26 22c0-9 0-22-13-22s-13 15-13 24c0 203 0 405 0 607 0 11 0 25 13 25s13-12 13-23c0-203 0-407 0-611zM153 24c0-9 0-24-13-24s-13 13-13 22c0 204 0 408 0 611 0 11 0 23 13 23s13-14 13-25c0-202 0-404 0-607z">
              <text:p/>
            </draw:path>
            <draw:path draw:style-name="gr56" draw:text-style-name="P38" draw:layer="layout" svg:width="0.414cm" svg:height="0.442cm" svg:x="21.699cm" svg:y="6.106cm" svg:viewBox="0 0 415 443" svg:d="M247 43c5-21 11-21 16-22 4 0 23 0 34 0 67 0 82 9 82 48 0 9 0 21-5 60-2 7-2 6-2 9 0 10 7 10 9 10 9 0 11-2 13-15 6-39 13-78 19-116 2-4 2-8 2-10 0-7-8-7-17-7-112 0-224 0-336 0-13 0-15 0-21 11-12 39-25 79-37 118-4 9-4 9-4 11 0 8 7 8 9 8 4 0 6 0 8-2s2-2 9-19c30-93 49-106 133-106 7 0 15 0 22 0 15 0 15 2 15 7s0 9-2 13c-29 118-58 235-88 353-5 22-11 30-69 30-3 0-7 0-11 0-11 0-19 0-19 11 0 8 8 8 12 8 33 0 69-2 102-2 34 0 70 2 103 2 6 0 13 0 13-13 0-6-5-6-17-6-3 0-6 0-9 0-11 0-30-2-32-2-18-2-22-6-22-13 0-4 0-4 2-13 29-118 58-235 88-353z">
              <text:p/>
            </draw:path>
            <draw:path draw:style-name="gr56" draw:text-style-name="P38" draw:layer="layout" svg:width="0.367cm" svg:height="0.445cm" svg:x="22.095cm" svg:y="6.102cm" svg:viewBox="0 0 368 446" svg:d="M211 49c8-23 11-28 64-28 2 0 5 0 7 0 11 0 19 0 19-14 0-7-8-7-11-7-30 0-60 2-90 2-28 0-54-2-80-2-6 0-14 0-14 11 0 10 6 10 17 10 21 0 40 0 40 11 0 2 0 2-4 11-29 119-59 238-88 357-6 22-9 28-54 28-10 0-17 0-17 11 0 7 6 7 15 7 94 0 188 0 282 0 15 0 15 0 19-11 17-47 33-93 50-140 0-2 1-6 2-9 0-8-7-8-9-8-8 0-10 2-13 15-21 58-51 135-152 135-18 0-36 0-54 0-20 0-20-2-20-8 0-4 1-11 3-15 30-119 59-238 88-356z">
              <text:p/>
            </draw:path>
            <draw:path draw:style-name="gr56" draw:text-style-name="P38" draw:layer="layout" svg:width="0.077cm" svg:height="0.195cm" svg:x="22.521cm" svg:y="6.479cm" svg:viewBox="0 0 78 196" svg:d="M78 69c0-43-16-69-43-69-22 0-35 17-35 35 0 17 13 34 35 34 8 0 17-2 23-7 2-2 2-2 4-2 0 3 2 0 2 9 0 49-23 88-45 110-8 8-8 8-8 10 0 5 4 7 8 7 5 0 59-50 59-127z">
              <text:p/>
            </draw:path>
            <draw:path draw:style-name="gr56" draw:text-style-name="P38" draw:layer="layout" svg:width="0.089cm" svg:height="0.655cm" svg:x="20.652cm" svg:y="7.041cm" svg:viewBox="0 0 90 656" svg:d="M90 656c0-9 0-18 0-27-21 0-43 0-64 0 0-201 0-402 0-603 21 0 43 0 64 0 0-9 0-17 0-26-30 0-60 0-90 0 0 219 0 437 0 656 30 0 60 0 90 0z">
              <text:p/>
            </draw:path>
            <draw:path draw:style-name="gr56" draw:text-style-name="P38" draw:layer="layout" svg:width="0.395cm" svg:height="0.447cm" svg:x="20.783cm" svg:y="7.084cm" svg:viewBox="0 0 396 448" svg:d="M219 52c5-24 7-31 69-31 20 0 26 0 26-14 0-7-8-7-11-7-21 0-75 2-97 2-19 0-68-2-88-2-4 0-12 0-12 13 0 8 6 8 19 8 8 0 13 0 24 1 12 2 17 2 17 10 0 3 0 5-2 13-29 117-58 235-87 353-8 24-8 30-60 30-11 0-17 0-17 13 0 7 6 7 17 7 101 0 203 0 304 0 15 0 15 0 21-11 17-47 34-95 50-142 4-7 4-7 4-9s-3-8-9-8c-7 0-6 4-10 15-22 60-52 135-166 135-20 0-41 0-62 0-9 0-9 0-13 0-7-2-9-2-9-8 0-2 0-2 4-15 29-117 58-235 88-353z">
              <text:p/>
            </draw:path>
            <draw:path draw:style-name="gr56" draw:text-style-name="P38" draw:layer="layout" svg:width="0.044cm" svg:height="0.244cm" svg:x="21.422cm" svg:y="7.247cm" svg:viewBox="0 0 45 245" svg:d="M26 134c4 0 19 0 19-13s-15-13-19-13c0-28 0-57 0-86 0-9 0-22-13-22s-13 13-13 22c0 66 0 132 0 198 0 12 0 25 13 25s13-13 13-25c0-28 0-57 0-86z">
              <text:p/>
            </draw:path>
            <draw:path draw:style-name="gr56" draw:text-style-name="P38" draw:layer="layout" svg:width="0.582cm" svg:height="0.341cm" svg:x="21.422cm" svg:y="7.198cm" svg:viewBox="0 0 583 342" svg:d="M510 183c-35 28-52 54-58 64-30 44-35 85-35 87 0 8 7 8 13 8 11 0 13-2 15-13 15-66 54-120 129-150 7-3 9-4 9-9s-4-6-6-8c-28-11-108-42-132-153-2-7-4-9-15-9-6 0-13 0-13 7 0 2 5 43 33 86 13 21 32 43 60 64-162 0-325 0-488 0-11 0-22 0-22 13s11 13 22 13c163 0 326 0 488 0z">
              <text:p/>
            </draw:path>
            <draw:path draw:style-name="gr56" draw:text-style-name="P38" draw:layer="layout" svg:width="0.283cm" svg:height="0.423cm" svg:x="22.259cm" svg:y="7.243cm" svg:viewBox="0 0 284 424" svg:d="M187 254c-5 19-9 37-13 56-8 32-13 47-30 69-26 30-52 30-64 30-7 0-28 0-46-7 13-4 22-19 22-30 0-8-7-21-24-21-11 0-32 9-32 36 0 26 24 37 80 37 68 0 118-43 131-93 24-96 47-192 71-288 2-9 2-11 2-13 0-13-9-17-17-17-7 0-22 6-26 24-9-18-26-37-54-37-75 0-150 97-150 189 0 56 32 100 81 100 33 0 61-26 69-35zM230 84c-10 40-20 80-30 120-6 20-45 71-80 71-36 0-38-49-38-56 0-32 19-109 34-141 17-35 45-63 71-63 39 0 45 54 45 60-1 3-2 6-2 9z">
              <text:p/>
            </draw:path>
            <draw:path draw:style-name="gr56" draw:text-style-name="P38" draw:layer="layout" svg:width="0.266cm" svg:height="0.296cm" svg:x="22.58cm" svg:y="7.243cm" svg:viewBox="0 0 267 297" svg:d="M116 101c0-2 30-86 86-86 4 0 22 0 35 9-24 6-26 28-26 30 0 9 6 23 24 23 12 0 32-10 32-36 0-34-43-41-65-41-45 0-69 32-79 47-7-34-33-47-54-47-24 0-37 15-48 34-12 28-21 65-21 67 0 5 7 5 9 5 10 0 10 0 13-14 12-45 25-77 45-77 17 0 17 19 17 26 0 9-2 22-4 34-16 65-33 130-50 196 0 4-2 7-2 9 0 8 6 17 19 17 20 0 24-19 26-24 14-58 29-115 43-172z">
              <text:p/>
            </draw:path>
            <draw:path draw:style-name="gr56" draw:text-style-name="P38" draw:layer="layout" svg:width="0.233cm" svg:height="0.296cm" svg:x="22.844cm" svg:y="7.243cm" svg:viewBox="0 0 234 297" svg:d="M82 138c21 0 64-2 95-15 53-20 53-63 53-67 0-30-24-56-67-56-70 0-163 65-163 181 0 60 32 116 93 116 84 0 141-65 141-75 0-3-6-11-12-11-2 0-3 0-9 8-49 61-107 63-118 63-43 0-50-47-50-71 0-26 7-56 11-73 9 0 17 0 26 0zM62 123c28-106 95-108 101-108 26 0 43 17 43 39 0 69-109 69-131 69-5 0-9 0-13 0z">
              <text:p/>
            </draw:path>
            <draw:path draw:style-name="gr56" draw:text-style-name="P38" draw:layer="layout" svg:width="0.231cm" svg:height="0.296cm" svg:x="23.113cm" svg:y="7.243cm" svg:viewBox="0 0 232 297" svg:d="M82 138c19 0 64-2 95-15 53-20 53-63 53-67 0-30-24-56-67-56-70 0-163 65-163 181 0 60 32 116 93 116 84 0 139-65 139-75 0-3-6-11-10-11-3 0-3 0-9 8-49 61-107 63-118 63-43 0-50-47-50-71 0-26 7-56 11-73 9 0 17 0 26 0zM60 123c28-106 97-108 103-108 26 0 41 17 41 39 0 69-109 69-129 69-5 0-10 0-15 0z">
              <text:p/>
            </draw:path>
            <draw:path draw:style-name="gr56" draw:text-style-name="P38" draw:layer="layout" svg:width="0.328cm" svg:height="0.296cm" svg:x="23.395cm" svg:y="7.243cm" svg:viewBox="0 0 329 297" svg:d="M95 176c4-15 8-28 11-43 8-34 8-34 19-55 10-15 39-63 90-63 28 0 30 28 30 43 0 41-28 118-38 144-9 22-11 28-11 43 0 28 19 52 51 52 59 0 82-97 82-101 0-7-4-7-10-7-9 0-9 1-11 11-5 19-22 82-61 82-13 0-13-9-13-19 0-16 5-33 11-48 13-36 39-109 39-148 0-52-36-67-67-67-54 0-86 39-94 52-5-33-28-52-56-52-24 0-37 15-46 34-14 28-21 65-21 67 0 5 6 5 9 5 8 0 10 0 13-14 12-45 25-77 43-77 19 0 19 19 19 26 0 9-2 22-6 34-16 65-32 130-48 196-2 4-2 7-2 9 0 8 6 17 19 17 7 0 18-6 22-17 9-35 18-70 26-104z">
              <text:p/>
            </draw:path>
            <draw:path draw:style-name="gr56" draw:text-style-name="P38" draw:layer="layout" svg:width="0.089cm" svg:height="0.655cm" svg:x="23.774cm" svg:y="7.041cm" svg:viewBox="0 0 90 656" svg:d="M90 0c-30 0-60 0-90 0 0 9 0 17 0 26 21 0 42 0 64 0 0 201 0 402 0 603-22 0-43 0-64 0 0 9 0 18 0 27 30 0 60 0 90 0 0-219 0-437 0-656z">
              <text:p/>
            </draw:path>
          </draw:g>
        </draw:g>
        <draw:g>
          <svg:title>TexMaths</svg:title>
          <svg:desc>28§latex§\begin{aligned}
  &amp;\delta \parallel \TL,\\
  &amp;[L \mapsto \red]
\end{aligned}§svg§600§TRUE§</svg:desc>
          <draw:g>
            <draw:path draw:style-name="gr56" draw:text-style-name="P38" draw:layer="layout" svg:width="0.277cm" svg:height="0.49cm" svg:x="20.602cm" svg:y="10.484cm" svg:viewBox="0 0 278 491" svg:d="M151 186c-85 21-151 108-151 191 0 64 43 114 106 114 82 0 138-106 138-201 0-62-27-95-51-126-25-31-65-81-65-112 0-13 13-31 38-31 20 0 33 10 49 20 13 7 27 15 36 15 18 0 27-15 27-27 0-14-11-15-34-21-37-8-45-8-56-8-53 0-78 29-78 70 0 36 20 75 41 116zM159 201c17 31 36 68 36 116 0 45-25 159-89 159-36 0-63-29-63-80 0-44 25-172 116-195z">
              <text:p/>
            </draw:path>
            <draw:path draw:style-name="gr56" draw:text-style-name="P38" draw:layer="layout" svg:width="0.158cm" svg:height="0.678cm" svg:x="21.18cm" svg:y="10.457cm" svg:viewBox="0 0 159 679" svg:d="M27 23c0-9 0-23-13-23-14 0-14 15-14 25 0 210 0 419 0 628 0 12 0 26 14 26 13 0 13-12 13-24 0-210 0-421 0-632zM159 25c0-10 0-25-14-25s-14 14-14 23c0 211 0 422 0 632 0 12 0 24 14 24s14-14 14-26c0-209 0-418 0-628z">
              <text:p/>
            </draw:path>
            <draw:path draw:style-name="gr56" draw:text-style-name="P38" draw:layer="layout" svg:width="0.428cm" svg:height="0.457cm" svg:x="21.737cm" svg:y="10.507cm" svg:viewBox="0 0 429 458" svg:d="M255 44c6-21 12-21 16-23 5 0 25 0 36 0 70 0 86 10 86 51 0 9 0 21-6 61-2 8-2 7-2 10 0 10 8 10 9 10 10 0 12-2 14-16 6-40 13-80 19-120 2-3 2-7 2-9 0-8-7-8-17-8-116 0-232 0-348 0-14 0-18 0-21 12-13 40-26 81-39 121-4 10-4 10-4 12 0 8 8 8 10 8 4 0 5 0 7-2s2-2 10-20c31-96 50-110 137-110 8 0 16 0 24 0 15 0 15 3 15 8s0 10-2 14c-30 121-60 243-91 365-6 23-13 31-71 31-4 0-8 0-12 0-12 0-19 0-19 11 0 8 7 8 11 8 35 0 72-2 107-2 34 0 71 2 106 2 6 0 14 0 14-13 0-6-6-6-18-6-3 0-6 0-10 0-11 0-30-2-34-2-18-2-22-6-22-14 0-3 0-3 2-13 31-122 61-244 91-366z">
              <text:p/>
            </draw:path>
            <draw:path draw:style-name="gr56" draw:text-style-name="P38" draw:layer="layout" svg:width="0.38cm" svg:height="0.461cm" svg:x="22.147cm" svg:y="10.503cm" svg:viewBox="0 0 381 462" svg:d="M218 50c8-23 12-29 66-29 3 0 5 0 8 0 12 0 17 0 17-13 0-8-5-8-9-8-31 0-62 2-93 2-29 0-56-2-85-2-4 0-12 0-12 12 0 9 6 9 18 9 21 0 40 0 40 12 0 2 0 2-4 11-30 124-60 247-91 370-5 23-9 29-56 29-11 0-17 0-17 11 0 8 6 8 15 8 98 0 195 0 292 0 14 0 16 0 20-12 17-48 35-96 52-145 0-1 1-6 2-9 0-8-8-8-10-8-9 0-9 2-13 16-23 59-52 139-157 139-19 0-37 0-56 0-21 0-21-2-21-8 0-4 2-12 4-15 30-124 60-247 90-370z">
              <text:p/>
            </draw:path>
            <draw:path draw:style-name="gr56" draw:text-style-name="P38" draw:layer="layout" svg:width="0.078cm" svg:height="0.202cm" svg:x="22.588cm" svg:y="10.894cm" svg:viewBox="0 0 79 203" svg:d="M79 72c0-45-15-72-42-72-23 0-37 17-37 37 0 17 14 35 37 35 7 0 17-2 23-8 2-2 3-1 4-2 0 3 2 0 2 10 0 50-25 91-47 114-7 8-7 7-7 9 0 6 3 8 5 8 8 0 62-52 62-131z">
              <text:p/>
            </draw:path>
            <draw:path draw:style-name="gr56" draw:text-style-name="P38" draw:layer="layout" svg:width="0.092cm" svg:height="0.678cm" svg:x="20.654cm" svg:y="11.476cm" svg:viewBox="0 0 93 679" svg:d="M93 679c0-9 0-18 0-27-22 0-44 0-66 0 0-209 0-417 0-625 22 0 44 0 66 0 0-9 0-18 0-27-31 0-62 0-93 0 0 226 0 452 0 679 31 0 62 0 93 0z">
              <text:p/>
            </draw:path>
            <draw:path draw:style-name="gr56" draw:text-style-name="P38" draw:layer="layout" svg:width="0.411cm" svg:height="0.463cm" svg:x="20.788cm" svg:y="11.52cm" svg:viewBox="0 0 412 464" svg:d="M228 54c6-25 8-33 72-33 21 0 27 0 27-13 0-8-8-8-12-8-21 0-77 2-100 2-20 0-70-2-91-2-4 0-12 0-12 14 0 7 6 7 19 7 9 1 14 0 26 2 11 2 17 2 17 10 0 4 0 6-2 13-30 122-60 244-91 366-8 25-8 31-62 31-11 0-19 0-19 13 0 8 8 8 19 8 105 0 210 0 316 0 15 0 15 0 21-12 17-49 35-98 52-147 4-7 4-7 4-9s-3-8-10-8-6 4-11 16c-22 61-53 139-171 139-21 0-42 0-63 0-10 0-10 0-14 0-8-2-10-2-10-8 0-2 0-2 4-15 31-122 61-244 91-366z">
              <text:p/>
            </draw:path>
            <draw:path draw:style-name="gr56" draw:text-style-name="P38" draw:layer="layout" svg:width="0.045cm" svg:height="0.252cm" svg:x="21.451cm" svg:y="11.688cm" svg:viewBox="0 0 46 253" svg:d="M27 139c4 0 19 0 19-13 0-14-15-14-19-14 0-30 0-59 0-89 0-9 0-23-13-23-14 0-14 14-14 23 0 69 0 137 0 205 0 12 0 25 14 25 13 0 13-13 13-25 0-30 0-59 0-89z">
              <text:p/>
            </draw:path>
            <draw:path draw:style-name="gr56" draw:text-style-name="P38" draw:layer="layout" svg:width="0.602cm" svg:height="0.353cm" svg:x="21.451cm" svg:y="11.638cm" svg:viewBox="0 0 603 354" svg:d="M528 189c-37 29-54 57-60 66-31 47-37 89-37 91 0 8 8 8 14 8 11 0 13-2 15-14 16-67 56-123 132-154 9-4 11-5 11-10s-4-6-6-8c-30-11-112-44-137-158-2-8-4-10-15-10-6 0-14 0-14 8 0 2 6 44 35 89 14 21 33 44 62 65-168 0-337 0-505 0-11 0-23 0-23 14 0 13 12 13 23 13 168 0 337 0 505 0z">
              <text:p/>
            </draw:path>
            <draw:path draw:style-name="gr56" draw:text-style-name="P38" draw:layer="layout" svg:width="0.275cm" svg:height="0.306cm" svg:x="22.336cm" svg:y="11.685cm" svg:viewBox="0 0 276 307" svg:d="M120 104c0-2 31-89 89-89 4 0 23 0 37 10-24 6-26 29-26 31 0 10 6 23 24 23 11 0 32-9 32-36 0-35-44-43-65-43-49 0-72 33-83 48-8-34-33-48-56-48-26 0-39 15-49 35-13 29-23 67-23 69 0 6 8 6 12 6 7 0 9 0 11-15 14-47 25-80 47-80 17 0 17 20 17 28 0 9-2 23-4 34-17 68-33 136-50 203-2 4-2 8-2 10 0 8 4 17 17 17 22 0 25-19 27-25 15-59 30-118 45-178z">
              <text:p/>
            </draw:path>
            <draw:path draw:style-name="gr56" draw:text-style-name="P38" draw:layer="layout" svg:width="0.239cm" svg:height="0.306cm" svg:x="22.611cm" svg:y="11.685cm" svg:viewBox="0 0 240 307" svg:d="M83 143c21 0 66-2 99-15 54-22 54-66 54-70 0-31-25-58-68-58-71 0-168 68-168 188 0 61 31 119 97 119 87 0 143-67 143-77 0-4-6-12-12-12-2 0-4 0-8 8-50 64-112 66-123 66-43 0-51-48-51-74 0-27 6-58 12-75 8 0 17 0 25 0zM62 128c29-111 98-113 106-113 27 0 43 18 43 41 0 72-112 72-136 72-4 0-9 0-13 0z">
              <text:p/>
            </draw:path>
            <draw:path draw:style-name="gr56" draw:text-style-name="P38" draw:layer="layout" svg:width="0.306cm" svg:height="0.478cm" svg:x="22.884cm" svg:y="11.513cm" svg:viewBox="0 0 307 479" svg:d="M306 17c0-2 1-5 1-7 0-8-3-10-9-10-2 0-10 2-12 2-22 2-45 4-68 6-7 0-15 2-15 13 0 8 8 8 17 8 33 0 33 6 33 12 0 2-1 7-2 11-13 53-25 106-38 159-10-22-29-39-58-39-76 0-155 103-155 201 0 58 31 106 83 106 23 0 54-13 81-48 8 35 33 48 56 48 26 0 39-17 49-38 13-25 21-64 21-66 0-8-6-8-10-8-7 0-9 2-13 16-10 38-23 81-45 81-19 0-19-17-19-27 0-6 0-16 6-31 32-130 64-259 97-389zM168 389c-6 21-46 75-85 75-31 0-37-41-37-60 0-35 22-114 33-141 18-43 49-75 76-75 5 0 21 0 34 19 6 10 14 31 14 42 0 2-2 6-2 10-11 43-22 86-33 130z">
              <text:p/>
            </draw:path>
            <draw:path draw:style-name="gr56" draw:text-style-name="P38" draw:layer="layout" svg:width="0.092cm" svg:height="0.678cm" svg:x="23.243cm" svg:y="11.476cm" svg:viewBox="0 0 93 679" svg:d="M93 0c-31 0-62 0-93 0 0 9 0 18 0 27 22 0 44 0 66 0 0 208 0 416 0 625-22 0-44 0-66 0 0 9 0 18 0 27 31 0 62 0 93 0 0-227 0-453 0-679z">
              <text:p/>
            </draw:path>
          </draw:g>
        </draw:g>
        <draw:g>
          <svg:title>TexMaths</svg:title>
          <svg:desc>28§inline§L \assign \green§svg§600§TRUE§</svg:desc>
          <draw:g>
            <draw:path draw:style-name="gr56" draw:text-style-name="P38" draw:layer="layout" svg:width="0.428cm" svg:height="0.481cm" svg:x="0.887cm" svg:y="8.739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56" draw:text-style-name="P38" draw:layer="layout" svg:width="0.331cm" svg:height="0.626cm" svg:x="1.55cm" svg:y="8.731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56" draw:text-style-name="P38" draw:layer="layout" svg:width="0.308cm" svg:height="0.457cm" svg:x="2.128cm" svg:y="8.908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56" draw:text-style-name="P38" draw:layer="layout" svg:width="0.288cm" svg:height="0.32cm" svg:x="2.476cm" svg:y="8.908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56" draw:text-style-name="P38" draw:layer="layout" svg:width="0.25cm" svg:height="0.32cm" svg:x="2.761cm" svg:y="8.908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56" draw:text-style-name="P38" draw:layer="layout" svg:width="0.25cm" svg:height="0.32cm" svg:x="3.052cm" svg:y="8.908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56" draw:text-style-name="P38" draw:layer="layout" svg:width="0.357cm" svg:height="0.32cm" svg:x="3.355cm" svg:y="8.908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56" draw:text-style-name="P38" draw:layer="layout" svg:width="0.433cm" svg:height="0.487cm" svg:x="5.932cm" svg:y="8.798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56" draw:text-style-name="P38" draw:layer="layout" svg:width="0.333cm" svg:height="0.634cm" svg:x="6.605cm" svg:y="8.79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56" draw:text-style-name="P38" draw:layer="layout" svg:width="0.29cm" svg:height="0.324cm" svg:x="7.211cm" svg:y="8.97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56" draw:text-style-name="P38" draw:layer="layout" svg:width="0.253cm" svg:height="0.324cm" svg:x="7.5cm" svg:y="8.97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56" draw:text-style-name="P38" draw:layer="layout" svg:width="0.324cm" svg:height="0.503cm" svg:x="7.788cm" svg:y="8.79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draw:g>
          <svg:title>TexMaths</svg:title>
          <svg:desc>28§inline§L \assign \green§svg§600§TRUE§</svg:desc>
          <draw:g>
            <draw:path draw:style-name="gr56" draw:text-style-name="P38" draw:layer="layout" svg:width="0.428cm" svg:height="0.481cm" svg:x="9.387cm" svg:y="8.74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56" draw:text-style-name="P38" draw:layer="layout" svg:width="0.331cm" svg:height="0.626cm" svg:x="10.05cm" svg:y="8.732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56" draw:text-style-name="P38" draw:layer="layout" svg:width="0.308cm" svg:height="0.457cm" svg:x="10.628cm" svg:y="8.909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56" draw:text-style-name="P38" draw:layer="layout" svg:width="0.288cm" svg:height="0.32cm" svg:x="10.976cm" svg:y="8.909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56" draw:text-style-name="P38" draw:layer="layout" svg:width="0.25cm" svg:height="0.32cm" svg:x="11.261cm" svg:y="8.909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56" draw:text-style-name="P38" draw:layer="layout" svg:width="0.25cm" svg:height="0.32cm" svg:x="11.552cm" svg:y="8.909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56" draw:text-style-name="P38" draw:layer="layout" svg:width="0.357cm" svg:height="0.32cm" svg:x="11.855cm" svg:y="8.909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56" draw:text-style-name="P38" draw:layer="layout" svg:width="0.433cm" svg:height="0.487cm" svg:x="14.432cm" svg:y="8.799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56" draw:text-style-name="P38" draw:layer="layout" svg:width="0.333cm" svg:height="0.634cm" svg:x="15.105cm" svg:y="8.791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56" draw:text-style-name="P38" draw:layer="layout" svg:width="0.29cm" svg:height="0.324cm" svg:x="15.711cm" svg:y="8.971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56" draw:text-style-name="P38" draw:layer="layout" svg:width="0.253cm" svg:height="0.324cm" svg:x="16cm" svg:y="8.971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56" draw:text-style-name="P38" draw:layer="layout" svg:width="0.324cm" svg:height="0.503cm" svg:x="16.288cm" svg:y="8.791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draw:g>
          <svg:title>TexMaths</svg:title>
          <svg:desc>28§inline§L \assign \green§svg§600§TRUE§</svg:desc>
          <draw:g>
            <draw:path draw:style-name="gr56" draw:text-style-name="P38" draw:layer="layout" svg:width="0.428cm" svg:height="0.481cm" svg:x="17.887cm" svg:y="8.741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56" draw:text-style-name="P38" draw:layer="layout" svg:width="0.331cm" svg:height="0.626cm" svg:x="18.55cm" svg:y="8.733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56" draw:text-style-name="P38" draw:layer="layout" svg:width="0.308cm" svg:height="0.457cm" svg:x="19.128cm" svg:y="8.91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56" draw:text-style-name="P38" draw:layer="layout" svg:width="0.288cm" svg:height="0.32cm" svg:x="19.476cm" svg:y="8.91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56" draw:text-style-name="P38" draw:layer="layout" svg:width="0.25cm" svg:height="0.32cm" svg:x="19.761cm" svg:y="8.91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56" draw:text-style-name="P38" draw:layer="layout" svg:width="0.25cm" svg:height="0.32cm" svg:x="20.052cm" svg:y="8.91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56" draw:text-style-name="P38" draw:layer="layout" svg:width="0.357cm" svg:height="0.32cm" svg:x="20.355cm" svg:y="8.91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56" draw:text-style-name="P38" draw:layer="layout" svg:width="0.433cm" svg:height="0.487cm" svg:x="22.932cm" svg:y="8.8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56" draw:text-style-name="P38" draw:layer="layout" svg:width="0.333cm" svg:height="0.634cm" svg:x="23.605cm" svg:y="8.792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56" draw:text-style-name="P38" draw:layer="layout" svg:width="0.29cm" svg:height="0.324cm" svg:x="24.211cm" svg:y="8.972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56" draw:text-style-name="P38" draw:layer="layout" svg:width="0.253cm" svg:height="0.324cm" svg:x="24.5cm" svg:y="8.972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56" draw:text-style-name="P38" draw:layer="layout" svg:width="0.324cm" svg:height="0.503cm" svg:x="24.788cm" svg:y="8.792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presentation:notes draw:style-name="dp2">
          <office:forms form:automatic-focus="false" form:apply-design-mode="false"/>
          <draw:page-thumbnail draw:style-name="gr1" draw:layer="layout" svg:width="15.169cm" svg:height="8.533cm" svg:x="1.914cm" svg:y="2.566cm" draw:page-number="11" presentation:class="page"/>
          <draw:frame presentation:style-name="pr10" draw:text-style-name="P36" draw:layer="layout" svg:width="17.992cm" svg:height="11.897cm" svg:x="0.529cm" svg:y="11.902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3" draw:text-style-name="P5" draw:layer="layout" svg:width="22.859cm" svg:height="2.384cm" svg:x="1.27cm" svg:y="0.57cm" presentation:class="title">
          <draw:text-box>
            <text:p text:style-name="P5">TODO / Notes</text:p>
          </draw:text-box>
        </draw:frame>
        <draw:frame presentation:style-name="pr14" draw:text-style-name="P5" draw:layer="layout" svg:width="22.859cm" svg:height="8.285cm" svg:x="1.27cm" svg:y="3.343cm" presentation:class="outline">
          <draw:text-box>
            <text:list text:style-name="L5">
              <text:list-item>
                <text:p><text:span text:style-name="T11">Should I give a formal definition of the process </text:span><text:span text:style-name="T11">algebra?</text:span></text:p>
                <text:p>Continuing with examples and the established intuition seems more accessible to me<text:line-break/>(and also saves time)</text:p>
              </text:list-item>
            </text:list>
          </draw:text-box>
        </draw:frame>
        <presentation:notes draw:style-name="dp2">
          <office:forms form:automatic-focus="false" form:apply-design-mode="false"/>
          <draw:page-thumbnail draw:style-name="gr1" draw:layer="layout" svg:width="16.932cm" svg:height="9.524cm" svg:x="1.058cm" svg:y="1.93cm" draw:page-number="12" presentation:class="page"/>
          <draw:frame presentation:style-name="pr15" draw:text-style-name="P3" draw:layer="layout" svg:width="15.239cm" svg:height="11.429cm" svg:x="1.905cm" svg:y="12.065cm" presentation:class="notes" presentation:placeholder="true">
            <draw:text-box/>
          </draw:frame>
        </presentation:notes>
      </draw:page>
      <draw:page draw:name="page13"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1cm" presentation:class="title" presentation:user-transformed="true">
          <draw:text-box>
            <text:p><text:span text:style-name="T33">Paper: A process algebra with global variables</text:span></text:p>
          </draw:text-box>
        </draw:frame>
        <draw:custom-shape draw:style-name="gr96" draw:text-style-name="P17" draw:layer="layout" svg:width="20.032cm" svg:height="7.694cm" svg:x="1.105cm" svg:y="5.164cm">
          <text:list text:style-name="L1">
            <text:list-item>
              <text:p text:style-name="P16"><text:span text:style-name="T34">Introduce global variables to a process algebra</text:span></text:p>
            </text:list-item>
            <text:list-item>
              <text:p text:style-name="P16"><text:span text:style-name="T34">Extend Hennessy-Milner logic to reason about new algebra</text:span></text:p>
            </text:list-item>
            <text:list-item>
              <text:p text:style-name="P16"><text:span text:style-name="T34">Notion of bisimilarity</text:span></text:p>
            </text:list-item>
            <text:list-item>
              <text:p text:style-name="P16"><text:span text:style-name="T34">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97" draw:text-style-name="P19" draw:layer="layout" svg:width="20.032cm" svg:height="1.374cm" svg:x="1.105cm" svg:y="3.79cm">
          <text:p text:style-name="P18"><text:span text:style-name="T35">Contributions of the paper</text:span></text:p>
          <draw:enhanced-geometry svg:viewBox="0 0 21600 21600" draw:mirror-horizontal="false" draw:mirror-vertical="false" draw:type="rectangle" draw:enhanced-path="M 0 0 L 21600 0 21600 21600 0 21600 0 0 Z N"/>
        </draw:custom-shape>
        <draw:polygon draw:style-name="gr98" draw:text-style-name="P51" draw:layer="layout" svg:width="1.428cm" svg:height="1.11cm" svg:x="20.502cm" svg:y="5.715cm" svg:viewBox="0 0 1429 1111" draw:points="0,635 317,1111 1429,0 317,794">
          <text:p/>
        </draw:polygon>
        <draw:frame draw:style-name="gr99" draw:text-style-name="P53" draw:layer="layout" svg:width="2.97cm" svg:height="1.119cm" svg:x="21.777cm" svg:y="5.773cm">
          <draw:text-box>
            <text:p text:style-name="P52"><text:span text:style-name="T36">DONE</text:span></text:p>
          </draw:text-box>
        </draw:frame>
        <draw:frame draw:style-name="gr99" draw:text-style-name="P54" draw:layer="layout" svg:width="2.97cm" svg:height="1.119cm" svg:x="21.777cm" svg:y="7.274cm">
          <draw:text-box>
            <text:p text:style-name="P52"><text:span text:style-name="T37">NEXT</text:span></text:p>
          </draw:text-box>
        </draw:frame>
        <draw:line draw:style-name="gr100" draw:text-style-name="P40" draw:layer="layout" svg:x1="21.59cm" svg:y1="7.878cm" svg:x2="20.478cm" svg:y2="7.878cm">
          <text:p/>
        </draw:line>
        <presentation:notes draw:style-name="dp2">
          <draw:page-thumbnail draw:style-name="gr1" draw:layer="layout" svg:width="15.169cm" svg:height="8.533cm" svg:x="1.914cm" svg:y="2.566cm" draw:page-number="13" presentation:class="page"/>
          <draw:frame presentation:style-name="pr10" draw:text-style-name="P3" draw:layer="layout" svg:width="17.992cm" svg:height="11.897cm" svg:x="0.529cm" svg:y="11.902cm" presentation:class="notes" presentation:placeholder="true">
            <draw:text-box/>
          </draw:frame>
        </presentation:notes>
      </draw:page>
      <draw:page draw:name="page14"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Hennessy-Milner Logic</text:p>
          </draw:text-box>
        </draw:frame>
        <draw:frame presentation:style-name="pr12" draw:text-style-name="P5" draw:layer="layout" svg:width="24.408cm" svg:height="9.525cm" svg:x="0.498cm" svg:y="3.343cm" presentation:class="outline">
          <draw:text-box>
            <text:list text:style-name="L3">
              <text:list-item>
                <text:p>Logic to describe properties of transition systems</text:p>
              </text:list-item>
              <text:list-item>
                <text:p text:style-name="P55"><text:span text:style-name="T38">e.g. those </text:span>induced by process algebra expressions</text:p>
              </text:list-item>
            </text:list>
          </draw:text-box>
        </draw:frame>
        <presentation:notes draw:style-name="dp2">
          <draw:page-thumbnail draw:style-name="gr1" draw:layer="layout" svg:width="15.169cm" svg:height="8.533cm" svg:x="1.914cm" svg:y="2.566cm" draw:page-number="14" presentation:class="page"/>
          <draw:frame presentation:style-name="pr10" draw:text-style-name="P3" draw:layer="layout" svg:width="17.992cm" svg:height="11.897cm" svg:x="0.529cm" svg:y="11.902cm" presentation:class="notes" presentation:placeholder="true">
            <draw:text-box/>
          </draw:frame>
        </presentation:notes>
      </draw:page>
      <draw:page draw:name="page15"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Hennessy-Milner Logic</text:p>
          </draw:text-box>
        </draw:frame>
        <draw:frame draw:style-name="gr101" draw:text-style-name="P56" draw:layer="layout" svg:width="18.85cm" svg:height="1.119cm" svg:x="3.333cm" svg:y="3.545cm">
          <draw:text-box>
            <text:p text:style-name="P52"><text:span text:style-name="T39">Property: </text:span><text:span text:style-name="T40">“The car will drive, or brake and then drive.”</text:span></text:p>
          </draw:text-box>
        </draw:frame>
        <draw:g>
          <svg:title>TexMaths</svg:title>
          <svg:desc>28§display§\langle \drive \rangle \top \lor \langle \brake \rangle \langle \drive \rangle \bot§svg§600§FALSE§</svg:desc>
          <draw:g>
            <draw:path draw:style-name="gr102" draw:text-style-name="P57" draw:layer="layout" svg:width="11.46cm" svg:height="0.879cm" svg:x="6.536cm" svg:y="5.654cm" svg:viewBox="0 0 11461 880" svg:d="M5730 880c-1910 0-3820 0-5730 0 0-294 0-587 0-880 3820 0 7640 0 11461 0 0 293 0 586 0 880-1910 0-3821 0-5731 0z">
              <text:p/>
            </draw:path>
            <draw:path draw:style-name="gr56" draw:text-style-name="P38" draw:layer="layout" svg:width="0.217cm" svg:height="0.979cm" svg:x="6.595cm" svg:y="5.604cm" svg:viewBox="0 0 218 980" svg:d="M213 39c5-11 5-14 5-19 0-12-8-20-19-20-9 0-14 6-23 22-57 150-113 300-170 450-3 6-6 11-6 17 0 5 0 5 6 16 57 150 113 300 170 450 6 11 9 25 23 25 11 0 19-8 19-19 0-3 0-6-5-17-58-152-116-304-174-455 58-150 116-300 174-450z">
              <text:p/>
            </draw:path>
            <draw:path draw:style-name="gr56" draw:text-style-name="P38" draw:layer="layout" svg:width="0.444cm" svg:height="0.689cm" svg:x="6.975cm" svg:y="5.66cm" svg:viewBox="0 0 445 690" svg:d="M442 25c0-3 3-11 3-14 0-8-5-11-14-11-3 0-14 0-17 3-32 2-65 4-98 5-11 3-22 3-22 23 0 11 11 11 25 11 48 0 48 5 48 17 0 2-2 9-3 14-19 77-37 154-56 231-14-30-42-58-84-58-109 0-224 148-224 293 0 81 45 151 118 151 36 0 78-20 120-70 8 50 45 70 81 70 37 0 56-25 70-56 20-36 31-92 31-95 0-8-8-8-14-8-14 0-14 0-20 22-14 53-33 114-67 114-25 0-25-25-25-39 0-8 0-22 6-44 47-187 95-373 142-559zM244 559c-9 30-70 108-124 108-44 0-53-55-53-86 0-48 31-162 48-204 25-61 70-109 109-109 8 0 31 0 50 28 9 17 20 45 20 64 0 3-3 6-3 11-16 63-32 125-47 188z">
              <text:p/>
            </draw:path>
            <draw:path draw:style-name="gr56" draw:text-style-name="P38" draw:layer="layout" svg:width="0.397cm" svg:height="0.443cm" svg:x="7.454cm" svg:y="5.906cm" svg:viewBox="0 0 398 444" svg:d="M171 151c3-3 45-129 131-129 3 0 31 0 51 14-34 11-37 42-37 48 0 11 9 30 34 30 17 0 48-13 48-53 0-50-62-61-96-61-67 0-103 50-120 70-8-50-48-70-81-70-34 0-53 22-70 53-20 39-31 95-31 98 0 11 8 11 14 11 14 0 14-3 20-22 16-70 36-118 67-118 25 0 25 28 25 39 0 17-3 34-8 51-25 97-49 195-73 293-3 6-3 11-3 14 0 11 8 25 28 25 28 0 36-28 36-36 22-86 43-172 65-257z">
              <text:p/>
            </draw:path>
            <draw:path draw:style-name="gr56" draw:text-style-name="P38" draw:layer="layout" svg:width="0.243cm" svg:height="0.652cm" svg:x="7.868cm" svg:y="5.696cm" svg:viewBox="0 0 244 653" svg:d="M244 503c0-9-9-9-14-9-14 0-14 0-17 14-9 31-37 123-93 123-8 0-22 0-22-28 0-25 14-56 25-92 22-56 43-112 65-168 8-27 11-36 11-55 0-53-37-79-73-79-92 0-126 146-126 151 0 11 8 11 14 11 14 0 14-2 17-16 11-31 36-123 92-123 11 0 23 5 23 28 0 22-12 50-17 70-10 27-21 54-31 81-14 33-25 64-36 97-14 37-17 48-17 67 0 39 22 78 73 78 92 0 126-148 126-150zM238 34c0-26-20-34-34-34-19 0-47 20-47 47 0 26 19 34 33 34 20 0 48-20 48-47z">
              <text:p/>
            </draw:path>
            <draw:path draw:style-name="gr56" draw:text-style-name="P38" draw:layer="layout" svg:width="0.402cm" svg:height="0.443cm" svg:x="8.171cm" svg:y="5.906cm" svg:viewBox="0 0 403 444" svg:d="M403 64c0-33-14-64-42-64-22 0-47 22-47 45 0 14 8 19 14 28 22 25 25 55 25 75 0 28-45 274-157 274-53 0-64-48-64-81 0-56 30-143 56-213 5-14 11-30 11-47 0-50-31-81-73-81-92 0-126 145-126 151 0 11 8 11 14 11 11 0 14-3 17-17 8-31 36-123 92-123 11 0 23 3 23 28 0 23-12 51-26 90-30 81-50 139-50 187 0 89 64 117 120 117 168 0 213-355 213-380z">
              <text:p/>
            </draw:path>
            <draw:path draw:style-name="gr56" draw:text-style-name="P38" draw:layer="layout" svg:width="0.349cm" svg:height="0.443cm" svg:x="8.652cm" svg:y="5.906cm" svg:viewBox="0 0 350 444" svg:d="M123 207c31 0 95-3 143-23 78-30 78-95 78-100 0-45-36-84-100-84-104 0-244 101-244 274 0 86 48 170 140 170 126 0 210-98 210-112 0-5-8-16-17-16-3 0-5 0-14 11-73 92-159 95-176 95-65 0-76-70-76-106 0-40 11-81 17-109 13 0 26 0 39 0zM90 184c44-159 145-162 154-162 39 0 61 25 61 59 0 103-162 103-193 103-7 0-15 0-22 0z">
              <text:p/>
            </draw:path>
            <draw:path draw:style-name="gr56" draw:text-style-name="P38" draw:layer="layout" svg:width="0.22cm" svg:height="0.979cm" svg:x="9.12cm" svg:y="5.604cm" svg:viewBox="0 0 221 980" svg:d="M216 505c5-11 5-12 5-16s0-3-5-14c-57-151-114-302-171-453-9-16-13-22-23-22-9 0-22 8-22 20 0 2 0 5 6 16 57 151 115 302 173 453-58 151-116 301-173 452-6 11-6 14-6 20 0 11 11 19 22 19 12 0 14-11 20-19 58-152 116-304 174-456z">
              <text:p/>
            </draw:path>
            <draw:path draw:style-name="gr56" draw:text-style-name="P38" draw:layer="layout" svg:width="0.657cm" svg:height="0.652cm" svg:x="9.503cm" svg:y="5.685cm" svg:viewBox="0 0 658 653" svg:d="M350 39c91 0 183 0 274 0 17 0 34 0 34-19 0-20-17-20-34-20-196 0-392 0-588 0-14 0-36 0-36 20 0 19 22 19 36 19 91 0 181 0 272 0 0 194 0 387 0 581 0 14 1 33 22 33s20-16 20-33c0-194 0-387 0-581z">
              <text:p/>
            </draw:path>
            <draw:path draw:style-name="gr56" draw:text-style-name="P38" draw:layer="layout" svg:width="0.545cm" svg:height="0.608cm" svg:x="10.489cm" svg:y="5.752cm" svg:viewBox="0 0 546 609" svg:d="M537 42c9-14 9-17 9-20 0-11-9-22-20-22s-17 8-22 22c-78 173-155 347-232 520-77-173-153-347-230-520-8-19-17-22-22-22-12 0-20 11-20 22 2 5 0 3 6 14 81 185 162 369 243 553 9 14 14 20 23 20 14 0 16-9 22-20 81-182 162-365 243-547z">
              <text:p/>
            </draw:path>
            <draw:path draw:style-name="gr56" draw:text-style-name="P38" draw:layer="layout" svg:width="0.22cm" svg:height="0.979cm" svg:x="11.415cm" svg:y="5.604cm" svg:viewBox="0 0 221 980" svg:d="M216 39c5-11 5-14 5-19 0-12-11-20-19-20-12 0-17 6-23 22-58 150-116 300-173 450-3 6-6 11-6 17 0 5 0 5 6 16 57 150 115 300 173 450 3 11 9 25 23 25 8 0 19-8 19-19 0-3 0-6-5-17-58-152-116-304-174-455 58-150 116-300 174-450z">
              <text:p/>
            </draw:path>
            <draw:path draw:style-name="gr56" draw:text-style-name="P38" draw:layer="layout" svg:width="0.338cm" svg:height="0.689cm" svg:x="11.804cm" svg:y="5.66cm" svg:viewBox="0 0 339 690" svg:d="M185 25c0-3 3-11 3-14 0-8-6-11-14-11-3 0-14 0-17 3-33 2-66 4-98 5-11 3-23 3-23 23 0 11 12 11 26 11 47 0 47 5 47 17 0 2-2 9-3 14-31 129-63 258-95 388-3 3-11 42-11 81 0 81 39 148 112 148 109 0 227-148 227-291 0-106-62-153-121-153-36 0-70 22-103 53 23-91 46-183 70-274zM112 667c-25 0-56-19-56-92 0-44 8-78 36-190 9-22 9-25 23-44 28-39 64-73 103-73 45 0 54 56 54 87 0 42-26 159-56 220-12 25-54 92-104 92z">
              <text:p/>
            </draw:path>
            <draw:path draw:style-name="gr56" draw:text-style-name="P38" draw:layer="layout" svg:width="0.399cm" svg:height="0.443cm" svg:x="12.224cm" svg:y="5.906cm" svg:viewBox="0 0 400 444" svg:d="M174 151c0-3 44-129 128-129 6 0 34 0 54 14-37 11-40 42-40 48 0 11 9 30 37 30 17 0 47-13 47-53 0-50-64-61-98-61-67 0-103 50-117 70-11-50-51-70-81-70-37 0-56 22-73 53-17 39-31 95-31 98 0 11 11 11 14 11 14 0 14-3 20-22 16-70 36-118 67-118 25 0 25 28 25 39 0 17-3 34-6 51-25 97-50 195-75 293 0 6-3 11-3 14 0 11 8 25 28 25 31 0 36-28 39-36 22-86 43-172 65-257z">
              <text:p/>
            </draw:path>
            <draw:path draw:style-name="gr56" draw:text-style-name="P38" draw:layer="layout" svg:width="0.419cm" svg:height="0.443cm" svg:x="12.613cm" svg:y="5.906cm" svg:viewBox="0 0 420 444" svg:d="M238 374c11 50 48 70 81 70 37 0 56-25 73-56 17-36 28-92 28-95 0-8-8-8-14-8-11 0-14 0-20 22-14 53-30 115-64 115-25 0-25-25-25-39 0-9 0-23 5-51 23-88 45-177 68-265 2-14 2-17 2-22 0-20-16-25-25-25-31 0-39 33-39 39-20-42-50-59-81-59-109 0-227 148-227 293 0 81 45 151 120 151 34 0 79-20 118-70zM291 126c-16 62-32 124-47 187-9 30-68 109-124 109-44 0-53-56-53-87 0-47 31-162 48-204 25-61 70-109 112-109s67 51 67 92c0 3-3 6-3 12z">
              <text:p/>
            </draw:path>
            <draw:path draw:style-name="gr56" draw:text-style-name="P38" draw:layer="layout" svg:width="0.419cm" svg:height="0.689cm" svg:x="13.084cm" svg:y="5.66cm" svg:viewBox="0 0 420 690" svg:d="M224 25c3-3 3-11 3-14 0-8-6-11-14-11-3 0-11 0-14 3-33 2-66 4-98 5-11 3-23 3-23 23 0 11 9 11 23 11 47 0 50 5 50 17 0 2-2 9-3 14-48 192-97 385-145 578-3 2-3 11-3 14 0 11 8 25 28 25 28 0 36-28 39-37 17-66 34-132 51-198 36 6 98 25 98 81 0 9 0 11-3 25-3 17-3 23-3 34 0 70 45 95 81 95 45 0 65-34 76-50 22-40 36-98 36-101 0-8-8-8-14-8-14 0-14 0-19 22-14 47-31 114-76 114-25 0-28-22-28-41 0-23 6-51 8-54 6-22 6-22 6-36 0-67-70-92-132-100 23-14 42-34 70-65 51-58 90-103 138-103 19 0 25 11 28 11-42 9-48 42-48 51 0 11 8 30 36 30 20 0 48-17 48-56 0-25-17-58-62-58-53 0-95 42-128 81-56 64-70 81-107 97 34-133 67-266 101-399z">
              <text:p/>
            </draw:path>
            <draw:path draw:style-name="gr56" draw:text-style-name="P38" draw:layer="layout" svg:width="0.349cm" svg:height="0.443cm" svg:x="13.574cm" svg:y="5.906cm" svg:viewBox="0 0 350 444" svg:d="M123 207c31 0 95-3 143-23 78-30 78-95 78-100 0-45-36-84-98-84-103 0-246 101-246 274 0 86 48 170 143 170 126 0 207-98 207-112 0-5-8-16-17-16-3 0-5 0-11 11-73 92-162 95-179 95-62 0-73-70-73-106 0-40 8-81 17-109 12 0 24 0 36 0zM92 184c42-159 143-162 154-162 40 0 62 25 62 59 0 103-162 103-196 103-7 0-13 0-20 0z">
              <text:p/>
            </draw:path>
            <draw:path draw:style-name="gr56" draw:text-style-name="P38" draw:layer="layout" svg:width="0.217cm" svg:height="0.979cm" svg:x="14.044cm" svg:y="5.604cm" svg:viewBox="0 0 218 980" svg:d="M213 505c5-11 5-12 5-16s0-3-5-14c-57-151-114-302-171-453-6-16-11-22-22-22-12 0-20 8-20 20 0 2 0 5 6 16 57 151 115 302 173 453-58 151-116 301-173 452-6 11-6 14-6 20 0 11 8 19 20 19 11 0 16-11 19-19 58-152 116-304 174-456z">
              <text:p/>
            </draw:path>
            <draw:path draw:style-name="gr56" draw:text-style-name="P38" draw:layer="layout" svg:width="0.217cm" svg:height="0.979cm" svg:x="14.481cm" svg:y="5.604cm" svg:viewBox="0 0 218 980" svg:d="M213 39c5-11 5-14 5-19 0-12-8-20-19-20-9 0-17 6-23 22-57 150-113 300-170 450-3 6-6 11-6 17 0 5 0 5 6 16 57 150 113 300 170 450 3 11 9 25 23 25 11 0 19-8 19-19 0-3 0-6-5-17-58-152-116-304-174-455 58-150 116-300 174-450z">
              <text:p/>
            </draw:path>
            <draw:path draw:style-name="gr56" draw:text-style-name="P38" draw:layer="layout" svg:width="0.444cm" svg:height="0.689cm" svg:x="14.861cm" svg:y="5.66cm" svg:viewBox="0 0 445 690" svg:d="M442 25c0-3 3-11 3-14 0-8-8-11-14-11-3 0-14 0-17 3-32 2-65 4-98 5-11 3-22 3-22 23 0 11 11 11 25 11 45 0 48 5 48 17 0 2-2 9-3 14-19 77-37 154-56 231-17-30-42-58-84-58-109 0-224 148-224 293 0 81 45 151 118 151 36 0 78-20 117-70 11 50 48 70 84 70 37 0 56-25 70-56 20-36 31-92 31-95 0-8-8-8-14-8-14 0-14 0-20 22-14 53-33 114-67 114-25 0-25-25-25-39 0-8 0-22 6-44 47-187 95-373 142-559zM244 559c-9 30-70 108-124 108-47 0-53-55-53-86 0-48 31-162 48-204 25-61 70-109 109-109 8 0 31 0 48 28 11 17 19 45 19 64 0 3 0 6-3 11-15 63-30 125-44 188z">
              <text:p/>
            </draw:path>
            <draw:path draw:style-name="gr56" draw:text-style-name="P38" draw:layer="layout" svg:width="0.397cm" svg:height="0.443cm" svg:x="15.34cm" svg:y="5.906cm" svg:viewBox="0 0 398 444" svg:d="M171 151c0-3 45-129 129-129 5 0 33 0 53 14-34 11-37 42-37 48 0 11 9 30 34 30 17 0 48-13 48-53 0-50-65-61-96-61-67 0-103 50-120 70-11-50-48-70-81-70-37 0-56 22-70 53-20 39-31 95-31 98 0 11 8 11 14 11 11 0 14-3 20-22 16-70 36-118 64-118s28 28 28 39c0 17-6 34-8 51-25 97-49 195-73 293-3 6-3 11-3 14 0 11 6 25 28 25 28 0 36-28 36-36 22-86 43-172 65-257z">
              <text:p/>
            </draw:path>
            <draw:path draw:style-name="gr56" draw:text-style-name="P38" draw:layer="layout" svg:width="0.243cm" svg:height="0.652cm" svg:x="15.754cm" svg:y="5.696cm" svg:viewBox="0 0 244 653" svg:d="M244 503c0-9-9-9-14-9-14 0-14 0-17 14-9 31-37 123-93 123-8 0-22 0-22-28 0-25 14-56 25-92 22-56 43-112 65-168 8-27 11-36 11-55 0-53-37-79-73-79-92 0-126 146-126 151 0 11 8 11 14 11 14 0 14-2 17-16 8-31 36-123 92-123 11 0 23 5 23 28 0 22-12 50-20 70-9 27-19 54-28 81-14 33-25 64-36 97-14 37-17 48-17 67 0 39 22 78 73 78 92 0 126-148 126-150zM238 34c0-26-20-34-34-34-19 0-47 20-47 47 0 26 19 34 33 34 20 0 48-20 48-47z">
              <text:p/>
            </draw:path>
            <draw:path draw:style-name="gr56" draw:text-style-name="P38" draw:layer="layout" svg:width="0.405cm" svg:height="0.443cm" svg:x="16.054cm" svg:y="5.906cm" svg:viewBox="0 0 406 444" svg:d="M406 64c0-33-14-64-42-64-22 0-48 22-48 45 0 14 9 19 14 28 23 25 26 55 26 75 0 28-45 274-160 274-53 0-62-48-62-81 0-56 31-143 56-213 6-14 12-30 12-47 0-50-31-81-76-81-90 0-126 145-126 151 0 11 11 11 17 11 11 0 14-3 17-17 8-31 33-123 92-123 11 0 22 3 22 28 0 23-11 51-25 90-31 81-50 139-50 187 0 89 64 117 120 117 165 0 213-355 213-380z">
              <text:p/>
            </draw:path>
            <draw:path draw:style-name="gr56" draw:text-style-name="P38" draw:layer="layout" svg:width="0.346cm" svg:height="0.443cm" svg:x="16.538cm" svg:y="5.906cm" svg:viewBox="0 0 347 444" svg:d="M123 207c31 0 95-3 143-23 78-30 78-95 78-100 0-45-36-84-100-84-104 0-244 101-244 274 0 86 48 170 140 170 126 0 207-98 207-112 0-5-5-16-14-16-5 0-5 0-14 11-73 92-159 95-176 95-65 0-76-70-76-106 0-40 11-81 17-109 13 0 26 0 39 0zM90 184c42-159 145-162 154-162 39 0 61 25 61 59 0 103-162 103-193 103-7 0-15 0-22 0z">
              <text:p/>
            </draw:path>
            <draw:path draw:style-name="gr56" draw:text-style-name="P38" draw:layer="layout" svg:width="0.22cm" svg:height="0.979cm" svg:x="17.006cm" svg:y="5.604cm" svg:viewBox="0 0 221 980" svg:d="M216 505c5-11 5-12 5-16s0-3-5-14c-58-151-116-302-174-453-6-16-13-22-22-22-10 0-20 8-20 20 0 2 0 5 6 16 57 151 115 302 173 453-58 151-116 301-173 452-6 11-6 14-6 20 0 11 11 19 20 19 14 0 16-11 22-19 58-152 116-304 174-456z">
              <text:p/>
            </draw:path>
            <draw:path draw:style-name="gr56" draw:text-style-name="P38" draw:layer="layout" svg:width="0.657cm" svg:height="0.652cm" svg:x="17.389cm" svg:y="5.685cm" svg:viewBox="0 0 658 653" svg:d="M347 36c0-19 0-36-19-36-20 0-20 20-20 36 0 193 0 386 0 578-91 0-181 0-272 0-16 0-36 0-36 20 0 19 20 19 36 19 195 0 390 0 585 0 17 0 37 0 37-19 0-20-20-20-37-20-91 0-182 0-274 0 0-192 0-385 0-578z">
              <text:p/>
            </draw:path>
          </draw:g>
        </draw:g>
        <draw:polyline draw:style-name="gr103" draw:text-style-name="P40" xml:id="id162" draw:id="id162" draw:layer="layout" svg:width="0.475cm" svg:height="3.809cm" draw:transform="rotate (-1.5707963267949) translate (10.16cm 6.534cm)" svg:viewBox="0 0 476 3810" draw:points="0,3810 476,3810 476,0 0,0">
          <text:p/>
        </draw:polyline>
        <draw:frame draw:style-name="gr104" draw:text-style-name="P58" xml:id="id163" draw:id="id163" draw:layer="layout" svg:width="8.283cm" svg:height="1.673cm" svg:x="1.968cm" svg:y="7.278cm">
          <draw:text-box>
            <text:p text:style-name="P52"><text:span text:style-name="T41">“</text:span><text:span text:style-name="T41">there is a transition labeled</text:span><text:span text:style-name="T41"><text:line-break/></text:span><text:span text:style-name="T42">drive</text:span><text:span text:style-name="T41"> after which ⊤ holds”</text:span></text:p>
          </draw:text-box>
        </draw:frame>
        <draw:polyline draw:style-name="gr105" draw:text-style-name="P40" xml:id="id164" draw:id="id164" draw:layer="layout" svg:width="0.512cm" svg:height="6.745cm" draw:transform="rotate (-1.5707963267949) translate (18.097cm 6.485cm)" svg:viewBox="0 0 513 6746" draw:points="37,6746 513,6746 476,0 0,0">
          <text:p/>
        </draw:polyline>
        <draw:frame draw:style-name="gr106" draw:text-style-name="P60" xml:id="id165" draw:id="id165" draw:layer="layout" svg:width="12.961cm" svg:height="1.673cm" svg:x="11.069cm" svg:y="7.266cm">
          <draw:text-box>
            <text:p text:style-name="P59"><text:span text:style-name="T43">“</text:span><text:span text:style-name="T43">there is a transition </text:span><text:span text:style-name="T44">brake</text:span><text:span text:style-name="T45"> after which there</text:span></text:p>
            <text:p text:style-name="P59"><text:span text:style-name="T45">is a transition </text:span><text:span text:style-name="T46">drive</text:span><text:span text:style-name="T47"> after which⊤ holds”</text:span></text:p>
          </draw:text-box>
        </draw:frame>
        <draw:g xml:id="id166" draw:id="id166">
          <svg:title>TexMaths</svg:title>
          <svg:desc>28§inline§\brake§svg§600§TRUE§</svg:desc>
          <draw:g>
            <draw:path draw:style-name="gr56" draw:text-style-name="P38" draw:layer="layout" svg:width="0.189cm" svg:height="0.386cm" svg:x="9.207cm" svg:y="11.847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56" draw:text-style-name="P38" draw:layer="layout" svg:width="0.222cm" svg:height="0.248cm" svg:x="9.444cm" svg:y="11.985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56" draw:text-style-name="P38" draw:layer="layout" svg:width="0.235cm" svg:height="0.248cm" svg:x="9.662cm" svg:y="11.985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56" draw:text-style-name="P38" draw:layer="layout" svg:width="0.235cm" svg:height="0.386cm" svg:x="9.925cm" svg:y="11.847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56" draw:text-style-name="P38" draw:layer="layout" svg:width="0.194cm" svg:height="0.248cm" svg:x="10.201cm" svg:y="11.985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g xml:id="id167" draw:id="id167">
          <svg:title>TexMaths</svg:title>
          <svg:desc>28§inline§\drive§svg§600§TRUE§</svg:desc>
          <draw:g>
            <draw:path draw:style-name="gr56" draw:text-style-name="P38" draw:layer="layout" svg:width="0.268cm" svg:height="0.416cm" svg:x="15.228cm" svg:y="11.847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56" draw:text-style-name="P38" draw:layer="layout" svg:width="0.239cm" svg:height="0.267cm" svg:x="15.517cm" svg:y="11.995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56" draw:text-style-name="P38" draw:layer="layout" svg:width="0.146cm" svg:height="0.394cm" svg:x="15.767cm" svg:y="11.869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56" draw:text-style-name="P38" draw:layer="layout" svg:width="0.243cm" svg:height="0.267cm" svg:x="15.948cm" svg:y="11.995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56" draw:text-style-name="P38" draw:layer="layout" svg:width="0.209cm" svg:height="0.267cm" svg:x="16.241cm" svg:y="11.995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draw:custom-shape draw:style-name="gr90" draw:text-style-name="P8" xml:id="id31" draw:id="id31" draw:layer="layout" svg:width="1.39cm" svg:height="1.391cm" svg:x="5.94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32" draw:id="id32" draw:layer="layout" svg:width="1.391cm" svg:height="1.391cm" svg:x="12.145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33" draw:id="id33" draw:layer="layout" svg:width="1.391cm" svg:height="1.391cm" svg:x="18.278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40" xml:id="id168" draw:id="id168" draw:layer="layout" draw:type="curve" svg:x1="7.33cm" svg:y1="11.635cm" svg:x2="12.145cm" svg:y2="11.635cm" draw:start-shape="id31" draw:start-glue-point="10" draw:end-shape="id32" draw:end-glue-point="6" svg:d="M7330 11635h4815" svg:viewBox="0 0 4816 1">
          <text:p/>
        </draw:connector>
        <draw:connector draw:style-name="gr108" draw:text-style-name="P40" xml:id="id169" draw:id="id169" draw:layer="layout" draw:type="curve" svg:x1="13.536cm" svg:y1="11.635cm" svg:x2="18.278cm" svg:y2="11.635cm" draw:start-shape="id32" draw:start-glue-point="10" draw:end-shape="id33" draw:end-glue-point="6" svg:d="M13536 11635h4742" svg:viewBox="0 0 4743 1">
          <text:p/>
        </draw:connector>
        <draw:connector draw:style-name="gr109" draw:text-style-name="P40" xml:id="id170" draw:id="id170" draw:layer="layout" draw:type="curve" svg:x1="6.635cm" svg:y1="10.939cm" svg:x2="18.974cm" svg:y2="10.939cm" draw:start-shape="id31" draw:start-glue-point="4" draw:end-shape="id33" draw:end-glue-point="4" svg:d="M6635 10939c0-790 12339-790 12339 0" svg:viewBox="0 0 12340 593">
          <text:p/>
        </draw:connector>
        <draw:connector draw:style-name="gr110" draw:text-style-name="P40" xml:id="id171" draw:id="id171" draw:layer="layout" draw:type="curve" svg:x1="4.762cm" svg:y1="11.622cm" svg:x2="5.94cm" svg:y2="11.635cm" draw:end-shape="id31" draw:end-glue-point="6" svg:d="M4762 11622c489 0-100 13 1178 13" svg:viewBox="0 0 1179 14">
          <text:p/>
        </draw:connector>
        <draw:g xml:id="id172" draw:id="id172">
          <svg:title>TexMaths</svg:title>
          <svg:desc>28§inline§\drive§svg§600§TRUE§</svg:desc>
          <draw:g>
            <draw:path draw:style-name="gr56" draw:text-style-name="P38" draw:layer="layout" svg:width="0.268cm" svg:height="0.416cm" svg:x="11.906cm" svg:y="9.783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56" draw:text-style-name="P38" draw:layer="layout" svg:width="0.239cm" svg:height="0.267cm" svg:x="12.195cm" svg:y="9.931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56" draw:text-style-name="P38" draw:layer="layout" svg:width="0.146cm" svg:height="0.394cm" svg:x="12.445cm" svg:y="9.805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56" draw:text-style-name="P38" draw:layer="layout" svg:width="0.243cm" svg:height="0.267cm" svg:x="12.626cm" svg:y="9.931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56" draw:text-style-name="P38" draw:layer="layout" svg:width="0.209cm" svg:height="0.267cm" svg:x="12.919cm" svg:y="9.931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1" draw:layer="layout" svg:width="15.169cm" svg:height="8.533cm" svg:x="1.914cm" svg:y="2.566cm" draw:page-number="15" presentation:class="page"/>
          <draw:frame presentation:style-name="pr10" draw:text-style-name="P3" draw:layer="layout" svg:width="17.992cm" svg:height="11.897cm" svg:x="0.529cm" svg:y="11.902cm" presentation:class="notes" presentation:placeholder="true">
            <draw:text-box/>
          </draw:frame>
        </presentation:notes>
      </draw:page>
      <draw:page draw:name="page16"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presentation:user-transformed="true">
          <draw:text-box>
            <text:p><text:span text:style-name="T29">Syntax / Intuitive Semantics</text:span></text:p>
          </draw:text-box>
        </draw:frame>
        <draw:g>
          <svg:title>TexMaths</svg:title>
          <svg:desc>28§display§\land, \lor, \lnot§svg§600§FALSE§</svg:desc>
          <draw:g>
            <draw:path draw:style-name="gr102" draw:text-style-name="P57" draw:layer="layout" svg:width="2.682cm" svg:height="0.672cm" svg:x="0.867cm" svg:y="5.202cm" svg:viewBox="0 0 2683 673" svg:d="M0 0c894 0 1788 0 2683 0 0 224 0 448 0 673-895 0-1789 0-2683 0 0-225 0-449 0-673z">
              <text:p/>
            </draw:path>
            <draw:path draw:style-name="gr56" draw:text-style-name="P38" draw:layer="layout" svg:width="0.547cm" svg:height="0.605cm" svg:x="0.87cm" svg:y="5.152cm" svg:viewBox="0 0 548 606" svg:d="M297 20c-9-17-14-20-23-20-14 0-17 6-22 20-81 182-162 364-244 547-5 13-8 13-8 19 0 11 8 20 20 20 8 0 16-3 22-20 77-173 155-346 232-519 77 173 153 346 230 519 11 20 19 20 25 20 8 0 19-9 19-20 0-3 0-3-8-14-81-184-162-368-243-552z">
              <text:p/>
            </draw:path>
            <draw:path draw:style-name="gr56" draw:text-style-name="P38" draw:layer="layout" svg:width="0.114cm" svg:height="0.292cm" svg:x="1.555cm" svg:y="5.632cm" svg:viewBox="0 0 115 293" svg:d="M115 103c0-64-23-103-62-103-33 0-53 25-53 53 0 25 20 50 53 50 11 0 25-3 34-11 3-3 3-2 5-3 1 5 3 0 3 14 0 73-35 133-67 165-10 10-11 11-11 14 0 8 5 11 8 11 11 0 90-75 90-190z">
              <text:p/>
            </draw:path>
            <draw:path draw:style-name="gr56" draw:text-style-name="P38" draw:layer="layout" svg:width="0.544cm" svg:height="0.605cm" svg:x="1.964cm" svg:y="5.152cm" svg:viewBox="0 0 545 606" svg:d="M537 39c6-14 8-14 8-19 0-12-8-20-19-20s-17 6-22 22c-78 172-155 345-233 517-76-173-153-346-229-519-8-17-17-20-22-20-12 0-20 8-20 20 0 2 0 2 6 16 81 184 162 367 243 550 8 17 14 20 22 20 14 0 17-6 23-20 81-182 162-365 243-547z">
              <text:p/>
            </draw:path>
            <draw:path draw:style-name="gr56" draw:text-style-name="P38" draw:layer="layout" svg:width="0.114cm" svg:height="0.292cm" svg:x="2.649cm" svg:y="5.632cm" svg:viewBox="0 0 115 293" svg:d="M115 103c0-64-25-103-65-103-30 0-50 25-50 53 0 25 20 50 50 50 12 0 26-3 34-11 3-3 4-2 6-3 2 0 2 0 2 14 0 73-33 131-67 165-11 8-11 11-11 14 0 8 6 11 11 11 11 0 90-75 90-190z">
              <text:p/>
            </draw:path>
            <draw:path draw:style-name="gr56" draw:text-style-name="P38" draw:layer="layout" svg:width="0.544cm" svg:height="0.259cm" svg:x="3.055cm" svg:y="5.389cm" svg:viewBox="0 0 545 260" svg:d="M545 33c0-30-2-33-33-33-160 0-319 0-478 0-17 0-34 0-34 20 0 19 17 19 34 19 157 0 315 0 472 0 0 62 0 125 0 187 0 17 0 34 20 34 19 0 19-17 19-34 0-64 0-128 0-193z">
              <text:p/>
            </draw:path>
          </draw:g>
        </draw:g>
        <draw:g>
          <svg:title>TexMaths</svg:title>
          <svg:desc>28§display§\top, \bot§svg§600§FALSE§</svg:desc>
          <draw:g>
            <draw:path draw:style-name="gr102" draw:text-style-name="P57" draw:layer="layout" svg:width="1.808cm" svg:height="0.742cm" svg:x="0.867cm" svg:y="3.601cm" svg:viewBox="0 0 1809 743" svg:d="M0 0c603 0 1206 0 1809 0 0 248 0 495 0 743-603 0-1206 0-1809 0 0-248 0-495 0-743z">
              <text:p/>
            </draw:path>
            <draw:path draw:style-name="gr56" draw:text-style-name="P38" draw:layer="layout" svg:width="0.656cm" svg:height="0.652cm" svg:x="0.87cm" svg:y="3.551cm" svg:viewBox="0 0 657 653" svg:d="M349 39c92 0 183 0 274 0 17 0 34 0 34-19 0-20-17-20-34-20-195 0-391 0-587 0-14 0-36 0-36 20 0 19 22 19 36 19 92 0 183 0 274 0 0 194 0 387 0 581 0 14 0 33 20 33 19 0 19-17 19-33 0-194 0-387 0-581z">
              <text:p/>
            </draw:path>
            <draw:path draw:style-name="gr56" draw:text-style-name="P38" draw:layer="layout" svg:width="0.114cm" svg:height="0.292cm" svg:x="1.664cm" svg:y="4.101cm" svg:viewBox="0 0 115 293" svg:d="M115 103c0-64-23-103-62-103-33 0-53 25-53 53 0 25 20 50 53 50 11 0 25-3 34-11 2-3 3-2 5-3 1 5 3 0 3 14 0 73-35 133-67 165-10 10-11 11-11 14 0 8 5 11 8 11 11 0 90-75 90-190z">
              <text:p/>
            </draw:path>
            <draw:path draw:style-name="gr56" draw:text-style-name="P38" draw:layer="layout" svg:width="0.656cm" svg:height="0.652cm" svg:x="2.069cm" svg:y="3.551cm" svg:viewBox="0 0 657 653" svg:d="M349 36c0-19 0-36-19-36-20 0-20 20-20 36 0 193 0 386 0 578-91 0-182 0-274 0-14 0-36 0-36 20 0 19 22 19 36 19 196 0 392 0 587 0 17 0 34 0 34-19 0-20-17-20-34-20-91 0-182 0-274 0 0-192 0-385 0-578z">
              <text:p/>
            </draw:path>
          </draw:g>
        </draw:g>
        <draw:g>
          <svg:title>TexMaths</svg:title>
          <svg:desc>28§display§\langle T \rangle \phi§svg§600§FALSE§</svg:desc>
          <draw:g>
            <draw:path draw:style-name="gr102" draw:text-style-name="P57" draw:layer="layout" svg:width="1.982cm" svg:height="0.879cm" svg:x="0.867cm" svg:y="6.732cm" svg:viewBox="0 0 1983 880" svg:d="M993 880c-331 0-662 0-993 0 0-294 0-587 0-880 661 0 1322 0 1983 0 0 293 0 586 0 880-330 0-660 0-990 0z">
              <text:p/>
            </draw:path>
            <draw:path draw:style-name="gr56" draw:text-style-name="P38" draw:layer="layout" svg:width="0.217cm" svg:height="0.979cm" svg:x="0.926cm" svg:y="6.682cm" svg:viewBox="0 0 218 980" svg:d="M213 39c5-11 5-14 5-19 0-12-8-20-19-20-9 0-14 6-23 22-57 150-114 300-170 450-3 6-6 11-6 17 0 5 0 5 6 16 56 150 113 300 170 450 3 11 9 25 23 25 11 0 19-8 19-19 0-3 0-6-5-17-58-152-116-304-174-455 58-150 116-300 174-450z">
              <text:p/>
            </draw:path>
            <draw:path draw:style-name="gr56" draw:text-style-name="P38" draw:layer="layout" svg:width="0.667cm" svg:height="0.661cm" svg:x="1.222cm" svg:y="6.755cm" svg:viewBox="0 0 668 662" svg:d="M397 67c6-25 11-33 22-36 9 0 42 0 62 0 98 0 143 3 143 78 0 17-3 53-9 78 0 6-3 17-3 20 0 5 3 14 14 14 9 0 12-9 14-23 9-57 17-113 26-170 2-6 2-14 2-17 0-11-8-11-25-11-182 0-363 0-545 0-25 0-25 0-34 20-19 57-39 115-58 173-2 5-6 14-6 16 0 6 6 12 11 12 11 0 11-6 17-23 53-151 81-167 224-167 13 0 26 0 39 0 28 0 28 3 28 11 0 5-3 17-3 19-44 175-88 349-131 523-12 36-14 47-118 47-36 0-42 0-42 20 0 11 11 11 17 11 25 0 53-3 81-3s57 0 84 0 53 0 81 0 56 3 84 3c11 0 22 0 22-20 0-11-8-11-33-11s-37 0-62 0c-31-3-36-8-36-22 1-7 0-6 3-20 43-174 87-348 131-522z">
              <text:p/>
            </draw:path>
            <draw:path draw:style-name="gr56" draw:text-style-name="P38" draw:layer="layout" svg:width="0.217cm" svg:height="0.979cm" svg:x="1.963cm" svg:y="6.682cm" svg:viewBox="0 0 218 980" svg:d="M215 505c3-11 3-12 3-16s0-3-3-14c-57-151-115-302-173-453-6-16-11-22-22-22-12 0-20 8-20 20 0 2 0 5 6 16 57 151 115 302 173 453-58 151-116 301-173 452-6 11-6 14-6 20 0 11 8 19 20 19 14 0 16-11 22-19 58-152 116-304 173-456z">
              <text:p/>
            </draw:path>
            <draw:path draw:style-name="gr56" draw:text-style-name="P38" draw:layer="layout" svg:width="0.558cm" svg:height="0.647cm" svg:x="2.341cm" svg:y="6.984cm" svg:viewBox="0 0 559 648" svg:d="M117 600c-2 12-5 14-5 20 0 20 19 28 31 28 2 0 25-3 36-28 3-6 6-39 34-179 8 3 14 3 30 3 165 0 316-154 316-307 0-78-39-137-112-137-142 0-201 190-260 383-106-20-162-76-162-146 0-28 23-136 81-203 9-9 6-8 9-12 0-5-3-11-12-11-27 0-103 143-103 238 0 89 64 162 171 187-18 55-36 109-54 164zM254 388c-8 0-11 0-19-3-11 0-11 0-11-2 0-3 17-93 19-107 31-125 107-217 193-217 67 0 95 50 95 97 0 112-125 232-277 232z">
              <text:p/>
            </draw:path>
          </draw:g>
        </draw:g>
        <draw:g>
          <svg:title>TexMaths</svg:title>
          <svg:desc>28§display§[ T ] \phi§svg§600§FALSE§</svg:desc>
          <draw:g>
            <draw:path draw:style-name="gr102" draw:text-style-name="P57" draw:layer="layout" svg:width="1.761cm" svg:height="0.879cm" svg:x="0.867cm" svg:y="8.471cm" svg:viewBox="0 0 1762 880" svg:d="M881 880c-294 0-587 0-881 0 0-294 0-587 0-880 587 0 1175 0 1762 0 0 293 0 586 0 880-294 0-587 0-881 0z">
              <text:p/>
            </draw:path>
            <draw:path draw:style-name="gr56" draw:text-style-name="P38" draw:layer="layout" svg:width="0.133cm" svg:height="0.979cm" svg:x="0.934cm" svg:y="8.421cm" svg:viewBox="0 0 134 980" svg:d="M134 980c0-13 0-26 0-39-31 0-63 0-95 0 0-301 0-601 0-902 32 0 64 0 95 0 0-13 0-26 0-39-45 0-89 0-134 0 0 327 0 653 0 980 45 0 89 0 134 0z">
              <text:p/>
            </draw:path>
            <draw:path draw:style-name="gr56" draw:text-style-name="P38" draw:layer="layout" svg:width="0.667cm" svg:height="0.661cm" svg:x="1.113cm" svg:y="8.494cm" svg:viewBox="0 0 668 662" svg:d="M394 67c9-25 12-33 23-36 11 0 42 0 64 0 98 0 143 3 143 78 0 17-6 53-9 78 0 6-3 17-3 20 0 5 3 14 12 14 11 0 14-9 14-23 9-57 18-113 28-170 0-6 2-14 2-17 0-11-11-11-28-11-181 0-363 0-545 0-22 0-22 0-31 20-19 57-39 115-58 173-2 5-6 14-6 16 0 6 6 12 11 12 11 0 11-6 17-23 53-151 78-167 224-167 13 0 26 0 39 0 28 0 28 3 28 11 0 5-3 17-6 19-44 175-87 349-131 523-9 36-11 47-115 47-36 0-42 0-42 20 0 11 11 11 17 11 25 0 53-3 81-3 25 0 55 0 81 0 27 0 56 0 81 0 31 0 59 3 87 3 8 0 22 0 22-20 0-11-8-11-33-11s-39 0-65 0c-28-3-36-8-36-22 2-7 0-6 6-20 43-174 85-348 128-522z">
              <text:p/>
            </draw:path>
            <draw:path draw:style-name="gr56" draw:text-style-name="P38" draw:layer="layout" svg:width="0.133cm" svg:height="0.979cm" svg:x="1.821cm" svg:y="8.421cm" svg:viewBox="0 0 134 980" svg:d="M134 0c-45 0-89 0-134 0 0 13 0 26 0 39 32 0 63 0 95 0 0 301 0 601 0 902-32 0-63 0-95 0 0 13 0 26 0 39 45 0 89 0 134 0 0-327 0-653 0-980z">
              <text:p/>
            </draw:path>
            <draw:path draw:style-name="gr56" draw:text-style-name="P38" draw:layer="layout" svg:width="0.558cm" svg:height="0.647cm" svg:x="2.12cm" svg:y="8.723cm" svg:viewBox="0 0 559 648" svg:d="M117 600c-2 12-2 14-2 20 0 20 16 28 28 28 2 0 25-3 36-28 3-6 8-39 34-179 8 3 16 3 33 3 162 0 313-154 313-307 0-78-39-137-112-137-142 0-201 190-260 383-106-20-162-76-162-146 0-28 23-136 81-203 9-9 6-8 9-12 0-5 0-11-12-11-27 0-103 143-103 238 0 89 64 162 171 187-18 55-36 109-54 164zM254 388c-8 0-11 0-19-3-11 0-11 0-11-2 0-3 17-93 19-107 31-125 107-217 193-217 70 0 95 50 95 97 0 112-125 232-277 232z">
              <text:p/>
            </draw:path>
          </draw:g>
        </draw:g>
        <draw:g>
          <svg:title>TexMaths</svg:title>
          <svg:desc>28§display§(v \assign d)\phi§svg§600§FALSE§</svg:desc>
          <draw:g>
            <draw:path draw:style-name="gr102" draw:text-style-name="P57" draw:layer="layout" svg:width="3.331cm" svg:height="0.879cm" svg:x="0.867cm" svg:y="11.897cm" svg:viewBox="0 0 3332 880" svg:d="M1667 880c-555 0-1111 0-1667 0 0-294 0-587 0-880 1111 0 2221 0 3332 0 0 293 0 586 0 880-555 0-1110 0-1665 0z">
              <text:p/>
            </draw:path>
            <draw:path draw:style-name="gr56" draw:text-style-name="P38" draw:layer="layout" svg:width="0.226cm" svg:height="0.979cm" svg:x="0.914cm" svg:y="11.847cm" svg:viewBox="0 0 227 980" svg:d="M227 969c0-3 0-3-17-20-120-125-154-309-154-460 0-171 39-341 159-461 12-14 12-14 12-17 0-8-3-11-9-11-11 0-98 67-156 193-51 106-62 215-62 296 0 78 11 195 64 307 59 120 143 184 154 184 6 0 9-3 9-11z">
              <text:p/>
            </draw:path>
            <draw:path draw:style-name="gr56" draw:text-style-name="P38" draw:layer="layout" svg:width="0.43cm" svg:height="0.443cm" svg:x="1.228cm" svg:y="12.149cm" svg:viewBox="0 0 431 444" svg:d="M431 70c0-53-25-70-42-70-25 0-51 25-51 47 0 14 6 20 17 31 20 20 34 45 34 78 0 42-59 266-176 266-48 0-70-34-70-84 0-56 25-126 56-210 5-14 11-27 11-47 0-45-31-81-81-81-93 0-129 142-129 151 0 11 8 11 11 11 11 0 11-3 17-20 28-97 70-120 98-120 8 0 25 0 25 31 0 25-8 50-17 70-42 112-56 156-56 201 0 103 87 120 132 120 165 0 221-324 221-374z">
              <text:p/>
            </draw:path>
            <draw:path draw:style-name="gr56" draw:text-style-name="P38" draw:layer="layout" svg:width="0.458cm" svg:height="0.867cm" svg:x="2cm" svg:y="11.903cm" svg:viewBox="0 0 459 868" svg:d="M249 34c0-17 0-34-20-34-19 0-19 17-19 34 0 232 0 465 0 698-25-37-51-65-76-81-61-45-120-56-123-56-11 0-11 11-11 19 0 14 0 17 22 23 68 19 107 53 129 78 50 53 62 112 67 142 0 6 3 11 11 11 9 0 9-8 12-16 22-109 92-187 201-218 14-3 17-3 17-20 0-8 0-19-14-19-3 0-59 11-115 50-33 25-59 56-81 87 0-233 0-466 0-698z">
              <text:p/>
            </draw:path>
            <draw:path draw:style-name="gr56" draw:text-style-name="P38" draw:layer="layout" svg:width="0.466cm" svg:height="0.689cm" svg:x="2.786cm" svg:y="11.903cm" svg:viewBox="0 0 467 690" svg:d="M467 11c0-3 0-11-11-11-17 0-109 8-126 11-8 0-14 6-14 17 0 14 9 14 25 14 48 0 48 5 48 17-1 6-2 13-3 19-20 77-39 155-59 232-16-36-44-64-89-64-115 0-238 145-238 287 0 93 56 157 131 157 20 0 68-3 129-73 6 39 42 73 87 73 36 0 59-23 73-53 16-37 30-95 30-98 0-8-8-8-11-8-11 0-11 2-14 16-17 65-33 120-75 120-25 0-28-25-28-44 0-23 0-31 5-48 47-188 94-376 140-564zM263 561c-3 20-3 20-20 37-42 55-84 69-109 69-50 0-64-53-64-92 0-47 31-167 53-212 31-59 76-95 115-95 64 0 78 81 78 87 0 5-3 11-3 16-16 64-33 127-50 190z">
              <text:p/>
            </draw:path>
            <draw:path draw:style-name="gr56" draw:text-style-name="P38" draw:layer="layout" svg:width="0.226cm" svg:height="0.979cm" svg:x="3.315cm" svg:y="11.847cm" svg:viewBox="0 0 227 980" svg:d="M227 489c0-76-9-193-65-305-58-120-142-184-154-184-5 0-8 6-8 11 0 3 0 3 20 23 95 94 151 251 151 455 0 167-37 340-160 463-11 14-11 14-11 17 0 6 3 11 8 11 12 0 101-67 157-192 50-107 62-216 62-299z">
              <text:p/>
            </draw:path>
            <draw:path draw:style-name="gr56" draw:text-style-name="P38" draw:layer="layout" svg:width="0.558cm" svg:height="0.647cm" svg:x="3.69cm" svg:y="12.149cm" svg:viewBox="0 0 559 648" svg:d="M117 600c-2 12-5 14-5 20 0 20 19 28 31 28 2 0 25-3 36-28 3-6 6-39 34-179 8 3 14 3 30 3 165 0 316-154 316-307 0-78-39-137-111-137-143 0-202 190-261 383-106-20-162-76-162-146 0-28 23-136 81-203 9-9 6-8 9-12 0-5-3-11-11-11-28 0-104 143-104 238 0 89 64 162 171 187-18 55-36 109-54 164zM255 388c-9 0-12 0-20-3-11 0-11 0-11-2 0-3 17-93 19-107 31-125 107-217 193-217 68 0 96 50 96 97 0 112-126 232-277 232z">
              <text:p/>
            </draw:path>
          </draw:g>
        </draw:g>
        <draw:g>
          <svg:title>TexMaths</svg:title>
          <svg:desc>28§display§(v = d)§svg§600§FALSE§</svg:desc>
          <draw:g>
            <draw:path draw:style-name="gr102" draw:text-style-name="P57" draw:layer="layout" svg:width="2.897cm" svg:height="0.834cm" svg:x="0.867cm" svg:y="10.207cm" svg:viewBox="0 0 2898 835" svg:d="M1449 835c-483 0-966 0-1449 0 0-278 0-557 0-835 966 0 1932 0 2898 0 0 278 0 557 0 835-483 0-966 0-1449 0z">
              <text:p/>
            </draw:path>
            <draw:path draw:style-name="gr56" draw:text-style-name="P38" draw:layer="layout" svg:width="0.226cm" svg:height="0.929cm" svg:x="0.914cm" svg:y="10.159cm" svg:viewBox="0 0 227 930" svg:d="M227 920c0-3 0-3-17-19-120-119-154-294-154-437 0-162 39-324 159-437 12-14 12-14 12-16 0-8-3-11-9-11-11 0-98 64-156 183-51 101-62 204-62 281 0 74 11 185 64 291 59 114 143 175 154 175 6 0 9-2 9-10z">
              <text:p/>
            </draw:path>
            <draw:path draw:style-name="gr56" draw:text-style-name="P38" draw:layer="layout" svg:width="0.43cm" svg:height="0.42cm" svg:x="1.228cm" svg:y="10.445cm" svg:viewBox="0 0 431 421" svg:d="M431 66c0-50-25-66-42-66-25 0-51 24-51 45 0 13 6 19 17 29 20 19 34 43 34 74 0 40-59 252-176 252-48 0-73-32-73-79 0-53 28-120 59-199 5-13 11-27 11-45 0-43-31-77-81-77-93 0-129 135-129 143 0 11 8 11 11 11 11 0 11-3 17-19 28-93 70-114 98-114 8 0 25 0 25 29 0 24-11 48-17 67-42 106-56 148-56 190 0 98 87 114 132 114 165 0 221-307 221-355z">
              <text:p/>
            </draw:path>
            <draw:path draw:style-name="gr56" draw:text-style-name="P38" draw:layer="layout" svg:width="0.651cm" svg:height="0.219cm" svg:x="2.039cm" svg:y="10.514cm" svg:viewBox="0 0 652 220" svg:d="M618 40c14 0 34-2 34-21 0-20-20-19-31-19-197 0-394 0-590 0-14 0-31-1-31 19 0 19 17 21 34 21 194 0 389 0 584 0zM621 220c11 0 31 1 31-19 0-19-20-21-34-21-195 0-390 0-584 0-17 0-34 2-34 21 0 20 17 19 31 19 196 0 393 0 590 0z">
              <text:p/>
            </draw:path>
            <draw:path draw:style-name="gr56" draw:text-style-name="P38" draw:layer="layout" svg:width="0.466cm" svg:height="0.654cm" svg:x="3.06cm" svg:y="10.212cm" svg:viewBox="0 0 467 655" svg:d="M467 11c0-3 0-11-14-11s-106 8-123 11c-8 0-14 5-14 16 0 13 8 13 22 13 48 0 51 5 51 16-1 6-2 12-3 18-20 74-39 147-59 220-19-34-47-61-92-61-115 0-235 138-235 273 0 88 53 149 129 149 19 0 70-3 128-69 9 37 42 69 90 69 33 0 56-22 73-51 16-34 28-90 28-93 0-7-9-7-12-7-8 0-11 2-14 15-16 61-33 114-72 114-28 0-31-23-31-42 0-21 3-29 5-45 48-179 96-357 143-535zM263 533c-6 18-6 18-20 34-44 53-84 66-112 66-50 0-61-50-61-87 0-45 31-159 53-201 31-56 76-91 115-91 61 0 75 77 75 83 0 5 0 10-3 15-15 61-31 121-47 181z">
              <text:p/>
            </draw:path>
            <draw:path draw:style-name="gr56" draw:text-style-name="P38" draw:layer="layout" svg:width="0.228cm" svg:height="0.929cm" svg:x="3.586cm" svg:y="10.159cm" svg:viewBox="0 0 229 930" svg:d="M229 464c0-72-11-183-64-289-59-114-145-175-154-175-5 0-11 5-11 11 0 2 0 2 20 21 95 90 151 238 151 432 0 159-37 323-157 440-14 13-14 13-14 16 0 5 6 10 11 10 9 0 98-63 157-183 50-100 61-204 61-283z">
              <text:p/>
            </draw:path>
          </draw:g>
        </draw:g>
        <draw:g>
          <svg:title>TexMaths</svg:title>
          <svg:desc>28§latex§\textsf{After all $t \in T$ transitions $\phi$ holds}§svg§600§TRUE§</svg:desc>
          <draw:g>
            <draw:path draw:style-name="gr111" draw:text-style-name="P61" draw:layer="layout" svg:width="0.598cm" svg:height="0.677cm" svg:x="5.732cm" svg:y="8.672cm" svg:viewBox="0 0 599 678" svg:d="M344 0c-29 0-58 0-86 0-86 226-172 452-258 678 24 0 49 0 73 0 25-66 50-132 75-198 96 0 191 0 286 0 25 66 50 132 75 198 30 0 60 0 90 0-85-226-170-452-255-678zM414 424c-81 0-162 0-243 0 20-58 41-117 61-176 23-58 54-142 59-178 3 14 11 39 34 103 30 84 59 167 89 251z">
              <text:p/>
            </draw:path>
            <draw:path draw:style-name="gr111" draw:text-style-name="P61" draw:layer="layout" svg:width="0.313cm" svg:height="0.688cm" svg:x="6.387cm" svg:y="8.661cm" svg:viewBox="0 0 314 689" svg:d="M146 313c36 0 72 0 109 0 0-19 0-38 0-56-38 0-75 0-112 0 0-39 0-78 0-117 0-73 67-79 92-79 20 0 45 0 79 17 0-22 0-45 0-67-12-3-42-11-79-11-92 0-162 70-162 167 0 30 0 60 0 90-24 0-49 0-73 0 0 18 0 37 0 56 24 0 49 0 73 0 0 125 0 251 0 376 24 0 48 0 73 0 0-125 0-251 0-376z">
              <text:p/>
            </draw:path>
            <draw:path draw:style-name="gr111" draw:text-style-name="P61" draw:layer="layout" svg:width="0.307cm" svg:height="0.568cm" svg:x="6.681cm" svg:y="8.792cm" svg:viewBox="0 0 308 569" svg:d="M151 181c47 0 93 0 140 0 0-18 0-37 0-55-47 0-93 0-140 0 0-42 0-84 0-126-22 0-45 0-67 0 0 42 0 84 0 126-28 0-56 0-84 0 0 18 0 37 0 55 27 0 54 0 81 0 0 88 0 175 0 263 0 58 14 125 81 125 70 0 121-25 146-36-6-19-11-39-17-59-25 23-56 34-89 34-37 0-51-31-51-81 0-82 0-164 0-246z">
              <text:p/>
            </draw:path>
            <draw:path draw:style-name="gr111" draw:text-style-name="P61" draw:layer="layout" svg:width="0.371cm" svg:height="0.459cm" svg:x="7.051cm" svg:y="8.901cm" svg:viewBox="0 0 372 460" svg:d="M372 237c0-33 0-109-39-167-39-59-101-70-134-70-109 0-199 103-199 229 0 128 95 231 213 231 61 0 117-22 157-50-2-21-4-43-6-64-62 50-129 56-151 56-79 0-140-70-143-165 101 0 202 0 302 0zM73 181c17-72 70-122 126-122 50 0 106 33 117 122-81 0-162 0-243 0z">
              <text:p/>
            </draw:path>
            <draw:path draw:style-name="gr111" draw:text-style-name="P61" draw:layer="layout" svg:width="0.24cm" svg:height="0.443cm" svg:x="7.535cm" svg:y="8.906cm" svg:viewBox="0 0 241 444" svg:d="M73 234c0-97 70-167 168-170 0-21 0-43 0-64-87 0-143 47-174 95 0-30 0-60 0-89-22 0-45 0-67 0 0 146 0 292 0 438 24 0 49 0 73 0 0-70 0-140 0-210z">
              <text:p/>
            </draw:path>
            <draw:path draw:style-name="gr111" draw:text-style-name="P61" draw:layer="layout" svg:width="0.346cm" svg:height="0.459cm" svg:x="8.162cm" svg:y="8.901cm" svg:viewBox="0 0 347 460" svg:d="M347 167c0-100-70-167-162-167-65 0-107 14-154 42 2 21 4 43 5 64 54-36 101-50 149-50 47 0 87 39 87 111 0 14 0 28 0 42-149 3-272 45-272 131 0 42 25 120 112 120 14 0 106 0 162-44 0 11 0 22 0 33 25 0 49 0 73 0 0-94 0-188 0-282zM272 321c0 19 0 45-34 61-28 17-67 20-76 20-47 0-92-22-92-64 0-67 160-76 202-78 0 20 0 40 0 61z">
              <text:p/>
            </draw:path>
            <draw:path draw:style-name="gr111" draw:text-style-name="P61" draw:layer="layout" svg:width="0.075cm" svg:height="0.677cm" svg:x="8.669cm" svg:y="8.672cm" svg:viewBox="0 0 76 678" svg:d="M76 0c-26 0-51 0-76 0 0 226 0 452 0 678 25 0 50 0 76 0 0-226 0-452 0-678z">
              <text:p/>
            </draw:path>
            <draw:path draw:style-name="gr111" draw:text-style-name="P61" draw:layer="layout" svg:width="0.075cm" svg:height="0.677cm" svg:x="8.904cm" svg:y="8.672cm" svg:viewBox="0 0 76 678" svg:d="M76 0c-26 0-51 0-76 0 0 226 0 452 0 678 25 0 50 0 76 0 0-226 0-452 0-678z">
              <text:p/>
            </draw:path>
            <draw:path draw:style-name="gr111" draw:text-style-name="P61" draw:layer="layout" svg:width="0.301cm" svg:height="0.621cm" svg:x="9.41cm" svg:y="8.739cm" svg:viewBox="0 0 302 622" svg:d="M179 220c31 0 62 0 93 0 19 0 30 0 30-19 0-11-11-11-28-11-29 0-58 0-86 0 36-140 42-159 42-165 0-17-14-25-31-25-3 0-28 0-39 36-13 51-25 103-37 154-31 0-61 0-92 0-20 0-31 0-31 19 0 11 8 11 28 11 29 0 58 0 87 0-70 280-76 296-76 313 0 53 37 89 90 89 101 0 157-142 157-150 0-9-6-9-12-9-8 0-8 3-14 14-42 101-95 126-128 126-20 0-31-14-31-48 0-22 3-28 5-44 25-97 49-194 73-291z">
              <text:p/>
            </draw:path>
            <draw:path draw:style-name="gr111" draw:text-style-name="P61" draw:layer="layout" svg:width="0.489cm" svg:height="0.566cm" svg:x="10.099cm" svg:y="8.823cm" svg:viewBox="0 0 490 567" svg:d="M456 304c17 0 34 0 34-19 0-20-17-20-34-20-139 0-278 0-417 0 11-131 126-226 263-226 52 0 103 0 154 0 17 0 34 0 34-19 0-20-17-20-34-20-51 0-102 0-154 0-170 0-302 128-302 285 0 156 132 282 302 282 52 0 103 0 154 0 17 0 34 0 34-20s-17-20-34-20c-51 0-102 0-154 0-137 0-252-92-263-223 139 0 278 0 417 0z">
              <text:p/>
            </draw:path>
            <draw:path draw:style-name="gr111" draw:text-style-name="P61" draw:layer="layout" svg:width="0.668cm" svg:height="0.66cm" svg:x="10.97cm" svg:y="8.689cm" svg:viewBox="0 0 669 661" svg:d="M395 70c8-28 11-34 22-37 11-2 42-2 65-2 97 0 142 2 142 81 0 14-3 53-8 78 0 3-3 14-3 17 0 5 3 13 11 13 11 0 14-8 17-22 8-57 17-113 25-170 0-6 3-14 3-17 0-11-11-11-28-11-182 0-364 0-546 0-22 0-25 0-31 20-19 57-39 115-58 173-2 5-6 14-6 16 0 6 6 11 11 11 11 0 11-5 17-19 53-154 78-170 224-170 13 0 26 0 39 0 28 0 28 2 28 11 0 5-3 17-5 19-44 175-88 350-132 525-8 36-11 48-118 48-33 0-39 0-39 16 0 11 9 11 17 11 25 0 53 0 78 0 28 0 56-2 84-2s56 2 82 2c30 0 58 0 86 0 9 0 23 0 23-19 0-8-9-8-34-8s-39 0-64-3c-28-3-37-6-37-23 2-6 0-5 6-19 43-173 86-346 129-519z">
              <text:p/>
            </draw:path>
            <draw:path draw:style-name="gr111" draw:text-style-name="P61" draw:layer="layout" svg:width="0.307cm" svg:height="0.568cm" svg:x="12.003cm" svg:y="8.792cm" svg:viewBox="0 0 308 569" svg:d="M154 181c47 0 93 0 140 0 0-18 0-37 0-55-47 0-93 0-140 0 0-42 0-84 0-126-22 0-45 0-67 0 0 42 0 84 0 126-29 0-58 0-87 0 0 18 0 37 0 55 28 0 56 0 84 0 0 88 0 175 0 263 0 58 14 125 81 125 70 0 118-25 143-36-5-19-9-39-14-59-25 23-59 34-90 34-36 0-50-31-50-81 0-82 0-164 0-246z">
              <text:p/>
            </draw:path>
            <draw:path draw:style-name="gr111" draw:text-style-name="P61" draw:layer="layout" svg:width="0.24cm" svg:height="0.443cm" svg:x="12.42cm" svg:y="8.906cm" svg:viewBox="0 0 241 444" svg:d="M76 234c0-97 70-167 165-170 0-21 0-43 0-64-87 0-140 47-171 95 0-30 0-60 0-89-23 0-47 0-70 0 0 146 0 292 0 438 25 0 50 0 76 0 0-70 0-140 0-210z">
              <text:p/>
            </draw:path>
            <draw:path draw:style-name="gr111" draw:text-style-name="P61" draw:layer="layout" svg:width="0.349cm" svg:height="0.459cm" svg:x="12.719cm" svg:y="8.901cm" svg:viewBox="0 0 350 460" svg:d="M350 167c0-100-73-167-162-167-65 0-110 14-154 42 1 21 3 43 5 64 51-36 101-50 149-50 44 0 84 39 84 111 0 14 0 28 0 42-146 3-272 45-272 131 0 42 28 120 112 120 14 0 106 0 162-44 0 11 0 22 0 33 26 0 51 0 76 0 0-94 0-188 0-282zM272 321c0 19 0 45-34 61-28 17-64 20-76 20-47 0-92-22-92-64 0-67 160-76 202-78 0 20 0 40 0 61z">
              <text:p/>
            </draw:path>
            <draw:path draw:style-name="gr111" draw:text-style-name="P61" draw:layer="layout" svg:width="0.346cm" svg:height="0.443cm" svg:x="13.229cm" svg:y="8.906cm" svg:viewBox="0 0 347 444" svg:d="M347 153c0-64-14-153-134-153-87 0-137 67-143 73 0-23 0-45 0-67-23 0-47 0-70 0 0 146 0 292 0 438 25 0 50 0 76 0 0-80 0-160 0-240 0-64 25-145 100-145 96 0 96 69 96 100 0 95 0 190 0 285 25 0 50 0 75 0 0-97 0-194 0-291z">
              <text:p/>
            </draw:path>
            <draw:path draw:style-name="gr111" draw:text-style-name="P61" draw:layer="layout" svg:width="0.324cm" svg:height="0.459cm" svg:x="13.685cm" svg:y="8.901cm" svg:viewBox="0 0 325 460" svg:d="M311 31c-53-23-93-31-143-31-25 0-162 0-162 128 0 48 28 79 53 98 28 20 50 25 106 36 34 6 93 17 93 70 0 67-79 67-93 67-81 0-137-36-154-47-4 22-7 44-11 67 31 14 84 41 165 41 17 0 73 0 115-30 31-23 45-62 45-106 0-53-37-87-37-90-39-33-64-39-114-47-54-11-98-22-98-70 0-61 70-61 81-61 33 0 84 5 140 39 4-22 9-43 14-64z">
              <text:p/>
            </draw:path>
            <draw:path draw:style-name="gr111" draw:text-style-name="P61" draw:layer="layout" svg:width="0.086cm" svg:height="0.663cm" svg:x="14.108cm" svg:y="8.686cm" svg:viewBox="0 0 87 664" svg:d="M87 0c-29 0-58 0-87 0 0 29 0 58 0 87 29 0 58 0 87 0 0-29 0-58 0-87zM81 232c-25 0-50 0-75 0 0 144 0 288 0 432 25 0 50 0 75 0 0-144 0-288 0-432z">
              <text:p/>
            </draw:path>
            <draw:path draw:style-name="gr111" draw:text-style-name="P61" draw:layer="layout" svg:width="0.307cm" svg:height="0.568cm" svg:x="14.287cm" svg:y="8.792cm" svg:viewBox="0 0 308 569" svg:d="M154 181c47 0 93 0 140 0 0-18 0-37 0-55-47 0-93 0-140 0 0-42 0-84 0-126-22 0-45 0-67 0 0 42 0 84 0 126-29 0-58 0-87 0 0 18 0 37 0 55 28 0 56 0 84 0 0 88 0 175 0 263 0 58 14 125 81 125 70 0 121-25 143-36-5-19-9-39-14-59-25 23-59 34-90 34-36 0-50-31-50-81 0-82 0-164 0-246z">
              <text:p/>
            </draw:path>
            <draw:path draw:style-name="gr111" draw:text-style-name="P61" draw:layer="layout" svg:width="0.086cm" svg:height="0.663cm" svg:x="14.699cm" svg:y="8.686cm" svg:viewBox="0 0 87 664" svg:d="M87 0c-29 0-58 0-87 0 0 29 0 58 0 87 29 0 58 0 87 0 0-29 0-58 0-87zM78 232c-24 0-48 0-72 0 0 144 0 288 0 432 24 0 48 0 72 0 0-144 0-288 0-432z">
              <text:p/>
            </draw:path>
            <draw:path draw:style-name="gr111" draw:text-style-name="P61" draw:layer="layout" svg:width="0.43cm" svg:height="0.459cm" svg:x="14.889cm" svg:y="8.901cm" svg:viewBox="0 0 431 460" svg:d="M431 234c0-131-98-234-215-234-121 0-216 106-216 234 0 132 101 226 216 226 117 0 215-97 215-226zM216 399c-68 0-140-54-140-173s75-167 140-167c70 0 140 51 140 167s-68 173-140 173z">
              <text:p/>
            </draw:path>
            <draw:path draw:style-name="gr111" draw:text-style-name="P61" draw:layer="layout" svg:width="0.346cm" svg:height="0.443cm" svg:x="15.432cm" svg:y="8.906cm" svg:viewBox="0 0 347 444" svg:d="M347 153c0-64-14-153-134-153-90 0-137 67-143 73 0-23 0-45 0-67-23 0-47 0-70 0 0 146 0 292 0 438 25 0 50 0 76 0 0-80 0-160 0-240 0-64 25-145 100-145 93 0 96 69 96 100 0 95 0 190 0 285 25 0 50 0 75 0 0-97 0-194 0-291z">
              <text:p/>
            </draw:path>
            <draw:path draw:style-name="gr111" draw:text-style-name="P61" draw:layer="layout" svg:width="0.324cm" svg:height="0.459cm" svg:x="15.888cm" svg:y="8.901cm" svg:viewBox="0 0 325 460" svg:d="M308 31c-50-23-90-31-140-31-25 0-165 0-165 128 0 48 28 79 53 98 31 20 53 25 106 36 37 6 93 17 93 70 0 67-76 67-93 67-78 0-134-36-151-47-4 22-7 44-11 67 31 14 84 41 165 41 17 0 70 0 112-30 31-23 48-62 48-106 0-53-37-87-37-90-39-33-67-39-114-47-56-11-101-22-101-70 0-61 73-61 84-61 31 0 84 5 140 39 3-22 7-43 11-64z">
              <text:p/>
            </draw:path>
            <draw:path draw:style-name="gr111" draw:text-style-name="P61" draw:layer="layout" svg:width="0.559cm" svg:height="0.646cm" svg:x="16.613cm" svg:y="8.918cm" svg:viewBox="0 0 560 647" svg:d="M118 600c-3 14-3 14-3 20 0 22 17 27 28 27 3 0 25-2 36-25 3-8 9-42 34-178 8 0 17 0 33 0 163 0 314-154 314-307 0-78-39-137-112-137-143 0-202 190-260 382-107-19-163-75-163-145 0-28 23-134 81-204 9-8 6-7 9-11 0-5 0-11-11-11-28 0-104 142-104 237 0 92 64 162 171 187-18 55-36 110-53 165zM255 388c-9 0-11 0-20 0-11 0-11-3-11-6 0-2 17-89 20-106 30-125 106-217 193-217 70 0 95 53 95 100 0 109-126 229-277 229z">
              <text:p/>
            </draw:path>
            <draw:path draw:style-name="gr111" draw:text-style-name="P61" draw:layer="layout" svg:width="0.346cm" svg:height="0.677cm" svg:x="17.616cm" svg:y="8.672cm" svg:viewBox="0 0 347 678" svg:d="M347 388c0-64-14-154-134-154-62 0-107 31-140 70 0-101 0-203 0-304-24 0-49 0-73 0 0 226 0 452 0 678 25 0 50 0 76 0 0-80 0-160 0-240 0-64 25-145 100-145 96 0 96 70 96 101 0 94 0 189 0 284 25 0 50 0 75 0 0-97 0-193 0-290z">
              <text:p/>
            </draw:path>
            <draw:path draw:style-name="gr111" draw:text-style-name="P61" draw:layer="layout" svg:width="0.43cm" svg:height="0.459cm" svg:x="18.075cm" svg:y="8.901cm" svg:viewBox="0 0 431 460" svg:d="M431 234c0-131-98-234-215-234-121 0-216 106-216 234 0 132 98 226 216 226 117 0 215-97 215-226zM216 399c-70 0-140-54-140-173s75-167 140-167c67 0 137 51 137 167s-65 173-137 173z">
              <text:p/>
            </draw:path>
            <draw:path draw:style-name="gr111" draw:text-style-name="P61" draw:layer="layout" svg:width="0.075cm" svg:height="0.677cm" svg:x="18.615cm" svg:y="8.672cm" svg:viewBox="0 0 76 678" svg:d="M76 0c-26 0-51 0-76 0 0 226 0 452 0 678 25 0 50 0 76 0 0-226 0-452 0-678z">
              <text:p/>
            </draw:path>
            <draw:path draw:style-name="gr111" draw:text-style-name="P61" draw:layer="layout" svg:width="0.391cm" svg:height="0.688cm" svg:x="18.805cm" svg:y="8.672cm" svg:viewBox="0 0 392 689" svg:d="M392 0c-24 0-49 0-73 0 0 96 0 192 0 287-53-41-106-53-143-53-98 0-176 101-176 229 0 126 76 226 171 226 31 0 89-8 145-61 0 17 0 33 0 50 26 0 51 0 76 0 0-226 0-452 0-678zM316 544c0 14-2 31-33 59-23 19-48 28-73 28-62 0-132-48-132-168 0-128 84-170 143-170 45 0 73 22 95 56 0 65 0 130 0 195z">
              <text:p/>
            </draw:path>
            <draw:path draw:style-name="gr111" draw:text-style-name="P61" draw:layer="layout" svg:width="0.327cm" svg:height="0.459cm" svg:x="19.306cm" svg:y="8.901cm" svg:viewBox="0 0 328 460" svg:d="M311 31c-51-23-93-31-143-31-25 0-162 0-162 128 0 48 28 79 53 98 31 20 50 25 106 36 34 6 93 17 93 70 0 67-79 67-93 67-81 0-134-36-154-47-4 22-7 44-11 67 31 14 87 41 165 41 17 0 73 0 115-30 31-23 48-62 48-106 0-53-37-87-40-90-39-33-64-39-114-47-54-11-98-22-98-70 0-61 70-61 84-61 30 0 84 5 140 39 3-22 7-43 11-64z">
              <text:p/>
            </draw:path>
          </draw:g>
        </draw:g>
        <draw:g>
          <svg:title>TexMaths</svg:title>
          <svg:desc>28§latex§\textsf{There is a $t \in T$ transition after which $\phi$ holds}§svg§600§TRUE§</svg:desc>
          <draw:g>
            <draw:path draw:style-name="gr111" draw:text-style-name="P61" draw:layer="layout" svg:width="0.598cm" svg:height="0.672cm" svg:x="5.732cm" svg:y="6.95cm" svg:viewBox="0 0 599 673" svg:d="M344 64c29 0 58 0 87 0 11 0 23 0 34 0 45 0 89 0 134 0 0-21 0-43 0-64-200 0-399 0-599 0 0 21 0 43 0 64 44 0 88 0 132 0 11 0 22 0 36 0 29 0 58 0 87 0 0 203 0 406 0 609 30 0 59 0 89 0 0-203 0-406 0-609z">
              <text:p/>
            </draw:path>
            <draw:path draw:style-name="gr111" draw:text-style-name="P61" draw:layer="layout" svg:width="0.346cm" svg:height="0.677cm" svg:x="6.446cm" svg:y="6.944cm" svg:viewBox="0 0 347 678" svg:d="M347 388c0-64-14-154-134-154-62 0-109 31-140 70 0-101 0-203 0-304-24 0-49 0-73 0 0 226 0 452 0 678 25 0 50 0 76 0 0-80 0-160 0-240 0-64 25-145 100-145 93 0 96 70 96 101 0 94 0 189 0 284 25 0 50 0 75 0 0-97 0-193 0-290z">
              <text:p/>
            </draw:path>
            <draw:path draw:style-name="gr111" draw:text-style-name="P61" draw:layer="layout" svg:width="0.371cm" svg:height="0.459cm" svg:x="6.908cm" svg:y="7.173cm" svg:viewBox="0 0 372 460" svg:d="M372 237c0-33 0-109-39-167-39-59-98-70-134-70-109 0-199 103-199 229 0 128 95 231 213 231 61 0 117-22 157-50-2-21-4-43-6-64-62 50-126 56-148 56-82 0-143-70-146-165 101 0 202 0 302 0zM76 181c14-72 67-122 123-122 50 0 106 33 117 122-80 0-160 0-240 0z">
              <text:p/>
            </draw:path>
            <draw:path draw:style-name="gr111" draw:text-style-name="P61" draw:layer="layout" svg:width="0.24cm" svg:height="0.443cm" svg:x="7.392cm" svg:y="7.178cm" svg:viewBox="0 0 241 444" svg:d="M73 234c0-97 73-167 168-170 0-21 0-43 0-64-87 0-143 47-171 95 0-30 0-60 0-89-23 0-47 0-70 0 0 146 0 292 0 438 24 0 49 0 73 0 0-70 0-140 0-210z">
              <text:p/>
            </draw:path>
            <draw:path draw:style-name="gr111" draw:text-style-name="P61" draw:layer="layout" svg:width="0.371cm" svg:height="0.459cm" svg:x="7.683cm" svg:y="7.173cm" svg:viewBox="0 0 372 460" svg:d="M372 237c0-33-2-109-39-167-42-59-101-70-137-70-109 0-196 103-196 229 0 128 92 231 210 231 64 0 120-22 157-50-2-21-4-43-6-64-61 50-126 56-148 56-79 0-143-70-146-165 102 0 204 0 305 0zM73 181c14-72 67-122 123-122 50 0 106 33 120 122-81 0-162 0-243 0z">
              <text:p/>
            </draw:path>
            <draw:path draw:style-name="gr111" draw:text-style-name="P61" draw:layer="layout" svg:width="0.086cm" svg:height="0.663cm" svg:x="8.487cm" svg:y="6.958cm" svg:viewBox="0 0 87 664" svg:d="M87 0c-29 0-58 0-87 0 0 29 0 58 0 87 29 0 58 0 87 0 0-29 0-58 0-87zM78 232c-24 0-48 0-72 0 0 144 0 288 0 432 24 0 48 0 72 0 0-144 0-288 0-432z">
              <text:p/>
            </draw:path>
            <draw:path draw:style-name="gr111" draw:text-style-name="P61" draw:layer="layout" svg:width="0.327cm" svg:height="0.459cm" svg:x="8.674cm" svg:y="7.173cm" svg:viewBox="0 0 328 460" svg:d="M311 31c-51-23-93-31-143-31-22 0-162 0-162 128 0 48 28 79 53 98 31 20 53 25 106 36 37 6 93 17 93 70 0 67-79 67-93 67-78 0-134-36-151-47-5 22-9 44-14 67 34 14 87 41 165 41 20 0 73 0 115-30 31-23 48-62 48-106 0-53-37-87-40-90-36-33-64-39-112-47-56-11-100-22-100-70 0-61 70-61 84-61 30 0 84 5 140 39 3-22 7-43 11-64z">
              <text:p/>
            </draw:path>
            <draw:path draw:style-name="gr111" draw:text-style-name="P61" draw:layer="layout" svg:width="0.349cm" svg:height="0.459cm" svg:x="9.397cm" svg:y="7.173cm" svg:viewBox="0 0 350 460" svg:d="M350 167c0-100-73-167-162-167-65 0-110 14-157 42 2 21 4 43 5 64 54-36 101-50 152-50 44 0 84 39 84 111 0 14 0 28 0 42-149 3-272 45-272 131 0 42 25 120 112 120 14 0 106 0 162-44 0 11 0 22 0 33 26 0 51 0 76 0 0-94 0-188 0-282zM272 321c0 19 0 45-34 61-28 17-64 20-76 20-47 0-92-22-92-64 0-67 160-76 202-78 0 20 0 40 0 61z">
              <text:p/>
            </draw:path>
            <draw:path draw:style-name="gr111" draw:text-style-name="P61" draw:layer="layout" svg:width="0.301cm" svg:height="0.621cm" svg:x="10.175cm" svg:y="7.011cm" svg:viewBox="0 0 302 622" svg:d="M182 220c31 0 62 0 92 0 20 0 28 0 28-19 0-11-8-11-28-11-28 0-56 0-84 0 34-140 40-159 40-165 0-17-12-25-28-25-3 0-31 0-40 36-13 51-26 103-39 154-31 0-61 0-92 0-20 0-31 0-31 19 0 11 8 11 28 11 29 0 58 0 87 0-70 280-76 296-76 313 0 53 39 89 93 89 100 0 156-142 156-150 0-9-8-9-14-9-8 0-8 3-14 14-42 101-95 126-126 126-22 0-30-14-30-48 0-22 0-28 5-44 24-97 49-194 73-291z">
              <text:p/>
            </draw:path>
            <draw:path draw:style-name="gr111" draw:text-style-name="P61" draw:layer="layout" svg:width="0.492cm" svg:height="0.566cm" svg:x="10.864cm" svg:y="7.095cm" svg:viewBox="0 0 493 567" svg:d="M456 304c17 0 37 0 37-19 0-20-20-20-37-20-139 0-278 0-417 0 14-131 126-226 266-226 51 0 101 0 151 0 17 0 37 0 37-19 0-20-20-20-37-20-51 0-102 0-154 0-168 0-302 128-302 285 0 156 134 282 302 282 52 0 103 0 154 0 17 0 37 0 37-20s-20-20-37-20c-50 0-100 0-151 0-140 0-252-92-266-223 139 0 278 0 417 0z">
              <text:p/>
            </draw:path>
            <draw:path draw:style-name="gr111" draw:text-style-name="P61" draw:layer="layout" svg:width="0.668cm" svg:height="0.66cm" svg:x="11.734cm" svg:y="6.961cm" svg:viewBox="0 0 669 661" svg:d="M398 70c5-28 11-34 22-37 8-2 42-2 62-2 100 0 142 2 142 81 0 14-2 53-5 78-3 3-6 14-6 17 0 5 6 13 14 13 11 0 11-8 14-22 9-57 17-113 25-170 3-6 3-14 3-17 0-11-8-11-25-11-182 0-364 0-546 0-25 0-25 0-34 20-19 57-39 115-58 173-2 5-6 14-6 16 0 6 6 11 11 11 11 0 11-5 17-19 53-154 78-170 224-170 13 0 26 0 39 0 28 0 28 2 28 11 0 5-3 17-3 19-44 175-87 350-131 525-11 36-14 48-118 48-36 0-42 0-42 16 0 11 11 11 17 11 25 0 53 0 81 0s58-2 84-2c27 0 53 2 81 2s59 0 84 0c12 0 23 0 23-19 0-8-9-8-34-8s-36 0-61-3c-31-3-37-6-37-23 1-6 0-5 3-19 44-173 88-346 132-519z">
              <text:p/>
            </draw:path>
            <draw:path draw:style-name="gr111" draw:text-style-name="P61" draw:layer="layout" svg:width="0.307cm" svg:height="0.568cm" svg:x="12.77cm" svg:y="7.064cm" svg:viewBox="0 0 308 569" svg:d="M154 181c46 0 91 0 137 0 0-18 0-37 0-55-46 0-91 0-137 0 0-42 0-84 0-126-23 0-47 0-70 0 0 42 0 84 0 126-28 0-56 0-84 0 0 18 0 37 0 55 27 0 54 0 81 0 0 88 0 175 0 263 0 58 14 125 81 125 70 0 121-25 146-36-6-19-11-39-17-59-25 23-56 34-89 34-37 0-48-31-48-81 0-82 0-164 0-246z">
              <text:p/>
            </draw:path>
            <draw:path draw:style-name="gr111" draw:text-style-name="P61" draw:layer="layout" svg:width="0.24cm" svg:height="0.443cm" svg:x="13.187cm" svg:y="7.178cm" svg:viewBox="0 0 241 444" svg:d="M73 234c0-97 70-167 168-170 0-21 0-43 0-64-87 0-143 47-174 95 0-30 0-60 0-89-22 0-45 0-67 0 0 146 0 292 0 438 24 0 49 0 73 0 0-70 0-140 0-210z">
              <text:p/>
            </draw:path>
            <draw:path draw:style-name="gr111" draw:text-style-name="P61" draw:layer="layout" svg:width="0.349cm" svg:height="0.459cm" svg:x="13.484cm" svg:y="7.173cm" svg:viewBox="0 0 350 460" svg:d="M350 167c0-100-70-167-162-167-65 0-107 14-154 42 1 21 3 43 5 64 51-36 101-50 149-50 47 0 86 39 86 111 0 14 0 28 0 42-148 3-274 45-274 131 0 42 28 120 115 120 11 0 103 0 162-44 0 11 0 22 0 33 24 0 49 0 73 0 0-94 0-188 0-282zM274 321c0 19 0 45-33 61-28 17-67 20-79 20-44 0-89-22-89-64 0-67 159-76 201-78 0 20 0 40 0 61z">
              <text:p/>
            </draw:path>
            <draw:path draw:style-name="gr111" draw:text-style-name="P61" draw:layer="layout" svg:width="0.349cm" svg:height="0.443cm" svg:x="13.994cm" svg:y="7.178cm" svg:viewBox="0 0 350 444" svg:d="M350 153c0-64-17-153-134-153-90 0-138 67-143 73 0-23 0-45 0-67-24 0-49 0-73 0 0 146 0 292 0 438 26 0 52 0 78 0 0-80 0-160 0-240 0-64 26-145 98-145 96 0 96 69 96 100 0 95 0 190 0 285 26 0 52 0 78 0 0-97 0-194 0-291z">
              <text:p/>
            </draw:path>
            <draw:path draw:style-name="gr111" draw:text-style-name="P61" draw:layer="layout" svg:width="0.327cm" svg:height="0.459cm" svg:x="14.45cm" svg:y="7.173cm" svg:viewBox="0 0 328 460" svg:d="M311 31c-51-23-93-31-143-31-22 0-162 0-162 128 0 48 28 79 53 98 31 20 53 25 106 36 37 6 93 17 93 70 0 67-79 67-93 67-78 0-134-36-151-47-5 22-9 44-14 67 34 14 87 41 165 41 20 0 73 0 115-30 31-23 48-62 48-106 0-53-37-87-40-90-36-33-64-39-114-47-54-11-98-22-98-70 0-61 70-61 84-61 30 0 84 5 140 39 3-22 7-43 11-64z">
              <text:p/>
            </draw:path>
            <draw:path draw:style-name="gr111" draw:text-style-name="P61" draw:layer="layout" svg:width="0.086cm" svg:height="0.663cm" svg:x="14.873cm" svg:y="6.958cm" svg:viewBox="0 0 87 664" svg:d="M87 0c-29 0-58 0-87 0 0 29 0 58 0 87 29 0 58 0 87 0 0-29 0-58 0-87zM81 232c-24 0-48 0-73 0 0 144 0 288 0 432 25 0 49 0 73 0 0-144 0-288 0-432z">
              <text:p/>
            </draw:path>
            <draw:path draw:style-name="gr111" draw:text-style-name="P61" draw:layer="layout" svg:width="0.307cm" svg:height="0.568cm" svg:x="15.055cm" svg:y="7.064cm" svg:viewBox="0 0 308 569" svg:d="M154 181c46 0 91 0 137 0 0-18 0-37 0-55-46 0-91 0-137 0 0-42 0-84 0-126-23 0-47 0-70 0 0 42 0 84 0 126-28 0-56 0-84 0 0 18 0 37 0 55 27 0 54 0 81 0 0 88 0 175 0 263 0 58 14 125 81 125 70 0 121-25 146-36-6-19-11-39-17-59-25 23-56 34-87 34-36 0-50-31-50-81 0-82 0-164 0-246z">
              <text:p/>
            </draw:path>
            <draw:path draw:style-name="gr111" draw:text-style-name="P61" draw:layer="layout" svg:width="0.086cm" svg:height="0.663cm" svg:x="15.463cm" svg:y="6.958cm" svg:viewBox="0 0 87 664" svg:d="M87 0c-29 0-58 0-87 0 0 29 0 58 0 87 29 0 58 0 87 0 0-29 0-58 0-87zM81 232c-25 0-50 0-75 0 0 144 0 288 0 432 25 0 50 0 75 0 0-144 0-288 0-432z">
              <text:p/>
            </draw:path>
            <draw:path draw:style-name="gr111" draw:text-style-name="P61" draw:layer="layout" svg:width="0.43cm" svg:height="0.459cm" svg:x="15.657cm" svg:y="7.173cm" svg:viewBox="0 0 431 460" svg:d="M431 234c0-131-98-234-215-234-121 0-216 106-216 234 0 132 98 226 213 226 120 0 218-97 218-226zM213 399c-67 0-137-54-137-173s75-167 137-167c70 0 140 51 140 167s-67 173-140 173z">
              <text:p/>
            </draw:path>
            <draw:path draw:style-name="gr111" draw:text-style-name="P61" draw:layer="layout" svg:width="0.349cm" svg:height="0.443cm" svg:x="16.197cm" svg:y="7.178cm" svg:viewBox="0 0 350 444" svg:d="M350 153c0-64-17-153-137-153-87 0-135 67-143 73 0-23 0-45 0-67-23 0-47 0-70 0 0 146 0 292 0 438 26 0 52 0 78 0 0-80 0-160 0-240 0-64 23-145 98-145 96 0 96 69 96 100 0 95 0 190 0 285 26 0 52 0 78 0 0-97 0-194 0-291z">
              <text:p/>
            </draw:path>
            <draw:path draw:style-name="gr111" draw:text-style-name="P61" draw:layer="layout" svg:width="0.349cm" svg:height="0.459cm" svg:x="16.998cm" svg:y="7.173cm" svg:viewBox="0 0 350 460" svg:d="M350 167c0-100-73-167-162-167-65 0-110 14-157 42 3 21 5 43 8 64 51-36 98-50 149-50 44 0 84 39 84 111 0 14 0 28 0 42-149 3-272 45-272 131 0 42 25 120 112 120 14 0 106 0 162-44 0 11 0 22 0 33 26 0 51 0 76 0 0-94 0-188 0-282zM272 321c0 19 0 45-34 61-28 17-64 20-76 20-47 0-92-22-92-64 0-67 160-76 202-78 0 20 0 40 0 61z">
              <text:p/>
            </draw:path>
            <draw:path draw:style-name="gr111" draw:text-style-name="P61" draw:layer="layout" svg:width="0.313cm" svg:height="0.688cm" svg:x="17.454cm" svg:y="6.933cm" svg:viewBox="0 0 314 689" svg:d="M146 313c36 0 72 0 109 0 0-19 0-38 0-56-38 0-75 0-112 0 0-39 0-78 0-117 0-73 67-79 92-79 20 0 45 0 79 17 0-22 0-45 0-67-12-3-42-11-79-11-92 0-162 70-162 167 0 30 0 60 0 90-24 0-49 0-73 0 0 18 0 37 0 56 24 0 49 0 73 0 0 125 0 251 0 376 24 0 48 0 73 0 0-125 0-251 0-376z">
              <text:p/>
            </draw:path>
            <draw:path draw:style-name="gr111" draw:text-style-name="P61" draw:layer="layout" svg:width="0.307cm" svg:height="0.568cm" svg:x="17.745cm" svg:y="7.064cm" svg:viewBox="0 0 308 569" svg:d="M154 181c47 0 93 0 140 0 0-18 0-37 0-55-47 0-93 0-140 0 0-42 0-84 0-126-22 0-45 0-67 0 0 42 0 84 0 126-29 0-58 0-87 0 0 18 0 37 0 55 28 0 56 0 84 0 0 88 0 175 0 263 0 58 14 125 81 125 70 0 121-25 143-36-5-19-9-39-14-59-25 23-59 34-90 34-36 0-50-31-50-81 0-82 0-164 0-246z">
              <text:p/>
            </draw:path>
            <draw:path draw:style-name="gr111" draw:text-style-name="P61" draw:layer="layout" svg:width="0.371cm" svg:height="0.459cm" svg:x="18.118cm" svg:y="7.173cm" svg:viewBox="0 0 372 460" svg:d="M372 237c0-33 0-109-39-167-39-59-101-70-137-70-109 0-196 103-196 229 0 128 95 231 213 231 61 0 117-22 157-50-3-21-6-43-9-64-61 50-126 56-148 56-79 0-143-70-146-165 102 0 204 0 305 0zM73 181c17-72 67-122 123-122 53 0 106 33 120 122-81 0-162 0-243 0z">
              <text:p/>
            </draw:path>
            <draw:path draw:style-name="gr111" draw:text-style-name="P61" draw:layer="layout" svg:width="0.24cm" svg:height="0.443cm" svg:x="18.602cm" svg:y="7.178cm" svg:viewBox="0 0 241 444" svg:d="M73 234c0-97 70-167 168-170 0-21 0-43 0-64-90 0-143 47-174 95 0-30 0-60 0-89-22 0-45 0-67 0 0 146 0 292 0 438 24 0 49 0 73 0 0-70 0-140 0-210z">
              <text:p/>
            </draw:path>
            <draw:path draw:style-name="gr111" draw:text-style-name="P61" draw:layer="layout" svg:width="0.643cm" svg:height="0.432cm" svg:x="19.198cm" svg:y="7.19cm" svg:viewBox="0 0 644 433" svg:d="M644 0c-24 0-49 0-73 0-20 69-41 138-61 207-12 36-42 131-48 173-3-28-28-118-45-173-21-69-43-138-64-207-24 0-47 0-70 0-19 61-38 123-56 184-11 34-42 145-48 196-5-48-39-157-53-213-17-55-34-111-50-167-26 0-51 0-76 0 45 144 90 288 134 433 27 0 53 0 79 0 3-14 39-126 61-201 12-45 40-143 42-179 1 0 2 0 3 0 0 28 17 95 31 137 24 81 48 162 73 243 29 0 58 0 87 0 44-145 89-289 134-433z">
              <text:p/>
            </draw:path>
            <draw:path draw:style-name="gr111" draw:text-style-name="P61" draw:layer="layout" svg:width="0.346cm" svg:height="0.677cm" svg:x="19.937cm" svg:y="6.944cm" svg:viewBox="0 0 347 678" svg:d="M347 388c0-64-14-154-134-154-62 0-109 31-140 70 0-101 0-203 0-304-24 0-49 0-73 0 0 226 0 452 0 678 25 0 50 0 76 0 0-80 0-160 0-240 0-64 25-145 98-145 95 0 98 70 98 101 0 94 0 189 0 284 25 0 50 0 75 0 0-97 0-193 0-290z">
              <text:p/>
            </draw:path>
            <draw:path draw:style-name="gr111" draw:text-style-name="P61" draw:layer="layout" svg:width="0.086cm" svg:height="0.663cm" svg:x="20.438cm" svg:y="6.958cm" svg:viewBox="0 0 87 664" svg:d="M87 0c-29 0-58 0-87 0 0 29 0 58 0 87 29 0 58 0 87 0 0-29 0-58 0-87zM78 232c-24 0-48 0-72 0 0 144 0 288 0 432 24 0 48 0 72 0 0-144 0-288 0-432z">
              <text:p/>
            </draw:path>
            <draw:path draw:style-name="gr111" draw:text-style-name="P61" draw:layer="layout" svg:width="0.371cm" svg:height="0.459cm" svg:x="20.634cm" svg:y="7.173cm" svg:viewBox="0 0 372 460" svg:d="M370 42c-59-34-93-42-152-42-137 0-218 117-218 234 0 120 90 226 213 226 53 0 106-13 159-50-2-21-3-43-5-64-51 39-104 53-154 53-81 0-135-70-135-167 0-76 37-171 140-171 51 0 84 9 138 45 4-21 9-43 14-64z">
              <text:p/>
            </draw:path>
            <draw:path draw:style-name="gr111" draw:text-style-name="P61" draw:layer="layout" svg:width="0.349cm" svg:height="0.677cm" svg:x="21.116cm" svg:y="6.944cm" svg:viewBox="0 0 350 678" svg:d="M350 388c0-64-17-154-137-154-59 0-107 31-137 70 0-101 0-203 0-304-26 0-51 0-76 0 0 226 0 452 0 678 26 0 52 0 78 0 0-80 0-160 0-240 0-64 23-145 98-145 96 0 96 70 96 101 0 94 0 189 0 284 26 0 52 0 78 0 0-97 0-193 0-290z">
              <text:p/>
            </draw:path>
            <draw:path draw:style-name="gr111" draw:text-style-name="P61" draw:layer="layout" svg:width="0.559cm" svg:height="0.646cm" svg:x="21.922cm" svg:y="7.19cm" svg:viewBox="0 0 560 647" svg:d="M118 600c-3 14-6 14-6 20 0 22 20 27 31 27 3 0 25-2 36-25 3-8 6-42 34-178 8 0 17 0 33 0 163 0 314-154 314-307 0-78-39-137-112-137-143 0-202 190-260 382-107-19-163-75-163-145 0-28 23-134 81-204 9-8 6-7 9-11 0-5-3-11-11-11-28 0-104 142-104 237 0 92 64 162 171 187-18 55-36 110-53 165zM255 388c-9 0-11 0-20 0-11 0-11-3-11-6 0-2 17-89 20-106 30-125 106-217 193-217 70 0 95 53 95 100 0 109-126 229-277 229z">
              <text:p/>
            </draw:path>
            <draw:path draw:style-name="gr111" draw:text-style-name="P61" draw:layer="layout" svg:width="0.346cm" svg:height="0.677cm" svg:x="22.924cm" svg:y="6.944cm" svg:viewBox="0 0 347 678" svg:d="M347 388c0-64-14-154-134-154-62 0-107 31-140 70 0-101 0-203 0-304-24 0-49 0-73 0 0 226 0 452 0 678 25 0 50 0 76 0 0-80 0-160 0-240 0-64 25-145 100-145 96 0 96 70 96 101 0 94 0 189 0 284 25 0 50 0 75 0 0-97 0-193 0-290z">
              <text:p/>
            </draw:path>
            <draw:path draw:style-name="gr111" draw:text-style-name="P61" draw:layer="layout" svg:width="0.43cm" svg:height="0.459cm" svg:x="23.384cm" svg:y="7.173cm" svg:viewBox="0 0 431 460" svg:d="M431 234c0-131-98-234-215-234-121 0-216 106-216 234 0 132 98 226 216 226 117 0 215-97 215-226zM216 399c-70 0-140-54-140-173s75-167 140-167c67 0 137 51 137 167s-65 173-137 173z">
              <text:p/>
            </draw:path>
            <draw:path draw:style-name="gr111" draw:text-style-name="P61" draw:layer="layout" svg:width="0.075cm" svg:height="0.677cm" svg:x="23.924cm" svg:y="6.944cm" svg:viewBox="0 0 76 678" svg:d="M76 0c-26 0-51 0-76 0 0 226 0 452 0 678 25 0 50 0 76 0 0-226 0-452 0-678z">
              <text:p/>
            </draw:path>
            <draw:path draw:style-name="gr111" draw:text-style-name="P61" draw:layer="layout" svg:width="0.391cm" svg:height="0.688cm" svg:x="24.114cm" svg:y="6.944cm" svg:viewBox="0 0 392 689" svg:d="M392 0c-24 0-49 0-73 0 0 96 0 192 0 287-53-41-106-53-143-53-98 0-176 101-176 229 0 126 76 226 171 226 31 0 89-8 145-61 0 17 0 33 0 50 26 0 51 0 76 0 0-226 0-452 0-678zM316 544c0 14-2 31-33 59-23 19-48 28-73 28-62 0-132-48-132-168 0-128 84-170 143-170 45 0 73 22 95 56 0 65 0 130 0 195z">
              <text:p/>
            </draw:path>
            <draw:path draw:style-name="gr111" draw:text-style-name="P61" draw:layer="layout" svg:width="0.327cm" svg:height="0.459cm" svg:x="24.615cm" svg:y="7.173cm" svg:viewBox="0 0 328 460" svg:d="M311 31c-51-23-93-31-143-31-25 0-162 0-162 128 0 48 28 79 53 98 31 20 50 25 106 36 34 6 93 17 93 70 0 67-79 67-93 67-81 0-134-36-154-47-4 22-7 44-11 67 31 14 87 41 165 41 17 0 73 0 115-30 31-23 48-62 48-106 0-53-37-87-40-90-39-33-64-39-114-47-54-11-98-22-98-70 0-61 70-61 84-61 30 0 84 5 140 39 3-22 7-43 11-64z">
              <text:p/>
            </draw:path>
          </draw:g>
        </draw:g>
        <draw:g>
          <svg:title>TexMaths</svg:title>
          <svg:desc>28§latex§\textsf{Classical Logic Connectives}§svg§600§TRUE§</svg:desc>
          <draw:g>
            <draw:path draw:style-name="gr111" draw:text-style-name="P61" draw:layer="layout" svg:width="0.514cm" svg:height="0.7cm" svg:x="5.732cm" svg:y="5.218cm" svg:viewBox="0 0 515 701" svg:d="M509 581c-58 36-92 58-190 58-140 0-229-148-229-290 0-131 81-285 232-285 70 0 115 17 168 50 5-27 9-54 14-81-42-19-118-33-182-33-182 0-322 154-322 360 0 154 118 341 322 341 92 0 129-14 193-53-2-23-4-45-6-67z">
              <text:p/>
            </draw:path>
            <draw:path draw:style-name="gr111" draw:text-style-name="P61" draw:layer="layout" svg:width="0.075cm" svg:height="0.68cm" svg:x="6.376cm" svg:y="5.229cm" svg:viewBox="0 0 76 681" svg:d="M76 0c-26 0-51 0-76 0 0 227 0 454 0 681 25 0 50 0 76 0 0-227 0-454 0-681z">
              <text:p/>
            </draw:path>
            <draw:path draw:style-name="gr111" draw:text-style-name="P61" draw:layer="layout" svg:width="0.349cm" svg:height="0.46cm" svg:x="6.575cm" svg:y="5.458cm" svg:viewBox="0 0 350 461" svg:d="M350 167c0-100-73-167-162-167-65 0-110 14-154 42 1 21 3 43 5 64 51-36 101-47 149-47 44 0 84 39 84 108 0 15 0 30 0 45-146 0-272 42-272 129 0 41 28 120 112 120 14 0 106 0 162-45 0 12 0 24 0 36 26 0 51 0 76 0 0-95 0-190 0-285zM272 321c0 20 0 45-34 61-28 20-64 20-76 20-47 0-92-22-92-64 0-67 160-76 202-78 0 20 0 41 0 61z">
              <text:p/>
            </draw:path>
            <draw:path draw:style-name="gr111" draw:text-style-name="P61" draw:layer="layout" svg:width="0.327cm" svg:height="0.46cm" svg:x="7.031cm" svg:y="5.458cm" svg:viewBox="0 0 328 461" svg:d="M311 31c-51-23-93-31-143-31-22 0-162 0-162 128 0 48 28 79 53 98 31 22 53 25 106 36 37 6 93 17 93 70 0 67-79 67-93 67-78 0-134-36-151-47-5 22-9 44-14 67 34 16 87 42 165 42 20 0 73 0 115-31 31-22 48-62 48-103 0-56-37-90-40-93-36-33-64-39-112-47-56-11-100-22-100-70 0-58 70-58 84-58 30 0 84 2 140 36 3-21 7-43 11-64z">
              <text:p/>
            </draw:path>
            <draw:path draw:style-name="gr111" draw:text-style-name="P61" draw:layer="layout" svg:width="0.327cm" svg:height="0.46cm" svg:x="7.409cm" svg:y="5.458cm" svg:viewBox="0 0 328 461" svg:d="M311 31c-53-23-93-31-143-31-25 0-162 0-162 128 0 48 28 79 53 98 31 22 50 25 106 36 34 6 93 17 93 70 0 67-79 67-93 67-81 0-134-36-154-47-4 22-7 44-11 67 31 16 87 42 165 42 17 0 73 0 115-31 31-22 48-62 48-103 0-56-37-90-40-93-39-33-64-39-114-47-54-11-98-22-98-70 0-58 70-58 84-58 30 0 81 2 137 36 4-21 9-43 14-64z">
              <text:p/>
            </draw:path>
            <draw:path draw:style-name="gr111" draw:text-style-name="P61" draw:layer="layout" svg:width="0.086cm" svg:height="0.666cm" svg:x="7.831cm" svg:y="5.243cm" svg:viewBox="0 0 87 667" svg:d="M87 0c-29 0-58 0-87 0 0 29 0 58 0 87 29 0 58 0 87 0 0-29 0-58 0-87zM81 232c-25 0-50 0-75 0 0 145 0 290 0 435 25 0 50 0 75 0 0-145 0-290 0-435z">
              <text:p/>
            </draw:path>
            <draw:path draw:style-name="gr111" draw:text-style-name="P61" draw:layer="layout" svg:width="0.374cm" svg:height="0.46cm" svg:x="8.027cm" svg:y="5.458cm" svg:viewBox="0 0 375 461" svg:d="M369 42c-58-34-92-42-151-42-137 0-218 117-218 234 0 120 90 227 213 227 53 0 109-14 162-51-2-21-4-42-6-64-50 39-103 53-153 53-82 0-138-70-138-167 0-76 37-171 140-171 51 0 84 9 140 45 4-21 8-43 11-64z">
              <text:p/>
            </draw:path>
            <draw:path draw:style-name="gr111" draw:text-style-name="P61" draw:layer="layout" svg:width="0.349cm" svg:height="0.46cm" svg:x="8.472cm" svg:y="5.458cm" svg:viewBox="0 0 350 461" svg:d="M350 167c0-100-73-167-162-167-65 0-107 14-154 42 1 21 3 43 5 64 51-36 101-47 149-47 47 0 86 39 86 108 0 15 0 30 0 45-148 0-274 42-274 129 0 41 28 120 112 120 14 0 106 0 165-45 0 12 0 24 0 36 24 0 49 0 73 0 0-95 0-190 0-285zM274 321c0 20 0 45-33 61-28 20-67 20-79 20-44 0-89-22-89-64 0-67 159-76 201-78 0 20 0 41 0 61z">
              <text:p/>
            </draw:path>
            <draw:path draw:style-name="gr111" draw:text-style-name="P61" draw:layer="layout" svg:width="0.075cm" svg:height="0.68cm" svg:x="8.982cm" svg:y="5.229cm" svg:viewBox="0 0 76 681" svg:d="M76 0c-26 0-51 0-76 0 0 227 0 454 0 681 25 0 50 0 76 0 0-227 0-454 0-681z">
              <text:p/>
            </draw:path>
            <draw:path draw:style-name="gr111" draw:text-style-name="P61" draw:layer="layout" svg:width="0.396cm" svg:height="0.68cm" svg:x="9.558cm" svg:y="5.229cm" svg:viewBox="0 0 397 681" svg:d="M87 0c-29 0-58 0-87 0 0 227 0 454 0 681 132 0 265 0 397 0 0-22 0-45 0-67-86 3-173 3-263 3-16 0-31 0-47 0 0-206 0-411 0-617z">
              <text:p/>
            </draw:path>
            <draw:path draw:style-name="gr111" draw:text-style-name="P61" draw:layer="layout" svg:width="0.43cm" svg:height="0.46cm" svg:x="10.029cm" svg:y="5.458cm" svg:viewBox="0 0 431 461" svg:d="M431 234c0-131-98-234-215-234-121 0-216 106-216 234 0 132 101 227 216 227 117 0 215-98 215-227zM216 399c-70 0-140-54-140-173s75-167 140-167c67 0 139 51 139 167s-67 173-139 173z">
              <text:p/>
            </draw:path>
            <draw:path draw:style-name="gr111" draw:text-style-name="P61" draw:layer="layout" svg:width="0.447cm" svg:height="0.647cm" svg:x="10.519cm" svg:y="5.464cm" svg:viewBox="0 0 448 648" svg:d="M319 61c20 0 48-2 73-2 17 0 37 1 56 2-4-20-8-41-11-61-68 0-126 20-154 31-20-17-53-31-93-31-86 0-156 70-156 159 0 36 11 73 30 98-28 39-28 78-28 84 0 25 9 53 26 72-51 31-62 75-62 101 0 75 95 134 216 134 123 0 218-59 218-134 0-137-162-137-202-137-29 0-58 0-86 0-14 0-56 0-56-50 0-12 2-28 11-37 19 14 53 28 89 28 87 0 157-72 157-159 0-47-22-84-33-98 1 0 3 0 5 0zM190 262c-36 0-89-22-89-103s53-103 89-103c42 0 87 28 87 103s-45 103-87 103zM232 449c23 0 135 0 135 67 0 42-67 76-149 76-81 0-151-31-151-78 0-3 0-65 79-65 28 0 57 0 86 0z">
              <text:p/>
            </draw:path>
            <draw:path draw:style-name="gr111" draw:text-style-name="P61" draw:layer="layout" svg:width="0.086cm" svg:height="0.666cm" svg:x="11.056cm" svg:y="5.243cm" svg:viewBox="0 0 87 667" svg:d="M87 0c-29 0-58 0-87 0 0 29 0 58 0 87 29 0 58 0 87 0 0-29 0-58 0-87zM78 232c-24 0-48 0-72 0 0 145 0 290 0 435 24 0 48 0 72 0 0-145 0-290 0-435z">
              <text:p/>
            </draw:path>
            <draw:path draw:style-name="gr111" draw:text-style-name="P61" draw:layer="layout" svg:width="0.371cm" svg:height="0.46cm" svg:x="11.252cm" svg:y="5.458cm" svg:viewBox="0 0 372 461" svg:d="M369 42c-58-34-92-42-153-42-135 0-216 117-216 234 0 120 90 227 213 227 53 0 106-14 159-51-2-21-3-42-5-64-51 39-104 53-154 53-81 0-135-70-135-167 0-76 37-171 140-171 51 0 84 9 137 45 5-21 10-43 14-64z">
              <text:p/>
            </draw:path>
            <draw:path draw:style-name="gr111" draw:text-style-name="P61" draw:layer="layout" svg:width="0.511cm" svg:height="0.7cm" svg:x="12.047cm" svg:y="5.218cm" svg:viewBox="0 0 512 701" svg:d="M507 581c-56 36-90 58-188 58-143 0-229-148-229-290 0-131 81-285 229-285 70 0 115 17 171 50 4-27 7-54 11-81-42-19-118-33-179-33-182 0-322 154-322 360 0 154 118 341 322 341 89 0 129-14 190-53-2-23-3-45-5-67z">
              <text:p/>
            </draw:path>
            <draw:path draw:style-name="gr111" draw:text-style-name="P61" draw:layer="layout" svg:width="0.43cm" svg:height="0.46cm" svg:x="12.64cm" svg:y="5.458cm" svg:viewBox="0 0 431 461" svg:d="M431 234c0-131-98-234-215-234-121 0-216 106-216 234 0 132 101 227 216 227 117 0 215-98 215-227zM216 399c-70 0-140-54-140-173s75-167 140-167c67 0 139 51 139 167s-67 173-139 173z">
              <text:p/>
            </draw:path>
            <draw:path draw:style-name="gr111" draw:text-style-name="P61" draw:layer="layout" svg:width="0.349cm" svg:height="0.446cm" svg:x="13.181cm" svg:y="5.464cm" svg:viewBox="0 0 350 447" svg:d="M350 154c0-65-17-154-134-154-90 0-138 67-143 75 0-23 0-46 0-69-24 0-49 0-73 0 0 147 0 294 0 441 26 0 52 0 78 0 0-80 0-160 0-240 0-67 26-148 98-148 96 0 96 69 96 100 0 96 0 192 0 288 26 0 52 0 78 0 0-98 0-196 0-293z">
              <text:p/>
            </draw:path>
            <draw:path draw:style-name="gr111" draw:text-style-name="P61" draw:layer="layout" svg:width="0.346cm" svg:height="0.446cm" svg:x="13.69cm" svg:y="5.464cm" svg:viewBox="0 0 347 447" svg:d="M347 154c0-65-14-154-134-154-87 0-137 67-143 75 0-23 0-46 0-69-23 0-47 0-70 0 0 147 0 294 0 441 25 0 50 0 76 0 0-80 0-160 0-240 0-67 25-148 100-148 96 0 96 69 96 100 0 96 0 192 0 288 25 0 50 0 75 0 0-98 0-196 0-293z">
              <text:p/>
            </draw:path>
            <draw:path draw:style-name="gr111" draw:text-style-name="P61" draw:layer="layout" svg:width="0.371cm" svg:height="0.46cm" svg:x="14.152cm" svg:y="5.458cm" svg:viewBox="0 0 372 461" svg:d="M372 237c0-33 0-109-39-167-39-59-98-70-134-70-109 0-199 103-199 229 0 131 95 232 213 232 61 0 117-23 156-51-1-21-3-42-5-64-62 53-126 56-148 56-82 0-143-70-146-165 101 0 202 0 302 0zM76 181c14-72 67-122 123-122 50 0 106 33 117 122-80 0-160 0-240 0z">
              <text:p/>
            </draw:path>
            <draw:path draw:style-name="gr111" draw:text-style-name="P61" draw:layer="layout" svg:width="0.371cm" svg:height="0.46cm" svg:x="14.591cm" svg:y="5.458cm" svg:viewBox="0 0 372 461" svg:d="M367 42c-59-34-90-42-151-42-138 0-216 117-216 234 0 120 90 227 213 227 53 0 106-14 159-51-2-21-3-42-5-64-51 39-104 53-154 53-81 0-137-70-137-167 0-76 36-171 140-171 53 0 86 9 139 45 4-21 8-43 12-64z">
              <text:p/>
            </draw:path>
            <draw:path draw:style-name="gr111" draw:text-style-name="P61" draw:layer="layout" svg:width="0.307cm" svg:height="0.568cm" svg:x="15.011cm" svg:y="5.349cm" svg:viewBox="0 0 308 569" svg:d="M154 181c46 0 91 0 137 0 0-18 0-37 0-55-46 0-91 0-137 0 0-42 0-84 0-126-22 0-45 0-67 0 0 42 0 84 0 126-29 0-58 0-87 0 0 18 0 37 0 55 27 0 54 0 81 0 0 88 0 175 0 263 0 58 14 125 84 125 67 0 118-22 143-36-6-19-11-39-17-58-25 22-56 33-87 33-36 0-50-31-50-81 0-82 0-164 0-246z">
              <text:p/>
            </draw:path>
            <draw:path draw:style-name="gr111" draw:text-style-name="P61" draw:layer="layout" svg:width="0.086cm" svg:height="0.666cm" svg:x="15.42cm" svg:y="5.243cm" svg:viewBox="0 0 87 667" svg:d="M87 0c-29 0-58 0-87 0 0 29 0 58 0 87 29 0 58 0 87 0 0-29 0-58 0-87zM81 232c-24 0-48 0-73 0 0 145 0 290 0 435 25 0 49 0 73 0 0-145 0-290 0-435z">
              <text:p/>
            </draw:path>
            <draw:path draw:style-name="gr111" draw:text-style-name="P61" draw:layer="layout" svg:width="0.424cm" svg:height="0.434cm" svg:x="15.596cm" svg:y="5.475cm" svg:viewBox="0 0 425 435" svg:d="M425 0c-25 0-50 0-75 0-25 68-50 136-76 204-22 53-53 131-58 178-1 0-2 0-3 0-6-36-31-103-39-128-33-85-66-169-98-254-26 0-51 0-76 0 56 145 112 290 168 435 29 0 58 0 87 0 57-145 114-290 170-435z">
              <text:p/>
            </draw:path>
            <draw:path draw:style-name="gr111" draw:text-style-name="P61" draw:layer="layout" svg:width="0.374cm" svg:height="0.46cm" svg:x="16.069cm" svg:y="5.458cm" svg:viewBox="0 0 375 461" svg:d="M375 237c0-33-3-109-39-167-42-59-101-70-137-70-109 0-199 103-199 229 0 131 95 232 213 232 61 0 117-23 156-51-1-21-3-42-5-64-62 53-126 56-148 56-79 0-143-70-146-165 102 0 203 0 305 0zM76 181c14-72 67-122 123-122 50 0 106 33 120 122-81 0-162 0-243 0z">
              <text:p/>
            </draw:path>
            <draw:path draw:style-name="gr111" draw:text-style-name="P61" draw:layer="layout" svg:width="0.327cm" svg:height="0.46cm" svg:x="16.501cm" svg:y="5.458cm" svg:viewBox="0 0 328 461" svg:d="M311 31c-51-23-93-31-143-31-25 0-162 0-162 128 0 48 28 79 53 98 31 22 50 25 106 36 34 6 93 17 93 70 0 67-79 67-93 67-81 0-134-36-154-47-4 22-7 44-11 67 31 16 87 42 165 42 17 0 73 0 115-31 31-22 48-62 48-103 0-56-37-90-40-93-39-33-64-39-114-47-54-11-98-22-98-70 0-58 70-58 84-58 30 0 84 2 140 36 3-21 7-43 11-64z">
              <text:p/>
            </draw:path>
          </draw:g>
        </draw:g>
        <draw:g>
          <svg:title>TexMaths</svg:title>
          <svg:desc>28§latex§\textsf{True/False Constants}§svg§600§TRUE§</svg:desc>
          <draw:g>
            <draw:path draw:style-name="gr111" draw:text-style-name="P61" draw:layer="layout" svg:width="0.598cm" svg:height="0.672cm" svg:x="5.732cm" svg:y="3.475cm" svg:viewBox="0 0 599 673" svg:d="M344 61c29 0 58 0 87 0 11 0 22 3 34 3 44 0 89 0 134 0 0-21 0-43 0-64-200 0-399 0-599 0 0 21 0 43 0 64 44 0 88 0 132 0 11 0 22-3 36-3 29 0 58 0 87 0 0 204 0 408 0 612 30 0 59 0 89 0 0-204 0-408 0-612z">
              <text:p/>
            </draw:path>
            <draw:path draw:style-name="gr111" draw:text-style-name="P61" draw:layer="layout" svg:width="0.24cm" svg:height="0.443cm" svg:x="6.365cm" svg:y="3.704cm" svg:viewBox="0 0 241 444" svg:d="M73 235c0-98 73-168 168-171 0-21 0-43 0-64-87 0-143 47-174 92 0-30 0-59 0-89-22 0-45 0-67 0 0 147 0 294 0 441 24 0 49 0 73 0 0-70 0-140 0-209z">
              <text:p/>
            </draw:path>
            <draw:path draw:style-name="gr111" draw:text-style-name="P61" draw:layer="layout" svg:width="0.346cm" svg:height="0.446cm" svg:x="6.7cm" svg:y="3.713cm" svg:viewBox="0 0 347 447" svg:d="M347 0c-25 0-50 0-75 0 0 95 0 190 0 285 0 72-56 109-121 109-70 0-75-25-75-67 0-109 0-218 0-327-26 0-51 0-76 0 0 110 0 220 0 330 0 69 22 117 104 117 50 0 120-17 170-59 0 16 0 32 0 48 25 0 49 0 73 0 0-146 0-291 0-436z">
              <text:p/>
            </draw:path>
            <draw:path draw:style-name="gr111" draw:text-style-name="P61" draw:layer="layout" svg:width="0.371cm" svg:height="0.46cm" svg:x="7.162cm" svg:y="3.699cm" svg:viewBox="0 0 372 461" svg:d="M372 235c0-34 0-107-39-165-39-62-101-70-134-70-109 0-199 103-199 229 0 128 95 232 213 232 61 0 117-23 156-50-1-22-3-43-5-65-62 51-129 56-151 56-79 0-140-70-143-167 101 0 202 0 302 0zM73 182c17-76 70-123 126-123 50 0 106 33 117 123-81 0-162 0-243 0z">
              <text:p/>
            </draw:path>
            <draw:path draw:style-name="gr111" draw:text-style-name="P61" draw:layer="layout" svg:width="0.38cm" svg:height="0.979cm" svg:x="7.621cm" svg:y="3.414cm" svg:viewBox="0 0 381 980" svg:d="M375 39c6-14 6-17 6-19 0-12-12-20-23-20s-17 11-19 20c-112 307-224 614-336 921-3 14-3 17-3 20 0 11 8 19 20 19 11 0 16-11 19-19 112-308 224-615 336-922z">
              <text:p/>
            </draw:path>
            <draw:path draw:style-name="gr111" draw:text-style-name="P61" draw:layer="layout" svg:width="0.422cm" svg:height="0.675cm" svg:x="8.15cm" svg:y="3.473cm" svg:viewBox="0 0 423 676" svg:d="M383 369c0-21 0-41 0-62-98 0-197 0-296 0 0-82 0-164 0-246 43 0 86 0 129 0 11 0 22 3 36 3 57 0 114 0 171 0 0-21 0-43 0-64-141 0-282 0-423 0 0 225 0 451 0 676 29 0 58 0 87 0 0-103 0-205 0-307 99 0 198 0 296 0z">
              <text:p/>
            </draw:path>
            <draw:path draw:style-name="gr111" draw:text-style-name="P61" draw:layer="layout" svg:width="0.349cm" svg:height="0.46cm" svg:x="8.632cm" svg:y="3.699cm" svg:viewBox="0 0 350 461" svg:d="M350 168c0-101-73-168-162-168-65 0-110 14-154 42 1 21 3 43 5 64 51-36 101-50 149-50 47 0 86 39 86 112 0 14 0 27 0 41-148 3-274 45-274 132 0 42 28 120 112 120 14 0 106-3 165-45 0 11 0 22 0 34 24 0 49 0 73 0 0-94 0-188 0-282zM274 321c0 20 0 42-33 62-28 16-67 19-79 19-47 0-89-22-89-64 0-70 159-75 201-78 0 20 0 41 0 61z">
              <text:p/>
            </draw:path>
            <draw:path draw:style-name="gr111" draw:text-style-name="P61" draw:layer="layout" svg:width="0.075cm" svg:height="0.678cm" svg:x="9.141cm" svg:y="3.47cm" svg:viewBox="0 0 76 679" svg:d="M76 0c-26 0-51 0-76 0 0 226 0 452 0 679 25 0 50 0 76 0 0-227 0-453 0-679z">
              <text:p/>
            </draw:path>
            <draw:path draw:style-name="gr111" draw:text-style-name="P61" draw:layer="layout" svg:width="0.324cm" svg:height="0.46cm" svg:x="9.326cm" svg:y="3.699cm" svg:viewBox="0 0 325 461" svg:d="M308 31c-50-25-90-31-140-31-25 0-165 0-165 126 0 50 28 81 53 100 31 20 53 25 106 34 37 8 93 19 93 72 0 67-79 67-93 67-78 0-134-36-151-47-4 22-7 45-11 67 31 14 84 42 165 42 17 0 70 0 112-31 31-25 48-64 48-106 0-53-37-87-40-89-36-34-64-40-111-51-56-8-101-19-101-67 0-61 73-61 84-61 31 0 84 5 140 39 3-21 7-43 11-64z">
              <text:p/>
            </draw:path>
            <draw:path draw:style-name="gr111" draw:text-style-name="P61" draw:layer="layout" svg:width="0.371cm" svg:height="0.46cm" svg:x="9.709cm" svg:y="3.699cm" svg:viewBox="0 0 372 461" svg:d="M372 235c0-34-3-107-39-165-42-62-101-70-137-70-109 0-196 103-196 229 0 128 92 232 213 232 61 0 117-23 154-50-2-22-4-43-6-65-62 51-126 56-148 56-79 0-143-70-146-167 102 0 204 0 305 0zM73 182c17-76 67-123 123-123 53 0 106 33 120 123-81 0-162 0-243 0z">
              <text:p/>
            </draw:path>
            <draw:path draw:style-name="gr111" draw:text-style-name="P61" draw:layer="layout" svg:width="0.511cm" svg:height="0.7cm" svg:x="10.504cm" svg:y="3.459cm" svg:viewBox="0 0 512 701" svg:d="M507 578c-59 39-93 59-188 59-143 0-232-146-232-288 0-134 84-288 232-288 70 0 115 17 168 53 5-26 9-53 14-80-42-20-118-34-179-34-182 0-322 154-322 357 0 157 118 344 322 344 89 0 126-17 190-56-2-22-4-45-5-67z">
              <text:p/>
            </draw:path>
            <draw:path draw:style-name="gr111" draw:text-style-name="P61" draw:layer="layout" svg:width="0.43cm" svg:height="0.46cm" svg:x="11.098cm" svg:y="3.699cm" svg:viewBox="0 0 431 461" svg:d="M431 235c0-132-98-235-215-235-121 0-216 106-216 235 0 128 101 226 216 226 117 0 215-98 215-226zM216 399c-70 0-140-54-140-173 0-118 75-167 140-167 67 0 139 51 139 167s-67 173-139 173z">
              <text:p/>
            </draw:path>
            <draw:path draw:style-name="gr111" draw:text-style-name="P61" draw:layer="layout" svg:width="0.349cm" svg:height="0.443cm" svg:x="11.638cm" svg:y="3.704cm" svg:viewBox="0 0 350 444" svg:d="M350 154c0-65-17-154-134-154-90 0-138 64-143 73 0-24 0-47 0-70-24 0-49 0-73 0 0 147 0 294 0 441 26 0 52 0 78 0 0-80 0-160 0-240 0-64 26-145 98-145 96 0 96 69 96 100 0 95 0 190 0 285 26 0 52 0 78 0 0-97 0-194 0-290z">
              <text:p/>
            </draw:path>
            <draw:path draw:style-name="gr111" draw:text-style-name="P61" draw:layer="layout" svg:width="0.326cm" svg:height="0.46cm" svg:x="12.094cm" svg:y="3.699cm" svg:viewBox="0 0 327 461" svg:d="M311 31c-51-25-93-31-143-31-22 0-162 0-162 126 0 50 28 81 53 100 31 20 53 25 106 34 37 8 93 19 93 72 0 67-79 67-93 67-81 0-134-36-154-47-4 22-7 45-11 67 31 14 87 42 165 42 20 0 73 0 115-31 31-25 47-64 47-106 0-53-36-87-39-89-39-34-64-40-114-51-54-8-98-19-98-67 0-61 70-61 84-61 30 0 84 5 139 39 4-21 8-43 12-64z">
              <text:p/>
            </draw:path>
            <draw:path draw:style-name="gr111" draw:text-style-name="P61" draw:layer="layout" svg:width="0.307cm" svg:height="0.569cm" svg:x="12.464cm" svg:y="3.59cm" svg:viewBox="0 0 308 570" svg:d="M154 182c46 0 91 0 137 0 0-20 0-40 0-59-46 0-91 0-137 0 0-41 0-82 0-123-23 0-47 0-70 0 0 41 0 82 0 123-28 0-56 0-84 0 0 19 0 39 0 59 27 0 54 0 81 0 0 86 0 173 0 259 0 59 14 129 81 129 70 0 121-25 146-37-6-19-11-39-17-58-25 19-56 33-87 33-36 0-50-30-50-84 0-81 0-161 0-242z">
              <text:p/>
            </draw:path>
            <draw:path draw:style-name="gr111" draw:text-style-name="P61" draw:layer="layout" svg:width="0.349cm" svg:height="0.46cm" svg:x="12.841cm" svg:y="3.699cm" svg:viewBox="0 0 350 461" svg:d="M350 168c0-101-70-168-162-168-65 0-107 14-154 42 1 21 3 43 5 64 51-36 101-50 149-50 47 0 86 39 86 112 0 14 0 27 0 41-148 3-274 45-274 132 0 42 28 120 115 120 11 0 103-3 162-45 0 11 0 22 0 34 24 0 49 0 73 0 0-94 0-188 0-282zM274 321c0 20 0 42-33 62-28 16-67 19-79 19-44 0-89-22-89-64 0-70 159-75 201-78 0 20 0 41 0 61z">
              <text:p/>
            </draw:path>
            <draw:path draw:style-name="gr111" draw:text-style-name="P61" draw:layer="layout" svg:width="0.349cm" svg:height="0.443cm" svg:x="13.351cm" svg:y="3.704cm" svg:viewBox="0 0 350 444" svg:d="M350 154c0-65-17-154-134-154-90 0-138 64-143 73 0-24 0-47 0-70-24 0-49 0-73 0 0 147 0 294 0 441 26 0 52 0 78 0 0-80 0-160 0-240 0-64 23-145 98-145 96 0 96 69 96 100 0 95 0 190 0 285 26 0 52 0 78 0 0-97 0-194 0-290z">
              <text:p/>
            </draw:path>
            <draw:path draw:style-name="gr111" draw:text-style-name="P61" draw:layer="layout" svg:width="0.307cm" svg:height="0.569cm" svg:x="13.799cm" svg:y="3.59cm" svg:viewBox="0 0 308 570" svg:d="M154 182c46 0 91 0 137 0 0-20 0-40 0-59-46 0-91 0-137 0 0-41 0-82 0-123-22 0-45 0-67 0 0 41 0 82 0 123-29 0-58 0-87 0 0 19 0 39 0 59 28 0 56 0 84 0 0 86 0 173 0 259 0 59 14 129 81 129s118-25 143-37c-6-19-11-39-17-58-25 19-56 33-87 33-36 0-50-30-50-84 0-81 0-161 0-242z">
              <text:p/>
            </draw:path>
            <draw:path draw:style-name="gr111" draw:text-style-name="P61" draw:layer="layout" svg:width="0.326cm" svg:height="0.46cm" svg:x="14.163cm" svg:y="3.699cm" svg:viewBox="0 0 327 461" svg:d="M311 31c-51-25-93-31-143-31-25 0-162 0-162 126 0 50 28 81 53 100 31 20 50 25 106 34 34 8 93 19 93 72 0 67-79 67-93 67-81 0-134-36-154-47-4 22-7 45-11 67 31 14 87 42 165 42 17 0 73 0 115-31 31-25 47-64 47-106 0-53-36-87-39-89-39-34-64-40-114-51-54-8-98-19-98-67 0-61 70-61 84-61 30 0 84 5 139 39 4-21 8-43 12-64z">
              <text:p/>
            </draw:path>
          </draw:g>
        </draw:g>
        <draw:g>
          <svg:title>TexMaths</svg:title>
          <svg:desc>28§latex§\textsf{Variable Check}§svg§600§TRUE§</svg:desc>
          <draw:g>
            <draw:path draw:style-name="gr111" draw:text-style-name="P61" draw:layer="layout" svg:width="0.626cm" svg:height="0.677cm" svg:x="5.732cm" svg:y="10.399cm" svg:viewBox="0 0 627 678" svg:d="M627 0c-25 0-51 0-76 0-44 112-87 223-131 335-17 39-90 228-98 273-1 0-2 0-3 0-6-39-48-148-59-170-56-146-112-292-168-438-30 0-61 0-92 0 90 226 179 452 269 678 30 0 59 0 89 0 90-226 179-452 269-678z">
              <text:p/>
            </draw:path>
            <draw:path draw:style-name="gr111" draw:text-style-name="P61" draw:layer="layout" svg:width="0.349cm" svg:height="0.459cm" svg:x="6.39cm" svg:y="10.628cm" svg:viewBox="0 0 350 460" svg:d="M350 167c0-100-73-167-162-167-65 0-110 14-154 42 1 21 3 43 5 64 51-36 98-50 149-50 44 0 83 39 83 111 0 14 0 28 0 42-145 3-271 45-271 131 0 42 25 120 112 120 14 0 106-3 162-44 0 11 0 22 0 33 25 0 51 0 76 0 0-94 0-188 0-282zM271 321c0 19 0 42-33 61-28 17-64 20-76 20-47 0-92-23-92-65 0-69 159-75 201-78 0 21 0 41 0 62z">
              <text:p/>
            </draw:path>
            <draw:path draw:style-name="gr111" draw:text-style-name="P61" draw:layer="layout" svg:width="0.24cm" svg:height="0.442cm" svg:x="6.871cm" svg:y="10.633cm" svg:viewBox="0 0 241 443" svg:d="M76 234c0-97 70-167 165-170 0-21 0-43 0-64-87 0-140 47-171 92 0-30 0-59 0-89-23 0-47 0-70 0 0 147 0 294 0 440 25 0 50 0 76 0 0-69 0-139 0-209z">
              <text:p/>
            </draw:path>
            <draw:path draw:style-name="gr111" draw:text-style-name="P61" draw:layer="layout" svg:width="0.086cm" svg:height="0.663cm" svg:x="7.201cm" svg:y="10.413cm" svg:viewBox="0 0 87 664" svg:d="M87 0c-29 0-58 0-87 0 0 29 0 58 0 86 29 0 58 0 87 0 0-28 0-57 0-86zM78 229c-24 0-48 0-72 0 0 145 0 290 0 435 24 0 48 0 72 0 0-145 0-290 0-435z">
              <text:p/>
            </draw:path>
            <draw:path draw:style-name="gr111" draw:text-style-name="P61" draw:layer="layout" svg:width="0.349cm" svg:height="0.459cm" svg:x="7.406cm" svg:y="10.628cm" svg:viewBox="0 0 350 460" svg:d="M350 167c0-100-73-167-162-167-65 0-110 14-154 42 1 21 3 43 5 64 51-36 101-50 149-50 44 0 83 39 83 111 0 14 0 28 0 42-145 3-271 45-271 131 0 42 28 120 112 120 14 0 106-3 162-44 0 11 0 22 0 33 25 0 51 0 76 0 0-94 0-188 0-282zM271 321c0 19 0 42-33 61-28 17-64 20-76 20-47 0-92-23-92-65 0-69 159-75 201-78 0 21 0 41 0 62z">
              <text:p/>
            </draw:path>
            <draw:path draw:style-name="gr111" draw:text-style-name="P61" draw:layer="layout" svg:width="0.391cm" svg:height="0.688cm" svg:x="7.915cm" svg:y="10.399cm" svg:viewBox="0 0 392 689" svg:d="M76 0c-26 0-51 0-76 0 0 226 0 452 0 678 26 0 52 0 78 0 0-15 0-30 0-45 23 22 65 56 132 56 98 0 182-98 182-229 0-120-67-226-160-226-39 0-98 9-156 56 0-97 0-193 0-290zM78 351c14-25 51-58 104-58 59 0 134 42 134 167 0 128-84 170-142 170-40 0-73-19-96-64 0-71 0-143 0-215z">
              <text:p/>
            </draw:path>
            <draw:path draw:style-name="gr111" draw:text-style-name="P61" draw:layer="layout" svg:width="0.075cm" svg:height="0.677cm" svg:x="8.421cm" svg:y="10.399cm" svg:viewBox="0 0 76 678" svg:d="M0 0c25 0 50 0 76 0 0 226 0 452 0 678-26 0-51 0-76 0 0-226 0-452 0-678z">
              <text:p/>
            </draw:path>
            <draw:path draw:style-name="gr111" draw:text-style-name="P61" draw:layer="layout" svg:width="0.371cm" svg:height="0.459cm" svg:x="8.612cm" svg:y="10.628cm" svg:viewBox="0 0 372 460" svg:d="M372 234c0-33 0-106-39-164-39-62-101-70-134-70-109 0-199 103-199 229 0 128 95 231 213 231 61 0 117-22 156-50-1-21-3-43-5-64-62 50-126 56-151 56-79 0-140-70-143-168 101 0 201 0 302 0zM76 181c14-75 67-122 123-122 50 0 106 33 117 122-80 0-160 0-240 0z">
              <text:p/>
            </draw:path>
            <draw:path draw:style-name="gr111" draw:text-style-name="P61" draw:layer="layout" svg:width="0.514cm" svg:height="0.699cm" svg:x="9.406cm" svg:y="10.388cm" svg:viewBox="0 0 515 700" svg:d="M509 577c-58 39-92 59-190 59-140 0-229-145-229-287 0-134 81-288 232-288 70 0 115 17 168 53 4-27 9-54 14-81-42-19-118-33-182-33-182 0-322 153-322 357 0 156 118 343 322 343 92 0 129-17 193-56-2-22-4-44-6-67z">
              <text:p/>
            </draw:path>
            <draw:path draw:style-name="gr111" draw:text-style-name="P61" draw:layer="layout" svg:width="0.346cm" svg:height="0.677cm" svg:x="10.05cm" svg:y="10.399cm" svg:viewBox="0 0 347 678" svg:d="M347 388c0-64-14-154-134-154-59 0-107 31-140 70 0-101 0-203 0-304-24 0-49 0-73 0 0 226 0 452 0 678 26 0 52 0 78 0 0-80 0-160 0-240 0-64 23-145 98-145 95 0 95 70 95 100 0 95 0 190 0 285 26 0 51 0 76 0 0-97 0-194 0-290z">
              <text:p/>
            </draw:path>
            <draw:path draw:style-name="gr111" draw:text-style-name="P61" draw:layer="layout" svg:width="0.374cm" svg:height="0.459cm" svg:x="10.512cm" svg:y="10.628cm" svg:viewBox="0 0 375 460" svg:d="M375 234c0-33-3-106-39-164-42-62-101-70-137-70-109 0-199 103-199 229 0 128 95 231 213 231 64 0 120-22 156-50-1-21-3-43-5-64-62 50-126 56-149 56-78 0-142-70-145-168 102 0 203 0 305 0zM76 181c14-75 67-122 123-122 50 0 106 33 120 122-81 0-162 0-243 0z">
              <text:p/>
            </draw:path>
            <draw:path draw:style-name="gr111" draw:text-style-name="P61" draw:layer="layout" svg:width="0.371cm" svg:height="0.459cm" svg:x="10.951cm" svg:y="10.628cm" svg:viewBox="0 0 372 460" svg:d="M367 42c-56-34-90-42-152-42-137 0-215 117-215 231 0 123 90 229 213 229 53 0 106-14 159-50-2-21-4-43-5-64-51 39-104 53-154 53-81 0-137-73-137-168 0-75 36-170 142-170 51 0 84 9 137 42 4-20 8-41 12-61z">
              <text:p/>
            </draw:path>
            <draw:path draw:style-name="gr111" draw:text-style-name="P61" draw:layer="layout" svg:width="0.38cm" svg:height="0.677cm" svg:x="11.435cm" svg:y="10.399cm" svg:viewBox="0 0 381 678" svg:d="M193 413c55-57 110-114 165-170-29 0-58 0-87 0-67 67-134 135-201 203 0-149 0-297 0-446-23 0-47 0-70 0 0 226 0 452 0 678 22 0 45 0 67 0 0-46 0-91 0-137 26-27 52-54 79-81 51 73 102 145 153 218 27 0 55 0 82 0-63-89-125-177-188-265z">
              <text:p/>
            </draw:path>
          </draw:g>
        </draw:g>
        <draw:g>
          <svg:title>TexMaths</svg:title>
          <svg:desc>28§latex§\textsf{Set: Assume v = d, then $\phi$}§svg§600§TRUE§</svg:desc>
          <draw:g>
            <draw:path draw:style-name="gr111" draw:text-style-name="P61" draw:layer="layout" svg:width="0.447cm" svg:height="0.722cm" svg:x="5.732cm" svg:y="11.911cm" svg:viewBox="0 0 448 723" svg:d="M414 50c-56-33-109-50-182-50-137 0-221 98-221 193 0 42 14 84 53 125 42 45 84 56 143 70 84 20 93 23 121 48 19 17 42 47 42 92 0 64-56 128-143 128-42 0-132-11-213-81-5 27-9 54-14 81 87 54 165 67 227 67 129 0 221-97 221-206 0-64-31-112-53-134-48-51-79-59-168-81-59-14-73-17-104-42-5-6-33-34-33-78 0-59 53-118 142-118 82 0 129 34 166 64 5-26 11-52 16-78z">
              <text:p/>
            </draw:path>
            <draw:path draw:style-name="gr111" draw:text-style-name="P61" draw:layer="layout" svg:width="0.371cm" svg:height="0.46cm" svg:x="6.269cm" svg:y="12.162cm" svg:viewBox="0 0 372 461" svg:d="M372 237c0-33 0-109-39-167-42-59-101-70-137-70-109 0-196 103-196 229 0 129 92 232 213 232 61 0 117-22 157-50-3-22-6-43-9-65-61 51-126 56-148 56-79 0-143-70-146-165 102 0 204 0 305 0zM73 182c17-73 67-123 123-123 53 0 106 33 120 123-81 0-162 0-243 0z">
              <text:p/>
            </draw:path>
            <draw:path draw:style-name="gr111" draw:text-style-name="P61" draw:layer="layout" svg:width="0.307cm" svg:height="0.569cm" svg:x="6.689cm" svg:y="12.053cm" svg:viewBox="0 0 308 570" svg:d="M154 182c47 0 93 0 140 0 0-19 0-38 0-56-47 0-93 0-140 0 0-42 0-84 0-126-22 0-45 0-67 0 0 42 0 84 0 126-29 0-58 0-87 0 0 18 0 37 0 56 28 0 56 0 84 0 0 87 0 175 0 262 0 59 14 126 81 126 70 0 121-25 143-36-5-20-9-40-14-59-25 22-59 33-90 33-36 0-50-30-50-81 0-82 0-163 0-245z">
              <text:p/>
            </draw:path>
            <draw:path draw:style-name="gr111" draw:text-style-name="P61" draw:layer="layout" svg:width="0.08cm" svg:height="0.432cm" svg:x="7.123cm" svg:y="12.179cm" svg:viewBox="0 0 81 433" svg:d="M81 0c-27 0-54 0-81 0 0 27 0 54 0 81 27 0 54 0 81 0 0-27 0-54 0-81zM0 352c0 27 0 54 0 81 27 0 54 0 81 0 0-27 0-54 0-81-27 0-54 0-81 0z">
              <text:p/>
            </draw:path>
            <draw:path draw:style-name="gr111" draw:text-style-name="P61" draw:layer="layout" svg:width="0.601cm" svg:height="0.678cm" svg:x="7.764cm" svg:y="11.933cm" svg:viewBox="0 0 602 679" svg:d="M344 0c-29 0-58 0-86 0-86 226-172 453-258 679 24 0 49 0 73 0 25-66 50-132 75-199 96 0 191 0 286 0 25 67 50 133 75 199 31 0 62 0 93 0-86-226-172-453-258-679zM414 425c-81 0-162 0-243 0 20-59 41-118 61-176 23-59 54-143 59-179 1 0 2 0 3 0 0 14 8 39 31 103 30 84 59 168 89 252z">
              <text:p/>
            </draw:path>
            <draw:path draw:style-name="gr111" draw:text-style-name="P61" draw:layer="layout" svg:width="0.327cm" svg:height="0.46cm" svg:x="8.419cm" svg:y="12.162cm" svg:viewBox="0 0 328 461" svg:d="M311 31c-51-25-93-31-140-31-25 0-165 0-165 128 0 48 28 79 53 98 31 20 53 25 106 37 37 5 93 16 93 69 0 67-79 67-93 67-78 0-134-36-151-47-5 22-9 45-14 67 34 14 87 42 165 42 20 0 73 0 115-31 31-22 48-61 48-106 0-53-37-87-40-89-36-34-64-39-112-48-56-11-100-22-100-70 0-61 70-61 84-61 30 0 84 5 140 39 3-21 7-43 11-64z">
              <text:p/>
            </draw:path>
            <draw:path draw:style-name="gr111" draw:text-style-name="P61" draw:layer="layout" svg:width="0.327cm" svg:height="0.46cm" svg:x="8.797cm" svg:y="12.162cm" svg:viewBox="0 0 328 461" svg:d="M311 31c-51-25-93-31-143-31-25 0-162 0-162 128 0 48 28 79 53 98 31 20 50 25 106 37 34 5 93 16 93 69 0 67-79 67-93 67-81 0-134-36-154-47-4 22-7 45-11 67 31 14 87 42 165 42 17 0 73 0 115-31 31-22 48-61 48-106 0-53-37-87-40-89-39-34-64-39-114-48-54-11-98-22-98-70 0-61 70-61 84-61 30 0 84 5 140 39 3-21 7-43 11-64z">
              <text:p/>
            </draw:path>
            <draw:path draw:style-name="gr111" draw:text-style-name="P61" draw:layer="layout" svg:width="0.349cm" svg:height="0.443cm" svg:x="9.226cm" svg:y="12.179cm" svg:viewBox="0 0 350 444" svg:d="M350 0c-26 0-52 0-78 0 0 94 0 188 0 282 0 76-54 109-118 109-70 0-76-25-76-67 0-108 0-216 0-324-26 0-52 0-78 0 0 109 0 218 0 327 0 70 25 117 106 117 51 0 121-14 168-59 0 16 0 32 0 48 26 0 51 0 76 0 0-144 0-289 0-433z">
              <text:p/>
            </draw:path>
            <draw:path draw:style-name="gr111" draw:text-style-name="P61" draw:layer="layout" svg:width="0.62cm" svg:height="0.443cm" svg:x="9.735cm" svg:y="12.168cm" svg:viewBox="0 0 621 444" svg:d="M621 154c0-67-16-154-134-154-59 0-109 28-145 81-28-75-96-81-126-81-73 0-118 39-146 75 0-23 0-46 0-69-23 0-47 0-70 0 0 146 0 292 0 438 25 0 50 0 76 0 0-80 0-160 0-240 0-64 28-145 100-145 93 0 96 64 96 100 0 95 0 190 0 285 26 0 52 0 78 0 0-80 0-160 0-240 0-64 25-145 98-145 92 0 98 64 98 100 0 95 0 190 0 285 25 0 50 0 75 0 0-97 0-194 0-290z">
              <text:p/>
            </draw:path>
            <draw:path draw:style-name="gr111" draw:text-style-name="P61" draw:layer="layout" svg:width="0.371cm" svg:height="0.46cm" svg:x="10.471cm" svg:y="12.162cm" svg:viewBox="0 0 372 461" svg:d="M372 237c0-33 0-109-39-167-39-59-101-70-134-70-109 0-199 103-199 229 0 129 95 232 213 232 61 0 117-22 157-50-2-22-4-43-6-65-62 51-129 56-151 56-79 0-140-70-143-165 101 0 202 0 302 0zM73 182c17-73 70-123 126-123 50 0 106 33 117 123-81 0-162 0-243 0z">
              <text:p/>
            </draw:path>
            <draw:path draw:style-name="gr111" draw:text-style-name="P61" draw:layer="layout" svg:width="0.424cm" svg:height="0.432cm" svg:x="11.216cm" svg:y="12.179cm" svg:viewBox="0 0 425 433" svg:d="M425 0c-25 0-50 0-75 0-25 68-50 136-76 204-22 53-53 131-58 179-1 0-2 0-3 0-6-37-31-104-42-132-32-83-64-167-95-251-26 0-51 0-76 0 56 144 112 289 168 433 29 0 58 0 87 0 57-144 114-289 170-433z">
              <text:p/>
            </draw:path>
            <draw:path draw:style-name="gr111" draw:text-style-name="P61" draw:layer="layout" svg:width="0.654cm" svg:height="0.234cm" svg:x="12.039cm" svg:y="12.252cm" svg:viewBox="0 0 655 235" svg:d="M621 39c14 0 34 0 34-19 0-20-20-20-34-20-196 0-393 0-590 0-11 0-31 0-31 20 0 19 20 19 34 19 196 0 391 0 587 0zM621 235c14 0 34 0 34-20 0-19-20-19-34-19-196 0-391 0-587 0-14 0-34 0-34 19 0 20 20 20 31 20 197 0 394 0 590 0z">
              <text:p/>
            </draw:path>
            <draw:path draw:style-name="gr111" draw:text-style-name="P61" draw:layer="layout" svg:width="0.391cm" svg:height="0.689cm" svg:x="13.111cm" svg:y="11.933cm" svg:viewBox="0 0 392 690" svg:d="M392 0c-24 0-49 0-73 0 0 96 0 192 0 288-53-42-109-53-145-53-96 0-174 100-174 226 0 128 76 229 171 229 31 0 89-8 145-62 0 17 0 34 0 51 26 0 51 0 76 0 0-226 0-453 0-679zM316 545c0 11-2 30-33 58-23 20-48 28-73 28-62 0-132-47-132-167 0-129 84-171 143-171 42 0 73 23 95 53 0 66 0 133 0 199z">
              <text:p/>
            </draw:path>
            <draw:path draw:style-name="gr111" draw:text-style-name="P61" draw:layer="layout" svg:width="0.08cm" svg:height="0.203cm" svg:x="13.679cm" svg:y="12.531cm" svg:viewBox="0 0 81 204" svg:d="M81 81c0-27 0-54 0-81-27 0-54 0-81 0 0 27 0 54 0 81 8 0 17 0 25 0-8 41-17 82-25 123 14 0 28 0 42 0 13-41 26-82 39-123z">
              <text:p/>
            </draw:path>
            <draw:path draw:style-name="gr111" draw:text-style-name="P61" draw:layer="layout" svg:width="0.307cm" svg:height="0.569cm" svg:x="14.205cm" svg:y="12.053cm" svg:viewBox="0 0 308 570" svg:d="M151 182c47 0 93 0 140 0 0-19 0-38 0-56-47 0-93 0-140 0 0-42 0-84 0-126-22 0-45 0-67 0 0 42 0 84 0 126-28 0-56 0-84 0 0 18 0 37 0 56 27 0 54 0 81 0 0 87 0 175 0 262 0 59 14 126 81 126 70 0 121-25 146-36-6-20-11-40-17-59-25 22-56 33-89 33-37 0-51-30-51-81 0-82 0-163 0-245z">
              <text:p/>
            </draw:path>
            <draw:path draw:style-name="gr111" draw:text-style-name="P61" draw:layer="layout" svg:width="0.349cm" svg:height="0.678cm" svg:x="14.62cm" svg:y="11.933cm" svg:viewBox="0 0 350 679" svg:d="M350 388c0-64-17-153-134-153-62 0-110 30-140 69 0-101 0-203 0-304-26 0-51 0-76 0 0 226 0 453 0 679 26 0 52 0 78 0 0-80 0-160 0-240 0-65 23-146 98-146 96 0 96 70 96 101 0 95 0 190 0 285 26 0 52 0 78 0 0-97 0-194 0-291z">
              <text:p/>
            </draw:path>
            <draw:path draw:style-name="gr111" draw:text-style-name="P61" draw:layer="layout" svg:width="0.371cm" svg:height="0.46cm" svg:x="15.084cm" svg:y="12.162cm" svg:viewBox="0 0 372 461" svg:d="M372 237c0-33 0-109-39-167-42-59-101-70-137-70-109 0-196 103-196 229 0 129 92 232 213 232 61 0 117-22 154-50-2-22-4-43-6-65-61 51-126 56-148 56-79 0-143-70-146-165 102 0 204 0 305 0zM73 182c17-73 67-123 123-123 53 0 106 33 120 123-81 0-162 0-243 0z">
              <text:p/>
            </draw:path>
            <draw:path draw:style-name="gr111" draw:text-style-name="P61" draw:layer="layout" svg:width="0.346cm" svg:height="0.443cm" svg:x="15.566cm" svg:y="12.168cm" svg:viewBox="0 0 347 444" svg:d="M347 154c0-65-14-154-134-154-87 0-137 67-143 73 0-23 0-45 0-67-23 0-47 0-70 0 0 146 0 292 0 438 25 0 50 0 76 0 0-80 0-160 0-240 0-64 25-145 100-145 96 0 96 69 96 100 0 95 0 190 0 285 25 0 50 0 75 0 0-97 0-194 0-290z">
              <text:p/>
            </draw:path>
            <draw:path draw:style-name="gr111" draw:text-style-name="P61" draw:layer="layout" svg:width="0.559cm" svg:height="0.647cm" svg:x="16.372cm" svg:y="12.179cm" svg:viewBox="0 0 560 648" svg:d="M118 601c-3 14-6 14-6 19 0 22 20 28 28 28 6 0 28-3 36-25 3-8 9-42 37-182 8 3 14 3 31 3 165 0 316-153 316-307 0-78-39-137-112-137-143 0-202 190-260 383-107-20-163-76-163-146 0-28 23-136 81-203 9-9 6-8 9-12 0-5-3-11-11-11-28 0-104 143-104 238 0 92 64 162 171 187-18 55-36 110-53 165zM252 388c-6 0-8 0-17-3-11 0-11 0-11-2 0-3 17-92 20-106 30-126 106-218 193-218 67 0 95 53 95 97 0 112-126 232-280 232z">
              <text:p/>
            </draw:path>
          </draw:g>
        </draw:g>
        <draw:custom-shape draw:style-name="gr112" draw:text-style-name="P62" draw:layer="layout" svg:width="24.289cm" svg:height="3.175cm" svg:x="0.476cm" svg:y="9.842cm">
          <text:p/>
          <draw:enhanced-geometry svg:viewBox="0 0 21600 21600" draw:type="rectangle" draw:enhanced-path="M 0 0 L 21600 0 21600 21600 0 21600 0 0 Z N"/>
        </draw:custom-shape>
        <draw:custom-shape draw:style-name="gr113" draw:text-style-name="P63" draw:layer="layout" svg:width="4.128cm" svg:height="3.333cm" draw:transform="rotate (-0.708778209234898) translate (23.277cm 7.3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14" draw:text-style-name="P64" draw:layer="layout" svg:width="2.407cm" svg:height="0.962cm" draw:transform="rotate (-0.183608637309803) translate (22.517cm 9.175cm)">
          <draw:text-box>
            <text:p text:style-name="P52"><text:span text:style-name="T48">NEW!!</text:span></text:p>
          </draw:text-box>
        </draw:frame>
        <presentation:notes draw:style-name="dp2">
          <draw:page-thumbnail draw:style-name="gr1" draw:layer="layout" svg:width="15.169cm" svg:height="8.533cm" svg:x="1.914cm" svg:y="2.566cm" draw:page-number="16" presentation:class="page"/>
          <draw:frame presentation:style-name="pr10" draw:text-style-name="P3" draw:layer="layout" svg:width="17.992cm" svg:height="11.897cm" svg:x="0.529cm" svg:y="11.902cm" presentation:class="notes" presentation:placeholder="true">
            <draw:text-box/>
          </draw:frame>
        </presentation:notes>
      </draw:page>
      <draw:page draw:name="page17"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presentation:user-transformed="true">
          <draw:text-box>
            <text:p><text:span text:style-name="T29">Formal Semantics</text:span></text:p>
          </draw:text-box>
        </draw:frame>
        <draw:g>
          <svg:title>TexMaths</svg:title>
          <svg:desc>28§latex§\raggedright%
\textsf{Let $S$ be the states of a labeled transition system (LTS)}
§svg§600§TRUE§</svg:desc>
          <draw:g>
            <draw:path draw:style-name="gr56" draw:text-style-name="P38" draw:layer="layout" svg:width="0.399cm" svg:height="0.678cm" svg:x="0.9cm" svg:y="4.298cm" svg:viewBox="0 0 400 679" svg:d="M90 0c-30 0-60 0-90 0 0 226 0 452 0 679 133 0 267 0 400 0 0-22 0-43 0-65-89 0-176 3-263 3-16 0-32 0-47 0 0-206 0-411 0-617z">
              <text:p/>
            </draw:path>
            <draw:path draw:style-name="gr56" draw:text-style-name="P38" draw:layer="layout" svg:width="0.371cm" svg:height="0.46cm" svg:x="1.376cm" svg:y="4.527cm" svg:viewBox="0 0 372 461" svg:d="M372 235c0-34 0-107-39-165-39-62-101-70-134-70-109 0-199 103-199 229 0 128 95 232 213 232 61 0 117-23 157-50-2-22-4-43-6-65-64 51-129 56-151 56-79 0-140-70-146-167 102 0 204 0 305 0zM73 182c17-76 67-123 126-123 50 0 103 33 117 123-81 0-162 0-243 0z">
              <text:p/>
            </draw:path>
            <draw:path draw:style-name="gr56" draw:text-style-name="P38" draw:layer="layout" svg:width="0.307cm" svg:height="0.569cm" svg:x="1.796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56" draw:text-style-name="P38" draw:layer="layout" svg:width="0.581cm" svg:height="0.711cm" svg:x="2.513cm" svg:y="4.287cm" svg:viewBox="0 0 582 712" svg:d="M582 8c0-2 0-8-8-8-6 0-8 0-20 14-16 19-31 37-47 56-25-45-76-70-140-70-123 0-244 112-244 232 0 78 53 123 104 139 34 9 69 17 103 26 37 8 93 25 93 103 0 89-81 181-177 181-64 0-173-22-173-142 0-25 5-48 5-53 3-6 3-6 3-8 0-9-7-9-11-9s-8 0-11 3-59 226-59 229c0 6 6 11 11 11 6 0 6 0 17-14 16-18 32-37 48-56 44 56 109 70 168 70 134 0 249-131 249-251 0-67-34-101-48-115-22-22-36-28-126-50-19-6-56-14-64-17-28-8-62-36-62-89 0-78 79-162 174-162 81 0 140 42 140 151 0 30-3 50-3 56 4 2 0 8 11 8s11-3 14-20c18-71 36-143 53-215z">
              <text:p/>
            </draw:path>
            <draw:path draw:style-name="gr56" draw:text-style-name="P38" draw:layer="layout" svg:width="0.391cm" svg:height="0.689cm" svg:x="3.529cm" svg:y="4.298cm" svg:viewBox="0 0 392 690" svg:d="M76 0c-26 0-51 0-76 0 0 226 0 452 0 679 26 0 52 0 78 0 0-15 0-30 0-45 23 22 65 56 132 56 98 0 182-98 182-229 0-123-67-226-160-226-36 0-98 8-156 55 0-96 0-193 0-290zM78 352c17-25 51-59 104-59 59 0 134 42 134 168 0 128-84 170-142 170-40 0-70-19-96-64 0-72 0-143 0-215z">
              <text:p/>
            </draw:path>
            <draw:path draw:style-name="gr56" draw:text-style-name="P38" draw:layer="layout" svg:width="0.371cm" svg:height="0.46cm" svg:x="4.019cm" svg:y="4.527cm" svg:viewBox="0 0 372 461" svg:d="M372 235c0-34 0-107-39-165-39-62-98-70-134-70-109 0-199 103-199 229 0 128 95 232 213 232 61 0 117-23 157-50-2-22-4-43-6-65-62 51-126 56-148 56-82 0-143-70-146-167 101 0 202 0 302 0zM76 182c14-76 67-123 123-123 50 0 106 33 117 123-80 0-160 0-240 0z">
              <text:p/>
            </draw:path>
            <draw:path draw:style-name="gr56" draw:text-style-name="P38" draw:layer="layout" svg:width="0.307cm" svg:height="0.569cm" svg:x="4.769cm" svg:y="4.418cm" svg:viewBox="0 0 308 570" svg:d="M154 182c46 0 91 0 137 0 0-20 0-40 0-59-46 0-91 0-137 0 0-41 0-82 0-123-22 0-45 0-67 0 0 41 0 82 0 123-29 0-58 0-87 0 0 19 0 39 0 59 28 0 56 0 84 0 0 86 0 173 0 259 0 59 11 129 81 129 67 0 118-25 143-37-6-19-11-39-17-58-25 19-56 33-87 33-36 0-50-30-50-84 0-81 0-161 0-242z">
              <text:p/>
            </draw:path>
            <draw:path draw:style-name="gr56" draw:text-style-name="P38" draw:layer="layout" svg:width="0.346cm" svg:height="0.678cm" svg:x="5.186cm" svg:y="4.298cm" svg:viewBox="0 0 347 679" svg:d="M347 388c0-64-14-153-134-153-62 0-109 28-140 69 0-101 0-203 0-304-24 0-49 0-73 0 0 226 0 452 0 679 25 0 50 0 76 0 0-80 0-161 0-241 0-64 25-145 100-145 93 0 96 70 96 101 0 95 0 190 0 285 25 0 50 0 75 0 0-97 0-194 0-291z">
              <text:p/>
            </draw:path>
            <draw:path draw:style-name="gr56" draw:text-style-name="P38" draw:layer="layout" svg:width="0.371cm" svg:height="0.46cm" svg:x="5.648cm" svg:y="4.527cm" svg:viewBox="0 0 372 461" svg:d="M372 235c0-34 0-107-39-165-39-62-101-70-134-70-109 0-199 103-199 229 0 128 95 232 213 232 61 0 117-23 157-50-2-22-4-43-6-65-62 51-129 56-151 56-79 0-140-70-143-167 101 0 202 0 302 0zM73 182c17-76 70-123 126-123 50 0 106 33 117 123-81 0-162 0-243 0z">
              <text:p/>
            </draw:path>
            <draw:path draw:style-name="gr56" draw:text-style-name="P38" draw:layer="layout" svg:width="0.327cm" svg:height="0.46cm" svg:x="6.407cm" svg:y="4.527cm" svg:viewBox="0 0 328 461" svg:d="M311 31c-53-25-93-31-143-31-25 0-162 0-162 126 0 50 28 81 53 100 31 20 50 25 106 34 34 8 93 19 93 72 0 67-79 67-93 67-81 0-137-36-154-47-4 22-7 45-11 67 31 14 87 42 165 42 17 0 73 0 115-31 31-25 48-64 48-106 0-53-37-87-40-89-39-34-64-40-114-51-54-8-98-19-98-67 0-61 70-61 84-61 30 0 81 5 137 39 4-21 9-43 14-64z">
              <text:p/>
            </draw:path>
            <draw:path draw:style-name="gr56" draw:text-style-name="P38" draw:layer="layout" svg:width="0.307cm" svg:height="0.569cm" svg:x="6.774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56" draw:text-style-name="P38" draw:layer="layout" svg:width="0.349cm" svg:height="0.46cm" svg:x="7.154cm" svg:y="4.527cm" svg:viewBox="0 0 350 461" svg:d="M350 168c0-101-73-168-162-168-65 0-110 14-154 42 1 21 3 43 5 64 51-36 101-50 149-50 44 0 86 39 86 112 0 14 0 27 0 41-148 3-274 45-274 132 0 42 28 120 112 120 14 0 106-3 165-45 0 11 0 22 0 34 24 0 49 0 73 0 0-94 0-188 0-282zM274 321c0 20 0 42-33 62-31 16-67 19-79 19-47 0-92-22-92-64 0-70 160-75 204-78 0 20 0 41 0 61z">
              <text:p/>
            </draw:path>
            <draw:path draw:style-name="gr56" draw:text-style-name="P38" draw:layer="layout" svg:width="0.307cm" svg:height="0.569cm" svg:x="7.602cm" svg:y="4.418cm" svg:viewBox="0 0 308 570" svg:d="M154 182c47 0 93 0 140 0 0-20 0-40 0-59-47 0-93 0-140 0 0-41 0-82 0-123-22 0-45 0-67 0 0 41 0 82 0 123-29 0-58 0-87 0 0 19 0 39 0 59 28 0 56 0 84 0 0 86 0 173 0 259 0 59 14 129 81 129 70 0 118-25 143-37-5-19-9-39-14-58-28 19-59 33-90 33-36 0-50-30-50-84 0-81 0-161 0-242z">
              <text:p/>
            </draw:path>
            <draw:path draw:style-name="gr56" draw:text-style-name="P38" draw:layer="layout" svg:width="0.371cm" svg:height="0.46cm" svg:x="7.975cm" svg:y="4.527cm" svg:viewBox="0 0 372 461" svg:d="M372 235c0-34 0-107-39-165-39-62-101-70-137-70-109 0-196 103-196 229 0 128 95 232 213 232 61 0 117-23 157-50-3-22-6-43-9-65-61 51-126 56-148 56-79 0-143-70-146-167 102 0 204 0 305 0zM73 182c17-76 67-123 123-123 53 0 106 33 120 123-81 0-162 0-243 0z">
              <text:p/>
            </draw:path>
            <draw:path draw:style-name="gr56" draw:text-style-name="P38" draw:layer="layout" svg:width="0.324cm" svg:height="0.46cm" svg:x="8.406cm" svg:y="4.527cm" svg:viewBox="0 0 325 461" svg:d="M308 31c-50-25-90-31-140-31-25 0-165 0-165 126 0 50 28 81 53 100 31 20 53 25 106 34 37 8 93 19 93 72 0 67-79 67-93 67-78 0-134-36-151-47-4 22-7 45-11 67 31 14 84 42 165 42 17 0 70 0 112-31 31-25 48-64 48-106 0-53-37-87-39-89-37-34-65-40-112-51-56-8-101-19-101-67 0-61 73-61 84-61 31 0 84 5 140 39 3-21 7-43 11-64z">
              <text:p/>
            </draw:path>
            <draw:path draw:style-name="gr56" draw:text-style-name="P38" draw:layer="layout" svg:width="0.43cm" svg:height="0.46cm" svg:x="9.111cm" svg:y="4.527cm" svg:viewBox="0 0 431 461" svg:d="M431 235c0-132-98-235-215-235-121 0-216 106-216 235 0 128 101 226 216 226 117 0 215-98 215-226zM216 399c-68 0-140-54-140-173 0-118 75-167 140-167 70 0 140 51 140 167s-68 173-140 173z">
              <text:p/>
            </draw:path>
            <draw:path draw:style-name="gr56" draw:text-style-name="P38" draw:layer="layout" svg:width="0.313cm" svg:height="0.689cm" svg:x="9.601cm" svg:y="4.287cm" svg:viewBox="0 0 314 690" svg:d="M146 313c36 0 72 0 109 0 0-20 0-39 0-59-38 0-75 0-112 0 0-38 0-76 0-114 0-73 67-81 92-81 20 0 45 2 79 16 0-21 0-42 0-64-12-3-42-11-79-11-92 0-162 70-162 168 0 28 0 57 0 86-24 0-49 0-73 0 0 20 0 39 0 59 24 0 49 0 73 0 0 125 0 251 0 377 24 0 48 0 73 0 0-126 0-252 0-377z">
              <text:p/>
            </draw:path>
            <draw:path draw:style-name="gr56" draw:text-style-name="P38" draw:layer="layout" svg:width="0.349cm" svg:height="0.46cm" svg:x="10.245cm" svg:y="4.527cm" svg:viewBox="0 0 350 461" svg:d="M350 168c0-101-73-168-162-168-65 0-110 14-154 42 1 21 3 43 5 64 51-36 101-50 149-50 44 0 86 39 86 112 0 14 0 27 0 41-148 3-274 45-274 132 0 42 28 120 112 120 14 0 106-3 165-45 0 11 0 22 0 34 24 0 49 0 73 0 0-94 0-188 0-282zM274 321c0 20 0 42-33 62-31 16-67 19-79 19-47 0-92-22-92-64 0-70 160-75 204-78 0 20 0 41 0 61z">
              <text:p/>
            </draw:path>
            <draw:path draw:style-name="gr56" draw:text-style-name="P38" draw:layer="layout" svg:width="0.075cm" svg:height="0.678cm" svg:x="11.082cm" svg:y="4.298cm" svg:viewBox="0 0 76 679" svg:d="M76 0c-26 0-51 0-76 0 0 226 0 452 0 679 25 0 50 0 76 0 0-227 0-453 0-679z">
              <text:p/>
            </draw:path>
            <draw:path draw:style-name="gr56" draw:text-style-name="P38" draw:layer="layout" svg:width="0.349cm" svg:height="0.46cm" svg:x="11.281cm" svg:y="4.527cm" svg:viewBox="0 0 350 461" svg:d="M350 168c0-101-73-168-162-168-65 0-110 14-154 42 1 21 3 43 5 64 51-36 101-50 149-50 44 0 84 39 84 112 0 14 0 27 0 41-146 3-272 45-272 132 0 42 28 120 112 120 14 0 106-3 165-45 0 11 0 22 0 34 24 0 49 0 73 0 0-94 0-188 0-282zM272 321c0 20 0 42-31 62-31 16-67 19-79 19-47 0-92-22-92-64 0-70 160-75 202-78 0 20 0 41 0 61z">
              <text:p/>
            </draw:path>
            <draw:path draw:style-name="gr56" draw:text-style-name="P38" draw:layer="layout" svg:width="0.391cm" svg:height="0.689cm" svg:x="11.791cm" svg:y="4.298cm" svg:viewBox="0 0 392 690" svg:d="M76 0c-26 0-51 0-76 0 0 226 0 452 0 679 26 0 52 0 78 0 0-15 0-30 0-45 23 22 65 56 132 56 98 0 182-98 182-229 0-123-67-226-160-226-36 0-98 8-156 55 0-96 0-193 0-290zM78 352c14-25 51-59 104-59 59 0 134 42 134 168 0 128-84 170-142 170-40 0-70-19-96-64 0-72 0-143 0-215z">
              <text:p/>
            </draw:path>
            <draw:path draw:style-name="gr56" draw:text-style-name="P38" draw:layer="layout" svg:width="0.371cm" svg:height="0.46cm" svg:x="12.281cm" svg:y="4.527cm" svg:viewBox="0 0 372 461" svg:d="M372 235c0-34 0-107-39-165-39-62-101-70-134-70-109 0-199 103-199 229 0 128 95 232 213 232 61 0 117-23 157-50-2-22-4-43-6-65-62 51-126 56-151 56-79 0-140-70-143-167 101 0 202 0 302 0zM76 182c14-76 67-123 123-123 50 0 106 33 117 123-80 0-160 0-240 0z">
              <text:p/>
            </draw:path>
            <draw:path draw:style-name="gr56" draw:text-style-name="P38" draw:layer="layout" svg:width="0.072cm" svg:height="0.678cm" svg:x="12.765cm" svg:y="4.298cm" svg:viewBox="0 0 73 679" svg:d="M73 0c-24 0-49 0-73 0 0 226 0 452 0 679 24 0 49 0 73 0 0-227 0-453 0-679z">
              <text:p/>
            </draw:path>
            <draw:path draw:style-name="gr56" draw:text-style-name="P38" draw:layer="layout" svg:width="0.374cm" svg:height="0.46cm" svg:x="12.953cm" svg:y="4.527cm" svg:viewBox="0 0 375 461" svg:d="M375 235c0-34-3-107-42-165-39-62-98-70-134-70-109 0-199 103-199 229 0 128 95 232 213 232 61 0 117-23 157-50-2-22-4-43-6-65-62 51-126 56-148 56-82 0-143-70-146-167 102 0 203 0 305 0zM76 182c14-76 67-123 123-123 50 0 106 33 117 123-80 0-160 0-240 0z">
              <text:p/>
            </draw:path>
            <draw:path draw:style-name="gr56" draw:text-style-name="P38" draw:layer="layout" svg:width="0.391cm" svg:height="0.689cm" svg:x="13.392cm" svg:y="4.298cm" svg:viewBox="0 0 392 690" svg:d="M392 0c-25 0-50 0-76 0 0 96 0 192 0 288-50-45-106-53-142-53-98 0-174 100-174 226 0 128 76 229 168 229 34 0 92-9 146-62 0 17 0 34 0 51 26 0 52 0 78 0 0-227 0-453 0-679zM314 542c0 14 0 33-31 61-23 20-48 28-73 28-62 0-134-47-134-167 0-132 84-171 142-171 45 0 76 23 96 53 0 65 0 131 0 196z">
              <text:p/>
            </draw:path>
            <draw:path draw:style-name="gr56" draw:text-style-name="P38" draw:layer="layout" svg:width="0.307cm" svg:height="0.569cm" svg:x="14.212cm" svg:y="4.418cm" svg:viewBox="0 0 308 570" svg:d="M151 182c47 0 94 0 140 0 0-20 0-40 0-59-46 0-93 0-140 0 0-41 0-82 0-123-22 0-45 0-67 0 0 41 0 82 0 123-28 0-56 0-84 0 0 19 0 39 0 59 27 0 54 0 81 0 0 86 0 173 0 259 0 59 14 129 81 129 70 0 121-25 146-37-6-19-11-39-17-58-25 19-56 33-89 33-37 0-51-30-51-84 0-81 0-161 0-242z">
              <text:p/>
            </draw:path>
            <draw:path draw:style-name="gr56" draw:text-style-name="P38" draw:layer="layout" svg:width="0.24cm" svg:height="0.443cm" svg:x="14.63cm" svg:y="4.532cm" svg:viewBox="0 0 241 444" svg:d="M73 235c0-98 70-168 168-171 0-21 0-43 0-64-90 0-143 47-174 92 0-30 0-59 0-89-22 0-45 0-67 0 0 147 0 294 0 441 24 0 49 0 73 0 0-70 0-140 0-209z">
              <text:p/>
            </draw:path>
            <draw:path draw:style-name="gr56" draw:text-style-name="P38" draw:layer="layout" svg:width="0.349cm" svg:height="0.46cm" svg:x="14.926cm" svg:y="4.527cm" svg:viewBox="0 0 350 461" svg:d="M350 168c0-101-73-168-162-168-65 0-110 14-154 42 1 21 3 43 5 64 51-36 101-50 149-50 47 0 86 39 86 112 0 14 0 27 0 41-148 3-274 45-274 132 0 42 28 120 112 120 14 0 106-3 165-45 0 11 0 22 0 34 24 0 49 0 73 0 0-94 0-188 0-282zM274 321c0 20 0 42-33 62-28 16-67 19-79 19-47 0-89-22-89-64 0-70 159-75 201-78 0 20 0 41 0 61z">
              <text:p/>
            </draw:path>
            <draw:path draw:style-name="gr56" draw:text-style-name="P38" draw:layer="layout" svg:width="0.349cm" svg:height="0.443cm" svg:x="15.436cm" svg:y="4.532cm" svg:viewBox="0 0 350 444" svg:d="M350 154c0-65-17-154-137-154-87 0-135 64-140 73 0-24 0-47 0-70-24 0-49 0-73 0 0 147 0 294 0 441 26 0 52 0 78 0 0-80 0-160 0-240 0-64 23-145 98-145 96 0 96 69 96 100 0 95 0 190 0 285 26 0 52 0 78 0 0-97 0-194 0-290z">
              <text:p/>
            </draw:path>
            <draw:path draw:style-name="gr56" draw:text-style-name="P38" draw:layer="layout" svg:width="0.327cm" svg:height="0.46cm" svg:x="15.892cm" svg:y="4.527cm" svg:viewBox="0 0 328 461" svg:d="M311 31c-51-25-93-31-143-31-25 0-162 0-162 126 0 50 28 81 53 100 31 20 53 25 106 34 34 8 93 19 93 72 0 67-79 67-93 67-81 0-134-36-154-47-4 22-7 45-11 67 31 14 87 42 165 42 20 0 73 0 115-31 31-25 48-64 48-106 0-53-37-87-40-89-39-34-64-40-114-51-54-8-98-19-98-67 0-61 70-61 84-61 30 0 84 5 140 39 3-21 7-43 11-64z">
              <text:p/>
            </draw:path>
            <draw:path draw:style-name="gr56" draw:text-style-name="P38" draw:layer="layout" svg:width="0.086cm" svg:height="0.664cm" svg:x="16.315cm" svg:y="4.312cm" svg:viewBox="0 0 87 665" svg:d="M87 0c-29 0-58 0-87 0 0 29 0 58 0 87 29 0 58 0 87 0 0-29 0-58 0-87zM81 229c-25 0-50 0-75 0 0 145 0 290 0 436 25 0 50 0 75 0 0-146 0-291 0-436z">
              <text:p/>
            </draw:path>
            <draw:path draw:style-name="gr56" draw:text-style-name="P38" draw:layer="layout" svg:width="0.307cm" svg:height="0.569cm" svg:x="16.497cm" svg:y="4.418cm" svg:viewBox="0 0 308 570" svg:d="M151 182c47 0 94 0 140 0 0-20 0-40 0-59-46 0-93 0-140 0 0-41 0-82 0-123-22 0-45 0-67 0 0 41 0 82 0 123-28 0-56 0-84 0 0 19 0 39 0 59 27 0 54 0 81 0 0 86 0 173 0 259 0 59 14 129 81 129 70 0 121-25 146-37-6-19-11-39-17-58-25 19-56 33-89 33-37 0-51-30-51-84 0-81 0-161 0-242z">
              <text:p/>
            </draw:path>
            <draw:path draw:style-name="gr56" draw:text-style-name="P38" draw:layer="layout" svg:width="0.086cm" svg:height="0.664cm" svg:x="16.906cm" svg:y="4.312cm" svg:viewBox="0 0 87 665" svg:d="M87 0c-29 0-58 0-87 0 0 29 0 58 0 87 29 0 58 0 87 0 0-29 0-58 0-87zM81 229c-25 0-50 0-75 0 0 145 0 290 0 436 25 0 50 0 75 0 0-146 0-291 0-436z">
              <text:p/>
            </draw:path>
            <draw:path draw:style-name="gr56" draw:text-style-name="P38" draw:layer="layout" svg:width="0.433cm" svg:height="0.46cm" svg:x="17.096cm" svg:y="4.527cm" svg:viewBox="0 0 434 461" svg:d="M434 235c0-132-101-235-216-235-123 0-218 106-218 235 0 128 101 226 216 226 117 0 218-98 218-226zM216 399c-68 0-138-54-138-173 0-118 73-167 138-167 70 0 140 51 140 167s-68 173-140 173z">
              <text:p/>
            </draw:path>
            <draw:path draw:style-name="gr56" draw:text-style-name="P38" draw:layer="layout" svg:width="0.346cm" svg:height="0.443cm" svg:x="17.639cm" svg:y="4.532cm" svg:viewBox="0 0 347 444" svg:d="M347 154c0-65-14-154-134-154-87 0-137 64-143 73 0-24 0-47 0-70-23 0-47 0-70 0 0 147 0 294 0 441 25 0 50 0 76 0 0-80 0-160 0-240 0-64 25-145 100-145 96 0 96 69 96 100 0 95 0 190 0 285 25 0 50 0 75 0 0-97 0-194 0-290z">
              <text:p/>
            </draw:path>
            <draw:path draw:style-name="gr56" draw:text-style-name="P38" draw:layer="layout" svg:width="0.327cm" svg:height="0.46cm" svg:x="18.423cm" svg:y="4.527cm" svg:viewBox="0 0 328 461" svg:d="M311 31c-53-25-93-31-143-31-25 0-162 0-162 126 0 50 28 81 53 100 31 20 50 25 106 34 34 8 93 19 93 72 0 67-79 67-93 67-81 0-134-36-154-47-4 22-7 45-11 67 31 14 87 42 165 42 17 0 73 0 115-31 31-25 48-64 48-106 0-53-37-87-40-89-39-34-64-40-114-51-54-8-98-19-98-67 0-61 70-61 84-61 30 0 84 5 140 39 3-21 7-43 11-64z">
              <text:p/>
            </draw:path>
            <draw:path draw:style-name="gr56" draw:text-style-name="P38" draw:layer="layout" svg:width="0.425cm" svg:height="0.636cm" svg:x="18.787cm" svg:y="4.541cm" svg:viewBox="0 0 426 637" svg:d="M426 0c-26 0-51 0-76 0-126 313-129 357-129 380-1 0-2 0-3 0-5-64-84-249-86-257-18-41-36-82-54-123-26 0-52 0-78 0 63 145 127 290 190 436-11 30-30 81-36 89-25 56-42 56-56 56s-48-3-76-17c2 22 4 43 6 64 22 6 50 9 70 9 36 0 73-11 112-112 72-175 144-350 216-525z">
              <text:p/>
            </draw:path>
            <draw:path draw:style-name="gr56" draw:text-style-name="P38" draw:layer="layout" svg:width="0.324cm" svg:height="0.46cm" svg:x="19.255cm" svg:y="4.527cm" svg:viewBox="0 0 325 461" svg:d="M311 31c-53-25-93-31-143-31-25 0-162 0-162 126 0 50 28 81 53 100 28 20 50 25 103 34 37 8 96 19 96 72 0 67-79 67-96 67-78 0-134-36-151-47-4 22-7 45-11 67 31 14 84 42 165 42 17 0 70 0 115-31 31-25 45-64 45-106 0-53-37-87-37-89-39-34-64-40-114-51-54-8-98-19-98-67 0-61 70-61 81-61 33 0 84 5 140 39 4-21 9-43 14-64z">
              <text:p/>
            </draw:path>
            <draw:path draw:style-name="gr56" draw:text-style-name="P38" draw:layer="layout" svg:width="0.307cm" svg:height="0.569cm" svg:x="19.621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56" draw:text-style-name="P38" draw:layer="layout" svg:width="0.371cm" svg:height="0.46cm" svg:x="19.994cm" svg:y="4.527cm" svg:viewBox="0 0 372 461" svg:d="M372 235c0-34 0-107-39-165-39-62-101-70-134-70-109 0-199 103-199 229 0 128 95 232 213 232 61 0 117-23 157-50-2-22-4-43-6-65-64 51-129 56-151 56-79 0-140-70-146-167 102 0 204 0 305 0zM73 182c17-76 67-123 126-123 50 0 103 33 117 123-81 0-162 0-243 0z">
              <text:p/>
            </draw:path>
            <draw:path draw:style-name="gr56" draw:text-style-name="P38" draw:layer="layout" svg:width="0.621cm" svg:height="0.443cm" svg:x="20.475cm" svg:y="4.532cm" svg:viewBox="0 0 622 444" svg:d="M622 154c0-67-14-154-135-154-59 0-109 25-145 78-26-72-96-78-126-78-70 0-118 39-143 75 0-24 0-48 0-72-24 0-49 0-73 0 0 147 0 294 0 441 26 0 52 0 78 0 0-80 0-160 0-240 0-67 26-145 98-145 93 0 98 64 98 100 0 95 0 190 0 285 26 0 51 0 76 0 0-80 0-160 0-240 0-67 25-145 98-145 92 0 98 64 98 100 0 95 0 190 0 285 25 0 50 0 76 0 0-97 0-194 0-290z">
              <text:p/>
            </draw:path>
            <draw:path draw:style-name="gr56" draw:text-style-name="P38" draw:layer="layout" svg:width="0.248cm" svg:height="0.979cm" svg:x="21.584cm" svg:y="4.242cm" svg:viewBox="0 0 249 980" svg:d="M188 0c-31 31-96 89-143 209-39 107-45 210-45 280 0 318 140 447 188 491 20 0 41 0 61 0-47-47-173-173-173-491 0-53 2-168 44-285 40-112 96-170 129-204-20 0-41 0-61 0z">
              <text:p/>
            </draw:path>
            <draw:path draw:style-name="gr56" draw:text-style-name="P38" draw:layer="layout" svg:width="0.397cm" svg:height="0.678cm" svg:x="21.981cm" svg:y="4.298cm" svg:viewBox="0 0 398 679" svg:d="M87 0c-29 0-58 0-87 0 0 226 0 452 0 679 133 0 265 0 398 0 0-22 0-43 0-65-87 0-174 3-264 3-15 0-31 0-47 0 0-206 0-411 0-617z">
              <text:p/>
            </draw:path>
            <draw:path draw:style-name="gr56" draw:text-style-name="P38" draw:layer="layout" svg:width="0.598cm" svg:height="0.672cm" svg:x="22.373cm" svg:y="4.303cm" svg:viewBox="0 0 599 673" svg:d="M344 61c29 0 58 0 87 0 14 0 25 3 37 3 43 0 87 0 131 0 0-21 0-43 0-64-200 0-399 0-599 0 0 21 0 43 0 64 45 0 90 0 134 0 12 0 23-3 34-3 30 0 60 0 90 0 0 204 0 408 0 612 28 0 57 0 86 0 0-204 0-408 0-612z">
              <text:p/>
            </draw:path>
            <draw:path draw:style-name="gr56" draw:text-style-name="P38" draw:layer="layout" svg:width="0.447cm" svg:height="0.722cm" svg:x="23.051cm" svg:y="4.275cm" svg:viewBox="0 0 448 723" svg:d="M414 50c-53-33-106-50-179-50-137 0-221 95-221 193 0 42 14 83 53 125s84 56 143 70c81 20 92 23 120 48 20 16 42 47 42 89 0 67-56 131-145 131-39 0-129-11-210-81-6 27-11 54-17 81 87 53 165 67 230 67 128 0 218-100 218-206 0-65-31-112-50-134-48-51-79-59-171-81-56-14-73-17-101-42-8-6-36-37-36-78 0-59 53-118 145-118 81 0 129 34 165 64 5-26 10-52 14-78z">
              <text:p/>
            </draw:path>
            <draw:path draw:style-name="gr56" draw:text-style-name="P38" draw:layer="layout" svg:width="0.248cm" svg:height="0.979cm" svg:x="23.611cm" svg:y="4.242cm" svg:viewBox="0 0 249 980" svg:d="M59 980c33-31 98-89 143-209 39-106 47-210 47-282 0-316-143-444-190-489-20 0-39 0-59 0 48 47 171 173 171 489 0 56-3 170-42 287-42 112-98 171-129 204 20 0 39 0 59 0z">
              <text:p/>
            </draw:path>
          </draw:g>
        </draw:g>
        <draw:g>
          <svg:title>TexMaths</svg:title>
          <svg:desc>28§display§\interpret\cdot: \HML \to S§svg§600§TRUE§</svg:desc>
          <draw:g>
            <draw:path draw:style-name="gr56" draw:text-style-name="P38" draw:layer="layout" svg:width="0.259cm" svg:height="0.979cm" svg:x="8.6cm" svg:y="6.8cm" svg:viewBox="0 0 260 980" svg:d="M0 969c0 6 6 11 11 11 79 0 157 0 235 0 9 0 14-5 14-11s0-11 0-17c0-5-5-11-14-11-28 0-56 0-84 0 0-301 0-601 0-902 28 0 56 0 84 0 9 0 14-5 14-11s0-11 0-17c0-5-5-11-14-11-78 0-156 0-235 0-5 0-11 6-11 11 0 319 0 639 0 958zM123 39c0 301 0 601 0 902-28 0-56 0-84 0 0-301 0-601 0-902 28 0 56 0 84 0z">
              <text:p/>
            </draw:path>
            <draw:path draw:style-name="gr56" draw:text-style-name="P38" draw:layer="layout" svg:width="0.103cm" svg:height="0.102cm" svg:x="8.967cm" svg:y="7.238cm" svg:viewBox="0 0 104 103" svg:d="M104 53c0-31-21-53-51-53-29 0-53 24-53 53s24 50 53 50c30 0 51-22 51-50z">
              <text:p/>
            </draw:path>
            <draw:path draw:style-name="gr56" draw:text-style-name="P38" draw:layer="layout" svg:width="0.254cm" svg:height="0.979cm" svg:x="9.179cm" svg:y="6.8cm" svg:viewBox="0 0 255 980" svg:d="M132 941c0-301 0-601 0-902 28 0 56 0 84 0 0 301 0 601 0 902-28 0-56 0-84 0zM255 969c0-319 0-639 0-958 0-5-3-11-9-11-78 0-156 0-235 0-8 0-11 6-11 11 0 6 0 11 0 17s3 11 11 11c27 0 54 0 81 0 0 301 0 601 0 902-27 0-54 0-81 0-8 0-11 6-11 11 0 6 0 11 0 17s3 11 11 11c79 0 157 0 235 0 6 0 9-5 9-11z">
              <text:p/>
            </draw:path>
            <draw:path draw:style-name="gr56" draw:text-style-name="P38" draw:layer="layout" svg:width="0.103cm" svg:height="0.421cm" svg:x="9.91cm" svg:y="7.113cm" svg:viewBox="0 0 104 422" svg:d="M104 53c0-31-26-53-54-53s-50 24-50 53 22 50 50 50 54-22 54-50zM104 371c0-30-26-53-54-53s-50 24-50 53c0 30 22 51 50 51s54-23 54-51z">
              <text:p/>
            </draw:path>
            <draw:path draw:style-name="gr56" draw:text-style-name="P38" draw:layer="layout" svg:width="0.777cm" svg:height="0.666cm" svg:x="10.43cm" svg:y="6.867cm" svg:viewBox="0 0 778 667" svg:d="M669 70c8-34 17-39 78-39 23 0 31 0 31-20 0-11-8-11-14-11-39 0-78 3-117 3-40 0-79-3-118-3-6 0-17 0-17 17 0 14 6 14 25 14 31 0 56 0 56 16 0 3 0 3-2 17-20 80-40 160-59 240-91 0-181 0-272 0 20-78 39-156 59-234 8-34 17-39 78-39 23 0 31 0 31-20 0-11-8-11-14-11-39 0-78 3-117 3-40 0-79-3-118-3-5 0-19 0-19 17 0 14 8 14 28 14 30 0 56 0 56 16 0 3 0 3-3 17-44 178-88 356-132 534-8 30-14 39-81 39-17 0-28 0-28 19 0 11 11 11 14 11 39 0 78-2 118-2 39 0 78 2 117 2 6 0 17 0 17-16 0-14-6-14-25-14-56 0-56-9-56-17 0-3 0-6 3-20 22-88 44-176 67-265 89 0 179 0 268 0-21 88-43 175-64 263-8 30-14 39-81 39-17 0-28 0-28 19 0 11 11 11 14 11 39 0 78-2 117-2 40 0 79 2 118 2 6 0 17 0 17-16 0-14-6-14-25-14-56 0-56-9-56-17 1-7 0-6 2-22 44-176 88-352 132-528z">
              <text:p/>
            </draw:path>
            <draw:path draw:style-name="gr56" draw:text-style-name="P38" draw:layer="layout" svg:width="0.92cm" svg:height="0.666cm" svg:x="11.166cm" svg:y="6.867cm" svg:viewBox="0 0 921 667" svg:d="M812 70c8-34 16-39 78-39 20 0 31 0 31-20 0-11-9-11-25-11-42 0-84 0-126 0-23 0-26 0-37 17-111 184-222 368-333 553-18-184-37-367-56-550-3-20-3-20-28-20-44 0-87 0-131 0-14 0-25 0-25 17 0 14 8 14 25 14 31 0 59 0 59 16 0 3 0 3-6 17-42 169-84 337-126 506-11 53-50 67-95 67-6 0-17 3-17 19 0 9 6 11 11 11 31 0 65-2 95-2 31 0 65 2 96 2 5 0 16 0 16-16 0-11-5-14-16-14-56 0-59-28-59-42 0-3 0-9 3-25 43-173 87-347 131-520 21 199 41 397 62 595 2 17 2 22 16 22 12 0 17-5 23-16 122-203 244-406 366-609 1 0 2 0 3 0-46 185-93 370-140 556-8 30-14 39-81 39-14 0-25 0-25 19 0 11 11 11 14 11 36 0 74-2 112-2s78 2 115 2c5 0 16 0 16-16 0-14-5-14-25-14-58 0-58-9-58-17 1-7 0-6 5-22 44-176 88-352 132-528z">
              <text:p/>
            </draw:path>
            <draw:path draw:style-name="gr56" draw:text-style-name="P38" draw:layer="layout" svg:width="0.553cm" svg:height="0.666cm" svg:x="12.043cm" svg:y="6.867cm" svg:viewBox="0 0 554 667" svg:d="M319 73c8-34 14-42 95-42 3 0 6 0 9 0 16 0 28 0 28-20 0-11-12-11-14-11-45 0-90 3-138 3-39 0-81-3-120-3-5 0-17 0-17 17 0 14 6 14 26 14 30 0 56 0 56 16 0 3 0 3-3 17-44 178-88 356-132 534-8 30-14 39-81 39-17 0-28 0-28 19 0 11 8 11 25 11 140 0 280 0 420 0 22 0 22 0 31-16 24-71 48-142 73-213 1-3 3-7 5-11 0-11-14-11-17-11-11 0-11 3-19 20-31 89-73 201-227 201-26 0-52 0-78 0-31 0-31-3-31-9 0-5 3-16 3-22 45-178 89-356 134-533z">
              <text:p/>
            </draw:path>
            <draw:path draw:style-name="gr56" draw:text-style-name="P38" draw:layer="layout" svg:width="0.872cm" svg:height="0.51cm" svg:x="12.927cm" svg:y="7.034cm" svg:viewBox="0 0 873 511" svg:d="M764 276c-53 40-78 81-87 93-44 67-53 128-53 131 0 11 11 11 20 11 17 0 17-3 22-20 23-94 81-178 190-223 14-3 17-4 17-11s-5-11-8-11c-45-17-162-67-199-232-5-11-5-14-22-14-9 0-20 0-20 11 0 3 9 64 51 129 19 30 47 64 89 95-243 0-487 0-730 0-17 0-34 1-34 22s17 19 34 19c243 0 487 0 730 0z">
              <text:p/>
            </draw:path>
            <draw:path draw:style-name="gr56" draw:text-style-name="P38" draw:layer="layout" svg:width="0.584cm" svg:height="0.711cm" svg:x="14.178cm" svg:y="6.845cm" svg:viewBox="0 0 585 712" svg:d="M585 8c0-2-3-8-11-8-6 0-6 0-17 14-16 19-32 37-48 56-25-45-78-70-140-70-125 0-243 112-243 232 0 78 50 123 101 139 35 9 71 17 106 26 36 8 90 25 90 103 0 89-82 181-177 181-64 0-173-22-173-142 0-25 5-48 8-53 0-6 0-6 0-8 0-9-5-9-11-9s-6 0-8 3c-6 3-62 226-62 229 0 6 6 11 11 11 6 0 6 0 20-14 16-18 32-37 47-56 42 56 110 70 166 70 134 0 249-131 249-251 0-67-31-101-48-115-22-22-36-28-123-50-23-6-59-14-67-17-25-8-59-36-59-89 0-78 78-162 171-162 81 0 142 42 142 151 0 30-5 50-5 56 4 2 0 8 14 8 8 0 8-3 14-20 18-71 35-143 53-215z">
              <text:p/>
            </draw:path>
          </draw:g>
        </draw:g>
        <draw:g>
          <svg:title>TexMaths</svg:title>
          <svg:desc>28§display§\textsf{gives for a formula $\phi$ the states $\interpret\phi \subseteq S$ that fulfill it.}§svg§600§TRUE§</svg:desc>
          <draw:g>
            <draw:path draw:style-name="gr56" draw:text-style-name="P38" draw:layer="layout" svg:width="0.447cm" svg:height="0.647cm" svg:x="0.773cm" svg:y="9.581cm" svg:viewBox="0 0 448 648" svg:d="M319 64c20 0 48-5 73-5 17 0 37 1 56 2-3-20-6-41-8-61-70 0-126 20-157 31-20-17-53-31-93-31-86 0-156 70-156 159 0 36 11 73 30 98-28 39-28 78-28 84 0 25 9 53 26 72-51 31-62 76-62 101 0 75 98 134 218 134 121 0 219-59 219-134 0-137-165-137-205-137-29 0-57 0-86 0-12 0-56 0-56-50 0-12 2-28 11-37 19 14 53 28 89 28 87 0 157-72 157-159 0-47-22-81-33-98 1 1 3 2 5 3zM190 262c-36 0-89-22-89-103s53-103 89-103c42 0 87 26 87 103s-45 103-87 103zM232 449c23 0 135 0 135 67 0 42-67 76-149 76-81 0-151-31-151-78 0-3 0-65 79-65 29 0 57 0 86 0z">
              <text:p/>
            </draw:path>
            <draw:path draw:style-name="gr56" draw:text-style-name="P38" draw:layer="layout" svg:width="0.086cm" svg:height="0.666cm" svg:x="1.311cm" svg:y="9.36cm" svg:viewBox="0 0 87 667" svg:d="M87 0c-29 0-58 0-87 0 0 30 0 60 0 89 29 0 58 0 87 0 0-29 0-59 0-89zM81 232c-25 0-50 0-75 0 0 145 0 290 0 435 25 0 50 0 75 0 0-145 0-290 0-435z">
              <text:p/>
            </draw:path>
            <draw:path draw:style-name="gr56" draw:text-style-name="P38" draw:layer="layout" svg:width="0.422cm" svg:height="0.434cm" svg:x="1.487cm" svg:y="9.592cm" svg:viewBox="0 0 423 435" svg:d="M423 0c-25 0-49 0-73 0-26 68-52 136-78 204-20 53-51 134-59 178-6-36-31-103-42-128-32-85-64-169-95-254-26 0-51 0-76 0 56 145 112 290 168 435 29 0 58 0 87 0 56-145 112-290 168-435z">
              <text:p/>
            </draw:path>
            <draw:path draw:style-name="gr56" draw:text-style-name="P38" draw:layer="layout" svg:width="0.371cm" svg:height="0.46cm" svg:x="1.96cm" svg:y="9.575cm" svg:viewBox="0 0 372 461" svg:d="M372 237c0-33 0-106-39-164-39-62-101-73-134-73-109 0-199 103-199 229 0 131 95 232 213 232 61 0 117-23 157-51-2-21-4-42-6-64-62 53-129 56-151 56-79 0-140-70-143-165 101 0 202 0 302 0zM73 184c17-75 70-123 126-123 50 0 106 31 117 123-81 0-162 0-243 0z">
              <text:p/>
            </draw:path>
            <draw:path draw:style-name="gr56" draw:text-style-name="P38" draw:layer="layout" svg:width="0.324cm" svg:height="0.46cm" svg:x="2.391cm" svg:y="9.575cm" svg:viewBox="0 0 325 461" svg:d="M308 31c-50-23-90-31-140-31-25 0-165 0-165 128 0 48 31 79 53 98 31 22 53 25 106 36 37 6 93 20 93 70 0 67-76 67-93 67-78 0-134-36-151-47-4 22-7 44-11 67 31 16 84 42 165 42 17 0 70 0 115-31 28-22 45-62 45-103 0-56-37-87-37-93-39-33-64-39-114-47-54-11-101-20-101-70 0-58 73-58 84-58 33 0 84 2 140 36 3-21 7-43 11-64z">
              <text:p/>
            </draw:path>
            <draw:path draw:style-name="gr56" draw:text-style-name="P38" draw:layer="layout" svg:width="0.315cm" svg:height="0.688cm" svg:x="3.094cm" svg:y="9.338cm" svg:viewBox="0 0 316 689" svg:d="M148 310c36 0 71 0 107 0 0-19 0-37 0-56-37 0-73 0-109 0 0-39 0-78 0-117 0-70 64-78 89-78 20 0 48 2 81 16 0-21 0-42 0-64-14-3-42-11-78-11-92 0-165 70-165 167 0 29 0 58 0 87-24 0-49 0-73 0 0 19 0 37 0 56 24 0 49 0 73 0 0 126 0 253 0 379 25 0 50 0 75 0 0-126 0-253 0-379z">
              <text:p/>
            </draw:path>
            <draw:path draw:style-name="gr56" draw:text-style-name="P38" draw:layer="layout" svg:width="0.43cm" svg:height="0.46cm" svg:x="3.399cm" svg:y="9.575cm" svg:viewBox="0 0 431 461" svg:d="M431 234c0-128-98-234-215-234-121 0-216 109-216 234 0 132 101 227 216 227 117 0 215-98 215-227zM216 399c-70 0-140-56-140-173s75-165 140-165c67 0 140 51 140 165 0 115-68 173-140 173z">
              <text:p/>
            </draw:path>
            <draw:path draw:style-name="gr56" draw:text-style-name="P38" draw:layer="layout" svg:width="0.24cm" svg:height="0.446cm" svg:x="3.914cm" svg:y="9.581cm" svg:viewBox="0 0 241 447" svg:d="M73 237c0-97 73-170 168-170 0-22 0-45 0-67-87 3-143 50-174 95 0-30 0-60 0-89-22 0-45 0-67 0 0 147 0 294 0 441 24 0 49 0 73 0 0-70 0-140 0-210z">
              <text:p/>
            </draw:path>
            <draw:path draw:style-name="gr56" draw:text-style-name="P38" draw:layer="layout" svg:width="0.349cm" svg:height="0.46cm" svg:x="4.541cm" svg:y="9.575cm" svg:viewBox="0 0 350 461" svg:d="M350 167c0-97-73-167-162-167-65 0-110 17-157 42 2 21 4 43 5 64 54-36 101-47 152-47 44 0 84 39 84 111 0 14 0 28 0 42-149 0-272 42-272 129 0 41 25 120 112 120 14 0 106 0 162-45 0 12 0 24 0 36 26 0 51 0 76 0 0-95 0-190 0-285zM272 321c0 20 0 45-34 61-28 20-64 20-76 20-47 0-92-22-92-64 0-67 160-76 202-76 0 20 0 39 0 59z">
              <text:p/>
            </draw:path>
            <draw:path draw:style-name="gr56" draw:text-style-name="P38" draw:layer="layout" svg:width="0.313cm" svg:height="0.688cm" svg:x="5.325cm" svg:y="9.338cm" svg:viewBox="0 0 314 689" svg:d="M146 310c36 0 72 0 109 0 0-19 0-37 0-56-38 0-75 0-112 0 0-39 0-78 0-117 0-70 67-78 92-78 20 0 45 2 79 16 0-21 0-42 0-64-12-3-42-11-79-11-92 0-162 70-162 167 0 29 0 58 0 87-24 0-49 0-73 0 0 19 0 37 0 56 24 0 49 0 73 0 0 126 0 253 0 379 24 0 48 0 73 0 0-126 0-253 0-379z">
              <text:p/>
            </draw:path>
            <draw:path draw:style-name="gr56" draw:text-style-name="P38" draw:layer="layout" svg:width="0.433cm" svg:height="0.46cm" svg:x="5.628cm" svg:y="9.575cm" svg:viewBox="0 0 434 461" svg:d="M434 234c0-128-101-234-216-234-123 0-218 109-218 234 0 132 101 227 216 227 117 0 218-98 218-227zM216 399c-68 0-138-56-138-173s73-165 138-165c70 0 140 51 140 165 0 115-68 173-140 173z">
              <text:p/>
            </draw:path>
            <draw:path draw:style-name="gr56" draw:text-style-name="P38" draw:layer="layout" svg:width="0.243cm" svg:height="0.446cm" svg:x="6.143cm" svg:y="9.581cm" svg:viewBox="0 0 244 447" svg:d="M76 237c0-97 70-170 168-170 0-22 0-45 0-67-90 3-143 50-174 95 0-30 0-60 0-89-23 0-47 0-70 0 0 147 0 294 0 441 25 0 50 0 76 0 0-70 0-140 0-210z">
              <text:p/>
            </draw:path>
            <draw:path draw:style-name="gr56" draw:text-style-name="P38" draw:layer="layout" svg:width="0.621cm" svg:height="0.446cm" svg:x="6.479cm" svg:y="9.581cm" svg:viewBox="0 0 622 447" svg:d="M622 154c0-65-14-154-135-154-59 0-109 28-145 81-26-75-96-81-126-81-73 0-118 42-146 75 0-23 0-46 0-69-23 0-47 0-70 0 0 147 0 294 0 441 26 0 52 0 78 0 0-80 0-160 0-240 0-67 26-146 98-146 93 0 98 62 98 101 0 95 0 190 0 285 26 0 51 0 76 0 0-80 0-160 0-240 0-67 25-146 98-146 92 0 98 62 98 101 0 95 0 190 0 285 25 0 50 0 76 0 0-98 0-196 0-293z">
              <text:p/>
            </draw:path>
            <draw:path draw:style-name="gr56" draw:text-style-name="P38" draw:layer="layout" svg:width="0.349cm" svg:height="0.443cm" svg:x="7.26cm" svg:y="9.592cm" svg:viewBox="0 0 350 444" svg:d="M350 0c-26 0-52 0-78 0 0 95 0 190 0 285 0 72-54 106-118 106-70 0-76-25-76-67 0-108 0-216 0-324-26 0-52 0-78 0 0 109 0 218 0 327 0 72 22 117 106 117 51 0 121-14 168-56 0 16 0 32 0 47 26 0 51 0 76 0 0-145 0-290 0-435z">
              <text:p/>
            </draw:path>
            <draw:path draw:style-name="gr56" draw:text-style-name="P38" draw:layer="layout" svg:width="0.072cm" svg:height="0.677cm" svg:x="7.769cm" svg:y="9.349cm" svg:viewBox="0 0 73 678" svg:d="M0 0c24 0 49 0 73 0 0 226 0 452 0 678-24 0-49 0-73 0 0-226 0-452 0-678z">
              <text:p/>
            </draw:path>
            <draw:path draw:style-name="gr56" draw:text-style-name="P38" draw:layer="layout" svg:width="0.349cm" svg:height="0.46cm" svg:x="7.968cm" svg:y="9.575cm" svg:viewBox="0 0 350 461" svg:d="M350 167c0-97-73-167-162-167-65 0-110 17-157 42 3 21 5 43 8 64 51-36 98-47 149-47 44 0 84 39 84 111 0 14 0 28 0 42-146 0-272 42-272 129 0 41 25 120 112 120 14 0 106 0 162-45 0 12 0 24 0 36 26 0 51 0 76 0 0-95 0-190 0-285zM272 321c0 20 0 45-34 61-28 20-64 20-76 20-47 0-92-22-92-64 0-67 160-76 202-76 0 20 0 39 0 59z">
              <text:p/>
            </draw:path>
            <draw:path draw:style-name="gr56" draw:text-style-name="P38" draw:layer="layout" svg:width="0.559cm" svg:height="0.644cm" svg:x="8.774cm" svg:y="9.594cm" svg:viewBox="0 0 560 645" svg:d="M118 597c-3 14-6 14-6 20 0 22 20 28 31 28 3 0 25-3 36-25 3-9 6-42 34-179 8 0 17 0 33 0 163 0 314-153 314-307 0-75-39-134-112-134-143 0-202 190-260 380-107-20-163-76-163-146 0-27 23-134 81-201 9-8 9-11 9-13 0-3-3-9-11-9-28 0-104 140-104 235 0 92 64 162 171 187-18 55-36 109-53 164zM255 385c-9 0-11 0-20 0-11 0-11-3-11-5 7-36 17-90 20-106 30-123 106-218 193-218 70 0 95 53 95 100 0 109-126 229-277 229z">
              <text:p/>
            </draw:path>
            <draw:path draw:style-name="gr56" draw:text-style-name="P38" draw:layer="layout" svg:width="0.307cm" svg:height="0.566cm" svg:x="9.715cm" svg:y="9.469cm" svg:viewBox="0 0 308 567" svg:d="M154 179c47 0 93 0 140 0 0-19 0-38 0-56-47 0-93 0-140 0 0-41 0-82 0-123-22 0-45 0-67 0 0 41 0 82 0 123-29 0-58 0-87 0 0 18 0 37 0 56 28 0 56 0 84 0 0 87 0 175 0 262 0 59 14 126 81 126s118-23 143-37c-5-19-9-39-14-58-28 22-59 33-90 33-36 0-50-30-50-81 0-82 0-163 0-245z">
              <text:p/>
            </draw:path>
            <draw:path draw:style-name="gr56" draw:text-style-name="P38" draw:layer="layout" svg:width="0.346cm" svg:height="0.677cm" svg:x="10.132cm" svg:y="9.349cm" svg:viewBox="0 0 347 678" svg:d="M347 385c0-64-14-153-134-153-62 0-109 30-140 69 0-100 0-201 0-301-24 0-49 0-73 0 0 226 0 452 0 678 25 0 50 0 76 0 0-80 0-160 0-240 0-64 25-145 100-145 93 0 96 67 96 101 0 95 0 189 0 284 25 0 50 0 75 0 0-97 0-195 0-293z">
              <text:p/>
            </draw:path>
            <draw:path draw:style-name="gr56" draw:text-style-name="P38" draw:layer="layout" svg:width="0.371cm" svg:height="0.46cm" svg:x="10.594cm" svg:y="9.575cm" svg:viewBox="0 0 372 461" svg:d="M372 237c0-33 0-106-39-164-39-62-98-73-134-73-109 0-199 103-199 229 0 131 95 232 213 232 61 0 117-23 157-51-2-21-4-42-6-64-62 53-126 56-148 56-82 0-143-70-146-165 101 0 202 0 302 0zM76 184c14-75 67-123 123-123 50 0 106 31 117 123-80 0-160 0-240 0z">
              <text:p/>
            </draw:path>
            <draw:path draw:style-name="gr56" draw:text-style-name="P38" draw:layer="layout" svg:width="0.327cm" svg:height="0.46cm" svg:x="11.353cm" svg:y="9.575cm" svg:viewBox="0 0 328 461" svg:d="M311 31c-51-23-93-31-143-31-25 0-162 0-162 128 0 48 28 79 53 98 31 22 50 25 106 36 34 6 93 20 93 70 0 67-79 67-93 67-81 0-134-36-154-47-4 22-7 44-11 67 31 16 87 42 165 42 17 0 73 0 115-31 31-22 48-62 48-103 0-56-37-87-40-93-39-33-64-39-114-47-54-11-98-20-98-70 0-58 70-58 84-58 30 0 84 2 140 36 3-21 7-43 11-64z">
              <text:p/>
            </draw:path>
            <draw:path draw:style-name="gr56" draw:text-style-name="P38" draw:layer="layout" svg:width="0.307cm" svg:height="0.566cm" svg:x="11.722cm" svg:y="9.469cm" svg:viewBox="0 0 308 567" svg:d="M151 179c47 0 94 0 140 0 0-19 0-38 0-56-46 0-93 0-140 0 0-41 0-82 0-123-22 0-45 0-67 0 0 41 0 82 0 123-28 0-56 0-84 0 0 18 0 37 0 56 27 0 54 0 81 0 0 87 0 175 0 262 0 59 14 126 81 126 70 0 121-23 146-37-6-19-11-39-17-58-25 22-56 33-89 33-37 0-51-30-51-81 0-82 0-163 0-245z">
              <text:p/>
            </draw:path>
            <draw:path draw:style-name="gr56" draw:text-style-name="P38" draw:layer="layout" svg:width="0.349cm" svg:height="0.46cm" svg:x="12.1cm" svg:y="9.575cm" svg:viewBox="0 0 350 461" svg:d="M350 167c0-97-73-167-162-167-65 0-110 17-154 42 1 21 3 43 5 64 51-36 101-47 149-47 47 0 86 39 86 111 0 14 0 28 0 42-148 0-274 42-274 129 0 41 28 120 112 120 14 0 106 0 165-45 0 12 0 24 0 36 24 0 49 0 73 0 0-95 0-190 0-285zM274 321c0 20 0 45-33 61-28 20-67 20-79 20-47 0-89-22-89-64 0-67 159-76 201-76 0 20 0 39 0 59z">
              <text:p/>
            </draw:path>
            <draw:path draw:style-name="gr56" draw:text-style-name="P38" draw:layer="layout" svg:width="0.307cm" svg:height="0.566cm" svg:x="12.548cm" svg:y="9.469cm" svg:viewBox="0 0 308 567" svg:d="M154 179c47 0 93 0 140 0 0-19 0-38 0-56-47 0-93 0-140 0 0-41 0-82 0-123-22 0-45 0-67 0 0 41 0 82 0 123-29 0-58 0-87 0 0 18 0 37 0 56 28 0 56 0 84 0 0 87 0 175 0 262 0 59 14 126 81 126 70 0 121-23 143-37-5-19-9-39-14-58-25 22-59 33-90 33-36 0-50-30-50-81 0-82 0-163 0-245z">
              <text:p/>
            </draw:path>
            <draw:path draw:style-name="gr56" draw:text-style-name="P38" draw:layer="layout" svg:width="0.371cm" svg:height="0.46cm" svg:x="12.921cm" svg:y="9.575cm" svg:viewBox="0 0 372 461" svg:d="M372 237c0-33 0-106-39-164-39-62-101-73-134-73-109 0-199 103-199 229 0 131 95 232 213 232 61 0 117-23 157-51-2-21-4-42-6-64-62 53-129 56-151 56-79 0-140-70-143-165 101 0 202 0 302 0zM73 184c17-75 70-123 126-123 50 0 106 31 117 123-81 0-162 0-243 0z">
              <text:p/>
            </draw:path>
            <draw:path draw:style-name="gr56" draw:text-style-name="P38" draw:layer="layout" svg:width="0.324cm" svg:height="0.46cm" svg:x="13.352cm" svg:y="9.575cm" svg:viewBox="0 0 325 461" svg:d="M308 31c-50-23-90-31-140-31-25 0-165 0-165 128 0 48 31 79 53 98 31 22 53 25 106 36 37 6 93 20 93 70 0 67-76 67-93 67-78 0-134-36-151-47-4 22-7 44-11 67 31 16 84 42 165 42 17 0 70 0 115-31 28-22 45-62 45-103 0-56-37-87-37-93-39-33-67-39-114-47-54-11-101-20-101-70 0-58 73-58 84-58 33 0 84 2 140 36 3-21 7-43 11-64z">
              <text:p/>
            </draw:path>
            <draw:path draw:style-name="gr56" draw:text-style-name="P38" draw:layer="layout" svg:width="0.259cm" svg:height="0.976cm" svg:x="14.141cm" svg:y="9.293cm" svg:viewBox="0 0 260 977" svg:d="M0 966c0 5 6 11 11 11 80 0 159 0 238 0 9 0 11-6 11-11 0-6 0-11 0-17 0-5-2-11-11-11-29 0-58 0-87 0 0-300 0-599 0-899 29 0 58 0 87 0 9 0 11-6 11-11 0-6 0-11 0-17 0-5-2-11-11-11-79 0-158 0-238 0-5 0-11 6-11 11 0 318 0 637 0 955zM123 39c0 300 0 599 0 899-27 0-54 0-81 0 0-300 0-599 0-899 27 0 54 0 81 0z">
              <text:p/>
            </draw:path>
            <draw:path draw:style-name="gr56" draw:text-style-name="P38" draw:layer="layout" svg:width="0.559cm" svg:height="0.644cm" svg:x="14.474cm" svg:y="9.594cm" svg:viewBox="0 0 560 645" svg:d="M118 597c-3 14-6 14-6 20 0 22 20 28 28 28 6 0 28-3 36-25 3-9 9-42 37-179 8 0 14 0 31 0 165 0 316-153 316-307 0-75-39-134-112-134-143 0-202 190-260 380-107-20-163-76-163-146 0-27 23-134 81-201 9-8 9-11 9-13 0-3-3-9-11-9-28 0-104 140-104 235 0 92 64 162 171 187-18 55-36 109-53 164zM255 385c-9 0-11 0-20 0-11 0-11-3-11-5 7-36 17-90 20-106 30-123 106-218 193-218 67 0 95 53 95 100 0 109-126 229-277 229z">
              <text:p/>
            </draw:path>
            <draw:path draw:style-name="gr56" draw:text-style-name="P38" draw:layer="layout" svg:width="0.254cm" svg:height="0.976cm" svg:x="15.093cm" svg:y="9.293cm" svg:viewBox="0 0 255 977" svg:d="M132 938c0-300 0-599 0-899 28 0 56 0 84 0 0 300 0 599 0 899-28 0-56 0-84 0zM255 966c0-318 0-637 0-955 0-5-3-11-11-11-79 0-157 0-236 0-5 0-8 6-8 11 0 6 0 11 0 17 0 5 3 11 8 11 28 0 56 0 84 0 0 300 0 599 0 899-28 0-56 0-84 0-5 0-8 6-8 11 0 6 0 11 0 17 0 5 3 11 8 11 79 0 157 0 236 0 8 0 11-6 11-11z">
              <text:p/>
            </draw:path>
            <draw:path draw:style-name="gr56" draw:text-style-name="P38" draw:layer="layout" svg:width="0.601cm" svg:height="0.753cm" svg:x="15.818cm" svg:y="9.405cm" svg:viewBox="0 0 602 754" svg:d="M568 39c17 0 34 0 34-19 0-20-17-20-34-20-88 0-177 0-266 0-168 0-302 128-302 282 0 156 137 285 302 285 89 0 178 0 266 0 17 0 34 0 34-20 0-19-17-19-34-19-87 0-175 0-263 0-154 0-263-115-263-246s112-243 263-243c88 0 176 0 263 0zM56 715c-17 0-34 0-34 19 0 20 17 20 34 20 171 0 342 0 512 0 17 0 34 0 34-20 0-19-17-19-34-19-170 0-341 0-512 0z">
              <text:p/>
            </draw:path>
            <draw:path draw:style-name="gr56" draw:text-style-name="P38" draw:layer="layout" svg:width="0.581cm" svg:height="0.708cm" svg:x="16.829cm" svg:y="9.338cm" svg:viewBox="0 0 582 709" svg:d="M582 8c0-2-2-8-11-8-5 0-5 0-17 14-16 19-31 37-47 56-25-48-79-70-140-70-126 0-244 112-244 229 0 81 51 126 101 139 35 10 71 19 106 28 37 9 90 23 90 104 0 86-81 178-176 178-62 0-171-19-171-142 0-22 3-47 5-53 0-3 0-3 0-6 0-11-5-11-11-11-5 0-5 0-8 3-6 6-59 229-59 232 0 5 3 8 8 8 6 0 9 0 20-14 16-19 32-37 48-56 42 56 109 70 165 70 134 0 252-128 252-251 0-67-34-101-51-115-22-22-36-25-123-47-22-6-59-17-67-20-25-8-59-36-59-86 0-81 79-162 171-162 81 0 143 42 143 151 0 30-6 47-6 53 0 2 0 11 14 11 9 0 11-3 14-20 18-71 36-143 53-215z">
              <text:p/>
            </draw:path>
            <draw:path draw:style-name="gr56" draw:text-style-name="P38" draw:layer="layout" svg:width="0.307cm" svg:height="0.566cm" svg:x="17.784cm" svg:y="9.469cm" svg:viewBox="0 0 308 567" svg:d="M154 179c46 0 91 0 137 0 0-19 0-38 0-56-46 0-91 0-137 0 0-41 0-82 0-123-23 0-47 0-70 0 0 41 0 82 0 123-28 0-56 0-84 0 0 18 0 37 0 56 27 0 54 0 81 0 0 87 0 175 0 262 0 59 14 126 84 126 67 0 118-23 143-37-6-19-11-39-17-58-25 22-56 33-87 33-36 0-50-30-50-81 0-82 0-163 0-245z">
              <text:p/>
            </draw:path>
            <draw:path draw:style-name="gr56" draw:text-style-name="P38" draw:layer="layout" svg:width="0.346cm" svg:height="0.677cm" svg:x="18.201cm" svg:y="9.349cm" svg:viewBox="0 0 347 678" svg:d="M347 385c0-64-14-153-134-153-62 0-109 30-140 69 0-100 0-201 0-301-24 0-49 0-73 0 0 226 0 452 0 678 25 0 50 0 76 0 0-80 0-160 0-240 0-64 25-145 98-145 95 0 98 67 98 101 0 95 0 189 0 284 25 0 50 0 75 0 0-97 0-195 0-293z">
              <text:p/>
            </draw:path>
            <draw:path draw:style-name="gr56" draw:text-style-name="P38" draw:layer="layout" svg:width="0.349cm" svg:height="0.46cm" svg:x="18.671cm" svg:y="9.575cm" svg:viewBox="0 0 350 461" svg:d="M350 167c0-97-73-167-162-167-65 0-110 17-154 42 1 21 3 43 5 64 51-36 101-47 149-47 44 0 84 39 84 111 0 14 0 28 0 42-146 0-272 42-272 129 0 41 28 120 112 120 14 0 106 0 162-45 0 12 0 24 0 36 26 0 51 0 76 0 0-95 0-190 0-285zM272 321c0 20 0 45-34 61-28 20-64 20-76 20-47 0-92-22-92-64 0-67 160-76 202-76 0 20 0 39 0 59z">
              <text:p/>
            </draw:path>
            <draw:path draw:style-name="gr56" draw:text-style-name="P38" draw:layer="layout" svg:width="0.307cm" svg:height="0.566cm" svg:x="19.119cm" svg:y="9.469cm" svg:viewBox="0 0 308 567" svg:d="M154 179c47 0 93 0 140 0 0-19 0-38 0-56-47 0-93 0-140 0 0-41 0-82 0-123-22 0-45 0-67 0 0 41 0 82 0 123-29 0-58 0-87 0 0 18 0 37 0 56 28 0 56 0 84 0 0 87 0 175 0 262 0 59 14 126 81 126s118-23 143-37c-5-19-9-39-14-58-28 22-59 33-90 33-36 0-50-30-50-81 0-82 0-163 0-245z">
              <text:p/>
            </draw:path>
            <draw:path draw:style-name="gr56" draw:text-style-name="P38" draw:layer="layout" svg:width="0.313cm" svg:height="0.688cm" svg:x="19.811cm" svg:y="9.338cm" svg:viewBox="0 0 314 689" svg:d="M146 310c36 0 72 0 109 0 0-19 0-37 0-56-38 0-75 0-112 0 0-39 0-78 0-117 0-70 67-78 92-78 20 0 48 2 79 16 0-21 0-42 0-64-12-3-42-11-79-11-92 0-162 70-162 167 0 29 0 58 0 87-24 0-49 0-73 0 0 19 0 37 0 56 24 0 49 0 73 0 0 126 0 253 0 379 24 0 48 0 73 0 0-126 0-253 0-379z">
              <text:p/>
            </draw:path>
            <draw:path draw:style-name="gr56" draw:text-style-name="P38" draw:layer="layout" svg:width="0.349cm" svg:height="0.443cm" svg:x="20.163cm" svg:y="9.592cm" svg:viewBox="0 0 350 444" svg:d="M350 0c-26 0-52 0-78 0 0 95 0 190 0 285 0 72-54 106-118 106-70 0-76-25-76-67 0-108 0-216 0-324-26 0-52 0-78 0 0 109 0 218 0 327 0 72 22 117 106 117 51 0 121-14 168-56 0 16 0 32 0 47 26 0 51 0 76 0 0-145 0-290 0-435z">
              <text:p/>
            </draw:path>
            <draw:path draw:style-name="gr56" draw:text-style-name="P38" draw:layer="layout" svg:width="0.072cm" svg:height="0.677cm" svg:x="20.673cm" svg:y="9.349cm" svg:viewBox="0 0 73 678" svg:d="M0 0c24 0 49 0 73 0 0 226 0 452 0 678-24 0-49 0-73 0 0-226 0-452 0-678z">
              <text:p/>
            </draw:path>
            <draw:path draw:style-name="gr56" draw:text-style-name="P38" draw:layer="layout" svg:width="0.422cm" svg:height="0.688cm" svg:x="20.855cm" svg:y="9.338cm" svg:viewBox="0 0 423 689" svg:d="M423 8c-27 0-54 0-81 0 0 27 0 54 0 81 27 0 54 0 81 0 0-27 0-54 0-81zM420 254c-25 0-50 0-76 0 0 145 0 290 0 435 26 0 51 0 76 0 0-145 0-290 0-435zM146 310c39 0 78 0 117 0 0-19 0-37 0-56-40 0-80 0-120 0 0-39 0-78 0-117 0-64 36-78 61-78 20 0 42 8 59 16 0-21 0-42 0-64-5-3-31-11-59-11-72 0-131 67-131 165 0 29 0 59 0 89-24 0-49 0-73 0 0 19 0 37 0 56 24 0 49 0 73 0 0 126 0 253 0 379 24 0 48 0 73 0 0-126 0-253 0-379z">
              <text:p/>
            </draw:path>
            <draw:path draw:style-name="gr56" draw:text-style-name="P38" draw:layer="layout" svg:width="0.075cm" svg:height="0.677cm" svg:x="21.434cm" svg:y="9.349cm" svg:viewBox="0 0 76 678" svg:d="M0 0c25 0 50 0 76 0 0 226 0 452 0 678-26 0-51 0-76 0 0-226 0-452 0-678z">
              <text:p/>
            </draw:path>
            <draw:path draw:style-name="gr56" draw:text-style-name="P38" draw:layer="layout" svg:width="0.075cm" svg:height="0.677cm" svg:x="21.67cm" svg:y="9.349cm" svg:viewBox="0 0 76 678" svg:d="M0 0c25 0 50 0 76 0 0 226 0 452 0 678-26 0-51 0-76 0 0-226 0-452 0-678z">
              <text:p/>
            </draw:path>
            <draw:path draw:style-name="gr56" draw:text-style-name="P38" draw:layer="layout" svg:width="0.086cm" svg:height="0.666cm" svg:x="22.227cm" svg:y="9.36cm" svg:viewBox="0 0 87 667" svg:d="M87 0c-29 0-58 0-87 0 0 30 0 60 0 89 29 0 58 0 87 0 0-29 0-59 0-89zM81 232c-25 0-50 0-75 0 0 145 0 290 0 435 25 0 50 0 75 0 0-145 0-290 0-435z">
              <text:p/>
            </draw:path>
            <draw:path draw:style-name="gr56" draw:text-style-name="P38" draw:layer="layout" svg:width="0.307cm" svg:height="0.566cm" svg:x="22.409cm" svg:y="9.469cm" svg:viewBox="0 0 308 567" svg:d="M151 179c47 0 94 0 140 0 0-19 0-38 0-56-46 0-93 0-140 0 0-41 0-82 0-123-22 0-45 0-67 0 0 41 0 82 0 123-28 0-56 0-84 0 0 18 0 37 0 56 27 0 54 0 81 0 0 87 0 175 0 262 0 59 14 126 81 126 70 0 121-23 146-37-6-19-11-39-17-58-25 22-56 33-89 33-37 0-51-30-51-81 0-82 0-163 0-245z">
              <text:p/>
            </draw:path>
            <draw:path draw:style-name="gr56" draw:text-style-name="P38" draw:layer="layout" svg:width="0.08cm" svg:height="0.083cm" svg:x="22.84cm" svg:y="9.943cm" svg:viewBox="0 0 81 84" svg:d="M0 0c27 0 54 0 81 0 0 28 0 56 0 84-27 0-54 0-81 0 0-28 0-56 0-84z">
              <text:p/>
            </draw:path>
          </draw:g>
        </draw:g>
        <presentation:notes draw:style-name="dp2">
          <draw:page-thumbnail draw:style-name="gr1" draw:layer="layout" svg:width="15.169cm" svg:height="8.533cm" svg:x="1.914cm" svg:y="2.566cm" draw:page-number="17" presentation:class="page"/>
          <draw:frame presentation:style-name="pr10" draw:text-style-name="P3" draw:layer="layout" svg:width="17.992cm" svg:height="11.897cm" svg:x="0.529cm" svg:y="11.902cm" presentation:class="notes" presentation:placeholder="true">
            <draw:text-box/>
          </draw:frame>
        </presentation:notes>
      </draw:page>
      <draw:page draw:name="page18" draw:style-name="dp3" draw:master-page-name="Master1-Präsentationsvorlage_5f_BWL9_5f_" presentation:presentation-page-layout-name="AL2T1">
        <office:forms form:automatic-focus="false" form:apply-design-mode="false"/>
        <draw:custom-shape draw:style-name="gr115" draw:text-style-name="P65" xml:id="id181" draw:id="id181" draw:layer="layout" svg:width="12.265cm" svg:height="5.27cm" svg:x="12.976cm" svg:y="7.147cm">
          <text:p text:style-name="P103"><text:span text:style-name="T19"/></text:p>
          <draw:enhanced-geometry svg:viewBox="0 0 21600 21600" draw:type="rectangle" draw:enhanced-path="M 0 0 L 21600 0 21600 21600 0 21600 0 0 Z N"/>
        </draw:custom-shape>
        <draw:custom-shape draw:style-name="gr116" draw:text-style-name="P66" xml:id="id173" draw:id="id173" draw:layer="layout" svg:width="12.571cm" svg:height="5.27cm" svg:x="0.246cm" svg:y="7.147cm">
          <text:p text:style-name="P103"><text:span text:style-name="T19"/></text:p>
          <draw:enhanced-geometry svg:viewBox="0 0 21600 21600" draw:type="rectangle" draw:enhanced-path="M 0 0 L 21600 0 21600 21600 0 21600 0 0 Z N"/>
        </draw:custom-shape>
        <draw:custom-shape draw:style-name="gr117" draw:text-style-name="P62" xml:id="id174" draw:id="id174" draw:layer="layout" svg:width="6.508cm" svg:height="4.921cm" svg:x="0.435cm" svg:y="7.337cm">
          <text:p/>
          <draw:enhanced-geometry svg:viewBox="0 0 21600 21600" draw:type="rectangle" draw:enhanced-path="M 0 0 L 21600 0 21600 21600 0 21600 0 0 Z N"/>
        </draw:custom-shape>
        <draw:frame presentation:style-name="pr9" draw:text-style-name="P5" draw:layer="layout" svg:width="19.808cm" svg:height="1.746cm" svg:x="0.494cm" svg:y="1.072cm" presentation:class="title" presentation:user-transformed="true">
          <draw:text-box>
            <text:p><text:span text:style-name="T29">Semantics Example</text:span></text:p>
          </draw:text-box>
        </draw:frame>
        <draw:g>
          <svg:title>TexMaths</svg:title>
          <svg:desc>28§display§\interpret{\langle \brake \rangle \top} = \{ s \in S \mid \exists s \to[\brake] s' \land s' \in \interpret{\top} = S\}§svg§600§TRUE§</svg:desc>
          <draw:g>
            <draw:path draw:style-name="gr56" draw:text-style-name="P38" draw:layer="layout" svg:width="0.259cm" svg:height="0.98cm" svg:x="2.093cm" svg:y="4.537cm" svg:viewBox="0 0 260 981" svg:d="M0 970c0 5 6 11 11 11 80 0 159 0 238 0 6 0 11-6 11-11 0-6 0-11 0-17 0-8-5-11-11-11-29 0-58 0-87 0 0-301 0-602 0-903 29 0 58 0 87 0 6 0 11-5 11-11s0-11 0-17c0-8-5-11-11-11-79 0-158 0-238 0-5 0-11 3-11 11 0 320 0 639 0 959zM123 39c0 301 0 602 0 903-28 0-56 0-84 0 0-301 0-602 0-903 28 0 56 0 84 0z">
              <text:p/>
            </draw:path>
            <draw:path draw:style-name="gr56" draw:text-style-name="P38" draw:layer="layout" svg:width="0.22cm" svg:height="0.98cm" svg:x="2.482cm" svg:y="4.537cm" svg:viewBox="0 0 221 981" svg:d="M216 36c5-11 5-14 5-16 0-12-8-20-19-20-9 0-17 3-23 22-58 150-116 300-173 450-3 6-6 12-6 17 0 3 0 6 6 17 57 150 115 300 173 450 3 11 9 25 23 25 11 0 19-8 19-19 0-3 0-6-5-17-58-152-116-304-174-456 58-151 116-302 174-453z">
              <text:p/>
            </draw:path>
            <draw:path draw:style-name="gr56" draw:text-style-name="P38" draw:layer="layout" svg:width="0.338cm" svg:height="0.692cm" svg:x="2.871cm" svg:y="4.59cm" svg:viewBox="0 0 339 693" svg:d="M185 25c0-3 2-7 3-11 0-11-6-14-14-14-3 0-14 3-17 3-32 3-64 5-95 8-14 0-23 3-23 20 0 11 9 11 23 11 47 0 50 8 50 17 0 2-2 11-3 16-32 130-65 259-98 389-3 3-11 42-11 81 0 81 42 148 112 148 112 0 227-148 227-291 0-106-59-153-118-153-39 0-73 19-106 50 23-91 46-183 70-274zM112 671c-25 0-56-20-56-95 0-42 8-76 36-187 9-26 9-26 23-45 28-39 67-73 103-73 45 0 54 56 54 87 0 42-26 156-54 221-14 25-56 92-106 92z">
              <text:p/>
            </draw:path>
            <draw:path draw:style-name="gr56" draw:text-style-name="P38" draw:layer="layout" svg:width="0.399cm" svg:height="0.443cm" svg:x="3.291cm" svg:y="4.839cm" svg:viewBox="0 0 400 444" svg:d="M174 151c0-3 44-129 128-129 6 0 34 0 54 12-37 11-40 44-40 47 0 14 12 34 37 34 17 0 47-14 47-54 0-50-64-61-95-61-70 0-103 48-120 70-11-50-51-70-81-70-37 0-56 22-70 50-20 39-34 98-34 101 0 8 11 8 17 8 11 0 11 0 17-22 19-67 36-115 67-115 25 0 25 28 25 39 0 14-3 34-6 51-25 98-50 195-75 293 0 6-3 11-3 14 0 11 8 25 28 25 31 0 36-28 39-36 22-86 43-171 65-257z">
              <text:p/>
            </draw:path>
            <draw:path draw:style-name="gr56" draw:text-style-name="P38" draw:layer="layout" svg:width="0.419cm" svg:height="0.443cm" svg:x="3.68cm" svg:y="4.839cm" svg:viewBox="0 0 420 444" svg:d="M238 375c11 50 48 69 81 69 37 0 59-25 73-55 17-37 28-93 28-96 0-11-6-11-14-11-11 0-14 3-20 23-14 56-30 117-64 117-25 0-25-25-25-39 0-8 0-22 5-50 23-90 45-179 68-269 2-14 2-14 2-19 0-20-16-25-25-25-31 0-39 33-39 39-20-45-50-59-81-59-109 0-227 148-227 291 0 84 45 153 120 153 34 0 79-19 118-69zM291 126c-16 61-32 123-47 184-6 34-68 112-121 112-47 0-56-59-56-87 0-50 31-164 48-204 25-61 70-109 112-109s67 51 67 93c-1 3 0 5-3 11z">
              <text:p/>
            </draw:path>
            <draw:path draw:style-name="gr56" draw:text-style-name="P38" draw:layer="layout" svg:width="0.419cm" svg:height="0.692cm" svg:x="4.151cm" svg:y="4.59cm" svg:viewBox="0 0 420 693" svg:d="M224 25c3-3 2-7 3-11 0-11-6-14-11-14-3 0-14 3-17 3-33 3-66 5-98 8-11 0-23 3-23 20 0 11 12 11 23 11 47 0 50 8 50 17 0 2-2 11-3 16-48 193-97 386-145 579 0 3-3 11-3 14 0 11 8 25 28 25 31 0 36-28 39-36 17-66 34-132 51-199 36 3 98 26 98 81 0 9 0 12-3 26-3 16-3 22-3 33 0 70 45 95 81 95 45 0 67-34 76-50 22-40 36-98 36-101 0-11-8-11-14-11-11 0-14 3-19 22-12 51-31 118-76 118-25 0-28-23-28-42 0-22 8-50 8-56 6-20 6-20 6-34 0-67-70-92-132-100 23-14 42-37 70-67 51-56 90-101 140-101 17 0 26 9 26 11-42 6-48 42-48 48 0 14 11 33 36 33 23 0 48-19 48-56 0-25-17-58-62-58-50 0-95 42-126 81-56 64-72 78-106 95 33-133 65-267 98-400z">
              <text:p/>
            </draw:path>
            <draw:path draw:style-name="gr56" draw:text-style-name="P38" draw:layer="layout" svg:width="0.346cm" svg:height="0.443cm" svg:x="4.643cm" svg:y="4.839cm" svg:viewBox="0 0 347 444" svg:d="M123 207c28 0 95-3 143-23 76-30 76-95 76-100 0-45-37-84-98-84-104 0-244 98-244 271 0 90 48 173 140 173 126 0 207-97 207-111 0-6-8-17-17-17-2 0-2 0-11 11-73 92-159 95-176 95-65 0-76-70-76-106 0-39 9-84 17-109 13 0 26 0 39 0zM90 184c42-159 142-162 154-162 39 0 61 26 61 59 0 103-162 103-196 103-6 0-13 0-19 0z">
              <text:p/>
            </draw:path>
            <draw:path draw:style-name="gr56" draw:text-style-name="P38" draw:layer="layout" svg:width="0.217cm" svg:height="0.98cm" svg:x="5.111cm" svg:y="4.537cm" svg:viewBox="0 0 218 981" svg:d="M216 506c2-11 2-14 2-17s0-5-2-17c-58-150-116-300-174-450-6-16-11-22-22-22-12 0-20 8-20 20 0 2 0 2 6 14 57 151 115 303 173 455-58 151-116 302-173 453-6 11-6 14-6 20 0 11 8 19 20 19 14 0 16-11 19-19 59-152 118-304 177-456z">
              <text:p/>
            </draw:path>
            <draw:path draw:style-name="gr56" draw:text-style-name="P38" draw:layer="layout" svg:width="0.654cm" svg:height="0.653cm" svg:x="5.495cm" svg:y="4.618cm" svg:viewBox="0 0 655 654" svg:d="M347 39c92 0 183 0 275 0 16 0 33 0 33-19 0-20-17-20-33-20-196 0-392 0-588 0-14 0-34 0-34 20 0 19 20 19 34 19 91 0 183 0 274 0 0 193 0 386 0 579 0 16 0 36 20 36 19 0 19-17 19-36 0-193 0-386 0-579z">
              <text:p/>
            </draw:path>
            <draw:path draw:style-name="gr56" draw:text-style-name="P38" draw:layer="layout" svg:width="0.257cm" svg:height="0.98cm" svg:x="6.228cm" svg:y="4.537cm" svg:viewBox="0 0 258 981" svg:d="M134 942c0-301 0-602 0-903 28 0 56 0 84 0 0 301 0 602 0 903-28 0-56 0-84 0zM258 970c0-320 0-639 0-959 0-8-6-11-12-11-78 0-156 0-235 0-5 0-11 3-11 11 0 6 0 11 0 17s6 11 11 11c28 0 56 0 84 0 0 301 0 602 0 903-28 0-56 0-84 0-5 0-11 3-11 11 0 6 0 11 0 17 0 5 6 11 11 11 79 0 157 0 235 0 6 0 12-6 12-11z">
              <text:p/>
            </draw:path>
            <draw:path draw:style-name="gr56" draw:text-style-name="P38" draw:layer="layout" svg:width="0.651cm" svg:height="0.228cm" svg:x="6.931cm" svg:y="4.912cm" svg:viewBox="0 0 652 229" svg:d="M619 39c17 0 33 0 33-19 0-20-16-20-30-20-197 0-394 0-591 0-14 0-31 0-31 20 0 19 17 19 31 19 196 0 392 0 588 0zM622 229c14 0 30 0 30-19 0-20-16-20-33-20-196 0-392 0-588 0-14 0-31 0-31 20 0 19 17 19 31 19 197 0 394 0 591 0z">
              <text:p/>
            </draw:path>
            <draw:path draw:style-name="gr56" draw:text-style-name="P38" draw:layer="layout" svg:width="0.349cm" svg:height="0.98cm" svg:x="7.983cm" svg:y="4.537cm" svg:viewBox="0 0 350 981" svg:d="M207 129c0-40 25-101 135-109 2 0 8-3 8-9 0-11-8-11-20-11-98 0-187 50-187 123 0 75 0 149 0 224 0 36 0 69-39 100-37 28-73 31-96 31-5 3-8 6-8 11 0 11 6 11 17 11 64 6 112 39 123 87 3 11 3 14 3 50 0 65 0 129 0 193 0 42 0 73 47 109 37 31 101 42 140 42 12 0 20 0 20-11s-6-11-17-11c-61-3-109-37-123-84-3-11-3-11-3-48 0-69 0-138 0-206 0-45-8-62-39-93-20-19-48-30-76-39 82-22 115-67 115-123 0-79 0-158 0-237z">
              <text:p/>
            </draw:path>
            <draw:path draw:style-name="gr56" draw:text-style-name="P38" draw:layer="layout" svg:width="0.36cm" svg:height="0.443cm" svg:x="8.457cm" svg:y="4.839cm" svg:viewBox="0 0 361 444" svg:d="M333 67c-28 0-47 22-47 45 0 11 8 28 30 28 23 0 45-17 45-56 0-45-42-84-117-84-129 0-166 101-166 143 0 75 73 92 101 97 51 9 104 20 104 76 0 25-23 106-143 106-14 0-90 0-112-50 39 3 62-25 62-53 0-23-14-34-37-34-25 0-53 20-53 64 0 56 56 95 140 95 160 0 199-120 199-162 0-36-20-61-31-72-28-28-56-34-98-42-36-9-76-14-76-59 0-28 23-87 110-87 25 0 75 6 89 45z">
              <text:p/>
            </draw:path>
            <draw:path draw:style-name="gr56" draw:text-style-name="P38" draw:layer="layout" svg:width="0.492cm" svg:height="0.569cm" svg:x="9.221cm" svg:y="4.741cm" svg:viewBox="0 0 493 570" svg:d="M456 305c17 0 37 0 37-20 0-19-20-19-37-19-139 0-278 0-417 0 14-132 126-227 266-227 51 0 101 0 151 0 17 0 37 0 37-19 0-20-20-20-37-20-51 0-102 0-154 0-168 0-302 129-302 285 0 157 134 285 302 285 52 0 103 0 154 0 17 0 37 0 37-19 0-20-20-20-37-20-50 0-100 0-151 0-140 0-252-95-266-226 139 0 278 0 417 0z">
              <text:p/>
            </draw:path>
            <draw:path draw:style-name="gr56" draw:text-style-name="P38" draw:layer="layout" svg:width="0.581cm" svg:height="0.712cm" svg:x="10.12cm" svg:y="4.582cm" svg:viewBox="0 0 582 713" svg:d="M582 8c0-2 0-8-8-8-6 0-8 0-20 14-16 19-31 37-47 56-25-48-76-70-140-70-126 0-244 112-244 229 0 81 53 126 104 140 34 9 69 19 103 28 37 8 93 22 93 103 0 90-81 182-177 182-64 0-173-22-173-143 0-25 5-47 5-53 0-5 3-5 3-8 0-8-7-11-11-11s-8 3-11 5c-3 3-59 227-59 230 0 5 6 11 11 11 6 0 6-3 17-17 16-19 32-37 48-56 44 59 109 73 168 73 134 0 249-132 249-252 0-70-34-103-48-117-22-23-36-25-126-48-19-5-56-16-64-16-28-12-62-40-62-90 0-81 79-165 174-165 81 0 140 42 140 154 0 31-3 47-3 53 0 3 0 11 11 11s11-3 14-19c18-72 36-144 53-216z">
              <text:p/>
            </draw:path>
            <draw:path draw:style-name="gr56" draw:text-style-name="P38" draw:layer="layout" svg:width="0.038cm" svg:height="0.98cm" svg:x="11.119cm" svg:y="4.537cm" svg:viewBox="0 0 39 981" svg:d="M39 34c0-17 0-34-19-34-20 0-20 17-20 34 0 303 0 607 0 911 0 17 0 36 20 36 19 0 19-19 19-36 0-304 0-608 0-911z">
              <text:p/>
            </draw:path>
            <draw:path draw:style-name="gr56" draw:text-style-name="P38" draw:layer="layout" svg:width="0.436cm" svg:height="0.681cm" svg:x="11.603cm" svg:y="4.59cm" svg:viewBox="0 0 437 682" svg:d="M437 36c0-33-3-36-34-36-123 0-246 0-369 0-17 0-34 0-34 20 0 19 17 19 34 19 121 0 242 0 364 0 0 94 0 188 0 282-117 0-234 0-350 0-17 0-34 0-34 20s17 20 34 20c116 0 233 0 350 0 0 94 0 188 0 282-122 0-243 0-364 0-17 0-34 0-34 19 0 20 17 20 34 20 123 0 246 0 369 0 31 0 34-3 34-36 0-203 0-407 0-610z">
              <text:p/>
            </draw:path>
            <draw:path draw:style-name="gr56" draw:text-style-name="P38" draw:layer="layout" svg:width="0.36cm" svg:height="0.443cm" svg:x="12.146cm" svg:y="4.839cm" svg:viewBox="0 0 361 444" svg:d="M333 67c-28 0-47 22-47 45 0 11 8 28 30 28 23 0 45-17 45-56 0-45-42-84-117-84-129 0-166 101-166 143 0 75 73 92 101 97 51 9 104 20 104 76 0 25-23 106-143 106-11 0-90 0-112-50 39 3 64-25 64-53 0-23-16-34-36-34-28 0-56 20-56 64 0 56 56 95 140 95 160 0 199-120 199-162 0-36-20-61-31-72-28-28-56-34-98-42-36-9-76-14-76-59 0-28 23-87 110-87 25 0 75 6 89 45z">
              <text:p/>
            </draw:path>
            <draw:path draw:style-name="gr56" draw:text-style-name="P38" draw:layer="layout" svg:width="0.265cm" svg:height="0.481cm" svg:x="13.168cm" svg:y="4.239cm" svg:viewBox="0 0 266 482" svg:d="M134 21c0-3 3-8 3-11 0-11-11-11-19-8-26 1-51 3-76 5-8 0-17 0-17 17 0 8 9 8 17 8 34 0 34 6 34 11 0 3 0 6-3 14-23 89-45 177-67 266-6 25-6 42-6 50 0 73 45 109 95 109 84 0 171-98 171-195 0-70-42-112-98-112-36 0-64 22-81 33 16-62 32-124 47-187zM95 466c-28 0-50-26-50-70 0-37 25-129 31-137 19-31 56-65 92-65 31 0 45 31 45 65 0 30-17 106-37 139-25 48-58 68-81 68z">
              <text:p/>
            </draw:path>
            <draw:path draw:style-name="gr56" draw:text-style-name="P38" draw:layer="layout" svg:width="0.324cm" svg:height="0.306cm" svg:x="13.513cm" svg:y="4.414cm" svg:viewBox="0 0 325 307" svg:d="M123 173c3-14 6-28 9-44 5-17 14-45 42-79 14-16 36-30 64-30 8 0 31 0 48 11-14 5-20 19-20 30 0 20 14 23 22 23 14 0 37-9 37-36 0-37-45-48-84-48-20 0-56 0-95 45-12-37-48-45-68-45-28 0-44 20-53 36-17 23-25 65-25 67 0 9 8 9 14 9 11 0 11 0 17-20 11-47 26-72 47-72s20 22 20 30c0 14-8 51-14 73-7 25-13 50-20 75-2 9-8 37-11 45-3 17-8 39-8 45 0 14 8 19 19 19 17 0 26-8 28-14 0-5 9-30 12-44 6-25 13-51 19-76z">
              <text:p/>
            </draw:path>
            <draw:path draw:style-name="gr56" draw:text-style-name="P38" draw:layer="layout" svg:width="0.338cm" svg:height="0.306cm" svg:x="13.843cm" svg:y="4.414cm" svg:viewBox="0 0 339 307" svg:d="M288 48c3-12 3-12 3-14 0-17-11-23-22-23-23 0-19 17-28 25-20-28-45-36-67-36-87 0-174 95-174 196 0 72 48 111 98 111 45 0 81-30 95-44 9 33 42 44 67 44 20 0 40-8 54-33 16-28 25-67 25-70 0-8-9-8-14-8-11 0-14 0-17 16-8 37-22 79-48 79-19 0-22-23-22-34s0-14 6-28c14-60 29-121 44-181zM196 210c-6 19-20 36-36 53-28 22-48 28-59 28-31 0-48-31-48-67 0-28 17-104 37-140 22-42 56-64 84-64 44 0 53 58 53 64 0 3 0 5 0 11-10 38-21 76-31 115z">
              <text:p/>
            </draw:path>
            <draw:path draw:style-name="gr56" draw:text-style-name="P38" draw:layer="layout" svg:width="0.327cm" svg:height="0.481cm" svg:x="14.235cm" svg:y="4.239cm" svg:viewBox="0 0 328 482" svg:d="M162 21c0-3 3-8 3-11 0-11-11-11-19-8-26 1-51 3-76 5-8 0-17 0-17 17 0 8 9 8 17 8 34 0 34 6 34 11 0 3-3 12-3 17-33 130-66 259-98 389-3 8-3 11-3 14 0 14 11 19 22 19 23 0 28-19 31-30 11-44 23-88 34-132 36 6 84 20 84 59 0 3 0 5-3 17-3 8-3 11-3 19 0 37 25 67 70 67 65 0 87-100 87-103 0-8-8-8-14-8-11 0-14 0-17 13-8 34-25 82-56 82-14 0-22-12-22-37 0-3 0-14 5-31 0-8 3-16 3-22 0-53-61-67-103-73 2 0 22-14 58-50 31-31 65-59 98-59 12 0 17 3 20 9-14 3-28 17-28 33 0 20 17 23 25 23 17 0 37-14 37-39 0-26-20-45-54-45-33 0-64 19-103 59-39 39-59 53-79 61 24-91 47-183 70-274z">
              <text:p/>
            </draw:path>
            <draw:path draw:style-name="gr56" draw:text-style-name="P38" draw:layer="layout" svg:width="0.279cm" svg:height="0.306cm" svg:x="14.638cm" svg:y="4.414cm" svg:viewBox="0 0 280 307" svg:d="M104 145c30 0 165 0 165-86 0-37-34-59-81-59-79 0-188 61-188 182 0 72 42 125 118 125 109 0 162-64 162-72 0-6-11-17-17-17-3 0-5 3-8 8-42 51-104 65-137 65-45 0-65-39-65-81 0-23 3-45 9-65 14 0 28 0 42 0zM67 126c31-106 112-106 121-106 28 0 50 14 50 39 0 67-112 67-137 67-11 0-23 0-34 0z">
              <text:p/>
            </draw:path>
            <draw:path draw:style-name="gr56" draw:text-style-name="P38" draw:layer="layout" svg:width="0.601cm" svg:height="0.038cm" svg:x="12.911cm" svg:y="5.007cm" svg:viewBox="0 0 602 39" svg:d="M568 39c17 0 34 0 34-19 0-20-17-20-34-20-178 0-356 0-534 0-17 0-34 0-34 20 0 19 17 19 34 19 178 0 356 0 534 0z">
              <text:p/>
            </draw:path>
            <draw:path draw:style-name="gr56" draw:text-style-name="P38" draw:layer="layout" svg:width="0.601cm" svg:height="0.038cm" svg:x="13.406cm" svg:y="5.007cm" svg:viewBox="0 0 602 39" svg:d="M568 39c17 0 34 0 34-19 0-20-17-20-34-20-178 0-356 0-534 0-17 0-34 0-34 20 0 19 17 19 34 19 178 0 356 0 534 0z">
              <text:p/>
            </draw:path>
            <draw:path draw:style-name="gr56" draw:text-style-name="P38" draw:layer="layout" svg:width="0.601cm" svg:height="0.038cm" svg:x="13.952cm" svg:y="5.007cm" svg:viewBox="0 0 602 39" svg:d="M568 39c17 0 34 0 34-19 0-20-17-20-34-20-177 0-354 0-532 0-16 0-36 0-36 20 0 19 20 19 36 19 178 0 355 0 532 0z">
              <text:p/>
            </draw:path>
            <draw:path draw:style-name="gr56" draw:text-style-name="P38" draw:layer="layout" svg:width="0.872cm" svg:height="0.511cm" svg:x="14.423cm" svg:y="4.772cm" svg:viewBox="0 0 873 512" svg:d="M764 274c-53 42-78 81-86 95-45 67-54 129-54 131 0 12 12 12 20 12 17 0 17-3 22-20 23-98 82-179 191-224 14-5 16-7 16-14s-5-8-8-11c-45-17-162-64-199-229-5-11-5-14-22-14-8 0-20 0-20 11 0 3 9 64 51 129 19 31 47 64 89 95-243 0-487 0-730 0-17 0-34 0-34 19 0 20 17 20 34 20 243 0 487 0 730 0z">
              <text:p/>
            </draw:path>
            <draw:path draw:style-name="gr56" draw:text-style-name="P38" draw:layer="layout" svg:width="0.36cm" svg:height="0.443cm" svg:x="15.677cm" svg:y="4.839cm" svg:viewBox="0 0 361 444" svg:d="M333 67c-28 0-47 22-47 45 0 11 9 28 30 28s45-17 45-56c0-45-42-84-117-84-129 0-166 101-166 143 0 75 73 92 101 97 51 9 101 20 101 76 0 25-22 106-140 106-14 0-90 0-112-50 36 3 62-25 62-53 0-23-14-34-37-34-25 0-53 20-53 64 0 56 56 95 140 95 160 0 196-120 196-162 0-36-17-61-28-72-28-28-56-34-101-42-33-9-73-14-73-59 0-28 23-87 110-87 25 0 72 6 89 45z">
              <text:p/>
            </draw:path>
            <draw:path draw:style-name="gr56" draw:text-style-name="P38" draw:layer="layout" svg:width="0.173cm" svg:height="0.354cm" svg:x="16.119cm" svg:y="4.484cm" svg:viewBox="0 0 174 355" svg:d="M165 59c6-11 9-17 9-23 0-19-20-36-42-36-26 0-34 20-37 31-31 99-61 199-92 299-1 4-3 8-3 11 0 8 20 14 25 14 6 0 6-3 11-11 43-95 86-190 129-285z">
              <text:p/>
            </draw:path>
            <draw:path draw:style-name="gr56" draw:text-style-name="P38" draw:layer="layout" svg:width="0.545cm" svg:height="0.608cm" svg:x="16.634cm" svg:y="4.685cm" svg:viewBox="0 0 546 609" svg:d="M297 20c-9-17-14-20-23-20-14 0-16 8-22 20-81 183-162 367-244 550-8 11-8 14-8 20 0 11 8 19 20 19 8 0 14-2 22-22 77-173 155-347 232-520 77 173 153 347 230 520 11 22 20 22 22 22 12 0 20-8 20-19 0-3 0-6-6-17-81-184-162-369-243-553z">
              <text:p/>
            </draw:path>
            <draw:path draw:style-name="gr56" draw:text-style-name="P38" draw:layer="layout" svg:width="0.363cm" svg:height="0.443cm" svg:x="17.505cm" svg:y="4.839cm" svg:viewBox="0 0 364 444" svg:d="M336 67c-28 0-48 22-48 45 0 11 10 28 31 28s45-17 45-56c0-45-42-84-118-84-128 0-165 101-165 143 0 75 73 92 101 97 50 9 101 20 101 76 0 25-23 106-140 106-14 0-90 0-112-50 36 3 61-25 61-53 0-23-16-34-36-34-25 0-56 20-56 64 0 56 56 95 143 95 159 0 196-120 196-162 0-36-17-61-31-72-25-28-53-34-98-42-34-9-73-14-73-59 0-28 23-87 109-87 26 0 73 6 90 45z">
              <text:p/>
            </draw:path>
            <draw:path draw:style-name="gr56" draw:text-style-name="P38" draw:layer="layout" svg:width="0.17cm" svg:height="0.354cm" svg:x="17.95cm" svg:y="4.484cm" svg:viewBox="0 0 171 355" svg:d="M165 59c6-11 6-17 6-23 0-19-17-36-39-36-26 0-34 20-40 31-29 99-59 199-89 299-1 4-3 8-3 11 0 8 20 14 25 14 6 0 6-3 11-11 43-95 86-190 129-285z">
              <text:p/>
            </draw:path>
            <draw:path draw:style-name="gr56" draw:text-style-name="P38" draw:layer="layout" svg:width="0.492cm" svg:height="0.569cm" svg:x="18.546cm" svg:y="4.741cm" svg:viewBox="0 0 493 570" svg:d="M459 305c17 0 34 0 34-20 0-19-17-19-34-19-139 0-278 0-417 0 11-132 123-227 263-227 51 0 103 0 154 0 17 0 34 0 34-19 0-20-17-20-34-20-52 0-104 0-157 0-168 0-302 129-302 285 0 157 134 285 302 285 53 0 105 0 157 0 17 0 34 0 34-19 0-20-17-20-34-20-51 0-103 0-154 0-140 0-252-95-263-226 139 0 278 0 417 0z">
              <text:p/>
            </draw:path>
            <draw:path draw:style-name="gr56" draw:text-style-name="P38" draw:layer="layout" svg:width="0.259cm" svg:height="0.98cm" svg:x="19.51cm" svg:y="4.537cm" svg:viewBox="0 0 260 981" svg:d="M0 970c0 5 3 11 11 11 79 0 157 0 235 0 9 0 14-6 14-11 0-6 0-11 0-17 0-8-5-11-14-11-29 0-57 0-86 0 0-301 0-602 0-903 29 0 57 0 86 0 9 0 14-5 14-11s0-11 0-17c0-8-5-11-14-11-78 0-156 0-235 0-8 0-11 3-11 11 0 320 0 639 0 959zM120 39c0 301 0 602 0 903-27 0-54 0-81 0 0-301 0-602 0-903 27 0 54 0 81 0z">
              <text:p/>
            </draw:path>
            <draw:path draw:style-name="gr56" draw:text-style-name="P38" draw:layer="layout" svg:width="0.657cm" svg:height="0.653cm" svg:x="19.845cm" svg:y="4.618cm" svg:viewBox="0 0 658 654" svg:d="M347 39c92 0 183 0 275 0 16 0 36 0 36-19 0-20-20-20-36-20-196 0-392 0-588 0-14 0-34 0-34 20 0 19 20 19 34 19 91 0 183 0 274 0 0 193 0 386 0 579 0 16 0 36 20 36 19 0 19-17 19-36 0-193 0-386 0-579z">
              <text:p/>
            </draw:path>
            <draw:path draw:style-name="gr56" draw:text-style-name="P38" draw:layer="layout" svg:width="0.257cm" svg:height="0.98cm" svg:x="20.579cm" svg:y="4.537cm" svg:viewBox="0 0 258 981" svg:d="M134 942c0-301 0-602 0-903 28 0 56 0 84 0 0 301 0 602 0 903-28 0-56 0-84 0zM258 970c0-320 0-639 0-959 0-8-6-11-12-11-78 0-156 0-235 0-5 0-11 3-11 11 0 6 0 11 0 17s6 11 11 11c28 0 56 0 84 0 0 301 0 602 0 903-28 0-56 0-84 0-5 0-11 3-11 11 0 6 0 11 0 17 0 5 6 11 11 11 79 0 157 0 235 0 6 0 12-6 12-11z">
              <text:p/>
            </draw:path>
            <draw:path draw:style-name="gr56" draw:text-style-name="P38" draw:layer="layout" svg:width="0.651cm" svg:height="0.228cm" svg:x="21.282cm" svg:y="4.912cm" svg:viewBox="0 0 652 229" svg:d="M619 39c17 0 33 0 33-19 0-20-16-20-30-20-197 0-394 0-591 0-14 0-31 0-31 20 0 19 17 19 34 19 195 0 390 0 585 0zM622 229c14 0 30 0 30-19 0-20-16-20-33-20-195 0-390 0-585 0-17 0-34 0-34 20 0 19 17 19 31 19 197 0 394 0 591 0z">
              <text:p/>
            </draw:path>
            <draw:path draw:style-name="gr56" draw:text-style-name="P38" draw:layer="layout" svg:width="0.584cm" svg:height="0.712cm" svg:x="22.315cm" svg:y="4.582cm" svg:viewBox="0 0 585 713" svg:d="M585 8c0-2-3-8-11-8-6 0-6 0-20 14-15 19-30 37-44 56-28-48-79-70-143-70-123 0-241 112-241 229 0 81 50 126 101 140 35 9 71 19 106 28 37 8 90 22 90 103 0 90-81 182-177 182-64 0-173-22-173-143 0-25 5-47 5-53 3-5 3-5 3-8 0-8-5-11-11-11s-8 3-11 5c-3 3-59 227-59 230 0 5 6 11 11 11 6 0 6-3 17-17 17-19 34-37 50-56 42 59 110 73 166 73 134 0 249-132 249-252 0-70-34-103-48-117-22-23-36-25-126-48-19-5-56-16-64-16-28-12-62-40-62-90 0-81 81-165 174-165 81 0 143 42 143 154 0 31-6 47-6 53 0 3 0 11 11 11s11-3 17-19c18-72 35-144 53-216z">
              <text:p/>
            </draw:path>
            <draw:path draw:style-name="gr56" draw:text-style-name="P38" draw:layer="layout" svg:width="0.349cm" svg:height="0.98cm" svg:x="22.995cm" svg:y="4.537cm" svg:viewBox="0 0 350 981" svg:d="M143 850c0 39-28 103-135 109-5 0-8 5-8 11 0 11 11 11 20 11 95 0 187-47 187-123 0-74 0-149 0-224 0-39 0-69 39-103 37-28 73-31 96-31 2 0 8-5 8-11 0-8-6-8-17-11-64-3-112-39-123-87-3-11-3-11-3-47 0-65 0-131 0-196 0-39 0-73-47-109-40-31-107-39-140-39-9 0-20 0-20 11 0 9 6 9 17 9 61 5 109 36 123 86 3 9 3 11 3 45 0 69 0 138 0 207 0 44 5 61 39 95 20 19 48 28 76 36-82 23-115 67-115 126 0 78 0 156 0 235z">
              <text:p/>
            </draw:path>
          </draw:g>
        </draw:g>
        <draw:g xml:id="id175" draw:id="id175">
          <svg:title>TexMaths</svg:title>
          <svg:desc>28§inline§\brake§svg§600§TRUE§</svg:desc>
          <draw:g>
            <draw:path draw:style-name="gr56" draw:text-style-name="P38" draw:layer="layout" svg:width="0.189cm" svg:height="0.386cm" svg:x="3.608cm" svg:y="8.251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56" draw:text-style-name="P38" draw:layer="layout" svg:width="0.222cm" svg:height="0.248cm" svg:x="3.845cm" svg:y="8.389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56" draw:text-style-name="P38" draw:layer="layout" svg:width="0.235cm" svg:height="0.248cm" svg:x="4.063cm" svg:y="8.389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56" draw:text-style-name="P38" draw:layer="layout" svg:width="0.235cm" svg:height="0.386cm" svg:x="4.326cm" svg:y="8.251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56" draw:text-style-name="P38" draw:layer="layout" svg:width="0.194cm" svg:height="0.248cm" svg:x="4.602cm" svg:y="8.389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custom-shape draw:style-name="gr90" draw:text-style-name="P8" xml:id="id34" draw:id="id34" draw:layer="layout" svg:width="1.39cm" svg:height="1.391cm" svg:x="1.806cm" svg:y="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35" draw:id="id35" draw:layer="layout" svg:width="1.391cm" svg:height="1.391cm" svg:x="5.311cm" svg:y="8.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40" xml:id="id176" draw:id="id176" draw:layer="layout" draw:type="curve" svg:x1="3.196cm" svg:y1="9.965cm" svg:x2="5.311cm" svg:y2="8.738cm" draw:start-shape="id34" draw:start-glue-point="10" draw:end-shape="id35" draw:end-glue-point="6" svg:d="M3196 9965c1587 0 530-1227 2115-1227" svg:viewBox="0 0 2116 1228">
          <text:p/>
        </draw:connector>
        <draw:connector draw:style-name="gr110" draw:text-style-name="P40" xml:id="id177" draw:id="id177" draw:layer="layout" draw:type="curve" svg:x1="0.7cm" svg:y1="9.983cm" svg:x2="1.806cm" svg:y2="9.965cm" draw:end-shape="id34" draw:end-glue-point="6" svg:d="M700 9983c435 0-118-18 1106-18" svg:viewBox="0 0 1107 19">
          <text:p/>
        </draw:connector>
        <draw:custom-shape draw:style-name="gr91" draw:text-style-name="P8" xml:id="id36" draw:id="id36" draw:layer="layout" svg:width="1.391cm" svg:height="1.391cm" svg:x="5.311cm" svg:y="10.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40" xml:id="id178" draw:id="id178" draw:layer="layout" draw:type="curve" svg:x1="3.196cm" svg:y1="9.965cm" svg:x2="5.311cm" svg:y2="11.138cm" draw:start-shape="id34" draw:start-glue-point="10" draw:end-shape="id36" draw:end-glue-point="6" svg:d="M3196 9965c1587 0 530 1173 2115 1173" svg:viewBox="0 0 2116 1174">
          <text:p/>
        </draw:connector>
        <draw:g xml:id="id179" draw:id="id179">
          <svg:title>TexMaths</svg:title>
          <svg:desc>28§inline§\drive§svg§600§TRUE§</svg:desc>
          <draw:g>
            <draw:path draw:style-name="gr56" draw:text-style-name="P38" draw:layer="layout" svg:width="0.249cm" svg:height="0.386cm" svg:x="3.608cm" svg:y="11.253cm" svg:viewBox="0 0 250 387" svg:d="M248 14c0-1 2-6 2-8 0-4-4-6-8-6-2 0-8 0-10 2-18 1-36 3-55 4-6 0-12 0-12 11 0 6 6 6 14 6 27 0 27 4 27 10 0 1-2 8-2 9-10 43-21 86-31 129-8-18-24-33-47-33-62 0-126 84-126 164 0 46 25 85 66 85 20 0 44-11 67-39 5 28 26 39 46 39s31-14 39-32c11-20 17-51 17-53 0-4-4-4-7-4-8 0-8 0-11 12-8 30-19 64-38 64-14 0-14-14-14-22 0-4 0-12 3-25 27-104 53-209 80-313zM137 313c-5 17-40 61-69 61-26 0-30-31-30-48 0-27 17-91 26-115 14-32 40-61 62-61 4 0 17 0 28 16 5 9 11 25 11 36 0 2-2 3-3 6-9 35-17 70-25 105z">
              <text:p/>
            </draw:path>
            <draw:path draw:style-name="gr56" draw:text-style-name="P38" draw:layer="layout" svg:width="0.222cm" svg:height="0.248cm" svg:x="3.876cm" svg:y="11.391cm" svg:viewBox="0 0 223 249" svg:d="M96 85c0-2 25-72 72-72 3 0 19 0 30 7-19 7-21 24-21 27 0 6 5 17 19 17 10 0 27-8 27-30 0-28-36-34-53-34-38 0-59 28-68 41-6-30-27-41-45-41-21 0-32 13-40 30-11 22-11 36-17 55 0 6 5 6 8 6 6 0 8-2 11-13 9-39 20-65 36-65s16 15 16 21c0 10-3 19-5 29-14 54-27 109-41 164-1 3-1 6-1 8 0 6 4 14 15 14 16 0 21-16 21-20 12-48 24-96 36-144z">
              <text:p/>
            </draw:path>
            <draw:path draw:style-name="gr56" draw:text-style-name="P38" draw:layer="layout" svg:width="0.136cm" svg:height="0.365cm" svg:x="4.109cm" svg:y="11.273cm" svg:viewBox="0 0 137 366" svg:d="M137 282c0-5-5-5-10-5-6 0-6 0-9 8-3 17-19 69-50 69-5 0-13 0-13-16 0-14 8-31 14-51 12-32 24-63 36-94 5-16 6-21 6-32 0-29-20-44-40-44-52 0-71 82-71 85 0 6 5 6 8 6 6 0 8-1 9-9 5-17 21-69 52-69 6 0 13 3 13 16 0 12-7 28-11 39-6 15-11 30-16 45-8 19-14 36-20 55-8 20-11 27-11 38 0 21 14 43 42 43 52 0 71-83 71-84zM133 19c0-14-11-19-18-19-11 0-27 11-27 27 0 14 11 18 19 18 11 0 26-11 26-26z">
              <text:p/>
            </draw:path>
            <draw:path draw:style-name="gr56" draw:text-style-name="P38" draw:layer="layout" svg:width="0.225cm" svg:height="0.248cm" svg:x="4.277cm" svg:y="11.391cm" svg:viewBox="0 0 226 249" svg:d="M226 36c0-19-6-36-22-36-12 0-27 13-27 25 0 8 4 11 8 16 13 14 14 31 14 44 0 14-25 151-89 151-30 0-36-26-36-45 0-31 19-80 33-119 3-8 6-17 6-27 0-28-19-45-42-45-51 0-71 81-71 85 0 6 6 6 9 6 7 0 7-2 10-10 5-17 19-68 52-68 4 0 11 1 11 15s-5 28-13 50c-17 46-28 79-28 105 0 50 34 66 67 66 93 0 118-197 118-213z">
              <text:p/>
            </draw:path>
            <draw:path draw:style-name="gr56" draw:text-style-name="P38" draw:layer="layout" svg:width="0.194cm" svg:height="0.248cm" svg:x="4.548cm" svg:y="11.391cm" svg:viewBox="0 0 195 249" svg:d="M69 116c16 0 53-2 80-11 43-19 43-53 43-58 0-25-21-47-55-47-59 0-137 56-137 153 0 49 27 96 78 96 71 0 117-55 117-63 0-3-5-9-10-9-1 0-1 0-6 6-41 52-90 53-99 53-36 0-42-39-42-59 0-22 4-45 9-61 7 0 15 0 22 0zM50 105c24-91 80-92 87-92 22 0 34 14 34 32 0 60-91 60-110 60-3 0-7 0-11 0z">
              <text:p/>
            </draw:path>
          </draw:g>
        </draw:g>
        <draw:g xml:id="id180" draw:id="id180">
          <svg:title>TexMaths</svg:title>
          <svg:desc>28§display§\in \interpret{\langle \brake \rangle \top}§svg§600§TRUE§</svg:desc>
          <draw:g>
            <draw:path draw:style-name="gr56" draw:text-style-name="P38" draw:layer="layout" svg:width="0.492cm" svg:height="0.566cm" svg:x="7.203cm" svg:y="9.583cm" svg:viewBox="0 0 493 567" svg:d="M459 304c17 0 34-1 34-22s-17-19-34-19c-139 0-278 0-417 0 11-129 123-224 263-224 51 0 103 0 154 0 17 0 34 0 34-19 0-20-17-20-34-20-52 0-105 0-157 0-168 0-302 124-302 282s134 285 302 285c52 0 105 0 157 0 17 0 34 0 34-20 0-19-17-19-34-19-51 0-103 0-154 0-140 0-252-95-263-224 139 0 278 0 417 0z">
              <text:p/>
            </draw:path>
            <draw:path draw:style-name="gr56" draw:text-style-name="P38" draw:layer="layout" svg:width="0.256cm" svg:height="0.979cm" svg:x="8.166cm" svg:y="9.376cm" svg:viewBox="0 0 257 980" svg:d="M0 969c0 6 3 11 11 11 79 0 157 0 235 0 9 0 11-5 11-11s0-11 0-17c0-5-2-11-11-11-29 0-58 0-86 0 0-301 0-601 0-902 28 0 57 0 86 0 9 0 11-5 11-11s0-11 0-17c0-5-2-11-11-11-78 0-156 0-235 0-8 0-11 6-11 11 0 319 0 639 0 958zM120 39c0 301 0 601 0 902-27 0-54 0-81 0 0-301 0-601 0-902 27 0 54 0 81 0z">
              <text:p/>
            </draw:path>
            <draw:path draw:style-name="gr56" draw:text-style-name="P38" draw:layer="layout" svg:width="0.217cm" svg:height="0.979cm" svg:x="8.555cm" svg:y="9.376cm" svg:viewBox="0 0 218 980" svg:d="M215 39c3-11 3-14 3-19 0-12-8-20-19-20-9 0-14 6-23 22-57 150-113 300-170 450-3 6-6 11-6 17 0 5 0 5 6 16 57 150 113 300 170 450 6 11 9 25 23 25 11 0 19-8 19-19 0-3 0-6-3-17-58-152-117-304-176-455 59-150 118-300 176-450z">
              <text:p/>
            </draw:path>
            <draw:path draw:style-name="gr56" draw:text-style-name="P38" draw:layer="layout" svg:width="0.338cm" svg:height="0.689cm" svg:x="8.941cm" svg:y="9.432cm" svg:viewBox="0 0 339 690" svg:d="M185 25c3-3 5-11 5-14 0-8-8-11-14-11-2 0-14 0-16 3-33 2-66 4-98 5-12 3-23 3-23 23 0 11 11 11 25 11 45 0 48 5 48 17 0 2-2 9-3 14-33 129-65 258-98 388 0 3-11 42-11 81 0 81 42 148 115 148 109 0 224-148 224-291 0-106-59-153-118-153-36 0-70 22-103 53 22-91 44-183 67-274zM115 667c-25 0-59-19-59-92 0-44 11-78 39-190 6-22 6-25 23-44 28-39 64-73 100-73 45 0 56 56 56 87 0 42-28 159-56 220-11 25-53 92-103 92z">
              <text:p/>
            </draw:path>
            <draw:path draw:style-name="gr56" draw:text-style-name="P38" draw:layer="layout" svg:width="0.396cm" svg:height="0.443cm" svg:x="9.364cm" svg:y="9.678cm" svg:viewBox="0 0 397 444" svg:d="M171 151c3-3 44-129 131-129 3 0 31 0 51 14-34 11-37 42-37 48 0 11 9 30 34 30 19 0 47-13 47-53 0-50-61-61-95-61-67 0-103 50-120 70-8-50-48-70-81-70-34 0-53 22-70 53-20 39-31 95-31 98 0 11 8 11 14 11 14 0 14-3 20-22 16-70 36-118 67-118 25 0 25 28 25 39 0 17-3 34-8 51-25 97-49 195-73 293-3 6-3 11-3 14 0 11 8 25 28 25 28 0 36-28 36-36 22-86 43-172 65-257z">
              <text:p/>
            </draw:path>
            <draw:path draw:style-name="gr56" draw:text-style-name="P38" draw:layer="layout" svg:width="0.419cm" svg:height="0.443cm" svg:x="9.753cm" svg:y="9.678cm" svg:viewBox="0 0 420 444" svg:d="M235 374c11 50 48 70 84 70s56-25 70-56c17-36 31-92 31-95 0-8-9-8-17-8-11 0-11 0-17 22-14 53-33 115-67 115-25 0-25-25-25-39 0-9 0-23 8-51 22-88 43-177 65-265 5-14 5-17 5-22 0-20-17-25-28-25-31 0-36 33-39 39-17-42-50-59-81-59-109 0-224 148-224 293 0 81 45 151 118 151 36 0 78-20 117-70zM288 126c-15 62-30 124-45 187-8 30-69 109-123 109-47 0-53-56-53-87 0-47 28-162 48-204 25-61 70-109 109-109 45 0 67 51 67 92 0 3 0 6-3 12z">
              <text:p/>
            </draw:path>
            <draw:path draw:style-name="gr56" draw:text-style-name="P38" draw:layer="layout" svg:width="0.419cm" svg:height="0.689cm" svg:x="10.223cm" svg:y="9.432cm" svg:viewBox="0 0 420 690" svg:d="M224 25c0-3 3-11 3-14 0-8-6-11-14-11-3 0-14 0-17 3-33 2-65 4-98 5-11 3-22 3-22 23 0 11 11 11 25 11 47 0 47 5 47 17 0 2-2 9-2 14-49 192-97 385-146 578 0 2 0 11 0 14 0 11 8 25 25 25 31 0 37-28 39-37 17-66 34-132 51-198 36 6 100 25 100 81 0 9 0 11-2 25-6 17-6 23-6 34 0 70 48 95 84 95 42 0 64-34 76-50 19-40 33-98 33-101 0-8-5-8-14-8-11 0-14 0-19 22-12 47-31 114-73 114-28 0-28-22-28-41 0-23 5-51 5-54 6-22 6-22 6-36 0-67-70-92-131-100 22-14 44-34 69-65 54-58 90-103 140-103 17 0 17 8 26 11-40 9-45 42-45 51 0 11 8 30 33 30 23 0 51-17 51-56 0-25-20-58-62-58-53 0-95 42-129 81-55 64-72 81-106 97 34-133 67-266 101-399z">
              <text:p/>
            </draw:path>
            <draw:path draw:style-name="gr56" draw:text-style-name="P38" draw:layer="layout" svg:width="0.346cm" svg:height="0.443cm" svg:x="10.712cm" svg:y="9.678cm" svg:viewBox="0 0 347 444" svg:d="M123 207c28 0 95-3 143-23 78-30 78-95 78-100 0-45-36-84-101-84-103 0-243 101-243 274 0 86 48 170 140 170 126 0 207-98 207-112 0-5-8-16-14-16s-6 0-14 11c-73 92-159 95-176 95-65 0-76-70-76-106 0-40 11-81 17-109 13 0 26 0 39 0zM90 184c42-159 145-162 153-162 40 0 62 25 62 59 0 103-162 103-193 103-8 0-15 0-22 0z">
              <text:p/>
            </draw:path>
            <draw:path draw:style-name="gr56" draw:text-style-name="P38" draw:layer="layout" svg:width="0.22cm" svg:height="0.979cm" svg:x="11.18cm" svg:y="9.376cm" svg:viewBox="0 0 221 980" svg:d="M215 505c6-11 6-12 6-16s0-3-6-14c-57-151-115-302-173-453-6-16-11-22-22-22-12 0-20 8-20 20 0 2 0 5 6 16 57 151 115 302 173 453-58 151-116 301-173 452-6 11-6 14-6 20 0 11 8 19 20 19 14 0 16-11 22-19 58-152 116-304 173-456z">
              <text:p/>
            </draw:path>
            <draw:path draw:style-name="gr56" draw:text-style-name="P38" draw:layer="layout" svg:width="0.654cm" svg:height="0.652cm" svg:x="11.563cm" svg:y="9.457cm" svg:viewBox="0 0 655 653" svg:d="M347 39c91 0 183 0 274 0 17 0 34 0 34-19 0-20-17-20-34-20-196 0-392 0-587 0-14 0-34 0-34 20 0 19 20 19 34 19 91 0 182 0 274 0 0 194 0 387 0 581 0 14 0 33 19 33 20 0 20-16 20-33 0-194 0-387 0-581z">
              <text:p/>
            </draw:path>
            <draw:path draw:style-name="gr56" draw:text-style-name="P38" draw:layer="layout" svg:width="0.256cm" svg:height="0.979cm" svg:x="12.297cm" svg:y="9.376cm" svg:viewBox="0 0 257 980" svg:d="M134 941c0-301 0-601 0-902 28 0 56 0 84 0 0 301 0 601 0 902-28 0-56 0-84 0zM257 969c0-319 0-639 0-958 0-5-5-11-11-11-78 0-156 0-235 0-5 0-11 6-11 11 0 6 0 11 0 17s6 11 11 11c28 0 56 0 84 0 0 301 0 601 0 902-28 0-56 0-84 0-5 0-11 6-11 11 0 6 0 11 0 17s6 11 11 11c79 0 157 0 235 0 6 0 11-5 11-11z">
              <text:p/>
            </draw:path>
          </draw:g>
        </draw:g>
        <draw:custom-shape draw:style-name="gr90" draw:text-style-name="P8" xml:id="id37" draw:id="id37" draw:layer="layout" svg:width="1.39cm" svg:height="1.391cm" svg:x="14.506cm" svg:y="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0" xml:id="id182" draw:id="id182" draw:layer="layout" draw:type="curve" svg:x1="13.4cm" svg:y1="9.983cm" svg:x2="14.506cm" svg:y2="9.965cm" draw:end-shape="id37" draw:end-glue-point="6" svg:d="M13400 9983c435 0-118-18 1106-18" svg:viewBox="0 0 1107 19">
          <text:p/>
        </draw:connector>
        <draw:custom-shape draw:style-name="gr91" draw:text-style-name="P8" xml:id="id38" draw:id="id38" draw:layer="layout" svg:width="1.391cm" svg:height="1.391cm" svg:x="17.935cm" svg:y="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40" xml:id="id183" draw:id="id183" draw:layer="layout" draw:type="curve" svg:x1="15.896cm" svg:y1="9.965cm" svg:x2="17.935cm" svg:y2="9.976cm" draw:start-shape="id37" draw:start-glue-point="10" draw:end-shape="id38" draw:end-glue-point="6" svg:d="M15896 9965c1530 0 511 11 2039 11" svg:viewBox="0 0 2040 12">
          <text:p/>
        </draw:connector>
        <draw:g xml:id="id184" draw:id="id184">
          <svg:title>TexMaths</svg:title>
          <svg:desc>28§inline§\drive§svg§600§TRUE§</svg:desc>
          <draw:g>
            <draw:path draw:style-name="gr56" draw:text-style-name="P38" draw:layer="layout" svg:width="0.249cm" svg:height="0.386cm" svg:x="16.208cm" svg:y="10.153cm" svg:viewBox="0 0 250 387" svg:d="M248 14c0-1 2-6 2-8 0-4-4-6-8-6-2 0-8 0-10 2-18 1-36 3-55 4-6 0-12 0-12 11 0 6 6 6 14 6 27 0 27 4 27 10 0 1-2 8-2 9-10 43-21 86-31 129-8-18-24-33-47-33-62 0-126 84-126 164 0 46 25 85 66 85 20 0 44-11 67-39 5 28 26 39 46 39s31-14 39-32c11-20 17-51 17-53 0-4-4-4-7-4-8 0-8 0-11 12-8 30-19 64-38 64-14 0-14-14-14-22 0-4 0-12 3-25 27-104 53-209 80-313zM137 313c-5 17-40 61-69 61-26 0-30-31-30-48 0-27 17-91 26-115 14-32 40-61 62-61 4 0 17 0 28 16 5 9 11 25 11 36 0 2-2 3-3 6-9 35-17 70-25 105z">
              <text:p/>
            </draw:path>
            <draw:path draw:style-name="gr56" draw:text-style-name="P38" draw:layer="layout" svg:width="0.222cm" svg:height="0.248cm" svg:x="16.476cm" svg:y="10.291cm" svg:viewBox="0 0 223 249" svg:d="M96 85c0-2 25-72 72-72 3 0 19 0 30 7-19 7-21 24-21 27 0 6 5 17 19 17 10 0 27-8 27-30 0-28-36-34-53-34-38 0-59 28-68 41-6-30-27-41-45-41-21 0-32 13-40 30-11 22-11 36-17 55 0 6 5 6 8 6 6 0 8-2 11-13 9-39 20-65 36-65s16 15 16 21c0 10-3 19-5 29-14 54-27 109-41 164-1 3-1 6-1 8 0 6 4 14 15 14 16 0 21-16 21-20 12-48 24-96 36-144z">
              <text:p/>
            </draw:path>
            <draw:path draw:style-name="gr56" draw:text-style-name="P38" draw:layer="layout" svg:width="0.136cm" svg:height="0.365cm" svg:x="16.709cm" svg:y="10.173cm" svg:viewBox="0 0 137 366" svg:d="M137 282c0-5-5-5-10-5-6 0-6 0-9 8-3 17-19 69-50 69-5 0-13 0-13-16 0-14 8-31 14-51 12-32 24-63 36-94 5-16 6-21 6-32 0-29-20-44-40-44-52 0-71 82-71 85 0 6 5 6 8 6 6 0 8-1 9-9 5-17 21-69 52-69 6 0 13 3 13 16 0 12-7 28-11 39-6 15-11 30-16 45-8 19-14 36-20 55-8 20-11 27-11 38 0 21 14 43 42 43 52 0 71-83 71-84zM133 19c0-14-11-19-18-19-11 0-27 11-27 27 0 14 11 18 19 18 11 0 26-11 26-26z">
              <text:p/>
            </draw:path>
            <draw:path draw:style-name="gr56" draw:text-style-name="P38" draw:layer="layout" svg:width="0.225cm" svg:height="0.248cm" svg:x="16.877cm" svg:y="10.291cm" svg:viewBox="0 0 226 249" svg:d="M226 36c0-19-6-36-22-36-12 0-27 13-27 25 0 8 4 11 8 16 13 14 14 31 14 44 0 14-25 151-89 151-30 0-36-26-36-45 0-31 19-80 33-119 3-8 6-17 6-27 0-28-19-45-42-45-51 0-71 81-71 85 0 6 6 6 9 6 7 0 7-2 10-10 5-17 19-68 52-68 4 0 11 1 11 15s-5 28-13 50c-17 46-28 79-28 105 0 50 34 66 67 66 93 0 118-197 118-213z">
              <text:p/>
            </draw:path>
            <draw:path draw:style-name="gr56" draw:text-style-name="P38" draw:layer="layout" svg:width="0.194cm" svg:height="0.248cm" svg:x="17.148cm" svg:y="10.291cm" svg:viewBox="0 0 195 249" svg:d="M69 116c16 0 53-2 80-11 43-19 43-53 43-58 0-25-21-47-55-47-59 0-137 56-137 153 0 49 27 96 78 96 71 0 117-55 117-63 0-3-5-9-10-9-1 0-1 0-6 6-41 52-90 53-99 53-36 0-42-39-42-59 0-22 4-45 9-61 7 0 15 0 22 0zM50 105c24-91 80-92 87-92 22 0 34 14 34 32 0 60-91 60-110 60-3 0-7 0-11 0z">
              <text:p/>
            </draw:path>
          </draw:g>
        </draw:g>
        <draw:g xml:id="id185" draw:id="id185">
          <svg:title>TexMaths</svg:title>
          <svg:desc>28§display§\notin \interpret{\langle \brake \rangle \top}§svg§600§TRUE§</svg:desc>
          <draw:g>
            <draw:path draw:style-name="gr56" draw:text-style-name="P38" draw:layer="layout" svg:width="0.38cm" svg:height="0.979cm" svg:x="19.789cm" svg:y="9.476cm" svg:viewBox="0 0 381 980" svg:d="M375 39c6-14 6-17 6-19 0-12-9-20-20-20-6 0-14 3-17 8-114 311-227 622-341 933-3 14-3 17-3 20 0 11 8 19 20 19 11 0 14-8 19-25 112-305 224-611 336-916z">
              <text:p/>
            </draw:path>
            <draw:path draw:style-name="gr56" draw:text-style-name="P38" draw:layer="layout" svg:width="0.492cm" svg:height="0.566cm" svg:x="19.705cm" svg:y="9.683cm" svg:viewBox="0 0 493 567" svg:d="M459 304c17 0 34-1 34-22s-17-19-34-19c-139 0-278 0-417 0 11-129 123-224 263-224 51 0 103 0 154 0 17 0 34 0 34-19 0-20-17-20-34-20-52 0-105 0-157 0-168 0-302 124-302 282s134 285 302 285c52 0 105 0 157 0 17 0 34 0 34-20 0-19-17-19-34-19-51 0-103 0-154 0-140 0-252-95-263-224 139 0 278 0 417 0z">
              <text:p/>
            </draw:path>
            <draw:path draw:style-name="gr56" draw:text-style-name="P38" draw:layer="layout" svg:width="0.256cm" svg:height="0.979cm" svg:x="20.668cm" svg:y="9.476cm" svg:viewBox="0 0 257 980" svg:d="M0 969c0 6 3 11 11 11 79 0 157 0 235 0 9 0 11-5 11-11s0-11 0-17c0-5-2-11-11-11-29 0-58 0-86 0 0-301 0-601 0-902 28 0 57 0 86 0 9 0 11-5 11-11s0-11 0-17c0-5-2-11-11-11-78 0-156 0-235 0-8 0-11 6-11 11 0 319 0 639 0 958zM120 39c0 301 0 601 0 902-27 0-54 0-81 0 0-301 0-601 0-902 27 0 54 0 81 0z">
              <text:p/>
            </draw:path>
            <draw:path draw:style-name="gr56" draw:text-style-name="P38" draw:layer="layout" svg:width="0.217cm" svg:height="0.979cm" svg:x="21.057cm" svg:y="9.476cm" svg:viewBox="0 0 218 980" svg:d="M215 39c3-11 3-14 3-19 0-12-8-20-19-20-9 0-14 6-23 22-57 150-113 300-170 450-3 6-6 11-6 17 0 5 0 5 6 16 57 150 113 300 170 450 6 11 9 25 23 25 11 0 19-8 19-19 0-3 0-6-3-17-58-152-117-304-176-455 59-150 118-300 176-450z">
              <text:p/>
            </draw:path>
            <draw:path draw:style-name="gr56" draw:text-style-name="P38" draw:layer="layout" svg:width="0.338cm" svg:height="0.689cm" svg:x="21.443cm" svg:y="9.532cm" svg:viewBox="0 0 339 690" svg:d="M185 25c3-3 5-11 5-14 0-8-8-11-14-11-2 0-14 0-16 3-33 2-66 4-98 5-12 3-23 3-23 23 0 11 11 11 25 11 45 0 48 5 48 17 0 2-2 9-3 14-33 129-65 258-98 388 0 3-11 42-11 81 0 81 42 148 115 148 109 0 224-148 224-291 0-106-59-153-118-153-36 0-70 22-103 53 22-91 44-183 67-274zM115 667c-25 0-59-19-59-92 0-44 11-78 39-190 6-22 6-25 23-44 28-39 64-73 100-73 45 0 56 56 56 87 0 42-28 159-56 220-11 25-53 92-103 92z">
              <text:p/>
            </draw:path>
            <draw:path draw:style-name="gr56" draw:text-style-name="P38" draw:layer="layout" svg:width="0.396cm" svg:height="0.443cm" svg:x="21.866cm" svg:y="9.778cm" svg:viewBox="0 0 397 444" svg:d="M171 151c3-3 44-129 131-129 3 0 31 0 51 14-34 11-37 42-37 48 0 11 9 30 34 30 19 0 47-13 47-53 0-50-61-61-95-61-67 0-103 50-120 70-8-50-48-70-81-70-34 0-53 22-70 53-20 39-31 95-31 98 0 11 8 11 14 11 14 0 14-3 20-22 16-70 36-118 67-118 25 0 25 28 25 39 0 17-3 34-8 51-25 97-49 195-73 293-3 6-3 11-3 14 0 11 8 25 28 25 28 0 36-28 36-36 22-86 43-172 65-257z">
              <text:p/>
            </draw:path>
            <draw:path draw:style-name="gr56" draw:text-style-name="P38" draw:layer="layout" svg:width="0.419cm" svg:height="0.443cm" svg:x="22.255cm" svg:y="9.778cm" svg:viewBox="0 0 420 444" svg:d="M235 374c11 50 48 70 84 70s56-25 70-56c17-36 31-92 31-95 0-8-9-8-17-8-11 0-11 0-17 22-14 53-33 115-67 115-25 0-25-25-25-39 0-9 0-23 8-51 22-88 43-177 65-265 5-14 5-17 5-22 0-20-17-25-28-25-31 0-36 33-39 39-17-42-50-59-81-59-109 0-224 148-224 293 0 81 45 151 118 151 36 0 78-20 117-70zM288 126c-15 62-30 124-45 187-8 30-69 109-123 109-47 0-53-56-53-87 0-47 28-162 48-204 25-61 70-109 109-109 45 0 67 51 67 92 0 3 0 6-3 12z">
              <text:p/>
            </draw:path>
            <draw:path draw:style-name="gr56" draw:text-style-name="P38" draw:layer="layout" svg:width="0.419cm" svg:height="0.689cm" svg:x="22.725cm" svg:y="9.532cm" svg:viewBox="0 0 420 690" svg:d="M224 25c0-3 3-11 3-14 0-8-6-11-14-11-3 0-14 0-17 3-33 2-65 4-98 5-11 3-22 3-22 23 0 11 11 11 25 11 47 0 47 5 47 17 0 2-2 9-2 14-49 192-97 385-146 578 0 2 0 11 0 14 0 11 8 25 25 25 31 0 37-28 39-37 17-66 34-132 51-198 36 6 100 25 100 81 0 9 0 11-2 25-6 17-6 23-6 34 0 70 48 95 84 95 42 0 64-34 76-50 19-40 33-98 33-101 0-8-5-8-14-8-11 0-14 0-19 22-12 47-31 114-73 114-28 0-28-22-28-41 0-23 5-51 5-54 6-22 6-22 6-36 0-67-70-92-131-100 22-14 44-34 69-65 54-58 90-103 140-103 17 0 17 8 26 11-40 9-45 42-45 51 0 11 8 30 33 30 23 0 51-17 51-56 0-25-20-58-62-58-53 0-95 42-129 81-55 64-72 81-106 97 34-133 67-266 101-399z">
              <text:p/>
            </draw:path>
            <draw:path draw:style-name="gr56" draw:text-style-name="P38" draw:layer="layout" svg:width="0.346cm" svg:height="0.443cm" svg:x="23.214cm" svg:y="9.778cm" svg:viewBox="0 0 347 444" svg:d="M123 207c28 0 95-3 143-23 78-30 78-95 78-100 0-45-36-84-101-84-103 0-243 101-243 274 0 86 48 170 140 170 126 0 207-98 207-112 0-5-8-16-14-16s-6 0-14 11c-73 92-159 95-176 95-65 0-76-70-76-106 0-40 11-81 17-109 13 0 26 0 39 0zM90 184c42-159 145-162 153-162 40 0 62 25 62 59 0 103-162 103-193 103-8 0-15 0-22 0z">
              <text:p/>
            </draw:path>
            <draw:path draw:style-name="gr56" draw:text-style-name="P38" draw:layer="layout" svg:width="0.22cm" svg:height="0.979cm" svg:x="23.682cm" svg:y="9.476cm" svg:viewBox="0 0 221 980" svg:d="M215 505c6-11 6-12 6-16s0-3-6-14c-57-151-115-302-173-453-6-16-11-22-22-22-12 0-20 8-20 20 0 2 0 5 6 16 57 151 115 302 173 453-58 151-116 301-173 452-6 11-6 14-6 20 0 11 8 19 20 19 14 0 16-11 22-19 58-152 116-304 173-456z">
              <text:p/>
            </draw:path>
            <draw:path draw:style-name="gr56" draw:text-style-name="P38" draw:layer="layout" svg:width="0.654cm" svg:height="0.652cm" svg:x="24.065cm" svg:y="9.557cm" svg:viewBox="0 0 655 653" svg:d="M347 39c91 0 183 0 274 0 17 0 34 0 34-19 0-20-17-20-34-20-196 0-392 0-587 0-14 0-34 0-34 20 0 19 20 19 34 19 91 0 182 0 274 0 0 194 0 387 0 581 0 14 0 33 19 33 20 0 20-16 20-33 0-194 0-387 0-581z">
              <text:p/>
            </draw:path>
            <draw:path draw:style-name="gr56" draw:text-style-name="P38" draw:layer="layout" svg:width="0.256cm" svg:height="0.979cm" svg:x="24.799cm" svg:y="9.476cm" svg:viewBox="0 0 257 980" svg:d="M134 941c0-301 0-601 0-902 28 0 56 0 84 0 0 301 0 601 0 902-28 0-56 0-84 0zM257 969c0-319 0-639 0-958 0-5-5-11-11-11-78 0-156 0-235 0-5 0-11 6-11 11 0 6 0 11 0 17s6 11 11 11c28 0 56 0 84 0 0 301 0 601 0 902-28 0-56 0-84 0-5 0-11 6-11 11 0 6 0 11 0 17s6 11 11 11c79 0 157 0 235 0 6 0 11-5 11-11z">
              <text:p/>
            </draw:path>
          </draw:g>
        </draw:g>
        <draw:custom-shape draw:style-name="gr119" draw:text-style-name="P62" xml:id="id186" draw:id="id186" draw:layer="layout" svg:width="6.15cm" svg:height="4.921cm" svg:x="13.293cm" svg:y="7.33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seq>
        </anim:par>
        <presentation:notes draw:style-name="dp2">
          <draw:page-thumbnail draw:style-name="gr1" draw:layer="layout" svg:width="15.169cm" svg:height="8.533cm" svg:x="1.914cm" svg:y="2.566cm" draw:page-number="18" presentation:class="page"/>
          <draw:frame presentation:style-name="pr10" draw:text-style-name="P3" draw:layer="layout" svg:width="17.992cm" svg:height="11.897cm" svg:x="0.529cm" svg:y="11.902cm" presentation:class="notes" presentation:placeholder="true">
            <draw:text-box/>
          </draw:frame>
        </presentation:notes>
      </draw:page>
      <draw:page draw:name="page19"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presentation:user-transformed="true">
          <draw:text-box>
            <text:p><text:span text:style-name="T29">Semantics Extensions</text:span></text:p>
          </draw:text-box>
        </draw:frame>
        <draw:frame draw:style-name="gr120" draw:text-style-name="P67" draw:layer="layout" svg:width="23.653cm" svg:height="4.918cm" svg:x="0.635cm" svg:y="3.337cm">
          <draw:text-box>
            <text:list text:style-name="L1">
              <text:list-item>
                <text:p text:style-name="P59"><text:span text:style-name="T39">Due extensions, semantics </text:span><text:span text:style-name="T49">no longer work on all LTS</text:span></text:p>
              </text:list-item>
              <text:list-item>
                <text:p text:style-name="P59"><text:span text:style-name="T39">E.g. check formula </text:span><text:span text:style-name="T40">(v = d)</text:span><text:span text:style-name="T39"> must inspect a </text:span><text:span text:style-name="T49">variable store</text:span></text:p>
              </text:list-item>
            </text:list>
            <text:p text:style-name="P59"><text:span text:style-name="T50"/></text:p>
            <text:p text:style-name="P59"><text:span text:style-name="T39">⟹ </text:span><text:span text:style-name="T39">States now must have this form:</text:span><text:span text:style-name="T39"><text:line-break/></text:span><text:span text:style-name="T39"/></text:p>
          </draw:text-box>
        </draw:frame>
        <draw:g>
          <svg:title>TexMaths</svg:title>
          <svg:desc>28§display§\langle P, V \rangle§svg§600§TRUE§</svg:desc>
          <draw:g>
            <draw:path draw:style-name="gr56" draw:text-style-name="P38" draw:layer="layout" svg:width="0.323cm" svg:height="1.452cm" svg:x="10.832cm" svg:y="8.407cm" svg:viewBox="0 0 324 1453" svg:d="M316 54c8-17 8-17 8-25 0-17-12-29-29-29-12 0-25 8-33 33-86 223-172 446-258 669 0 8-4 16-4 25 0 4 0 8 4 24 86 223 172 446 258 669 4 12 12 33 33 33 17 0 29-12 29-29 0-4 0-8-8-25-86-224-172-448-258-672 86-225 172-449 258-673z">
              <text:p/>
            </draw:path>
            <draw:path draw:style-name="gr56" draw:text-style-name="P38" draw:layer="layout" svg:width="1.039cm" svg:height="0.995cm" svg:x="11.298cm" svg:y="8.502cm" svg:viewBox="0 0 1040 996" svg:d="M383 536c83 0 166 0 249 0 204 0 408-154 408-316 0-112-96-220-287-220-158 0-316 0-474 0-25 0-42 0-42 29 0 17 13 17 42 17 20 0 45 4 62 4 25 4 33 8 33 25 0 4-4 8-8 25-65 260-130 520-195 780-13 58-17 71-134 71-25 0-37 0-37 25 0 20 17 20 21 20 41 0 145-8 183-8 33 0 62 4 95 4 34 0 63 4 96 4 8 0 29 0 29-33 0-12-12-12-41-12-54 0-96 0-96-29 0-9 4-17 4-25 31-121 61-241 92-361zM487 104c12-54 16-58 79-58 47 0 94 0 141 0 121 0 200 41 200 141 0 58-29 182-88 232-75 67-162 79-224 79-70 0-139 0-208 0 33-131 66-263 100-394z">
              <text:p/>
            </draw:path>
            <draw:path draw:style-name="gr56" draw:text-style-name="P38" draw:layer="layout" svg:width="0.17cm" svg:height="0.435cm" svg:x="12.342cm" svg:y="9.341cm" svg:viewBox="0 0 171 436" svg:d="M171 154c0-96-38-154-96-154-46 0-75 37-75 79 0 37 29 79 75 79 21 0 37-9 54-21 4-4 3-3 4-4 4 0 4 0 4 21 0 108-48 196-100 245-15 14-16 16-16 20 0 13 8 17 16 17 17 0 134-112 134-282z">
              <text:p/>
            </draw:path>
            <draw:path draw:style-name="gr56" draw:text-style-name="P38" draw:layer="layout" svg:width="1.043cm" svg:height="1.024cm" svg:x="12.945cm" svg:y="8.502cm" svg:viewBox="0 0 1044 1025" svg:d="M836 166c71-112 133-116 187-120 17 0 14-17 21-25 0-13-8-21-21-21-37 0-79 4-121 4-45 0-95-4-145-4-8 0-25 0-25 29 0 17 12 17 21 17 41 4 70 16 70 49 0 21-16 36-24 54-149 237-297 474-445 710-34-256-67-512-100-768 0-25 33-45 100-45 20 0 37 0 37-29 0-13-13-17-21-17-58 0-120 4-183 4-25 0-54 0-79 0s-54-4-79-4c-8 0-29 0-29 29 0 17 12 17 37 17 84 0 84 12 88 49 39 299 77 598 116 897 4 29 9 33 29 33 25 0 29-8 42-24 175-279 349-557 524-835z">
              <text:p/>
            </draw:path>
            <draw:path draw:style-name="gr56" draw:text-style-name="P38" draw:layer="layout" svg:width="0.323cm" svg:height="1.452cm" svg:x="14.122cm" svg:y="8.407cm" svg:viewBox="0 0 324 1453" svg:d="M316 751c8-16 8-20 8-24 0-5 0-9-8-25-84-223-169-446-254-669-8-25-16-33-33-33s-29 12-29 29c0 4 0 8 4 25 87 224 175 448 262 673-87 224-175 448-262 672-4 17-4 17-4 25 0 17 12 29 29 29s25-17 29-29c86-224 172-448 258-673z">
              <text:p/>
            </draw:path>
          </draw:g>
        </draw:g>
        <draw:line draw:style-name="gr121" draw:text-style-name="P40" draw:layer="layout" svg:x1="8.255cm" svg:y1="10.636cm" svg:x2="11.156cm" svg:y2="9.207cm">
          <text:p/>
        </draw:line>
        <draw:frame draw:style-name="gr122" draw:text-style-name="P68" draw:layer="layout" svg:width="10.992cm" svg:height="1.119cm" svg:x="0.635cm" svg:y="10.946cm">
          <draw:text-box>
            <text:p text:style-name="P52"><text:span text:style-name="T51">Process Algebra Expression</text:span></text:p>
          </draw:text-box>
        </draw:frame>
        <draw:line draw:style-name="gr123" draw:text-style-name="P40" draw:layer="layout" svg:x1="16.827cm" svg:y1="10.16cm" svg:x2="14.057cm" svg:y2="9.366cm">
          <text:p/>
        </draw:line>
        <draw:frame draw:style-name="gr124" draw:text-style-name="P69" draw:layer="layout" svg:width="9.773cm" svg:height="1.119cm" svg:x="14.473cm" svg:y="10.36cm">
          <draw:text-box>
            <text:p text:style-name="P52"><text:span text:style-name="T37">Variable Store / Valuation</text:span></text:p>
          </draw:text-box>
        </draw:frame>
        <draw:g>
          <svg:title>TexMaths</svg:title>
          <svg:desc>28§display§V(x) = d§svg§600§TRUE§</svg:desc>
          <draw:g>
            <draw:path draw:style-name="gr125" draw:text-style-name="P70" draw:layer="layout" svg:width="0.699cm" svg:height="0.689cm" svg:x="17.603cm" svg:y="11.787cm" svg:viewBox="0 0 700 690" svg:d="M562 112c48-78 90-81 126-81 12-3 8-13 12-20 0-8-3-11-12-11-25 0-56 3-81 3-33 0-67-3-98-3-5 0-17 0-17 17 0 11 9 14 14 14 28 0 45 11 45 30 0 14-9 25-14 37-100 160-201 320-302 480-22-173-45-346-67-519 0-17 22-28 70-28 11 0 22 0 22-20 0-11-5-11-14-11-39 0-81 3-120 3-17 0-35-3-53-3s-37 0-53 0c-9 0-20 0-20 17 0 14 8 14 25 14 53 0 56 8 59 30 26 202 52 404 78 606 3 20 6 23 20 23s19-6 25-17c119-187 237-374 355-561z">
              <text:p/>
            </draw:path>
            <draw:path draw:style-name="gr125" draw:text-style-name="P70" draw:layer="layout" svg:width="0.226cm" svg:height="0.979cm" svg:x="18.437cm" svg:y="11.72cm" svg:viewBox="0 0 227 980" svg:d="M227 969c0-3 0-3-17-20-120-125-154-309-154-458 0-173 39-343 159-463 12-14 12-14 12-17 0-8-3-11-9-11-11 0-98 67-156 193-51 106-62 215-62 298 0 76 11 193 64 305 59 120 143 184 154 184 6 0 9-3 9-11z">
              <text:p/>
            </draw:path>
            <draw:path draw:style-name="gr125" draw:text-style-name="P70" draw:layer="layout" svg:width="0.489cm" svg:height="0.443cm" svg:x="18.75cm" svg:y="12.022cm" svg:viewBox="0 0 490 444" svg:d="M299 137c6-25 28-115 98-115 6 0 28 0 48 12-25 5-45 30-45 53 0 16 9 36 37 36 22 0 53-20 53-59 0-50-59-64-93-64-56 0-89 53-103 75-23-64-76-75-107-75-100 0-156 126-156 151 0 11 8 11 11 11 8 0 11-3 14-11 34-104 98-129 131-129 17 0 54 9 54 65 0 30-17 97-54 234-16 62-50 101-95 101-5 0-28 0-47-11 25-6 45-26 45-54 0-27-20-33-37-33-28 0-53 25-53 56 0 44 50 64 92 64 65 0 101-70 104-75 11 36 47 75 106 75 101 0 157-126 157-151 0-8-8-8-11-8-9 0-11 3-14 8-31 106-98 129-129 129-39 0-56-31-56-65 0-22 6-41 17-86s22-89 33-134z">
              <text:p/>
            </draw:path>
            <draw:path draw:style-name="gr125" draw:text-style-name="P70" draw:layer="layout" svg:width="0.226cm" svg:height="0.979cm" svg:x="19.341cm" svg:y="11.72cm" svg:viewBox="0 0 227 980" svg:d="M227 491c0-78-12-195-65-307-58-120-142-184-154-184-5 0-8 6-8 11 0 3 0 3 17 23 98 94 154 251 154 457 0 165-37 338-160 461-11 14-11 14-11 17 0 6 3 11 8 11 12 0 98-67 157-192 50-107 62-216 62-297z">
              <text:p/>
            </draw:path>
            <draw:path draw:style-name="gr125" draw:text-style-name="P70" draw:layer="layout" svg:width="0.654cm" svg:height="0.231cm" svg:x="19.993cm" svg:y="12.094cm" svg:viewBox="0 0 655 232" svg:d="M621 42c14 0 34-1 34-22s-20-20-34-20c-196 0-392 0-587 0-14 0-34-1-34 20s20 22 34 22c195 0 391 0 587 0zM621 232c14 0 34 1 34-20s-20-22-34-22c-196 0-392 0-587 0-14 0-34 1-34 22s20 20 34 20c195 0 391 0 587 0z">
              <text:p/>
            </draw:path>
            <draw:path draw:style-name="gr125" draw:text-style-name="P70" draw:layer="layout" svg:width="0.466cm" svg:height="0.689cm" svg:x="21.017cm" svg:y="11.776cm" svg:viewBox="0 0 467 690" svg:d="M467 11c0-3 0-11-14-11s-106 8-123 11c-8 0-14 6-14 17 0 14 9 14 23 14 47 0 50 5 50 17-1 6-2 13-3 19-19 77-39 155-59 232-19-36-47-64-92-64-115 0-235 145-235 287 0 93 53 157 129 157 19 0 70-3 128-73 9 39 42 73 90 73 34 0 56-23 73-53 17-37 28-95 28-98 0-8-9-8-11-8-9 0-12 2-14 16-17 65-34 120-73 120-28 0-31-25-31-44 0-23 3-31 6-48 47-188 95-376 142-564zM263 561c-6 20-6 20-20 37-44 55-84 69-111 69-51 0-62-53-62-92 0-47 31-167 53-212 31-59 76-95 115-95 61 0 75 81 75 87 0 5 0 11-2 16-16 64-32 127-48 190z">
              <text:p/>
            </draw:path>
          </draw:g>
        </draw:g>
        <presentation:notes draw:style-name="dp2">
          <draw:page-thumbnail draw:style-name="gr1" draw:layer="layout" svg:width="15.169cm" svg:height="8.533cm" svg:x="1.914cm" svg:y="2.566cm" draw:page-number="19" presentation:class="page"/>
          <draw:frame presentation:style-name="pr10" draw:text-style-name="P3" draw:layer="layout" svg:width="17.992cm" svg:height="11.897cm" svg:x="0.529cm" svg:y="11.902cm" presentation:class="notes" presentation:placeholder="true">
            <draw:text-box/>
          </draw:frame>
        </presentation:notes>
      </draw:page>
      <draw:page draw:name="page20"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presentation:user-transformed="true">
          <draw:text-box>
            <text:p><text:span text:style-name="T29">Check &amp; Set Semantics</text:span></text:p>
          </draw:text-box>
        </draw:frame>
        <draw:g>
          <svg:title>TexMaths</svg:title>
          <svg:desc>28§display§\interpret{(v = d)} = \{ \langle P, V \rangle \in S \mid V(v) = d \}§svg§600§TRUE§</svg:desc>
          <draw:g>
            <draw:path draw:style-name="gr56" draw:text-style-name="P38" draw:layer="layout" svg:width="0.259cm" svg:height="0.979cm" svg:x="5.088cm" svg:y="4.897cm" svg:viewBox="0 0 260 980" svg:d="M0 969c0 6 6 11 11 11 80 0 159 0 238 0 6 0 11-5 11-11s0-11 0-17c0-5-5-11-11-11-29 0-58 0-87 0 0-301 0-601 0-902 29 0 58 0 87 0 6 0 11-5 11-11s0-11 0-17c0-5-5-11-11-11-79 0-158 0-238 0-5 0-11 6-11 11 0 319 0 639 0 958zM123 39c0 301 0 601 0 902-28 0-56 0-84 0 0-301 0-601 0-902 28 0 56 0 84 0z">
              <text:p/>
            </draw:path>
            <draw:path draw:style-name="gr56" draw:text-style-name="P38" draw:layer="layout" svg:width="0.226cm" svg:height="0.979cm" svg:x="5.469cm" svg:y="4.897cm" svg:viewBox="0 0 227 980" svg:d="M227 969c0-3 0-3-17-20-123-125-154-309-154-460 0-171 36-341 157-461 14-14 14-14 14-17 0-8-3-11-9-11-11 0-100 67-156 193-51 106-62 215-62 296 0 78 8 195 64 307 59 120 143 184 154 184 6 0 9-3 9-11z">
              <text:p/>
            </draw:path>
            <draw:path draw:style-name="gr56" draw:text-style-name="P38" draw:layer="layout" svg:width="0.43cm" svg:height="0.443cm" svg:x="5.782cm" svg:y="5.199cm" svg:viewBox="0 0 431 444" svg:d="M431 70c0-53-25-70-45-70-22 0-47 25-47 47 0 14 5 20 17 31 19 20 33 45 33 78 0 42-61 266-176 266-51 0-73-34-73-84 0-56 28-126 59-210 5-14 11-27 11-47 0-45-31-81-81-81-93 0-129 142-129 151 0 11 8 11 11 11 9 0 11-3 14-20 31-97 73-120 101-120 8 0 25 0 25 31 0 25-11 50-17 70-44 112-56 156-56 201 0 103 87 120 132 120 165 0 221-324 221-374z">
              <text:p/>
            </draw:path>
            <draw:path draw:style-name="gr56" draw:text-style-name="P38" draw:layer="layout" svg:width="0.651cm" svg:height="0.231cm" svg:x="6.594cm" svg:y="5.271cm" svg:viewBox="0 0 652 232" svg:d="M619 42c16 0 33-1 33-22s-17-20-31-20c-196 0-393 0-590 0-14 0-31-1-31 20s17 22 34 22c195 0 390 0 585 0zM621 232c14 0 31 1 31-20s-17-22-33-22c-195 0-390 0-585 0-17 0-34 1-34 22s17 20 31 20c197 0 394 0 590 0z">
              <text:p/>
            </draw:path>
            <draw:path draw:style-name="gr56" draw:text-style-name="P38" draw:layer="layout" svg:width="0.467cm" svg:height="0.689cm" svg:x="7.616cm" svg:y="4.953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56" draw:text-style-name="P38" draw:layer="layout" svg:width="0.226cm" svg:height="0.979cm" svg:x="8.145cm" svg:y="4.897cm" svg:viewBox="0 0 227 980" svg:d="M227 489c0-76-11-193-65-305-58-120-142-184-154-184-5 0-8 6-8 11 0 3 0 3 17 23 98 94 154 251 154 455 0 167-37 340-160 463-11 14-11 14-11 17 0 6 3 11 8 11 12 0 98-67 157-192 51-107 62-216 62-299z">
              <text:p/>
            </draw:path>
            <draw:path draw:style-name="gr56" draw:text-style-name="P38" draw:layer="layout" svg:width="0.257cm" svg:height="0.979cm" svg:x="8.495cm" svg:y="4.897cm" svg:viewBox="0 0 258 980" svg:d="M134 941c0-301 0-601 0-902 27 0 54 0 82 0 0 301 0 601 0 902-28 0-55 0-82 0zM258 969c0-319 0-639 0-958 0-5-6-11-12-11-78 0-156 0-235 0-5 0-11 6-11 11 0 6 0 11 0 17s6 11 11 11c28 0 56 0 84 0 0 301 0 601 0 902-28 0-56 0-84 0-5 0-11 6-11 11 0 6 0 11 0 17s6 11 11 11c79 0 157 0 235 0 6 0 12-5 12-11z">
              <text:p/>
            </draw:path>
            <draw:path draw:style-name="gr56" draw:text-style-name="P38" draw:layer="layout" svg:width="0.654cm" svg:height="0.231cm" svg:x="9.195cm" svg:y="5.271cm" svg:viewBox="0 0 655 232" svg:d="M621 42c14 0 34-1 34-22s-20-20-34-20c-195 0-391 0-587 0-14 0-34-1-34 20s20 22 34 22c196 0 392 0 587 0zM621 232c14 0 34 1 34-20s-20-22-34-22c-195 0-391 0-587 0-14 0-34 1-34 22s20 20 34 20c196 0 392 0 587 0z">
              <text:p/>
            </draw:path>
            <draw:path draw:style-name="gr56" draw:text-style-name="P38" draw:layer="layout" svg:width="0.346cm" svg:height="0.979cm" svg:x="10.25cm" svg:y="4.897cm" svg:viewBox="0 0 347 980" svg:d="M207 131c0-39 25-103 132-109 5 0 8-5 8-11 0-11-5-11-17-11-98 0-187 50-190 123 0 74 0 149 0 223 0 39 0 70-39 101-34 31-70 31-93 33-5 0-8 3-8 9 0 11 6 11 14 11 67 5 112 39 123 89 3 9 3 11 3 48 0 64 0 128 0 192 0 42 0 73 48 109 39 31 103 42 142 42 12 0 17 0 17-11s-5-11-14-11c-61-3-109-36-123-84-3-11-3-11-3-47 0-69 0-138 0-207 0-45-7-62-39-92-22-21-50-31-78-39 81-23 117-67 117-123 0-78 0-157 0-235z">
              <text:p/>
            </draw:path>
            <draw:path draw:style-name="gr56" draw:text-style-name="P38" draw:layer="layout" svg:width="0.217cm" svg:height="0.979cm" svg:x="10.779cm" svg:y="4.897cm" svg:viewBox="0 0 218 980" svg:d="M213 39c5-11 5-14 5-19 0-12-8-20-19-20-9 0-17 6-23 22-57 150-113 300-170 450-3 6-6 11-6 17 0 5 0 5 6 16 57 150 113 300 170 450 3 11 9 25 23 25 11 0 19-8 19-19 0-3 0-6-5-17-58-152-116-304-174-455 58-150 116-300 174-450z">
              <text:p/>
            </draw:path>
            <draw:path draw:style-name="gr56" draw:text-style-name="P38" draw:layer="layout" svg:width="0.702cm" svg:height="0.666cm" svg:x="11.093cm" svg:y="4.964cm" svg:viewBox="0 0 703 667" svg:d="M258 357c56 0 112 0 168 0 139 0 277-100 277-209 0-75-65-148-193-148-107 0-213 0-320 0-19 0-30 0-30 17 0 14 8 14 28 14 14 0 30 0 42 0 16 3 22 5 22 16 0 3 0 6-3 20-44 175-88 350-131 525-12 36-14 45-90 45-17 0-28 0-28 19 0 11 11 11 14 11 28 0 98-2 126-2 20 0 42 0 62 0 22 0 44 2 64 2 8 0 20 0 20-19 0-11-9-11-28-11-37 0-65 0-65-17 0-6 3-11 3-17 20-82 41-164 62-246zM330 67c9-33 9-36 54-36 30 0 61 0 92 0 81 0 134 25 134 92 0 39-19 123-59 159-47 42-106 50-151 50s-91 0-137 0c23-88 45-177 67-265z">
              <text:p/>
            </draw:path>
            <draw:path draw:style-name="gr56" draw:text-style-name="P38" draw:layer="layout" svg:width="0.114cm" svg:height="0.292cm" svg:x="11.796cm" svg:y="5.528cm" svg:viewBox="0 0 115 293" svg:d="M115 103c0-64-23-103-62-103-33 0-53 25-53 53 0 25 20 50 53 50 11 0 25-2 34-11 3-3 4-2 5-3 1 5 3 0 3 14 0 73-36 132-67 162-11 11-11 14-11 17 0 6 5 11 8 11 11 0 90-75 90-190z">
              <text:p/>
            </draw:path>
            <draw:path draw:style-name="gr56" draw:text-style-name="P38" draw:layer="layout" svg:width="0.702cm" svg:height="0.689cm" svg:x="12.204cm" svg:y="4.964cm" svg:viewBox="0 0 703 690" svg:d="M563 112c47-78 89-81 126-81 11-3 9-13 14-20 0-8-6-11-14-11-26 0-54 3-82 3-30 0-64-3-97-3-6 0-17 0-17 17 0 11 8 14 14 14 28 0 44 11 44 30 0 14-9 25-13 37-101 160-202 320-303 480-22-173-45-346-67-519 0-17 25-28 70-28 14 0 22 0 22-20 0-11-5-11-11-11-42 0-84 3-123 3-17 0-35-3-53-3s-37 0-53 0c-9 0-20 0-20 17 0 14 8 14 25 14 53 0 56 8 59 30 26 202 52 404 78 606 3 20 6 23 20 23s20-6 25-17c119-187 237-374 356-561z">
              <text:p/>
            </draw:path>
            <draw:path draw:style-name="gr56" draw:text-style-name="P38" draw:layer="layout" svg:width="0.217cm" svg:height="0.979cm" svg:x="12.997cm" svg:y="4.897cm" svg:viewBox="0 0 218 980" svg:d="M213 505c5-11 5-12 5-16s0-3-5-14c-57-151-114-302-171-453-6-16-11-22-22-22-12 0-20 8-20 20 0 2 0 5 3 16 59 151 117 302 176 453-59 151-117 301-176 452-3 11-3 14-3 20 0 11 8 19 20 19 11 0 16-11 19-19 58-152 116-304 174-456z">
              <text:p/>
            </draw:path>
            <draw:path draw:style-name="gr56" draw:text-style-name="P38" draw:layer="layout" svg:width="0.489cm" svg:height="0.566cm" svg:x="13.68cm" svg:y="5.104cm" svg:viewBox="0 0 490 567" svg:d="M456 304c17 0 34-1 34-22s-17-19-34-19c-139 0-278 0-417 0 11-129 126-224 263-224 52 0 103 0 154 0 17 0 34 0 34-19 0-20-17-20-34-20-51 0-102 0-154 0-168 0-302 124-302 282s134 285 302 285c52 0 103 0 154 0 17 0 34 0 34-20 0-19-17-19-34-19-51 0-102 0-154 0-137 0-252-95-263-224 139 0 278 0 417 0z">
              <text:p/>
            </draw:path>
            <draw:path draw:style-name="gr56" draw:text-style-name="P38" draw:layer="layout" svg:width="0.581cm" svg:height="0.711cm" svg:x="14.578cm" svg:y="4.942cm" svg:viewBox="0 0 582 712" svg:d="M582 8c0-2-3-8-11-8-3 0-6 0-17 14-16 19-31 37-47 56-25-45-76-70-140-70-126 0-244 112-244 232 0 78 53 123 104 139 34 9 69 17 103 26 37 8 93 25 93 103 0 89-81 181-179 181-62 0-171-22-171-142 0-25 5-48 5-53 0-6 3-6 3-8 0-9-10-9-14-9s-5 0-8 3c-6 3-59 226-59 229 0 6 6 11 11 11 3 0 6 0 17-14 16-18 32-37 48-56 42 56 109 70 168 70 131 0 249-131 249-251 0-67-34-101-48-115-22-22-39-28-126-50-22-6-56-14-67-17-25-8-59-36-59-89 0-78 79-162 171-162 84 0 143 42 143 151 0 30-3 50-3 56 4 2 0 8 11 8 9 0 11-3 14-20 18-71 36-143 53-215z">
              <text:p/>
            </draw:path>
            <draw:path draw:style-name="gr56" draw:text-style-name="P38" draw:layer="layout" svg:width="0.038cm" svg:height="0.979cm" svg:x="15.578cm" svg:y="4.897cm" svg:viewBox="0 0 39 980" svg:d="M39 36c0-16 0-36-19-36-20 0-20 20-20 36 0 303 0 605 0 908 0 17 0 36 20 36 19 0 19-19 19-36 0-303 0-605 0-908z">
              <text:p/>
            </draw:path>
            <draw:path draw:style-name="gr56" draw:text-style-name="P38" draw:layer="layout" svg:width="0.699cm" svg:height="0.689cm" svg:x="16.062cm" svg:y="4.964cm" svg:viewBox="0 0 700 690" svg:d="M563 112c47-78 89-81 126-81 11-3 7-13 11-20 0-8-6-11-11-11-26 0-56 3-82 3-33 0-67-3-97-3-6 0-20 0-20 17 0 11 11 14 17 14 28 0 44 11 44 30 0 14-9 25-13 37-101 160-202 320-303 480-22-173-45-346-67-519 0-17 22-28 67-28 14 0 25 0 25-20 0-11-8-11-14-11-39 0-81 3-120 3-20 0-38-3-56-3s-36 0-53 0c-6 0-17 0-17 17 0 14 8 14 22 14 56 0 59 8 62 30 25 202 50 404 76 606 2 20 8 23 19 23 17 0 20-6 28-17 119-187 237-374 356-561z">
              <text:p/>
            </draw:path>
            <draw:path draw:style-name="gr56" draw:text-style-name="P38" draw:layer="layout" svg:width="0.226cm" svg:height="0.979cm" svg:x="16.896cm" svg:y="4.897cm" svg:viewBox="0 0 227 980" svg:d="M227 969c0-3 0-3-17-20-120-125-154-309-154-460 0-171 39-341 160-461 11-14 11-14 11-17 0-8-3-11-9-11-11 0-98 67-156 193-51 106-62 215-62 296 0 78 11 195 64 307 59 120 143 184 154 184 6 0 9-3 9-11z">
              <text:p/>
            </draw:path>
            <draw:path draw:style-name="gr56" draw:text-style-name="P38" draw:layer="layout" svg:width="0.43cm" svg:height="0.443cm" svg:x="17.21cm" svg:y="5.199cm" svg:viewBox="0 0 431 444" svg:d="M431 70c0-53-25-70-42-70-25 0-47 25-47 47 0 14 2 20 14 31 22 20 33 45 33 78 0 42-59 266-173 266-51 0-73-34-73-84 0-56 25-126 56-210 5-14 11-27 11-47 0-45-31-81-81-81-93 0-129 142-129 151 0 11 8 11 11 11 11 0 11-3 17-20 28-97 70-120 98-120 8 0 25 0 25 31 0 25-8 50-17 70-42 112-56 156-56 201 0 103 87 120 132 120 165 0 221-324 221-374z">
              <text:p/>
            </draw:path>
            <draw:path draw:style-name="gr56" draw:text-style-name="P38" draw:layer="layout" svg:width="0.226cm" svg:height="0.979cm" svg:x="17.75cm" svg:y="4.897cm" svg:viewBox="0 0 227 980" svg:d="M227 489c0-76-11-193-65-305-58-120-142-184-154-184-5 0-8 6-8 11 0 3 0 3 17 23 98 94 154 251 154 455 0 167-37 340-160 463-11 14-11 14-11 17 0 6 3 11 8 11 12 0 98-67 157-192 51-107 62-216 62-299z">
              <text:p/>
            </draw:path>
            <draw:path draw:style-name="gr56" draw:text-style-name="P38" draw:layer="layout" svg:width="0.651cm" svg:height="0.231cm" svg:x="18.405cm" svg:y="5.271cm" svg:viewBox="0 0 652 232" svg:d="M619 42c16 0 33-1 33-22s-17-20-31-20c-196 0-393 0-590 0-14 0-31-1-31 20s17 22 34 22c195 0 390 0 585 0zM621 232c14 0 31 1 31-20s-17-22-33-22c-195 0-390 0-585 0-17 0-34 1-34 22s17 20 31 20c197 0 394 0 590 0z">
              <text:p/>
            </draw:path>
            <draw:path draw:style-name="gr56" draw:text-style-name="P38" draw:layer="layout" svg:width="0.467cm" svg:height="0.689cm" svg:x="19.427cm" svg:y="4.953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56" draw:text-style-name="P38" draw:layer="layout" svg:width="0.349cm" svg:height="0.979cm" svg:x="19.97cm" svg:y="4.897cm" svg:viewBox="0 0 350 980" svg:d="M143 849c0 39-28 103-135 109-5 0-8 5-8 11 0 11 11 11 20 11 95 0 187-47 187-123 0-74 0-149 0-223 0-39 0-70 39-101 37-30 73-30 96-33 2 0 8-3 8-11 0-9-6-9-17-9-64-5-112-39-123-89-3-8-3-11-3-48 0-64 0-128 0-192 0-42 0-73-47-109-40-31-107-42-140-42-9 0-20 0-20 11s6 11 17 11c61 3 109 37 123 84 3 11 3 11 3 48 0 68 0 137 0 206 0 45 6 61 39 92 20 19 48 31 76 37-82 25-115 70-115 125 0 79 0 157 0 235z">
              <text:p/>
            </draw:path>
          </draw:g>
        </draw:g>
        <draw:g xml:id="id187" draw:id="id187">
          <svg:title>TexMaths</svg:title>
          <svg:desc>28§display§\interpret{(v \assign d)\phi} = \{ \langle P, V \rangle \in S \mid \langle P, V[v \mapsto d]\rangle \in \interpret\phi \}§svg§600§TRUE§</svg:desc>
          <draw:g>
            <draw:path draw:style-name="gr56" draw:text-style-name="P38" draw:layer="layout" svg:width="0.259cm" svg:height="0.979cm" svg:x="2.68cm" svg:y="9.248cm" svg:viewBox="0 0 260 980" svg:d="M0 969c0 6 6 11 11 11 80 0 159 0 238 0 6 0 11-5 11-11s0-11 0-17c0-5-5-11-11-11-29 0-58 0-87 0 0-301 0-601 0-902 29 0 58 0 87 0 6 0 11-5 11-11s0-11 0-17c0-5-5-11-11-11-79 0-158 0-238 0-5 0-11 6-11 11 0 319 0 639 0 958zM123 39c0 301 0 601 0 902-28 0-56 0-84 0 0-301 0-601 0-902 28 0 56 0 84 0z">
              <text:p/>
            </draw:path>
            <draw:path draw:style-name="gr56" draw:text-style-name="P38" draw:layer="layout" svg:width="0.226cm" svg:height="0.979cm" svg:x="3.061cm" svg:y="9.248cm" svg:viewBox="0 0 227 980" svg:d="M227 969c0-3 0-3-17-20-123-125-154-309-154-458 0-173 36-343 160-463 11-14 11-14 11-17 0-8-3-11-9-11-11 0-100 67-156 193-51 106-62 215-62 298 0 76 8 193 64 305 59 120 143 184 154 184 6 0 9-3 9-11z">
              <text:p/>
            </draw:path>
            <draw:path draw:style-name="gr56" draw:text-style-name="P38" draw:layer="layout" svg:width="0.43cm" svg:height="0.443cm" svg:x="3.374cm" svg:y="9.55cm" svg:viewBox="0 0 431 444" svg:d="M431 70c0-53-25-70-45-70-22 0-47 25-47 47 0 14 5 20 17 31 19 20 33 45 33 78 0 42-61 266-176 266-51 0-73-34-73-84 0-56 28-126 59-210 5-14 11-27 11-47 0-45-31-81-81-81-93 0-129 142-129 151 0 11 8 11 11 11 9 0 11-3 14-20 31-97 73-120 101-120 8 0 25 0 25 31 0 25-11 50-17 70-44 112-56 156-56 201 0 103 87 120 132 120 165 0 221-324 221-374z">
              <text:p/>
            </draw:path>
            <draw:path draw:style-name="gr56" draw:text-style-name="P38" draw:layer="layout" svg:width="0.458cm" svg:height="0.867cm" svg:x="4.147cm" svg:y="9.304cm" svg:viewBox="0 0 459 868" svg:d="M249 34c0-17 0-34-19-34-20 0-20 17-20 34 0 232 0 465 0 698-25-37-50-65-76-81-61-45-120-56-123-56-11 0-11 11-11 19 0 14 0 17 22 23 68 19 107 53 129 78 51 53 62 112 67 142 0 6 3 11 12 11 8 0 8-8 11-16 22-109 92-187 201-218 14-3 17-3 17-20 0-8 0-19-11-19-6 0-62 11-118 50-33 25-58 56-81 87 0-233 0-466 0-698z">
              <text:p/>
            </draw:path>
            <draw:path draw:style-name="gr56" draw:text-style-name="P38" draw:layer="layout" svg:width="0.469cm" svg:height="0.689cm" svg:x="4.934cm" svg:y="9.304cm" svg:viewBox="0 0 470 690" svg:d="M470 11c0-3 0-11-14-11s-109 8-126 11c-5 0-11 6-11 17 0 14 9 14 23 14 47 0 50 5 50 17-2 6-4 13-6 19-19 77-39 155-58 232-17-36-45-64-90-64-115 0-238 145-238 287 0 93 56 157 132 157 19 0 70-3 128-73 9 39 42 73 90 73 34 0 56-23 73-53 17-37 28-95 28-98 0-8-9-8-11-8-9 0-12 2-14 16-17 65-34 120-76 120-25 0-28-25-28-44 0-23 3-31 6-48 47-188 95-376 142-564zM266 561c-6 20-6 20-20 37-44 55-84 69-112 69-50 0-64-53-64-92 0-47 34-167 56-212 31-59 73-95 112-95 64 0 78 81 78 87 0 5-2 11-2 16-16 64-32 127-48 190z">
              <text:p/>
            </draw:path>
            <draw:path draw:style-name="gr56" draw:text-style-name="P38" draw:layer="layout" svg:width="0.229cm" svg:height="0.979cm" svg:x="5.463cm" svg:y="9.248cm" svg:viewBox="0 0 230 980" svg:d="M230 491c0-78-12-195-65-307-61-120-145-184-154-184-5 0-11 6-11 11 0 3 0 3 20 23 95 94 151 251 151 457 0 165-37 338-157 461-14 14-14 14-14 17 0 6 6 11 11 11 9 0 98-67 157-192 50-107 62-216 62-297z">
              <text:p/>
            </draw:path>
            <draw:path draw:style-name="gr56" draw:text-style-name="P38" draw:layer="layout" svg:width="0.559cm" svg:height="0.647cm" svg:x="5.838cm" svg:y="9.55cm" svg:viewBox="0 0 560 648" svg:d="M120 600c-5 12-5 14-5 20 0 20 19 28 28 28 5 0 28-3 36-28 3-6 9-39 34-179 11 3 17 3 33 3 163 0 314-154 314-307 0-78-36-137-112-137-143 0-202 190-260 383-107-20-160-76-160-146 0-28 22-136 81-203 9-9 6-8 9-12 0-5-3-11-14-11-26 0-104 143-104 238 0 89 67 162 171 187-17 55-34 109-51 164zM255 388c-9 0-9 0-17-3-11 0-14 0-14-2 0-3 17-93 20-107 30-125 109-217 196-217 67 0 95 50 95 97 0 112-129 232-280 232z">
              <text:p/>
            </draw:path>
            <draw:path draw:style-name="gr56" draw:text-style-name="P38" draw:layer="layout" svg:width="0.257cm" svg:height="0.979cm" svg:x="6.457cm" svg:y="9.248cm" svg:viewBox="0 0 258 980" svg:d="M134 941c0-301 0-601 0-902 28 0 56 0 84 0 0 301 0 601 0 902-28 0-56 0-84 0zM258 969c0-319 0-639 0-958 0-5-6-11-12-11-78 0-156 0-235 0-5 0-11 6-11 11 0 6 0 11 0 17s6 11 11 11c28 0 56 0 84 0 0 301 0 601 0 902-28 0-56 0-84 0-5 0-11 6-11 11 0 6 0 11 0 17s6 11 11 11c79 0 157 0 235 0 6 0 12-5 12-11z">
              <text:p/>
            </draw:path>
            <draw:path draw:style-name="gr56" draw:text-style-name="P38" draw:layer="layout" svg:width="0.651cm" svg:height="0.231cm" svg:x="7.159cm" svg:y="9.622cm" svg:viewBox="0 0 652 232" svg:d="M619 42c17 0 33-1 33-22s-16-20-30-20c-197 0-394 0-591 0-14 0-31-1-31 20s17 22 34 22c195 0 390 0 585 0zM622 232c14 0 30 1 30-20s-16-22-33-22c-195 0-390 0-585 0-17 0-34 1-34 22s17 20 31 20c197 0 394 0 591 0z">
              <text:p/>
            </draw:path>
            <draw:path draw:style-name="gr56" draw:text-style-name="P38" draw:layer="layout" svg:width="0.349cm" svg:height="0.979cm" svg:x="8.212cm" svg:y="9.248cm" svg:viewBox="0 0 350 980" svg:d="M207 131c0-39 25-103 135-109 2 0 8-5 8-11 0-11-8-11-20-11-98 0-187 50-187 123 0 74 0 149 0 223 0 39 0 70-39 101-37 31-73 31-96 33-2 0-8 3-8 11 0 9 6 9 17 9 64 5 112 39 123 89 3 9 3 11 3 48 0 64 0 128 0 192 0 42 0 73 47 109 37 31 104 42 140 42 12 0 20 0 20-11s-6-11-17-11c-61-3-109-36-123-84-3-11-3-11-3-47 0-69 0-138 0-207 0-45-8-61-39-92-20-20-48-31-76-37 82-25 115-69 115-125 0-78 0-157 0-235z">
              <text:p/>
            </draw:path>
            <draw:path draw:style-name="gr56" draw:text-style-name="P38" draw:layer="layout" svg:width="0.22cm" svg:height="0.979cm" svg:x="8.741cm" svg:y="9.248cm" svg:viewBox="0 0 221 980" svg:d="M216 39c5-11 5-14 5-19 0-12-11-20-19-20-12 0-17 6-26 22-57 150-113 300-170 450-3 6-6 11-6 19 0 3 0 3 6 14 57 150 113 300 170 450 6 11 12 25 26 25 8 0 19-8 19-19 0-3 0-6-5-17-58-151-116-302-174-453 58-150 116-301 174-452z">
              <text:p/>
            </draw:path>
            <draw:path draw:style-name="gr56" draw:text-style-name="P38" draw:layer="layout" svg:width="0.702cm" svg:height="0.666cm" svg:x="9.055cm" svg:y="9.315cm" svg:viewBox="0 0 703 667" svg:d="M260 357c55 0 110 0 166 0 140 0 277-100 277-209 0-75-65-148-193-148-107 0-213 0-320 0-19 0-28 0-28 17 0 14 9 14 28 14 12 0 31 0 42 0 14 3 23 5 23 16 0 3-3 6-6 20-44 175-88 350-131 525-9 36-12 45-90 45-17 0-28 0-28 19 0 11 11 11 17 11 25 0 95-2 123-2 22 0 42 0 64 0 20 0 42 2 62 2 8 0 22 0 22-19 0-11-11-11-28-11-36 0-64 0-64-17 0-6 3-11 3-17 20-82 41-164 61-246zM330 67c9-33 12-36 54-36 31 0 63 0 95 0 81 0 131 25 131 92 0 39-19 123-56 159-50 42-109 50-151 50-47 0-93 0-140 0 23-88 45-177 67-265z">
              <text:p/>
            </draw:path>
            <draw:path draw:style-name="gr56" draw:text-style-name="P38" draw:layer="layout" svg:width="0.114cm" svg:height="0.292cm" svg:x="9.76cm" svg:y="9.879cm" svg:viewBox="0 0 115 293" svg:d="M115 103c0-64-25-103-65-103-30 0-50 25-50 53 0 25 20 50 50 50 14 0 26-2 37-11 3-3 2-2 3-3 2 0 2 0 2 14 0 73-34 131-67 162-11 11-11 14-11 17 0 6 6 11 11 11 11 0 90-75 90-190z">
              <text:p/>
            </draw:path>
            <draw:path draw:style-name="gr56" draw:text-style-name="P38" draw:layer="layout" svg:width="0.702cm" svg:height="0.689cm" svg:x="10.166cm" svg:y="9.315cm" svg:viewBox="0 0 703 690" svg:d="M563 112c50-78 89-81 126-81 14-3 9-13 14-20 0-8-6-11-14-11-25 0-53 3-79 3-33 0-67-3-98-3-5 0-19 0-19 17 0 11 8 14 17 14 25 0 44 11 44 30 0 14-9 25-14 37-100 160-201 320-302 480-22-173-45-346-67-519 0-17 22-28 67-28 14 0 25 0 25-20 0-11-8-11-14-11-39 0-81 3-123 3-17 0-36-3-53-3s-37 0-53 0c-6 0-20 0-20 17 0 14 11 14 25 14 56 0 56 8 59 30 26 202 52 404 78 606 3 20 9 23 20 23 17 0 20-6 28-17 118-187 235-374 353-561z">
              <text:p/>
            </draw:path>
            <draw:path draw:style-name="gr56" draw:text-style-name="P38" draw:layer="layout" svg:width="0.22cm" svg:height="0.979cm" svg:x="10.958cm" svg:y="9.248cm" svg:viewBox="0 0 221 980" svg:d="M216 505c5-11 5-9 5-14 0-4 0-5-5-16-58-151-116-302-174-453-6-16-11-22-22-22-12 0-20 8-20 20 0 2 0 5 6 16 57 152 115 304 173 455-58 150-116 300-173 450-6 11-6 14-6 20 0 11 8 19 20 19 14 0 16-11 22-19 58-152 116-304 174-456z">
              <text:p/>
            </draw:path>
            <draw:path draw:style-name="gr56" draw:text-style-name="P38" draw:layer="layout" svg:width="0.492cm" svg:height="0.566cm" svg:x="11.642cm" svg:y="9.455cm" svg:viewBox="0 0 493 567" svg:d="M459 304c17 0 34 2 34-19s-17-22-34-22c-139 0-278 0-417 0 11-129 123-224 263-224 51 0 103 0 154 0 17 0 34 0 34-19 0-20-17-20-34-20-52 0-104 0-157 0-168 0-302 127-302 285s134 282 302 282c53 0 105 0 157 0 17 0 34 0 34-20 0-19-17-19-34-19-51 0-103 0-154 0-140 0-252-95-263-224 139 0 278 0 417 0z">
              <text:p/>
            </draw:path>
            <draw:path draw:style-name="gr56" draw:text-style-name="P38" draw:layer="layout" svg:width="0.584cm" svg:height="0.711cm" svg:x="12.54cm" svg:y="9.293cm" svg:viewBox="0 0 585 712" svg:d="M585 8c0-2-3-8-11-8-6 0-6 0-20 14-15 19-30 37-44 56-28-45-79-70-143-70-123 0-241 112-241 232 0 78 50 123 101 139 35 9 71 17 106 26 37 8 90 25 90 103 0 89-81 181-177 181-64 0-173-22-173-142 0-25 5-48 5-53 3-6 3-6 3-8 0-9-5-9-11-9s-8 0-11 3-59 226-59 229c0 6 6 11 11 11 6 0 6 0 17-14 17-18 34-37 50-56 42 56 110 70 166 70 134 0 249-131 249-251 0-67-34-101-48-115-22-22-36-28-126-50-19-6-56-14-64-17-28-8-59-36-59-89 0-78 78-162 171-162 81 0 143 42 143 151 0 30-6 50-6 56 4 2 0 8 11 8s11-3 17-20c18-71 35-143 53-215z">
              <text:p/>
            </draw:path>
            <draw:path draw:style-name="gr56" draw:text-style-name="P38" draw:layer="layout" svg:width="0.038cm" svg:height="0.979cm" svg:x="13.54cm" svg:y="9.248cm" svg:viewBox="0 0 39 980" svg:d="M39 36c0-16 0-36-19-36-20 0-20 20-20 36 0 303 0 605 0 908 0 17 0 36 20 36 19 0 19-19 19-36 0-303 0-605 0-908z">
              <text:p/>
            </draw:path>
            <draw:path draw:style-name="gr56" draw:text-style-name="P38" draw:layer="layout" svg:width="0.22cm" svg:height="0.979cm" svg:x="14.077cm" svg:y="9.248cm" svg:viewBox="0 0 221 980" svg:d="M216 39c5-11 5-14 5-19 0-12-11-20-19-20-12 0-17 6-26 22-57 150-113 300-170 450-3 6-6 11-6 19 0 3 0 3 6 14 57 150 113 300 170 450 6 11 12 25 26 25 8 0 19-8 19-19 0-3 0-6-5-17-58-151-116-302-174-453 58-150 116-301 174-452z">
              <text:p/>
            </draw:path>
            <draw:path draw:style-name="gr56" draw:text-style-name="P38" draw:layer="layout" svg:width="0.702cm" svg:height="0.666cm" svg:x="14.391cm" svg:y="9.315cm" svg:viewBox="0 0 703 667" svg:d="M260 357c55 0 110 0 166 0 140 0 277-100 277-209 0-75-65-148-193-148-107 0-213 0-320 0-19 0-28 0-28 17 0 14 9 14 28 14 12 0 31 0 42 0 17 3 23 5 23 16 0 3-3 6-6 20-44 175-88 350-131 525-9 36-12 45-90 45-17 0-28 0-28 19 0 11 14 11 17 11 25 0 95-2 123-2 22 0 42 0 64 0 20 0 42 2 65 2 5 0 19 0 19-19 0-11-11-11-28-11-36 0-64 0-64-17 0-6 3-11 3-17 20-82 41-164 61-246zM330 67c9-33 12-36 54-36 31 0 63 0 95 0 81 0 134 25 134 92 0 39-22 123-59 159-50 42-109 50-151 50-47 0-93 0-140 0 23-88 45-177 67-265z">
              <text:p/>
            </draw:path>
            <draw:path draw:style-name="gr56" draw:text-style-name="P38" draw:layer="layout" svg:width="0.114cm" svg:height="0.292cm" svg:x="15.096cm" svg:y="9.879cm" svg:viewBox="0 0 115 293" svg:d="M115 103c0-64-25-103-65-103-30 0-50 25-50 53 0 25 20 50 50 50 14 0 26-2 37-11 3-3 3-3 5-3 0 5 0 0 0 14 0 73-34 131-67 162-11 11-11 14-11 17 0 6 6 11 11 11 11 0 90-75 90-190z">
              <text:p/>
            </draw:path>
            <draw:path draw:style-name="gr56" draw:text-style-name="P38" draw:layer="layout" svg:width="0.702cm" svg:height="0.689cm" svg:x="15.502cm" svg:y="9.315cm" svg:viewBox="0 0 703 690" svg:d="M563 112c50-78 89-81 126-81 14-3 9-13 14-20 0-8-6-11-14-11-25 0-53 3-79 3-33 0-67-3-98-3-5 0-19 0-19 17 0 11 8 14 17 14 25 0 44 11 44 30 0 14-9 25-14 37-100 160-201 320-302 480-22-173-45-346-67-519 0-17 22-28 67-28 14 0 25 0 25-20 0-11-8-11-14-11-39 0-81 3-123 3-17 0-36-3-53-3s-37 0-53 0c-6 0-20 0-20 17 0 14 11 14 25 14 56 0 56 8 59 30 26 202 52 404 78 606 3 20 9 23 20 23 17 0 20-6 28-17 118-187 235-374 353-561z">
              <text:p/>
            </draw:path>
            <draw:path draw:style-name="gr56" draw:text-style-name="P38" draw:layer="layout" svg:width="0.133cm" svg:height="0.979cm" svg:x="16.356cm" svg:y="9.248cm" svg:viewBox="0 0 134 980" svg:d="M134 980c0-13 0-26 0-39-31 0-63 0-95 0 0-301 0-601 0-902 32 0 64 0 95 0 0-13 0-26 0-39-44 0-89 0-134 0 0 327 0 653 0 980 45 0 90 0 134 0z">
              <text:p/>
            </draw:path>
            <draw:path draw:style-name="gr56" draw:text-style-name="P38" draw:layer="layout" svg:width="0.43cm" svg:height="0.443cm" svg:x="16.544cm" svg:y="9.55cm" svg:viewBox="0 0 431 444" svg:d="M431 70c0-53-25-70-45-70-22 0-47 25-47 47 0 14 5 20 17 31 19 20 33 45 33 78 0 42-61 266-176 266-51 0-73-34-73-84 0-56 28-126 59-210 5-14 11-27 11-47 0-45-31-81-81-81-93 0-129 142-129 151 0 11 8 11 11 11 9 0 11-3 17-20 28-97 70-120 98-120 8 0 25 0 25 31 0 25-11 50-17 70-44 112-56 156-56 201 0 103 87 120 132 120 165 0 221-324 221-374z">
              <text:p/>
            </draw:path>
            <draw:path draw:style-name="gr56" draw:text-style-name="P38" draw:layer="layout" svg:width="0.066cm" svg:height="0.365cm" svg:x="17.353cm" svg:y="9.555cm" svg:viewBox="0 0 67 366" svg:d="M39 204c9 0 28 1 28-20s-19-22-28-22c0-42 0-84 0-126 0-16 0-36-19-36-20 0-20 20-20 36 0 98 0 196 0 294 0 16 0 36 20 36 19 0 19-20 19-36 0-42 0-84 0-126z">
              <text:p/>
            </draw:path>
            <draw:path draw:style-name="gr56" draw:text-style-name="P38" draw:layer="layout" svg:width="0.872cm" svg:height="0.51cm" svg:x="17.353cm" svg:y="9.482cm" svg:viewBox="0 0 873 511" svg:d="M767 276c-53 40-81 81-87 93-44 67-53 128-53 131 0 11 11 11 20 11 17 0 17-3 22-20 23-94 78-178 190-223 12-3 14-4 14-11s-3-8-5-11c-45-17-162-67-202-232-2-11-2-14-19-14-9 0-20 0-20 11 0 3 9 64 51 129 19 30 47 64 89 95-243 0-487 0-731 0-16 0-36 1-36 22s20 19 36 19c244 0 488 0 731 0z">
              <text:p/>
            </draw:path>
            <draw:path draw:style-name="gr56" draw:text-style-name="P38" draw:layer="layout" svg:width="0.467cm" svg:height="0.689cm" svg:x="18.596cm" svg:y="9.304cm" svg:viewBox="0 0 468 690" svg:d="M468 11c0-3 0-11-12-11-14 0-109 8-126 11-8 0-14 6-14 17 0 14 9 14 26 14 47 0 47 5 47 17-1 6-2 13-3 19-19 77-39 155-58 232-17-36-45-64-90-64-115 0-238 145-238 287 0 93 53 157 132 157 19 0 67-3 128-73 6 39 42 73 90 73 34 0 56-23 73-53 17-37 28-95 28-98 0-8-9-8-11-8-12 0-12 2-14 16-17 65-34 120-76 120-25 0-28-25-28-44 0-23 0-31 6-48 46-188 93-376 140-564zM263 561c-3 20-3 20-19 37-42 55-84 69-110 69-50 0-64-53-64-92 0-47 31-167 53-212 31-59 76-95 115-95 64 0 78 81 78 87 0 5-2 11-2 16-17 64-34 127-51 190z">
              <text:p/>
            </draw:path>
            <draw:path draw:style-name="gr56" draw:text-style-name="P38" draw:layer="layout" svg:width="0.133cm" svg:height="0.979cm" svg:x="19.091cm" svg:y="9.248cm" svg:viewBox="0 0 134 980" svg:d="M134 0c-44 0-89 0-134 0 0 13 0 26 0 39 32 0 63 0 95 0 0 301 0 601 0 902-32 0-63 0-95 0 0 13 0 26 0 39 45 0 90 0 134 0 0-327 0-653 0-980z">
              <text:p/>
            </draw:path>
            <draw:path draw:style-name="gr56" draw:text-style-name="P38" draw:layer="layout" svg:width="0.217cm" svg:height="0.979cm" svg:x="19.396cm" svg:y="9.248cm" svg:viewBox="0 0 218 980" svg:d="M216 505c2-11 2-9 2-14 0-4 0-5-2-16-58-151-116-302-174-453-6-16-11-22-22-22-12 0-20 8-20 20 0 2 0 5 6 16 57 152 115 304 173 455-58 150-116 300-173 450-6 11-6 14-6 20 0 11 8 19 20 19 14 0 16-11 19-19 59-152 118-304 177-456z">
              <text:p/>
            </draw:path>
            <draw:path draw:style-name="gr56" draw:text-style-name="P38" draw:layer="layout" svg:width="0.492cm" svg:height="0.566cm" svg:x="20.08cm" svg:y="9.455cm" svg:viewBox="0 0 493 567" svg:d="M456 304c17 0 37 2 37-19s-20-22-37-22c-139 0-278 0-417 0 14-129 126-224 266-224 51 0 101 0 151 0 17 0 37 0 37-19 0-20-20-20-37-20-51 0-102 0-154 0-168 0-302 127-302 285s134 282 302 282c52 0 103 0 154 0 17 0 37 0 37-20 0-19-20-19-37-19-50 0-100 0-151 0-140 0-252-95-266-224 139 0 278 0 417 0z">
              <text:p/>
            </draw:path>
            <draw:path draw:style-name="gr56" draw:text-style-name="P38" draw:layer="layout" svg:width="0.257cm" svg:height="0.979cm" svg:x="21.043cm" svg:y="9.248cm" svg:viewBox="0 0 258 980" svg:d="M0 969c0 6 3 11 8 11 80 0 159 0 238 0 9 0 12-5 12-11s0-11 0-17c0-5-3-11-12-11-29 0-57 0-86 0 0-301 0-601 0-902 29 0 57 0 86 0 9 0 12-5 12-11s0-11 0-17c0-5-3-11-12-11-79 0-158 0-238 0-5 0-8 6-8 11 0 319 0 639 0 958zM120 39c0 301 0 601 0 902-27 0-54 0-81 0 0-301 0-601 0-902 27 0 54 0 81 0z">
              <text:p/>
            </draw:path>
            <draw:path draw:style-name="gr56" draw:text-style-name="P38" draw:layer="layout" svg:width="0.559cm" svg:height="0.647cm" svg:x="21.373cm" svg:y="9.55cm" svg:viewBox="0 0 560 648" svg:d="M118 600c-3 12-6 14-6 20 0 20 20 28 28 28 6 0 28-3 36-28 6-6 9-39 37-179 8 3 14 3 31 3 165 0 316-154 316-307 0-78-39-137-112-137-143 0-202 190-260 383-107-20-163-76-163-146 0-28 23-136 81-203 9-9 6-8 9-12 0-5-3-11-11-11-28 0-104 143-104 238 0 89 64 162 171 187-18 55-36 109-53 164zM255 388c-9 0-11 0-20-3-11 0-11 0-11-2 0-3 17-93 20-107 30-125 106-217 193-217 67 0 95 50 95 97 0 112-126 232-277 232z">
              <text:p/>
            </draw:path>
            <draw:path draw:style-name="gr56" draw:text-style-name="P38" draw:layer="layout" svg:width="0.254cm" svg:height="0.979cm" svg:x="21.992cm" svg:y="9.248cm" svg:viewBox="0 0 255 980" svg:d="M132 941c0-301 0-601 0-902 28 0 56 0 84 0 0 301 0 601 0 902-28 0-56 0-84 0zM255 969c0-319 0-639 0-958 0-5-3-11-11-11-79 0-157 0-236 0-5 0-8 6-8 11 0 6 0 11 0 17s3 11 8 11c28 0 56 0 84 0 0 301 0 601 0 902-28 0-56 0-84 0-5 0-8 6-8 11 0 6 0 11 0 17s3 11 8 11c79 0 157 0 236 0 8 0 11-5 11-11z">
              <text:p/>
            </draw:path>
            <draw:path draw:style-name="gr56" draw:text-style-name="P38" draw:layer="layout" svg:width="0.349cm" svg:height="0.979cm" svg:x="22.434cm" svg:y="9.248cm" svg:viewBox="0 0 350 980" svg:d="M143 849c0 39-28 103-135 109-5 0-8 5-8 11 0 11 11 11 20 11 95 0 187-47 187-123 0-74 0-149 0-223 0-39 0-70 39-101 37-30 73-30 96-33 2 0 8-3 8-9 0-11-6-11-17-11-64-5-112-39-123-89-3-8-3-11-3-48 0-64 0-128 0-192 0-42 0-73-47-109-40-31-107-42-140-42-9 0-20 0-20 11s6 11 17 11c61 3 109 37 123 84 3 11 3 11 3 48 0 68 0 137 0 206 0 45 5 62 39 92 20 20 48 31 76 39-82 23-115 68-115 123 0 79 0 157 0 235z">
              <text:p/>
            </draw:path>
          </draw:g>
        </draw:g>
        <draw:frame draw:style-name="gr126" draw:text-style-name="P58" draw:layer="layout" svg:width="14.277cm" svg:height="1.119cm" svg:x="5.515cm" svg:y="6.185cm">
          <draw:text-box>
            <text:p text:style-name="P52"><text:span text:style-name="T52">“</text:span><text:span text:style-name="T52">All states where the valuation for </text:span><text:span text:style-name="T53">v</text:span><text:span text:style-name="T52"> is </text:span><text:span text:style-name="T53">d</text:span><text:span text:style-name="T52">”</text:span></text:p>
          </draw:text-box>
        </draw:frame>
        <draw:frame draw:style-name="gr127" draw:text-style-name="P71" xml:id="id188" draw:id="id188" draw:layer="layout" svg:width="17.413cm" svg:height="1.119cm" svg:x="4.116cm" svg:y="10.486cm">
          <draw:text-box>
            <text:p text:style-name="P52"><text:span text:style-name="T54">“</text:span><text:span text:style-name="T54">All states where φ holds if </text:span><text:span text:style-name="T55">v</text:span><text:span text:style-name="T54"> would evaluate to </text:span><text:span text:style-name="T55">d</text:span><text:span text:style-name="T5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1" draw:layer="layout" svg:width="15.169cm" svg:height="8.533cm" svg:x="1.914cm" svg:y="2.566cm" draw:page-number="20" presentation:class="page"/>
          <draw:frame presentation:style-name="pr10" draw:text-style-name="P3" draw:layer="layout" svg:width="17.992cm" svg:height="11.897cm" svg:x="0.529cm" svg:y="11.902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3" draw:text-style-name="P5" draw:layer="layout" svg:width="22.859cm" svg:height="2.384cm" svg:x="1.27cm" svg:y="0.57cm" presentation:class="title">
          <draw:text-box>
            <text:p>TODO / Note</text:p>
          </draw:text-box>
        </draw:frame>
        <draw:frame presentation:style-name="pr14" draw:text-style-name="P5" draw:layer="layout" svg:width="22.859cm" svg:height="8.285cm" svg:x="1.27cm" svg:y="3.343cm" presentation:class="outline">
          <draw:text-box>
            <text:list text:style-name="L5">
              <text:list-item>
                <text:p>Maybe a slide should be added which illustrates where a set operator formula is useful?</text:p>
              </text:list-item>
            </text:list>
          </draw:text-box>
        </draw:frame>
        <presentation:notes draw:style-name="dp2">
          <office:forms form:automatic-focus="false" form:apply-design-mode="false"/>
          <draw:page-thumbnail draw:style-name="gr1" draw:layer="layout" svg:width="16.932cm" svg:height="9.524cm" svg:x="1.058cm" svg:y="1.93cm" draw:page-number="21" presentation:class="page"/>
          <draw:frame presentation:style-name="pr15" draw:text-style-name="P3" draw:layer="layout" svg:width="15.239cm" svg:height="11.429cm" svg:x="1.905cm" svg:y="12.065cm" presentation:class="notes" presentation:placeholder="true">
            <draw:text-box/>
          </draw:frame>
        </presentation:notes>
      </draw:page>
      <draw:page draw:name="page22"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1cm" presentation:class="title" presentation:user-transformed="true">
          <draw:text-box>
            <text:p><text:span text:style-name="T33">Paper: A process algebra with global variables</text:span></text:p>
          </draw:text-box>
        </draw:frame>
        <draw:custom-shape draw:style-name="gr128" draw:text-style-name="P17" draw:layer="layout" svg:width="20.032cm" svg:height="7.694cm" svg:x="1.105cm" svg:y="5.164cm">
          <text:list text:style-name="L1">
            <text:list-item>
              <text:p text:style-name="P16"><text:span text:style-name="T34">Introduce global variables to a process algebra</text:span></text:p>
            </text:list-item>
            <text:list-item>
              <text:p text:style-name="P16"><text:span text:style-name="T34">Extend Hennessy-Milner logic to reason about new algebra</text:span></text:p>
            </text:list-item>
            <text:list-item>
              <text:p text:style-name="P16"><text:span text:style-name="T34">Notion of bisimilarity</text:span></text:p>
            </text:list-item>
            <text:list-item>
              <text:p text:style-name="P16"><text:span text:style-name="T34">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129" draw:text-style-name="P19" draw:layer="layout" svg:width="20.032cm" svg:height="1.374cm" svg:x="1.105cm" svg:y="3.79cm">
          <text:p text:style-name="P18"><text:span text:style-name="T35">Contributions of the paper</text:span></text:p>
          <draw:enhanced-geometry svg:viewBox="0 0 21600 21600" draw:mirror-horizontal="false" draw:mirror-vertical="false" draw:type="rectangle" draw:enhanced-path="M 0 0 L 21600 0 21600 21600 0 21600 0 0 Z N"/>
        </draw:custom-shape>
        <draw:polygon draw:style-name="gr98" draw:text-style-name="P51" draw:layer="layout" svg:width="1.428cm" svg:height="1.11cm" svg:x="20.502cm" svg:y="5.715cm" svg:viewBox="0 0 1429 1111" draw:points="0,635 317,1111 1429,0 317,794">
          <text:p/>
        </draw:polygon>
        <draw:frame draw:style-name="gr99" draw:text-style-name="P53" draw:layer="layout" svg:width="2.97cm" svg:height="1.119cm" svg:x="21.777cm" svg:y="5.773cm">
          <draw:text-box>
            <text:p text:style-name="P52"><text:span text:style-name="T36">DONE</text:span></text:p>
          </draw:text-box>
        </draw:frame>
        <draw:frame draw:style-name="gr99" draw:text-style-name="P54" draw:layer="layout" svg:width="2.97cm" svg:height="1.119cm" svg:x="21.777cm" svg:y="9.674cm">
          <draw:text-box>
            <text:p text:style-name="P52"><text:span text:style-name="T37">NEXT</text:span></text:p>
          </draw:text-box>
        </draw:frame>
        <draw:line draw:style-name="gr100" draw:text-style-name="P40" draw:layer="layout" svg:x1="21.59cm" svg:y1="10.278cm" svg:x2="20.478cm" svg:y2="10.278cm">
          <text:p/>
        </draw:line>
        <draw:polygon draw:style-name="gr98" draw:text-style-name="P51" draw:layer="layout" svg:width="1.428cm" svg:height="1.11cm" svg:x="20.503cm" svg:y="7.716cm" svg:viewBox="0 0 1429 1111" draw:points="0,635 317,1111 1429,0 317,794">
          <text:p/>
        </draw:polygon>
        <draw:frame draw:style-name="gr99" draw:text-style-name="P53" draw:layer="layout" svg:width="2.97cm" svg:height="1.119cm" svg:x="21.778cm" svg:y="7.774cm">
          <draw:text-box>
            <text:p text:style-name="P52"><text:span text:style-name="T36">DONE</text:span></text:p>
          </draw:text-box>
        </draw:frame>
        <presentation:notes draw:style-name="dp2">
          <draw:page-thumbnail draw:style-name="gr1" draw:layer="layout" svg:width="15.169cm" svg:height="8.533cm" svg:x="1.914cm" svg:y="2.566cm" draw:page-number="22" presentation:class="page"/>
          <draw:frame presentation:style-name="pr10" draw:text-style-name="P3" draw:layer="layout" svg:width="17.992cm" svg:height="11.897cm" svg:x="0.529cm" svg:y="11.902cm" presentation:class="notes" presentation:placeholder="true">
            <draw:text-box/>
          </draw:frame>
        </presentation:notes>
      </draw:page>
      <draw:page draw:name="page23"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Bisimilarity</text:p>
          </draw:text-box>
        </draw:frame>
        <draw:frame presentation:style-name="pr12" draw:text-style-name="P5" draw:layer="layout" svg:width="24.408cm" svg:height="4.753cm" svg:x="0.498cm" svg:y="3.343cm" presentation:class="outline" presentation:user-transformed="true">
          <draw:text-box>
            <text:list text:style-name="L3">
              <text:list-item>
                <text:p>A <text:span text:style-name="T11">bisimulation</text:span> is an important relation for any process algebra</text:p>
              </text:list-item>
              <text:list-item>
                <text:p>It captures a <text:span text:style-name="T11">form of equivalence</text:span> of the transition systems:</text:p>
              </text:list-item>
            </text:list>
          </draw:text-box>
        </draw:frame>
        <draw:frame draw:style-name="gr130" draw:text-style-name="P73" draw:layer="layout" svg:width="17.941cm" svg:height="2.783cm" svg:x="3.416cm" svg:y="9.066cm">
          <draw:text-box>
            <text:list text:style-name="L3">
              <text:list-header>
                <text:p text:style-name="P72"><text:span text:style-name="T56">Systems are </text:span><text:span text:style-name="T57">bisimilar</text:span><text:span text:style-name="T56">,</text:span><text:span text:style-name="T56"><text:line-break/></text:span><text:span text:style-name="T56">iff they </text:span><text:span text:style-name="T57">behave</text:span><text:span text:style-name="T56"> in </text:span><text:span text:style-name="T57">the same</text:span><text:span text:style-name="T56"> way</text:span></text:p>
              </text:list-header>
            </text:list>
          </draw:text-box>
        </draw:frame>
        <presentation:notes draw:style-name="dp2">
          <draw:page-thumbnail draw:style-name="gr1" draw:layer="layout" svg:width="15.169cm" svg:height="8.533cm" svg:x="1.914cm" svg:y="2.566cm" draw:page-number="23" presentation:class="page"/>
          <draw:frame presentation:style-name="pr10" draw:text-style-name="P3" draw:layer="layout" svg:width="17.992cm" svg:height="11.897cm" svg:x="0.529cm" svg:y="11.902cm" presentation:class="notes" presentation:placeholder="true">
            <draw:text-box/>
          </draw:frame>
        </presentation:notes>
      </draw:page>
      <draw:page draw:name="page24" draw:style-name="dp3" draw:master-page-name="Master1-Präsentationsvorlage_5f_BWL9_5f_" presentation:presentation-page-layout-name="AL2T1">
        <office:forms form:automatic-focus="false" form:apply-design-mode="false"/>
        <draw:custom-shape draw:style-name="gr131" draw:text-style-name="P74" draw:layer="layout" svg:width="5.104cm" svg:height="2.858cm" svg:x="8.231cm" svg:y="8.672cm">
          <text:p/>
          <draw:enhanced-geometry svg:viewBox="0 0 21600 21600" draw:glue-points="?f6 0 10800 ?f8 ?f11 10800 ?f9 21600 10800 ?f10 ?f5 10800" draw:text-areas="?f3 ?f3 ?f4 ?f4" draw:type="parallelogram" draw:modifiers="8650.590595052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presentation:style-name="pr9" draw:text-style-name="P5" draw:layer="layout" svg:width="19.808cm" svg:height="1.746cm" svg:x="0.494cm" svg:y="1.072cm" presentation:class="title">
          <draw:text-box>
            <text:p>Strong Bisimilarity</text:p>
          </draw:text-box>
        </draw:frame>
        <draw:frame presentation:style-name="pr12" draw:text-style-name="P5" draw:layer="layout" svg:width="24.408cm" svg:height="4.753cm" svg:x="0.498cm" svg:y="3.343cm" presentation:class="outline" presentation:user-transformed="true">
          <draw:text-box>
            <text:list text:style-name="L3">
              <text:list-item>
                <text:p>Often, <text:span text:style-name="T11">strong bisimilarity</text:span> applies to process algebras</text:p>
              </text:list-item>
              <text:list-item>
                <text:p>States <text:span text:style-name="T7">s</text:span> and <text:span text:style-name="T7">t</text:span> are strongly bisimilar iff</text:p>
                <text:list>
                  <text:list-item>
                    <text:p><text:span text:style-name="T7">t</text:span> can perform all transitions that <text:span text:style-name="T7">s</text:span> can perform and vice versa</text:p>
                  </text:list-item>
                  <text:list-item>
                    <text:p>the same applies to the resulting states <text:s/></text:p>
                  </text:list-item>
                </text:list>
              </text:list-item>
            </text:list>
          </draw:text-box>
        </draw:frame>
        <draw:g>
          <svg:title>TexMaths</svg:title>
          <svg:desc>28§latex§\begin{center}
f. a. $s \to[\lambda] s'$, exists $t'$ s.t.\\ 
$t \to[\lambda] t'$ and $s' \R t'$\\
\vspace{3}
and vice-versa
\end{center}§svg§600§TRUE§</svg:desc>
          <draw:g>
            <draw:path draw:style-name="gr56" draw:text-style-name="P38" draw:layer="layout" svg:width="0.315cm" svg:height="0.693cm" svg:x="7.62cm" svg:y="9.113cm" svg:viewBox="0 0 316 694" svg:d="M137 269c0-38 0-75 0-112 0-87 48-135 93-135 2 0 16 0 30 6-11 6-28 17-28 42 0 22 14 42 42 42s42-20 42-42c0-36-36-70-86-70-70 0-154 53-154 157 0 37 0 74 0 112-26 0-51 0-76 0 0 10 0 20 0 30 25 0 50 0 76 0 0 107 0 213 0 319 0 45-12 45-76 45 0 10 0 21 0 31 39-3 84-3 112-3 39 0 87 0 126 3 0-10 0-21 0-31-8 0-15 0-22 0-73 0-73-11-73-47 0-106 0-211 0-317 37 0 74 0 112 0 0-10 0-20 0-30-39 0-79 0-118 0z">
              <text:p/>
            </draw:path>
            <draw:path draw:style-name="gr56" draw:text-style-name="P38" draw:layer="layout" svg:width="0.103cm" svg:height="0.103cm" svg:x="7.973cm" svg:y="9.704cm" svg:viewBox="0 0 104 104" svg:d="M104 50c0-28-26-50-54-50s-50 22-50 50 22 54 50 54 54-26 54-54z">
              <text:p/>
            </draw:path>
            <draw:path draw:style-name="gr56" draw:text-style-name="P38" draw:layer="layout" svg:width="0.441cm" svg:height="0.452cm" svg:x="8.639cm" svg:y="9.365cm" svg:viewBox="0 0 442 453" svg:d="M286 367c5 39 30 81 78 81 19 0 78-14 78-93 0-18 0-37 0-56-7 0-15 0-22 0 0 19 0 38 0 56 0 56-25 62-37 62-33 0-36-45-36-50 0-66 0-131 0-196 0-42 0-79-36-115-37-39-87-56-135-56-81 0-148 48-148 112 0 31 20 47 45 47 28 0 45-19 45-47 0-11-3-42-51-45 28-33 76-45 107-45 50 0 106 40 106 126 0 12 0 25 0 37-50 2-120 5-182 36-73 34-98 84-98 126 0 81 95 106 157 106 64 0 109-39 129-86zM280 204c0 34 0 67 0 101 0 92-73 126-115 126-50 0-89-34-89-84 0-53 42-134 204-143z">
              <text:p/>
            </draw:path>
            <draw:path draw:style-name="gr56" draw:text-style-name="P38" draw:layer="layout" svg:width="0.103cm" svg:height="0.103cm" svg:x="9.174cm" svg:y="9.704cm" svg:viewBox="0 0 104 104" svg:d="M104 50c0-28-21-50-51-50-29 0-53 22-53 50s24 54 53 54c30 0 51-26 51-54z">
              <text:p/>
            </draw:path>
            <draw:path draw:style-name="gr56" draw:text-style-name="P38" draw:layer="layout" svg:width="0.36cm" svg:height="0.444cm" svg:x="9.851cm" svg:y="9.374cm" svg:viewBox="0 0 361 445" svg:d="M333 64c-28 3-47 23-47 45 0 14 8 28 30 28 23 0 45-17 45-53 0-45-42-84-117-84-129 0-166 98-166 143 0 75 73 89 101 98 51 8 104 19 104 72 0 26-23 109-143 109-14 0-90 0-112-53 39 6 62-22 62-50 0-22-14-36-37-36-25 0-53 22-53 67 0 56 56 95 140 95 160 0 199-120 199-165 0-34-20-59-31-70-28-28-56-34-98-42-36-9-76-14-76-59 0-28 23-89 110-89 25 0 75 8 89 44z">
              <text:p/>
            </draw:path>
            <draw:path draw:style-name="gr56" draw:text-style-name="P38" draw:layer="layout" svg:width="0.377cm" svg:height="0.486cm" svg:x="10.831cm" svg:y="8.772cm" svg:viewBox="0 0 378 487" svg:d="M227 280c33 78 73 179 81 187 14 17 25 17 36 17 5 0 10 0 14 0 14 0 20 0 20-8 0-3 0-6-3-6-8-8-14-25-17-31-56-132-112-265-168-397-5-11-19-42-92-42-8 0-17 0-17 8 0 9 6 12 9 12 14 2 28 2 44 42 27 64 54 128 82 193-68 61-135 123-202 184-8 6-14 11-14 23 0 16 14 25 22 25 14 0 23-11 26-11 59-66 119-131 179-196z">
              <text:p/>
            </draw:path>
            <draw:path draw:style-name="gr56" draw:text-style-name="P38" draw:layer="layout" svg:width="0.601cm" svg:height="0.038cm" svg:x="10.615cm" svg:y="9.541cm" svg:viewBox="0 0 602 39" svg:d="M565 39c17 0 37 0 37-19 0-20-20-20-37-20-177 0-354 0-531 0-17 0-34 0-34 20 0 19 17 19 34 19 177 0 354 0 531 0z">
              <text:p/>
            </draw:path>
            <draw:path draw:style-name="gr56" draw:text-style-name="P38" draw:layer="layout" svg:width="0.872cm" svg:height="0.514cm" svg:x="10.696cm" svg:y="9.304cm" svg:viewBox="0 0 873 515" svg:d="M767 277c-53 42-81 81-90 95-42 67-33 86-50 129 0 14 11 14 20 14 16 0 16-3 22-20 22-98 78-179 190-224 12-5 14-8 14-14 0-5-3-7-5-11-45-17-163-64-202-229-3-14-3-17-19-17-9 0-20 0-20 11 0 3 8 65 50 132 20 28 48 64 90 95-244 0-487 0-731 0-16 0-36 0-36 19 0 20 20 20 36 20 244 0 487 0 731 0z">
              <text:p/>
            </draw:path>
            <draw:path draw:style-name="gr56" draw:text-style-name="P38" draw:layer="layout" svg:width="0.363cm" svg:height="0.444cm" svg:x="11.95cm" svg:y="9.374cm" svg:viewBox="0 0 364 445" svg:d="M333 64c-25 3-45 23-45 45 0 14 7 28 28 28s48-17 48-53c0-45-45-84-118-84-131 0-168 98-168 143 0 75 73 89 104 98 50 8 101 19 101 72 0 26-23 109-140 109-14 0-90 0-112-53 36 6 61-22 61-50 0-22-16-36-36-36-25 0-56 22-56 67 0 56 56 95 143 95 157 0 196-120 196-165 0-34-20-59-31-70-25-28-53-34-98-42-36-9-76-14-76-59 0-28 26-89 112-89 26 0 73 8 87 44z">
              <text:p/>
            </draw:path>
            <draw:path draw:style-name="gr56" draw:text-style-name="P38" draw:layer="layout" svg:width="0.17cm" svg:height="0.354cm" svg:x="12.395cm" svg:y="9.066cm" svg:viewBox="0 0 171 355" svg:d="M165 59c6-11 6-17 6-23 0-19-20-36-39-36-28 0-37 20-40 31-29 100-59 199-89 299-1 4-2 8-3 11 0 9 20 14 25 14 6 0 6 0 11-11 43-95 86-190 129-285z">
              <text:p/>
            </draw:path>
            <draw:path draw:style-name="gr56" draw:text-style-name="P38" draw:layer="layout" svg:width="0.114cm" svg:height="0.293cm" svg:x="12.723cm" svg:y="9.704cm" svg:viewBox="0 0 115 294" svg:d="M115 101c0-62-25-101-65-101-33 0-50 25-50 50 0 26 14 54 50 54 17 0 28-6 37-14 1-1 2-2 3-3 2 0 2 3 2 14 0 64-28 123-70 170-8 6-8 6-8 12 0 5 6 11 11 11 11 0 90-79 90-193z">
              <text:p/>
            </draw:path>
            <draw:path draw:style-name="gr56" draw:text-style-name="P38" draw:layer="layout" svg:width="0.38cm" svg:height="0.452cm" svg:x="13.266cm" svg:y="9.365cm" svg:viewBox="0 0 381 453" svg:d="M81 193c6-145 90-171 123-171 101 0 112 135 112 171-78 0-156 0-235 0zM81 215c92 0 183 0 274 0 23 0 26 0 26-22 0-98-53-193-177-193-114 0-204 104-204 224 0 134 104 229 216 229 120 0 165-109 165-128 0-12-9-12-14-12-9 0-12 6-12 14-36 101-123 101-134 101-47 0-87-31-109-67-31-48-31-112-31-146z">
              <text:p/>
            </draw:path>
            <draw:path draw:style-name="gr56" draw:text-style-name="P38" draw:layer="layout" svg:width="0.494cm" svg:height="0.424cm" svg:x="13.686cm" svg:y="9.382cm" svg:viewBox="0 0 495 425" svg:d="M272 193c30-36 67-84 89-109 31-36 73-50 118-53 0-10 0-21 0-31-26 3-56 3-82 3-28 0-81 0-92-3 0 10 0 21 0 31 20 3 28 15 28 31 0 15-11 28-14 33-20 26-41 52-61 78-27-33-53-67-79-100-8-9-8-11-8-17 0-14 14-22 33-25 0-10 0-21 0-31-25 3-89 3-103 3-23 0-67 0-95-3 0 10 0 21 0 31 70 0 70 3 117 61 32 42 64 84 95 126-30 39-61 79-92 118-48 56-104 58-126 58 0 11 0 21 0 31 28-3 56-3 84-3s67 0 92 3c0-10 0-20 0-31-22-2-28-16-28-30 0-23 28-53 87-126 25 33 51 67 76 101 8 8 19 25 19 30 0 9-8 25-33 25 0 11 0 21 0 31 28-3 84-3 106-3 25 0 64 0 92 3 0-10 0-20 0-31-53 0-70-2-92-30-44-57-88-114-131-171z">
              <text:p/>
            </draw:path>
            <draw:path draw:style-name="gr56" draw:text-style-name="P38" draw:layer="layout" svg:width="0.209cm" svg:height="0.656cm" svg:x="14.226cm" svg:y="9.15cm" svg:viewBox="0 0 210 657" svg:d="M143 224c-46 3-92 5-137 8 0 10 0 21 0 31 61 0 72 6 72 56 0 88 0 175 0 263 0 45-11 45-78 45 0 10 0 20 0 30 31-2 84-2 109-2 34 0 67 0 101 2 0-10 0-20 0-30-64 0-67-6-67-45 0-119 0-239 0-358zM146 50c0-30-26-50-51-50-31 0-53 25-53 50 0 28 22 54 53 54 25 0 51-20 51-54z">
              <text:p/>
            </draw:path>
            <draw:path draw:style-name="gr56" draw:text-style-name="P38" draw:layer="layout" svg:width="0.321cm" svg:height="0.452cm" svg:x="14.5cm" svg:y="9.365cm" svg:viewBox="0 0 322 453" svg:d="M171 252c22 3 103 19 103 89 0 51-33 90-112 90-81 0-117-56-137-140-3-14-3-17-14-17s-11 9-11 25c0 43 0 86 0 129 0 17 0 25 11 25 3 0 6-3 23-19 2-3 2-6 19-23 45 39 90 42 109 42 115 0 160-67 160-137 0-53-31-81-42-95-34-31-70-39-112-45-56-11-120-25-120-81 0-36 25-75 109-75 109 0 112 89 115 120 0 8 7 5 11 8 14 0 14-5 14-25 0-33 0-65 0-98 0-17 0-25-11-25-6 0-6 0-20 14-3 3-14 11-17 14-36-28-78-28-92-28-121 0-157 67-157 123 0 34 14 62 42 81 31 28 59 34 129 48z">
              <text:p/>
            </draw:path>
            <draw:path draw:style-name="gr56" draw:text-style-name="P38" draw:layer="layout" svg:width="0.307cm" svg:height="0.615cm" svg:x="14.873cm" svg:y="9.203cm" svg:viewBox="0 0 308 616" svg:d="M154 210c47 0 93 0 140 0 0-10 0-21 0-31-47 0-93 0-140 0 0-60 0-119 0-179-8 0-17 0-25 0-3 81-31 185-129 190 0 7 0 13 0 20 28 0 56 0 84 0 0 90 0 181 0 271 0 121 92 135 129 135 70 0 95-70 95-135 0-18 0-37 0-56-8 0-15 0-22 0 0 19 0 38 0 56 0 73-31 109-68 109-64 0-64-89-64-106 0-91 0-183 0-274z">
              <text:p/>
            </draw:path>
            <draw:path draw:style-name="gr56" draw:text-style-name="P38" draw:layer="layout" svg:width="0.321cm" svg:height="0.452cm" svg:x="15.27cm" svg:y="9.365cm" svg:viewBox="0 0 322 453" svg:d="M174 252c19 3 100 19 100 89 0 51-33 90-112 90-81 0-117-56-134-140-6-14-6-17-14-17-14 0-14 9-14 25 0 43 0 86 0 129 0 17 0 25 11 25 6 0 6-3 25-19 0-3 0-6 20-23 42 39 87 42 106 42 115 0 160-67 160-137 0-53-31-81-42-95-31-31-70-39-112-45-56-11-120-25-120-81 0-36 25-75 109-75 109 0 115 89 115 120 2 8 11 8 14 8 11 0 11-5 11-25 0-33 0-65 0-98 0-17 0-25-11-25-3 0-6 0-20 14-3 3-11 11-17 14-36-28-75-28-92-28-121 0-157 67-157 123 0 34 17 62 42 81 31 28 59 34 132 48z">
              <text:p/>
            </draw:path>
            <draw:path draw:style-name="gr56" draw:text-style-name="P38" draw:layer="layout" svg:width="0.301cm" svg:height="0.626cm" svg:x="15.976cm" svg:y="9.192cm" svg:viewBox="0 0 302 627" svg:d="M182 221c31 0 62 0 92 0 20 0 28 0 28-20 0-11-8-11-28-11-29 0-58 0-86 0 36-140 42-159 42-165 0-17-12-25-28-25-6 0-31 0-42 36-13 52-25 103-37 154-31 0-61 0-92 0-20 0-31 0-31 20 0 11 8 11 28 11 29 0 58 0 87 0-70 280-76 297-76 313 0 54 39 93 93 93 98 0 154-146 154-151 0-12-6-12-12-12-8 0-8 3-14 14-42 101-95 126-128 126-20 0-31-14-31-44 0-26 3-31 8-48 24-97 49-194 73-291z">
              <text:p/>
            </draw:path>
            <draw:path draw:style-name="gr56" draw:text-style-name="P38" draw:layer="layout" svg:width="0.173cm" svg:height="0.354cm" svg:x="16.342cm" svg:y="9.066cm" svg:viewBox="0 0 174 355" svg:d="M165 59c6-11 9-17 9-23 0-19-20-36-42-36-26 0-34 20-37 31-31 100-61 199-92 299-1 4-2 8-3 11 0 9 20 14 25 14 6 0 6 0 11-11 43-95 86-190 129-285z">
              <text:p/>
            </draw:path>
            <draw:path draw:style-name="gr56" draw:text-style-name="P38" draw:layer="layout" svg:width="0.321cm" svg:height="0.452cm" svg:x="16.944cm" svg:y="9.365cm" svg:viewBox="0 0 322 453" svg:d="M174 252c22 3 100 19 100 89 0 51-33 90-109 90-84 0-120-56-137-140-3-14-6-17-14-17-14 0-14 9-14 25 0 43 0 86 0 129 0 17 0 25 11 25 6 0 6-3 25-19 3-3 3-6 20-23 42 39 87 42 109 42 112 0 157-67 157-137 0-53-28-81-42-95-31-31-70-39-112-45-53-11-120-25-120-81 0-36 25-75 112-75 106 0 112 89 114 120 0 8 9 8 12 8 11 0 11-5 11-25 0-33 0-65 0-98 0-17 0-25-9-25-5 0-8 0-19 14-6 3-14 11-17 14-39-28-78-28-92-28-121 0-160 67-160 123 0 34 17 62 42 81 34 28 59 34 132 48z">
              <text:p/>
            </draw:path>
            <draw:path draw:style-name="gr56" draw:text-style-name="P38" draw:layer="layout" svg:width="0.103cm" svg:height="0.103cm" svg:x="17.386cm" svg:y="9.704cm" svg:viewBox="0 0 104 104" svg:d="M104 50c0-28-26-50-54-50s-50 22-50 50 22 54 50 54 54-26 54-54z">
              <text:p/>
            </draw:path>
            <draw:path draw:style-name="gr56" draw:text-style-name="P38" draw:layer="layout" svg:width="0.307cm" svg:height="0.615cm" svg:x="17.594cm" svg:y="9.203cm" svg:viewBox="0 0 308 616" svg:d="M151 210c47 0 93 0 140 0 0-10 0-21 0-31-47 0-93 0-140 0 0-60 0-119 0-179-8 0-17 0-25 0 0 81-31 185-126 190 0 7 0 13 0 20 27 0 54 0 81 0 0 90 0 181 0 271 0 121 93 135 129 135 70 0 98-70 98-135 0-18 0-37 0-56-8 0-17 0-25 0 0 19 0 38 0 56 0 73-31 109-67 109-65 0-65-89-65-106 0-91 0-183 0-274z">
              <text:p/>
            </draw:path>
            <draw:path draw:style-name="gr56" draw:text-style-name="P38" draw:layer="layout" svg:width="0.103cm" svg:height="0.103cm" svg:x="18.041cm" svg:y="9.704cm" svg:viewBox="0 0 104 104" svg:d="M104 50c0-28-24-50-54-50-29 0-50 22-50 50s21 54 50 54c30 0 54-26 54-54z">
              <text:p/>
            </draw:path>
            <draw:path draw:style-name="gr56" draw:text-style-name="P38" draw:layer="layout" svg:width="0.301cm" svg:height="0.626cm" svg:x="9.123cm" svg:y="10.613cm" svg:viewBox="0 0 302 627" svg:d="M179 224c31 0 62 0 93 0 19 0 30 0 30-20 0-11-11-11-28-11-29 0-58 0-86 0 36-140 42-159 42-165 0-17-14-28-31-28-3 0-28 3-39 36-13 53-25 105-37 157-31 0-61 0-92 0-20 0-31 0-31 17 0 14 8 14 28 14 29 0 58 0 87 0-70 277-76 294-76 313 0 53 39 90 90 90 101 0 157-143 157-151 0-12-6-12-12-12-8 0-8 6-14 14-42 104-95 126-128 126-20 0-31-11-31-44 0-23 3-31 5-48 25-96 49-192 73-288z">
              <text:p/>
            </draw:path>
            <draw:path draw:style-name="gr56" draw:text-style-name="P38" draw:layer="layout" svg:width="0.377cm" svg:height="0.486cm" svg:x="10.027cm" svg:y="10.193cm" svg:viewBox="0 0 378 487" svg:d="M227 283c33 78 73 176 81 187 14 17 25 17 36 17 5 0 10 0 14 0 11 0 20 0 20-9 0-5-3-5-3-8-8-8-17-22-20-28-55-132-111-265-167-397-3-11-17-45-90-45-8 0-20 0-20 11 0 9 9 9 12 9 14 2 28 5 44 44 27 65 54 129 82 193-68 61-135 122-202 182-8 9-14 14-14 25 0 17 14 23 22 23 14 0 23-9 23-11 60-65 121-129 182-193z">
              <text:p/>
            </draw:path>
            <draw:path draw:style-name="gr56" draw:text-style-name="P38" draw:layer="layout" svg:width="0.598cm" svg:height="0.038cm" svg:x="9.812cm" svg:y="10.963cm" svg:viewBox="0 0 599 39" svg:d="M565 39c17 0 34 0 34-19 0-20-17-20-34-20-177 0-354 0-531 0-17 0-34 0-34 20 0 19 17 19 34 19 177 0 354 0 531 0z">
              <text:p/>
            </draw:path>
            <draw:path draw:style-name="gr56" draw:text-style-name="P38" draw:layer="layout" svg:width="0.872cm" svg:height="0.511cm" svg:x="9.893cm" svg:y="10.728cm" svg:viewBox="0 0 873 512" svg:d="M767 274c-56 42-81 84-90 95-44 67-33 88-50 132 0 11 11 11 20 11 16 0 16-3 19-20 23-95 81-179 193-223 12-3 14-7 14-14s-5-9-8-9c-42-17-162-67-199-232-3-11-3-14-19-14-9 0-20 0-20 11 0 3 8 65 48 129 19 31 50 64 92 95-244 0-487 0-731 0-19 0-36 0-36 20 0 19 17 19 36 19 244 0 487 0 731 0z">
              <text:p/>
            </draw:path>
            <draw:path draw:style-name="gr56" draw:text-style-name="P38" draw:layer="layout" svg:width="0.301cm" svg:height="0.626cm" svg:x="11.119cm" svg:y="10.613cm" svg:viewBox="0 0 302 627" svg:d="M179 224c31 0 62 0 93 0 19 0 30 0 30-20 0-11-11-11-28-11-29 0-58 0-86 0 36-140 39-159 39-165 0-17-11-28-28-28-3 0-31 3-39 36-14 53-27 105-40 157-30 0-61 0-92 0-20 0-28 0-28 17 0 14 8 14 28 14 29 0 58 0 87 0-73 277-76 294-76 313 0 53 37 90 90 90 101 0 157-143 157-151 0-12-9-12-12-12-8 0-11 6-14 14-44 104-95 126-128 126-23 0-31-11-31-44 0-23 3-31 5-48 25-96 49-192 73-288z">
              <text:p/>
            </draw:path>
            <draw:path draw:style-name="gr56" draw:text-style-name="P38" draw:layer="layout" svg:width="0.173cm" svg:height="0.357cm" svg:x="11.483cm" svg:y="10.487cm" svg:viewBox="0 0 174 358" svg:d="M168 62c6-12 6-17 6-23 0-22-20-39-40-39-28 0-36 22-39 34-30 98-60 197-89 296-3 3-4 8-6 11 0 9 22 17 28 17s6-3 11-14c43-94 86-188 129-282z">
              <text:p/>
            </draw:path>
            <draw:path draw:style-name="gr56" draw:text-style-name="P38" draw:layer="layout" svg:width="0.441cm" svg:height="0.449cm" svg:x="12.096cm" svg:y="10.789cm" svg:viewBox="0 0 442 450" svg:d="M286 367c5 39 30 78 78 78 19 0 78-14 78-92 0-19 0-38 0-56-7 0-15 0-22 0 0 18 0 37 0 56 0 55-25 61-37 61-33 0-36-42-36-47 0-66 0-131 0-196 0-42 0-81-36-118-37-39-87-53-135-53-81 0-148 45-148 112 0 28 20 45 45 45 28 0 47-20 47-45 0-11-5-45-50-45 25-36 73-45 106-45 48 0 104 37 104 126 0 12 0 25 0 37-50 2-120 5-182 33-73 34-98 84-98 129 0 78 95 103 157 103 64 0 112-39 129-83zM280 204c0 33 0 66 0 98 0 92-73 126-115 126-50 0-89-34-89-81 0-56 42-137 204-143z">
              <text:p/>
            </draw:path>
            <draw:path draw:style-name="gr56" draw:text-style-name="P38" draw:layer="layout" svg:width="0.494cm" svg:height="0.433cm" svg:x="12.577cm" svg:y="10.795cm" svg:viewBox="0 0 495 434" svg:d="M78 95c0 89 0 177 0 266 0 42-11 42-78 42 0 10 0 20 0 31 34 0 84-3 112-3 25 0 76 3 109 3 0-11 0-21 0-31-64 0-75 0-75-42 0-61 0-121 0-182 0-103 70-157 131-157 62 0 73 54 73 109 0 77 0 153 0 230 0 42-11 42-76 42 0 10 0 20 0 31 34 0 84-3 112-3 25 0 76 3 109 3 0-11 0-21 0-31-50 0-75 0-78-28 0-63 0-125 0-188 0-86 0-114-28-151-14-16-47-36-103-36-73 0-118 42-146 104 0-35 0-69 0-104-47 4-93 7-140 11 0 10 0 21 0 31 70 0 78 6 78 53z">
              <text:p/>
            </draw:path>
            <draw:path draw:style-name="gr56" draw:text-style-name="P38" draw:layer="layout" svg:width="0.483cm" svg:height="0.693cm" svg:x="13.126cm" svg:y="10.546cm" svg:viewBox="0 0 484 694" svg:d="M342 629c0 22 0 43 0 65 47-4 95-8 142-11 0-11 0-21 0-31-67 0-75-6-75-53 0-200 0-399 0-599-48 4-95 7-143 11 0 10 0 21 0 31 70 0 78 8 78 56 0 71 0 142 0 213-30-37-72-62-126-62-114 0-218 95-218 224 0 123 95 221 210 221 62 0 106-34 132-65zM342 367c0 67 0 134 0 201 0 17 0 20-12 36-30 48-75 67-117 67-45 0-79-25-104-61-25-42-28-98-28-137 0-37 3-95 31-140 20-31 59-62 112-62 34 0 76 14 106 59 12 17 12 17 12 37z">
              <text:p/>
            </draw:path>
            <draw:path draw:style-name="gr56" draw:text-style-name="P38" draw:layer="layout" svg:width="0.36cm" svg:height="0.444cm" svg:x="14.019cm" svg:y="10.795cm" svg:viewBox="0 0 361 445" svg:d="M333 67c-28 0-47 23-47 45 0 14 8 28 30 28 23 0 45-17 45-56 0-45-42-84-117-84-129 0-166 101-166 143 0 78 73 92 101 98 51 11 104 19 104 75 0 25-25 106-143 106-14 0-90 0-112-50 39 3 62-25 62-53 0-22-14-34-37-34-25 0-53 20-53 65 0 56 56 95 140 95 160 0 199-118 199-162 0-37-20-62-31-73-28-28-56-31-98-42-36-6-76-14-76-59 0-28 23-87 110-87 25 0 75 6 89 45z">
              <text:p/>
            </draw:path>
            <draw:path draw:style-name="gr56" draw:text-style-name="P38" draw:layer="layout" svg:width="0.173cm" svg:height="0.357cm" svg:x="14.461cm" svg:y="10.487cm" svg:viewBox="0 0 174 358" svg:d="M165 62c6-12 9-17 9-23 0-22-20-39-42-39-26 0-34 22-37 34-31 98-61 197-92 296 0 3-2 8-3 11 0 9 22 17 28 17 3 0 3-3 8-14 43-94 86-188 129-282z">
              <text:p/>
            </draw:path>
            <draw:path draw:style-name="gr56" draw:text-style-name="P38" draw:layer="layout" svg:width="0.8cm" svg:height="0.693cm" svg:x="14.999cm" svg:y="10.557cm" svg:viewBox="0 0 801 694" svg:d="M378 56c187 0 238 45 238 109 0 62-48 179-210 185-48 3-81 36-81 47 0 6 2 4 3 6 41 5 61 25 111 143 48 103 73 148 129 148 121 0 233-120 233-143 0-5-6-5-9-5-14 0-50 11-73 42-14 22-36 53-84 53-50 0-81-70-114-149-20-47-40-84-62-112 143-50 238-153 238-257 0-123-165-123-314-123-97 0-151 0-235 36-131 59-148 140-148 149 0 5 3 5 8 5 17 0 40-11 48-17 20-14 22-19 28-39 14-39 42-72 165-78-3 59-14 151-47 294-26 109-62 218-107 324-3 9-2 8-3 11 0 9 6 6 9 9 19 0 61-23 73-42 2-6 126-283 156-596 16 0 32 0 48 0z">
              <text:p/>
            </draw:path>
            <draw:path draw:style-name="gr56" draw:text-style-name="P38" draw:layer="layout" svg:width="0.301cm" svg:height="0.626cm" svg:x="16.107cm" svg:y="10.613cm" svg:viewBox="0 0 302 627" svg:d="M179 224c31 0 62 0 93 0 19 0 30 0 30-20 0-11-11-11-28-11-29 0-58 0-86 0 36-140 39-159 39-165 0-17-11-28-28-28-3 0-31 3-39 36-14 53-27 105-40 157-30 0-61 0-92 0-20 0-28 0-28 17 0 14 8 14 28 14 29 0 58 0 87 0-73 277-76 294-76 313 0 53 37 90 90 90 101 0 157-143 157-151 0-12-9-12-12-12-8 0-11 6-14 14-44 104-95 126-128 126-23 0-31-11-31-44 0-23 3-31 5-48 25-96 49-192 73-288z">
              <text:p/>
            </draw:path>
            <draw:path draw:style-name="gr56" draw:text-style-name="P38" draw:layer="layout" svg:width="0.173cm" svg:height="0.357cm" svg:x="16.471cm" svg:y="10.487cm" svg:viewBox="0 0 174 358" svg:d="M168 62c6-12 6-17 6-23 0-22-20-39-40-39-28 0-36 22-39 34-30 98-60 197-89 296-3 3-4 8-6 11 0 9 22 17 28 17s6-3 11-14c43-94 86-188 129-282z">
              <text:p/>
            </draw:path>
            <draw:path draw:style-name="gr56" draw:text-style-name="P38" draw:layer="layout" svg:width="0.444cm" svg:height="0.449cm" svg:x="9.899cm" svg:y="12.264cm" svg:viewBox="0 0 445 450" svg:d="M286 364c5 39 30 81 78 81 19 0 81-14 81-92 0-19 0-38 0-56-8 0-17 0-25 0 0 18 0 37 0 56 0 55-25 61-37 61-30 0-36-42-36-47 0-66 0-131 0-196 0-42 0-81-33-118-40-39-90-53-138-53-78 0-148 45-148 109 0 31 20 48 45 48 28 0 47-20 47-45 0-11-5-45-50-45 25-36 73-47 106-47 48 0 104 39 104 125 0 13 0 25 0 37-50 5-120 8-182 36-73 34-98 84-98 129 0 78 95 103 157 103 67 0 112-39 129-86zM280 204c0 33 0 66 0 98 0 92-70 126-115 126-47 0-89-34-89-84 0-53 42-134 204-140z">
              <text:p/>
            </draw:path>
            <draw:path draw:style-name="gr56" draw:text-style-name="P38" draw:layer="layout" svg:width="0.494cm" svg:height="0.433cm" svg:x="10.38cm" svg:y="12.269cm" svg:viewBox="0 0 495 434" svg:d="M78 95c0 88 0 175 0 263 0 45-11 45-78 45 0 10 0 20 0 31 36 0 87-3 112-3s76 3 109 3c0-11 0-21 0-31-64 0-75 0-75-45 0-60 0-119 0-179 0-103 70-157 131-157 65 0 73 54 73 109 0 76 0 152 0 227 0 45-8 45-76 45 0 10 0 20 0 31 34 0 84-3 112-3 25 0 76 3 109 3 0-11 0-21 0-31-50 0-75 0-75-28 0-63 0-125 0-188 0-86 0-114-31-151-14-16-47-36-103-36-73 0-118 42-146 104 0-35 0-69 0-104-47 4-93 7-140 11 0 10 0 21 0 31 70 0 78 6 78 53z">
              <text:p/>
            </draw:path>
            <draw:path draw:style-name="gr56" draw:text-style-name="P38" draw:layer="layout" svg:width="0.483cm" svg:height="0.693cm" svg:x="10.929cm" svg:y="12.02cm" svg:viewBox="0 0 484 694" svg:d="M342 629c0 22 0 43 0 65 47-4 95-8 142-11 0-11 0-21 0-31-67 0-75-6-75-53 0-200 0-399 0-599-48 4-95 7-143 11 0 10 0 21 0 31 70 0 78 8 78 56 0 71 0 142 0 213-28-37-70-62-123-62-117 0-221 95-221 224 0 123 98 221 210 221 62 0 106-34 132-65zM342 367c0 67 0 134 0 201 0 17 0 20-12 36-30 48-72 67-117 67-42 0-79-25-101-61-28-42-31-98-31-137 0-37 3-95 31-140 22-31 59-62 112-62 34 0 76 14 106 59 12 17 12 17 12 37z">
              <text:p/>
            </draw:path>
            <draw:path draw:style-name="gr56" draw:text-style-name="P38" draw:layer="layout" svg:width="0.48cm" svg:height="0.433cm" svg:x="11.788cm" svg:y="12.28cm" svg:viewBox="0 0 481 434" svg:d="M392 95c8-22 25-64 89-64 0-10 0-21 0-31-22 0-50 3-72 3-26 0-70-3-87-3 0 10 0 21 0 31 36 0 47 22 47 42 0 8-2 11-5 22-34 84-67 168-101 252-36-91-73-183-109-274-6-14-4-11-6-17 0-25 37-25 56-25 0-10 0-21 0-31-30 0-86 3-109 3-25 0-64-3-95-3 0 10 0 21 0 31 62 0 67 5 78 36 48 116 96 231 143 347 6 14 7 20 20 20 12 0 17-9 22-20 43-106 86-213 129-319z">
              <text:p/>
            </draw:path>
            <draw:path draw:style-name="gr56" draw:text-style-name="P38" draw:layer="layout" svg:width="0.209cm" svg:height="0.656cm" svg:x="12.323cm" svg:y="12.045cm" svg:viewBox="0 0 210 657" svg:d="M140 224c-46 4-91 7-137 11 0 10 0 21 0 31 64 0 73 5 73 53 0 88 0 175 0 263 0 45-12 45-76 45 0 10 0 20 0 30 31 0 84-2 106-2 37 0 70 2 104 2 0-10 0-20 0-30-64 0-70-6-70-42 0-121 0-241 0-361zM146 53c0-31-26-53-54-53-30 0-53 28-53 53s23 51 53 51c28 0 54-20 54-51z">
              <text:p/>
            </draw:path>
            <draw:path draw:style-name="gr56" draw:text-style-name="P38" draw:layer="layout" svg:width="0.371cm" svg:height="0.449cm" svg:x="12.597cm" svg:y="12.264cm" svg:viewBox="0 0 372 450" svg:d="M81 227c0-163 81-202 132-202 8 0 70 0 106 37-42 2-47 30-47 44 0 25 19 45 44 45 28 0 48-17 48-47 0-68-76-104-151-104-123 0-213 106-213 227 0 126 95 223 210 223 132 0 162-118 162-128s-8-9-11-9c-8 0-11 3-14 9-28 92-92 103-129 103-50 0-137-42-137-198z">
              <text:p/>
            </draw:path>
            <draw:path draw:style-name="gr56" draw:text-style-name="P38" draw:layer="layout" svg:width="0.38cm" svg:height="0.449cm" svg:x="13.028cm" svg:y="12.264cm" svg:viewBox="0 0 381 450" svg:d="M81 193c6-148 90-173 123-173 101 0 110 134 110 173-78 0-155 0-233 0zM81 213c92 0 183 0 274 0 23 0 26 0 26-20 0-98-53-193-177-193-114 0-204 101-204 224 0 131 101 226 216 226 120 0 165-109 165-128 0-9-9-11-14-11-9 0-12 5-14 14-34 100-121 100-132 100-50 0-89-28-112-64-28-48-28-112-28-148z">
              <text:p/>
            </draw:path>
            <draw:path draw:style-name="gr56" draw:text-style-name="P38" draw:layer="layout" svg:width="0.259cm" svg:height="0.055cm" svg:x="13.448cm" svg:y="12.462cm" svg:viewBox="0 0 260 56" svg:d="M0 0c87 0 174 0 260 0 0 19 0 37 0 56-86 0-173 0-260 0 0-19 0-37 0-56z">
              <text:p/>
            </draw:path>
            <draw:path draw:style-name="gr56" draw:text-style-name="P38" draw:layer="layout" svg:width="0.48cm" svg:height="0.433cm" svg:x="13.784cm" svg:y="12.28cm" svg:viewBox="0 0 481 434" svg:d="M389 95c8-22 25-64 92-64 0-10 0-21 0-31-25 0-53 3-75 3-23 0-67-3-84-3 0 10 0 21 0 31 36 0 45 22 45 42 0 8 0 11-6 22-33 84-65 168-98 252-37-91-75-183-112-274-5-14-4-11-5-17 0-25 39-25 56-25 0-10 0-21 0-31-28 0-84 3-107 3-28 0-67-3-95-3 0 10 0 21 0 31 62 0 64 5 78 36 47 116 94 231 140 347 9 14 10 20 23 20 12 0 17-9 19-20 43-106 86-213 129-319z">
              <text:p/>
            </draw:path>
            <draw:path draw:style-name="gr56" draw:text-style-name="P38" draw:layer="layout" svg:width="0.38cm" svg:height="0.449cm" svg:x="14.285cm" svg:y="12.264cm" svg:viewBox="0 0 381 450" svg:d="M81 193c6-148 90-173 123-173 101 0 110 134 110 173-78 0-155 0-233 0zM81 213c92 0 183 0 274 0 20 0 26 0 26-20 0-98-53-193-177-193-114 0-204 101-204 224 0 131 101 226 216 226 120 0 165-109 165-128 0-9-9-11-14-11-9 0-12 5-14 14-34 100-123 100-132 100-50 0-89-28-112-64-28-48-28-112-28-148z">
              <text:p/>
            </draw:path>
            <draw:path draw:style-name="gr56" draw:text-style-name="P38" draw:layer="layout" svg:width="0.329cm" svg:height="0.433cm" svg:x="14.722cm" svg:y="12.269cm" svg:viewBox="0 0 330 434" svg:d="M137 109c0-36 0-73 0-109-46 4-91 7-137 11 0 10 0 21 0 31 67 0 76 6 76 53 0 88 0 175 0 263 0 45-12 45-76 45 0 10 0 20 0 31 36 0 84-3 112-3 39 0 84 0 123 3 0-11 0-21 0-31-6 0-13 0-19 0-73 0-76-11-76-45 0-50 0-101 0-151 0-98 42-185 118-185 5 0 8 0 11 0-3 0-23 14-23 40 0 25 20 42 42 42 17 0 42-13 42-45s-30-59-72-59c-73 0-110 64-121 109z">
              <text:p/>
            </draw:path>
            <draw:path draw:style-name="gr56" draw:text-style-name="P38" draw:layer="layout" svg:width="0.321cm" svg:height="0.449cm" svg:x="15.111cm" svg:y="12.264cm" svg:viewBox="0 0 322 450" svg:d="M174 249c19 3 100 20 100 90 0 50-33 89-112 89-81 0-117-56-134-140-3-11-6-17-14-17-14 0-14 9-14 26 0 43 0 87 0 131 0 17 0 22 11 22 6 0 6 0 25-19 0-3 0-3 20-23 42 42 87 42 106 42 115 0 160-67 160-137 0-50-31-81-42-92-31-31-70-39-112-48-56-11-120-22-120-81 0-33 25-75 109-75 109 0 115 89 115 120 2 8 11 8 14 8 11 0 11-5 11-22 0-33 0-67 0-101 0-16 0-22-11-22-3 0-6 0-20 11-3 3-11 14-17 17-36-28-75-28-92-28-121 0-157 64-157 120 0 34 17 62 42 84 31 25 59 31 132 45z">
              <text:p/>
            </draw:path>
            <draw:path draw:style-name="gr56" draw:text-style-name="P38" draw:layer="layout" svg:width="0.441cm" svg:height="0.449cm" svg:x="15.508cm" svg:y="12.264cm" svg:viewBox="0 0 442 450" svg:d="M286 364c2 39 30 81 75 81 22 0 81-14 81-92 0-19 0-38 0-56-7 0-15 0-22 0 0 18 0 37 0 56 0 55-25 61-37 61-33 0-36-42-36-47 0-66 0-131 0-196 0-42 0-81-36-118-37-39-87-53-135-53-81 0-148 45-148 109 0 31 20 48 45 48 28 0 45-20 45-45 0-11-3-45-51-45 28-36 76-47 107-47 50 0 106 39 106 125 0 13 0 25 0 37-50 5-120 8-182 36-73 34-98 84-98 129 0 78 95 103 157 103 64 0 109-39 129-86zM280 204c0 33 0 66 0 98 0 92-73 126-115 126-50 0-89-34-89-84 0-53 42-134 204-140z">
              <text:p/>
            </draw:path>
          </draw:g>
        </draw:g>
        <presentation:notes draw:style-name="dp2">
          <draw:page-thumbnail draw:style-name="gr1" draw:layer="layout" svg:width="15.169cm" svg:height="8.533cm" svg:x="1.914cm" svg:y="2.566cm" draw:page-number="24" presentation:class="page"/>
          <draw:frame presentation:style-name="pr10" draw:text-style-name="P3" draw:layer="layout" svg:width="17.992cm" svg:height="11.897cm" svg:x="0.529cm" svg:y="11.902cm" presentation:class="notes" presentation:placeholder="true">
            <draw:text-box/>
          </draw:frame>
        </presentation:notes>
      </draw:page>
      <draw:page draw:name="page25"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cm" presentation:class="title" presentation:user-transformed="true">
          <draw:text-box>
            <text:p><text:span text:style-name="T30">Strong Bisimilarity is No Congruence of New Algebra</text:span></text:p>
          </draw:text-box>
        </draw:frame>
        <draw:frame presentation:style-name="pr12" draw:text-style-name="P5" draw:layer="layout" svg:width="24.408cm" svg:height="4.753cm" svg:x="0.498cm" svg:y="3.343cm" presentation:class="outline" presentation:user-transformed="true">
          <draw:text-box>
            <text:list text:style-name="L3">
              <text:list-item>
                <text:p>From a congruence relation we expect equivalent systems to combine equivalently:</text:p>
              </text:list-item>
            </text:list>
          </draw:text-box>
        </draw:frame>
        <draw:g>
          <svg:title>TexMaths</svg:title>
          <svg:desc>28§display§P \stronglyBisimilar Q \implies P \parallel R \stronglyBisimilar Q \parallel R§svg§600§TRUE§</svg:desc>
          <draw:g>
            <draw:path draw:style-name="gr56" draw:text-style-name="P38" draw:layer="layout" svg:width="0.702cm" svg:height="0.667cm" svg:x="5.068cm" svg:y="7.228cm" svg:viewBox="0 0 703 668" svg:d="M260 358c55 0 110 0 166 0 139 0 277-101 277-210 0-75-65-148-194-148-106 0-212 0-319 0-19 0-28 0-28 17 0 14 9 14 28 14 12 0 31 0 42 0 14 3 23 5 23 17 0 2-3 5-6 19-44 175-88 350-131 525-9 39-12 45-90 45-17 0-28 0-28 20 0 11 14 11 17 11 25 0 95-3 123-3 22 0 42 3 64 3 20 0 42 0 65 0 5 0 19 0 19-20 0-11-11-11-28-11-36 0-64 0-64-17 0-5 3-11 3-16 20-82 41-164 61-246zM330 67c9-33 12-36 54-36 31 0 63 0 95 0 81 0 134 25 134 92 0 39-22 123-59 159-50 45-109 51-151 51-47 0-93 0-140 0 23-89 45-177 67-266z">
              <text:p/>
            </draw:path>
            <draw:path draw:style-name="gr56" draw:text-style-name="P38" draw:layer="layout" svg:width="0.654cm" svg:height="0.228cm" svg:x="6.851cm" svg:y="7.538cm" svg:viewBox="0 0 655 229" svg:d="M655 31c0-23-6-31-14-31-3 0-11 6-11 25-6 95-70 148-140 148-62 0-109-42-157-84-50-44-101-89-168-89-106 0-165 106-165 196 0 30 9 20 14 30 11 0 14-19 14-22 3-106 78-151 137-151 62 0 109 42 157 84 50 45 101 92 168 92 109 0 165-109 165-198z">
              <text:p/>
            </draw:path>
            <draw:path draw:style-name="gr56" draw:text-style-name="P38" draw:layer="layout" svg:width="0.265cm" svg:height="0.309cm" svg:x="6.132cm" svg:y="8.181cm" svg:viewBox="0 0 266 310" svg:d="M235 48c-3 2-22 11-22 30 0 9 5 20 22 20 9 0 31-3 31-37 0-44-48-61-87-61-98 0-120 75-120 103 0 53 53 65 78 70 34 6 70 11 70 48 0 19-17 70-98 70-22 0-61-3-75-34 22-6 28-25 28-33 0-12-12-23-26-23-16 0-36 14-36 42 0 42 45 67 106 67 118 0 146-84 146-114 0-20-8-40-25-53-20-17-37-20-76-28-19-3-50-9-50-37 0-11 11-58 78-58 14 0 45 5 56 28z">
              <text:p/>
            </draw:path>
            <draw:path draw:style-name="gr56" draw:text-style-name="P38" draw:layer="layout" svg:width="0.223cm" svg:height="0.435cm" svg:x="6.47cm" svg:y="8.055cm" svg:viewBox="0 0 224 436" svg:d="M134 159c23 0 45 0 68 0 14 0 22 0 22-16 0-9-8-9-20-9-21 0-43 0-64 0 8-32 17-65 25-98 3-11 3-11 3-14 0-14-8-22-22-22-23 0-28 22-31 31-9 34-17 69-25 103-23 0-45 0-68 0-14 0-22 0-22 14 0 11 8 11 20 11 21 0 43 0 64 0-16 64-32 127-48 190-2 14-2 17-2 23 0 42 33 64 70 64 72 0 117-95 117-106 0-9-8-9-14-9-11 0-11 3-17 12-30 72-67 83-86 83-23 0-23-25-23-30 0-12 2-19 3-28 17-66 34-133 50-199z">
              <text:p/>
            </draw:path>
            <draw:path draw:style-name="gr56" draw:text-style-name="P38" draw:layer="layout" svg:width="0.324cm" svg:height="0.309cm" svg:x="6.739cm" svg:y="8.181cm" svg:viewBox="0 0 325 310" svg:d="M123 176c3-14 9-31 11-45 6-16 12-44 42-81 14-14 34-30 65-30 8 0 31 2 47 11-14 8-22 19-22 33 0 17 17 23 25 23 14 0 34-12 34-39 0-34-42-48-81-48-20 0-56 3-96 48-11-37-47-48-67-48-31 0-45 20-56 36-14 25-25 67-25 70 0 9 8 9 14 9 14 0 14 0 20-20 11-47 23-75 44-75s23 25 23 33c0 14-9 48-14 73-7 24-13 48-20 72-3 12-8 37-11 48-6 14-11 39-11 45 0 14 11 19 22 19 14 0 23-11 25-17 3-2 9-28 14-42 6-25 12-50 17-75z">
              <text:p/>
            </draw:path>
            <draw:path draw:style-name="gr56" draw:text-style-name="P38" draw:layer="layout" svg:width="0.31cm" svg:height="0.309cm" svg:x="7.072cm" svg:y="8.181cm" svg:viewBox="0 0 311 310" svg:d="M311 120c0-67-48-120-118-120-101 0-193 98-193 193 0 70 50 117 118 117 98 0 193-95 193-190zM118 291c-17 0-62-9-62-76 0-31 14-100 45-145 25-31 59-50 89-50 26 0 65 14 65 75 0 25-9 89-39 137-23 33-59 59-98 59z">
              <text:p/>
            </draw:path>
            <draw:path draw:style-name="gr56" draw:text-style-name="P38" draw:layer="layout" svg:width="0.408cm" svg:height="0.309cm" svg:x="7.459cm" svg:y="8.181cm" svg:viewBox="0 0 409 310" svg:d="M148 59c-2-42-39-59-67-59-31 0-45 20-56 36-14 25-25 67-25 70 0 9 8 9 14 9 14 0 14 0 20-20 11-47 23-75 44-75s23 25 23 33c0 14-9 48-14 73-7 24-13 48-20 72-3 12-8 37-11 48-6 14-11 39-11 45 0 14 11 19 22 19 23 0 28-19 31-31 3-11 11-44 17-61 0-8 8-36 11-45 0-8 8-42 11-47 0-3 23-51 51-76 19-19 44-30 70-30 33 0 39 25 39 47 0 39-31 123-42 154-9 19-9 22-9 33 0 37 31 56 62 56 70 0 101-92 101-103s-9-11-14-11c-14 0-14 2-17 16-11 42-36 79-67 79-11 0-17-3-17-23 0-14 6-30 11-47 11-31 42-106 42-143 0-53-39-78-87-78-53 0-89 34-112 59z">
              <text:p/>
            </draw:path>
            <draw:path draw:style-name="gr56" draw:text-style-name="P38" draw:layer="layout" svg:width="0.324cm" svg:height="0.443cm" svg:x="7.909cm" svg:y="8.181cm" svg:viewBox="0 0 325 444" svg:d="M322 50c3-11 3-14 3-16 0-14-11-20-23-20-14 0-25 11-30 25-17-25-40-39-68-39-84 0-170 98-170 193 0 64 42 112 100 112 34 0 62-20 82-37-3 11-23 84-23 87-5 14-31 70-101 70-11 0-33 0-50-6 17-11 11-19 17-28 0-14-11-25-25-25-17 0-34 14-34 39 0 36 42 39 90 39 98 0 145-53 156-98 26-98 51-197 76-296zM230 207c-3 22-51 78-96 78-30 0-47-28-47-64 0-28 17-106 39-143 25-42 56-58 78-58 48 0 56 58 56 67-1 2-2 5-2 8-10 37-19 75-28 112z">
              <text:p/>
            </draw:path>
            <draw:path draw:style-name="gr56" draw:text-style-name="P38" draw:layer="layout" svg:width="0.679cm" svg:height="0.879cm" svg:x="8.609cm" svg:y="7.206cm" svg:viewBox="0 0 680 880" svg:d="M384 685c151-59 296-232 296-422 0-157-103-263-252-263-210 0-428 224-428 450 0 165 112 263 252 263 25 0 59-3 98-14-6 58-6 61-6 75 0 31 0 106 82 106 117 0 165-179 165-190 0-5-6-8-12-8-8 0-8 5-11 11-22 70-81 92-114 92-45 0-62-25-70-100zM199 676c-79-31-112-106-112-193 0-69 25-206 101-313 72-100 165-145 235-145 98 0 170 76 170 207 0 98-50 327-215 419-6-33-14-106-87-106-50 0-101 50-101 100 0 20 6 21 9 31zM258 687c-14 0-45 0-45-42 0-39 36-78 78-78s62 23 62 84c0 14-3 14-11 20-26 11-56 16-84 16z">
              <text:p/>
            </draw:path>
            <draw:path draw:style-name="gr56" draw:text-style-name="P38" draw:layer="layout" svg:width="0.651cm" svg:height="0.228cm" svg:x="9.942cm" svg:y="7.538cm" svg:viewBox="0 0 652 229" svg:d="M619 39c16 0 33 0 33-19 0-20-17-20-31-20-196 0-393 0-590 0-14 0-31 0-31 20 0 19 17 19 34 19 195 0 390 0 585 0zM621 229c14 0 31 0 31-19 0-20-17-20-33-20-195 0-390 0-585 0-17 0-34 0-34 20 0 19 17 19 31 19 197 0 394 0 590 0z">
              <text:p/>
            </draw:path>
            <draw:path draw:style-name="gr56" draw:text-style-name="P38" draw:layer="layout" svg:width="0.872cm" svg:height="0.538cm" svg:x="10.541cm" svg:y="7.382cm" svg:viewBox="0 0 873 539" svg:d="M661 196c42 33 92 58 123 75-34 14-84 39-123 75-208 0-417 0-625 0-16 0-36 0-36 20s17 20 34 20c194 0 388 0 582 0-48 44-98 131-98 142s14 11 19 11c6 0 14 0 17-8 23-36 51-90 112-145 70-59 135-87 185-101 17-6 13-6 20-8 2-3 1-4 2-6 0-3 0-6 0-8-1 0-1 0-2 0-3-3-3-3-23-9-131-39-232-128-285-234-12-20-12-20-26-20-5 0-19 0-19 11 0 14 50 98 98 145-194 0-388 0-582 0-17 0-34 0-34 20s20 20 36 20c208 0 417 0 625 0z">
              <text:p/>
            </draw:path>
            <draw:path draw:style-name="gr56" draw:text-style-name="P38" draw:layer="layout" svg:width="0.699cm" svg:height="0.667cm" svg:x="12.058cm" svg:y="7.228cm" svg:viewBox="0 0 700 668" svg:d="M258 358c56 0 112 0 168 0 139 0 274-101 274-210 0-75-65-148-193-148-107 0-213 0-319 0-17 0-28 0-28 17 0 14 8 14 28 14 14 0 30 0 42 0 16 3 22 5 22 17 0 2-3 5-6 19-44 175-87 350-131 525-9 39-11 45-90 45-17 0-25 0-25 20 0 11 11 11 14 11 28 0 98-3 123-3 23 0 45 3 65 3 22 0 42 0 64 0 6 0 20 0 20-20 0-11-9-11-28-11-37 0-65 0-65-17 0-5 3-11 3-16 20-82 41-164 62-246zM328 67c8-33 11-36 53-36 31 0 63 0 95 0 81 0 134 25 134 92 0 39-19 123-59 159-50 45-109 51-151 51-46 0-93 0-140 0 23-89 45-177 68-266z">
              <text:p/>
            </draw:path>
            <draw:path draw:style-name="gr56" draw:text-style-name="P38" draw:layer="layout" svg:width="0.229cm" svg:height="0.98cm" svg:x="13.189cm" svg:y="7.161cm" svg:viewBox="0 0 230 981" svg:d="M39 34c0-14 0-34-19-34-20 0-20 22-20 36 0 303 0 606 0 908 0 17 0 37 20 37 19 0 19-17 19-34 0-304 0-609 0-913zM230 36c0-14 0-36-20-36s-20 20-20 34c0 304 0 609 0 913 0 17 0 34 20 34s20-23 20-37c0-302 0-605 0-908z">
              <text:p/>
            </draw:path>
            <draw:path draw:style-name="gr56" draw:text-style-name="P38" draw:layer="layout" svg:width="0.702cm" svg:height="0.689cm" svg:x="13.864cm" svg:y="7.228cm" svg:viewBox="0 0 703 690" svg:d="M330 67c6-25 9-33 26-36 11 0 42 0 61 0 70 0 179 0 179 95 0 33-17 100-56 139-25 26-75 56-165 56-36 0-73 0-109 0 21-84 43-169 64-254zM470 335c101-22 219-89 219-190 0-84-90-145-219-145-93 0-186 0-280 0-19 0-30 0-30 20 0 11 11 11 28 11 2 0 22 0 39 0 17 3 25 3 25 17 0 2 0 5-3 19-44 175-88 350-131 525-12 39-14 45-90 45-20 0-28 0-28 20 0 11 11 11 14 11 28 0 97-3 123-3 27 0 98 3 126 3 9 0 20 0 20-20 0-11-9-11-28-11-37 0-65 0-65-17 0-5 3-11 3-16 23-87 45-174 67-260 39 0 77 0 115 0 90 0 109 56 109 89 0 14-8 45-14 67-8 28-16 64-16 84 0 106 117 106 131 106 84 0 118-98 118-112s-8-9-12-14c-8 0-11 9-14 14-22 73-67 90-89 90-31 0-39-20-39-59 0-31 5-81 11-112 3-14 3-33 3-47 0-76-65-104-93-115z">
              <text:p/>
            </draw:path>
            <draw:path draw:style-name="gr56" draw:text-style-name="P38" draw:layer="layout" svg:width="0.654cm" svg:height="0.228cm" svg:x="15.633cm" svg:y="7.538cm" svg:viewBox="0 0 655 229" svg:d="M655 31c0-23-6-31-14-31-6 0-11 6-14 25-3 95-67 148-137 148-62 0-109-42-157-84-50-44-101-89-168-89-109 0-165 106-165 196 0 30 11 30 14 30 8 0 14-19 14-22 3-106 76-151 137-151 62 0 109 42 157 84 50 45 101 92 168 92 106 0 165-109 165-198z">
              <text:p/>
            </draw:path>
            <draw:path draw:style-name="gr56" draw:text-style-name="P38" draw:layer="layout" svg:width="0.265cm" svg:height="0.309cm" svg:x="14.913cm" svg:y="8.181cm" svg:viewBox="0 0 266 310" svg:d="M232 48c-2 2-19 11-19 30 0 9 5 20 22 20 9 0 31-3 31-37 0-44-48-61-87-61-101 0-123 75-123 103 0 53 56 65 81 70 31 6 70 11 70 48 0 19-17 70-101 70-19 0-58-3-75-34 25-6 28-25 28-33 0-12-9-23-23-23-19 0-36 14-36 42 0 42 42 67 106 67 118 0 146-84 146-114 0-20-11-40-25-53-23-17-39-20-76-28-19-3-50-9-50-37 0-11 11-58 75-58 17 0 48 5 56 28z">
              <text:p/>
            </draw:path>
            <draw:path draw:style-name="gr56" draw:text-style-name="P38" draw:layer="layout" svg:width="0.223cm" svg:height="0.435cm" svg:x="15.252cm" svg:y="8.055cm" svg:viewBox="0 0 224 436" svg:d="M134 159c23 0 45 0 68 0 14 0 22 0 22-16 0-9-8-9-20-9-21 0-43 0-64 0 8-32 17-65 25-98 3-11 3-11 3-14 0-14-11-22-22-22-23 0-28 22-31 31-9 34-17 69-25 103-24 0-47 0-70 0-12 0-20 0-20 14 0 11 8 11 20 11 21 0 43 0 64 0-16 64-32 127-48 190-5 14-5 17-5 23 0 42 33 64 70 64 75 0 120-95 120-106 0-9-11-9-14-9-11 0-14 3-17 12-33 72-67 83-86 83-23 0-23-25-23-30 0-12 2-19 3-28 17-66 34-133 50-199z">
              <text:p/>
            </draw:path>
            <draw:path draw:style-name="gr56" draw:text-style-name="P38" draw:layer="layout" svg:width="0.324cm" svg:height="0.309cm" svg:x="15.521cm" svg:y="8.181cm" svg:viewBox="0 0 325 310" svg:d="M123 176c3-14 9-31 11-45 3-16 12-44 42-81 14-14 34-30 65-30 5 0 31 2 45 11-14 8-20 19-20 33 0 17 17 23 25 23 11 0 34-12 34-39 0-34-42-48-84-48-17 0-56 3-95 48-12-37-45-48-65-48-31 0-45 20-56 36-14 25-25 67-25 70 0 9 8 9 14 9 11 0 14 0 17-20 14-47 25-75 47-75 23 0 23 25 23 33 0 14-11 48-17 73-6 24-11 48-17 72-3 12-11 37-14 48-3 14-8 39-8 45 0 14 11 19 22 19 14 0 23-11 25-17 3-2 9-28 12-42 6-25 13-50 19-75z">
              <text:p/>
            </draw:path>
            <draw:path draw:style-name="gr56" draw:text-style-name="P38" draw:layer="layout" svg:width="0.307cm" svg:height="0.309cm" svg:x="15.854cm" svg:y="8.181cm" svg:viewBox="0 0 308 310" svg:d="M308 120c0-67-45-120-118-120-98 0-190 98-190 193 0 70 50 117 118 117 98 0 190-95 190-190zM118 291c-20 0-65-9-65-76 0-31 14-100 48-145 25-31 59-50 89-50 26 0 65 14 65 75 0 25-11 89-39 137-23 33-62 59-98 59z">
              <text:p/>
            </draw:path>
            <draw:path draw:style-name="gr56" draw:text-style-name="P38" draw:layer="layout" svg:width="0.408cm" svg:height="0.309cm" svg:x="16.24cm" svg:y="8.181cm" svg:viewBox="0 0 409 310" svg:d="M148 59c-5-42-39-59-67-59-31 0-45 20-56 36-14 25-25 67-25 70 0 9 8 9 14 9 14 0 14 0 17-20 14-47 25-75 47-75 23 0 23 25 23 33 0 14-11 48-17 73-6 24-11 48-17 72-3 12-11 37-14 48-3 14-8 39-8 45 0 14 11 19 22 19 23 0 28-19 31-31 3-11 11-44 14-61 3-8 8-36 11-45 3-8 11-42 11-47 3-3 23-51 51-76 22-19 45-30 73-30 30 0 39 25 39 47 0 39-31 123-45 154-6 19-6 22-6 33 0 37 31 56 62 56 67 0 101-92 101-103s-11-11-17-11c-11 0-11 2-17 16-11 42-36 79-64 79-11 0-20-3-20-23 0-14 9-30 14-47 11-31 39-106 39-143 0-53-36-78-84-78-53 0-92 34-112 59z">
              <text:p/>
            </draw:path>
            <draw:path draw:style-name="gr56" draw:text-style-name="P38" draw:layer="layout" svg:width="0.324cm" svg:height="0.443cm" svg:x="16.688cm" svg:y="8.181cm" svg:viewBox="0 0 325 444" svg:d="M322 50c3-11 3-14 3-16 0-14-11-20-20-20-14 0-28 11-31 25-16-25-42-39-67-39-84 0-171 98-171 193 0 64 42 112 98 112 37 0 65-20 84-37-2 11-22 84-22 87-6 14-31 70-104 70-8 0-33 0-47-6 14-11 9-19 14-28 0-14-9-25-23-25-19 0-36 14-36 39 0 36 45 39 92 39 98 0 146-53 157-98 24-98 49-197 73-296zM232 207c-5 22-50 78-95 78-31 0-47-28-47-64 0-28 16-106 39-143 22-42 56-58 78-58 48 0 56 58 56 67-1 2-2 5-3 8-9 37-18 75-28 112z">
              <text:p/>
            </draw:path>
            <draw:path draw:style-name="gr56" draw:text-style-name="P38" draw:layer="layout" svg:width="0.679cm" svg:height="0.879cm" svg:x="17.391cm" svg:y="7.206cm" svg:viewBox="0 0 680 880" svg:d="M384 685c151-59 296-232 296-422 0-157-103-263-252-263-212 0-428 224-428 450 0 165 109 263 252 263 25 0 59-3 95-14-3 58-3 61-3 75 0 31 0 106 82 106 117 0 165-179 165-190 0-5-9-8-12-8-8 0-11 5-11 11-25 70-81 92-114 92-48 0-62-25-70-100zM196 676c-76-31-109-106-109-193 0-69 25-206 101-313 70-100 162-145 235-145 98 0 170 76 170 207 0 98-50 327-215 419-6-33-14-106-87-106-53 0-101 50-101 100 0 20 4 21 6 31zM258 687c-14 0-45 0-45-42 0-39 36-78 78-78s59 23 59 84c0 14 0 14-8 20-28 11-56 16-84 16z">
              <text:p/>
            </draw:path>
            <draw:path draw:style-name="gr56" draw:text-style-name="P38" draw:layer="layout" svg:width="0.229cm" svg:height="0.98cm" svg:x="18.525cm" svg:y="7.161cm" svg:viewBox="0 0 230 981" svg:d="M39 34c0-14 0-34-19-34-20 0-20 22-20 36 0 303 0 606 0 908 0 17 0 37 20 37 19 0 19-17 19-34 0-304 0-609 0-913zM230 36c0-14 0-36-20-36s-20 20-20 34c0 304 0 609 0 913 0 17 0 34 20 34s20-23 20-37c0-302 0-605 0-908z">
              <text:p/>
            </draw:path>
            <draw:path draw:style-name="gr56" draw:text-style-name="P38" draw:layer="layout" svg:width="0.702cm" svg:height="0.689cm" svg:x="19.199cm" svg:y="7.228cm" svg:viewBox="0 0 703 690" svg:d="M328 67c5-25 8-33 28-36 8 0 39 0 61 0 67 0 176 0 176 95 0 33-14 100-53 139-25 26-78 56-165 56-37 0-75 0-112 0 22-84 43-169 65-254zM470 335c98-22 216-89 216-190 0-84-87-145-219-145-93 0-186 0-279 0-20 0-28 0-28 20 0 11 8 11 28 11 2 0 19 0 36 0 20 3 28 3 28 17 0 2-3 5-6 19-44 175-87 350-131 525-9 39-11 45-90 45-17 0-25 0-25 20 0 11 11 11 14 11 28 0 95-3 123-3s98 3 126 3c9 0 20 0 20-20 0-11-9-11-28-11-37 0-65 0-65-17 0-5 3-11 3-16 22-87 43-174 65-260 39 0 78 0 117 0 90 0 106 56 106 89 0 14-5 45-14 67-5 28-13 64-13 84 0 106 117 106 131 106 81 0 118-98 118-112s-8-9-12-14c-11 0-11 9-14 14-25 73-67 90-89 90-34 0-39-20-39-59 0-31 5-81 8-112 3-14 6-33 6-47 0-76-68-104-93-115z">
              <text:p/>
            </draw:path>
          </draw:g>
        </draw:g>
        <draw:frame presentation:style-name="pr12" draw:text-style-name="P75" draw:layer="layout" svg:width="24.408cm" svg:height="4.753cm" svg:x="0.498cm" svg:y="10.144cm" presentation:class="outline" presentation:user-transformed="true">
          <draw:text-box>
            <text:list text:style-name="L3">
              <text:list-item>
                <text:p xml:id="id189" text:id="id189"><text:span text:style-name="T58">But this </text:span><text:span text:style-name="T59">fails</text:span><text:span text:style-name="T58"> for the PA with Global Variabl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seq>
        </anim:par>
        <presentation:notes draw:style-name="dp2">
          <draw:page-thumbnail draw:style-name="gr1" draw:layer="layout" svg:width="15.169cm" svg:height="8.533cm" svg:x="1.914cm" svg:y="2.566cm" draw:page-number="25" presentation:class="page"/>
          <draw:frame presentation:style-name="pr10" draw:text-style-name="P3" draw:layer="layout" svg:width="17.992cm" svg:height="11.897cm" svg:x="0.529cm" svg:y="11.902cm" presentation:class="notes" presentation:placeholder="true">
            <draw:text-box/>
          </draw:frame>
        </presentation:notes>
      </draw:page>
      <draw:page draw:name="page26"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cm" presentation:class="title" presentation:user-transformed="true">
          <draw:text-box>
            <text:p><text:span text:style-name="T30">Strong Bisimilarity is No Congruence of New Algebra</text:span></text:p>
          </draw:text-box>
        </draw:frame>
        <draw:frame presentation:style-name="pr12" draw:text-style-name="P5" draw:layer="layout" svg:width="24.408cm" svg:height="3.324cm" svg:x="0.498cm" svg:y="3.343cm" presentation:class="outline" presentation:user-transformed="true">
          <draw:text-box>
            <text:list text:style-name="L3">
              <text:list-item>
                <text:p><text:span text:style-name="T7">Why does it fail?</text:span></text:p>
              </text:list-item>
              <text:list-item>
                <text:p>Third-party processes may <text:span text:style-name="T11">interfere</text:span> with the <text:span text:style-name="T11">memory</text:span> of a process!</text:p>
              </text:list-item>
            </text:list>
          </draw:text-box>
        </draw:frame>
        <draw:g>
          <svg:title>TexMaths</svg:title>
          <svg:desc>28§display§P \defeq (L = \green) \to \drive.\delta§svg§600§TRUE§</svg:desc>
          <draw:g>
            <draw:path draw:style-name="gr56" draw:text-style-name="P38" draw:layer="layout" svg:width="0.702cm" svg:height="0.667cm" svg:x="0.787cm" svg:y="7.552cm" svg:viewBox="0 0 703 668" svg:d="M258 358c56 0 112 0 168 0 139 0 277-101 277-210 0-75-65-148-194-148-106 0-212 0-319 0-19 0-30 0-30 17 0 14 8 14 30 14 12 0 28 0 42 0 14 3 20 5 20 17 0 2 0 5-3 19-44 175-88 350-131 525-12 39-12 45-90 45-17 0-28 0-28 20 0 11 11 11 14 11 28 0 98-3 126-3 20 0 42 3 62 3 22 0 44 0 64 0 8 0 20 0 20-20 0-11-9-11-28-11-37 0-62 0-62-17 0-5 0-11 3-16 19-82 39-164 59-246zM330 67c9-33 12-36 54-36 30 0 61 0 92 0 84 0 134 25 134 92 0 39-19 123-56 159-50 45-109 51-154 51s-91 0-137 0c23-89 45-177 67-266z">
              <text:p/>
            </draw:path>
            <draw:path draw:style-name="gr56" draw:text-style-name="P38" draw:layer="layout" svg:width="0.341cm" svg:height="0.481cm" svg:x="1.879cm" svg:y="7.143cm" svg:viewBox="0 0 342 482" svg:d="M339 21c0-3 3-8 3-11 0-11-12-11-20-8-25 1-50 3-76 5-8 0-16 0-16 17 0 8 8 8 16 8 34 0 34 6 34 11 0 3 0 3-3 14-13 52-26 103-39 154-14-22-39-36-67-36-84 0-171 95-171 195 0 73 45 112 98 112 42 0 78-31 92-45 12 31 42 45 68 45 22 0 39-8 53-33 17-28 18-47 28-70 0-9-9-9-14-9-14 0-14 0-20 17-8 36-19 76-45 76-19 0-22-20-22-31s3-25 3-28c32-128 65-255 98-383zM196 382c-6 22-22 39-36 53-28 25-51 28-62 28-31 0-48-28-48-65 0-28 20-103 37-139 22-42 56-67 84-67 47 0 56 61 56 67 0 2 0 5-3 11-9 37-19 74-28 112z">
              <text:p/>
            </draw:path>
            <draw:path draw:style-name="gr56" draw:text-style-name="P38" draw:layer="layout" svg:width="0.276cm" svg:height="0.306cm" svg:x="2.299cm" svg:y="7.318cm" svg:viewBox="0 0 277 307" svg:d="M104 145c30 0 165 0 165-86 0-37-37-59-84-59-76 0-185 61-185 182 0 72 42 125 115 125 112 0 162-64 162-72 0-6-8-17-14-17-3 0-5 3-11 8-42 51-101 62-137 62-45 0-62-37-62-81 0-20 3-42 9-62 14 0 28 0 42 0zM67 126c31-106 109-109 118-109 31 0 50 17 50 42 0 67-109 67-137 67-10 0-21 0-31 0z">
              <text:p/>
            </draw:path>
            <draw:path draw:style-name="gr56" draw:text-style-name="P38" draw:layer="layout" svg:width="0.357cm" svg:height="0.622cm" svg:x="2.567cm" svg:y="7.136cm" svg:viewBox="0 0 358 623" svg:d="M224 212c21 0 43 0 64 0 14 0 23 0 23-16 0-9-9-9-20-9-20 0-41 0-61 0 8-44 16-86 19-100 6-34 14-67 42-67 11 0 23 2 31 8-14 6-22 20-22 33 0 20 16 23 22 23 20 0 36-17 36-39 0-28-33-45-67-45-75 0-92 81-95 103-6 28-11 56-17 84-18 0-35 0-53 0-11 0-20 0-20 14 0 11 9 11 20 11 16 0 32 0 48 0-15 81-30 162-45 243-28 149-48 149-62 149-3 0-17 0-31-12 23-8 23-28 23-30 0-20-17-23-23-23-19 0-36 17-36 39 0 31 34 45 64 45 68 0 96-87 104-120 6-25 11-48 17-70 13-73 26-147 39-221z">
              <text:p/>
            </draw:path>
            <draw:path draw:style-name="gr56" draw:text-style-name="P38" draw:layer="layout" svg:width="0.654cm" svg:height="0.228cm" svg:x="2.058cm" svg:y="7.862cm" svg:viewBox="0 0 655 229" svg:d="M621 39c14 0 34 0 34-19 0-20-20-20-34-20-195 0-391 0-587 0-14 0-34 0-34 20 0 19 20 19 34 19 196 0 392 0 587 0zM621 229c14 0 34 0 34-19 0-20-20-20-34-20-195 0-391 0-587 0-14 0-34 0-34 20 0 19 20 19 34 19 196 0 392 0 587 0z">
              <text:p/>
            </draw:path>
            <draw:path draw:style-name="gr56" draw:text-style-name="P38" draw:layer="layout" svg:width="0.226cm" svg:height="0.98cm" svg:x="3.354cm" svg:y="7.485cm" svg:viewBox="0 0 227 981" svg:d="M227 970c0-3 0-3-17-20-123-123-154-310-154-458 0-171 39-341 160-464 11-14 11-14 11-17 0-8-3-11-9-11-11 0-98 67-156 193-51 106-62 215-62 299 0 75 11 193 64 304 59 120 143 185 154 185 6 0 9-3 9-11z">
              <text:p/>
            </draw:path>
            <draw:path draw:style-name="gr56" draw:text-style-name="P38" draw:layer="layout" svg:width="0.595cm" svg:height="0.667cm" svg:x="3.676cm" svg:y="7.552cm" svg:viewBox="0 0 596 668" svg:d="M330 75c9-36 12-44 104-44 31 0 39 0 39-20 0-11-11-11-17-11-30 0-112 3-145 3-28 0-101-3-132-3-5 0-17 0-17 20 0 11 9 11 28 11 12 0 20 0 37 0 17 3 25 3 25 17 0 2 0 5-3 19-44 175-88 350-131 525-12 39-12 45-90 45-17 0-28 0-28 20 0 11 11 11 28 11 152 0 304 0 456 0 23 0 23 0 28-17 26-70 53-140 79-210 5-11 3-9 5-13 0-6-4-12-14-12s-8 6-17 20c-30 89-75 201-246 201-31 0-61 0-92 0-14 0-14 0-23 0-8 0-11-3-11-8 0-3 0-6 6-25 44-176 87-353 131-529z">
              <text:p/>
            </draw:path>
            <draw:path draw:style-name="gr56" draw:text-style-name="P38" draw:layer="layout" svg:width="0.654cm" svg:height="0.228cm" svg:x="4.636cm" svg:y="7.862cm" svg:viewBox="0 0 655 229" svg:d="M621 39c14 0 34 0 34-19 0-20-20-20-34-20-195 0-391 0-587 0-14 0-34 0-34 20 0 19 20 19 34 19 196 0 392 0 587 0zM621 229c14 0 34 0 34-19 0-20-20-20-34-20-195 0-391 0-587 0-14 0-34 0-34 20 0 19 20 19 34 19 196 0 392 0 587 0z">
              <text:p/>
            </draw:path>
            <draw:path draw:style-name="gr56" draw:text-style-name="P38" draw:layer="layout" svg:width="0.425cm" svg:height="0.633cm" svg:x="5.672cm" svg:y="7.787cm" svg:viewBox="0 0 426 634" svg:d="M280 383c-7 27-13 54-20 81-11 50-19 70-44 103-40 45-82 45-96 45-11 0-42 0-70-8 20-9 34-31 34-45s-11-34-36-34c-17 0-48 14-48 53 0 40 36 56 120 56 101 0 177-64 196-139 36-143 71-285 107-428 3-17 3-17 3-22 0-20-14-25-26-25-11 0-33 8-39 36-14-28-39-56-81-56-112 0-224 145-224 285 0 81 48 148 120 148 51 0 93-39 104-50zM344 126c-15 59-30 119-44 179-9 30-68 109-121 109s-56-76-56-87c0-48 28-162 51-207 25-53 67-98 106-98 59 0 67 81 67 90-1 4-2 9-3 14z">
              <text:p/>
            </draw:path>
            <draw:path draw:style-name="gr56" draw:text-style-name="P38" draw:layer="layout" svg:width="0.399cm" svg:height="0.443cm" svg:x="6.154cm" svg:y="7.787cm" svg:viewBox="0 0 400 444" svg:d="M174 151c0-3 44-129 128-129 6 0 34 0 54 14-37 12-40 42-40 48 0 11 9 31 37 31 17 0 47-14 47-54 0-50-64-61-98-61-67 0-100 50-117 73-11-53-51-73-81-73-37 0-56 22-73 53-17 39-21 65-31 98 0 11 11 11 14 11 14 0 14-3 20-22 16-70 36-118 67-118 25 0 25 28 25 39 0 17-3 34-6 51-25 98-50 195-75 293 0 6-3 11-3 14 0 11 8 25 28 25 31 0 36-28 39-36 22-86 43-171 65-257z">
              <text:p/>
            </draw:path>
            <draw:path draw:style-name="gr56" draw:text-style-name="P38" draw:layer="layout" svg:width="0.349cm" svg:height="0.443cm" svg:x="6.548cm" svg:y="7.787cm" svg:viewBox="0 0 350 444" svg:d="M123 207c31 0 95-3 143-20 78-33 78-95 78-103 0-45-36-84-100-84-101 0-244 101-244 274 0 86 48 170 143 170 126 0 207-98 207-111 0-6-8-17-17-17-3 0-5 3-14 11-73 92-159 95-176 95-65 0-73-67-73-106 0-37 8-81 17-109 12 0 24 0 36 0zM92 187c42-162 143-165 152-165 39 0 64 26 64 59 0 106-162 106-196 106-7 0-13 0-20 0z">
              <text:p/>
            </draw:path>
            <draw:path draw:style-name="gr56" draw:text-style-name="P38" draw:layer="layout" svg:width="0.346cm" svg:height="0.443cm" svg:x="6.951cm" svg:y="7.787cm" svg:viewBox="0 0 347 444" svg:d="M123 207c28 0 95-3 143-20 78-33 78-95 78-103 0-45-36-84-100-84-104 0-244 101-244 274 0 86 48 170 140 170 126 0 207-98 207-111 0-6-5-17-14-17-5 0-5 3-14 11-73 92-159 95-176 95-65 0-76-67-76-106 0-37 11-81 17-109 13 0 26 0 39 0zM90 187c42-162 145-165 154-165 39 0 61 26 61 59 0 106-162 106-193 106-7 0-15 0-22 0z">
              <text:p/>
            </draw:path>
            <draw:path draw:style-name="gr56" draw:text-style-name="P38" draw:layer="layout" svg:width="0.492cm" svg:height="0.443cm" svg:x="7.374cm" svg:y="7.787cm" svg:viewBox="0 0 493 444" svg:d="M143 263c5-23 11-42 17-65 14-50 14-50 30-78 12-25 56-98 132-98 42 0 45 45 45 65 0 61-42 178-56 218-14 33-17 41-17 61 0 45 28 78 76 78 92 0 123-145 123-151 0-8-6-8-14-8-11 0-11 0-17 17-8 25-34 120-90 120-22 0-22-14-22-28 0-25 8-50 17-73 19-53 61-162 61-218 0-81-56-103-103-103-81 0-129 59-140 78-9-47-42-78-84-78-34 0-53 22-70 53-20 39-21 65-31 98 0 11 8 11 14 11 14 0 14-3 20-22 16-70 36-118 67-118 25 0 25 28 25 39 0 17-3 34-8 51-25 98-49 195-73 293-3 6-3 11-3 14 0 11 8 25 28 25 11 0 28-5 34-25 13-52 26-104 39-156z">
              <text:p/>
            </draw:path>
            <draw:path draw:style-name="gr56" draw:text-style-name="P38" draw:layer="layout" svg:width="0.229cm" svg:height="0.98cm" svg:x="7.976cm" svg:y="7.485cm" svg:viewBox="0 0 230 981" svg:d="M230 492c0-78-12-196-68-308-58-120-142-184-151-184-8 0-11 6-11 11 0 3 0 3 20 23 95 97 151 251 151 458 0 167-37 338-157 464-14 11-14 11-14 14 0 8 3 11 11 11 9 0 98-67 154-190 51-109 65-218 65-299z">
              <text:p/>
            </draw:path>
            <draw:path draw:style-name="gr56" draw:text-style-name="P38" draw:layer="layout" svg:width="0.872cm" svg:height="0.51cm" svg:x="8.631cm" svg:y="7.72cm" svg:viewBox="0 0 873 511" svg:d="M764 277c-53 39-78 81-87 92-44 67-35 87-53 131 0 11 11 11 20 11 17 0 17-2 22-19 23-95 81-179 191-224 14-3 16-4 16-11s-5-11-8-11c-45-17-162-67-199-232-5-11-5-14-22-14-9 0-20 0-20 11 0 3 9 64 51 132 19 27 47 61 89 95-243 0-487 0-730 0-17 0-34 0-34 19 0 20 17 20 34 20 243 0 487 0 730 0z">
              <text:p/>
            </draw:path>
            <draw:path draw:style-name="gr56" draw:text-style-name="P38" draw:layer="layout" svg:width="0.444cm" svg:height="0.689cm" svg:x="9.938cm" svg:y="7.541cm" svg:viewBox="0 0 445 690" svg:d="M442 25c0-3 3-11 3-14 0-8-5-11-14-11-3 0-11 0-14 3-33 2-65 4-98 5-11 3-22 3-22 23 0 11 8 11 22 11 48 0 51 6 51 17 0 2-3 14-3 16-20 77-39 153-59 230-14-31-39-59-81-59-109 0-227 151-227 293 0 84 45 151 120 151 34 0 79-19 118-67 11 48 48 67 81 67 37 0 59-25 73-53 17-39 28-95 28-98 0-8-6-8-14-8-11 0-14 0-20 22-14 53-30 115-64 115-25 0-25-25-25-39 0-6 0-23 5-45 47-186 94-373 140-559zM244 562c-9 28-68 106-121 106-47 0-56-56-56-87 0-47 31-162 48-204 25-58 70-109 112-109 8 0 31 0 47 28 9 17 20 45 20 64 0 3 0 6-3 12-16 63-32 126-47 190z">
              <text:p/>
            </draw:path>
            <draw:path draw:style-name="gr56" draw:text-style-name="P38" draw:layer="layout" svg:width="0.399cm" svg:height="0.443cm" svg:x="10.417cm" svg:y="7.787cm" svg:viewBox="0 0 400 444" svg:d="M174 151c0-3 44-129 128-129 6 0 34 0 54 14-37 12-40 42-40 48 0 11 9 31 37 31 17 0 47-14 47-54 0-50-64-61-98-61-67 0-103 50-117 73-11-53-51-73-81-73-37 0-56 22-73 53-17 39-21 65-31 98 0 11 11 11 14 11 14 0 14-3 20-22 16-70 36-118 67-118 25 0 25 28 25 39 0 17-3 34-6 51-25 98-50 195-75 293 0 6-3 11-3 14 0 11 8 25 28 25 31 0 36-28 39-36 22-86 43-171 65-257z">
              <text:p/>
            </draw:path>
            <draw:path draw:style-name="gr56" draw:text-style-name="P38" draw:layer="layout" svg:width="0.243cm" svg:height="0.653cm" svg:x="10.831cm" svg:y="7.577cm" svg:viewBox="0 0 244 654" svg:d="M244 503c0-8-6-8-14-8-12 0-12 0-17 16-9 28-34 120-93 120-5 0-19 0-19-25 0-28 11-58 25-95 21-56 41-111 62-167 11-28 14-37 14-56 0-53-40-78-76-78-92 0-126 148-126 150 0 12 11 12 17 12 11 0 11-3 17-17 8-31 33-123 92-123 8 0 20 6 20 28s-12 50-17 70c-10 27-21 54-31 81-11 33-22 64-36 98-14 36-17 47-17 67 0 39 25 78 75 78 93 0 124-145 124-151zM241 34c0-26-20-34-34-34-22 0-47 20-47 48 0 25 19 33 33 33 20 0 48-20 48-47z">
              <text:p/>
            </draw:path>
            <draw:path draw:style-name="gr56" draw:text-style-name="P38" draw:layer="layout" svg:width="0.402cm" svg:height="0.443cm" svg:x="11.134cm" svg:y="7.787cm" svg:viewBox="0 0 403 444" svg:d="M403 64c0-33-11-64-39-64-22 0-48 22-48 45 0 14 6 19 12 28 25 25 28 56 28 78 0 25-48 271-160 271-53 0-64-48-64-81 0-56 30-143 58-212 6-14 12-31 12-48 0-50-34-81-76-81-92 0-126 145-126 151 0 11 11 11 14 11 14 0 14-3 20-17 5-30 33-123 89-123 11 0 23 3 23 28s-9 51-23 90c-31 84-50 142-50 187 0 89 61 117 120 117 165 0 210-352 210-380z">
              <text:p/>
            </draw:path>
            <draw:path draw:style-name="gr56" draw:text-style-name="P38" draw:layer="layout" svg:width="0.346cm" svg:height="0.443cm" svg:x="11.618cm" svg:y="7.787cm" svg:viewBox="0 0 347 444" svg:d="M120 207c31 0 98-3 143-20 79-33 79-95 79-103 0-45-37-84-98-84-104 0-244 101-244 274 0 86 45 170 140 170 126 0 207-98 207-111 0-6-8-17-17-17-2 0-2 3-11 11-73 92-162 95-176 95-65 0-76-67-76-106 0-37 9-81 17-109 12 0 24 0 36 0zM90 187c42-162 142-165 154-165 39 0 61 26 61 59 0 106-162 106-196 106-6 0-13 0-19 0z">
              <text:p/>
            </draw:path>
            <draw:path draw:style-name="gr56" draw:text-style-name="P38" draw:layer="layout" svg:width="0.103cm" svg:height="0.102cm" svg:x="12.116cm" svg:y="8.117cm" svg:viewBox="0 0 104 103" svg:d="M104 53c0-28-24-53-54-53-29 0-50 25-50 53s21 50 50 50c30 0 54-22 54-50z">
              <text:p/>
            </draw:path>
            <draw:path draw:style-name="gr56" draw:text-style-name="P38" draw:layer="layout" svg:width="0.402cm" svg:height="0.709cm" svg:x="12.346cm" svg:y="7.524cm" svg:viewBox="0 0 403 710" svg:d="M218 268c-123 31-218 157-218 277 0 92 62 165 154 165 118 0 199-157 199-291 0-89-39-137-73-181-36-45-95-118-95-163 0-19 19-44 56-44 28 0 47 14 70 28 19 11 39 22 53 22 25 0 39-22 39-39 0-20-17-22-50-31-53-11-65-11-81-11-76 0-112 42-112 101 0 53 28 109 58 167zM230 291c25 44 53 97 53 167 0 65-37 229-129 229-53 0-92-42-92-117 0-61 36-246 168-279z">
              <text:p/>
            </draw:path>
          </draw:g>
        </draw:g>
        <draw:g>
          <svg:title>TexMaths</svg:title>
          <svg:desc>28§display§Q \defeq \drive.\delta§svg§600§TRUE§</svg:desc>
          <draw:g>
            <draw:path draw:style-name="gr56" draw:text-style-name="P38" draw:layer="layout" svg:width="0.679cm" svg:height="0.879cm" svg:x="18.656cm" svg:y="7.486cm" svg:viewBox="0 0 680 880" svg:d="M383 684c152-58 297-231 297-421 0-157-103-263-252-263-212 0-428 221-428 450 0 162 112 262 252 262 25 0 59-5 98-16-6 61-6 64-6 75 0 34 0 109 81 109 118 0 166-179 166-190 0-6-9-11-12-11-8 0-8 5-11 11-25 70-81 95-115 95-44 0-61-25-70-101zM196 676c-76-31-109-106-109-195 0-68 25-207 101-311 72-100 165-145 235-145 98 0 170 76 170 207 0 98-50 327-215 419-6-34-14-106-87-106-50 0-101 50-101 100 0 20 4 21 6 31zM257 687c-14 0-44 0-44-42 0-39 36-78 78-78s62 23 62 84c0 14-3 14-12 20-25 8-56 16-84 16z">
              <text:p/>
            </draw:path>
            <draw:path draw:style-name="gr56" draw:text-style-name="P38" draw:layer="layout" svg:width="0.34cm" svg:height="0.481cm" svg:x="19.747cm" svg:y="7.099cm" svg:viewBox="0 0 341 482" svg:d="M339 21c0-3 2-8 2-11 0-11-11-11-19-8-25 1-51 3-76 5-8 0-17 0-17 17 0 8 9 8 17 8 34 0 34 6 34 11 0 3 0 3-3 14-13 52-26 103-39 154-14-22-39-36-67-36-84 0-171 95-171 195 0 73 48 112 98 112 45 0 81-31 92-45 12 31 42 45 67 45 23 0 40-8 56-33 14-28 17-47 26-70 0-11-9-11-14-11-14 0-14 2-17 19-11 36-23 76-48 76-19 0-22-20-22-31s2-19 3-28c32-128 65-255 98-383zM196 382c-6 22-20 39-36 53-28 25-51 28-59 28-34 0-48-28-48-65 0-28 17-103 37-142 19-39 53-64 81-64 47 0 56 61 56 67 0 2 0 5-3 11-9 37-19 74-28 112z">
              <text:p/>
            </draw:path>
            <draw:path draw:style-name="gr56" draw:text-style-name="P38" draw:layer="layout" svg:width="0.276cm" svg:height="0.306cm" svg:x="20.167cm" svg:y="7.274cm" svg:viewBox="0 0 277 307" svg:d="M104 145c30 0 165 0 165-86 0-37-34-59-84-59-76 0-185 61-185 182 0 72 42 125 115 125 112 0 162-64 162-72 0-6-8-17-14-17-3 0-6 3-11 8-42 51-101 62-137 62-45 0-62-37-62-81 0-20 3-42 9-62 14 0 28 0 42 0zM67 126c31-106 109-109 118-109 31 0 50 17 50 42 0 67-109 67-137 67-10 0-21 0-31 0z">
              <text:p/>
            </draw:path>
            <draw:path draw:style-name="gr56" draw:text-style-name="P38" draw:layer="layout" svg:width="0.357cm" svg:height="0.622cm" svg:x="20.436cm" svg:y="7.092cm" svg:viewBox="0 0 358 623" svg:d="M224 212c21 0 43 0 64 0 14 0 23 0 23-16 0-9-9-9-20-9-20 0-41 0-62 0 9-45 17-86 20-100 6-34 14-67 42-67 11 0 22 2 28 8-11 6-20 19-20 33 0 20 14 23 23 23 19 0 36-17 36-39 0-28-33-45-67-45-75 0-92 81-95 103-6 28-11 56-17 84-18 0-35 0-53 0-11 0-20 0-20 14 0 11 9 11 20 11 16 0 32 0 48 0-15 81-30 162-45 243-28 148-48 148-62 148-3 0-17 0-31-11 23-8 23-28 23-30 0-20-17-23-23-23-19 0-36 17-36 37 0 30 34 47 67 47 65 0 93-89 101-120 6-25 11-48 17-70 13-74 26-147 39-221z">
              <text:p/>
            </draw:path>
            <draw:path draw:style-name="gr56" draw:text-style-name="P38" draw:layer="layout" svg:width="0.654cm" svg:height="0.228cm" svg:x="19.927cm" svg:y="7.816cm" svg:viewBox="0 0 655 229" svg:d="M621 39c14 0 34 0 34-19 0-20-20-20-34-20-196 0-392 0-587 0-14 0-34 0-34 20 0 19 20 19 34 19 195 0 391 0 587 0zM621 229c14 0 34 0 34-19 0-20-20-20-34-20-196 0-392 0-587 0-14 0-34 0-34 20 0 19 20 19 34 19 195 0 391 0 587 0z">
              <text:p/>
            </draw:path>
            <draw:path draw:style-name="gr56" draw:text-style-name="P38" draw:layer="layout" svg:width="0.444cm" svg:height="0.689cm" svg:x="21.231cm" svg:y="7.497cm" svg:viewBox="0 0 445 690" svg:d="M442 22c0-2 3-8 3-11 0-8-8-11-14-11-3 0-14 0-17 0-32 3-65 6-98 8-11 3-22 3-22 23 0 8 11 8 25 8 45 0 48 8 48 17 0 3-2 11-3 17-19 76-37 152-56 229-14-28-42-56-84-56-109 0-224 148-224 293 0 81 45 151 118 151 36 0 78-22 117-70 11 48 48 70 84 70s56-25 70-56c20-36 31-92 31-95 0-11-9-11-14-11-14 0-14 3-20 22-14 56-33 118-67 118-25 0-25-25-25-39 0-9 0-23 5-45 48-187 96-374 143-562zM243 559c-8 31-69 109-123 109-44 0-53-59-53-87 0-50 31-165 48-204 25-61 70-109 109-109 8 0 31 0 47 28 12 17 23 45 23 62 0 2-3 8-6 14-15 62-30 124-45 187z">
              <text:p/>
            </draw:path>
            <draw:path draw:style-name="gr56" draw:text-style-name="P38" draw:layer="layout" svg:width="0.396cm" svg:height="0.443cm" svg:x="21.709cm" svg:y="7.743cm" svg:viewBox="0 0 397 444" svg:d="M171 151c0-3 45-129 128-129 6 0 34 0 54 14-34 11-37 42-37 48 0 11 9 31 34 31 17 0 47-14 47-54 0-50-64-61-95-61-67 0-103 50-120 70-11-50-48-70-81-70-37 0-56 22-70 53-20 39-31 95-31 98 0 11 8 11 14 11 11 0 14-3 20-25 16-67 36-115 64-115s28 28 28 39c0 14-6 34-8 51-25 98-49 195-73 293-3 6-3 11-3 14 0 11 6 25 28 25 28 0 36-28 36-36 22-86 43-171 65-257z">
              <text:p/>
            </draw:path>
            <draw:path draw:style-name="gr56" draw:text-style-name="P38" draw:layer="layout" svg:width="0.242cm" svg:height="0.653cm" svg:x="22.124cm" svg:y="7.533cm" svg:viewBox="0 0 243 654" svg:d="M243 503c0-11-8-11-16-11-11 0-11 3-14 16-9 28-37 123-93 123-8 0-22 0-22-28 0-25 14-55 25-92 22-56 43-111 65-167 8-28 11-37 11-56 0-53-37-78-73-78-92 0-126 145-126 150 0 12 8 12 14 12 11 0 14-3 17-17 8-34 36-123 92-123 11 0 23 5 23 28 0 22-12 50-20 70-9 27-19 54-28 81-14 30-25 64-36 97-14 37-20 48-20 68 0 36 25 78 76 78 92 0 125-148 125-151zM238 34c0-26-20-34-34-34-19 0-47 20-47 47 0 26 19 31 33 31 20 0 48-17 48-44z">
              <text:p/>
            </draw:path>
            <draw:path draw:style-name="gr56" draw:text-style-name="P38" draw:layer="layout" svg:width="0.402cm" svg:height="0.443cm" svg:x="22.423cm" svg:y="7.743cm" svg:viewBox="0 0 403 444" svg:d="M403 64c0-33-11-64-39-64-23 0-48 22-48 45 0 14 9 19 14 28 23 25 25 56 25 75 0 28-44 274-159 274-53 0-64-48-64-81 0-56 33-143 58-212 6-17 12-31 12-51 0-47-34-78-76-78-90 0-126 145-126 151 0 11 11 11 17 11 11 0 14-3 17-17 8-30 33-123 92-123 8 0 20 3 20 28 0 23-9 51-23 87-31 84-50 142-50 190 0 89 61 117 120 117 165 0 210-355 210-380z">
              <text:p/>
            </draw:path>
            <draw:path draw:style-name="gr56" draw:text-style-name="P38" draw:layer="layout" svg:width="0.346cm" svg:height="0.443cm" svg:x="22.907cm" svg:y="7.743cm" svg:viewBox="0 0 347 444" svg:d="M123 207c28 0 95-3 143-23 75-30 75-95 75-100 0-45-36-84-98-84-103 0-243 98-243 274 0 86 48 170 140 170 126 0 207-98 207-112 0-5-8-16-14-16s-6 0-14 11c-73 92-159 95-176 95-65 0-76-70-76-106 0-39 11-84 17-109 13 0 26 0 39 0zM90 184c42-159 142-162 153-162 40 0 62 25 62 59 0 103-162 103-196 103-6 0-13 0-19 0z">
              <text:p/>
            </draw:path>
            <draw:path draw:style-name="gr56" draw:text-style-name="P38" draw:layer="layout" svg:width="0.103cm" svg:height="0.102cm" svg:x="23.405cm" svg:y="8.073cm" svg:viewBox="0 0 104 103" svg:d="M104 50c0-28-21-50-51-50-29 0-53 22-53 50 0 31 24 53 53 53 30 0 51-22 51-53z">
              <text:p/>
            </draw:path>
            <draw:path draw:style-name="gr56" draw:text-style-name="P38" draw:layer="layout" svg:width="0.402cm" svg:height="0.706cm" svg:x="23.635cm" svg:y="7.48cm" svg:viewBox="0 0 403 707" svg:d="M218 268c-123 28-218 157-218 274 0 95 62 165 154 165 117 0 199-154 199-288 0-89-40-140-73-182-37-44-95-117-95-162 0-22 19-44 56-44 28 0 47 14 70 25 19 14 39 25 53 25 25 0 39-22 39-39 0-22-17-25-50-31-54-11-65-11-82-11-75 0-111 42-111 101 0 53 28 106 58 167zM229 291c26 44 56 97 56 167 0 64-39 226-131 226-53 0-92-39-92-114 0-62 36-246 167-279z">
              <text:p/>
            </draw:path>
          </draw:g>
        </draw:g>
        <draw:g>
          <svg:title>TexMaths</svg:title>
          <svg:desc>28§display§P \stronglyBisimilar Q§svg§600§TRUE§</svg:desc>
          <draw:g>
            <draw:path draw:style-name="gr132" draw:text-style-name="P76" draw:layer="layout" svg:width="0.826cm" svg:height="0.786cm" svg:x="10.288cm" svg:y="9.751cm" svg:viewBox="0 0 827 787" svg:d="M303 421c66 0 132 0 198 0 165 0 326-118 326-247 0-88-76-174-227-174-126 0-251 0-376 0-23 0-36 0-36 20 0 16 10 16 33 16 16 0 36 0 52 0 17 3 24 7 24 20 0 3 0 7-4 23-51 206-103 413-155 619-13 46-13 52-105 52-20 0-33 0-33 23 0 14 13 14 16 14 33 0 116-4 149-4 23 0 49 4 72 4 27 0 53 0 76 0 10 0 23 0 23-23 0-14-10-14-33-14-43 0-72 0-72-19 0-7 0-13 3-20 23-97 46-193 69-290zM389 79c10-40 13-43 62-43 37 0 73 0 109 0 99 0 158 30 158 109 0 46-23 145-69 187-56 53-125 60-178 60-54 0-107 0-161 0 26-105 52-209 79-313z">
              <text:p/>
            </draw:path>
            <draw:path draw:style-name="gr132" draw:text-style-name="P76" draw:layer="layout" svg:width="0.773cm" svg:height="0.269cm" svg:x="12.384cm" svg:y="10.117cm" svg:viewBox="0 0 774 270" svg:d="M774 36c0-26-6-36-16-36-7 0-17 7-17 30-6 112-82 174-161 174-73 0-129-49-188-99-56-52-119-105-198-105-125 0-194 125-194 230 0 37 11 25 16 37 14 0 17-23 17-27 7-125 92-177 161-177 76 0 129 49 188 98 60 56 119 109 198 109 125 0 194-128 194-234z">
              <text:p/>
            </draw:path>
            <draw:path draw:style-name="gr132" draw:text-style-name="P76" draw:layer="layout" svg:width="0.309cm" svg:height="0.361cm" svg:x="11.54cm" svg:y="10.877cm" svg:viewBox="0 0 310 362" svg:d="M273 56c-3 0-23 10-23 33 0 10 4 23 27 23 10 0 33-3 33-43 0-53-53-69-102-69-116 0-142 86-142 118 0 66 66 76 95 83 37 6 83 16 83 56 0 23-20 82-119 82-23 0-72-3-89-39 30-7 33-30 33-40 0-13-10-26-26-26-23 0-43 16-43 52 0 46 49 76 125 76 139 0 168-95 168-132 0-26-10-49-29-65-23-20-43-23-86-30-26-7-59-13-59-46 0-13 13-69 89-69 19 0 52 6 65 36z">
              <text:p/>
            </draw:path>
            <draw:path draw:style-name="gr132" draw:text-style-name="P76" draw:layer="layout" svg:width="0.259cm" svg:height="0.512cm" svg:x="11.939cm" svg:y="10.726cm" svg:viewBox="0 0 260 513" svg:d="M158 188c27 0 53 0 79 0 13 0 23 0 23-20 0-10-10-10-23-10-24 0-48 0-72 0 10-38 20-77 29-115 4-13 4-13 4-17 0-16-13-26-27-26-29 0-36 26-36 36-10 41-20 81-30 122-27 0-54 0-82 0-13 0-23 0-23 16 0 14 10 14 23 14 24 0 48 0 73 0-19 74-38 149-56 223-4 17-4 23-4 27 0 49 40 75 83 75 89 0 138-111 138-121s-10-10-16-10c-14 0-14 0-17 13-39 86-82 95-102 95-30 0-30-29-30-36 0-13 7-29 7-33 20-78 39-155 59-233z">
              <text:p/>
            </draw:path>
            <draw:path draw:style-name="gr132" draw:text-style-name="P76" draw:layer="layout" svg:width="0.381cm" svg:height="0.361cm" svg:x="12.255cm" svg:y="10.877cm" svg:viewBox="0 0 382 362" svg:d="M145 204c3-16 7-33 13-53 3-19 13-52 50-92 16-20 39-39 72-39 10 0 40 3 56 16-16 7-23 23-23 36 0 23 16 27 26 27 17 0 43-10 43-43 0-43-53-56-99-56-23 0-66 0-112 53-13-43-56-53-79-53-33 0-52 20-62 43-17 26-30 75-30 79 0 10 10 10 16 10 14 0 14 0 20-23 13-56 32-89 56-89 25 0 23 29 23 39 0 17-10 56-16 86-8 29-16 59-23 89 0 10-10 42-13 52-4 20-10 46-10 53 0 16 13 23 23 23 20 0 29-13 33-20 3-3 10-33 13-49 8-30 15-59 23-89z">
              <text:p/>
            </draw:path>
            <draw:path draw:style-name="gr132" draw:text-style-name="P76" draw:layer="layout" svg:width="0.361cm" svg:height="0.361cm" svg:x="12.647cm" svg:y="10.877cm" svg:viewBox="0 0 362 362" svg:d="M362 138c0-79-56-138-138-138-115 0-224 112-224 224 0 82 56 138 138 138 116 0 224-112 224-224zM138 339c-23 0-75-10-75-89 0-33 16-118 56-168 26-39 69-62 105-62 26 0 76 19 76 89 0 29-13 105-50 161-23 39-69 69-112 69z">
              <text:p/>
            </draw:path>
            <draw:path draw:style-name="gr132" draw:text-style-name="P76" draw:layer="layout" svg:width="0.477cm" svg:height="0.361cm" svg:x="13.102cm" svg:y="10.877cm" svg:viewBox="0 0 478 362" svg:d="M175 66c-7-50-50-66-83-66s-52 20-62 43c-20 26-30 75-30 79 0 10 10 10 16 10 14 0 14 0 20-23 13-56 32-89 56-89 25 0 23 29 23 39 0 17-10 56-16 86-8 29-16 59-23 89-4 10-10 42-13 52-4 20-10 46-10 53 0 16 10 23 23 23 26 0 33-23 36-36s13-53 20-73c3-9 10-42 13-52s13-50 13-56c0-3 27-56 59-89 24-20 53-36 86-36 36 0 46 29 46 56 0 49-39 145-52 184-7 20-7 26-7 36 0 43 33 66 69 66 83 0 119-109 119-122 0-10-10-10-17-10-16 0-16 0-19 17-14 49-43 92-80 92-9 0-19-3-19-26 0-17 6-37 13-53 16-39 49-128 49-171 0-63-43-89-99-89-65 0-108 36-131 66z">
              <text:p/>
            </draw:path>
            <draw:path draw:style-name="gr132" draw:text-style-name="P76" draw:layer="layout" svg:width="0.381cm" svg:height="0.519cm" svg:x="13.629cm" svg:y="10.877cm" svg:viewBox="0 0 382 520" svg:d="M379 56c3-13 3-13 3-17 0-19-13-26-26-26-17 0-30 13-36 30-17-30-47-43-79-43-99 0-198 112-198 224 0 76 46 131 115 131 40 0 73-23 96-39-4 10-27 95-27 99-6 16-36 82-118 82-10 0-40 0-60-7 20-13 14-22 20-33 0-16-10-29-29-29-20 0-40 20-40 46 0 43 53 46 105 46 119 0 172-63 185-112 30-117 59-235 89-352zM273 240c-6 27-62 92-115 92-36 0-53-32-53-75 0-33 20-125 43-168 30-46 66-69 93-69 56 0 65 72 65 79-1 3-2 6-3 10-10 43-20 87-30 131z">
              <text:p/>
            </draw:path>
            <draw:path draw:style-name="gr132" draw:text-style-name="P76" draw:layer="layout" svg:width="0.8cm" svg:height="1.036cm" svg:x="14.453cm" svg:y="9.725cm" svg:viewBox="0 0 801 1037" svg:d="M451 806c178-65 350-273 350-497 0-184-122-309-297-309-247 0-504 263-504 530 0 194 132 309 297 309 29 0 69-3 115-16-7 72-7 72-7 89 0 36 0 125 96 125 138 0 194-211 194-224 0-7-6-10-13-10-10 0-10 7-13 13-26 83-96 109-135 109-53 0-73-30-83-119zM234 797c-92-33-132-126-132-228 0-82 30-243 119-368 85-119 194-171 277-171 115 0 201 88 201 243 0 115-60 385-254 494-7-40-17-125-102-125-60 0-119 59-119 118 0 23 7 24 10 37zM303 810c-16 0-53 0-53-50 0-46 45-92 93-92 47 0 72 30 72 99 0 16-3 20-13 23-30 13-66 20-99 20z">
              <text:p/>
            </draw:path>
          </draw:g>
        </draw:g>
        <draw:frame draw:style-name="gr133" draw:text-style-name="P58" draw:layer="layout" svg:width="20.712cm" svg:height="0.962cm" svg:x="2.993cm" svg:y="11.858cm">
          <draw:text-box>
            <text:p text:style-name="P52"><text:span text:style-name="T41">...since P has a single </text:span><text:span text:style-name="T60">drive</text:span><text:span text:style-name="T41"> transition and Q has a single </text:span><text:span text:style-name="T60">drive</text:span><text:span text:style-name="T41"> transition</text:span></text:p>
          </draw:text-box>
        </draw:frame>
        <presentation:notes draw:style-name="dp2">
          <draw:page-thumbnail draw:style-name="gr1" draw:layer="layout" svg:width="15.169cm" svg:height="8.533cm" svg:x="1.914cm" svg:y="2.566cm" draw:page-number="26" presentation:class="page"/>
          <draw:frame presentation:style-name="pr10" draw:text-style-name="P3" draw:layer="layout" svg:width="17.992cm" svg:height="11.897cm" svg:x="0.529cm" svg:y="11.902cm" presentation:class="notes" presentation:placeholder="true">
            <draw:text-box/>
          </draw:frame>
        </presentation:notes>
      </draw:page>
      <draw:page draw:name="page27" draw:style-name="dp3" draw:master-page-name="Master1-Präsentationsvorlage_5f_BWL9_5f_" presentation:presentation-page-layout-name="AL2T1">
        <office:forms form:automatic-focus="false" form:apply-design-mode="false"/>
        <draw:custom-shape draw:style-name="gr134" draw:text-style-name="P65" xml:id="id190" draw:id="id190" draw:layer="layout" svg:width="5.08cm" svg:height="5.08cm" svg:x="14.711cm" svg:y="5.178cm">
          <text:p text:style-name="P103"><text:span text:style-name="T19"/></text:p>
          <draw:enhanced-geometry svg:viewBox="0 0 21600 21600" draw:type="rectangle" draw:enhanced-path="M 0 0 L 21600 0 21600 21600 0 21600 0 0 Z N"/>
        </draw:custom-shape>
        <draw:custom-shape draw:style-name="gr135" draw:text-style-name="P66" xml:id="id191" draw:id="id191" draw:layer="layout" svg:width="8.731cm" svg:height="5.08cm" svg:x="5.98cm" svg:y="5.178cm">
          <text:p text:style-name="P103"/>
          <draw:enhanced-geometry svg:viewBox="0 0 21600 21600" draw:type="rectangle" draw:enhanced-path="M 0 0 L 21600 0 21600 21600 0 21600 0 0 Z N"/>
        </draw:custom-shape>
        <draw:frame presentation:style-name="pr11" draw:text-style-name="P5" draw:layer="layout" svg:width="19.808cm" svg:height="1.746cm" svg:x="0.494cm" svg:y="1.07cm" presentation:class="title" presentation:user-transformed="true">
          <draw:text-box>
            <text:p><text:span text:style-name="T30">Strong Bisimilarity is No Congruence of New Algebra</text:span></text:p>
          </draw:text-box>
        </draw:frame>
        <draw:g>
          <svg:title>TexMaths</svg:title>
          <svg:desc>28§display§\textsf{Let $R \defeq L \assign \red.\delta$}§svg§600§TRUE§</svg:desc>
          <draw:g>
            <draw:path draw:style-name="gr56" draw:text-style-name="P38" draw:layer="layout" svg:width="0.399cm" svg:height="0.678cm" svg:x="8.072cm" svg:y="3.82cm" svg:viewBox="0 0 400 679" svg:d="M90 0c-30 0-60 0-90 0 0 226 0 453 0 679 133 0 267 0 400 0 0-21 0-43 0-64-89 0-176 3-263 3-16 0-32 0-47 0 0-206 0-412 0-618z">
              <text:p/>
            </draw:path>
            <draw:path draw:style-name="gr56" draw:text-style-name="P38" draw:layer="layout" svg:width="0.371cm" svg:height="0.46cm" svg:x="8.548cm" svg:y="4.049cm" svg:viewBox="0 0 372 461" svg:d="M372 235c0-34 0-106-39-165-39-62-101-70-137-70-109 0-196 103-196 229 0 129 95 232 213 232 61 0 117-22 156-50-2-22-5-43-8-65-62 51-126 56-148 56-79 0-143-69-146-167 102 0 204 0 305 0zM73 182c17-76 67-123 123-123 53 0 106 33 120 123-81 0-162 0-243 0z">
              <text:p/>
            </draw:path>
            <draw:path draw:style-name="gr56" draw:text-style-name="P38" draw:layer="layout" svg:width="0.307cm" svg:height="0.569cm" svg:x="8.968cm" svg:y="3.94cm" svg:viewBox="0 0 308 570" svg:d="M154 182c47 0 93 0 140 0 0-19 0-38 0-56-47 0-93 0-140 0 0-42 0-84 0-126-22 0-45 0-67 0 0 42 0 84 0 126-29 0-58 0-87 0 0 18 0 37 0 56 28 0 56 0 84 0 0 86 0 173 0 259 0 59 14 129 81 129 70 0 120-25 143-36-5-20-9-39-14-59-25 20-59 34-90 34-36 0-50-31-50-84 0-81 0-162 0-243z">
              <text:p/>
            </draw:path>
            <draw:path draw:style-name="gr56" draw:text-style-name="P38" draw:layer="layout" svg:width="0.702cm" svg:height="0.689cm" svg:x="9.673cm" svg:y="3.831cm" svg:viewBox="0 0 703 690" svg:d="M327 67c9-22 12-33 28-36 9 0 42 0 62 0 70 0 179 0 179 95 0 33-17 100-56 139-25 26-75 56-165 56-36 0-73 0-109 0 20-84 41-169 61-254zM470 335c101-22 216-89 216-190 0-84-87-145-216-145-93 0-186 0-280 0-19 0-30 0-30 20 0 11 11 11 28 11 2 0 22 0 39 0 17 3 25 3 25 17 0 2 0 5-3 19-44 175-88 350-131 525-12 37-14 45-90 45-20 0-28 0-28 20 0 11 11 11 14 11 28 0 95-3 123-3s98 3 126 3c8 0 20 0 20-20 0-11-9-11-28-11-37 0-65 0-65-17 0-5 3-11 3-16 22-87 43-174 65-260 39 0 78 0 117 0 90 0 109 56 109 89 0 14-8 45-14 67-8 28-17 64-17 84 0 106 118 106 132 106 84 0 118-100 118-112 0-14-8-9-12-14-8 0-11 9-14 14-25 73-67 90-89 90-31 0-39-23-39-59 0-31 5-81 11-112 0-14 3-33 3-47 0-76-65-106-93-115z">
              <text:p/>
            </draw:path>
            <draw:path draw:style-name="gr56" draw:text-style-name="P38" draw:layer="layout" svg:width="0.34cm" svg:height="0.48cm" svg:x="10.748cm" svg:y="3.423cm" svg:viewBox="0 0 341 481" svg:d="M339 20c2-3 2-9 2-11 0-11-11-9-16-9-26 2-51 4-76 6-8 0-17 3-17 17 0 8 9 8 17 8 34 0 34 6 34 11 0 3 0 3-3 14-13 51-26 103-39 154-17-22-39-36-67-36-84 0-174 95-174 195 0 73 48 112 98 112 45 0 81-31 95-45 9 31 42 45 67 45 20 0 39-8 53-34 17-28 26-67 26-69 0-9-9-9-14-9-12 0-12 0-17 17-9 36-20 78-48 78-16 0-19-22-19-33 0-12 3-26 3-28 31-128 63-256 95-383zM199 383c-6 20-23 36-37 50-30 26-50 31-61 31-31 0-48-31-48-67 0-28 17-103 37-140 22-42 56-64 84-64 44 0 56 59 56 64 0 3-3 6-3 12-10 38-19 76-28 114z">
              <text:p/>
            </draw:path>
            <draw:path draw:style-name="gr56" draw:text-style-name="P38" draw:layer="layout" svg:width="0.279cm" svg:height="0.306cm" svg:x="11.168cm" svg:y="3.597cm" svg:viewBox="0 0 280 307" svg:d="M106 145c28 0 165 0 165-86 0-37-36-59-83-59-79 0-188 61-188 182 0 72 45 125 118 125 109 0 162-64 162-72 0-6-9-17-17-17-3 0-3 3-8 8-42 51-104 65-137 65-45 0-65-40-65-81 0-23 6-45 9-65 15 0 29 0 44 0zM67 126c31-106 112-106 121-106 28 0 50 14 50 39 0 67-109 67-137 67-11 0-23 0-34 0z">
              <text:p/>
            </draw:path>
            <draw:path draw:style-name="gr56" draw:text-style-name="P38" draw:layer="layout" svg:width="0.354cm" svg:height="0.622cm" svg:x="11.439cm" svg:y="3.415cm" svg:viewBox="0 0 355 623" svg:d="M224 212c21 0 43 0 64 0 14 0 23 0 23-14 0-11-12-11-20-11-20 0-41 0-61 0 5-44 14-86 19-100 6-34 14-67 39-67 11 0 23 2 31 8-11 6-22 20-22 33 0 20 16 23 25 23 19 0 33-17 33-36 0-31-30-48-67-48-72 0-89 81-95 103-5 28-9 56-14 84-18 0-35 0-53 0-14 0-22 0-22 17 0 8 8 8 19 8 17 0 34 0 51 0-15 81-30 162-45 243-28 149-48 149-65 149-2 0-16 0-28-12 23-8 23-28 23-30 0-20-17-23-25-23-20 0-34 17-34 39 0 31 34 45 64 45 68 0 93-87 104-120 6-25 11-48 14-70 14-73 28-147 42-221z">
              <text:p/>
            </draw:path>
            <draw:path draw:style-name="gr56" draw:text-style-name="P38" draw:layer="layout" svg:width="0.654cm" svg:height="0.228cm" svg:x="10.93cm" svg:y="4.141cm" svg:viewBox="0 0 655 229" svg:d="M621 39c14 0 34 0 34-19 0-20-20-20-34-20-196 0-391 0-587 0-14 0-34 0-34 20 0 19 20 19 34 19 196 0 391 0 587 0zM621 229c14 0 34 0 34-19 0-20-20-20-34-20-196 0-391 0-587 0-14 0-34 0-34 20 0 19 20 19 34 19 196 0 391 0 587 0z">
              <text:p/>
            </draw:path>
            <draw:path draw:style-name="gr56" draw:text-style-name="P38" draw:layer="layout" svg:width="0.595cm" svg:height="0.667cm" svg:x="12.164cm" svg:y="3.831cm" svg:viewBox="0 0 596 668" svg:d="M330 75c9-36 11-44 104-44 31 0 39 0 39-20 0-11-11-11-17-11-33 0-112 3-145 3-28 0-101-3-132-3-5 0-17 0-17 20 0 11 9 11 26 11 2 0 22 0 39 0 17 3 25 3 25 17 0 2 0 5-3 19-44 175-88 350-131 525-12 37-12 45-90 45-17 0-28 0-28 20 0 11 11 11 28 11 152 0 304 0 456 0 23 0 23 0 28-17 26-71 52-142 79-212 5-9 3-8 5-11 0-6-4-12-14-12s-8 3-17 20c-33 89-75 201-246 201-31 0-61 0-92 0-14 0-14 0-23 0-8 0-11-3-11-11 0-3 0-3 6-22 44-176 87-353 131-529z">
              <text:p/>
            </draw:path>
            <draw:path draw:style-name="gr56" draw:text-style-name="P38" draw:layer="layout" svg:width="0.458cm" svg:height="0.868cm" svg:x="13.085cm" svg:y="3.82cm" svg:viewBox="0 0 459 869" svg:d="M249 36c0-19 0-36-19-36-20 0-20 17-20 36 0 232 0 464 0 696-22-36-50-64-76-81-58-45-80-37-120-56-14 0-14 11-14 20 0 14 3 16 22 22 68 20 107 53 129 78 51 53 62 112 67 143 3 5 6 11 12 11 8 0 11-8 11-17 22-109 92-187 201-218 14-3 17-3 17-19 0-9 0-20-11-20-3 0-62 11-118 50-33 26-59 56-81 87 0-232 0-464 0-696z">
              <text:p/>
            </draw:path>
            <draw:path draw:style-name="gr56" draw:text-style-name="P38" draw:layer="layout" svg:width="0.396cm" svg:height="0.443cm" svg:x="13.916cm" svg:y="4.066cm" svg:viewBox="0 0 397 444" svg:d="M171 151c3-3 45-129 131-129 3 0 31 0 51 14-34 12-37 42-37 48 0 11 9 31 34 31 19 0 47-14 47-54 0-50-61-61-95-61-67 0-103 50-117 70-11-50-51-70-84-70-34 0-53 22-70 53-20 39-21 65-31 98 0 11 8 11 14 11 14 0 14-3 20-22 16-70 36-118 67-118 25 0 25 28 25 39 0 17-3 34-8 51-25 98-49 195-73 293-3 6-3 11-3 14 0 11 8 25 28 25 28 0 36-28 36-36 22-86 43-171 65-257z">
              <text:p/>
            </draw:path>
            <draw:path draw:style-name="gr56" draw:text-style-name="P38" draw:layer="layout" svg:width="0.346cm" svg:height="0.443cm" svg:x="14.311cm" svg:y="4.066cm" svg:viewBox="0 0 347 444" svg:d="M123 207c28 0 95-3 143-23 78-30 78-95 78-100 0-45-36-84-100-84-104 0-244 101-244 274 0 86 48 170 140 170 126 0 207-98 207-111 0-6-8-17-14-17s-6 0-14 11c-73 92-159 95-176 95-65 0-76-70-76-106 0-39 11-81 17-109 13 0 26 0 39 0zM90 184c42-159 145-162 154-162 39 0 61 26 61 59 0 103-162 103-193 103-8 0-15 0-22 0z">
              <text:p/>
            </draw:path>
            <draw:path draw:style-name="gr56" draw:text-style-name="P38" draw:layer="layout" svg:width="0.444cm" svg:height="0.689cm" svg:x="14.705cm" svg:y="3.82cm" svg:viewBox="0 0 445 690" svg:d="M442 25c3-3 3-11 3-14 0-8-6-11-14-11-3 0-11 0-14 3-33 2-65 4-98 5-11 3-22 3-22 23 0 11 8 11 22 11 48 0 50 6 50 17 0 2-2 14-2 16-20 77-40 153-59 230-14-31-39-59-81-59-109 0-227 151-227 293 0 81 48 151 120 151 37 0 79-19 118-70 11 51 47 70 81 70 36 0 59-25 73-56 17-36 28-92 28-95 0-8-6-8-14-8-11 0-11 0-17 22-14 53-34 115-67 115-25 0-25-25-25-39 0-9 0-23 5-45 47-186 94-373 140-559zM244 559c-9 31-68 109-121 109-47 0-56-56-56-87 0-47 31-162 51-204 22-61 67-109 109-109 8 0 31 0 47 28 11 17 20 45 20 64 0 3 0 6-3 12-16 62-32 124-47 187z">
              <text:p/>
            </draw:path>
            <draw:path draw:style-name="gr56" draw:text-style-name="P38" draw:layer="layout" svg:width="0.103cm" svg:height="0.102cm" svg:x="15.29cm" svg:y="4.396cm" svg:viewBox="0 0 104 103" svg:d="M104 53c0-31-26-53-54-53s-50 22-50 53c0 28 22 50 50 50s54-22 54-50z">
              <text:p/>
            </draw:path>
            <draw:path draw:style-name="gr56" draw:text-style-name="P38" draw:layer="layout" svg:width="0.402cm" svg:height="0.706cm" svg:x="15.52cm" svg:y="3.803cm" svg:viewBox="0 0 403 707" svg:d="M218 268c-123 31-218 157-218 274 0 95 62 165 154 165 115 0 199-154 199-288 0-89-42-137-73-181-36-45-95-118-95-163 0-19 19-44 53-44 31 0 50 14 70 28 19 11 39 22 56 22 25 0 39-22 39-39 0-20-17-22-50-31-54-11-68-11-82-11-78 0-111 42-111 101 0 53 28 109 58 167zM230 291c25 44 53 97 53 167 0 65-37 229-129 229-53 0-92-42-92-117 0-61 36-246 168-279z">
              <text:p/>
            </draw:path>
          </draw:g>
        </draw:g>
        <draw:g xml:id="id195" draw:id="id195">
          <svg:title>TexMaths</svg:title>
          <svg:desc>28§display§P \parallel R \to[L \assign \red] P \parallel \delta \longrightarrow§svg§600§TRUE§</svg:desc>
          <draw:g>
            <draw:path draw:style-name="gr56" draw:text-style-name="P38" draw:layer="layout" svg:width="0.702cm" svg:height="0.667cm" svg:x="6.521cm" svg:y="8.928cm" svg:viewBox="0 0 703 668" svg:d="M260 358c55 0 110 0 165 0 140 0 278-101 278-210 0-75-65-148-194-148-106 0-212 0-319 0-19 0-28 0-28 17 0 14 9 14 28 14 12 0 31 0 42 0 14 3 23 5 23 16 0 3-3 6-6 17-44 176-88 352-131 528-9 37-12 45-90 45-17 0-28 0-28 19 0 12 11 12 17 12 25 0 95-3 123-3 22 0 42 0 64 0 20 0 42 3 65 3 5 0 19 0 19-20 0-11-11-11-28-11-36 0-64 0-64-17 0-5 3-11 3-17 20-82 41-163 61-245zM330 67c9-33 11-36 53-36 32 0 64 0 96 0 81 0 131 25 131 92 0 39-19 123-56 159-50 42-109 50-151 50-47 0-93 0-140 0 23-88 45-176 67-265z">
              <text:p/>
            </draw:path>
            <draw:path draw:style-name="gr56" draw:text-style-name="P38" draw:layer="layout" svg:width="0.229cm" svg:height="0.98cm" svg:x="7.655cm" svg:y="8.861cm" svg:viewBox="0 0 230 981" svg:d="M39 34c0-17 0-34-19-34-20 0-20 22-20 36 0 303 0 606 0 908 0 14 0 37 20 37 19 0 19-20 19-34 0-304 0-609 0-913zM230 36c0-14 0-36-20-36s-20 17-20 34c0 304 0 609 0 913 0 14 0 34 20 34s20-23 20-37c0-302 0-605 0-908z">
              <text:p/>
            </draw:path>
            <draw:path draw:style-name="gr56" draw:text-style-name="P38" draw:layer="layout" svg:width="0.702cm" svg:height="0.689cm" svg:x="8.329cm" svg:y="8.928cm" svg:viewBox="0 0 703 690" svg:d="M328 67c5-25 8-33 27-36 9 0 42 0 62 0 70 0 179 0 179 95 0 33-17 100-56 139-25 26-78 56-165 56-37 0-75 0-112 0 22-84 43-169 65-254zM470 335c98-22 216-89 216-190 0-84-87-145-216-145-94 0-188 0-282 0-20 0-28 0-28 20 0 11 8 11 28 11 2 0 19 0 36 0 20 3 28 3 28 16 0 3 0 6-6 17-44 176-87 352-131 528-9 37-11 45-90 45-17 0-25 0-25 19 0 12 11 12 14 12 28 0 95-3 123-3s98 3 126 3c9 0 20 0 20-20 0-11-9-11-28-11-37 0-65 0-65-17 0-5 3-11 3-17 22-86 43-173 65-259 39 0 78 0 117 0 90 0 106 55 106 89 0 14-5 45-11 67-8 28-17 64-17 84 0 106 118 106 132 106 84 0 118-101 118-112 0-14-8-9-12-14-11 0-11 9-14 14-25 73-67 90-89 90-34 0-39-23-39-59 0-31 5-81 11-112 0-14 3-33 3-47 0-76-68-106-93-115z">
              <text:p/>
            </draw:path>
            <draw:path draw:style-name="gr56" draw:text-style-name="P38" draw:layer="layout" svg:width="0.447cm" svg:height="0.468cm" svg:x="9.611cm" svg:y="8.525cm" svg:viewBox="0 0 448 469" svg:d="M235 56c6-25 9-31 73-31 20 0 28 0 28-14 0-3-3-11-14-11-14 0-34 3-50 3-17 0-37 0-54 0-16 0-32 0-47 0-16 0-31-3-45-3-6 0-17 0-17 17 0 8 9 8 23 8 2 0 14 0 28 0 14 3 14 3 14 11-1 5 0 6-3 14-30 122-60 244-90 366-8 23-8 28-61 28-12 0-20 0-20 14 0 11 8 11 20 11 115 0 231 0 347 0 16 0 16 0 22-14 8-19 59-151 59-156 0-3-3-11-11-11-9 0-12 3-14 14-26 67-56 142-182 142-26 0-53 0-79 0-22 0-22 0-22-5 0-3 0-6 3-17 31-122 61-244 92-366z">
              <text:p/>
            </draw:path>
            <draw:path draw:style-name="gr56" draw:text-style-name="P38" draw:layer="layout" svg:width="0.354cm" svg:height="0.608cm" svg:x="10.126cm" svg:y="8.517cm" svg:viewBox="0 0 355 609" svg:d="M193 28c0-11 0-28-17-28-16 0-16 17-16 28 0 161 0 322 0 483-59-84-149-98-152-98-8 0-8 9-8 17 0 6 0 14 8 17 23 6 65 17 101 53 42 39 53 78 59 95 0 8 3 14 8 14 9 0 9-3 14-17 17-61 65-123 151-145 12-3 14-3 14-17 0-8 0-17-8-17-6 0-92 14-154 98 0-161 0-322 0-483z">
              <text:p/>
            </draw:path>
            <draw:path draw:style-name="gr56" draw:text-style-name="P38" draw:layer="layout" svg:width="0.324cm" svg:height="0.306cm" svg:x="10.566cm" svg:y="8.693cm" svg:viewBox="0 0 325 307" svg:d="M123 173c3-14 9-28 11-44 3-17 12-45 42-82 14-13 34-30 65-30 8 0 31 3 47 14-16 5-22 16-22 30 0 20 17 23 25 23 14 0 34-9 34-39 0-34-42-45-84-45-17 0-56 0-95 45-12-37-45-45-65-45-31 0-45 17-56 36-14 23-25 65-25 67 0 9 8 9 14 9 14 0 14 0 20-20 11-47 22-75 44-75 23 0 23 25 23 33 0 14-9 48-14 73-7 24-13 48-20 73-3 11-11 36-14 47-3 17-8 39-8 45 0 14 11 19 22 19 14 0 23-11 25-16 3-3 9-28 12-42 6-26 13-51 19-76z">
              <text:p/>
            </draw:path>
            <draw:path draw:style-name="gr56" draw:text-style-name="P38" draw:layer="layout" svg:width="0.279cm" svg:height="0.306cm" svg:x="10.902cm" svg:y="8.693cm" svg:viewBox="0 0 280 307" svg:d="M106 145c28 0 166 0 166-86 0-37-37-59-84-59-79 0-188 61-188 182 0 72 42 125 118 125 109 0 162-64 162-72 0-6-8-17-17-17-3 0-5 3-8 8-42 51-104 62-137 62-45 0-65-37-65-81 0-20 6-42 9-62 15 0 29 0 44 0zM67 126c31-106 112-109 121-109 28 0 50 17 50 42 0 67-112 67-137 67-11 0-23 0-34 0z">
              <text:p/>
            </draw:path>
            <draw:path draw:style-name="gr56" draw:text-style-name="P38" draw:layer="layout" svg:width="0.34cm" svg:height="0.481cm" svg:x="11.232cm" svg:y="8.518cm" svg:viewBox="0 0 341 482" svg:d="M339 21c2-3 2-8 2-11 0-11-11-11-19-8-24 1-49 3-73 5-8 0-19 0-19 17 0 8 11 8 19 8 34 0 34 6 34 11 0 3 0 3-3 14-13 52-26 103-39 154-17-22-39-36-70-36-84 0-171 95-171 195 0 73 48 112 98 112 45 0 81-31 95-45 9 31 42 45 65 45 22 0 39-8 56-33 16-28 16-47 25-70 0-9-9-9-14-9-11 0-14 0-17 17-11 36-22 75-48 75-19 0-22-19-22-30s6-25 6-28c31-128 63-255 95-383zM196 381c-6 23-20 40-36 54-28 25-48 27-59 27-31 0-48-27-48-64 0-28 17-103 37-142 22-39 56-64 81-64 47 0 56 61 56 67 0 2 0 5 0 11-11 37-21 74-31 111z">
              <text:p/>
            </draw:path>
            <draw:path draw:style-name="gr56" draw:text-style-name="P38" draw:layer="layout" svg:width="0.601cm" svg:height="0.038cm" svg:x="9.399cm" svg:y="9.33cm" svg:viewBox="0 0 602 39" svg:d="M565 39c17 0 37 0 37-19 0-20-20-20-37-20-177 0-354 0-531 0-17 0-34 0-34 20 0 19 17 19 34 19 177 0 354 0 531 0z">
              <text:p/>
            </draw:path>
            <draw:path draw:style-name="gr56" draw:text-style-name="P38" draw:layer="layout" svg:width="0.601cm" svg:height="0.038cm" svg:x="9.704cm" svg:y="9.33cm" svg:viewBox="0 0 602 39" svg:d="M565 39c17 0 37 0 37-19 0-20-20-20-37-20-177 0-354 0-531 0-17 0-34 0-34 20 0 19 17 19 34 19 177 0 354 0 531 0z">
              <text:p/>
            </draw:path>
            <draw:path draw:style-name="gr56" draw:text-style-name="P38" draw:layer="layout" svg:width="0.601cm" svg:height="0.038cm" svg:x="10.249cm" svg:y="9.33cm" svg:viewBox="0 0 602 39" svg:d="M568 39c17 0 34 0 34-19 0-20-17-20-34-20-178 0-356 0-534 0-17 0-34 0-34 20 0 19 17 19 34 19 178 0 356 0 534 0z">
              <text:p/>
            </draw:path>
            <draw:path draw:style-name="gr56" draw:text-style-name="P38" draw:layer="layout" svg:width="0.601cm" svg:height="0.038cm" svg:x="10.795cm" svg:y="9.33cm" svg:viewBox="0 0 602 39" svg:d="M568 39c17 0 34 0 34-19 0-20-17-20-34-20-177 0-354 0-532 0-16 0-36 0-36 20 0 19 20 19 36 19 178 0 355 0 532 0z">
              <text:p/>
            </draw:path>
            <draw:path draw:style-name="gr56" draw:text-style-name="P38" draw:layer="layout" svg:width="0.872cm" svg:height="0.51cm" svg:x="11.075cm" svg:y="9.095cm" svg:viewBox="0 0 873 511" svg:d="M764 274c-53 42-78 84-87 95-44 67-53 128-53 131 0 11 11 11 20 11 17 0 17-3 22-19 23-95 81-179 191-224 14-3 16-7 16-14s-5-8-8-8c-45-17-162-67-199-232-5-11-5-14-22-14-9 0-20 0-20 11 0 3 9 64 51 129 19 30 47 64 89 95-243 0-487 0-730 0-17 0-34 0-34 19 0 20 17 20 34 20 243 0 487 0 730 0z">
              <text:p/>
            </draw:path>
            <draw:path draw:style-name="gr56" draw:text-style-name="P38" draw:layer="layout" svg:width="0.702cm" svg:height="0.667cm" svg:x="12.315cm" svg:y="8.928cm" svg:viewBox="0 0 703 668" svg:d="M260 358c55 0 110 0 165 0 140 0 278-101 278-210 0-75-65-148-194-148-106 0-212 0-319 0-19 0-28 0-28 17 0 14 9 14 28 14 12 0 31 0 42 0 17 3 23 5 23 16 0 3-3 6-6 17-44 176-88 352-131 528-9 37-12 45-90 45-17 0-28 0-28 19 0 12 14 12 17 12 25 0 95-3 123-3 22 0 42 0 64 0 20 0 42 3 65 3 5 0 19 0 19-20 0-11-11-11-28-11-36 0-64 0-64-17 0-5 3-11 3-17 20-82 41-163 61-245zM330 67c9-33 11-36 53-36 32 0 64 0 96 0 81 0 134 25 134 92 0 39-20 123-59 159-50 42-109 50-151 50-47 0-93 0-140 0 23-88 45-176 67-265z">
              <text:p/>
            </draw:path>
            <draw:path draw:style-name="gr56" draw:text-style-name="P38" draw:layer="layout" svg:width="0.229cm" svg:height="0.98cm" svg:x="13.449cm" svg:y="8.861cm" svg:viewBox="0 0 230 981" svg:d="M39 34c0-17 0-34-19-34-20 0-20 22-20 36 0 303 0 606 0 908 0 14 0 37 20 37 19 0 19-20 19-34 0-304 0-609 0-913zM230 36c0-14 0-36-20-36s-20 17-20 34c0 304 0 609 0 913 0 14 0 34 20 34s20-23 20-37c0-302 0-605 0-908z">
              <text:p/>
            </draw:path>
            <draw:path draw:style-name="gr56" draw:text-style-name="P38" draw:layer="layout" svg:width="0.402cm" svg:height="0.706cm" svg:x="14.123cm" svg:y="8.9cm" svg:viewBox="0 0 403 707" svg:d="M218 268c-123 28-218 157-218 274 0 95 64 165 157 165 115 0 196-154 196-288 0-89-39-140-73-182-36-44-92-117-92-162 0-22 19-44 53-44 31 0 50 14 70 28 19 11 39 22 53 22 25 0 39-22 39-39 0-20-14-25-50-31-51-11-65-11-81-11-76 0-112 42-112 101 0 53 28 109 58 167zM232 291c23 44 54 97 54 167 0 64-37 229-129 229-53 0-95-42-95-117 0-62 36-246 170-279z">
              <text:p/>
            </draw:path>
            <draw:path draw:style-name="gr56" draw:text-style-name="P38" draw:layer="layout" svg:width="0.601cm" svg:height="0.038cm" svg:x="14.913cm" svg:y="9.33cm" svg:viewBox="0 0 602 39" svg:d="M565 39c17 0 37 0 37-19 0-20-20-20-37-20-177 0-354 0-531 0-17 0-34 0-34 20 0 19 17 19 34 19 177 0 354 0 531 0z">
              <text:p/>
            </draw:path>
            <draw:path draw:style-name="gr56" draw:text-style-name="P38" draw:layer="layout" svg:width="0.872cm" svg:height="0.51cm" svg:x="15.487cm" svg:y="9.095cm" svg:viewBox="0 0 873 511" svg:d="M764 274c-53 42-78 84-87 95-44 67-53 128-53 131 0 11 11 11 20 11 17 0 19-3 22-19 23-95 81-179 193-224 12-3 14-7 14-14s-5-8-8-8c-42-17-162-67-199-232-3-11-5-14-22-14-9 0-20 0-20 11 0 3 9 64 51 129 19 30 47 64 89 95-243 0-487 0-730 0-17 0-34 0-34 19 0 20 17 20 34 20 243 0 487 0 730 0z">
              <text:p/>
            </draw:path>
          </draw:g>
        </draw:g>
        <draw:g xml:id="id192" draw:id="id192">
          <svg:title>TexMaths</svg:title>
          <svg:desc>28§display§Q \parallel R \to[L\assign\red] Q \parallel \delta \to[\drive] \delta\parallel\delta§svg§600§TRUE§</svg:desc>
          <draw:g>
            <draw:path draw:style-name="gr56" draw:text-style-name="P38" draw:layer="layout" svg:width="0.679cm" svg:height="0.879cm" svg:x="6.546cm" svg:y="6.041cm" svg:viewBox="0 0 680 880" svg:d="M384 684c153-58 296-231 296-421 0-157-103-263-249-263-213 0-431 223-431 450 0 162 112 262 252 262 25 0 59-5 98-14-6 59-6 62-6 76 0 31 0 106 84 106 115 0 163-179 163-190 0-6-6-8-12-8-5 0-8 2-11 8-22 70-81 95-114 95-45 0-59-25-70-101zM199 676c-79-31-112-106-112-196 0-67 25-206 101-310 72-100 165-145 238-145 97 0 167 76 167 207 0 98-50 327-215 419-3-34-14-106-87-106-50 0-98 50-98 100 0 20 4 21 6 31zM260 687c-14 0-47 0-47-42 0-39 38-78 78-78 41 0 62 22 62 84 0 14 0 14-11 19-26 12-56 17-82 17z">
              <text:p/>
            </draw:path>
            <draw:path draw:style-name="gr56" draw:text-style-name="P38" draw:layer="layout" svg:width="0.231cm" svg:height="0.98cm" svg:x="7.68cm" svg:y="5.997cm" svg:viewBox="0 0 232 981" svg:d="M39 34c0-17 0-34-19-34-20 0-20 22-20 36 0 303 0 606 0 908 0 14 0 37 20 37 19 0 19-20 19-34 0-304 0-609 0-913zM232 36c0-14 0-36-19-36-20 0-20 17-20 34 0 304 0 609 0 913 0 14 0 34 20 34 19 0 19-23 19-37 0-302 0-605 0-908z">
              <text:p/>
            </draw:path>
            <draw:path draw:style-name="gr56" draw:text-style-name="P38" draw:layer="layout" svg:width="0.702cm" svg:height="0.689cm" svg:x="8.354cm" svg:y="6.064cm" svg:viewBox="0 0 703 690" svg:d="M330 67c6-25 9-33 26-36 11 0 42 0 61 0 70 0 179 0 179 95 0 33-17 100-53 139-28 26-78 56-168 56-36 0-73 0-109 0 21-84 43-169 64-254zM470 335c101-22 219-89 219-190 0-84-90-145-219-145-93 0-186 0-280 0-19 0-28 0-28 20 0 11 9 11 26 11 2 0 22 0 39 0 17 3 25 3 25 16 0 3 0 6-3 17-44 176-88 352-131 528-12 37-12 45-90 45-20 0-28 0-28 19 0 12 9 8 14 12 28 0 97-3 123-3 27 0 98 3 126 3 9 0 20 0 20-20 0-11-9-11-28-11-37 0-65 0-65-17 0-5 3-11 6-17 21-86 43-173 64-259 40 0 79 0 118 0 87 0 106 55 106 89 0 14-8 45-14 67-8 28-16 64-16 84 0 106 117 106 131 106 84 0 118-101 118-112 0-14-8-9-12-14-8 0-11 9-14 14-22 73-67 90-89 90-31 0-39-23-39-59 0-31 5-81 11-112 3-14 3-33 3-47 0-76-65-106-93-115z">
              <text:p/>
            </draw:path>
            <draw:path draw:style-name="gr56" draw:text-style-name="P38" draw:layer="layout" svg:width="0.447cm" svg:height="0.468cm" svg:x="9.637cm" svg:y="5.661cm" svg:viewBox="0 0 448 469" svg:d="M235 56c9-25 9-31 73-31 22 0 28 0 28-14 0-3 0-11-11-11-17 0-37 3-51 3-19 0-39 0-56 0-14 0-33 0-47 0s-31-3-45-3c-6 0-14 0-14 17 0 8 8 8 22 8 9 0 14 0 26 0 14 3 16 3 16 11-1 5 0 6-2 14-31 122-62 244-93 366-5 23-8 28-61 28-12 0-20 0-20 14 0 11 8 11 20 11 115 0 231 0 347 0 17 0 17 0 22-14 9-19 59-151 59-156 0-3 0-11-11-11-9 0-9 3-14 14-25 67-56 142-182 142-26 0-53 0-79 0-19 0-22 0-22-5 0-3 0-6 3-17 31-122 61-244 92-366z">
              <text:p/>
            </draw:path>
            <draw:path draw:style-name="gr56" draw:text-style-name="P38" draw:layer="layout" svg:width="0.357cm" svg:height="0.608cm" svg:x="10.152cm" svg:y="5.653cm" svg:viewBox="0 0 358 609" svg:d="M196 28c0-11 0-28-17-28s-17 17-17 28c0 161 0 322 0 483-61-84-148-98-151-98-11 0-11 9-11 17 0 6 0 14 8 17 23 6 65 17 104 53 39 39 50 78 56 95 3 8 3 14 11 14 6 0 9-3 11-17 17-61 65-123 152-145 14-3 16-3 16-17 0-8 0-17-11-17-3 0-92 14-151 98 0-161 0-322 0-483z">
              <text:p/>
            </draw:path>
            <draw:path draw:style-name="gr56" draw:text-style-name="P38" draw:layer="layout" svg:width="0.324cm" svg:height="0.306cm" svg:x="10.591cm" svg:y="5.829cm" svg:viewBox="0 0 325 307" svg:d="M123 173c6-14 9-28 11-44 6-17 12-45 42-82 14-13 34-30 65-30 8 0 31 3 47 14-14 5-19 16-19 30 0 20 14 23 22 23 14 0 34-9 34-39 0-34-42-45-81-45-20 0-56 0-96 45-11-37-47-45-67-45-28 0-45 17-56 36-14 23-25 65-25 67 0 9 11 9 17 9 11 0 11 0 17-20 11-47 23-75 44-75s23 25 23 33c0 14-9 48-14 73-7 24-13 48-20 73-3 11-8 36-11 47-3 17-11 39-11 45 0 14 11 19 22 19 14 0 25-11 28-16 0-3 9-28 11-42 6-26 12-51 17-76z">
              <text:p/>
            </draw:path>
            <draw:path draw:style-name="gr56" draw:text-style-name="P38" draw:layer="layout" svg:width="0.276cm" svg:height="0.306cm" svg:x="10.93cm" svg:y="5.829cm" svg:viewBox="0 0 277 307" svg:d="M104 145c30 0 165 0 165-86 0-37-37-59-84-59-76 0-185 61-185 182 0 72 42 125 115 125 109 0 162-64 162-72 0-6-8-17-14-17-3 0-5 3-11 8-42 51-101 62-137 62-45 0-65-37-65-81 0-20 6-42 12-62 14 0 28 0 42 0zM67 126c31-106 109-109 118-109 31 0 50 17 50 42 0 67-109 67-137 67-10 0-21 0-31 0z">
              <text:p/>
            </draw:path>
            <draw:path draw:style-name="gr56" draw:text-style-name="P38" draw:layer="layout" svg:width="0.338cm" svg:height="0.481cm" svg:x="11.26cm" svg:y="5.654cm" svg:viewBox="0 0 339 482" svg:d="M339 21c0-3 0-8 0-11 0-11-11-11-17-8-25 1-50 3-76 5-8 0-16 0-16 17 0 8 8 8 16 8 34 0 34 6 34 11 0 3 0 3-3 14-13 52-26 103-39 154-17-22-39-36-67-36-84 0-171 95-171 195 0 73 45 112 95 112 45 0 81-31 95-45 9 31 42 45 68 45 19 0 39-8 53-33 17-28 18-47 28-70 0-9-11-9-17-9-11 0-11 0-17 17-8 36-19 75-45 75-19 0-22-19-22-30s3-25 3-28c32-128 65-255 98-383zM196 381c-6 23-22 40-36 54-28 25-51 27-62 27-31 0-48-27-48-64 0-28 17-103 37-142 22-39 56-64 84-64 47 0 56 61 56 67 0 2-3 5-3 11-9 37-19 74-28 111z">
              <text:p/>
            </draw:path>
            <draw:path draw:style-name="gr56" draw:text-style-name="P38" draw:layer="layout" svg:width="0.601cm" svg:height="0.038cm" svg:x="9.424cm" svg:y="6.466cm" svg:viewBox="0 0 602 39" svg:d="M568 39c17 0 34 0 34-19 0-20-17-20-34-20-178 0-356 0-534 0-17 0-34 0-34 20 0 19 17 19 34 19 178 0 356 0 534 0z">
              <text:p/>
            </draw:path>
            <draw:path draw:style-name="gr56" draw:text-style-name="P38" draw:layer="layout" svg:width="0.601cm" svg:height="0.038cm" svg:x="9.729cm" svg:y="6.466cm" svg:viewBox="0 0 602 39" svg:d="M568 39c17 0 34 0 34-19 0-20-17-20-34-20-177 0-354 0-532 0-16 0-36 0-36 20 0 19 20 19 36 19 178 0 355 0 532 0z">
              <text:p/>
            </draw:path>
            <draw:path draw:style-name="gr56" draw:text-style-name="P38" draw:layer="layout" svg:width="0.601cm" svg:height="0.038cm" svg:x="10.275cm" svg:y="6.466cm" svg:viewBox="0 0 602 39" svg:d="M568 39c17 0 34 0 34-19 0-20-17-20-34-20-177 0-354 0-532 0-16 0-36 0-36 20 0 19 20 19 36 19 178 0 355 0 532 0z">
              <text:p/>
            </draw:path>
            <draw:path draw:style-name="gr56" draw:text-style-name="P38" draw:layer="layout" svg:width="0.598cm" svg:height="0.038cm" svg:x="10.823cm" svg:y="6.466cm" svg:viewBox="0 0 599 39" svg:d="M565 39c17 0 34 0 34-19 0-20-17-20-34-20-177 0-354 0-531 0-17 0-34 0-34 20 0 19 17 19 34 19 177 0 354 0 531 0z">
              <text:p/>
            </draw:path>
            <draw:path draw:style-name="gr56" draw:text-style-name="P38" draw:layer="layout" svg:width="0.872cm" svg:height="0.51cm" svg:x="11.101cm" svg:y="6.231cm" svg:viewBox="0 0 873 511" svg:d="M767 274c-56 42-81 84-90 95-44 67-53 128-53 131 0 11 14 11 20 11 17 0 19-3 22-19 23-95 81-179 193-224 12-3 14-7 14-14s-5-8-8-8c-42-17-162-67-199-232-3-11-5-14-22-14-6 0-20 0-20 11 0 3 11 64 51 129 19 30 50 64 92 95-244 0-487 0-731 0-19 0-36 0-36 19 0 20 17 20 36 20 244 0 487 0 731 0z">
              <text:p/>
            </draw:path>
            <draw:path draw:style-name="gr56" draw:text-style-name="P38" draw:layer="layout" svg:width="0.679cm" svg:height="0.879cm" svg:x="12.352cm" svg:y="6.041cm" svg:viewBox="0 0 680 880" svg:d="M381 684c154-58 299-231 299-421 0-157-106-263-252-263-212 0-428 223-428 450 0 162 109 262 252 262 25 0 56-5 95-14-3 59-3 62-3 76 0 31 0 106 82 106 117 0 165-179 165-190 0-6-9-8-12-8-8 0-11 2-11 8-25 70-81 95-117 95-45 0-59-25-70-101zM196 676c-76-31-109-106-109-196 0-67 25-206 101-310 70-100 162-145 235-145 98 0 170 76 170 207 0 98-50 327-215 419-6-34-17-106-87-106-53 0-101 50-101 100 0 20 4 21 6 31zM258 687c-14 0-45 0-45-42 0-39 36-78 78-78s59 22 59 84c0 14 0 14-11 19-25 12-53 17-81 17z">
              <text:p/>
            </draw:path>
            <draw:path draw:style-name="gr56" draw:text-style-name="P38" draw:layer="layout" svg:width="0.231cm" svg:height="0.98cm" svg:x="13.483cm" svg:y="5.997cm" svg:viewBox="0 0 232 981" svg:d="M39 34c0-17 0-34-19-34-20 0-20 22-20 36 0 303 0 606 0 908 0 14 0 37 20 37 19 0 19-20 19-34 0-304 0-609 0-913zM232 36c0-14 0-36-19-36-20 0-20 17-20 34 0 304 0 609 0 913 0 14 0 34 20 34 19 0 19-23 19-37 0-302 0-605 0-908z">
              <text:p/>
            </draw:path>
            <draw:path draw:style-name="gr56" draw:text-style-name="P38" draw:layer="layout" svg:width="0.402cm" svg:height="0.706cm" svg:x="14.16cm" svg:y="6.036cm" svg:viewBox="0 0 403 707" svg:d="M218 268c-123 28-218 157-218 274 0 95 62 165 157 165 115 0 196-154 196-288 0-89-39-140-73-182-36-44-95-117-95-162 0-22 19-44 56-44 28 0 47 14 70 28 19 11 39 22 53 22 25 0 39-22 39-39 0-20-17-25-50-31-51-11-65-11-81-11-76 0-112 42-112 101 0 53 28 109 58 167zM230 291c25 44 56 97 56 167 0 64-40 229-129 229-56 0-95-42-95-117 0-62 36-246 168-279z">
              <text:p/>
            </draw:path>
            <draw:path draw:style-name="gr56" draw:text-style-name="P38" draw:layer="layout" svg:width="0.341cm" svg:height="0.482cm" svg:x="15.202cm" svg:y="5.7cm" svg:viewBox="0 0 342 483" svg:d="M339 20c0-3 3-9 3-12 0-8-12-8-20-8-24 2-49 4-73 6-11 2-19 2-19 16 0 12 8 12 19 12 31 0 31 2 31 8 0 3 0 5-3 14-12 52-24 104-36 156-17-25-39-39-70-39-84 0-171 98-171 199 0 72 48 111 98 111 45 0 81-33 95-47 9 33 39 47 65 47 22 0 39-11 56-36 16-25 25-67 25-70 0-8-9-8-14-8-14 0-14 3-17 19-11 34-22 76-48 76-19 0-22-21-22-34 0-12 3-25 6-28 31-127 63-255 95-382zM196 383c-6 22-20 36-36 53-28 25-51 28-59 28-34 0-48-31-48-65 0-30 17-106 37-142 22-39 53-64 81-64 47 0 56 58 56 67 0 3 0 5-3 8-9 38-19 77-28 115z">
              <text:p/>
            </draw:path>
            <draw:path draw:style-name="gr56" draw:text-style-name="P38" draw:layer="layout" svg:width="0.324cm" svg:height="0.309cm" svg:x="15.588cm" svg:y="5.874cm" svg:viewBox="0 0 325 310" svg:d="M123 176c6-17 9-31 11-45 6-16 12-47 42-81 14-16 34-30 65-30 8 0 31 0 47 11-14 8-22 19-22 30 0 20 17 26 25 26 14 0 34-12 34-40 0-33-42-47-81-47-20 0-56 3-96 47-11-39-47-47-67-47-31 0-45 20-56 36-14 23-25 65-25 70 0 9 8 9 14 9 14 0 14 0 20-20 11-48 23-75 44-75s23 25 23 33c0 11-9 48-14 73-7 24-13 48-20 72-3 12-8 37-11 48-6 14-11 39-11 42 0 16 11 22 22 22 14 0 23-11 25-17 3-5 9-30 14-44 6-25 12-49 17-73z">
              <text:p/>
            </draw:path>
            <draw:path draw:style-name="gr56" draw:text-style-name="P38" draw:layer="layout" svg:width="0.206cm" svg:height="0.457cm" svg:x="15.932cm" svg:y="5.726cm" svg:viewBox="0 0 207 458" svg:d="M188 22c0-14-12-22-26-22-19 0-33 17-33 34 0 11 8 22 22 22 20 0 37-17 37-34zM87 282c-6 11-20 45-25 64-6 17-17 42-17 53 0 31 25 59 61 59 70 0 101-95 101-106 0-8-11-8-17-8-11 0-11 2-14 14-11 33-33 81-67 81-17 0-17-17-17-23 0-17 12-47 20-70 8-19 42-106 45-117 5-11 5-14 5-22 0-31-25-59-61-59-67 0-101 92-101 106 0 9 11 9 17 9 5 0 11 0 14-9 22-81 56-86 67-86 8 0 17 2 17 22 0 17-6 31-11 45-6 15-12 31-17 47z">
              <text:p/>
            </draw:path>
            <draw:path draw:style-name="gr56" draw:text-style-name="P38" draw:layer="layout" svg:width="0.324cm" svg:height="0.309cm" svg:x="16.187cm" svg:y="5.874cm" svg:viewBox="0 0 325 310" svg:d="M325 53c0-50-28-53-34-53-17 0-36 17-36 34 0 11 5 16 8 19 14 14 23 31 23 50 0 28-40 188-121 188-25 0-50-12-50-59 0-39 19-95 39-143 6-19 6-25 6-30 0-37-26-59-59-59-70 0-101 92-101 106 0 9 8 9 14 9 8 0 14 0 14-9 22-75 53-86 70-86 11 0 17 8 17 22 0 17-6 28-17 59-34 83-34 106-34 120 0 72 59 89 101 89 115 0 160-207 160-257z">
              <text:p/>
            </draw:path>
            <draw:path draw:style-name="gr56" draw:text-style-name="P38" draw:layer="layout" svg:width="0.279cm" svg:height="0.309cm" svg:x="16.593cm" svg:y="5.874cm" svg:viewBox="0 0 280 310" svg:d="M106 145c28 0 166 0 166-84 0-39-37-61-84-61-76 0-188 61-188 182 0 72 45 128 118 128 109 0 162-64 162-73 0-5-8-16-14-16s-6 0-11 5c-42 51-101 65-137 65-45 0-65-40-65-81 0-23 6-42 11-65 14 0 28 0 42 0zM70 129c31-109 109-109 118-109 28 0 50 16 50 39 0 70-109 70-137 70-10 0-21 0-31 0z">
              <text:p/>
            </draw:path>
            <draw:path draw:style-name="gr56" draw:text-style-name="P38" draw:layer="layout" svg:width="0.601cm" svg:height="0.038cm" svg:x="14.947cm" svg:y="6.466cm" svg:viewBox="0 0 602 39" svg:d="M568 39c17 0 34 0 34-19 0-20-17-20-34-20-177 0-354 0-532 0-16 0-36 0-36 20 0 19 20 19 36 19 178 0 355 0 532 0z">
              <text:p/>
            </draw:path>
            <draw:path draw:style-name="gr56" draw:text-style-name="P38" draw:layer="layout" svg:width="0.601cm" svg:height="0.038cm" svg:x="15.403cm" svg:y="6.466cm" svg:viewBox="0 0 602 39" svg:d="M565 39c17 0 37 0 37-19 0-20-20-20-37-20-177 0-354 0-531 0-17 0-34 0-34 20 0 19 17 19 34 19 177 0 354 0 531 0z">
              <text:p/>
            </draw:path>
            <draw:path draw:style-name="gr56" draw:text-style-name="P38" draw:layer="layout" svg:width="0.601cm" svg:height="0.038cm" svg:x="15.949cm" svg:y="6.466cm" svg:viewBox="0 0 602 39" svg:d="M568 39c17 0 34 0 34-19 0-20-17-20-34-20-177 0-354 0-532 0-16 0-36 0-36 20 0 19 20 19 36 19 178 0 355 0 532 0z">
              <text:p/>
            </draw:path>
            <draw:path draw:style-name="gr56" draw:text-style-name="P38" draw:layer="layout" svg:width="0.872cm" svg:height="0.51cm" svg:x="16.377cm" svg:y="6.231cm" svg:viewBox="0 0 873 511" svg:d="M767 274c-56 42-81 84-90 95-44 67-53 128-53 131 0 11 14 11 20 11 17 0 19-3 22-19 23-95 81-179 193-224 12-3 14-7 14-14s-5-8-8-8c-42-17-162-67-199-232-3-11-5-14-22-14-6 0-20 0-20 11 0 3 11 64 51 129 19 30 50 64 92 95-244 0-487 0-731 0-19 0-36 0-36 19 0 20 17 20 36 20 244 0 487 0 731 0z">
              <text:p/>
            </draw:path>
            <draw:path draw:style-name="gr56" draw:text-style-name="P38" draw:layer="layout" svg:width="0.402cm" svg:height="0.706cm" svg:x="17.62cm" svg:y="6.036cm" svg:viewBox="0 0 403 707" svg:d="M218 268c-123 28-218 157-218 274 0 95 64 165 157 165 115 0 196-154 196-288 0-89-39-140-73-182-34-44-92-117-92-162 0-22 19-44 53-44 31 0 50 14 70 28 19 11 39 22 53 22 25 0 39-22 39-39 0-20-14-25-50-31-51-11-65-11-81-11-76 0-112 42-112 101 0 53 28 109 58 167zM232 291c23 44 54 97 54 167 0 64-37 229-129 229-53 0-95-42-95-117 0-62 36-246 170-279z">
              <text:p/>
            </draw:path>
            <draw:path draw:style-name="gr56" draw:text-style-name="P38" draw:layer="layout" svg:width="0.231cm" svg:height="0.98cm" svg:x="18.457cm" svg:y="5.997cm" svg:viewBox="0 0 232 981" svg:d="M39 34c0-17 0-34-19-34-20 0-20 22-20 36 0 303 0 606 0 908 0 14 0 37 20 37 19 0 19-20 19-34 0-304 0-609 0-913zM232 36c0-14 0-36-19-36-20 0-20 17-20 34 0 304 0 609 0 913 0 14 0 34 20 34 19 0 19-23 19-37 0-302 0-605 0-908z">
              <text:p/>
            </draw:path>
            <draw:path draw:style-name="gr56" draw:text-style-name="P38" draw:layer="layout" svg:width="0.402cm" svg:height="0.706cm" svg:x="19.135cm" svg:y="6.036cm" svg:viewBox="0 0 403 707" svg:d="M218 268c-123 28-218 157-218 274 0 95 62 165 154 165 115 0 199-154 199-288 0-89-42-140-73-182-36-44-95-117-95-162 0-22 19-44 53-44 31 0 50 14 70 28 20 11 39 22 56 22 25 0 39-22 39-39 0-20-17-25-50-31-53-11-67-11-81-11-79 0-112 42-112 101 0 53 28 109 58 167zM230 291c25 44 53 97 53 167 0 64-37 229-129 229-53 0-95-42-95-117 0-62 36-246 171-279z">
              <text:p/>
            </draw:path>
          </draw:g>
        </draw:g>
        <draw:polyline draw:style-name="gr136" draw:text-style-name="P40" xml:id="id196" draw:id="id196" draw:layer="layout" svg:width="0.475cm" svg:height="0.769cm" svg:x="15.287cm" svg:y="8.936cm" svg:viewBox="0 0 476 770" draw:points="0,0 476,770">
          <text:p/>
        </draw:polyline>
        <draw:polyline draw:style-name="gr136" draw:text-style-name="P40" xml:id="id197" draw:id="id197" draw:layer="layout" svg:width="0.634cm" svg:height="0.769cm" svg:x="15.287cm" svg:y="8.936cm" svg:viewBox="0 0 635 770" draw:points="0,770 635,0">
          <text:p/>
        </draw:polyline>
        <draw:g xml:id="id198" draw:id="id198">
          <svg:title>TexMaths</svg:title>
          <svg:desc>28§display§L \neq \green§svg§600§TRUE§</svg:desc>
          <draw:g>
            <draw:path draw:style-name="gr137" draw:text-style-name="P77" draw:layer="layout" svg:width="0.455cm" svg:height="0.513cm" svg:x="15.751cm" svg:y="10.032cm" svg:viewBox="0 0 456 514" svg:d="M254 58c6-28 8-34 79-34 22 0 28 0 28-15 0-9-8-9-13-9-23 0-86 2-109 2-24 0-80-2-101-2-7 0-15 0-15 15 0 9 6 9 21 9 2 0 15 0 28 0 15 2 22 2 22 13 0 2-3 4-5 15-33 134-67 269-101 404-6 28-8 34-69 34-13 0-19 0-19 16 0 8 6 8 19 8 117 0 234 0 351 0 17 0 19 0 24-13 20-54 40-109 60-163 2-7 1-6 2-9 0-4-2-8-9-8-6 0-8 2-13 15-25 68-60 154-189 154-24 0-47 0-71 0-11 0-13 0-17 0-9 0-11-2-11-8 0-2 0-2 5-17 34-136 68-271 103-407z">
              <text:p/>
            </draw:path>
            <draw:path draw:style-name="gr137" draw:text-style-name="P77" draw:layer="layout" svg:width="0.375cm" svg:height="0.702cm" svg:x="16.551cm" svg:y="10.006cm" svg:viewBox="0 0 376 703" svg:d="M370 30c6-11 6-13 6-15 0-4-4-15-15-15-10 0-13 4-17 15-113 219-226 439-340 658-4 11-4 13-4 15 0 7 4 15 15 15 9 0 11-4 15-15 113-219 227-438 340-658z">
              <text:p/>
            </draw:path>
            <draw:path draw:style-name="gr137" draw:text-style-name="P77" draw:layer="layout" svg:width="0.502cm" svg:height="0.178cm" svg:x="16.486cm" svg:y="10.268cm" svg:viewBox="0 0 503 179" svg:d="M477 32c11 0 26 1 26-15s-15-17-26-17c-150 0-301 0-451 0-11 0-26 1-26 17s15 15 26 15c150 0 301 0 451 0zM477 179c11 0 26-2 26-18s-15-15-26-15c-150 0-301 0-451 0-11 0-26-1-26 15s15 18 26 18c150 0 301 0 451 0z">
              <text:p/>
            </draw:path>
            <draw:path draw:style-name="gr137" draw:text-style-name="P77" draw:layer="layout" svg:width="0.326cm" svg:height="0.487cm" svg:x="17.282cm" svg:y="10.213cm" svg:viewBox="0 0 327 488" svg:d="M215 295c-5 21-10 41-15 62-11 37-15 54-37 80-30 34-60 34-71 34-8 0-32 0-53-8 15-5 23-22 23-35 0-9-6-24-25-24-13 0-37 11-37 41s28 43 90 43c80 0 138-49 153-107 27-110 54-220 82-329 2-13 2-13 2-18 0-15-13-19-19-19-9 0-26 7-31 28-10-21-30-43-62-43-86 0-172 112-172 217 0 65 34 116 92 116 39 0 71-30 80-38zM264 97c-11 46-22 92-34 137-6 24-52 82-95 82-38 0-40-56-40-64 0-37 21-125 38-159 20-41 52-76 82-76 45 0 52 63 52 69-1 4-2 7-3 11z">
              <text:p/>
            </draw:path>
            <draw:path draw:style-name="gr137" draw:text-style-name="P77" draw:layer="layout" svg:width="0.307cm" svg:height="0.341cm" svg:x="17.652cm" svg:y="10.213cm" svg:viewBox="0 0 308 342" svg:d="M131 116c2-2 37-99 101-99 5 0 24 0 39 11-26 9-28 32-28 37 0 8 6 23 26 23 15 0 39-11 39-41 0-38-50-47-76-47-51 0-79 39-90 54-9-39-39-54-65-54-25 0-40 17-53 41-13 30-24 73-24 75 0 9 6 9 11 9 11 0 11-2 15-17 13-54 28-91 51-91 20 0 20 22 20 30 0 13-2 26-7 39-18 75-37 151-56 226-2 4-2 9-2 11 0 8 7 19 22 19 21 0 28-21 30-28 16-66 31-132 47-198z">
              <text:p/>
            </draw:path>
            <draw:path draw:style-name="gr137" draw:text-style-name="P77" draw:layer="layout" svg:width="0.266cm" svg:height="0.341cm" svg:x="17.955cm" svg:y="10.213cm" svg:viewBox="0 0 267 342" svg:d="M95 159c21 0 73-2 109-17 60-24 60-73 60-77 0-35-27-65-77-65-79 0-187 77-187 211 0 67 37 131 108 131 96 0 159-75 159-86 0-4-7-13-11-13s-4 0-11 9c-56 71-122 73-135 73-50 0-58-54-58-82 0-30 8-62 13-84 10 0 20 0 30 0zM69 142c32-123 112-125 118-125 30 0 47 20 47 45 0 80-124 80-148 80-6 0-11 0-17 0z">
              <text:p/>
            </draw:path>
            <draw:path draw:style-name="gr137" draw:text-style-name="P77" draw:layer="layout" svg:width="0.266cm" svg:height="0.341cm" svg:x="18.265cm" svg:y="10.213cm" svg:viewBox="0 0 267 342" svg:d="M92 159c24 0 74-2 110-17 60-24 60-73 60-77 0-35-28-65-75-65-79 0-187 77-187 211 0 67 34 131 108 131 96 0 159-75 159-86 0-4-7-13-13-13-2 0-5 0-9 9-56 71-125 73-137 73-48 0-56-54-56-82 0-30 6-62 13-84 9 0 18 0 27 0zM69 142c32-123 109-125 118-125 30 0 47 20 47 45 0 80-124 80-150 80-5 0-10 0-15 0z">
              <text:p/>
            </draw:path>
            <draw:path draw:style-name="gr137" draw:text-style-name="P77" draw:layer="layout" svg:width="0.38cm" svg:height="0.341cm" svg:x="18.587cm" svg:y="10.213cm" svg:viewBox="0 0 381 342" svg:d="M112 202c4-17 8-32 11-49 10-39 10-39 23-60 11-20 45-76 101-76 35 0 35 35 35 50 0 47-33 135-43 167-9 24-11 33-11 48 0 32 19 60 56 60 71 0 97-112 97-116 0-9-7-9-11-9-11 0-11 2-13 13-6 22-28 95-71 95-15 0-17-11-17-22 0-19 8-38 13-56 17-40 47-124 47-167 0-63-41-80-80-80-60 0-96 45-107 60-4-36-30-60-62-60-28 0-43 17-56 41-13 30-24 73-24 75 0 9 9 9 11 9 11 0 11-2 15-17 13-54 28-91 51-91 20 0 20 22 20 30 0 13-2 26-5 39-19 75-38 151-58 226 0 4-2 9-2 11 0 8 7 19 22 19 8 0 21-4 28-19 10-40 20-81 30-121z">
              <text:p/>
            </draw:path>
          </draw:g>
        </draw:g>
        <draw:g xml:id="id199" draw:id="id199">
          <svg:title>TexMaths</svg:title>
          <svg:desc>28§latex§\textsf{Thus $P\parallel R \notStronglyBisimilar Q \parallel R$!}§svg§600§TRUE§</svg:desc>
          <draw:g>
            <draw:path draw:style-name="gr125" draw:text-style-name="P70" draw:layer="layout" svg:width="0.595cm" svg:height="0.673cm" svg:x="6.936cm" svg:y="11.355cm" svg:viewBox="0 0 596 674" svg:d="M342 62c29 0 59 0 89 0 11 0 22 2 34 2 44 0 87 0 131 0 0-21 0-43 0-64-198 0-397 0-596 0 0 21 0 43 0 64 44 0 88 0 132 0 11 0 22-2 36-2 29 0 58 0 87 0 0 204 0 408 0 612 29 0 58 0 87 0 0-204 0-408 0-612z">
              <text:p/>
            </draw:path>
            <draw:path draw:style-name="gr125" draw:text-style-name="P70" draw:layer="layout" svg:width="0.346cm" svg:height="0.678cm" svg:x="7.65cm" svg:y="11.35cm" svg:viewBox="0 0 347 679" svg:d="M347 389c0-65-14-154-134-154-62 0-109 31-140 70 0-102 0-203 0-305-24 0-49 0-73 0 0 226 0 453 0 679 25 0 50 0 76 0 0-80 0-160 0-240 0-64 25-145 100-145 93 0 96 69 96 100 0 95 0 190 0 285 25 0 50 0 75 0 0-97 0-193 0-290z">
              <text:p/>
            </draw:path>
            <draw:path draw:style-name="gr125" draw:text-style-name="P70" draw:layer="layout" svg:width="0.349cm" svg:height="0.446cm" svg:x="8.156cm" svg:y="11.593cm" svg:viewBox="0 0 350 447" svg:d="M350 0c-26 0-52 0-78 0 0 95 0 190 0 285 0 73-54 109-118 109-70 0-76-25-76-67 0-109 0-218 0-327-26 0-52 0-78 0 0 110 0 220 0 330 0 70 22 117 106 117 51 0 121-16 168-58 0 15 0 31 0 47 26 0 51 0 76 0 0-145 0-291 0-436z">
              <text:p/>
            </draw:path>
            <draw:path draw:style-name="gr125" draw:text-style-name="P70" draw:layer="layout" svg:width="0.327cm" svg:height="0.46cm" svg:x="8.613cm" svg:y="11.579cm" svg:viewBox="0 0 328 461" svg:d="M311 31c-51-25-93-31-143-31-22 0-162 0-162 126 0 50 28 81 53 100 31 20 53 26 106 37 37 5 93 17 93 70 0 67-79 67-93 67-81 0-134-37-154-48-4 23-7 45-11 67 31 14 87 42 165 42 20 0 73 0 115-30 31-26 48-65 48-107 0-53-37-86-40-89-39-34-64-39-114-48-54-11-98-22-98-70 0-61 70-61 84-61 30 0 84 6 140 39 3-21 7-43 11-64z">
              <text:p/>
            </draw:path>
            <draw:path draw:style-name="gr125" draw:text-style-name="P70" draw:layer="layout" svg:width="0.702cm" svg:height="0.667cm" svg:x="9.329cm" svg:y="11.361cm" svg:viewBox="0 0 703 668" svg:d="M260 358c55 0 110 0 165 0 140 0 278-101 278-210 0-75-65-148-194-148-106 0-212 0-319 0-19 0-28 0-28 17 0 14 9 14 28 14 12 0 31 0 42 0 14 3 23 5 23 17 0 2-3 5-6 19-44 175-88 351-131 526-9 36-12 44-90 44-17 0-28 0-28 20 0 11 11 11 17 11 25 0 95-3 123-3 22 0 42 0 64 0 20 0 42 3 62 3 8 0 20 0 20-19 0-12-9-12-26-12-36 0-64 0-64-16 0-6 3-12 3-17 20-82 41-164 61-246zM330 67c9-33 12-36 54-36 31 0 63 0 95 0 81 0 131 25 131 92 0 39-19 123-56 159-50 42-109 51-151 51-47 0-93 0-140 0 23-89 45-177 67-266z">
              <text:p/>
            </draw:path>
            <draw:path draw:style-name="gr125" draw:text-style-name="P70" draw:layer="layout" svg:width="0.229cm" svg:height="0.98cm" svg:x="10.463cm" svg:y="11.294cm" svg:viewBox="0 0 230 981" svg:d="M39 34c0-14 0-34-19-34-20 0-20 22-20 36 0 303 0 606 0 909 0 14 0 36 20 36 19 0 19-16 19-33 0-305 0-610 0-914zM230 36c0-14 0-36-20-36s-20 20-20 34c0 304 0 609 0 914 0 17 0 33 20 33s20-22 20-36c0-303 0-606 0-909z">
              <text:p/>
            </draw:path>
            <draw:path draw:style-name="gr125" draw:text-style-name="P70" draw:layer="layout" svg:width="0.702cm" svg:height="0.69cm" svg:x="11.138cm" svg:y="11.361cm" svg:viewBox="0 0 703 691" svg:d="M328 67c5-25 8-33 28-36 8 0 39 0 58 0 70 0 179 0 179 95 0 33-14 100-53 140-25 25-78 56-165 56-37 0-75 0-112 0 22-85 43-170 65-255zM470 335c98-22 216-89 216-190 0-83-90-145-219-145-93 0-186 0-279 0-20 0-28 0-28 20 0 11 8 11 28 11 2 0 19 0 36 0 20 3 28 3 28 17 0 2-3 5-6 19-44 175-87 351-131 526-9 36-11 44-90 44-17 0-25 0-25 20 0 11 11 11 14 11 28 0 95-3 123-3s98 3 126 3c6 0 20 0 20-19 0-12-11-12-28-12-37 0-65 0-65-16 0-6 3-12 3-17 22-87 43-173 65-260 39 0 78 0 117 0 90 0 106 56 106 89 0 14-5 45-14 67-5 28-14 65-14 84 0 107 118 107 132 107 81 0 118-101 118-112 0-14-12-14-14-14-9 0-9 8-12 14-25 72-67 89-89 89-34 0-39-22-39-59 0-30 5-81 8-111 3-14 6-34 6-48 0-75-68-106-93-115z">
              <text:p/>
            </draw:path>
            <draw:path draw:style-name="gr125" draw:text-style-name="P70" draw:layer="layout" svg:width="0.489cm" svg:height="0.913cm" svg:x="12.988cm" svg:y="11.327cm" svg:viewBox="0 0 490 914" svg:d="M481 39c9-14 9-17 9-19 0-6-6-20-20-20-11 0-14 6-22 20-148 285-295 570-442 855-6 14-6 17-6 20 0 8 6 19 20 19 11 0 14-5 19-19 148-286 295-571 442-856z">
              <text:p/>
            </draw:path>
            <draw:path draw:style-name="gr125" draw:text-style-name="P70" draw:layer="layout" svg:width="0.657cm" svg:height="0.231cm" svg:x="12.904cm" svg:y="11.669cm" svg:viewBox="0 0 658 232" svg:d="M658 34c0-23-9-31-14-31-6 0-14 5-14 25-6 95-70 148-140 148-62 0-109-42-157-84-50-44-101-92-168-92-106 0-165 109-165 199 0 30 9 20 14 30 11 0 14-19 14-22 3-106 78-151 137-151 62 0 109 42 157 84 50 45 103 92 168 92 109 0 168-109 168-198z">
              <text:p/>
            </draw:path>
            <draw:path draw:style-name="gr125" draw:text-style-name="P70" draw:layer="layout" svg:width="0.262cm" svg:height="0.309cm" svg:x="12.187cm" svg:y="12.505cm" svg:viewBox="0 0 263 310" svg:d="M232 48c-2 2-22 11-22 30 0 9 6 20 22 20 9 0 31-3 31-36 0-45-47-62-87-62-98 0-120 75-120 103 0 54 53 65 78 70 34 6 73 14 73 48 0 19-17 70-101 70-22 0-61-3-75-34 25-5 28-25 28-33 0-12-9-23-25-23-17 0-34 14-34 42 0 42 42 67 106 67 118 0 143-84 143-114 0-20-8-39-25-53-20-17-36-20-76-28-19-3-50-9-50-37 0-11 11-58 78-58 14 0 45 5 56 28z">
              <text:p/>
            </draw:path>
            <draw:path draw:style-name="gr125" draw:text-style-name="P70" draw:layer="layout" svg:width="0.22cm" svg:height="0.435cm" svg:x="12.526cm" svg:y="12.379cm" svg:viewBox="0 0 221 436" svg:d="M132 159c23 0 46 0 70 0 11 0 19 0 19-16 0-9-8-9-19-9-22 0-43 0-65 0 9-32 17-65 25-98 3-11 3-11 3-14 0-14-8-22-22-22-23 0-28 22-28 31-10 34-19 69-28 103-23 0-45 0-67 0-12 0-20 0-20 14 0 11 8 11 17 11 21 0 43 0 64 0-16 64-32 127-47 190-3 14-3 17-3 23 0 42 33 64 70 64 73 0 117-95 117-106 0-8-8-8-14-8-11 0-11 2-16 11-31 72-68 84-87 84-23 0-23-26-23-31 0-11 3-28 6-28 16-66 32-132 48-199z">
              <text:p/>
            </draw:path>
            <draw:path draw:style-name="gr125" draw:text-style-name="P70" draw:layer="layout" svg:width="0.324cm" svg:height="0.309cm" svg:x="12.792cm" svg:y="12.505cm" svg:viewBox="0 0 325 310" svg:d="M123 176c6-14 9-28 11-45 6-16 14-44 42-81 14-14 34-30 65-30 8 0 31 2 47 14-14 5-19 16-19 30 0 17 14 23 22 23 14 0 34-12 34-39 0-34-42-48-81-48-20 0-56 3-96 48-11-37-47-48-67-48-28 0-45 20-56 36-14 26-25 67-25 70 0 9 11 9 17 9 11 0 11 0 17-20 11-47 23-75 44-75s23 25 23 33c0 14-9 48-14 73-7 24-13 48-20 73-3 11-8 36-11 47-3 17-11 39-11 45 0 14 11 19 22 19 14 0 25-11 28-16 0-3 9-28 11-42 6-26 12-51 17-76z">
              <text:p/>
            </draw:path>
            <draw:path draw:style-name="gr125" draw:text-style-name="P70" draw:layer="layout" svg:width="0.31cm" svg:height="0.309cm" svg:x="13.125cm" svg:y="12.505cm" svg:viewBox="0 0 311 310" svg:d="M311 120c0-67-48-120-118-120-98 0-193 98-193 193 0 70 50 117 118 117 100 0 193-95 193-190zM120 291c-19 0-64-9-64-76 0-28 14-100 45-142 25-34 61-53 89-53 26 0 65 16 65 75 0 25-9 90-39 137-23 34-59 59-96 59z">
              <text:p/>
            </draw:path>
            <draw:path draw:style-name="gr125" draw:text-style-name="P70" draw:layer="layout" svg:width="0.408cm" svg:height="0.309cm" svg:x="13.512cm" svg:y="12.505cm" svg:viewBox="0 0 409 310" svg:d="M148 59c-2-42-39-59-67-59s-45 20-56 36c-14 26-25 67-25 70 0 9 11 9 17 9 11 0 11 0 17-20 11-47 23-75 44-75s23 25 23 33c0 14-9 48-14 73-7 24-13 48-20 73-3 11-8 36-11 47-3 17-11 39-11 45 0 14 11 19 22 19 23 0 28-19 31-30 3-12 11-45 17-62 0-8 8-36 11-45 0-8 11-42 11-47 0-3 23-51 51-76 19-16 44-30 72-30 31 0 40 25 40 47 0 42-34 123-45 157-9 16-9 19-9 30 0 37 31 56 62 56 70 0 101-92 101-103s-9-11-14-11c-14 0-14 3-17 16-11 42-36 79-67 79-9 0-17-3-17-23 0-14 6-30 11-44 11-34 42-109 42-146 0-53-36-78-84-78-56 0-92 34-115 59z">
              <text:p/>
            </draw:path>
            <draw:path draw:style-name="gr125" draw:text-style-name="P70" draw:layer="layout" svg:width="0.324cm" svg:height="0.444cm" svg:x="13.962cm" svg:y="12.505cm" svg:viewBox="0 0 325 445" svg:d="M322 50c3-11 2-9 3-14 0-16-11-22-23-22-14 0-25 11-30 25-17-25-40-39-68-39-84 0-170 98-170 193 0 64 42 112 100 112 34 0 62-20 82-37-3 12-23 84-23 87-5 14-31 70-101 70-11 0-33 0-50-6 17-11 11-18 17-28 0-14-11-25-25-25-17 0-34 14-34 39 0 37 42 40 90 40 100 0 145-54 156-98 26-99 51-198 76-297zM232 207c-5 22-53 78-98 78-30 0-47-28-47-64 0-28 19-106 39-143 25-42 56-58 78-58 48 0 56 58 56 67-1 2-2 5-2 8-9 37-17 75-26 112z">
              <text:p/>
            </draw:path>
            <draw:path draw:style-name="gr125" draw:text-style-name="P70" draw:layer="layout" svg:width="0.679cm" svg:height="0.88cm" svg:x="14.662cm" svg:y="11.339cm" svg:viewBox="0 0 680 881" svg:d="M384 685c151-59 296-232 296-422 0-157-103-263-252-263-210 0-428 224-428 450 0 162 112 263 252 263 25 0 59-6 98-14-6 59-6 61-6 75 0 31 0 107 81 107 118 0 166-179 166-190 0-6-6-9-12-9-8 0-8 3-11 11-22 67-81 93-115 93-44 0-61-26-69-101zM199 677c-79-31-112-107-112-196 0-67 25-204 101-310 72-101 165-146 235-146 98 0 170 76 170 207 0 98-50 327-215 419-6-33-14-106-87-106-50 0-101 51-101 101 0 19 6 20 9 31zM258 688c-14 0-45 0-45-42 0-39 38-78 78-78 41 0 62 22 62 83 0 14-3 14-11 20-26 11-56 17-84 17z">
              <text:p/>
            </draw:path>
            <draw:path draw:style-name="gr125" draw:text-style-name="P70" draw:layer="layout" svg:width="0.229cm" svg:height="0.98cm" svg:x="15.796cm" svg:y="11.294cm" svg:viewBox="0 0 230 981" svg:d="M39 34c0-14 0-34-19-34-20 0-20 22-20 36 0 303 0 606 0 909 0 14 0 36 20 36 19 0 19-16 19-33 0-305 0-610 0-914zM230 36c0-14 0-36-20-36s-20 20-20 34c0 304 0 609 0 914 0 17 0 33 20 33s20-22 20-36c0-303 0-606 0-909z">
              <text:p/>
            </draw:path>
            <draw:path draw:style-name="gr125" draw:text-style-name="P70" draw:layer="layout" svg:width="0.702cm" svg:height="0.69cm" svg:x="16.47cm" svg:y="11.361cm" svg:viewBox="0 0 703 691" svg:d="M328 67c8-25 11-33 28-36 8 0 42 0 61 0 70 0 179 0 179 95 0 33-17 100-56 140-25 25-75 56-165 56-36 0-73 0-109 0 20-85 41-170 62-255zM470 335c101-22 216-89 216-190 0-83-87-145-216-145-93 0-186 0-280 0-19 0-30 0-30 20 0 11 11 11 28 11 2 0 22 0 39 0 17 3 25 3 25 17 0 2 0 5-3 19-44 175-88 351-131 526-12 36-14 44-90 44-20 0-28 0-28 20 0 11 11 11 14 11 28 0 95-3 123-3s98 3 126 3c9 0 20 0 20-19 0-12-9-12-28-12-37 0-65 0-65-16 0-6 3-12 3-17 22-87 43-173 65-260 39 0 78 0 117 0 90 0 109 56 109 89 0 14-8 45-14 67-8 28-17 65-17 84 0 107 118 107 132 107 84 0 118-101 118-112 0-14-8-10-12-14-8 0-11 8-14 14-25 72-67 89-89 89-31 0-39-22-39-59 0-30 5-81 11-111 0-14 3-34 3-48 0-75-65-106-93-115z">
              <text:p/>
            </draw:path>
            <draw:path draw:style-name="gr125" draw:text-style-name="P70" draw:layer="layout" svg:width="0.08cm" svg:height="0.678cm" svg:x="17.302cm" svg:y="11.35cm" svg:viewBox="0 0 81 679" svg:d="M81 0c-27 0-54 0-81 0 2 156 4 311 6 467 0 14 0 28 0 42 22 0 44 0 67 0 0-14 0-28 0-42 3-156 5-311 8-467zM81 598c-27 0-54 0-81 0 0 27 0 54 0 81 27 0 54 0 81 0 0-27 0-54 0-81z">
              <text:p/>
            </draw:path>
          </draw:g>
        </draw:g>
        <draw:polyline draw:style-name="gr138" draw:text-style-name="P40" xml:id="id193" draw:id="id193" draw:layer="layout" svg:width="2.539cm" svg:height="0.951cm" svg:x="3.651cm" svg:y="7.025cm" svg:viewBox="0 0 2540 952" draw:points="0,952 2540,0">
          <text:p/>
        </draw:polyline>
        <draw:frame draw:style-name="gr139" draw:text-style-name="P58" xml:id="id194" draw:id="id194" draw:layer="layout" svg:width="5.713cm" svg:height="0.962cm" svg:x="-0.157cm" svg:y="7.968cm">
          <draw:text-box>
            <text:p text:style-name="P52"><text:span text:style-name="T41">(valuation omitted)</text:span></text:p>
          </draw:text-box>
        </draw:frame>
        <draw:line draw:style-name="gr140" draw:text-style-name="P40" draw:layer="layout" svg:x1="19.843cm" svg:y1="4.127cm" svg:x2="16.192cm" svg:y2="4.127cm">
          <text:p/>
        </draw:line>
        <draw:frame draw:style-name="gr141" draw:text-style-name="P71" draw:layer="layout" svg:width="0.001cm" svg:height="1.187cm" svg:x="20.32cm" svg:y="4.127cm">
          <draw:text-box>
            <text:p/>
          </draw:text-box>
        </draw:frame>
        <draw:frame draw:style-name="gr142" draw:text-style-name="P78" draw:layer="layout" svg:width="4.528cm" svg:height="1.673cm" svg:x="20.078cm" svg:y="3.407cm">
          <draw:text-box>
            <text:p text:style-name="P52"><text:span text:style-name="T58">race condition</text:span></text:p>
            <text:p text:style-name="P52"><text:span text:style-name="T58">with L vari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2">
          <draw:page-thumbnail draw:style-name="gr1" draw:layer="layout" svg:width="15.169cm" svg:height="8.533cm" svg:x="1.914cm" svg:y="2.566cm" draw:page-number="27" presentation:class="page"/>
          <draw:frame presentation:style-name="pr10" draw:text-style-name="P36" draw:layer="layout" svg:width="17.992cm" svg:height="11.897cm" svg:x="0.529cm" svg:y="11.902cm" presentation:class="notes" presentation:placeholder="true">
            <draw:text-box/>
          </draw:frame>
        </presentation:notes>
      </draw:page>
      <draw:page draw:name="page28"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Stateless Bisimulation</text:p>
          </draw:text-box>
        </draw:frame>
        <draw:frame presentation:style-name="pr12" draw:text-style-name="P5" draw:layer="layout" svg:width="24.408cm" svg:height="4.753cm" svg:x="0.498cm" svg:y="3.343cm" presentation:class="outline" presentation:user-transformed="true">
          <draw:text-box>
            <text:list text:style-name="L3">
              <text:list-item>
                <text:p>We want an alternative congruence relation!</text:p>
                <text:list>
                  <text:list-header>
                    <text:p><text:span text:style-name="T11">⟶ </text:span><text:span text:style-name="T11">Stateless Bisimulation!</text:span></text:p>
                  </text:list-header>
                </text:list>
              </text:list-item>
              <text:list-item>
                <text:p><text:span text:style-name="T61">PA </text:span><text:span text:style-name="T11">expressions</text:span><text:span text:style-name="T61"> are </text:span><text:span text:style-name="T62">stateless bisimilar</text:span><text:span text:style-name="T61"> iff they behave </text:span><text:span text:style-name="T61">the same </text:span><text:span text:style-name="T11">across all valuations</text:span></text:p>
              </text:list-item>
            </text:list>
          </draw:text-box>
        </draw:frame>
        <draw:g>
          <svg:title>TexMaths</svg:title>
          <svg:desc>28§latex§\begin{center}
f. a. valuations $V, V'$,
if $\langle P, V \rangle \to[\lambda] \langle P', V' \rangle$,\\
then exists $Q'$ s.t.\\ 
$\langle Q, V\rangle \to[\lambda] \langle Q', V'\rangle$ and $\langle P', V' \rangle \Rsl \langle Q', V'\rangle$\\
\vspace{3}
and vice-versa
\end{center}§svg§600§TRUE§</svg:desc>
          <draw:g>
            <draw:path draw:style-name="gr56" draw:text-style-name="P38" draw:layer="layout" svg:width="0.276cm" svg:height="0.602cm" svg:x="4.7cm" svg:y="8.596cm" svg:viewBox="0 0 277 603" svg:d="M122 234c0-33 0-65 0-98 0-75 41-117 78-117 2 0 14 0 29 5-12 5-27 15-27 37 0 19 15 36 37 36 24 0 38-17 38-36 0-32-31-61-77-61-61 0-132 46-132 136 0 33 0 65 0 98-23 0-45 0-68 0 0 8 0 17 0 26 23 0 45 0 68 0 0 93 0 185 0 278 0 39-10 39-68 39 0 8 0 17 0 26 34-2 73-2 97-2 34 0 76 0 110 2 0-9 0-18 0-26-7 0-13 0-20 0-63 0-63-10-63-42 0-91 0-183 0-275 33 0 65 0 97 0 0-9 0-18 0-26-33 0-66 0-99 0z">
              <text:p/>
            </draw:path>
            <draw:path draw:style-name="gr56" draw:text-style-name="P38" draw:layer="layout" svg:width="0.089cm" svg:height="0.091cm" svg:x="5.007cm" svg:y="9.107cm" svg:viewBox="0 0 90 92" svg:d="M90 46c0-24-21-46-46-46-26 0-44 22-44 46 0 25 18 46 44 46 25 0 46-21 46-46z">
              <text:p/>
            </draw:path>
            <draw:path draw:style-name="gr56" draw:text-style-name="P38" draw:layer="layout" svg:width="0.386cm" svg:height="0.393cm" svg:x="5.586cm" svg:y="8.815cm" svg:viewBox="0 0 387 394" svg:d="M248 319c5 34 27 70 68 70 17 0 71-12 71-82 0-16 0-31 0-47-7 0-15 0-22 0 0 16 0 31 0 47 0 51-22 55-32 55-26 0-31-38-31-43 0-57 0-114 0-171 0-36 0-68-29-99-34-34-78-49-120-49-68 0-129 41-129 97 0 27 17 42 39 42 25 0 42-17 42-42 0-9-5-36-44-39 22-29 63-39 92-39 42 0 90 35 90 110 0 10 0 21 0 32-43 2-104 4-158 31-63 29-85 73-85 110 0 70 83 92 136 92 59 0 98-36 112-75zM243 178c0 29 0 58 0 87 0 80-60 110-99 110-42 0-78-30-78-73 0-47 36-120 177-124z">
              <text:p/>
            </draw:path>
            <draw:path draw:style-name="gr56" draw:text-style-name="P38" draw:layer="layout" svg:width="0.091cm" svg:height="0.091cm" svg:x="6.051cm" svg:y="9.107cm" svg:viewBox="0 0 92 92" svg:d="M92 46c0-24-21-46-46-46-24 0-46 22-46 46 0 25 22 46 46 46 25 0 46-21 46-46z">
              <text:p/>
            </draw:path>
            <draw:path draw:style-name="gr56" draw:text-style-name="P38" draw:layer="layout" svg:width="0.415cm" svg:height="0.379cm" svg:x="6.613cm" svg:y="8.829cm" svg:viewBox="0 0 416 380" svg:d="M338 85c8-19 22-56 78-58 0-9 0-18 0-27-19 2-44 2-63 2-20 0-61 0-76-2 0 9 0 18 0 27 32 2 42 22 42 36 0 8 0 12-5 22-29 72-58 144-88 217-31-80-63-159-95-239-4-9-4-12-4-14 0-22 34-22 48-22 0-9 0-18 0-27-27 2-73 2-92 2-25 0-59 0-83-2 0 9 0 18 0 27 54 0 56 5 68 31 41 102 81 203 122 304 5 13 8 18 19 18s15-10 17-18c38-92 75-184 112-277z">
              <text:p/>
            </draw:path>
            <draw:path draw:style-name="gr56" draw:text-style-name="P38" draw:layer="layout" svg:width="0.384cm" svg:height="0.393cm" svg:x="7.037cm" svg:y="8.815cm" svg:viewBox="0 0 385 394" svg:d="M248 319c3 34 27 70 66 70 19 0 71-12 71-82 0-16 0-31 0-47-8 0-15 0-22 0 0 16 0 31 0 47 0 51-22 55-30 55-29 0-31-38-31-43 0-57 0-114 0-171 0-36 0-68-32-99-34-34-75-49-117-49-70 0-129 41-129 97 0 27 17 42 39 42 25 0 39-17 39-42 0-9-5-36-44-39 25-29 66-39 93-39 41 0 90 35 90 110 0 10 0 21 0 32-44 2-102 4-156 31-66 29-85 73-85 110 0 70 83 92 136 92 56 0 95-36 112-75zM241 178c0 29 0 58 0 87 0 80-61 110-100 110-41 0-75-30-75-73 0-47 34-120 175-124z">
              <text:p/>
            </draw:path>
            <draw:path draw:style-name="gr56" draw:text-style-name="P38" draw:layer="layout" svg:width="0.189cm" svg:height="0.593cm" svg:x="7.456cm" svg:y="8.606cm" svg:viewBox="0 0 190 594" svg:d="M124 0c-41 3-83 6-124 10 0 9 0 18 0 26 61 0 68 5 68 47 0 148 0 297 0 445 0 39-10 39-68 39 0 9 0 18 0 27 29-3 73-3 95-3s63 0 95 3c0-9 0-18 0-27-56 0-66 0-66-39 0-176 0-352 0-528z">
              <text:p/>
            </draw:path>
            <draw:path draw:style-name="gr56" draw:text-style-name="P38" draw:layer="layout" svg:width="0.43cm" svg:height="0.388cm" svg:x="7.692cm" svg:y="8.82cm" svg:viewBox="0 0 431 389" svg:d="M309 311c0 26 0 52 0 78 41-3 81-6 122-9 0-9 0-18 0-27-59 0-66-8-66-49 0-101 0-203 0-304-42 3-84 6-126 10 0 9 0 18 0 26 60 0 65 8 65 49 0 50 0 101 0 151 0 75-39 134-102 134-73 0-75-42-75-85 0-95 0-190 0-285-43 3-85 6-127 10 0 9 0 18 0 26 68 0 68 3 68 81 0 42 0 84 0 126 0 68 0 146 129 146 49 0 85-24 112-78z">
              <text:p/>
            </draw:path>
            <draw:path draw:style-name="gr56" draw:text-style-name="P38" draw:layer="layout" svg:width="0.386cm" svg:height="0.393cm" svg:x="8.176cm" svg:y="8.815cm" svg:viewBox="0 0 387 394" svg:d="M248 319c5 34 27 70 68 70 17 0 71-12 71-82 0-16 0-31 0-47-7 0-15 0-22 0 0 16 0 31 0 47 0 51-22 55-32 55-26 0-31-38-31-43 0-57 0-114 0-171 0-36 0-68-32-99-31-34-75-49-117-49-68 0-129 41-129 97 0 27 17 42 39 42 25 0 42-17 42-42 0-9-5-36-44-39 22-29 63-39 92-39 42 0 90 35 90 110 0 10 0 21 0 32-43 2-104 4-158 31-63 29-85 73-85 110 0 70 83 92 136 92 59 0 98-36 112-75zM243 178c0 29 0 58 0 87 0 80-60 110-99 110-42 0-78-30-78-73 0-47 36-120 177-124z">
              <text:p/>
            </draw:path>
            <draw:path draw:style-name="gr56" draw:text-style-name="P38" draw:layer="layout" svg:width="0.267cm" svg:height="0.534cm" svg:x="8.585cm" svg:y="8.674cm" svg:viewBox="0 0 268 535" svg:d="M131 182c41 0 82 0 122 0 0-8 0-17 0-26-40 0-81 0-122 0 0-52 0-104 0-156-7 0-14 0-21 0 0 68-27 161-110 163 0 6 0 13 0 19 24 0 49 0 73 0 0 79 0 158 0 236 0 105 78 117 110 117 60 0 85-61 85-117 0-16 0-32 0-48-8 0-15 0-22 0 0 15 0 31 0 46 0 63-27 97-59 97-56 0-56-78-56-92 0-80 0-159 0-239z">
              <text:p/>
            </draw:path>
            <draw:path draw:style-name="gr56" draw:text-style-name="P38" draw:layer="layout" svg:width="0.182cm" svg:height="0.571cm" svg:x="8.928cm" svg:y="8.627cm" svg:viewBox="0 0 183 572" svg:d="M124 192c-40 3-79 7-119 10 0 9 0 18 0 27 56 0 63 5 63 48 0 77 0 153 0 229 0 39-10 39-68 39 0 9 0 18 0 27 29-3 75-3 95-3 29 0 61 0 88 3 0-9 0-18 0-27-56 0-59-5-59-39 0-105 0-209 0-314zM127 44c0-27-20-44-44-44-27 0-46 22-46 44 0 24 19 46 46 46 24 0 44-17 44-46z">
              <text:p/>
            </draw:path>
            <draw:path draw:style-name="gr56" draw:text-style-name="P38" draw:layer="layout" svg:width="0.379cm" svg:height="0.393cm" svg:x="9.162cm" svg:y="8.815cm" svg:viewBox="0 0 380 394" svg:d="M380 202c0-110-85-202-190-202-107 0-190 95-190 202 0 109 90 192 190 192 102 0 190-85 190-192zM190 372c-37 0-73-19-98-58-21-37-21-90-21-119 0-34 0-81 21-117 22-42 64-59 98-59 36 0 74 20 97 56 23 37 22 86 22 120 0 29 0 75-19 114-20 39-56 63-100 63z">
              <text:p/>
            </draw:path>
            <draw:path draw:style-name="gr56" draw:text-style-name="P38" draw:layer="layout" svg:width="0.43cm" svg:height="0.379cm" svg:x="9.592cm" svg:y="8.82cm" svg:viewBox="0 0 431 380" svg:d="M68 85c0 76 0 153 0 229 0 39-10 39-68 39 0 9 0 18 0 27 32-3 73-3 97-3 22 0 66 0 95 3 0-9 0-18 0-27-56 0-65 0-65-39 0-53 0-106 0-158 0-88 60-137 114-137s63 47 63 95c0 67 0 133 0 200 0 39-9 39-65 39 0 9 0 18 0 27 29-3 73-3 97-3 22 0 66 0 95 3 0-9 0-18 0-27-44 0-66 0-66-27 0-54 0-109 0-163 0-73 0-100-27-131-12-15-41-32-90-32-63 0-102 39-126 90 0-30 0-60 0-90-41 3-81 6-122 10 0 9 0 18 0 26 61 0 68 8 68 49z">
              <text:p/>
            </draw:path>
            <draw:path draw:style-name="gr56" draw:text-style-name="P38" draw:layer="layout" svg:width="0.279cm" svg:height="0.393cm" svg:x="10.07cm" svg:y="8.815cm" svg:viewBox="0 0 280 394" svg:d="M148 219c20 2 91 17 91 78 0 44-30 78-98 78-70 0-102-49-119-122-3-12-3-15-12-15-10 0-10 5-10 22 0 38 0 75 0 112 0 15 0 22 10 22 2 0 5-2 19-17 3-2 3-5 20-22 36 37 75 39 92 39 100 0 139-58 139-119 0-46-27-71-37-83-29-27-60-34-97-39-49-9-105-22-105-70 0-32 22-66 95-66 95 0 98 78 100 105 3 7 7 5 10 7 12 0 12-5 12-22 0-28 0-57 0-85 0-15 0-22-10-22-5 0-5 0-17 12-2 3-10 10-14 12-32-24-69-24-81-24-104 0-136 58-136 107 0 29 12 54 37 71 26 24 51 29 111 41z">
              <text:p/>
            </draw:path>
            <draw:path draw:style-name="gr56" draw:text-style-name="P38" draw:layer="layout" svg:width="0.607cm" svg:height="0.6cm" svg:x="10.712cm" svg:y="8.615cm" svg:viewBox="0 0 608 601" svg:d="M489 97c42-68 78-70 110-70 9-3 6-12 9-17 0-8-4-10-9-10-22 0-49 2-71 2-29 0-58-2-85-2-5 0-17 0-17 15 0 9 10 12 15 12 21 0 38 9 38 27 0 14-12 31-12 34-87 138-175 277-263 416-19-151-38-302-58-453 0-15 20-24 58-24 13 0 22 0 22-17 0-8-7-10-12-10-34 0-70 2-104 2-18 0-33 0-49 0s-32-2-46-2c-5 0-15 0-15 15 0 12 7 12 19 12 49 0 49 7 54 29 22 175 44 350 66 525 2 17 7 20 17 20 14 0 17-3 24-15 103-163 206-326 309-489z">
              <text:p/>
            </draw:path>
            <draw:path draw:style-name="gr56" draw:text-style-name="P38" draw:layer="layout" svg:width="0.099cm" svg:height="0.254cm" svg:x="11.284cm" svg:y="9.107cm" svg:viewBox="0 0 100 255" svg:d="M100 90c0-56-22-90-56-90-27 0-44 22-44 46 0 25 17 46 44 46 12 0 22-4 31-12 3-2 2-1 3-2 2 0 2 0 2 12 0 63-29 114-58 144-10 9-10 12-10 14 0 5 5 7 10 7 10 0 78-65 78-165z">
              <text:p/>
            </draw:path>
            <draw:path draw:style-name="gr56" draw:text-style-name="P38" draw:layer="layout" svg:width="0.61cm" svg:height="0.6cm" svg:x="11.637cm" svg:y="8.615cm" svg:viewBox="0 0 611 601" svg:d="M489 97c44-68 78-70 110-70 12-3 8-12 12-17 0-8-5-10-12-10-22 0-47 2-68 2-30 0-59-2-86-2-4 0-17 0-17 15 0 9 8 12 15 12 22 0 39 9 39 27 0 14-12 31-12 34-88 138-175 277-263 416-20-151-39-302-59-453 0-15 20-24 59-24 12 0 22 0 22-17 0-8-8-10-12-10-34 0-71 2-107 2-15 0-32 0-47 0-14 0-31-2-46-2-5 0-17 0-17 15 0 12 10 12 22 12 49 0 49 7 51 29 23 175 45 350 68 525 3 17 5 20 17 20 15 0 17-3 25-15 102-163 204-326 306-489z">
              <text:p/>
            </draw:path>
            <draw:path draw:style-name="gr56" draw:text-style-name="P38" draw:layer="layout" svg:width="0.147cm" svg:height="0.308cm" svg:x="12.309cm" svg:y="8.554cm" svg:viewBox="0 0 148 309" svg:d="M144 51c4-10 4-15 4-19 0-17-17-32-34-32-24 0-31 17-34 27-26 87-52 173-78 260 0 3-1 7-2 10 0 7 17 12 22 12s5 0 10-10c37-82 74-165 112-248z">
              <text:p/>
            </draw:path>
            <draw:path draw:style-name="gr56" draw:text-style-name="P38" draw:layer="layout" svg:width="0.099cm" svg:height="0.254cm" svg:x="12.593cm" svg:y="9.107cm" svg:viewBox="0 0 100 255" svg:d="M100 90c0-54-22-90-56-90-29 0-44 24-44 46s15 46 44 46c14 0 24-4 34-12 0-1 0-1 0-2 2 0 2 0 2 12 0 56-24 107-61 148-4 5-7 5-7 10s5 7 10 7c10 0 78-65 78-165z">
              <text:p/>
            </draw:path>
            <draw:path draw:style-name="gr56" draw:text-style-name="P38" draw:layer="layout" svg:width="0.182cm" svg:height="0.571cm" svg:x="13.07cm" svg:y="8.627cm" svg:viewBox="0 0 183 572" svg:d="M122 192c-40 3-80 7-120 10 0 9 0 18 0 27 56 0 64 5 64 48 0 77 0 153 0 229 0 39-10 39-66 39 0 9 0 18 0 27 27-3 73-3 92-3 32 0 61 0 91 3 0-9 0-18 0-27-56 0-61-5-61-39 0-105 0-209 0-314zM127 44c0-27-22-44-47-44-26 0-46 22-46 44 0 24 20 46 46 46 25 0 47-17 47-46z">
              <text:p/>
            </draw:path>
            <draw:path draw:style-name="gr56" draw:text-style-name="P38" draw:layer="layout" svg:width="0.276cm" svg:height="0.602cm" svg:x="13.307cm" svg:y="8.596cm" svg:viewBox="0 0 277 603" svg:d="M122 234c0-33 0-65 0-98 0-75 41-117 80-117 2 0 15 0 27 5-10 5-25 15-25 37 0 19 13 36 37 36s36-17 36-36c0-32-31-61-75-61-61 0-134 46-134 136 0 33 0 65 0 98-23 0-45 0-68 0 0 8 0 17 0 26 23 0 45 0 68 0 0 93 0 185 0 278 0 39-10 39-66 39 0 8 0 17 0 26 32-2 73-2 98-2 34 0 73 0 107 2 0-9 0-18 0-26-6 0-11 0-17 0-63 0-66-10-66-42 0-91 0-183 0-275 33 0 65 0 97 0 0-9 0-18 0-26-33 0-66 0-99 0z">
              <text:p/>
            </draw:path>
            <draw:path draw:style-name="gr56" draw:text-style-name="P38" draw:layer="layout" svg:width="0.189cm" svg:height="0.853cm" svg:x="13.92cm" svg:y="8.557cm" svg:viewBox="0 0 190 854" svg:d="M185 34c5-10 5-12 5-17 0-10-7-17-17-17-7 0-12 5-20 19-49 132-99 263-148 395-3 4-5 9-5 14 0 3 0 5 5 15 49 130 99 261 148 391 5 10 8 20 20 20 10 0 17-7 17-17 0-3 0-3-5-12-50-132-101-265-151-397 50-131 101-263 151-394z">
              <text:p/>
            </draw:path>
            <draw:path draw:style-name="gr56" draw:text-style-name="P38" draw:layer="layout" svg:width="0.61cm" svg:height="0.583cm" svg:x="14.193cm" svg:y="8.615cm" svg:viewBox="0 0 611 584" svg:d="M224 314c49 0 97 0 146 0 122 0 241-90 241-185 0-66-56-129-168-129-93 0-185 0-277 0-18 0-27 0-27 15 0 12 7 12 24 12 12 0 27 0 37 0 14 2 19 5 19 14 0 3 0 5-2 17-39 153-77 305-115 458-10 34-10 41-78 41-14 0-24 0-24 15 0 12 10 12 12 12 25 0 85-3 110-3 17 0 36 0 53 0 20 0 39 3 56 3 8 0 17 0 17-17 0-10-7-10-24-10-32 0-56 0-56-17 0-5 2-7 5-15 17-70 34-141 51-211zM287 58c8-29 10-31 46-31 27 0 54 0 81 0 73 0 117 22 117 80 0 34-17 107-52 139-41 39-92 46-131 46-40 0-79 0-119 0 19-78 39-156 58-234z">
              <text:p/>
            </draw:path>
            <draw:path draw:style-name="gr56" draw:text-style-name="P38" draw:layer="layout" svg:width="0.101cm" svg:height="0.254cm" svg:x="14.803cm" svg:y="9.107cm" svg:viewBox="0 0 102 255" svg:d="M102 90c0-56-22-90-56-90-29 0-46 22-46 46 0 25 17 46 46 46 10 0 22-4 29-12 3-2 4-1 5-2 1 4 3 0 3 12 0 63-29 114-59 144-9 9-9 12-9 14 0 5 4 7 9 7 8 0 78-65 78-165z">
              <text:p/>
            </draw:path>
            <draw:path draw:style-name="gr56" draw:text-style-name="P38" draw:layer="layout" svg:width="0.61cm" svg:height="0.6cm" svg:x="15.159cm" svg:y="8.615cm" svg:viewBox="0 0 611 601" svg:d="M489 97c42-68 78-70 110-70 9-3 8-12 12-17 0-8-5-10-12-10-22 0-47 2-71 2-27 0-56-2-85-2-5 0-15 0-15 15 0 9 8 12 13 12 24 0 41 9 41 27 0 14-15 31-15 34-87 138-175 277-263 416-18-151-37-302-56-453 0-15 20-24 59-24 12 0 22 0 22-17 0-8-8-10-12-10-34 0-73 2-107 2-15 0-31 0-47 0s-31-2-46-2c-7 0-17 0-17 15 0 12 7 12 22 12 49 0 49 7 51 29 23 175 45 350 68 525 3 17 5 20 17 20s17-3 25-15c102-163 204-326 306-489z">
              <text:p/>
            </draw:path>
            <draw:path draw:style-name="gr56" draw:text-style-name="P38" draw:layer="layout" svg:width="0.189cm" svg:height="0.853cm" svg:x="15.848cm" svg:y="8.557cm" svg:viewBox="0 0 190 854" svg:d="M185 443c5-10 5-12 5-15 0-2 0-5-5-14-50-132-99-263-148-395-5-14-10-19-20-19s-17 7-17 17c0 2 0 5 5 15 50 132 100 264 151 396-51 132-101 263-151 394-5 10-5 12-5 15 0 10 7 17 17 17s15-7 17-17c50-131 101-263 151-394z">
              <text:p/>
            </draw:path>
            <draw:path draw:style-name="gr56" draw:text-style-name="P38" draw:layer="layout" svg:width="0.328cm" svg:height="0.422cm" svg:x="16.629cm" svg:y="8.299cm" svg:viewBox="0 0 329 423" svg:d="M197 243c29 68 63 156 71 163 12 15 22 15 31 15 4 0 8 0 13 0 12 0 17 0 17-7 0-3-2-4-3-5-7-8-12-22-14-27-49-115-98-230-146-346-5-9-18-36-81-36-7 0-17 0-17 7 0 8 7 10 10 10 12 2 24 2 39 37 23 55 47 111 70 167-58 54-116 107-175 161-7 5-12 10-12 19 0 15 12 22 19 22 13 0 20-9 22-9 52-57 104-114 156-171z">
              <text:p/>
            </draw:path>
            <draw:path draw:style-name="gr56" draw:text-style-name="P38" draw:layer="layout" svg:width="0.522cm" svg:height="0.033cm" svg:x="16.441cm" svg:y="8.968cm" svg:viewBox="0 0 523 34" svg:d="M492 34c14 0 31 0 31-17s-17-17-31-17c-155 0-309 0-463 0-14 0-29 0-29 17s15 17 29 17c154 0 308 0 463 0z">
              <text:p/>
            </draw:path>
            <draw:path draw:style-name="gr56" draw:text-style-name="P38" draw:layer="layout" svg:width="0.758cm" svg:height="0.447cm" svg:x="16.512cm" svg:y="8.761cm" svg:viewBox="0 0 759 448" svg:d="M667 241c-46 36-71 70-78 83-37 58-29 74-44 111 0 13 10 13 17 13 15 0 15-3 20-17 19-86 68-156 165-197 10-3 12-4 12-10s-3-7-4-10c-39-15-142-58-176-202-2-10-2-12-17-12-7 0-17 0-17 10 0 2 7 56 44 114 17 24 41 56 78 83-212 0-424 0-635 0-15 0-32 0-32 17s17 17 32 17c211 0 423 0 635 0z">
              <text:p/>
            </draw:path>
            <draw:path draw:style-name="gr56" draw:text-style-name="P38" draw:layer="layout" svg:width="0.189cm" svg:height="0.853cm" svg:x="17.654cm" svg:y="8.557cm" svg:viewBox="0 0 190 854" svg:d="M185 34c5-10 5-12 5-17 0-10-7-17-17-17-7 0-15 5-20 19-50 132-100 263-151 395 0 4-2 9-2 14 0 3 0 5 2 15 51 130 101 261 151 391 3 10 8 20 20 20 10 0 17-7 17-17 0-3 0-3-5-12-50-132-101-265-151-397 50-131 101-263 151-394z">
              <text:p/>
            </draw:path>
            <draw:path draw:style-name="gr56" draw:text-style-name="P38" draw:layer="layout" svg:width="0.61cm" svg:height="0.583cm" svg:x="17.926cm" svg:y="8.615cm" svg:viewBox="0 0 611 584" svg:d="M224 314c49 0 97 0 146 0 122 0 241-90 241-185 0-66-59-129-170-129-92 0-184 0-275 0-18 0-27 0-27 15 0 12 7 12 24 12 12 0 27 0 37 0 14 2 19 5 19 14 0 3 0 5-2 17-39 153-77 305-115 458-10 34-12 41-78 41-14 0-24 0-24 15 0 12 10 12 12 12 25 0 85-3 110-3 17 0 36 0 53 0 20 0 39 3 56 3 5 0 17 0 17-17 0-10-7-10-24-10-32 0-56 0-56-17 0-5 2-7 2-15 18-70 36-141 54-211zM285 58c10-29 10-31 46-31 28 0 55 0 83 0 70 0 117 22 117 80 0 34-17 107-52 139-41 39-92 46-131 46-40 0-79 0-119 0 18-78 37-156 56-234z">
              <text:p/>
            </draw:path>
            <draw:path draw:style-name="gr56" draw:text-style-name="P38" draw:layer="layout" svg:width="0.15cm" svg:height="0.308cm" svg:x="18.588cm" svg:y="8.554cm" svg:viewBox="0 0 151 309" svg:d="M144 51c4-10 7-15 7-19 0-17-17-32-37-32-22 0-29 17-31 27-27 87-54 173-81 260 0 3-1 7-2 10 0 7 17 12 22 12s5 0 10-10c37-82 74-165 112-248z">
              <text:p/>
            </draw:path>
            <draw:path draw:style-name="gr56" draw:text-style-name="P38" draw:layer="layout" svg:width="0.099cm" svg:height="0.254cm" svg:x="18.873cm" svg:y="9.107cm" svg:viewBox="0 0 100 255" svg:d="M100 90c0-56-22-90-56-90-27 0-44 22-44 46 0 25 17 46 44 46 12 0 22-4 31-12 3-2 3-2 5-2 0 4 0 0 0 12 0 63-29 114-58 144-10 9-10 12-10 14 0 5 5 7 10 7 10 0 78-65 78-165z">
              <text:p/>
            </draw:path>
            <draw:path draw:style-name="gr56" draw:text-style-name="P38" draw:layer="layout" svg:width="0.607cm" svg:height="0.6cm" svg:x="19.228cm" svg:y="8.615cm" svg:viewBox="0 0 608 601" svg:d="M489 97c42-68 76-70 107-70 12-3 8-12 12-17 0-8-4-10-12-10-22 0-46 2-68 2-29 0-58-2-85-2-5 0-17 0-17 15 0 9 7 12 15 12 21 0 38 9 38 27 0 14-12 31-12 34-87 138-175 277-263 416-19-151-38-302-58-453 0-15 20-24 58-24 13 0 22 0 22-17 0-8-7-10-12-10-34 0-70 2-107 2-15 0-32 0-46 0-15 0-32-2-46-2-5 0-15 0-15 15 0 12 7 12 19 12 49 0 49 7 52 29 22 175 45 350 68 525 2 17 7 20 17 20 14 0 17-3 24-15 103-163 206-326 309-489z">
              <text:p/>
            </draw:path>
            <draw:path draw:style-name="gr56" draw:text-style-name="P38" draw:layer="layout" svg:width="0.147cm" svg:height="0.308cm" svg:x="19.898cm" svg:y="8.554cm" svg:viewBox="0 0 148 309" svg:d="M144 51c4-10 4-15 4-19 0-17-14-32-34-32-22 0-29 17-34 27-26 87-52 173-78 260 0 3-1 7-2 10 0 7 17 12 22 12s5 0 10-10c37-82 74-165 112-248z">
              <text:p/>
            </draw:path>
            <draw:path draw:style-name="gr56" draw:text-style-name="P38" draw:layer="layout" svg:width="0.189cm" svg:height="0.853cm" svg:x="20.156cm" svg:y="8.557cm" svg:viewBox="0 0 190 854" svg:d="M185 443c5-10 5-12 5-15 0-2 0-5-5-14-50-132-99-263-148-395-5-14-10-19-20-19s-17 7-17 17c0 2 0 5 5 15 50 132 100 264 151 396-51 132-101 263-151 394-5 10-5 12-5 15 0 10 7 17 17 17s15-7 17-17c50-131 101-263 151-394z">
              <text:p/>
            </draw:path>
            <draw:path draw:style-name="gr56" draw:text-style-name="P38" draw:layer="layout" svg:width="0.099cm" svg:height="0.254cm" svg:x="20.513cm" svg:y="9.107cm" svg:viewBox="0 0 100 255" svg:d="M100 90c0-54-20-90-54-90-29 0-46 24-46 46s15 46 46 46c15 0 25-4 32-12 1-1 2-1 2-2 1 4 3 0 3 12 0 56-25 107-64 148-4 5-4 5-4 10s4 7 9 7c10 0 76-65 76-165z">
              <text:p/>
            </draw:path>
            <draw:path draw:style-name="gr56" draw:text-style-name="P38" draw:layer="layout" svg:width="0.267cm" svg:height="0.534cm" svg:x="9.364cm" svg:y="9.698cm" svg:viewBox="0 0 268 535" svg:d="M131 185c41 0 82 0 122 0 0-9 0-18 0-27-40 0-81 0-122 0 0-53 0-105 0-158-7 0-14 0-21 0 0 71-27 161-110 165 0 7 0 13 0 20 24 0 49 0 73 0 0 79 0 157 0 236 0 104 78 114 110 114 60 0 85-61 85-114 0-16 0-33 0-49-8 0-15 0-22 0 0 16 0 31 0 46 0 64-27 95-59 95-56 0-56-78-56-92 0-79 0-157 0-236z">
              <text:p/>
            </draw:path>
            <draw:path draw:style-name="gr56" draw:text-style-name="P38" draw:layer="layout" svg:width="0.43cm" svg:height="0.593cm" svg:x="9.707cm" svg:y="9.63cm" svg:viewBox="0 0 431 594" svg:d="M66 528c0 39-8 39-66 39 0 9 0 18 0 27 29 0 73-3 97-3 22 0 66 3 95 3 0-9 0-18 0-27-56 0-65 0-65-39 0-52 0-104 0-156 0-90 60-136 114-136s63 46 63 95c0 66 0 131 0 197 0 39-9 39-65 39 0 9 0 18 0 27 29 0 73-3 94-3 25 0 69 3 98 3 0-9 0-18 0-27-44 0-66 0-68-24 0-55 0-109 0-163 0-76 0-103-27-132-10-14-39-31-88-31-73 0-109 51-124 82 0-100 0-199 0-299-41 3-83 6-124 10 0 9 0 18 0 26 61 0 66 8 66 49 0 148 0 295 0 443z">
              <text:p/>
            </draw:path>
            <draw:path draw:style-name="gr56" draw:text-style-name="P38" draw:layer="layout" svg:width="0.33cm" svg:height="0.391cm" svg:x="10.179cm" svg:y="9.841cm" svg:viewBox="0 0 331 392" svg:d="M71 168c4-129 77-151 107-151 87 0 97 117 97 151-68 0-136 0-204 0zM71 185c79 0 159 0 238 0 20 0 22 0 22-17 0-85-46-168-153-168-100 0-178 88-178 195 0 114 90 197 187 197 105 0 144-95 144-112 0-8-7-10-12-10-7 0-10 5-10 12-32 88-107 88-117 88-41 0-75-25-95-56-26-42-26-97-26-129z">
              <text:p/>
            </draw:path>
            <draw:path draw:style-name="gr56" draw:text-style-name="P38" draw:layer="layout" svg:width="0.43cm" svg:height="0.376cm" svg:x="10.561cm" svg:y="9.846cm" svg:viewBox="0 0 431 377" svg:d="M68 83c0 76 0 152 0 228 0 39-10 39-68 39 0 9 0 18 0 27 32 0 75-2 97-2s69 2 98 2c0-9 0-18 0-27-59 0-68 0-68-39 0-52 0-103 0-155 0-90 60-137 116-137 54 0 64 47 64 95 0 66 0 132 0 197 0 39-10 39-68 39 0 9 0 18 0 27 29 0 73-2 97-2 22 0 66 2 95 2 0-9 0-18 0-27-44 0-66 0-66-24 0-54 0-109 0-163 0-75 0-102-27-131-12-15-41-32-90-32-63 0-102 36-126 90 0-30 0-60 0-90-41 3-81 6-122 10 0 9 0 18 0 26 61 0 68 5 68 47z">
              <text:p/>
            </draw:path>
            <draw:path draw:style-name="gr56" draw:text-style-name="P38" draw:layer="layout" svg:width="0.33cm" svg:height="0.391cm" svg:x="11.318cm" svg:y="9.841cm" svg:viewBox="0 0 331 392" svg:d="M73 168c5-129 78-151 105-151 90 0 97 117 97 151-67 0-135 0-202 0zM73 185c80 0 159 0 239 0 17 0 19 0 19-17 0-85-46-168-153-168-98 0-178 88-178 195 0 114 90 197 190 197 105 0 141-95 141-112 0-8-5-10-10-10-7 0-9 5-12 12-29 88-107 88-114 88-44 0-78-25-98-56-24-42-24-97-24-129z">
              <text:p/>
            </draw:path>
            <draw:path draw:style-name="gr56" draw:text-style-name="P38" draw:layer="layout" svg:width="0.43cm" svg:height="0.366cm" svg:x="11.686cm" svg:y="9.856cm" svg:viewBox="0 0 431 367" svg:d="M236 168c24-34 56-76 78-97 27-32 61-44 102-44 0-9 0-18 0-27-22 0-48 2-70 2-27 0-71-2-83-2 0 9 0 18 0 27 19 0 24 11 24 24s-7 27-12 32c-18 22-36 44-54 65-21-28-43-56-65-85-8-9-8-12-8-17 0-12 13-19 30-19 0-9 0-18 0-27-22 0-78 2-93 2-17 0-58-2-80-2 0 9 0 18 0 27 58 0 61 0 100 51 28 36 56 73 85 109-27 34-54 68-80 103-42 48-93 51-110 51 0 9 0 17 0 26 22-2 49-2 71-2 24 0 60 2 80 2 0-9 0-17 0-26-17-3-24-13-24-27 0-17 24-46 77-107 22 28 44 57 66 85 5 10 17 22 17 27 0 9-7 22-31 22 0 9 0 17 0 26 26 0 75-2 92-2 24 0 58 0 83 2 0-9 0-17 0-26-46 0-61-3-81-27-38-49-76-97-114-146z">
              <text:p/>
            </draw:path>
            <draw:path draw:style-name="gr56" draw:text-style-name="P38" draw:layer="layout" svg:width="0.182cm" svg:height="0.571cm" svg:x="12.155cm" svg:y="9.652cm" svg:viewBox="0 0 183 572" svg:d="M122 195c-40 3-80 6-120 9 0 9 0 18 0 27 56 0 64 5 64 46 0 77 0 153 0 229 0 39-10 39-66 39 0 9 0 18 0 27 27 0 73-3 92-3 32 0 61 3 91 3 0-9 0-18 0-27-56 0-61-5-61-37 0-104 0-209 0-313zM127 46c0-27-22-46-47-46-26 0-43 24-43 46s17 44 43 44c25 0 47-17 47-44z">
              <text:p/>
            </draw:path>
            <draw:path draw:style-name="gr56" draw:text-style-name="P38" draw:layer="layout" svg:width="0.279cm" svg:height="0.391cm" svg:x="12.391cm" svg:y="9.841cm" svg:viewBox="0 0 280 392" svg:d="M151 217c19 2 88 17 88 77 0 44-30 78-95 78-73 0-103-48-120-121-2-10-5-15-12-15-12 0-12 7-12 22 0 38 0 76 0 114 0 12 0 20 10 20 5 0 5 0 22-17 2-3 2-3 17-20 39 37 75 37 95 37 97 0 136-59 136-120 0-43-24-70-34-80-29-27-63-34-100-41-46-10-105-22-105-71 0-29 22-65 98-65 92 0 97 77 100 104 0 8 7 8 9 8 12 0 12-5 12-20 0-29 0-58 0-88 0-14 0-19-9-19-5 0-8 0-17 10-3 2-13 12-15 14-34-24-68-24-80-24-105 0-139 56-139 105 0 29 15 53 39 73 27 21 51 26 112 39z">
              <text:p/>
            </draw:path>
            <draw:path draw:style-name="gr56" draw:text-style-name="P38" draw:layer="layout" svg:width="0.267cm" svg:height="0.534cm" svg:x="12.718cm" svg:y="9.698cm" svg:viewBox="0 0 268 535" svg:d="M131 185c41 0 82 0 122 0 0-9 0-18 0-27-40 0-81 0-122 0 0-53 0-105 0-158-7 0-14 0-21 0 0 71-25 161-110 165 0 7 0 13 0 20 24 0 49 0 73 0 0 79 0 157 0 236 0 104 80 114 110 114 60 0 85-61 85-114 0-16 0-33 0-49-8 0-15 0-22 0 0 16 0 31 0 46 0 64-25 95-56 95-59 0-59-78-59-92 0-79 0-157 0-236z">
              <text:p/>
            </draw:path>
            <draw:path draw:style-name="gr56" draw:text-style-name="P38" draw:layer="layout" svg:width="0.279cm" svg:height="0.391cm" svg:x="13.063cm" svg:y="9.841cm" svg:viewBox="0 0 280 392" svg:d="M148 217c20 2 91 17 91 77 0 44-32 78-98 78-73 0-102-48-119-121-3-10-3-15-12-15-10 0-10 7-10 22 0 38 0 76 0 114 0 12 0 20 10 20 2 0 4 0 19-17 2-3 3-3 17-20 39 37 78 37 95 37 98 0 139-59 139-120 0-43-27-70-37-80-29-27-60-34-97-41-49-10-105-22-105-71 0-29 22-65 95-65 95 0 98 77 100 104 0 8 7 5 10 8 12 0 12-5 12-20 0-29 0-58 0-88 0-14 0-19-10-19-5 0-7 0-17 10-2 2-12 12-14 14-32-24-69-24-81-24-104 0-136 56-136 105 0 29 12 53 37 73 26 21 51 26 111 39z">
              <text:p/>
            </draw:path>
            <draw:path draw:style-name="gr56" draw:text-style-name="P38" draw:layer="layout" svg:width="0.59cm" svg:height="0.765cm" svg:x="13.698cm" svg:y="9.622cm" svg:viewBox="0 0 591 766" svg:d="M333 596c132-51 258-202 258-367 0-139-90-229-219-229-185 0-372 192-372 392 0 141 95 228 219 228 22 0 51-5 83-12-3 51-3 54-3 66 0 27 0 92 71 92 102 0 144-155 144-165 0-5-8-7-10-7-7 0-10 2-10 7-22 61-71 83-100 83-39 0-53-22-61-88zM170 589c-65-27-95-93-95-171 0-58 22-180 88-272 61-88 141-127 205-127 85 0 148 69 148 183 0 85-44 285-187 365-5-29-13-93-76-93-46 0-87 44-87 88 0 17 3 18 4 27zM224 598c-12 0-39 0-39-36 0-34 32-68 68-68 37 0 51 19 51 73 0 12 0 12-7 17-24 10-49 14-73 14z">
              <text:p/>
            </draw:path>
            <draw:path draw:style-name="gr56" draw:text-style-name="P38" draw:layer="layout" svg:width="0.15cm" svg:height="0.31cm" svg:x="14.36cm" svg:y="9.579cm" svg:viewBox="0 0 151 311" svg:d="M146 54c5-13 5-18 5-20 0-19-17-34-34-34-25 0-32 19-34 29-26 86-52 172-78 258-3 3-3 7-5 10 0 7 19 14 24 14s5-2 10-12c37-82 75-164 112-245z">
              <text:p/>
            </draw:path>
            <draw:path draw:style-name="gr56" draw:text-style-name="P38" draw:layer="layout" svg:width="0.279cm" svg:height="0.391cm" svg:x="14.886cm" svg:y="9.841cm" svg:viewBox="0 0 280 392" svg:d="M148 217c20 2 91 17 91 77 0 44-30 78-98 78-70 0-102-48-119-121-3-10-3-15-10-15-12 0-12 7-12 22 0 38 0 76 0 114 0 12 0 20 10 20 5 0 5 0 22-17 0-3 0-3 17-20 36 37 75 37 92 37 100 0 139-59 139-120 0-43-27-70-37-80-29-27-60-34-97-41-49-10-105-22-105-71 0-29 22-65 95-65 95 0 100 77 100 104 3 8 7 5 10 8 12 0 12-5 12-20 0-29 0-58 0-88 0-14 0-19-10-19-5 0-5 0-17 10-2 2-10 12-14 14-32-24-69-24-81-24-104 0-136 56-136 105 0 29 15 53 37 73 26 21 51 26 111 39z">
              <text:p/>
            </draw:path>
            <draw:path draw:style-name="gr56" draw:text-style-name="P38" draw:layer="layout" svg:width="0.089cm" svg:height="0.089cm" svg:x="15.268cm" svg:y="10.133cm" svg:viewBox="0 0 90 90" svg:d="M90 44c0-25-19-44-44-44-24 0-46 18-46 44 0 25 22 46 46 46 25 0 44-19 44-46z">
              <text:p/>
            </draw:path>
            <draw:path draw:style-name="gr56" draw:text-style-name="P38" draw:layer="layout" svg:width="0.267cm" svg:height="0.534cm" svg:x="15.448cm" svg:y="9.698cm" svg:viewBox="0 0 268 535" svg:d="M131 185c42 0 83 0 125 0 0-9 0-18 0-27-42 0-83 0-125 0 0-53 0-105 0-158-6 0-13 0-19 0-2 71-27 161-112 165 0 7 0 13 0 20 24 0 49 0 73 0 0 79 0 157 0 236 0 104 80 114 110 114 60 0 85-61 85-114 0-16 0-33 0-49-8 0-15 0-22 0 0 16 0 31 0 46 0 64-25 95-56 95-59 0-59-78-59-92 0-79 0-157 0-236z">
              <text:p/>
            </draw:path>
            <draw:path draw:style-name="gr56" draw:text-style-name="P38" draw:layer="layout" svg:width="0.091cm" svg:height="0.089cm" svg:x="15.838cm" svg:y="10.133cm" svg:viewBox="0 0 92 90" svg:d="M92 44c0-25-21-44-46-44-24 0-46 18-46 44 0 25 22 46 46 46 25 0 46-19 46-46z">
              <text:p/>
            </draw:path>
            <draw:path draw:style-name="gr56" draw:text-style-name="P38" draw:layer="layout" svg:width="0.189cm" svg:height="0.853cm" svg:x="4.659cm" svg:y="10.819cm" svg:viewBox="0 0 190 854" svg:d="M185 32c5-10 5-10 5-15 0-10-7-17-17-17-7 0-15 5-20 19-50 131-100 262-151 392 0 5-2 10-2 17 0 3 0 3 2 15 51 130 101 261 151 391 3 10 8 20 20 20 10 0 17-7 17-17 0-3 0-5-5-12-50-132-101-265-151-397 50-132 101-264 151-396z">
              <text:p/>
            </draw:path>
            <draw:path draw:style-name="gr56" draw:text-style-name="P38" draw:layer="layout" svg:width="0.59cm" svg:height="0.768cm" svg:x="4.939cm" svg:y="10.858cm" svg:viewBox="0 0 591 769" svg:d="M333 596c132-49 258-202 258-367 0-137-92-229-219-229-185 0-372 195-372 392 0 143 95 228 219 228 22 0 51-2 83-12-3 54-3 54-3 66 0 27 0 95 71 95 102 0 144-158 144-168 0-5-8-7-10-7-7 0-10 4-10 9-22 61-71 81-100 81-41 0-53-22-61-88zM170 589c-65-25-95-93-95-168 0-61 22-183 88-273 61-87 141-126 205-126 85 0 148 66 148 180 0 85-44 285-187 365-5-29-13-93-76-93-46 0-87 44-87 88 0 17 3 18 4 27zM224 598c-12 0-39 0-39-36 0-34 32-68 68-68 37 0 51 22 51 73 0 12 0 14-9 17-22 10-47 14-71 14z">
              <text:p/>
            </draw:path>
            <draw:path draw:style-name="gr56" draw:text-style-name="P38" draw:layer="layout" svg:width="0.099cm" svg:height="0.254cm" svg:x="5.647cm" svg:y="11.369cm" svg:viewBox="0 0 100 255" svg:d="M100 90c0-56-22-90-56-90-27 0-44 22-44 46 0 22 17 44 44 44 12 0 22-2 31-10 3-2 2-1 3-2 2 0 2 0 2 12 0 63-29 114-58 144-10 9-10 9-10 12 0 7 5 9 10 9 10 0 78-65 78-165z">
              <text:p/>
            </draw:path>
            <draw:path draw:style-name="gr56" draw:text-style-name="P38" draw:layer="layout" svg:width="0.61cm" svg:height="0.6cm" svg:x="6cm" svg:y="10.878cm" svg:viewBox="0 0 611 601" svg:d="M489 97c44-68 78-70 110-73 12 0 8-9 12-14 0-8-5-10-12-10-22 0-47 2-71 2-27 0-56-2-83-2-4 0-17 0-17 15 0 9 8 9 15 9 22 3 39 12 39 30 0 12-8 21-12 31-88 140-175 279-263 419-20-151-39-302-59-453 0-15 20-27 59-27 12 0 22 0 22-17 0-7-8-7-12-7-34 0-71 2-107 2-15 0-32-2-47-2-14 0-31 0-46 0-5 0-17 0-17 15 0 9 7 9 22 9 49 0 49 10 51 30 23 175 45 351 68 527 3 17 5 20 17 20 15 0 17-5 25-15 102-163 204-326 306-489z">
              <text:p/>
            </draw:path>
            <draw:path draw:style-name="gr56" draw:text-style-name="P38" draw:layer="layout" svg:width="0.189cm" svg:height="0.853cm" svg:x="6.689cm" svg:y="10.819cm" svg:viewBox="0 0 190 854" svg:d="M187 443c3-12 3-12 3-15 0-2 0-5-3-14-50-132-100-263-150-395-5-14-10-19-20-19s-17 7-17 17c0 2 0 5 5 15 50 132 100 264 151 396-51 132-101 263-151 394-5 10-5 10-5 15 0 10 7 17 17 17 12 0 15-7 17-17 51-131 102-263 153-394z">
              <text:p/>
            </draw:path>
            <draw:path draw:style-name="gr56" draw:text-style-name="P38" draw:layer="layout" svg:width="0.328cm" svg:height="0.42cm" svg:x="7.47cm" svg:y="10.562cm" svg:viewBox="0 0 329 421" svg:d="M197 243c32 68 66 156 71 163 12 15 22 15 31 15 4 0 8 0 13 0 12 0 17 0 17-7 0-3 0-5-3-8-7-5-12-19-14-24-49-115-98-230-146-346-5-9-18-36-81-36-7 0-14 0-14 7 0 8 4 8 7 10 14 0 24 2 39 37 24 55 49 111 73 167-59 53-119 106-178 159-7 7-12 12-12 21 0 15 12 20 22 20s17-7 19-10c52-56 104-112 156-168z">
              <text:p/>
            </draw:path>
            <draw:path draw:style-name="gr56" draw:text-style-name="P38" draw:layer="layout" svg:width="0.522cm" svg:height="0.033cm" svg:x="7.283cm" svg:y="11.231cm" svg:viewBox="0 0 523 34" svg:d="M494 34c15 0 29 0 29-17s-14-17-29-17c-155 0-310 0-465 0-14 0-29 0-29 17s15 17 29 17c155 0 310 0 465 0z">
              <text:p/>
            </draw:path>
            <draw:path draw:style-name="gr56" draw:text-style-name="P38" draw:layer="layout" svg:width="0.758cm" svg:height="0.444cm" svg:x="7.356cm" svg:y="11.024cm" svg:viewBox="0 0 759 445" svg:d="M664 241c-46 34-70 70-75 80-39 61-31 76-46 114 0 10 9 10 17 10 14 0 14 0 19-17 20-83 71-156 166-194 12-3 14-4 14-10s-4-7-7-10c-39-15-141-58-175-202-3-10-3-12-17-12-8 0-17 0-17 10 0 2 7 56 44 112 17 26 41 56 77 85-211 0-423 0-635 0-14 0-29 0-29 17s15 17 29 17c212 0 424 0 635 0z">
              <text:p/>
            </draw:path>
            <draw:path draw:style-name="gr56" draw:text-style-name="P38" draw:layer="layout" svg:width="0.189cm" svg:height="0.853cm" svg:x="8.495cm" svg:y="10.819cm" svg:viewBox="0 0 190 854" svg:d="M185 32c5-10 5-10 5-15 0-10-7-17-17-17-7 0-12 5-20 19-49 131-99 262-148 392-3 5-5 10-5 17 0 3 0 3 5 15 49 130 99 261 148 391 5 10 8 20 20 20 10 0 17-7 17-17 0-3 0-5-5-12-50-132-101-265-151-397 50-132 101-264 151-396z">
              <text:p/>
            </draw:path>
            <draw:path draw:style-name="gr56" draw:text-style-name="P38" draw:layer="layout" svg:width="0.59cm" svg:height="0.768cm" svg:x="8.775cm" svg:y="10.858cm" svg:viewBox="0 0 591 769" svg:d="M333 596c132-49 258-202 258-367 0-137-90-229-219-229-185 0-372 195-372 392 0 143 95 228 219 228 22 0 51-2 85-12-5 54-5 54-5 66 0 27 0 95 71 95 102 0 144-158 144-168 0-5-8-7-10-7-7 0-7 4-10 9-22 61-71 81-100 81-39 0-53-22-61-88zM170 589c-65-25-95-93-95-168 0-61 22-183 88-273 63-87 144-126 205-126 85 0 148 66 148 180 0 85-44 285-187 365-5-29-13-93-76-93-46 0-87 44-87 88 0 17 3 18 4 27zM224 598c-12 0-39 0-39-36 0-34 32-68 68-68 37 0 54 22 54 73 0 12-3 14-10 17-22 10-49 14-73 14z">
              <text:p/>
            </draw:path>
            <draw:path draw:style-name="gr56" draw:text-style-name="P38" draw:layer="layout" svg:width="0.15cm" svg:height="0.308cm" svg:x="9.437cm" svg:y="10.817cm" svg:viewBox="0 0 151 309" svg:d="M146 51c5-10 5-15 5-19 0-20-17-32-34-32-25 0-32 17-34 27-26 87-52 173-78 260-3 0-3 5-5 7 0 8 19 15 24 15s5-2 10-10c37-82 75-165 112-248z">
              <text:p/>
            </draw:path>
            <draw:path draw:style-name="gr56" draw:text-style-name="P38" draw:layer="layout" svg:width="0.099cm" svg:height="0.254cm" svg:x="9.724cm" svg:y="11.369cm" svg:viewBox="0 0 100 255" svg:d="M100 90c0-56-22-90-56-90-27 0-44 22-44 46 0 22 17 44 44 44 10 0 22-2 29-10 2-2 3-1 5-2 2 0 2 0 2 12 0 63-29 114-58 144-10 9-10 9-10 12 0 7 5 9 10 9 10 0 78-65 78-165z">
              <text:p/>
            </draw:path>
            <draw:path draw:style-name="gr56" draw:text-style-name="P38" draw:layer="layout" svg:width="0.61cm" svg:height="0.6cm" svg:x="10.077cm" svg:y="10.878cm" svg:viewBox="0 0 611 601" svg:d="M489 97c42-68 78-70 110-73 9 0 8-9 12-14 0-8-5-10-12-10-22 0-47 2-71 2-27 0-56-2-83-2-7 0-17 0-17 15 0 9 8 9 13 9 24 3 41 12 41 30 0 12-10 21-15 31-87 140-175 279-263 419-18-151-37-302-56-453 0-15 20-27 59-27 12 0 22 0 22-17 0-7-8-7-12-7-34 0-71 2-107 2-15 0-31-2-47-2s-31 0-46 0c-7 0-17 0-17 15 0 9 7 9 22 9 49 0 49 10 51 30 23 175 45 351 68 527 3 17 5 20 17 20s17-5 25-15c102-163 204-326 306-489z">
              <text:p/>
            </draw:path>
            <draw:path draw:style-name="gr56" draw:text-style-name="P38" draw:layer="layout" svg:width="0.15cm" svg:height="0.308cm" svg:x="10.746cm" svg:y="10.817cm" svg:viewBox="0 0 151 309" svg:d="M146 51c5-10 5-15 5-19 0-20-17-32-34-32-25 0-32 17-34 27-26 87-52 173-78 260-3 0-3 5-5 7 0 8 19 15 24 15s5-2 10-10c37-82 75-165 112-248z">
              <text:p/>
            </draw:path>
            <draw:path draw:style-name="gr56" draw:text-style-name="P38" draw:layer="layout" svg:width="0.191cm" svg:height="0.853cm" svg:x="11.004cm" svg:y="10.819cm" svg:viewBox="0 0 192 854" svg:d="M187 443c5-12 5-12 5-15 0-2 0-5-5-14-49-132-99-263-148-395-7-14-13-19-22-19-8 0-17 7-17 17 0 2 0 5 5 15 50 132 100 264 151 396-51 132-101 263-151 394-5 10-5 10-5 15 0 10 10 17 17 17 12 0 15-7 20-17 50-131 100-263 150-394z">
              <text:p/>
            </draw:path>
            <draw:path draw:style-name="gr56" draw:text-style-name="P38" draw:layer="layout" svg:width="0.384cm" svg:height="0.391cm" svg:x="11.613cm" svg:y="11.077cm" svg:viewBox="0 0 385 392" svg:d="M248 319c3 34 27 68 66 68 19 0 71-10 71-80 0-17 0-33 0-49-8 0-15 0-22 0 0 16 0 32 0 49 0 48-20 55-30 55-29 0-31-38-31-43 0-57 0-114 0-171 0-36 0-70-32-102-34-31-75-46-117-46-70 0-129 41-129 97 0 25 17 39 39 39 25 0 39-17 39-39 0-9-5-39-44-39 25-29 66-39 93-39 41 0 90 32 90 110 0 10 0 21 0 32-41 2-102 4-156 29-66 29-85 75-85 112 0 68 83 90 136 90 56 0 95-34 112-73zM241 178c0 28 0 56 0 85 0 82-61 112-100 112-41 0-75-32-75-73 0-49 34-120 175-124z">
              <text:p/>
            </draw:path>
            <draw:path draw:style-name="gr56" draw:text-style-name="P38" draw:layer="layout" svg:width="0.43cm" svg:height="0.376cm" svg:x="12.031cm" svg:y="11.082cm" svg:viewBox="0 0 431 377" svg:d="M66 85c0 76 0 153 0 229 0 36-10 36-66 36 0 9 0 18 0 27 29 0 73-2 97-2 22 0 66 2 95 2 0-9 0-18 0-27-58 0-65 0-65-36 0-53 0-106 0-158 0-88 58-137 114-137 54 0 63 47 63 95 0 67 0 133 0 200 0 36-9 36-65 36 0 9 0 18 0 27 29 0 73-2 94-2 22 0 69 2 98 2 0-9 0-18 0-27-46 0-66 0-68-24 0-54 0-109 0-163 0-73 0-100-27-131-12-15-39-32-90-32-61 0-102 36-127 90 0-30 0-60 0-90-39 3-79 6-119 10 0 9 0 18 0 26 58 0 66 5 66 49z">
              <text:p/>
            </draw:path>
            <draw:path draw:style-name="gr56" draw:text-style-name="P38" draw:layer="layout" svg:width="0.42cm" svg:height="0.6cm" svg:x="12.508cm" svg:y="10.868cm" svg:viewBox="0 0 421 601" svg:d="M295 545c0 19 0 37 0 56 42-3 84-7 126-10 0-9 0-18 0-27-61 0-66-4-66-46 0-173 0-345 0-518-41 3-82 6-124 10 0 8 0 16 0 24 61 0 66 7 66 49 0 61 0 123 0 185-24-32-61-54-107-54-100 0-190 85-190 195 0 107 83 192 180 192 56 0 95-29 115-56zM295 316c0 59 0 117 0 175 0 15 0 17-8 32-27 41-66 61-102 61-39 0-68-24-90-56-22-34-24-83-24-119 0-32 2-83 26-122 17-27 51-53 98-53 29 0 65 12 92 51 8 14 8 17 8 31z">
              <text:p/>
            </draw:path>
            <draw:path draw:style-name="gr56" draw:text-style-name="P38" draw:layer="layout" svg:width="0.189cm" svg:height="0.853cm" svg:x="13.333cm" svg:y="10.819cm" svg:viewBox="0 0 190 854" svg:d="M185 32c5-10 5-10 5-15 0-10-7-17-17-17-7 0-12 5-20 19-49 131-99 262-148 392-3 5-5 10-5 17 0 3 0 3 5 15 49 130 99 261 148 391 5 10 8 20 20 20 10 0 17-7 17-17 0-3 0-5-5-12-50-132-101-265-151-397 50-132 101-264 151-396z">
              <text:p/>
            </draw:path>
            <draw:path draw:style-name="gr56" draw:text-style-name="P38" draw:layer="layout" svg:width="0.61cm" svg:height="0.58cm" svg:x="13.606cm" svg:y="10.878cm" svg:viewBox="0 0 611 581" svg:d="M224 311c49 0 97 0 146 0 122 0 241-87 241-182 0-66-56-129-168-129-93 0-185 0-277 0-18 0-27 0-27 15 0 9 7 9 24 9 12 0 27 3 37 3 14 2 19 5 19 14 0 3 0 5-2 15-39 153-77 306-115 460-10 34-10 39-78 39-14 0-24 0-24 17 0 9 10 9 12 9 25 0 85-2 110-2 17 0 36 2 53 2 20 0 39 0 56 0 8 0 17 0 17-17 0-9-7-9-24-9-32 0-56 0-56-15 0-5 2-10 5-15 17-71 34-142 51-214zM287 58c8-31 8-34 46-34 27 0 54 0 81 0 73 0 117 25 117 83 0 34-17 107-52 139-41 36-92 44-131 44-40 0-79 0-119 0 19-78 39-155 58-232z">
              <text:p/>
            </draw:path>
            <draw:path draw:style-name="gr56" draw:text-style-name="P38" draw:layer="layout" svg:width="0.15cm" svg:height="0.308cm" svg:x="14.268cm" svg:y="10.817cm" svg:viewBox="0 0 151 309" svg:d="M146 51c5-10 5-15 5-19 0-20-17-32-37-32-22 0-29 17-31 27-27 87-54 173-81 260 0 3-1 5-2 7 0 8 19 15 24 15 3 0 5-2 8-10 38-82 76-165 114-248z">
              <text:p/>
            </draw:path>
            <draw:path draw:style-name="gr56" draw:text-style-name="P38" draw:layer="layout" svg:width="0.099cm" svg:height="0.254cm" svg:x="14.553cm" svg:y="11.369cm" svg:viewBox="0 0 100 255" svg:d="M100 90c0-56-22-90-54-90-29 0-46 22-46 46 0 22 17 44 46 44 10 0 20-2 29-10 3-2 3-2 5-2 0 4 0 0 0 12 0 63-29 114-56 144-9 9-9 9-9 12 0 7 2 9 7 9 10 0 78-65 78-165z">
              <text:p/>
            </draw:path>
            <draw:path draw:style-name="gr56" draw:text-style-name="P38" draw:layer="layout" svg:width="0.607cm" svg:height="0.6cm" svg:x="14.908cm" svg:y="10.878cm" svg:viewBox="0 0 608 601" svg:d="M489 97c42-68 78-70 110-73 9 0 6-9 9-14 0-8-2-10-9-10-22 0-49 2-71 2-29 0-58-2-85-2-5 0-17 0-17 15 0 9 10 9 15 9 24 3 38 12 38 30 0 12-8 21-12 31-87 140-175 279-263 419-19-151-38-302-58-453 0-15 20-27 58-27 13 0 22 0 22-17 0-7-7-7-12-7-34 0-70 2-104 2-18 0-33-2-49-2s-32 0-46 0c-5 0-15 0-15 15 0 9 7 9 19 9 49 0 52 10 54 30 22 175 44 351 66 527 2 17 7 20 17 20 14 0 17-5 24-15 103-163 206-326 309-489z">
              <text:p/>
            </draw:path>
            <draw:path draw:style-name="gr56" draw:text-style-name="P38" draw:layer="layout" svg:width="0.15cm" svg:height="0.308cm" svg:x="15.577cm" svg:y="10.817cm" svg:viewBox="0 0 151 309" svg:d="M144 51c4-10 7-15 7-19 0-20-17-32-37-32-22 0-29 17-31 27-27 87-54 173-81 260 0 3-1 5-2 7 0 8 19 15 24 15 3 0 3-2 8-10 37-82 74-165 112-248z">
              <text:p/>
            </draw:path>
            <draw:path draw:style-name="gr56" draw:text-style-name="P38" draw:layer="layout" svg:width="0.189cm" svg:height="0.853cm" svg:x="15.835cm" svg:y="10.819cm" svg:viewBox="0 0 190 854" svg:d="M187 443c3-12 3-12 3-15 0-2 0-5-3-14-50-132-100-263-150-395-5-14-10-19-20-19s-17 7-17 17c0 2 0 5 5 15 50 132 100 264 151 396-51 132-101 263-151 394-5 10-5 10-5 15 0 10 7 17 17 17 12 0 15-7 17-17 51-131 102-263 153-394z">
              <text:p/>
            </draw:path>
            <draw:path draw:style-name="gr56" draw:text-style-name="P38" draw:layer="layout" svg:width="0.698cm" svg:height="0.6cm" svg:x="16.376cm" svg:y="10.878cm" svg:viewBox="0 0 699 601" svg:d="M329 46c165 0 206 39 206 98 0 51-41 153-182 158-41 2-71 31-71 41 0 5 4 3 5 5 37 7 54 24 98 124 38 90 60 129 112 129 104 0 202-105 202-124 0-5-8-5-10-5-10 0-44 12-61 36-15 20-32 47-76 47-43 0-68-61-97-129-19-42-34-73-53-98 124-43 206-133 206-223 0-105-143-105-272-105-85 0-134 0-205 29-114 51-131 122-131 129 0 5 5 7 10 7 12 0 34-12 39-17 19-12 22-17 26-34 13-34 37-63 144-68-5 51-12 132-41 256-22 97-54 189-93 282-5 10-5 10-5 12 0 5 8 5 10 5 17 0 54-20 63-37 0-4 110-245 137-518 13 0 26 0 39 0z">
              <text:p/>
            </draw:path>
            <draw:path draw:style-name="gr56" draw:text-style-name="P38" draw:layer="layout" svg:width="0.228cm" svg:height="0.269cm" svg:x="17.138cm" svg:y="11.325cm" svg:viewBox="0 0 229 270" svg:d="M202 41c-2 0-17 10-17 25 0 7 2 17 19 17 8 0 25-3 25-32 0-39-39-51-76-51-85 0-104 63-104 88 0 48 48 56 70 60 27 5 61 13 61 42 0 17-14 63-88 63-17 0-53-5-65-29 22-7 24-25 24-29 0-13-7-22-19-22-17 0-32 12-32 39 0 34 37 58 92 58 103 0 125-73 125-100 0-19-8-36-22-48-17-15-32-17-64-22-19-5-43-10-43-34 0-10 9-49 65-49 15 0 39 2 49 24z">
              <text:p/>
            </draw:path>
            <draw:path draw:style-name="gr56" draw:text-style-name="P38" draw:layer="layout" svg:width="0.13cm" svg:height="0.421cm" svg:x="17.442cm" svg:y="11.173cm" svg:viewBox="0 0 131 422" svg:d="M129 18c0-2 2-7 2-9 0-10-9-10-17-8-21 2-42 4-63 5-7 0-17 0-17 15 0 7 10 7 17 7 29 0 29 5 29 10s-2 10-2 12c-25 98-50 196-76 294-2 13-2 17-2 20 0 41 34 58 58 58 15 0 34-5 49-34 15-22 22-56 22-58 0-8-7-8-12-8-12 0-12 0-15 13-7 31-19 70-41 70-17 0-20-19-20-29s5-22 5-24c28-111 55-223 83-334z">
              <text:p/>
            </draw:path>
            <draw:path draw:style-name="gr56" draw:text-style-name="P38" draw:layer="layout" svg:width="0.189cm" svg:height="0.853cm" svg:x="17.989cm" svg:y="10.819cm" svg:viewBox="0 0 190 854" svg:d="M187 32c3-10 3-10 3-15 0-10-7-17-17-17-7 0-12 5-20 19-49 131-99 262-148 392-3 5-5 10-5 17 0 3 0 3 5 15 49 130 99 261 148 391 5 10 8 20 20 20 10 0 17-7 17-17 0-3 0-5-3-12-51-132-102-265-153-397 51-132 102-264 153-396z">
              <text:p/>
            </draw:path>
            <draw:path draw:style-name="gr56" draw:text-style-name="P38" draw:layer="layout" svg:width="0.59cm" svg:height="0.768cm" svg:x="18.269cm" svg:y="10.858cm" svg:viewBox="0 0 591 769" svg:d="M333 596c132-49 258-202 258-367 0-137-90-229-216-229-185 0-375 195-375 392 0 143 97 228 219 228 22 0 51-2 85-12-5 54-5 54-5 66 0 27 0 95 71 95 102 0 144-158 144-168 0-5-5-7-10-7-7 0-7 4-10 9-19 61-71 81-100 81-39 0-51-22-61-88zM173 589c-68-25-98-93-98-168 0-61 22-183 88-273 63-87 144-126 205-126 87 0 148 66 148 180 0 85-44 285-187 365-5-29-13-93-76-93-44 0-87 44-87 88 0 17 4 18 7 27zM224 598c-12 0-39 0-39-36 0-34 33-68 68-68s54 22 54 73c0 12-3 14-10 17-22 10-49 14-73 14z">
              <text:p/>
            </draw:path>
            <draw:path draw:style-name="gr56" draw:text-style-name="P38" draw:layer="layout" svg:width="0.147cm" svg:height="0.308cm" svg:x="18.934cm" svg:y="10.817cm" svg:viewBox="0 0 148 309" svg:d="M144 51c4-10 4-15 4-19 0-20-14-32-34-32-22 0-29 17-34 27-26 87-52 173-78 260 0 3-1 5-2 7 0 8 17 15 22 15s5-2 10-10c37-82 74-165 112-248z">
              <text:p/>
            </draw:path>
            <draw:path draw:style-name="gr56" draw:text-style-name="P38" draw:layer="layout" svg:width="0.099cm" svg:height="0.254cm" svg:x="19.218cm" svg:y="11.369cm" svg:viewBox="0 0 100 255" svg:d="M100 90c0-56-22-90-56-90-27 0-44 22-44 46 0 22 17 44 44 44 12 0 22-2 31-10 3-2 2-1 3-2 2 0 2 0 2 12 0 63-29 114-58 144-10 9-10 9-10 12 0 7 5 9 10 9 10 0 78-65 78-165z">
              <text:p/>
            </draw:path>
            <draw:path draw:style-name="gr56" draw:text-style-name="P38" draw:layer="layout" svg:width="0.61cm" svg:height="0.6cm" svg:x="19.571cm" svg:y="10.878cm" svg:viewBox="0 0 611 601" svg:d="M489 97c44-68 78-70 110-73 12 0 8-9 12-14 0-8-5-10-12-10-22 0-47 2-71 2-27 0-56-2-83-2-4 0-17 0-17 15 0 9 8 9 15 9 22 3 39 12 39 30 0 12-8 21-12 31-88 140-175 279-263 419-20-151-39-302-59-453 0-15 20-27 59-27 12 0 22 0 22-17 0-7-8-7-12-7-34 0-71 2-107 2-15 0-32-2-47-2-14 0-31 0-46 0-5 0-17 0-17 15 0 9 7 9 22 9 49 0 49 10 51 30 23 175 45 351 68 527 3 17 5 20 17 20 15 0 17-5 25-15 102-163 204-326 306-489z">
              <text:p/>
            </draw:path>
            <draw:path draw:style-name="gr56" draw:text-style-name="P38" draw:layer="layout" svg:width="0.147cm" svg:height="0.308cm" svg:x="20.243cm" svg:y="10.817cm" svg:viewBox="0 0 148 309" svg:d="M144 51c4-10 4-15 4-19 0-20-17-32-34-32-24 0-31 17-34 27-26 87-52 173-78 260 0 3-1 5-2 7 0 8 17 15 22 15s5-2 10-10c37-82 74-165 112-248z">
              <text:p/>
            </draw:path>
            <draw:path draw:style-name="gr56" draw:text-style-name="P38" draw:layer="layout" svg:width="0.189cm" svg:height="0.853cm" svg:x="20.501cm" svg:y="10.819cm" svg:viewBox="0 0 190 854" svg:d="M185 443c5-12 5-12 5-15 0-2 0-5-5-14-50-132-99-263-148-395-5-14-10-19-20-19s-17 7-17 17c0 2 0 5 2 15 52 132 103 264 154 396-51 132-102 263-154 394-2 10-2 10-2 15 0 10 7 17 17 17s15-7 17-17c50-131 101-263 151-394z">
              <text:p/>
            </draw:path>
            <draw:path draw:style-name="gr56" draw:text-style-name="P38" draw:layer="layout" svg:width="0.386cm" svg:height="0.391cm" svg:x="10.057cm" svg:y="12.359cm" svg:viewBox="0 0 387 392" svg:d="M251 316c2 34 26 71 65 71 17 0 71-12 71-80 0-17 0-33 0-49-7 0-15 0-22 0 0 16 0 32 0 49 0 48-22 53-32 53-26 0-31-36-31-41 0-57 0-114 0-171 0-36 0-70-29-102-34-34-76-46-117-46-71 0-129 39-129 95 0 27 17 41 39 41 24 0 39-17 39-39 0-9-5-39-44-39 22-31 66-39 92-39 42 0 90 32 90 108 0 10 0 21 0 31-43 5-102 7-155 32-66 29-88 73-88 112 0 68 83 90 139 90s95-34 112-76zM243 178c0 28 0 56 0 85 0 80-60 109-99 109-42 0-78-29-78-73 0-46 36-117 177-121z">
              <text:p/>
            </draw:path>
            <draw:path draw:style-name="gr56" draw:text-style-name="P38" draw:layer="layout" svg:width="0.427cm" svg:height="0.376cm" svg:x="10.478cm" svg:y="12.364cm" svg:viewBox="0 0 428 377" svg:d="M66 83c0 76 0 152 0 228 0 39-10 39-66 39 0 9 0 18 0 27 29 0 73-2 95-2s68 2 97 2c0-9 0-18 0-27-58 0-68 0-68-39 0-52 0-103 0-155 0-90 61-137 117-137 54 0 63 47 63 95 0 66 0 132 0 197 0 39-9 39-68 39 0 9 0 18 0 27 32 0 73-2 97-2 22 0 66 2 95 2 0-9 0-18 0-27-43 0-65 0-65-24 0-54 0-109 0-163 0-75 0-100-27-131-12-15-39-32-90-32-63 0-102 36-127 90 0-30 0-60 0-90-39 3-79 6-119 10 0 9 0 18 0 26 58 0 66 5 66 47z">
              <text:p/>
            </draw:path>
            <draw:path draw:style-name="gr56" draw:text-style-name="P38" draw:layer="layout" svg:width="0.42cm" svg:height="0.602cm" svg:x="10.955cm" svg:y="12.148cm" svg:viewBox="0 0 421 603" svg:d="M295 547c0 19 0 38 0 56 42-3 84-6 126-9 0-9 0-18 0-27-61 0-68-5-68-46 0-174 0-347 0-521-41 3-81 6-122 10 0 9 0 18 0 26 59 0 66 8 66 49 0 62 0 123 0 185-24-32-61-53-107-53-102 0-190 82-190 194 0 107 83 192 180 192 56 0 93-29 115-56zM295 319c0 58 0 116 0 175 0 14 0 17-10 31-25 42-64 59-100 59-39 0-71-22-90-54-22-36-24-85-24-119 0-31 0-83 26-121 17-27 49-54 95-54 32 0 66 12 93 51 10 15 10 15 10 32z">
              <text:p/>
            </draw:path>
            <draw:path draw:style-name="gr56" draw:text-style-name="P38" draw:layer="layout" svg:width="0.415cm" svg:height="0.376cm" svg:x="11.703cm" svg:y="12.374cm" svg:viewBox="0 0 416 377" svg:d="M338 83c8-20 22-56 78-56 0-9 0-18 0-27-19 0-44 2-63 2-20 0-61-2-73-2 0 9 0 18 0 27 32 0 39 19 39 36 0 8 0 10-5 20-29 73-58 146-88 219-31-80-63-159-95-239-4-12-4-12-4-14 0-22 34-22 48-22 0-9 0-18 0-27-27 0-73 2-92 2-25 0-59-2-83-2 0 9 0 18 0 27 54 0 56 5 68 31 41 101 81 201 122 302 5 12 8 17 19 17s15-7 17-17c38-92 75-185 112-277z">
              <text:p/>
            </draw:path>
            <draw:path draw:style-name="gr56" draw:text-style-name="P38" draw:layer="layout" svg:width="0.182cm" svg:height="0.571cm" svg:x="12.165cm" svg:y="12.17cm" svg:viewBox="0 0 183 572" svg:d="M124 195c-40 3-81 6-122 9 0 9 0 18 0 27 56 0 64 5 64 46 0 77 0 153 0 229 0 39-8 39-66 39 0 9 0 18 0 27 27 0 73-3 95-3 29 0 58 3 88 3 0-9 0-18 0-27-56 0-59-5-59-37 0-104 0-209 0-313zM127 46c0-27-22-46-47-46-26 0-43 24-43 46s17 44 43 44c25 0 47-17 47-44z">
              <text:p/>
            </draw:path>
            <draw:path draw:style-name="gr56" draw:text-style-name="P38" draw:layer="layout" svg:width="0.325cm" svg:height="0.391cm" svg:x="12.404cm" svg:y="12.359cm" svg:viewBox="0 0 326 392" svg:d="M71 197c0-141 70-175 116-175 8 0 61 0 90 32-34 2-38 26-38 38 0 22 14 39 38 39 22 0 39-14 39-41 0-56-65-90-131-90-107 0-185 92-185 197 0 110 85 195 185 195 114 0 141-104 141-112 0-9-10-8-12-8-7 0-10 3-10 8-24 80-80 90-112 90-46 0-121-37-121-173z">
              <text:p/>
            </draw:path>
            <draw:path draw:style-name="gr56" draw:text-style-name="P38" draw:layer="layout" svg:width="0.33cm" svg:height="0.391cm" svg:x="12.778cm" svg:y="12.359cm" svg:viewBox="0 0 331 392" svg:d="M73 168c5-129 75-149 105-149 87 0 97 115 97 149-67 0-135 0-202 0zM71 185c79 0 159 0 238 0 20 0 22 0 22-17 0-85-46-168-153-168-100 0-178 88-178 195 0 114 90 197 187 197 105 0 144-95 144-112 0-8-7-10-12-10-7 0-7 5-10 12-29 88-107 88-117 88-41 0-75-25-95-56-26-42-26-97-26-129z">
              <text:p/>
            </draw:path>
            <draw:path draw:style-name="gr56" draw:text-style-name="P38" draw:layer="layout" svg:width="0.225cm" svg:height="0.048cm" svg:x="13.144cm" svg:y="12.532cm" svg:viewBox="0 0 226 49" svg:d="M0 0c75 0 151 0 226 0 0 16 0 32 0 49-75 0-151 0-226 0 0-17 0-33 0-49z">
              <text:p/>
            </draw:path>
            <draw:path draw:style-name="gr56" draw:text-style-name="P38" draw:layer="layout" svg:width="0.418cm" svg:height="0.376cm" svg:x="13.436cm" svg:y="12.374cm" svg:viewBox="0 0 419 377" svg:d="M341 83c7-20 22-56 78-56 0-9 0-18 0-27-20 0-44 2-64 2-22 0-60-2-75-2 0 9 0 18 0 27 32 0 41 19 41 36 0 8-2 10-5 20-29 73-58 146-87 219-32-80-63-159-95-239-5-12-5-12-5-14 0-22 32-22 49-22 0-9 0-18 0-27-27 0-76 2-95 2-22 0-56-2-83-2 0 9 0 18 0 27 54 0 58 5 68 31 42 101 83 201 124 302 5 12 6 17 17 17s15-7 20-17c37-92 74-185 112-277z">
              <text:p/>
            </draw:path>
            <draw:path draw:style-name="gr56" draw:text-style-name="P38" draw:layer="layout" svg:width="0.33cm" svg:height="0.391cm" svg:x="13.871cm" svg:y="12.359cm" svg:viewBox="0 0 331 392" svg:d="M73 168c5-129 75-149 105-149 87 0 97 115 97 149-67 0-135 0-202 0zM71 185c79 0 159 0 238 0 20 0 22 0 22-17 0-85-46-168-153-168-100 0-178 88-178 195 0 114 90 197 187 197 105 0 144-95 144-112 0-8-7-10-12-10-7 0-7 5-10 12-29 88-107 88-117 88-41 0-75-25-95-56-26-42-26-97-26-129z">
              <text:p/>
            </draw:path>
            <draw:path draw:style-name="gr56" draw:text-style-name="P38" draw:layer="layout" svg:width="0.286cm" svg:height="0.376cm" svg:x="14.251cm" svg:y="12.364cm" svg:viewBox="0 0 287 377" svg:d="M119 95c0-32 0-63 0-95-39 3-79 6-119 10 0 9 0 18 0 26 61 0 68 5 68 47 0 76 0 152 0 228 0 39-10 39-68 39 0 9 0 18 0 27 34 0 73-2 97-2 34 0 76 0 110 2 0-9 0-18 0-27-6 0-11 0-17 0-63 0-66-9-66-39 0-43 0-87 0-131 0-85 37-161 100-161 7 0 7 0 10 0-3 0-20 13-20 35 0 24 17 36 37 36 17 0 36-11 36-39s-27-51-63-51c-61 0-93 56-105 95z">
              <text:p/>
            </draw:path>
            <draw:path draw:style-name="gr56" draw:text-style-name="P38" draw:layer="layout" svg:width="0.279cm" svg:height="0.391cm" svg:x="14.592cm" svg:y="12.359cm" svg:viewBox="0 0 280 392" svg:d="M148 217c20 2 91 17 91 77 0 44-32 78-98 78-73 0-102-48-119-121-3-10-3-15-12-15-10 0-10 7-10 22 0 38 0 76 0 114 0 15 0 20 7 20 5 0 8 0 22-17 3-3 3-3 17-20 39 37 78 37 95 37 98 0 139-59 139-120 0-43-27-70-37-80-29-27-63-34-97-41-49-10-107-20-107-71 0-29 24-65 97-65 93 0 98 77 100 104 0 8 7 8 10 8 12 0 12-5 12-20 0-29 0-58 0-88 0-14 0-19-10-19-5 0-7 0-17 10-2 2-12 12-14 14-32-24-69-24-81-24-104 0-136 56-136 105 0 29 12 53 37 73 26 21 51 26 111 39z">
              <text:p/>
            </draw:path>
            <draw:path draw:style-name="gr56" draw:text-style-name="P38" draw:layer="layout" svg:width="0.386cm" svg:height="0.391cm" svg:x="14.935cm" svg:y="12.359cm" svg:viewBox="0 0 387 392" svg:d="M251 316c2 34 26 71 65 71 17 0 71-12 71-80 0-17 0-33 0-49-7 0-15 0-22 0 0 16 0 32 0 49 0 48-22 53-32 53-26 0-31-36-31-41 0-57 0-114 0-171 0-36 0-70-29-102-34-34-76-46-117-46-71 0-129 39-129 95 0 27 17 41 39 41 24 0 39-17 39-39 0-9-5-39-44-39 22-31 66-39 92-39 42 0 90 32 90 108 0 10 0 21 0 31-43 5-102 7-155 32-66 29-88 73-88 112 0 68 83 90 139 90s95-34 112-76zM243 178c0 28 0 56 0 85 0 80-60 109-99 109-42 0-78-29-78-73 0-46 36-117 177-121z">
              <text:p/>
            </draw:path>
          </draw:g>
        </draw:g>
        <presentation:notes draw:style-name="dp2">
          <draw:page-thumbnail draw:style-name="gr1" draw:layer="layout" svg:width="15.169cm" svg:height="8.533cm" svg:x="1.914cm" svg:y="2.566cm" draw:page-number="28" presentation:class="page"/>
          <draw:frame presentation:style-name="pr10" draw:text-style-name="P3" draw:layer="layout" svg:width="17.992cm" svg:height="11.897cm" svg:x="0.529cm" svg:y="11.902cm" presentation:class="notes" presentation:placeholder="true">
            <draw:text-box/>
          </draw:frame>
        </presentation:notes>
      </draw:page>
      <draw:page draw:name="page29"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Stateless Bisimulation</text:p>
          </draw:text-box>
        </draw:frame>
        <draw:frame presentation:style-name="pr12" draw:text-style-name="P5" draw:layer="layout" svg:width="24.408cm" svg:height="6.817cm" svg:x="0.498cm" svg:y="3.343cm" presentation:class="outline" presentation:user-transformed="true">
          <draw:text-box>
            <text:p>Bisimilarity no longer determined just by PA expression</text:p>
            <text:list text:style-name="L3">
              <text:list-item>
                <text:p><text:span text:style-name="T11">Initial valuation</text:span></text:p>
              </text:list-item>
              <text:list-item>
                <text:p>and <text:span text:style-name="T63">environment</text:span></text:p>
              </text:list-item>
            </text:list>
            <text:p>must be taken into account!</text:p>
          </draw:text-box>
        </draw:frame>
        <presentation:notes draw:style-name="dp2">
          <draw:page-thumbnail draw:style-name="gr1" draw:layer="layout" svg:width="15.169cm" svg:height="8.533cm" svg:x="1.914cm" svg:y="2.566cm" draw:page-number="29" presentation:class="page"/>
          <draw:frame presentation:style-name="pr10" draw:text-style-name="P3" draw:layer="layout" svg:width="17.992cm" svg:height="11.897cm" svg:x="0.529cm" svg:y="11.902cm" presentation:class="notes" presentation:placeholder="true">
            <draw:text-box/>
          </draw:frame>
        </presentation:notes>
      </draw:page>
      <draw:page draw:name="page30"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1cm" presentation:class="title" presentation:user-transformed="true">
          <draw:text-box>
            <text:p><text:span text:style-name="T13">Bisimulation &amp; Hennessy-Milner Logic</text:span></text:p>
          </draw:text-box>
        </draw:frame>
        <draw:frame presentation:style-name="pr12" draw:text-style-name="P5" draw:layer="layout" svg:width="24.408cm" svg:height="4.753cm" svg:x="0.498cm" svg:y="3.343cm" presentation:class="outline" presentation:user-transformed="true">
          <draw:text-box>
            <text:list text:style-name="L3">
              <text:list-item>
                <text:p><text:span text:style-name="T11">Standard HML</text:span> is strong enough to <text:span text:style-name="T11">differentiate non-strongly bisimilar </text:span><text:span text:style-name="T61">systems</text:span></text:p>
              </text:list-item>
              <text:list-item>
                <text:p xml:id="id200" text:id="id200">M.S. Bouwman, et al. show the <text:span text:style-name="T11">extended HML</text:span> is strong enough to <text:span text:style-name="T11">differentiate non-stateless bisimilar</text:span> expressions:</text:p>
              </text:list-item>
            </text:list>
          </draw:text-box>
        </draw:frame>
        <draw:g xml:id="id201" draw:id="id201">
          <svg:title>TexMaths</svg:title>
          <svg:desc>28§latex§\begin{gathered}
  P \statelessBisimilar Q\\
  \text{iff}\\
  \forall V, \phi
  (\langle P, V \rangle \in \interpret\phi \iff \langle Q, V \rangle \in \interpret\phi)
\end{gathered}§svg§600§TRUE§</svg:desc>
          <draw:g>
            <draw:path draw:style-name="gr56" draw:text-style-name="P38" draw:layer="layout" svg:width="0.702cm" svg:height="0.671cm" svg:x="11.354cm" svg:y="8.435cm" svg:viewBox="0 0 703 672" svg:d="M260 361c55 0 110 0 166 0 140 0 277-104 277-213 0-75-65-148-193-148-107 0-213 0-320 0-19 0-28 0-28 20 0 11 9 11 28 11 12 0 31 0 42 3 14 0 23 2 23 14 0 5-3 8-6 19-44 176-88 351-131 526-9 39-12 48-90 48-17 0-28 0-28 19 0 12 11 12 17 12 25 0 95-3 123-3 22 0 42 0 64 0 20 0 42 3 62 3 8 0 22 0 22-20 0-11-11-11-28-11-36 0-64 0-64-17 0-6 3-11 3-17 20-82 41-164 61-246zM330 67c9-33 12-36 54-36 31 0 63 0 95 0 81 0 131 25 131 95 0 36-19 120-56 157-50 44-109 53-151 53-47 0-93 0-140 0 23-90 45-179 67-269z">
              <text:p/>
            </draw:path>
            <draw:path draw:style-name="gr56" draw:text-style-name="P38" draw:layer="layout" svg:width="0.654cm" svg:height="0.228cm" svg:x="12.412cm" svg:y="8.746cm" svg:viewBox="0 0 655 229" svg:d="M655 34c0-23-6-34-14-34-5 0-14 8-14 25-3 95-70 151-137 151-62 0-109-44-157-86-50-45-103-90-168-90-109 0-165 109-165 199 0 30 7 20 11 30 11 0 14-19 14-22 6-109 79-151 140-151 62 0 109 42 157 84 50 45 101 89 168 89 106 0 165-106 165-195z">
              <text:p/>
            </draw:path>
            <draw:path draw:style-name="gr56" draw:text-style-name="P38" draw:layer="layout" svg:width="0.262cm" svg:height="0.31cm" svg:x="12.496cm" svg:y="9.446cm" svg:viewBox="0 0 263 311" svg:d="M232 48c-2 0-19 11-19 28 0 8 3 19 19 19 9 0 31-3 31-36 0-45-47-59-87-59-98 0-120 73-120 101 0 56 53 67 78 70 34 5 73 14 73 47 0 20-17 73-101 73-19 0-61-6-75-34 25-5 28-28 28-33 0-14-9-23-23-23-19 0-36 14-36 42 0 42 42 68 106 68 118 0 143-84 143-115 0-22-8-39-25-56-20-14-36-20-73-25-22-6-53-11-53-39 0-12 14-56 78-56 17 0 45 2 56 28z">
              <text:p/>
            </draw:path>
            <draw:path draw:style-name="gr56" draw:text-style-name="P38" draw:layer="layout" svg:width="0.15cm" svg:height="0.483cm" svg:x="12.846cm" svg:y="9.272cm" svg:viewBox="0 0 151 484" svg:d="M148 20c0-3 3-8 3-11 0-11-11-9-19-9-25 2-49 4-73 6-11 0-20 3-20 17 0 8 9 8 20 8 31 0 31 6 31 11 0 6 0 11-3 14-28 113-56 226-84 339-3 14-3 19-3 25 0 45 36 64 67 64 17 0 39-5 56-39 17-25 25-64 25-67 0-8-8-8-14-8-14 0-14 3-16 14-9 36-23 81-48 81-20 0-22-23-22-34s2-25 5-28c32-128 64-255 95-383z">
              <text:p/>
            </draw:path>
            <draw:path draw:style-name="gr56" draw:text-style-name="P38" draw:layer="layout" svg:width="0.679cm" svg:height="0.883cm" svg:x="13.442cm" svg:y="8.413cm" svg:viewBox="0 0 680 884" svg:d="M384 688c151-58 296-232 296-422 0-160-103-266-249-266-213 0-431 224-431 453 0 163 112 263 252 263 25 0 59-5 98-16-6 61-6 64-6 75 0 34 0 109 82 109 117 0 165-179 165-190 0-8-6-11-11-11-9 0-9 5-12 11-22 70-81 95-114 95-45 0-59-28-70-101zM199 680c-79-31-112-106-112-196 0-67 25-207 101-313 72-101 165-146 235-146 101 0 171 76 171 207 0 101-51 330-216 423-6-34-14-106-87-106-50 0-101 47-101 100 0 20 6 21 9 31zM258 691c-14 0-45 0-45-42 0-39 38-78 78-78 41 0 62 22 62 81 0 17-3 17-11 22-26 9-56 17-84 17z">
              <text:p/>
            </draw:path>
            <draw:path draw:style-name="gr56" draw:text-style-name="P38" draw:layer="layout" svg:width="0.209cm" svg:height="0.657cm" svg:x="12.353cm" svg:y="10.408cm" svg:viewBox="0 0 210 658" svg:d="M140 224c-46 4-91 7-137 11 0 9 0 19 0 28 64 0 73 8 73 56 0 88 0 175 0 263 0 45-12 45-76 45 0 10 0 20 0 31 31 0 84-3 109-3 34 0 67 3 101 3 0-11 0-21 0-31-64 0-70-6-70-42 0-120 0-241 0-361zM146 53c0-33-26-53-54-53-30 0-50 25-50 53 0 25 20 51 50 51 28 0 54-20 54-51z">
              <text:p/>
            </draw:path>
            <draw:path draw:style-name="gr56" draw:text-style-name="P38" draw:layer="layout" svg:width="0.593cm" svg:height="0.693cm" svg:x="12.619cm" svg:y="10.372cm" svg:viewBox="0 0 594 694" svg:d="M414 299c39 0 77 0 115 0 0-9 0-18 0-28-39 0-78 0-117 0 0-38 0-76 0-114 0-87 47-135 92-135 3 0 17 0 34 6-14 6-31 17-31 42 0 22 17 42 42 42 28 0 45-20 45-42 0-36-37-70-90-70-59 0-104 39-106 42-31-36-84-42-112-42-93 0-208 53-208 160 0 37 0 74 0 111-26 0-52 0-78 0 0 10 0 19 0 28 26 0 52 0 78 0 0 107 0 213 0 319 0 45-11 45-75 45 0 11 0 21 0 31 31 0 85-3 109-3s73 3 109 3c0-10 0-20 0-31-67 0-78 0-78-45 0-106 0-212 0-319 69 0 138 0 207 0 0 107 0 213 0 319 0 45-11 45-76 45 0 11 0 21 0 31 37 0 84-3 112-3 40 0 84 0 124 3 0-10 0-20 0-31-7 0-14 0-20 0-73 0-76-11-76-45 0-106 0-212 0-319zM140 271c0-37 0-74 0-111 0-96 81-138 146-138 47 0 50 13 75 20-17 3-36 14-36 42 0 6 3 31 28 39-3 14-3 23-3 34 0 38 0 76 0 114-70 0-140 0-210 0z">
              <text:p/>
            </draw:path>
            <draw:path draw:style-name="gr56" draw:text-style-name="P38" draw:layer="layout" svg:width="0.548cm" svg:height="0.704cm" svg:x="4.433cm" svg:y="11.858cm" svg:viewBox="0 0 549 705" svg:d="M543 36c6-8 6-11 6-16 0-9-9-20-20-20-14 0-19 11-25 22-27 73-54 146-81 219-99 0-198 0-297 0-28-73-56-146-84-219-3-14-8-22-22-22-9 0-20 11-20 20 0 2 0 5 6 16 82 216 164 431 246 647 6 14 8 22 22 22s17-11 23-22c82-216 164-431 246-647zM140 280c90 0 179 0 269 0-45 116-90 233-135 350-44-117-89-234-134-350z">
              <text:p/>
            </draw:path>
            <draw:path draw:style-name="gr56" draw:text-style-name="P38" draw:layer="layout" svg:width="0.702cm" svg:height="0.693cm" svg:x="5.035cm" svg:y="11.869cm" svg:viewBox="0 0 703 694" svg:d="M563 112c47-76 89-78 126-81 11 0 14-17 14-20 0-8-6-11-14-11-26 0-53 3-81 3-31 0-65-3-98-3-6 0-17 0-17 20 0 11 8 11 14 11 28 3 47 11 47 31 0 16-16 36-16 39-101 159-202 319-303 478-21-173-43-347-64-520 0-17 22-28 67-28 14 0 25 0 25-20 0-8-8-11-14-11-39 0-81 3-123 3-17 0-35 0-53 0s-37-3-53-3c-9 0-20 0-20 20 0 11 8 11 25 11 56 0 56 8 59 33 26 203 52 405 78 608 3 19 6 22 20 22s20-6 28-20c118-187 235-375 353-562z">
              <text:p/>
            </draw:path>
            <draw:path draw:style-name="gr56" draw:text-style-name="P38" draw:layer="layout" svg:width="0.114cm" svg:height="0.293cm" svg:x="5.693cm" svg:y="12.437cm" svg:viewBox="0 0 115 294" svg:d="M115 104c0-68-25-104-62-104-33 0-53 22-53 50s20 54 53 54c11 0 25-3 34-14 3 0 3-3 5-3 1 5 3 3 3 17 0 72-36 131-67 162-11 11-11 14-11 17 0 5 5 11 8 11 11 0 90-76 90-190z">
              <text:p/>
            </draw:path>
            <draw:path draw:style-name="gr56" draw:text-style-name="P38" draw:layer="layout" svg:width="0.559cm" svg:height="0.648cm" svg:x="6.096cm" svg:y="12.107cm" svg:viewBox="0 0 560 649" svg:d="M118 602c-6 11-6 14-6 19 0 20 20 28 28 28 6 0 28-5 36-28 3-5 9-39 37-179 8 0 14 3 31 3 162 0 316-154 316-311 0-75-39-134-112-134-143 0-202 190-263 381-107-20-160-73-160-146 0-28 23-134 81-201 9-12 9-12 9-14 0-3-3-9-11-9-28 0-104 140-104 235 0 93 64 165 168 191-17 55-34 110-50 165zM252 386c-6 0-8 0-17 0-11 0-14 0-14-3 0-2 17-92 20-106 31-126 109-221 196-221 67 0 95 53 95 101 0 112-129 229-280 229z">
              <text:p/>
            </draw:path>
            <draw:path draw:style-name="gr56" draw:text-style-name="P38" draw:layer="layout" svg:width="0.226cm" svg:height="0.984cm" svg:x="6.787cm" svg:y="11.802cm" svg:viewBox="0 0 227 985" svg:d="M227 974c0-3 0-3-17-20-123-126-154-310-154-461 0-171 36-342 160-465 11-11 11-14 11-17 0-5-3-11-9-11-11 0-98 67-156 193-51 109-62 218-62 300 0 78 11 195 64 307 59 121 143 185 154 185 6 0 9-3 9-11z">
              <text:p/>
            </draw:path>
            <draw:path draw:style-name="gr56" draw:text-style-name="P38" draw:layer="layout" svg:width="0.22cm" svg:height="0.984cm" svg:x="7.179cm" svg:y="11.802cm" svg:viewBox="0 0 221 985" svg:d="M216 39c5-11 5-14 5-19 0-9-11-20-19-20-12 0-17 6-23 25-58 150-116 301-173 451-3 5-6 11-6 17 0 2 0 5 6 16 57 151 115 301 173 451 3 11 9 25 23 25 8 0 19-8 19-20 0-2 0-5-5-16-58-152-116-304-174-456 58-152 116-303 174-454z">
              <text:p/>
            </draw:path>
            <draw:path draw:style-name="gr56" draw:text-style-name="P38" draw:layer="layout" svg:width="0.702cm" svg:height="0.671cm" svg:x="7.493cm" svg:y="11.869cm" svg:viewBox="0 0 703 672" svg:d="M260 361c55 0 110 0 166 0 140 0 277-104 277-213 0-75-65-148-193-148-107 0-213 0-320 0-19 0-28 0-28 20 0 11 9 11 28 11 12 0 31 0 42 3 17 0 23 2 23 14 0 5-3 8-6 19-44 176-88 353-131 529-9 36-12 45-90 45-17 0-28 0-28 19 0 12 14 12 17 12 25 0 95-3 123-3 22 0 42 0 64 0 20 0 42 3 65 3 5 0 19 0 19-20 0-11-11-11-28-11-36 0-64 0-64-17 0-6 3-11 3-17 20-82 41-164 61-246zM330 67c9-33 12-36 54-36 31 0 63 0 95 0 81 0 134 25 134 95 0 36-19 123-59 157-50 44-109 53-151 53-47 0-93 0-140 0 23-90 45-179 67-269z">
              <text:p/>
            </draw:path>
            <draw:path draw:style-name="gr56" draw:text-style-name="P38" draw:layer="layout" svg:width="0.114cm" svg:height="0.293cm" svg:x="8.198cm" svg:y="12.437cm" svg:viewBox="0 0 115 294" svg:d="M115 104c0-68-25-104-65-104-30 0-50 22-50 50s20 54 50 54c14 0 26-3 37-14 3 0 3-3 5-3 0 5 0 3 0 17 0 72-33 131-67 162-11 11-11 14-11 17 0 5 6 11 11 11 11 0 90-76 90-190z">
              <text:p/>
            </draw:path>
            <draw:path draw:style-name="gr56" draw:text-style-name="P38" draw:layer="layout" svg:width="0.702cm" svg:height="0.693cm" svg:x="8.604cm" svg:y="11.869cm" svg:viewBox="0 0 703 694" svg:d="M563 112c50-76 89-78 126-81 14 0 14-17 14-20 0-8-6-11-14-11-26 0-53 3-79 3-33 0-67-3-98-3-5 0-19 0-19 20 0 11 8 11 17 11 25 3 44 11 44 31 0 16-14 36-14 39-100 159-201 319-302 478-22-173-45-347-67-520 0-17 22-28 67-28 14 0 25 0 25-20 0-8-8-11-14-11-39 0-81 3-123 3-17 0-36 0-53 0s-37-3-53-3c-6 0-20 0-20 20 0 11 11 11 25 11 56 0 56 8 59 33 26 203 52 405 78 608 3 19 9 22 20 22 17 0 20-6 28-20 118-187 235-375 353-562z">
              <text:p/>
            </draw:path>
            <draw:path draw:style-name="gr56" draw:text-style-name="P38" draw:layer="layout" svg:width="0.22cm" svg:height="0.984cm" svg:x="9.397cm" svg:y="11.802cm" svg:viewBox="0 0 221 985" svg:d="M216 509c5-11 5-14 5-16 0-3 0-6-5-17-58-150-116-301-174-451-6-17-11-25-22-25-12 0-20 11-20 20 0 5 0 5 6 16 57 152 115 304 173 457-58 151-116 302-173 453-6 11-6 14-6 19 0 12 8 20 20 20 14 0 16-11 22-20 58-152 116-304 174-456z">
              <text:p/>
            </draw:path>
            <draw:path draw:style-name="gr56" draw:text-style-name="P38" draw:layer="layout" svg:width="0.492cm" svg:height="0.57cm" svg:x="10.08cm" svg:y="12.009cm" svg:viewBox="0 0 493 571" svg:d="M459 305c17 0 34 0 34-20 0-19-17-19-34-19-139 0-278 0-417 0 11-132 123-227 263-227 51 0 103 0 154 0 17 0 34 0 34-19 0-20-17-20-34-20-52 0-104 0-157 0-168 0-302 129-302 285 0 157 134 286 302 286 53 0 105 0 157 0 17 0 34 0 34-20 0-19-17-19-34-19-51 0-103 0-154 0-140 0-252-95-263-227 139 0 278 0 417 0z">
              <text:p/>
            </draw:path>
            <draw:path draw:style-name="gr56" draw:text-style-name="P38" draw:layer="layout" svg:width="0.257cm" svg:height="0.984cm" svg:x="11.043cm" svg:y="11.802cm" svg:viewBox="0 0 258 985" svg:d="M0 974c0 5 3 11 11 11 79 0 157 0 235 0 9 0 12-6 12-11 0-6 0-11 0-17 0-8-3-11-12-11-29 0-57 0-86 0 0-301 0-603 0-904 29 0 57 0 86 0 9 0 12-6 12-11 0-7 0-13 0-20 0-5-3-11-12-11-78 0-156 0-235 0-8 0-11 6-11 11 0 321 0 642 0 963zM120 42c0 301 0 603 0 904-27 0-54 0-81 0 0-301 0-603 0-904 27 0 54 0 81 0z">
              <text:p/>
            </draw:path>
            <draw:path draw:style-name="gr56" draw:text-style-name="P38" draw:layer="layout" svg:width="0.559cm" svg:height="0.648cm" svg:x="11.373cm" svg:y="12.107cm" svg:viewBox="0 0 560 649" svg:d="M118 602c-3 11-6 14-6 19 0 20 20 28 31 28 3 0 25-5 36-28 3-5 6-39 34-179 8 0 17 3 33 3 163 0 314-154 314-311 0-75-39-134-112-134-143 0-202 190-260 381-107-20-163-73-163-146 0-28 23-134 81-201 9-12 9-12 9-14 0-3-3-9-11-9-28 0-104 140-104 235 0 93 64 165 171 191-18 55-36 110-53 165zM255 386c-9 0-11 0-20 0-11 0-11 0-11-3 0-2 17-92 20-106 30-126 106-221 193-221 70 0 95 53 95 101 0 112-126 229-277 229z">
              <text:p/>
            </draw:path>
            <draw:path draw:style-name="gr56" draw:text-style-name="P38" draw:layer="layout" svg:width="0.257cm" svg:height="0.984cm" svg:x="11.992cm" svg:y="11.802cm" svg:viewBox="0 0 258 985" svg:d="M134 946c0-301 0-603 0-904 27 0 55 0 82 0 0 301 0 603 0 904-27 0-55 0-82 0zM258 974c0-321 0-642 0-963 0-5-6-11-12-11-78 0-156 0-235 0-5 0-11 6-11 11 0 7 0 13 0 20 0 5 6 11 11 11 28 0 56 0 84 0 0 301 0 603 0 904-28 0-56 0-84 0-5 0-11 3-11 11 0 6 0 11 0 17 0 5 6 11 11 11 79 0 157 0 235 0 6 0 12-6 12-11z">
              <text:p/>
            </draw:path>
            <draw:path draw:style-name="gr56" draw:text-style-name="P38" draw:layer="layout" svg:width="0.872cm" svg:height="0.539cm" svg:x="12.966cm" svg:y="12.026cm" svg:viewBox="0 0 873 540" svg:d="M840 383c14 0 33 0 33-19 0-20-19-20-36-20-208 0-416 0-624 0-42-33-93-61-123-75 33-17 84-42 123-76 208 0 416 0 624 0 17 0 36 0 36-19 0-20-19-20-33-20-194 0-388 0-582 0 47-45 98-132 98-146 0-8-14-8-20-8-8 0-14 0-17 6-22 39-50 89-112 148-70 59-134 87-185 101-16 5-19 5-22 8 0 2 0 3 0 6 0 2 0 3 0 5 1 1 2 2 3 3 3 0 3 3 22 8 132 40 230 129 286 233 11 19 11 22 25 22 6 0 20 0 20-11 0-14-51-98-98-146 194 0 388 0 582 0z">
              <text:p/>
            </draw:path>
            <draw:path draw:style-name="gr56" draw:text-style-name="P38" draw:layer="layout" svg:width="0.872cm" svg:height="0.539cm" svg:x="13.784cm" svg:y="12.026cm" svg:viewBox="0 0 873 540" svg:d="M661 193c42 36 92 62 123 76-34 16-84 42-123 75-208 0-417 0-625 0-16 0-36 0-36 20 0 19 20 19 36 19 194 0 387 0 580 0-48 45-98 132-98 146 0 11 14 11 20 11 8 0 14 0 16-8 23-37 51-90 112-146 70-61 135-87 188-103 17-6 17-6 19-9 0-2 0-3 0-5 0-3 0-3 0-6 0-1-1-2-2-3-3 0-3 0-23-8-131-39-229-129-285-232-11-20-11-20-25-20-6 0-20 0-20 8 0 14 50 101 98 146-193 0-386 0-580 0-16 0-36 0-36 20 0 19 20 19 36 19 208 0 417 0 625 0z">
              <text:p/>
            </draw:path>
            <draw:path draw:style-name="gr56" draw:text-style-name="P38" draw:layer="layout" svg:width="0.22cm" svg:height="0.984cm" svg:x="15.368cm" svg:y="11.802cm" svg:viewBox="0 0 221 985" svg:d="M216 39c5-11 5-14 5-19 0-9-11-20-22-20-9 0-14 6-23 25-57 150-113 301-170 451-3 5-6 11-6 17 0 2 0 5 6 16 57 151 113 301 170 451 6 11 12 25 23 25s22-8 22-20c0-2 0-5-5-16-58-152-116-304-174-456 58-152 116-303 174-454z">
              <text:p/>
            </draw:path>
            <draw:path draw:style-name="gr56" draw:text-style-name="P38" draw:layer="layout" svg:width="0.679cm" svg:height="0.883cm" svg:x="15.69cm" svg:y="11.847cm" svg:viewBox="0 0 680 884" svg:d="M384 688c154-58 296-232 296-422 0-160-103-266-249-266-213 0-431 224-431 453 0 163 112 263 252 263 25 0 59-5 98-16-6 61-6 64-6 75 0 34 0 109 84 109 115 0 163-179 163-190 0-8-6-11-11-11-6 0-9 5-12 11-22 70-81 95-114 95-45 0-59-25-70-101zM199 680c-79-31-112-106-112-196 0-67 25-207 101-313 72-101 165-146 235-146 101 0 171 76 171 210 0 98-51 327-216 420-3-34-14-106-87-106-50 0-98 50-98 100 0 20 4 21 6 31zM258 691c-12 0-45 0-45-42 0-39 38-78 78-78 41 0 62 22 62 84 0 14-3 14-11 19-26 9-56 17-84 17z">
              <text:p/>
            </draw:path>
            <draw:path draw:style-name="gr56" draw:text-style-name="P38" draw:layer="layout" svg:width="0.114cm" svg:height="0.293cm" svg:x="16.505cm" svg:y="12.437cm" svg:viewBox="0 0 115 294" svg:d="M115 104c0-68-23-104-62-104-33 0-53 22-53 50s20 54 53 54c11 0 25-3 34-14 3 0 4-2 5-3 1 5 3 3 3 17 0 72-36 131-67 162-11 11-11 14-11 17 0 5 5 11 8 11 11 0 90-76 90-190z">
              <text:p/>
            </draw:path>
            <draw:path draw:style-name="gr56" draw:text-style-name="P38" draw:layer="layout" svg:width="0.699cm" svg:height="0.693cm" svg:x="16.913cm" svg:y="11.869cm" svg:viewBox="0 0 700 694" svg:d="M563 112c47-76 89-78 126-81 11 0 11-17 11-20 0-8-3-11-11-11-26 0-56 3-81 3-34 0-68-3-98-3-6 0-20 0-20 20 0 11 11 11 17 11 28 3 45 11 45 31 0 16-14 36-14 39-101 159-202 319-303 478-22-173-45-347-67-520 0-17 22-28 67-28 14 0 25 0 25-20 0-8-8-11-14-11-39 0-81 3-120 3-20 0-38 0-56 0s-36-3-53-3c-6 0-17 0-17 20 0 11 8 11 25 11 53 0 56 8 59 33 25 203 50 405 76 608 2 19 8 22 19 22 17 0 20-6 28-20 119-187 237-375 356-562z">
              <text:p/>
            </draw:path>
            <draw:path draw:style-name="gr56" draw:text-style-name="P38" draw:layer="layout" svg:width="0.217cm" svg:height="0.984cm" svg:x="17.706cm" svg:y="11.802cm" svg:viewBox="0 0 218 985" svg:d="M213 509c5-11 5-14 5-16 0-3 0-6-5-17-57-150-114-301-171-451-6-17-13-25-22-25-10 0-20 11-20 20 0 5 0 5 3 16 58 152 116 304 173 457-57 151-115 302-173 453-3 11-3 14-3 19 0 12 8 20 20 20 11 0 16-11 19-20 58-152 116-304 174-456z">
              <text:p/>
            </draw:path>
            <draw:path draw:style-name="gr56" draw:text-style-name="P38" draw:layer="layout" svg:width="0.489cm" svg:height="0.57cm" svg:x="18.389cm" svg:y="12.009cm" svg:viewBox="0 0 490 571" svg:d="M456 305c17 0 34 0 34-20 0-19-17-19-34-19-139 0-278 0-417 0 11-132 126-227 263-227 52 0 103 0 154 0 17 0 34 0 34-19 0-20-17-20-34-20-52 0-104 0-156 0-168 0-300 129-300 285 0 157 132 286 300 286 52 0 104 0 156 0 17 0 34 0 34-20 0-19-17-19-34-19-51 0-102 0-154 0-137 0-252-95-263-227 139 0 278 0 417 0z">
              <text:p/>
            </draw:path>
            <draw:path draw:style-name="gr56" draw:text-style-name="P38" draw:layer="layout" svg:width="0.259cm" svg:height="0.984cm" svg:x="19.349cm" svg:y="11.802cm" svg:viewBox="0 0 260 985" svg:d="M0 974c0 5 6 11 11 11 80 0 159 0 238 0 6 0 11-6 11-11 0-6 0-11 0-17 0-8-5-11-11-11-29 0-58 0-87 0 0-301 0-603 0-904 29 0 58 0 87 0 6 0 11-6 11-11 0-7 0-13 0-20 0-5-5-11-11-11-79 0-158 0-238 0-5 0-11 6-11 11 0 321 0 642 0 963zM123 42c0 301 0 603 0 904-28 0-56 0-84 0 0-301 0-603 0-904 28 0 56 0 84 0z">
              <text:p/>
            </draw:path>
            <draw:path draw:style-name="gr56" draw:text-style-name="P38" draw:layer="layout" svg:width="0.559cm" svg:height="0.648cm" svg:x="19.679cm" svg:y="12.107cm" svg:viewBox="0 0 560 649" svg:d="M120 602c-5 11-5 14-5 19 0 20 17 28 28 28 5 0 25-5 36-28 3-5 9-39 34-179 8 0 17 3 33 3 163 0 314-154 314-311 0-75-36-134-112-134-143 0-202 190-260 381-107-20-160-73-160-146 0-28 22-134 81-201 9-12 9-12 9-14 0-3-3-9-14-9-28 0-104 140-104 235 0 93 67 165 171 191-17 55-34 110-51 165zM255 386c-9 0-9 0-17 0-11 0-14 0-14-3 0-2 17-92 20-106 30-126 106-221 196-221 67 0 92 53 92 101 0 112-126 229-277 229z">
              <text:p/>
            </draw:path>
            <draw:path draw:style-name="gr56" draw:text-style-name="P38" draw:layer="layout" svg:width="0.257cm" svg:height="0.984cm" svg:x="20.298cm" svg:y="11.802cm" svg:viewBox="0 0 258 985" svg:d="M134 946c0-301 0-603 0-904 28 0 56 0 84 0 0 301 0 603 0 904-28 0-56 0-84 0zM258 974c0-321 0-642 0-963 0-5-6-11-12-11-78 0-156 0-235 0-5 0-11 6-11 11 0 7 0 13 0 20 0 5 6 11 11 11 28 0 56 0 84 0 0 301 0 603 0 904-28 0-56 0-84 0-5 0-11 3-11 11 0 6 0 11 0 17 0 5 6 11 11 11 79 0 157 0 235 0 6 0 12-6 12-11z">
              <text:p/>
            </draw:path>
            <draw:path draw:style-name="gr56" draw:text-style-name="P38" draw:layer="layout" svg:width="0.229cm" svg:height="0.984cm" svg:x="20.726cm" svg:y="11.802cm" svg:viewBox="0 0 230 985" svg:d="M230 493c0-76-12-196-65-306-61-123-145-187-154-187-5 0-11 6-11 11 0 3 0 6 20 23 95 98 151 254 151 459 0 167-37 341-157 464-14 14-14 14-14 17 0 5 6 11 11 11 9 0 98-67 157-193 50-106 62-216 62-299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1" draw:layer="layout" svg:width="15.169cm" svg:height="8.533cm" svg:x="1.914cm" svg:y="2.566cm" draw:page-number="30" presentation:class="page"/>
          <draw:frame presentation:style-name="pr10" draw:text-style-name="P3" draw:layer="layout" svg:width="17.992cm" svg:height="11.897cm" svg:x="0.529cm" svg:y="11.902cm" presentation:class="notes" presentation:placeholder="true">
            <draw:text-box/>
          </draw:frame>
        </presentation:notes>
      </draw:page>
      <draw:page draw:name="page31"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Proof Details</text:p>
          </draw:text-box>
        </draw:frame>
        <draw:frame presentation:style-name="pr12" draw:text-style-name="P5" draw:layer="layout" svg:width="24.408cm" svg:height="9.525cm" svg:x="0.498cm" svg:y="3.343cm" presentation:class="outline">
          <draw:text-box>
            <text:list text:style-name="L3">
              <text:list-item>
                <text:p>Proof omitted for brevity.</text:p>
              </text:list-item>
              <text:list-item>
                <text:p>Some important details:</text:p>
                <text:list>
                  <text:list-item>
                    <text:p>Provable only when transition labels yield only <text:span text:style-name="T11">finitely many </text:span><text:span text:style-name="T11">successors</text:span><text:line-break/><text:span text:style-name="T64">(image-finiteness)</text:span> </text:p>
                  </text:list-item>
                  <text:list-item>
                    <text:p>The <text:span text:style-name="T11">set operator ↓</text:span> is the <text:span text:style-name="T11">crucial</text:span> part of the logic extension:</text:p>
                    <text:p>Allows to <text:span text:style-name="T11">reason about any possible valuation</text:span> by setting any set of values</text:p>
                  </text:list-item>
                </text:list>
              </text:list-item>
            </text:list>
          </draw:text-box>
        </draw:frame>
        <presentation:notes draw:style-name="dp2">
          <draw:page-thumbnail draw:style-name="gr1" draw:layer="layout" svg:width="15.169cm" svg:height="8.533cm" svg:x="1.914cm" svg:y="2.566cm" draw:page-number="31" presentation:class="page"/>
          <draw:frame presentation:style-name="pr10" draw:text-style-name="P3" draw:layer="layout" svg:width="17.992cm" svg:height="11.897cm" svg:x="0.529cm" svg:y="11.902cm" presentation:class="notes" presentation:placeholder="true">
            <draw:text-box/>
          </draw:frame>
        </presentation:notes>
      </draw:page>
      <draw:page draw:name="page32"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State-based Bisimulation</text:p>
          </draw:text-box>
        </draw:frame>
        <draw:frame presentation:style-name="pr12" draw:text-style-name="P5" draw:layer="layout" svg:width="24.408cm" svg:height="3.007cm" svg:x="0.498cm" svg:y="3.343cm" presentation:class="outline" presentation:user-transformed="true">
          <draw:text-box>
            <text:list text:style-name="L3">
              <text:list-item>
                <text:p>another notion of bisimulation that takes a <text:span text:style-name="T11">fixed initial </text:span><text:span text:style-name="T11">valuation</text:span> into account:</text:p>
              </text:list-item>
            </text:list>
          </draw:text-box>
        </draw:frame>
        <draw:g>
          <svg:title>TexMaths</svg:title>
          <svg:desc>28§latex§$\langle P, V_1 \rangle \Rsb \langle Q, V_2\rangle$ \textsf{\emph{iff}}
\begin{itemize}
  \item $V_1 = V_2$
  \item \textsf{if} $\langle P, V_1 \rangle \to[\lambda] \langle P', V' \rangle$
    \textsf{, then} $\langle Q, V_2 \rangle \to[\lambda] \langle Q', V' \rangle$
  \item $\langle P', V' \rangle \Rsb \langle Q', V' \rangle$
\end{itemize}§svg§600§TRUE§</svg:desc>
          <draw:g>
            <draw:path draw:style-name="gr56" draw:text-style-name="P38" draw:layer="layout" svg:width="0.194cm" svg:height="0.877cm" svg:x="3.795cm" svg:y="6.569cm" svg:viewBox="0 0 195 878" svg:d="M190 35c5-10 5-13 5-18 0-10-8-17-18-17-7 0-12 5-20 20-51 135-101 269-152 404-3 5-5 10-5 15 0 2 0 5 5 15 51 134 101 267 152 401 5 10 8 23 20 23 10 0 18-10 18-18 0-5 0-5-5-15-52-135-104-271-155-406 51-135 103-269 155-404z">
              <text:p/>
            </draw:path>
            <draw:path draw:style-name="gr56" draw:text-style-name="P38" draw:layer="layout" svg:width="0.625cm" svg:height="0.597cm" svg:x="4.075cm" svg:y="6.629cm" svg:viewBox="0 0 626 598" svg:d="M229 322c50 0 100 0 150 0 125 0 247-93 247-190 0-67-57-132-172-132-95 0-190 0-284 0-18 0-28 0-28 15 0 12 8 12 25 12 13 0 28 0 40 0 12 3 17 5 17 15 0 3 0 5-2 18-39 156-78 312-117 469-10 34-10 42-80 42-15 0-25 0-25 15 0 12 10 12 12 12 25 0 88-2 113-2 17 0 37 0 55 0 20 0 39 2 57 2 7 0 17 0 17-17 0-10-7-10-25-10-32 0-54 0-54-18 0-4 0-7 2-12 18-73 35-146 52-219zM294 60c8-30 10-33 48-33 27 0 55 0 82 0 75 0 120 23 120 83 0 35-18 109-53 142-42 40-94 47-134 47-41 0-82 0-123 0 20-80 40-159 60-239z">
              <text:p/>
            </draw:path>
            <draw:path draw:style-name="gr56" draw:text-style-name="P38" draw:layer="layout" svg:width="0.104cm" svg:height="0.263cm" svg:x="4.701cm" svg:y="7.132cm" svg:viewBox="0 0 105 264" svg:d="M105 92c0-57-23-92-58-92-27 0-47 22-47 47s20 48 47 48c10 0 23-5 30-13 3-2 4-1 5-2 3 0 3 0 3 12 0 65-30 117-60 147-10 10-10 13-10 15 0 5 5 10 10 10 7 0 80-70 80-172z">
              <text:p/>
            </draw:path>
            <draw:path draw:style-name="gr56" draw:text-style-name="P38" draw:layer="layout" svg:width="0.625cm" svg:height="0.615cm" svg:x="5.065cm" svg:y="6.629cm" svg:viewBox="0 0 626 616" svg:d="M501 100c43-70 80-73 112-73 10-2 9-11 13-17 0-8-5-10-13-10-22 0-47 2-72 2-27 0-57-2-85-2-7 0-17 0-17 15 0 10 7 12 12 12 25 0 43 10 43 28 0 15-15 32-15 35-90 142-180 284-270 426-19-154-38-309-57-464 0-15 20-25 60-25 12 0 22 0 22-17 0-10-7-10-12-10-35 0-72 2-110 2-15 0-31-2-47-2s-33 0-48 0c-7 0-17 0-17 15 0 12 7 12 22 12 50 0 50 8 53 30 23 180 46 359 70 539 2 17 5 20 17 20 13 0 18-3 25-15 105-167 210-334 314-501z">
              <text:p/>
            </draw:path>
            <draw:path draw:style-name="gr56" draw:text-style-name="P38" draw:layer="layout" svg:width="0.223cm" svg:height="0.405cm" svg:x="5.593cm" svg:y="6.95cm" svg:viewBox="0 0 224 406" svg:d="M140 17c0-17-3-17-20-17-38 40-95 40-120 40 0 7 0 15 0 22 15 0 55 0 90-17 0 104 0 208 0 312 0 19 0 29-63 29-7 0-15 0-22 0 0 7 0 14 0 20 10 0 87-2 110-2 17 0 94 2 109 2 0-6 0-13 0-20-8 0-16 0-24 0-60 0-60-10-60-29 0-113 0-227 0-340z">
              <text:p/>
            </draw:path>
            <draw:path draw:style-name="gr56" draw:text-style-name="P38" draw:layer="layout" svg:width="0.196cm" svg:height="0.877cm" svg:x="5.968cm" svg:y="6.569cm" svg:viewBox="0 0 197 878" svg:d="M192 454c5-10 5-13 5-15 0-3 0-5-5-15-51-135-101-269-152-404-8-15-14-20-23-20-8 0-17 7-17 17 0 3 0 5 5 15 52 136 103 271 155 407-52 134-103 269-155 404-5 10-5 12-5 17 0 8 10 18 17 18 13 0 15-10 20-18 52-135 103-271 155-406z">
              <text:p/>
            </draw:path>
            <draw:path draw:style-name="gr56" draw:text-style-name="P38" draw:layer="layout" svg:width="0.712cm" svg:height="0.615cm" svg:x="6.524cm" svg:y="6.629cm" svg:viewBox="0 0 713 616" svg:d="M337 47c167 0 212 43 212 100 0 52-43 157-187 162-43 3-73 33-73 43 0 5 2 3 3 5 37 7 55 24 102 127 40 92 62 132 115 132 104 0 204-107 204-125 0-7-5-7-7-7-13 0-45 12-65 37-13 20-32 47-75 47-45 0-72-62-102-129-18-45-35-77-55-100 127-47 214-140 214-229 0-110-147-110-281-110-88 0-135 0-210 30-117 52-132 125-132 132 0 5 2 8 7 8 15 0 35-13 43-18 17-12 20-17 25-32 12-38 37-68 147-73-3 55-13 135-42 262-23 100-55 195-93 289-5 10-3 9-5 13 0 5 5 3 8 5 17 0 55-20 65-38 2-2 112-249 139-531 14 0 29 0 43 0z">
              <text:p/>
            </draw:path>
            <draw:path draw:style-name="gr56" draw:text-style-name="P38" draw:layer="layout" svg:width="0.236cm" svg:height="0.276cm" svg:x="7.302cm" svg:y="7.088cm" svg:viewBox="0 0 237 277" svg:d="M209 42c-5 0-19 10-19 25 0 8 5 20 19 20 8 0 28-5 28-35 0-37-42-52-77-52-88 0-110 67-110 90 0 50 50 60 72 62 30 8 63 13 63 45 0 15-15 62-88 62-20 0-55-2-67-30 20-5 25-22 25-30 0-12-10-19-23-19-17 0-32 12-32 37 0 37 40 60 95 60 105 0 129-75 129-102 0-18-7-35-22-48-17-15-35-20-67-25-18-2-45-7-45-32 0-13 10-53 70-53 12 0 40 3 49 25z">
              <text:p/>
            </draw:path>
            <draw:path draw:style-name="gr56" draw:text-style-name="P38" draw:layer="layout" svg:width="0.236cm" svg:height="0.431cm" svg:x="7.628cm" svg:y="6.933cm" svg:viewBox="0 0 237 432" svg:d="M120 18c0-3 0-8 0-10 0-10-10-8-15-8-23 2-45 4-68 5-7 0-15 3-15 15 0 8 8 8 15 8 30 0 30 5 30 10s0 5-2 15c-20 79-40 158-60 236-5 20-5 35-5 43 0 65 40 100 85 100 75 0 152-88 152-177 0-63-40-100-87-100-33 0-60 20-73 32 14-56 29-113 43-169zM85 414c-28 0-45-22-45-62 0-33 22-115 27-120 18-30 50-60 80-60s43 28 43 58c0 27-18 97-33 124-22 45-52 60-72 60z">
              <text:p/>
            </draw:path>
            <draw:path draw:style-name="gr56" draw:text-style-name="P38" draw:layer="layout" svg:width="0.194cm" svg:height="0.877cm" svg:x="8.299cm" svg:y="6.569cm" svg:viewBox="0 0 195 878" svg:d="M192 35c3-10 3-13 3-18 0-10-8-17-18-17-7 0-12 5-20 20-51 135-101 269-152 404-3 5-5 10-5 15 0 2 0 5 5 15 51 134 101 267 152 401 5 10 8 23 20 23 10 0 18-10 18-18 0-5 0-5-3-15-52-135-105-271-157-406 52-135 105-269 157-404z">
              <text:p/>
            </draw:path>
            <draw:path draw:style-name="gr56" draw:text-style-name="P38" draw:layer="layout" svg:width="0.605cm" svg:height="0.787cm" svg:x="8.586cm" svg:y="6.609cm" svg:viewBox="0 0 606 788" svg:d="M342 613c134-52 264-209 264-376 0-142-92-237-224-237-187 0-382 199-382 404 0 145 100 232 224 232 23 0 53-3 88-13-5 55-5 58-5 68 0 27 0 97 72 97 105 0 147-160 147-170 0-7-5-10-10-10-7 0-7 5-10 10-20 63-72 85-102 85-40 0-55-25-62-90zM177 606c-70-28-100-95-100-175 0-60 23-184 90-279 65-90 147-130 210-130 87 0 152 68 152 185 0 87-45 294-192 376-5-32-13-94-78-94-45 0-89 42-89 89 0 18 7 25 7 28zM229 616c-12 0-39 0-39-38 0-34 32-72 69-72 38 0 55 23 55 75 0 15-2 15-10 17-22 10-50 18-75 18z">
              <text:p/>
            </draw:path>
            <draw:path draw:style-name="gr56" draw:text-style-name="P38" draw:layer="layout" svg:width="0.101cm" svg:height="0.263cm" svg:x="9.312cm" svg:y="7.132cm" svg:viewBox="0 0 102 264" svg:d="M102 92c0-57-22-92-55-92-30 0-47 22-47 47s17 48 47 48c10 0 20-5 30-13 3-2 3-2 5-2 0 4 0 0 0 12 0 65-30 117-57 147-10 10-10 13-10 15 0 5 2 10 7 10 10 0 80-70 80-172z">
              <text:p/>
            </draw:path>
            <draw:path draw:style-name="gr56" draw:text-style-name="P38" draw:layer="layout" svg:width="0.622cm" svg:height="0.615cm" svg:x="9.676cm" svg:y="6.629cm" svg:viewBox="0 0 623 616" svg:d="M501 100c43-70 80-73 112-73 10-2 7-11 10-17 0-8-5-10-10-10-22 0-49 2-72 2-30 0-60-2-87-2-5 0-18 0-18 15 0 10 10 12 15 12 25 0 40 10 40 28 0 15-12 32-12 35-90 142-180 284-270 426-19-154-39-309-59-464 0-15 20-25 59-25 13 0 23 0 23-17 0-10-8-10-13-10-34 0-72 2-107 2-17 0-33-2-50-2-16 0-32 0-47 0-5 0-15 0-15 15 0 12 7 12 20 12 50 0 52 8 55 30 22 180 45 359 67 539 3 17 8 20 18 20 15 0 17-3 25-15 105-167 211-334 316-501z">
              <text:p/>
            </draw:path>
            <draw:path draw:style-name="gr56" draw:text-style-name="P38" draw:layer="layout" svg:width="0.271cm" svg:height="0.405cm" svg:x="10.175cm" svg:y="6.95cm" svg:viewBox="0 0 272 406" svg:d="M272 297c-7 0-13 0-20 0-3 12-8 50-18 55-5 5-49 5-59 5-38 0-75 0-113 0 65-58 85-75 123-105 44-35 87-75 87-132 0-75-65-120-142-120-78 0-130 55-130 110 0 32 27 35 35 35 12 0 32-10 32-33 0-12-5-32-37-32 20-45 60-58 90-58 62 0 92 48 92 98 0 52-37 94-57 117-49 49-98 98-148 147-7 5-7 7-7 22 85 0 170 0 254 0 6-36 12-73 18-109z">
              <text:p/>
            </draw:path>
            <draw:path draw:style-name="gr56" draw:text-style-name="P38" draw:layer="layout" svg:width="0.194cm" svg:height="0.877cm" svg:x="10.579cm" svg:y="6.569cm" svg:viewBox="0 0 195 878" svg:d="M192 454c3-10 3-13 3-15 0-3 0-5-3-15-52-135-103-269-155-404-5-15-10-20-20-20s-17 7-17 17c0 3 0 5 5 15 52 136 103 271 155 407-52 134-103 269-155 404-5 10-5 12-5 17 0 8 7 18 17 18 13 0 15-10 18-18 52-135 105-271 157-406z">
              <text:p/>
            </draw:path>
            <draw:path draw:style-name="gr56" draw:text-style-name="P38" draw:layer="layout" svg:width="0.196cm" svg:height="0.595cm" svg:x="11.235cm" svg:y="6.631cm" svg:viewBox="0 0 197 596" svg:d="M197 0c-26 0-52 0-77 0-6 26-12 52-18 77 27 0 53 0 80 0 5-25 10-51 15-77zM0 596c22 0 43 0 65 0 27-130 55-259 82-389-21 0-43 0-65 0-27 130-55 259-82 389z">
              <text:p/>
            </draw:path>
            <draw:path draw:style-name="gr56" draw:text-style-name="P38" draw:layer="layout" svg:width="0.585cm" svg:height="0.617cm" svg:x="11.462cm" svg:y="6.609cm" svg:viewBox="0 0 586 618" svg:d="M137 279c33 0 65 0 97 0 4-16 7-33 10-50-33 0-66 0-99 0 7-35 15-71 22-107 10-45 52-70 97-70 13 0 38 3 68 15 4-19 8-38 12-57-22-8-45-10-67-10-87 0-160 67-177 145-6 28-12 56-18 84-21 0-43 0-65 0-3 17-6 34-10 50 22 0 44 0 65 0-24 113-48 226-72 339 22 0 43 0 65 0 24-113 48-226 72-339zM379 279c32 0 65 0 97 0 4-16 7-33 10-50-32 0-65 0-97 0 8-35 15-71 22-107 8-45 50-70 95-70 13 0 40 3 68 15 4-19 8-38 12-57-20-8-45-10-67-10-88 0-160 70-175 145-34 158-68 315-102 473 22 0 45 0 67 0 24-113 47-226 70-339z">
              <text:p/>
            </draw:path>
            <draw:path draw:style-name="gr56" draw:text-style-name="P38" draw:layer="layout" svg:width="0.338cm" svg:height="0.341cm" svg:x="3.748cm" svg:y="8.589cm" svg:viewBox="0 0 339 342" svg:d="M157 0c-47 5-92 25-120 62-25 33-37 70-37 110 0 90 75 170 170 170 89 0 169-78 169-170 0-87-67-172-172-172-2 0-7 0-10 0z">
              <text:p/>
            </draw:path>
            <draw:path draw:style-name="gr56" draw:text-style-name="P38" draw:layer="layout" svg:width="0.625cm" svg:height="0.617cm" svg:x="4.623cm" svg:y="8.379cm" svg:viewBox="0 0 626 618" svg:d="M501 100c45-68 80-70 112-73 13 0 9-10 13-15 0-7-5-12-13-12-22 0-47 2-72 2-27 0-57-2-85-2-5 0-17 0-17 17 0 10 7 10 15 10 22 3 40 13 40 30 0 13-9 22-13 33-89 143-179 286-269 429-20-155-40-310-60-464 0-15 20-28 60-28 12 0 22 0 22-17 0-8-7-10-12-10-35 0-72 2-110 2-15 0-32 0-47 0s-33-2-48-2c-5 0-17 0-17 17 0 10 7 10 22 10 50 0 50 8 53 30 23 181 46 361 70 541 2 18 5 20 17 20 15 0 18-5 25-15 105-168 210-335 314-503z">
              <text:p/>
            </draw:path>
            <draw:path draw:style-name="gr56" draw:text-style-name="P38" draw:layer="layout" svg:width="0.223cm" svg:height="0.405cm" svg:x="5.152cm" svg:y="8.703cm" svg:viewBox="0 0 224 406" svg:d="M140 17c0-17 0-17-18-17-40 37-95 37-122 37 0 8 0 15 0 23 15 0 57 0 90-18 0 105 0 210 0 315 0 19 0 27-60 27-8 0-17 0-25 0 0 7 0 15 0 22 12 0 87-2 110-2 20 0 97 2 109 2 0-7 0-15 0-22-7 0-15 0-22 0-62 0-62-8-62-27 0-113 0-227 0-340z">
              <text:p/>
            </draw:path>
            <draw:path draw:style-name="gr56" draw:text-style-name="P38" draw:layer="layout" svg:width="0.58cm" svg:height="0.206cm" svg:x="5.773cm" svg:y="8.656cm" svg:viewBox="0 0 581 207" svg:d="M551 35c15 0 30 0 30-18 0-17-15-17-27-17-176 0-351 0-527 0-12 0-27 0-27 17 0 18 15 18 30 18 174 0 347 0 521 0zM554 207c12 0 27 0 27-18 0-17-15-17-30-17-174 0-347 0-521 0-15 0-30 0-30 17 0 18 15 18 27 18 176 0 351 0 527 0z">
              <text:p/>
            </draw:path>
            <draw:path draw:style-name="gr56" draw:text-style-name="P38" draw:layer="layout" svg:width="0.622cm" svg:height="0.617cm" svg:x="6.698cm" svg:y="8.379cm" svg:viewBox="0 0 623 618" svg:d="M501 100c43-68 78-70 110-73 12 0 8-10 12-15 0-7-5-12-12-12-22 0-47 2-70 2-30 0-60-2-87-2-5 0-18 0-18 17 0 10 8 10 15 10 23 3 40 13 40 30 0 13-8 22-12 33-90 143-180 286-270 429-19-155-39-310-59-464 0-15 20-28 59-28 13 0 23 0 23-17 0-8-8-10-13-10-34 0-72 2-109 2-15 0-33 0-48 0s-32-2-47-2c-5 0-15 0-15 17 0 10 7 10 20 10 50 0 50 8 52 30 24 181 47 361 70 541 3 18 8 20 18 20 15 0 17-5 25-15 105-168 211-335 316-503z">
              <text:p/>
            </draw:path>
            <draw:path draw:style-name="gr56" draw:text-style-name="P38" draw:layer="layout" svg:width="0.271cm" svg:height="0.405cm" svg:x="7.197cm" svg:y="8.703cm" svg:viewBox="0 0 272 406" svg:d="M272 294c-7 0-13 0-20 0-3 15-10 50-18 58-5 2-52 2-59 2-38 0-75 0-113 0 63-57 85-75 123-102 44-38 87-75 87-132 0-75-65-120-145-120-75 0-127 52-127 110 0 30 27 35 32 35 15 0 33-13 33-33 0-12-3-35-35-35 20-42 60-55 90-55 60 0 92 48 92 98 0 52-37 94-57 117-49 48-98 96-148 144-7 8-7 8-7 25 85 0 170 0 254 0 6-37 12-74 18-112z">
              <text:p/>
            </draw:path>
            <draw:path draw:style-name="gr56" draw:text-style-name="P38" draw:layer="layout" svg:width="0.338cm" svg:height="0.341cm" svg:x="3.748cm" svg:y="10.518cm" svg:viewBox="0 0 339 342" svg:d="M157 0c-47 5-92 25-120 62-25 33-37 70-37 108 0 92 75 172 170 172 89 0 169-78 169-172 0-85-67-170-172-170-2 0-7 0-10 0z">
              <text:p/>
            </draw:path>
            <draw:path draw:style-name="gr56" draw:text-style-name="P38" draw:layer="layout" svg:width="0.076cm" svg:height="0.595cm" svg:x="4.641cm" svg:y="10.311cm" svg:viewBox="0 0 77 596" svg:d="M77 0c-25 0-51 0-77 0 0 27 0 53 0 80 26 0 52 0 77 0 0-27 0-53 0-80zM70 207c-22 0-43 0-65 0 0 130 0 259 0 389 22 0 43 0 65 0 0-130 0-259 0-389z">
              <text:p/>
            </draw:path>
            <draw:path draw:style-name="gr56" draw:text-style-name="P38" draw:layer="layout" svg:width="0.281cm" svg:height="0.615cm" svg:x="4.808cm" svg:y="10.291cm" svg:viewBox="0 0 282 616" svg:d="M130 279c32 0 65 0 97 0 0-17 0-35 0-52-33 0-67 0-100 0 0-34 0-68 0-102 0-65 60-73 82-73 18 0 43 3 73 15 0-20 0-40 0-60-13-2-40-7-73-7-82 0-144 62-144 150 0 25 0 51 0 77-22 0-43 0-65 0 0 17 0 35 0 52 22 0 43 0 65 0 0 112 0 225 0 337 21 0 43 0 65 0 0-112 0-225 0-337z">
              <text:p/>
            </draw:path>
            <draw:path draw:style-name="gr56" draw:text-style-name="P38" draw:layer="layout" svg:width="0.196cm" svg:height="0.874cm" svg:x="5.501cm" svg:y="10.251cm" svg:viewBox="0 0 197 875" svg:d="M192 32c5-10 5-10 5-15 0-10-10-17-17-17-10 0-15 5-23 20-51 134-101 268-152 401-3 5-5 10-5 15s0 5 5 15c51 135 101 270 152 404 5 10 10 20 23 20 7 0 17-7 17-17 0-3 0-5-5-15-52-136-103-271-155-407 52-134 103-269 155-404z">
              <text:p/>
            </draw:path>
            <draw:path draw:style-name="gr56" draw:text-style-name="P38" draw:layer="layout" svg:width="0.625cm" svg:height="0.597cm" svg:x="5.781cm" svg:y="10.309cm" svg:viewBox="0 0 626 598" svg:d="M232 322c49 0 98 0 147 0 125 0 247-90 247-190 0-67-57-132-172-132-95 0-190 0-284 0-18 0-25 0-25 17 0 10 7 10 25 10 10 0 27 3 37 3 12 2 20 5 20 15 0 2-3 5-5 15-39 157-78 314-117 471-8 35-10 40-80 40-15 0-25 0-25 17 0 10 10 10 12 10 25 0 88-2 113-2 20 0 37 2 57 2 18 0 37 0 55 0 7 0 17 0 17-17 0-10-7-10-22-10-32 0-57 0-57-15 0-5 2-10 2-15 18-73 37-146 55-219zM294 62c8-32 10-35 48-35 28 0 56 0 84 0 73 0 118 25 118 85 0 35-18 110-50 142-45 38-97 45-135 45-41 0-83 0-125 0 20-79 40-158 60-237z">
              <text:p/>
            </draw:path>
            <draw:path draw:style-name="gr56" draw:text-style-name="P38" draw:layer="layout" svg:width="0.101cm" svg:height="0.261cm" svg:x="6.409cm" svg:y="10.815cm" svg:viewBox="0 0 102 262" svg:d="M102 92c0-57-22-92-57-92-28 0-45 22-45 47 0 23 17 45 45 45 12 0 22-2 32-10 3-2 2-1 3-2 2 0 2 0 2 12 0 65-30 117-60 147-10 8-10 10-10 13 0 7 5 10 10 10 10 0 80-68 80-170z">
              <text:p/>
            </draw:path>
            <draw:path draw:style-name="gr56" draw:text-style-name="P38" draw:layer="layout" svg:width="0.625cm" svg:height="0.617cm" svg:x="6.771cm" svg:y="10.309cm" svg:viewBox="0 0 626 618" svg:d="M501 100c45-68 80-70 112-73 13 0 9-10 13-15 0-7-5-12-13-12-22 0-47 2-69 2-30 0-60-2-88-2-5 0-17 0-17 17 0 10 7 10 15 10 22 3 40 10 40 30 0 13-9 22-13 33-89 143-179 286-269 429-20-155-40-310-60-464 0-15 20-28 60-28 12 0 22 0 22-17 0-8-7-10-12-10-35 0-72 2-110 2-15 0-32 0-47 0s-33-2-48-2c-5 0-17 0-17 17 0 10 10 10 22 10 50 0 50 8 53 30 23 181 46 361 70 541 2 18 5 20 17 20 15 0 18-5 25-15 105-168 210-335 314-503z">
              <text:p/>
            </draw:path>
            <draw:path draw:style-name="gr56" draw:text-style-name="P38" draw:layer="layout" svg:width="0.221cm" svg:height="0.405cm" svg:x="7.302cm" svg:y="10.633cm" svg:viewBox="0 0 222 406" svg:d="M137 17c0-17 0-17-17-17-40 37-95 37-120 37 0 8 0 15 0 23 12 0 55 0 87-18 0 105 0 210 0 315 0 19 0 27-60 27-8 0-16 0-25 0 0 7 0 15 0 22 13 0 88-2 110-2 20 0 97 2 110 2 0-7 0-15 0-22-8 0-15 0-22 0-63 0-63-8-63-27 0-113 0-227 0-340z">
              <text:p/>
            </draw:path>
            <draw:path draw:style-name="gr56" draw:text-style-name="P38" draw:layer="layout" svg:width="0.194cm" svg:height="0.874cm" svg:x="7.676cm" svg:y="10.251cm" svg:viewBox="0 0 195 875" svg:d="M190 451c5-10 5-11 5-15 0-3 0-2-5-12-51-135-102-269-153-404-5-15-10-20-20-20s-17 7-17 17c0 3 0 5 2 13 53 135 105 271 158 406-53 136-105 271-158 407-2 10-2 10-2 15 0 10 7 17 17 17s15-7 18-17c51-136 103-271 155-407z">
              <text:p/>
            </draw:path>
            <draw:path draw:style-name="gr56" draw:text-style-name="P38" draw:layer="layout" svg:width="0.336cm" svg:height="0.433cm" svg:x="8.476cm" svg:y="9.985cm" svg:viewBox="0 0 337 434" svg:d="M202 252c30 70 65 159 72 167 13 15 23 15 33 15 4 0 8 0 12 0 13 0 18 0 18-8 0-5-3-5-3-7-7-8-15-20-17-25-50-118-100-236-150-354-2-10-15-40-80-40-7 0-17 0-17 10 0 7 7 7 10 7 12 3 25 5 40 40 24 58 48 115 72 172-60 54-120 108-180 162-7 8-12 13-12 23 0 15 12 20 20 20 12 0 20-8 22-10 54-57 107-115 160-172z">
              <text:p/>
            </draw:path>
            <draw:path draw:style-name="gr56" draw:text-style-name="P38" draw:layer="layout" svg:width="0.535cm" svg:height="0.036cm" svg:x="8.284cm" svg:y="10.67cm" svg:viewBox="0 0 536 37" svg:d="M504 37c15 0 32-1 32-20 0-18-17-17-32-17-158 0-316 0-474 0-15 0-30-1-30 17 0 19 15 20 30 20 158 0 316 0 474 0z">
              <text:p/>
            </draw:path>
            <draw:path draw:style-name="gr56" draw:text-style-name="P38" draw:layer="layout" svg:width="0.777cm" svg:height="0.455cm" svg:x="8.357cm" svg:y="10.461cm" svg:viewBox="0 0 778 456" svg:d="M683 247c-47 35-72 72-79 82-38 60-30 78-45 117 0 10 10 10 17 10 15 0 15-2 18-17 22-85 72-160 172-200 10-2 12-6 12-12s-5-8-7-8c-38-15-145-59-177-207-3-10-3-12-18-12-7 0-17 0-17 10 0 2 7 57 45 115 17 27 42 57 79 84-217 0-434 0-651 0-15 0-32-1-32 18s17 20 32 20c217 0 434 0 651 0z">
              <text:p/>
            </draw:path>
            <draw:path draw:style-name="gr56" draw:text-style-name="P38" draw:layer="layout" svg:width="0.194cm" svg:height="0.874cm" svg:x="9.526cm" svg:y="10.251cm" svg:viewBox="0 0 195 875" svg:d="M190 32c5-10 5-10 5-15 0-10-8-17-18-17-7 0-15 5-20 20-51 134-103 268-155 401 0 5-2 10-2 15s0 5 2 15c52 135 104 270 155 404 3 10 8 20 20 20 10 0 18-7 18-17 0-3 0-5-5-15-52-136-104-271-155-407 51-134 103-269 155-404z">
              <text:p/>
            </draw:path>
            <draw:path draw:style-name="gr56" draw:text-style-name="P38" draw:layer="layout" svg:width="0.625cm" svg:height="0.597cm" svg:x="9.806cm" svg:y="10.309cm" svg:viewBox="0 0 626 598" svg:d="M229 322c50 0 100 0 150 0 125 0 247-90 247-190 0-67-60-132-175-132-94 0-189 0-284 0-15 0-25 0-25 17 0 10 8 10 25 10 13 0 28 3 37 3 15 2 20 5 20 15 0 2 0 5-2 15-40 157-80 314-120 471-7 35-10 40-80 40-15 0-22 0-22 17 0 10 10 10 12 10 25 0 88-2 113-2 17 0 37 2 55 2 20 0 37 0 57 0 5 0 17 0 17-17 0-10-7-10-25-10-32 0-57 0-57-15 0-5 3-10 3-15 18-73 36-146 54-219zM292 62c10-32 10-35 47-35 28 0 57 0 85 0 72 0 120 25 120 85 0 35-18 110-53 142-42 38-97 45-134 45-42 0-84 0-125 0 20-79 40-158 60-237z">
              <text:p/>
            </draw:path>
            <draw:path draw:style-name="gr56" draw:text-style-name="P38" draw:layer="layout" svg:width="0.154cm" svg:height="0.318cm" svg:x="10.484cm" svg:y="10.246cm" svg:viewBox="0 0 155 319" svg:d="M147 55c5-10 8-15 8-20 0-20-18-35-38-35-22 0-30 20-35 30-26 88-53 176-80 264 0 3-1 7-2 10 0 8 17 15 22 15s5-2 10-10c39-85 77-169 115-254z">
              <text:p/>
            </draw:path>
            <draw:path draw:style-name="gr56" draw:text-style-name="P38" draw:layer="layout" svg:width="0.101cm" svg:height="0.261cm" svg:x="10.776cm" svg:y="10.815cm" svg:viewBox="0 0 102 262" svg:d="M102 92c0-57-22-92-57-92-28 0-45 22-45 47 0 23 17 45 45 45 12 0 22-2 32-10 3-2 2-1 3-2 2 0 2 0 2 12 0 65-30 117-60 147-10 8-10 10-10 13 0 7 5 10 10 10 10 0 80-68 80-170z">
              <text:p/>
            </draw:path>
            <draw:path draw:style-name="gr56" draw:text-style-name="P38" draw:layer="layout" svg:width="0.625cm" svg:height="0.617cm" svg:x="11.137cm" svg:y="10.309cm" svg:viewBox="0 0 626 618" svg:d="M501 100c45-68 80-70 112-73 13 0 9-10 13-15 0-7-5-12-13-12-22 0-47 2-69 2-30 0-60-2-88-2-5 0-17 0-17 17 0 10 7 10 15 10 22 3 40 10 40 30 0 13-9 22-13 33-89 143-179 286-269 429-20-155-40-310-60-464 0-15 20-28 60-28 12 0 22 0 22-17 0-8-7-10-12-10-35 0-72 2-110 2-15 0-32 0-47 0s-33-2-48-2c-5 0-17 0-17 17 0 10 10 10 22 10 50 0 50 8 53 30 23 181 46 361 70 541 2 18 7 20 17 20 15 0 18-5 25-15 105-168 210-335 314-503z">
              <text:p/>
            </draw:path>
            <draw:path draw:style-name="gr56" draw:text-style-name="P38" draw:layer="layout" svg:width="0.151cm" svg:height="0.318cm" svg:x="11.826cm" svg:y="10.246cm" svg:viewBox="0 0 152 319" svg:d="M147 55c5-10 5-15 5-20 0-20-15-35-35-35-22 0-30 20-35 30-26 88-53 176-80 264 0 3-1 7-2 10 0 8 17 15 22 15s5-2 10-10c39-85 77-169 115-254z">
              <text:p/>
            </draw:path>
            <draw:path draw:style-name="gr56" draw:text-style-name="P38" draw:layer="layout" svg:width="0.194cm" svg:height="0.874cm" svg:x="12.09cm" svg:y="10.251cm" svg:viewBox="0 0 195 875" svg:d="M190 451c5-10 5-11 5-15 0-3 0-2-5-12-51-135-102-269-153-404-5-15-10-20-20-20s-17 7-17 17c0 3 0 5 5 13 52 135 103 271 155 406-52 136-103 271-155 407-5 10-5 10-5 15 0 10 7 17 17 17s15-7 18-17c51-136 103-271 155-407z">
              <text:p/>
            </draw:path>
            <draw:path draw:style-name="gr56" draw:text-style-name="P38" draw:layer="layout" svg:width="0.071cm" svg:height="0.181cm" svg:x="12.758cm" svg:y="10.835cm" svg:viewBox="0 0 72 182" svg:d="M72 72c0-24 0-48 0-72-24 0-48 0-72 0 0 24 0 48 0 72 7 0 15 0 22 0-7 37-15 73-22 110 12 0 25 0 37 0 12-37 24-73 35-110z">
              <text:p/>
            </draw:path>
            <draw:path draw:style-name="gr56" draw:text-style-name="P38" draw:layer="layout" svg:width="0.273cm" svg:height="0.508cm" svg:x="13.227cm" svg:y="10.409cm" svg:viewBox="0 0 274 509" svg:d="M135 162c41 0 83 0 124 0 0-17 0-35 0-52-41 0-83 0-124 0 0-37 0-73 0-110-20 0-40 0-60 0 0 37 0 73 0 110-25 0-50 0-75 0 0 17 0 35 0 52 24 0 48 0 72 0 0 77 0 155 0 232 0 55 13 115 73 115 62 0 107-23 129-33-5-17-10-35-15-52-22 17-50 30-79 30-33 0-45-28-45-73 0-73 0-146 0-219z">
              <text:p/>
            </draw:path>
            <draw:path draw:style-name="gr56" draw:text-style-name="P38" draw:layer="layout" svg:width="0.311cm" svg:height="0.607cm" svg:x="13.596cm" svg:y="10.299cm" svg:viewBox="0 0 312 608" svg:d="M312 349c0-60-15-140-120-140-55 0-97 28-125 65 0-91 0-183 0-274-22 0-45 0-67 0 0 203 0 406 0 608 23 0 47 0 70 0 0-71 0-143 0-214 0-57 22-130 87-130 85 0 85 63 85 90 0 85 0 170 0 254 23 0 46 0 70 0 0-86 0-173 0-259z">
              <text:p/>
            </draw:path>
            <draw:path draw:style-name="gr56" draw:text-style-name="P38" draw:layer="layout" svg:width="0.331cm" svg:height="0.413cm" svg:x="14.01cm" svg:y="10.503cm" svg:viewBox="0 0 332 414" svg:d="M332 212c0-30 0-95-35-147-38-55-90-65-122-65-98 0-175 95-175 207 0 115 82 207 190 207 54 0 104-20 139-45-2-19-5-38-7-57-55 45-113 50-132 50-70 0-128-63-130-150 90 0 181 0 272 0zM65 165c15-68 60-110 110-110 47 0 94 30 107 110-73 0-145 0-217 0z">
              <text:p/>
            </draw:path>
            <draw:path draw:style-name="gr56" draw:text-style-name="P38" draw:layer="layout" svg:width="0.308cm" svg:height="0.398cm" svg:x="14.439cm" svg:y="10.508cm" svg:viewBox="0 0 309 399" svg:d="M309 140c0-60-12-140-119-140-78 0-120 60-128 67 0-20 0-41 0-62-20 0-41 0-62 0 0 131 0 263 0 394 23 0 47 0 70 0 0-72 0-143 0-215 0-57 20-129 87-129 85 0 85 62 85 90 0 84 0 169 0 254 22 0 45 0 67 0 0-87 0-173 0-259z">
              <text:p/>
            </draw:path>
            <draw:path draw:style-name="gr56" draw:text-style-name="P38" draw:layer="layout" svg:width="0.194cm" svg:height="0.874cm" svg:x="15.21cm" svg:y="10.251cm" svg:viewBox="0 0 195 875" svg:d="M192 32c3-10 3-10 3-15 0-10-8-17-18-17-7 0-12 5-20 20-51 134-101 268-152 401-3 5-5 10-5 15s0 5 5 15c51 135 101 270 152 404 5 10 8 20 20 20 10 0 18-7 18-17 0-3 0-5-3-15-52-136-105-271-157-407 52-134 105-269 157-404z">
              <text:p/>
            </draw:path>
            <draw:path draw:style-name="gr56" draw:text-style-name="P38" draw:layer="layout" svg:width="0.605cm" svg:height="0.784cm" svg:x="15.497cm" svg:y="10.291cm" svg:viewBox="0 0 606 785" svg:d="M342 611c134-53 264-207 264-377 0-139-92-234-224-234-187 0-382 197-382 401 0 148 100 235 224 235 23 0 53-3 88-13-5 55-5 55-5 68 0 27 0 94 72 94 105 0 147-159 147-169 0-5-5-8-10-8-7 0-7 5-10 10-20 63-72 83-102 83-40 0-55-23-62-90zM175 603c-68-27-98-94-98-174 0-60 23-185 90-279 65-88 147-130 210-130 87 0 152 70 152 187 0 87-45 292-192 374-5-30-13-95-78-95-45 0-89 45-89 90 0 17 3 18 5 27zM229 613c-12 0-39 0-39-37 0-35 32-70 69-70 38 0 55 20 55 75 0 12-2 15-10 17-22 10-50 15-75 15z">
              <text:p/>
            </draw:path>
            <draw:path draw:style-name="gr56" draw:text-style-name="P38" draw:layer="layout" svg:width="0.101cm" svg:height="0.261cm" svg:x="16.222cm" svg:y="10.815cm" svg:viewBox="0 0 102 262" svg:d="M102 92c0-57-22-92-55-92-30 0-47 22-47 47 0 23 17 45 47 45 10 0 20-2 30-10 3-2 3-2 5-2 0 4 0 0 0 12 0 65-30 117-57 147-10 8-10 10-10 13 0 7 2 10 7 10 10 0 80-68 80-170z">
              <text:p/>
            </draw:path>
            <draw:path draw:style-name="gr56" draw:text-style-name="P38" draw:layer="layout" svg:width="0.622cm" svg:height="0.617cm" svg:x="16.587cm" svg:y="10.309cm" svg:viewBox="0 0 623 618" svg:d="M501 100c43-68 80-70 112-73 10 0 7-10 10-15 0-7-5-12-10-12-22 0-49 2-72 2-30 0-60-2-87-2-5 0-18 0-18 17 0 10 10 10 15 10 23 3 40 10 40 30 0 13-8 22-12 33-90 143-180 286-270 429-19-155-39-310-59-464 0-15 20-28 59-28 13 0 23 0 23-17 0-8-8-10-13-10-34 0-72 2-107 2-17 0-33 0-50 0-16 0-32-2-47-2-5 0-15 0-15 17 0 10 7 10 20 10 50 0 50 8 55 30 22 181 45 361 67 541 3 18 8 20 18 20 15 0 17-5 25-15 105-168 211-335 316-503z">
              <text:p/>
            </draw:path>
            <draw:path draw:style-name="gr56" draw:text-style-name="P38" draw:layer="layout" svg:width="0.271cm" svg:height="0.405cm" svg:x="17.085cm" svg:y="10.633cm" svg:viewBox="0 0 272 406" svg:d="M272 294c-7 0-13 0-20 0-3 15-8 50-18 58-5 2-49 2-59 2-38 0-75 0-113 0 65-57 85-75 123-102 44-38 87-75 87-132 0-75-65-120-142-120-78 0-130 52-130 110 0 30 27 35 35 35 12 0 32-13 32-35 0-10-5-33-37-33 20-42 60-55 90-55 62 0 92 48 92 98 0 52-37 94-57 117-49 48-98 96-148 144-7 8-7 8-7 25 85 0 170 0 254 0 6-37 12-74 18-112z">
              <text:p/>
            </draw:path>
            <draw:path draw:style-name="gr56" draw:text-style-name="P38" draw:layer="layout" svg:width="0.194cm" svg:height="0.874cm" svg:x="17.489cm" svg:y="10.251cm" svg:viewBox="0 0 195 875" svg:d="M192 451c3-10 3-11 3-15 0-3 0-2-3-12-52-135-103-269-155-404-5-15-10-20-20-20s-17 7-17 17c0 3 0 5 5 13 52 135 103 271 155 406-52 136-103 271-155 407-5 10-5 10-5 15 0 10 7 17 17 17 13 0 15-7 18-17 52-136 105-271 157-407z">
              <text:p/>
            </draw:path>
            <draw:path draw:style-name="gr56" draw:text-style-name="P38" draw:layer="layout" svg:width="0.336cm" svg:height="0.433cm" svg:x="18.29cm" svg:y="9.985cm" svg:viewBox="0 0 337 434" svg:d="M202 252c32 70 67 159 72 167 13 15 23 15 33 15 4 0 8 0 12 0 13 0 18 0 18-8 0-5 0-5-3-7-7-8-12-20-15-25-50-118-100-236-149-354-5-10-18-40-83-40-7 0-15 0-15 10 0 7 5 7 8 7 12 3 25 5 40 40 25 58 50 115 75 172-61 54-122 108-183 162-7 8-12 13-12 23 0 15 12 20 20 20 12 0 20-8 22-10 54-57 107-115 160-172z">
              <text:p/>
            </draw:path>
            <draw:path draw:style-name="gr56" draw:text-style-name="P38" draw:layer="layout" svg:width="0.535cm" svg:height="0.036cm" svg:x="18.098cm" svg:y="10.67cm" svg:viewBox="0 0 536 37" svg:d="M504 37c15 0 32-1 32-20 0-18-17-17-32-17-158 0-316 0-474 0-15 0-30-1-30 17 0 19 15 20 30 20 158 0 316 0 474 0z">
              <text:p/>
            </draw:path>
            <draw:path draw:style-name="gr56" draw:text-style-name="P38" draw:layer="layout" svg:width="0.78cm" svg:height="0.455cm" svg:x="18.17cm" svg:y="10.461cm" svg:viewBox="0 0 781 456" svg:d="M683 247c-47 35-72 72-77 82-40 60-32 78-47 117 0 10 10 10 17 10 15 0 15-2 20-17 20-85 72-160 170-200 10-2 15-6 15-12s-5-5-8-8c-40-15-145-59-179-207-3-10-3-12-18-12-7 0-17 0-17 10 0 2 7 57 45 115 17 27 42 57 79 84-217 0-434 0-651 0-15 0-32-1-32 18s17 20 32 20c217 0 434 0 651 0z">
              <text:p/>
            </draw:path>
            <draw:path draw:style-name="gr56" draw:text-style-name="P38" draw:layer="layout" svg:width="0.194cm" svg:height="0.874cm" svg:x="19.34cm" svg:y="10.251cm" svg:viewBox="0 0 195 875" svg:d="M190 32c5-10 5-10 5-15 0-10-8-17-18-17-7 0-12 5-20 20-51 134-101 268-152 401-3 5-5 10-5 15s0 5 5 15c51 135 101 270 152 404 3 10 8 20 20 20 10 0 18-7 18-17 0-3 0-5-5-15-52-136-104-271-155-407 51-134 103-269 155-404z">
              <text:p/>
            </draw:path>
            <draw:path draw:style-name="gr56" draw:text-style-name="P38" draw:layer="layout" svg:width="0.605cm" svg:height="0.784cm" svg:x="19.627cm" svg:y="10.291cm" svg:viewBox="0 0 606 785" svg:d="M342 611c134-53 264-207 264-377 0-139-92-234-224-234-190 0-382 197-382 401 0 148 97 235 224 235 23 0 53-3 85-13-2 55-2 55-2 68 0 27 0 94 72 94 105 0 147-159 147-169 0-5-7-8-10-8-7 0-7 5-10 10-22 63-72 83-102 83-40 0-55-23-62-90zM175 603c-68-27-98-94-98-174 0-60 23-185 90-279 62-88 145-130 210-130 87 0 152 70 152 187 0 87-45 292-192 374-5-30-13-95-78-95-47 0-89 45-89 90 0 17 3 18 5 27zM229 613c-12 0-39 0-39-37 0-35 32-70 69-70 38 0 53 20 53 75 0 12 0 15-8 17-25 10-50 15-75 15z">
              <text:p/>
            </draw:path>
            <draw:path draw:style-name="gr56" draw:text-style-name="P38" draw:layer="layout" svg:width="0.154cm" svg:height="0.318cm" svg:x="20.305cm" svg:y="10.246cm" svg:viewBox="0 0 155 319" svg:d="M150 55c5-10 5-15 5-20 0-20-18-35-35-35-25 0-33 20-35 30-27 88-53 176-80 264-3 3-3 7-5 10 0 8 20 15 25 15s5-2 10-10c38-85 76-169 115-254z">
              <text:p/>
            </draw:path>
            <draw:path draw:style-name="gr56" draw:text-style-name="P38" draw:layer="layout" svg:width="0.104cm" svg:height="0.261cm" svg:x="20.597cm" svg:y="10.815cm" svg:viewBox="0 0 105 262" svg:d="M105 92c0-57-23-92-58-92-30 0-47 22-47 47 0 23 17 45 47 45 10 0 23-2 30-10 3-2 4-1 5-2 1 4 3 0 3 12 0 65-30 117-60 147-10 8-10 10-10 13 0 7 5 10 10 10 7 0 80-68 80-170z">
              <text:p/>
            </draw:path>
            <draw:path draw:style-name="gr56" draw:text-style-name="P38" draw:layer="layout" svg:width="0.625cm" svg:height="0.617cm" svg:x="20.961cm" svg:y="10.309cm" svg:viewBox="0 0 626 618" svg:d="M501 100c43-68 80-70 112-73 10 0 9-10 13-15 0-7-5-12-13-12-22 0-47 2-72 2-27 0-57-2-87-2-5 0-15 0-15 17 0 10 7 10 12 10 25 3 43 10 43 30 0 13-10 22-15 33-90 143-180 286-270 429-19-155-38-310-57-464 0-15 20-28 60-28 12 0 22 0 22-17 0-8-7-10-12-10-35 0-75 2-110 2-15 0-31 0-47 0s-33-2-48-2c-7 0-17 0-17 17 0 10 7 10 22 10 50 0 50 8 53 30 23 181 46 361 70 541 2 18 5 20 17 20 13 0 18-5 25-15 105-168 210-335 314-503z">
              <text:p/>
            </draw:path>
            <draw:path draw:style-name="gr56" draw:text-style-name="P38" draw:layer="layout" svg:width="0.154cm" svg:height="0.318cm" svg:x="21.647cm" svg:y="10.246cm" svg:viewBox="0 0 155 319" svg:d="M150 55c5-10 5-15 5-20 0-20-18-35-35-35-25 0-33 20-35 30-27 88-53 176-80 264-3 3-3 7-5 10 0 8 20 15 25 15s5-2 10-10c38-85 76-169 115-254z">
              <text:p/>
            </draw:path>
            <draw:path draw:style-name="gr56" draw:text-style-name="P38" draw:layer="layout" svg:width="0.196cm" svg:height="0.874cm" svg:x="21.911cm" svg:y="10.251cm" svg:viewBox="0 0 197 875" svg:d="M192 451c5-10 5-11 5-15 0-3 0-2-5-12-51-135-101-269-152-404-8-15-14-20-23-20-8 0-17 7-17 17 0 3 0 5 5 13 52 135 103 271 155 406-52 136-103 271-155 407-5 10-5 10-5 15 0 10 10 17 17 17 13 0 15-7 20-17 52-136 103-271 155-407z">
              <text:p/>
            </draw:path>
            <draw:path draw:style-name="gr56" draw:text-style-name="P38" draw:layer="layout" svg:width="0.338cm" svg:height="0.341cm" svg:x="3.748cm" svg:y="12.269cm" svg:viewBox="0 0 339 342" svg:d="M157 2c-47 5-92 25-120 63-25 30-37 70-37 107 0 90 75 170 170 170 89 0 169-78 169-170 0-85-67-172-172-172-2 0-7 2-10 2z">
              <text:p/>
            </draw:path>
            <draw:path draw:style-name="gr56" draw:text-style-name="P38" draw:layer="layout" svg:width="0.196cm" svg:height="0.877cm" svg:x="4.671cm" svg:y="12.002cm" svg:viewBox="0 0 197 878" svg:d="M192 35c5-10 5-13 5-18 0-7-10-17-17-17-10 0-15 5-20 22-52 134-103 268-155 402-3 5-5 10-5 15 0 2 0 5 5 15 52 134 103 267 155 401 2 10 7 23 20 23 7 0 17-8 17-18 0-2 0-5-5-15-52-135-103-271-155-406 52-135 103-269 155-404z">
              <text:p/>
            </draw:path>
            <draw:path draw:style-name="gr56" draw:text-style-name="P38" draw:layer="layout" svg:width="0.625cm" svg:height="0.597cm" svg:x="4.95cm" svg:y="12.062cm" svg:viewBox="0 0 626 598" svg:d="M232 322c50 0 100 0 150 0 122 0 244-93 244-190 0-67-57-132-172-132-95 0-190 0-284 0-15 0-25 0-25 17 0 10 7 10 25 10 10 0 27 0 37 3 15 0 20 2 20 12 0 5-3 8-5 18-39 157-78 314-117 471-8 32-10 40-80 40-15 0-25 0-25 17 0 10 12 10 15 10 22 0 85-2 110-2 20 0 37 0 57 0 18 0 37 2 57 2 5 0 18 0 18-17 0-10-10-10-25-10-32 0-57 0-57-15 0-5 2-10 2-15 18-73 37-146 55-219zM294 60c8-30 10-33 48-33 28 0 56 0 84 0 73 0 120 23 120 85 0 33-17 110-52 140-45 40-97 47-135 47-41 0-83 0-125 0 20-80 40-159 60-239z">
              <text:p/>
            </draw:path>
            <draw:path draw:style-name="gr56" draw:text-style-name="P38" draw:layer="layout" svg:width="0.151cm" svg:height="0.316cm" svg:x="5.631cm" svg:y="11.999cm" svg:viewBox="0 0 152 317" svg:d="M147 52c5-10 5-15 5-17 0-20-17-35-35-35-25 0-32 20-35 30-26 88-53 176-80 264 0 3-1 7-2 10 0 8 17 13 22 13s5 0 10-10c39-85 77-170 115-255z">
              <text:p/>
            </draw:path>
            <draw:path draw:style-name="gr56" draw:text-style-name="P38" draw:layer="layout" svg:width="0.101cm" svg:height="0.261cm" svg:x="5.923cm" svg:y="12.568cm" svg:viewBox="0 0 102 262" svg:d="M102 92c0-60-22-92-57-92-28 0-45 20-45 45s17 47 45 47c10 0 22-2 30-12 5 0 3-2 5-3 2 0 2 3 2 15 0 65-30 117-60 145-10 10-10 12-10 15 0 5 5 10 10 10 10 0 80-68 80-170z">
              <text:p/>
            </draw:path>
            <draw:path draw:style-name="gr56" draw:text-style-name="P38" draw:layer="layout" svg:width="0.625cm" svg:height="0.617cm" svg:x="6.284cm" svg:y="12.062cm" svg:viewBox="0 0 626 618" svg:d="M501 100c43-68 80-70 112-73 10 0 13-15 13-17 0-8-5-10-13-10-22 0-47 2-72 2-27 0-57-2-85-2-7 0-17 0-17 17 0 10 7 10 15 10 22 3 40 10 40 28 0 15-15 32-15 35-89 142-178 284-267 426-20-154-40-309-60-464 0-15 20-25 60-25 12 0 22 0 22-17 0-8-7-10-12-10-35 0-72 2-110 2-15 0-32 0-47 0s-33-2-48-2c-7 0-17 0-17 17 0 10 7 10 22 10 50 0 50 8 53 30 23 181 46 361 70 541 2 18 5 20 17 20 13 0 18-5 25-17 105-167 210-334 314-501z">
              <text:p/>
            </draw:path>
            <draw:path draw:style-name="gr56" draw:text-style-name="P38" draw:layer="layout" svg:width="0.154cm" svg:height="0.316cm" svg:x="6.97cm" svg:y="11.999cm" svg:viewBox="0 0 155 317" svg:d="M150 52c5-10 5-15 5-17 0-20-18-35-35-35-25 0-33 20-35 30-27 88-53 176-80 264-3 3-3 7-5 10 0 8 20 13 25 13s5 0 10-10c38-85 76-170 115-255z">
              <text:p/>
            </draw:path>
            <draw:path draw:style-name="gr56" draw:text-style-name="P38" draw:layer="layout" svg:width="0.196cm" svg:height="0.877cm" svg:x="7.234cm" svg:y="12.002cm" svg:viewBox="0 0 197 878" svg:d="M192 454c5-10 5-13 5-15 0-3 0-5-5-15-51-134-101-268-152-402-5-15-11-22-20-22s-20 10-20 17c0 5 0 5 5 15 52 136 103 271 155 407-52 134-103 269-155 404-5 10-5 12-5 17 0 10 10 18 20 18s15-10 17-18c52-135 103-271 155-406z">
              <text:p/>
            </draw:path>
            <draw:path draw:style-name="gr56" draw:text-style-name="P38" draw:layer="layout" svg:width="0.715cm" svg:height="0.617cm" svg:x="7.791cm" svg:y="12.062cm" svg:viewBox="0 0 716 618" svg:d="M337 47c167 0 212 43 212 100 0 52-43 160-187 165-43 0-73 32-73 42 0 5 3 5 5 5 35 5 53 22 100 127 40 92 62 132 115 132 104 0 207-109 207-127 0-7-8-7-10-7-13 0-45 12-65 37-13 20-32 47-75 47-45 0-72-62-102-129-18-45-35-77-55-100 127-47 214-140 214-229 0-110-147-110-279-110-90 0-137 0-212 32-117 50-132 125-132 130s2 8 7 8c15 0 35-13 43-18 17-10 20-17 25-32 12-35 37-68 147-73-3 55-10 135-40 265-25 97-57 194-95 286-5 10-3 9-5 13 0 7 5 5 8 7 17 0 55-22 65-37 2-5 112-252 139-534 14 0 29 0 43 0z">
              <text:p/>
            </draw:path>
            <draw:path draw:style-name="gr56" draw:text-style-name="P38" draw:layer="layout" svg:width="0.236cm" svg:height="0.276cm" svg:x="8.569cm" svg:y="12.52cm" svg:viewBox="0 0 237 277" svg:d="M209 42c-2 3-19 10-19 25 0 10 5 20 19 20 8 0 28-5 28-32 0-40-42-55-77-55-88 0-108 67-108 90 0 50 48 60 70 65 30 5 63 10 63 42 0 17-15 62-88 62-20 0-55-2-67-30 20-5 25-22 25-30 0-12-10-19-23-19-15 0-32 12-32 37 0 37 40 60 95 60 105 0 129-75 129-102 0-18-7-35-22-48-17-15-32-17-67-25-18-2-45-7-45-32 0-13 10-53 70-53 12 0 40 3 49 25z">
              <text:p/>
            </draw:path>
            <draw:path draw:style-name="gr56" draw:text-style-name="P38" draw:layer="layout" svg:width="0.236cm" svg:height="0.43cm" svg:x="8.895cm" svg:y="12.366cm" svg:viewBox="0 0 237 431" svg:d="M120 17c0-2 0-7 0-10 0-7-10-7-15-7-23 2-45 3-68 5-7 2-15 2-15 15 0 10 8 10 15 10 30 0 30 2 30 7s0 5-2 15c-20 79-40 158-60 237-5 23-5 35-5 45 0 65 40 97 85 97 75 0 152-87 152-177 0-60-40-99-87-99-33 0-60 20-73 32 14-57 29-113 43-170zM85 414c-25 0-45-23-45-62 0-33 22-115 27-120 18-30 50-60 80-60s43 27 43 57-18 98-33 128c-22 42-52 57-72 57z">
              <text:p/>
            </draw:path>
            <draw:path draw:style-name="gr56" draw:text-style-name="P38" draw:layer="layout" svg:width="0.194cm" svg:height="0.877cm" svg:x="9.566cm" svg:y="12.002cm" svg:viewBox="0 0 195 878" svg:d="M192 35c3-10 3-13 3-18 0-7-8-17-18-17-7 0-12 5-20 22-51 134-101 268-152 402-3 5-5 10-5 15 0 2 0 5 5 15 51 134 101 267 152 401 5 10 10 23 20 23s18-8 18-18c0-2 0-5-3-15-52-135-103-271-155-406 52-135 103-269 155-404z">
              <text:p/>
            </draw:path>
            <draw:path draw:style-name="gr56" draw:text-style-name="P38" draw:layer="layout" svg:width="0.605cm" svg:height="0.787cm" svg:x="9.853cm" svg:y="12.042cm" svg:viewBox="0 0 606 788" svg:d="M342 613c134-52 264-207 264-376 0-142-92-237-222-237-189 0-384 199-384 404 0 145 100 234 224 234 23 0 53-5 88-15-5 55-5 58-5 68 0 30 0 97 72 97 105 0 147-160 147-170 0-7-5-10-10-10-7 0-7 5-10 10-20 63-72 85-102 85-40 0-52-22-62-90zM177 606c-70-28-100-95-100-175 0-60 23-184 90-279 65-90 147-130 210-130 89 0 152 68 152 187 0 88-45 292-192 374-3-30-13-94-78-94-45 0-89 45-89 89 0 18 5 19 7 28zM229 616c-12 0-39 0-39-38 0-34 33-69 69-69 37 0 55 20 55 74 0 13-2 13-10 18-22 7-50 15-75 15z">
              <text:p/>
            </draw:path>
            <draw:path draw:style-name="gr56" draw:text-style-name="P38" draw:layer="layout" svg:width="0.151cm" svg:height="0.316cm" svg:x="10.534cm" svg:y="11.999cm" svg:viewBox="0 0 152 317" svg:d="M147 52c5-10 5-15 5-17 0-20-15-35-35-35-22 0-30 20-35 30-26 88-53 176-80 264 0 3-1 7-2 10 0 8 17 13 22 13s5 0 10-10c39-85 77-170 115-255z">
              <text:p/>
            </draw:path>
            <draw:path draw:style-name="gr56" draw:text-style-name="P38" draw:layer="layout" svg:width="0.101cm" svg:height="0.261cm" svg:x="10.826cm" svg:y="12.568cm" svg:viewBox="0 0 102 262" svg:d="M102 92c0-60-22-92-57-92-28 0-45 20-45 45s17 47 45 47c12 0 22-2 32-12 3 0 2-2 3-3 2 0 2 3 2 15 0 65-30 117-60 145-10 10-10 12-10 15 0 5 5 10 10 10 10 0 80-68 80-170z">
              <text:p/>
            </draw:path>
            <draw:path draw:style-name="gr56" draw:text-style-name="P38" draw:layer="layout" svg:width="0.625cm" svg:height="0.617cm" svg:x="11.187cm" svg:y="12.062cm" svg:viewBox="0 0 626 618" svg:d="M501 100c45-68 80-70 112-73 13 0 13-15 13-17 0-8-5-10-13-10-22 0-47 2-69 2-30 0-60-2-88-2-5 0-17 0-17 17 0 10 7 10 15 10 22 3 40 10 40 28 0 15-13 32-13 35-89 142-179 284-269 426-20-154-40-309-60-464 0-15 20-25 60-25 12 0 22 0 22-17 0-8-7-10-12-10-35 0-72 2-110 2-15 0-32 0-47 0s-33-2-48-2c-5 0-17 0-17 17 0 10 10 10 22 10 50 0 50 8 53 30 23 181 46 361 70 541 2 18 5 20 17 20 15 0 18-5 25-17 105-167 210-334 314-501z">
              <text:p/>
            </draw:path>
            <draw:path draw:style-name="gr56" draw:text-style-name="P38" draw:layer="layout" svg:width="0.151cm" svg:height="0.316cm" svg:x="11.876cm" svg:y="11.999cm" svg:viewBox="0 0 152 317" svg:d="M147 52c5-10 5-15 5-17 0-20-17-35-35-35-25 0-30 20-35 30-26 88-53 176-80 264 0 3-1 7-2 10 0 8 17 13 22 13s5 0 10-10c39-85 77-170 115-255z">
              <text:p/>
            </draw:path>
            <draw:path draw:style-name="gr56" draw:text-style-name="P38" draw:layer="layout" svg:width="0.194cm" svg:height="0.877cm" svg:x="12.14cm" svg:y="12.002cm" svg:viewBox="0 0 195 878" svg:d="M190 454c5-10 5-13 5-15 0-3 0-5-5-15-51-134-102-268-153-402-5-15-10-22-20-22s-17 10-17 17c0 5 0 5 2 15 53 136 105 271 158 407-53 134-105 269-158 404-2 10-2 12-2 17 0 10 7 18 17 18s15-10 18-18c51-135 103-271 155-406z">
              <text:p/>
            </draw:path>
          </draw:g>
        </draw:g>
        <presentation:notes draw:style-name="dp2">
          <draw:page-thumbnail draw:style-name="gr1" draw:layer="layout" svg:width="15.169cm" svg:height="8.533cm" svg:x="1.914cm" svg:y="2.566cm" draw:page-number="32" presentation:class="page"/>
          <draw:frame presentation:style-name="pr10" draw:text-style-name="P3" draw:layer="layout" svg:width="17.992cm" svg:height="11.897cm" svg:x="0.529cm" svg:y="11.902cm" presentation:class="notes" presentation:placeholder="true">
            <draw:text-box/>
          </draw:frame>
        </presentation:notes>
      </draw:page>
      <draw:page draw:name="page33"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State-based Bisimulation</text:p>
          </draw:text-box>
        </draw:frame>
        <draw:frame presentation:style-name="pr12" draw:text-style-name="P5" draw:layer="layout" svg:width="24.408cm" svg:height="5.388cm" svg:x="0.498cm" svg:y="3.343cm" presentation:class="outline" presentation:user-transformed="true">
          <draw:text-box>
            <text:list text:style-name="L3">
              <text:list-item>
                <text:p>again, non-state-based bisimilar states are <text:span text:style-name="T11">differentiated by the extended logic</text:span></text:p>
                <text:list>
                  <text:list-item>
                    <text:p>though set operator not required here</text:p>
                  </text:list-item>
                </text:list>
              </text:list-item>
              <text:list-item>
                <text:p>like strong bisimulation, this is <text:span text:style-name="T11">not a congruence </text:span>relation.</text:p>
              </text:list-item>
            </text:list>
          </draw:text-box>
        </draw:frame>
        <presentation:notes draw:style-name="dp4">
          <office:forms form:automatic-focus="false" form:apply-design-mode="false"/>
          <draw:page-thumbnail draw:style-name="gr1" draw:layer="layout" svg:width="15.169cm" svg:height="8.533cm" svg:x="1.914cm" svg:y="2.566cm" draw:page-number="33" presentation:class="page"/>
          <draw:frame presentation:style-name="pr10" draw:text-style-name="P3" draw:layer="layout" svg:width="17.992cm" svg:height="11.897cm" svg:x="0.529cm" svg:y="11.902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3" draw:text-style-name="P5" draw:layer="layout" svg:width="22.859cm" svg:height="2.384cm" svg:x="1.27cm" svg:y="0.57cm" presentation:class="title">
          <draw:text-box>
            <text:p>TODO / Notes</text:p>
          </draw:text-box>
        </draw:frame>
        <draw:frame presentation:style-name="pr14" draw:text-style-name="P5" draw:layer="layout" svg:width="22.859cm" svg:height="8.285cm" svg:x="1.27cm" svg:y="3.343cm" presentation:class="outline">
          <draw:text-box>
            <text:list text:style-name="L5">
              <text:list-item>
                <text:p>Should I give a concrete use of bisimulation in a concrete analysis of a PA expression?</text:p>
              </text:list-item>
              <text:list-item>
                <text:p>I don’t go into detail on the proofs. I figured that would be too technical for a presentation. Is this decision ok?</text:p>
              </text:list-item>
              <text:list-item>
                <text:p>Open Question: The logic can distinguish non-stateless-bisimilar, image-finite expressions. Can it actually distinguish non image-finite expressions?</text:p>
              </text:list-item>
            </text:list>
          </draw:text-box>
        </draw:frame>
        <presentation:notes draw:style-name="dp2">
          <office:forms form:automatic-focus="false" form:apply-design-mode="false"/>
          <draw:page-thumbnail draw:style-name="gr1" draw:layer="layout" svg:width="16.932cm" svg:height="9.524cm" svg:x="1.058cm" svg:y="1.93cm" draw:page-number="34" presentation:class="page"/>
          <draw:frame presentation:style-name="pr15" draw:text-style-name="P36" draw:layer="layout" svg:width="15.239cm" svg:height="11.429cm" svg:x="1.905cm" svg:y="12.065cm" presentation:class="notes" presentation:placeholder="true">
            <draw:text-box/>
          </draw:frame>
        </presentation:notes>
      </draw:page>
      <draw:page draw:name="page35"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1cm" presentation:class="title" presentation:user-transformed="true">
          <draw:text-box>
            <text:p><text:span text:style-name="T33">Paper: A process algebra with global variables</text:span></text:p>
          </draw:text-box>
        </draw:frame>
        <draw:custom-shape draw:style-name="gr143" draw:text-style-name="P17" draw:layer="layout" svg:width="20.032cm" svg:height="7.694cm" svg:x="1.105cm" svg:y="5.164cm">
          <text:list text:style-name="L1">
            <text:list-item>
              <text:p text:style-name="P16"><text:span text:style-name="T34">Introduce global variables to a process algebra</text:span></text:p>
            </text:list-item>
            <text:list-item>
              <text:p text:style-name="P16"><text:span text:style-name="T34">Extend Hennessy-Milner logic to reason about new algebra</text:span></text:p>
            </text:list-item>
            <text:list-item>
              <text:p text:style-name="P16"><text:span text:style-name="T34">Notion of bisimilarity</text:span></text:p>
            </text:list-item>
            <text:list-item>
              <text:p text:style-name="P16"><text:span text:style-name="T34">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144" draw:text-style-name="P19" draw:layer="layout" svg:width="20.032cm" svg:height="1.374cm" svg:x="1.105cm" svg:y="3.79cm">
          <text:p text:style-name="P18"><text:span text:style-name="T35">Contributions of the paper</text:span></text:p>
          <draw:enhanced-geometry svg:viewBox="0 0 21600 21600" draw:mirror-horizontal="false" draw:mirror-vertical="false" draw:type="rectangle" draw:enhanced-path="M 0 0 L 21600 0 21600 21600 0 21600 0 0 Z N"/>
        </draw:custom-shape>
        <draw:polygon draw:style-name="gr98" draw:text-style-name="P51" draw:layer="layout" svg:width="1.428cm" svg:height="1.11cm" svg:x="20.502cm" svg:y="5.715cm" svg:viewBox="0 0 1429 1111" draw:points="0,635 317,1111 1429,0 317,794">
          <text:p/>
        </draw:polygon>
        <draw:frame draw:style-name="gr99" draw:text-style-name="P53" draw:layer="layout" svg:width="2.97cm" svg:height="1.119cm" svg:x="21.777cm" svg:y="5.773cm">
          <draw:text-box>
            <text:p text:style-name="P52"><text:span text:style-name="T36">DONE</text:span></text:p>
          </draw:text-box>
        </draw:frame>
        <draw:frame draw:style-name="gr99" draw:text-style-name="P54" draw:layer="layout" svg:width="2.97cm" svg:height="1.119cm" svg:x="21.777cm" svg:y="11.174cm">
          <draw:text-box>
            <text:p text:style-name="P52"><text:span text:style-name="T37">NEXT</text:span></text:p>
          </draw:text-box>
        </draw:frame>
        <draw:line draw:style-name="gr100" draw:text-style-name="P40" draw:layer="layout" svg:x1="21.59cm" svg:y1="11.778cm" svg:x2="20.478cm" svg:y2="11.778cm">
          <text:p/>
        </draw:line>
        <draw:polygon draw:style-name="gr98" draw:text-style-name="P51" draw:layer="layout" svg:width="1.428cm" svg:height="1.11cm" svg:x="20.503cm" svg:y="7.716cm" svg:viewBox="0 0 1429 1111" draw:points="0,635 317,1111 1429,0 317,794">
          <text:p/>
        </draw:polygon>
        <draw:frame draw:style-name="gr99" draw:text-style-name="P53" draw:layer="layout" svg:width="2.97cm" svg:height="1.119cm" svg:x="21.778cm" svg:y="7.774cm">
          <draw:text-box>
            <text:p text:style-name="P52"><text:span text:style-name="T36">DONE</text:span></text:p>
          </draw:text-box>
        </draw:frame>
        <draw:polygon draw:style-name="gr98" draw:text-style-name="P51" draw:layer="layout" svg:width="1.428cm" svg:height="1.11cm" svg:x="20.504cm" svg:y="9.516cm" svg:viewBox="0 0 1429 1111" draw:points="0,635 317,1111 1429,0 317,794">
          <text:p/>
        </draw:polygon>
        <draw:frame draw:style-name="gr99" draw:text-style-name="P53" draw:layer="layout" svg:width="2.97cm" svg:height="1.119cm" svg:x="21.779cm" svg:y="9.574cm">
          <draw:text-box>
            <text:p text:style-name="P52"><text:span text:style-name="T36">DONE</text:span></text:p>
          </draw:text-box>
        </draw:frame>
        <presentation:notes draw:style-name="dp2">
          <draw:page-thumbnail draw:style-name="gr1" draw:layer="layout" svg:width="15.169cm" svg:height="8.533cm" svg:x="1.914cm" svg:y="2.566cm" draw:page-number="35" presentation:class="page"/>
          <draw:frame presentation:style-name="pr10" draw:text-style-name="P3" draw:layer="layout" svg:width="17.992cm" svg:height="11.897cm" svg:x="0.529cm" svg:y="11.902cm" presentation:class="notes" presentation:placeholder="true">
            <draw:text-box/>
          </draw:frame>
        </presentation:notes>
      </draw:page>
      <draw:page draw:name="page36"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Translation to mCRL2</text:p>
          </draw:text-box>
        </draw:frame>
        <draw:frame presentation:style-name="pr12" draw:text-style-name="P5" draw:layer="layout" svg:width="24.408cm" svg:height="9.525cm" svg:x="0.498cm" svg:y="3.343cm" presentation:class="outline">
          <draw:text-box>
            <text:list text:style-name="L3">
              <text:list-item>
                <text:p>the PA with global variables can be translated into a PA with just message passing (<text:span text:style-name="T7">mCRL2</text:span>)</text:p>
              </text:list-item>
              <text:list-item>
                <text:p>Why is this interesting? What does this mean?</text:p>
                <text:list>
                  <text:list-item>
                    <text:p>global variables implementable as <text:span text:style-name="T11">syntactic sugar </text:span><text:span text:style-name="T61">into almost </text:span><text:span text:style-name="T61">any PA</text:span></text:p>
                  </text:list-item>
                  <text:list-item>
                    <text:p><text:span text:style-name="T61">all </text:span><text:span text:style-name="T11">tooling</text:span><text:span text:style-name="T61"> of existing PA usable (simulators, verifiers…)</text:span></text:p>
                  </text:list-item>
                </text:list>
              </text:list-item>
            </text:list>
            <text:p><text:span text:style-name="T61"/></text:p>
          </draw:text-box>
        </draw:frame>
        <presentation:notes draw:style-name="dp2">
          <draw:page-thumbnail draw:style-name="gr1" draw:layer="layout" svg:width="15.169cm" svg:height="8.533cm" svg:x="1.914cm" svg:y="2.566cm" draw:page-number="36" presentation:class="page"/>
          <draw:frame presentation:style-name="pr10" draw:text-style-name="P3" draw:layer="layout" svg:width="17.992cm" svg:height="11.897cm" svg:x="0.529cm" svg:y="11.902cm" presentation:class="notes" presentation:placeholder="true">
            <draw:text-box/>
          </draw:frame>
        </presentation:notes>
      </draw:page>
      <draw:page draw:name="page37"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What kind of Translation?</text:p>
          </draw:text-box>
        </draw:frame>
        <draw:frame presentation:style-name="pr12" draw:text-style-name="P5" draw:layer="layout" svg:width="24.408cm" svg:height="2.689cm" svg:x="0.498cm" svg:y="3.343cm" presentation:class="outline" presentation:user-transformed="true">
          <draw:text-box>
            <text:list text:style-name="L3">
              <text:list-item>
                <text:p text:style-name="P79">bidirectional translation</text:p>
              </text:list-item>
              <text:list-item>
                <text:p text:style-name="P5">state-based bisimilarity translated into strong bisimilarity</text:p>
              </text:list-item>
            </text:list>
          </draw:text-box>
        </draw:frame>
        <draw:g>
          <svg:title>TexMaths</svg:title>
          <svg:desc>28§latex§\begin{gathered}
\langle P, V_1 \rangle \statebasedBisimilar \langle Q, V_2 \rangle\\
\iff\\
\Psi(P, V_1) \stronglyBisimilar \Psi(Q, V_2)
\end{gathered}§svg§600§TRUE§</svg:desc>
          <draw:g>
            <draw:path draw:style-name="gr56" draw:text-style-name="P38" draw:layer="layout" svg:width="0.169cm" svg:height="0.758cm" svg:x="9.884cm" svg:y="6.411cm" svg:viewBox="0 0 170 759" svg:d="M166 30c4-8 4-11 4-15 0-9-6-15-15-15-6 0-13 4-17 17-45 117-89 233-134 350 0 4-4 8-4 12 0 3 0 5 4 13 45 116 89 232 134 348 2 8 6 19 17 19 9 0 15-9 15-15 0-4 0-4-4-13-45-117-89-234-134-352 45-116 89-232 134-349z">
              <text:p/>
            </draw:path>
            <draw:path draw:style-name="gr56" draw:text-style-name="P38" draw:layer="layout" svg:width="0.538cm" svg:height="0.516cm" svg:x="10.128cm" svg:y="6.463cm" svg:viewBox="0 0 539 517" svg:d="M198 278c44 0 87 0 130 0 108 0 211-80 211-164 0-58-49-114-149-114-82 0-164 0-246 0-12 0-21 0-21 13 0 11 6 11 21 11 11 0 24 0 33 0 13 2 17 4 17 13 0 2-2 4-4 15-34 135-68 270-102 405-6 30-8 37-69 37-13 0-19 0-19 15 0 8 9 8 11 8 21 0 75-2 95-2 17 0 34 0 49 0 18 0 33 2 50 2 4 0 15 0 15-15 0-8-6-8-22-8-28 0-49 0-49-13 0-7 2-9 2-13 16-63 32-127 47-190zM252 52c7-26 9-28 41-28 25 0 49 0 74 0 62 0 103 19 103 71 0 30-15 95-45 123-39 34-84 41-117 41-36 0-71 0-107 0 17-69 34-138 51-207z">
              <text:p/>
            </draw:path>
            <draw:path draw:style-name="gr56" draw:text-style-name="P38" draw:layer="layout" svg:width="0.087cm" svg:height="0.228cm" svg:x="10.669cm" svg:y="6.898cm" svg:viewBox="0 0 88 229" svg:d="M88 80c0-50-19-80-47-80-26 0-41 19-41 41s15 41 41 41c9 0 17-4 26-11 2-2 2-2 4-2 0 4 0 0 0 11 0 56-27 100-52 127-7 8-6 11-6 13 0 4 2 9 6 9 9 0 69-61 69-149z">
              <text:p/>
            </draw:path>
            <draw:path draw:style-name="gr56" draw:text-style-name="P38" draw:layer="layout" svg:width="0.538cm" svg:height="0.532cm" svg:x="10.984cm" svg:y="6.463cm" svg:viewBox="0 0 539 533" svg:d="M433 86c37-60 69-62 98-62 8-2 5-10 8-15 0-7-4-9-8-9-22 0-44 2-63 2-26 0-52-2-76-2-4 0-15 0-15 13 0 9 7 11 13 11 20 0 35 8 35 23 0 13-11 28-11 31-78 123-155 245-233 368-17-133-34-267-52-401 0-13 18-21 52-21 11 0 20 0 20-15 0-9-7-9-11-9-30 0-63 2-93 2-15 0-29-2-43-2s-28 0-41 0c-4 0-13 0-13 13 0 11 6 11 17 11 43 0 43 6 46 26 20 155 40 310 60 465 2 15 6 18 15 18 13 0 15-3 22-13 91-145 182-289 273-434z">
              <text:p/>
            </draw:path>
            <draw:path draw:style-name="gr56" draw:text-style-name="P38" draw:layer="layout" svg:width="0.191cm" svg:height="0.35cm" svg:x="11.441cm" svg:y="6.741cm" svg:viewBox="0 0 192 351" svg:d="M119 15c0-15 0-15-15-15-35 34-82 34-104 34 0 7 0 13 0 20 13 0 47 0 75-15 0 90 0 179 0 269 0 18 0 26-51 26-7 0-15 0-22 0 0 6 0 12 0 17 11 0 76-2 95-2 17 0 84 2 95 2 0-5 0-11 0-17-7 0-13 0-19 0-54 0-54-8-54-26 0-97 0-195 0-293z">
              <text:p/>
            </draw:path>
            <draw:path draw:style-name="gr56" draw:text-style-name="P38" draw:layer="layout" svg:width="0.167cm" svg:height="0.758cm" svg:x="11.765cm" svg:y="6.411cm" svg:viewBox="0 0 168 759" svg:d="M164 392c4-8 4-10 4-13 0-2 0-4-4-12-44-117-88-233-132-350-4-13-8-17-17-17s-15 6-15 15c0 2 0 4 4 13 45 117 89 234 134 351-45 117-89 233-134 350-4 8-4 11-4 15 0 6 6 15 15 15s13-9 15-15c45-117 89-234 134-352z">
              <text:p/>
            </draw:path>
            <draw:path draw:style-name="gr56" draw:text-style-name="P38" draw:layer="layout" svg:width="0.504cm" svg:height="0.176cm" svg:x="12.269cm" svg:y="6.702cm" svg:viewBox="0 0 505 177" svg:d="M505 24c0-15-5-24-11-24-2 0-9 6-9 19-4 74-54 115-108 115-47 0-84-33-120-65-39-35-78-69-130-69-82 0-127 82-127 151 0 26 7 17 11 26 8 0 11-15 11-17 2-85 60-119 105-119 48 0 84 34 121 67 39 34 78 69 129 69 85 0 128-84 128-153z">
              <text:p/>
            </draw:path>
            <draw:path draw:style-name="gr56" draw:text-style-name="P38" draw:layer="layout" svg:width="0.202cm" svg:height="0.238cm" svg:x="12.282cm" svg:y="7.241cm" svg:viewBox="0 0 203 239" svg:d="M179 37c-2 0-17 8-17 21 0 7 4 15 17 15 6 0 24-2 24-28 0-34-37-45-67-45-76 0-93 56-93 78 0 43 41 49 61 54 25 4 56 10 56 36 0 15-16 56-78 56-17 0-47-4-58-26 17-6 21-21 21-26 0-10-8-19-19-19-13 0-26 11-26 35 0 30 32 51 80 51 90 0 112-64 112-88 0-17-7-32-19-43-16-13-29-15-59-20-15-4-39-8-39-30 0-8 9-45 61-45 11 0 34 4 43 24z">
              <text:p/>
            </draw:path>
            <draw:path draw:style-name="gr56" draw:text-style-name="P38" draw:layer="layout" svg:width="0.204cm" svg:height="0.373cm" svg:x="12.563cm" svg:y="7.106cm" svg:viewBox="0 0 205 374" svg:d="M104 16c0-2 0-6 0-8 0-9-7-9-13-7-20 2-39 3-59 5-6 0-13 0-13 10 0 9 7 9 13 9 26 0 26 4 26 9 0 2 0 4-2 10-17 69-34 137-52 205-4 20-4 32-4 39 0 56 35 86 73 86 65 0 132-77 132-153 0-54-35-86-76-86-28 0-51 17-62 26 12-48 24-97 37-145zM73 359c-21 0-38-19-38-54 0-28 19-99 23-105 15-24 43-52 71-52 24 0 35 26 35 52 0 23-15 81-28 107-20 37-45 52-63 52z">
              <text:p/>
            </draw:path>
            <draw:path draw:style-name="gr56" draw:text-style-name="P38" draw:layer="layout" svg:width="0.169cm" svg:height="0.758cm" svg:x="13.11cm" svg:y="6.411cm" svg:viewBox="0 0 170 759" svg:d="M166 30c4-8 4-11 4-15 0-9-8-15-15-15-8 0-13 4-19 17-44 117-88 233-132 350-2 4-4 8-4 12 0 3 0 5 4 13 44 116 88 232 132 348 4 8 8 19 19 19 7 0 15-9 15-15 0-4 0-4-4-13-45-117-89-234-134-352 45-116 89-232 134-349z">
              <text:p/>
            </draw:path>
            <draw:path draw:style-name="gr56" draw:text-style-name="P38" draw:layer="layout" svg:width="0.523cm" svg:height="0.68cm" svg:x="13.358cm" svg:y="6.445cm" svg:viewBox="0 0 524 681" svg:d="M295 530c119-45 229-181 229-325 0-123-80-205-192-205-164 0-332 172-332 349 0 125 86 201 194 201 20 0 45-2 76-11-5 47-5 50-5 58 0 24 0 84 65 84 88 0 125-138 125-146 0-7-4-9-9-9-4 0-6 4-8 9-17 54-63 73-89 73-34 0-45-22-54-78zM153 524c-60-24-86-82-86-151 0-52 19-160 77-241 57-78 128-113 182-113 77 0 131 59 131 160 0 75-39 254-166 326-2-29-11-82-67-82-39 0-75 36-75 77 0 15 4 22 4 24zM198 533c-8 0-34 0-34-33 0-30 29-62 60-62 32 0 48 19 48 64 0 13-2 13-9 15-19 9-43 16-65 16z">
              <text:p/>
            </draw:path>
            <draw:path draw:style-name="gr56" draw:text-style-name="P38" draw:layer="layout" svg:width="0.087cm" svg:height="0.228cm" svg:x="13.986cm" svg:y="6.898cm" svg:viewBox="0 0 88 229" svg:d="M88 80c0-50-19-80-47-80-26 0-41 19-41 41s15 41 41 41c9 0 19-4 26-11 2-2 2-2 4-2 1 4 2 0 2 11 0 56-27 101-51 127-9 9-9 11-9 13 0 4 4 9 6 9 9 0 69-61 69-149z">
              <text:p/>
            </draw:path>
            <draw:path draw:style-name="gr56" draw:text-style-name="P38" draw:layer="layout" svg:width="0.538cm" svg:height="0.532cm" svg:x="14.301cm" svg:y="6.463cm" svg:viewBox="0 0 539 533" svg:d="M433 86c37-60 69-62 98-62 8-2 5-10 8-15 0-7-4-9-8-9-20 0-44 2-63 2-26 0-52-2-76-2-4 0-15 0-15 13 0 9 9 11 13 11 22 0 35 8 35 23 0 13-11 28-11 31-78 123-155 245-233 368-17-133-34-267-52-401 0-13 18-21 52-21 11 0 20 0 20-15 0-9-7-9-11-9-30 0-63 2-93 2-15 0-29-2-43-2s-28 0-41 0c-4 0-13 0-13 13 0 11 6 11 19 11 41 0 44 6 46 26 19 155 39 310 58 465 2 15 6 18 15 18 13 0 15-3 22-13 91-145 182-289 273-434z">
              <text:p/>
            </draw:path>
            <draw:path draw:style-name="gr56" draw:text-style-name="P38" draw:layer="layout" svg:width="0.232cm" svg:height="0.35cm" svg:x="14.734cm" svg:y="6.741cm" svg:viewBox="0 0 233 351" svg:d="M233 257c-6 0-12 0-17 0-2 10-7 43-15 47-5 4-44 4-52 4-33 0-65 0-97 0 56-49 73-64 105-90 39-30 76-65 76-115 0-64-56-103-123-103s-110 47-110 95c0 28 22 30 28 30 11 0 28-9 28-28 0-11-4-28-32-28 17-39 51-50 77-50 54 0 80 41 80 84 0 46-32 82-49 102-43 42-85 85-128 127-4 4-4 6-4 19 73 0 145 0 218 0 5-31 10-63 15-94z">
              <text:p/>
            </draw:path>
            <draw:path draw:style-name="gr56" draw:text-style-name="P38" draw:layer="layout" svg:width="0.167cm" svg:height="0.758cm" svg:x="15.082cm" svg:y="6.411cm" svg:viewBox="0 0 168 759" svg:d="M166 392c2-8 2-10 2-13 0-2 0-4-2-12-45-117-89-233-134-350-4-13-8-17-17-17s-15 6-15 15c0 2 0 4 4 13 45 117 89 234 134 351-45 117-89 233-134 350-4 8-4 11-4 15 0 6 6 15 15 15 11 0 13-9 15-15 45-117 91-234 136-352z">
              <text:p/>
            </draw:path>
            <draw:path draw:style-name="gr56" draw:text-style-name="P38" draw:layer="layout" svg:width="0.672cm" svg:height="0.417cm" svg:x="11.916cm" svg:y="8.091cm" svg:viewBox="0 0 673 418" svg:d="M647 298c13 0 26 0 26-16 0-15-13-15-26-15-161 0-322 0-483 0-30-28-69-47-95-58 28-13 65-32 95-58 161 0 322 0 483 0 13 0 26 0 26-15s-13-15-26-15c-150 0-299 0-449 0 37-35 76-102 76-112 0-9-9-9-13-9-7 0-13 0-15 6-15 31-37 69-86 115-52 45-104 64-143 77-13 5-13 5-15 7-2 0-2 2-2 4s0 2 2 4c1 1 2 2 2 3 5 2 2 2 15 6 104 30 179 99 223 179 6 15 8 17 19 17 4 0 13 0 13-8 0-11-39-76-76-112 150 0 299 0 449 0z">
              <text:p/>
            </draw:path>
            <draw:path draw:style-name="gr56" draw:text-style-name="P38" draw:layer="layout" svg:width="0.672cm" svg:height="0.417cm" svg:x="12.548cm" svg:y="8.091cm" svg:viewBox="0 0 673 418" svg:d="M507 151c32 28 71 47 97 58-28 13-65 32-97 58-161 0-321 0-481 0-13 0-26 0-26 15 0 16 13 16 26 16 149 0 299 0 448 0-36 34-77 101-77 112 0 8 11 8 15 8 6 0 11 0 15-6 15-30 37-69 86-114 52-46 104-65 143-78 13-4 13-4 15-7 2 0 2-2 2-4s0-2-2-4c-1-1-2-2-2-2-3 0-3-2-18-7-101-30-177-99-220-179-8-15-8-17-19-17-4 0-15 0-15 9 0 10 39 75 77 112-149 0-299 0-448 0-13 0-26 0-26 15s13 15 26 15c160 0 320 0 481 0z">
              <text:p/>
            </draw:path>
            <draw:path draw:style-name="gr56" draw:text-style-name="P38" draw:layer="layout" svg:width="0.501cm" svg:height="0.516cm" svg:x="8.696cm" svg:y="9.108cm" svg:viewBox="0 0 502 517" svg:d="M280 60c0-26 0-36 74-36 8 0 15 0 23 0 0-8 0-16 0-24-25 2-96 2-127 2s-101 0-129-2c0 8 0 16 0 24 8 0 17 0 26 0 71 0 71 8 71 36 0 112 0 225 0 337-99-28-104-145-104-194 0-91-34-106-67-106-9 0-18 0-28 0s-19 0-19 9c0 4 2 8 6 8 26 2 46 13 46 104 0 17 2 77 39 127 30 41 75 62 127 69 0 14 0 29 0 43 0 26 0 37-71 37-9 0-18 0-26 0 0 8 0 16 0 23 28-2 96-2 127-2s104 0 129 2c0-7 0-15 0-23-8 0-15 0-23 0-74 0-74-11-74-37 0-14 0-29 0-43 56-7 102-28 132-69 39-54 39-112 39-147 0-10 2-79 43-84 4 0 8-2 8-8 0-9-6-9-17-9-10 0-20 0-30 0-28 0-67 6-67 116 0 82-26 162-108 184 0-112 0-225 0-337z">
              <text:p/>
            </draw:path>
            <draw:path draw:style-name="gr56" draw:text-style-name="P38" draw:layer="layout" svg:width="0.176cm" svg:height="0.758cm" svg:x="9.317cm" svg:y="9.056cm" svg:viewBox="0 0 177 759" svg:d="M177 750c0-2 0-4-13-17-95-95-119-237-119-354 0-131 28-263 121-357 11-9 11-11 11-13 0-7-4-9-9-9-6 0-75 52-121 149-38 82-47 166-47 230 0 59 9 151 50 238 47 92 112 142 118 142 5 0 9-2 9-9z">
              <text:p/>
            </draw:path>
            <draw:path draw:style-name="gr56" draw:text-style-name="P38" draw:layer="layout" svg:width="0.54cm" svg:height="0.516cm" svg:x="9.567cm" svg:y="9.108cm" svg:viewBox="0 0 541 517" svg:d="M201 278c42 0 84 0 127 0 108 0 213-80 213-164 0-58-49-114-149-114-81 0-163 0-245 0-15 0-24 0-24 15 0 9 9 9 24 9 8 0 23 0 32 0 11 2 15 4 15 13 0 2 0 6-2 15-34 135-68 270-101 405-9 30-9 37-69 37-13 0-22 0-22 15 0 8 9 8 11 8 21 0 75-2 97-2 15 0 32 0 49 0 16 0 33 2 48 2 6 0 15 0 15-15 0-8-6-8-19-8-28 0-50 0-50-13 0-7 0-9 2-13 16-63 32-127 48-190zM254 52c7-26 9-28 41-28 25 0 49 0 74 0 62 0 101 19 101 71 0 30-15 95-43 123-39 34-84 41-116 41-36 0-72 0-108 0 17-69 34-138 51-207z">
              <text:p/>
            </draw:path>
            <draw:path draw:style-name="gr56" draw:text-style-name="P38" draw:layer="layout" svg:width="0.087cm" svg:height="0.225cm" svg:x="10.111cm" svg:y="9.546cm" svg:viewBox="0 0 88 226" svg:d="M88 78c0-50-19-78-49-78-24 0-39 17-39 39 0 21 15 41 39 41 8 0 19-5 28-11 2 0 1-1 2-2 2 0 2 2 2 11 0 56-26 103-52 127-8 8-8 11-8 13 0 4 4 8 8 8 9 0 69-58 69-148z">
              <text:p/>
            </draw:path>
            <draw:path draw:style-name="gr56" draw:text-style-name="P38" draw:layer="layout" svg:width="0.54cm" svg:height="0.534cm" svg:x="10.423cm" svg:y="9.108cm" svg:viewBox="0 0 541 535" svg:d="M433 86c37-58 69-62 98-62 8-2 7-10 10-15 0-7-4-9-10-9-20 0-41 2-63 2-24 0-50-2-73-2-7 0-15 0-15 15 0 7 6 9 12 9 20 0 35 8 35 23 0 13-13 28-13 31-77 123-154 245-231 368-17-133-34-267-51-401 0-13 17-21 51-21 11 0 20 0 20-15 0-7-7-9-11-9-30 0-63 2-95 2-13 0-28 0-41 0s-28-2-41-2c-6 0-15 0-15 15 0 9 6 9 19 9 44 0 44 6 46 26 20 155 40 310 60 465 2 15 4 20 15 20 13 0 15-5 22-15 90-145 181-289 271-434z">
              <text:p/>
            </draw:path>
            <draw:path draw:style-name="gr56" draw:text-style-name="P38" draw:layer="layout" svg:width="0.193cm" svg:height="0.353cm" svg:x="10.881cm" svg:y="9.386cm" svg:viewBox="0 0 194 354" svg:d="M121 15c0-15-2-15-15-15-35 34-84 34-106 34 0 7 0 13 0 20 13 0 47 0 78-15 0 90 0 179 0 269 0 18 0 26-54 26-7 0-13 0-20 0 0 7 0 13 0 20 9-3 76-3 95-3 15 0 82 0 95 3 0-7 0-13 0-20-6 0-13 0-19 0-54 0-54-8-54-26 0-97 0-195 0-293z">
              <text:p/>
            </draw:path>
            <draw:path draw:style-name="gr56" draw:text-style-name="P38" draw:layer="layout" svg:width="0.176cm" svg:height="0.758cm" svg:x="11.206cm" svg:y="9.056cm" svg:viewBox="0 0 177 759" svg:d="M177 379c0-58-9-150-52-237-45-92-110-142-116-142-5 0-9 4-9 9 0 2 0 4 15 17 73 75 117 196 117 353 0 130-28 263-121 358-11 9-11 11-11 13 0 5 4 9 9 9 6 0 75-52 120-149 37-84 48-168 48-231z">
              <text:p/>
            </draw:path>
            <draw:path draw:style-name="gr56" draw:text-style-name="P38" draw:layer="layout" svg:width="0.504cm" svg:height="0.176cm" svg:x="12.269cm" svg:y="9.348cm" svg:viewBox="0 0 505 177" svg:d="M505 24c0-15-5-24-11-24-2 0-9 6-9 19-4 74-54 115-108 115-47 0-84-33-120-65-39-35-78-69-130-69-82 0-127 84-127 151 0 26 7 17 11 26 8 0 11-15 11-17 2-85 60-117 105-117 48 0 84 32 121 65 39 34 78 69 129 69 85 0 128-84 128-153z">
              <text:p/>
            </draw:path>
            <draw:path draw:style-name="gr56" draw:text-style-name="P38" draw:layer="layout" svg:width="0.204cm" svg:height="0.238cm" svg:x="11.715cm" svg:y="9.846cm" svg:viewBox="0 0 205 239" svg:d="M181 37c-2 2-17 8-17 21 0 9 4 17 17 17 7 0 24-4 24-28 0-34-37-47-67-47-75 0-93 58-93 78 0 43 41 51 61 56 26 4 56 8 56 36 0 13-15 54-78 54-17 0-47-2-58-26 17-4 21-19 21-26 0-10-8-17-19-17-13 0-28 11-28 33 0 32 35 51 82 51 91 0 112-64 112-88 0-15-6-30-19-41-15-13-28-15-59-22-15-2-38-6-38-28 0-10 8-45 60-45 11 0 35 2 43 22z">
              <text:p/>
            </draw:path>
            <draw:path draw:style-name="gr56" draw:text-style-name="P38" draw:layer="layout" svg:width="0.172cm" svg:height="0.335cm" svg:x="11.976cm" svg:y="9.749cm" svg:viewBox="0 0 173 336" svg:d="M104 121c17 0 34 0 51 0 11 0 18 0 18-11 0-7-7-7-16-7-16 0-33 0-49 0 6-25 13-51 19-77 2-7 2-9 2-11 0-9-6-15-17-15-17 0-21 17-24 22-6 27-13 54-19 81-17 0-34 0-52 0-11 0-17 0-17 11 0 7 6 7 15 7 17 0 33 0 50 0-13 49-25 99-37 149-2 10-2 12-2 17 0 32 26 49 54 49 56 0 90-73 90-82 0-6-6-6-10-6-9 0-9 2-13 9-24 56-52 64-67 64-17 0-17-19-17-23 0-11 1-15 2-22 13-52 26-104 39-155z">
              <text:p/>
            </draw:path>
            <draw:path draw:style-name="gr56" draw:text-style-name="P38" draw:layer="layout" svg:width="0.249cm" svg:height="0.238cm" svg:x="12.183cm" svg:y="9.846cm" svg:viewBox="0 0 250 239" svg:d="M95 136c2-13 6-24 9-35 4-13 8-36 32-62 11-13 26-24 49-24 7 0 24 0 37 9-11 6-17 15-17 23 0 16 13 20 19 20 11 0 26-9 26-30 0-26-32-37-62-37-15 0-44 2-74 37-8-31-36-37-51-37-24 0-35 15-44 28-10 17-19 50-19 54 0 6 6 6 11 6 11 0 11 0 15-15 9-36 18-58 34-58 17 0 18 19 18 26 0 11-7 37-11 56-5 19-10 37-15 56-2 9-7 28-9 37-4 11-8 30-8 34 0 11 8 15 17 15 11 0 17-8 19-13 2-4 7-21 11-34 4-19 9-37 13-56z">
              <text:p/>
            </draw:path>
            <draw:path draw:style-name="gr56" draw:text-style-name="P38" draw:layer="layout" svg:width="0.238cm" svg:height="0.238cm" svg:x="12.44cm" svg:y="9.846cm" svg:viewBox="0 0 239 239" svg:d="M239 91c0-50-36-91-90-91-78 0-149 73-149 149 0 54 39 90 91 90 75 0 148-73 148-148zM91 224c-13 0-48-6-48-58 0-24 11-80 35-112 19-24 45-39 69-39 19 0 49 11 49 58 0 18-6 69-30 106-17 26-45 45-75 45z">
              <text:p/>
            </draw:path>
            <draw:path draw:style-name="gr56" draw:text-style-name="P38" draw:layer="layout" svg:width="0.314cm" svg:height="0.238cm" svg:x="12.737cm" svg:y="9.846cm" svg:viewBox="0 0 315 239" svg:d="M114 45c-2-32-30-45-51-45-24 0-35 15-44 28-10 17-19 50-19 54 0 6 6 6 11 6 11 0 11 0 15-15 9-36 18-58 34-58 17 0 18 19 18 26 0 11-7 37-11 56-5 19-10 37-15 56-2 9-7 28-9 37-4 11-8 30-8 34 0 11 8 15 17 15 17 0 21-15 23-23 3-9 9-35 13-48 0-8 7-28 7-36 2-5 9-31 11-35 0-4 17-39 38-58 16-15 35-24 54-24 26 0 31 19 31 37 0 30-24 95-33 118-6 13-6 18-6 24 0 30 24 45 47 45 54 0 78-73 78-82 0-6-7-6-11-6-11 0-11 2-13 11-8 34-28 62-52 62-8 0-13-4-13-17s5-24 9-37c9-23 32-82 32-112 0-41-30-58-66-58-41 0-69 26-87 45z">
              <text:p/>
            </draw:path>
            <draw:path draw:style-name="gr56" draw:text-style-name="P38" draw:layer="layout" svg:width="0.249cm" svg:height="0.342cm" svg:x="13.085cm" svg:y="9.846cm" svg:viewBox="0 0 250 343" svg:d="M248 37c2-7 2-9 2-11 0-11-8-15-17-15-11 0-19 8-24 17-13-19-30-28-52-28-64 0-131 75-131 149 0 49 32 86 75 86 28 0 50-15 65-28-2 9-17 65-17 67-5 11-24 54-78 54-8 0-26 0-39-5 13-8 9-14 13-21 0-11-8-20-19-20-13 0-26 11-26 31 0 28 32 30 69 30 75 0 112-41 121-76 19-77 39-153 58-230zM177 160c-4 17-39 60-73 60-24 0-37-22-37-50 0-21 13-82 30-110 19-32 43-45 60-45 37 0 44 45 44 50-1 3-2 5-3 8-7 29-14 58-21 87z">
              <text:p/>
            </draw:path>
            <draw:path draw:style-name="gr56" draw:text-style-name="P38" draw:layer="layout" svg:width="0.501cm" svg:height="0.516cm" svg:x="13.63cm" svg:y="9.108cm" svg:viewBox="0 0 502 517" svg:d="M280 60c0-26 0-36 72-36 8 0 17 0 25 0 0-8 0-16 0-24-28 2-96 2-127 2s-103 0-129-2c0 8 0 16 0 24 8 0 16 0 23 0 74 0 74 8 74 36 0 112 0 225 0 337-99-28-104-145-104-194 0-91-34-106-67-106-9 0-18 0-28 0-13 0-19 0-19 9 0 4 2 8 6 8 26 2 44 13 46 104 0 17 2 77 39 127 28 41 75 62 127 69 0 14 0 29 0 43 0 26 0 37-74 37-7 0-15 0-23 0 0 8 0 16 0 23 26-2 96-2 127-2s101 0 129 2c0-7 0-15 0-23-8 0-17 0-25 0-72 0-72-11-72-37 0-14 0-29 0-43 54-7 102-28 130-69 41-54 41-112 41-147 0-10 0-79 41-84 4 0 10-2 10-8 0-9-6-9-19-9-9 0-19 0-28 0-30 0-67 6-67 116-2 82-26 162-108 184 0-112 0-225 0-337z">
              <text:p/>
            </draw:path>
            <draw:path draw:style-name="gr56" draw:text-style-name="P38" draw:layer="layout" svg:width="0.174cm" svg:height="0.758cm" svg:x="14.251cm" svg:y="9.056cm" svg:viewBox="0 0 175 759" svg:d="M175 750c0-2 0-4-13-17-93-95-119-237-119-354 0-131 30-263 123-357 9-9 9-11 9-13 0-7-2-9-7-9-8 0-75 52-121 149-38 82-47 166-47 230 0 59 9 151 50 238 45 92 110 142 118 142 5 0 7-2 7-9z">
              <text:p/>
            </draw:path>
            <draw:path draw:style-name="gr56" draw:text-style-name="P38" draw:layer="layout" svg:width="0.523cm" svg:height="0.68cm" svg:x="14.508cm" svg:y="9.091cm" svg:viewBox="0 0 524 681" svg:d="M295 530c117-45 229-181 229-325 0-123-80-205-194-205-164 0-330 172-330 349 0 125 84 203 194 203 20 0 45-4 73-13-2 47-2 50-2 58 0 26 0 84 63 84 90 0 127-138 127-146 0-7-6-9-9-9-6 0-8 4-8 9-20 54-63 73-89 73-36 0-47-22-54-78zM151 524c-58-24-84-82-84-151 0-52 19-160 77-241 54-78 126-113 182-113 75 0 131 59 131 160 0 78-39 254-166 326-4-29-11-82-67-82-41 0-77 36-77 77 0 15 3 16 4 24zM198 533c-10 0-34 0-34-33 0-30 28-60 60-60 33 0 46 17 46 62 0 13 0 13-7 15-21 9-43 16-65 16z">
              <text:p/>
            </draw:path>
            <draw:path draw:style-name="gr56" draw:text-style-name="P38" draw:layer="layout" svg:width="0.087cm" svg:height="0.225cm" svg:x="15.135cm" svg:y="9.546cm" svg:viewBox="0 0 88 226" svg:d="M88 78c0-50-19-78-49-78-24 0-39 17-39 39 0 21 15 41 39 41 11 0 19-5 28-11 2 0 1-1 2-2 2 0 2 2 2 11 0 56-26 103-52 127-8 8-8 11-8 13 0 4 4 8 8 8 9 0 69-58 69-148z">
              <text:p/>
            </draw:path>
            <draw:path draw:style-name="gr56" draw:text-style-name="P38" draw:layer="layout" svg:width="0.54cm" svg:height="0.534cm" svg:x="15.448cm" svg:y="9.108cm" svg:viewBox="0 0 541 535" svg:d="M433 86c39-58 69-62 98-62 10-2 7-10 10-15 0-7-4-9-10-9-20 0-41 2-63 2-24 0-50-2-73-2-5 0-15 0-15 15 0 7 6 9 12 9 20 0 35 8 35 23 0 13-11 28-11 31-77 123-155 245-233 368-17-133-34-267-51-401 0-13 17-21 51-21 11 0 20 0 20-15 0-7-7-9-11-9-30 0-63 2-95 2-13 0-28 0-41 0s-28-2-41-2c-4 0-15 0-15 15 0 9 9 9 19 9 44 0 44 6 46 26 20 155 40 310 60 465 2 15 4 20 15 20 13 0 15-5 22-15 90-145 181-289 271-434z">
              <text:p/>
            </draw:path>
            <draw:path draw:style-name="gr56" draw:text-style-name="P38" draw:layer="layout" svg:width="0.234cm" svg:height="0.353cm" svg:x="15.882cm" svg:y="9.386cm" svg:viewBox="0 0 235 354" svg:d="M235 257c-6 0-13 0-19 0 0 10-7 43-13 47-5 4-46 4-52 4-33 0-66 0-99 0 56-49 75-64 108-90 38-30 75-63 75-115 0-64-56-103-125-103-65 0-110 47-110 95 0 28 24 30 28 30 13 0 28-9 28-28 0-9-4-28-30-28 15-39 52-50 78-50 51 0 79 41 79 84 0 48-32 85-49 102-43 42-85 85-128 127-6 4-6 6-6 22 73 0 145 0 218 0 6-33 11-65 17-97z">
              <text:p/>
            </draw:path>
            <draw:path draw:style-name="gr56" draw:text-style-name="P38" draw:layer="layout" svg:width="0.176cm" svg:height="0.758cm" svg:x="16.231cm" svg:y="9.056cm" svg:viewBox="0 0 177 759" svg:d="M177 379c0-58-9-150-50-237-45-92-112-142-118-142-5 0-9 4-9 9 0 2 0 4 15 17 73 75 117 196 117 353 0 130-28 263-121 358-11 9-11 11-11 13 0 5 4 9 9 9 6 0 75-52 120-149 39-84 48-168 48-231z">
              <text:p/>
            </draw:path>
          </draw:g>
        </draw:g>
        <draw:frame presentation:style-name="pr12" draw:text-style-name="P5" draw:layer="layout" svg:width="24.408cm" svg:height="1.083cm" svg:x="0.498cm" svg:y="10.388cm" presentation:class="outline" presentation:user-transformed="true">
          <draw:text-box>
            <text:list text:style-name="L3">
              <text:list-item>
                <text:p text:style-name="P79">formulae are preserved</text:p>
              </text:list-item>
            </text:list>
          </draw:text-box>
        </draw:frame>
        <draw:g>
          <svg:title>TexMaths</svg:title>
          <svg:desc>28§display§\langle P, V \rangle \in \interpret\phi \iff \Psi(P, V) \in \interpret{\theta(\phi)}§svg§600§TRUE§</svg:desc>
          <draw:g>
            <draw:path draw:style-name="gr56" draw:text-style-name="P38" draw:layer="layout" svg:width="0.175cm" svg:height="0.791cm" svg:x="6.574cm" svg:y="11.947cm" svg:viewBox="0 0 176 792" svg:d="M172 32c4-9 4-12 4-16 0-9-6-16-15-16-7 0-12 5-18 18-46 121-92 242-138 363-3 5-5 9-5 14 0 4 0 4 5 13 46 122 92 243 138 364 4 9 6 20 18 20 9 0 15-7 15-16 0-2 0-4-4-13-47-123-94-245-140-368 46-121 93-242 140-363z">
              <text:p/>
            </draw:path>
            <draw:path draw:style-name="gr56" draw:text-style-name="P38" draw:layer="layout" svg:width="0.567cm" svg:height="0.538cm" svg:x="6.827cm" svg:y="12.001cm" svg:viewBox="0 0 568 539" svg:d="M208 289c45 0 91 0 136 0 113 0 224-81 224-169 0-61-52-120-156-120-86 0-172 0-258 0-16 0-25 0-25 14 0 11 7 11 23 11 11 0 24 0 36 0 11 2 16 4 16 13 0 3 0 5-3 16-35 142-71 283-106 424-9 30-9 37-72 37-14 0-23 0-23 15 0 9 9 9 11 9 23 0 79-2 102-2 16 0 34 0 50 0 18 0 36 2 52 2 7 0 16 0 16-15 0-9-7-9-23-9-29 0-50 0-50-14 0-5 0-9 3-14 15-66 31-132 47-198zM267 54c7-27 9-29 43-29 25 0 50 0 75 0 67 0 108 20 108 74 0 32-16 100-47 129-39 34-86 41-122 41-37 0-74 0-111 0 18-72 36-143 54-215z">
              <text:p/>
            </draw:path>
            <draw:path draw:style-name="gr56" draw:text-style-name="P38" draw:layer="layout" svg:width="0.094cm" svg:height="0.236cm" svg:x="7.395cm" svg:y="12.457cm" svg:viewBox="0 0 95 237" svg:d="M95 84c0-52-20-84-52-84-25 0-43 20-43 43 0 20 18 41 43 41 9 0 20-3 27-10 2-2 3-1 5-2 2 0 2 0 2 12 0 58-28 105-54 130-10 9-9 12-9 14 0 4 4 9 9 9 6 0 72-61 72-153z">
              <text:p/>
            </draw:path>
            <draw:path draw:style-name="gr56" draw:text-style-name="P38" draw:layer="layout" svg:width="0.567cm" svg:height="0.556cm" svg:x="7.726cm" svg:y="12.001cm" svg:viewBox="0 0 568 557" svg:d="M455 90c38-63 72-65 102-65 9-2 7-11 11-16 0-7-5-9-11-9-21 0-43 2-66 2-25 0-52-2-77-2-7 0-16 0-16 14 0 9 7 11 11 11 23 0 39 9 39 25 0 11-9 19-14 29-81 129-163 259-244 388-17-140-35-280-52-420 0-13 18-22 54-22 12 0 21 0 21-16 0-9-7-9-12-9-31 0-65 2-99 2-14 0-28-2-43-2s-30 0-43 0c-7 0-16 0-16 14 0 11 7 11 20 11 46 0 46 7 48 25 21 163 42 326 63 489 2 16 5 18 16 18s16-4 23-13c95-151 190-303 285-454z">
              <text:p/>
            </draw:path>
            <draw:path draw:style-name="gr56" draw:text-style-name="P38" draw:layer="layout" svg:width="0.175cm" svg:height="0.791cm" svg:x="8.366cm" svg:y="11.947cm" svg:viewBox="0 0 176 792" svg:d="M172 408c4-9 4-10 4-13s0-2-4-11c-46-122-92-244-138-366-5-13-9-18-18-18s-16 7-16 16c0 2 0 4 5 13 46 122 93 244 140 366-47 122-94 244-140 366-5 9-5 11-5 15 0 9 7 16 16 16s13-9 16-16c46-122 93-245 140-368z">
              <text:p/>
            </draw:path>
            <draw:path draw:style-name="gr56" draw:text-style-name="P38" draw:layer="layout" svg:width="0.397cm" svg:height="0.457cm" svg:x="8.918cm" svg:y="12.114cm" svg:viewBox="0 0 398 458" svg:d="M369 246c13 0 29-1 29-18s-16-16-29-16c-113 0-225 0-337 0 11-104 101-180 215-180 40 0 81 0 122 0 13 0 29 0 29-16s-16-16-29-16c-42 0-83 0-125 0-135 0-244 100-244 228 0 127 109 230 244 230 42 0 83 0 125 0 13 0 29 0 29-16 0-15-16-15-29-15-41 0-82 0-122 0-114 0-204-77-215-181 112 0 224 0 337 0z">
              <text:p/>
            </draw:path>
            <draw:path draw:style-name="gr56" draw:text-style-name="P38" draw:layer="layout" svg:width="0.209cm" svg:height="0.791cm" svg:x="9.694cm" svg:y="11.947cm" svg:viewBox="0 0 210 792" svg:d="M0 783c0 5 5 9 9 9 64 0 128 0 192 0 5 0 9-4 9-9 0-4 0-9 0-13 0-5-4-9-9-9-23 0-46 0-70 0 0-243 0-486 0-729 24 0 47 0 70 0 5 0 9-5 9-9 0-5 0-9 0-14 0-4-4-9-9-9-64 0-128 0-192 0-4 0-9 5-9 9 0 258 0 516 0 774zM100 32c0 243 0 486 0 729-22 0-44 0-66 0 0-243 0-486 0-729 22 0 44 0 66 0z">
              <text:p/>
            </draw:path>
            <draw:path draw:style-name="gr56" draw:text-style-name="P38" draw:layer="layout" svg:width="0.451cm" svg:height="0.523cm" svg:x="9.963cm" svg:y="12.191cm" svg:viewBox="0 0 452 524" svg:d="M95 485c-2 9-5 11-5 16 0 16 16 23 23 23 5 0 23-3 30-23 2-5 6-32 29-144 7 2 11 2 25 2 133 0 255-124 255-248 0-64-31-111-90-111-115 0-163 153-210 309-86-16-132-61-132-117 0-23 18-111 66-165 7-7 4-6 7-9 0-4-3-9-9-9-23 0-84 115-84 192 0 72 52 131 138 151-14 44-29 89-43 133zM204 314c-5 0-7 0-14-3-9 0-9 0-9-2s14-74 16-86c22-101 86-176 156-176 54 0 77 41 77 79 0 91-102 188-226 188z">
              <text:p/>
            </draw:path>
            <draw:path draw:style-name="gr56" draw:text-style-name="P38" draw:layer="layout" svg:width="0.205cm" svg:height="0.791cm" svg:x="10.463cm" svg:y="11.947cm" svg:viewBox="0 0 206 792" svg:d="M106 761c0-243 0-486 0-729 23 0 46 0 68 0 0 243 0 486 0 729-22 0-45 0-68 0zM206 783c0-258 0-516 0-774 0-4-2-9-9-9-64 0-127 0-190 0-5 0-7 5-7 9 0 5 0 9 0 14 0 4 2 9 7 9 22 0 45 0 68 0 0 243 0 486 0 729-23 0-46 0-68 0-5 0-7 4-7 9 0 4 0 9 0 13 0 5 2 9 7 9 63 0 126 0 190 0 7 0 9-4 9-9z">
              <text:p/>
            </draw:path>
            <draw:path draw:style-name="gr56" draw:text-style-name="P38" draw:layer="layout" svg:width="0.705cm" svg:height="0.435cm" svg:x="11.25cm" svg:y="12.125cm" svg:viewBox="0 0 706 436" svg:d="M676 311c14 0 30 2 30-15s-16-18-30-18c-168 0-336 0-504 0-34-27-75-48-100-61 28-12 66-32 100-59 168 0 336 0 504 0 14 0 30-1 30-18s-16-16-30-16c-156 0-312 0-468 0 36-36 79-106 79-115s-11-9-16-9c-6 0-11 0-15 7-16 29-39 72-91 117-54 50-106 70-149 81-14 5-14 7-16 7 0 2 0 3 0 5s0 4 0 6c1 0 2 0 2 0 3 3 3 3 18 7 107 32 186 104 231 190 9 16 9 16 20 16 5 0 16 0 16-9s-40-79-79-116c156 0 312 0 468 0z">
              <text:p/>
            </draw:path>
            <draw:path draw:style-name="gr56" draw:text-style-name="P38" draw:layer="layout" svg:width="0.705cm" svg:height="0.435cm" svg:x="11.911cm" svg:y="12.125cm" svg:viewBox="0 0 706 436" svg:d="M534 158c34 27 75 47 99 59-29 13-67 34-99 61-168 0-336 0-505 0-13 0-29 1-29 18s14 15 27 15c157 0 314 0 471 0-39 37-79 107-79 116s9 9 15 9c5 0 12 0 14-7 18-30 38-72 90-118 57-49 109-70 150-81 13-4 10-4 16-7 2-2 2-4 2-6s0-3 0-5c-1 0-2 0-2 0-3-2-3-2-18-7-107-31-188-103-231-189-9-16-12-16-21-16-6 0-15 0-15 9s40 79 79 115c-157 0-314 0-471 0-13 0-27-1-27 16s16 18 29 18c169 0 337 0 505 0z">
              <text:p/>
            </draw:path>
            <draw:path draw:style-name="gr56" draw:text-style-name="P38" draw:layer="layout" svg:width="0.526cm" svg:height="0.538cm" svg:x="13.149cm" svg:y="12.001cm" svg:viewBox="0 0 527 539" svg:d="M294 61c0-27 0-36 77-36 8 0 17 0 25 0 0-8 0-17 0-25-27 2-102 2-134 2-31 0-106 0-135-2 0 8 0 17 0 25 9 0 18 0 27 0 75 0 75 9 75 36 0 117 0 235 0 352-105-27-109-149-109-201 0-95-34-110-70-110-10 0-20 0-30 0-11 0-20 0-20 9 0 4 2 6 9 9 25 2 45 13 45 106 0 18 3 81 41 135 32 41 79 66 134 72 0 15 0 29 0 43 0 27 0 39-75 39-9 0-18 0-27 0 0 8 0 16 0 24 29-2 103-2 135-2 33 0 107 0 134 2 0-8 0-16 0-24-8 0-17 0-25 0-77 0-77-9-77-39 0-14 0-28 0-43 59-6 106-31 138-72 41-56 41-120 41-153 0-14 2-84 45-88 5-3 9-3 9-9 0-9-4-9-18-9-10 0-20 0-29 0-32 0-71 4-73 119 0 88-27 172-113 192 0-117 0-235 0-352z">
              <text:p/>
            </draw:path>
            <draw:path draw:style-name="gr56" draw:text-style-name="P38" draw:layer="layout" svg:width="0.185cm" svg:height="0.791cm" svg:x="13.8cm" svg:y="11.947cm" svg:viewBox="0 0 186 792" svg:d="M186 783c0-2 0-2-14-16-100-101-124-250-124-372 0-138 29-275 126-372 12-12 12-12 12-14 0-7-3-9-10-9-6 0-79 54-124 156-41 85-52 173-52 239 0 63 9 158 54 248 48 97 116 149 122 149 7 0 10-2 10-9z">
              <text:p/>
            </draw:path>
            <draw:path draw:style-name="gr56" draw:text-style-name="P38" draw:layer="layout" svg:width="0.567cm" svg:height="0.538cm" svg:x="14.063cm" svg:y="12.001cm" svg:viewBox="0 0 568 539" svg:d="M210 289c46 0 91 0 136 0 111 0 222-81 222-169 0-61-52-120-156-120-86 0-172 0-258 0-14 0-23 0-23 14 0 11 7 11 23 11 9 0 25 0 34 0 13 2 18 4 18 13 0 3-2 5-5 16-35 142-71 283-106 424-7 30-9 37-72 37-14 0-23 0-23 15 0 9 11 9 14 9 22 0 76-2 99-2 18 0 34 0 52 0s34 2 52 2c5 0 16 0 16-15 0-9-9-9-23-9-29 0-52 0-52-14 0-5 3-9 3-14 16-66 33-132 49-198zM267 54c7-27 9-29 43-29 26 0 51 0 77 0 65 0 108 20 108 74 0 32-15 100-47 129-41 34-88 41-122 41-38 0-76 0-113 0 18-72 36-143 54-215z">
              <text:p/>
            </draw:path>
            <draw:path draw:style-name="gr56" draw:text-style-name="P38" draw:layer="layout" svg:width="0.092cm" svg:height="0.236cm" svg:x="14.633cm" svg:y="12.457cm" svg:viewBox="0 0 93 237" svg:d="M93 84c0-52-21-84-50-84-27 0-43 20-43 43 0 20 16 41 43 41 9 0 18-3 27-10 2-2 2-2 5-2 0 4 0 0 0 12 0 58-29 104-55 130-8 8-6 12-6 14 0 4 2 9 6 9 9 0 73-61 73-153z">
              <text:p/>
            </draw:path>
            <draw:path draw:style-name="gr56" draw:text-style-name="P38" draw:layer="layout" svg:width="0.565cm" svg:height="0.556cm" svg:x="14.963cm" svg:y="12.001cm" svg:viewBox="0 0 566 557" svg:d="M455 90c38-63 72-65 102-65 9-2 6-11 9-16 0-7-5-9-9-9-23 0-46 2-66 2-27 0-54-2-79-2-5 0-16 0-16 14 0 9 7 11 13 11 21 0 37 9 37 25 0 11-8 19-12 29-81 129-163 259-244 388-18-140-36-280-54-420 0-13 18-22 54-22 11 0 20 0 20-16 0-9-6-9-11-9-32 0-66 2-97 2-16 0-31-2-45-2-15 0-30 0-43 0-5 0-14 0-14 14 0 11 7 11 18 11 45 0 45 7 48 25 21 163 42 326 63 489 2 16 7 18 16 18 13 0 16-4 22-13 96-151 192-303 288-454z">
              <text:p/>
            </draw:path>
            <draw:path draw:style-name="gr56" draw:text-style-name="P38" draw:layer="layout" svg:width="0.185cm" svg:height="0.791cm" svg:x="15.603cm" svg:y="11.947cm" svg:viewBox="0 0 186 792" svg:d="M186 395c0-61-10-156-55-246-47-97-115-149-122-149s-9 5-9 9c0 2 0 2 16 18 77 77 122 203 122 368 0 135-29 275-127 375-11 11-11 11-11 13 0 5 2 9 9 9s79-54 124-156c41-85 53-173 53-241z">
              <text:p/>
            </draw:path>
            <draw:path draw:style-name="gr56" draw:text-style-name="P38" draw:layer="layout" svg:width="0.397cm" svg:height="0.457cm" svg:x="16.153cm" svg:y="12.114cm" svg:viewBox="0 0 398 458" svg:d="M371 246c14 0 27-1 27-18s-13-16-27-16c-112 0-225 0-337 0 9-104 99-180 213-180 41 0 83 0 124 0 14 0 27 0 27-16s-13-16-27-16c-42 0-84 0-127 0-135 0-244 100-244 228 0 127 109 230 244 230 43 0 85 0 127 0 14 0 27 0 27-16 0-15-13-15-27-15-41 0-83 0-124 0-114 0-204-77-213-181 112 0 225 0 337 0z">
              <text:p/>
            </draw:path>
            <draw:path draw:style-name="gr56" draw:text-style-name="P38" draw:layer="layout" svg:width="0.209cm" svg:height="0.791cm" svg:x="16.931cm" svg:y="11.947cm" svg:viewBox="0 0 210 792" svg:d="M0 783c0 5 5 9 9 9 63 0 127 0 190 0 7 0 11-4 11-9 0-4 0-9 0-13 0-5-4-9-11-9-23 0-45 0-68 0 0-243 0-486 0-729 23 0 45 0 68 0 7 0 11-5 11-9 0-5 0-9 0-14 0-4-4-9-11-9-63 0-127 0-190 0-4 0-9 5-9 9 0 258 0 516 0 774zM97 32c0 243 0 486 0 729-22 0-43 0-65 0 0-243 0-486 0-729 22 0 43 0 65 0z">
              <text:p/>
            </draw:path>
            <draw:path draw:style-name="gr56" draw:text-style-name="P38" draw:layer="layout" svg:width="0.329cm" svg:height="0.565cm" svg:x="17.192cm" svg:y="11.983cm" svg:viewBox="0 0 330 566" svg:d="M330 162c0-51-16-162-97-162-109 0-233 223-233 404 0 74 25 162 97 162 111 0 233-227 233-404zM86 271c14-52 29-115 61-169 20-41 50-84 86-84 38 0 43 50 43 95 0 38-5 79-25 158-55 0-110 0-165 0zM244 296c-9 36-25 103-56 160-27 54-57 92-91 92-27 0-43-22-43-94 0-34 5-82 25-158 55 0 110 0 165 0z">
              <text:p/>
            </draw:path>
            <draw:path draw:style-name="gr56" draw:text-style-name="P38" draw:layer="layout" svg:width="0.185cm" svg:height="0.791cm" svg:x="17.633cm" svg:y="11.947cm" svg:viewBox="0 0 186 792" svg:d="M186 783c0-2 0-2-14-16-100-101-124-250-124-372 0-138 29-275 126-372 12-12 12-12 12-14 0-7-5-9-10-9-6 0-79 54-126 156-41 85-50 173-50 239 0 63 9 158 52 248 48 97 118 149 124 149 5 0 10-2 10-9z">
              <text:p/>
            </draw:path>
            <draw:path draw:style-name="gr56" draw:text-style-name="P38" draw:layer="layout" svg:width="0.451cm" svg:height="0.523cm" svg:x="17.904cm" svg:y="12.191cm" svg:viewBox="0 0 452 524" svg:d="M95 485c-5 9-5 11-5 16 0 16 16 23 23 23 5 0 23-3 30-23 2-5 6-32 29-144 7 2 11 2 25 2 131 0 255-124 255-248 0-64-31-111-90-111-115 0-163 153-213 309-86-16-129-61-129-117 0-23 18-111 66-165 7-7 4-6 7-9 0-4-3-9-9-9-23 0-84 115-84 192 0 72 52 131 136 151-14 44-27 89-41 133zM204 314c-5 0-7 0-14-3-9 0-11 0-11-2s13-74 16-86c24-101 88-176 158-176 54 0 77 41 77 79 0 91-104 188-226 188z">
              <text:p/>
            </draw:path>
            <draw:path draw:style-name="gr56" draw:text-style-name="P38" draw:layer="layout" svg:width="0.185cm" svg:height="0.791cm" svg:x="18.429cm" svg:y="11.947cm" svg:viewBox="0 0 186 792" svg:d="M186 395c0-61-10-156-55-246-47-97-115-149-122-149s-9 5-9 9c0 2 0 2 16 18 77 77 122 203 122 368 0 135-29 275-127 375-11 11-11 11-11 13 0 5 2 9 9 9s79-54 124-156c41-85 53-173 53-241z">
              <text:p/>
            </draw:path>
            <draw:path draw:style-name="gr56" draw:text-style-name="P38" draw:layer="layout" svg:width="0.207cm" svg:height="0.791cm" svg:x="18.712cm" svg:y="11.947cm" svg:viewBox="0 0 208 792" svg:d="M109 761c0-243 0-486 0-729 22 0 45 0 67 0 0 243 0 486 0 729-22 0-45 0-67 0zM208 783c0-258 0-516 0-774 0-4-4-9-9-9-63 0-127 0-190 0-4 0-9 5-9 9 0 5 0 9 0 14 0 4 5 9 9 9 23 0 45 0 68 0 0 243 0 486 0 729-23 0-45 0-68 0-4 0-9 4-9 9 0 4 0 9 0 13 0 5 5 9 9 9 63 0 127 0 190 0 5 0 9-4 9-9z">
              <text:p/>
            </draw:path>
          </draw:g>
        </draw:g>
        <draw:line draw:style-name="gr145" draw:text-style-name="P8" draw:layer="layout" svg:x1="16.51cm" svg:y1="7.62cm" svg:x2="14.287cm" svg:y2="8.731cm">
          <text:p/>
        </draw:line>
        <draw:frame draw:style-name="gr146" draw:text-style-name="P81" draw:layer="layout" svg:width="3.423cm" svg:height="1.673cm" svg:x="16.579cm" svg:y="6.74cm">
          <draw:text-box>
            <text:p text:style-name="P80">translation<text:line-break/>of states</text:p>
          </draw:text-box>
        </draw:frame>
        <draw:line draw:style-name="gr147" draw:text-style-name="P82" draw:layer="layout" svg:x1="19.685cm" svg:y1="10.722cm" svg:x2="17.462cm" svg:y2="11.833cm">
          <text:p/>
        </draw:line>
        <draw:frame draw:style-name="gr146" draw:text-style-name="P84" draw:layer="layout" svg:width="3.673cm" svg:height="1.673cm" svg:x="19.754cm" svg:y="9.842cm">
          <draw:text-box>
            <text:p text:style-name="P83">translation<text:line-break/>of formulae</text:p>
          </draw:text-box>
        </draw:frame>
        <presentation:notes draw:style-name="dp2">
          <draw:page-thumbnail draw:style-name="gr1" draw:layer="layout" svg:width="15.169cm" svg:height="8.533cm" svg:x="1.914cm" svg:y="2.566cm" draw:page-number="37" presentation:class="page"/>
          <draw:frame presentation:style-name="pr10" draw:text-style-name="P3" draw:layer="layout" svg:width="17.992cm" svg:height="11.897cm" svg:x="0.529cm" svg:y="11.902cm" presentation:class="notes" presentation:placeholder="true">
            <draw:text-box/>
          </draw:frame>
        </presentation:notes>
      </draw:page>
      <draw:page draw:name="page38" draw:style-name="dp3" draw:master-page-name="Master1-Präsentationsvorlage_5f_BWL9_5f_" presentation:presentation-page-layout-name="AL2T1">
        <office:forms form:automatic-focus="false" form:apply-design-mode="false"/>
        <draw:custom-shape draw:style-name="gr148" draw:text-style-name="P49" draw:layer="layout" svg:width="11.113cm" svg:height="7.016cm" svg:x="12.976cm" svg:y="5.807cm">
          <text:list text:style-name="L1">
            <text:list-header>
              <text:p text:style-name="P103"><text:span text:style-name="T19"/></text:p>
            </text:list-header>
          </text:list>
          <draw:enhanced-geometry svg:viewBox="0 0 21600 21600" draw:mirror-horizontal="false" draw:mirror-vertical="false" draw:type="rectangle" draw:enhanced-path="M 0 0 L 21600 0 21600 21600 0 21600 0 0 Z N"/>
        </draw:custom-shape>
        <draw:custom-shape draw:style-name="gr149" draw:text-style-name="P86" draw:layer="layout" svg:width="11.113cm" svg:height="1.1cm" svg:x="12.976cm" svg:y="4.707cm">
          <text:p text:style-name="P85"><text:span text:style-name="T17">Tran</text:span><text:span text:style-name="T17">slati</text:span><text:span text:style-name="T17">on</text:span></text:p>
          <draw:enhanced-geometry svg:viewBox="0 0 21600 21600" draw:type="rectangle" draw:enhanced-path="M 0 0 L 21600 0 21600 21600 0 21600 0 0 Z N"/>
        </draw:custom-shape>
        <draw:custom-shape draw:style-name="gr150" draw:text-style-name="P66" draw:layer="layout" svg:width="11.112cm" svg:height="6.932cm" svg:x="1.446cm" svg:y="5.826cm">
          <text:list text:style-name="L1">
            <text:list-header>
              <text:p text:style-name="P103"><text:span text:style-name="T19"/></text:p>
            </text:list-header>
          </text:list>
          <draw:enhanced-geometry svg:viewBox="0 0 21600 21600" draw:mirror-horizontal="false" draw:mirror-vertical="false" draw:type="rectangle" draw:enhanced-path="M 0 0 L 21600 0 21600 21600 0 21600 0 0 Z N"/>
        </draw:custom-shape>
        <draw:custom-shape draw:style-name="gr151" draw:text-style-name="P87" draw:layer="layout" svg:width="11.112cm" svg:height="1.1cm" svg:x="1.446cm" svg:y="4.726cm">
          <text:p text:style-name="P85"><text:span text:style-name="T17">Or</text:span><text:span text:style-name="T17">igi</text:span><text:span text:style-name="T17">na</text:span><text:span text:style-name="T17">l</text:span></text:p>
          <draw:enhanced-geometry svg:viewBox="0 0 21600 21600" draw:mirror-horizontal="false" draw:mirror-vertical="false" draw:type="rectangle" draw:enhanced-path="M 0 0 L 21600 0 21600 21600 0 21600 0 0 Z N"/>
        </draw:custom-shape>
        <draw:frame presentation:style-name="pr9" draw:text-style-name="P5" draw:layer="layout" svg:width="19.808cm" svg:height="1.746cm" svg:x="0.494cm" svg:y="1.072cm" presentation:class="title">
          <draw:text-box>
            <text:p>What kind of Translation?</text:p>
          </draw:text-box>
        </draw:frame>
        <draw:frame presentation:style-name="pr12" draw:text-style-name="P5" draw:layer="layout" svg:width="24.408cm" svg:height="1.102cm" svg:x="0.498cm" svg:y="3.343cm" presentation:class="outline" presentation:user-transformed="true">
          <draw:text-box>
            <text:list text:style-name="L3">
              <text:list-item>
                <text:p text:style-name="P79">translated LTS <text:span text:style-name="T7">almost</text:span> isomorphic:</text:p>
              </text:list-item>
            </text:list>
          </draw:text-box>
        </draw:frame>
        <draw:connector draw:style-name="gr54" draw:text-style-name="P8" draw:layer="layout" draw:type="curve" svg:x1="5.923cm" svg:y1="8.509cm" svg:x2="5.923cm" svg:y2="10.162cm" draw:start-shape="id39" draw:start-glue-point="9" draw:end-shape="id40" draw:end-glue-point="11" svg:d="M5923 8509v1653" svg:viewBox="0 0 1 1654">
          <text:p/>
        </draw:connector>
        <draw:connector draw:style-name="gr55" draw:text-style-name="P8" draw:layer="layout" draw:type="curve" svg:x1="4.576cm" svg:y1="10.162cm" svg:x2="4.576cm" svg:y2="8.509cm" draw:start-shape="id40" draw:start-glue-point="5" draw:end-shape="id39" draw:end-glue-point="7" svg:d="M4576 10162v-1653" svg:viewBox="0 0 1 1654">
          <text:p/>
        </draw:connector>
        <draw:connector draw:style-name="gr61" draw:text-style-name="P8" draw:layer="layout" draw:type="curve" svg:x1="3.332cm" svg:y1="7.862cm" svg:x2="4.297cm" svg:y2="7.836cm" draw:end-shape="id39" draw:end-glue-point="6" svg:d="M3332 7862c328 0-154-26 965-26" svg:viewBox="0 0 966 27">
          <text:p/>
        </draw:connector>
        <draw:custom-shape draw:style-name="gr88" draw:text-style-name="P8" xml:id="id39" draw:id="id39" draw:layer="layout" svg:width="1.905cm" svg:height="1.905cm" svg:x="4.297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40" draw:id="id40" draw:layer="layout" svg:width="1.905cm" svg:height="1.905cm" svg:x="4.297cm" svg:y="9.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41" draw:id="id41" draw:layer="layout" svg:width="1.905cm" svg:height="1.905cm" svg:x="8.12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2" draw:text-style-name="P8" draw:layer="layout" draw:type="curve" svg:x1="6.202cm" svg:y1="7.836cm" svg:x2="8.12cm" svg:y2="7.836cm" draw:start-shape="id39" draw:start-glue-point="10" draw:end-shape="id41" draw:end-glue-point="6" svg:d="M6202 7836h1918" svg:viewBox="0 0 1919 1">
          <text:p/>
        </draw:connector>
        <draw:frame draw:style-name="gr153" draw:text-style-name="P88" draw:layer="layout" svg:width="1.511cm" svg:height="1.508cm" svg:x="7.562cm" svg:y="9.264cm">
          <draw:text-box>
            <text:p><text:span text:style-name="T13">...</text:span></text:p>
          </draw:text-box>
        </draw:frame>
        <draw:line draw:style-name="gr154" draw:text-style-name="P8" draw:layer="layout" svg:x1="6.057cm" svg:y1="8.311cm" svg:x2="7.562cm" svg:y2="9.899cm">
          <text:p/>
        </draw:line>
        <draw:connector draw:style-name="gr54" draw:text-style-name="P8" draw:layer="layout" draw:type="curve" svg:x1="16.624cm" svg:y1="8.509cm" svg:x2="16.624cm" svg:y2="10.162cm" draw:start-shape="id42" draw:start-glue-point="9" draw:end-shape="id43" draw:end-glue-point="11" svg:d="M16624 8509v1653" svg:viewBox="0 0 1 1654">
          <text:p/>
        </draw:connector>
        <draw:connector draw:style-name="gr55" draw:text-style-name="P8" draw:layer="layout" draw:type="curve" svg:x1="15.277cm" svg:y1="10.162cm" svg:x2="15.277cm" svg:y2="8.509cm" draw:start-shape="id43" draw:start-glue-point="5" draw:end-shape="id42" draw:end-glue-point="7" svg:d="M15277 10162v-1653" svg:viewBox="0 0 1 1654">
          <text:p/>
        </draw:connector>
        <draw:connector draw:style-name="gr61" draw:text-style-name="P8" draw:layer="layout" draw:type="curve" svg:x1="14.033cm" svg:y1="7.862cm" svg:x2="14.998cm" svg:y2="7.836cm" draw:end-shape="id42" draw:end-glue-point="6" svg:d="M14033 7862c328 0-154-26 965-26" svg:viewBox="0 0 966 27">
          <text:p/>
        </draw:connector>
        <draw:custom-shape draw:style-name="gr88" draw:text-style-name="P8" xml:id="id42" draw:id="id42" draw:layer="layout" svg:width="1.905cm" svg:height="1.905cm" svg:x="14.998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43" draw:id="id43" draw:layer="layout" svg:width="1.905cm" svg:height="1.905cm" svg:x="14.998cm" svg:y="9.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44" draw:id="id44" draw:layer="layout" svg:width="1.905cm" svg:height="1.905cm" svg:x="18.821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2" draw:text-style-name="P8" draw:layer="layout" draw:type="curve" svg:x1="16.903cm" svg:y1="7.836cm" svg:x2="18.821cm" svg:y2="7.836cm" draw:start-shape="id42" draw:start-glue-point="10" draw:end-shape="id44" draw:end-glue-point="6" svg:d="M16903 7836h1918" svg:viewBox="0 0 1919 1">
          <text:p/>
        </draw:connector>
        <draw:frame draw:style-name="gr153" draw:text-style-name="P88" draw:layer="layout" svg:width="1.511cm" svg:height="1.508cm" svg:x="18.263cm" svg:y="9.264cm">
          <draw:text-box>
            <text:p><text:span text:style-name="T13">...</text:span></text:p>
          </draw:text-box>
        </draw:frame>
        <draw:line draw:style-name="gr154" draw:text-style-name="P8" draw:layer="layout" svg:x1="16.758cm" svg:y1="8.311cm" svg:x2="18.263cm" svg:y2="9.899cm">
          <text:p/>
        </draw:line>
        <draw:connector draw:style-name="gr155" draw:text-style-name="P8" draw:layer="layout" draw:type="curve" svg:x1="16.624cm" svg:y1="7.162cm" svg:x2="15.277cm" svg:y2="7.162cm" draw:start-shape="id42" draw:start-glue-point="11" draw:end-shape="id42" draw:end-glue-point="5" svg:d="M16624 7162c0-1209-1347-1209-1347 0" svg:viewBox="0 0 1348 908">
          <text:p/>
        </draw:connector>
        <draw:connector draw:style-name="gr156" draw:text-style-name="P8" draw:layer="layout" draw:type="curve" svg:x1="20.447cm" svg:y1="8.509cm" svg:x2="20.447cm" svg:y2="7.162cm" draw:start-shape="id44" draw:start-glue-point="9" draw:end-shape="id44" draw:end-glue-point="11" svg:d="M20447 8509c1207 0 1207-1347 0-1347" svg:viewBox="0 0 906 1348">
          <text:p/>
        </draw:connector>
        <draw:connector draw:style-name="gr157" draw:text-style-name="P8" draw:layer="layout" draw:type="curve" svg:x1="15.277cm" svg:y1="11.509cm" svg:x2="16.624cm" svg:y2="11.509cm" draw:start-shape="id43" draw:start-glue-point="7" draw:end-shape="id43" draw:end-glue-point="9" svg:d="M15277 11509c0 1207 1347 1207 1347 0" svg:viewBox="0 0 1348 906">
          <text:p/>
        </draw:connector>
        <draw:g>
          <svg:title>TexMaths</svg:title>
          <svg:desc>18§display§\val(v, b)§svg§600§TRUE§</svg:desc>
          <draw:g>
            <draw:path draw:style-name="gr111" draw:text-style-name="P61" draw:layer="layout" svg:width="0.258cm" svg:height="0.282cm" svg:x="21.666cm" svg:y="7.873cm" svg:viewBox="0 0 259 283" svg:d="M259 41c0-21-7-41-25-41-15 0-31 14-31 29 0 7 4 12 7 16 17 16 18 38 18 50 0 18-30 176-102 176-34 0-41-32-41-52 0-38 19-92 37-136 4-11 7-20 7-33 0-30-21-50-48-50-59 0-81 93-81 97 0 5 7 5 9 5 9 0 9-2 13-9 5-19 21-80 57-80 7 0 15 3 15 19 0 15-6 31-15 56-20 54-32 91-32 120 0 58 39 75 77 75 106 0 135-226 135-242z">
              <text:p/>
            </draw:path>
            <draw:path draw:style-name="gr111" draw:text-style-name="P61" draw:layer="layout" svg:width="0.267cm" svg:height="0.282cm" svg:x="21.973cm" svg:y="7.873cm" svg:viewBox="0 0 268 283" svg:d="M151 240c7 31 31 43 52 43 24 0 38-14 47-34 11-25 18-61 18-62 0-6-4-6-9-6-7 0-7 0-11 15-9 35-21 75-43 75-16 0-16-18-16-27 0-4 0-14 3-32 15-57 29-114 44-171 3-9 3-9 3-12 0-13-11-16-18-16-20 0-25 21-25 23-13-27-32-36-52-36-70 0-144 95-144 187 0 53 29 96 76 96 23 0 50-12 75-43zM185 81c-9 39-19 79-29 118-5 20-44 72-79 72-30 0-36-38-36-56 0-32 20-106 33-132 14-38 45-70 70-70 27 0 43 34 43 59 0 2 0 5-2 9z">
              <text:p/>
            </draw:path>
            <draw:path draw:style-name="gr111" draw:text-style-name="P61" draw:layer="layout" svg:width="0.134cm" svg:height="0.44cm" svg:x="22.286cm" svg:y="7.715cm" svg:viewBox="0 0 135 441" svg:d="M133 14c0-1 1-4 2-7 0-5-6-7-9-7-2 0-9 0-11 0-21 2-42 4-63 5-7 0-14 2-14 13 0 7 7 7 16 7 29 0 31 6 31 11 0 2-2 7-2 11-27 104-53 209-79 314 0 3-4 16-4 25 0 32 23 55 54 55 23 0 36-16 45-32 11-21 18-63 18-64 0-6-4-6-9-6-4 0-7 0-9 4-1 4-2 9-4 14-10 45-23 72-41 72-16 0-16-18-16-27 0-4 0-13 3-29 31-119 62-239 92-359z">
              <text:p/>
            </draw:path>
            <draw:path draw:style-name="gr111" draw:text-style-name="P61" draw:layer="layout" svg:width="0.145cm" svg:height="0.627cm" svg:x="22.517cm" svg:y="7.679cm" svg:viewBox="0 0 146 628" svg:d="M146 621c0-2 0-2-11-13-77-79-99-197-99-294 0-109 25-219 102-298 8-7 8-7 8-11 0-3-2-5-6-5-7 0-63 43-100 122-33 70-40 140-40 192 0 48 7 126 41 196 38 77 92 118 99 118 4 0 6-2 6-7z">
              <text:p/>
            </draw:path>
            <draw:path draw:style-name="gr111" draw:text-style-name="P61" draw:layer="layout" svg:width="0.276cm" svg:height="0.282cm" svg:x="22.718cm" svg:y="7.873cm" svg:viewBox="0 0 277 283" svg:d="M277 43c0-34-16-43-27-43-16 0-32 16-32 31 0 7 3 10 10 17 13 13 22 29 22 52 0 26-38 171-112 171-32 0-46-23-46-56 0-34 16-80 36-132 3-11 7-20 7-33 0-27-20-50-52-50-60 0-83 92-83 97s5 5 7 5c7 0 7-2 11-10 18-63 45-79 63-79 5 0 16 0 16 21 0 14-5 32-11 43-27 74-36 102-36 129 0 69 56 77 85 77 106 0 142-208 142-240z">
              <text:p/>
            </draw:path>
            <draw:path draw:style-name="gr111" draw:text-style-name="P61" draw:layer="layout" svg:width="0.073cm" svg:height="0.187cm" svg:x="23.083cm" svg:y="8.083cm" svg:viewBox="0 0 74 188" svg:d="M74 66c0-41-16-66-42-66-19 0-32 16-32 34 0 16 13 34 32 34 9 0 17-3 24-9 2-2 2-2 3-2 0 3 0 0 0 9 0 47-21 85-43 106-7 6-7 7-7 9 0 6 4 7 7 7 7 0 58-48 58-122z">
              <text:p/>
            </draw:path>
            <draw:path draw:style-name="gr111" draw:text-style-name="P61" draw:layer="layout" svg:width="0.233cm" svg:height="0.44cm" svg:x="23.339cm" svg:y="7.715cm" svg:viewBox="0 0 234 441" svg:d="M122 5c-3-1 0-5-9-5-14 0-61 4-77 5-5 0-11 2-11 13 0 7 6 7 15 7 30 0 32 6 32 11s-7 27-9 39c-17 69-35 137-52 205-7 32-11 41-11 63 0 61 34 98 81 98 74 0 153-93 153-183 0-57-34-100-85-100-29 0-55 18-73 38 15-64 31-127 46-191zM63 244c4-14 4-16 9-23 31-40 59-51 75-51 24 0 40 20 40 60 0 37-20 109-32 134-20 42-49 65-74 65-22 0-43-18-43-65 0-11 0-23 11-63 4-19 9-38 14-57z">
              <text:p/>
            </draw:path>
            <draw:path draw:style-name="gr111" draw:text-style-name="P61" draw:layer="layout" svg:width="0.145cm" svg:height="0.627cm" svg:x="23.617cm" svg:y="7.679cm" svg:viewBox="0 0 146 628" svg:d="M146 314c0-48-8-126-42-196-37-77-91-118-99-118-3 0-5 2-5 5 0 4 0 4 11 17 63 61 99 161 99 292 0 108-24 217-103 298-7 7-7 7-7 9 0 5 2 7 5 7 8 0 63-43 101-122 32-70 40-140 40-192z">
              <text:p/>
            </draw:path>
          </draw:g>
        </draw:g>
        <draw:g>
          <svg:title>TexMaths</svg:title>
          <svg:desc>18§display§\val(v, a)§svg§600§TRUE§</svg:desc>
          <draw:g>
            <draw:path draw:style-name="gr111" draw:text-style-name="P61" draw:layer="layout" svg:width="0.258cm" svg:height="0.284cm" svg:x="16.69cm" svg:y="6.285cm" svg:viewBox="0 0 259 285" svg:d="M259 41c0-21-7-41-25-41-15 0-31 14-31 29 0 9 6 12 9 18 15 16 16 36 16 48 0 18-28 176-102 176-34 0-41-30-41-52 0-36 21-92 37-136 4-9 7-20 7-31 0-32-21-52-48-52-58 0-81 93-81 97 0 7 7 7 11 7 7 0 9-2 11-11 5-19 21-79 59-79 5 0 13 2 13 18 0 15-6 33-15 58-20 52-32 90-32 120 0 57 39 75 77 75 106 0 135-228 135-244z">
              <text:p/>
            </draw:path>
            <draw:path draw:style-name="gr111" draw:text-style-name="P61" draw:layer="layout" svg:width="0.269cm" svg:height="0.284cm" svg:x="16.997cm" svg:y="6.285cm" svg:viewBox="0 0 270 285" svg:d="M151 241c7 32 31 44 52 44 24 0 38-16 47-35 11-24 20-60 20-61 0-6-6-6-11-6-7 0-7 0-11 14-9 35-21 74-43 74-16 0-16-16-16-25 0-5 0-14 3-32 15-57 29-114 44-171 3-9 3-11 3-14 0-13-11-16-18-16-20 0-23 21-25 25-11-27-32-38-52-38-70 0-144 95-144 189 0 52 29 96 76 96 23 0 50-12 75-44zM185 81c-9 40-19 80-29 120-5 20-44 70-79 70-30 0-34-36-34-56 0-30 18-104 31-131 16-39 45-70 70-70 29 0 43 33 43 60 0 1 0 3-2 7z">
              <text:p/>
            </draw:path>
            <draw:path draw:style-name="gr111" draw:text-style-name="P61" draw:layer="layout" svg:width="0.134cm" svg:height="0.442cm" svg:x="17.31cm" svg:y="6.127cm" svg:viewBox="0 0 135 443" svg:d="M133 16c0-2 2-7 2-9 0-5-4-7-9-7-2 0-9 0-11 2-21 1-42 2-63 3-7 2-14 2-14 15 0 7 7 7 16 7 31 0 31 4 31 11 0 1-2 6-2 9-27 105-53 210-79 316 0 1-4 14-4 23 0 34 23 57 54 57 23 0 36-16 45-32 11-21 20-63 20-65 0-5-6-5-11-5-2 0-7 0-9 2-1 5-2 11-4 16-10 45-23 70-41 70-16 0-16-16-16-25 0-5 0-14 3-29 31-119 62-239 92-359z">
              <text:p/>
            </draw:path>
            <draw:path draw:style-name="gr111" draw:text-style-name="P61" draw:layer="layout" svg:width="0.145cm" svg:height="0.629cm" svg:x="17.541cm" svg:y="6.091cm" svg:viewBox="0 0 146 630" svg:d="M146 623c0-2 0-2-9-13-79-80-101-199-101-296 0-109 25-219 102-296 8-9 8-9 8-11 0-5-2-7-6-7-7 0-63 43-100 124-33 68-40 138-40 190 0 50 7 126 41 198 38 77 92 118 99 118 4 0 6-2 6-7z">
              <text:p/>
            </draw:path>
            <draw:path draw:style-name="gr111" draw:text-style-name="P61" draw:layer="layout" svg:width="0.276cm" svg:height="0.284cm" svg:x="17.742cm" svg:y="6.285cm" svg:viewBox="0 0 277 285" svg:d="M277 45c0-34-16-45-27-45-16 0-32 16-32 31 0 8 3 12 10 19 13 13 22 29 22 51 0 26-38 170-112 170-32 0-46-21-46-54 0-36 16-81 36-134 3-9 7-18 7-31 0-29-20-52-52-52-60 0-83 92-83 97 0 7 5 5 7 7 7 0 7-2 11-12 18-63 45-78 63-78 5 0 16 0 16 20 0 16-5 32-11 45-27 72-36 101-36 129 0 67 56 77 85 77 106 0 142-208 142-240z">
              <text:p/>
            </draw:path>
            <draw:path draw:style-name="gr111" draw:text-style-name="P61" draw:layer="layout" svg:width="0.073cm" svg:height="0.188cm" svg:x="18.107cm" svg:y="6.497cm" svg:viewBox="0 0 74 189" svg:d="M74 66c0-41-16-66-42-66-19 0-32 16-32 34 0 16 13 32 32 32 9 0 17-1 24-7 2-2 1-1 2-2 1 0 1 0 1 9 0 47-21 85-43 105-7 7-7 9-7 10 0 4 4 8 7 8 7 0 58-49 58-123z">
              <text:p/>
            </draw:path>
            <draw:path draw:style-name="gr111" draw:text-style-name="P61" draw:layer="layout" svg:width="0.289cm" svg:height="0.284cm" svg:x="18.359cm" svg:y="6.285cm" svg:viewBox="0 0 290 285" svg:d="M210 41c-12-23-30-41-59-41-74 0-151 93-151 185 0 59 34 100 83 100 12 0 45-1 82-46 6 25 27 46 58 46 22 0 36-14 47-34 11-23 20-61 20-62 0-6-8-6-9-6-6 0-8 2-9 11-11 41-22 77-47 77-18 0-20-16-20-29 0-14 2-18 9-46 7-27 7-33 13-56 7-29 15-59 23-88 5-18 5-20 5-21 0-11-9-18-19-18-15 0-24 14-26 28zM169 203c-4 12-4 12-13 23-28 36-53 45-71 45-31 0-40-34-40-59 0-31 20-108 34-137 20-37 49-61 74-61 41 0 48 52 48 56s0 7-1 11c-11 40-21 81-31 122z">
              <text:p/>
            </draw:path>
            <draw:path draw:style-name="gr111" draw:text-style-name="P61" draw:layer="layout" svg:width="0.146cm" svg:height="0.629cm" svg:x="18.703cm" svg:y="6.091cm" svg:viewBox="0 0 147 630" svg:d="M147 314c0-48-7-124-41-196-38-77-93-118-99-118-3 0-7 4-7 7 0 2 0 2 13 15 61 61 97 161 97 292 0 108-24 219-101 298-9 9-9 9-9 11 0 4 4 7 7 7 6 0 63-43 101-124 32-68 39-138 39-192z">
              <text:p/>
            </draw:path>
          </draw:g>
        </draw:g>
        <draw:g>
          <svg:title>TexMaths</svg:title>
          <svg:desc>18§display§\val(v, c)§svg§600§TRUE§</svg:desc>
          <draw:g>
            <draw:path draw:style-name="gr111" draw:text-style-name="P61" draw:layer="layout" svg:width="0.258cm" svg:height="0.284cm" svg:x="16.625cm" svg:y="12.317cm" svg:viewBox="0 0 259 285" svg:d="M259 41c0-21-7-41-25-41-15 0-31 14-31 29 0 9 4 12 9 18 15 16 16 36 16 48 0 18-28 176-102 176-34 0-41-30-41-52 0-36 21-92 37-136 4-9 8-20 8-31 0-32-22-52-49-52-58 0-81 93-81 97 0 7 7 7 11 7 7 0 9-2 11-11 5-19 21-79 59-79 5 0 13 2 13 18 0 15-6 33-15 58-20 52-32 90-32 120 0 57 39 75 77 75 106 0 135-228 135-244z">
              <text:p/>
            </draw:path>
            <draw:path draw:style-name="gr111" draw:text-style-name="P61" draw:layer="layout" svg:width="0.269cm" svg:height="0.284cm" svg:x="16.933cm" svg:y="12.317cm" svg:viewBox="0 0 270 285" svg:d="M151 241c7 32 31 44 52 44 24 0 38-16 47-35 11-24 20-60 20-61 0-6-6-6-11-6-7 0-7 0-11 14-9 35-21 74-43 74-16 0-16-16-16-25 0-5 0-14 3-32 15-57 29-114 44-171 3-9 3-11 3-14 0-13-11-16-18-16-20 0-25 21-25 25-13-27-32-38-52-38-70 0-144 95-144 189 0 52 29 96 76 96 23 0 50-12 75-44zM185 81c-9 40-19 80-29 120-5 20-44 70-79 70-30 0-36-36-36-56 0-30 20-104 33-131 14-39 45-70 70-70 27 0 43 33 43 60 0 1 0 3-2 7z">
              <text:p/>
            </draw:path>
            <draw:path draw:style-name="gr111" draw:text-style-name="P61" draw:layer="layout" svg:width="0.134cm" svg:height="0.442cm" svg:x="17.245cm" svg:y="12.159cm" svg:viewBox="0 0 135 443" svg:d="M131 16c2-2 4-7 4-9 0-5-5-7-9-7-2 0-9 0-11 2-21 1-42 2-63 3-7 2-14 2-14 15 0 7 7 7 16 7 29 0 31 4 31 11 0 1-2 6-2 9-27 105-53 210-79 316 0 1-4 14-4 23 0 34 23 57 54 57 23 0 36-16 45-32 11-21 18-63 18-65 0-5-4-5-9-5-4 0-7 0-9 2-1 5-2 11-4 16-10 45-23 70-41 70-16 0-16-16-16-25 0-5 0-14 3-29 30-119 60-239 90-359z">
              <text:p/>
            </draw:path>
            <draw:path draw:style-name="gr111" draw:text-style-name="P61" draw:layer="layout" svg:width="0.145cm" svg:height="0.629cm" svg:x="17.476cm" svg:y="12.123cm" svg:viewBox="0 0 146 630" svg:d="M146 623c0-2 0-2-11-13-79-80-99-199-99-296 0-109 25-219 102-296 8-9 8-9 8-11 0-5-2-7-6-7-7 0-63 43-100 124-33 68-40 138-40 190 0 50 7 126 41 198 38 77 92 118 99 118 4 0 6-2 6-7z">
              <text:p/>
            </draw:path>
            <draw:path draw:style-name="gr111" draw:text-style-name="P61" draw:layer="layout" svg:width="0.276cm" svg:height="0.284cm" svg:x="17.677cm" svg:y="12.317cm" svg:viewBox="0 0 277 285" svg:d="M277 45c0-34-16-45-29-45-14 0-30 16-30 31 0 8 3 12 10 19 13 13 22 29 22 51 0 26-40 170-113 170-33 0-47-21-47-54 0-36 18-81 38-134 3-9 7-18 7-31 0-29-20-52-52-52-60 0-83 92-83 97 0 7 5 7 7 7 7 0 7-2 11-12 18-63 45-78 63-78 5 0 16 0 16 20 0 16-7 32-11 45-28 72-36 101-36 129 0 67 56 77 85 77 106 0 142-208 142-240z">
              <text:p/>
            </draw:path>
            <draw:path draw:style-name="gr111" draw:text-style-name="P61" draw:layer="layout" svg:width="0.073cm" svg:height="0.188cm" svg:x="18.042cm" svg:y="12.529cm" svg:viewBox="0 0 74 189" svg:d="M74 66c0-41-16-66-42-66-19 0-32 16-32 34 0 16 13 32 32 32 8 0 17-1 22-7 4-2 2-1 4-2 1 0 1 0 1 9 0 47-21 85-43 105-7 7-7 9-7 10 0 4 4 8 7 8 7 0 58-49 58-123z">
              <text:p/>
            </draw:path>
            <draw:path draw:style-name="gr111" draw:text-style-name="P61" draw:layer="layout" svg:width="0.244cm" svg:height="0.284cm" svg:x="18.294cm" svg:y="12.317cm" svg:viewBox="0 0 245 285" svg:d="M223 39c-9 0-18 0-27 9-11 9-11 20-11 26 0 14 11 21 24 21 18 0 34-16 34-41 0-31-29-54-74-54-86 0-169 90-169 180 0 55 36 105 103 105 89 0 142-66 142-73 0-4-4-9-8-9-3 0-3 2-7 7-50 61-118 61-127 61-40 0-56-30-56-68 0-25 12-86 34-126 20-36 54-63 88-63 22 0 47 8 54 25z">
              <text:p/>
            </draw:path>
            <draw:path draw:style-name="gr111" draw:text-style-name="P61" draw:layer="layout" svg:width="0.146cm" svg:height="0.629cm" svg:x="18.577cm" svg:y="12.123cm" svg:viewBox="0 0 147 630" svg:d="M147 314c0-48-7-124-41-196-38-77-93-118-99-118-3 0-7 4-7 7 0 2 0 2 13 15 61 61 97 161 97 292 0 108-24 219-101 298-9 9-9 9-9 11 0 4 4 7 7 7 6 0 63-43 101-124 32-68 39-138 39-192z">
              <text:p/>
            </draw:path>
          </draw:g>
        </draw:g>
        <draw:line draw:style-name="gr158" draw:text-style-name="P8" xml:id="id202" draw:id="id202" draw:layer="layout" svg:x1="22.542cm" svg:y1="9.842cm" svg:x2="22.225cm" svg:y2="8.413cm">
          <text:p/>
        </draw:line>
        <draw:frame draw:style-name="gr146" draw:text-style-name="P89" xml:id="id203" draw:id="id203" draw:layer="layout" svg:width="5.095cm" svg:height="2.015cm" svg:x="20.393cm" svg:y="9.842cm">
          <draw:text-box>
            <text:p><text:span text:style-name="T65">v</text:span><text:span text:style-name="T65">a</text:span><text:span text:style-name="T65">r</text:span><text:span text:style-name="T65">i</text:span><text:span text:style-name="T65">a</text:span><text:span text:style-name="T65">b</text:span><text:span text:style-name="T65">l</text:span><text:span text:style-name="T65">e</text:span><text:span text:style-name="T65"> </text:span><text:span text:style-name="T65">s</text:span><text:span text:style-name="T65">t</text:span><text:span text:style-name="T65">o</text:span><text:span text:style-name="T65">r</text:span><text:span text:style-name="T65">e</text:span></text:p>
            <text:p><text:span text:style-name="T65">e</text:span><text:span text:style-name="T65">n</text:span><text:span text:style-name="T65">c</text:span><text:span text:style-name="T65">o</text:span><text:span text:style-name="T65">d</text:span><text:span text:style-name="T65">e</text:span><text:span text:style-name="T65">d</text:span><text:span text:style-name="T65"> </text:span><text:span text:style-name="T65">a</text:span><text:span text:style-name="T65">s</text:span></text:p>
            <text:p><text:span text:style-name="T65">s</text:span><text:span text:style-name="T65">e</text:span><text:span text:style-name="T65">l</text:span><text:span text:style-name="T65">f</text:span><text:span text:style-name="T65">-</text:span><text:span text:style-name="T65">l</text:span><text:span text:style-name="T65">o</text:span><text:span text:style-name="T65">o</text:span><text:span text:style-name="T65">p</text:span><text:span text:style-name="T65"> </text:span><text:span text:style-name="T65">t</text:span><text:span text:style-name="T65">r</text:span><text:span text:style-name="T65">a</text:span><text:span text:style-name="T65">n</text:span><text:span text:style-name="T65">s</text:span><text:span text:style-name="T65">i</text:span><text:span text:style-name="T65">t</text:span><text:span text:style-name="T65">i</text:span><text:span text:style-name="T65">o</text:span><text:span text:style-name="T65">n</text:span><text:span text:style-name="T65">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4">
          <office:forms form:automatic-focus="false" form:apply-design-mode="false"/>
          <draw:page-thumbnail draw:style-name="gr1" draw:layer="layout" svg:width="15.169cm" svg:height="8.533cm" svg:x="1.914cm" svg:y="2.566cm" draw:page-number="38" presentation:class="page"/>
          <draw:frame presentation:style-name="pr10" draw:text-style-name="P3" draw:layer="layout" svg:width="17.992cm" svg:height="11.897cm" svg:x="0.529cm" svg:y="11.902cm" presentation:class="notes" presentation:placeholder="true">
            <draw:text-box/>
          </draw:frame>
        </presentation:notes>
      </draw:page>
      <draw:page draw:name="page39" draw:style-name="dp3" draw:master-page-name="Master1-Präsentationsvorlage_5f_BWL9_5f_" presentation:presentation-page-layout-name="AL2T1">
        <office:forms form:automatic-focus="false" form:apply-design-mode="false"/>
        <draw:custom-shape draw:style-name="gr159" draw:text-style-name="P49" xml:id="id211" draw:id="id211" draw:layer="layout" svg:width="20.479cm" svg:height="2.505cm" svg:x="4.368cm" svg:y="10.318cm">
          <text:p/>
          <draw:enhanced-geometry svg:viewBox="0 0 21600 21600" draw:mirror-horizontal="false" draw:mirror-vertical="false" draw:type="rectangle" draw:enhanced-path="M 0 0 L 21600 0 21600 21600 0 21600 0 0 Z N"/>
        </draw:custom-shape>
        <draw:custom-shape draw:style-name="gr160" draw:text-style-name="P66" xml:id="id204" draw:id="id204" draw:layer="layout" svg:width="20.479cm" svg:height="2.858cm" svg:x="4.368cm" svg:y="7.143cm">
          <text:p/>
          <draw:enhanced-geometry svg:viewBox="0 0 21600 21600" draw:mirror-horizontal="false" draw:mirror-vertical="false" draw:type="rectangle" draw:enhanced-path="M 0 0 L 21600 0 21600 21600 0 21600 0 0 Z N"/>
        </draw:custom-shape>
        <draw:frame presentation:style-name="pr11" draw:layer="layout" svg:width="19.808cm" svg:height="1.746cm" svg:x="0.494cm" svg:y="1.072cm" presentation:class="title">
          <draw:text-box>
            <text:p>Translation: Conditionals</text:p>
          </draw:text-box>
        </draw:frame>
        <draw:g>
          <svg:title>TexMaths</svg:title>
          <svg:desc>28§display§(v = d) \to \dots§svg§600§TRUE§</svg:desc>
          <draw:g>
            <draw:path draw:style-name="gr56" draw:text-style-name="P38" draw:layer="layout" svg:width="0.228cm" svg:height="0.979cm" svg:x="6.508cm" svg:y="3.641cm" svg:viewBox="0 0 229 980" svg:d="M229 969c0-3 0-3-16-20-123-125-157-309-157-460 0-171 39-341 159-461 14-14 14-14 14-17 0-8-5-11-11-11-11 0-98 67-156 193-51 106-62 215-62 296 0 78 11 195 64 307 59 120 143 184 154 184 6 0 11-3 11-11z">
              <text:p/>
            </draw:path>
            <draw:path draw:style-name="gr56" draw:text-style-name="P38" draw:layer="layout" svg:width="0.43cm" svg:height="0.443cm" svg:x="6.821cm" svg:y="3.943cm" svg:viewBox="0 0 431 444" svg:d="M431 70c0-53-25-70-42-70-25 0-48 25-48 47 0 14 3 20 14 31 23 20 34 45 34 78 0 42-59 266-174 266-50 0-72-34-72-84 0-56 25-126 56-210 5-14 11-27 11-47 0-45-31-81-81-81-93 0-129 142-129 151 0 11 7 7 11 11 11 0 11-3 17-20 28-97 70-120 98-120 8 0 25 0 25 31 0 25-8 50-17 70-42 112-56 156-56 201 0 103 87 120 132 120 165 0 221-324 221-374z">
              <text:p/>
            </draw:path>
            <draw:path draw:style-name="gr56" draw:text-style-name="P38" draw:layer="layout" svg:width="0.654cm" svg:height="0.231cm" svg:x="7.633cm" svg:y="4.015cm" svg:viewBox="0 0 655 232" svg:d="M621 42c14 0 34-1 34-22s-20-20-34-20c-196 0-392 0-587 0-14 0-34-1-34 20s20 22 34 22c195 0 391 0 587 0zM621 232c14 0 34 1 34-20s-20-22-34-22c-196 0-392 0-587 0-14 0-34 1-34 22s20 20 34 20c195 0 391 0 587 0z">
              <text:p/>
            </draw:path>
            <draw:path draw:style-name="gr56" draw:text-style-name="P38" draw:layer="layout" svg:width="0.466cm" svg:height="0.689cm" svg:x="8.654cm" svg:y="3.697cm" svg:viewBox="0 0 467 690" svg:d="M467 11c0-3 0-11-11-11-14 0-109 8-126 11-8 0-14 6-14 17 0 14 9 14 25 14 48 0 48 5 48 17-1 6-2 13-3 19-19 77-39 155-59 232-16-36-44-64-89-64-115 0-238 145-238 287 0 93 56 157 132 157 19 0 67-3 128-73 6 39 42 73 90 73 33 0 56-23 73-53 16-37 28-95 28-98 0-8-9-8-12-8-11 0-11 2-14 16-16 65-33 120-75 120-25 0-28-25-28-44 0-23 0-31 5-48 47-188 94-376 140-564zM263 561c-3 20-3 20-20 37-42 55-83 69-109 69-50 0-64-53-64-92 0-47 31-167 53-212 31-59 76-95 115-95 64 0 78 81 78 87 0 5-3 11-3 16-16 64-33 127-50 190z">
              <text:p/>
            </draw:path>
            <draw:path draw:style-name="gr56" draw:text-style-name="P38" draw:layer="layout" svg:width="0.228cm" svg:height="0.979cm" svg:x="9.183cm" svg:y="3.641cm" svg:viewBox="0 0 229 980" svg:d="M229 489c0-76-11-193-67-305-58-120-142-184-151-184-8 0-11 6-11 11 0 3 0 3 20 23 95 94 151 251 151 455 0 167-37 340-157 463-14 14-14 14-14 17 0 6 3 11 11 11 9 0 98-67 154-192 50-107 64-216 64-299z">
              <text:p/>
            </draw:path>
            <draw:path draw:style-name="gr56" draw:text-style-name="P38" draw:layer="layout" svg:width="0.872cm" svg:height="0.51cm" svg:x="9.835cm" svg:y="3.875cm" svg:viewBox="0 0 873 511" svg:d="M767 276c-53 40-81 81-87 93-45 67-53 128-53 131 0 11 11 11 19 11 17 0 17-3 23-20 22-94 78-178 190-223 11-3 14-7 14-14s-4-5-5-8c-45-17-163-67-202-232-3-11-3-14-20-14-8 0-19 0-19 11 0 3 8 64 50 129 20 30 48 64 90 95-244 0-487 0-731 0-16 0-36-2-36 19s20 22 36 22c244 0 487 0 731 0z">
              <text:p/>
            </draw:path>
            <draw:path draw:style-name="gr56" draw:text-style-name="P38" draw:layer="layout" svg:width="0.105cm" svg:height="0.102cm" svg:x="11.123cm" svg:y="4.272cm" svg:viewBox="0 0 106 103" svg:d="M106 53c0-31-25-53-53-53s-53 24-53 53 25 50 53 50 53-22 53-50z">
              <text:p/>
            </draw:path>
            <draw:path draw:style-name="gr56" draw:text-style-name="P38" draw:layer="layout" svg:width="0.105cm" svg:height="0.102cm" svg:x="11.559cm" svg:y="4.272cm" svg:viewBox="0 0 106 103" svg:d="M106 53c0-31-25-53-53-53s-53 24-53 53 25 50 53 50 53-22 53-50z">
              <text:p/>
            </draw:path>
            <draw:path draw:style-name="gr56" draw:text-style-name="P38" draw:layer="layout" svg:width="0.103cm" svg:height="0.102cm" svg:x="11.998cm" svg:y="4.272cm" svg:viewBox="0 0 104 103" svg:d="M104 53c0-31-26-53-54-53s-50 24-50 53 22 50 50 50 54-22 54-50z">
              <text:p/>
            </draw:path>
          </draw:g>
        </draw:g>
        <draw:frame draw:style-name="gr146" draw:text-style-name="P88" draw:layer="layout" svg:width="3.982cm" svg:height="0.962cm" svg:x="2.368cm" svg:y="3.659cm">
          <draw:text-box>
            <text:p>Conditionals</text:p>
          </draw:text-box>
        </draw:frame>
        <draw:frame draw:style-name="gr161" draw:text-style-name="P88" draw:layer="layout" svg:width="10.636cm" svg:height="1.673cm" svg:x="2.381cm" svg:y="4.729cm">
          <draw:text-box>
            <text:p>are translated to <text:span text:style-name="T11">lookup messages</text:span></text:p>
          </draw:text-box>
        </draw:frame>
        <draw:frame draw:style-name="gr162" draw:text-style-name="P91" draw:layer="layout" svg:width="13.171cm" svg:height="1.673cm" svg:x="2.386cm" svg:y="5.808cm">
          <draw:text-box>
            <text:p text:style-name="P90">to a <text:span text:style-name="T11">central memory management process</text:span></text:p>
          </draw:text-box>
        </draw:frame>
        <draw:g>
          <svg:title>TexMaths</svg:title>
          <svg:desc>28§display§\check(v, d)§svg§600§TRUE§</svg:desc>
          <draw:g>
            <draw:path draw:style-name="gr56" draw:text-style-name="P38" draw:layer="layout" svg:width="0.352cm" svg:height="0.44cm" svg:x="13.132cm" svg:y="5.04cm" svg:viewBox="0 0 353 441" svg:d="M319 64c-50 6-50 45-50 48 0 14 11 30 33 30 28 0 51-22 51-58 0-48-42-84-104-84-123 0-249 140-249 282 0 95 56 159 143 159 126 0 207-98 207-112 0-5-6-16-14-16-6 0-6 2-14 11-73 92-160 98-176 98-54 0-79-45-79-101 0-53 28-156 53-204 37-61 84-97 129-97 11 0 56 2 70 44z">
              <text:p/>
            </draw:path>
            <draw:path draw:style-name="gr56" draw:text-style-name="P38" draw:layer="layout" svg:width="0.452cm" svg:height="0.686cm" svg:x="13.549cm" svg:y="4.795cm" svg:viewBox="0 0 453 687" svg:d="M224 22c0-2 2-7 3-11 0-8-6-11-14-11-3 0-12 0-14 0-33 3-66 6-98 8-11 0-23 3-23 20 0 11 9 11 23 11 47 0 50 8 50 17 0 3-2 11-3 17-48 192-97 385-145 577-3 0-2 8-3 12 0 11 8 25 28 25s34-17 36-25c3-17 34-143 42-171 6-22 12-42 17-64 9-33 9-36 25-67 20-31 65-95 132-95 45 0 45 45 45 67 0 59-42 176-56 215-14 34-17 42-17 62 0 44 28 78 75 78 93 0 126-145 126-151 0-8-8-8-16-8-12 0-12 2-17 16-6 25-34 123-90 123-22 0-22-17-22-31 0-22 8-47 17-72 19-50 61-162 61-218 0-81-56-100-103-100-65 0-101 33-132 64 24-96 49-192 73-288z">
              <text:p/>
            </draw:path>
            <draw:path draw:style-name="gr56" draw:text-style-name="P38" draw:layer="layout" svg:width="0.349cm" svg:height="0.44cm" svg:x="14.089cm" svg:y="5.04cm" svg:viewBox="0 0 350 441" svg:d="M123 207c31 0 95-3 143-23 78-30 78-95 78-100 0-48-36-84-101-84-103 0-243 98-243 271 0 89 48 170 140 170 126 0 210-98 210-112 0-5-9-16-17-16-3 0-6 2-14 11-73 92-159 98-176 98-65 0-76-70-76-109 0-37 11-81 17-106 13 0 26 0 39 0zM92 184c42-159 143-164 151-164 40 0 65 27 65 61 0 103-162 103-196 103-7 0-13 0-20 0z">
              <text:p/>
            </draw:path>
            <draw:path draw:style-name="gr56" draw:text-style-name="P38" draw:layer="layout" svg:width="0.354cm" svg:height="0.44cm" svg:x="14.486cm" svg:y="5.04cm" svg:viewBox="0 0 355 441" svg:d="M322 64c-51 6-51 45-51 48 0 14 12 30 34 30 28 0 50-22 50-58 0-48-42-84-106-84-120 0-249 140-249 282 0 95 59 159 146 159 125 0 207-98 207-112 0-5-9-16-14-16-6 0-6 2-14 11-73 92-160 98-177 98-53 0-78-45-78-101 0-53 28-156 53-204 34-61 84-97 129-97 11 0 53 2 70 44z">
              <text:p/>
            </draw:path>
            <draw:path draw:style-name="gr56" draw:text-style-name="P38" draw:layer="layout" svg:width="0.419cm" svg:height="0.686cm" svg:x="14.906cm" svg:y="4.795cm" svg:viewBox="0 0 420 687" svg:d="M224 22c0-2 2-7 3-11 0-8-6-11-14-11-3 0-14 0-17 0-32 3-64 6-95 8-14 0-23 3-23 20 0 11 9 11 23 11 47 0 50 8 50 17 0 3-2 11-3 17-48 192-97 385-145 577-3 0-2 8-3 12 0 11 8 25 28 25 28 0 36-25 36-37 17-66 34-132 51-198 36 6 100 25 100 84 0 6 0 11-2 22-6 17-6 25-6 34 0 72 48 95 84 95 42 0 64-31 76-51 22-36 36-97 36-100 0-8-8-8-17-8-11 0-11 0-17 22-14 50-33 117-75 117-28 0-28-22-28-42 0-22 5-50 5-56 6-19 6-22 6-33 0-67-67-95-129-103 23-14 42-34 67-65 54-55 90-103 140-103 20 0 26 11 26 14-40 6-45 39-45 48 0 14 8 30 33 30 23 0 51-16 51-53 0-25-17-58-62-58-53 0-95 42-129 78-56 67-72 81-106 98 34-134 67-267 101-400z">
              <text:p/>
            </draw:path>
            <draw:path draw:style-name="gr56" draw:text-style-name="P38" draw:layer="layout" svg:width="0.226cm" svg:height="0.976cm" svg:x="15.488cm" svg:y="4.739cm" svg:viewBox="0 0 227 977" svg:d="M227 966c0-3 0-3-17-20-123-123-154-307-154-457 0-171 36-341 159-464 12-11 12-11 12-17 0-5-3-8-9-8-11 0-98 67-156 190-51 109-62 218-62 299 0 75 11 195 64 304 59 120 143 184 154 184 6 0 9-3 9-11z">
              <text:p/>
            </draw:path>
            <draw:path draw:style-name="gr56" draw:text-style-name="P38" draw:layer="layout" svg:width="0.43cm" svg:height="0.44cm" svg:x="15.802cm" svg:y="5.04cm" svg:viewBox="0 0 431 441" svg:d="M431 67c0-53-25-67-42-67-25 0-50 25-50 47 0 12 5 17 16 28 20 20 34 45 34 81 0 39-62 266-176 266-51 0-73-37-73-87 0-53 28-126 59-207 5-16 11-30 11-50 0-42-31-78-81-78-93 0-129 142-129 151 0 8 8 8 11 8 9 0 11-3 17-17 28-97 70-122 98-122 8 0 25 0 25 33 0 22-11 50-17 67-44 114-56 159-56 201 0 106 87 120 132 120 165 0 221-324 221-374z">
              <text:p/>
            </draw:path>
            <draw:path draw:style-name="gr56" draw:text-style-name="P38" draw:layer="layout" svg:width="0.114cm" svg:height="0.292cm" svg:x="16.37cm" svg:y="5.367cm" svg:viewBox="0 0 115 293" svg:d="M115 103c0-64-25-103-65-103-30 0-50 25-50 53 0 25 20 53 50 53 12 0 26-6 37-14 3-3 2-2 3-3 2 0 2 0 2 14 0 73-33 131-67 165-11 8-11 11-11 14 0 8 6 11 11 11 11 0 90-75 90-190z">
              <text:p/>
            </draw:path>
            <draw:path draw:style-name="gr56" draw:text-style-name="P38" draw:layer="layout" svg:width="0.466cm" svg:height="0.686cm" svg:x="16.761cm" svg:y="4.795cm" svg:viewBox="0 0 467 687" svg:d="M467 8c-4-2 0-8-14-8s-106 8-123 8c-8 3-14 9-14 20s9 11 23 11c47 0 50 8 50 17-1 6-2 13-3 19-19 78-39 155-59 232-19-36-47-61-92-61-115 0-235 142-235 284 0 92 53 157 129 157 19 0 70-3 128-73 9 42 42 73 90 73 34 0 56-23 73-53 17-37 31-95 31-98 0-8-12-8-14-8-9 0-12 2-14 16-17 65-34 123-73 123-28 0-31-25-31-45 0-25 3-30 6-47 47-189 95-378 142-567zM263 561c-6 17-6 20-20 36-44 53-83 70-111 70-48 0-62-56-62-92 0-50 31-170 53-215 31-59 76-95 115-95 64 0 75 81 75 87 0 5 0 11-2 16-16 65-32 129-48 193z">
              <text:p/>
            </draw:path>
            <draw:path draw:style-name="gr56" draw:text-style-name="P38" draw:layer="layout" svg:width="0.228cm" svg:height="0.976cm" svg:x="17.288cm" svg:y="4.739cm" svg:viewBox="0 0 229 977" svg:d="M229 489c0-76-11-196-64-305-59-120-143-184-154-184-5 0-11 3-11 8 0 6 0 6 20 25 98 95 153 252 153 456 0 167-36 337-159 463-14 11-14 11-14 14 0 8 6 11 11 11 11 0 98-67 157-190 50-109 61-218 61-298z">
              <text:p/>
            </draw:path>
          </draw:g>
        </draw:g>
        <draw:custom-shape draw:style-name="gr163" draw:text-style-name="P37" xml:id="id45" draw:id="id45" draw:layer="layout" svg:width="7.36cm" svg:height="2.222cm" svg:x="5.541cm" svg:y="7.50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xml:id="id205" draw:id="id205" draw:layer="layout" draw:type="curve" svg:x1="4.768cm" svg:y1="8.607cm" svg:x2="5.541cm" svg:y2="8.619cm" draw:end-shape="id45" draw:end-glue-point="3" svg:d="M4768 8607c186 0-200 12 773 12" svg:viewBox="0 0 774 13">
          <text:p/>
        </draw:connector>
        <draw:g xml:id="id206" draw:id="id206">
          <svg:title>TexMaths</svg:title>
          <svg:desc>20§latex§\begin{aligned}
  &amp;(L = \green) \to \drive.\delta,\\
  &amp;[L \mapsto \green]
\end{aligned} §svg§600§TRUE§</svg:desc>
          <draw:g>
            <draw:path draw:style-name="gr56" draw:text-style-name="P38" draw:layer="layout" svg:width="0.167cm" svg:height="0.715cm" svg:x="5.799cm" svg:y="7.761cm" svg:viewBox="0 0 168 716" svg:d="M168 710c0-2 0-4-13-16-90-90-114-227-114-335 0-124 28-249 116-339 11-10 11-10 11-12 0-6-5-8-9-8-8 0-71 49-114 141-37 77-45 157-45 218 0 55 8 143 47 223 43 87 104 134 112 134 4 0 9-2 9-6z">
              <text:p/>
            </draw:path>
            <draw:path draw:style-name="gr56" draw:text-style-name="P38" draw:layer="layout" svg:width="0.432cm" svg:height="0.487cm" svg:x="6.036cm" svg:y="7.81cm" svg:viewBox="0 0 433 488" svg:d="M239 55c6-26 8-33 76-33 22 0 28 0 28-14 0-8-8-8-12-8-23 0-82 2-106 2-21 0-74-2-96-2-4 0-13 0-13 14 0 8 7 8 21 8 9 0 14 0 26 0 13 2 19 2 19 13 0 2 0 4-2 14-32 128-64 256-96 384-8 28-8 34-66 34-12 0-18 0-18 15 0 6 6 6 18 6 111 0 222 0 333 0 17 0 17 0 23-10 18-52 37-104 55-156 4-8 3-6 4-10 0-4-1-8-8-8s-8 4-12 14c-25 68-58 149-182 149-23 0-45 0-68 0-10 0-10 0-14-2-8 0-10 0-10-6 0-2 0-4 4-16 32-129 64-259 96-388z">
              <text:p/>
            </draw:path>
            <draw:path draw:style-name="gr56" draw:text-style-name="P38" draw:layer="layout" svg:width="0.477cm" svg:height="0.166cm" svg:x="6.735cm" svg:y="8.037cm" svg:viewBox="0 0 478 167" svg:d="M453 29c11 0 25 0 25-15 0-14-14-14-25-14-143 0-285 0-428 0-11 0-25 0-25 14 0 15 14 15 25 15 143 0 285 0 428 0zM453 167c11 0 25 0 25-14s-14-14-25-14c-143 0-285 0-428 0-11 0-25 0-25 14s14 14 25 14c143 0 285 0 428 0z">
              <text:p/>
            </draw:path>
            <draw:path draw:style-name="gr56" draw:text-style-name="P38" draw:layer="layout" svg:width="0.309cm" svg:height="0.462cm" svg:x="7.49cm" svg:y="7.981cm" svg:viewBox="0 0 310 463" svg:d="M204 280c-4 19-9 39-14 59-10 37-14 51-33 75-30 35-59 35-69 35-8 0-31 0-51-8 14-6 22-21 22-33 0-10-6-24-24-24-13 0-35 10-35 39 0 28 27 40 86 40 75 0 131-47 145-100 26-104 52-209 77-314 2-10 2-12 2-16 0-15-12-19-18-19-8 0-24 6-28 27-11-21-29-41-60-41-81 0-163 106-163 208 0 61 33 108 88 108 36 0 67-28 75-36zM251 92c-11 43-22 87-32 130-7 23-49 80-88 80s-41-55-41-63c0-35 20-119 37-151 18-39 49-72 77-72 43 0 49 62 49 66 0 3-1 6-2 10z">
              <text:p/>
            </draw:path>
            <draw:path draw:style-name="gr56" draw:text-style-name="P38" draw:layer="layout" svg:width="0.291cm" svg:height="0.324cm" svg:x="7.842cm" svg:y="7.981cm" svg:viewBox="0 0 292 325" svg:d="M127 110c0-2 32-94 94-94 4 0 24 0 38 11-26 8-28 30-28 34 0 8 6 23 26 23 13 0 35-11 35-39 0-37-47-45-71-45-49 0-76 37-86 53-8-39-37-53-59-53-27 0-41 16-54 39-12 28-15 47-22 71 0 8 8 8 10 8 10 0 10 0 15-16 12-51 26-86 49-86 18 0 18 21 18 29 0 12-2 24-4 37-19 71-37 143-55 214 0 4-2 8-2 10 0 8 6 19 20 19 23 0 27-21 29-27 15-63 31-125 47-188z">
              <text:p/>
            </draw:path>
            <draw:path draw:style-name="gr56" draw:text-style-name="P38" draw:layer="layout" svg:width="0.254cm" svg:height="0.324cm" svg:x="8.13cm" svg:y="7.981cm" svg:viewBox="0 0 255 325" svg:d="M90 151c22 0 69-2 104-14 57-25 57-70 57-76 0-32-26-61-73-61-76 0-178 73-178 200 0 65 35 125 102 125 92 0 153-72 153-82 0-4-6-12-12-12-2 0-4 2-10 8-53 67-117 71-129 71-47 0-55-51-55-79 0-27 8-60 12-80 10 0 19 0 29 0zM65 137c33-119 107-121 113-121 28 0 45 21 45 43 0 78-119 78-141 78-6 0-11 0-17 0z">
              <text:p/>
            </draw:path>
            <draw:path draw:style-name="gr56" draw:text-style-name="P38" draw:layer="layout" svg:width="0.252cm" svg:height="0.324cm" svg:x="8.424cm" svg:y="7.981cm" svg:viewBox="0 0 253 325" svg:d="M90 151c20 0 69-2 104-14 55-25 55-70 55-76 0-32-26-61-71-61-76 0-178 73-178 200 0 65 35 125 102 125 92 0 151-72 151-82 0-4-6-12-10-12s-4 2-10 8c-53 67-117 71-129 71-47 0-55-51-55-79 0-27 8-60 12-80 10 0 19 0 29 0zM65 137c31-119 105-121 113-121 28 0 45 21 45 43 0 78-119 78-141 78-6 0-11 0-17 0z">
              <text:p/>
            </draw:path>
            <draw:path draw:style-name="gr56" draw:text-style-name="P38" draw:layer="layout" svg:width="0.359cm" svg:height="0.324cm" svg:x="8.732cm" svg:y="7.981cm" svg:viewBox="0 0 360 325" svg:d="M104 192c4-16 8-31 12-47 9-37 9-37 21-57 10-19 43-72 98-72 31 0 33 33 33 47 0 45-33 131-41 159-10 25-13 31-13 45 0 33 21 58 56 58 65 0 90-107 90-111 0-6-7-6-11-6-10 0-10 0-12 12-6 19-24 90-67 90-15 0-15-12-15-22 0-17 6-35 13-53 14-37 42-119 42-159 0-60-38-76-73-76-59 0-94 43-102 57-6-35-31-57-61-57-27 0-41 16-52 39-14 28-15 47-22 71 0 8 6 8 10 8 8 0 10 0 12-16 15-51 27-86 49-86 19 0 19 21 19 29 0 12-2 24-4 37-18 71-36 143-53 214-2 4-2 8-2 10 0 8 4 19 18 19 10 0 22-5 27-19 9-38 19-76 28-114z">
              <text:p/>
            </draw:path>
            <draw:path draw:style-name="gr56" draw:text-style-name="P38" draw:layer="layout" svg:width="0.164cm" svg:height="0.715cm" svg:x="9.172cm" svg:y="7.761cm" svg:viewBox="0 0 165 716" svg:d="M165 359c0-57-8-143-47-224-42-88-104-135-112-135-4 0-6 4-6 8 0 2 0 2 14 16 70 72 111 184 111 335 0 123-27 249-117 339-8 8-8 10-8 12 0 4 2 6 6 6 8 0 72-49 115-138 36-80 44-160 44-219z">
              <text:p/>
            </draw:path>
            <draw:path draw:style-name="gr56" draw:text-style-name="P38" draw:layer="layout" svg:width="0.636cm" svg:height="0.373cm" svg:x="9.647cm" svg:y="7.932cm" svg:viewBox="0 0 637 374" svg:d="M560 202c-39 29-60 59-66 67-30 51-24 64-36 96 0 9 8 9 14 9 12 0 12 0 16-15 17-69 57-130 139-163 8-2 10-3 10-8s-2-6-4-8c-32-13-118-49-147-170-2-8-2-10-14-10-6 0-14 0-14 8 0 2 6 47 36 96 15 21 35 45 66 69-178 0-356 0-533 0-13 0-27 0-27 15 0 14 14 14 27 14 177 0 355 0 533 0z">
              <text:p/>
            </draw:path>
            <draw:path draw:style-name="gr56" draw:text-style-name="P38" draw:layer="layout" svg:width="0.324cm" svg:height="0.503cm" svg:x="10.604cm" svg:y="7.802cm" svg:viewBox="0 0 325 504" svg:d="M323 18c0-2 2-8 2-10 0-6-4-8-10-8-2 0-11 0-13 2-24 1-47 3-71 4-8 2-17 2-17 16 0 9 9 9 19 9 35 0 35 4 35 12 0 2-2 10-2 12-14 56-28 112-41 167-11-22-31-42-62-42-79 0-163 110-163 214 0 61 33 110 86 110 26 0 57-14 88-49 6 35 32 49 59 49 26 0 41-16 51-39 14-28 22-69 22-71 0-6-6-6-10-6-10 0-10 0-14 16-10 41-25 86-49 86-19 0-19-21-19-31 0-4 0-14 5-32 34-136 69-273 104-409zM178 410c-6 23-51 80-90 80-33 0-39-43-39-65 0-35 22-119 35-149 18-43 51-80 79-80 7 0 23 0 37 20 6 13 14 33 14 47 0 2-2 4-2 8-11 47-23 93-34 139z">
              <text:p/>
            </draw:path>
            <draw:path draw:style-name="gr56" draw:text-style-name="P38" draw:layer="layout" svg:width="0.289cm" svg:height="0.324cm" svg:x="10.953cm" svg:y="7.981cm" svg:viewBox="0 0 290 325" svg:d="M125 110c0-2 32-94 94-94 4 0 24 0 38 11-24 8-26 30-26 34 0 8 6 23 24 23 13 0 35-11 35-39 0-37-47-45-69-45-49 0-76 37-88 53-8-39-35-53-59-53-25 0-39 16-52 39-14 28-15 47-22 71 0 8 6 8 10 8 8 0 10 0 15-16 12-51 26-86 46-86 21 0 21 21 21 29 0 12-2 24-6 37-18 71-36 143-53 214-2 4-2 8-2 10 0 8 6 19 20 19 20 0 27-21 27-27 15-63 31-125 47-188z">
              <text:p/>
            </draw:path>
            <draw:path draw:style-name="gr56" draw:text-style-name="P38" draw:layer="layout" svg:width="0.177cm" svg:height="0.477cm" svg:x="11.255cm" svg:y="7.828cm" svg:viewBox="0 0 178 478" svg:d="M178 367c0-6-6-6-10-6-11 0-11 0-13 13-6 20-26 89-67 89-6 0-17-2-17-20s11-43 19-69c16-41 31-82 47-123 6-20 8-26 8-41 0-39-27-57-53-57-67 0-92 108-92 110 0 8 6 8 10 8 10 0 10-2 12-12 9-22 27-90 68-90 8 0 16 4 16 21 0 16-8 37-14 51-7 20-14 39-21 59-10 25-18 47-26 71-10 27-12 35-12 49 0 29 16 58 53 58 67 0 92-107 92-111zM174 24c0-18-15-24-25-24-14 0-35 14-35 35 0 18 15 24 25 24 14 0 35-14 35-35z">
              <text:p/>
            </draw:path>
            <draw:path draw:style-name="gr56" draw:text-style-name="P38" draw:layer="layout" svg:width="0.293cm" svg:height="0.324cm" svg:x="11.476cm" svg:y="7.981cm" svg:viewBox="0 0 294 325" svg:d="M294 47c0-25-10-47-30-47-17 0-35 16-35 33 0 10 6 14 10 20 16 18 18 41 18 57 0 21-32 200-116 200-39 0-45-36-45-61 0-41 22-102 41-155 4-10 8-23 8-35 0-37-22-59-55-59-65 0-90 106-90 110 0 8 6 8 10 8 8 0 10-2 12-12 7-22 25-90 68-90 8 0 16 2 16 21 0 18-8 36-18 65-23 61-37 104-37 137 0 65 47 86 88 86 120 0 155-258 155-278z">
              <text:p/>
            </draw:path>
            <draw:path draw:style-name="gr56" draw:text-style-name="P38" draw:layer="layout" svg:width="0.252cm" svg:height="0.324cm" svg:x="11.827cm" svg:y="7.981cm" svg:viewBox="0 0 253 325" svg:d="M90 151c20 0 69-2 104-14 57-25 57-70 57-76 0-32-26-61-73-61-76 0-178 73-178 200 0 65 35 125 102 125 92 0 151-72 151-82 0-4-4-12-10-12-4 0-4 2-10 8-53 67-117 71-129 71-47 0-55-51-55-79 0-27 8-60 12-80 10 0 19 0 29 0zM65 137c31-119 107-121 113-121 28 0 45 21 45 43 0 78-119 78-141 78-6 0-11 0-17 0z">
              <text:p/>
            </draw:path>
            <draw:path draw:style-name="gr56" draw:text-style-name="P38" draw:layer="layout" svg:width="0.075cm" svg:height="0.075cm" svg:x="12.191cm" svg:y="8.222cm" svg:viewBox="0 0 76 76" svg:d="M76 39c0-21-17-39-37-39-21 0-39 18-39 39 0 20 18 37 39 37 20 0 37-17 37-37z">
              <text:p/>
            </draw:path>
            <draw:path draw:style-name="gr56" draw:text-style-name="P38" draw:layer="layout" svg:width="0.293cm" svg:height="0.517cm" svg:x="12.358cm" svg:y="7.79cm" svg:viewBox="0 0 294 518" svg:d="M159 196c-90 22-159 114-159 202 0 67 47 120 114 120 84 0 143-112 143-212 0-65-28-100-53-133-26-32-67-85-67-118 0-14 14-33 39-33 22 0 36 11 51 21 14 8 28 16 39 16 18 0 28-16 28-28 0-15-10-17-37-23-36-8-47-8-59-8-55 0-82 31-82 73 0 39 21 80 43 123zM170 212c16 33 38 72 38 123 0 47-28 167-94 167-40 0-69-31-69-84 0-47 26-181 125-206z">
              <text:p/>
            </draw:path>
            <draw:path draw:style-name="gr56" draw:text-style-name="P38" draw:layer="layout" svg:width="0.083cm" svg:height="0.213cm" svg:x="12.697cm" svg:y="8.222cm" svg:viewBox="0 0 84 214" svg:d="M84 76c0-47-19-76-47-76-23 0-37 18-37 39 0 18 14 37 37 37 10 0 18-3 26-9 2-2 2-1 2-2 2 0 2 0 2 11 0 53-24 95-49 120-8 8-8 8-8 10 0 6 4 8 8 8 9 0 66-55 66-138z">
              <text:p/>
            </draw:path>
            <draw:path draw:style-name="gr56" draw:text-style-name="P38" draw:layer="layout" svg:width="0.097cm" svg:height="0.715cm" svg:x="5.813cm" svg:y="8.837cm" svg:viewBox="0 0 98 716" svg:d="M98 716c0-9 0-19 0-28-23 0-46 0-69 0 0-220 0-440 0-659 23 0 46 0 69 0 0-10 0-19 0-29-33 0-65 0-98 0 0 239 0 478 0 716 33 0 65 0 98 0z">
              <text:p/>
            </draw:path>
            <draw:path draw:style-name="gr56" draw:text-style-name="P38" draw:layer="layout" svg:width="0.432cm" svg:height="0.489cm" svg:x="5.956cm" svg:y="8.884cm" svg:viewBox="0 0 433 490" svg:d="M239 57c6-26 8-35 76-35 22 0 28 0 28-14 0-8-8-8-12-8-23 0-82 2-106 2-21 0-74-2-96-2-4 0-13 0-13 14 0 8 7 8 21 8 9 1 14 0 26 2 13 3 19 3 19 11 0 4 0 6-2 14-32 129-64 257-96 386-8 26-8 32-66 32-12 0-18 0-18 15 0 8 6 8 18 8 111 0 222 0 333 0 17 0 17 0 23-12 18-52 37-104 55-156 4-8 4-8 4-10s-3-8-10-8-6 4-10 16c-25 66-58 147-182 147-23 0-45 0-68 0-10 0-10 0-14 0-8-2-10-2-10-8 0-2 0-2 4-16 32-129 64-257 96-386z">
              <text:p/>
            </draw:path>
            <draw:path draw:style-name="gr56" draw:text-style-name="P38" draw:layer="layout" svg:width="0.048cm" svg:height="0.266cm" svg:x="6.655cm" svg:y="9.061cm" svg:viewBox="0 0 49 267" svg:d="M29 147c4 0 20 0 20-14 0-15-16-15-20-15 0-31 0-62 0-94 0-10 0-24-15-24-14 0-14 14-14 24 0 73 0 145 0 217 0 12 0 26 14 26 15 0 15-14 15-26 0-31 0-63 0-94z">
              <text:p/>
            </draw:path>
            <draw:path draw:style-name="gr56" draw:text-style-name="P38" draw:layer="layout" svg:width="0.636cm" svg:height="0.373cm" svg:x="6.655cm" svg:y="9.008cm" svg:viewBox="0 0 637 374" svg:d="M558 200c-39 31-58 59-64 69-32 49-38 94-38 96 0 9 8 9 14 9 12 0 14-3 16-15 17-71 59-130 139-163 10-4 12-5 12-10s-4-6-6-8c-32-13-118-47-145-168-2-8-4-10-16-10-6 0-14 0-14 8 0 2 6 47 36 94 15 23 35 47 66 69-178 0-356 0-533 0-13 0-25 0-25 15 0 14 12 14 25 14 177 0 355 0 533 0z">
              <text:p/>
            </draw:path>
            <draw:path draw:style-name="gr56" draw:text-style-name="P38" draw:layer="layout" svg:width="0.309cm" svg:height="0.462cm" svg:x="7.57cm" svg:y="9.057cm" svg:viewBox="0 0 310 463" svg:d="M204 278c-4 20-9 40-14 61-8 35-14 51-33 75-28 33-59 33-69 33-8 0-31 0-51-8 14-4 24-21 24-33 0-8-8-22-26-22-13 0-35 10-35 39 0 28 27 40 88 40 73 0 129-47 143-102 26-105 52-209 77-314 2-10 2-12 2-14 0-15-12-19-18-19-8 0-24 6-28 27-11-21-29-41-60-41-81 0-163 106-163 206 0 61 35 110 88 110 36 0 67-28 75-38zM251 92c-11 43-22 87-32 130-7 23-49 78-88 78s-41-53-41-61c0-35 20-119 37-153 18-39 49-70 77-70 43 0 49 60 49 66 0 3-1 6-2 10z">
              <text:p/>
            </draw:path>
            <draw:path draw:style-name="gr56" draw:text-style-name="P38" draw:layer="layout" svg:width="0.291cm" svg:height="0.324cm" svg:x="7.921cm" svg:y="9.057cm" svg:viewBox="0 0 292 325" svg:d="M127 110c0-2 32-94 94-94 4 0 24 0 38 11-26 6-28 30-28 32 0 10 6 25 26 25 13 0 35-11 35-39 0-37-47-45-71-45-49 0-76 35-86 51-8-37-37-51-59-51-27 0-41 16-54 37-12 30-22 71-22 73 0 6 8 6 10 6 10 0 10 0 15-16 12-49 26-84 49-84 18 0 18 21 18 29 0 10-2 24-4 37-19 71-37 143-55 214 0 4-2 8-2 10 0 8 6 19 20 19 23 0 27-21 29-27 15-63 31-125 47-188z">
              <text:p/>
            </draw:path>
            <draw:path draw:style-name="gr56" draw:text-style-name="P38" draw:layer="layout" svg:width="0.254cm" svg:height="0.324cm" svg:x="8.209cm" svg:y="9.057cm" svg:viewBox="0 0 255 325" svg:d="M90 151c22 0 69-2 104-16 57-23 57-70 57-74 0-32-26-61-73-61-76 0-178 71-178 198 0 65 35 127 102 127 92 0 153-72 153-82 0-4-6-12-12-12-2 0-4 0-10 8-53 67-117 69-129 69-47 0-55-51-55-77 0-29 8-62 12-80 10 0 19 0 29 0zM67 135c31-117 105-119 111-119 28 0 45 19 45 43 0 76-119 76-141 76-5 0-10 0-15 0z">
              <text:p/>
            </draw:path>
            <draw:path draw:style-name="gr56" draw:text-style-name="P38" draw:layer="layout" svg:width="0.252cm" svg:height="0.324cm" svg:x="8.504cm" svg:y="9.057cm" svg:viewBox="0 0 253 325" svg:d="M90 151c20 0 69-2 104-16 55-23 55-70 55-74 0-32-26-61-71-61-76 0-178 71-178 198 0 65 35 127 102 127 92 0 151-72 151-82 0-4-6-12-10-12s-4 0-10 8c-53 67-117 69-129 69-47 0-55-51-55-77 0-29 8-62 12-80 10 0 19 0 29 0zM65 135c31-117 105-119 113-119 28 0 45 19 45 43 0 76-119 76-141 76-6 0-11 0-17 0z">
              <text:p/>
            </draw:path>
            <draw:path draw:style-name="gr56" draw:text-style-name="P38" draw:layer="layout" svg:width="0.359cm" svg:height="0.324cm" svg:x="8.812cm" svg:y="9.057cm" svg:viewBox="0 0 360 325" svg:d="M104 192c4-16 8-31 12-47 9-37 9-37 21-59 10-17 43-70 98-70 31 0 33 31 33 47 0 45-33 129-41 157-10 25-13 31-13 47 0 31 21 58 56 58 65 0 90-107 90-111 0-8-7-8-11-8-10 0-10 2-12 12-6 21-24 90-67 90-15 0-15-10-15-20 0-19 6-37 13-53 14-39 42-119 42-162 0-57-38-73-73-73-59 0-94 43-102 57-6-37-31-57-61-57-27 0-41 16-52 37-14 30-22 71-22 73 0 6 6 6 10 6 8 0 10 0 15-16 12-49 26-84 46-84 21 0 21 21 21 29 0 10-4 24-6 37-18 71-36 143-53 214-2 4-2 8-2 10 0 8 4 19 20 19 8 0 20-7 25-19 9-38 19-76 28-114z">
              <text:p/>
            </draw:path>
            <draw:path draw:style-name="gr56" draw:text-style-name="P38" draw:layer="layout" svg:width="0.097cm" svg:height="0.715cm" svg:x="9.227cm" svg:y="8.837cm" svg:viewBox="0 0 98 716" svg:d="M98 0c-33 0-65 0-98 0 0 10 0 19 0 29 23 0 46 0 69 0 0 219 0 439 0 659-23 0-46 0-69 0 0 9 0 19 0 28 33 0 65 0 98 0 0-238 0-477 0-716z">
              <text:p/>
            </draw:path>
          </draw:g>
        </draw:g>
        <draw:custom-shape draw:style-name="gr164" draw:text-style-name="P37" xml:id="id46" draw:id="id46" draw:layer="layout" svg:width="4.191cm" svg:height="2.222cm" svg:x="20.342cm" svg:y="7.509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07" draw:id="id207">
          <svg:title>TexMaths</svg:title>
          <svg:desc>20§latex§\begin{aligned}
  &amp;\delta,\\
  &amp;[L \mapsto \green]
\end{aligned} §svg§600§TRUE§</svg:desc>
          <draw:g>
            <draw:path draw:style-name="gr56" draw:text-style-name="P38" draw:layer="layout" svg:width="0.287cm" svg:height="0.506cm" svg:x="20.7cm" svg:y="7.762cm" svg:viewBox="0 0 288 507" svg:d="M156 192c-88 22-156 114-156 198 0 67 44 117 110 117 84 0 142-109 142-207 0-64-28-98-52-130-26-32-68-84-68-114 0-16 14-34 40-34 20 0 34 10 50 20 14 8 28 18 38 18 18 0 28-18 28-28 0-16-12-18-36-24-38-8-46-8-58-8-54 0-80 30-80 72 0 38 20 78 42 120zM164 208c18 32 40 70 40 120 0 48-28 163-94 163-38 0-66-30-66-81 0-44 26-176 120-202z">
              <text:p/>
            </draw:path>
            <draw:path draw:style-name="gr56" draw:text-style-name="P38" draw:layer="layout" svg:width="0.081cm" svg:height="0.207cm" svg:x="21.03cm" svg:y="8.187cm" svg:viewBox="0 0 82 208" svg:d="M82 72c0-46-16-72-44-72-24 0-38 16-38 36s14 38 38 38c8 0 18-4 24-10 2-2 3-1 4-2 1 3 2 0 2 10 0 52-26 94-48 118-8 8-8 10-8 12 0 4 4 6 6 6 8 0 64-54 64-136z">
              <text:p/>
            </draw:path>
            <draw:path draw:style-name="gr56" draw:text-style-name="P38" draw:layer="layout" svg:width="0.095cm" svg:height="0.7cm" svg:x="20.754cm" svg:y="8.787cm" svg:viewBox="0 0 96 701" svg:d="M96 701c0-9 0-18 0-28-23 0-45 0-68 0 0-215 0-430 0-645 23 0 45 0 68 0 0-9 0-19 0-28-32 0-64 0-96 0 0 234 0 467 0 701 32 0 64 0 96 0z">
              <text:p/>
            </draw:path>
            <draw:path draw:style-name="gr56" draw:text-style-name="P38" draw:layer="layout" svg:width="0.423cm" svg:height="0.478cm" svg:x="20.894cm" svg:y="8.833cm" svg:viewBox="0 0 424 479" svg:d="M234 56c6-26 8-34 74-34 22 0 28 0 28-12 0-10-8-10-12-10-22 0-80 2-104 2-20 0-72-2-94-2-4 0-12 0-12 14 0 8 6 8 20 8 9 1 14 0 26 2s18 2 18 12c0 2 0 4-2 12-31 126-63 252-94 378-8 25-8 31-64 31-12 0-18 0-18 14 0 8 6 8 18 8 109 0 217 0 326 0 16 0 16 0 22-12 18-50 36-101 54-151 4-8 4-8 4-10s-3-6-10-6-6 2-10 14c-24 64-56 143-178 143-22 0-44 0-66 0-10 0-10 0-14 0-8-2-10-2-10-8 0-2 0-2 4-15 31-126 63-252 94-378z">
              <text:p/>
            </draw:path>
            <draw:path draw:style-name="gr56" draw:text-style-name="P38" draw:layer="layout" svg:width="0.047cm" svg:height="0.261cm" svg:x="21.577cm" svg:y="9.007cm" svg:viewBox="0 0 48 262" svg:d="M28 144c4 0 20 0 20-14s-16-14-20-14c0-31 0-61 0-92 0-10 0-24-14-24s-14 14-14 24c0 71 0 141 0 212 0 12 0 26 14 26s14-14 14-26c0-31 0-62 0-92z">
              <text:p/>
            </draw:path>
            <draw:path draw:style-name="gr56" draw:text-style-name="P38" draw:layer="layout" svg:width="0.623cm" svg:height="0.365cm" svg:x="21.577cm" svg:y="8.955cm" svg:viewBox="0 0 624 366" svg:d="M546 196c-38 30-56 58-62 68-32 48-38 92-38 94 0 8 8 8 14 8 12 0 14-2 16-14 16-68 58-128 138-160 8-4 10-5 10-10s-4-6-6-8c-30-10-116-46-142-164-2-8-4-10-16-10-6 0-14 0-14 8 0 2 6 46 36 92 14 22 34 46 64 68-174 0-348 0-522 0-12 0-24 0-24 14s12 14 24 14c174 0 348 0 522 0z">
              <text:p/>
            </draw:path>
            <draw:path draw:style-name="gr56" draw:text-style-name="P38" draw:layer="layout" svg:width="0.303cm" svg:height="0.452cm" svg:x="22.473cm" svg:y="9.003cm" svg:viewBox="0 0 304 453" svg:d="M200 272c-5 20-9 40-14 60-8 34-14 50-32 74-28 32-56 32-68 32-8 0-30 0-50-8 14-4 24-20 24-32 0-8-8-22-26-22-12 0-34 10-34 38s26 39 86 39c72 0 126-45 140-99 25-103 51-206 76-308 2-10 2-10 2-14 0-14-10-18-18-18s-24 6-28 26c-10-20-28-40-58-40-80 0-160 104-160 202 0 60 34 108 86 108 36 0 66-28 74-38zM246 90c-11 43-21 85-32 128-6 22-48 76-86 76s-40-52-40-60c0-34 20-116 36-150 18-38 48-68 76-68 42 0 48 58 48 64-1 3-1 7-2 10z">
              <text:p/>
            </draw:path>
            <draw:path draw:style-name="gr56" draw:text-style-name="P38" draw:layer="layout" svg:width="0.285cm" svg:height="0.317cm" svg:x="22.817cm" svg:y="9.003cm" svg:viewBox="0 0 286 318" svg:d="M124 108c0-2 32-92 92-92 4 0 24 0 38 10-26 6-28 30-28 32 0 10 6 24 26 24 12 0 34-10 34-38 0-36-46-44-70-44-48 0-74 36-84 50-8-36-36-50-58-50-26 0-40 16-52 38-12 28-22 68-22 70 0 8 8 8 10 8 10 0 10-2 14-18 12-48 26-82 48-82 18 0 18 20 18 28 0 10-2 24-4 36-18 70-36 140-54 210 0 4-2 8-2 10 0 8 6 18 20 18 22 0 26-20 28-26 15-62 31-123 46-184z">
              <text:p/>
            </draw:path>
            <draw:path draw:style-name="gr56" draw:text-style-name="P38" draw:layer="layout" svg:width="0.249cm" svg:height="0.317cm" svg:x="23.099cm" svg:y="9.003cm" svg:viewBox="0 0 250 318" svg:d="M88 148c22 0 68-2 102-16 56-22 56-68 56-72 0-32-26-60-72-60-74 0-174 70-174 196 0 62 34 122 100 122 90 0 150-70 150-80 0-4-6-12-12-12-2 0-4 0-10 8-52 66-114 68-126 68-46 0-54-50-54-76 0-28 8-60 12-78 9 0 19 0 28 0zM66 132c30-114 102-116 108-116 28 0 46 18 46 42 0 74-116 74-140 74-5 0-9 0-14 0z">
              <text:p/>
            </draw:path>
            <draw:path draw:style-name="gr56" draw:text-style-name="P38" draw:layer="layout" svg:width="0.247cm" svg:height="0.317cm" svg:x="23.386cm" svg:y="9.003cm" svg:viewBox="0 0 248 318" svg:d="M88 148c20 0 68-2 102-16 56-22 56-68 56-72 0-32-26-60-72-60-74 0-174 70-174 196 0 62 34 122 100 122 90 0 148-70 148-80 0-4-6-12-10-12s-4 0-10 8c-52 66-114 68-126 68-46 0-54-50-54-76 0-28 8-60 12-78 9 0 19 0 28 0zM64 132c30-114 104-116 110-116 28 0 44 18 44 42 0 74-116 74-138 74-5 0-11 0-16 0z">
              <text:p/>
            </draw:path>
            <draw:path draw:style-name="gr56" draw:text-style-name="P38" draw:layer="layout" svg:width="0.351cm" svg:height="0.317cm" svg:x="23.688cm" svg:y="9.003cm" svg:viewBox="0 0 352 318" svg:d="M102 188c4-16 8-30 12-46 8-36 8-36 20-58 10-16 42-68 96-68 30 0 32 30 32 46 0 44-30 126-40 154-10 24-12 30-12 46 0 30 20 56 54 56 64 0 88-104 88-108 0-8-4-8-10-8-10 0-10 2-12 12-6 20-24 88-66 88-14 0-14-10-14-20 0-18 6-36 12-52 14-38 42-116 42-158 0-56-38-72-72-72-58 0-92 42-100 56-6-36-30-56-60-56-26 0-40 16-50 38-14 28-22 68-22 70 0 8 6 8 10 8 8 0 10-2 14-18 12-48 26-82 46-82s20 20 20 28c0 10-2 24-6 36-17 70-35 140-52 210-2 4-2 8-2 10 0 8 6 18 20 18 8 0 20-6 24-18 9-38 19-75 28-112z">
              <text:p/>
            </draw:path>
            <draw:path draw:style-name="gr56" draw:text-style-name="P38" draw:layer="layout" svg:width="0.095cm" svg:height="0.7cm" svg:x="24.094cm" svg:y="8.787cm" svg:viewBox="0 0 96 701" svg:d="M96 0c-32 0-64 0-96 0 0 9 0 19 0 28 23 0 45 0 68 0 0 215 0 430 0 645-23 0-45 0-68 0 0 10 0 19 0 28 32 0 64 0 96 0 0-234 0-467 0-701z">
              <text:p/>
            </draw:path>
          </draw:g>
        </draw:g>
        <draw:connector draw:style-name="gr165" draw:text-style-name="P8" xml:id="id208" draw:id="id208" draw:layer="layout" draw:type="curve" svg:x1="12.901cm" svg:y1="8.619cm" svg:x2="20.342cm" svg:y2="8.62cm" draw:start-shape="id45" draw:start-glue-point="1" draw:end-shape="id46" draw:end-glue-point="3" svg:d="M12901 8619c5581 0 1861 1 7441 1" svg:viewBox="0 0 7442 2">
          <text:p/>
        </draw:connector>
        <draw:g xml:id="id209" draw:id="id209">
          <svg:title>TexMaths</svg:title>
          <svg:desc>28§display§\drive§svg§600§TRUE§</svg:desc>
          <draw:g>
            <draw:path draw:style-name="gr56" draw:text-style-name="P38" draw:layer="layout" svg:width="0.35cm" svg:height="0.542cm" svg:x="15.877cm" svg:y="7.953cm" svg:viewBox="0 0 351 543" svg:d="M348 20c0-2 3-9 3-11 0-7-5-9-11-9-3 0-11 0-14 2-25 2-51 5-77 7-9 0-17 0-17 15 0 9 8 9 19 9 38 0 38 4 38 13 0 2-2 11-2 13-15 60-30 121-44 181-11-24-34-46-67-46-86 0-176 118-176 230 0 64 35 119 93 119 28 0 61-15 94-55 7 40 36 55 64 55 29 0 44-20 55-44 16-28 25-72 25-75 0-6-7-6-11-6-11 0-11 0-16 17-11 42-26 91-53 91-19 0-19-20-19-31 0-7 0-18 4-35 37-147 75-294 112-440zM192 440c-7 24-55 86-97 86-35 0-42-44-42-69 0-37 24-127 37-160 20-46 56-86 86-86 7 0 25 0 40 22 7 13 16 35 16 51 0 2-3 4-5 8-12 50-23 99-35 148z">
              <text:p/>
            </draw:path>
            <draw:path draw:style-name="gr56" draw:text-style-name="P38" draw:layer="layout" svg:width="0.312cm" svg:height="0.349cm" svg:x="16.254cm" svg:y="8.147cm" svg:viewBox="0 0 313 350" svg:d="M134 119c0-2 36-101 102-101 4 0 26 0 42 11-27 8-29 33-29 37 0 9 7 24 27 24 13 0 37-11 37-42 0-39-51-48-75-48-53 0-81 40-95 57-9-42-37-57-64-57-28 0-44 18-55 42-15 31-16 51-24 77 0 9 7 9 11 9 9 0 11-3 15-18 14-55 29-92 51-92s22 22 22 30c0 14-4 27-6 40-20 77-39 154-58 231-2 4-2 9-2 11 0 9 7 20 22 20 22 0 29-22 29-29 17-67 34-135 50-202z">
              <text:p/>
            </draw:path>
            <draw:path draw:style-name="gr56" draw:text-style-name="P38" draw:layer="layout" svg:width="0.191cm" svg:height="0.514cm" svg:x="16.58cm" svg:y="7.982cm" svg:viewBox="0 0 192 515" svg:d="M192 396c0-7-7-7-13-7-9 0-9 0-14 11-4 24-26 97-70 97-7 0-18 0-18-22 0-20 11-44 20-73 17-44 34-88 51-132 6-22 9-28 9-43 0-42-29-62-58-62-73 0-99 114-99 119 0 8 7 8 11 8 9 0 11-2 13-13 7-24 29-96 73-96 9 0 18 4 18 22 0 17-9 39-16 54-7 22-14 43-22 64-11 27-20 51-28 77-12 29-16 38-16 53 0 31 20 62 60 62 72 0 99-117 99-119zM187 26c0-19-15-26-26-26-15 0-38 15-38 37 0 20 16 27 27 27 15 0 37-16 37-38z">
              <text:p/>
            </draw:path>
            <draw:path draw:style-name="gr56" draw:text-style-name="P38" draw:layer="layout" svg:width="0.316cm" svg:height="0.349cm" svg:x="16.816cm" svg:y="8.147cm" svg:viewBox="0 0 317 350" svg:d="M317 51c0-27-8-51-30-51-18 0-38 18-38 35 0 11 5 16 11 22 18 20 20 44 20 62 0 20-35 213-126 213-42 0-50-37-50-64 0-44 26-112 46-167 4-11 9-24 9-37 0-40-27-64-60-64-70 0-99 114-99 119 0 9 9 9 13 9 9 0 9-3 13-14 7-24 27-96 73-96 7 0 16 2 16 22 0 19-7 39-18 70-24 64-40 110-40 147 0 71 49 93 95 93 130 0 165-277 165-299z">
              <text:p/>
            </draw:path>
            <draw:path draw:style-name="gr56" draw:text-style-name="P38" draw:layer="layout" svg:width="0.272cm" svg:height="0.349cm" svg:x="17.198cm" svg:y="8.147cm" svg:viewBox="0 0 273 350" svg:d="M97 163c22 0 75-2 112-16 60-26 60-74 60-81 0-35-29-66-77-66-82 0-192 79-192 216 0 68 37 134 110 134 99 0 163-77 163-88 0-5-6-14-13-14-2 0-2 0-9 9-57 73-125 75-139 75-50 0-59-55-59-84 0-30 7-63 13-85 10 0 21 0 31 0zM71 147c33-127 112-129 121-129 31 0 48 19 48 46 0 83-128 83-154 83-5 0-10 0-15 0z">
              <text:p/>
            </draw:path>
          </draw:g>
        </draw:g>
        <draw:custom-shape draw:style-name="gr166" draw:text-style-name="P37" xml:id="id47" draw:id="id47" draw:layer="layout" svg:width="7.36cm" svg:height="1.254cm" svg:x="5.542cm" svg:y="11.077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xml:id="id212" draw:id="id212" draw:layer="layout" draw:type="curve" svg:x1="4.769cm" svg:y1="11.708cm" svg:x2="5.542cm" svg:y2="11.704cm" draw:end-shape="id47" draw:end-glue-point="3" svg:d="M4769 11708c186 0-200-4 773-4" svg:viewBox="0 0 774 5">
          <text:p/>
        </draw:connector>
        <draw:g xml:id="id213" draw:id="id213">
          <svg:title>TexMaths</svg:title>
          <svg:desc>20§display§\check(L, \green)|\drive.\delta§svg§600§TRUE§</svg:desc>
          <draw:g>
            <draw:path draw:style-name="gr56" draw:text-style-name="P38" draw:layer="layout" svg:width="0.251cm" svg:height="0.314cm" svg:x="5.9cm" svg:y="11.578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56" draw:text-style-name="P38" draw:layer="layout" svg:width="0.323cm" svg:height="0.49cm" svg:x="6.198cm" svg:y="11.403cm" svg:viewBox="0 0 324 491" svg:d="M160 16c0-2 1-5 2-8 0-6-4-8-10-8-2 0-8 0-10 0-23 2-47 4-70 6-8 0-16 2-16 14 0 8 6 8 16 8 34 0 36 6 36 12 0 2-1 8-2 12-35 137-69 275-104 413-2 0-1 5-2 8 0 8 6 18 20 18s24-12 26-18c2-12 24-102 30-122 4-16 8-30 12-46 6-24 6-26 18-48 14-22 44-68 94-68 32 0 32 32 32 48 0 42-30 126-40 154-10 24-12 30-12 44 0 32 20 56 54 56 66 0 90-104 90-108 0-6-6-6-12-6-8 0-8 2-12 12-4 18-24 88-64 88-16 0-16-12-16-22 0-16 6-34 12-52 14-36 44-116 44-156 0-58-40-72-74-72-46 0-72 24-94 46 17-68 35-137 52-205z">
              <text:p/>
            </draw:path>
            <draw:path draw:style-name="gr56" draw:text-style-name="P38" draw:layer="layout" svg:width="0.249cm" svg:height="0.314cm" svg:x="6.584cm" svg:y="11.578cm" svg:viewBox="0 0 250 315" svg:d="M88 148c22 0 68-2 102-16 56-22 56-68 56-72 0-34-26-60-72-60-74 0-174 70-174 193 0 64 34 122 100 122 90 0 150-70 150-80 0-4-6-12-12-12-2 0-4 2-10 8-52 66-114 70-126 70-46 0-54-50-54-78 0-26 8-57 12-75 9 0 19 0 28 0zM66 132c30-114 102-118 108-118 28 0 44 20 44 44 0 74-114 74-138 74-5 0-9 0-14 0z">
              <text:p/>
            </draw:path>
            <draw:path draw:style-name="gr56" draw:text-style-name="P38" draw:layer="layout" svg:width="0.253cm" svg:height="0.314cm" svg:x="6.868cm" svg:y="11.578cm" svg:viewBox="0 0 254 315" svg:d="M230 46c-36 4-36 32-36 34 0 10 8 22 24 22 20 0 36-16 36-42 0-34-30-60-76-60-86 0-178 100-178 201 0 68 42 114 104 114 90 0 148-70 148-80 0-4-6-12-10-12s-4 2-10 8c-52 66-114 70-126 70-38 0-56-32-56-72 0-38 20-111 38-145 24-44 60-70 92-70 8 0 38 2 50 32z">
              <text:p/>
            </draw:path>
            <draw:path draw:style-name="gr56" draw:text-style-name="P38" draw:layer="layout" svg:width="0.299cm" svg:height="0.49cm" svg:x="7.168cm" svg:y="11.403cm" svg:viewBox="0 0 300 491" svg:d="M160 16c0-2 1-5 2-8 0-6-4-8-10-8-2 0-10 0-12 0-23 2-45 4-68 6-10 0-16 2-16 14 0 8 6 8 16 8 34 0 36 6 36 12 0 2-3 8-4 12-34 137-68 275-102 413-2 0-1 5-2 8 0 8 6 18 20 18 20 0 26-18 26-26 12-48 24-95 36-142 26 4 72 18 72 60 0 4 0 8-2 16-4 12-4 18-4 24 0 52 34 68 60 68 30 0 46-22 54-36 16-26 24-70 24-72 0-6-4-6-10-6-8 0-8 0-12 16-10 36-24 84-54 84-20 0-20-16-20-30 0-16 4-36 4-40 4-14 4-16 4-24 0-48-48-68-94-74 18-10 32-24 50-46 38-40 64-74 100-74 14 0 18 8 18 10-28 4-32 28-32 34 0 10 6 22 24 22 16 0 36-12 36-38 0-18-14-42-44-42-38 0-68 30-92 56-40 48-52 58-76 70 24-95 48-190 72-285z">
              <text:p/>
            </draw:path>
            <draw:path draw:style-name="gr56" draw:text-style-name="P38" draw:layer="layout" svg:width="0.161cm" svg:height="0.697cm" svg:x="7.583cm" svg:y="11.363cm" svg:viewBox="0 0 162 698" svg:d="M162 690c0-2 0-2-12-14-88-88-110-219-110-327 0-122 26-243 114-331 8-8 8-8 8-12s-2-6-6-6c-8 0-70 48-112 136-36 77-44 155-44 213 0 54 8 140 46 217 42 86 102 132 110 132 4 0 6-2 6-8z">
              <text:p/>
            </draw:path>
            <draw:path draw:style-name="gr56" draw:text-style-name="P38" draw:layer="layout" svg:width="0.423cm" svg:height="0.478cm" svg:x="7.813cm" svg:y="11.409cm" svg:viewBox="0 0 424 479" svg:d="M236 56c6-26 8-34 74-34 22 0 26 0 26-12 0-10-6-10-10-10-24 0-82 2-104 2s-72-2-94-2c-4 0-14 0-14 14 0 8 8 8 20 8 2 0 16 0 28 2s18 2 18 12c0 2 0 4-2 12-31 125-63 250-94 375-8 28-10 34-64 34-12 0-20 0-20 14 0 8 6 8 20 8 108 0 216 0 324 0 18 0 18 0 22-12 19-51 37-101 56-152 2-8 1-7 2-10 0-2-2-8-8-8s-6 4-12 16c-24 64-54 144-176 144-22 0-44 0-66 0-10 0-12 0-16-2-6 0-8 0-8-6 0-2 0-4 2-16 32-126 64-252 96-377z">
              <text:p/>
            </draw:path>
            <draw:path draw:style-name="gr56" draw:text-style-name="P38" draw:layer="layout" svg:width="0.081cm" svg:height="0.208cm" svg:x="8.325cm" svg:y="11.812cm" svg:viewBox="0 0 82 209" svg:d="M82 74c0-46-18-74-46-74-22 0-36 18-36 38 0 18 14 38 36 38 10 0 18-4 26-10 2-2 1-2 2-2 2 0 2 0 2 10 0 52-23 94-48 117-7 7-8 8-8 10 0 6 4 8 8 8 8 0 64-53 64-135z">
              <text:p/>
            </draw:path>
            <draw:path draw:style-name="gr56" draw:text-style-name="P38" draw:layer="layout" svg:width="0.305cm" svg:height="0.45cm" svg:x="8.613cm" svg:y="11.578cm" svg:viewBox="0 0 306 451" svg:d="M202 271c-5 20-11 39-16 58-8 36-12 50-32 74-28 34-56 34-66 34s-32 0-50-8c14-6 22-20 22-32 0-10-6-24-24-24-14 0-36 10-36 38s26 40 86 40c74 0 126-46 140-98 25-102 51-205 76-307 4-10 4-12 4-14 0-14-12-18-20-18s-24 6-26 26c-10-20-30-40-60-40-78 0-160 104-160 201 0 60 34 108 86 108 36 0 66-30 76-38zM246 90c-10 42-20 84-30 125-6 24-50 78-88 78s-40-54-40-62c0-32 22-113 36-147 18-38 48-70 76-70 42 0 48 60 48 66-1 3-1 6-2 10z">
              <text:p/>
            </draw:path>
            <draw:path draw:style-name="gr56" draw:text-style-name="P38" draw:layer="layout" svg:width="0.283cm" svg:height="0.314cm" svg:x="8.959cm" svg:y="11.578cm" svg:viewBox="0 0 284 315" svg:d="M122 108c0-2 32-94 92-94 4 0 24 0 38 10-24 8-26 30-26 34 0 10 6 22 24 22 12 0 34-10 34-36 0-36-46-44-68-44-50 0-74 34-86 50-8-38-34-50-58-50-26 0-40 16-50 36-14 28-22 70-22 72 0 6 6 6 10 6 8 0 10 0 12-16 14-48 26-84 48-84 20 0 20 22 20 28 0 12-4 26-6 36-17 70-35 139-52 209-2 4-2 8-2 10 0 8 4 18 18 18 22 0 26-20 28-26 15-60 31-121 46-181z">
              <text:p/>
            </draw:path>
            <draw:path draw:style-name="gr56" draw:text-style-name="P38" draw:layer="layout" svg:width="0.247cm" svg:height="0.314cm" svg:x="9.241cm" svg:y="11.578cm" svg:viewBox="0 0 248 315" svg:d="M88 148c20 0 68-2 100-16 56-22 56-68 56-72 0-34-26-60-70-60-74 0-174 70-174 193 0 64 32 122 100 122 90 0 148-70 148-80 0-4-6-12-12-12-2 0-2 2-8 8-52 66-114 70-126 70-46 0-54-50-54-78 0-26 6-57 12-75 9 0 19 0 28 0zM64 132c30-114 102-118 110-118 28 0 44 20 44 44 0 74-116 74-140 74-5 0-9 0-14 0z">
              <text:p/>
            </draw:path>
            <draw:path draw:style-name="gr56" draw:text-style-name="P38" draw:layer="layout" svg:width="0.249cm" svg:height="0.314cm" svg:x="9.527cm" svg:y="11.578cm" svg:viewBox="0 0 250 315" svg:d="M88 148c22 0 68-2 102-16 56-22 56-68 56-72 0-34-26-60-72-60-72 0-174 70-174 193 0 64 34 122 102 122 88 0 148-70 148-80 0-4-6-12-12-12-2 0-4 2-10 8-52 66-114 70-126 70-46 0-52-50-52-78 0-26 6-57 10-75 9 0 19 0 28 0zM66 132c30-114 102-118 108-118 28 0 46 20 46 44 0 74-116 74-140 74-5 0-9 0-14 0z">
              <text:p/>
            </draw:path>
            <draw:path draw:style-name="gr56" draw:text-style-name="P38" draw:layer="layout" svg:width="0.353cm" svg:height="0.314cm" svg:x="9.829cm" svg:y="11.578cm" svg:viewBox="0 0 354 315" svg:d="M104 185c2-13 6-29 10-45 10-34 10-36 22-56 10-16 42-70 94-70 32 0 32 32 32 48 0 42-30 125-40 153-10 24-12 30-12 44 0 32 20 56 54 56 66 0 90-104 90-108 0-6-6-6-12-6-8 0-8 2-12 12-4 18-24 88-64 88-16 0-16-12-16-22 0-16 8-34 12-52 14-36 44-115 44-155 0-58-40-72-74-72-58 0-90 42-100 54-4-34-28-54-58-54-26 0-40 16-52 36-12 28-22 70-22 72 0 6 6 6 10 6 10 0 10 0 14-16 12-48 26-84 48-84 18 0 18 22 18 28 0 12-2 26-6 36-17 70-35 139-52 209-2 4-2 8-2 10 0 8 6 18 20 18 8 0 20-4 26-18 9-37 19-74 28-112z">
              <text:p/>
            </draw:path>
            <draw:path draw:style-name="gr56" draw:text-style-name="P38" draw:layer="layout" svg:width="0.163cm" svg:height="0.697cm" svg:x="10.259cm" svg:y="11.363cm" svg:viewBox="0 0 164 698" svg:d="M164 349c0-54-8-140-46-217-42-86-104-132-110-132-4 0-8 2-8 6s0 4 14 18c68 68 108 179 108 325 0 120-26 241-112 331-10 8-10 8-10 10 0 6 4 8 8 8 6 0 70-48 112-136 36-77 44-155 44-213z">
              <text:p/>
            </draw:path>
            <draw:path draw:style-name="gr56" draw:text-style-name="P38" draw:layer="layout" svg:width="0.027cm" svg:height="0.697cm" svg:x="10.577cm" svg:y="11.363cm" svg:viewBox="0 0 28 698" svg:d="M28 26c0-14 0-26-14-26s-14 12-14 26c0 215 0 431 0 646 0 14 0 26 14 26s14-12 14-26c0-215 0-431 0-646z">
              <text:p/>
            </draw:path>
            <draw:path draw:style-name="gr56" draw:text-style-name="P38" draw:layer="layout" svg:width="0.317cm" svg:height="0.49cm" svg:x="10.763cm" svg:y="11.403cm" svg:viewBox="0 0 318 491" svg:d="M316 16c2-2 1-5 2-8 0-6-4-8-10-8-2 0-8 0-10 0-23 2-47 4-70 6-8 0-16 2-16 14 0 8 6 8 16 8 34 0 36 6 36 12 0 2-1 8-2 12-14 54-28 109-42 163-10-22-28-40-58-40-78 0-162 106-162 208 0 60 34 108 86 108 26 0 56-14 84-48 8 34 34 48 58 48 26 0 42-16 52-38 12-28 20-68 20-70 0-6-4-6-10-6-8 0-8 0-12 16-10 40-24 84-48 84-18 0-18-20-18-30 0-4 0-14 4-32 33-133 67-266 100-399zM174 399c-6 22-48 78-86 78-34 0-40-42-40-62 0-36 22-118 36-148 16-42 50-78 78-78 6 0 22 2 34 22 8 10 14 30 14 44 0 2 0 4-2 10-11 45-23 89-34 134z">
              <text:p/>
            </draw:path>
            <draw:path draw:style-name="gr56" draw:text-style-name="P38" draw:layer="layout" svg:width="0.285cm" svg:height="0.314cm" svg:x="11.104cm" svg:y="11.578cm" svg:viewBox="0 0 286 315" svg:d="M124 108c0-2 32-94 92-94 4 0 24 0 38 10-26 8-28 30-28 34 0 10 8 22 26 22 12 0 34-10 34-36 0-36-46-44-70-44-48 0-72 34-84 50-8-38-36-50-58-50-26 0-40 16-52 36-12 28-22 70-22 72 0 6 8 6 12 6 8 0 8 0 12-16 14-48 26-84 48-84 18 0 18 22 18 28 0 12-2 26-4 36-18 70-36 139-54 209 0 4-2 8-2 10 0 8 6 18 20 18 22 0 26-20 28-26 15-60 31-121 46-181z">
              <text:p/>
            </draw:path>
            <draw:path draw:style-name="gr56" draw:text-style-name="P38" draw:layer="layout" svg:width="0.175cm" svg:height="0.464cm" svg:x="11.4cm" svg:y="11.429cm" svg:viewBox="0 0 176 465" svg:d="M176 357c0-6-6-6-12-6-8 0-8 2-12 12-6 20-24 88-64 88-6 0-16-2-16-20s8-42 18-68c15-40 31-80 46-120 6-20 8-26 8-38 0-37-28-55-54-55-66 0-90 103-90 107 0 6 8 6 12 6 8 0 10-2 12-10 6-24 24-89 66-89 8 0 14 4 14 19 0 18-6 38-12 50-7 20-13 40-20 60-10 22-18 46-26 68-10 28-14 34-14 48 0 28 18 56 54 56 66 0 90-104 90-108zM172 22c0-16-14-22-24-22-16 0-34 14-34 34 0 16 14 22 24 22 14 0 34-12 34-34z">
              <text:p/>
            </draw:path>
            <draw:path draw:style-name="gr56" draw:text-style-name="P38" draw:layer="layout" svg:width="0.287cm" svg:height="0.314cm" svg:x="11.616cm" svg:y="11.578cm" svg:viewBox="0 0 288 315" svg:d="M288 46c0-24-8-46-28-46-16 0-34 16-34 32 0 8 4 14 8 18 18 18 20 42 20 56 0 20-34 195-114 195-38 0-46-36-46-58 0-42 22-101 42-151 4-12 8-22 8-36 0-34-24-56-54-56-66 0-90 104-90 108 0 6 8 6 10 6 10 0 10-2 14-10 6-22 24-90 64-90 8 0 16 4 16 22 0 16-6 34-16 62-22 60-36 101-36 133 0 64 44 84 86 84 118 0 150-251 150-269z">
              <text:p/>
            </draw:path>
            <draw:path draw:style-name="gr56" draw:text-style-name="P38" draw:layer="layout" svg:width="0.247cm" svg:height="0.314cm" svg:x="11.962cm" svg:y="11.578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56" draw:text-style-name="P38" draw:layer="layout" svg:width="0.073cm" svg:height="0.075cm" svg:x="12.318cm" svg:y="11.812cm" svg:viewBox="0 0 74 76" svg:d="M74 38c0-20-17-38-38-38s-36 18-36 38 15 38 36 38 38-18 38-38z">
              <text:p/>
            </draw:path>
            <draw:path draw:style-name="gr56" draw:text-style-name="P38" draw:layer="layout" svg:width="0.287cm" svg:height="0.504cm" svg:x="12.482cm" svg:y="11.391cm" svg:viewBox="0 0 288 505" svg:d="M156 191c-88 20-156 112-156 196 0 66 44 118 110 118 84 0 142-110 142-208 0-62-28-98-52-129-26-30-68-84-68-114 0-16 14-32 40-32 20 0 34 8 50 18 14 8 28 18 38 18 18 0 28-16 28-28 0-16-12-18-36-22-38-8-46-8-58-8-54 0-80 30-80 72 0 38 20 76 42 119zM164 205c18 32 38 70 38 120 0 48-26 164-92 164-38 0-66-30-66-82 0-44 26-176 120-202z">
              <text:p/>
            </draw:path>
          </draw:g>
        </draw:g>
        <draw:custom-shape draw:style-name="gr167" draw:text-style-name="P37" xml:id="id48" draw:id="id48" draw:layer="layout" svg:width="0.972cm" svg:height="1.27cm" svg:x="20.343cm" svg:y="11.112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14" draw:id="id214">
          <svg:title>TexMaths</svg:title>
          <svg:desc>20§latex§\delta§svg§600§TRUE§</svg:desc>
          <draw:g>
            <draw:path draw:style-name="gr56" draw:text-style-name="P38" draw:layer="layout" svg:width="0.283cm" svg:height="0.505cm" svg:x="20.701cm" svg:y="11.463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165" draw:text-style-name="P8" xml:id="id215" draw:id="id215" draw:layer="layout" draw:type="curve" svg:x1="12.902cm" svg:y1="11.704cm" svg:x2="20.343cm" svg:y2="11.747cm" draw:start-shape="id47" draw:start-glue-point="1" draw:end-shape="id48" draw:end-glue-point="3" svg:d="M12902 11704c5581 0 1861 43 7441 43" svg:viewBox="0 0 7442 44">
          <text:p/>
        </draw:connector>
        <draw:g xml:id="id216" draw:id="id216">
          <svg:title>TexMaths</svg:title>
          <svg:desc>28§display§\check(L, \green)|\drive§svg§600§TRUE§</svg:desc>
          <draw:g>
            <draw:path draw:style-name="gr56" draw:text-style-name="P38" draw:layer="layout" svg:width="0.226cm" svg:height="0.285cm" svg:x="13.68cm" svg:y="11.249cm" svg:viewBox="0 0 227 286" svg:d="M205 41c-30 4-30 29-30 31 0 11 5 20 20 20 18 0 32-13 32-38 0-31-27-54-67-54-79 0-160 90-160 182 0 62 38 104 94 104 81 0 133-63 133-72 0-4-5-11-11-11-2 0-3 0-9 7-47 60-103 61-113 61-35 0-51-27-51-64 0-33 18-99 34-130 24-41 55-63 83-63 8 0 36 2 45 27z">
              <text:p/>
            </draw:path>
            <draw:path draw:style-name="gr56" draw:text-style-name="P38" draw:layer="layout" svg:width="0.291cm" svg:height="0.443cm" svg:x="13.948cm" svg:y="11.091cm" svg:viewBox="0 0 292 444" svg:d="M144 16c2-2 2-7 2-9 0-5-4-7-9-7-2 0-7 0-9 2-21 1-42 2-63 3-7 2-15 2-15 15 0 7 6 7 15 7 30 0 32 4 32 11 0 2-1 6-2 9-31 124-62 248-93 372 0 2-2 7-2 9 0 7 5 16 18 16s22-11 23-18c2-9 24-92 27-108 4-14 8-29 11-41 6-24 6-25 18-45 13-20 40-59 83-59 29 0 31 28 31 41 0 39-29 113-38 140-7 20-9 27-9 40 0 27 16 50 47 50 59 0 81-94 81-97 0-6-6-6-9-6-9 0-9 0-11 9-5 18-23 80-59 80-13 0-15-9-15-18 0-17 7-33 13-47 12-34 38-104 38-140 0-52-35-67-67-67-41 0-63 22-83 41 15-61 30-122 45-183z">
              <text:p/>
            </draw:path>
            <draw:path draw:style-name="gr56" draw:text-style-name="P38" draw:layer="layout" svg:width="0.222cm" svg:height="0.285cm" svg:x="14.298cm" svg:y="11.249cm" svg:viewBox="0 0 223 286" svg:d="M77 133c20 0 64-2 92-14 51-20 51-61 51-65 0-29-24-54-63-54-67 0-157 65-157 176 0 56 29 110 90 110 81 0 133-63 133-72 0-4-5-11-10-11-2 0-2 0-8 7-46 60-104 61-115 61-40 0-47-45-47-68 0-25 6-52 11-70 8 0 16 0 23 0zM58 119c27-103 92-105 99-105 25 0 39 17 39 38 0 67-104 67-126 67-4 0-8 0-12 0z">
              <text:p/>
            </draw:path>
            <draw:path draw:style-name="gr56" draw:text-style-name="P38" draw:layer="layout" svg:width="0.226cm" svg:height="0.285cm" svg:x="14.554cm" svg:y="11.249cm" svg:viewBox="0 0 227 286" svg:d="M205 41c-32 4-32 29-32 31 0 11 7 20 22 20 18 0 32-13 32-38 0-31-27-54-67-54-79 0-160 90-160 182 0 62 38 104 92 104 81 0 135-63 135-72 0-4-5-11-11-11-2 0-3 0-9 7-47 60-103 61-113 61-35 0-51-27-51-64 0-33 18-99 34-130 24-41 55-63 83-63 8 0 36 2 45 27z">
              <text:p/>
            </draw:path>
            <draw:path draw:style-name="gr56" draw:text-style-name="P38" draw:layer="layout" svg:width="0.269cm" svg:height="0.443cm" svg:x="14.822cm" svg:y="11.091cm" svg:viewBox="0 0 270 444" svg:d="M144 16c2-2 2-7 2-9 0-5-4-7-9-7-2 0-7 0-9 2-21 1-42 2-63 3-7 2-15 2-15 15 0 7 6 7 15 7 30 0 32 4 32 11 0 2-1 6-2 9-31 124-62 248-93 372-2 2-2 7-2 9 0 7 5 16 18 16 20 0 23-18 25-23 11-43 22-86 33-128 23 4 63 16 63 52 0 5 0 7-2 16-2 11-2 15-2 22 0 45 29 61 52 61 29 0 42-22 49-32 14-26 23-63 23-65 0-6-5-6-9-6-9 0-9 0-12 15-9 30-20 74-49 74-16 0-18-15-18-27 0-15 4-33 6-35 3-14 3-14 3-23 0-43-45-59-85-65 15-9 27-21 46-41 32-38 57-66 88-66 12 0 16 7 18 7-27 5-31 27-31 32 0 7 6 20 24 20 12 0 30-11 30-36 0-16-11-38-39-38-35 0-62 27-83 52-36 42-45 52-69 63 22-85 43-171 65-257z">
              <text:p/>
            </draw:path>
            <draw:path draw:style-name="gr56" draw:text-style-name="P38" draw:layer="layout" svg:width="0.147cm" svg:height="0.63cm" svg:x="15.197cm" svg:y="11.055cm" svg:viewBox="0 0 148 631" svg:d="M148 624c0-2 0-2-11-13-79-81-101-199-101-296 0-110 25-220 103-297 9-9 9-9 9-11 0-5-4-7-7-7-6 0-64 43-101 124-33 68-40 138-40 191 0 50 7 125 41 197 38 77 94 119 100 119 3 0 7-2 7-7z">
              <text:p/>
            </draw:path>
            <draw:path draw:style-name="gr56" draw:text-style-name="P38" draw:layer="layout" svg:width="0.381cm" svg:height="0.429cm" svg:x="15.406cm" svg:y="11.098cm" svg:viewBox="0 0 382 430" svg:d="M211 49c5-24 9-29 68-29 18 0 24 0 24-13 0-7-8-7-11-7-20 0-72 2-94 2-18 0-65-2-83-2-5 0-12 0-12 13 0 7 5 7 18 7 8 0 12 0 23 0 11 2 18 2 18 11 0 1-2 3-3 12-29 113-57 225-85 338-6 23-7 29-58 29-11 0-16 0-16 12 0 8 5 8 16 8 98 0 196 0 294 0 14 0 16 0 20-11 16-46 32-91 48-137 4-5 3-5 4-7 0-4-1-7-7-7-7 0-8 2-11 12-22 58-51 130-160 130-20 0-40 0-60 0-7 0-9 0-12 0-8 0-10-2-10-7 0-2 0-2 4-15 28-113 57-226 85-339z">
              <text:p/>
            </draw:path>
            <draw:path draw:style-name="gr56" draw:text-style-name="P38" draw:layer="layout" svg:width="0.073cm" svg:height="0.188cm" svg:x="15.865cm" svg:y="11.461cm" svg:viewBox="0 0 74 189" svg:d="M74 66c0-41-15-66-40-66-21 0-34 16-34 34 0 16 13 32 34 32 7 0 16-1 22-7 2-1 2-1 3-1 1 3 2 0 2 8 0 47-23 85-43 105-7 7-7 9-7 11 0 3 3 7 5 7 7 0 58-49 58-123z">
              <text:p/>
            </draw:path>
            <draw:path draw:style-name="gr56" draw:text-style-name="P38" draw:layer="layout" svg:width="0.273cm" svg:height="0.407cm" svg:x="16.126cm" svg:y="11.249cm" svg:viewBox="0 0 274 408" svg:d="M180 246c-4 18-8 35-12 52-9 33-13 45-31 67-25 29-51 29-60 29s-27 0-45-8c13-3 20-18 20-28 0-8-5-20-21-20-11 0-31 9-31 34s23 36 76 36c66 0 115-41 128-90 22-92 45-183 68-275 2-11 2-11 2-14 0-13-11-16-16-16-8 0-22 5-26 23-9-18-25-36-52-36-72 0-144 93-144 183 0 52 29 96 77 96 33 0 60-26 67-33zM222 81c-10 38-20 77-29 115-6 20-43 68-80 68-34 0-34-47-34-54 0-30 18-104 33-133 14-34 43-63 68-63 38 0 43 52 43 58 0 3-1 6-1 9z">
              <text:p/>
            </draw:path>
            <draw:path draw:style-name="gr56" draw:text-style-name="P38" draw:layer="layout" svg:width="0.257cm" svg:height="0.285cm" svg:x="16.436cm" svg:y="11.249cm" svg:viewBox="0 0 258 286" svg:d="M112 97c0-2 29-83 83-83 3 0 19 0 34 9-24 8-25 27-25 31 0 7 5 20 21 20 13 0 33-9 33-34 0-33-42-40-63-40-44 0-67 32-76 45-7-32-33-45-52-45-24 0-36 14-47 34-11 25-20 61-20 63 0 7 7 7 9 7 9 0 9-2 13-14 10-45 23-76 43-76 16 0 16 18 16 26 0 10-2 21-4 32-16 63-32 126-48 189-2 3-2 7-2 9 0 7 5 16 18 16 20 0 23-18 25-24 14-55 28-110 42-165z">
              <text:p/>
            </draw:path>
            <draw:path draw:style-name="gr56" draw:text-style-name="P38" draw:layer="layout" svg:width="0.224cm" svg:height="0.285cm" svg:x="16.69cm" svg:y="11.249cm" svg:viewBox="0 0 225 286" svg:d="M79 133c20 0 62-2 92-14 51-20 51-61 51-65 0-29-24-54-65-54-67 0-157 65-157 176 0 56 31 110 90 110 81 0 135-63 135-72 0-4-5-11-11-11-3 0-3 0-9 7-46 60-102 61-113 61-42 0-49-45-49-68 0-25 7-52 11-70 8 0 17 0 25 0zM58 119c28-103 93-105 99-105 25 0 39 17 39 38 0 67-104 67-124 67-5 0-10 0-14 0z">
              <text:p/>
            </draw:path>
            <draw:path draw:style-name="gr56" draw:text-style-name="P38" draw:layer="layout" svg:width="0.222cm" svg:height="0.285cm" svg:x="16.95cm" svg:y="11.249cm" svg:viewBox="0 0 223 286" svg:d="M79 133c18 0 62-2 92-14 49-20 49-61 49-65 0-29-24-54-63-54-67 0-157 65-157 176 0 56 31 110 90 110 81 0 133-63 133-72 0-4-5-11-9-11-3 0-3 0-9 7-46 60-102 61-113 61-42 0-49-45-49-68 0-25 7-52 11-70 8 0 17 0 25 0zM58 119c27-103 92-105 99-105 25 0 39 17 39 38 0 67-104 67-124 67-5 0-10 0-14 0z">
              <text:p/>
            </draw:path>
            <draw:path draw:style-name="gr56" draw:text-style-name="P38" draw:layer="layout" svg:width="0.316cm" svg:height="0.285cm" svg:x="17.222cm" svg:y="11.249cm" svg:viewBox="0 0 317 286" svg:d="M92 169c3-14 7-27 11-41 7-33 7-33 18-51 9-16 38-63 86-63 27 0 29 29 29 42 0 39-27 113-36 140-9 20-11 27-11 39 0 27 18 51 49 51 57 0 79-94 79-97 0-6-5-6-9-6-9 0-9 0-11 9-5 18-21 79-59 79-13 0-13-9-13-18 0-16 6-32 11-46 13-34 38-105 38-141 0-52-34-66-65-66-52 0-83 38-90 50-6-30-27-50-54-50-24 0-36 14-45 34-13 25-20 61-20 63 0 7 5 7 9 7 7 0 9-2 11-14 12-45 23-76 43-76 18 0 18 18 18 26 0 10-4 21-5 32-16 63-32 126-47 189-2 3-2 7-2 9 0 7 4 16 16 16 9 0 20-4 24-16 8-34 16-68 25-101z">
              <text:p/>
            </draw:path>
            <draw:path draw:style-name="gr56" draw:text-style-name="P38" draw:layer="layout" svg:width="0.145cm" svg:height="0.63cm" svg:x="17.609cm" svg:y="11.055cm" svg:viewBox="0 0 146 631" svg:d="M146 315c0-49-5-125-42-196-37-78-91-119-99-119-3 0-5 4-5 7 0 2 0 2 13 15 61 61 97 161 97 293 0 107-24 219-103 298-7 9-7 9-7 11 0 3 2 7 5 7 8 0 65-43 101-124 33-68 40-139 40-192z">
              <text:p/>
            </draw:path>
            <draw:path draw:style-name="gr56" draw:text-style-name="P38" draw:layer="layout" svg:width="0.024cm" svg:height="0.63cm" svg:x="17.893cm" svg:y="11.055cm" svg:viewBox="0 0 25 631" svg:d="M25 23c0-10 0-23-12-23-13 0-13 13-13 23 0 195 0 390 0 584 0 11 0 24 13 24 12 0 12-13 12-24 0-194 0-389 0-584z">
              <text:p/>
            </draw:path>
            <draw:path draw:style-name="gr56" draw:text-style-name="P38" draw:layer="layout" svg:width="0.285cm" svg:height="0.443cm" svg:x="18.063cm" svg:y="11.091cm" svg:viewBox="0 0 286 444" svg:d="M285 16c0-2 1-7 1-9 0-5-3-7-9-7-1 0-9 0-10 2-21 1-41 2-62 3-9 2-14 2-14 15 0 7 5 7 14 7 31 0 33 4 33 11 0 2-3 6-4 9-12 49-24 99-36 149-9-20-27-38-52-38-70 0-146 95-146 189 0 52 29 97 77 97 22 0 51-13 76-45 7 32 31 45 52 45 24 0 36-16 47-36 11-23 18-59 18-61 0-6-5-6-9-6-7 0-9 0-12 15-9 34-20 74-42 74-16 0-16-17-16-26 0-5 0-14 4-28 30-120 60-240 90-360zM157 359c-6 20-44 71-80 71-28 0-34-36-34-56 0-31 20-104 31-131 16-40 45-70 72-70 4 0 18 0 31 17 5 11 12 29 12 42 0 2-2 3-2 7-10 40-20 80-30 120z">
              <text:p/>
            </draw:path>
            <draw:path draw:style-name="gr56" draw:text-style-name="P38" draw:layer="layout" svg:width="0.257cm" svg:height="0.285cm" svg:x="18.371cm" svg:y="11.249cm" svg:viewBox="0 0 258 286" svg:d="M110 97c2-2 31-83 85-83 3 0 19 0 32 9-22 8-23 27-23 31 0 7 5 20 21 20 13 0 33-9 33-34 0-33-42-40-63-40-44 0-67 32-76 45-7-32-33-45-54-45-22 0-34 14-45 34-13 25-20 61-20 63 0 7 5 7 9 7 9 0 9-2 13-14 10-45 23-76 43-76 16 0 16 18 16 26 0 10-2 21-5 32-16 63-32 126-47 189-2 3-2 7-2 9 0 7 5 16 18 16 18 0 23-18 25-24 13-55 27-110 40-165z">
              <text:p/>
            </draw:path>
            <draw:path draw:style-name="gr56" draw:text-style-name="P38" draw:layer="layout" svg:width="0.156cm" svg:height="0.42cm" svg:x="18.637cm" svg:y="11.114cm" svg:viewBox="0 0 157 421" svg:d="M157 323c0-5-6-5-9-5-9 0-9 0-11 9-5 20-22 79-60 79-5 0-12 0-12-18 0-16 7-36 16-59 13-36 26-72 40-108 7-18 7-23 7-36 0-34-24-50-47-50-59 0-81 93-81 97 0 7 7 7 9 7 9 0 9-2 13-11 5-20 21-79 57-79 7 0 15 4 15 18 0 15-8 32-11 45-7 17-13 35-20 52-7 22-16 42-23 63-9 23-11 31-11 43 0 25 14 51 48 51 60 0 80-96 80-98zM153 22c0-17-12-22-20-22-14 0-30 13-30 31 0 16 12 21 21 21 13 0 29-12 29-30z">
              <text:p/>
            </draw:path>
            <draw:path draw:style-name="gr56" draw:text-style-name="P38" draw:layer="layout" svg:width="0.258cm" svg:height="0.285cm" svg:x="18.832cm" svg:y="11.249cm" svg:viewBox="0 0 259 286" svg:d="M259 41c0-21-7-41-25-41-16 0-30 14-30 29 0 9 3 12 7 18 16 16 18 36 18 48 0 18-31 176-103 176-34 0-41-30-41-52 0-36 19-91 37-136 2-9 8-20 8-31 0-32-22-52-49-52-59 0-81 93-81 97 0 7 5 7 9 7 9 0 9-2 11-11 5-19 23-79 59-79 7 0 15 2 15 18 0 15-8 33-17 58-18 52-32 90-32 120 0 58 41 76 79 76 107 0 135-228 135-245z">
              <text:p/>
            </draw:path>
            <draw:path draw:style-name="gr56" draw:text-style-name="P38" draw:layer="layout" svg:width="0.224cm" svg:height="0.285cm" svg:x="19.142cm" svg:y="11.249cm" svg:viewBox="0 0 225 286" svg:d="M79 133c20 0 62-2 92-14 51-20 51-61 51-65 0-29-24-54-63-54-67 0-159 65-159 176 0 56 31 110 92 110 81 0 133-63 133-72 0-4-5-11-11-11-1 0-3 0-7 7-47 60-104 61-115 61-42 0-47-45-47-68 0-25 5-52 11-70 8 0 15 0 23 0zM59 119c27-103 92-105 100-105 25 0 39 17 39 38 0 67-104 67-126 67-4 0-8 0-13 0z">
              <text:p/>
            </draw:path>
          </draw:g>
        </draw:g>
        <draw:custom-shape draw:style-name="gr168" draw:text-style-name="P92" draw:layer="layout" svg:width="4.511cm" svg:height="1.1cm" draw:transform="rotate (-0.218166156499291) translate (20.043cm 2.395cm)">
          <text:p text:style-name="P85"><text:span text:style-name="T17">S</text:span><text:span text:style-name="T17">i</text:span><text:span text:style-name="T17">m</text:span><text:span text:style-name="T17">p</text:span><text:span text:style-name="T17">l</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text:span></text:p>
          <draw:enhanced-geometry svg:viewBox="0 0 21600 21600" draw:type="rectangle" draw:enhanced-path="M 0 0 L 21600 0 21600 21600 0 21600 0 0 Z N"/>
        </draw:custom-shape>
        <draw:custom-shape draw:style-name="gr169" draw:text-style-name="P94" xml:id="id210" draw:id="id210" draw:layer="layout" svg:width="3.733cm" svg:height="2.879cm" svg:x="0.635cm" svg:y="7.122cm">
          <text:p text:style-name="P93"><text:span text:style-name="T66">O</text:span><text:span text:style-name="T66">r</text:span><text:span text:style-name="T66">i</text:span><text:span text:style-name="T66">g</text:span><text:span text:style-name="T66">i</text:span><text:span text:style-name="T66">n</text:span><text:span text:style-name="T66">a</text:span><text:span text:style-name="T66">l</text:span></text:p>
          <draw:enhanced-geometry svg:viewBox="0 0 21600 21600" draw:mirror-horizontal="false" draw:mirror-vertical="false" draw:type="rectangle" draw:enhanced-path="M 0 0 L 21600 0 21600 21600 0 21600 0 0 Z N"/>
        </draw:custom-shape>
        <draw:custom-shape draw:style-name="gr170" draw:text-style-name="P86" xml:id="id217" draw:id="id217" draw:layer="layout" svg:width="3.734cm" svg:height="2.528cm" svg:x="0.634cm" svg:y="10.33cm">
          <text:p text:style-name="P85"><text:span text:style-name="T17">T</text:span><text:span text:style-name="T17">r</text:span><text:span text:style-name="T17">a</text:span><text:span text:style-name="T17">n</text:span><text:span text:style-name="T17">s</text:span><text:span text:style-name="T17">l</text:span><text:span text:style-name="T17">a</text:span><text:span text:style-name="T17">t</text:span><text:span text:style-name="T17">i</text:span><text:span text:style-name="T17">o</text:span><text:span text:style-name="T17">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seq>
        </anim:par>
        <presentation:notes draw:style-name="dp4">
          <office:forms form:automatic-focus="false" form:apply-design-mode="false"/>
          <draw:page-thumbnail draw:style-name="gr1" draw:layer="layout" svg:width="15.169cm" svg:height="8.533cm" svg:x="1.914cm" svg:y="2.566cm" draw:page-number="39" presentation:class="page"/>
          <draw:frame presentation:style-name="pr10" draw:text-style-name="P95" draw:layer="layout" svg:width="17.992cm" svg:height="11.897cm" svg:x="0.529cm" svg:y="11.902cm" presentation:class="notes" presentation:placeholder="true">
            <draw:text-box/>
          </draw:frame>
        </presentation:notes>
      </draw:page>
      <draw:page draw:name="page40" draw:style-name="dp3" draw:master-page-name="Master1-Präsentationsvorlage_5f_BWL9_5f_" presentation:presentation-page-layout-name="AL2T1">
        <office:forms form:automatic-focus="false" form:apply-design-mode="false"/>
        <draw:custom-shape draw:style-name="gr171" draw:text-style-name="P49" xml:id="id225" draw:id="id225" draw:layer="layout" svg:width="20.479cm" svg:height="2.505cm" svg:x="4.368cm" svg:y="10.318cm">
          <text:p/>
          <draw:enhanced-geometry svg:viewBox="0 0 21600 21600" draw:mirror-horizontal="false" draw:mirror-vertical="false" draw:type="rectangle" draw:enhanced-path="M 0 0 L 21600 0 21600 21600 0 21600 0 0 Z N"/>
        </draw:custom-shape>
        <draw:custom-shape draw:style-name="gr172" draw:text-style-name="P66" xml:id="id218" draw:id="id218" draw:layer="layout" svg:width="20.479cm" svg:height="2.858cm" svg:x="4.368cm" svg:y="7.143cm">
          <text:p/>
          <draw:enhanced-geometry svg:viewBox="0 0 21600 21600" draw:mirror-horizontal="false" draw:mirror-vertical="false" draw:type="rectangle" draw:enhanced-path="M 0 0 L 21600 0 21600 21600 0 21600 0 0 Z N"/>
        </draw:custom-shape>
        <draw:frame presentation:style-name="pr11" draw:layer="layout" svg:width="19.808cm" svg:height="1.746cm" svg:x="0.494cm" svg:y="1.072cm" presentation:class="title">
          <draw:text-box>
            <text:p>Translation: Assignments</text:p>
          </draw:text-box>
        </draw:frame>
        <draw:g>
          <svg:title>TexMaths</svg:title>
          <svg:desc>28§display§v \assign d§svg§600§TRUE§</svg:desc>
          <draw:g>
            <draw:path draw:style-name="gr56" draw:text-style-name="P38" draw:layer="layout" svg:width="0.43cm" svg:height="0.443cm" svg:x="6.508cm" svg:y="3.887cm" svg:viewBox="0 0 431 444" svg:d="M431 70c0-53-26-70-42-70-26 0-48 25-48 47 0 14 3 20 14 31 22 20 34 45 34 78 0 42-59 265-174 265-50 0-72-33-72-83 0-56 25-126 55-207 6-17 12-31 12-50 0-45-31-81-81-81-90 0-129 142-129 151 0 11 7 7 11 11 11 0 11-3 17-17 28-100 70-123 98-123 8 0 25 0 25 31 0 25-8 53-17 70-42 114-56 159-56 201 0 106 87 120 132 120 165 0 221-324 221-374z">
              <text:p/>
            </draw:path>
            <draw:path draw:style-name="gr56" draw:text-style-name="P38" draw:layer="layout" svg:width="0.457cm" svg:height="0.867cm" svg:x="7.28cm" svg:y="3.641cm" svg:viewBox="0 0 458 868" svg:d="M249 36c0-19 0-36-20-36-19 0-19 17-19 36 0 233 0 465 0 698-25-39-51-67-76-84-61-44-120-56-123-56-11 0-11 12-11 20 0 14 0 17 22 22 67 20 107 56 129 79 50 55 61 114 67 142 0 5 3 11 11 11 9 0 9-6 11-17 23-109 93-187 202-215 14-5 16-5 16-22 0-8 0-20-13-20-3 0-59 12-115 51-34 25-59 56-81 89 0-233 0-465 0-698z">
              <text:p/>
            </draw:path>
            <draw:path draw:style-name="gr56" draw:text-style-name="P38" draw:layer="layout" svg:width="0.466cm" svg:height="0.688cm" svg:x="8.065cm" svg:y="3.641cm" svg:viewBox="0 0 467 689" svg:d="M467 11c-5-4 0-11-14-11s-106 8-123 11c-9 0-14 6-14 20 0 11 8 11 22 11 48 0 51 5 51 17-1 6-2 13-3 19-20 77-39 155-59 232-17-36-47-64-89-64-115 0-238 145-238 287 0 92 53 156 131 156 20 0 67-2 126-72 9 42 42 72 90 72 33 0 58-22 72-53 17-36 31-95 31-97 0-9-8-9-14-9-8 0-8 3-11 17-17 64-36 120-76 120-28 0-30-25-30-45 0-22 2-30 5-44 48-189 95-378 143-567zM263 564c-6 17-6 19-20 36-42 53-84 67-112 67-47 0-61-53-61-89 0-50 31-171 53-215 31-59 75-95 115-95 64 0 78 81 78 86 0 6-3 12-3 17-17 64-33 129-50 193z">
              <text:p/>
            </draw:path>
          </draw:g>
        </draw:g>
        <draw:frame draw:style-name="gr146" draw:text-style-name="P88" draw:layer="layout" svg:width="4.13cm" svg:height="0.962cm" svg:x="2.368cm" svg:y="3.659cm">
          <draw:text-box>
            <text:p>Assignments</text:p>
          </draw:text-box>
        </draw:frame>
        <draw:frame draw:style-name="gr161" draw:text-style-name="P88" draw:layer="layout" svg:width="11.906cm" svg:height="1.673cm" svg:x="2.381cm" svg:y="4.729cm">
          <draw:text-box>
            <text:p>are now <text:span text:style-name="T11">messages carrying new value</text:span></text:p>
          </draw:text-box>
        </draw:frame>
        <draw:frame draw:style-name="gr173" draw:text-style-name="P91" draw:layer="layout" svg:width="14.124cm" svg:height="1.673cm" svg:x="2.386cm" svg:y="5.808cm">
          <draw:text-box>
            <text:p text:style-name="P90">to the <text:span text:style-name="T11">central memory management process</text:span></text:p>
          </draw:text-box>
        </draw:frame>
        <draw:g>
          <svg:title>TexMaths</svg:title>
          <svg:desc>28§display§\assignG(v, d)§svg§600§TRUE§</svg:desc>
          <draw:g>
            <draw:path draw:style-name="gr56" draw:text-style-name="P38" draw:layer="layout" svg:width="0.419cm" svg:height="0.443cm" svg:x="14.331cm" svg:y="5.04cm" svg:viewBox="0 0 420 444" svg:d="M238 374c11 50 47 70 81 70 36 0 56-25 73-56 17-36 28-92 28-95 0-8-9-8-14-8-11 0-14 0-20 22-14 53-31 115-64 115-25 0-25-25-25-39 0-9 0-23 5-51 23-88 45-177 67-265 3-14 3-17 3-22 0-20-17-25-25-25-31 0-39 33-39 39-20-42-51-59-81-59-109 0-227 148-227 293 0 81 45 151 120 151 34 0 79-20 118-70zM291 126c-16 62-32 124-48 187-8 30-67 109-123 109-44 0-53-56-53-87 0-47 31-162 48-204 25-61 70-109 112-109s67 51 67 92c0 3-3 6-3 12z">
              <text:p/>
            </draw:path>
            <draw:path draw:style-name="gr56" draw:text-style-name="P38" draw:layer="layout" svg:width="0.338cm" svg:height="0.443cm" svg:x="14.801cm" svg:y="5.04cm" svg:viewBox="0 0 339 444" svg:d="M171 240c42 11 86 20 86 73 0 30-28 109-128 109-23 0-79-3-95-53 50-6 50-48 50-51 0-16-11-30-34-30-22 0-50 16-50 61 0 59 59 95 129 95 145 0 184-120 184-165 0-84-78-103-117-111-28-6-62-14-62-56 0-23 20-90 98-90 28 0 62 9 73 48-31 3-39 31-39 39 0 11 5 28 31 28 16 0 42-11 42-53 0-45-40-84-107-84-114 0-154 95-154 145 0 76 65 90 93 95z">
              <text:p/>
            </draw:path>
            <draw:path draw:style-name="gr56" draw:text-style-name="P38" draw:layer="layout" svg:width="0.338cm" svg:height="0.443cm" svg:x="15.204cm" svg:y="5.04cm" svg:viewBox="0 0 339 444" svg:d="M168 240c45 11 87 20 87 73 0 30-26 109-126 109-23 0-79-3-95-53 50-6 50-48 50-51 0-16-14-30-34-30-22 0-50 16-50 61 0 59 56 95 126 95 148 0 185-120 185-165 0-84-76-103-115-111-28-6-64-14-64-56 0-23 22-90 100-90 25 0 62 9 73 48-31 3-39 31-39 39 0 11 5 28 28 28 17 0 45-11 45-53 0-45-42-84-107-84-114 0-154 95-154 145 0 76 62 90 90 95z">
              <text:p/>
            </draw:path>
            <draw:path draw:style-name="gr56" draw:text-style-name="P38" draw:layer="layout" svg:width="0.242cm" svg:height="0.652cm" svg:x="15.613cm" svg:y="4.83cm" svg:viewBox="0 0 243 653" svg:d="M243 503c0-9-5-9-14-9-14 0-14 0-16 14-9 31-34 123-93 123-5 0-19 0-19-28 0-25 11-56 25-92 20-56 41-112 62-168 11-27 14-36 14-55 0-53-40-79-76-79-92 0-126 146-126 151 0 11 11 11 14 11 14 0 14-2 20-16 8-31 33-123 89-123 11 0 23 5 23 28 0 22-12 50-17 70-11 27-21 54-31 81-11 33-22 64-36 97-14 37-17 48-17 67 0 39 22 78 75 78 93 0 123-148 123-150zM241 34c0-26-20-34-34-34-22 0-47 20-47 47 0 26 19 34 33 34 20 0 48-20 48-47z">
              <text:p/>
            </draw:path>
            <draw:path draw:style-name="gr56" draw:text-style-name="P38" draw:layer="layout" svg:width="0.427cm" svg:height="0.633cm" svg:x="15.884cm" svg:y="5.04cm" svg:viewBox="0 0 428 634" svg:d="M280 383c-7 27-13 54-20 81-11 50-17 69-45 103-39 45-78 45-92 45s-45 0-70-12c20-5 31-28 31-44 0-11-8-31-34-31-19 0-50 14-50 53s36 56 120 56c104 0 177-64 196-140 36-142 71-285 107-427 5-17 5-17 5-22 0-20-17-25-28-25s-33 8-36 36c-14-28-42-56-84-56-109 0-224 145-224 285 0 81 48 148 120 148 51 0 93-39 104-50zM344 126c-14 59-28 119-42 178-8 31-70 107-123 107s-56-73-56-84c0-48 31-162 51-207 25-53 67-98 106-98 59 0 67 81 67 90-1 4-2 9-3 14z">
              <text:p/>
            </draw:path>
            <draw:path draw:style-name="gr56" draw:text-style-name="P38" draw:layer="layout" svg:width="0.492cm" svg:height="0.443cm" svg:x="16.368cm" svg:y="5.04cm" svg:viewBox="0 0 493 444" svg:d="M143 263c5-23 11-42 17-65 11-50 11-50 28-78 14-25 58-98 134-98 42 0 45 45 45 65 0 61-45 176-56 217-14 31-17 42-17 62 0 42 28 78 75 78 90 0 124-145 124-151 0-8-9-8-14-8-14 0-14 0-17 14-9 28-34 123-93 123-19 0-19-14-19-28 0-25 8-51 17-73 19-53 58-162 58-218 0-81-53-103-100-103-82 0-129 59-140 78-9-47-42-78-84-78-37 0-56 22-70 53-20 39-31 95-31 98 0 11 8 11 14 11 11 0 14-3 17-22 19-70 36-118 67-118 25 0 25 28 25 39 0 17-3 34-5 51-25 97-49 195-73 293-3 6-3 11-3 14 0 11 6 25 25 25 14 0 31-6 37-25 13-52 26-104 39-156z">
              <text:p/>
            </draw:path>
            <draw:path draw:style-name="gr56" draw:text-style-name="P38" draw:layer="layout" svg:width="0.226cm" svg:height="0.979cm" svg:x="17.012cm" svg:y="4.738cm" svg:viewBox="0 0 227 980" svg:d="M227 969c0-3 0-3-17-20-123-125-154-309-154-460 0-171 36-341 159-461 12-14 12-14 12-17 0-8-3-11-9-11-11 0-100 67-156 193-51 106-62 215-62 296 0 78 8 195 64 307 59 120 143 184 154 184 6 0 9-3 9-11z">
              <text:p/>
            </draw:path>
            <draw:path draw:style-name="gr56" draw:text-style-name="P38" draw:layer="layout" svg:width="0.43cm" svg:height="0.443cm" svg:x="17.325cm" svg:y="5.04cm" svg:viewBox="0 0 431 444" svg:d="M431 70c0-53-25-70-45-70-22 0-47 25-47 47 0 14 5 20 16 31 20 20 34 45 34 78 0 42-62 266-176 266-51 0-73-34-73-84 0-56 28-126 59-210 5-14 11-27 11-47 0-45-31-81-81-81-93 0-129 142-129 151 0 11 8 11 11 11 9 0 11-3 14-20 31-97 73-120 101-120 8 0 25 0 25 31 0 25-11 50-17 70-44 112-56 156-56 201 0 103 87 120 132 120 165 0 221-324 221-374z">
              <text:p/>
            </draw:path>
            <draw:path draw:style-name="gr56" draw:text-style-name="P38" draw:layer="layout" svg:width="0.114cm" svg:height="0.292cm" svg:x="17.894cm" svg:y="5.369cm" svg:viewBox="0 0 115 293" svg:d="M115 103c0-64-25-103-65-103-30 0-50 25-50 53 0 25 20 50 50 50 12 0 26-2 34-11 3-3 4-2 6-3 2 0 2 0 2 14 0 73-34 131-67 162-11 11-11 14-11 17 0 6 6 11 11 11 9 0 90-75 90-190z">
              <text:p/>
            </draw:path>
            <draw:path draw:style-name="gr56" draw:text-style-name="P38" draw:layer="layout" svg:width="0.469cm" svg:height="0.689cm" svg:x="18.283cm" svg:y="4.794cm" svg:viewBox="0 0 470 690" svg:d="M470 11c0-3 0-11-14-11s-109 8-126 11c-5 0-11 6-11 17 0 14 8 14 22 14 48 0 51 5 51 17-1 6-2 13-3 19-21 77-41 155-62 232-16-36-44-64-89-64-115 0-238 145-238 287 0 93 56 157 132 157 19 0 70-3 128-73 9 39 42 73 90 73 33 0 56-23 73-53 16-37 28-95 28-98 0-8-9-8-12-8-8 0-11 2-14 16-16 65-33 120-72 120-28 0-31-25-31-44 0-23 3-31 5-48 48-188 96-376 143-564zM266 561c-6 20-6 20-20 37-44 55-84 69-112 69-50 0-64-53-64-92 0-47 34-167 56-212 31-59 73-95 112-95 64 0 78 81 78 87 0 5 0 11-3 16-15 64-31 127-47 190z">
              <text:p/>
            </draw:path>
            <draw:path draw:style-name="gr56" draw:text-style-name="P38" draw:layer="layout" svg:width="0.228cm" svg:height="0.979cm" svg:x="18.812cm" svg:y="4.738cm" svg:viewBox="0 0 229 980" svg:d="M229 489c0-76-11-193-64-305-59-120-145-184-154-184-5 0-11 6-11 11 0 3 0 3 20 23 95 94 151 251 151 455 0 167-37 340-157 463-14 14-14 14-14 17 0 6 6 11 11 11 9 0 98-67 157-192 50-107 61-216 61-299z">
              <text:p/>
            </draw:path>
          </draw:g>
        </draw:g>
        <draw:custom-shape draw:style-name="gr174" draw:text-style-name="P37" xml:id="id49" draw:id="id49" draw:layer="layout" svg:width="8.732cm" svg:height="2.222cm" svg:x="5.238cm" svg:y="7.50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xml:id="id219" draw:id="id219" draw:layer="layout" draw:type="curve" svg:x1="4.768cm" svg:y1="8.607cm" svg:x2="5.238cm" svg:y2="8.619cm" draw:end-shape="id49" draw:end-glue-point="3" svg:d="M4768 8607c-84 0-319 12 470 12" svg:viewBox="0 0 570 13">
          <text:p/>
        </draw:connector>
        <draw:g xml:id="id220" draw:id="id220">
          <svg:title>TexMaths</svg:title>
          <svg:desc>20§latex§\begin{aligned}
  &amp;(L = \green) \to (L \assign \red).\delta,\\
  &amp;[L \mapsto \green]
\end{aligned} §svg§600§TRUE§</svg:desc>
          <draw:g>
            <draw:path draw:style-name="gr56" draw:text-style-name="P38" draw:layer="layout" svg:width="0.163cm" svg:height="0.7cm" svg:x="5.799cm" svg:y="7.761cm" svg:viewBox="0 0 164 701" svg:d="M164 695c0-2 0-4-12-16-88-88-112-222-112-327 0-122 28-244 114-332 10-10 10-10 10-12 0-6-4-8-8-8-6 0-70 48-112 138-36 76-44 154-44 214 0 54 8 139 46 217 42 86 104 132 110 132 4 0 8-2 8-6z">
              <text:p/>
            </draw:path>
            <draw:path draw:style-name="gr56" draw:text-style-name="P38" draw:layer="layout" svg:width="0.423cm" svg:height="0.476cm" svg:x="6.031cm" svg:y="7.809cm" svg:viewBox="0 0 424 477" svg:d="M234 54c6-26 10-32 76-32 20 0 26 0 26-14 0-8-8-8-12-8-22 0-80 2-104 2-20 0-72-2-92-2-6 0-14 0-14 14 0 8 6 8 20 8 9 0 14 0 26 0 12 2 20 2 20 12 0 2-2 4-4 14-31 125-63 250-94 376-6 28-8 33-64 33-12 0-18 0-18 14 0 6 6 6 18 6 109 0 217 0 326 0 16 0 18 0 22-10 18-50 36-101 54-151 4-8 3-7 4-10 0-4-1-8-8-8s-8 4-12 14c-24 66-56 145-178 145-22 0-44 0-66 0-10 0-10 0-14-2-8 0-10 0-10-5 0-2 0-4 4-16 31-127 63-254 94-380z">
              <text:p/>
            </draw:path>
            <draw:path draw:style-name="gr56" draw:text-style-name="P38" draw:layer="layout" svg:width="0.467cm" svg:height="0.163cm" svg:x="6.715cm" svg:y="8.031cm" svg:viewBox="0 0 468 164" svg:d="M444 28c10 0 24 0 24-14s-14-14-24-14c-140 0-280 0-420 0-10 0-24 0-24 14s14 14 24 14c140 0 280 0 420 0zM444 164c10 0 24 0 24-14s-14-14-24-14c-140 0-280 0-420 0-10 0-24 0-24 14s14 14 24 14c140 0 280 0 420 0z">
              <text:p/>
            </draw:path>
            <draw:path draw:style-name="gr56" draw:text-style-name="P38" draw:layer="layout" svg:width="0.305cm" svg:height="0.452cm" svg:x="7.455cm" svg:y="7.977cm" svg:viewBox="0 0 306 453" svg:d="M200 274c-5 19-9 38-14 58-8 36-12 50-32 74-28 34-56 34-68 34-8 0-30 0-50-8 16-6 24-20 24-32 0-10-6-24-26-24-12 0-34 10-34 38s26 39 86 39c74 0 126-45 140-97 25-103 51-205 76-308 4-10 4-12 4-16 0-14-12-18-20-18s-24 6-26 26c-10-20-30-40-60-40-78 0-160 104-160 204 0 60 34 106 86 106 36 0 66-28 74-36zM246 90c-11 43-21 85-32 128-4 22-48 78-86 78s-40-54-40-62c0-34 22-116 36-148 18-38 48-70 76-70 42 0 48 60 48 64-1 3-1 7-2 10z">
              <text:p/>
            </draw:path>
            <draw:path draw:style-name="gr56" draw:text-style-name="P38" draw:layer="layout" svg:width="0.285cm" svg:height="0.317cm" svg:x="7.798cm" svg:y="7.977cm" svg:viewBox="0 0 286 318" svg:d="M124 108c0-2 32-92 92-92 4 0 24 0 38 10-24 8-26 30-26 34 0 8 6 22 24 22 12 0 34-10 34-38 0-36-46-44-68-44-50 0-74 36-86 52-8-38-34-52-58-52-26 0-40 16-50 38-14 28-16 47-24 70 0 8 8 8 12 8 8 0 10 0 12-16 14-50 26-84 48-84 18 0 18 20 18 28 0 12-2 24-4 36-17 70-35 140-52 210-2 4-2 8-2 10 0 8 4 18 18 18 22 0 26-20 28-26 15-62 31-123 46-184z">
              <text:p/>
            </draw:path>
            <draw:path draw:style-name="gr56" draw:text-style-name="P38" draw:layer="layout" svg:width="0.247cm" svg:height="0.317cm" svg:x="8.082cm" svg:y="7.977cm" svg:viewBox="0 0 248 318" svg:d="M86 148c22 0 70-2 102-14 56-24 56-68 56-74 0-32-26-60-70-60-74 0-174 72-174 196 0 64 32 122 100 122 90 0 148-70 148-80 0-4-6-12-12-12-2 0-2 2-8 8-52 66-116 70-128 70-44 0-52-50-52-78 0-26 6-58 12-78 9 0 17 0 26 0zM64 134c30-116 102-118 110-118 28 0 44 20 44 42 0 76-116 76-140 76-5 0-9 0-14 0z">
              <text:p/>
            </draw:path>
            <draw:path draw:style-name="gr56" draw:text-style-name="P38" draw:layer="layout" svg:width="0.249cm" svg:height="0.317cm" svg:x="8.368cm" svg:y="7.977cm" svg:viewBox="0 0 250 318" svg:d="M88 148c22 0 68-2 102-14 56-24 56-68 56-74 0-32-26-60-72-60-74 0-174 72-174 196 0 64 34 122 100 122 90 0 150-70 150-80 0-4-6-12-12-12-2 0-4 2-10 8-52 66-114 70-126 70-46 0-54-50-54-78 0-26 8-58 12-78 9 0 19 0 28 0zM66 134c30-116 102-118 108-118 28 0 44 20 44 42 0 76-114 76-138 76-5 0-9 0-14 0z">
              <text:p/>
            </draw:path>
            <draw:path draw:style-name="gr56" draw:text-style-name="P38" draw:layer="layout" svg:width="0.353cm" svg:height="0.317cm" svg:x="8.67cm" svg:y="7.977cm" svg:viewBox="0 0 354 318" svg:d="M104 188c2-16 6-30 10-46 10-36 10-36 22-56 10-18 42-70 94-70 32 0 32 32 32 46 0 44-30 128-40 156-10 24-12 30-12 44 0 32 20 56 54 56 66 0 90-104 90-108 0-6-6-6-12-6-8 0-8 0-12 12-4 18-24 88-64 88-16 0-16-12-16-22 0-16 8-34 12-52 14-36 44-116 44-156 0-58-40-74-74-74-58 0-90 42-100 56-4-34-28-56-58-56-26 0-40 16-52 38-12 28-15 47-22 70 0 8 6 8 10 8 10 0 10 0 14-16 12-50 26-84 48-84 18 0 18 20 18 28 0 12-2 24-6 36-17 70-35 140-52 210-2 4-2 8-2 10 0 8 6 18 20 18 8 0 20-4 26-18 9-38 19-75 28-112z">
              <text:p/>
            </draw:path>
            <draw:path draw:style-name="gr56" draw:text-style-name="P38" draw:layer="layout" svg:width="0.163cm" svg:height="0.7cm" svg:x="9.1cm" svg:y="7.761cm" svg:viewBox="0 0 164 701" svg:d="M164 352c0-56-8-140-46-220-42-86-104-132-110-132-4 0-8 4-8 8 0 2 0 2 14 16 68 70 108 180 108 328 0 119-26 243-112 331-10 8-10 10-10 12 0 4 4 6 8 6 6 0 70-48 112-136 36-78 44-155 44-213z">
              <text:p/>
            </draw:path>
            <draw:path draw:style-name="gr56" draw:text-style-name="P38" draw:layer="layout" svg:width="0.623cm" svg:height="0.365cm" svg:x="9.568cm" svg:y="7.929cm" svg:viewBox="0 0 624 366" svg:d="M548 198c-40 28-58 58-64 66-32 50-25 62-38 94 0 8 10 8 14 8 12 0 14 0 16-14 16-68 58-128 138-160 8-2 10-3 10-8s-4-8-6-8c-30-12-116-48-142-166-2-8-4-10-16-10-4 0-14 0-14 8 0 2 8 46 36 94 14 20 36 44 66 68-174 0-348 0-522 0-14 0-26 0-26 14s12 14 26 14c174 0 348 0 522 0z">
              <text:p/>
            </draw:path>
            <draw:path draw:style-name="gr56" draw:text-style-name="P38" draw:layer="layout" svg:width="0.163cm" svg:height="0.7cm" svg:x="10.496cm" svg:y="7.761cm" svg:viewBox="0 0 164 701" svg:d="M164 695c0-2 0-4-12-16-88-88-110-222-110-327 0-122 26-244 112-332 10-10 10-10 10-12 0-6-2-8-8-8s-70 48-110 138c-36 76-46 154-46 214 0 54 8 139 48 217 42 86 102 132 108 132s8-2 8-6z">
              <text:p/>
            </draw:path>
            <draw:path draw:style-name="gr56" draw:text-style-name="P38" draw:layer="layout" svg:width="0.423cm" svg:height="0.476cm" svg:x="10.728cm" svg:y="7.809cm" svg:viewBox="0 0 424 477" svg:d="M236 54c6-26 8-32 74-32 22 0 26 0 26-14 0-8-8-8-10-8-24 0-82 2-104 2s-74-2-94-2c-6 0-14 0-14 14 0 8 6 8 20 8 2 0 14 0 26 0 14 2 20 2 20 12 0 2 0 4-2 14-32 125-64 250-96 376-6 28-8 33-64 33-10 0-18 0-18 14 0 6 6 6 18 6 109 0 217 0 326 0 18 0 18 0 22-10 19-50 37-101 56-151 2-8 1-7 2-10 0-4-2-8-8-8s-6 4-12 14c-24 66-54 145-176 145-22 0-44 0-66 0-10 0-12 0-16-2-6 0-8 0-8-5 0-2 0-4 2-16 32-127 64-254 96-380z">
              <text:p/>
            </draw:path>
            <draw:path draw:style-name="gr56" draw:text-style-name="P38" draw:layer="layout" svg:width="0.327cm" svg:height="0.62cm" svg:x="11.386cm" svg:y="7.801cm" svg:viewBox="0 0 328 621" svg:d="M178 26c0-14 0-26-14-26s-14 12-14 26c0 166 0 333 0 499-18-28-36-46-54-60-44-31-86-39-88-39-8 0-8 8-8 14 0 12 0 12 16 15 48 14 76 40 92 56 36 40 44 82 48 104 0 2 2 6 8 6s6-4 8-10c16-80 66-134 144-156 10-3 12-3 12-15 0-6 0-14-8-14-2 0-44 8-84 37-24 16-42 38-58 62 0-166 0-333 0-499z">
              <text:p/>
            </draw:path>
            <draw:path draw:style-name="gr56" draw:text-style-name="P38" draw:layer="layout" svg:width="0.283cm" svg:height="0.317cm" svg:x="11.979cm" svg:y="7.977cm" svg:viewBox="0 0 284 318" svg:d="M122 108c0-2 32-92 92-92 4 0 24 0 38 10-24 8-26 30-26 34 0 8 6 22 24 22 12 0 34-10 34-38 0-36-46-44-68-44-48 0-74 36-86 52-8-38-34-52-58-52-26 0-40 16-50 38-14 28-15 47-22 70 0 8 6 8 10 8 8 0 10 0 12-16 14-50 26-84 48-84 20 0 20 20 20 28 0 12-4 24-6 36-17 70-35 140-52 210-2 4-2 8-2 10 0 8 4 18 18 18 22 0 26-20 28-26 15-62 31-123 46-184z">
              <text:p/>
            </draw:path>
            <draw:path draw:style-name="gr56" draw:text-style-name="P38" draw:layer="layout" svg:width="0.247cm" svg:height="0.317cm" svg:x="12.261cm" svg:y="7.977cm" svg:viewBox="0 0 248 318" svg:d="M88 148c20 0 68-2 102-14 54-24 54-68 54-74 0-32-26-60-70-60-74 0-174 72-174 196 0 64 34 122 100 122 90 0 148-70 148-80 0-4-6-12-12-12-2 0-2 2-8 8-52 66-114 70-126 70-46 0-54-50-54-78 0-26 6-58 12-78 9 0 19 0 28 0zM64 134c30-116 102-118 110-118 28 0 44 20 44 42 0 76-116 76-140 76-5 0-9 0-14 0z">
              <text:p/>
            </draw:path>
            <draw:path draw:style-name="gr56" draw:text-style-name="P38" draw:layer="layout" svg:width="0.317cm" svg:height="0.492cm" svg:x="12.543cm" svg:y="7.801cm" svg:viewBox="0 0 318 493" svg:d="M316 18c0-2 2-8 2-10 0-6-4-8-10-8-2 0-8 0-10 2-23 1-47 3-70 4-8 2-16 2-16 16 0 8 6 8 16 8 34 0 36 4 36 12 0 2-2 10-2 12-14 55-28 109-42 164-10-22-30-42-58-42-78 0-162 108-162 210 0 60 32 107 86 107 24 0 56-14 84-47 8 33 34 47 58 47 26 0 40-16 52-38 12-27 20-67 20-69 0-6-6-6-10-6-8 0-10 0-14 16-10 40-22 83-46 83-18 0-18-20-18-29 0-4 0-14 4-32 33-134 67-267 100-400zM174 402c-6 22-48 77-88 77-32 0-38-41-38-63 0-34 22-116 34-146 18-42 50-78 80-78 6 0 22 0 34 20 6 12 14 32 14 46 0 2 0 4-2 8-11 45-23 90-34 136z">
              <text:p/>
            </draw:path>
            <draw:path draw:style-name="gr56" draw:text-style-name="P38" draw:layer="layout" svg:width="0.163cm" svg:height="0.7cm" svg:x="12.939cm" svg:y="7.761cm" svg:viewBox="0 0 164 701" svg:d="M164 352c0-56-8-140-46-220-44-86-104-132-110-132-4 0-8 4-8 8 0 2 0 2 14 16 68 70 108 180 108 328 0 119-26 243-112 331-10 8-10 10-10 12 0 4 4 6 8 6 6 0 70-48 112-136 36-78 44-155 44-213z">
              <text:p/>
            </draw:path>
            <draw:path draw:style-name="gr56" draw:text-style-name="P38" draw:layer="layout" svg:width="0.073cm" svg:height="0.073cm" svg:x="13.233cm" svg:y="8.212cm" svg:viewBox="0 0 74 74" svg:d="M74 38c0-20-16-38-36-38s-38 18-38 38 18 36 38 36 36-16 36-36z">
              <text:p/>
            </draw:path>
            <draw:path draw:style-name="gr56" draw:text-style-name="P38" draw:layer="layout" svg:width="0.287cm" svg:height="0.506cm" svg:x="13.397cm" svg:y="7.789cm" svg:viewBox="0 0 288 507" svg:d="M156 192c-88 22-156 112-156 198 0 65 46 117 112 117 82 0 140-109 140-207 0-64-28-98-52-130-26-32-66-84-66-116 0-14 14-32 38-32 22 0 36 10 50 20 14 8 28 16 38 16 18 0 28-16 28-28 0-14-10-16-36-22-36-8-46-8-58-8-54 0-80 30-80 72 0 38 20 78 42 120zM164 208c18 32 40 70 40 120 0 46-28 163-92 163-40 0-68-30-68-81 0-46 26-178 120-202z">
              <text:p/>
            </draw:path>
            <draw:path draw:style-name="gr56" draw:text-style-name="P38" draw:layer="layout" svg:width="0.081cm" svg:height="0.209cm" svg:x="13.729cm" svg:y="8.212cm" svg:viewBox="0 0 82 210" svg:d="M82 74c0-46-18-74-46-74-22 0-36 18-36 38 0 18 14 36 36 36 8 0 18-2 26-8 2-2 1-1 2-2 2 0 2 0 2 10 0 52-24 94-48 118-8 8-8 8-8 10 0 6 4 8 8 8 8 0 64-54 64-136z">
              <text:p/>
            </draw:path>
            <draw:path draw:style-name="gr56" draw:text-style-name="P38" draw:layer="layout" svg:width="0.095cm" svg:height="0.7cm" svg:x="5.813cm" svg:y="8.814cm" svg:viewBox="0 0 96 701" svg:d="M96 701c0-9 0-18 0-28-23 0-45 0-68 0 0-215 0-430 0-645 23 0 45 0 68 0 0-9 0-19 0-28-32 0-64 0-96 0 0 234 0 467 0 701 32 0 64 0 96 0z">
              <text:p/>
            </draw:path>
            <draw:path draw:style-name="gr56" draw:text-style-name="P38" draw:layer="layout" svg:width="0.423cm" svg:height="0.478cm" svg:x="5.953cm" svg:y="8.86cm" svg:viewBox="0 0 424 479" svg:d="M234 56c6-26 8-34 76-34 20 0 26 0 26-14 0-8-8-8-12-8-22 0-80 2-104 2-20 0-72-2-92-2-6 0-14 0-14 14 0 8 6 8 20 8 9 1 14 0 26 2s20 2 20 10c0 4-2 6-4 14-31 126-63 252-94 378-6 26-8 31-64 31-12 0-18 0-18 14 0 8 6 8 18 8 109 0 217 0 326 0 16 0 18 0 22-12 18-50 36-101 54-151 4-8 4-8 4-10s-1-8-8-8-8 4-12 16c-24 64-56 143-178 143-22 0-44 0-66 0-10 0-10 0-14 0-8-2-10-2-10-7 0-2 0-2 4-16 31-126 63-252 94-378z">
              <text:p/>
            </draw:path>
            <draw:path draw:style-name="gr56" draw:text-style-name="P38" draw:layer="layout" svg:width="0.047cm" svg:height="0.261cm" svg:x="6.637cm" svg:y="9.034cm" svg:viewBox="0 0 48 262" svg:d="M28 144c4 0 20 0 20-14s-16-14-20-14c0-31 0-61 0-92 0-10 0-24-14-24s-14 14-14 24c0 71 0 141 0 212 0 12 0 26 14 26s14-14 14-26c0-31 0-62 0-92z">
              <text:p/>
            </draw:path>
            <draw:path draw:style-name="gr56" draw:text-style-name="P38" draw:layer="layout" svg:width="0.623cm" svg:height="0.365cm" svg:x="6.637cm" svg:y="8.982cm" svg:viewBox="0 0 624 366" svg:d="M548 196c-40 30-58 58-64 68-32 48-38 92-38 94 0 8 10 8 14 8 12 0 14-2 16-14 16-70 58-128 138-160 8-4 10-5 10-10s-4-6-6-8c-30-12-116-46-142-164-2-8-4-10-16-10-4 0-14 0-14 8 0 2 8 46 36 92 14 22 36 46 66 68-174 0-348 0-522 0-14 0-26 0-26 14s12 14 26 14c174 0 348 0 522 0z">
              <text:p/>
            </draw:path>
            <draw:path draw:style-name="gr56" draw:text-style-name="P38" draw:layer="layout" svg:width="0.305cm" svg:height="0.452cm" svg:x="7.533cm" svg:y="9.03cm" svg:viewBox="0 0 306 453" svg:d="M200 272c-5 20-9 40-14 60-8 34-12 50-32 74-28 32-56 32-68 32-8 0-30 0-48-8 14-4 22-20 22-32 0-8-6-22-26-22-12 0-34 10-34 38s26 39 86 39c74 0 126-45 140-99 25-103 51-205 76-308 4-10 4-12 4-14 0-14-12-18-20-18s-24 6-26 26c-10-20-30-40-60-40-78 0-160 104-160 202 0 60 34 108 86 108 36 0 66-28 74-38zM246 90c-11 43-21 85-32 128-4 22-48 76-86 76s-40-52-40-60c0-34 22-116 36-150 18-38 48-68 76-68 42 0 48 58 48 64-1 3-1 7-2 10z">
              <text:p/>
            </draw:path>
            <draw:path draw:style-name="gr56" draw:text-style-name="P38" draw:layer="layout" svg:width="0.285cm" svg:height="0.317cm" svg:x="7.876cm" svg:y="9.03cm" svg:viewBox="0 0 286 318" svg:d="M124 108c0-2 32-92 92-92 4 0 24 0 38 10-24 6-26 30-26 32 0 10 6 24 24 24 12 0 34-10 34-38 0-36-46-44-68-44-50 0-74 34-86 50-8-36-34-50-58-50-26 0-40 16-50 36-14 30-24 70-24 72 0 6 8 6 12 6 8 0 10 0 12-16 14-48 26-82 48-82 18 0 18 20 18 28 0 10-2 24-4 36-17 70-35 140-52 210-2 4-2 8-2 10 0 8 4 18 18 18 22 0 26-20 28-26 15-62 31-123 46-184z">
              <text:p/>
            </draw:path>
            <draw:path draw:style-name="gr56" draw:text-style-name="P38" draw:layer="layout" svg:width="0.247cm" svg:height="0.317cm" svg:x="8.16cm" svg:y="9.03cm" svg:viewBox="0 0 248 318" svg:d="M86 148c22 0 70-2 102-16 56-22 56-68 56-72 0-32-26-60-70-60-74 0-174 70-174 194 0 64 32 124 100 124 90 0 148-70 148-80 0-4-6-12-12-12-2 0-2 0-8 8-52 66-116 68-126 68-46 0-54-50-54-76 0-28 6-60 12-78 9 0 17 0 26 0zM64 132c30-114 102-116 110-116 28 0 44 18 44 42 0 74-116 74-140 74-5 0-9 0-14 0z">
              <text:p/>
            </draw:path>
            <draw:path draw:style-name="gr56" draw:text-style-name="P38" draw:layer="layout" svg:width="0.249cm" svg:height="0.317cm" svg:x="8.446cm" svg:y="9.03cm" svg:viewBox="0 0 250 318" svg:d="M88 148c22 0 68-2 102-16 56-22 56-68 56-72 0-32-26-60-72-60-72 0-174 70-174 194 0 64 34 124 102 124 88 0 148-70 148-80 0-4-6-12-12-12-2 0-4 0-10 8-52 66-114 68-126 68-46 0-52-50-52-76 0-28 6-60 10-78 9 0 19 0 28 0zM66 132c30-114 102-116 108-116 28 0 46 18 46 42 0 74-116 74-140 74-5 0-9 0-14 0z">
              <text:p/>
            </draw:path>
            <draw:path draw:style-name="gr56" draw:text-style-name="P38" draw:layer="layout" svg:width="0.353cm" svg:height="0.317cm" svg:x="8.748cm" svg:y="9.03cm" svg:viewBox="0 0 354 318" svg:d="M104 188c2-16 8-30 10-46 10-36 10-36 22-58 10-16 42-68 94-68 32 0 32 30 32 46 0 44-30 126-40 154-10 24-12 30-12 46 0 30 20 56 54 56 66 0 90-104 90-108 0-8-6-8-12-8-8 0-8 2-10 12-6 20-26 88-66 88-16 0-16-10-16-20 0-18 8-36 12-52 14-38 44-116 44-158 0-56-38-72-74-72-56 0-90 42-100 56-4-36-28-56-58-56-26 0-40 16-52 36-12 30-22 70-22 72 0 6 8 6 10 6 10 0 10 0 14-16 12-48 26-82 48-82 18 0 18 20 18 28 0 10-2 24-4 36-18 70-36 140-54 210-2 4-2 8-2 10 0 8 6 18 20 18 8 0 20-6 26-18 9-38 19-75 28-112z">
              <text:p/>
            </draw:path>
            <draw:path draw:style-name="gr56" draw:text-style-name="P38" draw:layer="layout" svg:width="0.095cm" svg:height="0.7cm" svg:x="9.154cm" svg:y="8.814cm" svg:viewBox="0 0 96 701" svg:d="M96 0c-32 0-64 0-96 0 0 9 0 19 0 28 23 0 45 0 68 0 0 215 0 430 0 645-23 0-45 0-68 0 0 10 0 19 0 28 32 0 64 0 96 0 0-234 0-467 0-701z">
              <text:p/>
            </draw:path>
          </draw:g>
        </draw:g>
        <draw:custom-shape draw:style-name="gr175" draw:text-style-name="P37" xml:id="id50" draw:id="id50" draw:layer="layout" svg:width="3.42cm" svg:height="2.222cm" svg:x="21.113cm" svg:y="7.509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21" draw:id="id221">
          <svg:title>TexMaths</svg:title>
          <svg:desc>20§latex§\begin{aligned}
  &amp;\delta,\\
  &amp;[L \mapsto \red]
\end{aligned} §svg§600§TRUE§</svg:desc>
          <draw:g>
            <draw:path draw:style-name="gr56" draw:text-style-name="P38" draw:layer="layout" svg:width="0.287cm" svg:height="0.506cm" svg:x="21.4cm" svg:y="7.762cm" svg:viewBox="0 0 288 507" svg:d="M156 192c-88 22-156 114-156 198 0 67 44 117 110 117 84 0 142-109 142-207 0-64-28-98-52-130-26-32-68-84-68-114 0-16 14-34 40-34 20 0 34 10 50 20 14 8 28 18 38 18 18 0 28-18 28-28 0-16-12-18-36-24-38-8-46-8-58-8-54 0-80 30-80 72 0 38 20 78 42 120zM164 208c18 32 38 70 38 120 0 48-26 163-92 163-38 0-66-30-66-81 0-44 26-176 120-202z">
              <text:p/>
            </draw:path>
            <draw:path draw:style-name="gr56" draw:text-style-name="P38" draw:layer="layout" svg:width="0.081cm" svg:height="0.207cm" svg:x="21.73cm" svg:y="8.187cm" svg:viewBox="0 0 82 208" svg:d="M82 72c0-46-16-72-44-72-24 0-38 16-38 36s14 38 38 38c8 0 18-4 24-10 2-2 3-1 4-2 1 3 2 0 2 10 0 52-26 94-48 118-8 8-8 10-8 12 0 4 4 6 6 6 8 0 64-54 64-136z">
              <text:p/>
            </draw:path>
            <draw:path draw:style-name="gr56" draw:text-style-name="P38" draw:layer="layout" svg:width="0.095cm" svg:height="0.7cm" svg:x="21.454cm" svg:y="8.787cm" svg:viewBox="0 0 96 701" svg:d="M96 701c0-9 0-18 0-28-23 0-45 0-68 0 0-215 0-430 0-645 23 0 45 0 68 0 0-9 0-19 0-28-32 0-64 0-96 0 0 234 0 467 0 701 32 0 64 0 96 0z">
              <text:p/>
            </draw:path>
            <draw:path draw:style-name="gr56" draw:text-style-name="P38" draw:layer="layout" svg:width="0.425cm" svg:height="0.478cm" svg:x="21.592cm" svg:y="8.833cm" svg:viewBox="0 0 426 479" svg:d="M236 56c6-26 8-34 74-34 22 0 28 0 28-12 0-10-8-10-12-10-22 0-80 2-104 2-20 0-72-2-94-2-4 0-12 0-12 14 0 8 6 8 20 8 9 1 14 0 26 2s18 2 18 12c0 2 0 4-2 12-31 126-63 252-94 378-8 25-8 31-64 31-12 0-20 0-20 14 0 8 8 8 20 8 109 0 217 0 326 0 16 0 16 0 22-12 18-50 36-101 54-151 4-8 4-8 4-10s-3-6-10-6-6 2-12 14c-22 64-54 143-176 143-22 0-44 0-66 0-10 0-10 0-14 0-8-2-10-2-10-8 0-2 0-2 4-15 31-126 63-252 94-378z">
              <text:p/>
            </draw:path>
            <draw:path draw:style-name="gr56" draw:text-style-name="P38" draw:layer="layout" svg:width="0.047cm" svg:height="0.261cm" svg:x="22.277cm" svg:y="9.007cm" svg:viewBox="0 0 48 262" svg:d="M28 144c4 0 20 0 20-14s-16-14-20-14c0-31 0-61 0-92 0-10 0-24-14-24s-14 14-14 24c0 71 0 141 0 212 0 12 0 26 14 26s14-14 14-26c0-31 0-62 0-92z">
              <text:p/>
            </draw:path>
            <draw:path draw:style-name="gr56" draw:text-style-name="P38" draw:layer="layout" svg:width="0.623cm" svg:height="0.365cm" svg:x="22.277cm" svg:y="8.955cm" svg:viewBox="0 0 624 366" svg:d="M546 196c-38 30-56 58-62 68-32 48-38 92-38 94 0 8 8 8 14 8 12 0 14-2 16-14 16-68 58-128 136-160 10-4 12-5 12-10s-4-6-6-8c-32-10-116-46-142-164-2-8-4-10-16-10-6 0-14 0-14 8 0 2 6 46 36 92 14 22 34 46 64 68-174 0-348 0-522 0-12 0-24 0-24 14s12 14 24 14c174 0 348 0 522 0z">
              <text:p/>
            </draw:path>
            <draw:path draw:style-name="gr56" draw:text-style-name="P38" draw:layer="layout" svg:width="0.285cm" svg:height="0.317cm" svg:x="23.193cm" svg:y="9.003cm" svg:viewBox="0 0 286 318" svg:d="M124 108c0-2 32-92 92-92 4 0 24 0 38 10-24 6-26 30-26 32 0 10 6 24 24 24 12 0 34-10 34-38 0-36-46-44-68-44-50 0-74 36-86 50-8-36-34-50-58-50-26 0-40 16-50 38-14 28-24 68-24 70 0 8 8 8 12 8 8 0 10-2 12-18 14-48 26-82 48-82 18 0 18 20 18 28 0 10-2 24-4 36-17 70-35 140-52 210-2 4-2 8-2 10 0 8 4 18 18 18 22 0 26-20 28-26 15-62 31-123 46-184z">
              <text:p/>
            </draw:path>
            <draw:path draw:style-name="gr56" draw:text-style-name="P38" draw:layer="layout" svg:width="0.247cm" svg:height="0.317cm" svg:x="23.477cm" svg:y="9.003cm" svg:viewBox="0 0 248 318" svg:d="M86 148c22 0 68-2 102-16 56-22 56-68 56-72 0-32-26-60-70-60-74 0-174 70-174 196 0 62 32 122 100 122 90 0 148-70 148-80 0-4-6-12-12-12-2 0-4 0-8 8-52 66-116 68-128 68-44 0-52-50-52-76 0-28 6-60 12-78 9 0 17 0 26 0zM64 132c30-114 102-116 110-116 28 0 44 18 44 42 0 74-116 74-140 74-5 0-9 0-14 0z">
              <text:p/>
            </draw:path>
            <draw:path draw:style-name="gr56" draw:text-style-name="P38" draw:layer="layout" svg:width="0.317cm" svg:height="0.492cm" svg:x="23.758cm" svg:y="8.827cm" svg:viewBox="0 0 318 493" svg:d="M316 16c0-2 1-5 2-8 0-6-4-8-10-8-2 0-10 0-12 0-24 2-47 4-70 6-8 0-16 2-16 14 0 8 8 8 18 8 34 0 34 6 34 12 0 2-2 8-2 12-14 55-27 109-40 164-10-22-30-40-60-40-78 0-160 106-160 210 0 58 32 107 86 107 24 0 56-14 84-49 8 35 34 49 58 49 26 0 40-18 50-40 14-25 22-65 22-67 0-8-6-8-10-8-8 0-10 2-14 16-10 40-24 83-46 83-20 0-20-18-20-28 0-5 0-15 6-31 33-134 66-268 100-402zM174 400c-6 22-48 77-88 77-32 0-38-39-38-61 0-36 22-118 34-146 18-44 50-78 78-78 6 0 22 0 36 20 6 10 14 32 14 44 0 2-2 6-2 10-11 44-23 89-34 134z">
              <text:p/>
            </draw:path>
            <draw:path draw:style-name="gr56" draw:text-style-name="P38" draw:layer="layout" svg:width="0.095cm" svg:height="0.7cm" svg:x="24.13cm" svg:y="8.787cm" svg:viewBox="0 0 96 701" svg:d="M96 0c-32 0-64 0-96 0 0 9 0 19 0 28 23 0 45 0 68 0 0 215 0 430 0 645-23 0-45 0-68 0 0 10 0 19 0 28 32 0 64 0 96 0 0-234 0-467 0-701z">
              <text:p/>
            </draw:path>
          </draw:g>
        </draw:g>
        <draw:connector draw:style-name="gr165" draw:text-style-name="P8" xml:id="id222" draw:id="id222" draw:layer="layout" draw:type="curve" svg:x1="13.97cm" svg:y1="8.619cm" svg:x2="21.113cm" svg:y2="8.62cm" draw:start-shape="id49" draw:start-glue-point="1" draw:end-shape="id50" draw:end-glue-point="3" svg:d="M13970 8619c5358 0 1787 1 7143 1" svg:viewBox="0 0 7144 2">
          <text:p/>
        </draw:connector>
        <draw:g xml:id="id223" draw:id="id223">
          <svg:title>TexMaths</svg:title>
          <svg:desc>28§display§L \assign \red§svg§600§TRUE§</svg:desc>
          <draw:g>
            <draw:path draw:style-name="gr56" draw:text-style-name="P38" draw:layer="layout" svg:width="0.592cm" svg:height="0.666cm" svg:x="15.877cm" svg:y="7.664cm" svg:viewBox="0 0 593 667" svg:d="M327 75c11-33 14-44 107-44 28 0 36 0 36-20 0-11-11-11-17-11-31 0-112 3-145 3-28 0-101-3-129-3-8 0-20 0-20 20 0 11 9 11 28 11 3 0 20 0 37 3 19 0 28 2 28 13 0 6-3 9-6 20-44 175-87 350-131 525-9 39-11 45-90 45-17 0-25 0-25 19 0 11 8 11 25 11 152 0 304 0 456 0 23 0 25 0 31-17 26-69 52-139 78-209 3-11 2-9 3-14 0-5-3-11-11-11-9 0-11 6-17 20-33 89-78 201-246 201-31 0-62 0-92 0-14 0-17 0-23 0-11 0-14-3-14-9 0-5 0-5 6-25 44-176 87-352 131-528z">
              <text:p/>
            </draw:path>
            <draw:path draw:style-name="gr56" draw:text-style-name="P38" draw:layer="layout" svg:width="0.455cm" svg:height="0.867cm" svg:x="16.797cm" svg:y="7.653cm" svg:viewBox="0 0 456 868" svg:d="M246 36c0-19 0-36-19-36-20 0-20 17-20 36 0 232 0 464 0 695-22-36-50-64-76-81-58-44-80-37-120-55-11 0-11 11-11 19 0 14 0 17 22 23 68 19 104 53 126 78 51 53 62 111 67 142 3 6 6 11 12 11 11 0 11-8 14-17 19-108 92-187 198-217 14-3 17-3 17-20 0-8 0-19-11-19-3 0-62 11-118 50-30 25-58 56-81 86 0-231 0-463 0-695z">
              <text:p/>
            </draw:path>
            <draw:path draw:style-name="gr56" draw:text-style-name="P38" draw:layer="layout" svg:width="0.396cm" svg:height="0.443cm" svg:x="17.625cm" svg:y="7.899cm" svg:viewBox="0 0 397 444" svg:d="M171 151c2-3 44-129 131-129 3 0 31 0 50 14-33 11-36 42-36 48 0 11 9 30 34 30 16 0 47-13 47-53 0-50-64-61-95-61-67 0-103 50-120 73-9-53-48-73-81-73-34 0-53 22-70 53-20 39-21 65-31 98 0 11 8 11 14 11 14 0 14 0 20-22 16-70 36-118 67-118 25 0 25 28 25 39 0 17-3 34-9 51-24 97-48 195-72 293-3 5-3 11-3 14 0 11 8 25 28 25 28 0 36-28 36-36 22-86 43-172 65-257z">
              <text:p/>
            </draw:path>
            <draw:path draw:style-name="gr56" draw:text-style-name="P38" draw:layer="layout" svg:width="0.346cm" svg:height="0.443cm" svg:x="18.02cm" svg:y="7.899cm" svg:viewBox="0 0 347 444" svg:d="M123 207c28 0 95-3 140-20 78-33 78-95 78-103 0-45-36-84-98-84-103 0-243 101-243 274 0 86 48 170 140 170 126 0 207-98 207-112 0-5-9-17-17-17-3 0-3 3-11 12-73 92-160 95-176 95-65 0-76-67-76-107 0-36 9-80 17-108 13 0 26 0 39 0zM90 187c41-162 142-165 153-165 40 0 62 28 62 62 0 103-162 103-196 103-6 0-13 0-19 0z">
              <text:p/>
            </draw:path>
            <draw:path draw:style-name="gr56" draw:text-style-name="P38" draw:layer="layout" svg:width="0.444cm" svg:height="0.689cm" svg:x="18.414cm" svg:y="7.653cm" svg:viewBox="0 0 445 690" svg:d="M442 25c0-3 3-11 3-14 0-8-6-11-14-11-3 0-14 3-17 3-32 3-63 5-95 8-14 0-25 0-25 20 0 11 11 11 25 11 47 0 47 5 47 17 0 2-2 14-2 16-19 77-38 153-56 229-14-30-42-58-81-58-110 0-227 150-227 293 0 84 45 151 120 151 34 0 79-20 118-67 11 47 47 67 81 67 36 0 56-26 70-56 19-37 31-92 31-95 0-9-9-9-14-9-12 0-14 0-20 23-14 53-34 114-64 114-28 0-28-25-28-39 0-5 0-22 8-45 47-186 93-372 140-558zM243 561c-8 28-67 106-123 106-44 0-53-56-53-86 0-48 31-162 48-204 25-59 70-109 112-109 5 0 28 0 47 28 9 17 20 45 20 64 0 3-3 6-3 11-16 64-32 127-48 190z">
              <text:p/>
            </draw:path>
          </draw:g>
        </draw:g>
        <draw:custom-shape draw:style-name="gr176" draw:text-style-name="P37" xml:id="id51" draw:id="id51" draw:layer="layout" svg:width="10.002cm" svg:height="1.254cm" svg:x="5.238cm" svg:y="11.077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xml:id="id226" draw:id="id226" draw:layer="layout" draw:type="curve" svg:x1="4.769cm" svg:y1="11.708cm" svg:x2="5.238cm" svg:y2="11.704cm" draw:end-shape="id51" draw:end-glue-point="3" svg:d="M4769 11708c-85 0-320-4 469-4" svg:viewBox="0 0 570 5">
          <text:p/>
        </draw:connector>
        <draw:g xml:id="id227" draw:id="id227">
          <svg:title>TexMaths</svg:title>
          <svg:desc>20§display§\check(L, \green).\assignG(L, \red).\delta§svg§600§TRUE§</svg:desc>
          <draw:g>
            <draw:path draw:style-name="gr56" draw:text-style-name="P38" draw:layer="layout" svg:width="0.251cm" svg:height="0.314cm" svg:x="5.4cm" svg:y="11.679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56" draw:text-style-name="P38" draw:layer="layout" svg:width="0.323cm" svg:height="0.49cm" svg:x="5.698cm" svg:y="11.504cm" svg:viewBox="0 0 324 491" svg:d="M160 16c0-2 1-5 2-8 0-6-4-8-10-8-2 0-8 0-10 0-23 2-47 4-70 6-8 0-16 2-16 14 0 8 6 8 16 8 34 0 36 6 36 12 0 2-1 8-2 12-35 137-69 275-104 413-2 0-1 5-2 8 0 8 6 18 20 18s24-12 26-18c2-12 26-102 30-122 4-16 8-30 12-46 6-24 6-26 18-48 14-22 46-68 94-68 32 0 32 32 32 48 0 42-30 126-40 154-10 24-12 30-12 44 0 32 20 56 54 56 66 0 90-104 90-108 0-6-6-6-12-6-8 0-8 2-12 12-4 18-24 88-64 88-16 0-16-12-16-22 0-16 8-34 12-52 14-36 44-116 44-156 0-58-40-72-74-72-46 0-72 24-94 46 17-68 35-137 52-205z">
              <text:p/>
            </draw:path>
            <draw:path draw:style-name="gr56" draw:text-style-name="P38" draw:layer="layout" svg:width="0.249cm" svg:height="0.314cm" svg:x="6.084cm" svg:y="11.679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56" draw:text-style-name="P38" draw:layer="layout" svg:width="0.251cm" svg:height="0.314cm" svg:x="6.37cm" svg:y="11.679cm" svg:viewBox="0 0 252 315" svg:d="M228 46c-36 4-36 32-36 34 0 10 8 22 24 22 20 0 36-16 36-42 0-34-30-60-74-60-88 0-178 100-178 201 0 68 40 114 102 114 90 0 148-70 148-80 0-4-4-12-10-12-4 0-4 2-10 8-52 66-114 70-126 70-38 0-56-32-56-72 0-38 20-111 38-145 24-44 60-70 92-70 8 0 40 2 50 32z">
              <text:p/>
            </draw:path>
            <draw:path draw:style-name="gr56" draw:text-style-name="P38" draw:layer="layout" svg:width="0.299cm" svg:height="0.49cm" svg:x="6.668cm" svg:y="11.504cm" svg:viewBox="0 0 300 491" svg:d="M160 16c0-2 1-5 2-8 0-6-4-8-10-8-2 0-8 0-10 0-23 2-47 4-70 6-8 0-16 2-16 14 0 8 6 8 16 8 34 0 36 6 36 12 0 2-1 8-2 12-35 137-69 275-104 413-2 0-1 5-2 8 0 8 6 18 20 18 20 0 26-18 28-26 11-48 23-95 34-142 26 4 72 18 72 60 0 4 0 8-2 16-4 12-4 18-4 24 0 52 34 68 60 68 30 0 46-22 54-36 16-26 26-70 26-72 0-6-6-6-12-6-8 0-8 0-12 16-10 36-24 84-54 84-18 0-20-16-20-30 0-16 4-36 6-40 2-14 2-16 2-24 0-48-48-68-92-74 16-10 30-24 50-46 36-40 64-74 98-74 14 0 18 8 20 10-30 4-34 28-34 34 0 10 6 22 24 22 16 0 36-12 36-38 0-18-12-42-44-42-38 0-68 30-92 56-40 48-50 58-76 70 24-95 48-190 72-285z">
              <text:p/>
            </draw:path>
            <draw:path draw:style-name="gr56" draw:text-style-name="P38" draw:layer="layout" svg:width="0.161cm" svg:height="0.697cm" svg:x="7.084cm" svg:y="11.464cm" svg:viewBox="0 0 162 698" svg:d="M162 690c0-2 0-2-12-14-88-88-110-219-110-327 0-122 28-243 114-331 8-8 8-8 8-12s-2-6-6-6c-8 0-70 48-112 136-36 77-44 155-44 213 0 54 8 140 46 217 42 86 102 132 110 132 4 0 6-2 6-8z">
              <text:p/>
            </draw:path>
            <draw:path draw:style-name="gr56" draw:text-style-name="P38" draw:layer="layout" svg:width="0.425cm" svg:height="0.478cm" svg:x="7.314cm" svg:y="11.51cm" svg:viewBox="0 0 426 479" svg:d="M236 56c6-26 8-34 74-34 22 0 28 0 28-12 0-10-8-10-12-10-22 0-80 2-104 2-20 0-72-2-94-2-4 0-12 0-12 14 0 8 6 8 20 8 9 1 14 0 26 2s18 2 18 12c0 2 0 4-2 12-31 125-63 250-94 375-8 28-8 34-64 34-12 0-20 0-20 14 0 8 8 8 20 8 109 0 217 0 326 0 16 0 16 0 22-12 18-51 36-101 54-152 4-8 3-7 4-10 0-2-3-8-10-8s-6 4-10 16c-24 64-56 144-178 144-22 0-44 0-66 0-10 0-10 0-14-2-8 0-10 0-10-6 0-2 0-4 4-16 31-126 63-252 94-377z">
              <text:p/>
            </draw:path>
            <draw:path draw:style-name="gr56" draw:text-style-name="P38" draw:layer="layout" svg:width="0.081cm" svg:height="0.208cm" svg:x="7.825cm" svg:y="11.913cm" svg:viewBox="0 0 82 209" svg:d="M82 74c0-46-18-74-44-74-24 0-38 18-38 38 0 18 14 38 38 38 8 0 18-4 24-10 2-2 2-2 4-2 1 3 2 0 2 10 0 52-25 94-48 117-7 8-8 8-8 10 0 6 4 8 6 8 8 0 64-53 64-135z">
              <text:p/>
            </draw:path>
            <draw:path draw:style-name="gr56" draw:text-style-name="P38" draw:layer="layout" svg:width="0.303cm" svg:height="0.45cm" svg:x="8.115cm" svg:y="11.679cm" svg:viewBox="0 0 304 451" svg:d="M200 271c-5 20-11 39-16 58-8 36-12 50-32 74-28 34-56 34-66 34s-32 0-50-8c14-6 22-20 22-32 0-10-6-24-24-24-12 0-34 10-34 38s26 40 84 40c74 0 128-46 142-98 25-102 51-205 76-307 2-10 2-12 2-14 0-14-12-18-18-18-8 0-26 6-28 26-10-20-28-40-58-40-80 0-160 104-160 201 0 60 32 108 86 108 36 0 66-30 74-38zM246 90c-11 42-21 84-32 125-6 24-48 78-88 78-38 0-38-54-38-62 0-32 20-113 36-147 16-38 48-70 76-70 42 0 48 60 48 66-1 3-1 6-2 10z">
              <text:p/>
            </draw:path>
            <draw:path draw:style-name="gr56" draw:text-style-name="P38" draw:layer="layout" svg:width="0.285cm" svg:height="0.314cm" svg:x="8.459cm" svg:y="11.679cm" svg:viewBox="0 0 286 315" svg:d="M122 108c2-2 34-94 94-94 4 0 22 0 36 10-24 8-26 30-26 34 0 10 6 22 24 22 14 0 36-10 36-36 0-36-46-44-70-44-48 0-74 34-84 50-8-38-36-50-60-50s-38 16-50 36c-14 28-22 70-22 72 0 6 6 6 10 6 10 0 10 0 14-16 12-48 26-84 48-84 18 0 18 22 18 28 0 12-2 26-6 36-17 70-35 139-52 209-2 4-2 8-2 10 0 8 6 18 20 18 20 0 26-20 28-26 15-60 29-121 44-181z">
              <text:p/>
            </draw:path>
            <draw:path draw:style-name="gr56" draw:text-style-name="P38" draw:layer="layout" svg:width="0.247cm" svg:height="0.314cm" svg:x="8.741cm" svg:y="11.679cm" svg:viewBox="0 0 248 315" svg:d="M88 148c20 0 68-2 102-16 56-22 56-68 56-72 0-34-26-60-72-60-74 0-174 70-174 193 0 64 34 122 100 122 90 0 148-70 148-80 0-4-4-12-10-12-4 0-4 2-10 8-52 66-114 70-126 70-46 0-54-50-54-78 0-26 8-57 12-75 9 0 19 0 28 0zM64 132c30-114 104-118 110-118 28 0 44 20 44 44 0 74-116 74-138 74-5 0-11 0-16 0z">
              <text:p/>
            </draw:path>
            <draw:path draw:style-name="gr56" draw:text-style-name="P38" draw:layer="layout" svg:width="0.247cm" svg:height="0.314cm" svg:x="9.029cm" svg:y="11.679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56" draw:text-style-name="P38" draw:layer="layout" svg:width="0.353cm" svg:height="0.314cm" svg:x="9.329cm" svg:y="11.679cm" svg:viewBox="0 0 354 315" svg:d="M104 185c4-13 8-29 12-45 8-34 8-36 20-56 10-16 42-70 96-70 30 0 32 32 32 48 0 42-32 125-40 153-10 24-12 30-12 44 0 32 20 56 54 56 64 0 88-104 88-108 0-6-6-6-10-6-10 0-10 2-12 12-6 18-24 88-66 88-14 0-14-12-14-22 0-16 6-34 12-52 14-36 42-115 42-155 0-58-38-72-72-72-58 0-92 42-100 54-6-34-30-54-60-54-26 0-40 16-50 36-14 28-24 70-24 72 0 6 8 6 12 6 8 0 10 0 12-16 14-48 26-84 48-84 18 0 18 22 18 28 0 12-2 26-4 36-17 70-35 139-52 209-2 4-2 8-2 10 0 8 4 18 18 18 10 0 22-4 26-18 9-37 19-74 28-112z">
              <text:p/>
            </draw:path>
            <draw:path draw:style-name="gr56" draw:text-style-name="P38" draw:layer="layout" svg:width="0.161cm" svg:height="0.697cm" svg:x="9.761cm" svg:y="11.464cm" svg:viewBox="0 0 162 698" svg:d="M162 349c0-54-6-140-46-217-42-86-102-132-110-132-4 0-6 2-6 6s0 4 14 18c68 68 108 179 108 325 0 120-26 241-114 331-8 8-8 8-8 10 0 6 2 8 6 8 8 0 72-48 112-136 36-77 44-155 44-213z">
              <text:p/>
            </draw:path>
            <draw:path draw:style-name="gr56" draw:text-style-name="P38" draw:layer="layout" svg:width="0.073cm" svg:height="0.075cm" svg:x="10.055cm" svg:y="11.913cm" svg:viewBox="0 0 74 76" svg:d="M74 38c0-20-17-38-38-38s-36 18-36 38 15 38 36 38 38-18 38-38z">
              <text:p/>
            </draw:path>
            <draw:path draw:style-name="gr56" draw:text-style-name="P38" draw:layer="layout" svg:width="0.299cm" svg:height="0.314cm" svg:x="10.265cm" svg:y="11.679cm" svg:viewBox="0 0 300 315" svg:d="M170 267c8 34 34 48 58 48 26 0 40-16 52-38 12-28 20-68 20-70 0-6-6-6-10-6-8 0-10 0-14 16-10 40-22 84-46 84-20 0-20-20-20-30 0-4 0-16 6-36 16-63 32-126 48-189 2-10 2-10 2-14 0-14-12-18-18-18-22 0-28 24-28 26-14-30-36-40-58-40-78 0-162 106-162 207 0 60 32 108 86 108 24 0 56-14 84-48zM208 90c-11 44-23 87-34 131-6 22-48 80-88 80-32 0-38-42-38-62 0-36 22-117 34-147 18-42 50-78 80-78s48 38 48 66c0 2-2 6-2 10z">
              <text:p/>
            </draw:path>
            <draw:path draw:style-name="gr56" draw:text-style-name="P38" draw:layer="layout" svg:width="0.241cm" svg:height="0.314cm" svg:x="10.601cm" svg:y="11.679cm" svg:viewBox="0 0 242 315" svg:d="M122 172c30 5 62 13 62 49 0 24-20 80-92 80-16 0-56-4-68-40 36-4 36-32 36-34 0-14-8-22-24-22s-36 12-36 42c0 44 42 68 92 68 104 0 132-84 132-116 0-61-56-73-84-79-20-4-44-10-44-40 0-18 14-66 70-66 18 0 44 8 52 36-22 2-28 20-28 28s4 20 22 20c12 0 30-8 30-38 0-34-28-60-76-60-82 0-110 66-110 104 0 54 46 62 66 68z">
              <text:p/>
            </draw:path>
            <draw:path draw:style-name="gr56" draw:text-style-name="P38" draw:layer="layout" svg:width="0.241cm" svg:height="0.314cm" svg:x="10.889cm" svg:y="11.679cm" svg:viewBox="0 0 242 315" svg:d="M120 172c32 5 62 13 62 49 0 24-18 80-90 80-16 0-56-4-68-40 36-4 36-32 36-34 0-14-10-22-24-22-16 0-36 12-36 42 0 44 40 68 90 68 106 0 134-84 134-116 0-61-56-73-84-79-20-4-46-10-46-40 0-18 16-66 72-66 18 0 44 8 52 36-22 2-28 20-28 28s4 20 22 20c12 0 30-8 30-38 0-34-30-60-76-60-82 0-110 66-110 104 0 54 44 62 64 68z">
              <text:p/>
            </draw:path>
            <draw:path draw:style-name="gr56" draw:text-style-name="P38" draw:layer="layout" svg:width="0.173cm" svg:height="0.464cm" svg:x="11.181cm" svg:y="11.53cm" svg:viewBox="0 0 174 465" svg:d="M174 357c0-6-4-6-10-6-8 0-8 2-12 12-6 20-24 88-66 88-4 0-14-2-14-20s8-42 18-68c15-40 29-80 44-120 8-20 10-26 10-38 0-37-28-55-54-55-66 0-90 103-90 107 0 6 8 6 12 6 8 0 8-2 12-10 6-24 24-89 66-89 6 0 14 4 14 19 0 18-8 38-12 50-7 20-15 40-22 60-8 22-16 46-26 68-10 28-12 34-12 48 0 28 18 56 54 56 66 0 88-104 88-108zM172 22c0-16-14-22-24-22-16 0-34 14-34 34 0 16 14 22 24 22 14 0 34-12 34-34z">
              <text:p/>
            </draw:path>
            <draw:path draw:style-name="gr56" draw:text-style-name="P38" draw:layer="layout" svg:width="0.305cm" svg:height="0.45cm" svg:x="11.375cm" svg:y="11.679cm" svg:viewBox="0 0 306 451" svg:d="M202 271c-5 20-11 39-16 58-8 36-12 50-32 74-28 34-56 34-66 34s-32 0-50-8c14-6 22-20 22-32 0-10-6-24-24-24-14 0-36 10-36 38s26 40 86 40c74 0 128-46 140-98 26-102 52-205 78-307 2-10 2-12 2-14 0-14-12-18-18-18-10 0-26 6-28 26-10-20-30-40-60-40-78 0-158 104-158 201 0 60 32 108 84 108 36 0 66-30 76-38zM246 90c-10 42-20 84-30 125-6 24-50 78-88 78s-40-54-40-62c0-32 22-113 36-147 18-38 50-70 76-70 42 0 50 60 50 66-1 3-3 6-4 10z">
              <text:p/>
            </draw:path>
            <draw:path draw:style-name="gr56" draw:text-style-name="P38" draw:layer="layout" svg:width="0.351cm" svg:height="0.314cm" svg:x="11.721cm" svg:y="11.679cm" svg:viewBox="0 0 352 315" svg:d="M102 185c4-13 8-29 12-45 10-34 10-36 22-56 8-16 40-70 94-70 30 0 32 32 32 48 0 42-30 125-40 153-10 24-12 30-12 44 0 32 20 56 54 56 64 0 88-104 88-108 0-6-4-6-10-6-8 0-8 2-12 12-6 18-24 88-64 88-16 0-16-12-16-22 0-16 6-34 12-52 14-36 44-115 44-155 0-58-40-72-74-72-58 0-92 42-100 54-6-34-30-54-60-54-24 0-38 16-50 36-14 28-22 70-22 72 0 6 6 6 10 6 10 0 10 0 14-16 12-48 26-84 48-84 18 0 18 22 18 28 0 12-2 26-6 36-17 70-35 139-52 209-2 4-2 8-2 10 0 8 6 18 20 18 8 0 20-4 24-18 9-37 19-74 28-112z">
              <text:p/>
            </draw:path>
            <draw:path draw:style-name="gr56" draw:text-style-name="P38" draw:layer="layout" svg:width="0.161cm" svg:height="0.697cm" svg:x="12.181cm" svg:y="11.464cm" svg:viewBox="0 0 162 698" svg:d="M162 690c0-2 0-2-12-14-88-88-110-219-110-327 0-122 28-243 114-331 8-8 8-8 8-12s-2-6-6-6c-8 0-70 48-112 136-36 77-44 155-44 213 0 54 8 140 46 217 42 86 102 132 110 132 4 0 6-2 6-8z">
              <text:p/>
            </draw:path>
            <draw:path draw:style-name="gr56" draw:text-style-name="P38" draw:layer="layout" svg:width="0.425cm" svg:height="0.478cm" svg:x="12.411cm" svg:y="11.51cm" svg:viewBox="0 0 426 479" svg:d="M236 56c6-26 8-34 74-34 22 0 28 0 28-12 0-10-8-10-12-10-22 0-80 2-104 2-20 0-72-2-94-2-4 0-12 0-12 14 0 8 6 8 20 8 9 1 14 0 26 2s18 2 18 12c0 2 0 4-2 12-31 125-63 250-94 375-8 28-8 34-64 34-12 0-20 0-20 14 0 8 8 8 20 8 109 0 217 0 326 0 16 0 16 0 20-12 19-51 37-101 56-152 4-8 3-7 4-10 0-2-3-8-10-8s-6 4-12 16c-22 64-54 144-176 144-22 0-44 0-66 0-10 0-10 0-14-2-8 0-10 0-10-6 0-2 0-4 4-16 31-126 63-252 94-377z">
              <text:p/>
            </draw:path>
            <draw:path draw:style-name="gr56" draw:text-style-name="P38" draw:layer="layout" svg:width="0.081cm" svg:height="0.208cm" svg:x="12.922cm" svg:y="11.913cm" svg:viewBox="0 0 82 209" svg:d="M82 74c0-46-18-74-44-74-24 0-38 18-38 38 0 18 14 38 38 38 8 0 16-4 24-10 2-2 2-2 4-2 0 3 0 0 0 10 0 52-24 94-46 117-8 6-8 8-8 10 0 6 2 8 6 8 8 0 64-53 64-135z">
              <text:p/>
            </draw:path>
            <draw:path draw:style-name="gr56" draw:text-style-name="P38" draw:layer="layout" svg:width="0.285cm" svg:height="0.314cm" svg:x="13.232cm" svg:y="11.679cm" svg:viewBox="0 0 286 315" svg:d="M124 108c0-2 32-94 92-94 4 0 24 0 38 10-26 8-28 30-28 34 0 10 8 22 26 22 12 0 34-10 34-36 0-36-46-44-70-44-48 0-72 34-84 50-8-38-36-50-58-50-26 0-40 16-52 36-12 28-22 70-22 72 0 6 8 6 10 6 10 0 10 0 14-16 12-48 26-84 48-84 18 0 18 22 18 28 0 12-2 26-4 36-18 70-36 139-54 209 0 4-2 8-2 10 0 8 6 18 20 18 22 0 26-20 28-26 15-60 31-121 46-181z">
              <text:p/>
            </draw:path>
            <draw:path draw:style-name="gr56" draw:text-style-name="P38" draw:layer="layout" svg:width="0.249cm" svg:height="0.314cm" svg:x="13.514cm" svg:y="11.679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56" draw:text-style-name="P38" draw:layer="layout" svg:width="0.317cm" svg:height="0.49cm" svg:x="13.798cm" svg:y="11.504cm" svg:viewBox="0 0 318 491" svg:d="M316 16c0-2 1-5 2-8 0-6-4-8-10-8-2 0-10 0-12 0-23 2-47 4-70 6-8 0-16 2-16 14 0 8 8 8 18 8 34 0 34 6 34 12 0 2-1 8-2 12-13 54-27 109-40 163-10-22-30-40-60-40-78 0-160 106-160 208 0 60 32 108 84 108 26 0 58-14 86-48 6 34 32 48 58 48s40-16 50-38c14-28 22-68 22-70 0-6-6-6-10-6-10 0-10 0-14 16-10 40-24 84-48 84-18 0-18-20-18-30 0-4 0-14 4-32 34-133 68-266 102-399zM174 399c-6 22-50 78-88 78-32 0-38-42-38-62 0-36 22-118 34-148 18-42 50-78 78-78 6 0 22 2 36 22 6 10 14 30 14 44 0 2-2 4-2 10-11 45-23 89-34 134z">
              <text:p/>
            </draw:path>
            <draw:path draw:style-name="gr56" draw:text-style-name="P38" draw:layer="layout" svg:width="0.161cm" svg:height="0.697cm" svg:x="14.194cm" svg:y="11.464cm" svg:viewBox="0 0 162 698" svg:d="M162 349c0-54-6-140-46-217-42-86-102-132-110-132-4 0-6 2-6 6s0 4 14 18c68 68 108 179 108 325 0 120-26 241-114 331-8 8-8 8-8 10 0 6 2 8 6 8 8 0 72-48 112-136 36-77 44-155 44-213z">
              <text:p/>
            </draw:path>
            <draw:path draw:style-name="gr56" draw:text-style-name="P38" draw:layer="layout" svg:width="0.073cm" svg:height="0.075cm" svg:x="14.488cm" svg:y="11.913cm" svg:viewBox="0 0 74 76" svg:d="M74 38c0-20-17-38-38-38s-36 18-36 38 15 38 36 38 38-18 38-38z">
              <text:p/>
            </draw:path>
            <draw:path draw:style-name="gr56" draw:text-style-name="P38" draw:layer="layout" svg:width="0.287cm" svg:height="0.504cm" svg:x="14.652cm" svg:y="11.492cm" svg:viewBox="0 0 288 505" svg:d="M156 191c-88 20-156 112-156 196 0 66 44 118 110 118 84 0 142-110 142-208 0-62-28-98-52-129-26-30-68-84-68-114 0-16 14-32 40-32 20 0 34 8 50 18 14 8 28 18 38 18 18 0 28-16 28-28 0-16-12-18-36-22-38-8-46-8-58-8-56 0-80 30-80 72 0 38 20 76 42 119zM164 205c18 32 38 70 38 120 0 48-26 164-92 164-38 0-66-30-66-82 0-44 26-176 120-202z">
              <text:p/>
            </draw:path>
          </draw:g>
        </draw:g>
        <draw:custom-shape draw:style-name="gr167" draw:text-style-name="P37" xml:id="id52" draw:id="id52" draw:layer="layout" svg:width="0.972cm" svg:height="1.27cm" svg:x="23.543cm" svg:y="11.112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28" draw:id="id228">
          <svg:title>TexMaths</svg:title>
          <svg:desc>20§latex§\delta§svg§600§TRUE§</svg:desc>
          <draw:g>
            <draw:path draw:style-name="gr56" draw:text-style-name="P38" draw:layer="layout" svg:width="0.283cm" svg:height="0.505cm" svg:x="23.901cm" svg:y="11.463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165" draw:text-style-name="P8" xml:id="id229" draw:id="id229" draw:layer="layout" draw:type="curve" svg:x1="15.24cm" svg:y1="11.704cm" svg:x2="23.543cm" svg:y2="11.747cm" draw:start-shape="id51" draw:start-glue-point="1" draw:end-shape="id52" draw:end-glue-point="3" svg:d="M15240 11704c6228 0 2077 43 8303 43" svg:viewBox="0 0 8304 44">
          <text:p/>
        </draw:connector>
        <draw:g xml:id="id230" draw:id="id230">
          <svg:title>TexMaths</svg:title>
          <svg:desc>13§latex§\begin{aligned}
&amp;\check(L, \green)\\
&amp;|\assignG(L, \red)
\end{aligned}§svg§600§TRUE§</svg:desc>
          <draw:g>
            <draw:path draw:style-name="gr56" draw:text-style-name="P38" draw:layer="layout" svg:width="0.163cm" svg:height="0.205cm" svg:x="17.381cm" svg:y="10.617cm" svg:viewBox="0 0 164 206" svg:d="M148 30c-23 2-15 15-23 22 0 8 5 16 15 16 13 0 24-11 24-28 0-23-20-40-48-40-58 0-116 65-116 131 0 46 27 75 68 75 57 0 96-45 96-51 0-3-4-8-8-8-1 0-3 1-7 5-33 43-74 45-81 45-25 0-37-20-37-48 0-23 13-71 25-93 17-30 39-46 60-46 5 0 26 2 32 20z">
              <text:p/>
            </draw:path>
            <draw:path draw:style-name="gr56" draw:text-style-name="P38" draw:layer="layout" svg:width="0.209cm" svg:height="0.32cm" svg:x="17.575cm" svg:y="10.503cm" svg:viewBox="0 0 210 321" svg:d="M104 12c1-2 1-6 1-7 0-4-2-5-6-5-2 0-5 0-7 1-15 1-30 2-45 3-5 1-11 1-11 10 0 5 4 5 11 5 22 0 23 3 23 8 0 2-1 7-1 8-23 90-45 179-68 269 0 2-1 3-1 5 0 5 4 12 13 12s16-8 17-12c1-8 17-66 19-79 3-11 6-20 8-30 4-17 4-17 13-32s29-43 60-43c21 0 21 20 21 30 0 28-20 83-26 101-7 15-8 19-8 28 0 21 13 37 35 37 43 0 58-68 58-70 0-4-3-4-7-4-6 0-6 0-7 7-4 12-17 58-43 58-10 0-10-8-10-15 0-10 5-22 8-33 9-24 28-76 28-102 0-37-24-48-48-48-30 0-45 17-60 30 11-44 22-88 33-132z">
              <text:p/>
            </draw:path>
            <draw:path draw:style-name="gr56" draw:text-style-name="P38" draw:layer="layout" svg:width="0.161cm" svg:height="0.205cm" svg:x="17.825cm" svg:y="10.617cm" svg:viewBox="0 0 162 206" svg:d="M57 96c14 0 44-1 66-9 37-16 37-44 37-48 0-21-17-39-46-39-48 0-114 47-114 127 0 42 22 79 66 79 59 0 96-45 96-51 0-3-3-8-7-8-2 0-3 1-6 5-33 43-75 45-83 45-28 0-34-32-34-50 0-17 4-38 8-51 6 0 12 0 17 0zM43 87c19-75 66-77 71-77 19 0 29 13 29 28 0 49-75 49-91 49-3 0-6 0-9 0z">
              <text:p/>
            </draw:path>
            <draw:path draw:style-name="gr56" draw:text-style-name="P38" draw:layer="layout" svg:width="0.163cm" svg:height="0.205cm" svg:x="18.011cm" svg:y="10.617cm" svg:viewBox="0 0 164 206" svg:d="M148 30c-23 2-15 15-23 22 0 8 5 16 15 16 13 0 24-11 24-28 0-23-20-40-48-40-58 0-116 65-116 131 0 46 26 75 66 75 59 0 96-45 96-51 0-3-2-8-6-8-3 0-3 1-7 5-33 43-74 45-81 45-25 0-37-20-37-48 0-23 13-71 25-93 15-30 39-46 60-46 5 0 26 2 32 20z">
              <text:p/>
            </draw:path>
            <draw:path draw:style-name="gr56" draw:text-style-name="P38" draw:layer="layout" svg:width="0.194cm" svg:height="0.32cm" svg:x="18.205cm" svg:y="10.503cm" svg:viewBox="0 0 195 321" svg:d="M104 12c0-2 1-6 1-7 0-4-2-5-6-5-2 0-5 0-7 1-15 1-30 2-45 3-5 1-11 1-11 10 0 5 4 5 11 5 22 0 23 3 23 8 0 2-1 7-1 8-23 90-45 179-68 269-1 0-1 3-1 5 0 5 4 12 13 12 13 0 17-12 17-17 8-31 15-62 23-92 17 2 47 11 47 39 0 2 0 3-1 10-3 8-3 12-3 16 0 33 22 44 39 44 20 0 30-15 35-24 11-17 17-45 17-46 0-4-4-4-8-4-5 0-5 0-7 10-7 23-16 55-36 55-13 0-13-11-13-20 0-12 3-23 4-26 2-9 2-10 2-15 0-32-32-45-60-48 10-7 19-16 32-30 24-28 42-48 64-48 9 0 12 5 13 5-19 4-22 19-22 23 0 5 4 15 16 15 10 0 23-8 23-26 0-12-8-28-29-28-24 0-44 20-59 38-26 30-34 38-50 45 16-62 31-123 47-185z">
              <text:p/>
            </draw:path>
            <draw:path draw:style-name="gr56" draw:text-style-name="P38" draw:layer="layout" svg:width="0.104cm" svg:height="0.455cm" svg:x="18.475cm" svg:y="10.477cm" svg:viewBox="0 0 105 456" svg:d="M105 452c0-1 0-3-8-11-57-57-71-144-71-212 0-80 17-159 74-216 5-7 5-7 5-8 0-4-1-5-4-5-5 0-45 31-72 90-24 49-29 100-29 139 0 35 5 90 30 141 27 56 66 86 71 86 3 0 4-2 4-4z">
              <text:p/>
            </draw:path>
            <draw:path draw:style-name="gr56" draw:text-style-name="P38" draw:layer="layout" svg:width="0.274cm" svg:height="0.309cm" svg:x="18.624cm" svg:y="10.508cm" svg:viewBox="0 0 275 310" svg:d="M153 35c4-17 6-21 48-21 15 0 19 0 19-9 0-5-6-5-8-5-16 0-52 1-68 1-14 0-47-1-61-1-2 0-8 0-8 9 0 5 4 5 12 5 1 0 10 0 18 0 8 2 12 2 12 8 0 1 0 3-1 9-21 82-41 163-61 244-6 18-6 22-42 22-8 0-13 0-13 9 0 4 4 4 13 4 70 0 140 0 210 0 12 0 12 0 15-6 12-33 24-66 36-99 1-5 1-4 1-6 0-3-1-6-5-6s-4 3-8 10c-15 42-35 94-114 94-14 0-28 0-43 0-6 0-8 0-10-1-4 0-5 0-5-4 0-1 0-2 2-10 21-82 41-165 61-247z">
              <text:p/>
            </draw:path>
            <draw:path draw:style-name="gr56" draw:text-style-name="P38" draw:layer="layout" svg:width="0.052cm" svg:height="0.135cm" svg:x="18.957cm" svg:y="10.77cm" svg:viewBox="0 0 53 136" svg:d="M53 48c0-30-11-48-28-48-16 0-25 12-25 25 0 11 9 23 25 23 5 0 10-1 15-5 2-1 2-1 3-1 0 2 0 0 0 6 0 34-16 61-31 77-5 4-4 5-4 6 0 4 1 5 4 5 5 0 41-35 41-88z">
              <text:p/>
            </draw:path>
            <draw:path draw:style-name="gr56" draw:text-style-name="P38" draw:layer="layout" svg:width="0.198cm" svg:height="0.294cm" svg:x="19.144cm" svg:y="10.617cm" svg:viewBox="0 0 199 295" svg:d="M131 178c-3 12-7 25-10 38-5 23-8 32-21 48-18 22-36 22-43 22-6 0-21 0-32-6 9-3 14-13 14-20s-4-16-16-16c-9 0-23 7-23 25s17 26 56 26c48 0 83-30 91-64 16-67 33-133 49-200 3-6 3-8 3-10 0-9-8-12-13-12s-16 4-17 17c-7-13-20-26-39-26-51 0-104 68-104 132 0 39 22 69 56 69 23 0 43-18 49-23zM160 58c-7 28-13 56-20 84-4 14-32 50-57 50s-26-35-26-40c0-22 14-75 24-96 11-25 31-46 49-46 27 0 31 39 31 42 0 2-1 4-1 6z">
              <text:p/>
            </draw:path>
            <draw:path draw:style-name="gr56" draw:text-style-name="P38" draw:layer="layout" svg:width="0.184cm" svg:height="0.205cm" svg:x="19.369cm" svg:y="10.617cm" svg:viewBox="0 0 185 206" svg:d="M79 70c0-1 21-60 60-60 3 0 16 0 25 7-16 5-17 19-17 22 0 5 4 14 15 14 8 0 23-6 23-24 0-24-30-29-45-29-31 0-48 23-56 34-5-25-22-34-37-34-17 0-26 10-33 25-9 18-9 30-14 45 0 5 4 5 6 5 6 0 7 0 10-10 7-33 16-55 29-55s13 13 13 19c0 7-2 15-3 23-12 45-23 91-34 136-2 3-2 5-2 7 0 5 3 11 13 11 13 0 16-13 17-16 10-40 20-80 30-120z">
              <text:p/>
            </draw:path>
            <draw:path draw:style-name="gr56" draw:text-style-name="P38" draw:layer="layout" svg:width="0.16cm" svg:height="0.205cm" svg:x="19.552cm" svg:y="10.617cm" svg:viewBox="0 0 161 206" svg:d="M57 96c13 0 44-1 65-9 37-16 37-44 37-48 0-21-17-39-46-39-48 0-113 47-113 127 0 42 21 79 65 79 58 0 96-45 96-51 0-3-4-8-8-8-1 0-1 1-5 5-34 43-74 45-82 45-30 0-35-32-35-50 0-17 4-38 8-51 6 0 12 0 18 0zM42 87c19-75 66-77 71-77 18 0 29 13 29 28 0 49-76 49-91 49-3 0-6 0-9 0z">
              <text:p/>
            </draw:path>
            <draw:path draw:style-name="gr56" draw:text-style-name="P38" draw:layer="layout" svg:width="0.161cm" svg:height="0.205cm" svg:x="19.738cm" svg:y="10.617cm" svg:viewBox="0 0 162 206" svg:d="M57 96c14 0 44-1 66-9 37-16 37-44 37-48 0-21-17-39-47-39-48 0-113 47-113 127 0 42 22 79 65 79 58 0 97-45 97-51 0-3-3-8-7-8-2 0-3 1-7 5-34 43-74 45-82 45-30 0-35-32-35-50 0-17 5-38 8-51 6 0 12 0 18 0zM43 87c19-75 66-77 70-77 18 0 30 13 30 28 0 49-75 49-91 49-3 0-6 0-9 0z">
              <text:p/>
            </draw:path>
            <draw:path draw:style-name="gr56" draw:text-style-name="P38" draw:layer="layout" svg:width="0.229cm" svg:height="0.205cm" svg:x="19.934cm" svg:y="10.617cm" svg:viewBox="0 0 230 206" svg:d="M68 122c1-10 3-19 6-30 7-23 7-23 14-36 7-12 26-46 61-46 21 0 21 21 21 30 0 29-19 83-26 102-6 15-8 19-8 28 0 21 13 36 36 36 42 0 58-67 58-70 0-4-4-4-8-4-5 0-5 0-8 8-2 12-15 57-41 57-11 0-11-7-11-14 0-10 6-22 8-34 9-23 29-75 29-101 0-38-26-48-48-48-38 0-59 27-65 36-3-22-18-36-39-36-16 0-25 10-33 25-8 18-9 30-14 45 0 5 4 5 6 5 7 0 7 0 10-10 7-33 16-55 31-55 11 0 11 13 11 19 0 7-1 15-3 23-12 45-23 91-34 136-2 3-2 5-2 7 0 5 4 11 13 11 6 0 13-2 17-11 6-24 13-49 19-73z">
              <text:p/>
            </draw:path>
            <draw:path draw:style-name="gr56" draw:text-style-name="P38" draw:layer="layout" svg:width="0.106cm" svg:height="0.455cm" svg:x="20.213cm" svg:y="10.477cm" svg:viewBox="0 0 107 456" svg:d="M107 229c0-37-6-91-30-143-28-56-68-86-72-86-2 0-5 3-5 5 0 1 0 1 9 11 44 45 70 116 70 213 0 77-17 158-73 215-6 5-6 7-6 8 0 2 3 4 5 4 4 0 46-31 73-89 23-50 29-101 29-138z">
              <text:p/>
            </draw:path>
            <draw:path draw:style-name="gr56" draw:text-style-name="P38" draw:layer="layout" svg:width="0.017cm" svg:height="0.455cm" svg:x="17.385cm" svg:y="11.161cm" svg:viewBox="0 0 18 456" svg:d="M18 16c0-8 0-16-9-16s-9 8-9 16c0 141 0 282 0 423 0 8 0 17 9 17s9-9 9-17c0-141 0-282 0-423z">
              <text:p/>
            </draw:path>
            <draw:path draw:style-name="gr56" draw:text-style-name="P38" draw:layer="layout" svg:width="0.194cm" svg:height="0.205cm" svg:x="17.507cm" svg:y="11.301cm" svg:viewBox="0 0 195 206" svg:d="M109 174c5 23 22 32 39 32s26-11 33-26c9-16 14-42 14-44 0-5-4-5-8-5-5 0-5 1-8 11-6 26-15 54-31 54-12 0-12-12-12-18 0-4 0-10 4-23 10-42 20-84 30-125 3-7 3-7 3-9 0-9-8-12-13-12-14 0-17 16-18 18-8-21-24-27-38-27-51 0-104 69-104 135 0 39 21 71 55 71 16 0 36-9 54-32zM134 58c-7 29-14 58-21 87-4 15-32 51-57 51-22 0-25-27-25-40 0-24 14-77 22-95 12-29 33-51 51-51 21 0 31 24 31 43 0 2 0 3-1 5z">
              <text:p/>
            </draw:path>
            <draw:path draw:style-name="gr56" draw:text-style-name="P38" draw:layer="layout" svg:width="0.156cm" svg:height="0.205cm" svg:x="17.725cm" svg:y="11.301cm" svg:viewBox="0 0 157 206" svg:d="M78 112c21 4 40 9 40 33 0 15-11 51-58 51-11 0-37-3-44-25 23-2 23-22 23-23 0-8-7-14-16-14-10 0-23 8-23 28 0 28 26 44 58 44 69 0 86-55 86-76 0-40-35-48-53-52-13-3-30-7-30-26 0-12 9-42 47-42 12 0 28 4 34 22-15 2-19 15-19 19 0 5 3 13 13 13 8 0 21-6 21-25 0-21-19-39-49-39-53 0-73 44-73 68 0 35 30 41 43 44z">
              <text:p/>
            </draw:path>
            <draw:path draw:style-name="gr56" draw:text-style-name="P38" draw:layer="layout" svg:width="0.155cm" svg:height="0.205cm" svg:x="17.912cm" svg:y="11.301cm" svg:viewBox="0 0 156 206" svg:d="M78 112c19 4 40 9 40 33 0 15-11 51-60 51-9 0-36-3-42-25 23-2 23-22 23-23 0-8-7-14-16-14-10 0-23 8-23 28 0 28 26 44 58 44 69 0 86-55 86-76 0-40-35-48-54-52-13-3-29-7-29-26 0-12 9-42 46-42 13 0 29 4 35 22-16 2-19 15-19 19 0 5 3 13 13 13 8 0 20-6 20-25 0-21-18-39-48-39-55 0-73 44-73 68 0 35 30 41 43 44z">
              <text:p/>
            </draw:path>
            <draw:path draw:style-name="gr56" draw:text-style-name="P38" draw:layer="layout" svg:width="0.112cm" svg:height="0.303cm" svg:x="18.102cm" svg:y="11.204cm" svg:viewBox="0 0 113 304" svg:d="M113 234c0-5-4-5-6-5-7 0-7 1-8 7-4 13-17 57-43 57-4 0-11 0-11-13 0-11 7-26 12-42 10-26 20-52 30-78 4-15 5-17 5-26 0-25-17-37-34-37-42 0-58 68-58 71s4 3 6 3c7 0 7 0 8-6 5-16 17-57 43-57 5 0 11 1 11 11 0 12-6 25-10 34-4 13-8 25-13 38-6 14-11 30-16 45-7 17-8 22-8 31 0 17 10 37 34 37 42 0 58-69 58-70zM110 14c0-10-9-14-15-14-9 0-22 9-22 22 0 10 9 14 15 14 9 0 22-7 22-22z">
              <text:p/>
            </draw:path>
            <draw:path draw:style-name="gr56" draw:text-style-name="P38" draw:layer="layout" svg:width="0.196cm" svg:height="0.294cm" svg:x="18.228cm" svg:y="11.301cm" svg:viewBox="0 0 197 295" svg:d="M130 177c-3 13-6 26-9 39-7 22-9 32-21 48-18 20-38 20-44 20-5 0-20 0-33-5 9-2 15-13 15-21 0-5-4-14-16-14-8 0-22 7-22 25s17 26 55 26c48 0 83-30 92-65 16-67 33-133 49-200 1-7 1-8 1-9 0-9-7-12-11-12-5 0-16 4-18 17-7-13-19-26-38-26-52 0-104 68-104 131 0 39 22 70 56 70 23 0 43-18 48-24zM160 58c-7 28-14 56-21 84-4 14-31 49-56 49s-26-34-26-39c0-22 13-75 24-97 11-25 31-45 49-45 27 0 31 38 31 42 0 2-1 4-1 6z">
              <text:p/>
            </draw:path>
            <draw:path draw:style-name="gr56" draw:text-style-name="P38" draw:layer="layout" svg:width="0.229cm" svg:height="0.205cm" svg:x="18.452cm" svg:y="11.301cm" svg:viewBox="0 0 230 206" svg:d="M68 122c2-10 5-19 6-30 7-23 7-23 14-37 7-11 28-45 61-45 21 0 21 20 21 30 0 29-19 82-26 100-5 16-8 20-8 30 0 20 13 36 36 36 42 0 58-67 58-70 0-5-4-5-7-5-6 0-6 1-7 8-4 13-17 57-43 57-9 0-11-6-11-13 0-12 6-23 8-34 11-24 29-75 29-102 0-37-25-47-48-47-37 0-59 27-65 36-3-23-18-36-38-36-17 0-26 10-34 23-8 20-14 46-14 47 0 4 5 4 6 4 7 0 7 0 10-10 7-32 16-54 31-54 11 0 11 13 11 19s-1 15-2 23c-12 45-24 91-35 136 0 3-2 5-2 7 0 5 4 11 13 11 6 0 13-3 17-11 6-24 13-49 19-73z">
              <text:p/>
            </draw:path>
            <draw:path draw:style-name="gr56" draw:text-style-name="P38" draw:layer="layout" svg:width="0.106cm" svg:height="0.455cm" svg:x="18.75cm" svg:y="11.161cm" svg:viewBox="0 0 107 456" svg:d="M107 451c0-2 0-2-8-10-57-58-72-144-72-214 0-79 17-158 73-215 7-6 7-7 7-8 0-3-3-4-6-4-4 0-45 31-72 88-24 51-29 102-29 139s5 91 30 143c27 56 67 86 71 86 3 0 6-2 6-5z">
              <text:p/>
            </draw:path>
            <draw:path draw:style-name="gr56" draw:text-style-name="P38" draw:layer="layout" svg:width="0.274cm" svg:height="0.311cm" svg:x="18.901cm" svg:y="11.191cm" svg:viewBox="0 0 275 312" svg:d="M152 36c5-17 7-22 49-22 13 0 17 0 17-9 0-5-5-5-8-5-14 0-51 1-67 1-13 0-47-1-60-1-4 0-9 0-9 9 0 5 4 5 13 5 1 0 9 0 17 2 8 1 13 1 13 6 0 3-1 4-3 9-20 82-40 164-61 246-4 16-5 20-41 20-8 0-12 0-12 9 0 6 4 6 12 6 70 0 141 0 211 0 11 0 12 0 15-8 11-33 23-66 35-99 2-5 2-5 2-6 0-2-1-6-5-6s-5 3-8 11c-15 41-36 93-114 93-14 0-28 0-43 0-6 0-8 0-10 0-5-1-7-1-7-5 0-1 0-1 3-10 20-82 41-164 61-246z">
              <text:p/>
            </draw:path>
            <draw:path draw:style-name="gr56" draw:text-style-name="P38" draw:layer="layout" svg:width="0.052cm" svg:height="0.135cm" svg:x="19.232cm" svg:y="11.455cm" svg:viewBox="0 0 53 136" svg:d="M53 48c0-30-10-48-28-48-16 0-25 12-25 23 0 13 9 25 25 25 5 0 11-1 15-6 2 0 2-1 3-2 0 3 1 2 1 8 0 34-17 61-31 75-5 6-5 7-5 8 0 3 2 5 4 5 5 0 41-35 41-88z">
              <text:p/>
            </draw:path>
            <draw:path draw:style-name="gr56" draw:text-style-name="P38" draw:layer="layout" svg:width="0.185cm" svg:height="0.205cm" svg:x="19.434cm" svg:y="11.301cm" svg:viewBox="0 0 186 206" svg:d="M81 70c0-1 20-60 59-60 3 0 16 0 25 7-16 4-18 19-18 21 0 6 5 15 17 15 8 0 22-6 22-24 0-24-30-29-44-29-33 0-48 22-56 32-5-23-24-32-38-32-17 0-26 10-32 23-10 20-16 46-16 47 0 4 5 4 8 4 5 0 6 0 8-10 9-32 16-54 31-54 11 0 11 13 11 19s-1 15-2 23c-11 45-23 91-34 136-1 3-3 5-3 7 0 5 4 11 13 11 15 0 17-13 19-16 10-40 20-80 30-120z">
              <text:p/>
            </draw:path>
            <draw:path draw:style-name="gr56" draw:text-style-name="P38" draw:layer="layout" svg:width="0.161cm" svg:height="0.205cm" svg:x="19.617cm" svg:y="11.301cm" svg:viewBox="0 0 162 206" svg:d="M57 96c14 0 44-1 66-10 37-15 37-44 37-47 0-21-17-39-46-39-48 0-114 45-114 126 0 42 22 80 66 80 59 0 96-45 96-51 0-3-3-8-7-8-2 0-3 0-6 5-33 43-75 44-83 44-28 0-34-32-34-49 0-18 4-39 8-51 6 0 12 0 17 0zM43 86c19-74 66-76 71-76 19 0 29 12 29 28 0 48-75 48-91 48-3 0-6 0-9 0z">
              <text:p/>
            </draw:path>
            <draw:path draw:style-name="gr56" draw:text-style-name="P38" draw:layer="layout" svg:width="0.206cm" svg:height="0.321cm" svg:x="19.802cm" svg:y="11.186cm" svg:viewBox="0 0 207 322" svg:d="M205 12c0-2 1-4 2-6 0-5-3-6-7-6-1 0-6 1-8 1-15 2-30 3-45 4-5 0-11 1-11 9 0 5 6 5 12 5 22 0 22 4 22 8 0 2-1 5-1 8-9 36-17 71-26 107-7-15-20-26-39-26-51 0-104 68-104 135 0 39 21 71 55 71 16 0 37-9 55-32 4 23 21 32 38 32s26-12 33-26c9-17 14-43 14-44 0-5-4-5-7-5-6 0-6 1-9 10-6 26-15 55-31 55-12 0-12-12-12-19 0-3 0-10 3-20 22-87 44-174 66-261zM113 261c-4 14-32 51-57 51-21 0-25-28-25-41 0-23 14-76 22-94 12-29 33-51 51-51 4 0 14 0 23 13 4 6 9 21 9 29 0 1-1 3-1 6-7 29-15 58-22 87z">
              <text:p/>
            </draw:path>
            <draw:path draw:style-name="gr56" draw:text-style-name="P38" draw:layer="layout" svg:width="0.104cm" svg:height="0.455cm" svg:x="20.059cm" svg:y="11.161cm" svg:viewBox="0 0 105 456" svg:d="M105 227c0-35-4-91-30-141-27-56-66-86-71-86-3 0-4 1-4 4 0 1 0 2 9 10 44 46 70 118 70 213 0 78-17 159-74 216-5 6-5 6-5 8s1 5 4 5c5 0 47-31 73-90 23-49 28-100 28-139z">
              <text:p/>
            </draw:path>
          </draw:g>
        </draw:g>
        <draw:custom-shape draw:style-name="gr168" draw:text-style-name="P92" draw:layer="layout" svg:width="4.511cm" svg:height="1.1cm" draw:transform="rotate (-0.218166156499291) translate (20.043cm 2.395cm)">
          <text:p text:style-name="P85"><text:span text:style-name="T17">S</text:span><text:span text:style-name="T17">i</text:span><text:span text:style-name="T17">m</text:span><text:span text:style-name="T17">p</text:span><text:span text:style-name="T17">l</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text:span></text:p>
          <draw:enhanced-geometry svg:viewBox="0 0 21600 21600" draw:type="rectangle" draw:enhanced-path="M 0 0 L 21600 0 21600 21600 0 21600 0 0 Z N"/>
        </draw:custom-shape>
        <draw:custom-shape draw:style-name="gr169" draw:text-style-name="P94" xml:id="id224" draw:id="id224" draw:layer="layout" svg:width="3.733cm" svg:height="2.879cm" svg:x="0.635cm" svg:y="7.122cm">
          <text:p text:style-name="P93"><text:span text:style-name="T66">Original</text:span></text:p>
          <draw:enhanced-geometry svg:viewBox="0 0 21600 21600" draw:mirror-horizontal="false" draw:mirror-vertical="false" draw:type="rectangle" draw:enhanced-path="M 0 0 L 21600 0 21600 21600 0 21600 0 0 Z N"/>
        </draw:custom-shape>
        <draw:custom-shape draw:style-name="gr170" draw:text-style-name="P86" xml:id="id231" draw:id="id231" draw:layer="layout" svg:width="3.734cm" svg:height="2.528cm" svg:x="0.634cm" svg:y="10.33cm">
          <text:p text:style-name="P85"><text:span text:style-name="T17">T</text:span><text:span text:style-name="T17">r</text:span><text:span text:style-name="T17">a</text:span><text:span text:style-name="T17">n</text:span><text:span text:style-name="T17">s</text:span><text:span text:style-name="T17">l</text:span><text:span text:style-name="T17">a</text:span><text:span text:style-name="T17">t</text:span><text:span text:style-name="T17">i</text:span><text:span text:style-name="T17">o</text:span><text:span text:style-name="T17">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anim:par>
          </anim:seq>
        </anim:par>
        <presentation:notes draw:style-name="dp4">
          <office:forms form:automatic-focus="false" form:apply-design-mode="false"/>
          <draw:page-thumbnail draw:style-name="gr1" draw:layer="layout" svg:width="15.169cm" svg:height="8.533cm" svg:x="1.914cm" svg:y="2.566cm" draw:page-number="40" presentation:class="page"/>
          <draw:frame presentation:style-name="pr10" draw:text-style-name="P95" draw:layer="layout" svg:width="17.992cm" svg:height="11.897cm" svg:x="0.529cm" svg:y="11.902cm" presentation:class="notes" presentation:placeholder="true">
            <draw:text-box/>
          </draw:frame>
        </presentation:notes>
      </draw:page>
      <draw:page draw:name="page41" draw:style-name="dp3" draw:master-page-name="Master1-Präsentationsvorlage_5f_BWL9_5f_" presentation:presentation-page-layout-name="AL2T1">
        <office:forms form:automatic-focus="false" form:apply-design-mode="false"/>
        <draw:connector draw:style-name="gr177" draw:text-style-name="P8" draw:layer="layout" draw:type="curve" draw:line-skew="0.201cm" svg:x1="10.824cm" svg:y1="8.462cm" svg:x2="9.477cm" svg:y2="8.462cm" draw:start-shape="id53" draw:start-glue-point="11" draw:end-shape="id53" draw:end-glue-point="5" svg:d="M10824 8462c0-907-1347-907-1347 0" svg:viewBox="0 0 1348 681">
          <text:p/>
        </draw:connector>
        <draw:frame presentation:style-name="pr11" draw:layer="layout" svg:width="19.808cm" svg:height="1.746cm" svg:x="0.494cm" svg:y="1.07cm" presentation:class="title" presentation:user-transformed="true">
          <draw:text-box>
            <text:p><text:span text:style-name="T13">Translation: Global Variable Service</text:span></text:p>
          </draw:text-box>
        </draw:frame>
        <draw:frame presentation:style-name="pr12" draw:layer="layout" svg:width="19.028cm" svg:height="2.054cm" svg:x="0.498cm" svg:y="3.243cm" presentation:class="outline" presentation:user-transformed="true">
          <draw:text-box>
            <text:list text:style-name="L3">
              <text:list-item>
                <text:p>A process “<text:span text:style-name="T7">Globs”</text:span> is added, which <text:span text:style-name="T11">manages global </text:span><text:span text:style-name="T11">variables</text:span></text:p>
              </text:list-item>
            </text:list>
          </draw:text-box>
        </draw:frame>
        <draw:connector draw:style-name="gr61" draw:text-style-name="P8" draw:layer="layout" draw:type="curve" svg:x1="8.233cm" svg:y1="9.162cm" svg:x2="9.198cm" svg:y2="9.136cm" draw:end-shape="id53" draw:end-glue-point="6" svg:d="M8233 9162c328 0-154-26 965-26" svg:viewBox="0 0 966 27">
          <text:p/>
        </draw:connector>
        <draw:custom-shape draw:style-name="gr88" draw:text-style-name="P8" xml:id="id53" draw:id="id53" draw:layer="layout" svg:width="1.905cm" svg:height="1.905cm" svg:x="9.198cm" svg:y="8.183cm">
          <draw:glue-point draw:id="12" svg:x="5.002cm" svg:y="-1.102cm"/>
          <draw:glue-point draw:id="13" svg:x="5.002cm" svg:y="1.3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8" draw:text-style-name="P8" draw:layer="layout" draw:type="curve" svg:x1="10.824cm" svg:y1="8.462cm" svg:x2="9.477cm" svg:y2="8.462cm" draw:start-shape="id53" draw:start-glue-point="11" draw:end-shape="id53" draw:end-glue-point="5" svg:d="M10824 8462c0-1209-1347-1209-1347 0" svg:viewBox="0 0 1348 908">
          <text:p/>
        </draw:connector>
        <draw:g>
          <svg:title>TexMaths</svg:title>
          <svg:desc>18§display§\check(v, a)§svg§600§TRUE§</svg:desc>
          <draw:g>
            <draw:path draw:style-name="gr179" draw:text-style-name="P96" draw:layer="layout" svg:width="0.226cm" svg:height="0.284cm" svg:x="8.886cm" svg:y="7.056cm" svg:viewBox="0 0 227 285" svg:d="M205 41c-32 4-32 29-32 31 0 11 7 20 21 20 18 0 33-13 33-38 0-31-27-54-67-54-79 0-160 90-160 181 0 63 38 104 94 104 79 0 133-62 133-71 0-4-6-11-11-11-2 0-4 0-9 7-47 59-103 61-113 61-35 0-51-27-51-65 0-32 18-98 34-129 24-41 54-63 83-63 7 0 36 2 45 27z">
              <text:p/>
            </draw:path>
            <draw:path draw:style-name="gr179" draw:text-style-name="P96" draw:layer="layout" svg:width="0.29cm" svg:height="0.442cm" svg:x="9.154cm" svg:y="6.898cm" svg:viewBox="0 0 291 443" svg:d="M144 16c2-2 2-7 2-9 0-5-4-7-9-7-2 0-7 0-9 2-21 1-42 2-63 3-7 2-15 2-15 15 0 7 6 7 15 7 30 0 32 4 32 11 0 1-1 6-2 9-31 124-62 247-93 371 0 2-2 7-2 9 0 7 5 16 18 16s22-10 23-18c2-9 24-91 27-107 4-15 8-29 11-42 6-23 6-25 18-44 13-20 40-60 83-60 29 0 29 29 29 42 0 39-27 113-36 140-9 19-11 27-11 39 0 27 18 50 48 50 60 0 81-93 81-97 0-5-5-5-10-5-8 0-8 0-9 9-6 18-24 79-60 79-14 0-14-9-14-18 0-16 7-32 11-47 12-34 39-104 39-140 0-52-34-66-66-66-42 0-65 22-83 41 15-61 30-122 45-183z">
              <text:p/>
            </draw:path>
            <draw:path draw:style-name="gr179" draw:text-style-name="P96" draw:layer="layout" svg:width="0.224cm" svg:height="0.284cm" svg:x="9.501cm" svg:y="7.056cm" svg:viewBox="0 0 225 285" svg:d="M79 133c20 0 61-2 92-15 50-19 50-61 50-64 0-29-23-54-63-54-66 0-158 65-158 176 0 56 31 109 92 109 81 0 133-62 133-71 0-4-6-11-11-11-2 0-4 0-7 7-47 59-104 61-115 61-42 0-47-45-47-68 0-25 5-52 11-70 8 0 15 0 23 0zM59 118c27-102 92-104 99-104 25 0 40 17 40 38 0 66-104 66-126 66-4 0-8 0-13 0z">
              <text:p/>
            </draw:path>
            <draw:path draw:style-name="gr179" draw:text-style-name="P96" draw:layer="layout" svg:width="0.226cm" svg:height="0.284cm" svg:x="9.758cm" svg:y="7.056cm" svg:viewBox="0 0 227 285" svg:d="M205 41c-32 4-32 29-32 31 0 11 7 20 21 20 18 0 33-13 33-38 0-31-27-54-69-54-77 0-158 90-158 181 0 63 36 104 92 104 81 0 133-62 133-71 0-4-4-11-9-11-4 0-4 0-9 7-47 59-103 61-113 61-35 0-51-27-51-65 0-32 18-98 34-129 22-41 54-63 83-63 7 0 36 2 45 27z">
              <text:p/>
            </draw:path>
            <draw:path draw:style-name="gr179" draw:text-style-name="P96" draw:layer="layout" svg:width="0.269cm" svg:height="0.442cm" svg:x="10.026cm" svg:y="6.898cm" svg:viewBox="0 0 270 443" svg:d="M144 16c0-2 2-7 2-9 0-5-4-7-9-7-2 0-7 0-9 2-21 1-42 2-63 3-7 2-15 2-15 15 0 7 6 7 15 7 30 0 32 4 32 11 0 1-1 6-2 9-31 124-62 247-93 371-2 2-2 7-2 9 0 7 5 16 18 16 18 0 23-18 23-23 11-42 22-85 33-127 23 3 65 16 65 52 0 5 0 7-2 16-4 11-4 14-4 21 0 45 31 61 54 61 27 0 41-21 49-32 14-25 23-63 23-65 0-5-5-5-11-5-7 0-7 0-11 14-9 31-21 74-48 74-18 0-18-14-18-27 0-14 3-32 5-34 2-14 2-14 2-23 0-43-43-60-83-65 15-9 27-21 45-41 33-38 58-67 88-67 13 0 17 8 18 8-27 5-30 26-30 32 0 7 5 20 21 20 15 0 33-11 33-36 0-16-11-38-40-38-34 0-61 27-83 52-35 41-46 52-68 63 22-86 43-171 65-257z">
              <text:p/>
            </draw:path>
            <draw:path draw:style-name="gr179" draw:text-style-name="P96" draw:layer="layout" svg:width="0.145cm" svg:height="0.629cm" svg:x="10.401cm" svg:y="6.862cm" svg:viewBox="0 0 146 630" svg:d="M146 623c0-2 0-2-11-13-79-80-99-199-99-296 0-109 23-219 103-296 7-9 7-9 7-11 0-5-2-7-6-7-7 0-63 43-100 124-33 68-40 138-40 190 0 50 7 126 41 198 38 77 92 118 99 118 4 0 6-2 6-7z">
              <text:p/>
            </draw:path>
            <draw:path draw:style-name="gr179" draw:text-style-name="P96" draw:layer="layout" svg:width="0.276cm" svg:height="0.284cm" svg:x="10.602cm" svg:y="7.056cm" svg:viewBox="0 0 277 285" svg:d="M277 45c0-34-16-45-27-45-16 0-32 16-32 31 0 8 3 12 10 19 13 13 22 29 22 51 0 26-40 170-113 170-33 0-47-21-47-54 0-36 18-81 38-134 3-9 7-18 7-31 0-29-20-52-52-52-60 0-83 92-83 97 0 7 5 7 7 7 6 0 7-2 11-12 18-63 45-78 63-78 5 0 16 0 16 20 0 16-7 32-11 45-28 72-36 101-36 129 0 67 56 77 85 77 106 0 142-208 142-240z">
              <text:p/>
            </draw:path>
            <draw:path draw:style-name="gr179" draw:text-style-name="P96" draw:layer="layout" svg:width="0.073cm" svg:height="0.188cm" svg:x="10.967cm" svg:y="7.268cm" svg:viewBox="0 0 74 189" svg:d="M74 66c0-41-16-66-42-66-19 0-32 16-32 34 0 16 13 32 32 32 8 0 17-1 24-7 2-2 1-1 2-2 1 0 1 0 1 9 0 47-21 85-43 105-7 7-7 9-7 10 0 4 4 8 7 8 7 0 58-49 58-123z">
              <text:p/>
            </draw:path>
            <draw:path draw:style-name="gr179" draw:text-style-name="P96" draw:layer="layout" svg:width="0.289cm" svg:height="0.284cm" svg:x="11.219cm" svg:y="7.056cm" svg:viewBox="0 0 290 285" svg:d="M210 41c-12-23-30-41-59-41-74 0-151 93-151 185 0 59 34 100 83 100 12 0 45-1 82-46 6 25 27 46 58 46 22 0 36-14 47-34 11-23 20-61 20-63 0-5-8-5-9-5-6 0-8 2-9 11-11 41-22 77-47 77-18 0-20-16-20-29 0-14 2-18 9-46 7-27 7-33 13-56 7-29 15-59 23-88 5-18 5-20 5-21 0-11-9-18-19-18-15 0-24 14-26 28zM169 203c-4 12-4 12-13 23-28 36-53 45-71 45-33 0-40-34-40-59 0-31 20-108 34-137 20-37 49-61 74-61 39 0 48 52 48 56s0 7-1 11c-11 40-21 81-31 122z">
              <text:p/>
            </draw:path>
            <draw:path draw:style-name="gr179" draw:text-style-name="P96" draw:layer="layout" svg:width="0.146cm" svg:height="0.629cm" svg:x="11.563cm" svg:y="6.862cm" svg:viewBox="0 0 147 630" svg:d="M147 314c0-48-7-124-41-196-38-77-93-118-99-118-3 0-7 4-7 7 0 2 0 2 13 15 61 61 97 161 97 292 0 108-24 219-101 298-9 9-9 9-9 11 0 4 4 7 7 7 6 0 63-43 101-124 32-68 39-138 39-192z">
              <text:p/>
            </draw:path>
          </draw:g>
        </draw:g>
        <draw:connector draw:style-name="gr180" draw:text-style-name="P8" draw:layer="layout" draw:type="curve" svg:x1="10.824cm" svg:y1="9.809cm" svg:x2="9.477cm" svg:y2="9.809cm" draw:start-shape="id53" draw:start-glue-point="9" draw:end-shape="id53" draw:end-glue-point="7" svg:d="M10824 9809c0 1207-1347 1207-1347 0" svg:viewBox="0 0 1348 906">
          <text:p/>
        </draw:connector>
        <draw:g>
          <svg:title>TexMaths</svg:title>
          <svg:desc>18§display§\val(v, a)§svg§600§TRUE§</svg:desc>
          <draw:g>
            <draw:path draw:style-name="gr111" draw:text-style-name="P61" draw:layer="layout" svg:width="0.258cm" svg:height="0.284cm" svg:x="8.987cm" svg:y="11.055cm" svg:viewBox="0 0 259 285" svg:d="M259 41c0-21-7-41-25-41-15 0-31 14-31 29 0 9 6 12 9 18 15 16 16 36 16 48 0 18-28 176-102 176-34 0-41-30-41-52 0-36 21-92 37-136 4-9 7-20 7-31 0-32-21-52-48-52-58 0-81 93-81 97 0 7 7 7 11 7 7 0 9-2 11-11 5-19 21-79 59-79 5 0 13 2 13 18 0 15-6 33-15 58-20 52-32 90-32 120 0 57 39 75 77 75 106 0 135-228 135-244z">
              <text:p/>
            </draw:path>
            <draw:path draw:style-name="gr111" draw:text-style-name="P61" draw:layer="layout" svg:width="0.269cm" svg:height="0.284cm" svg:x="9.294cm" svg:y="11.055cm" svg:viewBox="0 0 270 285" svg:d="M151 241c7 32 31 44 52 44 24 0 38-16 47-35 11-24 20-60 20-61 0-6-6-6-11-6-7 0-7 0-11 14-9 35-21 74-43 74-16 0-16-16-16-25 0-5 0-14 3-32 15-57 29-114 44-171 3-9 3-11 3-14 0-13-11-16-18-16-20 0-23 21-25 25-11-27-32-38-52-38-70 0-144 95-144 189 0 52 29 96 76 96 23 0 50-12 75-44zM185 81c-9 40-19 80-29 120-5 20-44 70-79 70-30 0-34-36-34-56 0-30 18-104 31-131 16-39 45-70 70-70 29 0 43 33 43 60 0 1 0 3-2 7z">
              <text:p/>
            </draw:path>
            <draw:path draw:style-name="gr111" draw:text-style-name="P61" draw:layer="layout" svg:width="0.134cm" svg:height="0.442cm" svg:x="9.607cm" svg:y="10.897cm" svg:viewBox="0 0 135 443" svg:d="M133 16c0-2 2-7 2-9 0-5-4-7-9-7-2 0-9 0-11 2-21 1-42 2-63 3-7 2-14 2-14 15 0 7 7 7 16 7 31 0 31 4 31 11 0 1-2 6-2 9-27 105-53 210-79 316 0 1-4 14-4 23 0 34 23 57 54 57 23 0 36-16 45-32 11-21 20-63 20-65 0-5-6-5-11-5-2 0-7 0-9 2-1 5-2 11-4 16-10 45-23 70-41 70-16 0-16-16-16-25 0-5 0-14 3-29 31-119 62-239 92-359z">
              <text:p/>
            </draw:path>
            <draw:path draw:style-name="gr111" draw:text-style-name="P61" draw:layer="layout" svg:width="0.145cm" svg:height="0.629cm" svg:x="9.838cm" svg:y="10.861cm" svg:viewBox="0 0 146 630" svg:d="M146 623c0-2 0-2-9-13-79-80-101-199-101-296 0-109 25-219 102-296 8-9 8-9 8-11 0-5-2-7-6-7-7 0-63 43-100 124-33 68-40 138-40 190 0 50 7 126 41 198 38 77 92 118 99 118 4 0 6-2 6-7z">
              <text:p/>
            </draw:path>
            <draw:path draw:style-name="gr111" draw:text-style-name="P61" draw:layer="layout" svg:width="0.276cm" svg:height="0.284cm" svg:x="10.039cm" svg:y="11.055cm" svg:viewBox="0 0 277 285" svg:d="M277 45c0-34-16-45-27-45-16 0-32 16-32 31 0 8 3 12 10 19 13 13 22 29 22 51 0 26-38 170-112 170-32 0-46-21-46-54 0-36 16-81 36-134 3-9 7-18 7-31 0-29-20-52-52-52-60 0-83 92-83 97 0 7 5 5 7 7 7 0 7-2 11-12 18-63 45-78 63-78 5 0 16 0 16 20 0 16-5 32-11 45-27 72-36 101-36 129 0 67 56 77 85 77 106 0 142-208 142-240z">
              <text:p/>
            </draw:path>
            <draw:path draw:style-name="gr111" draw:text-style-name="P61" draw:layer="layout" svg:width="0.073cm" svg:height="0.188cm" svg:x="10.404cm" svg:y="11.267cm" svg:viewBox="0 0 74 189" svg:d="M74 66c0-41-16-66-42-66-19 0-32 16-32 34 0 16 13 32 32 32 9 0 17-1 24-7 2-2 1-1 2-2 1 0 1 0 1 9 0 47-21 85-43 105-7 7-7 9-7 10 0 4 4 8 7 8 7 0 58-49 58-123z">
              <text:p/>
            </draw:path>
            <draw:path draw:style-name="gr111" draw:text-style-name="P61" draw:layer="layout" svg:width="0.289cm" svg:height="0.284cm" svg:x="10.656cm" svg:y="11.055cm" svg:viewBox="0 0 290 285" svg:d="M210 41c-12-23-30-41-59-41-74 0-151 93-151 185 0 59 34 100 83 100 12 0 45-1 82-46 6 25 27 46 58 46 22 0 36-14 47-34 11-23 20-61 20-62 0-6-8-6-9-6-6 0-8 2-9 11-11 41-22 77-47 77-18 0-20-16-20-29 0-14 2-18 9-46 7-27 7-33 13-56 7-29 15-59 23-88 5-18 5-20 5-21 0-11-9-18-19-18-15 0-24 14-26 28zM169 203c-4 12-4 12-13 23-28 36-53 45-71 45-31 0-40-34-40-59 0-31 20-108 34-137 20-37 49-61 74-61 41 0 48 52 48 56s0 7-1 11c-11 40-21 81-31 122z">
              <text:p/>
            </draw:path>
            <draw:path draw:style-name="gr111" draw:text-style-name="P61" draw:layer="layout" svg:width="0.146cm" svg:height="0.629cm" svg:x="11cm" svg:y="10.861cm" svg:viewBox="0 0 147 630" svg:d="M147 314c0-48-7-124-41-196-38-77-93-118-99-118-3 0-7 4-7 7 0 2 0 2 13 15 61 61 97 161 97 292 0 108-24 219-101 298-9 9-9 9-9 11 0 4 4 7 7 7 6 0 63-43 101-124 32-68 39-138 39-192z">
              <text:p/>
            </draw:path>
          </draw:g>
        </draw:g>
        <draw:connector draw:style-name="gr177" draw:text-style-name="P8" draw:layer="layout" draw:type="curve" draw:line-skew="0.38cm" svg:x1="16.59cm" svg:y1="6.736cm" svg:x2="15.739cm" svg:y2="6.736cm" draw:start-shape="id54" draw:start-glue-point="11" draw:end-shape="id54" draw:end-glue-point="5" svg:d="M16590 6736c0-484-851-484-851 0" svg:viewBox="0 0 852 364">
          <text:p/>
        </draw:connector>
        <draw:custom-shape draw:style-name="gr181" draw:text-style-name="P8" xml:id="id54" draw:id="id54" draw:layer="layout" svg:width="1.203cm" svg:height="1.203cm" svg:x="15.563cm" svg:y="6.56cm">
          <draw:glue-point draw:id="12" svg:x="-4.997cm" svg:y="-1.107cm"/>
          <draw:glue-point draw:id="13" svg:x="-4.997cm" svg:y="1.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8" draw:text-style-name="P8" draw:layer="layout" draw:type="curve" draw:line-skew="0.27cm" svg:x1="16.59cm" svg:y1="6.736cm" svg:x2="15.739cm" svg:y2="6.736cm" draw:start-shape="id54" draw:start-glue-point="11" draw:end-shape="id54" draw:end-glue-point="5" svg:d="M16590 6736c0-649-851-649-851 0" svg:viewBox="0 0 852 488">
          <text:p/>
        </draw:connector>
        <draw:g>
          <svg:title>TexMaths</svg:title>
          <svg:desc>12§display§\check(v, b)§svg§600§TRUE§</svg:desc>
          <draw:g>
            <draw:path draw:style-name="gr179" draw:text-style-name="P96" draw:layer="layout" svg:width="0.15cm" svg:height="0.189cm" svg:x="16.667cm" svg:y="6.355cm" svg:viewBox="0 0 151 190" svg:d="M137 28c-22 2-22 19-22 20 0 7 5 13 15 13 12 0 21-8 21-25 0-20-18-36-44-36-53 0-107 60-107 121 0 42 25 69 61 69 54 0 90-42 90-48 0-2-3-7-7-7-1 0-2 0-6 5-31 40-68 41-76 41-22 0-33-18-33-43 0-22 12-66 23-87 15-27 36-41 55-41 5 0 24 1 30 18z">
              <text:p/>
            </draw:path>
            <draw:path draw:style-name="gr179" draw:text-style-name="P96" draw:layer="layout" svg:width="0.193cm" svg:height="0.295cm" svg:x="16.846cm" svg:y="6.25cm" svg:viewBox="0 0 194 296" svg:d="M96 11c1-1 1-5 1-6 0-4-2-5-6-5-1 0-5 0-6 1-14 1-28 2-42 3-5 1-9 1-9 9 0 5 3 5 9 5 21 0 22 2 22 7 0 1-1 4-1 6-21 83-42 165-63 248-1 1-1 5-1 6 0 5 4 11 12 11s14-8 16-12c1-6 15-61 18-72 2-10 4-19 7-28 3-15 3-16 12-30 8-13 26-39 55-39 19 0 19 19 19 27 0 27-18 76-24 94-6 13-7 18-7 26 0 18 12 34 32 34 40 0 54-63 54-65 0-4-3-4-7-4-5 0-5 0-7 6-2 12-14 53-38 53-10 0-10-6-10-12 0-11 5-21 7-31 9-23 27-69 27-93 0-35-23-45-45-45-27 0-43 15-55 28 10-41 20-82 30-122z">
              <text:p/>
            </draw:path>
            <draw:path draw:style-name="gr179" draw:text-style-name="P96" draw:layer="layout" svg:width="0.149cm" svg:height="0.189cm" svg:x="17.077cm" svg:y="6.355cm" svg:viewBox="0 0 150 190" svg:d="M53 89c13 0 41-2 61-10 34-13 34-41 34-43 0-19-16-36-44-36-43 0-104 43-104 117 0 37 20 73 61 73 54 0 89-42 89-48 0-2-4-7-7-7-1 0-3 0-5 5-31 40-70 41-77 41-27 0-31-30-31-46 0-17 4-34 7-46 5 0 11 0 16 0zM40 79c18-68 61-69 64-69 18 0 28 10 28 25 0 44-70 44-84 44-3 0-6 0-8 0z">
              <text:p/>
            </draw:path>
            <draw:path draw:style-name="gr179" draw:text-style-name="P96" draw:layer="layout" svg:width="0.15cm" svg:height="0.189cm" svg:x="17.249cm" svg:y="6.355cm" svg:viewBox="0 0 151 190" svg:d="M137 28c-22 2-22 19-22 20 0 7 5 13 15 13 12 0 21-8 21-25 0-20-18-36-45-36-52 0-106 60-106 121 0 42 24 69 61 69 54 0 89-42 89-48 0-2-2-7-6-7-2 0-2 0-6 5-31 40-68 41-76 41-22 0-33-18-33-43 0-22 12-66 23-87 14-27 36-41 55-41 5 0 23 1 30 18z">
              <text:p/>
            </draw:path>
            <draw:path draw:style-name="gr179" draw:text-style-name="P96" draw:layer="layout" svg:width="0.179cm" svg:height="0.295cm" svg:x="17.427cm" svg:y="6.25cm" svg:viewBox="0 0 180 296" svg:d="M96 11c0-1 1-5 1-6 0-4-2-5-6-5-1 0-5 0-7 1-14 1-27 2-41 3-6 1-9 1-9 9 0 5 3 5 9 5 21 0 22 2 22 7 0 1-1 4-1 6-21 83-42 165-63 248-1 1-1 5-1 6 0 5 4 11 12 11 12 0 16-12 16-16 7-28 14-57 21-85 16 2 43 11 43 35 0 3 0 5-1 11-2 7-2 9-2 14 0 30 20 41 36 41 18 0 27-15 32-22 10-17 16-42 16-43 0-4-4-4-7-4-5 0-5 0-8 10-6 20-14 49-32 49-12 0-12-10-12-18 0-9 2-21 4-23 1-9 1-9 1-15 0-29-29-40-55-43 9-6 18-15 30-28 21-25 37-44 58-44 9 0 11 5 12 5-18 3-20 18-20 21 0 5 4 13 14 13s22-7 22-24c0-10-7-25-26-25-23 0-41 18-56 35-24 28-31 35-45 42 14-57 29-114 43-171z">
              <text:p/>
            </draw:path>
            <draw:path draw:style-name="gr179" draw:text-style-name="P96" draw:layer="layout" svg:width="0.096cm" svg:height="0.419cm" svg:x="17.677cm" svg:y="6.226cm" svg:viewBox="0 0 97 420" svg:d="M97 415c0-1 0-1-7-8-53-54-66-133-66-198 0-73 16-146 68-197 5-6 5-6 5-7 0-4-1-5-3-5-5 0-42 29-68 83-21 45-26 92-26 126s5 84 28 132c25 52 61 79 66 79 2 0 3-1 3-5z">
              <text:p/>
            </draw:path>
            <draw:path draw:style-name="gr179" draw:text-style-name="P96" draw:layer="layout" svg:width="0.184cm" svg:height="0.189cm" svg:x="17.811cm" svg:y="6.355cm" svg:viewBox="0 0 185 190" svg:d="M185 30c0-23-11-30-19-30-10 0-21 11-21 20 0 6 3 9 7 14 9 8 15 19 15 33 0 18-27 114-76 114-21 0-31-15-31-36 0-24 12-54 25-90 3-6 5-12 5-20 0-19-13-35-35-35-39 0-55 61-55 65s4 4 5 4c3 0 5-1 7-8 12-42 30-51 42-51 4 0 11 0 11 13 0 11-5 21-7 30-20 48-24 67-24 86 0 44 37 51 56 51 71 0 95-139 95-160z">
              <text:p/>
            </draw:path>
            <draw:path draw:style-name="gr179" draw:text-style-name="P96" draw:layer="layout" svg:width="0.048cm" svg:height="0.125cm" svg:x="18.055cm" svg:y="6.496cm" svg:viewBox="0 0 49 126" svg:d="M49 44c0-27-11-44-27-44-14 0-22 11-22 23 0 11 8 21 22 21 4 0 10-1 15-5 1-1 1 0 1-1 2 0 2 0 2 6 0 31-15 57-29 70-5 4-5 6-5 7 0 2 2 5 5 5 5 0 38-33 38-82z">
              <text:p/>
            </draw:path>
            <draw:path draw:style-name="gr179" draw:text-style-name="P96" draw:layer="layout" svg:width="0.154cm" svg:height="0.295cm" svg:x="18.225cm" svg:y="6.25cm" svg:viewBox="0 0 155 296" svg:d="M80 5c0-1 0-5-4-5-10 0-41 4-52 4-4 1-8 1-8 8 0 6 4 6 10 6 21 0 21 2 21 7 0 3-4 17-6 25-11 46-23 92-34 138-6 20-7 27-7 42 0 39 23 66 54 66 49 0 101-63 101-124 0-38-22-67-55-67-21 0-38 12-51 25 11-41 21-83 31-125zM41 163c3-9 3-10 7-15 20-27 40-33 50-33 16 0 27 12 27 39 0 26-15 73-22 89-14 29-33 43-49 43-14 0-29-11-29-42 0-8 0-15 7-43 3-13 6-25 9-38z">
              <text:p/>
            </draw:path>
            <draw:path draw:style-name="gr179" draw:text-style-name="P96" draw:layer="layout" svg:width="0.097cm" svg:height="0.419cm" svg:x="18.41cm" svg:y="6.226cm" svg:viewBox="0 0 98 420" svg:d="M98 209c0-32-4-82-27-130-25-51-63-79-66-79s-5 2-5 5c0 1 0 1 8 9 41 41 65 108 65 195 0 72-15 146-67 199-6 6-6 6-6 7 0 3 2 5 5 5s42-29 67-82c22-46 26-93 26-129z">
              <text:p/>
            </draw:path>
          </draw:g>
        </draw:g>
        <draw:connector draw:style-name="gr180" draw:text-style-name="P8" draw:layer="layout" draw:type="curve" draw:line-skew="-0.385cm" svg:x1="16.59cm" svg:y1="7.587cm" svg:x2="15.739cm" svg:y2="7.587cm" draw:start-shape="id54" draw:start-glue-point="9" draw:end-shape="id54" draw:end-glue-point="7" svg:d="M16590 7587c0 475-851 475-851 0" svg:viewBox="0 0 852 357">
          <text:p/>
        </draw:connector>
        <draw:g>
          <svg:title>TexMaths</svg:title>
          <svg:desc>18§display§\val(v, b)§svg§600§TRUE§</svg:desc>
          <draw:g>
            <draw:path draw:style-name="gr111" draw:text-style-name="P61" draw:layer="layout" svg:width="0.163cm" svg:height="0.178cm" svg:x="16.63cm" svg:y="7.775cm" svg:viewBox="0 0 164 179" svg:d="M164 26c0-14-5-26-16-26-9 0-20 9-20 18 0 5 3 8 5 10 10 11 11 24 11 32 0 11-19 111-64 111-22 0-27-20-27-33 0-24 13-58 24-86 3-7 5-12 5-20 0-20-14-32-31-32-37 0-51 59-51 61 0 4 5 4 6 4 5 0 5-2 8-6 3-13 13-51 36-51 5 0 9 2 9 12 0 9-3 20-9 36-13 34-20 57-20 75 0 37 25 48 48 48 67 0 86-143 86-153z">
              <text:p/>
            </draw:path>
            <draw:path draw:style-name="gr111" draw:text-style-name="P61" draw:layer="layout" svg:width="0.168cm" svg:height="0.178cm" svg:x="16.824cm" svg:y="7.775cm" svg:viewBox="0 0 169 179" svg:d="M95 152c5 19 20 27 33 27 15 0 24-9 30-21 7-16 11-39 11-40 0-4-2-4-5-4-5 0-5 0-7 10-6 22-14 47-27 47-11 0-11-11-11-17 0-2 0-9 3-20 9-36 18-72 27-108 2-6 2-6 2-8 0-8-7-10-11-10-13 0-16 14-16 15-8-17-21-23-33-23-44 0-91 60-91 118 0 34 18 61 48 61 14 0 32-8 47-27zM117 51c-6 25-12 50-18 75-4 12-29 45-50 45-19 0-23-24-23-35 0-20 13-67 21-84 9-24 28-44 44-44 17 0 27 21 27 37 0 1 0 4-1 6z">
              <text:p/>
            </draw:path>
            <draw:path draw:style-name="gr111" draw:text-style-name="P61" draw:layer="layout" svg:width="0.084cm" svg:height="0.278cm" svg:x="17.022cm" svg:y="7.675cm" svg:viewBox="0 0 85 279" svg:d="M84 9c0-1 1-3 1-4 0-4-3-5-5-5s-6 0-7 0c-14 1-27 2-40 3-5 0-9 2-9 8 0 5 4 5 10 5 18 0 19 3 19 7 0 1 0 4-1 6-16 67-33 133-50 199 0 2-2 10-2 16 0 20 15 35 34 35 15 0 23-10 28-21 7-13 12-39 12-40 0-4-2-4-6-4-2 0-4 0-6 3 0 3-1 6-2 9-7 28-15 45-26 45-10 0-10-11-10-17 0-2 0-8 2-18 19-76 39-151 58-227z">
              <text:p/>
            </draw:path>
            <draw:path draw:style-name="gr111" draw:text-style-name="P61" draw:layer="layout" svg:width="0.091cm" svg:height="0.396cm" svg:x="17.167cm" svg:y="7.652cm" svg:viewBox="0 0 92 397" svg:d="M92 392c0-1 0-1-7-8-49-50-62-124-62-186 0-69 16-138 64-188 5-4 5-4 5-7 0-2-1-3-3-3-5 0-40 27-64 77-20 44-25 88-25 121 0 31 5 80 26 124 24 49 58 75 63 75 2 0 3-1 3-5z">
              <text:p/>
            </draw:path>
            <draw:path draw:style-name="gr111" draw:text-style-name="P61" draw:layer="layout" svg:width="0.174cm" svg:height="0.178cm" svg:x="17.294cm" svg:y="7.775cm" svg:viewBox="0 0 175 179" svg:d="M175 27c0-21-10-27-17-27-10 0-21 10-21 19 0 5 3 7 7 12 8 8 14 18 14 32 0 16-24 108-71 108-20 0-29-15-29-35 0-22 10-51 23-84 2-7 4-12 4-20 0-17-12-32-33-32-37 0-52 58-52 61 0 4 3 4 5 4 4 0 4-2 6-7 12-40 29-50 40-50 4 0 10 0 10 14 0 9-3 20-6 27-18 46-23 64-23 81 0 43 35 49 53 49 67 0 90-131 90-152z">
              <text:p/>
            </draw:path>
            <draw:path draw:style-name="gr111" draw:text-style-name="P61" draw:layer="layout" svg:width="0.046cm" svg:height="0.118cm" svg:x="17.525cm" svg:y="7.907cm" svg:viewBox="0 0 47 119" svg:d="M47 42c0-26-11-42-27-42-12 0-20 10-20 22 0 10 8 21 20 21 6 0 11-2 15-6 1-1 1-1 2-1 0 2 0 0 0 6 0 29-13 53-27 67-4 3-4 4-4 5 0 4 2 5 4 5 5 0 37-31 37-77z">
              <text:p/>
            </draw:path>
            <draw:path draw:style-name="gr111" draw:text-style-name="P61" draw:layer="layout" svg:width="0.147cm" svg:height="0.278cm" svg:x="17.686cm" svg:y="7.675cm" svg:viewBox="0 0 148 279" svg:d="M77 3c-2-1 0-3-5-3-10 0-39 2-49 3-4 0-7 2-7 8 0 5 3 5 9 5 19 0 20 3 20 7 0 3-4 17-5 25-11 43-22 86-33 129-5 20-7 26-7 40 0 38 22 62 51 62 47 0 97-59 97-116 0-36-22-63-54-63-18 0-35 11-46 24 10-40 19-81 29-121zM40 154c2-9 2-10 5-15 20-25 38-31 48-31 15 0 25 12 25 37 0 24-12 69-20 85-13 26-31 41-47 41-14 0-27-11-27-41 0-7 0-15 7-40 3-12 6-24 9-36z">
              <text:p/>
            </draw:path>
            <draw:path draw:style-name="gr111" draw:text-style-name="P61" draw:layer="layout" svg:width="0.091cm" svg:height="0.396cm" svg:x="17.863cm" svg:y="7.652cm" svg:viewBox="0 0 92 397" svg:d="M92 198c0-30-5-79-26-123-24-49-58-75-63-75-2 0-3 1-3 3 0 3 0 3 7 11 40 38 62 102 62 184 0 68-14 138-64 189-5 4-5 4-5 5 0 4 1 5 3 5 5 0 40-27 64-77 20-45 25-89 25-122z">
              <text:p/>
            </draw:path>
          </draw:g>
        </draw:g>
        <draw:connector draw:style-name="gr182" draw:text-style-name="P8" draw:layer="layout" draw:type="curve" svg:x1="11.103cm" svg:y1="9.136cm" svg:x2="15.563cm" svg:y2="7.162cm" draw:start-shape="id53" draw:start-glue-point="10" draw:end-shape="id54" draw:end-glue-point="6" svg:d="M11103 9136c3345 0 1115-1974 4460-1974" svg:viewBox="0 0 4461 1975">
          <text:p/>
        </draw:connector>
        <draw:g>
          <svg:title>TexMaths</svg:title>
          <svg:desc>28§display§\assignG(v, b)§svg§600§TRUE§</svg:desc>
          <draw:g>
            <draw:path draw:style-name="gr125" draw:text-style-name="P70" draw:layer="layout" svg:width="0.175cm" svg:height="0.184cm" svg:x="12.91cm" svg:y="6.979cm" svg:viewBox="0 0 176 185" svg:d="M100 157c3 19 18 28 33 28 16 0 24-10 30-23 8-16 13-39 13-41 0-3-4-3-6-3-6 0-6 0-8 9-6 24-14 49-29 49-10 0-10-11-10-17 0-2 0-9 3-21 10-37 19-74 29-111 1-6 1-6 1-8 0-8-7-11-11-11-14 0-16 14-17 15-7-17-20-23-34-23-46 0-94 62-94 121 0 36 19 64 49 64 15 0 34-9 51-28zM122 53c-7 25-13 51-20 77-4 13-29 46-52 46-18 0-22-24-22-36 0-21 13-69 20-86 11-25 29-46 46-46 18 0 29 22 29 39 0 1-1 3-1 6z">
              <text:p/>
            </draw:path>
            <draw:path draw:style-name="gr125" draw:text-style-name="P70" draw:layer="layout" svg:width="0.141cm" svg:height="0.184cm" svg:x="13.107cm" svg:y="6.979cm" svg:viewBox="0 0 142 185" svg:d="M70 100c19 4 37 9 37 30 0 14-11 46-53 46-10 0-33-2-40-23 21-2 21-19 21-20 0-8-6-13-14-13-9 0-21 7-21 25 0 26 25 40 53 40 62 0 78-50 78-68 0-36-33-43-49-47-12-2-27-6-27-23 0-11 9-39 42-39 11 0 26 5 31 21-13 1-17 12-17 17 0 4 3 11 13 11 7 0 18-4 18-22 0-20-18-35-45-35-48 0-64 39-64 61 0 31 26 36 37 39z">
              <text:p/>
            </draw:path>
            <draw:path draw:style-name="gr125" draw:text-style-name="P70" draw:layer="layout" svg:width="0.14cm" svg:height="0.184cm" svg:x="13.275cm" svg:y="6.979cm" svg:viewBox="0 0 141 185" svg:d="M70 100c18 4 37 9 37 30 0 14-11 46-54 46-9 0-33-2-39-23 21-2 21-19 21-20 0-8-6-13-14-13-9 0-21 7-21 25 0 26 23 40 53 40 62 0 77-50 77-68 0-36-32-43-49-47-12-2-26-6-26-23 0-11 8-39 41-39 12 0 27 5 32 21-14 1-17 12-17 17 0 4 3 11 12 11 7 0 18-4 18-22 0-20-17-35-44-35-48 0-65 39-65 61 0 31 27 36 38 39z">
              <text:p/>
            </draw:path>
            <draw:path draw:style-name="gr125" draw:text-style-name="P70" draw:layer="layout" svg:width="0.101cm" svg:height="0.271cm" svg:x="13.446cm" svg:y="6.892cm" svg:viewBox="0 0 102 272" svg:d="M102 209c0-3-4-3-6-3-6 0-6 1-7 7-4 11-15 51-39 51-3 0-9-1-9-12 0-10 6-24 11-39 8-24 17-47 26-70 4-12 5-16 5-23 0-22-15-32-30-32-39 0-53 60-53 63s4 3 6 3c6 0 6-1 7-6 5-14 15-52 39-52 4 0 9 2 9 11 0 11-5 23-8 30-4 11-8 23-12 35-6 13-11 27-15 39-6 17-7 20-7 28 0 17 9 33 30 33 39 0 53-61 53-63zM100 13c0-9-9-13-15-13-8 0-19 8-19 20 0 9 8 13 14 13 8 0 20-7 20-20z">
              <text:p/>
            </draw:path>
            <draw:path draw:style-name="gr125" draw:text-style-name="P70" draw:layer="layout" svg:width="0.177cm" svg:height="0.263cm" svg:x="13.56cm" svg:y="6.979cm" svg:viewBox="0 0 178 264" svg:d="M117 159c-3 11-5 22-8 34-6 21-8 29-19 43-16 20-34 20-40 20-4 0-17 0-29-5 8-3 13-12 13-19 0-5-4-14-14-14-7 0-20 6-20 23 0 16 15 23 49 23 44 0 75-27 83-57 15-60 30-120 45-180 1-6 1-7 1-8 0-8-7-11-11-11s-14 4-16 15c-6-11-16-23-34-23-47 0-94 61-94 118 0 35 20 63 51 63 21 0 38-17 43-22zM144 53c-6 24-12 49-19 73-3 14-28 46-50 46s-23-32-23-37c0-18 11-66 21-86 10-22 28-41 44-41 25 0 28 35 28 39 0 2-1 4-1 6z">
              <text:p/>
            </draw:path>
            <draw:path draw:style-name="gr125" draw:text-style-name="P70" draw:layer="layout" svg:width="0.206cm" svg:height="0.184cm" svg:x="13.761cm" svg:y="6.979cm" svg:viewBox="0 0 207 185" svg:d="M61 109c1-9 5-18 6-27 6-20 6-21 13-33 5-9 24-41 55-41 18 0 18 19 18 28 0 25-17 74-23 90-6 14-7 18-7 26 0 19 12 33 32 33 38 0 52-61 52-64s-3-3-7-3-4 1-7 7c-2 10-14 51-37 51-10 0-10-7-10-12 0-10 5-20 7-31 9-21 26-68 26-91 0-34-22-42-43-42-33 0-53 25-59 32-2-20-16-32-34-32-15 0-23 9-30 21-7 16-13 41-13 42 0 4 5 4 6 4 6 0 6 0 8-10 7-28 15-49 28-49 11 0 11 13 11 17 0 7-1 15-3 21-10 40-21 81-31 122 0 3-1 5-1 6 0 5 3 11 11 11 5 0 12-3 15-11 6-22 11-44 17-65z">
              <text:p/>
            </draw:path>
            <draw:path draw:style-name="gr125" draw:text-style-name="P70" draw:layer="layout" svg:width="0.095cm" svg:height="0.408cm" svg:x="14.031cm" svg:y="6.853cm" svg:viewBox="0 0 96 409" svg:d="M96 404c0-1 0-1-7-8-52-51-66-129-66-192 0-71 17-142 67-193 6-5 6-5 6-7 0-3-2-4-5-4s-41 28-65 79c-21 46-26 92-26 125 0 32 5 82 27 128 25 50 61 77 64 77s5-1 5-5z">
              <text:p/>
            </draw:path>
            <draw:path draw:style-name="gr125" draw:text-style-name="P70" draw:layer="layout" svg:width="0.179cm" svg:height="0.184cm" svg:x="14.162cm" svg:y="6.979cm" svg:viewBox="0 0 180 185" svg:d="M180 28c0-22-10-28-17-28-11 0-20 11-20 20 0 5 1 7 6 12 9 8 14 18 14 33 0 17-25 111-73 111-21 0-30-15-30-36 0-22 10-52 23-86 2-7 5-13 5-21 0-18-13-33-34-33-39 0-54 60-54 63 0 4 3 2 5 4 4 0 4-2 7-7 11-41 29-52 41-52 3 0 10 0 10 14 0 10-3 21-7 28-17 48-23 67-23 84 0 45 36 51 55 51 69 0 92-136 92-157z">
              <text:p/>
            </draw:path>
            <draw:path draw:style-name="gr125" draw:text-style-name="P70" draw:layer="layout" svg:width="0.047cm" svg:height="0.122cm" svg:x="14.399cm" svg:y="7.116cm" svg:viewBox="0 0 48 123" svg:d="M48 43c0-27-11-43-26-43-14 0-22 11-22 22s8 22 22 22c5 0 10-2 14-5 1-2 1-2 3-2 0 2 0 0 0 6 0 31-14 55-28 69-4 4-4 5-4 6 0 3 1 5 4 5 4 0 37-32 37-80z">
              <text:p/>
            </draw:path>
            <draw:path draw:style-name="gr125" draw:text-style-name="P70" draw:layer="layout" svg:width="0.151cm" svg:height="0.286cm" svg:x="14.566cm" svg:y="6.876cm" svg:viewBox="0 0 152 287" svg:d="M80 4c-2-2 0-4-6-4-10 0-40 2-51 4-2 0-7 1-7 8 0 4 4 4 10 4 20 0 21 4 21 7 0 4-5 18-6 26-11 44-23 89-34 133-5 21-7 27-7 41 0 40 22 64 53 64 48 0 99-60 99-119 0-37-22-65-55-65-19 0-36 11-48 24 10-41 20-82 31-123zM41 159c2-9 2-11 6-15 20-26 38-33 49-33 15 0 26 13 26 39 0 24-13 71-21 87-13 27-32 42-48 42-14 0-28-12-28-42 0-7 0-15 7-41 3-12 6-25 9-37z">
              <text:p/>
            </draw:path>
            <draw:path draw:style-name="gr125" draw:text-style-name="P70" draw:layer="layout" svg:width="0.094cm" svg:height="0.408cm" svg:x="14.747cm" svg:y="6.853cm" svg:viewBox="0 0 95 409" svg:d="M95 204c0-31-5-81-27-127-25-50-60-77-64-77-3 0-4 1-4 4 0 2 0 2 7 10 41 40 64 105 64 190 0 71-15 142-66 194-5 5-5 5-5 6 0 4 1 5 4 5 4 0 40-28 65-80 21-45 26-91 26-125z">
              <text:p/>
            </draw:path>
          </draw:g>
        </draw:g>
        <draw:connector draw:style-name="gr183" draw:text-style-name="P8" draw:layer="layout" draw:type="curve" svg:x1="16.766cm" svg:y1="7.162cm" svg:x2="17.798cm" svg:y2="7.045cm" draw:start-shape="id54" draw:start-glue-point="10" svg:d="M16766 7162c1168 0 653-117 1032-117" svg:viewBox="0 0 1033 118">
          <text:p/>
        </draw:connector>
        <draw:connector draw:style-name="gr184" draw:text-style-name="P8" draw:layer="layout" draw:type="curve" svg:x1="16.766cm" svg:y1="7.162cm" svg:x2="17.79cm" svg:y2="7.271cm" draw:start-shape="id54" draw:start-glue-point="10" svg:d="M16766 7162c1162 0 651 109 1024 109" svg:viewBox="0 0 1025 110">
          <text:p/>
        </draw:connector>
        <draw:connector draw:style-name="gr177" draw:text-style-name="P8" draw:layer="layout" draw:type="curve" draw:line-skew="0.428cm" svg:x1="16.59cm" svg:y1="8.921cm" svg:x2="15.739cm" svg:y2="8.921cm" draw:start-shape="id55" draw:start-glue-point="11" draw:end-shape="id55" draw:end-glue-point="5" svg:d="M16590 8921c0-411-851-411-851 0" svg:viewBox="0 0 852 309">
          <text:p/>
        </draw:connector>
        <draw:custom-shape draw:style-name="gr185" draw:text-style-name="P8" xml:id="id55" draw:id="id55" draw:layer="layout" svg:width="1.203cm" svg:height="1.204cm" svg:x="15.563cm" svg:y="8.745cm">
          <draw:glue-point draw:id="12" svg:x="-4.997cm" svg:y="-1.107cm"/>
          <draw:glue-point draw:id="13" svg:x="-4.997cm" svg:y="1.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8" draw:text-style-name="P8" draw:layer="layout" draw:type="curve" draw:line-skew="0.346cm" svg:x1="16.59cm" svg:y1="8.921cm" svg:x2="15.739cm" svg:y2="8.921cm" draw:start-shape="id55" draw:start-glue-point="11" draw:end-shape="id55" draw:end-glue-point="5" svg:d="M16590 8921c0-534-851-534-851 0" svg:viewBox="0 0 852 401">
          <text:p/>
        </draw:connector>
        <draw:g>
          <svg:title>TexMaths</svg:title>
          <svg:desc>12§display§\check(v, c)§svg§600§TRUE§</svg:desc>
          <draw:g>
            <draw:path draw:style-name="gr179" draw:text-style-name="P96" draw:layer="layout" svg:width="0.15cm" svg:height="0.189cm" svg:x="16.667cm" svg:y="8.541cm" svg:viewBox="0 0 151 190" svg:d="M137 28c-22 2-22 19-22 20 0 7 5 13 15 13 12 0 21-8 21-25 0-20-18-36-44-36-53 0-107 60-107 121 0 42 25 69 61 69 54 0 90-42 90-48 0-2-3-7-7-7-1 0-2 0-6 5-31 40-68 41-76 41-22 0-33-18-33-43 0-22 12-66 23-87 15-27 36-41 55-41 5 0 24 1 30 18z">
              <text:p/>
            </draw:path>
            <draw:path draw:style-name="gr179" draw:text-style-name="P96" draw:layer="layout" svg:width="0.193cm" svg:height="0.295cm" svg:x="16.846cm" svg:y="8.436cm" svg:viewBox="0 0 194 296" svg:d="M96 11c1-1 1-5 1-6 0-4-2-5-6-5-1 0-5 0-6 1-14 1-28 2-42 3-5 1-9 1-9 9 0 5 3 5 9 5 21 0 22 2 22 7 0 1-1 4-1 6-21 83-42 165-63 248-1 1-1 5-1 6 0 5 4 11 12 11s14-8 16-12c1-6 15-61 18-72 2-10 4-19 7-28 3-15 3-16 11-30 9-13 27-39 56-39 19 0 19 19 19 27 0 27-18 76-24 94-6 13-7 18-7 26 0 18 12 34 32 34 40 0 54-63 54-65 0-4-3-4-7-4-5 0-5 0-7 6-3 12-15 53-38 53-10 0-10-6-10-12 0-11 5-21 7-31 9-23 26-69 26-93 0-35-23-45-44-45-27 0-43 15-55 28 10-41 20-82 30-122z">
              <text:p/>
            </draw:path>
            <draw:path draw:style-name="gr179" draw:text-style-name="P96" draw:layer="layout" svg:width="0.149cm" svg:height="0.189cm" svg:x="17.077cm" svg:y="8.541cm" svg:viewBox="0 0 150 190" svg:d="M53 89c13 0 41-2 61-10 34-13 34-41 34-43 0-19-16-36-44-36-43 0-104 43-104 117 0 37 20 73 61 73 53 0 89-42 89-48 0-2-4-7-7-7-1 0-3 0-6 5-31 40-69 41-76 41-27 0-31-30-31-46 0-17 4-34 7-46 5 0 11 0 16 0zM40 79c18-68 61-69 64-69 17 0 28 10 28 25 0 44-70 44-84 44-3 0-6 0-8 0z">
              <text:p/>
            </draw:path>
            <draw:path draw:style-name="gr179" draw:text-style-name="P96" draw:layer="layout" svg:width="0.15cm" svg:height="0.189cm" svg:x="17.249cm" svg:y="8.541cm" svg:viewBox="0 0 151 190" svg:d="M137 28c-22 2-22 19-22 20 0 7 5 13 15 13 12 0 21-8 21-25 0-20-18-36-45-36-52 0-106 60-106 121 0 42 24 69 61 69 54 0 89-42 89-48 0-2-4-7-6-7s-2 0-6 5c-31 40-68 41-76 41-22 0-33-18-33-43 0-22 12-66 23-87 14-27 36-41 55-41 5 0 23 1 30 18z">
              <text:p/>
            </draw:path>
            <draw:path draw:style-name="gr179" draw:text-style-name="P96" draw:layer="layout" svg:width="0.179cm" svg:height="0.295cm" svg:x="17.427cm" svg:y="8.436cm" svg:viewBox="0 0 180 296" svg:d="M96 11c0-1 1-5 1-6 0-4-2-5-6-5-1 0-6 0-7 1-14 1-27 2-41 3-6 1-9 1-9 9 0 5 3 5 9 5 21 0 22 2 22 7 0 1-2 4-3 6-20 83-41 165-62 248 0 1 0 5 0 6 0 5 4 11 12 11 12 0 16-12 16-16 7-28 14-57 21-85 16 2 43 11 43 35 0 3 0 5-1 11-2 7-2 9-2 14 0 30 20 41 36 41 18 0 27-15 32-22 8-17 14-42 14-43 0-4-2-4-6-4s-4 0-8 10c-5 20-13 49-31 49-12 0-12-10-12-18 0-9 2-21 2-23 3-9 3-9 3-15 0-29-29-40-57-43 11-6 20-15 30-28 23-25 39-44 60-44 9 0 8 3 11 5-17 3-19 18-19 21 0 5 4 13 14 13s22-7 22-24c0-10-9-25-26-25-23 0-41 18-56 35-24 28-31 35-45 42 14-57 29-114 43-171z">
              <text:p/>
            </draw:path>
            <draw:path draw:style-name="gr179" draw:text-style-name="P96" draw:layer="layout" svg:width="0.096cm" svg:height="0.419cm" svg:x="17.677cm" svg:y="8.412cm" svg:viewBox="0 0 97 420" svg:d="M97 415c0-1 0-1-7-8-53-54-66-133-66-198 0-73 16-146 67-197 6-6 6-6 6-7 0-4-1-5-3-5-5 0-44 29-68 83-21 45-26 92-26 126s4 84 28 132c25 52 61 79 66 79 2 0 3-1 3-5z">
              <text:p/>
            </draw:path>
            <draw:path draw:style-name="gr179" draw:text-style-name="P96" draw:layer="layout" svg:width="0.184cm" svg:height="0.189cm" svg:x="17.811cm" svg:y="8.541cm" svg:viewBox="0 0 185 190" svg:d="M185 30c0-23-11-30-20-30-10 0-20 11-20 20 0 6 3 9 7 14 9 8 15 19 15 33 0 18-27 114-76 114-21 0-31-15-31-36 0-24 12-54 24-90 4-6 6-12 6-20 0-19-14-35-35-35-39 0-55 61-55 65s4 4 5 4c3 0 5-1 6-8 13-42 31-51 43-51 4 0 11 0 11 13 0 11-5 21-7 30-20 48-24 67-24 86 0 44 37 51 56 51 71 0 95-139 95-160z">
              <text:p/>
            </draw:path>
            <draw:path draw:style-name="gr179" draw:text-style-name="P96" draw:layer="layout" svg:width="0.049cm" svg:height="0.125cm" svg:x="18.053cm" svg:y="8.682cm" svg:viewBox="0 0 50 126" svg:d="M50 44c0-27-10-44-27-44-15 0-23 11-23 23 0 11 8 21 23 21 5 0 11-1 14-5 1-1 2 0 3-1 0 2 1 0 1 6 0 31-16 57-29 70-5 4-5 6-5 7 0 2 3 5 5 5 4 0 38-33 38-82z">
              <text:p/>
            </draw:path>
            <draw:path draw:style-name="gr179" draw:text-style-name="P96" draw:layer="layout" svg:width="0.162cm" svg:height="0.189cm" svg:x="18.222cm" svg:y="8.541cm" svg:viewBox="0 0 163 190" svg:d="M149 26c-6 0-12 0-18 6-7 6-7 13-7 17 0 10 7 14 15 14 12 0 23-10 23-27 0-20-19-36-49-36-58 0-113 60-113 120 0 37 24 70 68 70 60 0 95-44 95-49 0-2-2-6-5-6-2 0-2 1-4 5-34 41-80 41-86 41-26 0-37-21-37-46 0-17 9-57 23-84 13-23 36-41 59-41 14 0 30 4 36 16z">
              <text:p/>
            </draw:path>
            <draw:path draw:style-name="gr179" draw:text-style-name="P96" draw:layer="layout" svg:width="0.097cm" svg:height="0.419cm" svg:x="18.411cm" svg:y="8.412cm" svg:viewBox="0 0 98 420" svg:d="M98 209c0-32-4-82-27-130-25-51-63-79-66-79s-5 2-5 5c0 1 0 1 8 9 41 41 65 108 65 195 0 72-15 146-67 199-6 6-6 6-6 7 0 3 2 5 5 5s42-29 67-82c22-46 26-93 26-129z">
              <text:p/>
            </draw:path>
          </draw:g>
        </draw:g>
        <draw:connector draw:style-name="gr180" draw:text-style-name="P8" draw:layer="layout" draw:type="curve" draw:line-skew="-0.332cm" svg:x1="16.59cm" svg:y1="9.773cm" svg:x2="15.739cm" svg:y2="9.773cm" draw:start-shape="id55" draw:start-glue-point="9" draw:end-shape="id55" draw:end-glue-point="7" svg:d="M16590 9773c0 556-851 556-851 0" svg:viewBox="0 0 852 418">
          <text:p/>
        </draw:connector>
        <draw:g>
          <svg:title>TexMaths</svg:title>
          <svg:desc>18§display§\val(v, c)§svg§600§TRUE§</svg:desc>
          <draw:g>
            <draw:path draw:style-name="gr111" draw:text-style-name="P61" draw:layer="layout" svg:width="0.163cm" svg:height="0.179cm" svg:x="16.63cm" svg:y="10.06cm" svg:viewBox="0 0 164 180" svg:d="M164 26c0-14-5-26-16-26-9 0-20 9-20 18 0 6 3 8 6 11 9 11 10 23 10 31 0 11-18 111-64 111-22 0-27-19-27-33 0-22 14-57 24-86 3-6 5-12 5-19 0-21-14-33-31-33-36 0-51 59-51 61 0 5 5 5 7 5 4 0 5-1 7-7 3-13 13-50 37-50 4 0 8 1 8 11 0 9-3 21-9 37-13 33-20 56-20 76 0 36 25 47 48 47 67 0 86-144 86-154z">
              <text:p/>
            </draw:path>
            <draw:path draw:style-name="gr111" draw:text-style-name="P61" draw:layer="layout" svg:width="0.169cm" svg:height="0.179cm" svg:x="16.825cm" svg:y="10.06cm" svg:viewBox="0 0 170 180" svg:d="M95 152c5 20 20 28 33 28 15 0 24-10 30-22 7-15 12-38 12-39 0-3-3-3-6-3-5 0-5 0-7 9-6 21-14 46-27 46-11 0-11-10-11-16 0-3 0-9 3-20 9-36 18-72 27-108 2-5 2-7 2-9 0-8-7-10-11-10-13 0-16 14-16 16-8-17-21-24-33-24-44 0-91 60-91 119 0 33 18 61 48 61 14 0 32-8 47-28zM117 51c-6 25-12 51-18 76-4 12-29 44-50 44-19 0-23-22-23-35 0-19 13-66 21-83 9-25 28-44 44-44 17 0 27 20 27 37 0 2 0 3-1 5z">
              <text:p/>
            </draw:path>
            <draw:path draw:style-name="gr111" draw:text-style-name="P61" draw:layer="layout" svg:width="0.084cm" svg:height="0.279cm" svg:x="17.022cm" svg:y="9.961cm" svg:viewBox="0 0 85 280" svg:d="M83 10c1-1 2-4 2-5 0-4-3-5-5-5s-6 0-7 1c-14 1-27 2-40 2-5 2-9 2-9 9 0 5 4 5 10 5 18 0 19 2 19 7 0 1 0 4-1 5-16 67-33 134-50 200 0 1-2 9-2 15 0 21 15 36 34 36 15 0 23-10 28-20 7-14 12-40 12-41 0-4-2-4-6-4-2 0-4 0-6 2 0 3-1 6-2 10-7 28-15 44-26 44-10 0-10-10-10-16 0-3 0-9 2-18 19-76 38-151 57-227z">
              <text:p/>
            </draw:path>
            <draw:path draw:style-name="gr111" draw:text-style-name="P61" draw:layer="layout" svg:width="0.091cm" svg:height="0.397cm" svg:x="17.168cm" svg:y="9.938cm" svg:viewBox="0 0 92 398" svg:d="M92 394c0-2 0-2-7-8-50-51-62-126-62-188 0-69 16-138 64-187 5-5 5-5 5-6 0-4-1-5-3-5-5 0-40 27-64 78-20 43-25 88-25 120s5 80 26 125c24 49 58 75 63 75 2 0 3-1 3-4z">
              <text:p/>
            </draw:path>
            <draw:path draw:style-name="gr111" draw:text-style-name="P61" draw:layer="layout" svg:width="0.174cm" svg:height="0.179cm" svg:x="17.295cm" svg:y="10.06cm" svg:viewBox="0 0 175 180" svg:d="M175 28c0-21-10-28-18-28-9 0-20 10-20 19 0 6 3 8 7 13 8 8 14 18 14 32 0 17-25 107-72 107-20 0-29-13-29-34 0-22 11-51 24-85 2-6 4-11 4-19 0-18-12-33-33-33-37 0-52 58-52 61 0 5 3 5 5 5 4 0 4-1 6-8 12-40 29-49 40-49 4 0 10 0 10 13 0 10-4 20-6 28-19 45-23 63-23 82 0 42 35 48 53 48 67 0 90-131 90-152z">
              <text:p/>
            </draw:path>
            <draw:path draw:style-name="gr111" draw:text-style-name="P61" draw:layer="layout" svg:width="0.046cm" svg:height="0.118cm" svg:x="17.526cm" svg:y="10.194cm" svg:viewBox="0 0 47 119" svg:d="M47 42c0-26-11-42-27-42-12 0-20 10-20 22 0 10 8 20 20 20 5 0 11-1 14-5 2-1 2 0 2-1 1 0 1 0 1 6 0 29-13 53-27 66-4 4-4 5-4 7s2 4 4 4c5 0 37-31 37-77z">
              <text:p/>
            </draw:path>
            <draw:path draw:style-name="gr111" draw:text-style-name="P61" draw:layer="layout" svg:width="0.154cm" svg:height="0.179cm" svg:x="17.685cm" svg:y="10.06cm" svg:viewBox="0 0 155 180" svg:d="M141 25c-6 0-11 0-17 6-7 5-7 12-7 15 0 10 7 14 15 14 11 0 21-10 21-26 0-19-18-34-46-34-55 0-107 57-107 113 0 36 23 67 65 67 57 0 90-42 90-46 0-2-3-6-5-6s-2 1-5 5c-31 38-75 38-80 38-25 0-35-19-35-43 0-16 7-54 21-79 13-23 34-40 56-40 13 0 29 5 34 16z">
              <text:p/>
            </draw:path>
            <draw:path draw:style-name="gr111" draw:text-style-name="P61" draw:layer="layout" svg:width="0.092cm" svg:height="0.397cm" svg:x="17.863cm" svg:y="9.938cm" svg:viewBox="0 0 93 398" svg:d="M93 198c0-30-4-78-26-123-24-49-59-75-62-75s-5 2-5 5c0 1 0 1 8 9 39 38 61 102 61 184 0 69-14 139-63 189-6 5-6 5-6 7s2 4 5 4 39-27 63-78c21-43 25-88 25-122z">
              <text:p/>
            </draw:path>
          </draw:g>
        </draw:g>
        <draw:connector draw:style-name="gr183" draw:text-style-name="P8" draw:layer="layout" draw:type="curve" svg:x1="16.766cm" svg:y1="9.347cm" svg:x2="17.798cm" svg:y2="9.231cm" draw:start-shape="id55" draw:start-glue-point="10" svg:d="M16766 9347c1168 0 653-116 1032-116" svg:viewBox="0 0 1033 117">
          <text:p/>
        </draw:connector>
        <draw:connector draw:style-name="gr184" draw:text-style-name="P8" draw:layer="layout" draw:type="curve" svg:x1="16.766cm" svg:y1="9.347cm" svg:x2="17.79cm" svg:y2="9.456cm" draw:start-shape="id55" draw:start-glue-point="10" svg:d="M16766 9347c1162 0 651 109 1024 109" svg:viewBox="0 0 1025 110">
          <text:p/>
        </draw:connector>
        <draw:frame draw:style-name="gr186" draw:text-style-name="P88" xml:id="id56" draw:id="id56" draw:layer="layout" svg:width="1.213cm" svg:height="1.195cm" svg:x="15.553cm" svg:y="10.395cm">
          <draw:text-box>
            <text:p><text:span text:style-name="T30">...</text:span></text:p>
          </draw:text-box>
        </draw:frame>
        <draw:connector draw:style-name="gr187" draw:text-style-name="P8" draw:layer="layout" draw:type="curve" svg:x1="11.103cm" svg:y1="9.136cm" svg:x2="15.563cm" svg:y2="9.347cm" draw:start-shape="id53" draw:start-glue-point="10" draw:end-shape="id55" draw:end-glue-point="6" svg:d="M11103 9136c3345 0 1115 211 4460 211" svg:viewBox="0 0 4461 212">
          <text:p/>
        </draw:connector>
        <draw:connector draw:style-name="gr188" draw:text-style-name="P8" draw:layer="layout" draw:type="curve" svg:x1="11.103cm" svg:y1="9.136cm" svg:x2="15.553cm" svg:y2="10.992cm" draw:start-shape="id53" draw:start-glue-point="10" draw:end-shape="id56" draw:end-glue-point="3" svg:d="M11103 9136c3357 0 1132 1856 4450 1856" svg:viewBox="0 0 4451 1857">
          <text:p/>
        </draw:connector>
        <draw:frame draw:style-name="gr189" draw:text-style-name="P84" draw:layer="layout" svg:width="1.213cm" svg:height="1.195cm" svg:x="12.837cm" svg:y="10.195cm">
          <draw:text-box>
            <text:p text:style-name="P83"><text:span text:style-name="T30">...</text:span></text:p>
          </draw:text-box>
        </draw:frame>
        <draw:g>
          <svg:title>TexMaths</svg:title>
          <svg:desc>28§display§\assignG(v, c)§svg§600§TRUE§</svg:desc>
          <draw:g>
            <draw:path draw:style-name="gr125" draw:text-style-name="P70" draw:layer="layout" svg:width="0.174cm" svg:height="0.183cm" svg:x="12.997cm" svg:y="8.954cm" svg:viewBox="0 0 175 184" svg:d="M99 156c4 20 19 28 34 28 16 0 24-9 30-22 8-16 12-40 12-41 0-3-3-3-5-3-6 0-6 0-9 9-5 23-14 49-28 49-10 0-10-12-10-17 0-3 0-10 3-21 10-37 19-74 28-111 2-6 2-6 2-8 0-9-7-11-11-11-14 0-16 14-16 15-9-17-21-23-35-23-46 0-94 62-94 121 0 35 19 63 49 63 15 0 34-8 50-28zM122 52c-7 26-14 52-20 77-4 13-29 47-52 47-18 0-22-24-22-36 0-21 13-69 20-86 10-25 29-46 46-46 18 0 29 22 29 39 0 1-1 3-1 5z">
              <text:p/>
            </draw:path>
            <draw:path draw:style-name="gr125" draw:text-style-name="P70" draw:layer="layout" svg:width="0.141cm" svg:height="0.183cm" svg:x="13.193cm" svg:y="8.954cm" svg:viewBox="0 0 142 184" svg:d="M70 100c19 4 38 8 38 29 0 14-12 47-54 47-10 0-33-2-40-23 21-3 21-19 21-20 0-8-5-13-14-13s-21 7-21 25c0 25 25 39 54 39 61 0 77-49 77-67 0-37-33-44-49-47-12-2-27-6-27-23 0-11 9-39 42-39 11 0 26 5 30 21-12 1-16 12-16 16 0 5 2 12 13 12 7 0 18-5 18-22 0-20-18-35-45-35-48 0-64 38-64 61 0 31 27 36 37 39z">
              <text:p/>
            </draw:path>
            <draw:path draw:style-name="gr125" draw:text-style-name="P70" draw:layer="layout" svg:width="0.139cm" svg:height="0.183cm" svg:x="13.362cm" svg:y="8.954cm" svg:viewBox="0 0 140 184" svg:d="M70 100c18 4 36 8 36 29 0 14-10 47-52 47-10 0-34-2-40-23 21-3 21-19 21-20 0-8-6-13-14-13-9 0-21 7-21 25 0 25 23 39 53 39 62 0 77-49 77-67 0-37-32-44-49-47-11-2-26-6-26-23 0-11 8-39 41-39 12 0 27 5 31 21-12 1-16 12-16 16 0 5 2 12 12 12 7 0 17-5 17-22 0-20-16-35-43-35-48 0-65 38-65 61 0 31 26 36 38 39z">
              <text:p/>
            </draw:path>
            <draw:path draw:style-name="gr125" draw:text-style-name="P70" draw:layer="layout" svg:width="0.101cm" svg:height="0.271cm" svg:x="13.533cm" svg:y="8.866cm" svg:viewBox="0 0 102 272" svg:d="M102 209c0-4-4-4-6-4-6 0-6 1-7 7-4 12-14 52-39 52-3 0-8-2-8-12 0-11 5-25 11-40 8-23 17-46 25-70 5-11 5-15 5-22 0-22-15-33-30-33-39 0-53 61-53 63 0 4 5 4 6 4 6 0 6-1 8-6 4-14 14-52 37-52 5 0 10 2 10 11 0 11-5 22-7 29-4 12-9 24-13 35-5 13-11 27-15 40-6 16-7 20-7 28 0 16 9 33 31 33 39 0 52-61 52-63zM99 13c0-10-8-13-14-13-8 0-18 8-18 20 0 9 8 13 14 13 8 0 18-7 18-20z">
              <text:p/>
            </draw:path>
            <draw:path draw:style-name="gr125" draw:text-style-name="P70" draw:layer="layout" svg:width="0.178cm" svg:height="0.263cm" svg:x="13.646cm" svg:y="8.954cm" svg:viewBox="0 0 179 264" svg:d="M117 159c-3 11-5 22-8 33-5 21-7 30-19 44-16 19-33 19-40 19-4 0-17 0-28-4 8-4 13-12 13-19 0-6-3-14-15-14-7 0-20 6-20 22 0 17 15 24 50 24 44 0 74-27 82-58 15-59 30-119 45-179 2-6 2-7 2-8 0-9-7-11-12-11-4 0-14 4-15 15-6-11-17-23-35-23-46 0-94 61-94 118 0 35 20 63 51 63 21 0 38-18 43-22zM144 52c-6 25-13 49-19 74-2 14-28 45-50 45s-24-31-24-36c0-18 13-66 22-86 10-22 28-41 44-41 25 0 28 35 28 39 0 2-1 4-1 5z">
              <text:p/>
            </draw:path>
            <draw:path draw:style-name="gr125" draw:text-style-name="P70" draw:layer="layout" svg:width="0.206cm" svg:height="0.183cm" svg:x="13.847cm" svg:y="8.954cm" svg:viewBox="0 0 207 184" svg:d="M61 108c2-8 4-17 7-26 5-20 5-21 12-33 5-9 24-41 56-41 17 0 18 19 18 28 0 25-18 74-24 90-5 14-6 17-6 26 0 18 12 32 32 32 37 0 51-60 51-63s-3-3-6-3c-6 0-6 1-7 7-3 10-14 51-38 51-9 0-10-7-10-13 0-9 5-20 8-30 9-21 25-68 25-91 0-34-22-42-42-42-34 0-54 24-60 31-2-19-16-31-34-31-15 0-23 9-29 21-8 16-14 41-14 42 0 3 5 3 7 3 5 0 6 0 7-9 8-28 15-49 28-49 11 0 11 13 11 16 0 7-2 16-3 21-10 41-20 82-30 123-1 2-1 5-1 6 0 4 2 10 10 10 6 0 13-2 15-10 6-22 11-44 17-66z">
              <text:p/>
            </draw:path>
            <draw:path draw:style-name="gr125" draw:text-style-name="P70" draw:layer="layout" svg:width="0.094cm" svg:height="0.407cm" svg:x="14.117cm" svg:y="8.828cm" svg:viewBox="0 0 95 408" svg:d="M95 404c0-2 0-2-7-9-52-51-65-128-65-191 0-71 16-142 66-194 6-4 6-4 6-7 0-2-1-3-4-3-4 0-42 28-65 79-21 46-26 91-26 125 0 32 4 82 27 127 24 50 60 77 64 77 3 0 4-1 4-4z">
              <text:p/>
            </draw:path>
            <draw:path draw:style-name="gr125" draw:text-style-name="P70" draw:layer="layout" svg:width="0.179cm" svg:height="0.183cm" svg:x="14.248cm" svg:y="8.954cm" svg:viewBox="0 0 180 184" svg:d="M180 28c0-22-10-28-19-28s-19 10-19 20c0 4 2 7 7 11 8 9 14 19 14 34 0 17-26 111-74 111-21 0-31-15-31-36 0-22 12-53 25-86 2-7 5-13 5-21 0-18-14-33-34-33-39 0-54 59-54 63 0 3 4 3 5 3 3 0 4-1 6-7 12-40 30-51 42-51 3 0 10 0 10 14 0 9-5 21-7 28-19 48-23 67-23 84 0 44 36 50 55 50 69 0 92-135 92-156z">
              <text:p/>
            </draw:path>
            <draw:path draw:style-name="gr125" draw:text-style-name="P70" draw:layer="layout" svg:width="0.048cm" svg:height="0.121cm" svg:x="14.485cm" svg:y="9.09cm" svg:viewBox="0 0 49 122" svg:d="M49 43c0-27-10-43-27-43-13 0-22 10-22 22 0 11 9 22 22 22 5 0 11-2 14-6 1-1 2 0 3-1 1 0 1 0 1 6 0 30-14 55-28 69-5 4-5 5-5 6 0 3 2 4 5 4s37-31 37-79z">
              <text:p/>
            </draw:path>
            <draw:path draw:style-name="gr125" draw:text-style-name="P70" draw:layer="layout" svg:width="0.158cm" svg:height="0.183cm" svg:x="14.65cm" svg:y="8.954cm" svg:viewBox="0 0 159 184" svg:d="M146 24c-7 0-13 0-19 6-7 7-7 14-7 17 0 9 7 14 16 14 11 0 22-10 22-26 0-20-19-35-48-35-55 0-110 58-110 115 0 38 23 69 67 69 58 0 92-43 92-48 0-2-2-5-5-5-1 0-2 1-4 4-33 41-77 41-83 41-26 0-37-21-37-45 0-17 9-56 23-82 12-22 35-41 57-41 14 0 30 6 36 16z">
              <text:p/>
            </draw:path>
            <draw:path draw:style-name="gr125" draw:text-style-name="P70" draw:layer="layout" svg:width="0.095cm" svg:height="0.407cm" svg:x="14.833cm" svg:y="8.828cm" svg:viewBox="0 0 96 408" svg:d="M96 204c0-31-5-82-27-127-25-50-60-77-64-77-3 0-5 1-5 3 0 3 0 3 8 11 41 40 65 105 65 190 0 70-16 141-67 194-6 4-6 4-6 6 0 3 2 4 5 4 4 0 41-28 65-79 21-46 26-91 26-125z">
              <text:p/>
            </draw:path>
          </draw:g>
        </draw:g>
        <draw:frame draw:style-name="gr186" draw:text-style-name="P88" draw:layer="layout" svg:width="1.213cm" svg:height="1.195cm" svg:x="17.757cm" svg:y="6.385cm">
          <draw:text-box>
            <text:p><text:span text:style-name="T30">...</text:span></text:p>
          </draw:text-box>
        </draw:frame>
        <draw:frame draw:style-name="gr189" draw:text-style-name="P88" draw:layer="layout" svg:width="1.213cm" svg:height="1.195cm" svg:x="17.716cm" svg:y="8.607cm">
          <draw:text-box>
            <text:p><text:span text:style-name="T30">...</text:span></text:p>
          </draw:text-box>
        </draw:frame>
        <draw:caption draw:style-name="gr190" draw:text-style-name="P37" draw:layer="layout" svg:width="4.457cm" svg:height="2.334cm" svg:x="1.781cm" svg:y="5.692cm" draw:caption-point-x="6.974cm" draw:caption-point-y="1.628cm">
          <text:p text:style-name="P7">self-loops<text:line-break/>to simulate<text:line-break/>variable lookup</text:p>
        </draw:caption>
        <draw:caption draw:style-name="gr191" draw:text-style-name="P37" draw:layer="layout" svg:width="6.362cm" svg:height="1.623cm" svg:x="1.08cm" svg:y="10.971cm" draw:caption-point-x="7.675cm" draw:caption-point-y="0.317cm">
          <text:p text:style-name="P7">encode stored<text:line-break/>value for logic queries</text:p>
        </draw:caption>
        <draw:caption draw:style-name="gr192" draw:text-style-name="P37" draw:layer="layout" svg:width="5.417cm" svg:height="1.623cm" svg:x="18.245cm" svg:y="11.271cm" draw:caption-point-x="-3.14cm" draw:caption-point-y="0.176cm">
          <text:p text:style-name="P7">transition for every<text:line-break/>assignable value</text:p>
        </draw:caption>
        <draw:custom-shape draw:style-name="gr168" draw:text-style-name="P92" draw:layer="layout" svg:width="4.511cm" svg:height="1.1cm" draw:transform="rotate (-0.218166156499291) translate (20.043cm 2.396cm)">
          <text:p text:style-name="P85"><text:span text:style-name="T17">S</text:span><text:span text:style-name="T17">i</text:span><text:span text:style-name="T17">m</text:span><text:span text:style-name="T17">p</text:span><text:span text:style-name="T17">l</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text:span></text:p>
          <draw:enhanced-geometry svg:viewBox="0 0 21600 21600" draw:type="rectangle" draw:enhanced-path="M 0 0 L 21600 0 21600 21600 0 21600 0 0 Z N"/>
        </draw:custom-shape>
        <draw:g>
          <svg:title>TexMaths</svg:title>
          <svg:desc>28§display§| \check(v, a)§svg§600§TRUE§</svg:desc>
          <draw:g>
            <draw:path draw:style-name="gr125" draw:text-style-name="P70" draw:layer="layout" svg:width="0.016cm" svg:height="0.426cm" svg:x="12.91cm" svg:y="7.355cm" svg:viewBox="0 0 17 427" svg:d="M17 16c0-9 0-16-8-16-9 0-9 7-9 16 0 132 0 264 0 396 0 8 0 15 9 15 8 0 8-7 8-15 0-132 0-264 0-396z">
              <text:p/>
            </draw:path>
            <draw:path draw:style-name="gr125" draw:text-style-name="P70" draw:layer="layout" svg:width="0.154cm" svg:height="0.192cm" svg:x="13.025cm" svg:y="7.487cm" svg:viewBox="0 0 155 193" svg:d="M140 28c-21 3-21 20-21 21 0 6 5 13 14 13 11 0 22-9 22-25 0-21-18-37-46-37-53 0-109 61-109 123 0 42 26 70 64 70 55 0 90-43 90-49 0-2-3-7-7-7-1 0-1 1-5 5-32 40-70 42-77 42-23 0-34-19-34-44 0-23 11-68 22-89 16-27 38-42 56-42 5 0 24 1 31 19z">
              <text:p/>
            </draw:path>
            <draw:path draw:style-name="gr125" draw:text-style-name="P70" draw:layer="layout" svg:width="0.197cm" svg:height="0.299cm" svg:x="13.207cm" svg:y="7.379cm" svg:viewBox="0 0 198 300" svg:d="M99 10c0-1 1-3 1-5 0-4-2-5-6-5-1 0-6 0-7 0-14 1-29 2-43 4-5 0-10 1-10 8 0 5 5 5 11 5 21 0 21 4 21 7 0 2-1 5-1 8-21 84-43 168-64 253 0 1-1 3-1 4 0 5 5 11 12 11 10 0 15-7 16-11 3-7 16-62 19-74 2-10 4-18 7-28 4-15 5-16 12-29 9-14 27-42 58-42 18 0 19 20 19 29 0 26-19 77-25 94-5 15-7 19-7 27 0 20 13 34 32 34 41 0 55-63 55-66s-3-3-6-3c-6 0-6 1-7 7-4 11-15 54-41 54-8 0-9-7-9-14 0-9 5-20 8-31 9-22 26-71 26-96 0-35-23-44-44-44-30 0-44 15-58 29 11-42 22-84 32-126z">
              <text:p/>
            </draw:path>
            <draw:path draw:style-name="gr125" draw:text-style-name="P70" draw:layer="layout" svg:width="0.151cm" svg:height="0.192cm" svg:x="13.445cm" svg:y="7.487cm" svg:viewBox="0 0 152 193" svg:d="M54 90c12 0 41-1 62-9 33-14 33-42 33-44 0-21-16-37-42-37-46 0-107 43-107 118 0 40 21 75 61 75 55 0 91-43 91-49 0-2-4-7-8-7-1 0-1 1-4 5-32 40-70 42-78 42-28 0-33-30-33-47 0-16 4-36 8-47 5 0 11 0 17 0zM39 81c19-70 63-72 68-72 17 0 26 12 26 26 0 46-71 46-85 46-3 0-6 0-9 0z">
              <text:p/>
            </draw:path>
            <draw:path draw:style-name="gr125" draw:text-style-name="P70" draw:layer="layout" svg:width="0.153cm" svg:height="0.192cm" svg:x="13.619cm" svg:y="7.487cm" svg:viewBox="0 0 154 193" svg:d="M140 28c-21 3-21 20-21 21 0 6 3 13 13 13 12 0 22-9 22-25 0-21-18-37-45-37-54 0-109 61-109 123 0 42 26 70 64 70 55 0 90-43 90-49 0-2-3-7-7-7-1 0-3 1-6 5-31 40-70 42-77 42-24 0-33-19-33-44 0-23 11-68 22-89 16-27 36-42 56-42 5 0 24 1 31 19z">
              <text:p/>
            </draw:path>
            <draw:path draw:style-name="gr125" draw:text-style-name="P70" draw:layer="layout" svg:width="0.183cm" svg:height="0.299cm" svg:x="13.801cm" svg:y="7.379cm" svg:viewBox="0 0 184 300" svg:d="M98 10c1-1 1-3 1-5 0-4-2-5-6-5-1 0-5 0-6 0-14 1-29 2-43 4-5 0-10 1-10 8 0 5 4 5 10 5 21 0 22 4 22 7 0 2-1 5-1 8-21 84-43 168-64 253 0 1-1 3-1 4 0 5 4 11 12 11 14 0 16-11 17-15 8-29 15-58 22-87 16 2 43 11 43 36 0 3 0 5-1 10-1 8-1 11-1 15 0 32 19 41 35 41 20 0 28-13 33-22 10-15 16-42 16-44 0-3-3-3-6-3-6 0-6 0-8 10-7 22-14 51-33 51-11 0-13-10-13-18 0-10 4-22 4-25 2-8 2-10 2-15 0-29-30-41-57-45 10-6 18-14 30-28 23-24 40-45 60-45 9 0 11 5 13 6-19 3-21 17-21 21 0 6 5 13 16 13 8 0 21-7 21-23 0-11-8-26-27-26-24 0-42 19-57 35-24 29-30 35-46 42 15-58 29-116 44-174z">
              <text:p/>
            </draw:path>
            <draw:path draw:style-name="gr125" draw:text-style-name="P70" draw:layer="layout" svg:width="0.099cm" svg:height="0.426cm" svg:x="14.056cm" svg:y="7.355cm" svg:viewBox="0 0 100 427" svg:d="M100 423c0-2 0-2-7-9-54-54-69-134-69-200 0-75 18-149 70-203 6-5 6-5 6-7 0-3-2-4-5-4-4 0-42 29-68 83-22 48-27 95-27 131 0 33 5 85 28 133 26 52 63 80 67 80 3 0 5-1 5-4z">
              <text:p/>
            </draw:path>
            <draw:path draw:style-name="gr125" draw:text-style-name="P70" draw:layer="layout" svg:width="0.188cm" svg:height="0.192cm" svg:x="14.193cm" svg:y="7.487cm" svg:viewBox="0 0 189 193" svg:d="M189 29c0-23-11-29-19-29-11 0-21 11-21 21 0 5 2 7 6 12 10 9 15 20 15 35 0 17-26 116-76 116-22 0-32-15-32-37 0-24 11-55 25-91 2-7 5-13 5-22 0-18-14-34-36-34-40 0-56 62-56 66s3 2 5 4c5 0 5-2 7-8 12-42 31-53 43-53 4 0 11 0 11 14 0 10-4 22-7 30-19 50-25 69-25 87 0 47 38 53 58 53 72 0 97-142 97-164z">
              <text:p/>
            </draw:path>
            <draw:path draw:style-name="gr125" draw:text-style-name="P70" draw:layer="layout" svg:width="0.049cm" svg:height="0.127cm" svg:x="14.441cm" svg:y="7.63cm" svg:viewBox="0 0 50 128" svg:d="M50 45c0-28-11-45-27-45-14 0-23 11-23 23 0 11 9 23 23 23 5 0 10-2 15-6 1-1 1-1 2-1 0 2 0 0 0 6 0 32-14 58-29 72-4 4-4 5-4 6 0 4 2 5 4 5 5 0 39-33 39-83z">
              <text:p/>
            </draw:path>
            <draw:path draw:style-name="gr125" draw:text-style-name="P70" draw:layer="layout" svg:width="0.196cm" svg:height="0.192cm" svg:x="14.613cm" svg:y="7.487cm" svg:viewBox="0 0 197 193" svg:d="M143 27c-7-16-21-27-39-27-51 0-104 62-104 125 0 40 23 68 58 68 8 0 29-1 55-32 3 19 18 32 39 32 16 0 26-10 32-23 7-16 13-42 13-43 0-4-4-4-5-4-5 0-5 2-6 8-7 28-16 53-33 53-12 0-13-11-13-19 0-10 1-14 6-32s6-23 9-39c5-20 10-40 15-60 4-12 4-12 4-14 0-8-5-11-12-11-11 0-18 9-19 18zM115 138c-2 7-2 9-8 16-19 23-37 30-49 30-21 0-27-24-27-40 0-22 13-74 23-94 13-26 33-41 50-41 28 0 34 35 34 37 0 3-1 5-1 8-7 28-15 56-22 84z">
              <text:p/>
            </draw:path>
            <draw:path draw:style-name="gr125" draw:text-style-name="P70" draw:layer="layout" svg:width="0.098cm" svg:height="0.426cm" svg:x="14.848cm" svg:y="7.355cm" svg:viewBox="0 0 99 427" svg:d="M99 214c0-33-5-86-28-133-26-53-62-81-67-81-3 0-4 1-4 4 0 2 0 2 7 11 43 41 68 110 68 199 0 73-16 147-70 202-5 5-5 5-5 7 0 3 1 4 4 4 5 0 43-29 68-83 22-47 27-95 27-130z">
              <text:p/>
            </draw:path>
          </draw:g>
        </draw:g>
        <draw:g>
          <svg:title>TexMaths</svg:title>
          <svg:desc>28§display§| \check(v, a)§svg§600§TRUE§</svg:desc>
          <draw:g>
            <draw:path draw:style-name="gr125" draw:text-style-name="P70" draw:layer="layout" svg:width="0.016cm" svg:height="0.426cm" svg:x="12.911cm" svg:y="9.356cm" svg:viewBox="0 0 17 427" svg:d="M17 16c0-9 0-16-8-16-9 0-9 7-9 16 0 132 0 264 0 396 0 8 0 15 9 15 8 0 8-7 8-15 0-132 0-264 0-396z">
              <text:p/>
            </draw:path>
            <draw:path draw:style-name="gr125" draw:text-style-name="P70" draw:layer="layout" svg:width="0.154cm" svg:height="0.192cm" svg:x="13.026cm" svg:y="9.488cm" svg:viewBox="0 0 155 193" svg:d="M140 28c-21 3-21 20-21 21 0 6 5 13 14 13 11 0 22-9 22-25 0-21-18-37-46-37-53 0-109 61-109 123 0 42 26 70 64 70 55 0 90-43 90-49 0-2-3-7-7-7-1 0-1 1-5 5-32 40-70 42-77 42-23 0-34-19-34-44 0-23 11-68 22-89 16-27 38-42 56-42 5 0 24 1 31 19z">
              <text:p/>
            </draw:path>
            <draw:path draw:style-name="gr125" draw:text-style-name="P70" draw:layer="layout" svg:width="0.197cm" svg:height="0.299cm" svg:x="13.208cm" svg:y="9.38cm" svg:viewBox="0 0 198 300" svg:d="M99 10c0-1 1-3 1-5 0-4-2-5-6-5-1 0-6 0-7 0-14 1-29 2-43 4-5 0-10 1-10 8 0 5 5 5 11 5 21 0 21 4 21 7 0 2-1 5-1 8-21 84-43 168-64 253 0 1-1 3-1 4 0 5 5 11 12 11 10 0 15-7 16-11 3-7 16-62 19-74 2-10 4-18 7-28 4-15 5-16 12-29 9-14 27-42 58-42 18 0 19 20 19 29 0 26-19 77-25 94-5 15-7 19-7 27 0 20 13 34 32 34 41 0 55-63 55-66s-3-3-6-3c-6 0-6 1-7 7-4 11-15 54-41 54-8 0-9-7-9-14 0-9 5-20 8-31 9-22 26-71 26-96 0-35-23-44-44-44-30 0-44 15-58 29 11-42 22-84 32-126z">
              <text:p/>
            </draw:path>
            <draw:path draw:style-name="gr125" draw:text-style-name="P70" draw:layer="layout" svg:width="0.151cm" svg:height="0.192cm" svg:x="13.446cm" svg:y="9.488cm" svg:viewBox="0 0 152 193" svg:d="M54 90c12 0 41-1 62-9 33-14 33-42 33-44 0-21-16-37-42-37-46 0-107 43-107 118 0 40 21 75 61 75 55 0 91-43 91-49 0-2-4-7-8-7-1 0-1 1-4 5-32 40-70 42-78 42-28 0-33-30-33-47 0-16 4-36 8-47 5 0 11 0 17 0zM39 81c19-70 63-72 68-72 17 0 26 12 26 26 0 46-71 46-85 46-3 0-6 0-9 0z">
              <text:p/>
            </draw:path>
            <draw:path draw:style-name="gr125" draw:text-style-name="P70" draw:layer="layout" svg:width="0.153cm" svg:height="0.192cm" svg:x="13.62cm" svg:y="9.488cm" svg:viewBox="0 0 154 193" svg:d="M140 28c-21 3-21 20-21 21 0 6 3 13 13 13 12 0 22-9 22-25 0-21-18-37-45-37-54 0-109 61-109 123 0 42 26 70 64 70 55 0 90-43 90-49 0-2-3-7-7-7-1 0-3 1-6 5-31 40-70 42-77 42-24 0-33-19-33-44 0-23 11-68 22-89 16-27 36-42 56-42 5 0 24 1 31 19z">
              <text:p/>
            </draw:path>
            <draw:path draw:style-name="gr125" draw:text-style-name="P70" draw:layer="layout" svg:width="0.183cm" svg:height="0.299cm" svg:x="13.802cm" svg:y="9.38cm" svg:viewBox="0 0 184 300" svg:d="M98 10c1-1 1-3 1-5 0-4-2-5-6-5-1 0-5 0-6 0-14 1-29 2-43 4-5 0-10 1-10 8 0 5 4 5 10 5 21 0 22 4 22 7 0 2-1 5-1 8-21 84-43 168-64 253 0 1-1 3-1 4 0 5 4 11 12 11 14 0 16-11 17-15 8-29 15-58 22-87 16 2 43 11 43 36 0 3 0 5-1 10-1 8-1 11-1 15 0 32 19 41 35 41 20 0 28-13 33-22 10-15 16-42 16-44 0-3-3-3-6-3-6 0-6 0-8 10-7 22-14 51-33 51-11 0-13-10-13-18 0-10 4-22 4-25 2-8 2-10 2-15 0-29-30-41-57-45 10-6 18-14 30-28 23-24 40-45 60-45 9 0 11 5 13 6-19 3-21 17-21 21 0 6 5 13 16 13 8 0 21-7 21-23 0-11-8-26-27-26-24 0-42 19-57 35-24 29-30 35-46 42 15-58 29-116 44-174z">
              <text:p/>
            </draw:path>
            <draw:path draw:style-name="gr125" draw:text-style-name="P70" draw:layer="layout" svg:width="0.099cm" svg:height="0.426cm" svg:x="14.057cm" svg:y="9.356cm" svg:viewBox="0 0 100 427" svg:d="M100 423c0-2 0-2-7-9-54-54-69-134-69-200 0-75 18-149 70-203 6-5 6-5 6-7 0-3-2-4-5-4-4 0-42 29-68 83-22 48-27 95-27 131 0 33 5 85 28 133 26 52 63 80 67 80 3 0 5-1 5-4z">
              <text:p/>
            </draw:path>
            <draw:path draw:style-name="gr125" draw:text-style-name="P70" draw:layer="layout" svg:width="0.188cm" svg:height="0.192cm" svg:x="14.194cm" svg:y="9.488cm" svg:viewBox="0 0 189 193" svg:d="M189 29c0-23-11-29-19-29-11 0-21 11-21 21 0 5 2 7 6 12 10 9 15 20 15 35 0 17-26 116-76 116-22 0-32-15-32-37 0-24 11-55 25-91 2-7 5-13 5-22 0-18-14-34-36-34-40 0-56 62-56 66s3 2 5 4c5 0 5-2 7-8 12-42 31-53 43-53 4 0 11 0 11 14 0 10-4 22-7 30-19 50-25 69-25 87 0 47 38 53 58 53 72 0 97-142 97-164z">
              <text:p/>
            </draw:path>
            <draw:path draw:style-name="gr125" draw:text-style-name="P70" draw:layer="layout" svg:width="0.049cm" svg:height="0.127cm" svg:x="14.442cm" svg:y="9.631cm" svg:viewBox="0 0 50 128" svg:d="M50 45c0-28-11-45-27-45-14 0-23 11-23 23 0 11 9 23 23 23 5 0 10-2 15-6 1-1 1-1 2-1 0 2 0 0 0 6 0 32-14 58-29 72-4 4-4 5-4 6 0 4 2 5 4 5 5 0 39-33 39-83z">
              <text:p/>
            </draw:path>
            <draw:path draw:style-name="gr125" draw:text-style-name="P70" draw:layer="layout" svg:width="0.196cm" svg:height="0.192cm" svg:x="14.614cm" svg:y="9.488cm" svg:viewBox="0 0 197 193" svg:d="M143 27c-7-16-21-27-39-27-51 0-104 62-104 125 0 40 23 68 58 68 8 0 29-1 55-32 3 19 18 32 39 32 16 0 26-10 32-23 7-16 13-42 13-43 0-4-4-4-5-4-5 0-5 2-6 8-7 28-16 53-33 53-12 0-13-11-13-19 0-10 1-14 6-32s6-23 9-39c5-20 10-40 15-60 4-12 4-12 4-14 0-8-5-11-12-11-11 0-18 9-19 18zM115 138c-2 7-2 9-8 16-19 23-37 30-49 30-21 0-27-24-27-40 0-22 13-74 23-94 13-26 33-41 50-41 28 0 34 35 34 37 0 3-1 5-1 8-7 28-15 56-22 84z">
              <text:p/>
            </draw:path>
            <draw:path draw:style-name="gr125" draw:text-style-name="P70" draw:layer="layout" svg:width="0.098cm" svg:height="0.426cm" svg:x="14.849cm" svg:y="9.356cm" svg:viewBox="0 0 99 427" svg:d="M99 214c0-33-5-86-28-133-26-53-62-81-67-81-3 0-4 1-4 4 0 2 0 2 7 11 43 41 68 110 68 199 0 73-16 147-70 202-5 5-5 5-5 7 0 3 1 4 4 4 5 0 43-29 68-83 22-47 27-95 27-130z">
              <text:p/>
            </draw:path>
          </draw:g>
        </draw:g>
        <presentation:notes draw:style-name="dp2">
          <office:forms form:automatic-focus="false" form:apply-design-mode="false"/>
          <draw:page-thumbnail draw:style-name="gr1" draw:layer="layout" svg:width="15.169cm" svg:height="8.533cm" svg:x="1.914cm" svg:y="2.566cm" draw:page-number="41" presentation:class="page"/>
          <draw:frame presentation:style-name="pr10" draw:text-style-name="P97" draw:layer="layout" svg:width="17.992cm" svg:height="11.897cm" svg:x="0.529cm" svg:y="11.902cm" presentation:class="notes" presentation:placeholder="true">
            <draw:text-box/>
          </draw:frame>
        </presentation:notes>
      </draw:page>
      <draw:page draw:name="page42" draw:style-name="dp3" draw:master-page-name="Master1-Präsentationsvorlage_5f_BWL9_5f_" presentation:presentation-page-layout-name="AL2T1">
        <office:forms form:automatic-focus="false" form:apply-design-mode="false"/>
        <draw:connector draw:style-name="gr177" draw:text-style-name="P8" draw:layer="layout" draw:type="curve" draw:line-skew="0.428cm" svg:x1="10.242cm" svg:y1="4.626cm" svg:x2="9.384cm" svg:y2="4.626cm" draw:start-shape="id57" draw:start-glue-point="11" draw:end-shape="id57" draw:end-glue-point="5" svg:d="M10242 4626c0-412-858-412-858 0" svg:viewBox="0 0 859 310">
          <text:p/>
        </draw:connector>
        <draw:frame presentation:style-name="pr11" draw:layer="layout" svg:width="19.808cm" svg:height="1.746cm" svg:x="0.494cm" svg:y="1.07cm" presentation:class="title" presentation:user-transformed="true">
          <draw:text-box>
            <text:p><text:span text:style-name="T13">Translation: Combining Parts</text:span></text:p>
          </draw:text-box>
        </draw:frame>
        <draw:connector draw:style-name="gr61" draw:text-style-name="P8" draw:layer="layout" draw:type="curve" svg:x1="7.833cm" svg:y1="5.062cm" svg:x2="9.207cm" svg:y2="5.055cm" draw:end-shape="id57" draw:end-glue-point="6" svg:d="M7833 5062c636 0-51-7 1374-7" svg:viewBox="0 0 1375 8">
          <text:p/>
        </draw:connector>
        <draw:custom-shape draw:style-name="gr193" draw:text-style-name="P8" xml:id="id57" draw:id="id57" draw:layer="layout" svg:width="1.212cm" svg:height="1.212cm" svg:x="9.207cm" svg:y="4.449cm">
          <draw:glue-point draw:id="12" svg:x="5.002cm" svg:y="-1.102cm"/>
          <draw:glue-point draw:id="13" svg:x="5.002cm" svg:y="1.3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8" draw:text-style-name="P8" draw:layer="layout" draw:type="curve" draw:line-skew="0.324cm" svg:x1="10.242cm" svg:y1="4.626cm" svg:x2="9.384cm" svg:y2="4.626cm" draw:start-shape="id57" draw:start-glue-point="11" draw:end-shape="id57" draw:end-glue-point="5" svg:d="M10242 4626c0-568-858-568-858 0" svg:viewBox="0 0 859 427">
          <text:p/>
        </draw:connector>
        <draw:g>
          <svg:title>TexMaths</svg:title>
          <svg:desc>18§display§\check(L, \green)§svg§600§TRUE§</svg:desc>
          <draw:g>
            <draw:path draw:style-name="gr56" draw:text-style-name="P38" draw:layer="layout" svg:width="0.189cm" svg:height="0.238cm" svg:x="8.086cm" svg:y="3.724cm" svg:viewBox="0 0 190 239" svg:d="M172 35c-27 3-27 24-27 25 0 9 6 17 18 17 15 0 27-11 27-32 0-25-23-45-56-45-66 0-134 75-134 152 0 52 32 87 78 87 67 0 112-53 112-60 0-3-5-9-9-9-2 0-3 0-8 6-39 49-86 51-95 51-28 0-42-23-42-54 0-27 15-83 29-108 19-35 45-53 69-53 6 0 30 2 38 23z">
              <text:p/>
            </draw:path>
            <draw:path draw:style-name="gr56" draw:text-style-name="P38" draw:layer="layout" svg:width="0.243cm" svg:height="0.37cm" svg:x="8.31cm" svg:y="3.592cm" svg:viewBox="0 0 244 371" svg:d="M121 14c1-2 1-6 1-8 0-4-3-6-7-6-2 0-7 0-8 2-18 1-35 2-53 3-6 1-12 1-12 12 0 6 5 6 12 6 26 0 27 3 27 9 0 1-1 5-1 7-26 104-52 208-78 311 0 2-2 6-2 8 0 6 5 13 15 13 11 0 18-9 20-15 1-7 19-76 22-90 3-12 6-24 9-35 5-19 5-21 15-37 11-17 34-50 70-50 24 0 24 24 24 35 0 33-23 95-30 117-8 17-9 23-9 33 0 23 15 42 40 42 50 0 68-78 68-81 0-4-4-4-9-4-6 0-6 0-7 7-5 15-20 66-50 66-12 0-12-7-12-15 0-13 6-27 9-39 10-28 33-87 33-117 0-44-29-56-56-56-34 0-53 18-69 35 12-51 25-102 38-153z">
              <text:p/>
            </draw:path>
            <draw:path draw:style-name="gr56" draw:text-style-name="P38" draw:layer="layout" svg:width="0.187cm" svg:height="0.238cm" svg:x="8.601cm" svg:y="3.724cm" svg:viewBox="0 0 188 239" svg:d="M66 111c17 0 52-1 77-12 42-16 42-51 42-54 0-24-19-45-52-45-56 0-133 54-133 147 0 47 26 92 77 92 68 0 111-53 111-60 0-3-4-9-9-9-1 0-3 0-6 6-39 49-87 51-96 51-33 0-39-38-39-57 0-21 4-44 9-59 6 0 13 0 19 0zM50 99c22-85 77-87 83-87 21 0 33 14 33 32 0 55-88 55-106 55-3 0-7 0-10 0z">
              <text:p/>
            </draw:path>
            <draw:path draw:style-name="gr56" draw:text-style-name="P38" draw:layer="layout" svg:width="0.189cm" svg:height="0.238cm" svg:x="8.817cm" svg:y="3.724cm" svg:viewBox="0 0 190 239" svg:d="M172 35c-27 3-27 24-27 25 0 9 6 17 18 17 15 0 27-11 27-32 0-25-23-45-56-45-66 0-134 75-134 152 0 52 30 87 77 87 68 0 111-53 111-60 0-3-3-9-7-9-3 0-3 0-8 6-39 49-86 51-95 51-28 0-42-23-42-54 0-27 15-83 29-108 18-35 45-53 69-53 6 0 30 2 38 23z">
              <text:p/>
            </draw:path>
            <draw:path draw:style-name="gr56" draw:text-style-name="P38" draw:layer="layout" svg:width="0.225cm" svg:height="0.37cm" svg:x="9.041cm" svg:y="3.592cm" svg:viewBox="0 0 226 371" svg:d="M121 14c0-2 1-6 1-8 0-4-3-6-7-6-2 0-7 0-8 2-18 1-35 2-53 3-6 1-12 1-12 12 0 6 5 6 12 6 26 0 27 3 27 9 0 1-1 5-1 7-26 104-52 208-78 311-2 2-2 6-2 8 0 6 5 13 15 13 15 0 20-15 20-19 9-36 18-71 27-107 19 3 54 14 54 44 0 4 0 6-1 13-4 9-4 12-4 18 0 38 26 51 46 51 22 0 34-18 40-27 12-21 20-52 20-54 0-4-5-4-9-4-6 0-6 0-9 12-8 25-18 61-41 61-15 0-15-12-15-22 0-12 3-27 5-29 1-12 1-12 1-19 0-36-36-50-69-54 12-8 22-19 38-35 27-32 48-56 73-56 11 0 14 6 15 6-22 5-25 23-25 27 0 6 4 17 18 17 12 0 27-9 27-30 0-14-9-32-33-32-29 0-51 23-69 44-31 34-40 43-58 52 18-71 36-143 55-214z">
              <text:p/>
            </draw:path>
            <draw:path draw:style-name="gr56" draw:text-style-name="P38" draw:layer="layout" svg:width="0.121cm" svg:height="0.527cm" svg:x="9.355cm" svg:y="3.562cm" svg:viewBox="0 0 122 528" svg:d="M122 522c0-2 0-2-9-11-66-68-83-167-83-248 0-92 20-183 86-248 6-7 6-7 6-9 0-4-1-6-4-6-7 0-53 36-85 104-27 57-33 115-33 159 0 42 6 105 35 165 31 65 76 100 83 100 3 0 4-2 4-6z">
              <text:p/>
            </draw:path>
            <draw:path draw:style-name="gr56" draw:text-style-name="P38" draw:layer="layout" svg:width="0.318cm" svg:height="0.358cm" svg:x="9.528cm" svg:y="3.598cm" svg:viewBox="0 0 319 359" svg:d="M178 41c4-20 6-24 56-24 16 0 21 0 21-11 0-6-6-6-9-6-18 0-61 2-79 2-16 0-54-2-71-2-3 0-9 0-9 11 0 6 5 6 14 6 1 0 12 0 21 0 9 1 14 1 14 9 0 1 0 3-2 10-24 94-47 188-71 283-6 19-6 24-48 24-9 0-15 0-15 10 0 6 5 6 15 6 81 0 163 0 244 0 14 0 14 0 17-9 14-38 28-76 42-114 1-5 1-4 1-6 0-3-1-6-6-6-4 0-4 1-9 11-18 48-40 108-132 108-17 0-33 0-50 0-7 0-9 0-12 0-5 0-6-2-6-6 0-2 0-2 3-12 24-95 47-190 71-284z">
              <text:p/>
            </draw:path>
            <draw:path draw:style-name="gr56" draw:text-style-name="P38" draw:layer="layout" svg:width="0.061cm" svg:height="0.157cm" svg:x="9.914cm" svg:y="3.902cm" svg:viewBox="0 0 62 158" svg:d="M62 56c0-35-14-56-33-56-18 0-29 14-29 29 0 13 11 27 29 27 6 0 12-2 18-6 1-2 1-2 3-2 0 3 0 0 0 8 0 39-19 70-36 87-6 5-5 7-5 9 0 3 2 6 5 6 6 0 48-41 48-102z">
              <text:p/>
            </draw:path>
            <draw:path draw:style-name="gr56" draw:text-style-name="P38" draw:layer="layout" svg:width="0.23cm" svg:height="0.34cm" svg:x="10.13cm" svg:y="3.724cm" svg:viewBox="0 0 231 341" svg:d="M152 206c-4 14-8 29-12 44-6 27-9 37-24 55-21 24-42 24-50 24-7 0-24 0-37-6 10-3 16-15 16-24 0-6-4-16-18-16-10 0-27 7-27 28s20 30 65 30c56 0 96-34 105-75 19-77 38-153 58-230 3-9 3-9 3-12 0-10-10-13-16-13s-18 4-19 19c-8-15-23-30-45-30-59 0-121 78-121 153 0 44 26 80 65 80 27 0 50-21 57-27zM185 68c-7 32-15 64-22 96-5 16-38 57-67 57-28 0-30-39-30-45 0-26 17-87 27-111 14-29 37-53 58-53 31 0 36 44 36 48-1 3-1 5-2 8z">
              <text:p/>
            </draw:path>
            <draw:path draw:style-name="gr56" draw:text-style-name="P38" draw:layer="layout" svg:width="0.213cm" svg:height="0.238cm" svg:x="10.391cm" svg:y="3.724cm" svg:viewBox="0 0 214 239" svg:d="M92 81c0-1 24-69 69-69 3 0 18 0 29 8-18 6-20 22-20 25 0 6 5 17 18 17 9 0 26-8 26-29 0-27-35-33-51-33-36 0-56 27-65 38-6-27-26-38-44-38-19 0-30 12-37 29-11 21-17 51-17 52 0 6 5 6 8 6 6 0 7-1 10-12 9-37 20-63 35-63s15 15 15 21c0 9-3 18-5 27-13 53-26 105-39 158-1 3-1 6-1 7 0 6 3 14 15 14 15 0 18-15 19-20 12-46 23-92 35-138z">
              <text:p/>
            </draw:path>
            <draw:path draw:style-name="gr56" draw:text-style-name="P38" draw:layer="layout" svg:width="0.186cm" svg:height="0.238cm" svg:x="10.604cm" svg:y="3.724cm" svg:viewBox="0 0 187 239" svg:d="M66 111c15 0 52-1 76-12 42-16 42-51 42-54 0-24-20-45-53-45-56 0-131 54-131 147 0 47 24 92 75 92 68 0 112-53 112-60 0-3-5-9-9-9-2 0-2 0-6 6-39 49-86 51-95 51-35 0-41-38-41-57 0-21 5-44 9-59 7 0 14 0 21 0zM48 99c23-85 77-87 83-87 21 0 33 14 33 32 0 55-87 55-105 55-4 0-7 0-11 0z">
              <text:p/>
            </draw:path>
            <draw:path draw:style-name="gr56" draw:text-style-name="P38" draw:layer="layout" svg:width="0.187cm" svg:height="0.238cm" svg:x="10.819cm" svg:y="3.724cm" svg:viewBox="0 0 188 239" svg:d="M66 111c17 0 52-1 77-12 42-16 42-51 42-54 0-24-19-45-54-45-56 0-131 54-131 147 0 47 26 92 75 92 68 0 113-53 113-60 0-3-4-9-9-9-1 0-3 0-7 6-39 49-86 51-95 51-35 0-41-38-41-57 0-21 6-44 9-59 7 0 14 0 21 0zM50 99c22-85 77-87 81-87 21 0 35 14 35 32 0 55-88 55-106 55-3 0-7 0-10 0z">
              <text:p/>
            </draw:path>
            <draw:path draw:style-name="gr56" draw:text-style-name="P38" draw:layer="layout" svg:width="0.266cm" svg:height="0.238cm" svg:x="11.047cm" svg:y="3.724cm" svg:viewBox="0 0 267 239" svg:d="M78 141c2-12 5-22 8-34 7-27 7-27 16-42 8-14 31-53 71-53 24 0 24 24 24 35 0 33-22 94-30 117-7 16-9 22-9 33 0 22 15 42 41 42 50 0 68-78 68-81 0-5-5-5-9-5-6 0-6 0-9 8-3 15-18 66-49 66-12 0-12-8-12-15 0-14 6-27 9-39 11-29 34-87 34-117 0-44-31-56-56-56-44 0-68 32-76 42-3-25-21-42-45-42-18 0-28 12-37 29-9 21-17 51-17 52 0 6 5 6 8 6 7 0 7-1 10-12 9-37 20-63 36-63 14 0 14 15 14 21 0 9-2 18-5 27-13 53-26 105-39 158-1 3-1 6-1 7 0 6 4 14 15 14 6 0 15-3 19-14 7-28 14-56 21-84z">
              <text:p/>
            </draw:path>
            <draw:path draw:style-name="gr56" draw:text-style-name="P38" draw:layer="layout" svg:width="0.123cm" svg:height="0.527cm" svg:x="11.37cm" svg:y="3.562cm" svg:viewBox="0 0 124 528" svg:d="M124 263c0-41-6-104-35-164-32-64-78-99-83-99-3 0-6 3-6 6 0 2 0 2 11 12 51 51 81 135 81 245 0 90-20 183-84 250-8 7-8 7-8 9 0 3 3 6 6 6 5 0 53-36 84-104 28-57 34-116 34-161z">
              <text:p/>
            </draw:path>
          </draw:g>
        </draw:g>
        <draw:connector draw:style-name="gr180" draw:text-style-name="P8" draw:layer="layout" draw:type="curve" draw:line-skew="-0.302cm" svg:x1="10.242cm" svg:y1="5.484cm" svg:x2="9.384cm" svg:y2="5.484cm" draw:start-shape="id57" draw:start-glue-point="9" draw:end-shape="id57" draw:end-glue-point="7" svg:d="M10242 5484c0 603-858 603-858 0" svg:viewBox="0 0 859 453">
          <text:p/>
        </draw:connector>
        <draw:g>
          <svg:title>TexMaths</svg:title>
          <svg:desc>18§display§\val(L, \green)§svg§600§TRUE§</svg:desc>
          <draw:g>
            <draw:path draw:style-name="gr56" draw:text-style-name="P38" draw:layer="layout" svg:width="0.214cm" svg:height="0.236cm" svg:x="8.287cm" svg:y="6.222cm" svg:viewBox="0 0 215 237" svg:d="M215 34c0-18-6-34-21-34-12 0-25 12-25 24 0 7 4 10 7 15 12 13 14 29 14 40 0 15-24 146-86 146-28 0-34-25-34-43 0-30 18-76 31-114 3-7 6-16 6-25 0-27-17-43-40-43-48 0-67 77-67 80 0 6 6 6 9 6 6 0 7-1 9-9 4-16 18-65 49-65 5 0 11 1 11 15 0 12-5 27-12 47-17 44-27 75-27 100 0 48 33 63 64 63 88 0 112-189 112-203z">
              <text:p/>
            </draw:path>
            <draw:path draw:style-name="gr56" draw:text-style-name="P38" draw:layer="layout" svg:width="0.223cm" svg:height="0.236cm" svg:x="8.542cm" svg:y="6.222cm" svg:viewBox="0 0 224 237" svg:d="M125 200c6 26 26 37 44 37 19 0 31-14 38-30 9-19 17-49 17-51 0-4-5-4-9-4-6 0-6 0-9 12-8 28-18 61-36 61-13 0-13-14-13-21 0-4 0-12 4-27 12-47 23-94 34-141 3-8 3-9 3-12 0-11-8-14-14-14-17 0-20 18-21 21-9-22-27-31-44-31-58 0-119 79-119 156 0 44 24 81 63 81 19 0 41-11 62-37zM154 67c-8 33-16 67-24 100-5 16-37 58-66 58-25 0-28-30-28-46 0-26 15-87 25-109 14-33 37-58 58-58 24 0 36 27 36 49 0 2 0 3-1 6z">
              <text:p/>
            </draw:path>
            <draw:path draw:style-name="gr56" draw:text-style-name="P38" draw:layer="layout" svg:width="0.111cm" svg:height="0.367cm" svg:x="8.802cm" svg:y="6.091cm" svg:viewBox="0 0 112 368" svg:d="M110 13c0-1 2-6 2-7 0-5-3-6-8-6-1 0-7 0-8 1-18 1-35 2-53 3-6 2-12 2-12 12 0 6 6 6 14 6 25 0 25 3 25 9 0 2-1 5-1 8-22 87-44 174-66 262 0 1-3 12-3 19 0 28 19 48 45 48 19 0 30-14 37-27 9-18 16-52 16-54 0-4-4-4-8-4-2 0-6 0-8 1-1 5-2 9-3 14-9 37-19 58-33 58-15 0-15-14-15-21 0-4 0-12 3-24 26-99 51-198 76-298z">
              <text:p/>
            </draw:path>
            <draw:path draw:style-name="gr56" draw:text-style-name="P38" draw:layer="layout" svg:width="0.121cm" svg:height="0.522cm" svg:x="8.993cm" svg:y="6.061cm" svg:viewBox="0 0 122 523" svg:d="M122 517c0-2 0-2-9-11-65-67-83-165-83-244 0-92 21-183 85-247 7-8 7-8 7-9 0-5-3-6-6-6-4 0-52 36-83 103-27 56-33 114-33 159 0 40 6 103 34 162 32 64 78 99 82 99 3 0 6-2 6-6z">
              <text:p/>
            </draw:path>
            <draw:path draw:style-name="gr56" draw:text-style-name="P38" draw:layer="layout" svg:width="0.315cm" svg:height="0.355cm" svg:x="9.166cm" svg:y="6.097cm" svg:viewBox="0 0 316 356" svg:d="M175 40c4-19 6-24 55-24 16 0 21 0 21-10 0-6-6-6-9-6-17 0-60 1-78 1-15 0-54-1-68-1-5 0-11 0-11 10 0 6 5 6 15 6 6 0 10 0 19 0 9 2 15 2 15 9 0 2-1 3-3 11-23 93-46 186-70 280-4 19-6 23-48 23-9 0-13 0-13 11 0 6 4 6 13 6 82 0 163 0 244 0 12 0 12 0 16-9 14-38 27-76 40-113 3-5 2-4 3-6 0-3 0-6-6-6-5 0-6 1-9 10-17 48-41 107-132 107-17 0-33 0-50 0-7 0-7 0-10 0-6 0-8-1-8-5 0-2 0-2 3-12 24-94 47-188 71-282z">
              <text:p/>
            </draw:path>
            <draw:path draw:style-name="gr56" draw:text-style-name="P38" draw:layer="layout" svg:width="0.06cm" svg:height="0.155cm" svg:x="9.547cm" svg:y="6.397cm" svg:viewBox="0 0 61 156" svg:d="M61 55c0-34-13-55-33-55-18 0-28 13-28 28 0 14 10 27 28 27 6 0 14-1 18-6 2-1 2-1 3-1 0 2 0 0 0 7 0 39-18 70-34 86-6 6-6 8-6 9 0 3 3 6 4 6 6 0 48-40 48-101z">
              <text:p/>
            </draw:path>
            <draw:path draw:style-name="gr56" draw:text-style-name="P38" draw:layer="layout" svg:width="0.226cm" svg:height="0.337cm" svg:x="9.763cm" svg:y="6.222cm" svg:viewBox="0 0 227 338" svg:d="M149 204c-4 14-8 29-12 43-6 27-9 37-24 55-20 24-41 24-49 24-7 0-24 0-37-6 10-3 16-15 16-24 0-6-4-16-18-16-9 0-25 7-25 28s19 30 63 30c55 0 95-34 104-74 20-76 39-152 58-228 2-9 2-9 2-12 0-11-9-14-14-14-7 0-19 5-20 20-8-15-23-30-45-30-58 0-118 77-118 152 0 43 24 79 64 79 25 0 49-21 55-27zM184 67c-8 32-16 64-24 95-5 17-36 57-66 57-28 0-28-39-28-45 0-25 15-86 25-110 13-28 37-52 57-52 31 0 37 43 37 48 0 2-1 5-1 7z">
              <text:p/>
            </draw:path>
            <draw:path draw:style-name="gr56" draw:text-style-name="P38" draw:layer="layout" svg:width="0.211cm" svg:height="0.236cm" svg:x="10.02cm" svg:y="6.222cm" svg:viewBox="0 0 212 237" svg:d="M91 80c2-1 24-68 70-68 2 0 17 0 27 7-18 6-19 23-19 26 0 6 4 16 18 16 8 0 25-7 25-28 0-27-34-33-51-33-36 0-55 27-64 37-4-27-25-37-43-37s-29 12-38 28c-10 21-16 51-16 52 0 6 4 6 7 6 8 0 8-1 11-12 9-37 19-62 36-62 13 0 13 15 13 21 0 9-1 18-4 27-13 52-26 104-39 156-2 3-2 6-2 7 0 6 5 14 15 14 15 0 20-15 20-20 11-45 23-91 34-137z">
              <text:p/>
            </draw:path>
            <draw:path draw:style-name="gr56" draw:text-style-name="P38" draw:layer="layout" svg:width="0.184cm" svg:height="0.236cm" svg:x="10.23cm" svg:y="6.222cm" svg:viewBox="0 0 185 237" svg:d="M66 110c15 0 50-1 76-12 40-16 40-50 40-53 0-24-19-45-52-45-55 0-130 54-130 146 0 46 25 91 75 91 67 0 110-52 110-60 0-3-4-9-9-9-1 0-1 0-6 6-39 49-85 51-94 51-34 0-40-37-40-57 0-21 6-43 9-58 7 0 14 0 21 0zM48 98c22-85 76-86 82-86 21 0 33 13 33 31 0 55-87 55-105 55-3 0-7 0-10 0z">
              <text:p/>
            </draw:path>
            <draw:path draw:style-name="gr56" draw:text-style-name="P38" draw:layer="layout" svg:width="0.186cm" svg:height="0.236cm" svg:x="10.443cm" svg:y="6.222cm" svg:viewBox="0 0 187 237" svg:d="M66 110c16 0 50-1 76-12 42-16 42-50 42-53 0-24-20-45-54-45-54 0-130 54-130 146 0 46 25 91 76 91 67 0 111-52 111-60 0-3-5-9-9-9-2 0-3 0-6 6-39 49-87 51-96 51-34 0-39-37-39-57 0-21 5-43 9-58 7 0 13 0 20 0zM49 98c23-85 76-86 81-86 22 0 34 13 34 31 0 55-86 55-104 55-4 0-7 0-11 0z">
              <text:p/>
            </draw:path>
            <draw:path draw:style-name="gr56" draw:text-style-name="P38" draw:layer="layout" svg:width="0.263cm" svg:height="0.236cm" svg:x="10.669cm" svg:y="6.222cm" svg:viewBox="0 0 264 237" svg:d="M78 140c1-12 6-22 7-34 8-27 8-27 16-42 8-13 32-52 71-52 23 0 23 24 23 34 0 33-22 94-29 116-8 17-9 23-9 33 0 22 15 42 40 42 49 0 67-78 67-81 0-4-4-4-9-4-6 0-6 0-9 7-3 15-18 66-48 66-11 0-11-8-11-15 0-13 6-27 8-39 11-28 33-86 33-116 0-43-30-55-55-55-43 0-67 31-75 42-2-26-20-42-43-42-19 0-30 12-39 28-9 21-16 51-16 52 0 6 6 6 7 6 8 0 8-1 11-12 9-37 19-62 36-62 13 0 13 15 13 21 0 9-1 18-3 27-13 52-27 104-40 156-2 3-2 6-2 7 0 6 5 14 15 14 6 0 15-3 20-14 7-27 14-55 21-83z">
              <text:p/>
            </draw:path>
            <draw:path draw:style-name="gr56" draw:text-style-name="P38" draw:layer="layout" svg:width="0.121cm" svg:height="0.522cm" svg:x="10.99cm" svg:y="6.061cm" svg:viewBox="0 0 122 523" svg:d="M122 262c0-42-6-104-34-164-31-64-78-98-82-98-3 0-6 3-6 6 0 1 0 1 10 12 51 50 81 134 81 244 0 88-19 180-84 246-7 7-7 7-7 9 0 3 3 6 6 6 4 0 52-36 84-103 26-57 32-115 32-158z">
              <text:p/>
            </draw:path>
          </draw:g>
        </draw:g>
        <draw:connector draw:style-name="gr177" draw:text-style-name="P8" draw:layer="layout" draw:type="curve" draw:line-skew="0.38cm" svg:x1="16.09cm" svg:y1="4.136cm" svg:x2="15.239cm" svg:y2="4.136cm" draw:start-shape="id58" draw:start-glue-point="11" draw:end-shape="id58" draw:end-glue-point="5" svg:d="M16090 4136c0-484-851-484-851 0" svg:viewBox="0 0 852 364">
          <text:p/>
        </draw:connector>
        <draw:custom-shape draw:style-name="gr181" draw:text-style-name="P8" xml:id="id58" draw:id="id58" draw:layer="layout" svg:width="1.203cm" svg:height="1.203cm" svg:x="15.063cm" svg:y="3.96cm">
          <draw:glue-point draw:id="12" svg:x="-4.997cm" svg:y="-1.107cm"/>
          <draw:glue-point draw:id="13" svg:x="-4.997cm" svg:y="1.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78" draw:text-style-name="P8" draw:layer="layout" draw:type="curve" draw:line-skew="0.27cm" svg:x1="16.09cm" svg:y1="4.136cm" svg:x2="15.239cm" svg:y2="4.136cm" draw:start-shape="id58" draw:start-glue-point="11" draw:end-shape="id58" draw:end-glue-point="5" svg:d="M16090 4136c0-649-851-649-851 0" svg:viewBox="0 0 852 488">
          <text:p/>
        </draw:connector>
        <draw:g>
          <svg:title>TexMaths</svg:title>
          <svg:desc>12§display§\check(L, \red)§svg§600§TRUE§</svg:desc>
          <draw:g>
            <draw:path draw:style-name="gr56" draw:text-style-name="P38" draw:layer="layout" svg:width="0.15cm" svg:height="0.189cm" svg:x="16.168cm" svg:y="3.755cm" svg:viewBox="0 0 151 190" svg:d="M137 28c-22 2-22 19-22 20 0 7 5 13 15 13 12 0 21-8 21-25 0-20-18-36-44-36-53 0-107 60-107 121 0 42 25 69 61 69 54 0 90-42 90-48 0-2-3-7-7-7-1 0-2 0-6 5-31 40-68 41-76 41-22 0-33-18-33-43 0-22 12-66 23-87 15-27 36-41 55-41 5 0 24 1 30 18z">
              <text:p/>
            </draw:path>
            <draw:path draw:style-name="gr56" draw:text-style-name="P38" draw:layer="layout" svg:width="0.193cm" svg:height="0.295cm" svg:x="16.347cm" svg:y="3.65cm" svg:viewBox="0 0 194 296" svg:d="M96 11c1-1 1-5 1-6 0-4-2-5-6-5-1 0-5 0-6 1-14 1-28 2-42 3-5 1-9 1-9 9 0 5 3 5 9 5 21 0 22 2 22 7 0 1-1 4-1 6-21 83-42 165-63 248-1 1-1 5-1 6 0 5 4 11 12 11s14-8 16-12c1-6 15-61 18-72 2-10 4-19 7-28 3-15 3-16 12-30 8-13 26-39 55-39 19 0 19 19 19 27 0 27-18 76-24 94-6 13-7 18-7 26 0 18 12 34 32 34 40 0 54-63 54-65 0-4-3-4-7-4-5 0-5 0-7 6-2 12-14 53-38 53-10 0-10-6-10-12 0-11 5-21 7-31 9-23 27-69 27-93 0-35-23-45-45-45-27 0-43 15-55 28 10-41 20-82 30-122z">
              <text:p/>
            </draw:path>
            <draw:path draw:style-name="gr56" draw:text-style-name="P38" draw:layer="layout" svg:width="0.149cm" svg:height="0.189cm" svg:x="16.578cm" svg:y="3.755cm" svg:viewBox="0 0 150 190" svg:d="M53 89c13 0 41-2 61-10 34-13 34-41 34-43 0-19-16-36-44-36-43 0-104 43-104 117 0 37 20 73 61 73 54 0 89-42 89-48 0-2-4-7-7-7-1 0-3 0-5 5-31 40-70 41-77 41-27 0-31-30-31-46 0-17 4-34 7-46 5 0 11 0 16 0zM40 79c18-68 61-69 64-69 18 0 28 10 28 25 0 44-70 44-84 44-3 0-6 0-8 0z">
              <text:p/>
            </draw:path>
            <draw:path draw:style-name="gr56" draw:text-style-name="P38" draw:layer="layout" svg:width="0.15cm" svg:height="0.189cm" svg:x="16.75cm" svg:y="3.755cm" svg:viewBox="0 0 151 190" svg:d="M137 28c-22 2-22 19-22 20 0 7 5 13 15 13 12 0 21-8 21-25 0-20-18-36-45-36-52 0-106 60-106 121 0 42 24 69 61 69 54 0 89-42 89-48 0-2-2-7-6-7-2 0-2 0-6 5-31 40-68 41-76 41-22 0-33-18-33-43 0-22 12-66 23-87 14-27 36-41 55-41 5 0 23 1 30 18z">
              <text:p/>
            </draw:path>
            <draw:path draw:style-name="gr56" draw:text-style-name="P38" draw:layer="layout" svg:width="0.179cm" svg:height="0.295cm" svg:x="16.928cm" svg:y="3.65cm" svg:viewBox="0 0 180 296" svg:d="M96 11c0-1 1-5 1-6 0-4-2-5-6-5-1 0-5 0-7 1-14 1-27 2-41 3-6 1-9 1-9 9 0 5 3 5 9 5 21 0 22 2 22 7 0 1-1 4-1 6-21 83-42 165-63 248-1 1-1 5-1 6 0 5 4 11 12 11 12 0 16-12 16-16 7-28 14-57 21-85 16 2 43 11 43 35 0 3 0 5-1 11-2 7-2 9-2 14 0 30 20 41 36 41 18 0 27-15 32-22 10-17 16-42 16-43 0-4-4-4-7-4-5 0-5 0-8 10-6 20-14 49-32 49-12 0-12-10-12-18 0-9 2-21 4-23 1-9 1-9 1-15 0-29-29-40-55-43 9-6 18-15 28-28 23-25 39-44 60-44 9 0 11 5 12 5-18 3-20 18-20 21 0 5 4 13 14 13s22-7 22-24c0-10-7-25-26-25-23 0-41 18-56 35-24 28-31 35-45 42 14-57 29-114 43-171z">
              <text:p/>
            </draw:path>
            <draw:path draw:style-name="gr56" draw:text-style-name="P38" draw:layer="layout" svg:width="0.096cm" svg:height="0.419cm" svg:x="17.178cm" svg:y="3.626cm" svg:viewBox="0 0 97 420" svg:d="M97 415c0-1 0-1-7-8-53-54-66-133-66-198 0-73 16-146 68-197 5-6 5-6 5-7 0-4-1-5-3-5-5 0-42 29-68 83-21 45-26 92-26 126s5 84 28 132c25 52 61 79 66 79 2 0 3-1 3-5z">
              <text:p/>
            </draw:path>
            <draw:path draw:style-name="gr56" draw:text-style-name="P38" draw:layer="layout" svg:width="0.253cm" svg:height="0.285cm" svg:x="17.316cm" svg:y="3.655cm" svg:viewBox="0 0 254 286" svg:d="M142 32c3-15 4-19 44-19 13 0 16 0 16-8 0-5-4-5-6-5-15 0-50 1-63 1s-43-1-56-1c-3 0-9 0-9 8 0 5 5 5 12 5 2 0 10 0 17 0 7 1 11 1 11 7 0 2 0 3-1 9-19 75-38 150-57 225-4 15-6 19-38 19-7 0-12 0-12 8 0 5 4 5 12 5 65 0 130 0 194 0 11 0 11 0 14-7 11-30 22-61 33-91 1-4 1-3 1-5s-1-5-5-5c-3 0-3 2-7 9-14 38-32 86-105 86-13 0-27 0-40 0-6 0-7 0-9 0-4 0-5-1-5-5 0-1 0-1 1-9 19-76 38-151 58-227z">
              <text:p/>
            </draw:path>
            <draw:path draw:style-name="gr56" draw:text-style-name="P38" draw:layer="layout" svg:width="0.048cm" svg:height="0.125cm" svg:x="17.623cm" svg:y="3.896cm" svg:viewBox="0 0 49 126" svg:d="M49 44c0-27-11-44-27-44-14 0-22 11-22 23 0 11 8 21 22 21 6 0 10-1 15-5 1-1 1 0 1-1 2 0 2 0 2 6 0 31-15 56-29 70-5 4-5 6-5 7 0 2 2 5 5 5 5 0 38-33 38-82z">
              <text:p/>
            </draw:path>
            <draw:path draw:style-name="gr56" draw:text-style-name="P38" draw:layer="layout" svg:width="0.169cm" svg:height="0.189cm" svg:x="17.809cm" svg:y="3.755cm" svg:viewBox="0 0 170 190" svg:d="M73 65c1-2 19-55 57-55 1 0 13 0 21 6-14 4-15 18-15 20 0 5 3 13 14 13 8 0 20-6 20-23 0-21-26-26-40-26-29 0-45 22-51 30-5-22-21-30-36-30-14 0-23 10-30 23-8 16-13 40-13 42 0 4 4 4 6 4 6 0 6-1 8-9 8-30 16-50 29-50 11 0 11 12 11 16 0 8-1 15-4 22-10 42-20 84-31 126-1 2-1 4-1 6 0 4 4 10 12 10 12 0 16-12 16-15 9-37 18-74 27-110z">
              <text:p/>
            </draw:path>
            <draw:path draw:style-name="gr56" draw:text-style-name="P38" draw:layer="layout" svg:width="0.148cm" svg:height="0.189cm" svg:x="17.978cm" svg:y="3.755cm" svg:viewBox="0 0 149 190" svg:d="M53 89c12 0 41-2 61-10 32-13 32-41 32-43 0-19-15-36-42-36-44 0-104 43-104 117 0 37 20 73 60 73 54 0 89-42 89-48 0-2-4-7-6-7-3 0-3 0-6 5-31 40-69 41-76 41-27 0-32-30-32-46 0-17 5-34 7-46 6 0 11 0 17 0zM38 79c18-68 62-69 66-69 17 0 27 10 27 25 0 44-70 44-83 44-3 0-6 0-10 0z">
              <text:p/>
            </draw:path>
            <draw:path draw:style-name="gr56" draw:text-style-name="P38" draw:layer="layout" svg:width="0.19cm" svg:height="0.295cm" svg:x="18.147cm" svg:y="3.65cm" svg:viewBox="0 0 191 296" svg:d="M190 11c0-1 1-5 1-6 0-4-3-5-6-5-1 0-5 0-6 1-14 1-28 2-42 3-5 1-10 1-10 9 0 5 4 5 10 5 20 0 21 2 21 7 0 1 0 4-1 6-8 33-17 66-25 99-6-13-17-25-35-25-47 0-97 64-97 126 0 35 20 65 52 65 15 0 33-9 50-30 5 21 20 30 35 30s25-11 31-24c7-16 12-40 12-41 0-4-2-4-6-4-5 0-5 0-8 10-5 23-14 49-28 49-11 0-11-11-11-17 0-3 0-9 3-19 20-80 40-159 60-239zM104 239c-3 14-28 47-51 47-21 0-24-24-24-37 0-20 13-69 20-87 11-27 30-47 48-47 4 0 13 0 21 12 4 7 8 19 8 27 0 2 0 3-1 5-7 27-14 54-21 80z">
              <text:p/>
            </draw:path>
            <draw:path draw:style-name="gr56" draw:text-style-name="P38" draw:layer="layout" svg:width="0.097cm" svg:height="0.419cm" svg:x="18.385cm" svg:y="3.626cm" svg:viewBox="0 0 98 420" svg:d="M98 209c0-32-4-82-27-130-25-51-63-79-66-79s-5 2-5 5c0 1 0 1 8 9 41 41 65 108 65 195 0 72-15 146-67 199-6 6-6 6-6 7 0 3 2 5 5 5s42-29 67-82c22-46 26-93 26-129z">
              <text:p/>
            </draw:path>
          </draw:g>
        </draw:g>
        <draw:connector draw:style-name="gr180" draw:text-style-name="P8" draw:layer="layout" draw:type="curve" draw:line-skew="-0.385cm" svg:x1="16.09cm" svg:y1="4.987cm" svg:x2="15.239cm" svg:y2="4.987cm" draw:start-shape="id58" draw:start-glue-point="9" draw:end-shape="id58" draw:end-glue-point="7" svg:d="M16090 4987c0 475-851 475-851 0" svg:viewBox="0 0 852 357">
          <text:p/>
        </draw:connector>
        <draw:g>
          <svg:title>TexMaths</svg:title>
          <svg:desc>18§display§\val(L, \red)§svg§600§TRUE§</svg:desc>
          <draw:g>
            <draw:path draw:style-name="gr56" draw:text-style-name="P38" draw:layer="layout" svg:width="0.171cm" svg:height="0.189cm" svg:x="16.13cm" svg:y="5.181cm" svg:viewBox="0 0 172 190" svg:d="M172 27c0-14-5-27-17-27-9 0-20 10-20 19 0 6 4 8 6 12 10 11 11 24 11 32 0 12-19 117-68 117-23 0-28-20-28-34 0-24 15-61 25-91 3-6 5-13 5-20 0-22-14-35-32-35-38 0-54 62-54 64 0 5 5 5 7 5 5 0 6-1 7-7 4-13 15-52 40-52 3 0 8 1 8 11s-3 22-9 39c-14 34-22 59-22 80 0 38 26 50 51 50 71 0 90-152 90-163z">
              <text:p/>
            </draw:path>
            <draw:path draw:style-name="gr56" draw:text-style-name="P38" draw:layer="layout" svg:width="0.178cm" svg:height="0.189cm" svg:x="16.334cm" svg:y="5.181cm" svg:viewBox="0 0 179 190" svg:d="M100 160c5 21 21 30 35 30 16 0 25-11 31-24 7-16 13-40 13-41 0-3-3-3-7-3-5 0-5 0-7 9-6 23-14 49-29 49-10 0-10-11-10-17 0-3 0-9 2-21 9-38 19-76 29-113 2-6 2-8 2-10 0-8-7-11-12-11-13 0-16 15-17 17-7-18-21-25-34-25-47 0-96 63-96 125 0 35 19 65 50 65 16 0 34-9 50-30zM123 54c-6 26-13 53-19 80-4 13-30 46-53 46-20 0-22-24-22-37 0-20 12-69 20-87 11-26 30-46 47-46 19 0 28 21 28 39 0 1 0 2-1 5z">
              <text:p/>
            </draw:path>
            <draw:path draw:style-name="gr56" draw:text-style-name="P38" draw:layer="layout" svg:width="0.089cm" svg:height="0.294cm" svg:x="16.542cm" svg:y="5.076cm" svg:viewBox="0 0 90 295" svg:d="M88 11c0-1 2-5 2-6 0-4-3-5-6-5-2 0-6 0-7 1-14 1-28 2-42 3-5 1-10 1-10 9 0 5 5 5 11 5 20 0 20 2 20 7 0 1-1 4-1 6-18 70-35 140-53 210 0 1-2 10-2 15 0 23 16 39 36 39 15 0 24-11 30-22 7-14 13-42 13-43 0-3-4-3-7-3-1 0-5 0-6 1-1 3-2 7-3 11-7 29-15 46-27 46-11 0-11-11-11-17 0-3 0-9 2-19 21-79 41-159 61-238z">
              <text:p/>
            </draw:path>
            <draw:path draw:style-name="gr56" draw:text-style-name="P38" draw:layer="layout" svg:width="0.096cm" svg:height="0.418cm" svg:x="16.695cm" svg:y="5.052cm" svg:viewBox="0 0 97 419" svg:d="M97 414c0-1 0-1-6-8-53-54-67-133-67-197 0-73 17-146 68-197 5-6 5-6 5-7 0-4-1-5-4-5-5 0-42 29-67 82-21 46-26 92-26 127 0 33 5 83 27 131 26 51 61 79 66 79 3 0 4-1 4-5z">
              <text:p/>
            </draw:path>
            <draw:path draw:style-name="gr56" draw:text-style-name="P38" draw:layer="layout" svg:width="0.254cm" svg:height="0.284cm" svg:x="16.833cm" svg:y="5.081cm" svg:viewBox="0 0 255 285" svg:d="M141 32c4-15 5-19 44-19 13 0 17 0 17-8 0-5-5-5-7-5-14 0-48 1-62 1-12 0-43-1-56-1-3 0-8 0-8 8 0 5 4 5 12 5 5 0 9 0 16 0 7 1 11 1 11 7 0 1 0 3-2 9-18 74-37 149-56 224-5 15-5 19-38 19-7 0-12 0-12 8 0 5 5 5 12 5 65 0 130 0 195 0 9 0 9 0 12-7 11-30 22-60 33-91 3-3 2-3 3-4 0-3-2-5-6-5-5 0-4 1-8 8-14 38-32 86-105 86-13 0-26 0-39 0-6 0-6 0-9 0-4 0-6-1-6-5 0-1 0-1 3-9 19-75 37-151 56-226z">
              <text:p/>
            </draw:path>
            <draw:path draw:style-name="gr56" draw:text-style-name="P38" draw:layer="layout" svg:width="0.048cm" svg:height="0.124cm" svg:x="17.139cm" svg:y="5.322cm" svg:viewBox="0 0 49 125" svg:d="M49 44c0-27-11-44-26-44s-23 11-23 23c0 10 8 21 23 21 4 0 9-1 14-5 1-1 1-1 2-1 0 2 0 0 0 6 0 31-14 56-28 69-4 5-4 6-4 7 0 3 1 5 4 5 5 0 38-32 38-81z">
              <text:p/>
            </draw:path>
            <draw:path draw:style-name="gr56" draw:text-style-name="P38" draw:layer="layout" svg:width="0.17cm" svg:height="0.189cm" svg:x="17.324cm" svg:y="5.181cm" svg:viewBox="0 0 171 190" svg:d="M73 64c1-1 20-54 56-54 2 0 13 0 22 6-15 4-16 17-16 20 0 5 4 13 14 13 9 0 22-6 22-23 0-21-28-26-42-26-29 0-44 21-50 30-5-22-22-30-35-30-15 0-24 10-31 23-7 16-13 40-13 41 0 5 4 5 6 5 6 0 6-1 8-9 8-30 16-50 29-50 11 0 11 11 11 16 0 7-1 15-4 22-10 41-21 83-31 125-1 2-1 5-1 6 0 5 4 11 12 11 12 0 15-12 17-16 8-36 17-73 26-110z">
              <text:p/>
            </draw:path>
            <draw:path draw:style-name="gr56" draw:text-style-name="P38" draw:layer="layout" svg:width="0.147cm" svg:height="0.189cm" svg:x="17.493cm" svg:y="5.181cm" svg:viewBox="0 0 148 190" svg:d="M53 88c12 0 40-1 61-9 33-13 33-41 33-43 0-19-16-36-43-36-44 0-104 43-104 117 0 37 20 73 60 73 54 0 88-42 88-48 0-2-3-7-6-7-2 0-2 0-6 5-31 39-68 40-75 40-28 0-32-30-32-45 0-17 4-35 7-47 5 0 11 0 17 0zM38 79c18-68 62-69 66-69 17 0 26 10 26 25 0 44-69 44-82 44-3 0-7 0-10 0z">
              <text:p/>
            </draw:path>
            <draw:path draw:style-name="gr56" draw:text-style-name="P38" draw:layer="layout" svg:width="0.189cm" svg:height="0.294cm" svg:x="17.661cm" svg:y="5.076cm" svg:viewBox="0 0 190 295" svg:d="M189 11c0-1 1-5 1-6 0-4-2-5-6-5-1 0-5 0-6 1-14 1-28 2-42 3-5 1-9 1-9 9 0 5 3 5 9 5 21 0 22 2 22 7 0 1-1 4-1 6-9 33-17 66-26 99-5-13-16-25-34-25-47 0-97 63-97 125 0 35 20 65 51 65 16 0 34-9 51-30 4 21 20 30 34 30 16 0 25-11 31-24 8-16 12-40 12-41 0-3-2-3-6-3s-4 0-8 9c-5 23-13 49-28 49-10 0-10-11-10-17 0-3 0-9 2-19 20-79 40-159 60-238zM104 239c-4 13-29 46-51 46-21 0-24-24-24-37 0-20 13-69 21-87 10-26 29-46 47-46 3 0 13 0 20 11 5 8 9 20 9 28 0 1 0 2-2 5-6 26-13 53-20 80z">
              <text:p/>
            </draw:path>
            <draw:path draw:style-name="gr56" draw:text-style-name="P38" draw:layer="layout" svg:width="0.097cm" svg:height="0.418cm" svg:x="17.898cm" svg:y="5.052cm" svg:viewBox="0 0 98 419" svg:d="M98 209c0-32-5-83-27-130-26-52-63-79-66-79s-5 2-5 5c0 1 0 1 8 9 41 41 65 108 65 195 0 71-16 145-67 198-6 6-6 6-6 7 0 2 2 5 5 5s42-29 67-83c21-45 26-91 26-127z">
              <text:p/>
            </draw:path>
          </draw:g>
        </draw:g>
        <draw:connector draw:style-name="gr182" draw:text-style-name="P8" draw:layer="layout" draw:type="curve" svg:x1="10.419cm" svg:y1="5.055cm" svg:x2="15.063cm" svg:y2="4.562cm" draw:start-shape="id57" draw:start-glue-point="10" draw:end-shape="id58" draw:end-glue-point="6" svg:d="M10419 5055c3483 0 1161-493 4644-493" svg:viewBox="0 0 4645 494">
          <text:p/>
        </draw:connector>
        <draw:g>
          <svg:title>TexMaths</svg:title>
          <svg:desc>12§display§\assignG(L, \red)§svg§600§TRUE§</svg:desc>
          <draw:g>
            <draw:path draw:style-name="gr56" draw:text-style-name="P38" draw:layer="layout" svg:width="0.179cm" svg:height="0.189cm" svg:x="12.21cm" svg:y="4.384cm" svg:viewBox="0 0 180 190" svg:d="M102 160c5 22 20 30 35 30s24-10 31-24c7-15 12-39 12-40 0-4-4-4-6-4-5 0-6 0-8 10-6 22-14 49-28 49-11 0-11-11-11-17 0-4 0-10 3-22 9-37 19-75 28-113 2-6 2-7 2-10 0-8-8-11-11-11-13 0-17 15-17 17-8-18-22-25-35-25-47 0-97 63-97 126 0 34 19 64 52 64 14 0 33-8 50-30zM125 54c-7 27-14 53-21 80-3 13-28 47-52 47-20 0-23-24-23-37 0-21 13-70 20-88 11-26 30-46 48-46s29 21 29 39c0 1-1 2-1 5z">
              <text:p/>
            </draw:path>
            <draw:path draw:style-name="gr56" draw:text-style-name="P38" draw:layer="layout" svg:width="0.144cm" svg:height="0.189cm" svg:x="12.411cm" svg:y="4.384cm" svg:viewBox="0 0 145 190" svg:d="M73 103c18 5 37 8 37 31 0 13-12 47-55 47-9 0-33-1-41-23 22-2 22-20 22-22 0-7-5-13-14-13-10 0-22 7-22 27 0 25 25 40 55 40 63 0 79-51 79-70 0-36-33-45-50-48-12-3-26-6-26-24 0-10 8-38 42-38 12 0 26 3 31 20-13 1-17 13-17 17s2 12 13 12c7 0 18-5 18-23 0-19-17-36-45-36-50 0-66 41-66 62 0 33 27 39 39 41z">
              <text:p/>
            </draw:path>
            <draw:path draw:style-name="gr56" draw:text-style-name="P38" draw:layer="layout" svg:width="0.144cm" svg:height="0.189cm" svg:x="12.584cm" svg:y="4.384cm" svg:viewBox="0 0 145 190" svg:d="M72 103c19 5 37 8 37 31 0 13-11 47-54 47-9 0-33-1-41-23 22-2 22-20 22-22 0-7-6-13-14-13-10 0-22 7-22 27 0 25 24 40 54 40 64 0 79-51 79-70 0-36-32-45-49-48-12-3-28-6-28-24 0-10 10-38 44-38 10 0 26 3 31 20-13 1-17 13-17 17s2 12 12 12c7 0 19-5 19-23 0-19-18-36-45-36-50 0-66 41-66 62 0 33 26 39 38 41z">
              <text:p/>
            </draw:path>
            <draw:path draw:style-name="gr56" draw:text-style-name="P38" draw:layer="layout" svg:width="0.103cm" svg:height="0.279cm" svg:x="12.759cm" svg:y="4.294cm" svg:viewBox="0 0 104 280" svg:d="M104 215c0-3-2-3-6-3-6 0-6 0-7 6-3 13-14 52-39 52-3 0-9 0-9-11s5-24 11-40c9-24 18-48 26-72 5-12 6-15 6-24 0-22-16-33-32-33-40 0-54 62-54 64 0 5 5 5 6 5 6 0 6-1 8-7 4-13 15-53 39-53 5 0 9 3 9 12 0 10-4 22-7 30-4 12-9 23-13 35-5 14-10 27-16 42s-7 20-7 29c0 16 10 33 33 33 39 0 52-63 52-65zM103 14c0-10-8-14-14-14-10 0-21 8-21 20 0 11 9 15 15 15 8 0 20-9 20-21z">
              <text:p/>
            </draw:path>
            <draw:path draw:style-name="gr56" draw:text-style-name="P38" draw:layer="layout" svg:width="0.183cm" svg:height="0.271cm" svg:x="12.876cm" svg:y="4.384cm" svg:viewBox="0 0 184 272" svg:d="M120 164c-3 12-6 23-8 35-5 21-8 30-20 44-16 19-33 19-39 19s-19 0-30-5c8-2 13-12 13-19 0-5-4-13-14-13-9 0-22 6-22 23 0 16 16 24 52 24 44 0 75-28 84-60 15-61 30-122 45-183 3-7 3-7 3-10 0-8-8-11-12-11-5 0-15 4-16 16-6-12-18-24-36-24-47 0-96 62-96 122 0 35 20 64 52 64 21 0 39-17 44-22zM148 54c-6 25-12 51-18 76-4 14-30 46-53 46s-24-31-24-36c0-20 13-69 21-89 11-22 29-41 46-41 25 0 29 34 29 38-1 2-1 4-1 6z">
              <text:p/>
            </draw:path>
            <draw:path draw:style-name="gr56" draw:text-style-name="P38" draw:layer="layout" svg:width="0.21cm" svg:height="0.189cm" svg:x="13.083cm" svg:y="4.384cm" svg:viewBox="0 0 211 190" svg:d="M61 113c3-10 5-18 7-28 5-22 5-22 12-34 6-10 26-41 58-41 18 0 19 19 19 27 0 26-19 76-24 93-6 14-7 18-7 27 0 18 12 33 32 33 39 0 53-62 53-64 0-4-3-4-6-4-6 0-6 0-7 6-4 12-14 53-40 53-8 0-8-6-8-12 0-11 4-22 7-31 9-23 25-70 25-94 0-34-22-44-43-44-35 0-55 25-60 34-3-21-18-34-36-34-15 0-24 10-30 23-8 16-13 40-13 42 0 4 4 4 6 4 5 0 6-1 7-9 9-30 16-50 29-50 11 0 11 12 11 16 0 8-1 15-3 22-10 42-20 84-31 126-1 2-1 4-1 6 0 4 2 10 11 10 6 0 13-2 15-10 6-23 12-45 17-67z">
              <text:p/>
            </draw:path>
            <draw:path draw:style-name="gr56" draw:text-style-name="P38" draw:layer="layout" svg:width="0.096cm" svg:height="0.419cm" svg:x="13.359cm" svg:y="4.255cm" svg:viewBox="0 0 97 420" svg:d="M97 415c0-1 0-1-7-8-53-54-66-133-66-198 0-73 16-146 68-197 5-6 5-6 5-7 0-4-1-5-3-5-5 0-44 29-68 83-21 45-26 92-26 126s4 84 28 132c25 52 61 79 66 79 2 0 3-1 3-5z">
              <text:p/>
            </draw:path>
            <draw:path draw:style-name="gr56" draw:text-style-name="P38" draw:layer="layout" svg:width="0.253cm" svg:height="0.285cm" svg:x="13.497cm" svg:y="4.284cm" svg:viewBox="0 0 254 286" svg:d="M142 32c3-15 4-19 44-19 13 0 16 0 16-8 0-5-4-5-6-5-15 0-50 1-63 1s-43-1-56-1c-3 0-9 0-9 8 0 5 5 5 12 5 2 0 10 0 17 0 7 1 11 1 11 7 0 2 0 3-1 9-19 75-38 150-57 225-4 15-6 19-38 19-7 0-12 0-12 8 0 5 4 5 12 5 65 0 130 0 194 0 11 0 11 0 13-7 12-30 23-61 34-91 1-4 1-3 1-5s-1-5-5-5c-3 0-3 2-7 9-14 38-32 86-105 86-13 0-27 0-40 0-6 0-7 0-9 0-4 0-5-1-5-5 0-1 0-1 1-9 19-76 38-151 58-227z">
              <text:p/>
            </draw:path>
            <draw:path draw:style-name="gr56" draw:text-style-name="P38" draw:layer="layout" svg:width="0.048cm" svg:height="0.125cm" svg:x="13.804cm" svg:y="4.525cm" svg:viewBox="0 0 49 126" svg:d="M49 44c0-27-11-44-27-44-14 0-22 11-22 23 0 11 8 21 22 21 6 0 10-1 15-5 1-1 1 0 1-1 2 0 2 0 2 6 0 31-15 56-29 70-5 4-5 6-5 7 0 2 2 5 5 5 5 0 38-33 38-82z">
              <text:p/>
            </draw:path>
            <draw:path draw:style-name="gr56" draw:text-style-name="P38" draw:layer="layout" svg:width="0.169cm" svg:height="0.189cm" svg:x="13.99cm" svg:y="4.384cm" svg:viewBox="0 0 170 190" svg:d="M73 65c1-2 19-55 57-55 1 0 13 0 21 6-14 4-15 18-15 20 0 5 3 13 14 13 7 0 20-6 20-23 0-21-26-26-40-26-29 0-45 22-52 30-4-22-20-30-35-30-14 0-23 10-30 23-8 16-13 40-13 42 0 4 4 4 6 4 6 0 6-1 8-9 8-30 16-50 29-50 11 0 11 12 11 16 0 8-1 15-4 22-10 42-20 84-31 126-1 2-1 4-1 6 0 4 4 10 12 10 12 0 16-12 16-15 9-37 18-74 27-110z">
              <text:p/>
            </draw:path>
            <draw:path draw:style-name="gr56" draw:text-style-name="P38" draw:layer="layout" svg:width="0.148cm" svg:height="0.189cm" svg:x="14.159cm" svg:y="4.384cm" svg:viewBox="0 0 149 190" svg:d="M53 89c12 0 41-2 61-10 32-13 32-41 32-43 0-19-15-36-42-36-44 0-104 43-104 117 0 37 20 73 60 73 54 0 89-42 89-48 0-2-4-7-6-7-3 0-3 0-6 5-31 40-69 41-76 41-27 0-32-30-32-46 0-17 5-34 7-46 6 0 11 0 17 0zM38 79c18-68 62-69 66-69 17 0 27 10 27 25 0 44-70 44-83 44-3 0-6 0-10 0z">
              <text:p/>
            </draw:path>
            <draw:path draw:style-name="gr56" draw:text-style-name="P38" draw:layer="layout" svg:width="0.19cm" svg:height="0.295cm" svg:x="14.328cm" svg:y="4.279cm" svg:viewBox="0 0 191 296" svg:d="M190 11c0-1 1-5 1-6 0-4-3-5-6-5-1 0-5 0-6 1-14 1-28 2-42 3-5 1-10 1-10 9 0 5 4 5 10 5 20 0 21 2 21 7 0 1 0 4-1 6-8 33-17 66-25 99-6-13-17-25-35-25-47 0-97 64-97 126 0 35 20 65 52 65 15 0 33-9 50-30 5 21 20 30 35 30s25-11 31-24c7-16 12-40 12-41 0-4-2-4-6-4-5 0-5 0-8 10-6 23-14 49-28 49-11 0-11-11-11-17 0-3 0-9 3-19 20-80 40-159 60-239zM104 239c-3 14-28 47-51 47-21 0-24-24-24-37 0-20 13-69 20-87 11-27 30-47 48-47 4 0 13 0 21 12 4 7 8 19 8 27 0 2 0 3-1 5-7 27-14 54-21 80z">
              <text:p/>
            </draw:path>
            <draw:path draw:style-name="gr56" draw:text-style-name="P38" draw:layer="layout" svg:width="0.097cm" svg:height="0.419cm" svg:x="14.566cm" svg:y="4.255cm" svg:viewBox="0 0 98 420" svg:d="M98 209c0-32-4-82-27-130-25-51-63-79-66-79s-5 2-5 5c0 1 0 1 8 9 41 41 65 108 65 195 0 72-15 146-67 199-6 6-6 6-6 7 0 3 2 5 5 5s42-29 67-82c22-46 26-93 26-129z">
              <text:p/>
            </draw:path>
          </draw:g>
        </draw:g>
        <draw:connector draw:style-name="gr183" draw:text-style-name="P8" draw:layer="layout" draw:type="curve" svg:x1="16.266cm" svg:y1="4.562cm" svg:x2="17.298cm" svg:y2="4.445cm" draw:start-shape="id58" draw:start-glue-point="10" svg:d="M16266 4562c1168 0 653-117 1032-117" svg:viewBox="0 0 1033 118">
          <text:p/>
        </draw:connector>
        <draw:connector draw:style-name="gr184" draw:text-style-name="P8" draw:layer="layout" draw:type="curve" svg:x1="16.266cm" svg:y1="4.562cm" svg:x2="17.29cm" svg:y2="4.671cm" draw:start-shape="id58" draw:start-glue-point="10" svg:d="M16266 4562c1162 0 651 109 1024 109" svg:viewBox="0 0 1025 110">
          <text:p/>
        </draw:connector>
        <draw:frame draw:style-name="gr186" draw:text-style-name="P88" xml:id="id59" draw:id="id59" draw:layer="layout" svg:width="1.213cm" svg:height="1.195cm" svg:x="15.153cm" svg:y="5.895cm">
          <draw:text-box>
            <text:p><text:span text:style-name="T30">...</text:span></text:p>
          </draw:text-box>
        </draw:frame>
        <draw:connector draw:style-name="gr188" draw:text-style-name="P8" draw:layer="layout" draw:type="curve" svg:x1="10.419cm" svg:y1="5.055cm" svg:x2="15.153cm" svg:y2="6.492cm" draw:start-shape="id57" draw:start-glue-point="10" draw:end-shape="id59" draw:end-glue-point="3" svg:d="M10419 5055c3571 0 1205 1437 4734 1437" svg:viewBox="0 0 4735 1438">
          <text:p/>
        </draw:connector>
        <draw:frame draw:style-name="gr189" draw:text-style-name="P84" draw:layer="layout" svg:width="1.213cm" svg:height="1.195cm" svg:x="12.437cm" svg:y="5.695cm">
          <draw:text-box>
            <text:p text:style-name="P83"><text:span text:style-name="T30">...</text:span></text:p>
          </draw:text-box>
        </draw:frame>
        <draw:frame draw:style-name="gr186" draw:text-style-name="P88" draw:layer="layout" svg:width="1.213cm" svg:height="1.195cm" svg:x="17.257cm" svg:y="3.785cm">
          <draw:text-box>
            <text:p><text:span text:style-name="T30">...</text:span></text:p>
          </draw:text-box>
        </draw:frame>
        <draw:custom-shape draw:style-name="gr168" draw:text-style-name="P92" draw:layer="layout" svg:width="4.511cm" svg:height="1.1cm" draw:transform="rotate (-0.218166156499291) translate (20.043cm 2.396cm)">
          <text:p text:style-name="P85"><text:span text:style-name="T17">S</text:span><text:span text:style-name="T17">i</text:span><text:span text:style-name="T17">m</text:span><text:span text:style-name="T17">p</text:span><text:span text:style-name="T17">l</text:span><text:span text:style-name="T17">i</text:span><text:span text:style-name="T17">f</text:span><text:span text:style-name="T17">i</text:span><text:span text:style-name="T17">c</text:span><text:span text:style-name="T17">a</text:span><text:span text:style-name="T17">t</text:span><text:span text:style-name="T17">i</text:span><text:span text:style-name="T17">o</text:span><text:span text:style-name="T17">n</text:span><text:span text:style-name="T17">!</text:span></text:p>
          <draw:enhanced-geometry svg:viewBox="0 0 21600 21600" draw:type="rectangle" draw:enhanced-path="M 0 0 L 21600 0 21600 21600 0 21600 0 0 Z N"/>
        </draw:custom-shape>
        <draw:g>
          <svg:title>TexMaths</svg:title>
          <svg:desc>12§display§| \check(L, \green)§svg§600§TRUE§</svg:desc>
          <draw:g>
            <draw:path draw:style-name="gr56" draw:text-style-name="P38" draw:layer="layout" svg:width="0.016cm" svg:height="0.419cm" svg:x="12.211cm" svg:y="4.756cm" svg:viewBox="0 0 17 420" svg:d="M17 16c0-8 0-16-9-16-8 0-8 8-8 16 0 129 0 259 0 389 0 7 0 15 8 15 9 0 9-8 9-15 0-130 0-260 0-389z">
              <text:p/>
            </draw:path>
            <draw:path draw:style-name="gr56" draw:text-style-name="P38" draw:layer="layout" svg:width="0.151cm" svg:height="0.189cm" svg:x="12.324cm" svg:y="4.885cm" svg:viewBox="0 0 152 190" svg:d="M138 28c-22 2-22 19-22 20 0 7 5 13 15 13 12 0 21-8 21-25 0-20-18-36-45-36-52 0-107 60-107 121 0 42 25 69 62 69 54 0 89-42 89-48 0-2-3-7-6-7-2 0-2 0-6 5-31 40-68 41-75 41-23 0-34-18-34-43 0-22 12-66 23-87 14-27 36-41 55-41 5 0 23 1 30 18z">
              <text:p/>
            </draw:path>
            <draw:path draw:style-name="gr56" draw:text-style-name="P38" draw:layer="layout" svg:width="0.192cm" svg:height="0.295cm" svg:x="12.504cm" svg:y="4.78cm" svg:viewBox="0 0 193 296" svg:d="M96 11c0-1 1-5 1-6 0-4-2-5-6-5-1 0-6 0-7 1-14 1-27 2-41 3-6 1-9 1-9 9 0 5 3 5 9 5 21 0 22 2 22 7 0 1-2 4-3 6-20 83-41 165-62 248 0 1 0 5 0 6 0 5 4 11 12 11s14-8 16-12c1-6 14-61 18-72 1-10 4-19 6-28 4-15 4-16 12-30 8-13 26-39 56-39 18 0 19 19 19 27 0 27-18 76-24 94-6 13-7 18-7 26 0 18 12 34 32 34 39 0 53-63 53-65 0-4-2-4-6-4-5 0-5 0-7 6-4 12-14 53-40 53-8 0-8-6-8-12 0-11 4-21 7-31 9-23 27-69 27-93 0-35-24-45-45-45-29 0-43 15-56 28 10-41 21-82 31-122z">
              <text:p/>
            </draw:path>
            <draw:path draw:style-name="gr56" draw:text-style-name="P38" draw:layer="layout" svg:width="0.148cm" svg:height="0.189cm" svg:x="12.735cm" svg:y="4.885cm" svg:viewBox="0 0 149 190" svg:d="M53 89c13 0 41-2 61-10 34-13 34-41 34-43 0-19-16-36-44-36-44 0-104 43-104 117 0 37 20 73 60 73 54 0 89-42 89-48 0-2-3-7-6-7s-3 0-6 5c-31 40-69 41-76 41-27 0-32-30-32-46 0-17 5-34 7-46 6 0 11 0 17 0zM38 79c20-68 63-69 66-69 17 0 27 10 27 25 0 44-70 44-83 44-3 0-6 0-10 0z">
              <text:p/>
            </draw:path>
            <draw:path draw:style-name="gr56" draw:text-style-name="P38" draw:layer="layout" svg:width="0.151cm" svg:height="0.189cm" svg:x="12.905cm" svg:y="4.885cm" svg:viewBox="0 0 152 190" svg:d="M138 28c-22 2-22 19-22 20 0 7 5 13 15 13 11 0 21-8 21-25 0-20-18-36-45-36-52 0-107 60-107 121 0 42 25 69 62 69 54 0 89-42 89-48 0-2-3-7-7-7-1 0-1 0-5 5-31 40-68 41-75 41-23 0-34-18-34-43 0-22 11-66 23-87 14-27 36-41 55-41 4 0 23 1 30 18z">
              <text:p/>
            </draw:path>
            <draw:path draw:style-name="gr56" draw:text-style-name="P38" draw:layer="layout" svg:width="0.179cm" svg:height="0.295cm" svg:x="13.085cm" svg:y="4.78cm" svg:viewBox="0 0 180 296" svg:d="M96 11c0-1 1-5 1-6 0-4-2-5-6-5-1 0-6 0-7 1-14 1-28 2-42 3-5 1-10 1-10 9 0 5 5 5 11 5 21 0 21 2 21 7 0 1-1 4-2 6-20 83-41 165-62 248 0 1 0 5 0 6 0 5 4 11 11 11 13 0 15-12 17-16 7-28 14-57 21-85 16 2 43 11 43 35 0 3 0 5-1 11-2 7-2 9-2 14 0 30 20 41 36 41 18 0 27-15 32-22 9-17 15-42 15-43 0-4-3-4-6-4-5 0-5 0-9 10-5 20-13 49-31 49-12 0-12-10-12-18 0-9 2-21 2-23 3-9 3-9 3-15 0-29-30-40-57-43 10-6 20-15 30-28 23-25 39-44 60-44 9 0 8 3 11 5-17 3-19 18-19 21 0 5 4 13 14 13s22-7 22-24c0-10-8-25-26-25-23 0-41 18-56 35-24 28-31 35-45 42 14-57 29-114 43-171z">
              <text:p/>
            </draw:path>
            <draw:path draw:style-name="gr56" draw:text-style-name="P38" draw:layer="layout" svg:width="0.096cm" svg:height="0.419cm" svg:x="13.335cm" svg:y="4.756cm" svg:viewBox="0 0 97 420" svg:d="M97 415c0-1 0-1-7-8-53-54-66-133-66-198 0-73 16-146 67-197 6-6 6-6 6-7 0-4-1-5-3-5-5 0-44 29-68 83-21 45-26 92-26 126s4 84 28 132c25 52 61 79 66 79 2 0 3-1 3-5z">
              <text:p/>
            </draw:path>
            <draw:path draw:style-name="gr56" draw:text-style-name="P38" draw:layer="layout" svg:width="0.253cm" svg:height="0.285cm" svg:x="13.473cm" svg:y="4.785cm" svg:viewBox="0 0 254 286" svg:d="M142 32c3-15 4-19 44-19 13 0 16 0 16-8 0-5-4-5-6-5-15 0-50 1-63 1s-43-1-56-1c-3 0-9 0-9 8 0 5 5 5 12 5 2 0 10 0 17 0 7 1 11 1 11 7 0 2 0 3-1 9-19 75-38 150-57 225-4 15-6 19-38 19-7 0-12 0-12 8 0 5 4 5 12 5 65 0 130 0 194 0 11 0 11 0 13-7 12-30 23-61 34-91 1-4 1-3 1-5s-1-5-5-5c-3 0-3 2-7 9-14 38-32 86-105 86-13 0-27 0-40 0-6 0-7 0-9 0-4 0-5-1-5-5 0-1 0-1 1-9 19-76 38-151 58-227z">
              <text:p/>
            </draw:path>
            <draw:path draw:style-name="gr56" draw:text-style-name="P38" draw:layer="layout" svg:width="0.048cm" svg:height="0.125cm" svg:x="13.78cm" svg:y="5.026cm" svg:viewBox="0 0 49 126" svg:d="M49 44c0-27-11-44-27-44-14 0-22 11-22 23 0 11 8 21 22 21 6 0 10-1 15-5 1-1 1 0 1-1 2 0 2 0 2 6 0 31-15 56-29 70-5 4-5 6-5 7 0 2 2 5 5 5 5 0 38-33 38-82z">
              <text:p/>
            </draw:path>
            <draw:path draw:style-name="gr56" draw:text-style-name="P38" draw:layer="layout" svg:width="0.183cm" svg:height="0.271cm" svg:x="13.953cm" svg:y="4.885cm" svg:viewBox="0 0 184 272" svg:d="M120 164c-3 12-6 23-8 35-5 21-8 30-20 44-16 19-33 19-40 19-5 0-18 0-29-5 8-2 13-12 13-19 0-5-4-13-16-13-7 0-20 6-20 23 0 16 16 24 52 24 44 0 75-28 84-60 15-61 30-122 45-183 3-7 3-7 3-10 0-8-8-11-12-11-5 0-15 4-16 16-6-12-18-24-36-24-47 0-96 62-96 122 0 35 20 64 52 64 21 0 39-17 44-22zM148 54c-7 25-13 51-20 76-2 14-28 46-51 46s-24-31-24-36c0-20 13-69 21-89 11-22 29-41 46-41 25 0 29 34 29 38-1 2-1 4-1 6z">
              <text:p/>
            </draw:path>
            <draw:path draw:style-name="gr56" draw:text-style-name="P38" draw:layer="layout" svg:width="0.171cm" svg:height="0.189cm" svg:x="14.159cm" svg:y="4.885cm" svg:viewBox="0 0 172 190" svg:d="M74 65c0-2 20-55 56-55 2 0 14 0 22 6-14 4-15 18-15 20 0 5 3 13 14 13 7 0 21-6 21-23 0-21-28-26-41-26-30 0-45 22-52 30-5-22-20-30-35-30s-24 10-30 23c-8 16-14 40-14 42 0 4 5 4 7 4 5 0 6-1 7-9 9-30 16-50 29-50 11 0 11 12 11 16 0 8-1 15-2 22-11 42-21 84-32 126-1 2-1 4-1 6 0 4 3 10 11 10 13 0 16-12 17-15 9-37 18-74 27-110z">
              <text:p/>
            </draw:path>
            <draw:path draw:style-name="gr56" draw:text-style-name="P38" draw:layer="layout" svg:width="0.148cm" svg:height="0.189cm" svg:x="14.329cm" svg:y="4.885cm" svg:viewBox="0 0 149 190" svg:d="M52 89c13 0 42-2 61-10 33-13 33-41 33-43 0-19-15-36-42-36-44 0-104 43-104 117 0 37 19 73 60 73 54 0 89-42 89-48 0-2-4-7-7-7-2 0-2 0-5 5-31 40-70 41-77 41-26 0-31-30-31-46 0-17 3-34 7-46 5 0 10 0 16 0zM38 79c18-68 62-69 66-69 17 0 27 10 27 25 0 44-70 44-84 44-3 0-6 0-9 0z">
              <text:p/>
            </draw:path>
            <draw:path draw:style-name="gr56" draw:text-style-name="P38" draw:layer="layout" svg:width="0.149cm" svg:height="0.189cm" svg:x="14.501cm" svg:y="4.885cm" svg:viewBox="0 0 150 190" svg:d="M53 89c13 0 41-2 61-10 34-13 34-41 34-43 0-19-16-36-44-36-44 0-104 43-104 117 0 37 20 73 60 73 54 0 90-42 90-48 0-2-4-7-7-7-1 0-3 0-6 5-31 40-69 41-76 41-27 0-32-30-32-46 0-17 5-34 7-46 6 0 11 0 17 0zM40 79c18-68 61-69 64-69 17 0 27 10 27 25 0 44-70 44-83 44-3 0-6 0-8 0z">
              <text:p/>
            </draw:path>
            <draw:path draw:style-name="gr56" draw:text-style-name="P38" draw:layer="layout" svg:width="0.211cm" svg:height="0.189cm" svg:x="14.682cm" svg:y="4.885cm" svg:viewBox="0 0 212 190" svg:d="M62 113c2-10 4-18 6-28 6-22 6-22 14-34 6-10 24-41 56-41 19 0 19 19 19 27 0 26-18 76-24 93-6 14-7 18-7 27 0 18 12 33 32 33 40 0 54-62 54-64 0-4-3-4-7-4-5 0-5 0-7 6-2 12-14 53-38 53-10 0-10-6-10-12 0-11 5-22 7-31 9-23 27-70 27-94 0-34-24-44-45-44-35 0-54 25-60 34-2-21-17-34-36-34-14 0-23 10-30 23-8 16-13 40-13 42 0 4 4 4 6 4 6 0 6-1 8-9 8-30 16-50 29-50 11 0 11 12 11 16 0 8-1 15-4 22-10 42-20 84-31 126-1 2-1 4-1 6 0 4 4 10 12 10 5 0 12-2 16-10 5-23 11-45 16-67z">
              <text:p/>
            </draw:path>
            <draw:path draw:style-name="gr56" draw:text-style-name="P38" draw:layer="layout" svg:width="0.097cm" svg:height="0.419cm" svg:x="14.94cm" svg:y="4.756cm" svg:viewBox="0 0 98 420" svg:d="M98 209c0-32-4-82-27-130-25-51-63-79-66-79s-5 2-5 5c0 1 0 1 8 9 41 41 65 108 65 195 0 72-15 146-67 199-6 6-6 6-6 7 0 3 2 5 5 5s42-29 67-82c22-46 26-93 26-129z">
              <text:p/>
            </draw:path>
          </draw:g>
        </draw:g>
        <draw:custom-shape draw:style-name="gr176" draw:text-style-name="P37" xml:id="id60" draw:id="id60" draw:layer="layout" svg:width="10.002cm" svg:height="1.254cm" svg:x="3.109cm" svg:y="7.44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draw:layer="layout" draw:type="curve" svg:x1="2.64cm" svg:y1="8.079cm" svg:x2="3.109cm" svg:y2="8.075cm" draw:end-shape="id60" draw:end-glue-point="3" svg:d="M2640 8079c-85 0-320-4 469-4" svg:viewBox="0 0 570 5">
          <text:p/>
        </draw:connector>
        <draw:g>
          <svg:title>TexMaths</svg:title>
          <svg:desc>20§display§\check(L, \green).\assignG(L, \red).\delta§svg§600§TRUE§</svg:desc>
          <draw:g>
            <draw:path draw:style-name="gr56" draw:text-style-name="P38" draw:layer="layout" svg:width="0.251cm" svg:height="0.314cm" svg:x="3.271cm" svg:y="8.05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56" draw:text-style-name="P38" draw:layer="layout" svg:width="0.323cm" svg:height="0.49cm" svg:x="3.569cm" svg:y="7.875cm" svg:viewBox="0 0 324 491" svg:d="M160 16c0-2 1-5 2-8 0-6-4-8-10-8-2 0-8 0-10 0-23 2-47 4-70 6-8 0-16 2-16 14 0 8 6 8 16 8 34 0 36 6 36 12 0 2-1 8-2 12-35 137-69 275-104 413-2 0-1 5-2 8 0 8 6 18 20 18s24-12 26-18c2-12 26-102 30-122 4-16 8-30 12-46 6-24 6-26 18-48 14-22 46-68 94-68 32 0 32 32 32 48 0 42-30 126-40 154-10 24-12 30-12 44 0 32 20 56 54 56 66 0 90-104 90-108 0-6-6-6-12-6-8 0-8 2-12 12-4 18-24 88-64 88-16 0-16-12-16-22 0-16 8-34 12-52 14-36 44-116 44-156 0-58-40-72-74-72-46 0-72 24-94 46 17-68 35-137 52-205z">
              <text:p/>
            </draw:path>
            <draw:path draw:style-name="gr56" draw:text-style-name="P38" draw:layer="layout" svg:width="0.249cm" svg:height="0.314cm" svg:x="3.955cm" svg:y="8.05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56" draw:text-style-name="P38" draw:layer="layout" svg:width="0.251cm" svg:height="0.314cm" svg:x="4.241cm" svg:y="8.05cm" svg:viewBox="0 0 252 315" svg:d="M228 46c-36 4-36 32-36 34 0 10 8 22 24 22 20 0 36-16 36-42 0-34-30-60-74-60-88 0-178 100-178 201 0 68 40 114 102 114 90 0 148-70 148-80 0-4-4-12-10-12-4 0-4 2-10 8-52 66-114 70-126 70-38 0-56-32-56-72 0-38 20-111 38-145 24-44 60-70 92-70 8 0 40 2 50 32z">
              <text:p/>
            </draw:path>
            <draw:path draw:style-name="gr56" draw:text-style-name="P38" draw:layer="layout" svg:width="0.299cm" svg:height="0.49cm" svg:x="4.539cm" svg:y="7.875cm" svg:viewBox="0 0 300 491" svg:d="M160 16c0-2 1-5 2-8 0-6-4-8-10-8-2 0-8 0-10 0-23 2-47 4-70 6-8 0-16 2-16 14 0 8 6 8 16 8 34 0 36 6 36 12 0 2-1 8-2 12-35 137-69 275-104 413-2 0-1 5-2 8 0 8 6 18 20 18 20 0 26-18 28-26 11-48 23-95 34-142 26 4 72 18 72 60 0 4 0 8-2 16-4 12-4 18-4 24 0 52 34 68 60 68 30 0 46-22 54-36 16-26 26-70 26-72 0-6-6-6-12-6-8 0-8 0-12 16-10 36-24 84-54 84-18 0-20-16-20-30 0-16 4-36 6-40 2-14 2-16 2-24 0-48-48-68-92-74 16-10 30-24 50-46 36-40 64-74 98-74 14 0 18 8 20 10-30 4-34 28-34 34 0 10 6 22 24 22 16 0 36-12 36-38 0-18-12-42-44-42-38 0-68 30-92 56-40 48-50 58-76 70 24-95 48-190 72-285z">
              <text:p/>
            </draw:path>
            <draw:path draw:style-name="gr56" draw:text-style-name="P38" draw:layer="layout" svg:width="0.161cm" svg:height="0.697cm" svg:x="4.955cm" svg:y="7.835cm" svg:viewBox="0 0 162 698" svg:d="M162 690c0-2 0-2-12-14-88-88-110-219-110-327 0-122 28-243 114-331 8-8 8-8 8-12s-2-6-6-6c-8 0-70 48-112 136-36 77-44 155-44 213 0 54 8 140 46 217 42 86 102 132 110 132 4 0 6-2 6-8z">
              <text:p/>
            </draw:path>
            <draw:path draw:style-name="gr56" draw:text-style-name="P38" draw:layer="layout" svg:width="0.425cm" svg:height="0.478cm" svg:x="5.185cm" svg:y="7.881cm" svg:viewBox="0 0 426 479" svg:d="M236 56c6-26 8-34 74-34 22 0 28 0 28-12 0-10-8-10-12-10-22 0-80 2-104 2-20 0-72-2-94-2-4 0-12 0-12 14 0 8 6 8 20 8 9 1 14 0 26 2s18 2 18 12c0 2 0 4-2 12-31 125-63 250-94 375-8 28-8 34-64 34-12 0-20 0-20 14 0 8 8 8 20 8 109 0 217 0 326 0 16 0 16 0 22-12 18-51 36-101 54-152 4-8 3-7 4-10 0-2-3-8-10-8s-6 4-10 16c-24 64-56 144-178 144-22 0-44 0-66 0-10 0-10 0-14-2-8 0-10 0-10-6 0-2 0-4 4-16 31-126 63-252 94-377z">
              <text:p/>
            </draw:path>
            <draw:path draw:style-name="gr56" draw:text-style-name="P38" draw:layer="layout" svg:width="0.081cm" svg:height="0.208cm" svg:x="5.696cm" svg:y="8.284cm" svg:viewBox="0 0 82 209" svg:d="M82 74c0-46-18-74-44-74-24 0-38 18-38 38 0 18 14 38 38 38 8 0 18-4 24-10 2-2 2-2 4-2 1 3 2 0 2 10 0 52-25 94-48 117-7 8-8 8-8 10 0 6 4 8 6 8 8 0 64-53 64-135z">
              <text:p/>
            </draw:path>
            <draw:path draw:style-name="gr56" draw:text-style-name="P38" draw:layer="layout" svg:width="0.303cm" svg:height="0.45cm" svg:x="5.986cm" svg:y="8.05cm" svg:viewBox="0 0 304 451" svg:d="M200 271c-5 20-11 39-16 58-8 36-12 50-32 74-28 34-56 34-66 34s-32 0-50-8c14-6 22-20 22-32 0-10-6-24-24-24-12 0-34 10-34 38s26 40 84 40c74 0 128-46 142-98 25-102 51-205 76-307 2-10 2-12 2-14 0-14-12-18-18-18-8 0-26 6-28 26-10-20-28-40-58-40-80 0-160 104-160 201 0 60 32 108 86 108 36 0 66-30 74-38zM246 90c-11 42-21 84-32 125-6 24-48 78-88 78-38 0-38-54-38-62 0-32 20-113 36-147 16-38 48-70 76-70 42 0 48 60 48 66-1 3-1 6-2 10z">
              <text:p/>
            </draw:path>
            <draw:path draw:style-name="gr56" draw:text-style-name="P38" draw:layer="layout" svg:width="0.285cm" svg:height="0.314cm" svg:x="6.33cm" svg:y="8.05cm" svg:viewBox="0 0 286 315" svg:d="M122 108c2-2 34-94 94-94 4 0 22 0 36 10-24 8-26 30-26 34 0 10 6 22 24 22 14 0 36-10 36-36 0-36-46-44-70-44-48 0-74 34-84 50-8-38-36-50-60-50s-38 16-50 36c-14 28-22 70-22 72 0 6 6 6 10 6 10 0 10 0 14-16 12-48 26-84 48-84 18 0 18 22 18 28 0 12-2 26-6 36-17 70-35 139-52 209-2 4-2 8-2 10 0 8 6 18 20 18 20 0 26-20 28-26 15-60 29-121 44-181z">
              <text:p/>
            </draw:path>
            <draw:path draw:style-name="gr56" draw:text-style-name="P38" draw:layer="layout" svg:width="0.247cm" svg:height="0.314cm" svg:x="6.612cm" svg:y="8.05cm" svg:viewBox="0 0 248 315" svg:d="M88 148c20 0 68-2 102-16 56-22 56-68 56-72 0-34-26-60-72-60-74 0-174 70-174 193 0 64 34 122 100 122 90 0 148-70 148-80 0-4-4-12-10-12-4 0-4 2-10 8-52 66-114 70-126 70-46 0-54-50-54-78 0-26 8-57 12-75 9 0 19 0 28 0zM64 132c30-114 104-118 110-118 28 0 44 20 44 44 0 74-116 74-138 74-5 0-11 0-16 0z">
              <text:p/>
            </draw:path>
            <draw:path draw:style-name="gr56" draw:text-style-name="P38" draw:layer="layout" svg:width="0.247cm" svg:height="0.314cm" svg:x="6.9cm" svg:y="8.05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56" draw:text-style-name="P38" draw:layer="layout" svg:width="0.353cm" svg:height="0.314cm" svg:x="7.2cm" svg:y="8.05cm" svg:viewBox="0 0 354 315" svg:d="M104 185c4-13 8-29 12-45 8-34 8-36 20-56 10-16 42-70 96-70 30 0 32 32 32 48 0 42-32 125-40 153-10 24-12 30-12 44 0 32 20 56 54 56 64 0 88-104 88-108 0-6-6-6-10-6-10 0-10 2-12 12-6 18-24 88-66 88-14 0-14-12-14-22 0-16 6-34 12-52 14-36 42-115 42-155 0-58-38-72-72-72-58 0-92 42-100 54-6-34-30-54-60-54-26 0-40 16-50 36-14 28-24 70-24 72 0 6 8 6 12 6 8 0 10 0 12-16 14-48 26-84 48-84 18 0 18 22 18 28 0 12-2 26-4 36-17 70-35 139-52 209-2 4-2 8-2 10 0 8 4 18 18 18 10 0 22-4 26-18 9-37 19-74 28-112z">
              <text:p/>
            </draw:path>
            <draw:path draw:style-name="gr56" draw:text-style-name="P38" draw:layer="layout" svg:width="0.161cm" svg:height="0.697cm" svg:x="7.632cm" svg:y="7.835cm" svg:viewBox="0 0 162 698" svg:d="M162 349c0-54-6-140-46-217-42-86-102-132-110-132-4 0-6 2-6 6s0 4 14 18c68 68 108 179 108 325 0 120-26 241-114 331-8 8-8 8-8 10 0 6 2 8 6 8 8 0 72-48 112-136 36-77 44-155 44-213z">
              <text:p/>
            </draw:path>
            <draw:path draw:style-name="gr56" draw:text-style-name="P38" draw:layer="layout" svg:width="0.073cm" svg:height="0.075cm" svg:x="7.926cm" svg:y="8.284cm" svg:viewBox="0 0 74 76" svg:d="M74 38c0-20-17-38-38-38s-36 18-36 38 15 38 36 38 38-18 38-38z">
              <text:p/>
            </draw:path>
            <draw:path draw:style-name="gr56" draw:text-style-name="P38" draw:layer="layout" svg:width="0.299cm" svg:height="0.314cm" svg:x="8.136cm" svg:y="8.05cm" svg:viewBox="0 0 300 315" svg:d="M170 267c8 34 34 48 58 48 26 0 40-16 52-38 12-28 20-68 20-70 0-6-6-6-10-6-8 0-10 0-14 16-10 40-22 84-46 84-20 0-20-20-20-30 0-4 0-16 6-36 16-63 32-126 48-189 2-10 2-10 2-14 0-14-12-18-18-18-22 0-28 24-28 26-14-30-36-40-58-40-78 0-162 106-162 207 0 60 32 108 86 108 24 0 56-14 84-48zM208 90c-11 44-23 87-34 131-6 22-48 80-88 80-32 0-38-42-38-62 0-36 22-117 34-147 18-42 50-78 80-78s48 38 48 66c0 2-2 6-2 10z">
              <text:p/>
            </draw:path>
            <draw:path draw:style-name="gr56" draw:text-style-name="P38" draw:layer="layout" svg:width="0.241cm" svg:height="0.314cm" svg:x="8.472cm" svg:y="8.05cm" svg:viewBox="0 0 242 315" svg:d="M122 172c30 5 62 13 62 49 0 24-20 80-92 80-16 0-56-4-68-40 36-4 36-32 36-34 0-14-8-22-24-22s-36 12-36 42c0 44 42 68 92 68 104 0 132-84 132-116 0-61-56-73-84-79-20-4-44-10-44-40 0-18 14-66 70-66 18 0 44 8 52 36-22 2-28 20-28 28s4 20 22 20c12 0 30-8 30-38 0-34-28-60-76-60-82 0-110 66-110 104 0 54 46 62 66 68z">
              <text:p/>
            </draw:path>
            <draw:path draw:style-name="gr56" draw:text-style-name="P38" draw:layer="layout" svg:width="0.241cm" svg:height="0.314cm" svg:x="8.76cm" svg:y="8.05cm" svg:viewBox="0 0 242 315" svg:d="M120 172c32 5 62 13 62 49 0 24-18 80-90 80-16 0-56-4-68-40 36-4 36-32 36-34 0-14-10-22-24-22-16 0-36 12-36 42 0 44 40 68 90 68 106 0 134-84 134-116 0-61-56-73-84-79-20-4-46-10-46-40 0-18 16-66 72-66 18 0 44 8 52 36-22 2-28 20-28 28s4 20 22 20c12 0 30-8 30-38 0-34-30-60-76-60-82 0-110 66-110 104 0 54 44 62 64 68z">
              <text:p/>
            </draw:path>
            <draw:path draw:style-name="gr56" draw:text-style-name="P38" draw:layer="layout" svg:width="0.173cm" svg:height="0.464cm" svg:x="9.052cm" svg:y="7.901cm" svg:viewBox="0 0 174 465" svg:d="M174 357c0-6-4-6-10-6-8 0-8 2-12 12-6 20-24 88-66 88-4 0-14-2-14-20s8-42 18-68c15-40 29-80 44-120 8-20 10-26 10-38 0-37-28-55-54-55-66 0-90 103-90 107 0 6 8 6 12 6 8 0 8-2 12-10 6-24 24-89 66-89 6 0 14 4 14 19 0 18-8 38-12 50-7 20-15 40-22 60-8 22-16 46-26 68-10 28-12 34-12 48 0 28 18 56 54 56 66 0 88-104 88-108zM172 22c0-16-14-22-24-22-16 0-34 14-34 34 0 16 14 22 24 22 14 0 34-12 34-34z">
              <text:p/>
            </draw:path>
            <draw:path draw:style-name="gr56" draw:text-style-name="P38" draw:layer="layout" svg:width="0.305cm" svg:height="0.45cm" svg:x="9.246cm" svg:y="8.05cm" svg:viewBox="0 0 306 451" svg:d="M202 271c-5 20-11 39-16 58-8 36-12 50-32 74-28 34-56 34-66 34s-32 0-50-8c14-6 22-20 22-32 0-10-6-24-24-24-14 0-36 10-36 38s26 40 86 40c74 0 128-46 140-98 26-102 52-205 78-307 2-10 2-12 2-14 0-14-12-18-18-18-10 0-26 6-28 26-10-20-30-40-60-40-78 0-158 104-158 201 0 60 32 108 84 108 36 0 66-30 76-38zM246 90c-10 42-20 84-30 125-6 24-50 78-88 78s-40-54-40-62c0-32 22-113 36-147 18-38 50-70 76-70 42 0 50 60 50 66-1 3-3 6-4 10z">
              <text:p/>
            </draw:path>
            <draw:path draw:style-name="gr56" draw:text-style-name="P38" draw:layer="layout" svg:width="0.351cm" svg:height="0.314cm" svg:x="9.592cm" svg:y="8.05cm" svg:viewBox="0 0 352 315" svg:d="M102 185c4-13 8-29 12-45 10-34 10-36 22-56 8-16 40-70 94-70 30 0 32 32 32 48 0 42-30 125-40 153-10 24-12 30-12 44 0 32 20 56 54 56 64 0 88-104 88-108 0-6-4-6-10-6-8 0-8 2-12 12-6 18-24 88-64 88-16 0-16-12-16-22 0-16 6-34 12-52 14-36 44-115 44-155 0-58-40-72-74-72-58 0-92 42-100 54-6-34-30-54-60-54-24 0-38 16-50 36-14 28-22 70-22 72 0 6 6 6 10 6 10 0 10 0 14-16 12-48 26-84 48-84 18 0 18 22 18 28 0 12-2 26-6 36-17 70-35 139-52 209-2 4-2 8-2 10 0 8 6 18 20 18 8 0 20-4 24-18 9-37 19-74 28-112z">
              <text:p/>
            </draw:path>
            <draw:path draw:style-name="gr56" draw:text-style-name="P38" draw:layer="layout" svg:width="0.161cm" svg:height="0.697cm" svg:x="10.052cm" svg:y="7.835cm" svg:viewBox="0 0 162 698" svg:d="M162 690c0-2 0-2-12-14-88-88-110-219-110-327 0-122 28-243 114-331 8-8 8-8 8-12s-2-6-6-6c-8 0-70 48-112 136-36 77-44 155-44 213 0 54 8 140 46 217 42 86 102 132 110 132 4 0 6-2 6-8z">
              <text:p/>
            </draw:path>
            <draw:path draw:style-name="gr56" draw:text-style-name="P38" draw:layer="layout" svg:width="0.425cm" svg:height="0.478cm" svg:x="10.282cm" svg:y="7.881cm" svg:viewBox="0 0 426 479" svg:d="M236 56c6-26 8-34 74-34 22 0 28 0 28-12 0-10-8-10-12-10-22 0-80 2-104 2-20 0-72-2-94-2-4 0-12 0-12 14 0 8 6 8 20 8 9 1 14 0 26 2s18 2 18 12c0 2 0 4-2 12-31 125-63 250-94 375-8 28-8 34-64 34-12 0-20 0-20 14 0 8 8 8 20 8 109 0 217 0 326 0 16 0 16 0 20-12 19-51 37-101 56-152 4-8 3-7 4-10 0-2-3-8-10-8s-6 4-12 16c-22 64-54 144-176 144-22 0-44 0-66 0-10 0-10 0-14-2-8 0-10 0-10-6 0-2 0-4 4-16 31-126 63-252 94-377z">
              <text:p/>
            </draw:path>
            <draw:path draw:style-name="gr56" draw:text-style-name="P38" draw:layer="layout" svg:width="0.081cm" svg:height="0.208cm" svg:x="10.793cm" svg:y="8.284cm" svg:viewBox="0 0 82 209" svg:d="M82 74c0-46-18-74-44-74-24 0-38 18-38 38 0 18 14 38 38 38 8 0 16-4 24-10 2-2 2-2 4-2 0 3 0 0 0 10 0 52-24 94-46 117-8 6-8 8-8 10 0 6 2 8 6 8 8 0 64-53 64-135z">
              <text:p/>
            </draw:path>
            <draw:path draw:style-name="gr56" draw:text-style-name="P38" draw:layer="layout" svg:width="0.285cm" svg:height="0.314cm" svg:x="11.103cm" svg:y="8.05cm" svg:viewBox="0 0 286 315" svg:d="M124 108c0-2 32-94 92-94 4 0 24 0 38 10-26 8-28 30-28 34 0 10 8 22 26 22 12 0 34-10 34-36 0-36-46-44-70-44-48 0-72 34-84 50-8-38-36-50-58-50-26 0-40 16-52 36-12 28-22 70-22 72 0 6 8 6 10 6 10 0 10 0 14-16 12-48 26-84 48-84 18 0 18 22 18 28 0 12-2 26-4 36-18 70-36 139-54 209 0 4-2 8-2 10 0 8 6 18 20 18 22 0 26-20 28-26 15-60 31-121 46-181z">
              <text:p/>
            </draw:path>
            <draw:path draw:style-name="gr56" draw:text-style-name="P38" draw:layer="layout" svg:width="0.249cm" svg:height="0.314cm" svg:x="11.385cm" svg:y="8.05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56" draw:text-style-name="P38" draw:layer="layout" svg:width="0.317cm" svg:height="0.49cm" svg:x="11.669cm" svg:y="7.875cm" svg:viewBox="0 0 318 491" svg:d="M316 16c0-2 1-5 2-8 0-6-4-8-10-8-2 0-10 0-12 0-23 2-47 4-70 6-8 0-16 2-16 14 0 8 8 8 18 8 34 0 34 6 34 12 0 2-1 8-2 12-13 54-27 109-40 163-10-22-30-40-60-40-78 0-160 106-160 208 0 60 32 108 84 108 26 0 58-14 86-48 6 34 32 48 58 48s40-16 50-38c14-28 22-68 22-70 0-6-6-6-10-6-10 0-10 0-14 16-10 40-24 84-48 84-18 0-18-20-18-30 0-4 0-14 4-32 34-133 68-266 102-399zM174 399c-6 22-50 78-88 78-32 0-38-42-38-62 0-36 22-118 34-148 18-42 50-78 78-78 6 0 22 2 36 22 6 10 14 30 14 44 0 2-2 4-2 10-11 45-23 89-34 134z">
              <text:p/>
            </draw:path>
            <draw:path draw:style-name="gr56" draw:text-style-name="P38" draw:layer="layout" svg:width="0.161cm" svg:height="0.697cm" svg:x="12.065cm" svg:y="7.835cm" svg:viewBox="0 0 162 698" svg:d="M162 349c0-54-6-140-46-217-42-86-102-132-110-132-4 0-6 2-6 6s0 4 14 18c68 68 108 179 108 325 0 120-26 241-114 331-8 8-8 8-8 10 0 6 2 8 6 8 8 0 72-48 112-136 36-77 44-155 44-213z">
              <text:p/>
            </draw:path>
            <draw:path draw:style-name="gr56" draw:text-style-name="P38" draw:layer="layout" svg:width="0.073cm" svg:height="0.075cm" svg:x="12.359cm" svg:y="8.284cm" svg:viewBox="0 0 74 76" svg:d="M74 38c0-20-17-38-38-38s-36 18-36 38 15 38 36 38 38-18 38-38z">
              <text:p/>
            </draw:path>
            <draw:path draw:style-name="gr56" draw:text-style-name="P38" draw:layer="layout" svg:width="0.287cm" svg:height="0.504cm" svg:x="12.523cm" svg:y="7.863cm" svg:viewBox="0 0 288 505" svg:d="M156 191c-88 20-156 112-156 196 0 66 44 118 110 118 84 0 142-110 142-208 0-62-28-98-52-129-26-30-68-84-68-114 0-16 14-32 40-32 20 0 34 8 50 18 14 8 28 18 38 18 18 0 28-16 28-28 0-16-12-18-36-22-38-8-46-8-58-8-56 0-80 30-80 72 0 38 20 76 42 119zM164 205c18 32 38 70 38 120 0 48-26 164-92 164-38 0-66-30-66-82 0-44 26-176 120-202z">
              <text:p/>
            </draw:path>
          </draw:g>
        </draw:g>
        <draw:custom-shape draw:style-name="gr167" draw:text-style-name="P37" xml:id="id61" draw:id="id61" draw:layer="layout" svg:width="0.972cm" svg:height="1.27cm" svg:x="21.414cm" svg:y="7.483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latex§\delta§svg§600§TRUE§</svg:desc>
          <draw:g>
            <draw:path draw:style-name="gr56" draw:text-style-name="P38" draw:layer="layout" svg:width="0.283cm" svg:height="0.505cm" svg:x="21.772cm" svg:y="7.834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165" draw:text-style-name="P8" draw:layer="layout" draw:type="curve" svg:x1="13.111cm" svg:y1="8.075cm" svg:x2="21.414cm" svg:y2="8.118cm" draw:start-shape="id60" draw:start-glue-point="1" draw:end-shape="id61" draw:end-glue-point="3" svg:d="M13111 8075c6228 0 2077 43 8303 43" svg:viewBox="0 0 8304 44">
          <text:p/>
        </draw:connector>
        <draw:g>
          <svg:title>TexMaths</svg:title>
          <svg:desc>13§latex§\begin{aligned}
&amp;\check(L, \green)\\
&amp;|\assignG(L, \red)
\end{aligned}§svg§600§TRUE§</svg:desc>
          <draw:g>
            <draw:path draw:style-name="gr56" draw:text-style-name="P38" draw:layer="layout" svg:width="0.163cm" svg:height="0.205cm" svg:x="15.252cm" svg:y="7.688cm" svg:viewBox="0 0 164 206" svg:d="M148 30c-23 2-15 15-23 22 0 8 5 16 15 16 13 0 24-11 24-28 0-23-20-40-48-40-58 0-116 65-116 131 0 46 27 75 68 75 57 0 96-45 96-51 0-3-4-8-8-8-1 0-3 1-7 5-33 43-74 45-81 45-25 0-37-20-37-48 0-23 13-71 25-93 17-30 39-46 60-46 5 0 26 2 32 20z">
              <text:p/>
            </draw:path>
            <draw:path draw:style-name="gr56" draw:text-style-name="P38" draw:layer="layout" svg:width="0.209cm" svg:height="0.32cm" svg:x="15.446cm" svg:y="7.574cm" svg:viewBox="0 0 210 321" svg:d="M104 12c1-2 1-6 1-7 0-4-2-5-6-5-2 0-5 0-7 1-15 1-30 2-45 3-5 1-11 1-11 10 0 5 4 5 11 5 22 0 23 3 23 8 0 2-1 7-1 8-23 90-45 179-68 269 0 2-1 3-1 5 0 5 4 12 13 12s16-8 17-12c1-8 17-66 19-79 3-11 6-20 8-30 4-17 4-17 13-32s29-43 60-43c21 0 21 20 21 30 0 28-20 83-26 101-7 15-8 19-8 28 0 21 13 37 35 37 43 0 58-68 58-70 0-4-3-4-7-4-6 0-6 0-7 7-4 12-17 58-43 58-10 0-10-8-10-15 0-10 5-22 8-33 9-24 28-76 28-102 0-37-24-48-48-48-30 0-45 17-60 30 11-44 22-88 33-132z">
              <text:p/>
            </draw:path>
            <draw:path draw:style-name="gr56" draw:text-style-name="P38" draw:layer="layout" svg:width="0.161cm" svg:height="0.205cm" svg:x="15.696cm" svg:y="7.688cm" svg:viewBox="0 0 162 206" svg:d="M57 96c14 0 44-1 66-9 37-16 37-44 37-48 0-21-17-39-46-39-48 0-114 47-114 127 0 42 22 79 66 79 59 0 96-45 96-51 0-3-3-8-7-8-2 0-3 1-6 5-33 43-75 45-83 45-28 0-34-32-34-50 0-17 4-38 8-51 6 0 12 0 17 0zM43 87c19-75 66-77 71-77 19 0 29 13 29 28 0 49-75 49-91 49-3 0-6 0-9 0z">
              <text:p/>
            </draw:path>
            <draw:path draw:style-name="gr56" draw:text-style-name="P38" draw:layer="layout" svg:width="0.163cm" svg:height="0.205cm" svg:x="15.882cm" svg:y="7.688cm" svg:viewBox="0 0 164 206" svg:d="M148 30c-23 2-15 15-23 22 0 8 5 16 15 16 13 0 24-11 24-28 0-23-20-40-48-40-58 0-116 65-116 131 0 46 26 75 66 75 59 0 96-45 96-51 0-3-2-8-6-8-3 0-3 1-7 5-33 43-74 45-81 45-25 0-37-20-37-48 0-23 13-71 25-93 15-30 39-46 60-46 5 0 26 2 32 20z">
              <text:p/>
            </draw:path>
            <draw:path draw:style-name="gr56" draw:text-style-name="P38" draw:layer="layout" svg:width="0.194cm" svg:height="0.32cm" svg:x="16.076cm" svg:y="7.574cm" svg:viewBox="0 0 195 321" svg:d="M104 12c0-2 1-6 1-7 0-4-2-5-6-5-2 0-5 0-7 1-15 1-30 2-45 3-5 1-11 1-11 10 0 5 4 5 11 5 22 0 23 3 23 8 0 2-1 7-1 8-23 90-45 179-68 269-1 0-1 3-1 5 0 5 4 12 13 12 13 0 17-12 17-17 8-31 15-62 23-92 17 2 47 11 47 39 0 2 0 3-1 10-3 8-3 12-3 16 0 33 22 44 39 44 20 0 30-15 35-24 11-17 17-45 17-46 0-4-4-4-8-4-5 0-5 0-7 10-7 23-16 55-36 55-13 0-13-11-13-20 0-12 3-23 4-26 2-9 2-10 2-15 0-32-32-45-60-48 10-7 19-16 32-30 24-28 42-48 64-48 9 0 12 5 13 5-19 4-22 19-22 23 0 5 4 15 16 15 10 0 23-8 23-26 0-12-8-28-29-28-24 0-44 20-59 38-26 30-34 38-50 45 16-62 31-123 47-185z">
              <text:p/>
            </draw:path>
            <draw:path draw:style-name="gr56" draw:text-style-name="P38" draw:layer="layout" svg:width="0.104cm" svg:height="0.455cm" svg:x="16.346cm" svg:y="7.548cm" svg:viewBox="0 0 105 456" svg:d="M105 452c0-1 0-3-8-11-57-57-71-144-71-212 0-80 17-159 74-216 5-7 5-7 5-8 0-4-1-5-4-5-5 0-45 31-72 90-24 49-29 100-29 139 0 35 5 90 30 141 27 56 66 86 71 86 3 0 4-2 4-4z">
              <text:p/>
            </draw:path>
            <draw:path draw:style-name="gr56" draw:text-style-name="P38" draw:layer="layout" svg:width="0.274cm" svg:height="0.309cm" svg:x="16.495cm" svg:y="7.579cm" svg:viewBox="0 0 275 310" svg:d="M153 35c4-17 6-21 48-21 15 0 19 0 19-9 0-5-6-5-8-5-16 0-52 1-68 1-14 0-47-1-61-1-2 0-8 0-8 9 0 5 4 5 12 5 1 0 10 0 18 0 8 2 12 2 12 8 0 1 0 3-1 9-21 82-41 163-61 244-6 18-6 22-42 22-8 0-13 0-13 9 0 4 4 4 13 4 70 0 140 0 210 0 12 0 12 0 15-6 12-33 24-66 36-99 1-5 1-4 1-6 0-3-1-6-5-6s-4 3-8 10c-15 42-35 94-114 94-14 0-28 0-43 0-6 0-8 0-10-1-4 0-5 0-5-4 0-1 0-2 2-10 21-82 41-165 61-247z">
              <text:p/>
            </draw:path>
            <draw:path draw:style-name="gr56" draw:text-style-name="P38" draw:layer="layout" svg:width="0.052cm" svg:height="0.135cm" svg:x="16.828cm" svg:y="7.841cm" svg:viewBox="0 0 53 136" svg:d="M53 48c0-30-11-48-28-48-16 0-25 12-25 25 0 11 9 23 25 23 5 0 10-1 15-5 2-1 2-1 3-1 0 2 0 0 0 6 0 34-16 61-31 77-5 4-4 5-4 6 0 4 1 5 4 5 5 0 41-35 41-88z">
              <text:p/>
            </draw:path>
            <draw:path draw:style-name="gr56" draw:text-style-name="P38" draw:layer="layout" svg:width="0.198cm" svg:height="0.294cm" svg:x="17.015cm" svg:y="7.688cm" svg:viewBox="0 0 199 295" svg:d="M131 178c-3 12-7 25-10 38-5 23-8 32-21 48-18 22-36 22-43 22-6 0-21 0-32-6 9-3 14-13 14-20s-4-16-16-16c-9 0-23 7-23 25s17 26 56 26c48 0 83-30 91-64 16-67 33-133 49-200 3-6 3-8 3-10 0-9-8-12-13-12s-16 4-17 17c-7-13-20-26-39-26-51 0-104 68-104 132 0 39 22 69 56 69 23 0 43-18 49-23zM160 58c-7 28-13 56-20 84-4 14-32 50-57 50s-26-35-26-40c0-22 14-75 24-96 11-25 31-46 49-46 27 0 31 39 31 42 0 2-1 4-1 6z">
              <text:p/>
            </draw:path>
            <draw:path draw:style-name="gr56" draw:text-style-name="P38" draw:layer="layout" svg:width="0.184cm" svg:height="0.205cm" svg:x="17.24cm" svg:y="7.688cm" svg:viewBox="0 0 185 206" svg:d="M79 70c0-1 21-60 60-60 3 0 16 0 25 7-16 5-17 19-17 22 0 5 4 14 15 14 8 0 23-6 23-24 0-24-30-29-45-29-31 0-48 23-56 34-5-25-22-34-37-34-17 0-26 10-33 25-9 18-9 30-14 45 0 5 4 5 6 5 6 0 7 0 10-10 7-33 16-55 29-55s13 13 13 19c0 7-2 15-3 23-12 45-23 91-34 136-2 3-2 5-2 7 0 5 3 11 13 11 13 0 16-13 17-16 10-40 20-80 30-120z">
              <text:p/>
            </draw:path>
            <draw:path draw:style-name="gr56" draw:text-style-name="P38" draw:layer="layout" svg:width="0.16cm" svg:height="0.205cm" svg:x="17.423cm" svg:y="7.688cm" svg:viewBox="0 0 161 206" svg:d="M57 96c13 0 44-1 65-9 37-16 37-44 37-48 0-21-17-39-46-39-48 0-113 47-113 127 0 42 21 79 65 79 58 0 96-45 96-51 0-3-4-8-8-8-1 0-1 1-5 5-34 43-74 45-82 45-30 0-35-32-35-50 0-17 4-38 8-51 6 0 12 0 18 0zM42 87c19-75 66-77 71-77 18 0 29 13 29 28 0 49-76 49-91 49-3 0-6 0-9 0z">
              <text:p/>
            </draw:path>
            <draw:path draw:style-name="gr56" draw:text-style-name="P38" draw:layer="layout" svg:width="0.161cm" svg:height="0.205cm" svg:x="17.609cm" svg:y="7.688cm" svg:viewBox="0 0 162 206" svg:d="M57 96c14 0 44-1 66-9 37-16 37-44 37-48 0-21-17-39-47-39-48 0-113 47-113 127 0 42 22 79 65 79 58 0 97-45 97-51 0-3-3-8-7-8-2 0-3 1-7 5-34 43-74 45-82 45-30 0-35-32-35-50 0-17 5-38 8-51 6 0 12 0 18 0zM43 87c19-75 66-77 70-77 18 0 30 13 30 28 0 49-75 49-91 49-3 0-6 0-9 0z">
              <text:p/>
            </draw:path>
            <draw:path draw:style-name="gr56" draw:text-style-name="P38" draw:layer="layout" svg:width="0.229cm" svg:height="0.205cm" svg:x="17.805cm" svg:y="7.688cm" svg:viewBox="0 0 230 206" svg:d="M68 122c1-10 3-19 6-30 7-23 7-23 14-36 7-12 26-46 61-46 21 0 21 21 21 30 0 29-19 83-26 102-6 15-8 19-8 28 0 21 13 36 36 36 42 0 58-67 58-70 0-4-4-4-8-4-5 0-5 0-8 8-2 12-15 57-41 57-11 0-11-7-11-14 0-10 6-22 8-34 9-23 29-75 29-101 0-38-26-48-48-48-38 0-59 27-65 36-3-22-18-36-39-36-16 0-25 10-33 25-8 18-9 30-14 45 0 5 4 5 6 5 7 0 7 0 10-10 7-33 16-55 31-55 11 0 11 13 11 19 0 7-1 15-3 23-12 45-23 91-34 136-2 3-2 5-2 7 0 5 4 11 13 11 6 0 13-2 17-11 6-24 13-49 19-73z">
              <text:p/>
            </draw:path>
            <draw:path draw:style-name="gr56" draw:text-style-name="P38" draw:layer="layout" svg:width="0.106cm" svg:height="0.455cm" svg:x="18.084cm" svg:y="7.548cm" svg:viewBox="0 0 107 456" svg:d="M107 229c0-37-6-91-30-143-28-56-68-86-72-86-2 0-5 3-5 5 0 1 0 1 9 11 44 45 70 116 70 213 0 77-17 158-73 215-6 5-6 7-6 8 0 2 3 4 5 4 4 0 46-31 73-89 23-50 29-101 29-138z">
              <text:p/>
            </draw:path>
            <draw:path draw:style-name="gr56" draw:text-style-name="P38" draw:layer="layout" svg:width="0.017cm" svg:height="0.455cm" svg:x="15.256cm" svg:y="8.232cm" svg:viewBox="0 0 18 456" svg:d="M18 16c0-8 0-16-9-16s-9 8-9 16c0 141 0 282 0 423 0 8 0 17 9 17s9-9 9-17c0-141 0-282 0-423z">
              <text:p/>
            </draw:path>
            <draw:path draw:style-name="gr56" draw:text-style-name="P38" draw:layer="layout" svg:width="0.194cm" svg:height="0.205cm" svg:x="15.378cm" svg:y="8.372cm" svg:viewBox="0 0 195 206" svg:d="M109 174c5 23 22 32 39 32s26-11 33-26c9-16 14-42 14-44 0-5-4-5-8-5-5 0-5 1-8 11-6 26-15 54-31 54-12 0-12-12-12-18 0-4 0-10 4-23 10-42 20-84 30-125 3-7 3-7 3-9 0-9-8-12-13-12-14 0-17 16-18 18-8-21-24-27-38-27-51 0-104 69-104 135 0 39 21 71 55 71 16 0 36-9 54-32zM134 58c-7 29-14 58-21 87-4 15-32 51-57 51-22 0-25-27-25-40 0-24 14-77 22-95 12-29 33-51 51-51 21 0 31 24 31 43 0 2 0 3-1 5z">
              <text:p/>
            </draw:path>
            <draw:path draw:style-name="gr56" draw:text-style-name="P38" draw:layer="layout" svg:width="0.156cm" svg:height="0.205cm" svg:x="15.596cm" svg:y="8.372cm" svg:viewBox="0 0 157 206" svg:d="M78 112c21 4 40 9 40 33 0 15-11 51-58 51-11 0-37-3-44-25 23-2 23-22 23-23 0-8-7-14-16-14-10 0-23 8-23 28 0 28 26 44 58 44 69 0 86-55 86-76 0-40-35-48-53-52-13-3-30-7-30-26 0-12 9-42 47-42 12 0 28 4 34 22-15 2-19 15-19 19 0 5 3 13 13 13 8 0 21-6 21-25 0-21-19-39-49-39-53 0-73 44-73 68 0 35 30 41 43 44z">
              <text:p/>
            </draw:path>
            <draw:path draw:style-name="gr56" draw:text-style-name="P38" draw:layer="layout" svg:width="0.155cm" svg:height="0.205cm" svg:x="15.783cm" svg:y="8.372cm" svg:viewBox="0 0 156 206" svg:d="M78 112c19 4 40 9 40 33 0 15-11 51-60 51-9 0-36-3-42-25 23-2 23-22 23-23 0-8-7-14-16-14-10 0-23 8-23 28 0 28 26 44 58 44 69 0 86-55 86-76 0-40-35-48-54-52-13-3-29-7-29-26 0-12 9-42 46-42 13 0 29 4 35 22-16 2-19 15-19 19 0 5 3 13 13 13 8 0 20-6 20-25 0-21-18-39-48-39-55 0-73 44-73 68 0 35 30 41 43 44z">
              <text:p/>
            </draw:path>
            <draw:path draw:style-name="gr56" draw:text-style-name="P38" draw:layer="layout" svg:width="0.112cm" svg:height="0.303cm" svg:x="15.973cm" svg:y="8.275cm" svg:viewBox="0 0 113 304" svg:d="M113 234c0-5-4-5-6-5-7 0-7 1-8 7-4 13-17 57-43 57-4 0-11 0-11-13 0-11 7-26 12-42 10-26 20-52 30-78 4-15 5-17 5-26 0-25-17-37-34-37-42 0-58 68-58 71s4 3 6 3c7 0 7 0 8-6 5-16 17-57 43-57 5 0 11 1 11 11 0 12-6 25-10 34-4 13-8 25-13 38-6 14-11 30-16 45-7 17-8 22-8 31 0 17 10 37 34 37 42 0 58-69 58-70zM110 14c0-10-9-14-15-14-9 0-22 9-22 22 0 10 9 14 15 14 9 0 22-7 22-22z">
              <text:p/>
            </draw:path>
            <draw:path draw:style-name="gr56" draw:text-style-name="P38" draw:layer="layout" svg:width="0.196cm" svg:height="0.294cm" svg:x="16.099cm" svg:y="8.372cm" svg:viewBox="0 0 197 295" svg:d="M130 177c-3 13-6 26-9 39-7 22-9 32-21 48-18 20-38 20-44 20-5 0-20 0-33-5 9-2 15-13 15-21 0-5-4-14-16-14-8 0-22 7-22 25s17 26 55 26c48 0 83-30 92-65 16-67 33-133 49-200 1-7 1-8 1-9 0-9-7-12-11-12-5 0-16 4-18 17-7-13-19-26-38-26-52 0-104 68-104 131 0 39 22 70 56 70 23 0 43-18 48-24zM160 58c-7 28-14 56-21 84-4 14-31 49-56 49s-26-34-26-39c0-22 13-75 24-97 11-25 31-45 49-45 27 0 31 38 31 42 0 2-1 4-1 6z">
              <text:p/>
            </draw:path>
            <draw:path draw:style-name="gr56" draw:text-style-name="P38" draw:layer="layout" svg:width="0.229cm" svg:height="0.205cm" svg:x="16.323cm" svg:y="8.372cm" svg:viewBox="0 0 230 206" svg:d="M68 122c2-10 5-19 6-30 7-23 7-23 14-37 7-11 28-45 61-45 21 0 21 20 21 30 0 29-19 82-26 100-5 16-8 20-8 30 0 20 13 36 36 36 42 0 58-67 58-70 0-5-4-5-7-5-6 0-6 1-7 8-4 13-17 57-43 57-9 0-11-6-11-13 0-12 6-23 8-34 11-24 29-75 29-102 0-37-25-47-48-47-37 0-59 27-65 36-3-23-18-36-38-36-17 0-26 10-34 23-8 20-14 46-14 47 0 4 5 4 6 4 7 0 7 0 10-10 7-32 16-54 31-54 11 0 11 13 11 19s-1 15-2 23c-12 45-24 91-35 136 0 3-2 5-2 7 0 5 4 11 13 11 6 0 13-3 17-11 6-24 13-49 19-73z">
              <text:p/>
            </draw:path>
            <draw:path draw:style-name="gr56" draw:text-style-name="P38" draw:layer="layout" svg:width="0.106cm" svg:height="0.455cm" svg:x="16.621cm" svg:y="8.232cm" svg:viewBox="0 0 107 456" svg:d="M107 451c0-2 0-2-8-10-57-58-72-144-72-214 0-79 17-158 73-215 7-6 7-7 7-8 0-3-3-4-6-4-4 0-45 31-72 88-24 51-29 102-29 139s5 91 30 143c27 56 67 86 71 86 3 0 6-2 6-5z">
              <text:p/>
            </draw:path>
            <draw:path draw:style-name="gr56" draw:text-style-name="P38" draw:layer="layout" svg:width="0.274cm" svg:height="0.311cm" svg:x="16.772cm" svg:y="8.262cm" svg:viewBox="0 0 275 312" svg:d="M152 36c5-17 7-22 49-22 13 0 17 0 17-9 0-5-5-5-8-5-14 0-51 1-67 1-13 0-47-1-60-1-4 0-9 0-9 9 0 5 4 5 13 5 1 0 9 0 17 2 8 1 13 1 13 6 0 3-1 4-3 9-20 82-40 164-61 246-4 16-5 20-41 20-8 0-12 0-12 9 0 6 4 6 12 6 70 0 141 0 211 0 11 0 12 0 15-8 11-33 23-66 35-99 2-5 2-5 2-6 0-2-1-6-5-6s-5 3-8 11c-15 41-36 93-114 93-14 0-28 0-43 0-6 0-8 0-10 0-5-1-7-1-7-5 0-1 0-1 3-10 20-82 41-164 61-246z">
              <text:p/>
            </draw:path>
            <draw:path draw:style-name="gr56" draw:text-style-name="P38" draw:layer="layout" svg:width="0.052cm" svg:height="0.135cm" svg:x="17.103cm" svg:y="8.526cm" svg:viewBox="0 0 53 136" svg:d="M53 48c0-30-10-48-28-48-16 0-25 12-25 23 0 13 9 25 25 25 5 0 11-1 15-6 2 0 2-1 3-2 0 3 1 2 1 8 0 34-17 61-31 75-5 6-5 7-5 8 0 3 2 5 4 5 5 0 41-35 41-88z">
              <text:p/>
            </draw:path>
            <draw:path draw:style-name="gr56" draw:text-style-name="P38" draw:layer="layout" svg:width="0.185cm" svg:height="0.205cm" svg:x="17.305cm" svg:y="8.372cm" svg:viewBox="0 0 186 206" svg:d="M81 70c0-1 20-60 59-60 3 0 16 0 25 7-16 4-18 19-18 21 0 6 5 15 17 15 8 0 22-6 22-24 0-24-30-29-44-29-33 0-48 22-56 32-5-23-24-32-38-32-17 0-26 10-32 23-10 20-16 46-16 47 0 4 5 4 8 4 5 0 6 0 8-10 9-32 16-54 31-54 11 0 11 13 11 19s-1 15-2 23c-11 45-23 91-34 136-1 3-3 5-3 7 0 5 4 11 13 11 15 0 17-13 19-16 10-40 20-80 30-120z">
              <text:p/>
            </draw:path>
            <draw:path draw:style-name="gr56" draw:text-style-name="P38" draw:layer="layout" svg:width="0.161cm" svg:height="0.205cm" svg:x="17.488cm" svg:y="8.372cm" svg:viewBox="0 0 162 206" svg:d="M57 96c14 0 44-1 66-10 37-15 37-44 37-47 0-21-17-39-46-39-48 0-114 45-114 126 0 42 22 80 66 80 59 0 96-45 96-51 0-3-3-8-7-8-2 0-3 0-6 5-33 43-75 44-83 44-28 0-34-32-34-49 0-18 4-39 8-51 6 0 12 0 17 0zM43 86c19-74 66-76 71-76 19 0 29 12 29 28 0 48-75 48-91 48-3 0-6 0-9 0z">
              <text:p/>
            </draw:path>
            <draw:path draw:style-name="gr56" draw:text-style-name="P38" draw:layer="layout" svg:width="0.206cm" svg:height="0.321cm" svg:x="17.673cm" svg:y="8.257cm" svg:viewBox="0 0 207 322" svg:d="M205 12c0-2 1-4 2-6 0-5-3-6-7-6-1 0-6 1-8 1-15 2-30 3-45 4-5 0-11 1-11 9 0 5 6 5 12 5 22 0 22 4 22 8 0 2-1 5-1 8-9 36-17 71-26 107-7-15-20-26-39-26-51 0-104 68-104 135 0 39 21 71 55 71 16 0 37-9 55-32 4 23 21 32 38 32s26-12 33-26c9-17 14-43 14-44 0-5-4-5-7-5-6 0-6 1-9 10-6 26-15 55-31 55-12 0-12-12-12-19 0-3 0-10 3-20 22-87 44-174 66-261zM113 261c-4 14-32 51-57 51-21 0-25-28-25-41 0-23 14-76 22-94 12-29 33-51 51-51 4 0 14 0 23 13 4 6 9 21 9 29 0 1-1 3-1 6-7 29-15 58-22 87z">
              <text:p/>
            </draw:path>
            <draw:path draw:style-name="gr56" draw:text-style-name="P38" draw:layer="layout" svg:width="0.104cm" svg:height="0.455cm" svg:x="17.93cm" svg:y="8.232cm" svg:viewBox="0 0 105 456" svg:d="M105 227c0-35-4-91-30-141-27-56-66-86-71-86-3 0-4 1-4 4 0 1 0 2 9 10 44 46 70 118 70 213 0 78-17 159-74 216-5 6-5 6-5 8s1 5 4 5c5 0 47-31 73-90 23-49 28-100 28-139z">
              <text:p/>
            </draw:path>
          </draw:g>
        </draw:g>
        <draw:line draw:style-name="gr194" draw:text-style-name="P8" draw:layer="layout" svg:x1="0.993cm" svg:y1="9.63cm" svg:x2="24.33cm" svg:y2="9.63cm">
          <text:p/>
        </draw:line>
        <draw:line draw:style-name="gr194" draw:text-style-name="P8" draw:layer="layout" svg:x1="0.993cm" svg:y1="9.788cm" svg:x2="24.33cm" svg:y2="9.788cm">
          <text:p/>
        </draw:line>
        <draw:custom-shape draw:style-name="gr195" draw:text-style-name="P86" draw:layer="layout" svg:width="11.588cm" svg:height="1.1cm" svg:x="7.215cm" svg:y="9.166cm">
          <text:p text:style-name="P85"><text:span text:style-name="T17">Parallel Composition &amp; Synchronization</text:span></text:p>
          <draw:enhanced-geometry svg:viewBox="0 0 21600 21600" draw:type="rectangle" draw:enhanced-path="M 0 0 L 21600 0 21600 21600 0 21600 0 0 Z N"/>
        </draw:custom-shape>
        <draw:custom-shape draw:style-name="gr176" draw:text-style-name="P37" xml:id="id62" draw:id="id62" draw:layer="layout" svg:width="10.002cm" svg:height="1.254cm" svg:x="3.108cm" svg:y="11.749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8" draw:layer="layout" draw:type="curve" svg:x1="2.639cm" svg:y1="12.38cm" svg:x2="3.108cm" svg:y2="12.376cm" draw:end-shape="id62" draw:end-glue-point="3" svg:d="M2639 12380c-85 0-320-4 469-4" svg:viewBox="0 0 570 5">
          <text:p/>
        </draw:connector>
        <draw:custom-shape draw:style-name="gr167" draw:text-style-name="P37" xml:id="id63" draw:id="id63" draw:layer="layout" svg:width="0.972cm" svg:height="1.27cm" svg:x="21.413cm" svg:y="11.784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5" draw:text-style-name="P8" draw:layer="layout" draw:type="curve" svg:x1="13.11cm" svg:y1="12.376cm" svg:x2="21.413cm" svg:y2="12.419cm" draw:start-shape="id62" draw:start-glue-point="1" draw:end-shape="id63" draw:end-glue-point="3" svg:d="M13110 12376c6228 0 2077 43 8303 43" svg:viewBox="0 0 8304 44">
          <text:p/>
        </draw:connector>
        <draw:g>
          <svg:title>TexMaths</svg:title>
          <svg:desc>13§latex§L \assign \red§svg§600§TRUE§</svg:desc>
          <draw:g>
            <draw:path draw:style-name="gr56" draw:text-style-name="P38" draw:layer="layout" svg:width="0.349cm" svg:height="0.433cm" svg:x="15.952cm" svg:y="11.795cm" svg:viewBox="0 0 350 434" svg:d="M350 271c-5 0-10 0-15 0-7 65-16 143-129 143-18 0-35 0-53 0-29 0-31-3-31-25 0-113 0-225 0-338 0-22 0-31 60-31 7 0 15 0 22 0 0-7 0-13 0-20-24 2-82 2-107 2-26 0-75 0-97-2 0 7 0 13 0 20 5 0 10 0 15 0 49 0 51 7 51 29 0 112 0 224 0 336 0 24-2 29-51 29-5 0-10 0-15 0 0 7 0 14 0 20 111 0 222 0 333 0 6-54 11-109 17-163z">
              <text:p/>
            </draw:path>
            <draw:path draw:style-name="gr56" draw:text-style-name="P38" draw:layer="layout" svg:width="0.298cm" svg:height="0.564cm" svg:x="16.553cm" svg:y="11.788cm" svg:viewBox="0 0 299 565" svg:d="M162 24c0-13 0-24-13-24-12 0-12 11-12 24 0 151 0 302 0 454-15-26-33-44-50-55-38-29-52-24-78-36-9 0-9 7-9 13 0 9 2 11 16 14 42 13 68 37 82 51 33 36 40 75 44 93 2 3 4 7 7 7 6 0 8-4 9-11 13-71 60-122 130-140 9-3 11-3 11-14 0-6 0-13-8-13-1 0-40 7-76 33-20 16-38 36-53 58 0-152 0-303 0-454z">
              <text:p/>
            </draw:path>
            <draw:path draw:style-name="gr56" draw:text-style-name="P38" draw:layer="layout" svg:width="0.258cm" svg:height="0.288cm" svg:x="17.094cm" svg:y="11.948cm" svg:viewBox="0 0 259 289" svg:d="M111 98c2-2 29-83 86-83 1 0 20 0 32 9-21 7-23 27-23 31 0 7 5 19 22 19 11 0 31-9 31-34 0-33-41-40-62-40-44 0-68 33-79 47-5-34-31-47-52-47-22 0-35 15-46 35-13 25-13 42-20 63 0 7 5 7 9 7 9 0 9 0 13-14 11-46 24-76 44-76 16 0 16 18 16 25 0 11-2 22-6 33-15 63-31 127-47 190-2 4-2 8-2 10 0 7 6 16 19 16 18 0 23-18 23-24 14-55 28-111 42-167z">
              <text:p/>
            </draw:path>
            <draw:path draw:style-name="gr56" draw:text-style-name="P38" draw:layer="layout" svg:width="0.225cm" svg:height="0.288cm" svg:x="17.35cm" svg:y="11.948cm" svg:viewBox="0 0 226 289" svg:d="M80 134c18 0 62-1 93-12 49-22 49-62 49-67 0-30-24-55-64-55-67 0-158 65-158 178 0 56 31 111 91 111 82 0 135-64 135-73 0-3-6-11-11-11-2 0-2 2-7 8-48 60-104 61-115 61-42 0-49-43-49-69 0-23 7-52 11-71 8 0 17 0 25 0zM58 122c28-106 93-107 100-107 26 0 40 18 40 38 0 69-105 69-127 69-4 0-8 0-13 0z">
              <text:p/>
            </draw:path>
            <draw:path draw:style-name="gr56" draw:text-style-name="P38" draw:layer="layout" svg:width="0.289cm" svg:height="0.448cm" svg:x="17.607cm" svg:y="11.788cm" svg:viewBox="0 0 290 449" svg:d="M288 16c0-1 2-7 2-9 0-5-4-7-10-7-1 0-7 0-11 2-20 2-41 3-61 5-10 0-15 0-15 13 0 7 5 7 15 7 31 0 32 4 32 11 0 2-1 9-1 11-13 50-26 99-39 149-9-20-27-38-53-38-71 0-147 98-147 191 0 54 29 98 78 98 22 0 51-13 77-44 7 31 31 44 53 44 23 0 36-17 47-35 11-25 18-62 18-63 0-6-5-6-9-6-7 0-9 0-13 15-9 34-20 74-42 74-16 0-16-16-16-25 0-4 0-15 4-29 30-121 60-243 91-364zM158 365c-5 18-43 69-80 69-29 0-34-36-34-56 0-31 20-105 31-133 16-38 45-71 72-71 6 0 21 0 31 19 6 10 13 29 13 41 0 2 0 4-2 8-10 41-20 82-31 123z">
              <text:p/>
            </draw:path>
          </draw:g>
        </draw:g>
        <draw:connector draw:style-name="gr196" draw:text-style-name="P8" draw:layer="layout" draw:type="curve" svg:x1="9.561cm" svg:y1="11.749cm" svg:x2="6.014cm" svg:y2="11.749cm" draw:start-shape="id62" draw:start-glue-point="7" draw:end-shape="id62" draw:end-glue-point="6" svg:d="M9561 11749c0-789-3547-789-3547 0" svg:viewBox="0 0 3548 593">
          <text:p/>
        </draw:connector>
        <draw:connector draw:style-name="gr197" draw:text-style-name="P8" draw:layer="layout" draw:type="curve" svg:x1="22.04cm" svg:y1="11.784cm" svg:x2="21.696cm" svg:y2="11.784cm" draw:start-shape="id63" draw:start-glue-point="7" draw:end-shape="id63" draw:end-glue-point="6" svg:d="M22040 11784c0-789-344-789-344 0" svg:viewBox="0 0 345 593">
          <text:p/>
        </draw:connector>
        <draw:g>
          <svg:title>TexMaths</svg:title>
          <svg:desc>18§display§\val(L, \green)§svg§600§TRUE§</svg:desc>
          <draw:g>
            <draw:path draw:style-name="gr56" draw:text-style-name="P38" draw:layer="layout" svg:width="0.214cm" svg:height="0.236cm" svg:x="6.382cm" svg:y="10.795cm" svg:viewBox="0 0 215 237" svg:d="M215 34c0-18-6-34-21-34-12 0-25 12-25 24 0 7 4 10 7 15 12 13 14 29 14 40 0 15-24 146-86 146-28 0-34-25-34-43 0-30 18-76 31-114 3-7 6-16 6-25 0-27-17-43-40-43-48 0-67 77-67 80 0 6 6 6 9 6 6 0 7-1 9-9 4-16 18-65 49-65 5 0 11 1 11 15 0 12-5 27-12 47-17 44-27 75-27 100 0 48 33 63 64 63 88 0 112-189 112-203z">
              <text:p/>
            </draw:path>
            <draw:path draw:style-name="gr56" draw:text-style-name="P38" draw:layer="layout" svg:width="0.223cm" svg:height="0.236cm" svg:x="6.637cm" svg:y="10.795cm" svg:viewBox="0 0 224 237" svg:d="M125 200c6 26 26 37 44 37 19 0 31-14 38-30 9-19 17-49 17-51 0-4-5-4-9-4-6 0-6 0-9 12-8 28-18 61-36 61-13 0-13-14-13-21 0-4 0-12 4-27 12-47 23-94 34-141 3-8 3-9 3-12 0-11-8-14-14-14-17 0-20 18-21 21-9-22-27-31-44-31-58 0-119 79-119 156 0 44 24 81 63 81 19 0 41-11 62-37zM154 67c-8 33-16 67-24 100-5 16-37 58-66 58-25 0-28-30-28-46 0-26 15-87 25-109 14-33 37-58 58-58 24 0 36 27 36 49 0 2 0 3-1 6z">
              <text:p/>
            </draw:path>
            <draw:path draw:style-name="gr56" draw:text-style-name="P38" draw:layer="layout" svg:width="0.111cm" svg:height="0.367cm" svg:x="6.897cm" svg:y="10.664cm" svg:viewBox="0 0 112 368" svg:d="M110 13c0-1 2-6 2-7 0-5-3-6-8-6-1 0-7 0-8 1-18 1-35 2-53 3-6 2-12 2-12 12 0 6 6 6 14 6 25 0 25 3 25 9 0 2-1 5-1 8-22 87-44 174-66 262 0 1-3 12-3 19 0 28 19 48 45 48 19 0 30-14 37-27 9-18 16-52 16-54 0-4-4-4-8-4-2 0-6 0-8 1-1 5-2 9-3 14-9 37-19 58-33 58-15 0-15-14-15-21 0-4 0-12 3-24 26-99 51-198 76-298z">
              <text:p/>
            </draw:path>
            <draw:path draw:style-name="gr56" draw:text-style-name="P38" draw:layer="layout" svg:width="0.121cm" svg:height="0.522cm" svg:x="7.088cm" svg:y="10.634cm" svg:viewBox="0 0 122 523" svg:d="M122 517c0-2 0-2-9-11-65-67-83-165-83-244 0-92 21-183 85-247 7-8 7-8 7-9 0-5-3-6-6-6-4 0-52 36-83 103-27 56-33 114-33 159 0 40 6 103 34 162 32 64 78 99 82 99 3 0 6-2 6-6z">
              <text:p/>
            </draw:path>
            <draw:path draw:style-name="gr56" draw:text-style-name="P38" draw:layer="layout" svg:width="0.315cm" svg:height="0.355cm" svg:x="7.261cm" svg:y="10.67cm" svg:viewBox="0 0 316 356" svg:d="M175 40c4-19 6-24 55-24 16 0 21 0 21-10 0-6-6-6-9-6-17 0-60 1-78 1-15 0-54-1-68-1-5 0-11 0-11 10 0 6 5 6 15 6 6 0 10 0 19 0 9 2 15 2 15 9 0 2-1 3-3 11-23 93-46 186-70 280-4 19-6 23-48 23-9 0-13 0-13 11 0 6 4 6 13 6 82 0 163 0 244 0 12 0 12 0 16-9 14-38 27-76 40-113 3-5 2-4 3-6 0-3 0-6-6-6-5 0-6 1-9 10-17 48-41 107-132 107-17 0-33 0-50 0-7 0-7 0-10 0-6 0-8-1-8-5 0-2 0-2 3-12 24-94 47-188 71-282z">
              <text:p/>
            </draw:path>
            <draw:path draw:style-name="gr56" draw:text-style-name="P38" draw:layer="layout" svg:width="0.06cm" svg:height="0.155cm" svg:x="7.642cm" svg:y="10.97cm" svg:viewBox="0 0 61 156" svg:d="M61 55c0-34-13-55-33-55-18 0-28 13-28 28 0 14 10 27 28 27 6 0 14-1 18-6 2-1 2-1 3-1 0 2 0 0 0 7 0 39-18 70-34 86-6 6-6 8-6 9 0 3 3 6 4 6 6 0 48-40 48-101z">
              <text:p/>
            </draw:path>
            <draw:path draw:style-name="gr56" draw:text-style-name="P38" draw:layer="layout" svg:width="0.226cm" svg:height="0.337cm" svg:x="7.858cm" svg:y="10.795cm" svg:viewBox="0 0 227 338" svg:d="M149 204c-4 14-8 29-12 43-6 27-9 37-24 55-20 24-41 24-49 24-7 0-24 0-37-6 10-3 16-15 16-24 0-6-4-16-18-16-9 0-25 7-25 28s19 30 63 30c55 0 95-34 104-74 20-76 39-152 58-228 2-9 2-9 2-12 0-11-9-14-14-14-7 0-19 5-20 20-8-15-23-30-45-30-58 0-118 77-118 152 0 43 24 79 64 79 25 0 49-21 55-27zM184 67c-8 32-16 64-24 95-5 17-36 57-66 57-28 0-28-39-28-45 0-25 15-86 25-110 13-28 37-52 57-52 31 0 37 43 37 48 0 2-1 5-1 7z">
              <text:p/>
            </draw:path>
            <draw:path draw:style-name="gr56" draw:text-style-name="P38" draw:layer="layout" svg:width="0.211cm" svg:height="0.236cm" svg:x="8.115cm" svg:y="10.795cm" svg:viewBox="0 0 212 237" svg:d="M91 80c2-1 24-68 70-68 2 0 17 0 27 7-18 6-19 23-19 26 0 6 4 16 18 16 8 0 25-7 25-28 0-27-34-33-51-33-36 0-55 27-64 37-4-27-25-37-43-37s-29 12-38 28c-10 21-16 51-16 52 0 6 4 6 7 6 8 0 8-1 11-12 9-37 19-62 36-62 13 0 13 15 13 21 0 9-1 18-4 27-13 52-26 104-39 156-2 3-2 6-2 7 0 6 5 14 15 14 15 0 20-15 20-20 11-45 23-91 34-137z">
              <text:p/>
            </draw:path>
            <draw:path draw:style-name="gr56" draw:text-style-name="P38" draw:layer="layout" svg:width="0.184cm" svg:height="0.236cm" svg:x="8.325cm" svg:y="10.795cm" svg:viewBox="0 0 185 237" svg:d="M66 110c15 0 50-1 76-12 40-16 40-50 40-53 0-24-19-45-52-45-55 0-130 54-130 146 0 46 25 91 75 91 67 0 110-52 110-60 0-3-4-9-9-9-1 0-1 0-6 6-39 49-85 51-94 51-34 0-40-37-40-57 0-21 6-43 9-58 7 0 14 0 21 0zM48 98c22-85 76-86 82-86 21 0 33 13 33 31 0 55-87 55-105 55-3 0-7 0-10 0z">
              <text:p/>
            </draw:path>
            <draw:path draw:style-name="gr56" draw:text-style-name="P38" draw:layer="layout" svg:width="0.186cm" svg:height="0.236cm" svg:x="8.538cm" svg:y="10.795cm" svg:viewBox="0 0 187 237" svg:d="M66 110c16 0 50-1 76-12 42-16 42-50 42-53 0-24-20-45-54-45-54 0-130 54-130 146 0 46 25 91 76 91 67 0 111-52 111-60 0-3-5-9-9-9-2 0-3 0-6 6-39 49-87 51-96 51-34 0-39-37-39-57 0-21 5-43 9-58 7 0 13 0 20 0zM49 98c23-85 76-86 81-86 22 0 34 13 34 31 0 55-86 55-104 55-4 0-7 0-11 0z">
              <text:p/>
            </draw:path>
            <draw:path draw:style-name="gr56" draw:text-style-name="P38" draw:layer="layout" svg:width="0.263cm" svg:height="0.236cm" svg:x="8.764cm" svg:y="10.795cm" svg:viewBox="0 0 264 237" svg:d="M78 140c1-12 6-22 7-34 8-27 8-27 16-42 8-13 32-52 71-52 23 0 23 24 23 34 0 33-22 94-29 116-8 17-9 23-9 33 0 22 15 42 40 42 49 0 67-78 67-81 0-4-4-4-9-4-6 0-6 0-9 7-3 15-18 66-48 66-11 0-11-8-11-15 0-13 6-27 8-39 11-28 33-86 33-116 0-43-30-55-55-55-43 0-67 31-75 42-2-26-20-42-43-42-19 0-30 12-39 28-9 21-16 51-16 52 0 6 6 6 7 6 8 0 8-1 11-12 9-37 19-62 36-62 13 0 13 15 13 21 0 9-1 18-3 27-13 52-27 104-40 156-2 3-2 6-2 7 0 6 5 14 15 14 6 0 15-3 20-14 7-27 14-55 21-83z">
              <text:p/>
            </draw:path>
            <draw:path draw:style-name="gr56" draw:text-style-name="P38" draw:layer="layout" svg:width="0.121cm" svg:height="0.522cm" svg:x="9.085cm" svg:y="10.634cm" svg:viewBox="0 0 122 523" svg:d="M122 262c0-42-6-104-34-164-31-64-78-98-82-98-3 0-6 3-6 6 0 1 0 1 10 12 51 50 81 134 81 244 0 88-19 180-84 246-7 7-7 7-7 9 0 3 3 6 6 6 4 0 52-36 84-103 26-57 32-115 32-158z">
              <text:p/>
            </draw:path>
          </draw:g>
        </draw:g>
        <draw:g>
          <svg:title>TexMaths</svg:title>
          <svg:desc>18§display§\val(L, \red)§svg§600§TRUE§</svg:desc>
          <draw:g>
            <draw:path draw:style-name="gr56" draw:text-style-name="P38" draw:layer="layout" svg:width="0.171cm" svg:height="0.189cm" svg:x="20.835cm" svg:y="10.822cm" svg:viewBox="0 0 172 190" svg:d="M172 27c0-14-5-27-17-27-9 0-20 10-20 19 0 6 4 8 6 12 10 11 11 24 11 32 0 12-19 117-68 117-23 0-28-20-28-34 0-24 15-61 25-91 3-6 5-13 5-20 0-22-14-35-32-35-38 0-54 62-54 64 0 5 5 5 7 5 5 0 6-1 7-7 4-13 15-52 40-52 3 0 8 1 8 11s-3 22-9 39c-14 34-22 59-22 80 0 38 26 50 51 50 71 0 90-152 90-163z">
              <text:p/>
            </draw:path>
            <draw:path draw:style-name="gr56" draw:text-style-name="P38" draw:layer="layout" svg:width="0.178cm" svg:height="0.189cm" svg:x="21.039cm" svg:y="10.822cm" svg:viewBox="0 0 179 190" svg:d="M100 160c5 21 21 30 35 30 16 0 25-11 31-24 7-16 13-40 13-41 0-3-3-3-7-3-5 0-5 0-7 9-6 23-14 49-29 49-10 0-10-11-10-17 0-3 0-9 2-21 9-38 19-76 29-113 2-6 2-8 2-10 0-8-7-11-12-11-13 0-16 15-17 17-7-18-21-25-34-25-47 0-96 63-96 125 0 35 19 65 50 65 16 0 34-9 50-30zM123 54c-6 26-13 53-19 80-4 13-30 46-53 46-20 0-22-24-22-37 0-20 12-69 20-87 11-26 30-46 47-46 19 0 28 21 28 39 0 1 0 2-1 5z">
              <text:p/>
            </draw:path>
            <draw:path draw:style-name="gr56" draw:text-style-name="P38" draw:layer="layout" svg:width="0.089cm" svg:height="0.294cm" svg:x="21.247cm" svg:y="10.717cm" svg:viewBox="0 0 90 295" svg:d="M88 11c0-1 2-5 2-6 0-4-3-5-6-5-2 0-6 0-7 1-14 1-28 2-42 3-5 1-10 1-10 9 0 5 5 5 11 5 20 0 20 2 20 7 0 1-1 4-1 6-18 70-35 140-53 210 0 1-2 10-2 15 0 23 16 39 36 39 15 0 24-11 30-22 7-14 13-42 13-43 0-3-4-3-7-3-1 0-5 0-6 1-1 3-2 7-3 11-7 29-15 46-27 46-11 0-11-11-11-17 0-3 0-9 2-19 21-79 41-159 61-238z">
              <text:p/>
            </draw:path>
            <draw:path draw:style-name="gr56" draw:text-style-name="P38" draw:layer="layout" svg:width="0.096cm" svg:height="0.418cm" svg:x="21.4cm" svg:y="10.693cm" svg:viewBox="0 0 97 419" svg:d="M97 414c0-1 0-1-6-8-53-54-67-133-67-197 0-73 17-146 68-197 5-6 5-6 5-7 0-4-1-5-4-5-5 0-42 29-67 82-21 46-26 92-26 127 0 33 5 83 27 131 26 51 61 79 66 79 3 0 4-1 4-5z">
              <text:p/>
            </draw:path>
            <draw:path draw:style-name="gr56" draw:text-style-name="P38" draw:layer="layout" svg:width="0.254cm" svg:height="0.284cm" svg:x="21.538cm" svg:y="10.722cm" svg:viewBox="0 0 255 285" svg:d="M141 32c4-15 5-19 44-19 13 0 17 0 17-8 0-5-5-5-7-5-14 0-48 1-62 1-12 0-43-1-56-1-3 0-8 0-8 8 0 5 4 5 12 5 5 0 9 0 16 0 7 1 11 1 11 7 0 1 0 3-2 9-18 74-37 149-56 224-5 15-5 19-38 19-7 0-12 0-12 8 0 5 5 5 12 5 65 0 130 0 195 0 9 0 9 0 12-7 11-30 22-60 33-91 3-3 2-3 3-4 0-3-2-5-6-5-5 0-4 1-8 8-14 38-32 86-105 86-13 0-26 0-39 0-6 0-6 0-9 0-4 0-6-1-6-5 0-1 0-1 3-9 19-75 37-151 56-226z">
              <text:p/>
            </draw:path>
            <draw:path draw:style-name="gr56" draw:text-style-name="P38" draw:layer="layout" svg:width="0.048cm" svg:height="0.124cm" svg:x="21.844cm" svg:y="10.963cm" svg:viewBox="0 0 49 125" svg:d="M49 44c0-27-11-44-26-44s-23 11-23 23c0 10 8 21 23 21 4 0 9-1 14-5 1-1 1-1 2-1 0 2 0 0 0 6 0 31-14 56-28 69-4 5-4 6-4 7 0 3 1 5 4 5 5 0 38-32 38-81z">
              <text:p/>
            </draw:path>
            <draw:path draw:style-name="gr56" draw:text-style-name="P38" draw:layer="layout" svg:width="0.17cm" svg:height="0.189cm" svg:x="22.029cm" svg:y="10.822cm" svg:viewBox="0 0 171 190" svg:d="M73 64c1-1 20-54 56-54 2 0 13 0 22 6-15 4-16 17-16 20 0 5 4 13 14 13 9 0 22-6 22-23 0-21-28-26-42-26-29 0-44 21-50 30-5-22-22-30-35-30-15 0-24 10-31 23-7 16-13 40-13 41 0 5 4 5 6 5 6 0 6-1 8-9 8-30 16-50 29-50 11 0 11 11 11 16 0 7-1 15-4 22-10 41-21 83-31 125-1 2-1 5-1 6 0 5 4 11 12 11 12 0 15-12 17-16 8-36 17-73 26-110z">
              <text:p/>
            </draw:path>
            <draw:path draw:style-name="gr56" draw:text-style-name="P38" draw:layer="layout" svg:width="0.147cm" svg:height="0.189cm" svg:x="22.198cm" svg:y="10.822cm" svg:viewBox="0 0 148 190" svg:d="M53 88c12 0 40-1 61-9 33-13 33-41 33-43 0-19-16-36-43-36-44 0-104 43-104 117 0 37 20 73 60 73 54 0 88-42 88-48 0-2-3-7-6-7-2 0-2 0-6 5-31 39-68 40-75 40-28 0-32-30-32-45 0-17 4-35 7-47 5 0 11 0 17 0zM38 79c18-68 62-69 66-69 17 0 26 10 26 25 0 44-69 44-82 44-3 0-7 0-10 0z">
              <text:p/>
            </draw:path>
            <draw:path draw:style-name="gr56" draw:text-style-name="P38" draw:layer="layout" svg:width="0.189cm" svg:height="0.294cm" svg:x="22.366cm" svg:y="10.717cm" svg:viewBox="0 0 190 295" svg:d="M189 11c0-1 1-5 1-6 0-4-2-5-6-5-1 0-5 0-6 1-14 1-28 2-42 3-5 1-9 1-9 9 0 5 3 5 9 5 21 0 22 2 22 7 0 1-1 4-1 6-9 33-17 66-26 99-5-13-16-25-34-25-47 0-97 63-97 125 0 35 20 65 51 65 16 0 34-9 51-30 4 21 20 30 34 30 16 0 25-11 31-24 8-16 12-40 12-41 0-3-2-3-6-3s-4 0-8 9c-5 23-13 49-28 49-10 0-10-11-10-17 0-3 0-9 2-19 20-79 40-159 60-238zM104 239c-4 13-29 46-51 46-21 0-24-24-24-37 0-20 13-69 21-87 10-26 29-46 47-46 3 0 13 0 20 11 5 8 9 20 9 28 0 1 0 2-2 5-6 26-13 53-20 80z">
              <text:p/>
            </draw:path>
            <draw:path draw:style-name="gr56" draw:text-style-name="P38" draw:layer="layout" svg:width="0.097cm" svg:height="0.418cm" svg:x="22.603cm" svg:y="10.693cm" svg:viewBox="0 0 98 419" svg:d="M98 209c0-32-5-83-27-130-26-52-63-79-66-79s-5 2-5 5c0 1 0 1 8 9 41 41 65 108 65 195 0 71-16 145-67 198-6 6-6 6-6 7 0 2 2 5 5 5s42-29 67-83c21-45 26-91 26-127z">
              <text:p/>
            </draw:path>
          </draw:g>
        </draw:g>
        <presentation:notes draw:style-name="dp4">
          <office:forms form:automatic-focus="false" form:apply-design-mode="false"/>
          <draw:page-thumbnail draw:style-name="gr1" draw:layer="layout" svg:width="15.169cm" svg:height="8.533cm" svg:x="1.914cm" svg:y="2.566cm" draw:page-number="42" presentation:class="page"/>
          <draw:frame presentation:style-name="pr10" draw:text-style-name="P97" draw:layer="layout" svg:width="17.992cm" svg:height="11.897cm" svg:x="0.529cm" svg:y="11.902cm" presentation:class="notes" presentation:placeholder="true">
            <draw:text-box/>
          </draw:frame>
        </presentation:notes>
      </draw:page>
      <draw:page draw:name="page43" draw:style-name="dp3" draw:master-page-name="Master1-Präsentationsvorlage_5f_BWL9_5f_" presentation:presentation-page-layout-name="AL2T1">
        <office:forms form:automatic-focus="false" form:apply-design-mode="false"/>
        <draw:frame presentation:style-name="pr11" draw:layer="layout" svg:width="19.808cm" svg:height="1.746cm" svg:x="0.494cm" svg:y="1.072cm" presentation:class="title">
          <draw:text-box>
            <text:p>Translation: Formulae</text:p>
          </draw:text-box>
        </draw:frame>
        <draw:frame presentation:style-name="pr12" draw:layer="layout" svg:width="24.408cm" svg:height="8.404cm" svg:x="0.498cm" svg:y="3.343cm" presentation:class="outline" presentation:user-transformed="true">
          <draw:text-box>
            <text:list text:style-name="L3">
              <text:list-item>
                <text:p>Set operators will not be translated</text:p>
              </text:list-item>
              <text:list-item>
                <text:p>Check operators are translated to a query for the <text:s text:c="13"/><text:s text:c="10"/>transitions:</text:p>
                <text:p/>
                <text:p/>
              </text:list-item>
              <text:list-item>
                <text:p>everything else unchanged</text:p>
              </text:list-item>
            </text:list>
          </draw:text-box>
        </draw:frame>
        <draw:g>
          <svg:title>TexMaths</svg:title>
          <svg:desc>28§display§\val(v, d)§svg§600§TRUE§</svg:desc>
          <draw:g>
            <draw:path draw:style-name="gr56" draw:text-style-name="P38" draw:layer="layout" svg:width="0.402cm" svg:height="0.44cm" svg:x="1.762cm" svg:y="6.392cm" svg:viewBox="0 0 403 441" svg:d="M403 64c0-33-11-64-39-64-23 0-48 22-48 45 0 11 6 19 11 25 26 25 28 58 28 78 0 28-47 274-159 274-53 0-64-51-64-81 0-59 30-143 58-213 6-16 11-30 11-50 0-47-33-78-75-78-92 0-126 145-126 151 0 8 11 8 14 8 14 0 14-3 20-14 8-31 33-125 89-125 11 0 22 5 22 30 0 23-8 48-22 87-31 84-50 142-50 187 0 89 61 117 120 117 165 0 210-352 210-377z">
              <text:p/>
            </draw:path>
            <draw:path draw:style-name="gr56" draw:text-style-name="P38" draw:layer="layout" svg:width="0.419cm" svg:height="0.44cm" svg:x="2.238cm" svg:y="6.392cm" svg:viewBox="0 0 420 441" svg:d="M238 374c11 48 47 67 81 67 36 0 59-22 73-53 17-39 28-95 28-98 0-8-6-8-14-8-11 0-11 0-17 22-14 56-34 118-67 118-25 0-25-28-25-42 0-6 0-23 5-51 23-88 45-176 67-265 6-14 6-14 6-19 0-20-17-25-28-25-31 0-39 33-39 36-20-42-51-56-81-56-109 0-227 148-227 290 0 84 48 151 120 151 37 0 79-19 118-67zM291 126c-15 61-30 122-45 184-8 31-70 112-123 112-47 0-56-59-56-87 0-50 31-165 51-207 22-58 69-108 109-108 42 0 67 53 67 92 0 2 0 8-3 14z">
              <text:p/>
            </draw:path>
            <draw:path draw:style-name="gr56" draw:text-style-name="P38" draw:layer="layout" svg:width="0.209cm" svg:height="0.686cm" svg:x="2.727cm" svg:y="6.147cm" svg:viewBox="0 0 210 687" svg:d="M207 22c0-2 2-7 3-11 0-8-9-11-14-11-3 0-14 0-17 0-33 3-65 6-98 8-11 0-22 3-22 20 0 11 11 11 25 11 45 0 48 8 48 17 0 3-2 11-3 17-41 162-82 325-123 488 0 6-6 25-6 39 0 50 36 87 84 87 36 0 56-25 70-51 17-33 28-97 28-100 0-8-6-8-14-8-6 0-11 0-14 5-2 8-4 15-6 22-16 70-36 112-64 112-25 0-25-28-25-42 0-5 0-19 5-44 48-186 95-373 143-559z">
              <text:p/>
            </draw:path>
            <draw:path draw:style-name="gr56" draw:text-style-name="P38" draw:layer="layout" svg:width="0.226cm" svg:height="0.976cm" svg:x="3.085cm" svg:y="6.091cm" svg:viewBox="0 0 227 977" svg:d="M227 966c0-3 0-3-17-20-120-123-154-307-154-457 0-171 39-341 159-464 12-11 12-11 12-17 0-5-3-8-9-8-11 0-98 67-156 190-51 109-62 218-62 299 0 75 11 195 64 304 59 120 143 184 154 184 6 0 9-3 9-11z">
              <text:p/>
            </draw:path>
            <draw:path draw:style-name="gr56" draw:text-style-name="P38" draw:layer="layout" svg:width="0.43cm" svg:height="0.44cm" svg:x="3.399cm" svg:y="6.392cm" svg:viewBox="0 0 431 441" svg:d="M431 67c0-53-25-67-42-67-25 0-50 25-50 47 0 12 5 17 16 28 20 20 34 45 34 81 0 39-59 266-176 266-48 0-73-37-73-87 0-53 28-126 59-207 5-16 11-30 11-50 0-42-31-78-81-78-93 0-129 142-129 151 0 8 8 8 11 8 11 0 11-3 17-17 28-97 70-122 98-122 8 0 25 0 25 33 0 22-11 50-17 67-42 114-56 159-56 201 0 106 87 120 132 120 165 0 221-324 221-374z">
              <text:p/>
            </draw:path>
            <draw:path draw:style-name="gr56" draw:text-style-name="P38" draw:layer="layout" svg:width="0.114cm" svg:height="0.292cm" svg:x="3.967cm" svg:y="6.719cm" svg:viewBox="0 0 115 293" svg:d="M115 103c0-64-25-103-65-103-30 0-50 25-50 53 0 25 20 53 50 53 14 0 26-6 37-14 3-3 2-2 3-3 2 0 2 0 2 14 0 73-33 131-67 165-11 8-11 11-11 14 0 8 6 11 11 11 11 0 90-75 90-190z">
              <text:p/>
            </draw:path>
            <draw:path draw:style-name="gr56" draw:text-style-name="P38" draw:layer="layout" svg:width="0.466cm" svg:height="0.686cm" svg:x="4.359cm" svg:y="6.147cm" svg:viewBox="0 0 467 687" svg:d="M467 8c-4-2 0-8-14-8s-106 8-123 8c-8 3-14 9-14 20s9 11 23 11c47 0 50 8 50 17-1 6-2 13-3 19-19 78-39 155-59 232-19-36-47-61-92-61-115 0-235 142-235 284 0 92 53 157 129 157 19 0 70-3 128-73 9 42 42 73 90 73 34 0 56-23 73-53 16-37 30-95 30-98 0-8-11-8-14-8-8 0-8 2-13 16-17 65-34 123-73 123-28 0-31-25-31-45 0-25 3-30 6-47 47-189 95-378 142-567zM263 561c-6 17-6 20-20 36-44 53-84 70-111 70-48 0-62-56-62-92 0-50 31-170 53-215 31-59 76-95 115-95 64 0 75 81 75 87 0 5 0 11-2 16-16 65-32 129-48 193z">
              <text:p/>
            </draw:path>
            <draw:path draw:style-name="gr56" draw:text-style-name="P38" draw:layer="layout" svg:width="0.226cm" svg:height="0.976cm" svg:x="4.887cm" svg:y="6.091cm" svg:viewBox="0 0 227 977" svg:d="M227 489c0-76-12-196-65-305-58-120-142-184-154-184-5 0-8 3-8 8 0 6 0 6 17 25 98 95 154 252 154 456 0 167-37 337-160 463-11 11-11 11-11 14 0 8 3 11 8 11 12 0 98-67 157-190 50-109 62-218 62-298z">
              <text:p/>
            </draw:path>
          </draw:g>
        </draw:g>
        <draw:g>
          <svg:title>TexMaths</svg:title>
          <svg:desc>28§display§\theta((v = d)) = \langle (\val(v, d)) \rangle \top§svg§600§TRUE§</svg:desc>
          <draw:g>
            <draw:path draw:style-name="gr56" draw:text-style-name="P38" draw:layer="layout" svg:width="0.405cm" svg:height="0.7cm" svg:x="7.33cm" svg:y="8.3cm" svg:viewBox="0 0 406 701" svg:d="M406 201c0-64-17-201-118-201-137 0-288 276-288 500 0 92 28 201 118 201 140 0 288-282 288-500zM104 335c16-64 36-142 75-209 28-51 65-104 109-104 48 0 54 62 54 118 0 47-9 97-31 195-69 0-138 0-207 0zM302 366c-11 45-33 128-70 198-33 67-72 115-114 115-31 0-54-28-54-118 0-42 6-100 31-195 69 0 138 0 207 0z">
              <text:p/>
            </draw:path>
            <draw:path draw:style-name="gr56" draw:text-style-name="P38" draw:layer="layout" svg:width="0.226cm" svg:height="0.979cm" svg:x="7.876cm" svg:y="8.255cm" svg:viewBox="0 0 227 980" svg:d="M227 969c0-3 0-3-17-20-123-125-154-309-154-460 0-171 36-341 160-461 11-14 11-14 11-17 0-8-3-11-9-11-11 0-98 67-156 193-51 106-62 215-62 296 0 78 11 195 64 307 59 120 143 184 154 184 6 0 9-3 9-11z">
              <text:p/>
            </draw:path>
            <draw:path draw:style-name="gr56" draw:text-style-name="P38" draw:layer="layout" svg:width="0.229cm" svg:height="0.979cm" svg:x="8.257cm" svg:y="8.255cm" svg:viewBox="0 0 230 980" svg:d="M230 969c0-3 0-3-17-20-123-125-154-309-154-460 0-171 36-341 157-461 14-14 14-14 14-17 0-8-3-11-12-11-8 0-98 67-154 193-50 106-64 215-64 296 0 78 11 195 67 307 59 120 143 184 151 184 9 0 12-3 12-11z">
              <text:p/>
            </draw:path>
            <draw:path draw:style-name="gr56" draw:text-style-name="P38" draw:layer="layout" svg:width="0.433cm" svg:height="0.443cm" svg:x="8.57cm" svg:y="8.557cm" svg:viewBox="0 0 434 444" svg:d="M434 70c0-53-25-70-45-70-25 0-47 25-47 47 0 14 5 20 16 31 20 20 34 45 34 78 0 42-62 266-176 266-51 0-73-34-73-84 0-56 28-126 56-210 8-14 14-27 14-47 0-45-34-81-81-81-93 0-132 142-132 151 0 11 11 11 14 11 8 0 11-3 14-20 28-97 73-120 101-120 8 0 25 0 25 31 0 25-11 50-17 70-45 112-56 156-56 201 0 103 84 120 132 120 165 0 221-324 221-374z">
              <text:p/>
            </draw:path>
            <draw:path draw:style-name="gr56" draw:text-style-name="P38" draw:layer="layout" svg:width="0.654cm" svg:height="0.231cm" svg:x="9.382cm" svg:y="8.629cm" svg:viewBox="0 0 655 232" svg:d="M621 42c14 0 34-1 34-22s-20-20-31-20c-197 0-394 0-590 0-14 0-34-1-34 20s20 22 34 22c196 0 392 0 587 0zM624 232c11 0 31 1 31-20s-20-22-34-22c-195 0-391 0-587 0-14 0-34 1-34 22s20 20 34 20c196 0 393 0 590 0z">
              <text:p/>
            </draw:path>
            <draw:path draw:style-name="gr56" draw:text-style-name="P38" draw:layer="layout" svg:width="0.467cm" svg:height="0.689cm" svg:x="10.407cm" svg:y="8.311cm" svg:viewBox="0 0 468 690" svg:d="M468 11c0-3 0-11-14-11s-107 8-124 11c-8 0-14 6-14 17 0 14 9 14 23 14 47 0 50 5 50 17-1 6-2 13-3 19-19 77-39 155-58 232-20-36-48-64-93-64-115 0-235 145-235 287 0 93 53 157 132 157 19 0 67-3 126-73 8 39 42 73 89 73 34 0 59-23 73-53 17-37 31-95 31-98 0-8-9-8-14-8-9 0-9 2-11 16-17 65-37 120-76 120-28 0-31-25-31-44 0-23 3-31 6-48 47-188 95-376 143-564zM263 561c-5 20-5 20-19 37-45 55-84 69-112 69-48 0-62-53-62-92 0-47 31-167 53-212 31-59 76-95 115-95 64 0 78 81 78 87 0 5-2 11-2 16-17 64-34 127-51 190z">
              <text:p/>
            </draw:path>
            <draw:path draw:style-name="gr56" draw:text-style-name="P38" draw:layer="layout" svg:width="0.226cm" svg:height="0.979cm" svg:x="10.936cm" svg:y="8.255cm" svg:viewBox="0 0 227 980" svg:d="M227 489c0-76-11-193-65-305-58-120-142-184-154-184-5 0-8 6-8 11 0 3 0 3 17 23 98 94 154 251 154 455 0 167-37 340-160 463-11 14-11 14-11 17 0 6 3 11 8 11 12 0 98-67 157-192 51-107 62-216 62-299z">
              <text:p/>
            </draw:path>
            <draw:path draw:style-name="gr56" draw:text-style-name="P38" draw:layer="layout" svg:width="0.229cm" svg:height="0.979cm" svg:x="11.316cm" svg:y="8.255cm" svg:viewBox="0 0 230 980" svg:d="M230 489c0-76-12-193-65-305-59-120-145-184-154-184-5 0-11 6-11 11 0 3 0 3 20 23 95 94 151 251 151 455 0 167-37 340-157 463-14 14-14 14-14 17 0 6 6 11 11 11 9 0 98-67 157-192 50-107 62-216 62-299z">
              <text:p/>
            </draw:path>
            <draw:path draw:style-name="gr56" draw:text-style-name="P38" draw:layer="layout" svg:width="0.654cm" svg:height="0.231cm" svg:x="11.971cm" svg:y="8.629cm" svg:viewBox="0 0 655 232" svg:d="M621 42c14 0 34-1 34-22s-20-20-34-20c-195 0-391 0-587 0-14 0-34-1-34 20s20 22 34 22c196 0 392 0 587 0zM621 232c14 0 34 1 34-20s-20-22-34-22c-195 0-391 0-587 0-14 0-34 1-34 22s20 20 34 20c196 0 392 0 587 0z">
              <text:p/>
            </draw:path>
            <draw:path draw:style-name="gr56" draw:text-style-name="P38" draw:layer="layout" svg:width="0.217cm" svg:height="0.979cm" svg:x="13.063cm" svg:y="8.255cm" svg:viewBox="0 0 218 980" svg:d="M216 39c2-11 2-14 2-19 0-12-8-20-19-20-9 0-14 6-23 22-57 150-113 300-170 450-3 6-6 11-6 17 0 5 0 5 6 16 57 150 113 300 170 450 6 11 12 25 23 25s19-8 19-19c0-3 0-6-2-17-59-152-118-304-177-455 59-150 118-300 177-450z">
              <text:p/>
            </draw:path>
            <draw:path draw:style-name="gr56" draw:text-style-name="P38" draw:layer="layout" svg:width="0.226cm" svg:height="0.979cm" svg:x="13.436cm" svg:y="8.255cm" svg:viewBox="0 0 227 980" svg:d="M227 969c0-3 0-3-17-20-120-125-154-309-154-460 0-171 39-341 160-461 11-14 11-14 11-17 0-8-3-11-9-11-11 0-98 67-156 193-51 106-62 215-62 296 0 78 11 195 64 307 59 120 143 184 154 184 6 0 9-3 9-11z">
              <text:p/>
            </draw:path>
            <draw:path draw:style-name="gr56" draw:text-style-name="P38" draw:layer="layout" svg:width="0.402cm" svg:height="0.443cm" svg:x="13.802cm" svg:y="8.557cm" svg:viewBox="0 0 403 444" svg:d="M403 64c0-33-11-64-39-64-25 0-48 22-48 45 0 14 6 19 12 28 25 25 28 55 28 75 0 28-48 274-160 274-53 0-64-48-64-81 0-56 30-143 58-213 3-14 12-30 12-47 0-50-34-81-76-81-92 0-126 145-126 151 0 11 8 11 14 11 14 0 14-3 20-17 5-31 33-123 89-123 11 0 23 3 23 28 0 23-12 51-26 90-28 81-47 139-47 187 0 89 61 117 120 117 165 0 210-355 210-380z">
              <text:p/>
            </draw:path>
            <draw:path draw:style-name="gr56" draw:text-style-name="P38" draw:layer="layout" svg:width="0.419cm" svg:height="0.443cm" svg:x="14.278cm" svg:y="8.557cm" svg:viewBox="0 0 420 444" svg:d="M238 374c11 50 48 70 81 70 37 0 59-25 73-56 17-36 28-92 28-95 0-8-6-8-14-8-11 0-11 0-20 22-11 53-30 115-64 115-25 0-25-25-25-39 0-9 0-23 5-51 23-88 45-177 68-265 5-14 5-17 5-22 0-20-17-25-28-25-31 0-39 33-39 39-20-42-50-59-81-59-109 0-227 148-227 293 0 81 45 151 120 151 37 0 79-20 118-70zM291 126c-16 62-32 124-47 187-6 30-68 109-121 109-47 0-56-56-56-87 0-47 31-162 48-204 25-61 70-109 112-109s67 51 67 92c0 3 0 6-3 12z">
              <text:p/>
            </draw:path>
            <draw:path draw:style-name="gr56" draw:text-style-name="P38" draw:layer="layout" svg:width="0.209cm" svg:height="0.689cm" svg:x="14.768cm" svg:y="8.311cm" svg:viewBox="0 0 210 690" svg:d="M204 25c3-3 6-11 6-14 0-8-8-11-14-11-3 0-14 0-17 3-32 2-65 4-98 5-11 3-22 3-22 23 0 11 11 11 25 11 45 0 48 5 48 17 0 2-2 9-3 14-41 163-82 327-123 491 0 3-6 22-6 36 0 53 36 90 84 90 36 0 56-25 67-50 17-34 31-98 31-101 0-8-6-8-14-8-6 0-11 0-14 2-2 9-4 17-6 26-16 69-36 108-64 108-25 0-25-25-25-39 0-8 0-22 5-44 47-187 94-373 140-559z">
              <text:p/>
            </draw:path>
            <draw:path draw:style-name="gr56" draw:text-style-name="P38" draw:layer="layout" svg:width="0.226cm" svg:height="0.979cm" svg:x="15.126cm" svg:y="8.255cm" svg:viewBox="0 0 227 980" svg:d="M227 969c0-3 0-3-17-20-120-125-154-309-154-460 0-171 39-341 160-461 11-14 11-14 11-17 0-8-3-11-9-11-11 0-98 67-156 193-51 106-62 215-62 296 0 78 11 195 64 307 59 120 143 184 154 184 6 0 9-3 9-11z">
              <text:p/>
            </draw:path>
            <draw:path draw:style-name="gr56" draw:text-style-name="P38" draw:layer="layout" svg:width="0.43cm" svg:height="0.443cm" svg:x="15.44cm" svg:y="8.557cm" svg:viewBox="0 0 431 444" svg:d="M431 70c0-53-25-70-42-70-25 0-47 25-47 47 0 14 2 20 14 31 22 20 33 45 33 78 0 42-59 266-173 266-51 0-73-34-73-84 0-56 25-126 56-210 5-14 11-27 11-47 0-45-31-81-81-81-93 0-129 142-129 151 0 11 8 11 11 11 11 0 11-3 17-20 28-97 70-120 98-120 8 0 25 0 25 31 0 25-8 50-17 70-42 112-56 156-56 201 0 103 87 120 132 120 165 0 221-324 221-374z">
              <text:p/>
            </draw:path>
            <draw:path draw:style-name="gr56" draw:text-style-name="P38" draw:layer="layout" svg:width="0.114cm" svg:height="0.292cm" svg:x="16.008cm" svg:y="8.886cm" svg:viewBox="0 0 115 293" svg:d="M115 103c0-64-25-103-62-103-33 0-53 25-53 53 0 25 20 50 53 50 11 0 23-2 34-11 3-3 3-3 5-3 0 5 0 0 0 14 0 73-33 132-67 162-8 11-8 14-8 17 0 6 3 11 8 11 11 0 90-75 90-190z">
              <text:p/>
            </draw:path>
            <draw:path draw:style-name="gr56" draw:text-style-name="P38" draw:layer="layout" svg:width="0.467cm" svg:height="0.689cm" svg:x="16.4cm" svg:y="8.311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56" draw:text-style-name="P38" draw:layer="layout" svg:width="0.226cm" svg:height="0.979cm" svg:x="16.929cm" svg:y="8.255cm" svg:viewBox="0 0 227 980" svg:d="M227 489c0-76-11-193-65-305-58-120-142-184-154-184-5 0-8 6-8 11 0 3 0 3 17 23 98 94 154 251 154 455 0 167-37 340-160 463-11 14-11 14-11 17 0 6 3 11 8 11 12 0 98-67 157-192 51-107 62-216 62-299z">
              <text:p/>
            </draw:path>
            <draw:path draw:style-name="gr56" draw:text-style-name="P38" draw:layer="layout" svg:width="0.229cm" svg:height="0.979cm" svg:x="17.31cm" svg:y="8.255cm" svg:viewBox="0 0 230 980" svg:d="M230 489c0-76-12-193-65-305-59-120-145-184-154-184-5 0-11 6-11 11 0 3 0 3 20 23 98 94 154 251 154 455 0 167-37 340-160 463-14 14-14 14-14 17 0 6 6 11 11 11 9 0 98-67 157-192 50-107 62-216 62-299z">
              <text:p/>
            </draw:path>
            <draw:path draw:style-name="gr56" draw:text-style-name="P38" draw:layer="layout" svg:width="0.22cm" svg:height="0.979cm" svg:x="17.691cm" svg:y="8.255cm" svg:viewBox="0 0 221 980" svg:d="M216 505c5-11 5-12 5-16s0-3-5-14c-58-151-116-302-174-453-6-16-13-22-22-22-10 0-20 8-20 20 0 2 0 5 6 16 57 151 115 302 173 453-58 151-116 301-173 452-6 11-6 14-6 20 0 11 11 19 20 19 14 0 16-11 22-19 58-152 116-304 174-456z">
              <text:p/>
            </draw:path>
            <draw:path draw:style-name="gr56" draw:text-style-name="P38" draw:layer="layout" svg:width="0.657cm" svg:height="0.652cm" svg:x="18.074cm" svg:y="8.336cm" svg:viewBox="0 0 658 653" svg:d="M347 39c92 0 183 0 274 0 17 0 37 0 37-19 0-20-20-20-37-20-195 0-390 0-585 0-16 0-36 0-36 20 0 19 20 19 36 19 91 0 181 0 272 0 0 194 0 387 0 581 0 14 0 33 20 33 19 0 19-16 19-33 0-194 0-387 0-581z">
              <text:p/>
            </draw:path>
          </draw:g>
        </draw:g>
        <presentation:notes draw:style-name="dp2">
          <office:forms form:automatic-focus="false" form:apply-design-mode="false"/>
          <draw:page-thumbnail draw:style-name="gr1" draw:layer="layout" svg:width="15.169cm" svg:height="8.533cm" svg:x="1.914cm" svg:y="2.566cm" draw:page-number="43" presentation:class="page"/>
          <draw:frame presentation:style-name="pr10" draw:text-style-name="P97" draw:layer="layout" svg:width="17.992cm" svg:height="11.897cm" svg:x="0.529cm" svg:y="11.902cm" presentation:class="notes" presentation:placeholder="true">
            <draw:text-box/>
          </draw:frame>
        </presentation:notes>
      </draw:page>
      <draw:page draw:name="page44" draw:style-name="dp3" draw:master-page-name="Master1-Präsentationsvorlage_5f_BWL9_5f_" presentation:presentation-page-layout-name="AL2T1">
        <office:forms form:automatic-focus="false" form:apply-design-mode="false"/>
        <draw:frame presentation:style-name="pr11" draw:layer="layout" svg:width="19.808cm" svg:height="1.746cm" svg:x="0.494cm" svg:y="1.072cm" presentation:class="title">
          <draw:text-box>
            <text:p>Translation: Correctness</text:p>
          </draw:text-box>
        </draw:frame>
        <draw:frame presentation:style-name="pr12" draw:layer="layout" svg:width="24.408cm" svg:height="3.959cm" svg:x="0.498cm" svg:y="3.443cm" presentation:class="outline" presentation:user-transformed="true">
          <draw:text-box>
            <text:list text:style-name="L3">
              <text:list-item>
                <text:p>Proof of mentioned properties omitted for brevity</text:p>
              </text:list-item>
              <text:list-item>
                <text:p><text:span text:style-name="T11">Essentially</text:span>, it is shown that the LTS are the same<text:line-break/>(except for the self-loops)</text:p>
              </text:list-item>
            </text:list>
          </draw:text-box>
        </draw:frame>
        <presentation:notes draw:style-name="dp4">
          <office:forms form:automatic-focus="false" form:apply-design-mode="false"/>
          <draw:page-thumbnail draw:style-name="gr1" draw:layer="layout" svg:width="15.169cm" svg:height="8.533cm" svg:x="1.914cm" svg:y="2.566cm" draw:page-number="44" presentation:class="page"/>
          <draw:frame presentation:style-name="pr10" draw:text-style-name="P97" draw:layer="layout" svg:width="17.992cm" svg:height="11.897cm" svg:x="0.529cm" svg:y="11.902cm" presentation:class="notes" presentation:placeholder="true">
            <draw:text-box/>
          </draw:frame>
        </presentation:notes>
      </draw:page>
      <draw:page draw:name="page45" draw:style-name="dp3" draw:master-page-name="Master1-Präsentationsvorlage_5f_BWL9_5f_" presentation:presentation-page-layout-name="AL2T1">
        <office:forms form:automatic-focus="false" form:apply-design-mode="false"/>
        <draw:frame presentation:style-name="pr11" draw:text-style-name="P5" draw:layer="layout" svg:width="19.808cm" svg:height="1.746cm" svg:x="0.494cm" svg:y="1.071cm" presentation:class="title" presentation:user-transformed="true">
          <draw:text-box>
            <text:p><text:span text:style-name="T33">Paper: A process algebra with global variables</text:span></text:p>
          </draw:text-box>
        </draw:frame>
        <draw:custom-shape draw:style-name="gr198" draw:text-style-name="P17" draw:layer="layout" svg:width="20.032cm" svg:height="7.694cm" svg:x="1.105cm" svg:y="5.164cm">
          <text:list text:style-name="L1">
            <text:list-item>
              <text:p text:style-name="P16"><text:span text:style-name="T34">I</text:span><text:span text:style-name="T34">n</text:span><text:span text:style-name="T34">t</text:span><text:span text:style-name="T34">r</text:span><text:span text:style-name="T34">o</text:span><text:span text:style-name="T34">d</text:span><text:span text:style-name="T34">u</text:span><text:span text:style-name="T34">c</text:span><text:span text:style-name="T34">e</text:span><text:span text:style-name="T34"> </text:span><text:span text:style-name="T34">g</text:span><text:span text:style-name="T34">l</text:span><text:span text:style-name="T34">o</text:span><text:span text:style-name="T34">b</text:span><text:span text:style-name="T34">a</text:span><text:span text:style-name="T34">l</text:span><text:span text:style-name="T34"> </text:span><text:span text:style-name="T34">v</text:span><text:span text:style-name="T34">a</text:span><text:span text:style-name="T34">r</text:span><text:span text:style-name="T34">i</text:span><text:span text:style-name="T34">a</text:span><text:span text:style-name="T34">b</text:span><text:span text:style-name="T34">l</text:span><text:span text:style-name="T34">e</text:span><text:span text:style-name="T34">s</text:span><text:span text:style-name="T34"> </text:span><text:span text:style-name="T34">t</text:span><text:span text:style-name="T34">o</text:span><text:span text:style-name="T34"> </text:span><text:span text:style-name="T34">a</text:span><text:span text:style-name="T34"> </text:span><text:span text:style-name="T34">p</text:span><text:span text:style-name="T34">r</text:span><text:span text:style-name="T34">o</text:span><text:span text:style-name="T34">c</text:span><text:span text:style-name="T34">e</text:span><text:span text:style-name="T34">s</text:span><text:span text:style-name="T34">s</text:span><text:span text:style-name="T34"> </text:span><text:span text:style-name="T34">a</text:span><text:span text:style-name="T34">l</text:span><text:span text:style-name="T34">g</text:span><text:span text:style-name="T34">e</text:span><text:span text:style-name="T34">b</text:span><text:span text:style-name="T34">r</text:span><text:span text:style-name="T34">a</text:span></text:p>
            </text:list-item>
            <text:list-item>
              <text:p text:style-name="P16"><text:span text:style-name="T34">E</text:span><text:span text:style-name="T34">x</text:span><text:span text:style-name="T34">t</text:span><text:span text:style-name="T34">e</text:span><text:span text:style-name="T34">n</text:span><text:span text:style-name="T34">d</text:span><text:span text:style-name="T34"> </text:span><text:span text:style-name="T34">H</text:span><text:span text:style-name="T34">e</text:span><text:span text:style-name="T34">n</text:span><text:span text:style-name="T34">n</text:span><text:span text:style-name="T34">e</text:span><text:span text:style-name="T34">s</text:span><text:span text:style-name="T34">s</text:span><text:span text:style-name="T34">y</text:span><text:span text:style-name="T34">-</text:span><text:span text:style-name="T34">M</text:span><text:span text:style-name="T34">i</text:span><text:span text:style-name="T34">l</text:span><text:span text:style-name="T34">n</text:span><text:span text:style-name="T34">e</text:span><text:span text:style-name="T34">r</text:span><text:span text:style-name="T34"> </text:span><text:span text:style-name="T34">l</text:span><text:span text:style-name="T34">o</text:span><text:span text:style-name="T34">g</text:span><text:span text:style-name="T34">i</text:span><text:span text:style-name="T34">c</text:span><text:span text:style-name="T34"> </text:span><text:span text:style-name="T34">t</text:span><text:span text:style-name="T34">o</text:span><text:span text:style-name="T34"> </text:span><text:span text:style-name="T34">r</text:span><text:span text:style-name="T34">e</text:span><text:span text:style-name="T34">a</text:span><text:span text:style-name="T34">s</text:span><text:span text:style-name="T34">o</text:span><text:span text:style-name="T34">n</text:span><text:span text:style-name="T34"> </text:span><text:span text:style-name="T34">a</text:span><text:span text:style-name="T34">b</text:span><text:span text:style-name="T34">o</text:span><text:span text:style-name="T34">u</text:span><text:span text:style-name="T34">t</text:span><text:span text:style-name="T34"> </text:span><text:span text:style-name="T34">n</text:span><text:span text:style-name="T34">e</text:span><text:span text:style-name="T34">w</text:span><text:span text:style-name="T34"> </text:span><text:span text:style-name="T34">a</text:span><text:span text:style-name="T34">l</text:span><text:span text:style-name="T34">g</text:span><text:span text:style-name="T34">e</text:span><text:span text:style-name="T34">b</text:span><text:span text:style-name="T34">r</text:span><text:span text:style-name="T34">a</text:span></text:p>
            </text:list-item>
            <text:list-item>
              <text:p text:style-name="P16"><text:span text:style-name="T34">N</text:span><text:span text:style-name="T34">o</text:span><text:span text:style-name="T34">t</text:span><text:span text:style-name="T34">i</text:span><text:span text:style-name="T34">o</text:span><text:span text:style-name="T34">n</text:span><text:span text:style-name="T34"> </text:span><text:span text:style-name="T34">o</text:span><text:span text:style-name="T34">f</text:span><text:span text:style-name="T34"> </text:span><text:span text:style-name="T34">b</text:span><text:span text:style-name="T34">i</text:span><text:span text:style-name="T34">s</text:span><text:span text:style-name="T34">i</text:span><text:span text:style-name="T34">m</text:span><text:span text:style-name="T34">i</text:span><text:span text:style-name="T34">l</text:span><text:span text:style-name="T34">a</text:span><text:span text:style-name="T34">r</text:span><text:span text:style-name="T34">i</text:span><text:span text:style-name="T34">t</text:span><text:span text:style-name="T34">y</text:span></text:p>
            </text:list-item>
            <text:list-item>
              <text:p text:style-name="P16"><text:span text:style-name="T34">T</text:span><text:span text:style-name="T34">r</text:span><text:span text:style-name="T34">a</text:span><text:span text:style-name="T34">n</text:span><text:span text:style-name="T34">s</text:span><text:span text:style-name="T34">l</text:span><text:span text:style-name="T34">a</text:span><text:span text:style-name="T34">t</text:span><text:span text:style-name="T34">e</text:span><text:span text:style-name="T34"> </text:span><text:span text:style-name="T34">t</text:span><text:span text:style-name="T34">o</text:span><text:span text:style-name="T34"> </text:span><text:span text:style-name="T34">e</text:span><text:span text:style-name="T34">x</text:span><text:span text:style-name="T34">i</text:span><text:span text:style-name="T34">s</text:span><text:span text:style-name="T34">t</text:span><text:span text:style-name="T34">i</text:span><text:span text:style-name="T34">n</text:span><text:span text:style-name="T34">g</text:span><text:span text:style-name="T34"> </text:span><text:span text:style-name="T34">p</text:span><text:span text:style-name="T34">r</text:span><text:span text:style-name="T34">o</text:span><text:span text:style-name="T34">c</text:span><text:span text:style-name="T34">e</text:span><text:span text:style-name="T34">s</text:span><text:span text:style-name="T34">s</text:span><text:span text:style-name="T34"> </text:span><text:span text:style-name="T34">a</text:span><text:span text:style-name="T34">l</text:span><text:span text:style-name="T34">g</text:span><text:span text:style-name="T34">e</text:span><text:span text:style-name="T34">b</text:span><text:span text:style-name="T34">r</text:span><text:span text:style-name="T34">a</text:span></text:p>
            </text:list-item>
          </text:list>
          <draw:enhanced-geometry svg:viewBox="0 0 21600 21600" draw:mirror-horizontal="false" draw:mirror-vertical="false" draw:type="rectangle" draw:enhanced-path="M 0 0 L 21600 0 21600 21600 0 21600 0 0 Z N"/>
        </draw:custom-shape>
        <draw:custom-shape draw:style-name="gr199" draw:text-style-name="P19" draw:layer="layout" svg:width="20.032cm" svg:height="1.374cm" svg:x="1.105cm" svg:y="3.79cm">
          <text:p text:style-name="P18"><text:span text:style-name="T35">C</text:span><text:span text:style-name="T35">o</text:span><text:span text:style-name="T35">n</text:span><text:span text:style-name="T35">t</text:span><text:span text:style-name="T35">r</text:span><text:span text:style-name="T35">i</text:span><text:span text:style-name="T35">b</text:span><text:span text:style-name="T35">u</text:span><text:span text:style-name="T35">t</text:span><text:span text:style-name="T35">i</text:span><text:span text:style-name="T35">o</text:span><text:span text:style-name="T35">n</text:span><text:span text:style-name="T35">s</text:span><text:span text:style-name="T35"> </text:span><text:span text:style-name="T35">o</text:span><text:span text:style-name="T35">f</text:span><text:span text:style-name="T35"> </text:span><text:span text:style-name="T35">t</text:span><text:span text:style-name="T35">h</text:span><text:span text:style-name="T35">e</text:span><text:span text:style-name="T35"> </text:span><text:span text:style-name="T35">p</text:span><text:span text:style-name="T35">a</text:span><text:span text:style-name="T35">p</text:span><text:span text:style-name="T35">e</text:span><text:span text:style-name="T35">r</text:span></text:p>
          <draw:enhanced-geometry svg:viewBox="0 0 21600 21600" draw:mirror-horizontal="false" draw:mirror-vertical="false" draw:type="rectangle" draw:enhanced-path="M 0 0 L 21600 0 21600 21600 0 21600 0 0 Z N"/>
        </draw:custom-shape>
        <draw:polygon draw:style-name="gr98" draw:text-style-name="P51" draw:layer="layout" svg:width="1.428cm" svg:height="1.11cm" svg:x="20.502cm" svg:y="5.715cm" svg:viewBox="0 0 1429 1111" draw:points="0,635 317,1111 1429,0 317,794">
          <text:p/>
        </draw:polygon>
        <draw:frame draw:style-name="gr99" draw:text-style-name="P53" draw:layer="layout" svg:width="2.97cm" svg:height="1.119cm" svg:x="21.777cm" svg:y="5.773cm">
          <draw:text-box>
            <text:p text:style-name="P52"><text:span text:style-name="T36">DONE</text:span></text:p>
          </draw:text-box>
        </draw:frame>
        <draw:polygon draw:style-name="gr98" draw:text-style-name="P51" draw:layer="layout" svg:width="1.428cm" svg:height="1.11cm" svg:x="20.503cm" svg:y="7.716cm" svg:viewBox="0 0 1429 1111" draw:points="0,635 317,1111 1429,0 317,794">
          <text:p/>
        </draw:polygon>
        <draw:frame draw:style-name="gr99" draw:text-style-name="P53" draw:layer="layout" svg:width="2.97cm" svg:height="1.119cm" svg:x="21.778cm" svg:y="7.774cm">
          <draw:text-box>
            <text:p text:style-name="P52"><text:span text:style-name="T36">DONE</text:span></text:p>
          </draw:text-box>
        </draw:frame>
        <draw:polygon draw:style-name="gr98" draw:text-style-name="P51" draw:layer="layout" svg:width="1.428cm" svg:height="1.11cm" svg:x="20.504cm" svg:y="9.516cm" svg:viewBox="0 0 1429 1111" draw:points="0,635 317,1111 1429,0 317,794">
          <text:p/>
        </draw:polygon>
        <draw:frame draw:style-name="gr99" draw:text-style-name="P53" draw:layer="layout" svg:width="2.97cm" svg:height="1.119cm" svg:x="21.779cm" svg:y="9.574cm">
          <draw:text-box>
            <text:p text:style-name="P52"><text:span text:style-name="T36">DONE</text:span></text:p>
          </draw:text-box>
        </draw:frame>
        <draw:polygon draw:style-name="gr98" draw:text-style-name="P51" draw:layer="layout" svg:width="1.428cm" svg:height="1.11cm" svg:x="20.505cm" svg:y="11.017cm" svg:viewBox="0 0 1429 1111" draw:points="0,635 317,1111 1429,0 317,794">
          <text:p/>
        </draw:polygon>
        <draw:frame draw:style-name="gr99" draw:text-style-name="P53" draw:layer="layout" svg:width="2.97cm" svg:height="1.119cm" svg:x="21.78cm" svg:y="11.075cm">
          <draw:text-box>
            <text:p text:style-name="P52"><text:span text:style-name="T36">DONE</text:span></text:p>
          </draw:text-box>
        </draw:frame>
        <presentation:notes draw:style-name="dp4">
          <office:forms form:automatic-focus="false" form:apply-design-mode="false"/>
          <draw:page-thumbnail draw:style-name="gr1" draw:layer="layout" svg:width="15.169cm" svg:height="8.533cm" svg:x="1.914cm" svg:y="2.566cm" draw:page-number="45" presentation:class="page"/>
          <draw:frame presentation:style-name="pr10" draw:text-style-name="P3" draw:layer="layout" svg:width="17.992cm" svg:height="11.897cm" svg:x="0.529cm" svg:y="11.902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13" draw:layer="layout" svg:width="22.859cm" svg:height="2.384cm" svg:x="1.27cm" svg:y="0.57cm" presentation:class="title">
          <draw:text-box>
            <text:p>TODO / Notes</text:p>
          </draw:text-box>
        </draw:frame>
        <draw:frame presentation:style-name="pr14" draw:layer="layout" svg:width="22.859cm" svg:height="8.285cm" svg:x="1.27cm" svg:y="3.343cm" presentation:class="outline">
          <draw:text-box>
            <text:list text:style-name="L5">
              <text:list-item>
                <text:p>I extremely simplified the translation</text:p>
              </text:list-item>
              <text:list-item>
                <text:p>I do not introduce mCRL2 since I think the audience does not gain anything from being introduced to another algebra</text:p>
              </text:list-item>
              <text:list-item>
                <text:p>I explain only using examples</text:p>
              </text:list-item>
              <text:list-item>
                <text:p><text:span text:style-name="T11">I am unsure, if it is alright to simplify such a large </text:span><text:span text:style-name="T11">part of the paper to this degree…?</text:span></text:p>
              </text:list-item>
            </text:list>
          </draw:text-box>
        </draw:frame>
        <presentation:notes draw:style-name="dp2">
          <office:forms form:automatic-focus="false" form:apply-design-mode="false"/>
          <draw:page-thumbnail draw:style-name="gr1" draw:layer="layout" svg:width="16.932cm" svg:height="9.524cm" svg:x="1.058cm" svg:y="1.93cm" draw:page-number="46" presentation:class="page"/>
          <draw:frame presentation:style-name="pr15" draw:text-style-name="P97" draw:layer="layout" svg:width="15.239cm" svg:height="11.429cm" svg:x="1.905cm" svg:y="12.065cm" presentation:class="notes" presentation:placeholder="true">
            <draw:text-box/>
          </draw:frame>
        </presentation:notes>
      </draw:page>
      <draw:page draw:name="page47" draw:style-name="dp3" draw:master-page-name="Master1-Präsentationsvorlage_5f_BWL9_5f_" presentation:presentation-page-layout-name="AL2T1">
        <office:forms form:automatic-focus="false" form:apply-design-mode="false"/>
        <draw:frame presentation:style-name="pr11" draw:layer="layout" svg:width="19.808cm" svg:height="1.746cm" svg:x="0.494cm" svg:y="1.072cm" presentation:class="title">
          <draw:text-box>
            <text:p>Future Work</text:p>
          </draw:text-box>
        </draw:frame>
        <draw:frame presentation:style-name="pr12" draw:layer="layout" svg:width="24.408cm" svg:height="9.525cm" svg:x="0.498cm" svg:y="3.343cm" presentation:class="outline">
          <draw:text-box>
            <text:list text:style-name="L3">
              <text:list-item>
                <text:p>M.S. Bouwman et. al. plan the following continuations of their work:</text:p>
                <text:list>
                  <text:list-item>
                    <text:p>actually <text:span text:style-name="T11">integrating</text:span> global variables <text:span text:style-name="T11">into mCRL2</text:span></text:p>
                  </text:list-item>
                  <text:list-item>
                    <text:p><text:span text:style-name="T11">more complex value checks</text:span> than equality<text:tab/></text:p>
                  </text:list-item>
                  <text:list-item>
                    <text:p>making global variables <text:span text:style-name="T11">scoped</text:span></text:p>
                  </text:list-item>
                </text:list>
              </text:list-item>
            </text:list>
          </draw:text-box>
        </draw:frame>
        <presentation:notes draw:style-name="dp2">
          <office:forms form:automatic-focus="false" form:apply-design-mode="false"/>
          <draw:page-thumbnail draw:style-name="gr1" draw:layer="layout" svg:width="15.169cm" svg:height="8.533cm" svg:x="1.914cm" svg:y="2.566cm" draw:page-number="47" presentation:class="page"/>
          <draw:frame presentation:style-name="pr10" draw:text-style-name="P97" draw:layer="layout" svg:width="17.992cm" svg:height="11.897cm" svg:x="0.529cm" svg:y="11.902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13" draw:layer="layout" svg:width="22.859cm" svg:height="2.384cm" svg:x="1.27cm" svg:y="0.57cm" presentation:class="title">
          <draw:text-box>
            <text:p>TODO / Notes</text:p>
          </draw:text-box>
        </draw:frame>
        <draw:frame presentation:style-name="pr14" draw:text-style-name="P98" draw:layer="layout" svg:width="22.859cm" svg:height="8.285cm" svg:x="1.27cm" svg:y="3.343cm" presentation:class="outline">
          <draw:text-box>
            <text:list text:style-name="L5">
              <text:list-item>
                <text:p text:style-name="P98"><text:span text:style-name="T61">The following “Opinion” section is still very much </text:span><text:span text:style-name="T11">WIP</text:span></text:p>
              </text:list-item>
            </text:list>
          </draw:text-box>
        </draw:frame>
        <presentation:notes draw:style-name="dp4">
          <office:forms form:automatic-focus="false" form:apply-design-mode="false"/>
          <draw:page-thumbnail draw:style-name="gr1" draw:layer="layout" svg:width="16.932cm" svg:height="9.524cm" svg:x="1.058cm" svg:y="1.93cm" draw:page-number="48" presentation:class="page"/>
          <draw:frame presentation:style-name="pr15" draw:text-style-name="P97" draw:layer="layout" svg:width="15.239cm" svg:height="11.429cm" svg:x="1.905cm" svg:y="12.065cm" presentation:class="notes" presentation:placeholder="true">
            <draw:text-box/>
          </draw:frame>
        </presentation:notes>
      </draw:page>
      <draw:page draw:name="page49" draw:style-name="dp3" draw:master-page-name="Master1-Präsentationsvorlage_5f_BWL9_5f_" presentation:presentation-page-layout-name="AL3T3">
        <office:forms form:automatic-focus="false" form:apply-design-mode="false"/>
        <draw:frame presentation:style-name="pr9" draw:text-style-name="P5" draw:layer="layout" svg:width="19.808cm" svg:height="1.746cm" svg:x="0.494cm" svg:y="1.072cm" presentation:class="title">
          <draw:text-box>
            <text:p>Opinion</text:p>
          </draw:text-box>
        </draw:frame>
        <draw:frame presentation:style-name="pr12" draw:text-style-name="P99" draw:layer="layout" svg:width="23.949cm" svg:height="1.737cm" svg:x="0.498cm" svg:y="3.743cm" presentation:class="outline" presentation:user-transformed="true">
          <draw:text-box>
            <text:p xml:id="id232" text:id="id232"><text:span text:style-name="T67">+ I like that the authors took the time to discuss most of the important parts of </text:span><text:span text:style-name="T67">proofs in detai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seq>
        </anim:par>
        <presentation:notes draw:style-name="dp4">
          <office:forms form:automatic-focus="false" form:apply-design-mode="false"/>
          <draw:page-thumbnail draw:style-name="gr1" draw:layer="layout" svg:width="15.169cm" svg:height="8.533cm" svg:x="1.914cm" svg:y="2.566cm" draw:page-number="49" presentation:class="page"/>
          <draw:frame presentation:style-name="pr10" draw:text-style-name="P3" draw:layer="layout" svg:width="17.992cm" svg:height="11.897cm" svg:x="0.529cm" svg:y="11.902cm" presentation:class="notes" presentation:placeholder="true">
            <draw:text-box/>
          </draw:frame>
        </presentation:notes>
      </draw:page>
      <draw:page draw:name="page50" draw:style-name="dp3" draw:master-page-name="Master1-Präsentationsvorlage_5f_BWL9_5f_" presentation:presentation-page-layout-name="AL3T3">
        <office:forms form:automatic-focus="false" form:apply-design-mode="false"/>
        <draw:frame presentation:style-name="pr9" draw:text-style-name="P5" draw:layer="layout" svg:width="19.808cm" svg:height="1.746cm" svg:x="0.494cm" svg:y="1.072cm" presentation:class="title">
          <draw:text-box>
            <text:p>Opinion</text:p>
          </draw:text-box>
        </draw:frame>
        <draw:frame draw:style-name="gr200" draw:text-style-name="P101" draw:layer="layout" svg:width="23.118cm" svg:height="9.801cm" svg:x="0.87cm" svg:y="3.28cm">
          <draw:text-box>
            <text:list text:style-name="L1">
              <text:list-item>
                <text:p text:style-name="P100"><text:span text:style-name="T68">the translation heavily relies on</text:span><text:span text:style-name="T68"><text:line-break/></text:span><text:span text:style-name="T68">specific features of mCRL2.</text:span><text:span text:style-name="T68"><text:line-break/></text:span><text:span text:style-name="T69">(synchronizing multiple messages at</text:span><text:span text:style-name="T69"><text:line-break/></text:span><text:span text:style-name="T69">once etc.)</text:span></text:p>
              </text:list-item>
              <text:list-item>
                <text:p text:style-name="P100"><text:span text:style-name="T70">Open</text:span><text:span text:style-name="T68">:</text:span></text:p>
                <text:list>
                  <text:list-item>
                    <text:p text:style-name="P100"><text:span text:style-name="T68">Does it translate just as easily</text:span><text:span text:style-name="T68"><text:line-break/></text:span><text:span text:style-name="T68">to other PAs?</text:span></text:p>
                  </text:list-item>
                  <text:list-item>
                    <text:p text:style-name="P100"><text:span text:style-name="T68">Will the LTS still be</text:span><text:span text:style-name="T68"><text:line-break/></text:span><text:span text:style-name="T68">isomorphic?</text:span></text:p>
                  </text:list-item>
                </text:list>
              </text:list-item>
              <text:list-item>
                <text:p text:style-name="P100"><text:span text:style-name="T68">This is not discussed</text:span></text:p>
              </text:list-item>
            </text:list>
          </draw:text-box>
        </draw:frame>
        <presentation:notes draw:style-name="dp4">
          <office:forms form:automatic-focus="false" form:apply-design-mode="false"/>
          <draw:page-thumbnail draw:style-name="gr1" draw:layer="layout" svg:width="15.169cm" svg:height="8.533cm" svg:x="1.914cm" svg:y="2.566cm" draw:page-number="50" presentation:class="page"/>
          <draw:frame presentation:style-name="pr10" draw:text-style-name="P3" draw:layer="layout" svg:width="17.992cm" svg:height="11.897cm" svg:x="0.529cm" svg:y="11.902cm" presentation:class="notes" presentation:placeholder="true">
            <draw:text-box/>
          </draw:frame>
        </presentation:notes>
      </draw:page>
      <draw:page draw:name="page51" draw:style-name="dp3" draw:master-page-name="Master1-Präsentationsvorlage_5f_BWL9_5f_" presentation:presentation-page-layout-name="AL3T3">
        <office:forms form:automatic-focus="false" form:apply-design-mode="false"/>
        <draw:frame presentation:style-name="pr9" draw:text-style-name="P5" draw:layer="layout" svg:width="19.808cm" svg:height="1.746cm" svg:x="0.494cm" svg:y="1.072cm" presentation:class="title">
          <draw:text-box>
            <text:p>Opinion</text:p>
          </draw:text-box>
        </draw:frame>
        <draw:frame draw:style-name="gr200" draw:text-style-name="P101" draw:layer="layout" svg:width="23.118cm" svg:height="8.514cm" svg:x="0.87cm" svg:y="3.58cm">
          <draw:text-box>
            <text:list text:style-name="L1">
              <text:list-item>
                <text:p text:style-name="P100"><text:span text:style-name="T71">Real shared memory is accessed truly concurrently (no interleaving)</text:span></text:p>
              </text:list-item>
              <text:list-item>
                <text:p text:style-name="P100"><text:span text:style-name="T68">This makes data races even harder to debug</text:span></text:p>
              </text:list-item>
              <text:list-item>
                <text:p text:style-name="P100"><text:span text:style-name="T68">How true concurrency could be modeled is not discussed.</text:span></text:p>
              </text:list-item>
            </text:list>
          </draw:text-box>
        </draw:frame>
        <presentation:notes draw:style-name="dp4">
          <office:forms form:automatic-focus="false" form:apply-design-mode="false"/>
          <draw:page-thumbnail draw:style-name="gr1" draw:layer="layout" svg:width="15.169cm" svg:height="8.533cm" svg:x="1.914cm" svg:y="2.566cm" draw:page-number="51" presentation:class="page"/>
          <draw:frame presentation:style-name="pr10" draw:text-style-name="P3" draw:layer="layout" svg:width="17.992cm" svg:height="11.897cm" svg:x="0.529cm" svg:y="11.902cm" presentation:class="notes" presentation:placeholder="true">
            <draw:text-box/>
          </draw:frame>
        </presentation:notes>
      </draw:page>
      <draw:page draw:name="page52" draw:style-name="dp3" draw:master-page-name="Master1-Präsentationsvorlage_5f_BWL9_5f_" presentation:presentation-page-layout-name="AL3T3">
        <office:forms form:automatic-focus="false" form:apply-design-mode="false"/>
        <draw:frame presentation:style-name="pr9" draw:text-style-name="P5" draw:layer="layout" svg:width="19.808cm" svg:height="1.746cm" svg:x="0.494cm" svg:y="1.072cm" presentation:class="title">
          <draw:text-box>
            <text:p>Opinion</text:p>
          </draw:text-box>
        </draw:frame>
        <draw:frame draw:style-name="gr200" draw:text-style-name="P101" draw:layer="layout" svg:width="23.118cm" svg:height="8.514cm" svg:x="0.87cm" svg:y="3.48cm">
          <draw:text-box>
            <text:list text:style-name="L1">
              <text:list-item>
                <text:p text:style-name="P100"><text:span text:style-name="T71">Only the presented toy example is introduced in the paper</text:span></text:p>
              </text:list-item>
              <text:list-item>
                <text:p text:style-name="P100"><text:span text:style-name="T68">No discussion which real systems would actually benefit from being</text:span><text:span text:style-name="T68"><text:line-break/></text:span><text:span text:style-name="T68">analyzed with this process algebra</text:span></text:p>
              </text:list-item>
            </text:list>
          </draw:text-box>
        </draw:frame>
        <presentation:notes draw:style-name="dp4">
          <office:forms form:automatic-focus="false" form:apply-design-mode="false"/>
          <draw:page-thumbnail draw:style-name="gr1" draw:layer="layout" svg:width="15.169cm" svg:height="8.533cm" svg:x="1.914cm" svg:y="2.566cm" draw:page-number="52" presentation:class="page"/>
          <draw:frame presentation:style-name="pr10" draw:text-style-name="P3" draw:layer="layout" svg:width="17.992cm" svg:height="11.897cm" svg:x="0.529cm" svg:y="11.902cm" presentation:class="notes" presentation:placeholder="true">
            <draw:text-box/>
          </draw:frame>
        </presentation:notes>
      </draw:page>
      <draw:page draw:name="page53"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draw:text-box>
            <text:p>Thank you for listening!</text:p>
          </draw:text-box>
        </draw:frame>
        <draw:frame presentation:style-name="pr16" draw:text-style-name="P5" draw:layer="layout" svg:width="24.408cm" svg:height="9.525cm" svg:x="0.498cm" svg:y="3.343cm" presentation:class="outline" presentation:user-transformed="true">
          <draw:text-box>
            <text:p text:style-name="P7">Any questions?</text:p>
          </draw:text-box>
        </draw:frame>
        <draw:custom-shape draw:style-name="gr201" draw:text-style-name="P102" draw:layer="layout" svg:width="0.763cm" svg:height="0.761cm" draw:transform="skewX (-0.00139626340159539) rotate (0.284488668075076) translate (2.21cm 5.6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2" draw:layer="layout" svg:width="0.762cm" svg:height="0.762cm" draw:transform="skewX (-0.00139626340159543) rotate (0.28309240467348) translate (6.594cm 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102" draw:layer="layout" svg:width="0.762cm" svg:height="0.76cm" draw:transform="skewX (0.00139626340159546) rotate (0.284837733925475) translate (3.065cm 8.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4" draw:text-style-name="P8" draw:layer="layout" svg:x1="1.587cm" svg:y1="6.199cm" svg:x2="2.317cm" svg:y2="5.986cm">
          <text:p/>
        </draw:line>
        <draw:line draw:style-name="gr204" draw:text-style-name="P8" draw:layer="layout" svg:x1="3.048cm" svg:y1="5.773cm" svg:x2="6.701cm" svg:y2="4.706cm">
          <text:p/>
        </draw:line>
        <draw:path draw:style-name="gr204" draw:text-style-name="P8" draw:layer="layout" svg:width="1.205cm" svg:height="0.72cm" draw:transform="skewX (0.92642076695859) rotate (-1.60814637278758) translate (3.27193433436161cm 7.29102534639996cm)" svg:viewBox="0 0 1206 721" svg:d="M0 721c1206 0 1206-721 1206-721">
          <text:p/>
        </draw:path>
        <draw:path draw:style-name="gr204" draw:text-style-name="P8" draw:layer="layout" svg:width="1.203cm" svg:height="0.724cm" draw:transform="skewX (0.924849970631795) rotate (1.53187548447542) translate (2.90467512678824cm 7.40070044720883cm)" svg:viewBox="0 0 1204 725" svg:d="M0 725c1203-2 1204-725 1204-725">
          <text:p/>
        </draw:path>
        <draw:frame draw:style-name="gr205" draw:text-style-name="P6" draw:layer="layout" svg:width="0.634cm" svg:height="0.66cm" draw:transform="rotate (0.284837733925475) translate (4.211cm 4.773cm)">
          <draw:text-box>
            <text:p><text:span text:style-name="T72">a</text:span></text:p>
          </draw:text-box>
        </draw:frame>
        <draw:frame draw:style-name="gr205" draw:text-style-name="P6" draw:layer="layout" svg:width="0.634cm" svg:height="0.66cm" draw:transform="rotate (0.284837733925475) translate (2.022cm 7.235cm)">
          <draw:text-box>
            <text:p><text:span text:style-name="T72">b</text:span></text:p>
          </draw:text-box>
        </draw:frame>
        <draw:frame draw:style-name="gr205" draw:text-style-name="P6" draw:layer="layout" svg:width="0.633cm" svg:height="0.661cm" draw:transform="rotate (0.28326693759868) translate (3.32cm 6.855cm)">
          <draw:text-box>
            <text:p><text:span text:style-name="T72">c</text:span></text:p>
          </draw:text-box>
        </draw:frame>
        <draw:g>
          <svg:title>TexMaths</svg:title>
          <svg:desc>28§display§P \mathrel{\overset{\mathrm{def}}{=}} (a \parallel b)+(c \parallel d) . P§svg§600§TRUE§</svg:desc>
          <draw:g>
            <draw:path draw:style-name="gr56" draw:text-style-name="P38" draw:layer="layout" svg:width="0.702cm" svg:height="0.67cm" draw:transform="rotate (-0.165457213089063) translate (14.8716990293535cm 4.58981541855826cm)" svg:viewBox="0 0 703 671" svg:d="M260 360c55 0 110 0 165 0 140 0 278-100 278-212 0-75-65-148-194-148-106 0-212 0-319 0-19 0-28 0-28 20 0 11 9 11 28 11 12 0 31 3 42 3 14 2 23 5 23 16 0 3-3 6-6 17-44 176-88 352-131 528-9 36-12 45-90 45-17 0-28 0-28 19 0 12 11 12 17 12 25 0 95-3 123-3 22 0 42 0 64 0 20 0 42 3 65 3 5 0 19 0 19-20 0-11-11-11-28-11-36 0-64 0-64-17 0-6 3-11 3-17 20-82 41-164 61-246zM330 70c9-36 11-39 53-39 32 0 64 0 96 0 81 0 134 28 134 95 0 39-22 123-59 156-50 45-109 53-151 53-47 0-93 0-140 0 23-88 45-177 67-265z">
              <text:p/>
            </draw:path>
            <draw:path draw:style-name="gr56" draw:text-style-name="P38" draw:layer="layout" svg:width="0.366cm" svg:height="0.482cm" draw:transform="rotate (-0.165457213089063) translate (15.9526086380308cm 4.40491747139663cm)" svg:viewBox="0 0 367 483" svg:d="M213 6c0 8 0 16 0 25 45 0 50 5 50 39 0 47 0 95 0 142-25-25-59-39-95-39-92 0-168 67-168 154 0 86 73 156 160 156 56 0 89-30 100-44 0 15 0 29 0 44 36-2 71-5 107-8 0-8 0-17 0-25-45 0-51-3-51-37 0-137 0-275 0-413-34 2-69 4-103 6zM260 402c-16 34-53 62-98 62-36 0-64-23-78-45-14-19-22-47-22-89 0-17 0-70 28-101s61-36 81-36c33 0 61 14 81 39 8 11 8 11 8 25 0 48 0 97 0 145z">
              <text:p/>
            </draw:path>
            <draw:path draw:style-name="gr56" draw:text-style-name="P38" draw:layer="layout" svg:width="0.296cm" svg:height="0.312cm" draw:transform="rotate (-0.165457213089063) translate (16.3469642435639cm 4.64355088393394cm)" svg:viewBox="0 0 297 313" svg:d="M277 148c14 0 20 0 20-14 0-61-34-134-137-134-90 0-160 70-160 154 0 89 76 159 168 159s129-76 129-89c0-3-3-12-14-12-9 0-9 6-11 12-23 55-73 67-98 67-34 0-65-14-84-42-26-31-28-73-28-101 71 0 143 0 215 0zM64 131c6-97 70-114 96-114 84 0 86 98 86 114-60 0-121 0-182 0z">
              <text:p/>
            </draw:path>
            <draw:path draw:style-name="gr56" draw:text-style-name="P38" draw:layer="layout" svg:width="0.243cm" svg:height="0.482cm" draw:transform="rotate (-0.165457213089063) translate (16.7242931350895cm 4.52527877667053cm)" svg:viewBox="0 0 244 483" svg:d="M112 212c29 0 58 0 87 0 0-8 0-16 0-25-30 0-60 0-90 0 0-25 0-50 0-75 0-65 37-92 67-92 6 0 14 2 20 2-8 6-14 17-14 28 0 20 11 31 31 31 19 0 31-11 31-31 0-28-28-50-68-50-53 0-114 39-114 112 0 25 0 50 0 75-21 0-41 0-62 0 0 9 0 17 0 25 21 0 41 0 62 0 0 73 0 146 0 218 0 28-9 28-54 28 0 9 0 17 0 25 3 0 51-2 79-2 31 0 61 2 89 2 0-8 0-16 0-25-4 0-9 0-14 0-50 0-50-5-50-31 0-71 0-143 0-215z">
              <text:p/>
            </draw:path>
            <draw:path draw:style-name="gr56" draw:text-style-name="P38" draw:layer="layout" svg:width="0.651cm" svg:height="0.228cm" draw:transform="rotate (-0.165457213089063) translate (16.0216339835175cm 5.09624326752298cm)" svg:viewBox="0 0 652 229" svg:d="M619 39c16 0 33 0 33-19 0-20-17-20-31-20-196 0-393 0-590 0-14 0-31 0-31 20 0 19 17 19 34 19 195 0 390 0 585 0zM621 229c14 0 31 0 31-19 0-20-17-20-33-20-195 0-390 0-585 0-17 0-34 0-34 20 0 19 17 19 31 19 197 0 394 0 590 0z">
              <text:p/>
            </draw:path>
            <draw:path draw:style-name="gr56" draw:text-style-name="P38" draw:layer="layout" svg:width="0.226cm" svg:height="0.98cm" draw:transform="rotate (-0.165457213089063) translate (17.3063934327684cm 4.9312224457633cm)" svg:viewBox="0 0 227 981" svg:d="M227 969c0-2 0-2-17-19-123-126-154-310-154-461 0-171 36-341 157-464 14-11 14-14 14-17 0-5-3-8-9-8-11 0-100 67-156 190-51 109-62 218-62 299 0 78 8 195 64 307 59 120 143 185 154 185 6 0 9-3 9-12z">
              <text:p/>
            </draw:path>
            <draw:path draw:style-name="gr56" draw:text-style-name="P38" draw:layer="layout" svg:width="0.45cm" svg:height="0.443cm" draw:transform="rotate (-0.165457213089063) translate (17.5742059918312cm 5.2818526587196cm)" svg:viewBox="0 0 451 444" svg:d="M328 61c-17-36-45-61-90-61-115 0-238 145-238 288 0 92 56 156 132 156 19 0 70-3 128-72 9 39 42 72 90 72 33 0 56-22 73-53 16-36 28-95 28-98 0-11-9-11-12-11-8 0-11 6-14 20-16 61-33 120-72 120-28 0-31-25-31-45 0-22 3-28 14-72 8-42 11-51 19-87 13-47 25-93 37-140 5-25 5-28 5-33 0-17-11-25-28-25-22 0-36 22-41 41zM266 316c-6 19-6 19-20 36-44 56-84 70-112 70-50 0-64-53-64-92 0-48 34-168 56-215 31-56 73-93 115-93 61 0 75 80 75 87s0 11-2 17c-16 63-32 126-48 190z">
              <text:p/>
            </draw:path>
            <draw:path draw:style-name="gr56" draw:text-style-name="P38" draw:layer="layout" svg:width="0.231cm" svg:height="0.98cm" draw:transform="rotate (-0.165457213089063) translate (18.4963613301321cm 5.12992779416512cm)" svg:viewBox="0 0 232 981" svg:d="M39 34c0-17 0-34-19-34-20 0-20 22-20 36 0 303 0 606 0 908 0 14 0 37 20 37 19 0 19-20 19-34 0-304 0-609 0-913zM232 36c0-16 0-36-19-36-20 0-20 17-20 34 0 304 0 609 0 913 0 14 0 34 20 34 19 0 19-23 19-37 0-302 0-605 0-908z">
              <text:p/>
            </draw:path>
            <draw:path draw:style-name="gr56" draw:text-style-name="P38" draw:layer="layout" svg:width="0.36cm" svg:height="0.689cm" draw:transform="rotate (-0.165457213089063) translate (19.160829236949cm 5.29753313650944cm)" svg:viewBox="0 0 361 690" svg:d="M188 8c-5-2 0-8-14-8-23 0-93 6-118 8-8 0-20 3-20 20 0 11 9 11 23 11 47 0 50 8 50 17 0 8-8 42-14 61-27 107-54 213-81 319-11 50-14 67-14 100 0 93 50 154 123 154 118 0 238-145 238-288 0-89-53-156-131-156-45 0-84 28-115 59 24-99 48-198 73-297zM95 380c6-22 6-22 14-34 51-64 93-78 118-78 36 0 64 28 64 92 0 56-33 171-50 207-34 67-79 101-118 101-33 0-64-25-64-98 0-20 0-39 14-101 7-29 15-59 22-89z">
              <text:p/>
            </draw:path>
            <draw:path draw:style-name="gr56" draw:text-style-name="P38" draw:layer="layout" svg:width="0.226cm" svg:height="0.98cm" draw:transform="rotate (-0.165457213089063) translate (19.5952179963752cm 5.3134190439654cm)" svg:viewBox="0 0 227 981" svg:d="M227 489c0-76-9-193-65-305-58-120-142-184-154-184-5 0-8 3-8 8 0 3 0 6 20 23 95 98 151 254 151 458 0 168-37 341-160 464-11 14-11 14-11 16 0 6 3 12 8 12 12 0 101-67 157-193 51-106 62-215 62-299z">
              <text:p/>
            </draw:path>
            <draw:path draw:style-name="gr56" draw:text-style-name="P38" draw:layer="layout" svg:width="0.654cm" svg:height="0.653cm" draw:transform="rotate (-0.165457213089063) translate (20.159371784291cm 5.57190850434831cm)" svg:viewBox="0 0 655 654" svg:d="M347 346c92 0 183 0 274 0 14 0 34 0 34-19 0-20-20-20-34-20-91 0-182 0-274 0 0-91 0-182 0-273 0-14 0-34-19-34-20 0-20 20-20 34 0 91 0 182 0 273-92 0-183 0-274 0-14 0-34 0-34 20 0 19 20 19 34 19 91 0 182 0 274 0 0 93 0 185 0 277 0 14 0 31 20 31 19 0 19-17 19-31 0-92 0-184 0-277z">
              <text:p/>
            </draw:path>
            <draw:path draw:style-name="gr56" draw:text-style-name="P38" draw:layer="layout" svg:width="0.226cm" svg:height="0.98cm" draw:transform="rotate (-0.165457213089063) translate (21.1993278533782cm 5.58127938601053cm)" svg:viewBox="0 0 227 981" svg:d="M227 969c0-2 0-2-17-19-123-126-154-310-154-461 0-171 39-341 160-464 11-11 11-14 11-17 0-5-3-8-9-8-11 0-98 67-156 190-51 109-62 218-62 299 0 78 11 195 64 307 59 120 143 185 154 185 6 0 9-3 9-12z">
              <text:p/>
            </draw:path>
            <draw:path draw:style-name="gr56" draw:text-style-name="P38" draw:layer="layout" svg:width="0.382cm" svg:height="0.443cm" draw:transform="rotate (-0.165457213089063) translate (21.4699013588386cm 5.93237063225778cm)" svg:viewBox="0 0 383 444" svg:d="M350 61c-17 0-31 0-45 14s-17 31-17 37c0 25 17 36 37 36 28 0 56-25 56-64 0-48-48-84-118-84-131 0-263 140-263 279 0 87 56 165 160 165 140 0 223-103 223-114 0-9-5-14-11-14-5 0-8 2-14 8-78 98-184 98-196 98-61 0-89-48-89-106 0-39 19-134 53-196 31-56 84-98 140-98 34 0 70 12 84 39z">
              <text:p/>
            </draw:path>
            <draw:path draw:style-name="gr56" draw:text-style-name="P38" draw:layer="layout" svg:width="0.229cm" svg:height="0.98cm" draw:transform="rotate (-0.165457213089063) translate (22.2981845196213cm 5.76477063581081cm)" svg:viewBox="0 0 230 981" svg:d="M39 34c0-17 0-34-19-34-20 0-20 22-20 36 0 303 0 606 0 908 0 14 0 37 20 37 19 0 19-20 19-34 0-304 0-609 0-913zM230 36c0-16 0-36-20-36s-20 17-20 34c0 304 0 609 0 913 0 14 0 34 20 34s20-23 20-37c0-302 0-605 0-908z">
              <text:p/>
            </draw:path>
            <draw:path draw:style-name="gr56" draw:text-style-name="P38" draw:layer="layout" svg:width="0.466cm" svg:height="0.689cm" draw:transform="rotate (-0.165457213089063) translate (22.9543695872454cm 5.93099287828226cm)" svg:viewBox="0 0 467 690" svg:d="M467 8c-4-2 0-8-14-8s-106 8-123 8c-8 3-14 6-14 20 0 11 9 11 23 11 47 0 50 8 50 17-1 6-2 13-3 19-19 78-39 155-58 232-20-36-48-61-93-61-115 0-235 145-235 288 0 92 53 156 129 156 19 0 70-3 129-73 8 40 42 73 89 73 34 0 56-22 73-53 17-36 31-95 31-98 0-11-12-11-14-11-9 0-9 6-12 20-16 61-36 120-75 120-28 0-31-25-31-45 0-22 3-31 6-47 47-190 95-379 142-568zM263 562c-5 19-5 19-19 36-45 56-84 70-112 70-48 0-62-53-62-92 0-48 31-168 53-216 31-55 76-92 115-92 64 0 78 80 78 87s-2 11-5 17c-16 63-32 126-48 190z">
              <text:p/>
            </draw:path>
            <draw:path draw:style-name="gr56" draw:text-style-name="P38" draw:layer="layout" svg:width="0.226cm" svg:height="0.98cm" draw:transform="rotate (-0.165457213089063) translate (23.4853914705874cm 5.96301495092167cm)" svg:viewBox="0 0 227 981" svg:d="M227 489c0-76-11-193-65-305-58-120-142-184-154-184-5 0-8 3-8 8 0 3 0 6 17 23 98 98 154 254 154 458 0 168-37 341-160 464-11 14-11 14-11 16 0 6 3 12 8 12 12 0 98-67 157-193 51-106 62-215 62-299z">
              <text:p/>
            </draw:path>
            <draw:path draw:style-name="gr56" draw:text-style-name="P38" draw:layer="layout" svg:width="0.105cm" svg:height="0.102cm" draw:transform="rotate (-0.165457213089063) translate (23.7844955842168cm 6.65310519006958cm)" svg:viewBox="0 0 106 103" svg:d="M106 50c0-28-25-50-53-50s-53 21-53 50c0 30 25 53 53 53s53-22 53-53z">
              <text:p/>
            </draw:path>
            <draw:path draw:style-name="gr56" draw:text-style-name="P38" draw:layer="layout" svg:width="0.702cm" svg:height="0.67cm" draw:transform="rotate (-0.165457213089063) translate (24.1043037829133cm 6.13151074351338cm)" svg:viewBox="0 0 703 671" svg:d="M258 360c56 0 111 0 167 0 140 0 278-100 278-212 0-75-65-148-194-148-106 0-212 0-319 0-19 0-30 0-30 20 0 11 8 11 28 11 14 0 30 3 42 3 16 2 22 5 22 16 0 3 0 6-3 17-44 176-88 352-131 528-12 36-14 45-90 45-17 0-28 0-28 19 0 12 11 12 14 12 28 0 98-3 126-3 20 0 42 0 62 0 22 0 44 3 64 3 8 0 20 0 20-20 0-11-9-11-28-11-37 0-65 0-65-17 0-6 3-11 6-17 19-82 39-164 59-246zM330 70c9-36 9-39 53-39 31 0 62 0 93 0 81 0 134 28 134 95 0 39-19 123-59 156-47 45-106 53-151 53s-91 0-137 0c23-88 45-177 67-265z">
              <text:p/>
            </draw:path>
          </draw:g>
        </draw:g>
        <draw:g>
          <svg:title>TexMaths</svg:title>
          <svg:desc>28§display§\varphi \land \langle T \rangle \psi§svg§600§FALSE§</svg:desc>
          <draw:g>
            <draw:path draw:style-name="gr102" draw:text-style-name="P57" draw:layer="layout" svg:width="3.735cm" svg:height="0.879cm" draw:transform="rotate (0.315904594610974) translate (10.1599699985293cm 11.4790647906252cm)" svg:viewBox="0 0 3736 880" svg:d="M1866 880c-622 0-1244 0-1866 0 0-294 0-587 0-880 1245 0 2490 0 3736 0 0 293 0 586 0 880-623 0-1246 0-1870 0z">
              <text:p/>
            </draw:path>
            <draw:path draw:style-name="gr56" draw:text-style-name="P38" draw:layer="layout" svg:width="0.559cm" svg:height="0.647cm" draw:transform="rotate (0.315904594610974) translate (10.2380533411764cm 11.717961077841cm)" svg:viewBox="0 0 560 648" svg:d="M118 600c-3 12-6 14-6 20 0 20 20 28 28 28 6 0 28-3 36-28 3-6 9-39 37-179 8 3 14 3 30 3 166 0 317-154 317-307 0-78-40-137-112-137-143 0-202 190-261 383-106-20-162-76-162-146 0-28 23-136 81-203 9-9 6-8 9-12 0-5-3-11-11-11-28 0-104 143-104 238 0 89 64 162 171 187-18 55-36 109-53 164zM252 388c-6 0-9 0-17-3-11 0-11 0-11-2 0-3 17-93 19-107 28-125 107-217 194-217 67 0 95 50 95 97 0 112-126 232-280 232z">
              <text:p/>
            </draw:path>
            <draw:path draw:style-name="gr56" draw:text-style-name="P38" draw:layer="layout" svg:width="0.547cm" svg:height="0.608cm" draw:transform="rotate (0.315904594610974) translate (11.0122205289073cm 11.3033355463528cm)" svg:viewBox="0 0 548 609" svg:d="M297 22c-9-16-14-22-23-22-11 0-17 8-22 22-81 183-162 365-244 548-5 11-8 14-8 19 0 11 11 20 20 20 8 0 16-3 25-20 76-173 153-346 229-519 78 173 155 346 232 519 9 20 17 20 23 20 11 0 19-9 19-20 0-3 0-5-5-17-82-183-164-366-246-550z">
              <text:p/>
            </draw:path>
            <draw:path draw:style-name="gr56" draw:text-style-name="P38" draw:layer="layout" svg:width="0.217cm" svg:height="0.979cm" draw:transform="rotate (0.315904594610974) translate (11.8492987922514cm 10.8740234581817cm)" svg:viewBox="0 0 218 980" svg:d="M215 39c3-11 3-14 3-19 0-12-8-20-19-20-9 0-14 6-23 22-57 150-114 300-170 450-3 6-6 11-6 17 0 5 0 5 6 16 56 150 113 300 170 450 6 11 9 25 23 25 11 0 19-8 19-19 0-3 0-6-3-17-58-152-117-304-176-455 59-150 118-300 176-450z">
              <text:p/>
            </draw:path>
            <draw:path draw:style-name="gr56" draw:text-style-name="P38" draw:layer="layout" svg:width="0.668cm" svg:height="0.661cm" draw:transform="rotate (0.315904594610974) translate (12.1537972616298cm 10.8508853983313cm)" svg:viewBox="0 0 669 662" svg:d="M397 67c6-25 12-33 23-36 8 0 42 0 61 0 101 0 146 3 146 78 0 17-6 53-9 78-2 6-2 17-2 20 0 5 2 14 11 14 11 0 11-9 14-23 9-57 18-113 28-170 0-6 0-14 0-17 0-11-9-11-25-11-182 0-364 0-546 0-25 0-25 0-31 20-19 57-39 115-59 173-2 0-8 14-8 16 0 6 6 12 14 12s11-6 17-23c53-151 78-167 224-167 12 0 24 0 36 0 28 0 28 3 28 11 0 5-3 17-3 19-44 175-87 349-131 523-9 36-12 47-118 47-36 0-42 0-42 20 0 11 11 11 17 11 28 0 53-3 81-3s56 0 84 0 56 0 81 0c28 0 59 3 87 3 8 0 20 0 20-20 0-11-9-11-34-11-22 0-36 0-62 0-28-3-36-8-36-22 1-7 0-6 3-20 44-174 88-348 131-522z">
              <text:p/>
            </draw:path>
            <draw:path draw:style-name="gr56" draw:text-style-name="P38" draw:layer="layout" svg:width="0.22cm" svg:height="0.979cm" draw:transform="rotate (0.315904594610974) translate (12.8360924997324cm 10.5514895582984cm)" svg:viewBox="0 0 221 980" svg:d="M215 505c6-11 6-12 6-16s0-3-6-14c-56-151-113-302-170-453-9-16-16-22-25-22-10 0-20 8-20 20 0 2 0 5 6 16 57 151 115 302 173 453-58 151-116 301-173 452-6 11-6 14-6 20 0 11 11 19 20 19 14 0 16-11 22-19 58-152 116-304 173-456z">
              <text:p/>
            </draw:path>
            <draw:path draw:style-name="gr56" draw:text-style-name="P38" draw:layer="layout" svg:width="0.595cm" svg:height="0.879cm" draw:transform="rotate (0.315904594610974) translate (13.1939014818416cm 10.4932990798464cm)" svg:viewBox="0 0 596 880" svg:d="M445 25c0-3 3-11 3-14 0-11-6-11-11-11-12 0-12 3-14 20-55 216-111 431-166 647-72-11-111-47-111-111 0-20 0-45 53-182 5-11 11-28 11-47 0-45-31-81-81-81-93 0-129 142-129 151 0 11 8 11 11 11 11 0 11-3 17-20 25-92 64-120 98-120 8 0 25 0 25 31 0 25-11 50-22 84-48 122-48 150-48 167 0 92 76 131 171 137-9 36-9 39-23 89-2 12-22 90-22 95 5 3 0 9 14 9 3-1 6 0 8-3 3-3 9-28 12-42 12-48 24-97 36-145 36 0 123 0 215-106 42-45 62-87 73-118 9-22 31-109 31-150 0-56-28-70-45-70-22 0-47 25-47 47 0 14 5 20 14 25 11 12 36 37 36 84 0 64-53 143-87 179-86 86-148 86-184 86 54-214 108-428 162-642z">
              <text:p/>
            </draw:path>
          </draw:g>
        </draw:g>
        <presentation:notes draw:style-name="dp2">
          <draw:page-thumbnail draw:style-name="gr1" draw:layer="layout" svg:width="15.169cm" svg:height="8.533cm" svg:x="1.914cm" svg:y="2.566cm" draw:page-number="53" presentation:class="page"/>
          <draw:frame presentation:style-name="pr10" draw:text-style-name="P3" draw:layer="layout" svg:width="17.992cm" svg:height="11.897cm" svg:x="0.529cm" svg:y="11.902cm" presentation:class="notes" presentation:placeholder="true">
            <draw:text-box/>
          </draw:frame>
        </presentation:notes>
      </draw:page>
      <draw:page draw:name="page54" draw:style-name="dp3" draw:master-page-name="Master1-Präsentationsvorlage_5f_BWL9_5f_" presentation:presentation-page-layout-name="AL2T1">
        <office:forms form:automatic-focus="false" form:apply-design-mode="false"/>
        <draw:frame presentation:style-name="pr9" draw:text-style-name="P5" draw:layer="layout" svg:width="19.808cm" svg:height="1.746cm" svg:x="0.494cm" svg:y="1.072cm" presentation:class="title" presentation:placeholder="true">
          <draw:text-box/>
        </draw:frame>
        <draw:frame presentation:style-name="pr12" draw:text-style-name="P5" draw:layer="layout" svg:width="24.408cm" svg:height="9.525cm" svg:x="0.498cm" svg:y="3.343cm" presentation:class="outline" presentation:placeholder="true" presentation:user-transformed="true">
          <draw:text-box/>
        </draw:frame>
        <draw:custom-shape draw:style-name="gr206" draw:text-style-name="P65" draw:layer="layout" svg:width="14cm" svg:height="4cm" svg:x="2.6cm" svg:y="2.3cm">
          <text:list text:style-name="L1">
            <text:list-item>
              <text:p text:style-name="P103"><text:span text:style-name="T19">susceptible to human error</text:span></text:p>
            </text:list-item>
            <text:list-item>
              <text:p text:style-name="P103"><text:span text:style-name="T19">Labor-intensive</text:span></text:p>
            </text:list-item>
            <text:list-item>
              <text:p text:style-name="P103"><text:span text:style-name="T19">Impossible for large systems</text:span></text:p>
            </text:list-item>
          </text:list>
          <draw:enhanced-geometry svg:viewBox="0 0 21600 21600" draw:type="rectangle" draw:enhanced-path="M 0 0 L 21600 0 21600 21600 0 21600 0 0 Z N"/>
        </draw:custom-shape>
        <draw:custom-shape draw:style-name="gr42" draw:text-style-name="P92" draw:layer="layout" svg:width="14cm" svg:height="1.1cm" svg:x="2.6cm" svg:y="1.2cm">
          <text:p text:style-name="P85"><text:span text:style-name="T17">Manually ensuring compliance with protocol is…</text:span></text:p>
          <draw:enhanced-geometry svg:viewBox="0 0 21600 21600" draw:type="rectangle" draw:enhanced-path="M 0 0 L 21600 0 21600 21600 0 21600 0 0 Z N"/>
        </draw:custom-shape>
        <draw:custom-shape draw:style-name="gr207" draw:text-style-name="P66" draw:layer="layout" svg:width="14cm" svg:height="4cm" svg:x="2.6cm" svg:y="8cm">
          <text:list text:style-name="L1">
            <text:list-item>
              <text:p text:style-name="P103"><text:span text:style-name="T19">susceptible to human error</text:span></text:p>
            </text:list-item>
            <text:list-item>
              <text:p text:style-name="P103"><text:span text:style-name="T19">Labor-intensive</text:span></text:p>
            </text:list-item>
            <text:list-item>
              <text:p text:style-name="P103"><text:span text:style-name="T19">Impossible for large systems</text:span></text:p>
            </text:list-item>
          </text:list>
          <draw:enhanced-geometry svg:viewBox="0 0 21600 21600" draw:type="rectangle" draw:enhanced-path="M 0 0 L 21600 0 21600 21600 0 21600 0 0 Z N"/>
        </draw:custom-shape>
        <draw:custom-shape draw:style-name="gr43" draw:text-style-name="P87" draw:layer="layout" svg:width="14cm" svg:height="1.1cm" svg:x="2.6cm" svg:y="6.9cm">
          <text:p text:style-name="P85"><text:span text:style-name="T17">Manually ensuring compliance with protocol is…</text:span></text:p>
          <draw:enhanced-geometry svg:viewBox="0 0 21600 21600" draw:type="rectangle" draw:enhanced-path="M 0 0 L 21600 0 21600 21600 0 21600 0 0 Z N"/>
        </draw:custom-shape>
        <draw:custom-shape draw:style-name="gr208" draw:text-style-name="P49" draw:layer="layout" svg:width="14cm" svg:height="4cm" svg:x="2.6cm" svg:y="13.7cm">
          <text:list text:style-name="L1">
            <text:list-item>
              <text:p text:style-name="P103"><text:span text:style-name="T19">susceptible to human error</text:span></text:p>
            </text:list-item>
            <text:list-item>
              <text:p text:style-name="P103"><text:span text:style-name="T19">Labor-intensive</text:span></text:p>
            </text:list-item>
            <text:list-item>
              <text:p text:style-name="P103"><text:span text:style-name="T19">Impossible for large systems</text:span></text:p>
            </text:list-item>
          </text:list>
          <draw:enhanced-geometry svg:viewBox="0 0 21600 21600" draw:type="rectangle" draw:enhanced-path="M 0 0 L 21600 0 21600 21600 0 21600 0 0 Z N"/>
        </draw:custom-shape>
        <draw:custom-shape draw:style-name="gr209" draw:text-style-name="P86" draw:layer="layout" svg:width="14cm" svg:height="1.1cm" svg:x="2.6cm" svg:y="12.6cm">
          <text:p text:style-name="P85"><text:span text:style-name="T17">Manually ensuring compliance with protocol is…</text:span></text:p>
          <draw:enhanced-geometry svg:viewBox="0 0 21600 21600" draw:type="rectangle" draw:enhanced-path="M 0 0 L 21600 0 21600 21600 0 21600 0 0 Z N"/>
        </draw:custom-shape>
        <presentation:notes draw:style-name="dp2">
          <draw:page-thumbnail draw:style-name="gr1" draw:layer="layout" svg:width="15.169cm" svg:height="8.533cm" svg:x="1.914cm" svg:y="2.566cm" draw:page-number="54" presentation:class="page"/>
          <draw:frame presentation:style-name="pr10" draw:text-style-name="P3" draw:layer="layout" svg:width="17.992cm" svg:height="11.897cm" svg:x="0.529cm" svg:y="11.902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svg:font-family="Arial" style:font-pitch="variable"/>
    <style:font-face style:name="Bitstream Charter" svg:font-family="'Bitstream Charter'" style:font-pitch="variable"/>
    <style:font-face style:name="DejaVu Math TeX Gyre" svg:font-family="'DejaVu Math TeX Gyre'" style:font-pitch="variable"/>
    <style:font-face style:name="Liberation Sans1" svg:font-family="'Liberation Sans'" style:font-pitch="variable"/>
    <style:font-face style:name="Liberation Serif" svg:font-family="'Liberation Serif'" style:font-pitch="variable"/>
    <style:font-face style:name="Stafford" svg:font-family="Stafford"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13" svg:d="M0 13l10-13 10 13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1131 1580" svg:d="M1013 1491l118 89-567-1580-564 1580 114-85 136-68 148-46 161-17 161 13 153 46z"/>
    <draw:marker draw:name="Arrowheads_20_26" draw:display-name="Arrowheads 26" svg:viewBox="0 7 20 13" svg:d="M0 20l10-13 10 13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826 1131 754" svg:d="M566 826l-566 754 114-85 136-68 148-46 161-17 161 13 153 46 140 68 118 89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7" draw:display-name="Arrowheads 37"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5" draw:display-name="Arrowheads 5" svg:viewBox="0 0 1013 1130" svg:d="M1009 1050l-449-1008-22-30-29-12-34 12-21 26-449 1012-5 13v8l5 21 12 21 17 13 21 4h903l21-4 21-13 9-21 4-21v-8z"/>
    <draw:marker draw:name="Arrowheads_20_6" draw:display-name="Arrowheads 6" svg:viewBox="0 0 20 13" svg:d="M0 13l10-13 10 13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300%"/>
    <draw:stroke-dash draw:name="Dashed_20__28_var_29__20_2" draw:display-name="Dashed (var) 2" draw:style="rect" draw:dots1="1" draw:dots1-length="0.02cm" draw:dots2="1" draw:dots2-length="0.02cm" draw:distance="0.02cm"/>
    <draw:stroke-dash draw:name="Long_20_Dash" draw:display-name="Long Dash" draw:style="rect" draw:dots1="1" draw:dots1-length="600%" draw:distance="300%"/>
    <draw:stroke-dash draw:name="Long_20_Dot" draw:display-name="Long Dot" draw:style="rect" draw:dots1="1" draw:dots1-length="100%" draw:dots2="1"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71cm" svg:stroke-color="#89a4a7" svg:stroke-linecap="butt" draw:fill-color="#bbe0e3"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räsentationsvorlage_5f_BWL9-background" style:display-name="Master1-Präsentationsvorlage_BWL9-background" style:family="presentation">
      <style:graphic-properties draw:stroke="none" draw:fill="solid" draw:fill-color="#ffffff" draw:opacity="100%"/>
      <style:text-properties style:letter-kerning="true"/>
    </style:style>
    <style:style style:name="Master1-Präsentationsvorlage_5f_BWL9-backgroundobjects" style:display-name="Master1-Präsentationsvorlage_BWL9-backgroundobjects" style:family="presentation">
      <style:graphic-properties draw:textarea-horizontal-align="justify" draw:shadow="hidden" draw:shadow-offset-x="0.2cm" draw:shadow-offset-y="0.2cm" draw:shadow-color="#808080"/>
      <style:text-properties style:letter-kerning="true"/>
    </style:style>
    <style:style style:name="Master1-Präsentationsvorlage_5f_BWL9-notes" style:display-name="Master1-Präsentationsvorlage_BWL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äsentationsvorlage_5f_BWL9-outline1" style:display-name="Master1-Präsentationsvorlage_BWL9-outline1" style:family="presentation">
      <style:graphic-properties draw:stroke="none" draw:fill="none" draw:auto-grow-height="false" draw:fit-to-size="false" style:shrink-to-fit="true">
        <text:list-style style:name="Master1-Präsentationsvorlage_5f_BWL9-outline1" style:display-name="Master1-Präsentationsvorlage_BWL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outline2" style:display-name="Master1-Präsentationsvorlage_BWL9-outline2" style:family="presentation" style:parent-style-name="Master1-Präsentationsvorlage_5f_BWL9-outline1">
      <style:paragraph-properties fo:margin-top="0.4cm" fo:margin-bottom="0cm"/>
      <style:text-properties fo:font-size="28pt" style:font-size-asian="28pt" style:font-size-complex="28pt"/>
    </style:style>
    <style:style style:name="Master1-Präsentationsvorlage_5f_BWL9-outline3" style:display-name="Master1-Präsentationsvorlage_BWL9-outline3" style:family="presentation" style:parent-style-name="Master1-Präsentationsvorlage_5f_BWL9-outline2">
      <style:paragraph-properties fo:margin-top="0.3cm" fo:margin-bottom="0cm"/>
      <style:text-properties fo:font-size="24pt" style:font-size-asian="24pt" style:font-size-complex="24pt"/>
    </style:style>
    <style:style style:name="Master1-Präsentationsvorlage_5f_BWL9-outline4" style:display-name="Master1-Präsentationsvorlage_BWL9-outline4" style:family="presentation" style:parent-style-name="Master1-Präsentationsvorlage_5f_BWL9-outline3">
      <style:paragraph-properties fo:margin-top="0.2cm" fo:margin-bottom="0cm"/>
      <style:text-properties fo:font-size="20pt" style:font-size-asian="20pt" style:font-size-complex="20pt"/>
    </style:style>
    <style:style style:name="Master1-Präsentationsvorlage_5f_BWL9-outline5" style:display-name="Master1-Präsentationsvorlage_BWL9-outline5" style:family="presentation" style:parent-style-name="Master1-Präsentationsvorlage_5f_BWL9-outline4">
      <style:paragraph-properties fo:margin-top="0.1cm" fo:margin-bottom="0cm"/>
      <style:text-properties fo:font-size="20pt" style:font-size-asian="20pt" style:font-size-complex="20pt"/>
    </style:style>
    <style:style style:name="Master1-Präsentationsvorlage_5f_BWL9-outline6" style:display-name="Master1-Präsentationsvorlage_BWL9-outline6" style:family="presentation" style:parent-style-name="Master1-Präsentationsvorlage_5f_BWL9-outline5">
      <style:paragraph-properties fo:margin-top="0.1cm" fo:margin-bottom="0cm"/>
      <style:text-properties fo:font-size="20pt" style:font-size-asian="20pt" style:font-size-complex="20pt"/>
    </style:style>
    <style:style style:name="Master1-Präsentationsvorlage_5f_BWL9-outline7" style:display-name="Master1-Präsentationsvorlage_BWL9-outline7" style:family="presentation" style:parent-style-name="Master1-Präsentationsvorlage_5f_BWL9-outline6">
      <style:paragraph-properties fo:margin-top="0.1cm" fo:margin-bottom="0cm"/>
      <style:text-properties fo:font-size="20pt" style:font-size-asian="20pt" style:font-size-complex="20pt"/>
    </style:style>
    <style:style style:name="Master1-Präsentationsvorlage_5f_BWL9-outline8" style:display-name="Master1-Präsentationsvorlage_BWL9-outline8" style:family="presentation" style:parent-style-name="Master1-Präsentationsvorlage_5f_BWL9-outline7">
      <style:paragraph-properties fo:margin-top="0.1cm" fo:margin-bottom="0cm"/>
      <style:text-properties fo:font-size="20pt" style:font-size-asian="20pt" style:font-size-complex="20pt"/>
    </style:style>
    <style:style style:name="Master1-Präsentationsvorlage_5f_BWL9-outline9" style:display-name="Master1-Präsentationsvorlage_BWL9-outline9" style:family="presentation" style:parent-style-name="Master1-Präsentationsvorlage_5f_BWL9-outline8">
      <style:paragraph-properties fo:margin-top="0.1cm" fo:margin-bottom="0cm"/>
      <style:text-properties fo:font-size="20pt" style:font-size-asian="20pt" style:font-size-complex="20pt"/>
    </style:style>
    <style:style style:name="Master1-Präsentationsvorlage_5f_BWL9-subtitle" style:display-name="Master1-Präsentationsvorlage_BWL9-subtitle" style:family="presentation">
      <style:graphic-properties draw:stroke="none" draw:fill="none" draw:textarea-vertical-align="middle">
        <text:list-style style:name="Master1-Präsentationsvorlage_5f_BWL9-subtitle" style:display-name="Master1-Präsentationsvorlage_BWL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title" style:display-name="Master1-Präsentationsvorlage_BWL9-title" style:family="presentation">
      <style:graphic-properties draw:stroke="none" draw:fill="none" draw:textarea-vertical-align="middle">
        <text:list-style style:name="Master1-Präsentationsvorlage_5f_BWL9-title" style:display-name="Master1-Präsentationsvorlage_BWL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background" style:family="presentation">
      <style:graphic-properties draw:stroke="none" draw:fill="solid" draw:fill-color="#ffffff" draw:opacity="100%"/>
      <style:text-properties style:letter-kerning="true"/>
    </style:style>
    <style:style style:name="Master1-Layout1-cust-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outline1" style:family="presentation">
      <style:graphic-properties draw:stroke="none" draw:fill="none" draw:auto-grow-height="false" draw:fit-to-size="false" style:shrink-to-fit="true">
        <text:list-style style:name="Master1-Layout1-cust-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outline2" style:family="presentation" style:parent-style-name="Master1-Layout1-cust-Titelfolie-outline1">
      <style:paragraph-properties fo:margin-top="0.4cm" fo:margin-bottom="0cm"/>
      <style:text-properties fo:font-size="28pt" style:font-size-asian="28pt" style:font-size-complex="28pt"/>
    </style:style>
    <style:style style:name="Master1-Layout1-cust-Titelfolie-outline3" style:family="presentation" style:parent-style-name="Master1-Layout1-cust-Titelfolie-outline2">
      <style:paragraph-properties fo:margin-top="0.3cm" fo:margin-bottom="0cm"/>
      <style:text-properties fo:font-size="24pt" style:font-size-asian="24pt" style:font-size-complex="24pt"/>
    </style:style>
    <style:style style:name="Master1-Layout1-cust-Titelfolie-outline4" style:family="presentation" style:parent-style-name="Master1-Layout1-cust-Titelfolie-outline3">
      <style:paragraph-properties fo:margin-top="0.2cm" fo:margin-bottom="0cm"/>
      <style:text-properties fo:font-size="20pt" style:font-size-asian="20pt" style:font-size-complex="20pt"/>
    </style:style>
    <style:style style:name="Master1-Layout1-cust-Titelfolie-outline5" style:family="presentation" style:parent-style-name="Master1-Layout1-cust-Titelfolie-outline4">
      <style:paragraph-properties fo:margin-top="0.1cm" fo:margin-bottom="0cm"/>
      <style:text-properties fo:font-size="20pt" style:font-size-asian="20pt" style:font-size-complex="20pt"/>
    </style:style>
    <style:style style:name="Master1-Layout1-cust-Titelfolie-outline6" style:family="presentation" style:parent-style-name="Master1-Layout1-cust-Titelfolie-outline5">
      <style:paragraph-properties fo:margin-top="0.1cm" fo:margin-bottom="0cm"/>
      <style:text-properties fo:font-size="20pt" style:font-size-asian="20pt" style:font-size-complex="20pt"/>
    </style:style>
    <style:style style:name="Master1-Layout1-cust-Titelfolie-outline7" style:family="presentation" style:parent-style-name="Master1-Layout1-cust-Titelfolie-outline6">
      <style:paragraph-properties fo:margin-top="0.1cm" fo:margin-bottom="0cm"/>
      <style:text-properties fo:font-size="20pt" style:font-size-asian="20pt" style:font-size-complex="20pt"/>
    </style:style>
    <style:style style:name="Master1-Layout1-cust-Titelfolie-outline8" style:family="presentation" style:parent-style-name="Master1-Layout1-cust-Titelfolie-outline7">
      <style:paragraph-properties fo:margin-top="0.1cm" fo:margin-bottom="0cm"/>
      <style:text-properties fo:font-size="20pt" style:font-size-asian="20pt" style:font-size-complex="20pt"/>
    </style:style>
    <style:style style:name="Master1-Layout1-cust-Titelfolie-outline9" style:family="presentation" style:parent-style-name="Master1-Layout1-cust-Titelfolie-outline8">
      <style:paragraph-properties fo:margin-top="0.1cm" fo:margin-bottom="0cm"/>
      <style:text-properties fo:font-size="20pt" style:font-size-asian="20pt" style:font-size-complex="20pt"/>
    </style:style>
    <style:style style:name="Master1-Layout1-cust-Titelfolie-subtitle" style:family="presentation">
      <style:graphic-properties draw:stroke="none" draw:fill="none" draw:textarea-vertical-align="middle">
        <text:list-style style:name="Master1-Layout1-cust-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title" style:family="presentation">
      <style:graphic-properties draw:stroke="none" draw:fill="none" draw:textarea-vertical-align="middle">
        <text:list-style style:name="Master1-Layout1-cust-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e994"/>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Titel-und-Inhalt-background" style:family="presentation">
      <style:graphic-properties draw:stroke="none" draw:fill="solid" draw:fill-color="#ffffff" draw:opacity="100%"/>
      <style:text-properties style:letter-kerning="true"/>
    </style:style>
    <style:style style:name="Master1-Layout2-cust-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cust-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Titel-und-Inhalt-outline1" style:family="presentation">
      <style:graphic-properties draw:stroke="none" draw:fill="none" draw:auto-grow-height="false" draw:fit-to-size="false" style:shrink-to-fit="true">
        <text:list-style style:name="Master1-Layout2-cust-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el-und-Inhalt-outline2" style:family="presentation" style:parent-style-name="Master1-Layout2-cust-Titel-und-Inhalt-outline1">
      <style:paragraph-properties fo:margin-top="0.4cm" fo:margin-bottom="0cm"/>
      <style:text-properties fo:font-size="28pt" style:font-size-asian="28pt" style:font-size-complex="28pt"/>
    </style:style>
    <style:style style:name="Master1-Layout2-cust-Titel-und-Inhalt-outline3" style:family="presentation" style:parent-style-name="Master1-Layout2-cust-Titel-und-Inhalt-outline2">
      <style:paragraph-properties fo:margin-top="0.3cm" fo:margin-bottom="0cm"/>
      <style:text-properties fo:font-size="24pt" style:font-size-asian="24pt" style:font-size-complex="24pt"/>
    </style:style>
    <style:style style:name="Master1-Layout2-cust-Titel-und-Inhalt-outline4" style:family="presentation" style:parent-style-name="Master1-Layout2-cust-Titel-und-Inhalt-outline3">
      <style:paragraph-properties fo:margin-top="0.2cm" fo:margin-bottom="0cm"/>
      <style:text-properties fo:font-size="20pt" style:font-size-asian="20pt" style:font-size-complex="20pt"/>
    </style:style>
    <style:style style:name="Master1-Layout2-cust-Titel-und-Inhalt-outline5" style:family="presentation" style:parent-style-name="Master1-Layout2-cust-Titel-und-Inhalt-outline4">
      <style:paragraph-properties fo:margin-top="0.1cm" fo:margin-bottom="0cm"/>
      <style:text-properties fo:font-size="20pt" style:font-size-asian="20pt" style:font-size-complex="20pt"/>
    </style:style>
    <style:style style:name="Master1-Layout2-cust-Titel-und-Inhalt-outline6" style:family="presentation" style:parent-style-name="Master1-Layout2-cust-Titel-und-Inhalt-outline5">
      <style:paragraph-properties fo:margin-top="0.1cm" fo:margin-bottom="0cm"/>
      <style:text-properties fo:font-size="20pt" style:font-size-asian="20pt" style:font-size-complex="20pt"/>
    </style:style>
    <style:style style:name="Master1-Layout2-cust-Titel-und-Inhalt-outline7" style:family="presentation" style:parent-style-name="Master1-Layout2-cust-Titel-und-Inhalt-outline6">
      <style:paragraph-properties fo:margin-top="0.1cm" fo:margin-bottom="0cm"/>
      <style:text-properties fo:font-size="20pt" style:font-size-asian="20pt" style:font-size-complex="20pt"/>
    </style:style>
    <style:style style:name="Master1-Layout2-cust-Titel-und-Inhalt-outline8" style:family="presentation" style:parent-style-name="Master1-Layout2-cust-Titel-und-Inhalt-outline7">
      <style:paragraph-properties fo:margin-top="0.1cm" fo:margin-bottom="0cm"/>
      <style:text-properties fo:font-size="20pt" style:font-size-asian="20pt" style:font-size-complex="20pt"/>
    </style:style>
    <style:style style:name="Master1-Layout2-cust-Titel-und-Inhalt-outline9" style:family="presentation" style:parent-style-name="Master1-Layout2-cust-Titel-und-Inhalt-outline8">
      <style:paragraph-properties fo:margin-top="0.1cm" fo:margin-bottom="0cm"/>
      <style:text-properties fo:font-size="20pt" style:font-size-asian="20pt" style:font-size-complex="20pt"/>
    </style:style>
    <style:style style:name="Master1-Layout2-cust-Titel-und-Inhalt-subtitle" style:family="presentation">
      <style:graphic-properties draw:stroke="none" draw:fill="none" draw:textarea-vertical-align="middle">
        <text:list-style style:name="Master1-Layout2-cust-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el-und-Inhalt-title" style:family="presentation">
      <style:graphic-properties draw:stroke="none" draw:fill="none" draw:textarea-vertical-align="middle">
        <text:list-style style:name="Master1-Layout2-cust-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Abschnittsüberschrift-background" style:family="presentation">
      <style:graphic-properties draw:stroke="none" draw:fill="solid" draw:fill-color="#ffffff" draw:opacity="100%"/>
      <style:text-properties style:letter-kerning="true"/>
    </style:style>
    <style:style style:name="Master1-Layout3-cust-Abschnitts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cust-Abschnitts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Abschnittsüberschrift-outline1" style:family="presentation">
      <style:graphic-properties draw:stroke="none" draw:fill="none" draw:auto-grow-height="false" draw:fit-to-size="false" style:shrink-to-fit="true">
        <text:list-style style:name="Master1-Layout3-cust-Abschnitts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bschnittsüberschrift-outline2" style:family="presentation" style:parent-style-name="Master1-Layout3-cust-Abschnittsüberschrift-outline1">
      <style:paragraph-properties fo:margin-top="0.4cm" fo:margin-bottom="0cm"/>
      <style:text-properties fo:font-size="28pt" style:font-size-asian="28pt" style:font-size-complex="28pt"/>
    </style:style>
    <style:style style:name="Master1-Layout3-cust-Abschnittsüberschrift-outline3" style:family="presentation" style:parent-style-name="Master1-Layout3-cust-Abschnittsüberschrift-outline2">
      <style:paragraph-properties fo:margin-top="0.3cm" fo:margin-bottom="0cm"/>
      <style:text-properties fo:font-size="24pt" style:font-size-asian="24pt" style:font-size-complex="24pt"/>
    </style:style>
    <style:style style:name="Master1-Layout3-cust-Abschnittsüberschrift-outline4" style:family="presentation" style:parent-style-name="Master1-Layout3-cust-Abschnittsüberschrift-outline3">
      <style:paragraph-properties fo:margin-top="0.2cm" fo:margin-bottom="0cm"/>
      <style:text-properties fo:font-size="20pt" style:font-size-asian="20pt" style:font-size-complex="20pt"/>
    </style:style>
    <style:style style:name="Master1-Layout3-cust-Abschnittsüberschrift-outline5" style:family="presentation" style:parent-style-name="Master1-Layout3-cust-Abschnittsüberschrift-outline4">
      <style:paragraph-properties fo:margin-top="0.1cm" fo:margin-bottom="0cm"/>
      <style:text-properties fo:font-size="20pt" style:font-size-asian="20pt" style:font-size-complex="20pt"/>
    </style:style>
    <style:style style:name="Master1-Layout3-cust-Abschnittsüberschrift-outline6" style:family="presentation" style:parent-style-name="Master1-Layout3-cust-Abschnittsüberschrift-outline5">
      <style:paragraph-properties fo:margin-top="0.1cm" fo:margin-bottom="0cm"/>
      <style:text-properties fo:font-size="20pt" style:font-size-asian="20pt" style:font-size-complex="20pt"/>
    </style:style>
    <style:style style:name="Master1-Layout3-cust-Abschnittsüberschrift-outline7" style:family="presentation" style:parent-style-name="Master1-Layout3-cust-Abschnittsüberschrift-outline6">
      <style:paragraph-properties fo:margin-top="0.1cm" fo:margin-bottom="0cm"/>
      <style:text-properties fo:font-size="20pt" style:font-size-asian="20pt" style:font-size-complex="20pt"/>
    </style:style>
    <style:style style:name="Master1-Layout3-cust-Abschnittsüberschrift-outline8" style:family="presentation" style:parent-style-name="Master1-Layout3-cust-Abschnittsüberschrift-outline7">
      <style:paragraph-properties fo:margin-top="0.1cm" fo:margin-bottom="0cm"/>
      <style:text-properties fo:font-size="20pt" style:font-size-asian="20pt" style:font-size-complex="20pt"/>
    </style:style>
    <style:style style:name="Master1-Layout3-cust-Abschnittsüberschrift-outline9" style:family="presentation" style:parent-style-name="Master1-Layout3-cust-Abschnittsüberschrift-outline8">
      <style:paragraph-properties fo:margin-top="0.1cm" fo:margin-bottom="0cm"/>
      <style:text-properties fo:font-size="20pt" style:font-size-asian="20pt" style:font-size-complex="20pt"/>
    </style:style>
    <style:style style:name="Master1-Layout3-cust-Abschnittsüberschrift-subtitle" style:family="presentation">
      <style:graphic-properties draw:stroke="none" draw:fill="none" draw:textarea-vertical-align="middle">
        <text:list-style style:name="Master1-Layout3-cust-Abschnitts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bschnittsüberschrift-title" style:family="presentation">
      <style:graphic-properties draw:stroke="none" draw:fill="none" draw:textarea-vertical-align="middle">
        <text:list-style style:name="Master1-Layout3-cust-Abschnitts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Zwei-Inhalte-background" style:family="presentation">
      <style:graphic-properties draw:stroke="none" draw:fill="solid" draw:fill-color="#ffffff" draw:opacity="100%"/>
      <style:text-properties style:letter-kerning="true"/>
    </style:style>
    <style:style style:name="Master1-Layout4-cust-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cust-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Zwei-Inhalte-outline1" style:family="presentation">
      <style:graphic-properties draw:stroke="none" draw:fill="none" draw:auto-grow-height="false" draw:fit-to-size="false" style:shrink-to-fit="true">
        <text:list-style style:name="Master1-Layout4-cust-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Zwei-Inhalte-outline2" style:family="presentation" style:parent-style-name="Master1-Layout4-cust-Zwei-Inhalte-outline1">
      <style:paragraph-properties fo:margin-top="0.4cm" fo:margin-bottom="0cm"/>
      <style:text-properties fo:font-size="28pt" style:font-size-asian="28pt" style:font-size-complex="28pt"/>
    </style:style>
    <style:style style:name="Master1-Layout4-cust-Zwei-Inhalte-outline3" style:family="presentation" style:parent-style-name="Master1-Layout4-cust-Zwei-Inhalte-outline2">
      <style:paragraph-properties fo:margin-top="0.3cm" fo:margin-bottom="0cm"/>
      <style:text-properties fo:font-size="24pt" style:font-size-asian="24pt" style:font-size-complex="24pt"/>
    </style:style>
    <style:style style:name="Master1-Layout4-cust-Zwei-Inhalte-outline4" style:family="presentation" style:parent-style-name="Master1-Layout4-cust-Zwei-Inhalte-outline3">
      <style:paragraph-properties fo:margin-top="0.2cm" fo:margin-bottom="0cm"/>
      <style:text-properties fo:font-size="20pt" style:font-size-asian="20pt" style:font-size-complex="20pt"/>
    </style:style>
    <style:style style:name="Master1-Layout4-cust-Zwei-Inhalte-outline5" style:family="presentation" style:parent-style-name="Master1-Layout4-cust-Zwei-Inhalte-outline4">
      <style:paragraph-properties fo:margin-top="0.1cm" fo:margin-bottom="0cm"/>
      <style:text-properties fo:font-size="20pt" style:font-size-asian="20pt" style:font-size-complex="20pt"/>
    </style:style>
    <style:style style:name="Master1-Layout4-cust-Zwei-Inhalte-outline6" style:family="presentation" style:parent-style-name="Master1-Layout4-cust-Zwei-Inhalte-outline5">
      <style:paragraph-properties fo:margin-top="0.1cm" fo:margin-bottom="0cm"/>
      <style:text-properties fo:font-size="20pt" style:font-size-asian="20pt" style:font-size-complex="20pt"/>
    </style:style>
    <style:style style:name="Master1-Layout4-cust-Zwei-Inhalte-outline7" style:family="presentation" style:parent-style-name="Master1-Layout4-cust-Zwei-Inhalte-outline6">
      <style:paragraph-properties fo:margin-top="0.1cm" fo:margin-bottom="0cm"/>
      <style:text-properties fo:font-size="20pt" style:font-size-asian="20pt" style:font-size-complex="20pt"/>
    </style:style>
    <style:style style:name="Master1-Layout4-cust-Zwei-Inhalte-outline8" style:family="presentation" style:parent-style-name="Master1-Layout4-cust-Zwei-Inhalte-outline7">
      <style:paragraph-properties fo:margin-top="0.1cm" fo:margin-bottom="0cm"/>
      <style:text-properties fo:font-size="20pt" style:font-size-asian="20pt" style:font-size-complex="20pt"/>
    </style:style>
    <style:style style:name="Master1-Layout4-cust-Zwei-Inhalte-outline9" style:family="presentation" style:parent-style-name="Master1-Layout4-cust-Zwei-Inhalte-outline8">
      <style:paragraph-properties fo:margin-top="0.1cm" fo:margin-bottom="0cm"/>
      <style:text-properties fo:font-size="20pt" style:font-size-asian="20pt" style:font-size-complex="20pt"/>
    </style:style>
    <style:style style:name="Master1-Layout4-cust-Zwei-Inhalte-subtitle" style:family="presentation">
      <style:graphic-properties draw:stroke="none" draw:fill="none" draw:textarea-vertical-align="middle">
        <text:list-style style:name="Master1-Layout4-cust-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Zwei-Inhalte-title" style:family="presentation">
      <style:graphic-properties draw:stroke="none" draw:fill="none" draw:textarea-vertical-align="middle">
        <text:list-style style:name="Master1-Layout4-cust-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1_5f_Zwei-Inhalte-background" style:display-name="Master1-Layout5-cust-1_Zwei-Inhalte-background" style:family="presentation">
      <style:graphic-properties draw:stroke="none" draw:fill="solid" draw:fill-color="#ffffff" draw:opacity="100%"/>
      <style:text-properties style:letter-kerning="true"/>
    </style:style>
    <style:style style:name="Master1-Layout5-cust-1_5f_Zwei-Inhalte-backgroundobjects" style:display-name="Master1-Layout5-cust-1_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5-cust-1_5f_Zwei-Inhalte-notes" style:display-name="Master1-Layout5-cust-1_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1_5f_Zwei-Inhalte-outline1" style:display-name="Master1-Layout5-cust-1_Zwei-Inhalte-outline1" style:family="presentation">
      <style:graphic-properties draw:stroke="none" draw:fill="none" draw:auto-grow-height="false" draw:fit-to-size="false" style:shrink-to-fit="true">
        <text:list-style style:name="Master1-Layout5-cust-1_5f_Zwei-Inhalte-outline1" style:display-name="Master1-Layout5-cust-1_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1_5f_Zwei-Inhalte-outline2" style:display-name="Master1-Layout5-cust-1_Zwei-Inhalte-outline2" style:family="presentation" style:parent-style-name="Master1-Layout5-cust-1_5f_Zwei-Inhalte-outline1">
      <style:paragraph-properties fo:margin-top="0.4cm" fo:margin-bottom="0cm"/>
      <style:text-properties fo:font-size="28pt" style:font-size-asian="28pt" style:font-size-complex="28pt"/>
    </style:style>
    <style:style style:name="Master1-Layout5-cust-1_5f_Zwei-Inhalte-outline3" style:display-name="Master1-Layout5-cust-1_Zwei-Inhalte-outline3" style:family="presentation" style:parent-style-name="Master1-Layout5-cust-1_5f_Zwei-Inhalte-outline2">
      <style:paragraph-properties fo:margin-top="0.3cm" fo:margin-bottom="0cm"/>
      <style:text-properties fo:font-size="24pt" style:font-size-asian="24pt" style:font-size-complex="24pt"/>
    </style:style>
    <style:style style:name="Master1-Layout5-cust-1_5f_Zwei-Inhalte-outline4" style:display-name="Master1-Layout5-cust-1_Zwei-Inhalte-outline4" style:family="presentation" style:parent-style-name="Master1-Layout5-cust-1_5f_Zwei-Inhalte-outline3">
      <style:paragraph-properties fo:margin-top="0.2cm" fo:margin-bottom="0cm"/>
      <style:text-properties fo:font-size="20pt" style:font-size-asian="20pt" style:font-size-complex="20pt"/>
    </style:style>
    <style:style style:name="Master1-Layout5-cust-1_5f_Zwei-Inhalte-outline5" style:display-name="Master1-Layout5-cust-1_Zwei-Inhalte-outline5" style:family="presentation" style:parent-style-name="Master1-Layout5-cust-1_5f_Zwei-Inhalte-outline4">
      <style:paragraph-properties fo:margin-top="0.1cm" fo:margin-bottom="0cm"/>
      <style:text-properties fo:font-size="20pt" style:font-size-asian="20pt" style:font-size-complex="20pt"/>
    </style:style>
    <style:style style:name="Master1-Layout5-cust-1_5f_Zwei-Inhalte-outline6" style:display-name="Master1-Layout5-cust-1_Zwei-Inhalte-outline6" style:family="presentation" style:parent-style-name="Master1-Layout5-cust-1_5f_Zwei-Inhalte-outline5">
      <style:paragraph-properties fo:margin-top="0.1cm" fo:margin-bottom="0cm"/>
      <style:text-properties fo:font-size="20pt" style:font-size-asian="20pt" style:font-size-complex="20pt"/>
    </style:style>
    <style:style style:name="Master1-Layout5-cust-1_5f_Zwei-Inhalte-outline7" style:display-name="Master1-Layout5-cust-1_Zwei-Inhalte-outline7" style:family="presentation" style:parent-style-name="Master1-Layout5-cust-1_5f_Zwei-Inhalte-outline6">
      <style:paragraph-properties fo:margin-top="0.1cm" fo:margin-bottom="0cm"/>
      <style:text-properties fo:font-size="20pt" style:font-size-asian="20pt" style:font-size-complex="20pt"/>
    </style:style>
    <style:style style:name="Master1-Layout5-cust-1_5f_Zwei-Inhalte-outline8" style:display-name="Master1-Layout5-cust-1_Zwei-Inhalte-outline8" style:family="presentation" style:parent-style-name="Master1-Layout5-cust-1_5f_Zwei-Inhalte-outline7">
      <style:paragraph-properties fo:margin-top="0.1cm" fo:margin-bottom="0cm"/>
      <style:text-properties fo:font-size="20pt" style:font-size-asian="20pt" style:font-size-complex="20pt"/>
    </style:style>
    <style:style style:name="Master1-Layout5-cust-1_5f_Zwei-Inhalte-outline9" style:display-name="Master1-Layout5-cust-1_Zwei-Inhalte-outline9" style:family="presentation" style:parent-style-name="Master1-Layout5-cust-1_5f_Zwei-Inhalte-outline8">
      <style:paragraph-properties fo:margin-top="0.1cm" fo:margin-bottom="0cm"/>
      <style:text-properties fo:font-size="20pt" style:font-size-asian="20pt" style:font-size-complex="20pt"/>
    </style:style>
    <style:style style:name="Master1-Layout5-cust-1_5f_Zwei-Inhalte-subtitle" style:display-name="Master1-Layout5-cust-1_Zwei-Inhalte-subtitle" style:family="presentation">
      <style:graphic-properties draw:stroke="none" draw:fill="none" draw:textarea-vertical-align="middle">
        <text:list-style style:name="Master1-Layout5-cust-1_5f_Zwei-Inhalte-subtitle" style:display-name="Master1-Layout5-cust-1_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1_5f_Zwei-Inhalte-title" style:display-name="Master1-Layout5-cust-1_Zwei-Inhalte-title" style:family="presentation">
      <style:graphic-properties draw:stroke="none" draw:fill="none" draw:textarea-vertical-align="middle">
        <text:list-style style:name="Master1-Layout5-cust-1_5f_Zwei-Inhalte-title" style:display-name="Master1-Layout5-cust-1_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Inhalt-mit-Überschrift-background" style:family="presentation">
      <style:graphic-properties draw:stroke="none" draw:fill="solid" draw:fill-color="#ffffff" draw:opacity="100%"/>
      <style:text-properties style:letter-kerning="true"/>
    </style:style>
    <style:style style:name="Master1-Layout8-cust-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cust-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Inhalt-mit-Überschrift-outline1" style:family="presentation">
      <style:graphic-properties draw:stroke="none" draw:fill="none" draw:auto-grow-height="false" draw:fit-to-size="false" style:shrink-to-fit="true">
        <text:list-style style:name="Master1-Layout8-cust-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Inhalt-mit-Überschrift-outline2" style:family="presentation" style:parent-style-name="Master1-Layout8-cust-Inhalt-mit-Überschrift-outline1">
      <style:paragraph-properties fo:margin-top="0.4cm" fo:margin-bottom="0cm"/>
      <style:text-properties fo:font-size="28pt" style:font-size-asian="28pt" style:font-size-complex="28pt"/>
    </style:style>
    <style:style style:name="Master1-Layout8-cust-Inhalt-mit-Überschrift-outline3" style:family="presentation" style:parent-style-name="Master1-Layout8-cust-Inhalt-mit-Überschrift-outline2">
      <style:paragraph-properties fo:margin-top="0.3cm" fo:margin-bottom="0cm"/>
      <style:text-properties fo:font-size="24pt" style:font-size-asian="24pt" style:font-size-complex="24pt"/>
    </style:style>
    <style:style style:name="Master1-Layout8-cust-Inhalt-mit-Überschrift-outline4" style:family="presentation" style:parent-style-name="Master1-Layout8-cust-Inhalt-mit-Überschrift-outline3">
      <style:paragraph-properties fo:margin-top="0.2cm" fo:margin-bottom="0cm"/>
      <style:text-properties fo:font-size="20pt" style:font-size-asian="20pt" style:font-size-complex="20pt"/>
    </style:style>
    <style:style style:name="Master1-Layout8-cust-Inhalt-mit-Überschrift-outline5" style:family="presentation" style:parent-style-name="Master1-Layout8-cust-Inhalt-mit-Überschrift-outline4">
      <style:paragraph-properties fo:margin-top="0.1cm" fo:margin-bottom="0cm"/>
      <style:text-properties fo:font-size="20pt" style:font-size-asian="20pt" style:font-size-complex="20pt"/>
    </style:style>
    <style:style style:name="Master1-Layout8-cust-Inhalt-mit-Überschrift-outline6" style:family="presentation" style:parent-style-name="Master1-Layout8-cust-Inhalt-mit-Überschrift-outline5">
      <style:paragraph-properties fo:margin-top="0.1cm" fo:margin-bottom="0cm"/>
      <style:text-properties fo:font-size="20pt" style:font-size-asian="20pt" style:font-size-complex="20pt"/>
    </style:style>
    <style:style style:name="Master1-Layout8-cust-Inhalt-mit-Überschrift-outline7" style:family="presentation" style:parent-style-name="Master1-Layout8-cust-Inhalt-mit-Überschrift-outline6">
      <style:paragraph-properties fo:margin-top="0.1cm" fo:margin-bottom="0cm"/>
      <style:text-properties fo:font-size="20pt" style:font-size-asian="20pt" style:font-size-complex="20pt"/>
    </style:style>
    <style:style style:name="Master1-Layout8-cust-Inhalt-mit-Überschrift-outline8" style:family="presentation" style:parent-style-name="Master1-Layout8-cust-Inhalt-mit-Überschrift-outline7">
      <style:paragraph-properties fo:margin-top="0.1cm" fo:margin-bottom="0cm"/>
      <style:text-properties fo:font-size="20pt" style:font-size-asian="20pt" style:font-size-complex="20pt"/>
    </style:style>
    <style:style style:name="Master1-Layout8-cust-Inhalt-mit-Überschrift-outline9" style:family="presentation" style:parent-style-name="Master1-Layout8-cust-Inhalt-mit-Überschrift-outline8">
      <style:paragraph-properties fo:margin-top="0.1cm" fo:margin-bottom="0cm"/>
      <style:text-properties fo:font-size="20pt" style:font-size-asian="20pt" style:font-size-complex="20pt"/>
    </style:style>
    <style:style style:name="Master1-Layout8-cust-Inhalt-mit-Überschrift-subtitle" style:family="presentation">
      <style:graphic-properties draw:stroke="none" draw:fill="none" draw:textarea-vertical-align="middle">
        <text:list-style style:name="Master1-Layout8-cust-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Inhalt-mit-Überschrift-title" style:family="presentation">
      <style:graphic-properties draw:stroke="none" draw:fill="none" draw:textarea-vertical-align="middle">
        <text:list-style style:name="Master1-Layout8-cust-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Präsentationsvorlage_5f_BWL9_5f_-background" style:display-name="Master1-Präsentationsvorlage_BWL9_-background" style:family="presentation">
      <style:graphic-properties draw:stroke="none" draw:fill="solid" draw:fill-color="#ffffff" draw:opacity="100%"/>
      <style:text-properties style:letter-kerning="true"/>
    </style:style>
    <style:style style:name="Master1-Präsentationsvorlage_5f_BWL9_5f_-backgroundobjects" style:display-name="Master1-Präsentationsvorlage_BWL9_-backgroundobjects" style:family="presentation">
      <style:graphic-properties draw:textarea-horizontal-align="justify" draw:shadow="hidden" draw:shadow-offset-x="0.2cm" draw:shadow-offset-y="0.2cm" draw:shadow-color="#808080"/>
      <style:text-properties style:letter-kerning="true"/>
    </style:style>
    <style:style style:name="Master1-Präsentationsvorlage_5f_BWL9_5f_-notes" style:display-name="Master1-Präsentationsvorlage_BWL9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äsentationsvorlage_5f_BWL9_5f_-outline1" style:display-name="Master1-Präsentationsvorlage_BWL9_-outline1" style:family="presentation">
      <style:graphic-properties draw:stroke="none" draw:fill="none" draw:auto-grow-height="false" draw:fit-to-size="false" style:shrink-to-fit="true">
        <text:list-style style:name="Master1-Präsentationsvorlage_5f_BWL9_5f_-outline1" style:display-name="Master1-Präsentationsvorlage_BWL9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_5f_-outline2" style:display-name="Master1-Präsentationsvorlage_BWL9_-outline2" style:family="presentation" style:parent-style-name="Master1-Präsentationsvorlage_5f_BWL9_5f_-outline1">
      <style:paragraph-properties fo:margin-top="0.4cm" fo:margin-bottom="0cm"/>
      <style:text-properties fo:font-size="28pt" style:font-size-asian="28pt" style:font-size-complex="28pt"/>
    </style:style>
    <style:style style:name="Master1-Präsentationsvorlage_5f_BWL9_5f_-outline3" style:display-name="Master1-Präsentationsvorlage_BWL9_-outline3" style:family="presentation" style:parent-style-name="Master1-Präsentationsvorlage_5f_BWL9_5f_-outline2">
      <style:paragraph-properties fo:margin-top="0.3cm" fo:margin-bottom="0cm"/>
      <style:text-properties fo:font-size="24pt" style:font-size-asian="24pt" style:font-size-complex="24pt"/>
    </style:style>
    <style:style style:name="Master1-Präsentationsvorlage_5f_BWL9_5f_-outline4" style:display-name="Master1-Präsentationsvorlage_BWL9_-outline4" style:family="presentation" style:parent-style-name="Master1-Präsentationsvorlage_5f_BWL9_5f_-outline3">
      <style:paragraph-properties fo:margin-top="0.2cm" fo:margin-bottom="0cm"/>
      <style:text-properties fo:font-size="20pt" style:font-size-asian="20pt" style:font-size-complex="20pt"/>
    </style:style>
    <style:style style:name="Master1-Präsentationsvorlage_5f_BWL9_5f_-outline5" style:display-name="Master1-Präsentationsvorlage_BWL9_-outline5" style:family="presentation" style:parent-style-name="Master1-Präsentationsvorlage_5f_BWL9_5f_-outline4">
      <style:paragraph-properties fo:margin-top="0.1cm" fo:margin-bottom="0cm"/>
      <style:text-properties fo:font-size="20pt" style:font-size-asian="20pt" style:font-size-complex="20pt"/>
    </style:style>
    <style:style style:name="Master1-Präsentationsvorlage_5f_BWL9_5f_-outline6" style:display-name="Master1-Präsentationsvorlage_BWL9_-outline6" style:family="presentation" style:parent-style-name="Master1-Präsentationsvorlage_5f_BWL9_5f_-outline5">
      <style:paragraph-properties fo:margin-top="0.1cm" fo:margin-bottom="0cm"/>
      <style:text-properties fo:font-size="20pt" style:font-size-asian="20pt" style:font-size-complex="20pt"/>
    </style:style>
    <style:style style:name="Master1-Präsentationsvorlage_5f_BWL9_5f_-outline7" style:display-name="Master1-Präsentationsvorlage_BWL9_-outline7" style:family="presentation" style:parent-style-name="Master1-Präsentationsvorlage_5f_BWL9_5f_-outline6">
      <style:paragraph-properties fo:margin-top="0.1cm" fo:margin-bottom="0cm"/>
      <style:text-properties fo:font-size="20pt" style:font-size-asian="20pt" style:font-size-complex="20pt"/>
    </style:style>
    <style:style style:name="Master1-Präsentationsvorlage_5f_BWL9_5f_-outline8" style:display-name="Master1-Präsentationsvorlage_BWL9_-outline8" style:family="presentation" style:parent-style-name="Master1-Präsentationsvorlage_5f_BWL9_5f_-outline7">
      <style:paragraph-properties fo:margin-top="0.1cm" fo:margin-bottom="0cm"/>
      <style:text-properties fo:font-size="20pt" style:font-size-asian="20pt" style:font-size-complex="20pt"/>
    </style:style>
    <style:style style:name="Master1-Präsentationsvorlage_5f_BWL9_5f_-outline9" style:display-name="Master1-Präsentationsvorlage_BWL9_-outline9" style:family="presentation" style:parent-style-name="Master1-Präsentationsvorlage_5f_BWL9_5f_-outline8">
      <style:paragraph-properties fo:margin-top="0.1cm" fo:margin-bottom="0cm"/>
      <style:text-properties fo:font-size="20pt" style:font-size-asian="20pt" style:font-size-complex="20pt"/>
    </style:style>
    <style:style style:name="Master1-Präsentationsvorlage_5f_BWL9_5f_-subtitle" style:display-name="Master1-Präsentationsvorlage_BWL9_-subtitle" style:family="presentation">
      <style:graphic-properties draw:stroke="none" draw:fill="none" draw:textarea-vertical-align="middle">
        <text:list-style style:name="Master1-Präsentationsvorlage_5f_BWL9_5f_-subtitle" style:display-name="Master1-Präsentationsvorlage_BWL9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_5f_-title" style:display-name="Master1-Präsentationsvorlage_BWL9_-title" style:family="presentation">
      <style:graphic-properties draw:stroke="none" draw:fill="none" draw:textarea-vertical-align="middle">
        <text:list-style style:name="Master1-Präsentationsvorlage_5f_BWL9_5f_-title" style:display-name="Master1-Präsentationsvorlage_BWL9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87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e994"/>
    </style:style>
    <style:style style:name="M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textarea-horizontal-align="left" draw:textarea-vertical-align="middle" draw:auto-grow-height="false" draw:auto-grow-width="false" fo:padding-top="0cm" fo:padding-bottom="0cm" fo:padding-left="0.3cm" fo:padding-right="0cm" fo:wrap-option="wrap"/>
      <style:paragraph-properties style:writing-mode="lr-tb"/>
    </style:style>
    <style:style style:name="Mgr2"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3" style:family="graphic" style:parent-style-name="Graphics">
      <style:graphic-properties draw:stroke="none" draw:fill="none" fo:clip="rect(0cm, 0cm, 0cm, 0cm)" style:mirror="none"/>
    </style:style>
    <style:style style:name="Mgr4" style:family="graphic" style:parent-style-name="standard">
      <style:graphic-properties draw:stroke="none" draw:fill="solid" draw:fill-color="#b5b5b5" draw:opacity="100%"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gr5"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6"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gr8" style:family="graphic" style:parent-style-name="standard">
      <style:graphic-properties draw:stroke="none" draw:fill="solid" draw:fill-color="#9c1c26"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9"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10" style:family="graphic" style:parent-style-name="Graphics">
      <style:graphic-properties draw:stroke="none" draw:fill="none" fo:clip="rect(0cm, 0.229cm, 0cm, 0cm)" style:mirror="none"/>
    </style:style>
    <style:style style:name="Mgr11" style:family="graphic" style:parent-style-name="standard">
      <style:graphic-properties draw:stroke="none" draw:fill="solid" draw:fill-color="#9c1c26" draw:opacity="100%" draw:textarea-horizontal-align="center" draw:textarea-vertical-align="middle" draw:auto-grow-height="false" draw:auto-grow-width="false" fo:padding-top="0.127cm" fo:padding-bottom="0.127cm" fo:padding-left="0.254cm" fo:padding-right="0.254cm" fo:wrap-option="no-wrap"/>
      <style:paragraph-properties style:writing-mode="lr-tb"/>
    </style:style>
    <style:style style:name="Mgr12" style:family="graphic" style:parent-style-name="standard">
      <style:graphic-properties draw:stroke="none" draw:fill="none" draw:textarea-horizontal-align="left" draw:textarea-vertical-align="middle" draw:auto-grow-height="false" draw:auto-grow-width="false" fo:min-height="1.999cm" fo:min-width="23.697cm" fo:padding-top="0.127cm" fo:padding-bottom="0.127cm" fo:padding-left="0.254cm" fo:padding-right="0.254cm" fo:wrap-option="no-wrap"/>
      <style:paragraph-properties style:writing-mode="lr-tb"/>
    </style:style>
    <style:style style:name="Mgr13" style:family="graphic" style:parent-style-name="standard">
      <style:graphic-properties draw:stroke="none" draw:fill="solid" draw:fill-color="#9c1c26" draw:opacity="100%" draw:textarea-horizontal-align="left" draw:textarea-vertical-align="top" draw:auto-grow-height="false" draw:auto-grow-width="false" fo:min-height="0.046cm" fo:min-width="23.9cm" fo:padding-top="0.127cm" fo:padding-bottom="0.127cm" fo:padding-left="0.254cm" fo:padding-right="0.254cm" fo:wrap-option="wrap"/>
      <style:paragraph-properties style:writing-mode="lr-tb"/>
    </style:style>
    <style:style style:name="Mgr14"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min-height="0cm" fo:min-width="23.901cm" fo:padding-top="0.127cm" fo:padding-bottom="0.127cm" fo:padding-left="0.254cm" fo:padding-right="0.254cm" fo:wrap-option="wrap"/>
      <style:paragraph-properties style:writing-mode="lr-tb"/>
    </style:style>
    <style:style style:name="Mgr15"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min-height="0cm" fo:min-width="23.901cm" fo:padding-top="0.127cm" fo:padding-bottom="0.127cm" fo:padding-left="0.254cm" fo:padding-right="0.254cm" fo:wrap-option="wrap"/>
      <style:paragraph-properties style:writing-mode="lr-tb"/>
    </style:style>
    <style:style style:name="Mgr16" style:family="graphic" style:parent-style-name="standard">
      <style:graphic-properties draw:stroke="none" draw:fill="none" draw:textarea-horizontal-align="left" draw:textarea-vertical-align="middle" draw:auto-grow-height="false" draw:auto-grow-width="false" fo:min-height="1.094cm" fo:min-width="14.711cm" fo:padding-top="0cm" fo:padding-bottom="0cm" fo:padding-left="0.3cm" fo:padding-right="0cm" fo:wrap-option="wrap"/>
      <style:paragraph-properties style:writing-mode="lr-tb"/>
    </style:style>
    <style:style style:name="Mgr17" style:family="graphic" style:parent-style-name="standard">
      <style:graphic-properties draw:stroke="none" draw:fill="solid" draw:fill-color="#b5b5b5" draw:opacity="100%" draw:textarea-horizontal-align="left" draw:textarea-vertical-align="middle" draw:auto-grow-height="false" draw:auto-grow-width="false" fo:min-height="0.147cm" fo:min-width="17.488cm" fo:padding-top="0.127cm" fo:padding-bottom="0.127cm" fo:padding-left="0.254cm" fo:padding-right="0.254cm" fo:wrap-option="no-wrap"/>
      <style:paragraph-properties style:writing-mode="lr-tb"/>
    </style:style>
    <style:style style:name="Mgr18"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min-height="0cm" fo:min-width="17.489cm" fo:padding-top="0.127cm" fo:padding-bottom="0.127cm" fo:padding-left="0.254cm" fo:padding-right="0.254cm" fo:wrap-option="wrap"/>
      <style:paragraph-properties style:writing-mode="lr-tb"/>
    </style:style>
    <style:style style:name="Mgr19"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min-height="0cm" fo:min-width="17.489cm" fo:padding-top="0.127cm" fo:padding-bottom="0.127cm" fo:padding-left="0.254cm" fo:padding-right="0.254cm" fo:wrap-option="wrap"/>
      <style:paragraph-properties style:writing-mode="lr-tb"/>
    </style:style>
    <style:style style:name="Mpr1" style:family="presentation" style:parent-style-name="Master1-Präsentationsvorlage_5f_BWL9-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Präsentationsvorlage_5f_BWL9-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 style:family="presentation" style:parent-style-name="Master1-Präsentationsvorlage_5f_BWL9-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Präsentationsvorlage_5f_BWL9-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cust-Titelfoli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 style:family="presentation" style:parent-style-name="Master1-Layout1-cust-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cust-Titelfoli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 style:family="presentation" style:parent-style-name="Default-backgroundobjects">
      <style:graphic-properties draw:stroke="none" draw:fill="none" draw:fill-color="#ffffff" draw:auto-grow-height="false" fo:min-height="0.985cm"/>
      <style:paragraph-properties style:writing-mode="lr-tb"/>
    </style:style>
    <style:style style:name="Mpr10" style:family="presentation" style:parent-style-name="Default-backgroundobjects">
      <style:graphic-properties draw:stroke="none" draw:fill="none" draw:fill-color="#ffffff" draw:auto-grow-height="false" fo:min-height="1.2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Master1-Layout2-cust-Titel-und-Inhal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 style:family="presentation" style:parent-style-name="Master1-Layout2-cust-Titel-und-Inhal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14" style:family="presentation" style:parent-style-name="Master1-Layout2-cust-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cust-Titel-und-Inhal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3-cust-Abschnittsüberschrif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3-cust-Abschnittsüberschrift-outline1">
      <style:graphic-properties draw:stroke="none" draw:fill="none" draw:textarea-horizontal-align="left" draw:textarea-vertical-align="bottom" draw:auto-grow-height="false" draw:auto-grow-width="false" fo:padding-top="0.127cm" fo:padding-bottom="0.127cm" fo:padding-left="0cm" fo:padding-right="0cm" fo:wrap-option="wrap"/>
      <style:paragraph-properties style:writing-mode="lr-tb"/>
    </style:style>
    <style:style style:name="Mpr18" style:family="presentation" style:parent-style-name="Master1-Layout3-cust-Abschnitts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3-cust-Abschnitts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cust-Zwei-Inhalt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cust-Zwei-Inhalte-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22" style:family="presentation" style:parent-style-name="Master1-Layout4-cust-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cust-Zwei-Inhalt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5-cust-1_5f_Zwei-Inhalt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5" style:family="presentation" style:parent-style-name="Master1-Layout5-cust-1_5f_Zwei-Inhalte-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26" style:family="presentation" style:parent-style-name="Master1-Layout5-cust-1_5f_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5-cust-1_5f_Zwei-Inhalt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6-titleOnly-Nur-Titel-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7-blank-Le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8-cust-Inhalt-mit-Überschrif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4" style:family="presentation" style:parent-style-name="Master1-Layout8-cust-Inhalt-mit-Überschrift-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5" style:family="presentation" style:parent-style-name="Master1-Layout8-cust-Inhalt-mit-Überschrif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8-cust-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8-cust-Inhalt-mit-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0"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1"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9-picTx-Bild-mit-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Präsentationsvorlage_5f_BWL9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Präsentationsvorlage_5f_BWL9_5f_-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5" style:family="presentation" style:parent-style-name="Master1-Präsentationsvorlage_5f_BWL9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Präsentationsvorlage_5f_BWL9_5f_-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4" style:family="paragraph">
      <loext:graphic-properties draw:fill="none"/>
    </style:style>
    <style:style style:name="MP5" style:family="paragraph">
      <loext:graphic-properties draw:fill="solid" draw:fill-color="#b5b5b5" draw:opacity="100%"/>
      <style:paragraph-properties style:writing-mode="lr-tb" style:font-independent-line-spacing="true"/>
    </style:style>
    <style:style style:name="M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7" style:family="paragraph">
      <style:paragraph-properties fo:margin-left="0.498cm" fo:margin-right="0cm" fo:margin-top="0.071cm" fo:margin-bottom="0.079cm" fo:line-height="130%" fo:text-align="start" fo:text-indent="-0.498cm" style:punctuation-wrap="simple" style:writing-mode="lr-tb">
        <style:tab-stops/>
      </style:paragraph-properties>
    </style:style>
    <style:style style:name="MP8" style:family="paragraph">
      <style:paragraph-properties fo:margin-left="0.498cm" fo:margin-right="0cm" fo:margin-top="0.071cm" fo:margin-bottom="0.079cm" fo:line-height="130%" fo:text-align="start" fo:text-indent="-0.494cm" style:punctuation-wrap="simple" style:writing-mode="lr-tb">
        <style:tab-stops/>
      </style:paragraph-properties>
    </style:style>
    <style:style style:name="MP9" style:family="paragraph">
      <style:paragraph-properties fo:margin-left="1.495cm" fo:margin-right="0cm" fo:margin-top="0.071cm" fo:margin-bottom="0.079cm" fo:line-height="130%" fo:text-align="start" fo:text-indent="-0.52cm" style:punctuation-wrap="simple" style:writing-mode="lr-tb">
        <style:tab-stops/>
      </style:paragraph-properties>
    </style:style>
    <style:style style:name="MP10" style:family="paragraph">
      <style:paragraph-properties fo:margin-left="1.993cm" fo:margin-right="0cm" fo:margin-top="0.071cm" fo:margin-bottom="0.079cm" fo:line-height="130%" fo:text-align="start" fo:text-indent="-0.481cm" style:punctuation-wrap="simple" style:writing-mode="lr-tb">
        <style:tab-stops/>
      </style:paragraph-properties>
    </style:style>
    <style:style style:name="MP11" style:family="paragraph">
      <style:paragraph-properties fo:margin-left="2.522cm" fo:margin-right="0cm" fo:margin-top="0.071cm" fo:margin-bottom="0.079cm" fo:line-height="130%" fo:text-align="start" fo:text-indent="-0.525cm" style:punctuation-wrap="simple" style:writing-mode="lr-tb">
        <style:tab-stops/>
      </style:paragraph-properties>
    </style:style>
    <style:style style:name="MP12" style:family="paragraph">
      <loext:graphic-properties draw:fill="solid" draw:fill-color="#9c1c26" draw:opacity="100%"/>
      <style:paragraph-properties style:writing-mode="lr-tb" style:font-independent-line-spacing="true"/>
    </style:style>
    <style:style style:name="MP13" style:family="paragraph">
      <style:paragraph-properties fo:margin-left="0cm" fo:margin-right="0cm" fo:margin-top="0cm" fo:margin-bottom="0cm" fo:line-height="0.459cm" fo:text-align="start" fo:text-indent="0cm" style:punctuation-wrap="hanging" style:writing-mode="lr-tb">
        <style:tab-stops/>
      </style:paragraph-properties>
    </style:style>
    <style:style style:name="MP14" style:family="paragraph">
      <style:paragraph-properties fo:margin-left="0cm" fo:margin-right="0cm" fo:margin-top="0.035cm" fo:margin-bottom="0cm" fo:line-height="100%" fo:text-align="start" fo:text-indent="0cm" style:punctuation-wrap="simple" style:writing-mode="lr-tb">
        <style:tab-stops/>
      </style:paragraph-properties>
    </style:style>
    <style:style style:name="MP15" style:family="paragraph">
      <style:paragraph-properties fo:margin-left="1.27cm" fo:margin-right="0cm" fo:margin-top="0.035cm" fo:margin-bottom="0cm" fo:line-height="100%" fo:text-align="start" fo:text-indent="0cm" style:punctuation-wrap="simple" style:writing-mode="lr-tb">
        <style:tab-stops/>
      </style:paragraph-properties>
    </style:style>
    <style:style style:name="MP16" style:family="paragraph">
      <style:paragraph-properties fo:margin-left="2.54cm" fo:margin-right="0cm" fo:margin-top="0.035cm" fo:margin-bottom="0cm" fo:line-height="100%" fo:text-align="start" fo:text-indent="0cm" style:punctuation-wrap="simple" style:writing-mode="lr-tb">
        <style:tab-stops/>
      </style:paragraph-properties>
    </style:style>
    <style:style style:name="MP17" style:family="paragraph">
      <style:paragraph-properties fo:margin-left="3.81cm" fo:margin-right="0cm" fo:margin-top="0.035cm" fo:margin-bottom="0cm" fo:line-height="100%" fo:text-align="start" fo:text-indent="0cm" style:punctuation-wrap="simple" style:writing-mode="lr-tb">
        <style:tab-stops/>
      </style:paragraph-properties>
    </style:style>
    <style:style style:name="MP18" style:family="paragraph">
      <style:paragraph-properties fo:margin-left="5.08cm" fo:margin-right="0cm" fo:margin-top="0.035cm" fo:margin-bottom="0cm" fo:line-height="100%" fo:text-align="start" fo:text-indent="0cm" style:punctuation-wrap="simple" style:writing-mode="lr-tb">
        <style:tab-stops/>
      </style:paragraph-properties>
    </style:style>
    <style:style style:name="MP19" style:family="paragraph">
      <style:paragraph-properties fo:margin-left="0cm" fo:margin-right="0cm" fo:margin-top="0cm" fo:margin-bottom="0cm" fo:line-height="0.459cm" fo:text-align="end" fo:text-indent="0cm" style:punctuation-wrap="hanging" style:writing-mode="lr-tb">
        <style:tab-stops/>
      </style:paragraph-properties>
    </style:style>
    <style:style style:name="MP20" style:family="paragraph">
      <style:paragraph-properties fo:margin-left="0cm" fo:margin-right="0cm" fo:margin-top="0cm" fo:margin-bottom="0.079cm" fo:line-height="130%" fo:text-align="start" fo:text-indent="0cm" style:punctuation-wrap="simple" style:writing-mode="lr-tb">
        <style:tab-stops/>
      </style:paragraph-properties>
    </style:style>
    <style:style style:name="MP21" style:family="paragraph">
      <loext:graphic-properties draw:fill="none"/>
      <style:paragraph-properties fo:margin-left="0cm" fo:margin-right="0cm" fo:margin-top="0cm" fo:margin-bottom="0.079cm" fo:line-height="130%" fo:text-align="start" fo:text-indent="0cm" style:punctuation-wrap="simple" style:writing-mode="lr-tb" style:font-independent-line-spacing="true">
        <style:tab-stops/>
      </style:paragraph-properties>
      <style:text-properties fo:color="#ffffff" loext:opacity="100%"/>
    </style:style>
    <style:style style:name="MP22" style:family="paragraph">
      <style:text-properties fo:font-size="14pt" style:font-size-asian="14pt" style:font-size-complex="14pt"/>
    </style:style>
    <style:style style:name="MP23" style:family="paragraph">
      <loext:graphic-properties draw:fill="none" draw:fill-color="#ffffff"/>
      <style:text-properties fo:font-size="14pt" style:font-size-asian="14pt" style:font-size-complex="14pt"/>
    </style:style>
    <style:style style:name="MP24" style:family="paragraph">
      <style:paragraph-properties fo:text-align="center"/>
      <style:text-properties fo:font-size="14pt" style:font-size-asian="14pt" style:font-size-complex="14pt"/>
    </style:style>
    <style:style style:name="MP25" style:family="paragraph">
      <loext:graphic-properties draw:fill="none" draw:fill-color="#ffffff"/>
      <style:paragraph-properties fo:text-align="center"/>
      <style:text-properties fo:font-size="14pt" style:font-size-asian="14pt" style:font-size-complex="14pt"/>
    </style:style>
    <style:style style:name="MP26" style:family="paragraph">
      <style:paragraph-properties fo:text-align="end"/>
      <style:text-properties fo:font-size="14pt" style:font-size-asian="14pt" style:font-size-complex="14pt"/>
    </style:style>
    <style:style style:name="MP27" style:family="paragraph">
      <loext:graphic-properties draw:fill="none" draw:fill-color="#ffffff"/>
      <style:paragraph-properties fo:text-align="end"/>
      <style:text-properties fo:font-size="14pt" style:font-size-asian="14pt" style:font-size-complex="14pt"/>
    </style:style>
    <style:style style:name="MP28" style:family="paragraph">
      <style:paragraph-properties fo:margin-left="0cm" fo:margin-right="0cm" fo:margin-top="0.071cm" fo:margin-bottom="0.079cm" fo:line-height="130%" fo:text-align="start" fo:text-indent="0cm" style:punctuation-wrap="simple"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name-complex="Arial2"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1"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ahoma"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false" style:font-size-asian="16pt" style:font-style-asian="normal" style:font-weight-asian="normal" style:font-name-complex="Tahoma" style:font-size-complex="16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Bitstream Charter"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Arial2" style:font-size-complex="10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1" fo:font-size="20pt" fo:letter-spacing="normal" fo:language="de" fo:country="DE"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1"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14" style:family="text">
      <style:text-properties fo:text-transform="uppercase" fo:color="#000000" loext:opacity="100%" style:text-line-through-style="none" style:text-line-through-type="none" style:text-position="0% 100%" style:font-name="Arial1" fo:font-size="32pt" fo:letter-spacing="normal" fo:language="de" fo:country="DE" fo:font-style="normal" style:text-underline-style="none" fo:font-weight="bold" style:text-underline-mode="continuous" style:text-overline-mode="continuous" style:text-line-through-mode="continuous" style:letter-kerning="false" style:font-size-asian="32pt" style:font-style-asian="normal" style:font-weight-asian="bold" style:font-name-complex="Tahoma" style:font-size-complex="32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Arial1" fo:font-size="32pt" fo:letter-spacing="normal" fo:language="de" fo:country="DE"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style:text-underline-mode="continuous" style:text-overline-mode="continuous" style:text-line-through-mode="continuous" style:letter-kerning="false" style:font-size-asian="14pt" style:font-style-asian="normal" style:font-weight-asian="normal" style:font-name-complex="Tahoma"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Rectangle 2" draw:style-name="Mgr1" draw:text-style-name="MP1" draw:layer="backgroundobjects" svg:width="15.011cm" svg:height="1.085cm" svg:x="0.529cm" svg:y="1.076cm" presentation:class="header">
        <draw:text-box>
          <text:p/>
        </draw:text-box>
      </draw:frame>
      <draw:frame draw:name="Rectangle 3" draw:style-name="Mgr2" draw:text-style-name="MP1" draw:layer="backgroundobjects" svg:width="3.695cm" svg:height="0.723cm" svg:x="0.529cm" svg:y="23.799cm" presentation:class="date-time">
        <draw:text-box>
          <text:p text:style-name="MP2"><text:span text:style-name="MT1"><text:date style:data-style-name="D6" text:date-value="2021-06-15">15. Juni 2021</text:date></text:span></text:p>
        </draw:text-box>
      </draw:frame>
      <draw:frame draw:name="Rectangle 4" draw:style-name="Mgr2" draw:text-style-name="MP1" draw:layer="backgroundobjects" svg:width="12.4cm" svg:height="0.723cm" svg:x="4.225cm" svg:y="23.799cm" presentation:class="footer">
        <draw:text-box>
          <text:p text:style-name="MP2"><text:span text:style-name="MT1">| <text:s/></text:span></text:p>
        </draw:text-box>
      </draw:frame>
      <draw:frame draw:name="Rectangle 5" draw:style-name="Mgr2" draw:text-style-name="MP1" draw:layer="backgroundobjects" svg:width="1.861cm" svg:height="0.723cm" svg:x="16.664cm" svg:y="23.799cm" presentation:class="page-number">
        <draw:text-box>
          <text:p text:style-name="MP3"><text:span text:style-name="MT2">| <text:s/></text:span><text:span text:style-name="MT2"><text:page-number>&lt;number&gt;</text:page-number></text:span></text:p>
        </draw:text-box>
      </draw:frame>
      <draw:frame draw:name="Picture 6" draw:style-name="Mgr3" draw:text-style-name="MP4" draw:layer="backgroundobjects" svg:width="2.58cm" svg:height="1.16cm" svg:x="15.946cm" svg:y="1.001cm">
        <draw:image xlink:href="Pictures/10000000000000A200000049D4052BFFF1402512.png" xlink:type="simple" xlink:show="embed" xlink:actuate="onLoad" draw:mime-type="image/png">
          <text:p/>
        </draw:image>
        <svg:desc>tud_logo</svg:desc>
      </draw:frame>
      <draw:custom-shape draw:name="Rectangle 7"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8"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9" draw:style-name="Mgr6" draw:text-style-name="MP1" draw:layer="backgroundobjects" svg:width="17.996cm" svg:height="0.001cm" svg:x="0.529cm" svg:y="23.6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0" draw:style-name="Mgr6" draw:text-style-name="MP1" draw:layer="backgroundobjects" svg:width="17.996cm" svg:height="0.001cm" svg:x="0.525cm" svg:y="2.16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Präsentationsvorlage_5f_BWL9" style:display-name="Master1-Präsentationsvorlage_BWL9" style:page-layout-name="PM1" draw:style-name="Mdp1">
      <office:forms form:automatic-focus="false" form:apply-design-mode="false"/>
      <draw:custom-shape draw:name="Rectangle 13" draw:style-name="Mgr7" draw:text-style-name="MP1" draw:layer="backgroundobjects" svg:width="24.205cm" svg:height="2.253cm" svg:x="0.498cm" svg:y="1.57cm">
        <text:p/>
        <draw:enhanced-geometry svg:viewBox="0 0 21600 21600" draw:type="non-primitive" draw:enhanced-path="M 0 0 L 21600 0 21600 21600 0 21600 Z N"/>
      </draw:custom-shape>
      <draw:frame draw:name="Rectangle 2" presentation:style-name="Mpr1" draw:text-style-name="MP1" draw:layer="backgroundobjects" svg:width="19.808cm" svg:height="1.746cm" svg:x="0.494cm" svg:y="1.072cm" presentation:class="title">
        <draw:text-box>
          <text:p text:style-name="MP6"><text:span text:style-name="MT3">Titelmasterformat </text:span><text:span text:style-name="MT3">durch Klicken </text:span><text:span text:style-name="MT3">bearbeiten</text:span></text:p>
        </draw:text-box>
      </draw:frame>
      <draw:frame draw:name="Rectangle 3" presentation:style-name="Mpr2" draw:text-style-name="MP1" draw:layer="backgroundobjects" svg:width="24.408cm" svg:height="9.525cm" svg:x="0.498cm" svg:y="3.343cm" presentation:class="outline">
        <draw:text-box>
          <text:list text:style-name="ML2">
            <text:list-item>
              <text:p text:style-name="MP7"><text:span text:style-name="MT4">Textmasterformate durch Klicken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custom-shape draw:name="Rectangle 8" draw:style-name="Mgr8" draw:text-style-name="MP12" draw:layer="backgroundobjects" svg:width="24.408cm" svg:height="0.3cm" svg:x="0.498cm" svg:y="0.463cm">
        <text:p/>
        <draw:enhanced-geometry svg:viewBox="0 0 21600 21600" draw:type="non-primitive" draw:enhanced-path="M 0 0 L 21600 0 21600 21600 0 21600 Z N"/>
      </draw:custom-shape>
      <draw:custom-shape draw:name="Line 14" draw:style-name="Mgr6" draw:text-style-name="MP1" draw:layer="backgroundobjects" svg:width="24.408cm" svg:height="0.001cm" svg:x="0.498cm" svg:y="3.0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0.205cm" svg:height="0.481cm" svg:x="0.234cm" svg:y="13.344cm">
        <draw:text-box>
          <text:p text:style-name="MP2"><text:span text:style-name="MT7"><text:date style:data-style-name="D4" text:date-value="2021-06-15">15.06.2021</text:date></text:span><text:span text:style-name="MT7"><text:s text:c="2"/>| <text:s/></text:span><text:span text:style-name="MT8">CTCT Seminar <text:s/>| <text:s/>Formalisms of „A </text:span><text:span text:style-name="MT8">process algebra with global variables“ <text:s/>| <text:s/>Anton W. </text:span><text:span text:style-name="MT8">Haubner <text:s/>| <text:s/></text:span><text:span text:style-name="MT8"><text:page-number>&lt;number&gt;</text:page-number></text:span></text:p>
          <text:p text:style-name="MP2"><text:span text:style-name="MT8"/></text:p>
        </draw:text-box>
      </draw:frame>
      <draw:custom-shape draw:name="Line 14" draw:style-name="Mgr5" draw:text-style-name="MP1" draw:layer="backgroundobjects" svg:width="24.408cm" svg:height="0.001cm" svg:x="0.498cm" svg:y="0.8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6"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Präsentationsvorlage_5f_BWL9-title" draw:layer="backgroundobjects" svg:width="15.169cm" svg:height="8.533cm" svg:x="1.914cm" svg:y="2.566cm" presentation:class="page"/>
        <draw:frame draw:name="Rectangle 5" presentation:style-name="Mpr4"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3"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1-cust-Titelfolie" style:page-layout-name="PM1" draw:style-name="Mdp1">
      <office:forms form:automatic-focus="false" form:apply-design-mode="false"/>
      <draw:custom-shape draw:name="Rectangle 2" draw:style-name="Mgr11" draw:text-style-name="MP12" draw:layer="backgroundobjects" svg:width="24.408cm" svg:height="4.352cm" svg:x="0.498cm" svg:y="0.789cm">
        <text:p/>
        <draw:enhanced-geometry svg:viewBox="0 0 21600 21600" draw:type="non-primitive" draw:enhanced-path="M 0 0 L 21600 0 21600 21600 0 21600 Z N"/>
      </draw:custom-shape>
      <draw:custom-shape draw:name="Rectangle 8" draw:style-name="Mgr8" draw:text-style-name="MP12" draw:layer="backgroundobjects" svg:width="24.408cm" svg:height="0.304cm" svg:x="0.498cm" svg:y="0.432cm">
        <text:p/>
        <draw:enhanced-geometry svg:viewBox="0 0 21600 21600" draw:type="non-primitive" draw:enhanced-path="M 0 0 L 21600 0 21600 21600 0 21600 Z N"/>
      </draw:custom-shape>
      <draw:custom-shape draw:name="Line 14" draw:style-name="Mgr6" draw:text-style-name="MP1" draw:layer="backgroundobjects" svg:width="24.408cm" svg:height="0.001cm" svg:x="0.498cm" svg:y="5.14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6"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5" draw:text-style-name="MP1" draw:layer="backgroundobjects" svg:width="24.408cm" svg:height="0.001cm" svg:x="0.498cm" svg:y="0.79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4.372cm" svg:height="0.481cm" svg:x="0.234cm" svg:y="13.344cm">
        <draw:text-box>
          <text:p text:style-name="MP2"><text:span text:style-name="MT8"><text:date style:data-style-name="D4" text:date-value="2021-06-15">15.06.2021</text:date></text:span><text:span text:style-name="MT8"><text:s text:c="2"/>| <text:s/>CTCT Seminar <text:s/>| <text:s/>Paper „A process </text:span><text:span text:style-name="MT8">algebra with global variables“ by M.S. Bouwman, et al. | </text:span><text:span text:style-name="MT8"><text:s/>Anton W. Haubner <text:s/>| <text:s/></text:span><text:span text:style-name="MT8"><text:page-number>&lt;number&gt;</text:page-number></text:span></text:p>
          <text:p text:style-name="MP2"><text:span text:style-name="MT8"/></text:p>
        </draw:text-box>
      </draw:fram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draw:frame draw:name="Rectangle 4" presentation:style-name="Mpr5" draw:text-style-name="MP21" draw:layer="backgroundobjects" svg:width="19.002cm" svg:height="1.968cm" svg:x="0.699cm" svg:y="3.043cm" presentation:class="subtitle">
        <draw:text-box>
          <text:p text:style-name="MP20"><text:span text:style-name="MT12">Formatvorlage des </text:span><text:span text:style-name="MT12">Untertitelmasters durch </text:span><text:span text:style-name="MT12">Klicken bearbeiten</text:span></text:p>
        </draw:text-box>
      </draw:frame>
      <draw:frame draw:name="Titel 11" presentation:style-name="Mpr6" draw:text-style-name="MP1" draw:layer="backgroundobjects" svg:width="18.948cm" svg:height="1.746cm" svg:x="0.753cm" svg:y="1.042cm" presentation:class="title">
        <draw:text-box>
          <text:p text:style-name="MP6"><text:span text:style-name="MT13">Titelmasterformat </text:span><text:span text:style-name="MT13">durch Klicken </text:span><text:span text:style-name="MT13">bearbeiten</text:span></text:p>
        </draw:text-box>
      </draw:frame>
      <draw:frame presentation:style-name="Master1-Layout1-cust-Titelfolie-outline1" draw:layer="backgroundobjects" svg:width="22.859cm" svg:height="8.285cm" svg:x="1.27cm" svg:y="3.343cm" presentation:class="outline" presentation:placeholder="true">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7"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1-cust-Titelfolie-title" draw:layer="backgroundobjects" svg:width="15.169cm" svg:height="8.533cm" svg:x="1.914cm" svg:y="2.566cm" presentation:class="page"/>
        <draw:frame draw:name="Rectangle 5" presentation:style-name="Mpr8"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7"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7"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Default" style:page-layout-name="PM1" draw:style-name="Mdp2">
      <office:forms form:automatic-focus="false" form:apply-design-mode="false"/>
      <draw:frame presentation:style-name="Default-title" draw:layer="backgroundobjects" svg:width="22.859cm" svg:height="2.384cm" svg:x="1.27cm" svg:y="0.57cm" presentation:class="title" presentation:placeholder="true">
        <draw:text-box/>
      </draw:frame>
      <draw:frame presentation:style-name="Default-outline1" draw:layer="backgroundobjects" svg:width="22.859cm" svg:height="8.285cm" svg:x="1.27cm" svg:y="3.343cm" presentation:class="outline" presentation:placeholder="true">
        <draw:text-box/>
      </draw:frame>
      <draw:frame presentation:style-name="Mpr9" draw:text-style-name="MP23" draw:layer="backgroundobjects" svg:width="5.917cm" svg:height="0.984cm" svg:x="1.27cm" svg:y="13.015cm" presentation:class="date-time">
        <draw:text-box>
          <text:p text:style-name="MP22"><presentation:date-time/></text:p>
        </draw:text-box>
      </draw:frame>
      <draw:frame presentation:style-name="Mpr9" draw:text-style-name="MP25" draw:layer="backgroundobjects" svg:width="8.05cm" svg:height="0.984cm" svg:x="8.686cm" svg:y="13.015cm" presentation:class="footer">
        <draw:text-box>
          <text:p text:style-name="MP24"><presentation:footer/></text:p>
        </draw:text-box>
      </draw:frame>
      <draw:frame presentation:style-name="Mpr9" draw:text-style-name="MP27" draw:layer="backgroundobjects" svg:width="5.917cm" svg:height="0.984cm" svg:x="18.211cm" svg:y="13.015cm" presentation:class="page-number">
        <draw:text-box>
          <text:p text:style-name="MP26"><text:page-number>&lt;number&gt;</text:page-number></text:p>
        </draw:text-box>
      </draw:frame>
      <presentation:notes style:page-layout-name="PM0">
        <office:forms form:automatic-focus="false" form:apply-design-mode="false"/>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3" draw:layer="backgroundobjects" svg:width="8.266cm" svg:height="1.269cm" svg:x="0cm" svg:y="0cm" presentation:class="header">
          <draw:text-box>
            <text:p text:style-name="MP22"><presentation:header/></text:p>
          </draw:text-box>
        </draw:frame>
        <draw:frame presentation:style-name="Mpr10" draw:text-style-name="MP27" draw:layer="backgroundobjects" svg:width="8.266cm" svg:height="1.269cm" svg:x="10.783cm" svg:y="0cm" presentation:class="date-time">
          <draw:text-box>
            <text:p text:style-name="MP26"><presentation:date-time/></text:p>
          </draw:text-box>
        </draw:frame>
        <draw:frame presentation:style-name="Mpr11" draw:text-style-name="MP23" draw:layer="backgroundobjects" svg:width="8.266cm" svg:height="1.269cm" svg:x="0cm" svg:y="24.13cm" presentation:class="footer">
          <draw:text-box>
            <text:p text:style-name="MP22"><presentation:footer/></text:p>
          </draw:text-box>
        </draw:frame>
        <draw:frame presentation:style-name="Mpr11" draw:text-style-name="MP27" draw:layer="backgroundobjects" svg:width="8.266cm" svg:height="1.269cm" svg:x="10.783cm" svg:y="24.13cm" presentation:class="page-number">
          <draw:text-box>
            <text:p text:style-name="MP26"><text:page-number>&lt;number&gt;</text:page-number></text:p>
          </draw:text-box>
        </draw:frame>
      </presentation:notes>
    </style:master-page>
    <style:master-page style:name="Master1-Layout2-cust-Titel-und-Inhalt" style:page-layout-name="PM1" draw:style-name="Mdp1">
      <office:forms form:automatic-focus="false" form:apply-design-mode="false"/>
      <draw:frame draw:name="Titel 1" presentation:style-name="Mpr12" draw:text-style-name="MP1" draw:layer="Master1-bg" svg:width="18.948cm" svg:height="1.746cm" svg:x="0.504cm" svg:y="1.019cm" presentation:class="title">
        <draw:text-box>
          <text:p text:style-name="MP6"><text:span text:style-name="MT3">Titelmasterformat </text:span><text:span text:style-name="MT3">durch Klicken </text:span><text:span text:style-name="MT3">bearbeiten</text:span></text:p>
        </draw:text-box>
      </draw:frame>
      <draw:frame draw:name="Inhaltsplatzhalter 2" presentation:style-name="Mpr13" draw:text-style-name="MP1" draw:layer="Master1-bg" svg:width="24.4cm" svg:height="9.333cm" svg:x="0.501cm" svg:y="3.293cm" presentation:class="title">
        <draw:text-box>
          <text:p text:style-name="MP7"><text:span text:style-name="MT4">Textmasterformate durch </text:span><text:span text:style-name="MT4">Klicken bearbeiten</text:span><text:span text:style-name="MT4"><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14"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2-cust-Titel-und-Inhalt-title" draw:layer="backgroundobjects" svg:width="15.169cm" svg:height="8.533cm" svg:x="1.914cm" svg:y="2.566cm" presentation:class="page"/>
        <draw:frame draw:name="Rectangle 5" presentation:style-name="Mpr15"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14"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14"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3-cust-Abschnittsüberschrift" style:page-layout-name="PM1" draw:style-name="Mdp1">
      <office:forms form:automatic-focus="false" form:apply-design-mode="false"/>
      <draw:frame draw:name="Titel 1" presentation:style-name="Mpr16" draw:text-style-name="MP1" draw:layer="Master1-bg" svg:width="24.403cm" svg:height="2.838cm" svg:x="0.499cm" svg:y="9.181cm" presentation:class="title">
        <draw:text-box>
          <text:p text:style-name="MP6"><text:span text:style-name="MT14">Titelmaster</text:span><text:span text:style-name="MT14">format </text:span><text:span text:style-name="MT14">durch </text:span><text:span text:style-name="MT14">Klicken </text:span><text:span text:style-name="MT14">bearbeiten</text:span></text:p>
        </draw:text-box>
      </draw:frame>
      <draw:frame draw:name="Textplatzhalter 2" presentation:style-name="Mpr17" draw:text-style-name="MP1" draw:layer="Master1-bg" svg:width="24.403cm" svg:height="3.125cm" svg:x="0.499cm" svg:y="6.056cm" presentation:class="outline">
        <draw:text-box>
          <text:list text:style-name="ML2">
            <text:list-item>
              <text:p text:style-name="MP28"><text:span text:style-name="MT4">Textmasterformate durch Klicken bearbeiten</text:span></text:p>
            </text:list-item>
          </text:list>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18"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3-cust-Abschnittsüberschrift-title" draw:layer="backgroundobjects" svg:width="15.169cm" svg:height="8.533cm" svg:x="1.914cm" svg:y="2.566cm" presentation:class="page"/>
        <draw:frame draw:name="Rectangle 5" presentation:style-name="Mpr19"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18"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18"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4-cust-Zwei-Inhalte" style:page-layout-name="PM1" draw:style-name="Mdp1">
      <office:forms form:automatic-focus="false" form:apply-design-mode="false"/>
      <draw:frame draw:name="Titel 1" presentation:style-name="Mpr20" draw:text-style-name="MP1" draw:layer="Master1-bg" svg:width="18.948cm" svg:height="1.746cm" svg:x="0.503cm" svg:y="1.019cm" presentation:class="title">
        <draw:text-box>
          <text:p text:style-name="MP6"><text:span text:style-name="MT3">Titelmasterformat </text:span><text:span text:style-name="MT3">durch Klicken </text:span><text:span text:style-name="MT3">bearbeiten</text:span></text:p>
        </draw:text-box>
      </draw:frame>
      <draw:frame draw:name="Inhaltsplatzhalter 2" presentation:style-name="Mpr21" draw:text-style-name="MP1" draw:layer="Master1-bg" svg:width="12.103cm" svg:height="9.482cm" svg:x="0.503cm" svg:y="3.317cm" presentation:class="title">
        <draw:text-box>
          <text:p text:style-name="MP28"><text:span text:style-name="MT4">Textmasterformate durch </text:span><text:span text:style-name="MT4">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1" draw:text-style-name="MP1" draw:layer="Master1-bg" svg:width="11.947cm" svg:height="9.482cm" svg:x="12.954cm" svg:y="3.317cm" presentation:class="title">
        <draw:text-box>
          <text:p text:style-name="MP28"><text:span text:style-name="MT4">Textmasterformate durch </text:span><text:span text:style-name="MT4">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2"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4-cust-Zwei-Inhalte-title" draw:layer="backgroundobjects" svg:width="15.169cm" svg:height="8.533cm" svg:x="1.914cm" svg:y="2.566cm" presentation:class="page"/>
        <draw:frame draw:name="Rectangle 5" presentation:style-name="Mpr23"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22"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2"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5-cust-1_5f_Zwei-Inhalte" style:display-name="Master1-Layout5-cust-1_Zwei-Inhalte" style:page-layout-name="PM1" draw:style-name="Mdp1">
      <office:forms form:automatic-focus="false" form:apply-design-mode="false"/>
      <draw:frame draw:name="Titel 1" presentation:style-name="Mpr24" draw:text-style-name="MP1" draw:layer="Master1-bg" svg:width="18.912cm" svg:height="1.746cm" svg:x="0.499cm" svg:y="1.019cm" presentation:class="title">
        <draw:text-box>
          <text:p text:style-name="MP6"><text:span text:style-name="MT3">Titelmasterformat </text:span><text:span text:style-name="MT3">durch Klicken </text:span><text:span text:style-name="MT3">bearbeiten</text:span></text:p>
        </draw:text-box>
      </draw:frame>
      <draw:frame draw:name="Inhaltsplatzhalter 2" presentation:style-name="Mpr25" draw:text-style-name="MP1" draw:layer="Master1-bg" svg:width="7.946cm" svg:height="9.684cm" svg:x="0.499cm" svg:y="3.317cm" presentation:class="title">
        <draw:text-box>
          <text:p text:style-name="MP28"><text:span text:style-name="MT4">Textmasterformate durch </text:span><text:span text:style-name="MT4">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5" draw:text-style-name="MP1" draw:layer="Master1-bg" svg:width="7.946cm" svg:height="9.684cm" svg:x="8.7cm" svg:y="3.317cm" presentation:class="title">
        <draw:text-box>
          <text:p text:style-name="MP28"><text:span text:style-name="MT4">Textmasterformate durch </text:span><text:span text:style-name="MT4">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5" draw:text-style-name="MP1" draw:layer="Master1-bg" svg:width="8.001cm" svg:height="9.684cm" svg:x="16.9cm" svg:y="3.317cm" presentation:class="title">
        <draw:text-box>
          <text:p text:style-name="MP28"><text:span text:style-name="MT4">Textmasterformate durch </text:span><text:span text:style-name="MT4">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6"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5-cust-1_5f_Zwei-Inhalte-title" draw:layer="backgroundobjects" svg:width="15.169cm" svg:height="8.533cm" svg:x="1.914cm" svg:y="2.566cm" presentation:class="page"/>
        <draw:frame draw:name="Rectangle 5" presentation:style-name="Mpr27"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26"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6"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6-titleOnly-Nur-Titel" style:page-layout-name="PM1" draw:style-name="Mdp1">
      <office:forms form:automatic-focus="false" form:apply-design-mode="false"/>
      <draw:frame draw:name="Titel 1" presentation:style-name="Mpr28" draw:text-style-name="MP1" draw:layer="Master1-bg" svg:width="18.912cm" svg:height="1.746cm" svg:x="0.499cm" svg:y="1.019cm" presentation:class="title">
        <draw:text-box>
          <text:p text:style-name="MP6"><text:span text:style-name="MT3">Titelmasterformat </text:span><text:span text:style-name="MT3">durch Klicken </text:span><text:span text:style-name="MT3">bearbeiten</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9"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6-titleOnly-Nur-Titel-title" draw:layer="backgroundobjects" svg:width="15.169cm" svg:height="8.533cm" svg:x="1.914cm" svg:y="2.566cm" presentation:class="page"/>
        <draw:frame draw:name="Rectangle 5" presentation:style-name="Mpr30"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29"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9"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7-blank-Leer" style:page-layout-name="PM1" draw:style-name="Mdp1">
      <office:forms form:automatic-focus="false" form:apply-design-mode="fals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1"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7-blank-Leer-title" draw:layer="backgroundobjects" svg:width="15.169cm" svg:height="8.533cm" svg:x="1.914cm" svg:y="2.566cm" presentation:class="page"/>
        <draw:frame draw:name="Rectangle 5" presentation:style-name="Mpr32"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31"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1"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8-cust-Inhalt-mit-Überschrift" style:page-layout-name="PM1" draw:style-name="Mdp1">
      <office:forms form:automatic-focus="false" form:apply-design-mode="false"/>
      <draw:frame draw:name="Inhaltsplatzhalter 2" presentation:style-name="Mpr33" draw:text-style-name="MP1" draw:layer="Master1-bg" svg:width="15.402cm" svg:height="9.529cm" svg:x="9.5cm" svg:y="3.291cm" presentation:class="title">
        <draw:text-box>
          <text:p text:style-name="MP7"><text:span text:style-name="MT4">Textmasterformate durch </text:span><text:span text:style-name="MT4">Klicken bearbeiten</text:span><text:span text:style-name="MT4"><text:line-break/></text:span><text:span text:style-name="MT4">Zweite Ebene</text:span><text:span text:style-name="MT4"><text:line-break/></text:span><text:span text:style-name="MT6">Dritte Ebene</text:span><text:span text:style-name="MT6"><text:line-break/></text:span><text:span text:style-name="MT6">Vierte Ebene</text:span><text:span text:style-name="MT6"><text:line-break/></text:span><text:span text:style-name="MT6">Fünfte Ebene</text:span></text:p>
        </draw:text-box>
      </draw:frame>
      <draw:frame draw:name="Textplatzhalter 3" presentation:style-name="Mpr34" draw:text-style-name="MP1" draw:layer="Master1-bg" svg:width="8.742cm" svg:height="9.529cm" svg:x="0.499cm" svg:y="3.291cm" presentation:class="outline">
        <draw:text-box>
          <text:list text:style-name="ML2">
            <text:list-item>
              <text:p text:style-name="MP28"><text:span text:style-name="MT4">Textmasterformate durch Klicken bearbeiten</text:span></text:p>
            </text:list-item>
          </text:list>
        </draw:text-box>
      </draw:frame>
      <draw:frame draw:name="Titel 1" presentation:style-name="Mpr35" draw:text-style-name="MP1" draw:layer="Master1-bg" svg:width="19cm" svg:height="1.746cm" svg:x="0.499cm" svg:y="1.019cm" presentation:class="title">
        <draw:text-box>
          <text:p text:style-name="MP6"><text:span text:style-name="MT3">Titelmasterformat </text:span><text:span text:style-name="MT3">durch Klicken </text:span><text:span text:style-name="MT3">bearbeiten</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6"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8-cust-Inhalt-mit-Überschrift-title" draw:layer="backgroundobjects" svg:width="15.169cm" svg:height="8.533cm" svg:x="1.914cm" svg:y="2.566cm" presentation:class="page"/>
        <draw:frame draw:name="Rectangle 5" presentation:style-name="Mpr37"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36"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6"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9-picTx-Bild-mit-Überschrift" style:page-layout-name="PM1" draw:style-name="Mdp1">
      <office:forms form:automatic-focus="false" form:apply-design-mode="false"/>
      <draw:frame draw:name="Titel 1" presentation:style-name="Mpr38" draw:text-style-name="MP1" draw:layer="Master1-bg" svg:width="15.24cm" svg:height="1.181cm" svg:x="4.979cm" svg:y="10.001cm" presentation:class="title">
        <draw:text-box>
          <text:p text:style-name="MP6"><text:span text:style-name="MT15">Titelmasterformat durch </text:span><text:span text:style-name="MT15">Klicken bearbeiten</text:span></text:p>
        </draw:text-box>
      </draw:frame>
      <draw:frame draw:name="Bildplatzhalter 2" presentation:style-name="Mpr39" draw:text-style-name="MP1" draw:layer="Master1-bg" svg:width="15.24cm" svg:height="6.481cm" svg:x="4.979cm" svg:y="3.293cm" presentation:class="title">
        <draw:text-box>
          <text:p text:style-name="MP28"><text:span text:style-name="MT16">Bild durch </text:span><text:span text:style-name="MT16">Klicken auf </text:span><text:span text:style-name="MT16">Symbol </text:span><text:span text:style-name="MT16">hinzufügen</text:span></text:p>
        </draw:text-box>
      </draw:frame>
      <draw:frame draw:name="Textplatzhalter 3" presentation:style-name="Mpr40" draw:text-style-name="MP1" draw:layer="Master1-bg" svg:width="15.24cm" svg:height="1.677cm" svg:x="4.979cm" svg:y="11.182cm" presentation:class="outline">
        <draw:text-box>
          <text:list text:style-name="ML2">
            <text:list-item>
              <text:p text:style-name="MP28"><text:span text:style-name="MT17">Textmasterformate durch Klicken bearbeiten</text:span></text:p>
            </text:list-item>
          </text:list>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41"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Layout9-picTx-Bild-mit-Überschrift-title" draw:layer="backgroundobjects" svg:width="15.169cm" svg:height="8.533cm" svg:x="1.914cm" svg:y="2.566cm" presentation:class="page"/>
        <draw:frame draw:name="Rectangle 5" presentation:style-name="Mpr42"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41"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41"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Präsentationsvorlage_5f_BWL9_5f_" style:display-name="Master1-Präsentationsvorlage_BWL9_" style:page-layout-name="PM1" draw:style-name="Mdp1">
      <office:forms form:automatic-focus="false" form:apply-design-mode="false"/>
      <draw:custom-shape draw:name="Rectangle 13" draw:style-name="Mgr12" draw:text-style-name="MP1" draw:layer="backgroundobjects" svg:width="24.205cm" svg:height="2.253cm" svg:x="0.498cm" svg:y="1.57cm">
        <text:p/>
        <draw:enhanced-geometry svg:viewBox="0 0 21600 21600" draw:type="non-primitive" draw:enhanced-path="M 0 0 L 21600 0 21600 21600 0 21600 Z N"/>
      </draw:custom-shape>
      <draw:frame draw:name="Rectangle 2" presentation:style-name="Mpr43" draw:text-style-name="MP1" draw:layer="backgroundobjects" svg:width="19.808cm" svg:height="1.746cm" svg:x="0.494cm" svg:y="1.072cm" presentation:class="title">
        <draw:text-box>
          <text:p text:style-name="MP6"><text:span text:style-name="MT3">Titelmasterformat </text:span><text:span text:style-name="MT3">durch Klicken </text:span><text:span text:style-name="MT3">bearbeiten</text:span></text:p>
        </draw:text-box>
      </draw:frame>
      <draw:frame draw:name="Rectangle 3" presentation:style-name="Mpr44" draw:text-style-name="MP1" draw:layer="backgroundobjects" svg:width="24.408cm" svg:height="9.525cm" svg:x="0.498cm" svg:y="3.343cm" presentation:class="outline">
        <draw:text-box>
          <text:list text:style-name="ML2">
            <text:list-item>
              <text:p text:style-name="MP7"><text:span text:style-name="MT4">Textmasterformate durch Klicken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custom-shape draw:name="Rectangle 8" draw:style-name="Mgr13" draw:text-style-name="MP12" draw:layer="backgroundobjects" svg:width="24.408cm" svg:height="0.3cm" svg:x="0.498cm" svg:y="0.463cm">
        <text:p/>
        <draw:enhanced-geometry svg:viewBox="0 0 21600 21600" draw:type="non-primitive" draw:enhanced-path="M 0 0 L 21600 0 21600 21600 0 21600 Z N"/>
      </draw:custom-shape>
      <draw:custom-shape draw:name="Line 14" draw:style-name="Mgr14" draw:text-style-name="MP1" draw:layer="backgroundobjects" svg:width="24.408cm" svg:height="0.001cm" svg:x="0.498cm" svg:y="3.0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4.689cm" svg:height="0.481cm" svg:x="0.234cm" svg:y="13.344cm">
        <draw:text-box>
          <text:p text:style-name="MP2"><text:span text:style-name="MT7"><text:date style:data-style-name="D4" text:date-value="2021-06-15">15.06.2021</text:date></text:span><text:span text:style-name="MT7"><text:s text:c="2"/>| <text:s/></text:span><text:span text:style-name="MT8">CTCT Seminar <text:s/>| <text:s/>Paper „A process </text:span><text:span text:style-name="MT8">algebra with global variables“ by M.S. Bouwman, et al. <text:s/></text:span><text:span text:style-name="MT8">| <text:s/>Anton W. Haubner <text:s/>| <text:s/></text:span><text:span text:style-name="MT8"><text:page-number>&lt;number&gt;</text:page-number></text:span></text:p>
          <text:p text:style-name="MP2"><text:span text:style-name="MT8"/></text:p>
        </draw:text-box>
      </draw:frame>
      <draw:custom-shape draw:name="Line 14" draw:style-name="Mgr15" draw:text-style-name="MP1" draw:layer="backgroundobjects" svg:width="24.408cm" svg:height="0.001cm" svg:x="0.498cm" svg:y="0.8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14"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presentation:notes style:page-layout-name="PM0">
        <office:forms form:automatic-focus="false" form:apply-design-mode="false"/>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45" draw:text-style-name="MP1" draw:layer="backgroundobjects" svg:width="4.498cm" svg:height="1.27cm" svg:x="0.525cm" svg:y="24.126cm" presentation:class="date-time">
          <draw:text-box>
            <text:p text:style-name="MP13"><text:span text:style-name="MT9"><text:date style:data-style-name="D6" text:date-value="2021-06-15">15. Juni 2021</text:date></text:span></text:p>
          </draw:text-box>
        </draw:frame>
        <draw:page-thumbnail draw:name="Rectangle 4" presentation:style-name="Master1-Präsentationsvorlage_5f_BWL9_5f_-title" draw:layer="backgroundobjects" svg:width="15.169cm" svg:height="8.533cm" svg:x="1.914cm" svg:y="2.566cm" presentation:class="page"/>
        <draw:frame draw:name="Rectangle 5" presentation:style-name="Mpr46" draw:text-style-name="MP1" draw:layer="backgroundobjects" svg:width="17.992cm" svg:height="11.897cm" svg:x="0.529cm" svg:y="11.902cm" presentation:class="notes">
          <draw:text-box>
            <text:p text:style-name="MP14"><text:span text:style-name="MT10">Textmasterformate durch Klicken </text:span><text:span text:style-name="MT10">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xt:span><text:span text:style-name="MT10">te </text:span><text:span text:style-name="MT10">Ebe</text:span><text:span text:style-name="MT10">ne</text:span></text:p>
                            <text:list>
                              <text:list-item>
                                <text:p text:style-name="MP18"><text:span text:style-name="MT10">F</text:span><text:span text:style-name="MT10">ü</text:span><text:span text:style-name="MT10">n</text:span><text:span text:style-name="MT10">f</text:span><text:span text:style-name="MT10">t</text:span><text:span text:style-name="MT10">e</text:span><text:span text:style-name="MT10"> </text:span><text:span text:style-name="MT10">E</text:span><text:span text:style-name="MT10">b</text:span><text:span text:style-name="MT10">e</text:span><text:span text:style-name="MT10">n</text:span><text:span text:style-name="MT10">e</text:span></text:p>
                              </text:list-item>
                            </text:list>
                          </text:list-item>
                        </text:list>
                      </text:list-item>
                    </text:list>
                  </text:list-item>
                </text:list>
              </text:list-item>
            </text:list>
          </draw:text-box>
        </draw:frame>
        <draw:frame draw:name="Rectangle 6" presentation:style-name="Mpr45"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45"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6"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17"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18"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19"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19"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19"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1.2$Linux_X86_64 LibreOffice_project/10$Build-2</meta:generator>
    <dc:title>Folie 1</dc:title>
    <meta:initial-creator>Moritz Lohse</meta:initial-creator>
    <meta:creation-date>2009-12-23T09:42:49Z</meta:creation-date>
    <dc:date>2021-06-15T10:42:39.914872823</dc:date>
    <meta:editing-cycles>152</meta:editing-cycles>
    <meta:editing-duration>P1DT7H23M10S</meta:editing-duration>
    <meta:document-statistic meta:object-count="3358"/>
    <meta:template xlink:type="simple" xlink:actuate="onRequest" xlink:title="" xlink:href="../../../../../../../trash/TU_Praesentation_2016_Format_16_09.odp/Präsentationsvorlage_BWL9"/>
  </office:meta>
</office:document-meta>
</file>